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um</text:p>
          </table:table-cell>
          <table:table-cell office:value-type="string" table:style-name="ce2">
            <text:p>p1</text:p>
          </table:table-cell>
          <table:table-cell office:value-type="string" table:style-name="ce2">
            <text:p>p2</text:p>
          </table:table-cell>
          <table:table-cell office:value-type="string" table:style-name="ce2">
            <text:p>p3</text:p>
          </table:table-cell>
          <table:table-cell office:value-type="string" table:style-name="ce2">
            <text:p>p4</text:p>
          </table:table-cell>
          <table:table-cell office:value-type="string" table:style-name="ce2">
            <text:p>num'</text:p>
          </table:table-cell>
          <table:table-cell office:value-type="string" table:style-name="ce2">
            <text:p>p1'</text:p>
          </table:table-cell>
          <table:table-cell office:value-type="string" table:style-name="ce2">
            <text:p>p2'</text:p>
          </table:table-cell>
          <table:table-cell office:value-type="string" table:style-name="ce2">
            <text:p>p3'</text:p>
          </table:table-cell>
          <table:table-cell office:value-type="string" table:style-name="ce2">
            <text:p>p4'</text:p>
          </table:table-cell>
          <table:table-cell office:value-type="string" table:style-name="ce1">
            <text:p>P1'-P1</text:p>
          </table:table-cell>
          <table:table-cell office:value-type="string" table:style-name="ce2">
            <text:p>P2'-P2</text:p>
          </table:table-cell>
          <table:table-cell office:value-type="string" table:style-name="ce2">
            <text:p>P3'-P3</text:p>
          </table:table-cell>
          <table:table-cell office:value-type="string" table:style-name="ce2">
            <text:p>P4'-P4</text:p>
          </table:table-cell>
          <table:table-cell table:number-columns-repeated="1637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-36.378839190779402" table:style-name="ce2">
            <text:p>-36,37883919</text:p>
          </table:table-cell>
          <table:table-cell office:value-type="float" office:value="-80.793330543200696" table:style-name="ce2">
            <text:p>-80,79333054</text:p>
          </table:table-cell>
          <table:table-cell office:value-type="float" office:value="-45.508344810630298" table:style-name="ce2">
            <text:p>-45,50834481</text:p>
          </table:table-cell>
          <table:table-cell office:value-type="float" office:value="28.4499388991925" table:style-name="ce2">
            <text:p>28,4499389</text:p>
          </table:table-cell>
          <table:table-cell office:value-type="float" office:value="701" table:style-name="ce2">
            <text:p>701</text:p>
          </table:table-cell>
          <table:table-cell office:value-type="float" office:value="28.7093577351406" table:style-name="ce2">
            <text:p>28,70935774</text:p>
          </table:table-cell>
          <table:table-cell office:value-type="float" office:value="-54.636448400354503" table:style-name="ce2">
            <text:p>-54,6364484</text:p>
          </table:table-cell>
          <table:table-cell office:value-type="float" office:value="27.2321673008665" table:style-name="ce2">
            <text:p>27,2321673</text:p>
          </table:table-cell>
          <table:table-cell office:value-type="float" office:value="-65.688208668579506" table:style-name="ce2">
            <text:p>-65,68820867</text:p>
          </table:table-cell>
          <table:table-cell office:value-type="float" office:value="65.088196925920002" table:formula="of:=[.G2]-[.B2]" table:style-name="ce1">
            <text:p>65,08819693</text:p>
          </table:table-cell>
          <table:table-cell office:value-type="float" office:value="26.156882142846193" table:formula="of:=[.H2]-[.C2]" table:style-name="ce2">
            <text:p>26,15688214</text:p>
          </table:table-cell>
          <table:table-cell office:value-type="float" office:value="72.740512111496798" table:formula="of:=[.I2]-[.D2]" table:style-name="ce2">
            <text:p>72,74051211</text:p>
          </table:table-cell>
          <table:table-cell office:value-type="float" office:value="-94.138147567772009" table:formula="of:=[.J2]-[.E2]" table:style-name="ce2">
            <text:p>-94,13814757</text:p>
          </table:table-cell>
          <table:table-cell table:number-columns-repeated="1637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2.0439904584732" table:style-name="ce2">
            <text:p>12,04399046</text:p>
          </table:table-cell>
          <table:table-cell office:value-type="float" office:value="70.510701239918802" table:style-name="ce2">
            <text:p>70,51070124</text:p>
          </table:table-cell>
          <table:table-cell office:value-type="float" office:value="-6.5617242277897896" table:style-name="ce2">
            <text:p>-6,561724228</text:p>
          </table:table-cell>
          <table:table-cell office:value-type="float" office:value="88.933198120442796" table:style-name="ce2">
            <text:p>88,93319812</text:p>
          </table:table-cell>
          <table:table-cell office:value-type="float" office:value="702" table:style-name="ce2">
            <text:p>702</text:p>
          </table:table-cell>
          <table:table-cell office:value-type="float" office:value="-51.517640755911202" table:style-name="ce2">
            <text:p>-51,51764076</text:p>
          </table:table-cell>
          <table:table-cell office:value-type="float" office:value="83.490489739456095" table:style-name="ce2">
            <text:p>83,49048974</text:p>
          </table:table-cell>
          <table:table-cell office:value-type="float" office:value="-36.704089787734802" table:style-name="ce2">
            <text:p>-36,70408979</text:p>
          </table:table-cell>
          <table:table-cell office:value-type="float" office:value="-44.245520968214599" table:style-name="ce2">
            <text:p>-44,24552097</text:p>
          </table:table-cell>
          <table:table-cell office:value-type="float" office:value="-63.561631214384406" table:formula="of:=[.G3]-[.B3]" table:style-name="ce2">
            <text:p>-63,56163121</text:p>
          </table:table-cell>
          <table:table-cell office:value-type="float" office:value="12.979788499537293" table:formula="of:=[.H3]-[.C3]" table:style-name="ce2">
            <text:p>12,9797885</text:p>
          </table:table-cell>
          <table:table-cell office:value-type="float" office:value="-30.142365559945013" table:formula="of:=[.I3]-[.D3]" table:style-name="ce2">
            <text:p>-30,14236556</text:p>
          </table:table-cell>
          <table:table-cell office:value-type="float" office:value="-133.1787190886574" table:formula="of:=[.J3]-[.E3]" table:style-name="ce2">
            <text:p>-133,1787191</text:p>
          </table:table-cell>
          <table:table-cell table:number-columns-repeated="1637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7.110399226324098" table:style-name="ce2">
            <text:p>47,11039923</text:p>
          </table:table-cell>
          <table:table-cell office:value-type="float" office:value="51.514259901530302" table:style-name="ce2">
            <text:p>51,5142599</text:p>
          </table:table-cell>
          <table:table-cell office:value-type="float" office:value="1.55261692947233" table:style-name="ce2">
            <text:p>1,552616929</text:p>
          </table:table-cell>
          <table:table-cell office:value-type="float" office:value="-34.491612580877998" table:style-name="ce2">
            <text:p>-34,49161258</text:p>
          </table:table-cell>
          <table:table-cell office:value-type="float" office:value="703" table:style-name="ce2">
            <text:p>703</text:p>
          </table:table-cell>
          <table:table-cell office:value-type="float" office:value="13.418137549569201" table:style-name="ce2">
            <text:p>13,41813755</text:p>
          </table:table-cell>
          <table:table-cell office:value-type="float" office:value="18.7415648984773" table:style-name="ce2">
            <text:p>18,7415649</text:p>
          </table:table-cell>
          <table:table-cell office:value-type="float" office:value="44.798655613710203" table:style-name="ce2">
            <text:p>44,79865561</text:p>
          </table:table-cell>
          <table:table-cell office:value-type="float" office:value="-31.5119348243975" table:style-name="ce2">
            <text:p>-31,51193482</text:p>
          </table:table-cell>
          <table:table-cell office:value-type="float" office:value="-33.692261676754896" table:formula="of:=[.G4]-[.B4]" table:style-name="ce2">
            <text:p>-33,69226168</text:p>
          </table:table-cell>
          <table:table-cell office:value-type="float" office:value="-32.772695003053002" table:formula="of:=[.H4]-[.C4]" table:style-name="ce2">
            <text:p>-32,772695</text:p>
          </table:table-cell>
          <table:table-cell office:value-type="float" office:value="43.246038684237874" table:formula="of:=[.I4]-[.D4]" table:style-name="ce2">
            <text:p>43,24603868</text:p>
          </table:table-cell>
          <table:table-cell office:value-type="float" office:value="2.9796777564804984" table:formula="of:=[.J4]-[.E4]" table:style-name="ce2">
            <text:p>2,979677756</text:p>
          </table:table-cell>
          <table:table-cell table:number-columns-repeated="1637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1.766327269615701" table:style-name="ce2">
            <text:p>11,76632727</text:p>
          </table:table-cell>
          <table:table-cell office:value-type="float" office:value="89.286330364583606" table:style-name="ce2">
            <text:p>89,28633036</text:p>
          </table:table-cell>
          <table:table-cell office:value-type="float" office:value="72.099656187550494" table:style-name="ce2">
            <text:p>72,09965619</text:p>
          </table:table-cell>
          <table:table-cell office:value-type="float" office:value="82.240368206341998" table:style-name="ce2">
            <text:p>82,24036821</text:p>
          </table:table-cell>
          <table:table-cell office:value-type="float" office:value="704" table:style-name="ce2">
            <text:p>704</text:p>
          </table:table-cell>
          <table:table-cell office:value-type="float" office:value="7.5279164383502" table:style-name="ce2">
            <text:p>7,527916438</text:p>
          </table:table-cell>
          <table:table-cell office:value-type="float" office:value="-39.482554867256802" table:style-name="ce2">
            <text:p>-39,48255487</text:p>
          </table:table-cell>
          <table:table-cell office:value-type="float" office:value="-89.997990805680303" table:style-name="ce2">
            <text:p>-89,99799081</text:p>
          </table:table-cell>
          <table:table-cell office:value-type="float" office:value="-61.049751197048202" table:style-name="ce2">
            <text:p>-61,0497512</text:p>
          </table:table-cell>
          <table:table-cell office:value-type="float" office:value="-4.2384108312655009" table:formula="of:=[.G5]-[.B5]" table:style-name="ce2">
            <text:p>-4,238410831</text:p>
          </table:table-cell>
          <table:table-cell office:value-type="float" office:value="-128.76888523184041" table:formula="of:=[.H5]-[.C5]" table:style-name="ce2">
            <text:p>-128,7688852</text:p>
          </table:table-cell>
          <table:table-cell office:value-type="float" office:value="-162.0976469932308" table:formula="of:=[.I5]-[.D5]" table:style-name="ce2">
            <text:p>-162,097647</text:p>
          </table:table-cell>
          <table:table-cell office:value-type="float" office:value="-143.29011940339021" table:formula="of:=[.J5]-[.E5]" table:style-name="ce2">
            <text:p>-143,2901194</text:p>
          </table:table-cell>
          <table:table-cell table:number-columns-repeated="1637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-65.929205006008601" table:style-name="ce2">
            <text:p>-65,92920501</text:p>
          </table:table-cell>
          <table:table-cell office:value-type="float" office:value="-11.2000327937261" table:style-name="ce2">
            <text:p>-11,20003279</text:p>
          </table:table-cell>
          <table:table-cell office:value-type="float" office:value="-24.4946424761029" table:style-name="ce2">
            <text:p>-24,49464248</text:p>
          </table:table-cell>
          <table:table-cell office:value-type="float" office:value="-20.070745939862199" table:style-name="ce2">
            <text:p>-20,07074594</text:p>
          </table:table-cell>
          <table:table-cell office:value-type="float" office:value="705" table:style-name="ce2">
            <text:p>705</text:p>
          </table:table-cell>
          <table:table-cell office:value-type="float" office:value="47.326725834863304" table:style-name="ce2">
            <text:p>47,32672583</text:p>
          </table:table-cell>
          <table:table-cell office:value-type="float" office:value="85.493508181105298" table:style-name="ce2">
            <text:p>85,49350818</text:p>
          </table:table-cell>
          <table:table-cell office:value-type="float" office:value="18.3643633260026" table:style-name="ce2">
            <text:p>18,36436333</text:p>
          </table:table-cell>
          <table:table-cell office:value-type="float" office:value="16.234188862327201" table:style-name="ce2">
            <text:p>16,23418886</text:p>
          </table:table-cell>
          <table:table-cell office:value-type="float" office:value="113.25593084087191" table:formula="of:=[.G6]-[.B6]" table:style-name="ce2">
            <text:p>113,2559308</text:p>
          </table:table-cell>
          <table:table-cell office:value-type="float" office:value="96.693540974831393" table:formula="of:=[.H6]-[.C6]" table:style-name="ce2">
            <text:p>96,69354097</text:p>
          </table:table-cell>
          <table:table-cell office:value-type="float" office:value="42.8590058021055" table:formula="of:=[.I6]-[.D6]" table:style-name="ce2">
            <text:p>42,8590058</text:p>
          </table:table-cell>
          <table:table-cell office:value-type="float" office:value="36.304934802189401" table:formula="of:=[.J6]-[.E6]" table:style-name="ce2">
            <text:p>36,3049348</text:p>
          </table:table-cell>
          <table:table-cell table:number-columns-repeated="1637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54.633289406984801" table:style-name="ce2">
            <text:p>54,63328941</text:p>
          </table:table-cell>
          <table:table-cell office:value-type="float" office:value="-51.892899572064202" table:style-name="ce2">
            <text:p>-51,89289957</text:p>
          </table:table-cell>
          <table:table-cell office:value-type="float" office:value="-51.613342879052901" table:style-name="ce2">
            <text:p>-51,61334288</text:p>
          </table:table-cell>
          <table:table-cell office:value-type="float" office:value="82.490675313274295" table:style-name="ce2">
            <text:p>82,49067531</text:p>
          </table:table-cell>
          <table:table-cell office:value-type="float" office:value="706" table:style-name="ce2">
            <text:p>706</text:p>
          </table:table-cell>
          <table:table-cell office:value-type="float" office:value="-88.159084883832605" table:style-name="ce2">
            <text:p>-88,15908488</text:p>
          </table:table-cell>
          <table:table-cell office:value-type="float" office:value="-10.142970879021" table:style-name="ce2">
            <text:p>-10,14297088</text:p>
          </table:table-cell>
          <table:table-cell office:value-type="float" office:value="21.5917439156371" table:style-name="ce2">
            <text:p>21,59174392</text:p>
          </table:table-cell>
          <table:table-cell office:value-type="float" office:value="-31.460933453480401" table:style-name="ce2">
            <text:p>-31,46093345</text:p>
          </table:table-cell>
          <table:table-cell office:value-type="float" office:value="-142.79237429081741" table:formula="of:=[.G7]-[.B7]" table:style-name="ce2">
            <text:p>-142,7923743</text:p>
          </table:table-cell>
          <table:table-cell office:value-type="float" office:value="41.749928693043202" table:formula="of:=[.H7]-[.C7]" table:style-name="ce2">
            <text:p>41,74992869</text:p>
          </table:table-cell>
          <table:table-cell office:value-type="float" office:value="73.205086794690004" table:formula="of:=[.I7]-[.D7]" table:style-name="ce2">
            <text:p>73,20508679</text:p>
          </table:table-cell>
          <table:table-cell office:value-type="float" office:value="-113.9516087667547" table:formula="of:=[.J7]-[.E7]" table:style-name="ce2">
            <text:p>-113,9516088</text:p>
          </table:table-cell>
          <table:table-cell table:number-columns-repeated="1637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-35.694758685384599" table:style-name="ce2">
            <text:p>-35,69475869</text:p>
          </table:table-cell>
          <table:table-cell office:value-type="float" office:value="52.107276202684801" table:style-name="ce2">
            <text:p>52,1072762</text:p>
          </table:table-cell>
          <table:table-cell office:value-type="float" office:value="-19.486839118418199" table:style-name="ce2">
            <text:p>-19,48683912</text:p>
          </table:table-cell>
          <table:table-cell office:value-type="float" office:value="78.655612755695799" table:style-name="ce2">
            <text:p>78,65561276</text:p>
          </table:table-cell>
          <table:table-cell office:value-type="float" office:value="707" table:style-name="ce2">
            <text:p>707</text:p>
          </table:table-cell>
          <table:table-cell office:value-type="float" office:value="-35.075304254056199" table:style-name="ce2">
            <text:p>-35,07530425</text:p>
          </table:table-cell>
          <table:table-cell office:value-type="float" office:value="-44.728668865217699" table:style-name="ce2">
            <text:p>-44,72866887</text:p>
          </table:table-cell>
          <table:table-cell office:value-type="float" office:value="-51.459853892133999" table:style-name="ce2">
            <text:p>-51,45985389</text:p>
          </table:table-cell>
          <table:table-cell office:value-type="float" office:value="-27.393371615091699" table:style-name="ce2">
            <text:p>-27,39337162</text:p>
          </table:table-cell>
          <table:table-cell office:value-type="float" office:value="0.61945443132839983" table:formula="of:=[.G8]-[.B8]" table:style-name="ce2">
            <text:p>0,619454431</text:p>
          </table:table-cell>
          <table:table-cell office:value-type="float" office:value="-96.8359450679025" table:formula="of:=[.H8]-[.C8]" table:style-name="ce2">
            <text:p>-96,83594507</text:p>
          </table:table-cell>
          <table:table-cell office:value-type="float" office:value="-31.9730147737158" table:formula="of:=[.I8]-[.D8]" table:style-name="ce2">
            <text:p>-31,97301477</text:p>
          </table:table-cell>
          <table:table-cell office:value-type="float" office:value="-106.04898437078749" table:formula="of:=[.J8]-[.E8]" table:style-name="ce2">
            <text:p>-106,0489844</text:p>
          </table:table-cell>
          <table:table-cell table:number-columns-repeated="1637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43.209794314735397" table:style-name="ce2">
            <text:p>43,20979431</text:p>
          </table:table-cell>
          <table:table-cell office:value-type="float" office:value="-72.967268478338298" table:style-name="ce2">
            <text:p>-72,96726848</text:p>
          </table:table-cell>
          <table:table-cell office:value-type="float" office:value="-50.2452070433621" table:style-name="ce2">
            <text:p>-50,24520704</text:p>
          </table:table-cell>
          <table:table-cell office:value-type="float" office:value="-79.058858149101496" table:style-name="ce2">
            <text:p>-79,05885815</text:p>
          </table:table-cell>
          <table:table-cell office:value-type="float" office:value="708" table:style-name="ce2">
            <text:p>708</text:p>
          </table:table-cell>
          <table:table-cell office:value-type="float" office:value="20.029604292448699" table:style-name="ce2">
            <text:p>20,02960429</text:p>
          </table:table-cell>
          <table:table-cell office:value-type="float" office:value="-9.0444323733574699" table:style-name="ce2">
            <text:p>-9,044432373</text:p>
          </table:table-cell>
          <table:table-cell office:value-type="float" office:value="77.829396495804502" table:style-name="ce2">
            <text:p>77,8293965</text:p>
          </table:table-cell>
          <table:table-cell office:value-type="float" office:value="-75.653797928656104" table:style-name="ce2">
            <text:p>-75,65379793</text:p>
          </table:table-cell>
          <table:table-cell office:value-type="float" office:value="-23.180190022286698" table:formula="of:=[.G9]-[.B9]" table:style-name="ce2">
            <text:p>-23,18019002</text:p>
          </table:table-cell>
          <table:table-cell office:value-type="float" office:value="63.922836104980831" table:formula="of:=[.H9]-[.C9]" table:style-name="ce2">
            <text:p>63,9228361</text:p>
          </table:table-cell>
          <table:table-cell office:value-type="float" office:value="128.07460353916662" table:formula="of:=[.I9]-[.D9]" table:style-name="ce2">
            <text:p>128,0746035</text:p>
          </table:table-cell>
          <table:table-cell office:value-type="float" office:value="3.4050602204453924" table:formula="of:=[.J9]-[.E9]" table:style-name="ce2">
            <text:p>3,40506022</text:p>
          </table:table-cell>
          <table:table-cell table:number-columns-repeated="1637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4.595514398663401" table:style-name="ce2">
            <text:p>14,5955144</text:p>
          </table:table-cell>
          <table:table-cell office:value-type="float" office:value="-53.905022327239401" table:style-name="ce2">
            <text:p>-53,90502233</text:p>
          </table:table-cell>
          <table:table-cell office:value-type="float" office:value="39.381913547790099" table:style-name="ce2">
            <text:p>39,38191355</text:p>
          </table:table-cell>
          <table:table-cell office:value-type="float" office:value="60.8643272739777" table:style-name="ce2">
            <text:p>60,86432727</text:p>
          </table:table-cell>
          <table:table-cell office:value-type="float" office:value="709" table:style-name="ce2">
            <text:p>709</text:p>
          </table:table-cell>
          <table:table-cell office:value-type="float" office:value="-57.939282099808501" table:style-name="ce2">
            <text:p>-57,9392821</text:p>
          </table:table-cell>
          <table:table-cell office:value-type="float" office:value="48.444776640946003" table:style-name="ce2">
            <text:p>48,44477664</text:p>
          </table:table-cell>
          <table:table-cell office:value-type="float" office:value="-59.901041463899801" table:style-name="ce2">
            <text:p>-59,90104146</text:p>
          </table:table-cell>
          <table:table-cell office:value-type="float" office:value="-29.850033896528299" table:style-name="ce2">
            <text:p>-29,8500339</text:p>
          </table:table-cell>
          <table:table-cell office:value-type="float" office:value="-72.534796498471906" table:formula="of:=[.G10]-[.B10]" table:style-name="ce2">
            <text:p>-72,5347965</text:p>
          </table:table-cell>
          <table:table-cell office:value-type="float" office:value="102.34979896818541" table:formula="of:=[.H10]-[.C10]" table:style-name="ce2">
            <text:p>102,349799</text:p>
          </table:table-cell>
          <table:table-cell office:value-type="float" office:value="-99.282955011689893" table:formula="of:=[.I10]-[.D10]" table:style-name="ce2">
            <text:p>-99,28295501</text:p>
          </table:table-cell>
          <table:table-cell office:value-type="float" office:value="-90.714361170505995" table:formula="of:=[.J10]-[.E10]" table:style-name="ce2">
            <text:p>-90,71436117</text:p>
          </table:table-cell>
          <table:table-cell table:number-columns-repeated="1637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-34.565092677942502" table:style-name="ce2">
            <text:p>-34,56509268</text:p>
          </table:table-cell>
          <table:table-cell office:value-type="float" office:value="-48.329038966670502" table:style-name="ce2">
            <text:p>-48,32903897</text:p>
          </table:table-cell>
          <table:table-cell office:value-type="float" office:value="45.676906704261697" table:style-name="ce2">
            <text:p>45,6769067</text:p>
          </table:table-cell>
          <table:table-cell office:value-type="float" office:value="20.858164506669102" table:style-name="ce2">
            <text:p>20,85816451</text:p>
          </table:table-cell>
          <table:table-cell office:value-type="float" office:value="710" table:style-name="ce2">
            <text:p>710</text:p>
          </table:table-cell>
          <table:table-cell office:value-type="float" office:value="-60.734313875190502" table:style-name="ce2">
            <text:p>-60,73431388</text:p>
          </table:table-cell>
          <table:table-cell office:value-type="float" office:value="13.915583479467299" table:style-name="ce2">
            <text:p>13,91558348</text:p>
          </table:table-cell>
          <table:table-cell office:value-type="float" office:value="-40.792267160368503" table:style-name="ce2">
            <text:p>-40,79226716</text:p>
          </table:table-cell>
          <table:table-cell office:value-type="float" office:value="3.4223485517071199" table:style-name="ce2">
            <text:p>3,422348552</text:p>
          </table:table-cell>
          <table:table-cell office:value-type="float" office:value="-26.169221197248" table:formula="of:=[.G11]-[.B11]" table:style-name="ce2">
            <text:p>-26,1692212</text:p>
          </table:table-cell>
          <table:table-cell office:value-type="float" office:value="62.244622446137804" table:formula="of:=[.H11]-[.C11]" table:style-name="ce2">
            <text:p>62,24462245</text:p>
          </table:table-cell>
          <table:table-cell office:value-type="float" office:value="-86.469173864630193" table:formula="of:=[.I11]-[.D11]" table:style-name="ce2">
            <text:p>-86,46917386</text:p>
          </table:table-cell>
          <table:table-cell office:value-type="float" office:value="-17.435815954961981" table:formula="of:=[.J11]-[.E11]" table:style-name="ce2">
            <text:p>-17,43581595</text:p>
          </table:table-cell>
          <table:table-cell table:number-columns-repeated="1637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74.757800489326499" table:style-name="ce2">
            <text:p>74,75780049</text:p>
          </table:table-cell>
          <table:table-cell office:value-type="float" office:value="21.498477594009898" table:style-name="ce2">
            <text:p>21,49847759</text:p>
          </table:table-cell>
          <table:table-cell office:value-type="float" office:value="80.233878535343294" table:style-name="ce2">
            <text:p>80,23387854</text:p>
          </table:table-cell>
          <table:table-cell office:value-type="float" office:value="82.317757408159295" table:style-name="ce2">
            <text:p>82,31775741</text:p>
          </table:table-cell>
          <table:table-cell office:value-type="float" office:value="711" table:style-name="ce2">
            <text:p>711</text:p>
          </table:table-cell>
          <table:table-cell office:value-type="float" office:value="-19.874274955548099" table:style-name="ce2">
            <text:p>-19,87427496</text:p>
          </table:table-cell>
          <table:table-cell office:value-type="float" office:value="-1.07843908092355" table:style-name="ce2">
            <text:p>-1,078439081</text:p>
          </table:table-cell>
          <table:table-cell office:value-type="float" office:value="-31.940737508644101" table:style-name="ce2">
            <text:p>-31,94073751</text:p>
          </table:table-cell>
          <table:table-cell office:value-type="float" office:value="57.691938649096699" table:style-name="ce2">
            <text:p>57,69193865</text:p>
          </table:table-cell>
          <table:table-cell office:value-type="float" office:value="-94.632075444874602" table:formula="of:=[.G12]-[.B12]" table:style-name="ce2">
            <text:p>-94,63207544</text:p>
          </table:table-cell>
          <table:table-cell office:value-type="float" office:value="-22.57691667493345" table:formula="of:=[.H12]-[.C12]" table:style-name="ce2">
            <text:p>-22,57691667</text:p>
          </table:table-cell>
          <table:table-cell office:value-type="float" office:value="-112.1746160439874" table:formula="of:=[.I12]-[.D12]" table:style-name="ce2">
            <text:p>-112,174616</text:p>
          </table:table-cell>
          <table:table-cell office:value-type="float" office:value="-24.625818759062597" table:formula="of:=[.J12]-[.E12]" table:style-name="ce2">
            <text:p>-24,62581876</text:p>
          </table:table-cell>
          <table:table-cell table:number-columns-repeated="1637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65.2064329893946" table:style-name="ce2">
            <text:p>65,20643299</text:p>
          </table:table-cell>
          <table:table-cell office:value-type="float" office:value="29.515080577574299" table:style-name="ce2">
            <text:p>29,51508058</text:p>
          </table:table-cell>
          <table:table-cell office:value-type="float" office:value="-33.596010799598901" table:style-name="ce2">
            <text:p>-33,5960108</text:p>
          </table:table-cell>
          <table:table-cell office:value-type="float" office:value="-55.057630860486398" table:style-name="ce2">
            <text:p>-55,05763086</text:p>
          </table:table-cell>
          <table:table-cell office:value-type="float" office:value="712" table:style-name="ce2">
            <text:p>712</text:p>
          </table:table-cell>
          <table:table-cell office:value-type="float" office:value="21.0561441903908" table:style-name="ce2">
            <text:p>21,05614419</text:p>
          </table:table-cell>
          <table:table-cell office:value-type="float" office:value="33.341151214506198" table:style-name="ce2">
            <text:p>33,34115121</text:p>
          </table:table-cell>
          <table:table-cell office:value-type="float" office:value="73.619086752486595" table:style-name="ce2">
            <text:p>73,61908675</text:p>
          </table:table-cell>
          <table:table-cell office:value-type="float" office:value="35.818087679002403" table:style-name="ce2">
            <text:p>35,81808768</text:p>
          </table:table-cell>
          <table:table-cell office:value-type="float" office:value="-44.150288799003803" table:formula="of:=[.G13]-[.B13]" table:style-name="ce2">
            <text:p>-44,1502888</text:p>
          </table:table-cell>
          <table:table-cell office:value-type="float" office:value="3.8260706369318989" table:formula="of:=[.H13]-[.C13]" table:style-name="ce2">
            <text:p>3,826070637</text:p>
          </table:table-cell>
          <table:table-cell office:value-type="float" office:value="107.2150975520855" table:formula="of:=[.I13]-[.D13]" table:style-name="ce2">
            <text:p>107,2150976</text:p>
          </table:table-cell>
          <table:table-cell office:value-type="float" office:value="90.875718539488801" table:formula="of:=[.J13]-[.E13]" table:style-name="ce2">
            <text:p>90,87571854</text:p>
          </table:table-cell>
          <table:table-cell table:number-columns-repeated="16370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89.984864859892696" table:style-name="ce2">
            <text:p>89,98486486</text:p>
          </table:table-cell>
          <table:table-cell office:value-type="float" office:value="-48.448715251010597" table:style-name="ce2">
            <text:p>-48,44871525</text:p>
          </table:table-cell>
          <table:table-cell office:value-type="float" office:value="-49.080372280953902" table:style-name="ce2">
            <text:p>-49,08037228</text:p>
          </table:table-cell>
          <table:table-cell office:value-type="float" office:value="-58.415110508147997" table:style-name="ce2">
            <text:p>-58,41511051</text:p>
          </table:table-cell>
          <table:table-cell office:value-type="float" office:value="713" table:style-name="ce2">
            <text:p>713</text:p>
          </table:table-cell>
          <table:table-cell office:value-type="float" office:value="53.466045046673401" table:style-name="ce2">
            <text:p>53,46604505</text:p>
          </table:table-cell>
          <table:table-cell office:value-type="float" office:value="-24.974463609967501" table:style-name="ce2">
            <text:p>-24,97446361</text:p>
          </table:table-cell>
          <table:table-cell office:value-type="float" office:value="47.128576673587702" table:style-name="ce2">
            <text:p>47,12857667</text:p>
          </table:table-cell>
          <table:table-cell office:value-type="float" office:value="35.3782491708252" table:style-name="ce2">
            <text:p>35,37824917</text:p>
          </table:table-cell>
          <table:table-cell office:value-type="float" office:value="-36.518819813219295" table:formula="of:=[.G14]-[.B14]" table:style-name="ce2">
            <text:p>-36,51881981</text:p>
          </table:table-cell>
          <table:table-cell office:value-type="float" office:value="23.474251641043097" table:formula="of:=[.H14]-[.C14]" table:style-name="ce2">
            <text:p>23,47425164</text:p>
          </table:table-cell>
          <table:table-cell office:value-type="float" office:value="96.208948954541597" table:formula="of:=[.I14]-[.D14]" table:style-name="ce2">
            <text:p>96,20894895</text:p>
          </table:table-cell>
          <table:table-cell office:value-type="float" office:value="93.793359678973189" table:formula="of:=[.J14]-[.E14]" table:style-name="ce2">
            <text:p>93,79335968</text:p>
          </table:table-cell>
          <table:table-cell table:number-columns-repeated="16370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-20.375947858372601" table:style-name="ce2">
            <text:p>-20,37594786</text:p>
          </table:table-cell>
          <table:table-cell office:value-type="float" office:value="22.6748792546583" table:style-name="ce2">
            <text:p>22,67487925</text:p>
          </table:table-cell>
          <table:table-cell office:value-type="float" office:value="24.166869849659701" table:style-name="ce2">
            <text:p>24,16686985</text:p>
          </table:table-cell>
          <table:table-cell office:value-type="float" office:value="28.710989543589701" table:style-name="ce2">
            <text:p>28,71098954</text:p>
          </table:table-cell>
          <table:table-cell office:value-type="float" office:value="714" table:style-name="ce2">
            <text:p>714</text:p>
          </table:table-cell>
          <table:table-cell office:value-type="float" office:value="-52.586256249474097" table:style-name="ce2">
            <text:p>-52,58625625</text:p>
          </table:table-cell>
          <table:table-cell office:value-type="float" office:value="-52.684626642496298" table:style-name="ce2">
            <text:p>-52,68462664</text:p>
          </table:table-cell>
          <table:table-cell office:value-type="float" office:value="-19.447360509775301" table:style-name="ce2">
            <text:p>-19,44736051</text:p>
          </table:table-cell>
          <table:table-cell office:value-type="float" office:value="18.1541570279885" table:style-name="ce2">
            <text:p>18,15415703</text:p>
          </table:table-cell>
          <table:table-cell office:value-type="float" office:value="-32.210308391101492" table:formula="of:=[.G15]-[.B15]" table:style-name="ce2">
            <text:p>-32,21030839</text:p>
          </table:table-cell>
          <table:table-cell office:value-type="float" office:value="-75.359505897154605" table:formula="of:=[.H15]-[.C15]" table:style-name="ce2">
            <text:p>-75,3595059</text:p>
          </table:table-cell>
          <table:table-cell office:value-type="float" office:value="-43.614230359434998" table:formula="of:=[.I15]-[.D15]" table:style-name="ce2">
            <text:p>-43,61423036</text:p>
          </table:table-cell>
          <table:table-cell office:value-type="float" office:value="-10.556832515601201" table:formula="of:=[.J15]-[.E15]" table:style-name="ce2">
            <text:p>-10,55683252</text:p>
          </table:table-cell>
          <table:table-cell table:number-columns-repeated="16370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-0.19405627127578701" table:style-name="ce2">
            <text:p>-0,194056271</text:p>
          </table:table-cell>
          <table:table-cell office:value-type="float" office:value="-29.1610766988703" table:style-name="ce2">
            <text:p>-29,1610767</text:p>
          </table:table-cell>
          <table:table-cell office:value-type="float" office:value="30.0174853319097" table:style-name="ce2">
            <text:p>30,01748533</text:p>
          </table:table-cell>
          <table:table-cell office:value-type="float" office:value="79.915298184510405" table:style-name="ce2">
            <text:p>79,91529818</text:p>
          </table:table-cell>
          <table:table-cell office:value-type="float" office:value="715" table:style-name="ce2">
            <text:p>715</text:p>
          </table:table-cell>
          <table:table-cell office:value-type="float" office:value="36.969409798348003" table:style-name="ce2">
            <text:p>36,9694098</text:p>
          </table:table-cell>
          <table:table-cell office:value-type="float" office:value="12.3699322929136" table:style-name="ce2">
            <text:p>12,36993229</text:p>
          </table:table-cell>
          <table:table-cell office:value-type="float" office:value="2.3013151398439202" table:style-name="ce2">
            <text:p>2,30131514</text:p>
          </table:table-cell>
          <table:table-cell office:value-type="float" office:value="42.691439809008799" table:style-name="ce2">
            <text:p>42,69143981</text:p>
          </table:table-cell>
          <table:table-cell office:value-type="float" office:value="37.163466069623787" table:formula="of:=[.G16]-[.B16]" table:style-name="ce2">
            <text:p>37,16346607</text:p>
          </table:table-cell>
          <table:table-cell office:value-type="float" office:value="41.531008991783899" table:formula="of:=[.H16]-[.C16]" table:style-name="ce2">
            <text:p>41,53100899</text:p>
          </table:table-cell>
          <table:table-cell office:value-type="float" office:value="-27.716170192065782" table:formula="of:=[.I16]-[.D16]" table:style-name="ce2">
            <text:p>-27,71617019</text:p>
          </table:table-cell>
          <table:table-cell office:value-type="float" office:value="-37.223858375501607" table:formula="of:=[.J16]-[.E16]" table:style-name="ce2">
            <text:p>-37,22385838</text:p>
          </table:table-cell>
          <table:table-cell table:number-columns-repeated="16370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.4853187046634102" table:style-name="ce2">
            <text:p>2,485318705</text:p>
          </table:table-cell>
          <table:table-cell office:value-type="float" office:value="-59.8289180177348" table:style-name="ce2">
            <text:p>-59,82891802</text:p>
          </table:table-cell>
          <table:table-cell office:value-type="float" office:value="-27.677449910103601" table:style-name="ce2">
            <text:p>-27,67744991</text:p>
          </table:table-cell>
          <table:table-cell office:value-type="float" office:value="-24.7830763382401" table:style-name="ce2">
            <text:p>-24,78307634</text:p>
          </table:table-cell>
          <table:table-cell office:value-type="float" office:value="716" table:style-name="ce2">
            <text:p>716</text:p>
          </table:table-cell>
          <table:table-cell office:value-type="float" office:value="27.794490686176601" table:style-name="ce2">
            <text:p>27,79449069</text:p>
          </table:table-cell>
          <table:table-cell office:value-type="float" office:value="45.2364038308258" table:style-name="ce2">
            <text:p>45,23640383</text:p>
          </table:table-cell>
          <table:table-cell office:value-type="float" office:value="-77.407348873590607" table:style-name="ce2">
            <text:p>-77,40734887</text:p>
          </table:table-cell>
          <table:table-cell office:value-type="float" office:value="-5.9405817191628598" table:style-name="ce2">
            <text:p>-5,940581719</text:p>
          </table:table-cell>
          <table:table-cell office:value-type="float" office:value="25.309171981513192" table:formula="of:=[.G17]-[.B17]" table:style-name="ce2">
            <text:p>25,30917198</text:p>
          </table:table-cell>
          <table:table-cell office:value-type="float" office:value="105.0653218485606" table:formula="of:=[.H17]-[.C17]" table:style-name="ce2">
            <text:p>105,0653218</text:p>
          </table:table-cell>
          <table:table-cell office:value-type="float" office:value="-49.729898963487003" table:formula="of:=[.I17]-[.D17]" table:style-name="ce2">
            <text:p>-49,72989896</text:p>
          </table:table-cell>
          <table:table-cell office:value-type="float" office:value="18.84249461907724" table:formula="of:=[.J17]-[.E17]" table:style-name="ce2">
            <text:p>18,84249462</text:p>
          </table:table-cell>
          <table:table-cell table:number-columns-repeated="16370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-47.193750923524803" table:style-name="ce2">
            <text:p>-47,19375092</text:p>
          </table:table-cell>
          <table:table-cell office:value-type="float" office:value="57.204304669238901" table:style-name="ce2">
            <text:p>57,20430467</text:p>
          </table:table-cell>
          <table:table-cell office:value-type="float" office:value="44.494668229165399" table:style-name="ce2">
            <text:p>44,49466823</text:p>
          </table:table-cell>
          <table:table-cell office:value-type="float" office:value="-14.1715923889777" table:style-name="ce2">
            <text:p>-14,17159239</text:p>
          </table:table-cell>
          <table:table-cell office:value-type="float" office:value="717" table:style-name="ce2">
            <text:p>717</text:p>
          </table:table-cell>
          <table:table-cell office:value-type="float" office:value="18.455864320944102" table:style-name="ce2">
            <text:p>18,45586432</text:p>
          </table:table-cell>
          <table:table-cell office:value-type="float" office:value="21.352152465103199" table:style-name="ce2">
            <text:p>21,35215247</text:p>
          </table:table-cell>
          <table:table-cell office:value-type="float" office:value="-11.9484910651727" table:style-name="ce2">
            <text:p>-11,94849107</text:p>
          </table:table-cell>
          <table:table-cell office:value-type="float" office:value="-70.210070899433205" table:style-name="ce2">
            <text:p>-70,2100709</text:p>
          </table:table-cell>
          <table:table-cell office:value-type="float" office:value="65.649615244468905" table:formula="of:=[.G18]-[.B18]" table:style-name="ce2">
            <text:p>65,64961524</text:p>
          </table:table-cell>
          <table:table-cell office:value-type="float" office:value="-35.852152204135706" table:formula="of:=[.H18]-[.C18]" table:style-name="ce2">
            <text:p>-35,8521522</text:p>
          </table:table-cell>
          <table:table-cell office:value-type="float" office:value="-56.443159294338102" table:formula="of:=[.I18]-[.D18]" table:style-name="ce2">
            <text:p>-56,44315929</text:p>
          </table:table-cell>
          <table:table-cell office:value-type="float" office:value="-56.038478510455505" table:formula="of:=[.J18]-[.E18]" table:style-name="ce2">
            <text:p>-56,03847851</text:p>
          </table:table-cell>
          <table:table-cell table:number-columns-repeated="16370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60.362244585770398" table:style-name="ce2">
            <text:p>60,36224459</text:p>
          </table:table-cell>
          <table:table-cell office:value-type="float" office:value="-64.879475998413596" table:style-name="ce2">
            <text:p>-64,879476</text:p>
          </table:table-cell>
          <table:table-cell office:value-type="float" office:value="46.125735884979498" table:style-name="ce2">
            <text:p>46,12573588</text:p>
          </table:table-cell>
          <table:table-cell office:value-type="float" office:value="-33.169393828392401" table:style-name="ce2">
            <text:p>-33,16939383</text:p>
          </table:table-cell>
          <table:table-cell office:value-type="float" office:value="718" table:style-name="ce2">
            <text:p>718</text:p>
          </table:table-cell>
          <table:table-cell office:value-type="float" office:value="30.303980000794699" table:style-name="ce2">
            <text:p>30,30398</text:p>
          </table:table-cell>
          <table:table-cell office:value-type="float" office:value="-36.632811399765799" table:style-name="ce2">
            <text:p>-36,6328114</text:p>
          </table:table-cell>
          <table:table-cell office:value-type="float" office:value="13.4617907467869" table:style-name="ce2">
            <text:p>13,46179075</text:p>
          </table:table-cell>
          <table:table-cell office:value-type="float" office:value="-70.324154580601402" table:style-name="ce2">
            <text:p>-70,32415458</text:p>
          </table:table-cell>
          <table:table-cell office:value-type="float" office:value="-30.058264584975699" table:formula="of:=[.G19]-[.B19]" table:style-name="ce2">
            <text:p>-30,05826458</text:p>
          </table:table-cell>
          <table:table-cell office:value-type="float" office:value="28.246664598647797" table:formula="of:=[.H19]-[.C19]" table:style-name="ce2">
            <text:p>28,2466646</text:p>
          </table:table-cell>
          <table:table-cell office:value-type="float" office:value="-32.663945138192602" table:formula="of:=[.I19]-[.D19]" table:style-name="ce2">
            <text:p>-32,66394514</text:p>
          </table:table-cell>
          <table:table-cell office:value-type="float" office:value="-37.154760752209" table:formula="of:=[.J19]-[.E19]" table:style-name="ce2">
            <text:p>-37,15476075</text:p>
          </table:table-cell>
          <table:table-cell table:number-columns-repeated="16370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-32.3880421299909" table:style-name="ce2">
            <text:p>-32,38804213</text:p>
          </table:table-cell>
          <table:table-cell office:value-type="float" office:value="51.0014254346261" table:style-name="ce2">
            <text:p>51,00142543</text:p>
          </table:table-cell>
          <table:table-cell office:value-type="float" office:value="24.580828265176699" table:style-name="ce2">
            <text:p>24,58082827</text:p>
          </table:table-cell>
          <table:table-cell office:value-type="float" office:value="-37.033464741196099" table:style-name="ce2">
            <text:p>-37,03346474</text:p>
          </table:table-cell>
          <table:table-cell office:value-type="float" office:value="719" table:style-name="ce2">
            <text:p>719</text:p>
          </table:table-cell>
          <table:table-cell office:value-type="float" office:value="11.326339767548699" table:style-name="ce2">
            <text:p>11,32633977</text:p>
          </table:table-cell>
          <table:table-cell office:value-type="float" office:value="7.43582773757797" table:style-name="ce2">
            <text:p>7,435827738</text:p>
          </table:table-cell>
          <table:table-cell office:value-type="float" office:value="-34.487818758964004" table:style-name="ce2">
            <text:p>-34,48781876</text:p>
          </table:table-cell>
          <table:table-cell office:value-type="float" office:value="6.7086880286798802" table:style-name="ce2">
            <text:p>6,708688029</text:p>
          </table:table-cell>
          <table:table-cell office:value-type="float" office:value="43.714381897539596" table:formula="of:=[.G20]-[.B20]" table:style-name="ce2">
            <text:p>43,7143819</text:p>
          </table:table-cell>
          <table:table-cell office:value-type="float" office:value="-43.565597697048133" table:formula="of:=[.H20]-[.C20]" table:style-name="ce2">
            <text:p>-43,5655977</text:p>
          </table:table-cell>
          <table:table-cell office:value-type="float" office:value="-59.068647024140702" table:formula="of:=[.I20]-[.D20]" table:style-name="ce2">
            <text:p>-59,06864702</text:p>
          </table:table-cell>
          <table:table-cell office:value-type="float" office:value="43.742152769875979" table:formula="of:=[.J20]-[.E20]" table:style-name="ce2">
            <text:p>43,74215277</text:p>
          </table:table-cell>
          <table:table-cell table:number-columns-repeated="16370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33.849847330065899" table:style-name="ce2">
            <text:p>33,84984733</text:p>
          </table:table-cell>
          <table:table-cell office:value-type="float" office:value="10.093343516950499" table:style-name="ce2">
            <text:p>10,09334352</text:p>
          </table:table-cell>
          <table:table-cell office:value-type="float" office:value="66.431711708694493" table:style-name="ce2">
            <text:p>66,43171171</text:p>
          </table:table-cell>
          <table:table-cell office:value-type="float" office:value="27.983981404904" table:style-name="ce2">
            <text:p>27,9839814</text:p>
          </table:table-cell>
          <table:table-cell office:value-type="float" office:value="720" table:style-name="ce2">
            <text:p>720</text:p>
          </table:table-cell>
          <table:table-cell office:value-type="float" office:value="33.863054067064098" table:style-name="ce2">
            <text:p>33,86305407</text:p>
          </table:table-cell>
          <table:table-cell office:value-type="float" office:value="-11.471092288537299" table:style-name="ce2">
            <text:p>-11,47109229</text:p>
          </table:table-cell>
          <table:table-cell office:value-type="float" office:value="28.851860372131899" table:style-name="ce2">
            <text:p>28,85186037</text:p>
          </table:table-cell>
          <table:table-cell office:value-type="float" office:value="44.663213075022099" table:style-name="ce2">
            <text:p>44,66321308</text:p>
          </table:table-cell>
          <table:table-cell office:value-type="float" office:value="1.3206736998199631E-2" table:formula="of:=[.G21]-[.B21]" table:style-name="ce2">
            <text:p>0,013206737</text:p>
          </table:table-cell>
          <table:table-cell office:value-type="float" office:value="-21.564435805487797" table:formula="of:=[.H21]-[.C21]" table:style-name="ce2">
            <text:p>-21,56443581</text:p>
          </table:table-cell>
          <table:table-cell office:value-type="float" office:value="-37.579851336562598" table:formula="of:=[.I21]-[.D21]" table:style-name="ce2">
            <text:p>-37,57985134</text:p>
          </table:table-cell>
          <table:table-cell office:value-type="float" office:value="16.679231670118099" table:formula="of:=[.J21]-[.E21]" table:style-name="ce2">
            <text:p>16,67923167</text:p>
          </table:table-cell>
          <table:table-cell table:number-columns-repeated="1637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4.8615976661095801E-2" table:style-name="ce2">
            <text:p>0,048615977</text:p>
          </table:table-cell>
          <table:table-cell office:value-type="float" office:value="69.6663454193517" table:style-name="ce2">
            <text:p>69,66634542</text:p>
          </table:table-cell>
          <table:table-cell office:value-type="float" office:value="24.6494412517443" table:style-name="ce2">
            <text:p>24,64944125</text:p>
          </table:table-cell>
          <table:table-cell office:value-type="float" office:value="54.474237906232403" table:style-name="ce2">
            <text:p>54,47423791</text:p>
          </table:table-cell>
          <table:table-cell office:value-type="float" office:value="721" table:style-name="ce2">
            <text:p>721</text:p>
          </table:table-cell>
          <table:table-cell office:value-type="float" office:value="9.1102165546006297" table:style-name="ce2">
            <text:p>9,110216555</text:p>
          </table:table-cell>
          <table:table-cell office:value-type="float" office:value="14.2729732536942" table:style-name="ce2">
            <text:p>14,27297325</text:p>
          </table:table-cell>
          <table:table-cell office:value-type="float" office:value="-43.627056170249297" table:style-name="ce2">
            <text:p>-43,62705617</text:p>
          </table:table-cell>
          <table:table-cell office:value-type="float" office:value="18.002906026181801" table:style-name="ce2">
            <text:p>18,00290603</text:p>
          </table:table-cell>
          <table:table-cell office:value-type="float" office:value="9.0616005779395348" table:formula="of:=[.G22]-[.B22]" table:style-name="ce2">
            <text:p>9,061600578</text:p>
          </table:table-cell>
          <table:table-cell office:value-type="float" office:value="-55.393372165657496" table:formula="of:=[.H22]-[.C22]" table:style-name="ce2">
            <text:p>-55,39337217</text:p>
          </table:table-cell>
          <table:table-cell office:value-type="float" office:value="-68.276497421993597" table:formula="of:=[.I22]-[.D22]" table:style-name="ce2">
            <text:p>-68,27649742</text:p>
          </table:table-cell>
          <table:table-cell office:value-type="float" office:value="-36.471331880050599" table:formula="of:=[.J22]-[.E22]" table:style-name="ce2">
            <text:p>-36,47133188</text:p>
          </table:table-cell>
          <table:table-cell table:number-columns-repeated="16370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32.023702946397897" table:style-name="ce2">
            <text:p>32,02370295</text:p>
          </table:table-cell>
          <table:table-cell office:value-type="float" office:value="-58.456019204467097" table:style-name="ce2">
            <text:p>-58,4560192</text:p>
          </table:table-cell>
          <table:table-cell office:value-type="float" office:value="70.445973827843801" table:style-name="ce2">
            <text:p>70,44597383</text:p>
          </table:table-cell>
          <table:table-cell office:value-type="float" office:value="-40.1091067393888" table:style-name="ce2">
            <text:p>-40,10910674</text:p>
          </table:table-cell>
          <table:table-cell office:value-type="float" office:value="722" table:style-name="ce2">
            <text:p>722</text:p>
          </table:table-cell>
          <table:table-cell office:value-type="float" office:value="77.962821108578495" table:style-name="ce2">
            <text:p>77,96282111</text:p>
          </table:table-cell>
          <table:table-cell office:value-type="float" office:value="-32.819504550097697" table:style-name="ce2">
            <text:p>-32,81950455</text:p>
          </table:table-cell>
          <table:table-cell office:value-type="float" office:value="-80.880745481473795" table:style-name="ce2">
            <text:p>-80,88074548</text:p>
          </table:table-cell>
          <table:table-cell office:value-type="float" office:value="-47.5764282058486" table:style-name="ce2">
            <text:p>-47,57642821</text:p>
          </table:table-cell>
          <table:table-cell office:value-type="float" office:value="45.939118162180598" table:formula="of:=[.G23]-[.B23]" table:style-name="ce2">
            <text:p>45,93911816</text:p>
          </table:table-cell>
          <table:table-cell office:value-type="float" office:value="25.6365146543694" table:formula="of:=[.H23]-[.C23]" table:style-name="ce2">
            <text:p>25,63651465</text:p>
          </table:table-cell>
          <table:table-cell office:value-type="float" office:value="-151.32671930931758" table:formula="of:=[.I23]-[.D23]" table:style-name="ce2">
            <text:p>-151,3267193</text:p>
          </table:table-cell>
          <table:table-cell office:value-type="float" office:value="-7.4673214664598007" table:formula="of:=[.J23]-[.E23]" table:style-name="ce2">
            <text:p>-7,467321466</text:p>
          </table:table-cell>
          <table:table-cell table:number-columns-repeated="16370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59.562002380101603" table:style-name="ce2">
            <text:p>59,56200238</text:p>
          </table:table-cell>
          <table:table-cell office:value-type="float" office:value="-35.6299050221645" table:style-name="ce2">
            <text:p>-35,62990502</text:p>
          </table:table-cell>
          <table:table-cell office:value-type="float" office:value="71.7742580047545" table:style-name="ce2">
            <text:p>71,774258</text:p>
          </table:table-cell>
          <table:table-cell office:value-type="float" office:value="-28.3769755369593" table:style-name="ce2">
            <text:p>-28,37697554</text:p>
          </table:table-cell>
          <table:table-cell office:value-type="float" office:value="723" table:style-name="ce2">
            <text:p>723</text:p>
          </table:table-cell>
          <table:table-cell office:value-type="float" office:value="-22.4095829098062" table:style-name="ce2">
            <text:p>-22,40958291</text:p>
          </table:table-cell>
          <table:table-cell office:value-type="float" office:value="-1.39640387115465" table:style-name="ce2">
            <text:p>-1,396403871</text:p>
          </table:table-cell>
          <table:table-cell office:value-type="float" office:value="23.8755857892046" table:style-name="ce2">
            <text:p>23,87558579</text:p>
          </table:table-cell>
          <table:table-cell office:value-type="float" office:value="32.232780297483203" table:style-name="ce2">
            <text:p>32,2327803</text:p>
          </table:table-cell>
          <table:table-cell office:value-type="float" office:value="-81.971585289907807" table:formula="of:=[.G24]-[.B24]" table:style-name="ce2">
            <text:p>-81,97158529</text:p>
          </table:table-cell>
          <table:table-cell office:value-type="float" office:value="34.233501151009847" table:formula="of:=[.H24]-[.C24]" table:style-name="ce2">
            <text:p>34,23350115</text:p>
          </table:table-cell>
          <table:table-cell office:value-type="float" office:value="-47.898672215549901" table:formula="of:=[.I24]-[.D24]" table:style-name="ce2">
            <text:p>-47,89867222</text:p>
          </table:table-cell>
          <table:table-cell office:value-type="float" office:value="60.609755834442502" table:formula="of:=[.J24]-[.E24]" table:style-name="ce2">
            <text:p>60,60975583</text:p>
          </table:table-cell>
          <table:table-cell table:number-columns-repeated="16370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40.525788366661502" table:style-name="ce2">
            <text:p>40,52578837</text:p>
          </table:table-cell>
          <table:table-cell office:value-type="float" office:value="1.6076567203457699" table:style-name="ce2">
            <text:p>1,60765672</text:p>
          </table:table-cell>
          <table:table-cell office:value-type="float" office:value="19.373312416245501" table:style-name="ce2">
            <text:p>19,37331242</text:p>
          </table:table-cell>
          <table:table-cell office:value-type="float" office:value="-82.935590591419995" table:style-name="ce2">
            <text:p>-82,93559059</text:p>
          </table:table-cell>
          <table:table-cell office:value-type="float" office:value="724" table:style-name="ce2">
            <text:p>724</text:p>
          </table:table-cell>
          <table:table-cell office:value-type="float" office:value="60.2739418540042" table:style-name="ce2">
            <text:p>60,27394185</text:p>
          </table:table-cell>
          <table:table-cell office:value-type="float" office:value="58.1438786175882" table:style-name="ce2">
            <text:p>58,14387862</text:p>
          </table:table-cell>
          <table:table-cell office:value-type="float" office:value="46.714595354892602" table:style-name="ce2">
            <text:p>46,71459535</text:p>
          </table:table-cell>
          <table:table-cell office:value-type="float" office:value="-59.220759795278298" table:style-name="ce2">
            <text:p>-59,2207598</text:p>
          </table:table-cell>
          <table:table-cell office:value-type="float" office:value="19.748153487342698" table:formula="of:=[.G25]-[.B25]" table:style-name="ce2">
            <text:p>19,74815349</text:p>
          </table:table-cell>
          <table:table-cell office:value-type="float" office:value="56.536221897242427" table:formula="of:=[.H25]-[.C25]" table:style-name="ce2">
            <text:p>56,5362219</text:p>
          </table:table-cell>
          <table:table-cell office:value-type="float" office:value="27.341282938647101" table:formula="of:=[.I25]-[.D25]" table:style-name="ce2">
            <text:p>27,34128294</text:p>
          </table:table-cell>
          <table:table-cell office:value-type="float" office:value="23.714830796141698" table:formula="of:=[.J25]-[.E25]" table:style-name="ce2">
            <text:p>23,7148308</text:p>
          </table:table-cell>
          <table:table-cell table:number-columns-repeated="16370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-74.871973130717606" table:style-name="ce2">
            <text:p>-74,87197313</text:p>
          </table:table-cell>
          <table:table-cell office:value-type="float" office:value="35.1339644537913" table:style-name="ce2">
            <text:p>35,13396445</text:p>
          </table:table-cell>
          <table:table-cell office:value-type="float" office:value="-25.663870615050602" table:style-name="ce2">
            <text:p>-25,66387062</text:p>
          </table:table-cell>
          <table:table-cell office:value-type="float" office:value="-34.731540061337498" table:style-name="ce2">
            <text:p>-34,73154006</text:p>
          </table:table-cell>
          <table:table-cell office:value-type="float" office:value="725" table:style-name="ce2">
            <text:p>725</text:p>
          </table:table-cell>
          <table:table-cell office:value-type="float" office:value="23.6336374456836" table:style-name="ce2">
            <text:p>23,63363745</text:p>
          </table:table-cell>
          <table:table-cell office:value-type="float" office:value="-72.093890302575005" table:style-name="ce2">
            <text:p>-72,0938903</text:p>
          </table:table-cell>
          <table:table-cell office:value-type="float" office:value="-85.876645535526194" table:style-name="ce2">
            <text:p>-85,87664554</text:p>
          </table:table-cell>
          <table:table-cell office:value-type="float" office:value="-69.356558005191999" table:style-name="ce2">
            <text:p>-69,35655801</text:p>
          </table:table-cell>
          <table:table-cell office:value-type="float" office:value="98.50561057640121" table:formula="of:=[.G26]-[.B26]" table:style-name="ce2">
            <text:p>98,50561058</text:p>
          </table:table-cell>
          <table:table-cell office:value-type="float" office:value="-107.2278547563663" table:formula="of:=[.H26]-[.C26]" table:style-name="ce2">
            <text:p>-107,2278548</text:p>
          </table:table-cell>
          <table:table-cell office:value-type="float" office:value="-60.212774920475596" table:formula="of:=[.I26]-[.D26]" table:style-name="ce2">
            <text:p>-60,21277492</text:p>
          </table:table-cell>
          <table:table-cell office:value-type="float" office:value="-34.625017943854502" table:formula="of:=[.J26]-[.E26]" table:style-name="ce2">
            <text:p>-34,62501794</text:p>
          </table:table-cell>
          <table:table-cell table:number-columns-repeated="16370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4.3666822061825998" table:style-name="ce2">
            <text:p>4,366682206</text:p>
          </table:table-cell>
          <table:table-cell office:value-type="float" office:value="10.6627381278426" table:style-name="ce2">
            <text:p>10,66273813</text:p>
          </table:table-cell>
          <table:table-cell office:value-type="float" office:value="4.7699739906587997" table:style-name="ce2">
            <text:p>4,769973991</text:p>
          </table:table-cell>
          <table:table-cell office:value-type="float" office:value="-2.2901710945134002" table:style-name="ce2">
            <text:p>-2,290171095</text:p>
          </table:table-cell>
          <table:table-cell office:value-type="float" office:value="726" table:style-name="ce2">
            <text:p>726</text:p>
          </table:table-cell>
          <table:table-cell office:value-type="float" office:value="-4.2602682603654998" table:style-name="ce2">
            <text:p>-4,26026826</text:p>
          </table:table-cell>
          <table:table-cell office:value-type="float" office:value="12.494671883213501" table:style-name="ce2">
            <text:p>12,49467188</text:p>
          </table:table-cell>
          <table:table-cell office:value-type="float" office:value="23.253208266735498" table:style-name="ce2">
            <text:p>23,25320827</text:p>
          </table:table-cell>
          <table:table-cell office:value-type="float" office:value="33.1631269770158" table:style-name="ce2">
            <text:p>33,16312698</text:p>
          </table:table-cell>
          <table:table-cell office:value-type="float" office:value="-8.6269504665480987" table:formula="of:=[.G27]-[.B27]" table:style-name="ce2">
            <text:p>-8,626950467</text:p>
          </table:table-cell>
          <table:table-cell office:value-type="float" office:value="1.8319337553709012" table:formula="of:=[.H27]-[.C27]" table:style-name="ce2">
            <text:p>1,831933755</text:p>
          </table:table-cell>
          <table:table-cell office:value-type="float" office:value="18.483234276076701" table:formula="of:=[.I27]-[.D27]" table:style-name="ce2">
            <text:p>18,48323428</text:p>
          </table:table-cell>
          <table:table-cell office:value-type="float" office:value="35.453298071529197" table:formula="of:=[.J27]-[.E27]" table:style-name="ce2">
            <text:p>35,45329807</text:p>
          </table:table-cell>
          <table:table-cell table:number-columns-repeated="16370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-66.691401983347106" table:style-name="ce2">
            <text:p>-66,69140198</text:p>
          </table:table-cell>
          <table:table-cell office:value-type="float" office:value="-5.54732941735171" table:style-name="ce2">
            <text:p>-5,547329417</text:p>
          </table:table-cell>
          <table:table-cell office:value-type="float" office:value="-37.702566558678697" table:style-name="ce2">
            <text:p>-37,70256656</text:p>
          </table:table-cell>
          <table:table-cell office:value-type="float" office:value="44.331675740616397" table:style-name="ce2">
            <text:p>44,33167574</text:p>
          </table:table-cell>
          <table:table-cell office:value-type="float" office:value="727" table:style-name="ce2">
            <text:p>727</text:p>
          </table:table-cell>
          <table:table-cell office:value-type="float" office:value="-54.069506128049703" table:style-name="ce2">
            <text:p>-54,06950613</text:p>
          </table:table-cell>
          <table:table-cell office:value-type="float" office:value="-68.969584190069796" table:style-name="ce2">
            <text:p>-68,96958419</text:p>
          </table:table-cell>
          <table:table-cell office:value-type="float" office:value="26.9636070769692" table:style-name="ce2">
            <text:p>26,96360708</text:p>
          </table:table-cell>
          <table:table-cell office:value-type="float" office:value="1.1827712811334301" table:style-name="ce2">
            <text:p>1,182771281</text:p>
          </table:table-cell>
          <table:table-cell office:value-type="float" office:value="12.621895855297403" table:formula="of:=[.G28]-[.B28]" table:style-name="ce2">
            <text:p>12,62189586</text:p>
          </table:table-cell>
          <table:table-cell office:value-type="float" office:value="-63.422254772718084" table:formula="of:=[.H28]-[.C28]" table:style-name="ce2">
            <text:p>-63,42225477</text:p>
          </table:table-cell>
          <table:table-cell office:value-type="float" office:value="64.666173635647894" table:formula="of:=[.I28]-[.D28]" table:style-name="ce2">
            <text:p>64,66617364</text:p>
          </table:table-cell>
          <table:table-cell office:value-type="float" office:value="-43.148904459482964" table:formula="of:=[.J28]-[.E28]" table:style-name="ce2">
            <text:p>-43,14890446</text:p>
          </table:table-cell>
          <table:table-cell table:number-columns-repeated="16370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38.194143849795303" table:style-name="ce2">
            <text:p>38,19414385</text:p>
          </table:table-cell>
          <table:table-cell office:value-type="float" office:value="5.3571646327756302" table:style-name="ce2">
            <text:p>5,357164633</text:p>
          </table:table-cell>
          <table:table-cell office:value-type="float" office:value="-67.060072114568001" table:style-name="ce2">
            <text:p>-67,06007211</text:p>
          </table:table-cell>
          <table:table-cell office:value-type="float" office:value="-0.64431633608175498" table:style-name="ce2">
            <text:p>-0,644316336</text:p>
          </table:table-cell>
          <table:table-cell office:value-type="float" office:value="728" table:style-name="ce2">
            <text:p>728</text:p>
          </table:table-cell>
          <table:table-cell office:value-type="float" office:value="6.9569260525364696" table:style-name="ce2">
            <text:p>6,956926053</text:p>
          </table:table-cell>
          <table:table-cell office:value-type="float" office:value="27.375979363770099" table:style-name="ce2">
            <text:p>27,37597936</text:p>
          </table:table-cell>
          <table:table-cell office:value-type="float" office:value="10.6436140273912" table:style-name="ce2">
            <text:p>10,64361403</text:p>
          </table:table-cell>
          <table:table-cell office:value-type="float" office:value="43.103414478725199" table:style-name="ce2">
            <text:p>43,10341448</text:p>
          </table:table-cell>
          <table:table-cell office:value-type="float" office:value="-31.237217797258833" table:formula="of:=[.G29]-[.B29]" table:style-name="ce2">
            <text:p>-31,2372178</text:p>
          </table:table-cell>
          <table:table-cell office:value-type="float" office:value="22.018814730994471" table:formula="of:=[.H29]-[.C29]" table:style-name="ce2">
            <text:p>22,01881473</text:p>
          </table:table-cell>
          <table:table-cell office:value-type="float" office:value="77.703686141959196" table:formula="of:=[.I29]-[.D29]" table:style-name="ce2">
            <text:p>77,70368614</text:p>
          </table:table-cell>
          <table:table-cell office:value-type="float" office:value="43.747730814806957" table:formula="of:=[.J29]-[.E29]" table:style-name="ce2">
            <text:p>43,74773081</text:p>
          </table:table-cell>
          <table:table-cell table:number-columns-repeated="16370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-43.496906467112098" table:style-name="ce2">
            <text:p>-43,49690647</text:p>
          </table:table-cell>
          <table:table-cell office:value-type="float" office:value="-41.545648851859497" table:style-name="ce2">
            <text:p>-41,54564885</text:p>
          </table:table-cell>
          <table:table-cell office:value-type="float" office:value="-17.448592532134601" table:style-name="ce2">
            <text:p>-17,44859253</text:p>
          </table:table-cell>
          <table:table-cell office:value-type="float" office:value="85.711884394049704" table:style-name="ce2">
            <text:p>85,71188439</text:p>
          </table:table-cell>
          <table:table-cell office:value-type="float" office:value="729" table:style-name="ce2">
            <text:p>729</text:p>
          </table:table-cell>
          <table:table-cell office:value-type="float" office:value="-31.873366986176102" table:style-name="ce2">
            <text:p>-31,87336699</text:p>
          </table:table-cell>
          <table:table-cell office:value-type="float" office:value="-33.412753886482797" table:style-name="ce2">
            <text:p>-33,41275389</text:p>
          </table:table-cell>
          <table:table-cell office:value-type="float" office:value="-60.954147449727301" table:style-name="ce2">
            <text:p>-60,95414745</text:p>
          </table:table-cell>
          <table:table-cell office:value-type="float" office:value="86.874244733619804" table:style-name="ce2">
            <text:p>86,87424473</text:p>
          </table:table-cell>
          <table:table-cell office:value-type="float" office:value="11.623539480935996" table:formula="of:=[.G30]-[.B30]" table:style-name="ce2">
            <text:p>11,62353948</text:p>
          </table:table-cell>
          <table:table-cell office:value-type="float" office:value="8.1328949653766998" table:formula="of:=[.H30]-[.C30]" table:style-name="ce2">
            <text:p>8,132894965</text:p>
          </table:table-cell>
          <table:table-cell office:value-type="float" office:value="-43.505554917592704" table:formula="of:=[.I30]-[.D30]" table:style-name="ce2">
            <text:p>-43,50555492</text:p>
          </table:table-cell>
          <table:table-cell office:value-type="float" office:value="1.1623603395700997" table:formula="of:=[.J30]-[.E30]" table:style-name="ce2">
            <text:p>1,16236034</text:p>
          </table:table-cell>
          <table:table-cell table:number-columns-repeated="1637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7.115469329742602" table:style-name="ce2">
            <text:p>47,11546933</text:p>
          </table:table-cell>
          <table:table-cell office:value-type="float" office:value="21.849600946522202" table:style-name="ce2">
            <text:p>21,84960095</text:p>
          </table:table-cell>
          <table:table-cell office:value-type="float" office:value="7.5688565684709097" table:style-name="ce2">
            <text:p>7,568856568</text:p>
          </table:table-cell>
          <table:table-cell office:value-type="float" office:value="68.126058390220294" table:style-name="ce2">
            <text:p>68,12605839</text:p>
          </table:table-cell>
          <table:table-cell office:value-type="float" office:value="730" table:style-name="ce2">
            <text:p>730</text:p>
          </table:table-cell>
          <table:table-cell office:value-type="float" office:value="-34.170494236363901" table:style-name="ce2">
            <text:p>-34,17049424</text:p>
          </table:table-cell>
          <table:table-cell office:value-type="float" office:value="-35.121913194700703" table:style-name="ce2">
            <text:p>-35,12191319</text:p>
          </table:table-cell>
          <table:table-cell office:value-type="float" office:value="-40.287903003406299" table:style-name="ce2">
            <text:p>-40,287903</text:p>
          </table:table-cell>
          <table:table-cell office:value-type="float" office:value="-79.579709226144502" table:style-name="ce2">
            <text:p>-79,57970923</text:p>
          </table:table-cell>
          <table:table-cell office:value-type="float" office:value="-81.285963566106503" table:formula="of:=[.G31]-[.B31]" table:style-name="ce2">
            <text:p>-81,28596357</text:p>
          </table:table-cell>
          <table:table-cell office:value-type="float" office:value="-56.971514141222904" table:formula="of:=[.H31]-[.C31]" table:style-name="ce2">
            <text:p>-56,97151414</text:p>
          </table:table-cell>
          <table:table-cell office:value-type="float" office:value="-47.856759571877205" table:formula="of:=[.I31]-[.D31]" table:style-name="ce2">
            <text:p>-47,85675957</text:p>
          </table:table-cell>
          <table:table-cell office:value-type="float" office:value="-147.7057676163648" table:formula="of:=[.J31]-[.E31]" table:style-name="ce2">
            <text:p>-147,7057676</text:p>
          </table:table-cell>
          <table:table-cell table:number-columns-repeated="16370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-56.189333962571702" table:style-name="ce2">
            <text:p>-56,18933396</text:p>
          </table:table-cell>
          <table:table-cell office:value-type="float" office:value="26.0136492731346" table:style-name="ce2">
            <text:p>26,01364927</text:p>
          </table:table-cell>
          <table:table-cell office:value-type="float" office:value="54.501302188733597" table:style-name="ce2">
            <text:p>54,50130219</text:p>
          </table:table-cell>
          <table:table-cell office:value-type="float" office:value="48.828780410094701" table:style-name="ce2">
            <text:p>48,82878041</text:p>
          </table:table-cell>
          <table:table-cell office:value-type="float" office:value="731" table:style-name="ce2">
            <text:p>731</text:p>
          </table:table-cell>
          <table:table-cell office:value-type="float" office:value="49.655337723703802" table:style-name="ce2">
            <text:p>49,65533772</text:p>
          </table:table-cell>
          <table:table-cell office:value-type="float" office:value="-23.474775707593899" table:style-name="ce2">
            <text:p>-23,47477571</text:p>
          </table:table-cell>
          <table:table-cell office:value-type="float" office:value="70.4474277610136" table:style-name="ce2">
            <text:p>70,44742776</text:p>
          </table:table-cell>
          <table:table-cell office:value-type="float" office:value="-8.7295861308982694" table:style-name="ce2">
            <text:p>-8,729586131</text:p>
          </table:table-cell>
          <table:table-cell office:value-type="float" office:value="105.8446716862755" table:formula="of:=[.G32]-[.B32]" table:style-name="ce2">
            <text:p>105,8446717</text:p>
          </table:table-cell>
          <table:table-cell office:value-type="float" office:value="-49.488424980728496" table:formula="of:=[.H32]-[.C32]" table:style-name="ce2">
            <text:p>-49,48842498</text:p>
          </table:table-cell>
          <table:table-cell office:value-type="float" office:value="15.946125572280003" table:formula="of:=[.I32]-[.D32]" table:style-name="ce2">
            <text:p>15,94612557</text:p>
          </table:table-cell>
          <table:table-cell office:value-type="float" office:value="-57.558366540992971" table:formula="of:=[.J32]-[.E32]" table:style-name="ce2">
            <text:p>-57,55836654</text:p>
          </table:table-cell>
          <table:table-cell table:number-columns-repeated="16370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7.669415341327401" table:style-name="ce2">
            <text:p>17,66941534</text:p>
          </table:table-cell>
          <table:table-cell office:value-type="float" office:value="-38.491177878226303" table:style-name="ce2">
            <text:p>-38,49117788</text:p>
          </table:table-cell>
          <table:table-cell office:value-type="float" office:value="52.276660149585297" table:style-name="ce2">
            <text:p>52,27666015</text:p>
          </table:table-cell>
          <table:table-cell office:value-type="float" office:value="75.823361261484095" table:style-name="ce2">
            <text:p>75,82336126</text:p>
          </table:table-cell>
          <table:table-cell office:value-type="float" office:value="732" table:style-name="ce2">
            <text:p>732</text:p>
          </table:table-cell>
          <table:table-cell office:value-type="float" office:value="-43.652830186848298" table:style-name="ce2">
            <text:p>-43,65283019</text:p>
          </table:table-cell>
          <table:table-cell office:value-type="float" office:value="-17.627167454957601" table:style-name="ce2">
            <text:p>-17,62716745</text:p>
          </table:table-cell>
          <table:table-cell office:value-type="float" office:value="5.6090024955780704" table:style-name="ce2">
            <text:p>5,609002496</text:p>
          </table:table-cell>
          <table:table-cell office:value-type="float" office:value="68.296018274225503" table:style-name="ce2">
            <text:p>68,29601827</text:p>
          </table:table-cell>
          <table:table-cell office:value-type="float" office:value="-61.322245528175699" table:formula="of:=[.G33]-[.B33]" table:style-name="ce2">
            <text:p>-61,32224553</text:p>
          </table:table-cell>
          <table:table-cell office:value-type="float" office:value="20.864010423268702" table:formula="of:=[.H33]-[.C33]" table:style-name="ce2">
            <text:p>20,86401042</text:p>
          </table:table-cell>
          <table:table-cell office:value-type="float" office:value="-46.667657654007229" table:formula="of:=[.I33]-[.D33]" table:style-name="ce2">
            <text:p>-46,66765765</text:p>
          </table:table-cell>
          <table:table-cell office:value-type="float" office:value="-7.5273429872585922" table:formula="of:=[.J33]-[.E33]" table:style-name="ce2">
            <text:p>-7,527342987</text:p>
          </table:table-cell>
          <table:table-cell table:number-columns-repeated="16370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-89.059362826000196" table:style-name="ce2">
            <text:p>-89,05936283</text:p>
          </table:table-cell>
          <table:table-cell office:value-type="float" office:value="30.581535412776098" table:style-name="ce2">
            <text:p>30,58153541</text:p>
          </table:table-cell>
          <table:table-cell office:value-type="float" office:value="49.722936455971798" table:style-name="ce2">
            <text:p>49,72293646</text:p>
          </table:table-cell>
          <table:table-cell office:value-type="float" office:value="51.598017469410898" table:style-name="ce2">
            <text:p>51,59801747</text:p>
          </table:table-cell>
          <table:table-cell office:value-type="float" office:value="733" table:style-name="ce2">
            <text:p>733</text:p>
          </table:table-cell>
          <table:table-cell office:value-type="float" office:value="62.899376379108404" table:style-name="ce2">
            <text:p>62,89937638</text:p>
          </table:table-cell>
          <table:table-cell office:value-type="float" office:value="59.0127207142949" table:style-name="ce2">
            <text:p>59,01272071</text:p>
          </table:table-cell>
          <table:table-cell office:value-type="float" office:value="23.392403962683101" table:style-name="ce2">
            <text:p>23,39240396</text:p>
          </table:table-cell>
          <table:table-cell office:value-type="float" office:value="-43.559823022139597" table:style-name="ce2">
            <text:p>-43,55982302</text:p>
          </table:table-cell>
          <table:table-cell office:value-type="float" office:value="151.9587392051086" table:formula="of:=[.G34]-[.B34]" table:style-name="ce2">
            <text:p>151,9587392</text:p>
          </table:table-cell>
          <table:table-cell office:value-type="float" office:value="28.431185301518802" table:formula="of:=[.H34]-[.C34]" table:style-name="ce2">
            <text:p>28,4311853</text:p>
          </table:table-cell>
          <table:table-cell office:value-type="float" office:value="-26.330532493288697" table:formula="of:=[.I34]-[.D34]" table:style-name="ce2">
            <text:p>-26,33053249</text:p>
          </table:table-cell>
          <table:table-cell office:value-type="float" office:value="-95.157840491550502" table:formula="of:=[.J34]-[.E34]" table:style-name="ce2">
            <text:p>-95,15784049</text:p>
          </table:table-cell>
          <table:table-cell table:number-columns-repeated="16370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-38.019070982594201" table:style-name="ce2">
            <text:p>-38,01907098</text:p>
          </table:table-cell>
          <table:table-cell office:value-type="float" office:value="5.0511151817395996" table:style-name="ce2">
            <text:p>5,051115182</text:p>
          </table:table-cell>
          <table:table-cell office:value-type="float" office:value="77.845560677739499" table:style-name="ce2">
            <text:p>77,84556068</text:p>
          </table:table-cell>
          <table:table-cell office:value-type="float" office:value="-84.342588754225801" table:style-name="ce2">
            <text:p>-84,34258875</text:p>
          </table:table-cell>
          <table:table-cell office:value-type="float" office:value="734" table:style-name="ce2">
            <text:p>734</text:p>
          </table:table-cell>
          <table:table-cell office:value-type="float" office:value="-25.4721914907133" table:style-name="ce2">
            <text:p>-25,47219149</text:p>
          </table:table-cell>
          <table:table-cell office:value-type="float" office:value="32.672021538060797" table:style-name="ce2">
            <text:p>32,67202154</text:p>
          </table:table-cell>
          <table:table-cell office:value-type="float" office:value="47.204197257582599" table:style-name="ce2">
            <text:p>47,20419726</text:p>
          </table:table-cell>
          <table:table-cell office:value-type="float" office:value="-5.2234383837408602" table:style-name="ce2">
            <text:p>-5,223438384</text:p>
          </table:table-cell>
          <table:table-cell office:value-type="float" office:value="12.546879491880901" table:formula="of:=[.G35]-[.B35]" table:style-name="ce2">
            <text:p>12,54687949</text:p>
          </table:table-cell>
          <table:table-cell office:value-type="float" office:value="27.620906356321196" table:formula="of:=[.H35]-[.C35]" table:style-name="ce2">
            <text:p>27,62090636</text:p>
          </table:table-cell>
          <table:table-cell office:value-type="float" office:value="-30.6413634201569" table:formula="of:=[.I35]-[.D35]" table:style-name="ce2">
            <text:p>-30,64136342</text:p>
          </table:table-cell>
          <table:table-cell office:value-type="float" office:value="79.119150370484945" table:formula="of:=[.J35]-[.E35]" table:style-name="ce2">
            <text:p>79,11915037</text:p>
          </table:table-cell>
          <table:table-cell table:number-columns-repeated="16370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-26.730788716689698" table:style-name="ce2">
            <text:p>-26,73078872</text:p>
          </table:table-cell>
          <table:table-cell office:value-type="float" office:value="51.142591683733997" table:style-name="ce2">
            <text:p>51,14259168</text:p>
          </table:table-cell>
          <table:table-cell office:value-type="float" office:value="32.8100452037339" table:style-name="ce2">
            <text:p>32,8100452</text:p>
          </table:table-cell>
          <table:table-cell office:value-type="float" office:value="59.344268496729697" table:style-name="ce2">
            <text:p>59,3442685</text:p>
          </table:table-cell>
          <table:table-cell office:value-type="float" office:value="735" table:style-name="ce2">
            <text:p>735</text:p>
          </table:table-cell>
          <table:table-cell office:value-type="float" office:value="-35.129887046341302" table:style-name="ce2">
            <text:p>-35,12988705</text:p>
          </table:table-cell>
          <table:table-cell office:value-type="float" office:value="-3.9376628415718802" table:style-name="ce2">
            <text:p>-3,937662842</text:p>
          </table:table-cell>
          <table:table-cell office:value-type="float" office:value="83.770612526156" table:style-name="ce2">
            <text:p>83,77061253</text:p>
          </table:table-cell>
          <table:table-cell office:value-type="float" office:value="15.304165314822001" table:style-name="ce2">
            <text:p>15,30416531</text:p>
          </table:table-cell>
          <table:table-cell office:value-type="float" office:value="-8.3990983296516042" table:formula="of:=[.G36]-[.B36]" table:style-name="ce2">
            <text:p>-8,39909833</text:p>
          </table:table-cell>
          <table:table-cell office:value-type="float" office:value="-55.080254525305875" table:formula="of:=[.H36]-[.C36]" table:style-name="ce2">
            <text:p>-55,08025453</text:p>
          </table:table-cell>
          <table:table-cell office:value-type="float" office:value="50.960567322422101" table:formula="of:=[.I36]-[.D36]" table:style-name="ce2">
            <text:p>50,96056732</text:p>
          </table:table-cell>
          <table:table-cell office:value-type="float" office:value="-44.040103181907696" table:formula="of:=[.J36]-[.E36]" table:style-name="ce2">
            <text:p>-44,04010318</text:p>
          </table:table-cell>
          <table:table-cell table:number-columns-repeated="16370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-11.989367259789301" table:style-name="ce2">
            <text:p>-11,98936726</text:p>
          </table:table-cell>
          <table:table-cell office:value-type="float" office:value="41.260019165354699" table:style-name="ce2">
            <text:p>41,26001917</text:p>
          </table:table-cell>
          <table:table-cell office:value-type="float" office:value="-2.2404667171447001" table:style-name="ce2">
            <text:p>-2,240466717</text:p>
          </table:table-cell>
          <table:table-cell office:value-type="float" office:value="57.771251054635599" table:style-name="ce2">
            <text:p>57,77125105</text:p>
          </table:table-cell>
          <table:table-cell office:value-type="float" office:value="736" table:style-name="ce2">
            <text:p>736</text:p>
          </table:table-cell>
          <table:table-cell office:value-type="float" office:value="-33.453202484406397" table:style-name="ce2">
            <text:p>-33,45320248</text:p>
          </table:table-cell>
          <table:table-cell office:value-type="float" office:value="15.6771681076769" table:style-name="ce2">
            <text:p>15,67716811</text:p>
          </table:table-cell>
          <table:table-cell office:value-type="float" office:value="-16.218239609537999" table:style-name="ce2">
            <text:p>-16,21823961</text:p>
          </table:table-cell>
          <table:table-cell office:value-type="float" office:value="59.0144853594363" table:style-name="ce2">
            <text:p>59,01448536</text:p>
          </table:table-cell>
          <table:table-cell office:value-type="float" office:value="-21.463835224617096" table:formula="of:=[.G37]-[.B37]" table:style-name="ce2">
            <text:p>-21,46383522</text:p>
          </table:table-cell>
          <table:table-cell office:value-type="float" office:value="-25.5828510576778" table:formula="of:=[.H37]-[.C37]" table:style-name="ce2">
            <text:p>-25,58285106</text:p>
          </table:table-cell>
          <table:table-cell office:value-type="float" office:value="-13.977772892393299" table:formula="of:=[.I37]-[.D37]" table:style-name="ce2">
            <text:p>-13,97777289</text:p>
          </table:table-cell>
          <table:table-cell office:value-type="float" office:value="1.2432343048007013" table:formula="of:=[.J37]-[.E37]" table:style-name="ce2">
            <text:p>1,243234305</text:p>
          </table:table-cell>
          <table:table-cell table:number-columns-repeated="16370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-40.866039405207303" table:style-name="ce2">
            <text:p>-40,86603941</text:p>
          </table:table-cell>
          <table:table-cell office:value-type="float" office:value="66.528625564370302" table:style-name="ce2">
            <text:p>66,52862556</text:p>
          </table:table-cell>
          <table:table-cell office:value-type="float" office:value="87.765539605212794" table:style-name="ce2">
            <text:p>87,76553961</text:p>
          </table:table-cell>
          <table:table-cell office:value-type="float" office:value="-73.258723979235796" table:style-name="ce2">
            <text:p>-73,25872398</text:p>
          </table:table-cell>
          <table:table-cell office:value-type="float" office:value="737" table:style-name="ce2">
            <text:p>737</text:p>
          </table:table-cell>
          <table:table-cell office:value-type="float" office:value="-48.0675511411416" table:style-name="ce2">
            <text:p>-48,06755114</text:p>
          </table:table-cell>
          <table:table-cell office:value-type="float" office:value="67.237418398888494" table:style-name="ce2">
            <text:p>67,2374184</text:p>
          </table:table-cell>
          <table:table-cell office:value-type="float" office:value="65.333735970869796" table:style-name="ce2">
            <text:p>65,33373597</text:p>
          </table:table-cell>
          <table:table-cell office:value-type="float" office:value="49.596530739648102" table:style-name="ce2">
            <text:p>49,59653074</text:p>
          </table:table-cell>
          <table:table-cell office:value-type="float" office:value="-7.2015117359342966" table:formula="of:=[.G38]-[.B38]" table:style-name="ce2">
            <text:p>-7,201511736</text:p>
          </table:table-cell>
          <table:table-cell office:value-type="float" office:value="0.70879283451819219" table:formula="of:=[.H38]-[.C38]" table:style-name="ce2">
            <text:p>0,708792835</text:p>
          </table:table-cell>
          <table:table-cell office:value-type="float" office:value="-22.431803634342998" table:formula="of:=[.I38]-[.D38]" table:style-name="ce2">
            <text:p>-22,43180363</text:p>
          </table:table-cell>
          <table:table-cell office:value-type="float" office:value="122.8552547188839" table:formula="of:=[.J38]-[.E38]" table:style-name="ce2">
            <text:p>122,8552547</text:p>
          </table:table-cell>
          <table:table-cell table:number-columns-repeated="16370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-28.667110073148599" table:style-name="ce2">
            <text:p>-28,66711007</text:p>
          </table:table-cell>
          <table:table-cell office:value-type="float" office:value="21.552608390419799" table:style-name="ce2">
            <text:p>21,55260839</text:p>
          </table:table-cell>
          <table:table-cell office:value-type="float" office:value="23.1450206086588" table:style-name="ce2">
            <text:p>23,14502061</text:p>
          </table:table-cell>
          <table:table-cell office:value-type="float" office:value="-62.324873477349001" table:style-name="ce2">
            <text:p>-62,32487348</text:p>
          </table:table-cell>
          <table:table-cell office:value-type="float" office:value="738" table:style-name="ce2">
            <text:p>738</text:p>
          </table:table-cell>
          <table:table-cell office:value-type="float" office:value="-46.727399170064402" table:style-name="ce2">
            <text:p>-46,72739917</text:p>
          </table:table-cell>
          <table:table-cell office:value-type="float" office:value="-39.418144871928199" table:style-name="ce2">
            <text:p>-39,41814487</text:p>
          </table:table-cell>
          <table:table-cell office:value-type="float" office:value="-40.402129615432102" table:style-name="ce2">
            <text:p>-40,40212962</text:p>
          </table:table-cell>
          <table:table-cell office:value-type="float" office:value="32.280114784028001" table:style-name="ce2">
            <text:p>32,28011478</text:p>
          </table:table-cell>
          <table:table-cell office:value-type="float" office:value="-18.060289096915803" table:formula="of:=[.G39]-[.B39]" table:style-name="ce2">
            <text:p>-18,0602891</text:p>
          </table:table-cell>
          <table:table-cell office:value-type="float" office:value="-60.970753262347998" table:formula="of:=[.H39]-[.C39]" table:style-name="ce2">
            <text:p>-60,97075326</text:p>
          </table:table-cell>
          <table:table-cell office:value-type="float" office:value="-63.547150224090899" table:formula="of:=[.I39]-[.D39]" table:style-name="ce2">
            <text:p>-63,54715022</text:p>
          </table:table-cell>
          <table:table-cell office:value-type="float" office:value="94.604988261377002" table:formula="of:=[.J39]-[.E39]" table:style-name="ce2">
            <text:p>94,60498826</text:p>
          </table:table-cell>
          <table:table-cell table:number-columns-repeated="16370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67.407952254975399" table:style-name="ce2">
            <text:p>67,40795225</text:p>
          </table:table-cell>
          <table:table-cell office:value-type="float" office:value="-89.046287880650098" table:style-name="ce2">
            <text:p>-89,04628788</text:p>
          </table:table-cell>
          <table:table-cell office:value-type="float" office:value="-0.110817896444628" table:style-name="ce2">
            <text:p>-0,110817896</text:p>
          </table:table-cell>
          <table:table-cell office:value-type="float" office:value="-72.594244137386298" table:style-name="ce2">
            <text:p>-72,59424414</text:p>
          </table:table-cell>
          <table:table-cell office:value-type="float" office:value="739" table:style-name="ce2">
            <text:p>739</text:p>
          </table:table-cell>
          <table:table-cell office:value-type="float" office:value="89.807426289854305" table:style-name="ce2">
            <text:p>89,80742629</text:p>
          </table:table-cell>
          <table:table-cell office:value-type="float" office:value="80.448784333255503" table:style-name="ce2">
            <text:p>80,44878433</text:p>
          </table:table-cell>
          <table:table-cell office:value-type="float" office:value="25.455409827853799" table:style-name="ce2">
            <text:p>25,45540983</text:p>
          </table:table-cell>
          <table:table-cell office:value-type="float" office:value="24.689192369750099" table:style-name="ce2">
            <text:p>24,68919237</text:p>
          </table:table-cell>
          <table:table-cell office:value-type="float" office:value="22.399474034878907" table:formula="of:=[.G40]-[.B40]" table:style-name="ce2">
            <text:p>22,39947403</text:p>
          </table:table-cell>
          <table:table-cell office:value-type="float" office:value="169.49507221390559" table:formula="of:=[.H40]-[.C40]" table:style-name="ce2">
            <text:p>169,4950722</text:p>
          </table:table-cell>
          <table:table-cell office:value-type="float" office:value="25.566227724298429" table:formula="of:=[.I40]-[.D40]" table:style-name="ce2">
            <text:p>25,56622772</text:p>
          </table:table-cell>
          <table:table-cell office:value-type="float" office:value="97.2834365071364" table:formula="of:=[.J40]-[.E40]" table:style-name="ce2">
            <text:p>97,28343651</text:p>
          </table:table-cell>
          <table:table-cell table:number-columns-repeated="16370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82.697917394903001" table:style-name="ce2">
            <text:p>82,69791739</text:p>
          </table:table-cell>
          <table:table-cell office:value-type="float" office:value="-6.1776303983482599" table:style-name="ce2">
            <text:p>-6,177630398</text:p>
          </table:table-cell>
          <table:table-cell office:value-type="float" office:value="11.0714982004686" table:style-name="ce2">
            <text:p>11,0714982</text:p>
          </table:table-cell>
          <table:table-cell office:value-type="float" office:value="32.485553935263901" table:style-name="ce2">
            <text:p>32,48555394</text:p>
          </table:table-cell>
          <table:table-cell office:value-type="float" office:value="740" table:style-name="ce2">
            <text:p>740</text:p>
          </table:table-cell>
          <table:table-cell office:value-type="float" office:value="-25.679041143182701" table:style-name="ce2">
            <text:p>-25,67904114</text:p>
          </table:table-cell>
          <table:table-cell office:value-type="float" office:value="-52.4113846120365" table:style-name="ce2">
            <text:p>-52,41138461</text:p>
          </table:table-cell>
          <table:table-cell office:value-type="float" office:value="-20.880524682065602" table:style-name="ce2">
            <text:p>-20,88052468</text:p>
          </table:table-cell>
          <table:table-cell office:value-type="float" office:value="-18.8333421334777" table:style-name="ce2">
            <text:p>-18,83334213</text:p>
          </table:table-cell>
          <table:table-cell office:value-type="float" office:value="-108.3769585380857" table:formula="of:=[.G41]-[.B41]" table:style-name="ce2">
            <text:p>-108,3769585</text:p>
          </table:table-cell>
          <table:table-cell office:value-type="float" office:value="-46.233754213688243" table:formula="of:=[.H41]-[.C41]" table:style-name="ce2">
            <text:p>-46,23375421</text:p>
          </table:table-cell>
          <table:table-cell office:value-type="float" office:value="-31.952022882534202" table:formula="of:=[.I41]-[.D41]" table:style-name="ce2">
            <text:p>-31,95202288</text:p>
          </table:table-cell>
          <table:table-cell office:value-type="float" office:value="-51.318896068741601" table:formula="of:=[.J41]-[.E41]" table:style-name="ce2">
            <text:p>-51,31889607</text:p>
          </table:table-cell>
          <table:table-cell table:number-columns-repeated="16370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76.751177904760894" table:style-name="ce2">
            <text:p>76,7511779</text:p>
          </table:table-cell>
          <table:table-cell office:value-type="float" office:value="22.960948272309" table:style-name="ce2">
            <text:p>22,96094827</text:p>
          </table:table-cell>
          <table:table-cell office:value-type="float" office:value="10.897002435367201" table:style-name="ce2">
            <text:p>10,89700244</text:p>
          </table:table-cell>
          <table:table-cell office:value-type="float" office:value="27.887931487427402" table:style-name="ce2">
            <text:p>27,88793149</text:p>
          </table:table-cell>
          <table:table-cell office:value-type="float" office:value="741" table:style-name="ce2">
            <text:p>741</text:p>
          </table:table-cell>
          <table:table-cell office:value-type="float" office:value="37.960161222811898" table:style-name="ce2">
            <text:p>37,96016122</text:p>
          </table:table-cell>
          <table:table-cell office:value-type="float" office:value="23.974077068762501" table:style-name="ce2">
            <text:p>23,97407707</text:p>
          </table:table-cell>
          <table:table-cell office:value-type="float" office:value="-49.468559729640702" table:style-name="ce2">
            <text:p>-49,46855973</text:p>
          </table:table-cell>
          <table:table-cell office:value-type="float" office:value="-40.836985977070498" table:style-name="ce2">
            <text:p>-40,83698598</text:p>
          </table:table-cell>
          <table:table-cell office:value-type="float" office:value="-38.791016681948996" table:formula="of:=[.G42]-[.B42]" table:style-name="ce2">
            <text:p>-38,79101668</text:p>
          </table:table-cell>
          <table:table-cell office:value-type="float" office:value="1.0131287964535005" table:formula="of:=[.H42]-[.C42]" table:style-name="ce2">
            <text:p>1,013128796</text:p>
          </table:table-cell>
          <table:table-cell office:value-type="float" office:value="-60.365562165007901" table:formula="of:=[.I42]-[.D42]" table:style-name="ce2">
            <text:p>-60,36556217</text:p>
          </table:table-cell>
          <table:table-cell office:value-type="float" office:value="-68.724917464497906" table:formula="of:=[.J42]-[.E42]" table:style-name="ce2">
            <text:p>-68,72491746</text:p>
          </table:table-cell>
          <table:table-cell table:number-columns-repeated="16370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-41.457452026789802" table:style-name="ce2">
            <text:p>-41,45745203</text:p>
          </table:table-cell>
          <table:table-cell office:value-type="float" office:value="78.824066822997693" table:style-name="ce2">
            <text:p>78,82406682</text:p>
          </table:table-cell>
          <table:table-cell office:value-type="float" office:value="-55.884590026399898" table:style-name="ce2">
            <text:p>-55,88459003</text:p>
          </table:table-cell>
          <table:table-cell office:value-type="float" office:value="-38.315527681308197" table:style-name="ce2">
            <text:p>-38,31552768</text:p>
          </table:table-cell>
          <table:table-cell office:value-type="float" office:value="742" table:style-name="ce2">
            <text:p>742</text:p>
          </table:table-cell>
          <table:table-cell office:value-type="float" office:value="88.768758365269903" table:style-name="ce2">
            <text:p>88,76875837</text:p>
          </table:table-cell>
          <table:table-cell office:value-type="float" office:value="77.555136030666006" table:style-name="ce2">
            <text:p>77,55513603</text:p>
          </table:table-cell>
          <table:table-cell office:value-type="float" office:value="-24.055736919062799" table:style-name="ce2">
            <text:p>-24,05573692</text:p>
          </table:table-cell>
          <table:table-cell office:value-type="float" office:value="-10.159394525462799" table:style-name="ce2">
            <text:p>-10,15939453</text:p>
          </table:table-cell>
          <table:table-cell office:value-type="float" office:value="130.2262103920597" table:formula="of:=[.G43]-[.B43]" table:style-name="ce2">
            <text:p>130,2262104</text:p>
          </table:table-cell>
          <table:table-cell office:value-type="float" office:value="-1.2689307923316875" table:formula="of:=[.H43]-[.C43]" table:style-name="ce2">
            <text:p>-1,268930792</text:p>
          </table:table-cell>
          <table:table-cell office:value-type="float" office:value="31.8288531073371" table:formula="of:=[.I43]-[.D43]" table:style-name="ce2">
            <text:p>31,82885311</text:p>
          </table:table-cell>
          <table:table-cell office:value-type="float" office:value="28.156133155845396" table:formula="of:=[.J43]-[.E43]" table:style-name="ce2">
            <text:p>28,15613316</text:p>
          </table:table-cell>
          <table:table-cell table:number-columns-repeated="16370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51.826178109868998" table:style-name="ce2">
            <text:p>51,82617811</text:p>
          </table:table-cell>
          <table:table-cell office:value-type="float" office:value="-44.2325982435177" table:style-name="ce2">
            <text:p>-44,23259824</text:p>
          </table:table-cell>
          <table:table-cell office:value-type="float" office:value="71.560800697734194" table:style-name="ce2">
            <text:p>71,5608007</text:p>
          </table:table-cell>
          <table:table-cell office:value-type="float" office:value="34.136475880386598" table:style-name="ce2">
            <text:p>34,13647588</text:p>
          </table:table-cell>
          <table:table-cell office:value-type="float" office:value="743" table:style-name="ce2">
            <text:p>743</text:p>
          </table:table-cell>
          <table:table-cell office:value-type="float" office:value="67.041557114838398" table:style-name="ce2">
            <text:p>67,04155711</text:p>
          </table:table-cell>
          <table:table-cell office:value-type="float" office:value="5.7937992175288198" table:style-name="ce2">
            <text:p>5,793799218</text:p>
          </table:table-cell>
          <table:table-cell office:value-type="float" office:value="13.7033364157879" table:style-name="ce2">
            <text:p>13,70333642</text:p>
          </table:table-cell>
          <table:table-cell office:value-type="float" office:value="43.365493131363898" table:style-name="ce2">
            <text:p>43,36549313</text:p>
          </table:table-cell>
          <table:table-cell office:value-type="float" office:value="15.2153790049694" table:formula="of:=[.G44]-[.B44]" table:style-name="ce2">
            <text:p>15,215379</text:p>
          </table:table-cell>
          <table:table-cell office:value-type="float" office:value="50.026397461046521" table:formula="of:=[.H44]-[.C44]" table:style-name="ce2">
            <text:p>50,02639746</text:p>
          </table:table-cell>
          <table:table-cell office:value-type="float" office:value="-57.857464281946292" table:formula="of:=[.I44]-[.D44]" table:style-name="ce2">
            <text:p>-57,85746428</text:p>
          </table:table-cell>
          <table:table-cell office:value-type="float" office:value="9.2290172509773001" table:formula="of:=[.J44]-[.E44]" table:style-name="ce2">
            <text:p>9,229017251</text:p>
          </table:table-cell>
          <table:table-cell table:number-columns-repeated="16370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48.4994961981605" table:style-name="ce2">
            <text:p>48,4994962</text:p>
          </table:table-cell>
          <table:table-cell office:value-type="float" office:value="-85.106883584354193" table:style-name="ce2">
            <text:p>-85,10688358</text:p>
          </table:table-cell>
          <table:table-cell office:value-type="float" office:value="-79.850200323564394" table:style-name="ce2">
            <text:p>-79,85020032</text:p>
          </table:table-cell>
          <table:table-cell office:value-type="float" office:value="11.3190265039288" table:style-name="ce2">
            <text:p>11,3190265</text:p>
          </table:table-cell>
          <table:table-cell office:value-type="float" office:value="744" table:style-name="ce2">
            <text:p>744</text:p>
          </table:table-cell>
          <table:table-cell office:value-type="float" office:value="15.3726626643911" table:style-name="ce2">
            <text:p>15,37266266</text:p>
          </table:table-cell>
          <table:table-cell office:value-type="float" office:value="75.389680619063199" table:style-name="ce2">
            <text:p>75,38968062</text:p>
          </table:table-cell>
          <table:table-cell office:value-type="float" office:value="-62.945942881047799" table:style-name="ce2">
            <text:p>-62,94594288</text:p>
          </table:table-cell>
          <table:table-cell office:value-type="float" office:value="41.453129487327203" table:style-name="ce2">
            <text:p>41,45312949</text:p>
          </table:table-cell>
          <table:table-cell office:value-type="float" office:value="-33.1268335337694" table:formula="of:=[.G45]-[.B45]" table:style-name="ce2">
            <text:p>-33,12683353</text:p>
          </table:table-cell>
          <table:table-cell office:value-type="float" office:value="160.49656420341739" table:formula="of:=[.H45]-[.C45]" table:style-name="ce2">
            <text:p>160,4965642</text:p>
          </table:table-cell>
          <table:table-cell office:value-type="float" office:value="16.904257442516595" table:formula="of:=[.I45]-[.D45]" table:style-name="ce2">
            <text:p>16,90425744</text:p>
          </table:table-cell>
          <table:table-cell office:value-type="float" office:value="30.134102983398403" table:formula="of:=[.J45]-[.E45]" table:style-name="ce2">
            <text:p>30,13410298</text:p>
          </table:table-cell>
          <table:table-cell table:number-columns-repeated="16370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-77.295548242731996" table:style-name="ce2">
            <text:p>-77,29554824</text:p>
          </table:table-cell>
          <table:table-cell office:value-type="float" office:value="-1.0426416605864699" table:style-name="ce2">
            <text:p>-1,042641661</text:p>
          </table:table-cell>
          <table:table-cell office:value-type="float" office:value="87.918171360313195" table:style-name="ce2">
            <text:p>87,91817136</text:p>
          </table:table-cell>
          <table:table-cell office:value-type="float" office:value="-62.620287617618096" table:style-name="ce2">
            <text:p>-62,62028762</text:p>
          </table:table-cell>
          <table:table-cell office:value-type="float" office:value="745" table:style-name="ce2">
            <text:p>745</text:p>
          </table:table-cell>
          <table:table-cell office:value-type="float" office:value="77.980420263491695" table:style-name="ce2">
            <text:p>77,98042026</text:p>
          </table:table-cell>
          <table:table-cell office:value-type="float" office:value="-81.790227270826094" table:style-name="ce2">
            <text:p>-81,79022727</text:p>
          </table:table-cell>
          <table:table-cell office:value-type="float" office:value="65.090598538728699" table:style-name="ce2">
            <text:p>65,09059854</text:p>
          </table:table-cell>
          <table:table-cell office:value-type="float" office:value="17.390334587057499" table:style-name="ce2">
            <text:p>17,39033459</text:p>
          </table:table-cell>
          <table:table-cell office:value-type="float" office:value="155.27596850622371" table:formula="of:=[.G46]-[.B46]" table:style-name="ce2">
            <text:p>155,2759685</text:p>
          </table:table-cell>
          <table:table-cell office:value-type="float" office:value="-80.747585610239625" table:formula="of:=[.H46]-[.C46]" table:style-name="ce2">
            <text:p>-80,74758561</text:p>
          </table:table-cell>
          <table:table-cell office:value-type="float" office:value="-22.827572821584496" table:formula="of:=[.I46]-[.D46]" table:style-name="ce2">
            <text:p>-22,82757282</text:p>
          </table:table-cell>
          <table:table-cell office:value-type="float" office:value="80.010622204675599" table:formula="of:=[.J46]-[.E46]" table:style-name="ce2">
            <text:p>80,0106222</text:p>
          </table:table-cell>
          <table:table-cell table:number-columns-repeated="16370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59.5930648254311" table:style-name="ce2">
            <text:p>59,59306483</text:p>
          </table:table-cell>
          <table:table-cell office:value-type="float" office:value="-70.737319938568604" table:style-name="ce2">
            <text:p>-70,73731994</text:p>
          </table:table-cell>
          <table:table-cell office:value-type="float" office:value="28.7758946187726" table:style-name="ce2">
            <text:p>28,77589462</text:p>
          </table:table-cell>
          <table:table-cell office:value-type="float" office:value="24.1771884080291" table:style-name="ce2">
            <text:p>24,17718841</text:p>
          </table:table-cell>
          <table:table-cell office:value-type="float" office:value="746" table:style-name="ce2">
            <text:p>746</text:p>
          </table:table-cell>
          <table:table-cell office:value-type="float" office:value="41.4383812533829" table:style-name="ce2">
            <text:p>41,43838125</text:p>
          </table:table-cell>
          <table:table-cell office:value-type="float" office:value="24.995387250109498" table:style-name="ce2">
            <text:p>24,99538725</text:p>
          </table:table-cell>
          <table:table-cell office:value-type="float" office:value="11.97378870995" table:style-name="ce2">
            <text:p>11,97378871</text:p>
          </table:table-cell>
          <table:table-cell office:value-type="float" office:value="-84.271075838329807" table:style-name="ce2">
            <text:p>-84,27107584</text:p>
          </table:table-cell>
          <table:table-cell office:value-type="float" office:value="-18.154683572048199" table:formula="of:=[.G47]-[.B47]" table:style-name="ce2">
            <text:p>-18,15468357</text:p>
          </table:table-cell>
          <table:table-cell office:value-type="float" office:value="95.732707188678106" table:formula="of:=[.H47]-[.C47]" table:style-name="ce2">
            <text:p>95,73270719</text:p>
          </table:table-cell>
          <table:table-cell office:value-type="float" office:value="-16.8021059088226" table:formula="of:=[.I47]-[.D47]" table:style-name="ce2">
            <text:p>-16,80210591</text:p>
          </table:table-cell>
          <table:table-cell office:value-type="float" office:value="-108.4482642463589" table:formula="of:=[.J47]-[.E47]" table:style-name="ce2">
            <text:p>-108,4482642</text:p>
          </table:table-cell>
          <table:table-cell table:number-columns-repeated="16370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67.768096472217096" table:style-name="ce2">
            <text:p>67,76809647</text:p>
          </table:table-cell>
          <table:table-cell office:value-type="float" office:value="-1.9239335416083101" table:style-name="ce2">
            <text:p>-1,923933542</text:p>
          </table:table-cell>
          <table:table-cell office:value-type="float" office:value="85.822932330744607" table:style-name="ce2">
            <text:p>85,82293233</text:p>
          </table:table-cell>
          <table:table-cell office:value-type="float" office:value="54.091202641329197" table:style-name="ce2">
            <text:p>54,09120264</text:p>
          </table:table-cell>
          <table:table-cell office:value-type="float" office:value="747" table:style-name="ce2">
            <text:p>747</text:p>
          </table:table-cell>
          <table:table-cell office:value-type="float" office:value="7.0567175363755998" table:style-name="ce2">
            <text:p>7,056717536</text:p>
          </table:table-cell>
          <table:table-cell office:value-type="float" office:value="-22.9036721146772" table:style-name="ce2">
            <text:p>-22,90367211</text:p>
          </table:table-cell>
          <table:table-cell office:value-type="float" office:value="54.551412406324303" table:style-name="ce2">
            <text:p>54,55141241</text:p>
          </table:table-cell>
          <table:table-cell office:value-type="float" office:value="12.994270028293601" table:style-name="ce2">
            <text:p>12,99427003</text:p>
          </table:table-cell>
          <table:table-cell office:value-type="float" office:value="-60.711378935841495" table:formula="of:=[.G48]-[.B48]" table:style-name="ce2">
            <text:p>-60,71137894</text:p>
          </table:table-cell>
          <table:table-cell office:value-type="float" office:value="-20.979738573068889" table:formula="of:=[.H48]-[.C48]" table:style-name="ce2">
            <text:p>-20,97973857</text:p>
          </table:table-cell>
          <table:table-cell office:value-type="float" office:value="-31.271519924420303" table:formula="of:=[.I48]-[.D48]" table:style-name="ce2">
            <text:p>-31,27151992</text:p>
          </table:table-cell>
          <table:table-cell office:value-type="float" office:value="-41.096932613035598" table:formula="of:=[.J48]-[.E48]" table:style-name="ce2">
            <text:p>-41,09693261</text:p>
          </table:table-cell>
          <table:table-cell table:number-columns-repeated="16370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-2.4991520828760501" table:style-name="ce2">
            <text:p>-2,499152083</text:p>
          </table:table-cell>
          <table:table-cell office:value-type="float" office:value="33.293755761264002" table:style-name="ce2">
            <text:p>33,29375576</text:p>
          </table:table-cell>
          <table:table-cell office:value-type="float" office:value="-15.706872876195099" table:style-name="ce2">
            <text:p>-15,70687288</text:p>
          </table:table-cell>
          <table:table-cell office:value-type="float" office:value="5.6208785231089298" table:style-name="ce2">
            <text:p>5,620878523</text:p>
          </table:table-cell>
          <table:table-cell office:value-type="float" office:value="748" table:style-name="ce2">
            <text:p>748</text:p>
          </table:table-cell>
          <table:table-cell office:value-type="float" office:value="-21.869864613601798" table:style-name="ce2">
            <text:p>-21,86986461</text:p>
          </table:table-cell>
          <table:table-cell office:value-type="float" office:value="-70.115801877645097" table:style-name="ce2">
            <text:p>-70,11580188</text:p>
          </table:table-cell>
          <table:table-cell office:value-type="float" office:value="-86.852711073768404" table:style-name="ce2">
            <text:p>-86,85271107</text:p>
          </table:table-cell>
          <table:table-cell office:value-type="float" office:value="-24.686100870678999" table:style-name="ce2">
            <text:p>-24,68610087</text:p>
          </table:table-cell>
          <table:table-cell office:value-type="float" office:value="-19.370712530725747" table:formula="of:=[.G49]-[.B49]" table:style-name="ce2">
            <text:p>-19,37071253</text:p>
          </table:table-cell>
          <table:table-cell office:value-type="float" office:value="-103.40955763890909" table:formula="of:=[.H49]-[.C49]" table:style-name="ce2">
            <text:p>-103,4095576</text:p>
          </table:table-cell>
          <table:table-cell office:value-type="float" office:value="-71.145838197573312" table:formula="of:=[.I49]-[.D49]" table:style-name="ce2">
            <text:p>-71,1458382</text:p>
          </table:table-cell>
          <table:table-cell office:value-type="float" office:value="-30.306979393787927" table:formula="of:=[.J49]-[.E49]" table:style-name="ce2">
            <text:p>-30,30697939</text:p>
          </table:table-cell>
          <table:table-cell table:number-columns-repeated="16370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-72.386622565043197" table:style-name="ce2">
            <text:p>-72,38662257</text:p>
          </table:table-cell>
          <table:table-cell office:value-type="float" office:value="-4.8265016808372598" table:style-name="ce2">
            <text:p>-4,826501681</text:p>
          </table:table-cell>
          <table:table-cell office:value-type="float" office:value="1.9358076480391" table:style-name="ce2">
            <text:p>1,935807648</text:p>
          </table:table-cell>
          <table:table-cell office:value-type="float" office:value="66.302343562989904" table:style-name="ce2">
            <text:p>66,30234356</text:p>
          </table:table-cell>
          <table:table-cell office:value-type="float" office:value="749" table:style-name="ce2">
            <text:p>749</text:p>
          </table:table-cell>
          <table:table-cell office:value-type="float" office:value="-85.559219283164197" table:style-name="ce2">
            <text:p>-85,55921928</text:p>
          </table:table-cell>
          <table:table-cell office:value-type="float" office:value="-67.331413269225905" table:style-name="ce2">
            <text:p>-67,33141327</text:p>
          </table:table-cell>
          <table:table-cell office:value-type="float" office:value="5.7595797449558299" table:style-name="ce2">
            <text:p>5,759579745</text:p>
          </table:table-cell>
          <table:table-cell office:value-type="float" office:value="-24.154834225841601" table:style-name="ce2">
            <text:p>-24,15483423</text:p>
          </table:table-cell>
          <table:table-cell office:value-type="float" office:value="-13.172596718121" table:formula="of:=[.G50]-[.B50]" table:style-name="ce2">
            <text:p>-13,17259672</text:p>
          </table:table-cell>
          <table:table-cell office:value-type="float" office:value="-62.504911588388644" table:formula="of:=[.H50]-[.C50]" table:style-name="ce2">
            <text:p>-62,50491159</text:p>
          </table:table-cell>
          <table:table-cell office:value-type="float" office:value="3.8237720969167297" table:formula="of:=[.I50]-[.D50]" table:style-name="ce2">
            <text:p>3,823772097</text:p>
          </table:table-cell>
          <table:table-cell office:value-type="float" office:value="-90.457177788831501" table:formula="of:=[.J50]-[.E50]" table:style-name="ce2">
            <text:p>-90,45717779</text:p>
          </table:table-cell>
          <table:table-cell table:number-columns-repeated="16370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-4.9784885066823197" table:style-name="ce2">
            <text:p>-4,978488507</text:p>
          </table:table-cell>
          <table:table-cell office:value-type="float" office:value="56.201585692685597" table:style-name="ce2">
            <text:p>56,20158569</text:p>
          </table:table-cell>
          <table:table-cell office:value-type="float" office:value="71.181603159353699" table:style-name="ce2">
            <text:p>71,18160316</text:p>
          </table:table-cell>
          <table:table-cell office:value-type="float" office:value="0.102181686245437" table:style-name="ce2">
            <text:p>0,102181686</text:p>
          </table:table-cell>
          <table:table-cell office:value-type="float" office:value="750" table:style-name="ce2">
            <text:p>750</text:p>
          </table:table-cell>
          <table:table-cell office:value-type="float" office:value="81.461256515794901" table:style-name="ce2">
            <text:p>81,46125652</text:p>
          </table:table-cell>
          <table:table-cell office:value-type="float" office:value="84.5649955879543" table:style-name="ce2">
            <text:p>84,56499559</text:p>
          </table:table-cell>
          <table:table-cell office:value-type="float" office:value="-5.7485463826190104" table:style-name="ce2">
            <text:p>-5,748546383</text:p>
          </table:table-cell>
          <table:table-cell office:value-type="float" office:value="-26.748483127417099" table:style-name="ce2">
            <text:p>-26,74848313</text:p>
          </table:table-cell>
          <table:table-cell office:value-type="float" office:value="86.439745022477226" table:formula="of:=[.G51]-[.B51]" table:style-name="ce2">
            <text:p>86,43974502</text:p>
          </table:table-cell>
          <table:table-cell office:value-type="float" office:value="28.363409895268703" table:formula="of:=[.H51]-[.C51]" table:style-name="ce2">
            <text:p>28,3634099</text:p>
          </table:table-cell>
          <table:table-cell office:value-type="float" office:value="-76.93014954197271" table:formula="of:=[.I51]-[.D51]" table:style-name="ce2">
            <text:p>-76,93014954</text:p>
          </table:table-cell>
          <table:table-cell office:value-type="float" office:value="-26.850664813662537" table:formula="of:=[.J51]-[.E51]" table:style-name="ce2">
            <text:p>-26,85066481</text:p>
          </table:table-cell>
          <table:table-cell table:number-columns-repeated="16370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-49.109351747282503" table:style-name="ce2">
            <text:p>-49,10935175</text:p>
          </table:table-cell>
          <table:table-cell office:value-type="float" office:value="-42.854625068166698" table:style-name="ce2">
            <text:p>-42,85462507</text:p>
          </table:table-cell>
          <table:table-cell office:value-type="float" office:value="-80.797160209371796" table:style-name="ce2">
            <text:p>-80,79716021</text:p>
          </table:table-cell>
          <table:table-cell office:value-type="float" office:value="66.692552146871705" table:style-name="ce2">
            <text:p>66,69255215</text:p>
          </table:table-cell>
          <table:table-cell office:value-type="float" office:value="751" table:style-name="ce2">
            <text:p>751</text:p>
          </table:table-cell>
          <table:table-cell office:value-type="float" office:value="-11.3229667884476" table:style-name="ce2">
            <text:p>-11,32296679</text:p>
          </table:table-cell>
          <table:table-cell office:value-type="float" office:value="-74.085312545750696" table:style-name="ce2">
            <text:p>-74,08531255</text:p>
          </table:table-cell>
          <table:table-cell office:value-type="float" office:value="24.785957404626" table:style-name="ce2">
            <text:p>24,7859574</text:p>
          </table:table-cell>
          <table:table-cell office:value-type="float" office:value="-82.158074601422101" table:style-name="ce2">
            <text:p>-82,1580746</text:p>
          </table:table-cell>
          <table:table-cell office:value-type="float" office:value="37.786384958834901" table:formula="of:=[.G52]-[.B52]" table:style-name="ce2">
            <text:p>37,78638496</text:p>
          </table:table-cell>
          <table:table-cell office:value-type="float" office:value="-31.230687477583999" table:formula="of:=[.H52]-[.C52]" table:style-name="ce2">
            <text:p>-31,23068748</text:p>
          </table:table-cell>
          <table:table-cell office:value-type="float" office:value="105.5831176139978" table:formula="of:=[.I52]-[.D52]" table:style-name="ce2">
            <text:p>105,5831176</text:p>
          </table:table-cell>
          <table:table-cell office:value-type="float" office:value="-148.85062674829379" table:formula="of:=[.J52]-[.E52]" table:style-name="ce2">
            <text:p>-148,8506267</text:p>
          </table:table-cell>
          <table:table-cell table:number-columns-repeated="16370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-23.520308562395002" table:style-name="ce2">
            <text:p>-23,52030856</text:p>
          </table:table-cell>
          <table:table-cell office:value-type="float" office:value="-41.0430855386982" table:style-name="ce2">
            <text:p>-41,04308554</text:p>
          </table:table-cell>
          <table:table-cell office:value-type="float" office:value="71.898494861674195" table:style-name="ce2">
            <text:p>71,89849486</text:p>
          </table:table-cell>
          <table:table-cell office:value-type="float" office:value="25.722554766985802" table:style-name="ce2">
            <text:p>25,72255477</text:p>
          </table:table-cell>
          <table:table-cell office:value-type="float" office:value="752" table:style-name="ce2">
            <text:p>752</text:p>
          </table:table-cell>
          <table:table-cell office:value-type="float" office:value="41.206944181788501" table:style-name="ce2">
            <text:p>41,20694418</text:p>
          </table:table-cell>
          <table:table-cell office:value-type="float" office:value="66.901276301253006" table:style-name="ce2">
            <text:p>66,9012763</text:p>
          </table:table-cell>
          <table:table-cell office:value-type="float" office:value="-83.893594310450794" table:style-name="ce2">
            <text:p>-83,89359431</text:p>
          </table:table-cell>
          <table:table-cell office:value-type="float" office:value="89.209374009217697" table:style-name="ce2">
            <text:p>89,20937401</text:p>
          </table:table-cell>
          <table:table-cell office:value-type="float" office:value="64.727252744183502" table:formula="of:=[.G53]-[.B53]" table:style-name="ce2">
            <text:p>64,72725274</text:p>
          </table:table-cell>
          <table:table-cell office:value-type="float" office:value="107.9443618399512" table:formula="of:=[.H53]-[.C53]" table:style-name="ce2">
            <text:p>107,9443618</text:p>
          </table:table-cell>
          <table:table-cell office:value-type="float" office:value="-155.79208917212497" table:formula="of:=[.I53]-[.D53]" table:style-name="ce2">
            <text:p>-155,7920892</text:p>
          </table:table-cell>
          <table:table-cell office:value-type="float" office:value="63.486819242231896" table:formula="of:=[.J53]-[.E53]" table:style-name="ce2">
            <text:p>63,48681924</text:p>
          </table:table-cell>
          <table:table-cell table:number-columns-repeated="16370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-27.9936065691642" table:style-name="ce2">
            <text:p>-27,99360657</text:p>
          </table:table-cell>
          <table:table-cell office:value-type="float" office:value="-36.383745954064104" table:style-name="ce2">
            <text:p>-36,38374595</text:p>
          </table:table-cell>
          <table:table-cell office:value-type="float" office:value="70.768324639770995" table:style-name="ce2">
            <text:p>70,76832464</text:p>
          </table:table-cell>
          <table:table-cell office:value-type="float" office:value="83.338201884483496" table:style-name="ce2">
            <text:p>83,33820188</text:p>
          </table:table-cell>
          <table:table-cell office:value-type="float" office:value="753" table:style-name="ce2">
            <text:p>753</text:p>
          </table:table-cell>
          <table:table-cell office:value-type="float" office:value="-15.148850701060599" table:style-name="ce2">
            <text:p>-15,1488507</text:p>
          </table:table-cell>
          <table:table-cell office:value-type="float" office:value="56.387138360482702" table:style-name="ce2">
            <text:p>56,38713836</text:p>
          </table:table-cell>
          <table:table-cell office:value-type="float" office:value="-20.754407645442299" table:style-name="ce2">
            <text:p>-20,75440765</text:p>
          </table:table-cell>
          <table:table-cell office:value-type="float" office:value="59.543386044307397" table:style-name="ce2">
            <text:p>59,54338604</text:p>
          </table:table-cell>
          <table:table-cell office:value-type="float" office:value="12.844755868103601" table:formula="of:=[.G54]-[.B54]" table:style-name="ce2">
            <text:p>12,84475587</text:p>
          </table:table-cell>
          <table:table-cell office:value-type="float" office:value="92.770884314546805" table:formula="of:=[.H54]-[.C54]" table:style-name="ce2">
            <text:p>92,77088431</text:p>
          </table:table-cell>
          <table:table-cell office:value-type="float" office:value="-91.522732285213294" table:formula="of:=[.I54]-[.D54]" table:style-name="ce2">
            <text:p>-91,52273229</text:p>
          </table:table-cell>
          <table:table-cell office:value-type="float" office:value="-23.794815840176099" table:formula="of:=[.J54]-[.E54]" table:style-name="ce2">
            <text:p>-23,79481584</text:p>
          </table:table-cell>
          <table:table-cell table:number-columns-repeated="16370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-20.224352832587101" table:style-name="ce2">
            <text:p>-20,22435283</text:p>
          </table:table-cell>
          <table:table-cell office:value-type="float" office:value="-11.389638916930201" table:style-name="ce2">
            <text:p>-11,38963892</text:p>
          </table:table-cell>
          <table:table-cell office:value-type="float" office:value="-3.4062054516069499E-4" table:style-name="ce2">
            <text:p>-0,000340621</text:p>
          </table:table-cell>
          <table:table-cell office:value-type="float" office:value="1.1623391887105099" table:style-name="ce2">
            <text:p>1,162339189</text:p>
          </table:table-cell>
          <table:table-cell office:value-type="float" office:value="754" table:style-name="ce2">
            <text:p>754</text:p>
          </table:table-cell>
          <table:table-cell office:value-type="float" office:value="49.319985396812797" table:style-name="ce2">
            <text:p>49,3199854</text:p>
          </table:table-cell>
          <table:table-cell office:value-type="float" office:value="-72.776521529484597" table:style-name="ce2">
            <text:p>-72,77652153</text:p>
          </table:table-cell>
          <table:table-cell office:value-type="float" office:value="83.492503749596594" table:style-name="ce2">
            <text:p>83,49250375</text:p>
          </table:table-cell>
          <table:table-cell office:value-type="float" office:value="-12.3999638498458" table:style-name="ce2">
            <text:p>-12,39996385</text:p>
          </table:table-cell>
          <table:table-cell office:value-type="float" office:value="69.544338229399898" table:formula="of:=[.G55]-[.B55]" table:style-name="ce2">
            <text:p>69,54433823</text:p>
          </table:table-cell>
          <table:table-cell office:value-type="float" office:value="-61.386882612554395" table:formula="of:=[.H55]-[.C55]" table:style-name="ce2">
            <text:p>-61,38688261</text:p>
          </table:table-cell>
          <table:table-cell office:value-type="float" office:value="83.492844370141754" table:formula="of:=[.I55]-[.D55]" table:style-name="ce2">
            <text:p>83,49284437</text:p>
          </table:table-cell>
          <table:table-cell office:value-type="float" office:value="-13.56230303855631" table:formula="of:=[.J55]-[.E55]" table:style-name="ce2">
            <text:p>-13,56230304</text:p>
          </table:table-cell>
          <table:table-cell table:number-columns-repeated="16370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29.583687296889" table:style-name="ce2">
            <text:p>29,5836873</text:p>
          </table:table-cell>
          <table:table-cell office:value-type="float" office:value="-80.631101305817793" table:style-name="ce2">
            <text:p>-80,63110131</text:p>
          </table:table-cell>
          <table:table-cell office:value-type="float" office:value="-6.0580514099084004" table:style-name="ce2">
            <text:p>-6,05805141</text:p>
          </table:table-cell>
          <table:table-cell office:value-type="float" office:value="-45.512230433927698" table:style-name="ce2">
            <text:p>-45,51223043</text:p>
          </table:table-cell>
          <table:table-cell office:value-type="float" office:value="755" table:style-name="ce2">
            <text:p>755</text:p>
          </table:table-cell>
          <table:table-cell office:value-type="float" office:value="61.894470111297501" table:style-name="ce2">
            <text:p>61,89447011</text:p>
          </table:table-cell>
          <table:table-cell office:value-type="float" office:value="66.387040358837496" table:style-name="ce2">
            <text:p>66,38704036</text:p>
          </table:table-cell>
          <table:table-cell office:value-type="float" office:value="24.198655268979799" table:style-name="ce2">
            <text:p>24,19865527</text:p>
          </table:table-cell>
          <table:table-cell office:value-type="float" office:value="-47.625007239759597" table:style-name="ce2">
            <text:p>-47,62500724</text:p>
          </table:table-cell>
          <table:table-cell office:value-type="float" office:value="32.310782814408498" table:formula="of:=[.G56]-[.B56]" table:style-name="ce2">
            <text:p>32,31078281</text:p>
          </table:table-cell>
          <table:table-cell office:value-type="float" office:value="147.01814166465527" table:formula="of:=[.H56]-[.C56]" table:style-name="ce2">
            <text:p>147,0181417</text:p>
          </table:table-cell>
          <table:table-cell office:value-type="float" office:value="30.2567066788882" table:formula="of:=[.I56]-[.D56]" table:style-name="ce2">
            <text:p>30,25670668</text:p>
          </table:table-cell>
          <table:table-cell office:value-type="float" office:value="-2.1127768058318992" table:formula="of:=[.J56]-[.E56]" table:style-name="ce2">
            <text:p>-2,112776806</text:p>
          </table:table-cell>
          <table:table-cell table:number-columns-repeated="16370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51.523157048420401" table:style-name="ce2">
            <text:p>51,52315705</text:p>
          </table:table-cell>
          <table:table-cell office:value-type="float" office:value="-65.827133537190903" table:style-name="ce2">
            <text:p>-65,82713354</text:p>
          </table:table-cell>
          <table:table-cell office:value-type="float" office:value="-66.767754826532894" table:style-name="ce2">
            <text:p>-66,76775483</text:p>
          </table:table-cell>
          <table:table-cell office:value-type="float" office:value="-51.329053546182401" table:style-name="ce2">
            <text:p>-51,32905355</text:p>
          </table:table-cell>
          <table:table-cell office:value-type="float" office:value="756" table:style-name="ce2">
            <text:p>756</text:p>
          </table:table-cell>
          <table:table-cell office:value-type="float" office:value="79.273118313973001" table:style-name="ce2">
            <text:p>79,27311831</text:p>
          </table:table-cell>
          <table:table-cell office:value-type="float" office:value="0.60833829195092304" table:style-name="ce2">
            <text:p>0,608338292</text:p>
          </table:table-cell>
          <table:table-cell office:value-type="float" office:value="-2.4524546870080299" table:style-name="ce2">
            <text:p>-2,452454687</text:p>
          </table:table-cell>
          <table:table-cell office:value-type="float" office:value="68.386866807042395" table:style-name="ce2">
            <text:p>68,38686681</text:p>
          </table:table-cell>
          <table:table-cell office:value-type="float" office:value="27.749961265552599" table:formula="of:=[.G57]-[.B57]" table:style-name="ce2">
            <text:p>27,74996127</text:p>
          </table:table-cell>
          <table:table-cell office:value-type="float" office:value="66.435471829141832" table:formula="of:=[.H57]-[.C57]" table:style-name="ce2">
            <text:p>66,43547183</text:p>
          </table:table-cell>
          <table:table-cell office:value-type="float" office:value="64.315300139524865" table:formula="of:=[.I57]-[.D57]" table:style-name="ce2">
            <text:p>64,31530014</text:p>
          </table:table-cell>
          <table:table-cell office:value-type="float" office:value="119.71592035322479" table:formula="of:=[.J57]-[.E57]" table:style-name="ce2">
            <text:p>119,7159204</text:p>
          </table:table-cell>
          <table:table-cell table:number-columns-repeated="16370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73.726166838626298" table:style-name="ce2">
            <text:p>73,72616684</text:p>
          </table:table-cell>
          <table:table-cell office:value-type="float" office:value="-5.4724351927499297" table:style-name="ce2">
            <text:p>-5,472435193</text:p>
          </table:table-cell>
          <table:table-cell office:value-type="float" office:value="-82.924199248640093" table:style-name="ce2">
            <text:p>-82,92419925</text:p>
          </table:table-cell>
          <table:table-cell office:value-type="float" office:value="49.424902634755703" table:style-name="ce2">
            <text:p>49,42490263</text:p>
          </table:table-cell>
          <table:table-cell office:value-type="float" office:value="757" table:style-name="ce2">
            <text:p>757</text:p>
          </table:table-cell>
          <table:table-cell office:value-type="float" office:value="-54.862845084067501" table:style-name="ce2">
            <text:p>-54,86284508</text:p>
          </table:table-cell>
          <table:table-cell office:value-type="float" office:value="-3.52977617459146" table:style-name="ce2">
            <text:p>-3,529776175</text:p>
          </table:table-cell>
          <table:table-cell office:value-type="float" office:value="51.636286784845097" table:style-name="ce2">
            <text:p>51,63628678</text:p>
          </table:table-cell>
          <table:table-cell office:value-type="float" office:value="68.353259258407903" table:style-name="ce2">
            <text:p>68,35325926</text:p>
          </table:table-cell>
          <table:table-cell office:value-type="float" office:value="-128.5890119226938" table:formula="of:=[.G58]-[.B58]" table:style-name="ce2">
            <text:p>-128,5890119</text:p>
          </table:table-cell>
          <table:table-cell office:value-type="float" office:value="1.9426590181584698" table:formula="of:=[.H58]-[.C58]" table:style-name="ce2">
            <text:p>1,942659018</text:p>
          </table:table-cell>
          <table:table-cell office:value-type="float" office:value="134.56048603348518" table:formula="of:=[.I58]-[.D58]" table:style-name="ce2">
            <text:p>134,560486</text:p>
          </table:table-cell>
          <table:table-cell office:value-type="float" office:value="18.928356623652199" table:formula="of:=[.J58]-[.E58]" table:style-name="ce2">
            <text:p>18,92835662</text:p>
          </table:table-cell>
          <table:table-cell table:number-columns-repeated="16370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-80.801511808869293" table:style-name="ce2">
            <text:p>-80,80151181</text:p>
          </table:table-cell>
          <table:table-cell office:value-type="float" office:value="72.3545807826344" table:style-name="ce2">
            <text:p>72,35458078</text:p>
          </table:table-cell>
          <table:table-cell office:value-type="float" office:value="-37.247027537590597" table:style-name="ce2">
            <text:p>-37,24702754</text:p>
          </table:table-cell>
          <table:table-cell office:value-type="float" office:value="6.07905936107381" table:style-name="ce2">
            <text:p>6,079059361</text:p>
          </table:table-cell>
          <table:table-cell office:value-type="float" office:value="758" table:style-name="ce2">
            <text:p>758</text:p>
          </table:table-cell>
          <table:table-cell office:value-type="float" office:value="-26.488694189472898" table:style-name="ce2">
            <text:p>-26,48869419</text:p>
          </table:table-cell>
          <table:table-cell office:value-type="float" office:value="31.3155435612614" table:style-name="ce2">
            <text:p>31,31554356</text:p>
          </table:table-cell>
          <table:table-cell office:value-type="float" office:value="-70.671855389346305" table:style-name="ce2">
            <text:p>-70,67185539</text:p>
          </table:table-cell>
          <table:table-cell office:value-type="float" office:value="49.071993635322301" table:style-name="ce2">
            <text:p>49,07199364</text:p>
          </table:table-cell>
          <table:table-cell office:value-type="float" office:value="54.312817619396398" table:formula="of:=[.G59]-[.B59]" table:style-name="ce2">
            <text:p>54,31281762</text:p>
          </table:table-cell>
          <table:table-cell office:value-type="float" office:value="-41.039037221373" table:formula="of:=[.H59]-[.C59]" table:style-name="ce2">
            <text:p>-41,03903722</text:p>
          </table:table-cell>
          <table:table-cell office:value-type="float" office:value="-33.424827851755708" table:formula="of:=[.I59]-[.D59]" table:style-name="ce2">
            <text:p>-33,42482785</text:p>
          </table:table-cell>
          <table:table-cell office:value-type="float" office:value="42.992934274248491" table:formula="of:=[.J59]-[.E59]" table:style-name="ce2">
            <text:p>42,99293427</text:p>
          </table:table-cell>
          <table:table-cell table:number-columns-repeated="16370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17.2990324687681" table:style-name="ce2">
            <text:p>17,29903247</text:p>
          </table:table-cell>
          <table:table-cell office:value-type="float" office:value="48.6094477650785" table:style-name="ce2">
            <text:p>48,60944777</text:p>
          </table:table-cell>
          <table:table-cell office:value-type="float" office:value="-40.546154314604102" table:style-name="ce2">
            <text:p>-40,54615431</text:p>
          </table:table-cell>
          <table:table-cell office:value-type="float" office:value="67.451226465833699" table:style-name="ce2">
            <text:p>67,45122647</text:p>
          </table:table-cell>
          <table:table-cell office:value-type="float" office:value="759" table:style-name="ce2">
            <text:p>759</text:p>
          </table:table-cell>
          <table:table-cell office:value-type="float" office:value="35.386834716825902" table:style-name="ce2">
            <text:p>35,38683472</text:p>
          </table:table-cell>
          <table:table-cell office:value-type="float" office:value="-66.499056136905196" table:style-name="ce2">
            <text:p>-66,49905614</text:p>
          </table:table-cell>
          <table:table-cell office:value-type="float" office:value="1.48828403218294" table:style-name="ce2">
            <text:p>1,488284032</text:p>
          </table:table-cell>
          <table:table-cell office:value-type="float" office:value="44.486259712629298" table:style-name="ce2">
            <text:p>44,48625971</text:p>
          </table:table-cell>
          <table:table-cell office:value-type="float" office:value="18.087802248057802" table:formula="of:=[.G60]-[.B60]" table:style-name="ce2">
            <text:p>18,08780225</text:p>
          </table:table-cell>
          <table:table-cell office:value-type="float" office:value="-115.1085039019837" table:formula="of:=[.H60]-[.C60]" table:style-name="ce2">
            <text:p>-115,1085039</text:p>
          </table:table-cell>
          <table:table-cell office:value-type="float" office:value="42.034438346787041" table:formula="of:=[.I60]-[.D60]" table:style-name="ce2">
            <text:p>42,03443835</text:p>
          </table:table-cell>
          <table:table-cell office:value-type="float" office:value="-22.964966753204401" table:formula="of:=[.J60]-[.E60]" table:style-name="ce2">
            <text:p>-22,96496675</text:p>
          </table:table-cell>
          <table:table-cell table:number-columns-repeated="16370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-24.355324446521401" table:style-name="ce2">
            <text:p>-24,35532445</text:p>
          </table:table-cell>
          <table:table-cell office:value-type="float" office:value="81.295919736013801" table:style-name="ce2">
            <text:p>81,29591974</text:p>
          </table:table-cell>
          <table:table-cell office:value-type="float" office:value="-24.8717163316872" table:style-name="ce2">
            <text:p>-24,87171633</text:p>
          </table:table-cell>
          <table:table-cell office:value-type="float" office:value="-48.769349471498799" table:style-name="ce2">
            <text:p>-48,76934947</text:p>
          </table:table-cell>
          <table:table-cell office:value-type="float" office:value="760" table:style-name="ce2">
            <text:p>760</text:p>
          </table:table-cell>
          <table:table-cell office:value-type="float" office:value="58.460508326464499" table:style-name="ce2">
            <text:p>58,46050833</text:p>
          </table:table-cell>
          <table:table-cell office:value-type="float" office:value="77.785227905409101" table:style-name="ce2">
            <text:p>77,78522791</text:p>
          </table:table-cell>
          <table:table-cell office:value-type="float" office:value="43.697702633926902" table:style-name="ce2">
            <text:p>43,69770263</text:p>
          </table:table-cell>
          <table:table-cell office:value-type="float" office:value="54.985250446766401" table:style-name="ce2">
            <text:p>54,98525045</text:p>
          </table:table-cell>
          <table:table-cell office:value-type="float" office:value="82.8158327729859" table:formula="of:=[.G61]-[.B61]" table:style-name="ce2">
            <text:p>82,81583277</text:p>
          </table:table-cell>
          <table:table-cell office:value-type="float" office:value="-3.5106918306046992" table:formula="of:=[.H61]-[.C61]" table:style-name="ce2">
            <text:p>-3,510691831</text:p>
          </table:table-cell>
          <table:table-cell office:value-type="float" office:value="68.569418965614105" table:formula="of:=[.I61]-[.D61]" table:style-name="ce2">
            <text:p>68,56941897</text:p>
          </table:table-cell>
          <table:table-cell office:value-type="float" office:value="103.7545999182652" table:formula="of:=[.J61]-[.E61]" table:style-name="ce2">
            <text:p>103,7545999</text:p>
          </table:table-cell>
          <table:table-cell table:number-columns-repeated="16370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-18.097020698952502" table:style-name="ce2">
            <text:p>-18,0970207</text:p>
          </table:table-cell>
          <table:table-cell office:value-type="float" office:value="-1.0144412212728899" table:style-name="ce2">
            <text:p>-1,014441221</text:p>
          </table:table-cell>
          <table:table-cell office:value-type="float" office:value="81.971452925383204" table:style-name="ce2">
            <text:p>81,97145293</text:p>
          </table:table-cell>
          <table:table-cell office:value-type="float" office:value="32.743282557133597" table:style-name="ce2">
            <text:p>32,74328256</text:p>
          </table:table-cell>
          <table:table-cell office:value-type="float" office:value="761" table:style-name="ce2">
            <text:p>761</text:p>
          </table:table-cell>
          <table:table-cell office:value-type="float" office:value="-29.435278007524701" table:style-name="ce2">
            <text:p>-29,43527801</text:p>
          </table:table-cell>
          <table:table-cell office:value-type="float" office:value="10.1546748693574" table:style-name="ce2">
            <text:p>10,15467487</text:p>
          </table:table-cell>
          <table:table-cell office:value-type="float" office:value="25.267434735406201" table:style-name="ce2">
            <text:p>25,26743474</text:p>
          </table:table-cell>
          <table:table-cell office:value-type="float" office:value="18.785485049326201" table:style-name="ce2">
            <text:p>18,78548505</text:p>
          </table:table-cell>
          <table:table-cell office:value-type="float" office:value="-11.338257308572199" table:formula="of:=[.G62]-[.B62]" table:style-name="ce2">
            <text:p>-11,33825731</text:p>
          </table:table-cell>
          <table:table-cell office:value-type="float" office:value="11.16911609063029" table:formula="of:=[.H62]-[.C62]" table:style-name="ce2">
            <text:p>11,16911609</text:p>
          </table:table-cell>
          <table:table-cell office:value-type="float" office:value="-56.704018189977006" table:formula="of:=[.I62]-[.D62]" table:style-name="ce2">
            <text:p>-56,70401819</text:p>
          </table:table-cell>
          <table:table-cell office:value-type="float" office:value="-13.957797507807395" table:formula="of:=[.J62]-[.E62]" table:style-name="ce2">
            <text:p>-13,95779751</text:p>
          </table:table-cell>
          <table:table-cell table:number-columns-repeated="16370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26.349149658174401" table:style-name="ce2">
            <text:p>26,34914966</text:p>
          </table:table-cell>
          <table:table-cell office:value-type="float" office:value="19.6203297761196" table:style-name="ce2">
            <text:p>19,62032978</text:p>
          </table:table-cell>
          <table:table-cell office:value-type="float" office:value="72.520605908349296" table:style-name="ce2">
            <text:p>72,52060591</text:p>
          </table:table-cell>
          <table:table-cell office:value-type="float" office:value="-11.2122254002202" table:style-name="ce2">
            <text:p>-11,2122254</text:p>
          </table:table-cell>
          <table:table-cell office:value-type="float" office:value="762" table:style-name="ce2">
            <text:p>762</text:p>
          </table:table-cell>
          <table:table-cell office:value-type="float" office:value="-81.767382599270604" table:style-name="ce2">
            <text:p>-81,7673826</text:p>
          </table:table-cell>
          <table:table-cell office:value-type="float" office:value="65.695454783101795" table:style-name="ce2">
            <text:p>65,69545478</text:p>
          </table:table-cell>
          <table:table-cell office:value-type="float" office:value="-46.705932532998297" table:style-name="ce2">
            <text:p>-46,70593253</text:p>
          </table:table-cell>
          <table:table-cell office:value-type="float" office:value="83.633689610289906" table:style-name="ce2">
            <text:p>83,63368961</text:p>
          </table:table-cell>
          <table:table-cell office:value-type="float" office:value="-108.116532257445" table:formula="of:=[.G63]-[.B63]" table:style-name="ce2">
            <text:p>-108,1165323</text:p>
          </table:table-cell>
          <table:table-cell office:value-type="float" office:value="46.075125006982191" table:formula="of:=[.H63]-[.C63]" table:style-name="ce2">
            <text:p>46,07512501</text:p>
          </table:table-cell>
          <table:table-cell office:value-type="float" office:value="-119.2265384413476" table:formula="of:=[.I63]-[.D63]" table:style-name="ce2">
            <text:p>-119,2265384</text:p>
          </table:table-cell>
          <table:table-cell office:value-type="float" office:value="94.845915010510112" table:formula="of:=[.J63]-[.E63]" table:style-name="ce2">
            <text:p>94,84591501</text:p>
          </table:table-cell>
          <table:table-cell table:number-columns-repeated="16370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-22.4125300457756" table:style-name="ce2">
            <text:p>-22,41253005</text:p>
          </table:table-cell>
          <table:table-cell office:value-type="float" office:value="83.996917300830503" table:style-name="ce2">
            <text:p>83,9969173</text:p>
          </table:table-cell>
          <table:table-cell office:value-type="float" office:value="-30.3864238346166" table:style-name="ce2">
            <text:p>-30,38642383</text:p>
          </table:table-cell>
          <table:table-cell office:value-type="float" office:value="46.823303181781299" table:style-name="ce2">
            <text:p>46,82330318</text:p>
          </table:table-cell>
          <table:table-cell office:value-type="float" office:value="763" table:style-name="ce2">
            <text:p>763</text:p>
          </table:table-cell>
          <table:table-cell office:value-type="float" office:value="-39.144586849549498" table:style-name="ce2">
            <text:p>-39,14458685</text:p>
          </table:table-cell>
          <table:table-cell office:value-type="float" office:value="11.5114052305498" table:style-name="ce2">
            <text:p>11,51140523</text:p>
          </table:table-cell>
          <table:table-cell office:value-type="float" office:value="22.159899008821899" table:style-name="ce2">
            <text:p>22,15989901</text:p>
          </table:table-cell>
          <table:table-cell office:value-type="float" office:value="62.498375989166497" table:style-name="ce2">
            <text:p>62,49837599</text:p>
          </table:table-cell>
          <table:table-cell office:value-type="float" office:value="-16.732056803773897" table:formula="of:=[.G64]-[.B64]" table:style-name="ce2">
            <text:p>-16,7320568</text:p>
          </table:table-cell>
          <table:table-cell office:value-type="float" office:value="-72.485512070280706" table:formula="of:=[.H64]-[.C64]" table:style-name="ce2">
            <text:p>-72,48551207</text:p>
          </table:table-cell>
          <table:table-cell office:value-type="float" office:value="52.546322843438503" table:formula="of:=[.I64]-[.D64]" table:style-name="ce2">
            <text:p>52,54632284</text:p>
          </table:table-cell>
          <table:table-cell office:value-type="float" office:value="15.675072807385199" table:formula="of:=[.J64]-[.E64]" table:style-name="ce2">
            <text:p>15,67507281</text:p>
          </table:table-cell>
          <table:table-cell table:number-columns-repeated="16370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-76.241361619150396" table:style-name="ce2">
            <text:p>-76,24136162</text:p>
          </table:table-cell>
          <table:table-cell office:value-type="float" office:value="55.922346858560303" table:style-name="ce2">
            <text:p>55,92234686</text:p>
          </table:table-cell>
          <table:table-cell office:value-type="float" office:value="-79.607971973677294" table:style-name="ce2">
            <text:p>-79,60797197</text:p>
          </table:table-cell>
          <table:table-cell office:value-type="float" office:value="-30.9725768958202" table:style-name="ce2">
            <text:p>-30,9725769</text:p>
          </table:table-cell>
          <table:table-cell office:value-type="float" office:value="764" table:style-name="ce2">
            <text:p>764</text:p>
          </table:table-cell>
          <table:table-cell office:value-type="float" office:value="-66.888364251466797" table:style-name="ce2">
            <text:p>-66,88836425</text:p>
          </table:table-cell>
          <table:table-cell office:value-type="float" office:value="-1.0907819058059001" table:style-name="ce2">
            <text:p>-1,090781906</text:p>
          </table:table-cell>
          <table:table-cell office:value-type="float" office:value="18.584540172974599" table:style-name="ce2">
            <text:p>18,58454017</text:p>
          </table:table-cell>
          <table:table-cell office:value-type="float" office:value="72.803782037685593" table:style-name="ce2">
            <text:p>72,80378204</text:p>
          </table:table-cell>
          <table:table-cell office:value-type="float" office:value="9.3529973676835994" table:formula="of:=[.G65]-[.B65]" table:style-name="ce2">
            <text:p>9,352997368</text:p>
          </table:table-cell>
          <table:table-cell office:value-type="float" office:value="-57.013128764366201" table:formula="of:=[.H65]-[.C65]" table:style-name="ce2">
            <text:p>-57,01312876</text:p>
          </table:table-cell>
          <table:table-cell office:value-type="float" office:value="98.192512146651893" table:formula="of:=[.I65]-[.D65]" table:style-name="ce2">
            <text:p>98,19251215</text:p>
          </table:table-cell>
          <table:table-cell office:value-type="float" office:value="103.77635893350579" table:formula="of:=[.J65]-[.E65]" table:style-name="ce2">
            <text:p>103,7763589</text:p>
          </table:table-cell>
          <table:table-cell table:number-columns-repeated="1637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67.169581090783097" table:style-name="ce2">
            <text:p>67,16958109</text:p>
          </table:table-cell>
          <table:table-cell office:value-type="float" office:value="-15.822018530718699" table:style-name="ce2">
            <text:p>-15,82201853</text:p>
          </table:table-cell>
          <table:table-cell office:value-type="float" office:value="-10.3596388392534" table:style-name="ce2">
            <text:p>-10,35963884</text:p>
          </table:table-cell>
          <table:table-cell office:value-type="float" office:value="69.086493648651995" table:style-name="ce2">
            <text:p>69,08649365</text:p>
          </table:table-cell>
          <table:table-cell office:value-type="float" office:value="765" table:style-name="ce2">
            <text:p>765</text:p>
          </table:table-cell>
          <table:table-cell office:value-type="float" office:value="30.558440765845699" table:style-name="ce2">
            <text:p>30,55844077</text:p>
          </table:table-cell>
          <table:table-cell office:value-type="float" office:value="-10.1941664250039" table:style-name="ce2">
            <text:p>-10,19416643</text:p>
          </table:table-cell>
          <table:table-cell office:value-type="float" office:value="67.246918340132893" table:style-name="ce2">
            <text:p>67,24691834</text:p>
          </table:table-cell>
          <table:table-cell office:value-type="float" office:value="-75.143118607115795" table:style-name="ce2">
            <text:p>-75,14311861</text:p>
          </table:table-cell>
          <table:table-cell office:value-type="float" office:value="-36.611140324937395" table:formula="of:=[.G66]-[.B66]" table:style-name="ce2">
            <text:p>-36,61114032</text:p>
          </table:table-cell>
          <table:table-cell office:value-type="float" office:value="5.6278521057147994" table:formula="of:=[.H66]-[.C66]" table:style-name="ce2">
            <text:p>5,627852106</text:p>
          </table:table-cell>
          <table:table-cell office:value-type="float" office:value="77.6065571793863" table:formula="of:=[.I66]-[.D66]" table:style-name="ce2">
            <text:p>77,60655718</text:p>
          </table:table-cell>
          <table:table-cell office:value-type="float" office:value="-144.22961225576779" table:formula="of:=[.J66]-[.E66]" table:style-name="ce2">
            <text:p>-144,2296123</text:p>
          </table:table-cell>
          <table:table-cell table:number-columns-repeated="16370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-6.6376881853576597" table:style-name="ce2">
            <text:p>-6,637688185</text:p>
          </table:table-cell>
          <table:table-cell office:value-type="float" office:value="13.4384029720909" table:style-name="ce2">
            <text:p>13,43840297</text:p>
          </table:table-cell>
          <table:table-cell office:value-type="float" office:value="-57.905324161716599" table:style-name="ce2">
            <text:p>-57,90532416</text:p>
          </table:table-cell>
          <table:table-cell office:value-type="float" office:value="40.216849383090697" table:style-name="ce2">
            <text:p>40,21684938</text:p>
          </table:table-cell>
          <table:table-cell office:value-type="float" office:value="766" table:style-name="ce2">
            <text:p>766</text:p>
          </table:table-cell>
          <table:table-cell office:value-type="float" office:value="-30.789070066719201" table:style-name="ce2">
            <text:p>-30,78907007</text:p>
          </table:table-cell>
          <table:table-cell office:value-type="float" office:value="30.620510847125299" table:style-name="ce2">
            <text:p>30,62051085</text:p>
          </table:table-cell>
          <table:table-cell office:value-type="float" office:value="0.41267527238687302" table:style-name="ce2">
            <text:p>0,412675272</text:p>
          </table:table-cell>
          <table:table-cell office:value-type="float" office:value="84.896576241932095" table:style-name="ce2">
            <text:p>84,89657624</text:p>
          </table:table-cell>
          <table:table-cell office:value-type="float" office:value="-24.151381881361541" table:formula="of:=[.G67]-[.B67]" table:style-name="ce2">
            <text:p>-24,15138188</text:p>
          </table:table-cell>
          <table:table-cell office:value-type="float" office:value="17.182107875034397" table:formula="of:=[.H67]-[.C67]" table:style-name="ce2">
            <text:p>17,18210788</text:p>
          </table:table-cell>
          <table:table-cell office:value-type="float" office:value="58.31799943410347" table:formula="of:=[.I67]-[.D67]" table:style-name="ce2">
            <text:p>58,31799943</text:p>
          </table:table-cell>
          <table:table-cell office:value-type="float" office:value="44.679726858841398" table:formula="of:=[.J67]-[.E67]" table:style-name="ce2">
            <text:p>44,67972686</text:p>
          </table:table-cell>
          <table:table-cell table:number-columns-repeated="16370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2.6120100994370699" table:style-name="ce2">
            <text:p>2,612010099</text:p>
          </table:table-cell>
          <table:table-cell office:value-type="float" office:value="61.844243836689998" table:style-name="ce2">
            <text:p>61,84424384</text:p>
          </table:table-cell>
          <table:table-cell office:value-type="float" office:value="-36.845702283903201" table:style-name="ce2">
            <text:p>-36,84570228</text:p>
          </table:table-cell>
          <table:table-cell office:value-type="float" office:value="-55.762051662446801" table:style-name="ce2">
            <text:p>-55,76205166</text:p>
          </table:table-cell>
          <table:table-cell office:value-type="float" office:value="767" table:style-name="ce2">
            <text:p>767</text:p>
          </table:table-cell>
          <table:table-cell office:value-type="float" office:value="-17.8539430634296" table:style-name="ce2">
            <text:p>-17,85394306</text:p>
          </table:table-cell>
          <table:table-cell office:value-type="float" office:value="-17.494948849342698" table:style-name="ce2">
            <text:p>-17,49494885</text:p>
          </table:table-cell>
          <table:table-cell office:value-type="float" office:value="76.707295618773202" table:style-name="ce2">
            <text:p>76,70729562</text:p>
          </table:table-cell>
          <table:table-cell office:value-type="float" office:value="-52.295376229530298" table:style-name="ce2">
            <text:p>-52,29537623</text:p>
          </table:table-cell>
          <table:table-cell office:value-type="float" office:value="-20.465953162866668" table:formula="of:=[.G68]-[.B68]" table:style-name="ce2">
            <text:p>-20,46595316</text:p>
          </table:table-cell>
          <table:table-cell office:value-type="float" office:value="-79.339192686032703" table:formula="of:=[.H68]-[.C68]" table:style-name="ce2">
            <text:p>-79,33919269</text:p>
          </table:table-cell>
          <table:table-cell office:value-type="float" office:value="113.5529979026764" table:formula="of:=[.I68]-[.D68]" table:style-name="ce2">
            <text:p>113,5529979</text:p>
          </table:table-cell>
          <table:table-cell office:value-type="float" office:value="3.466675432916503" table:formula="of:=[.J68]-[.E68]" table:style-name="ce2">
            <text:p>3,466675433</text:p>
          </table:table-cell>
          <table:table-cell table:number-columns-repeated="16370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-68.769210218617104" table:style-name="ce2">
            <text:p>-68,76921022</text:p>
          </table:table-cell>
          <table:table-cell office:value-type="float" office:value="86.240418490056001" table:style-name="ce2">
            <text:p>86,24041849</text:p>
          </table:table-cell>
          <table:table-cell office:value-type="float" office:value="-6.0884950537201101" table:style-name="ce2">
            <text:p>-6,088495054</text:p>
          </table:table-cell>
          <table:table-cell office:value-type="float" office:value="2.9203987506800799" table:style-name="ce2">
            <text:p>2,920398751</text:p>
          </table:table-cell>
          <table:table-cell office:value-type="float" office:value="768" table:style-name="ce2">
            <text:p>768</text:p>
          </table:table-cell>
          <table:table-cell office:value-type="float" office:value="23.289589256664499" table:style-name="ce2">
            <text:p>23,28958926</text:p>
          </table:table-cell>
          <table:table-cell office:value-type="float" office:value="5.0122789799007101" table:style-name="ce2">
            <text:p>5,01227898</text:p>
          </table:table-cell>
          <table:table-cell office:value-type="float" office:value="0.69117954696154005" table:style-name="ce2">
            <text:p>0,691179547</text:p>
          </table:table-cell>
          <table:table-cell office:value-type="float" office:value="-38.837596745702001" table:style-name="ce2">
            <text:p>-38,83759675</text:p>
          </table:table-cell>
          <table:table-cell office:value-type="float" office:value="92.058799475281603" table:formula="of:=[.G69]-[.B69]" table:style-name="ce2">
            <text:p>92,05879948</text:p>
          </table:table-cell>
          <table:table-cell office:value-type="float" office:value="-81.228139510155287" table:formula="of:=[.H69]-[.C69]" table:style-name="ce2">
            <text:p>-81,22813951</text:p>
          </table:table-cell>
          <table:table-cell office:value-type="float" office:value="6.7796746006816502" table:formula="of:=[.I69]-[.D69]" table:style-name="ce2">
            <text:p>6,779674601</text:p>
          </table:table-cell>
          <table:table-cell office:value-type="float" office:value="-41.75799549638208" table:formula="of:=[.J69]-[.E69]" table:style-name="ce2">
            <text:p>-41,7579955</text:p>
          </table:table-cell>
          <table:table-cell table:number-columns-repeated="16370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47.365320505777497" table:style-name="ce2">
            <text:p>47,36532051</text:p>
          </table:table-cell>
          <table:table-cell office:value-type="float" office:value="57.063179683235099" table:style-name="ce2">
            <text:p>57,06317968</text:p>
          </table:table-cell>
          <table:table-cell office:value-type="float" office:value="-31.508396220032601" table:style-name="ce2">
            <text:p>-31,50839622</text:p>
          </table:table-cell>
          <table:table-cell office:value-type="float" office:value="-17.3220208697286" table:style-name="ce2">
            <text:p>-17,32202087</text:p>
          </table:table-cell>
          <table:table-cell office:value-type="float" office:value="769" table:style-name="ce2">
            <text:p>769</text:p>
          </table:table-cell>
          <table:table-cell office:value-type="float" office:value="-38.411671083060398" table:style-name="ce2">
            <text:p>-38,41167108</text:p>
          </table:table-cell>
          <table:table-cell office:value-type="float" office:value="12.808078393298" table:style-name="ce2">
            <text:p>12,80807839</text:p>
          </table:table-cell>
          <table:table-cell office:value-type="float" office:value="-47.305575521307603" table:style-name="ce2">
            <text:p>-47,30557552</text:p>
          </table:table-cell>
          <table:table-cell office:value-type="float" office:value="-0.497264983467119" table:style-name="ce2">
            <text:p>-0,497264983</text:p>
          </table:table-cell>
          <table:table-cell office:value-type="float" office:value="-85.776991588837888" table:formula="of:=[.G70]-[.B70]" table:style-name="ce2">
            <text:p>-85,77699159</text:p>
          </table:table-cell>
          <table:table-cell office:value-type="float" office:value="-44.255101289937102" table:formula="of:=[.H70]-[.C70]" table:style-name="ce2">
            <text:p>-44,25510129</text:p>
          </table:table-cell>
          <table:table-cell office:value-type="float" office:value="-15.797179301275001" table:formula="of:=[.I70]-[.D70]" table:style-name="ce2">
            <text:p>-15,7971793</text:p>
          </table:table-cell>
          <table:table-cell office:value-type="float" office:value="16.824755886261482" table:formula="of:=[.J70]-[.E70]" table:style-name="ce2">
            <text:p>16,82475589</text:p>
          </table:table-cell>
          <table:table-cell table:number-columns-repeated="16370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-12.6541611880617" table:style-name="ce2">
            <text:p>-12,65416119</text:p>
          </table:table-cell>
          <table:table-cell office:value-type="float" office:value="-24.299226794554201" table:style-name="ce2">
            <text:p>-24,29922679</text:p>
          </table:table-cell>
          <table:table-cell office:value-type="float" office:value="60.224757235292202" table:style-name="ce2">
            <text:p>60,22475724</text:p>
          </table:table-cell>
          <table:table-cell office:value-type="float" office:value="-59.655067482645798" table:style-name="ce2">
            <text:p>-59,65506748</text:p>
          </table:table-cell>
          <table:table-cell office:value-type="float" office:value="770" table:style-name="ce2">
            <text:p>770</text:p>
          </table:table-cell>
          <table:table-cell office:value-type="float" office:value="77.339104785055198" table:style-name="ce2">
            <text:p>77,33910479</text:p>
          </table:table-cell>
          <table:table-cell office:value-type="float" office:value="59.1694261155981" table:style-name="ce2">
            <text:p>59,16942612</text:p>
          </table:table-cell>
          <table:table-cell office:value-type="float" office:value="-12.5061400850892" table:style-name="ce2">
            <text:p>-12,50614009</text:p>
          </table:table-cell>
          <table:table-cell office:value-type="float" office:value="-27.779893804893501" table:style-name="ce2">
            <text:p>-27,7798938</text:p>
          </table:table-cell>
          <table:table-cell office:value-type="float" office:value="89.993265973116905" table:formula="of:=[.G71]-[.B71]" table:style-name="ce2">
            <text:p>89,99326597</text:p>
          </table:table-cell>
          <table:table-cell office:value-type="float" office:value="83.468652910152301" table:formula="of:=[.H71]-[.C71]" table:style-name="ce2">
            <text:p>83,46865291</text:p>
          </table:table-cell>
          <table:table-cell office:value-type="float" office:value="-72.730897320381402" table:formula="of:=[.I71]-[.D71]" table:style-name="ce2">
            <text:p>-72,73089732</text:p>
          </table:table-cell>
          <table:table-cell office:value-type="float" office:value="31.875173677752297" table:formula="of:=[.J71]-[.E71]" table:style-name="ce2">
            <text:p>31,87517368</text:p>
          </table:table-cell>
          <table:table-cell table:number-columns-repeated="16370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21.9018489222385" table:style-name="ce2">
            <text:p>21,90184892</text:p>
          </table:table-cell>
          <table:table-cell office:value-type="float" office:value="-62.360313660177603" table:style-name="ce2">
            <text:p>-62,36031366</text:p>
          </table:table-cell>
          <table:table-cell office:value-type="float" office:value="38.138548168649599" table:style-name="ce2">
            <text:p>38,13854817</text:p>
          </table:table-cell>
          <table:table-cell office:value-type="float" office:value="54.410954258355503" table:style-name="ce2">
            <text:p>54,41095426</text:p>
          </table:table-cell>
          <table:table-cell office:value-type="float" office:value="771" table:style-name="ce2">
            <text:p>771</text:p>
          </table:table-cell>
          <table:table-cell office:value-type="float" office:value="-60.801650191303501" table:style-name="ce2">
            <text:p>-60,80165019</text:p>
          </table:table-cell>
          <table:table-cell office:value-type="float" office:value="82.431667841713804" table:style-name="ce2">
            <text:p>82,43166784</text:p>
          </table:table-cell>
          <table:table-cell office:value-type="float" office:value="70.537434457675204" table:style-name="ce2">
            <text:p>70,53743446</text:p>
          </table:table-cell>
          <table:table-cell office:value-type="float" office:value="10.374003170094699" table:style-name="ce2">
            <text:p>10,37400317</text:p>
          </table:table-cell>
          <table:table-cell office:value-type="float" office:value="-82.703499113541994" table:formula="of:=[.G72]-[.B72]" table:style-name="ce2">
            <text:p>-82,70349911</text:p>
          </table:table-cell>
          <table:table-cell office:value-type="float" office:value="144.7919815018914" table:formula="of:=[.H72]-[.C72]" table:style-name="ce2">
            <text:p>144,7919815</text:p>
          </table:table-cell>
          <table:table-cell office:value-type="float" office:value="32.398886289025604" table:formula="of:=[.I72]-[.D72]" table:style-name="ce2">
            <text:p>32,39888629</text:p>
          </table:table-cell>
          <table:table-cell office:value-type="float" office:value="-44.036951088260807" table:formula="of:=[.J72]-[.E72]" table:style-name="ce2">
            <text:p>-44,03695109</text:p>
          </table:table-cell>
          <table:table-cell table:number-columns-repeated="16370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-46.093758980641098" table:style-name="ce2">
            <text:p>-46,09375898</text:p>
          </table:table-cell>
          <table:table-cell office:value-type="float" office:value="88.011564716121995" table:style-name="ce2">
            <text:p>88,01156472</text:p>
          </table:table-cell>
          <table:table-cell office:value-type="float" office:value="-41.506565845706803" table:style-name="ce2">
            <text:p>-41,50656585</text:p>
          </table:table-cell>
          <table:table-cell office:value-type="float" office:value="-53.592942503830798" table:style-name="ce2">
            <text:p>-53,5929425</text:p>
          </table:table-cell>
          <table:table-cell office:value-type="float" office:value="772" table:style-name="ce2">
            <text:p>772</text:p>
          </table:table-cell>
          <table:table-cell office:value-type="float" office:value="-53.825912316484903" table:style-name="ce2">
            <text:p>-53,82591232</text:p>
          </table:table-cell>
          <table:table-cell office:value-type="float" office:value="37.670169177831902" table:style-name="ce2">
            <text:p>37,67016918</text:p>
          </table:table-cell>
          <table:table-cell office:value-type="float" office:value="-86.142425939720994" table:style-name="ce2">
            <text:p>-86,14242594</text:p>
          </table:table-cell>
          <table:table-cell office:value-type="float" office:value="-7.9520217141409901" table:style-name="ce2">
            <text:p>-7,952021714</text:p>
          </table:table-cell>
          <table:table-cell office:value-type="float" office:value="-7.7321533358438046" table:formula="of:=[.G73]-[.B73]" table:style-name="ce2">
            <text:p>-7,732153336</text:p>
          </table:table-cell>
          <table:table-cell office:value-type="float" office:value="-50.341395538290094" table:formula="of:=[.H73]-[.C73]" table:style-name="ce2">
            <text:p>-50,34139554</text:p>
          </table:table-cell>
          <table:table-cell office:value-type="float" office:value="-44.635860094014191" table:formula="of:=[.I73]-[.D73]" table:style-name="ce2">
            <text:p>-44,63586009</text:p>
          </table:table-cell>
          <table:table-cell office:value-type="float" office:value="45.640920789689808" table:formula="of:=[.J73]-[.E73]" table:style-name="ce2">
            <text:p>45,64092079</text:p>
          </table:table-cell>
          <table:table-cell table:number-columns-repeated="16370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-80.120307903651707" table:style-name="ce2">
            <text:p>-80,1203079</text:p>
          </table:table-cell>
          <table:table-cell office:value-type="float" office:value="-22.011593456476" table:style-name="ce2">
            <text:p>-22,01159346</text:p>
          </table:table-cell>
          <table:table-cell office:value-type="float" office:value="32.4625247345733" table:style-name="ce2">
            <text:p>32,46252473</text:p>
          </table:table-cell>
          <table:table-cell office:value-type="float" office:value="-69.637708965765398" table:style-name="ce2">
            <text:p>-69,63770897</text:p>
          </table:table-cell>
          <table:table-cell office:value-type="float" office:value="773" table:style-name="ce2">
            <text:p>773</text:p>
          </table:table-cell>
          <table:table-cell office:value-type="float" office:value="-32.429698744902097" table:style-name="ce2">
            <text:p>-32,42969874</text:p>
          </table:table-cell>
          <table:table-cell office:value-type="float" office:value="-11.6388510981081" table:style-name="ce2">
            <text:p>-11,6388511</text:p>
          </table:table-cell>
          <table:table-cell office:value-type="float" office:value="1.27350618545646" table:style-name="ce2">
            <text:p>1,273506185</text:p>
          </table:table-cell>
          <table:table-cell office:value-type="float" office:value="23.588128789827302" table:style-name="ce2">
            <text:p>23,58812879</text:p>
          </table:table-cell>
          <table:table-cell office:value-type="float" office:value="47.690609158749609" table:formula="of:=[.G74]-[.B74]" table:style-name="ce2">
            <text:p>47,69060916</text:p>
          </table:table-cell>
          <table:table-cell office:value-type="float" office:value="10.372742358367899" table:formula="of:=[.H74]-[.C74]" table:style-name="ce2">
            <text:p>10,37274236</text:p>
          </table:table-cell>
          <table:table-cell office:value-type="float" office:value="-31.189018549116842" table:formula="of:=[.I74]-[.D74]" table:style-name="ce2">
            <text:p>-31,18901855</text:p>
          </table:table-cell>
          <table:table-cell office:value-type="float" office:value="93.225837755592693" table:formula="of:=[.J74]-[.E74]" table:style-name="ce2">
            <text:p>93,22583776</text:p>
          </table:table-cell>
          <table:table-cell table:number-columns-repeated="16370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-70.186420232194905" table:style-name="ce2">
            <text:p>-70,18642023</text:p>
          </table:table-cell>
          <table:table-cell office:value-type="float" office:value="-26.227157552704401" table:style-name="ce2">
            <text:p>-26,22715755</text:p>
          </table:table-cell>
          <table:table-cell office:value-type="float" office:value="-73.878103397830998" table:style-name="ce2">
            <text:p>-73,8781034</text:p>
          </table:table-cell>
          <table:table-cell office:value-type="float" office:value="-66.413238531982202" table:style-name="ce2">
            <text:p>-66,41323853</text:p>
          </table:table-cell>
          <table:table-cell office:value-type="float" office:value="774" table:style-name="ce2">
            <text:p>774</text:p>
          </table:table-cell>
          <table:table-cell office:value-type="float" office:value="84.339508926864994" table:style-name="ce2">
            <text:p>84,33950893</text:p>
          </table:table-cell>
          <table:table-cell office:value-type="float" office:value="-29.8402665101205" table:style-name="ce2">
            <text:p>-29,84026651</text:p>
          </table:table-cell>
          <table:table-cell office:value-type="float" office:value="-2.0467893818893201" table:style-name="ce2">
            <text:p>-2,046789382</text:p>
          </table:table-cell>
          <table:table-cell office:value-type="float" office:value="46.711522885446698" table:style-name="ce2">
            <text:p>46,71152289</text:p>
          </table:table-cell>
          <table:table-cell office:value-type="float" office:value="154.5259291590599" table:formula="of:=[.G75]-[.B75]" table:style-name="ce2">
            <text:p>154,5259292</text:p>
          </table:table-cell>
          <table:table-cell office:value-type="float" office:value="-3.6131089574160988" table:formula="of:=[.H75]-[.C75]" table:style-name="ce2">
            <text:p>-3,613108957</text:p>
          </table:table-cell>
          <table:table-cell office:value-type="float" office:value="71.831314015941672" table:formula="of:=[.I75]-[.D75]" table:style-name="ce2">
            <text:p>71,83131402</text:p>
          </table:table-cell>
          <table:table-cell office:value-type="float" office:value="113.1247614174289" table:formula="of:=[.J75]-[.E75]" table:style-name="ce2">
            <text:p>113,1247614</text:p>
          </table:table-cell>
          <table:table-cell table:number-columns-repeated="16370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-50.189883912928401" table:style-name="ce2">
            <text:p>-50,18988391</text:p>
          </table:table-cell>
          <table:table-cell office:value-type="float" office:value="31.183134017756299" table:style-name="ce2">
            <text:p>31,18313402</text:p>
          </table:table-cell>
          <table:table-cell office:value-type="float" office:value="-51.248756994960601" table:style-name="ce2">
            <text:p>-51,24875699</text:p>
          </table:table-cell>
          <table:table-cell office:value-type="float" office:value="42.6175284026966" table:style-name="ce2">
            <text:p>42,6175284</text:p>
          </table:table-cell>
          <table:table-cell office:value-type="float" office:value="775" table:style-name="ce2">
            <text:p>775</text:p>
          </table:table-cell>
          <table:table-cell office:value-type="float" office:value="59.808217417356801" table:style-name="ce2">
            <text:p>59,80821742</text:p>
          </table:table-cell>
          <table:table-cell office:value-type="float" office:value="23.521093439229102" table:style-name="ce2">
            <text:p>23,52109344</text:p>
          </table:table-cell>
          <table:table-cell office:value-type="float" office:value="73.451039204807103" table:style-name="ce2">
            <text:p>73,4510392</text:p>
          </table:table-cell>
          <table:table-cell office:value-type="float" office:value="62.825947162188697" table:style-name="ce2">
            <text:p>62,82594716</text:p>
          </table:table-cell>
          <table:table-cell office:value-type="float" office:value="109.99810133028521" table:formula="of:=[.G76]-[.B76]" table:style-name="ce2">
            <text:p>109,9981013</text:p>
          </table:table-cell>
          <table:table-cell office:value-type="float" office:value="-7.662040578527197" table:formula="of:=[.H76]-[.C76]" table:style-name="ce2">
            <text:p>-7,662040579</text:p>
          </table:table-cell>
          <table:table-cell office:value-type="float" office:value="124.6997961997677" table:formula="of:=[.I76]-[.D76]" table:style-name="ce2">
            <text:p>124,6997962</text:p>
          </table:table-cell>
          <table:table-cell office:value-type="float" office:value="20.208418759492098" table:formula="of:=[.J76]-[.E76]" table:style-name="ce2">
            <text:p>20,20841876</text:p>
          </table:table-cell>
          <table:table-cell table:number-columns-repeated="16370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-3.4164942780636899E-2" table:style-name="ce2">
            <text:p>-0,034164943</text:p>
          </table:table-cell>
          <table:table-cell office:value-type="float" office:value="-76.025390055539603" table:style-name="ce2">
            <text:p>-76,02539006</text:p>
          </table:table-cell>
          <table:table-cell office:value-type="float" office:value="-29.608383722868599" table:style-name="ce2">
            <text:p>-29,60838372</text:p>
          </table:table-cell>
          <table:table-cell office:value-type="float" office:value="40.198127180487297" table:style-name="ce2">
            <text:p>40,19812718</text:p>
          </table:table-cell>
          <table:table-cell office:value-type="float" office:value="776" table:style-name="ce2">
            <text:p>776</text:p>
          </table:table-cell>
          <table:table-cell office:value-type="float" office:value="-24.229087531409601" table:style-name="ce2">
            <text:p>-24,22908753</text:p>
          </table:table-cell>
          <table:table-cell office:value-type="float" office:value="4.6858356428688204" table:style-name="ce2">
            <text:p>4,685835643</text:p>
          </table:table-cell>
          <table:table-cell office:value-type="float" office:value="9.0502476123739601" table:style-name="ce2">
            <text:p>9,050247612</text:p>
          </table:table-cell>
          <table:table-cell office:value-type="float" office:value="-73.089161930201698" table:style-name="ce2">
            <text:p>-73,08916193</text:p>
          </table:table-cell>
          <table:table-cell office:value-type="float" office:value="-24.194922588628963" table:formula="of:=[.G77]-[.B77]" table:style-name="ce2">
            <text:p>-24,19492259</text:p>
          </table:table-cell>
          <table:table-cell office:value-type="float" office:value="80.711225698408427" table:formula="of:=[.H77]-[.C77]" table:style-name="ce2">
            <text:p>80,7112257</text:p>
          </table:table-cell>
          <table:table-cell office:value-type="float" office:value="38.658631335242561" table:formula="of:=[.I77]-[.D77]" table:style-name="ce2">
            <text:p>38,65863134</text:p>
          </table:table-cell>
          <table:table-cell office:value-type="float" office:value="-113.28728911068899" table:formula="of:=[.J77]-[.E77]" table:style-name="ce2">
            <text:p>-113,2872891</text:p>
          </table:table-cell>
          <table:table-cell table:number-columns-repeated="16370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22.6536937378782" table:style-name="ce2">
            <text:p>22,65369374</text:p>
          </table:table-cell>
          <table:table-cell office:value-type="float" office:value="52.131968438646098" table:style-name="ce2">
            <text:p>52,13196844</text:p>
          </table:table-cell>
          <table:table-cell office:value-type="float" office:value="-47.021983177130899" table:style-name="ce2">
            <text:p>-47,02198318</text:p>
          </table:table-cell>
          <table:table-cell office:value-type="float" office:value="85.0689730696852" table:style-name="ce2">
            <text:p>85,06897307</text:p>
          </table:table-cell>
          <table:table-cell office:value-type="float" office:value="777" table:style-name="ce2">
            <text:p>777</text:p>
          </table:table-cell>
          <table:table-cell office:value-type="float" office:value="-33.115383368410001" table:style-name="ce2">
            <text:p>-33,11538337</text:p>
          </table:table-cell>
          <table:table-cell office:value-type="float" office:value="-0.66453536371533795" table:style-name="ce2">
            <text:p>-0,664535364</text:p>
          </table:table-cell>
          <table:table-cell office:value-type="float" office:value="-86.748007545118298" table:style-name="ce2">
            <text:p>-86,74800755</text:p>
          </table:table-cell>
          <table:table-cell office:value-type="float" office:value="48.704100691473997" table:style-name="ce2">
            <text:p>48,70410069</text:p>
          </table:table-cell>
          <table:table-cell office:value-type="float" office:value="-55.769077106288201" table:formula="of:=[.G78]-[.B78]" table:style-name="ce2">
            <text:p>-55,76907711</text:p>
          </table:table-cell>
          <table:table-cell office:value-type="float" office:value="-52.796503802361435" table:formula="of:=[.H78]-[.C78]" table:style-name="ce2">
            <text:p>-52,7965038</text:p>
          </table:table-cell>
          <table:table-cell office:value-type="float" office:value="-39.726024367987399" table:formula="of:=[.I78]-[.D78]" table:style-name="ce2">
            <text:p>-39,72602437</text:p>
          </table:table-cell>
          <table:table-cell office:value-type="float" office:value="-36.364872378211203" table:formula="of:=[.J78]-[.E78]" table:style-name="ce2">
            <text:p>-36,36487238</text:p>
          </table:table-cell>
          <table:table-cell table:number-columns-repeated="16370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2.7980654486596102" table:style-name="ce2">
            <text:p>2,798065449</text:p>
          </table:table-cell>
          <table:table-cell office:value-type="float" office:value="39.307811221590697" table:style-name="ce2">
            <text:p>39,30781122</text:p>
          </table:table-cell>
          <table:table-cell office:value-type="float" office:value="-47.133818007080002" table:style-name="ce2">
            <text:p>-47,13381801</text:p>
          </table:table-cell>
          <table:table-cell office:value-type="float" office:value="65.770804027779803" table:style-name="ce2">
            <text:p>65,77080403</text:p>
          </table:table-cell>
          <table:table-cell office:value-type="float" office:value="778" table:style-name="ce2">
            <text:p>778</text:p>
          </table:table-cell>
          <table:table-cell office:value-type="float" office:value="24.119181286063601" table:style-name="ce2">
            <text:p>24,11918129</text:p>
          </table:table-cell>
          <table:table-cell office:value-type="float" office:value="-27.734606340643101" table:style-name="ce2">
            <text:p>-27,73460634</text:p>
          </table:table-cell>
          <table:table-cell office:value-type="float" office:value="2.2001384712571599" table:style-name="ce2">
            <text:p>2,200138471</text:p>
          </table:table-cell>
          <table:table-cell office:value-type="float" office:value="82.624748399249299" table:style-name="ce2">
            <text:p>82,6247484</text:p>
          </table:table-cell>
          <table:table-cell office:value-type="float" office:value="21.32111583740399" table:formula="of:=[.G79]-[.B79]" table:style-name="ce2">
            <text:p>21,32111584</text:p>
          </table:table-cell>
          <table:table-cell office:value-type="float" office:value="-67.042417562233794" table:formula="of:=[.H79]-[.C79]" table:style-name="ce2">
            <text:p>-67,04241756</text:p>
          </table:table-cell>
          <table:table-cell office:value-type="float" office:value="49.333956478337164" table:formula="of:=[.I79]-[.D79]" table:style-name="ce2">
            <text:p>49,33395648</text:p>
          </table:table-cell>
          <table:table-cell office:value-type="float" office:value="16.853944371469495" table:formula="of:=[.J79]-[.E79]" table:style-name="ce2">
            <text:p>16,85394437</text:p>
          </table:table-cell>
          <table:table-cell table:number-columns-repeated="16370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69.132514786167405" table:style-name="ce2">
            <text:p>69,13251479</text:p>
          </table:table-cell>
          <table:table-cell office:value-type="float" office:value="31.419192518289702" table:style-name="ce2">
            <text:p>31,41919252</text:p>
          </table:table-cell>
          <table:table-cell office:value-type="float" office:value="28.7148972049356" table:style-name="ce2">
            <text:p>28,7148972</text:p>
          </table:table-cell>
          <table:table-cell office:value-type="float" office:value="-41.929252008931599" table:style-name="ce2">
            <text:p>-41,92925201</text:p>
          </table:table-cell>
          <table:table-cell office:value-type="float" office:value="779" table:style-name="ce2">
            <text:p>779</text:p>
          </table:table-cell>
          <table:table-cell office:value-type="float" office:value="61.910592597986103" table:style-name="ce2">
            <text:p>61,9105926</text:p>
          </table:table-cell>
          <table:table-cell office:value-type="float" office:value="66.694843945199594" table:style-name="ce2">
            <text:p>66,69484395</text:p>
          </table:table-cell>
          <table:table-cell office:value-type="float" office:value="8.4114894876085202" table:style-name="ce2">
            <text:p>8,411489488</text:p>
          </table:table-cell>
          <table:table-cell office:value-type="float" office:value="69.492652632383596" table:style-name="ce2">
            <text:p>69,49265263</text:p>
          </table:table-cell>
          <table:table-cell office:value-type="float" office:value="-7.2219221881813027" table:formula="of:=[.G80]-[.B80]" table:style-name="ce2">
            <text:p>-7,221922188</text:p>
          </table:table-cell>
          <table:table-cell office:value-type="float" office:value="35.275651426909889" table:formula="of:=[.H80]-[.C80]" table:style-name="ce2">
            <text:p>35,27565143</text:p>
          </table:table-cell>
          <table:table-cell office:value-type="float" office:value="-20.303407717327079" table:formula="of:=[.I80]-[.D80]" table:style-name="ce2">
            <text:p>-20,30340772</text:p>
          </table:table-cell>
          <table:table-cell office:value-type="float" office:value="111.42190464131519" table:formula="of:=[.J80]-[.E80]" table:style-name="ce2">
            <text:p>111,4219046</text:p>
          </table:table-cell>
          <table:table-cell table:number-columns-repeated="16370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44.279952548767902" table:style-name="ce2">
            <text:p>44,27995255</text:p>
          </table:table-cell>
          <table:table-cell office:value-type="float" office:value="-16.55636186492" table:style-name="ce2">
            <text:p>-16,55636186</text:p>
          </table:table-cell>
          <table:table-cell office:value-type="float" office:value="-15.551618751535001" table:style-name="ce2">
            <text:p>-15,55161875</text:p>
          </table:table-cell>
          <table:table-cell office:value-type="float" office:value="33.391019319139701" table:style-name="ce2">
            <text:p>33,39101932</text:p>
          </table:table-cell>
          <table:table-cell office:value-type="float" office:value="780" table:style-name="ce2">
            <text:p>780</text:p>
          </table:table-cell>
          <table:table-cell office:value-type="float" office:value="9.8566562462519496" table:style-name="ce2">
            <text:p>9,856656246</text:p>
          </table:table-cell>
          <table:table-cell office:value-type="float" office:value="-45.958855575541399" table:style-name="ce2">
            <text:p>-45,95885558</text:p>
          </table:table-cell>
          <table:table-cell office:value-type="float" office:value="6.5265522359415797" table:style-name="ce2">
            <text:p>6,526552236</text:p>
          </table:table-cell>
          <table:table-cell office:value-type="float" office:value="6.6397543686299798" table:style-name="ce2">
            <text:p>6,639754369</text:p>
          </table:table-cell>
          <table:table-cell office:value-type="float" office:value="-34.423296302515951" table:formula="of:=[.G81]-[.B81]" table:style-name="ce2">
            <text:p>-34,4232963</text:p>
          </table:table-cell>
          <table:table-cell office:value-type="float" office:value="-29.4024937106214" table:formula="of:=[.H81]-[.C81]" table:style-name="ce2">
            <text:p>-29,40249371</text:p>
          </table:table-cell>
          <table:table-cell office:value-type="float" office:value="22.078170987476582" table:formula="of:=[.I81]-[.D81]" table:style-name="ce2">
            <text:p>22,07817099</text:p>
          </table:table-cell>
          <table:table-cell office:value-type="float" office:value="-26.751264950509722" table:formula="of:=[.J81]-[.E81]" table:style-name="ce2">
            <text:p>-26,75126495</text:p>
          </table:table-cell>
          <table:table-cell table:number-columns-repeated="16370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-86.160196482658506" table:style-name="ce2">
            <text:p>-86,16019648</text:p>
          </table:table-cell>
          <table:table-cell office:value-type="float" office:value="-57.168636798124297" table:style-name="ce2">
            <text:p>-57,1686368</text:p>
          </table:table-cell>
          <table:table-cell office:value-type="float" office:value="17.215473736399002" table:style-name="ce2">
            <text:p>17,21547374</text:p>
          </table:table-cell>
          <table:table-cell office:value-type="float" office:value="27.661611035775898" table:style-name="ce2">
            <text:p>27,66161104</text:p>
          </table:table-cell>
          <table:table-cell office:value-type="float" office:value="781" table:style-name="ce2">
            <text:p>781</text:p>
          </table:table-cell>
          <table:table-cell office:value-type="float" office:value="-50.164738902181" table:style-name="ce2">
            <text:p>-50,1647389</text:p>
          </table:table-cell>
          <table:table-cell office:value-type="float" office:value="-10.4449852846022" table:style-name="ce2">
            <text:p>-10,44498528</text:p>
          </table:table-cell>
          <table:table-cell office:value-type="float" office:value="-63.432428335467698" table:style-name="ce2">
            <text:p>-63,43242834</text:p>
          </table:table-cell>
          <table:table-cell office:value-type="float" office:value="-25.1307069263414" table:style-name="ce2">
            <text:p>-25,13070693</text:p>
          </table:table-cell>
          <table:table-cell office:value-type="float" office:value="35.995457580477506" table:formula="of:=[.G82]-[.B82]" table:style-name="ce2">
            <text:p>35,99545758</text:p>
          </table:table-cell>
          <table:table-cell office:value-type="float" office:value="46.7236515135221" table:formula="of:=[.H82]-[.C82]" table:style-name="ce2">
            <text:p>46,72365151</text:p>
          </table:table-cell>
          <table:table-cell office:value-type="float" office:value="-80.647902071866696" table:formula="of:=[.I82]-[.D82]" table:style-name="ce2">
            <text:p>-80,64790207</text:p>
          </table:table-cell>
          <table:table-cell office:value-type="float" office:value="-52.792317962117295" table:formula="of:=[.J82]-[.E82]" table:style-name="ce2">
            <text:p>-52,79231796</text:p>
          </table:table-cell>
          <table:table-cell table:number-columns-repeated="16370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-22.4391920346863" table:style-name="ce2">
            <text:p>-22,43919203</text:p>
          </table:table-cell>
          <table:table-cell office:value-type="float" office:value="-49.728224960754602" table:style-name="ce2">
            <text:p>-49,72822496</text:p>
          </table:table-cell>
          <table:table-cell office:value-type="float" office:value="-45.628091452886999" table:style-name="ce2">
            <text:p>-45,62809145</text:p>
          </table:table-cell>
          <table:table-cell office:value-type="float" office:value="30.597527323322399" table:style-name="ce2">
            <text:p>30,59752732</text:p>
          </table:table-cell>
          <table:table-cell office:value-type="float" office:value="782" table:style-name="ce2">
            <text:p>782</text:p>
          </table:table-cell>
          <table:table-cell office:value-type="float" office:value="-35.544621547167303" table:style-name="ce2">
            <text:p>-35,54462155</text:p>
          </table:table-cell>
          <table:table-cell office:value-type="float" office:value="23.275473855203199" table:style-name="ce2">
            <text:p>23,27547386</text:p>
          </table:table-cell>
          <table:table-cell office:value-type="float" office:value="-1.47122233757327" table:style-name="ce2">
            <text:p>-1,471222338</text:p>
          </table:table-cell>
          <table:table-cell office:value-type="float" office:value="12.7546772325975" table:style-name="ce2">
            <text:p>12,75467723</text:p>
          </table:table-cell>
          <table:table-cell office:value-type="float" office:value="-13.105429512481003" table:formula="of:=[.G83]-[.B83]" table:style-name="ce2">
            <text:p>-13,10542951</text:p>
          </table:table-cell>
          <table:table-cell office:value-type="float" office:value="73.003698815957804" table:formula="of:=[.H83]-[.C83]" table:style-name="ce2">
            <text:p>73,00369882</text:p>
          </table:table-cell>
          <table:table-cell office:value-type="float" office:value="44.156869115313725" table:formula="of:=[.I83]-[.D83]" table:style-name="ce2">
            <text:p>44,15686912</text:p>
          </table:table-cell>
          <table:table-cell office:value-type="float" office:value="-17.842850090724902" table:formula="of:=[.J83]-[.E83]" table:style-name="ce2">
            <text:p>-17,84285009</text:p>
          </table:table-cell>
          <table:table-cell table:number-columns-repeated="16370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-34.190223983305103" table:style-name="ce2">
            <text:p>-34,19022398</text:p>
          </table:table-cell>
          <table:table-cell office:value-type="float" office:value="60.0212683570495" table:style-name="ce2">
            <text:p>60,02126836</text:p>
          </table:table-cell>
          <table:table-cell office:value-type="float" office:value="6.1872896951286602" table:style-name="ce2">
            <text:p>6,187289695</text:p>
          </table:table-cell>
          <table:table-cell office:value-type="float" office:value="-75.362327859386696" table:style-name="ce2">
            <text:p>-75,36232786</text:p>
          </table:table-cell>
          <table:table-cell office:value-type="float" office:value="783" table:style-name="ce2">
            <text:p>783</text:p>
          </table:table-cell>
          <table:table-cell office:value-type="float" office:value="-19.721789872422899" table:style-name="ce2">
            <text:p>-19,72178987</text:p>
          </table:table-cell>
          <table:table-cell office:value-type="float" office:value="-63.2405088515088" table:style-name="ce2">
            <text:p>-63,24050885</text:p>
          </table:table-cell>
          <table:table-cell office:value-type="float" office:value="-75.175795418761396" table:style-name="ce2">
            <text:p>-75,17579542</text:p>
          </table:table-cell>
          <table:table-cell office:value-type="float" office:value="71.850854437561395" table:style-name="ce2">
            <text:p>71,85085444</text:p>
          </table:table-cell>
          <table:table-cell office:value-type="float" office:value="14.468434110882203" table:formula="of:=[.G84]-[.B84]" table:style-name="ce2">
            <text:p>14,46843411</text:p>
          </table:table-cell>
          <table:table-cell office:value-type="float" office:value="-123.2617772085583" table:formula="of:=[.H84]-[.C84]" table:style-name="ce2">
            <text:p>-123,2617772</text:p>
          </table:table-cell>
          <table:table-cell office:value-type="float" office:value="-81.363085113890051" table:formula="of:=[.I84]-[.D84]" table:style-name="ce2">
            <text:p>-81,36308511</text:p>
          </table:table-cell>
          <table:table-cell office:value-type="float" office:value="147.2131822969481" table:formula="of:=[.J84]-[.E84]" table:style-name="ce2">
            <text:p>147,2131823</text:p>
          </table:table-cell>
          <table:table-cell table:number-columns-repeated="16370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46.769107669331397" table:style-name="ce2">
            <text:p>46,76910767</text:p>
          </table:table-cell>
          <table:table-cell office:value-type="float" office:value="-59.992625885575102" table:style-name="ce2">
            <text:p>-59,99262589</text:p>
          </table:table-cell>
          <table:table-cell office:value-type="float" office:value="82.743279949183105" table:style-name="ce2">
            <text:p>82,74327995</text:p>
          </table:table-cell>
          <table:table-cell office:value-type="float" office:value="-18.5356962546287" table:style-name="ce2">
            <text:p>-18,53569625</text:p>
          </table:table-cell>
          <table:table-cell office:value-type="float" office:value="784" table:style-name="ce2">
            <text:p>784</text:p>
          </table:table-cell>
          <table:table-cell office:value-type="float" office:value="5.7217724959372598" table:style-name="ce2">
            <text:p>5,721772496</text:p>
          </table:table-cell>
          <table:table-cell office:value-type="float" office:value="-59.0192080775224" table:style-name="ce2">
            <text:p>-59,01920808</text:p>
          </table:table-cell>
          <table:table-cell office:value-type="float" office:value="48.9693354674502" table:style-name="ce2">
            <text:p>48,96933547</text:p>
          </table:table-cell>
          <table:table-cell office:value-type="float" office:value="51.604807588048999" table:style-name="ce2">
            <text:p>51,60480759</text:p>
          </table:table-cell>
          <table:table-cell office:value-type="float" office:value="-41.047335173394139" table:formula="of:=[.G85]-[.B85]" table:style-name="ce2">
            <text:p>-41,04733517</text:p>
          </table:table-cell>
          <table:table-cell office:value-type="float" office:value="0.97341780805270162" table:formula="of:=[.H85]-[.C85]" table:style-name="ce2">
            <text:p>0,973417808</text:p>
          </table:table-cell>
          <table:table-cell office:value-type="float" office:value="-33.773944481732904" table:formula="of:=[.I85]-[.D85]" table:style-name="ce2">
            <text:p>-33,77394448</text:p>
          </table:table-cell>
          <table:table-cell office:value-type="float" office:value="70.140503842677703" table:formula="of:=[.J85]-[.E85]" table:style-name="ce2">
            <text:p>70,14050384</text:p>
          </table:table-cell>
          <table:table-cell table:number-columns-repeated="16370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-68.726919050341607" table:style-name="ce2">
            <text:p>-68,72691905</text:p>
          </table:table-cell>
          <table:table-cell office:value-type="float" office:value="-53.444246752266601" table:style-name="ce2">
            <text:p>-53,44424675</text:p>
          </table:table-cell>
          <table:table-cell office:value-type="float" office:value="-13.7442452961578" table:style-name="ce2">
            <text:p>-13,7442453</text:p>
          </table:table-cell>
          <table:table-cell office:value-type="float" office:value="56.327551874486197" table:style-name="ce2">
            <text:p>56,32755187</text:p>
          </table:table-cell>
          <table:table-cell office:value-type="float" office:value="785" table:style-name="ce2">
            <text:p>785</text:p>
          </table:table-cell>
          <table:table-cell office:value-type="float" office:value="-57.9887672074587" table:style-name="ce2">
            <text:p>-57,98876721</text:p>
          </table:table-cell>
          <table:table-cell office:value-type="float" office:value="-25.501926349180099" table:style-name="ce2">
            <text:p>-25,50192635</text:p>
          </table:table-cell>
          <table:table-cell office:value-type="float" office:value="-45.1753848928686" table:style-name="ce2">
            <text:p>-45,17538489</text:p>
          </table:table-cell>
          <table:table-cell office:value-type="float" office:value="14.835946222518" table:style-name="ce2">
            <text:p>14,83594622</text:p>
          </table:table-cell>
          <table:table-cell office:value-type="float" office:value="10.738151842882907" table:formula="of:=[.G86]-[.B86]" table:style-name="ce2">
            <text:p>10,73815184</text:p>
          </table:table-cell>
          <table:table-cell office:value-type="float" office:value="27.942320403086502" table:formula="of:=[.H86]-[.C86]" table:style-name="ce2">
            <text:p>27,9423204</text:p>
          </table:table-cell>
          <table:table-cell office:value-type="float" office:value="-31.4311395967108" table:formula="of:=[.I86]-[.D86]" table:style-name="ce2">
            <text:p>-31,4311396</text:p>
          </table:table-cell>
          <table:table-cell office:value-type="float" office:value="-41.4916056519682" table:formula="of:=[.J86]-[.E86]" table:style-name="ce2">
            <text:p>-41,49160565</text:p>
          </table:table-cell>
          <table:table-cell table:number-columns-repeated="16370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32.918505606804999" table:style-name="ce2">
            <text:p>32,91850561</text:p>
          </table:table-cell>
          <table:table-cell office:value-type="float" office:value="-49.9252872614436" table:style-name="ce2">
            <text:p>-49,92528726</text:p>
          </table:table-cell>
          <table:table-cell office:value-type="float" office:value="-54.571371544645601" table:style-name="ce2">
            <text:p>-54,57137154</text:p>
          </table:table-cell>
          <table:table-cell office:value-type="float" office:value="-71.291863411547595" table:style-name="ce2">
            <text:p>-71,29186341</text:p>
          </table:table-cell>
          <table:table-cell office:value-type="float" office:value="786" table:style-name="ce2">
            <text:p>786</text:p>
          </table:table-cell>
          <table:table-cell office:value-type="float" office:value="-58.764158599978103" table:style-name="ce2">
            <text:p>-58,7641586</text:p>
          </table:table-cell>
          <table:table-cell office:value-type="float" office:value="-30.333922186100601" table:style-name="ce2">
            <text:p>-30,33392219</text:p>
          </table:table-cell>
          <table:table-cell office:value-type="float" office:value="2.8475728841311598" table:style-name="ce2">
            <text:p>2,847572884</text:p>
          </table:table-cell>
          <table:table-cell office:value-type="float" office:value="38.396996829671799" table:style-name="ce2">
            <text:p>38,39699683</text:p>
          </table:table-cell>
          <table:table-cell office:value-type="float" office:value="-91.682664206783102" table:formula="of:=[.G87]-[.B87]" table:style-name="ce2">
            <text:p>-91,68266421</text:p>
          </table:table-cell>
          <table:table-cell office:value-type="float" office:value="19.591365075342999" table:formula="of:=[.H87]-[.C87]" table:style-name="ce2">
            <text:p>19,59136508</text:p>
          </table:table-cell>
          <table:table-cell office:value-type="float" office:value="57.418944428776761" table:formula="of:=[.I87]-[.D87]" table:style-name="ce2">
            <text:p>57,41894443</text:p>
          </table:table-cell>
          <table:table-cell office:value-type="float" office:value="109.6888602412194" table:formula="of:=[.J87]-[.E87]" table:style-name="ce2">
            <text:p>109,6888602</text:p>
          </table:table-cell>
          <table:table-cell table:number-columns-repeated="16370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62.985203250529501" table:style-name="ce2">
            <text:p>62,98520325</text:p>
          </table:table-cell>
          <table:table-cell office:value-type="float" office:value="15.8560579227692" table:style-name="ce2">
            <text:p>15,85605792</text:p>
          </table:table-cell>
          <table:table-cell office:value-type="float" office:value="21.9527280208716" table:style-name="ce2">
            <text:p>21,95272802</text:p>
          </table:table-cell>
          <table:table-cell office:value-type="float" office:value="-23.541036837028699" table:style-name="ce2">
            <text:p>-23,54103684</text:p>
          </table:table-cell>
          <table:table-cell office:value-type="float" office:value="787" table:style-name="ce2">
            <text:p>787</text:p>
          </table:table-cell>
          <table:table-cell office:value-type="float" office:value="-31.848675261225399" table:style-name="ce2">
            <text:p>-31,84867526</text:p>
          </table:table-cell>
          <table:table-cell office:value-type="float" office:value="-33.552182362929798" table:style-name="ce2">
            <text:p>-33,55218236</text:p>
          </table:table-cell>
          <table:table-cell office:value-type="float" office:value="-62.450221314588603" table:style-name="ce2">
            <text:p>-62,45022131</text:p>
          </table:table-cell>
          <table:table-cell office:value-type="float" office:value="-29.2128894225994" table:style-name="ce2">
            <text:p>-29,21288942</text:p>
          </table:table-cell>
          <table:table-cell office:value-type="float" office:value="-94.833878511754904" table:formula="of:=[.G88]-[.B88]" table:style-name="ce2">
            <text:p>-94,83387851</text:p>
          </table:table-cell>
          <table:table-cell office:value-type="float" office:value="-49.408240285698994" table:formula="of:=[.H88]-[.C88]" table:style-name="ce2">
            <text:p>-49,40824029</text:p>
          </table:table-cell>
          <table:table-cell office:value-type="float" office:value="-84.402949335460207" table:formula="of:=[.I88]-[.D88]" table:style-name="ce2">
            <text:p>-84,40294934</text:p>
          </table:table-cell>
          <table:table-cell office:value-type="float" office:value="-5.6718525855707007" table:formula="of:=[.J88]-[.E88]" table:style-name="ce2">
            <text:p>-5,671852586</text:p>
          </table:table-cell>
          <table:table-cell table:number-columns-repeated="16370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-58.623796839056801" table:style-name="ce2">
            <text:p>-58,62379684</text:p>
          </table:table-cell>
          <table:table-cell office:value-type="float" office:value="-14.3705036998672" table:style-name="ce2">
            <text:p>-14,3705037</text:p>
          </table:table-cell>
          <table:table-cell office:value-type="float" office:value="-24.746630624361199" table:style-name="ce2">
            <text:p>-24,74663062</text:p>
          </table:table-cell>
          <table:table-cell office:value-type="float" office:value="-70.313266244217004" table:style-name="ce2">
            <text:p>-70,31326624</text:p>
          </table:table-cell>
          <table:table-cell office:value-type="float" office:value="788" table:style-name="ce2">
            <text:p>788</text:p>
          </table:table-cell>
          <table:table-cell office:value-type="float" office:value="-59.397535411243801" table:style-name="ce2">
            <text:p>-59,39753541</text:p>
          </table:table-cell>
          <table:table-cell office:value-type="float" office:value="39.708470636392299" table:style-name="ce2">
            <text:p>39,70847064</text:p>
          </table:table-cell>
          <table:table-cell office:value-type="float" office:value="76.301114232709594" table:style-name="ce2">
            <text:p>76,30111423</text:p>
          </table:table-cell>
          <table:table-cell office:value-type="float" office:value="-8.7594667966699298" table:style-name="ce2">
            <text:p>-8,759466797</text:p>
          </table:table-cell>
          <table:table-cell office:value-type="float" office:value="-0.77373857218699982" table:formula="of:=[.G89]-[.B89]" table:style-name="ce2">
            <text:p>-0,773738572</text:p>
          </table:table-cell>
          <table:table-cell office:value-type="float" office:value="54.078974336259499" table:formula="of:=[.H89]-[.C89]" table:style-name="ce2">
            <text:p>54,07897434</text:p>
          </table:table-cell>
          <table:table-cell office:value-type="float" office:value="101.0477448570708" table:formula="of:=[.I89]-[.D89]" table:style-name="ce2">
            <text:p>101,0477449</text:p>
          </table:table-cell>
          <table:table-cell office:value-type="float" office:value="61.553799447547078" table:formula="of:=[.J89]-[.E89]" table:style-name="ce2">
            <text:p>61,55379945</text:p>
          </table:table-cell>
          <table:table-cell table:number-columns-repeated="16370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71.605857924692998" table:style-name="ce2">
            <text:p>71,60585792</text:p>
          </table:table-cell>
          <table:table-cell office:value-type="float" office:value="-51.165226038138798" table:style-name="ce2">
            <text:p>-51,16522604</text:p>
          </table:table-cell>
          <table:table-cell office:value-type="float" office:value="36.7674805048811" table:style-name="ce2">
            <text:p>36,7674805</text:p>
          </table:table-cell>
          <table:table-cell office:value-type="float" office:value="60.136179326533203" table:style-name="ce2">
            <text:p>60,13617933</text:p>
          </table:table-cell>
          <table:table-cell office:value-type="float" office:value="789" table:style-name="ce2">
            <text:p>789</text:p>
          </table:table-cell>
          <table:table-cell office:value-type="float" office:value="1.01003110560603" table:style-name="ce2">
            <text:p>1,010031106</text:p>
          </table:table-cell>
          <table:table-cell office:value-type="float" office:value="-25.546461376363599" table:style-name="ce2">
            <text:p>-25,54646138</text:p>
          </table:table-cell>
          <table:table-cell office:value-type="float" office:value="-35.372032906867297" table:style-name="ce2">
            <text:p>-35,37203291</text:p>
          </table:table-cell>
          <table:table-cell office:value-type="float" office:value="-5.2853504468316004" table:style-name="ce2">
            <text:p>-5,285350447</text:p>
          </table:table-cell>
          <table:table-cell office:value-type="float" office:value="-70.595826819086966" table:formula="of:=[.G90]-[.B90]" table:style-name="ce2">
            <text:p>-70,59582682</text:p>
          </table:table-cell>
          <table:table-cell office:value-type="float" office:value="25.618764661775199" table:formula="of:=[.H90]-[.C90]" table:style-name="ce2">
            <text:p>25,61876466</text:p>
          </table:table-cell>
          <table:table-cell office:value-type="float" office:value="-72.139513411748396" table:formula="of:=[.I90]-[.D90]" table:style-name="ce2">
            <text:p>-72,13951341</text:p>
          </table:table-cell>
          <table:table-cell office:value-type="float" office:value="-65.421529773364796" table:formula="of:=[.J90]-[.E90]" table:style-name="ce2">
            <text:p>-65,42152977</text:p>
          </table:table-cell>
          <table:table-cell table:number-columns-repeated="16370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-6.9444933333797101" table:style-name="ce2">
            <text:p>-6,944493333</text:p>
          </table:table-cell>
          <table:table-cell office:value-type="float" office:value="77.6027332522509" table:style-name="ce2">
            <text:p>77,60273325</text:p>
          </table:table-cell>
          <table:table-cell office:value-type="float" office:value="40.768579355026198" table:style-name="ce2">
            <text:p>40,76857936</text:p>
          </table:table-cell>
          <table:table-cell office:value-type="float" office:value="88.541268305767602" table:style-name="ce2">
            <text:p>88,54126831</text:p>
          </table:table-cell>
          <table:table-cell office:value-type="float" office:value="790" table:style-name="ce2">
            <text:p>790</text:p>
          </table:table-cell>
          <table:table-cell office:value-type="float" office:value="25.662235547331999" table:style-name="ce2">
            <text:p>25,66223555</text:p>
          </table:table-cell>
          <table:table-cell office:value-type="float" office:value="-4.34539508899765" table:style-name="ce2">
            <text:p>-4,345395089</text:p>
          </table:table-cell>
          <table:table-cell office:value-type="float" office:value="45.642331515805502" table:style-name="ce2">
            <text:p>45,64233152</text:p>
          </table:table-cell>
          <table:table-cell office:value-type="float" office:value="-10.052864834064099" table:style-name="ce2">
            <text:p>-10,05286483</text:p>
          </table:table-cell>
          <table:table-cell office:value-type="float" office:value="32.606728880711707" table:formula="of:=[.G91]-[.B91]" table:style-name="ce2">
            <text:p>32,60672888</text:p>
          </table:table-cell>
          <table:table-cell office:value-type="float" office:value="-81.948128341248548" table:formula="of:=[.H91]-[.C91]" table:style-name="ce2">
            <text:p>-81,94812834</text:p>
          </table:table-cell>
          <table:table-cell office:value-type="float" office:value="4.8737521607793042" table:formula="of:=[.I91]-[.D91]" table:style-name="ce2">
            <text:p>4,873752161</text:p>
          </table:table-cell>
          <table:table-cell office:value-type="float" office:value="-98.594133139831698" table:formula="of:=[.J91]-[.E91]" table:style-name="ce2">
            <text:p>-98,59413314</text:p>
          </table:table-cell>
          <table:table-cell table:number-columns-repeated="16370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-68.926733923166907" table:style-name="ce2">
            <text:p>-68,92673392</text:p>
          </table:table-cell>
          <table:table-cell office:value-type="float" office:value="-29.388786835476299" table:style-name="ce2">
            <text:p>-29,38878684</text:p>
          </table:table-cell>
          <table:table-cell office:value-type="float" office:value="59.361356545880398" table:style-name="ce2">
            <text:p>59,36135655</text:p>
          </table:table-cell>
          <table:table-cell office:value-type="float" office:value="53.541196309777902" table:style-name="ce2">
            <text:p>53,54119631</text:p>
          </table:table-cell>
          <table:table-cell office:value-type="float" office:value="791" table:style-name="ce2">
            <text:p>791</text:p>
          </table:table-cell>
          <table:table-cell office:value-type="float" office:value="-7.2631621701030502" table:style-name="ce2">
            <text:p>-7,26316217</text:p>
          </table:table-cell>
          <table:table-cell office:value-type="float" office:value="-12.062716242450801" table:style-name="ce2">
            <text:p>-12,06271624</text:p>
          </table:table-cell>
          <table:table-cell office:value-type="float" office:value="-85.487229288401906" table:style-name="ce2">
            <text:p>-85,48722929</text:p>
          </table:table-cell>
          <table:table-cell office:value-type="float" office:value="-47.619614692673601" table:style-name="ce2">
            <text:p>-47,61961469</text:p>
          </table:table-cell>
          <table:table-cell office:value-type="float" office:value="61.663571753063856" table:formula="of:=[.G92]-[.B92]" table:style-name="ce2">
            <text:p>61,66357175</text:p>
          </table:table-cell>
          <table:table-cell office:value-type="float" office:value="17.326070593025499" table:formula="of:=[.H92]-[.C92]" table:style-name="ce2">
            <text:p>17,32607059</text:p>
          </table:table-cell>
          <table:table-cell office:value-type="float" office:value="-144.84858583428229" table:formula="of:=[.I92]-[.D92]" table:style-name="ce2">
            <text:p>-144,8485858</text:p>
          </table:table-cell>
          <table:table-cell office:value-type="float" office:value="-101.16081100245151" table:formula="of:=[.J92]-[.E92]" table:style-name="ce2">
            <text:p>-101,160811</text:p>
          </table:table-cell>
          <table:table-cell table:number-columns-repeated="16370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-10.515627527481101" table:style-name="ce2">
            <text:p>-10,51562753</text:p>
          </table:table-cell>
          <table:table-cell office:value-type="float" office:value="37.242655104674803" table:style-name="ce2">
            <text:p>37,2426551</text:p>
          </table:table-cell>
          <table:table-cell office:value-type="float" office:value="31.1686830491421" table:style-name="ce2">
            <text:p>31,16868305</text:p>
          </table:table-cell>
          <table:table-cell office:value-type="float" office:value="50.285647115349803" table:style-name="ce2">
            <text:p>50,28564712</text:p>
          </table:table-cell>
          <table:table-cell office:value-type="float" office:value="792" table:style-name="ce2">
            <text:p>792</text:p>
          </table:table-cell>
          <table:table-cell office:value-type="float" office:value="78.406611138060796" table:style-name="ce2">
            <text:p>78,40661114</text:p>
          </table:table-cell>
          <table:table-cell office:value-type="float" office:value="-70.129764454303398" table:style-name="ce2">
            <text:p>-70,12976445</text:p>
          </table:table-cell>
          <table:table-cell office:value-type="float" office:value="54.490758648545103" table:style-name="ce2">
            <text:p>54,49075865</text:p>
          </table:table-cell>
          <table:table-cell office:value-type="float" office:value="-20.887643682404001" table:style-name="ce2">
            <text:p>-20,88764368</text:p>
          </table:table-cell>
          <table:table-cell office:value-type="float" office:value="88.922238665541897" table:formula="of:=[.G93]-[.B93]" table:style-name="ce2">
            <text:p>88,92223867</text:p>
          </table:table-cell>
          <table:table-cell office:value-type="float" office:value="-107.37241955897821" table:formula="of:=[.H93]-[.C93]" table:style-name="ce2">
            <text:p>-107,3724196</text:p>
          </table:table-cell>
          <table:table-cell office:value-type="float" office:value="23.322075599403004" table:formula="of:=[.I93]-[.D93]" table:style-name="ce2">
            <text:p>23,3220756</text:p>
          </table:table-cell>
          <table:table-cell office:value-type="float" office:value="-71.173290797753808" table:formula="of:=[.J93]-[.E93]" table:style-name="ce2">
            <text:p>-71,1732908</text:p>
          </table:table-cell>
          <table:table-cell table:number-columns-repeated="16370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-41.065707355694201" table:style-name="ce2">
            <text:p>-41,06570736</text:p>
          </table:table-cell>
          <table:table-cell office:value-type="float" office:value="-26.0023201985321" table:style-name="ce2">
            <text:p>-26,0023202</text:p>
          </table:table-cell>
          <table:table-cell office:value-type="float" office:value="19.832666039801602" table:style-name="ce2">
            <text:p>19,83266604</text:p>
          </table:table-cell>
          <table:table-cell office:value-type="float" office:value="46.652264461931502" table:style-name="ce2">
            <text:p>46,65226446</text:p>
          </table:table-cell>
          <table:table-cell office:value-type="float" office:value="793" table:style-name="ce2">
            <text:p>793</text:p>
          </table:table-cell>
          <table:table-cell office:value-type="float" office:value="-75.732773327489596" table:style-name="ce2">
            <text:p>-75,73277333</text:p>
          </table:table-cell>
          <table:table-cell office:value-type="float" office:value="-13.1912222455015" table:style-name="ce2">
            <text:p>-13,19122225</text:p>
          </table:table-cell>
          <table:table-cell office:value-type="float" office:value="54.404464298379203" table:style-name="ce2">
            <text:p>54,4044643</text:p>
          </table:table-cell>
          <table:table-cell office:value-type="float" office:value="-15.084466698851401" table:style-name="ce2">
            <text:p>-15,0844667</text:p>
          </table:table-cell>
          <table:table-cell office:value-type="float" office:value="-34.667065971795395" table:formula="of:=[.G94]-[.B94]" table:style-name="ce2">
            <text:p>-34,66706597</text:p>
          </table:table-cell>
          <table:table-cell office:value-type="float" office:value="12.8110979530306" table:formula="of:=[.H94]-[.C94]" table:style-name="ce2">
            <text:p>12,81109795</text:p>
          </table:table-cell>
          <table:table-cell office:value-type="float" office:value="34.571798258577601" table:formula="of:=[.I94]-[.D94]" table:style-name="ce2">
            <text:p>34,57179826</text:p>
          </table:table-cell>
          <table:table-cell office:value-type="float" office:value="-61.736731160782902" table:formula="of:=[.J94]-[.E94]" table:style-name="ce2">
            <text:p>-61,73673116</text:p>
          </table:table-cell>
          <table:table-cell table:number-columns-repeated="16370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76.390935812126202" table:style-name="ce2">
            <text:p>76,39093581</text:p>
          </table:table-cell>
          <table:table-cell office:value-type="float" office:value="31.639046939504102" table:style-name="ce2">
            <text:p>31,63904694</text:p>
          </table:table-cell>
          <table:table-cell office:value-type="float" office:value="-48.584108353102899" table:style-name="ce2">
            <text:p>-48,58410835</text:p>
          </table:table-cell>
          <table:table-cell office:value-type="float" office:value="5.4387998843319298" table:style-name="ce2">
            <text:p>5,438799884</text:p>
          </table:table-cell>
          <table:table-cell office:value-type="float" office:value="794" table:style-name="ce2">
            <text:p>794</text:p>
          </table:table-cell>
          <table:table-cell office:value-type="float" office:value="57.286247607812001" table:style-name="ce2">
            <text:p>57,28624761</text:p>
          </table:table-cell>
          <table:table-cell office:value-type="float" office:value="-62.851040939922399" table:style-name="ce2">
            <text:p>-62,85104094</text:p>
          </table:table-cell>
          <table:table-cell office:value-type="float" office:value="21.4830196335583" table:style-name="ce2">
            <text:p>21,48301963</text:p>
          </table:table-cell>
          <table:table-cell office:value-type="float" office:value="56.073319354014203" table:style-name="ce2">
            <text:p>56,07331935</text:p>
          </table:table-cell>
          <table:table-cell office:value-type="float" office:value="-19.104688204314201" table:formula="of:=[.G95]-[.B95]" table:style-name="ce2">
            <text:p>-19,1046882</text:p>
          </table:table-cell>
          <table:table-cell office:value-type="float" office:value="-94.490087879426497" table:formula="of:=[.H95]-[.C95]" table:style-name="ce2">
            <text:p>-94,49008788</text:p>
          </table:table-cell>
          <table:table-cell office:value-type="float" office:value="70.067127986661205" table:formula="of:=[.I95]-[.D95]" table:style-name="ce2">
            <text:p>70,06712799</text:p>
          </table:table-cell>
          <table:table-cell office:value-type="float" office:value="50.634519469682274" table:formula="of:=[.J95]-[.E95]" table:style-name="ce2">
            <text:p>50,63451947</text:p>
          </table:table-cell>
          <table:table-cell table:number-columns-repeated="16370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3.54887076601563" table:style-name="ce2">
            <text:p>3,548870766</text:p>
          </table:table-cell>
          <table:table-cell office:value-type="float" office:value="50.499588476697198" table:style-name="ce2">
            <text:p>50,49958848</text:p>
          </table:table-cell>
          <table:table-cell office:value-type="float" office:value="34.771715869384799" table:style-name="ce2">
            <text:p>34,77171587</text:p>
          </table:table-cell>
          <table:table-cell office:value-type="float" office:value="-68.008367130697096" table:style-name="ce2">
            <text:p>-68,00836713</text:p>
          </table:table-cell>
          <table:table-cell office:value-type="float" office:value="795" table:style-name="ce2">
            <text:p>795</text:p>
          </table:table-cell>
          <table:table-cell office:value-type="float" office:value="-22.911745282915199" table:style-name="ce2">
            <text:p>-22,91174528</text:p>
          </table:table-cell>
          <table:table-cell office:value-type="float" office:value="-88.115678879815704" table:style-name="ce2">
            <text:p>-88,11567888</text:p>
          </table:table-cell>
          <table:table-cell office:value-type="float" office:value="30.385662535562599" table:style-name="ce2">
            <text:p>30,38566254</text:p>
          </table:table-cell>
          <table:table-cell office:value-type="float" office:value="25.912944457448798" table:style-name="ce2">
            <text:p>25,91294446</text:p>
          </table:table-cell>
          <table:table-cell office:value-type="float" office:value="-26.460616048930827" table:formula="of:=[.G96]-[.B96]" table:style-name="ce2">
            <text:p>-26,46061605</text:p>
          </table:table-cell>
          <table:table-cell office:value-type="float" office:value="-138.6152673565129" table:formula="of:=[.H96]-[.C96]" table:style-name="ce2">
            <text:p>-138,6152674</text:p>
          </table:table-cell>
          <table:table-cell office:value-type="float" office:value="-4.3860533338222005" table:formula="of:=[.I96]-[.D96]" table:style-name="ce2">
            <text:p>-4,386053334</text:p>
          </table:table-cell>
          <table:table-cell office:value-type="float" office:value="93.921311588145898" table:formula="of:=[.J96]-[.E96]" table:style-name="ce2">
            <text:p>93,92131159</text:p>
          </table:table-cell>
          <table:table-cell table:number-columns-repeated="16370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9.6235014521418005" table:style-name="ce2">
            <text:p>9,623501452</text:p>
          </table:table-cell>
          <table:table-cell office:value-type="float" office:value="-53.549813774110099" table:style-name="ce2">
            <text:p>-53,54981377</text:p>
          </table:table-cell>
          <table:table-cell office:value-type="float" office:value="-25.939295376311598" table:style-name="ce2">
            <text:p>-25,93929538</text:p>
          </table:table-cell>
          <table:table-cell office:value-type="float" office:value="-33.809272894374899" table:style-name="ce2">
            <text:p>-33,80927289</text:p>
          </table:table-cell>
          <table:table-cell office:value-type="float" office:value="796" table:style-name="ce2">
            <text:p>796</text:p>
          </table:table-cell>
          <table:table-cell office:value-type="float" office:value="-22.4978584053049" table:style-name="ce2">
            <text:p>-22,49785841</text:p>
          </table:table-cell>
          <table:table-cell office:value-type="float" office:value="-4.1297442100600801" table:style-name="ce2">
            <text:p>-4,12974421</text:p>
          </table:table-cell>
          <table:table-cell office:value-type="float" office:value="81.670957709335596" table:style-name="ce2">
            <text:p>81,67095771</text:p>
          </table:table-cell>
          <table:table-cell office:value-type="float" office:value="-83.599370038019501" table:style-name="ce2">
            <text:p>-83,59937004</text:p>
          </table:table-cell>
          <table:table-cell office:value-type="float" office:value="-32.121359857446699" table:formula="of:=[.G97]-[.B97]" table:style-name="ce2">
            <text:p>-32,12135986</text:p>
          </table:table-cell>
          <table:table-cell office:value-type="float" office:value="49.420069564050017" table:formula="of:=[.H97]-[.C97]" table:style-name="ce2">
            <text:p>49,42006956</text:p>
          </table:table-cell>
          <table:table-cell office:value-type="float" office:value="107.6102530856472" table:formula="of:=[.I97]-[.D97]" table:style-name="ce2">
            <text:p>107,6102531</text:p>
          </table:table-cell>
          <table:table-cell office:value-type="float" office:value="-49.790097143644601" table:formula="of:=[.J97]-[.E97]" table:style-name="ce2">
            <text:p>-49,79009714</text:p>
          </table:table-cell>
          <table:table-cell table:number-columns-repeated="16370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-43.953003232601603" table:style-name="ce2">
            <text:p>-43,95300323</text:p>
          </table:table-cell>
          <table:table-cell office:value-type="float" office:value="-64.213458031144896" table:style-name="ce2">
            <text:p>-64,21345803</text:p>
          </table:table-cell>
          <table:table-cell office:value-type="float" office:value="6.1609973634154898" table:style-name="ce2">
            <text:p>6,160997363</text:p>
          </table:table-cell>
          <table:table-cell office:value-type="float" office:value="-34.9513484238269" table:style-name="ce2">
            <text:p>-34,95134842</text:p>
          </table:table-cell>
          <table:table-cell office:value-type="float" office:value="797" table:style-name="ce2">
            <text:p>797</text:p>
          </table:table-cell>
          <table:table-cell office:value-type="float" office:value="-28.267813806618602" table:style-name="ce2">
            <text:p>-28,26781381</text:p>
          </table:table-cell>
          <table:table-cell office:value-type="float" office:value="43.128778228160698" table:style-name="ce2">
            <text:p>43,12877823</text:p>
          </table:table-cell>
          <table:table-cell office:value-type="float" office:value="-69.857057540212097" table:style-name="ce2">
            <text:p>-69,85705754</text:p>
          </table:table-cell>
          <table:table-cell office:value-type="float" office:value="-3.8997943540237499" table:style-name="ce2">
            <text:p>-3,899794354</text:p>
          </table:table-cell>
          <table:table-cell office:value-type="float" office:value="15.685189425983001" table:formula="of:=[.G98]-[.B98]" table:style-name="ce2">
            <text:p>15,68518943</text:p>
          </table:table-cell>
          <table:table-cell office:value-type="float" office:value="107.34223625930559" table:formula="of:=[.H98]-[.C98]" table:style-name="ce2">
            <text:p>107,3422363</text:p>
          </table:table-cell>
          <table:table-cell office:value-type="float" office:value="-76.018054903627586" table:formula="of:=[.I98]-[.D98]" table:style-name="ce2">
            <text:p>-76,0180549</text:p>
          </table:table-cell>
          <table:table-cell office:value-type="float" office:value="31.051554069803149" table:formula="of:=[.J98]-[.E98]" table:style-name="ce2">
            <text:p>31,05155407</text:p>
          </table:table-cell>
          <table:table-cell table:number-columns-repeated="16370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-0.219243353488561" table:style-name="ce2">
            <text:p>-0,219243353</text:p>
          </table:table-cell>
          <table:table-cell office:value-type="float" office:value="-89.284964605335105" table:style-name="ce2">
            <text:p>-89,28496461</text:p>
          </table:table-cell>
          <table:table-cell office:value-type="float" office:value="-43.891288863393299" table:style-name="ce2">
            <text:p>-43,89128886</text:p>
          </table:table-cell>
          <table:table-cell office:value-type="float" office:value="-36.044117770165101" table:style-name="ce2">
            <text:p>-36,04411777</text:p>
          </table:table-cell>
          <table:table-cell office:value-type="float" office:value="798" table:style-name="ce2">
            <text:p>798</text:p>
          </table:table-cell>
          <table:table-cell office:value-type="float" office:value="-38.655982841021597" table:style-name="ce2">
            <text:p>-38,65598284</text:p>
          </table:table-cell>
          <table:table-cell office:value-type="float" office:value="-71.929600818595105" table:style-name="ce2">
            <text:p>-71,92960082</text:p>
          </table:table-cell>
          <table:table-cell office:value-type="float" office:value="-15.6050933516636" table:style-name="ce2">
            <text:p>-15,60509335</text:p>
          </table:table-cell>
          <table:table-cell office:value-type="float" office:value="-62.916622139868799" table:style-name="ce2">
            <text:p>-62,91662214</text:p>
          </table:table-cell>
          <table:table-cell office:value-type="float" office:value="-38.436739487533039" table:formula="of:=[.G99]-[.B99]" table:style-name="ce2">
            <text:p>-38,43673949</text:p>
          </table:table-cell>
          <table:table-cell office:value-type="float" office:value="17.35536378674" table:formula="of:=[.H99]-[.C99]" table:style-name="ce2">
            <text:p>17,35536379</text:p>
          </table:table-cell>
          <table:table-cell office:value-type="float" office:value="28.286195511729701" table:formula="of:=[.I99]-[.D99]" table:style-name="ce2">
            <text:p>28,28619551</text:p>
          </table:table-cell>
          <table:table-cell office:value-type="float" office:value="-26.872504369703698" table:formula="of:=[.J99]-[.E99]" table:style-name="ce2">
            <text:p>-26,87250437</text:p>
          </table:table-cell>
          <table:table-cell table:number-columns-repeated="16370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16.7241841168454" table:style-name="ce2">
            <text:p>16,72418412</text:p>
          </table:table-cell>
          <table:table-cell office:value-type="float" office:value="81.413083434934094" table:style-name="ce2">
            <text:p>81,41308343</text:p>
          </table:table-cell>
          <table:table-cell office:value-type="float" office:value="3.4092694790019902" table:style-name="ce2">
            <text:p>3,409269479</text:p>
          </table:table-cell>
          <table:table-cell office:value-type="float" office:value="61.882065565003899" table:style-name="ce2">
            <text:p>61,88206557</text:p>
          </table:table-cell>
          <table:table-cell office:value-type="float" office:value="799" table:style-name="ce2">
            <text:p>799</text:p>
          </table:table-cell>
          <table:table-cell office:value-type="float" office:value="-43.766756676741203" table:style-name="ce2">
            <text:p>-43,76675668</text:p>
          </table:table-cell>
          <table:table-cell office:value-type="float" office:value="63.024094596498003" table:style-name="ce2">
            <text:p>63,0240946</text:p>
          </table:table-cell>
          <table:table-cell office:value-type="float" office:value="-39.387739911872998" table:style-name="ce2">
            <text:p>-39,38773991</text:p>
          </table:table-cell>
          <table:table-cell office:value-type="float" office:value="61.6203632967297" table:style-name="ce2">
            <text:p>61,6203633</text:p>
          </table:table-cell>
          <table:table-cell office:value-type="float" office:value="-60.490940793586603" table:formula="of:=[.G100]-[.B100]" table:style-name="ce2">
            <text:p>-60,49094079</text:p>
          </table:table-cell>
          <table:table-cell office:value-type="float" office:value="-18.388988838436092" table:formula="of:=[.H100]-[.C100]" table:style-name="ce2">
            <text:p>-18,38898884</text:p>
          </table:table-cell>
          <table:table-cell office:value-type="float" office:value="-42.79700939087499" table:formula="of:=[.I100]-[.D100]" table:style-name="ce2">
            <text:p>-42,79700939</text:p>
          </table:table-cell>
          <table:table-cell office:value-type="float" office:value="-0.26170226827419896" table:formula="of:=[.J100]-[.E100]" table:style-name="ce2">
            <text:p>-0,261702268</text:p>
          </table:table-cell>
          <table:table-cell table:number-columns-repeated="1637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55.0515919813202" table:style-name="ce2">
            <text:p>55,05159198</text:p>
          </table:table-cell>
          <table:table-cell office:value-type="float" office:value="-74.734759475017498" table:style-name="ce2">
            <text:p>-74,73475948</text:p>
          </table:table-cell>
          <table:table-cell office:value-type="float" office:value="82.636664653325099" table:style-name="ce2">
            <text:p>82,63666465</text:p>
          </table:table-cell>
          <table:table-cell office:value-type="float" office:value="-4.5587278044278099" table:style-name="ce2">
            <text:p>-4,558727804</text:p>
          </table:table-cell>
          <table:table-cell office:value-type="float" office:value="800" table:style-name="ce2">
            <text:p>800</text:p>
          </table:table-cell>
          <table:table-cell office:value-type="float" office:value="-72.834888635702896" table:style-name="ce2">
            <text:p>-72,83488864</text:p>
          </table:table-cell>
          <table:table-cell office:value-type="float" office:value="-40.551911947457" table:style-name="ce2">
            <text:p>-40,55191195</text:p>
          </table:table-cell>
          <table:table-cell office:value-type="float" office:value="-59.812626943304799" table:style-name="ce2">
            <text:p>-59,81262694</text:p>
          </table:table-cell>
          <table:table-cell office:value-type="float" office:value="-2.90956612753966" table:style-name="ce2">
            <text:p>-2,909566128</text:p>
          </table:table-cell>
          <table:table-cell office:value-type="float" office:value="-127.8864806170231" table:formula="of:=[.G101]-[.B101]" table:style-name="ce2">
            <text:p>-127,8864806</text:p>
          </table:table-cell>
          <table:table-cell office:value-type="float" office:value="34.182847527560497" table:formula="of:=[.H101]-[.C101]" table:style-name="ce2">
            <text:p>34,18284753</text:p>
          </table:table-cell>
          <table:table-cell office:value-type="float" office:value="-142.44929159662991" table:formula="of:=[.I101]-[.D101]" table:style-name="ce2">
            <text:p>-142,4492916</text:p>
          </table:table-cell>
          <table:table-cell office:value-type="float" office:value="1.6491616768881499" table:formula="of:=[.J101]-[.E101]" table:style-name="ce2">
            <text:p>1,649161677</text:p>
          </table:table-cell>
          <table:table-cell table:number-columns-repeated="16370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-18.9493236828962" table:style-name="ce2">
            <text:p>-18,94932368</text:p>
          </table:table-cell>
          <table:table-cell office:value-type="float" office:value="-3.39200482437484" table:style-name="ce2">
            <text:p>-3,392004824</text:p>
          </table:table-cell>
          <table:table-cell office:value-type="float" office:value="-55.684236585376397" table:style-name="ce2">
            <text:p>-55,68423659</text:p>
          </table:table-cell>
          <table:table-cell office:value-type="float" office:value="-45.897883977171603" table:style-name="ce2">
            <text:p>-45,89788398</text:p>
          </table:table-cell>
          <table:table-cell office:value-type="float" office:value="801" table:style-name="ce2">
            <text:p>801</text:p>
          </table:table-cell>
          <table:table-cell office:value-type="float" office:value="-50.042582409809299" table:style-name="ce2">
            <text:p>-50,04258241</text:p>
          </table:table-cell>
          <table:table-cell office:value-type="float" office:value="-59.819083692383998" table:style-name="ce2">
            <text:p>-59,81908369</text:p>
          </table:table-cell>
          <table:table-cell office:value-type="float" office:value="5.4983922208980696" table:style-name="ce2">
            <text:p>5,498392221</text:p>
          </table:table-cell>
          <table:table-cell office:value-type="float" office:value="33.740354149652397" table:style-name="ce2">
            <text:p>33,74035415</text:p>
          </table:table-cell>
          <table:table-cell office:value-type="float" office:value="-31.093258726913099" table:formula="of:=[.G102]-[.B102]" table:style-name="ce2">
            <text:p>-31,09325873</text:p>
          </table:table-cell>
          <table:table-cell office:value-type="float" office:value="-56.427078868009161" table:formula="of:=[.H102]-[.C102]" table:style-name="ce2">
            <text:p>-56,42707887</text:p>
          </table:table-cell>
          <table:table-cell office:value-type="float" office:value="61.182628806274465" table:formula="of:=[.I102]-[.D102]" table:style-name="ce2">
            <text:p>61,18262881</text:p>
          </table:table-cell>
          <table:table-cell office:value-type="float" office:value="79.638238126824007" table:formula="of:=[.J102]-[.E102]" table:style-name="ce2">
            <text:p>79,63823813</text:p>
          </table:table-cell>
          <table:table-cell table:number-columns-repeated="16370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float" office:value="7.3205055337837699" table:style-name="ce2">
            <text:p>7,320505534</text:p>
          </table:table-cell>
          <table:table-cell office:value-type="float" office:value="-14.036562665356101" table:style-name="ce2">
            <text:p>-14,03656267</text:p>
          </table:table-cell>
          <table:table-cell office:value-type="float" office:value="-16.882533562307898" table:style-name="ce2">
            <text:p>-16,88253356</text:p>
          </table:table-cell>
          <table:table-cell office:value-type="float" office:value="-30.1772002040667" table:style-name="ce2">
            <text:p>-30,1772002</text:p>
          </table:table-cell>
          <table:table-cell office:value-type="float" office:value="802" table:style-name="ce2">
            <text:p>802</text:p>
          </table:table-cell>
          <table:table-cell office:value-type="float" office:value="5.7479683722992201" table:style-name="ce2">
            <text:p>5,747968372</text:p>
          </table:table-cell>
          <table:table-cell office:value-type="float" office:value="32.327405984872598" table:style-name="ce2">
            <text:p>32,32740598</text:p>
          </table:table-cell>
          <table:table-cell office:value-type="float" office:value="-70.529480435599297" table:style-name="ce2">
            <text:p>-70,52948044</text:p>
          </table:table-cell>
          <table:table-cell office:value-type="float" office:value="41.226547425866499" table:style-name="ce2">
            <text:p>41,22654743</text:p>
          </table:table-cell>
          <table:table-cell office:value-type="float" office:value="-1.5725371614845498" table:formula="of:=[.G103]-[.B103]" table:style-name="ce2">
            <text:p>-1,572537161</text:p>
          </table:table-cell>
          <table:table-cell office:value-type="float" office:value="46.363968650228699" table:formula="of:=[.H103]-[.C103]" table:style-name="ce2">
            <text:p>46,36396865</text:p>
          </table:table-cell>
          <table:table-cell office:value-type="float" office:value="-53.646946873291398" table:formula="of:=[.I103]-[.D103]" table:style-name="ce2">
            <text:p>-53,64694687</text:p>
          </table:table-cell>
          <table:table-cell office:value-type="float" office:value="71.403747629933207" table:formula="of:=[.J103]-[.E103]" table:style-name="ce2">
            <text:p>71,40374763</text:p>
          </table:table-cell>
          <table:table-cell table:number-columns-repeated="16370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-39.089745462453998" table:style-name="ce2">
            <text:p>-39,08974546</text:p>
          </table:table-cell>
          <table:table-cell office:value-type="float" office:value="24.597732542852999" table:style-name="ce2">
            <text:p>24,59773254</text:p>
          </table:table-cell>
          <table:table-cell office:value-type="float" office:value="-57.968013567214904" table:style-name="ce2">
            <text:p>-57,96801357</text:p>
          </table:table-cell>
          <table:table-cell office:value-type="float" office:value="54.351603994099101" table:style-name="ce2">
            <text:p>54,35160399</text:p>
          </table:table-cell>
          <table:table-cell office:value-type="float" office:value="803" table:style-name="ce2">
            <text:p>803</text:p>
          </table:table-cell>
          <table:table-cell office:value-type="float" office:value="48.836920110682598" table:style-name="ce2">
            <text:p>48,83692011</text:p>
          </table:table-cell>
          <table:table-cell office:value-type="float" office:value="-53.794158632298597" table:style-name="ce2">
            <text:p>-53,79415863</text:p>
          </table:table-cell>
          <table:table-cell office:value-type="float" office:value="-56.581933487772801" table:style-name="ce2">
            <text:p>-56,58193349</text:p>
          </table:table-cell>
          <table:table-cell office:value-type="float" office:value="25.370620237993599" table:style-name="ce2">
            <text:p>25,37062024</text:p>
          </table:table-cell>
          <table:table-cell office:value-type="float" office:value="87.926665573136603" table:formula="of:=[.G104]-[.B104]" table:style-name="ce2">
            <text:p>87,92666557</text:p>
          </table:table-cell>
          <table:table-cell office:value-type="float" office:value="-78.391891175151599" table:formula="of:=[.H104]-[.C104]" table:style-name="ce2">
            <text:p>-78,39189118</text:p>
          </table:table-cell>
          <table:table-cell office:value-type="float" office:value="1.3860800794421024" table:formula="of:=[.I104]-[.D104]" table:style-name="ce2">
            <text:p>1,386080079</text:p>
          </table:table-cell>
          <table:table-cell office:value-type="float" office:value="-28.980983756105502" table:formula="of:=[.J104]-[.E104]" table:style-name="ce2">
            <text:p>-28,98098376</text:p>
          </table:table-cell>
          <table:table-cell table:number-columns-repeated="16370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-48.7365363381045" table:style-name="ce2">
            <text:p>-48,73653634</text:p>
          </table:table-cell>
          <table:table-cell office:value-type="float" office:value="24.2541788234225" table:style-name="ce2">
            <text:p>24,25417882</text:p>
          </table:table-cell>
          <table:table-cell office:value-type="float" office:value="60.509672527812199" table:style-name="ce2">
            <text:p>60,50967253</text:p>
          </table:table-cell>
          <table:table-cell office:value-type="float" office:value="74.080229722180903" table:style-name="ce2">
            <text:p>74,08022972</text:p>
          </table:table-cell>
          <table:table-cell office:value-type="float" office:value="804" table:style-name="ce2">
            <text:p>804</text:p>
          </table:table-cell>
          <table:table-cell office:value-type="float" office:value="68.981569192811307" table:style-name="ce2">
            <text:p>68,98156919</text:p>
          </table:table-cell>
          <table:table-cell office:value-type="float" office:value="-85.724954337931706" table:style-name="ce2">
            <text:p>-85,72495434</text:p>
          </table:table-cell>
          <table:table-cell office:value-type="float" office:value="65.938023320347895" table:style-name="ce2">
            <text:p>65,93802332</text:p>
          </table:table-cell>
          <table:table-cell office:value-type="float" office:value="-41.280169057595998" table:style-name="ce2">
            <text:p>-41,28016906</text:p>
          </table:table-cell>
          <table:table-cell office:value-type="float" office:value="117.71810553091581" table:formula="of:=[.G105]-[.B105]" table:style-name="ce2">
            <text:p>117,7181055</text:p>
          </table:table-cell>
          <table:table-cell office:value-type="float" office:value="-109.97913316135421" table:formula="of:=[.H105]-[.C105]" table:style-name="ce2">
            <text:p>-109,9791332</text:p>
          </table:table-cell>
          <table:table-cell office:value-type="float" office:value="5.4283507925356957" table:formula="of:=[.I105]-[.D105]" table:style-name="ce2">
            <text:p>5,428350793</text:p>
          </table:table-cell>
          <table:table-cell office:value-type="float" office:value="-115.3603987797769" table:formula="of:=[.J105]-[.E105]" table:style-name="ce2">
            <text:p>-115,3603988</text:p>
          </table:table-cell>
          <table:table-cell table:number-columns-repeated="16370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float" office:value="64.090573396916398" table:style-name="ce2">
            <text:p>64,0905734</text:p>
          </table:table-cell>
          <table:table-cell office:value-type="float" office:value="73.648323817170507" table:style-name="ce2">
            <text:p>73,64832382</text:p>
          </table:table-cell>
          <table:table-cell office:value-type="float" office:value="-26.478124084306501" table:style-name="ce2">
            <text:p>-26,47812408</text:p>
          </table:table-cell>
          <table:table-cell office:value-type="float" office:value="31.7816480276311" table:style-name="ce2">
            <text:p>31,78164803</text:p>
          </table:table-cell>
          <table:table-cell office:value-type="float" office:value="805" table:style-name="ce2">
            <text:p>805</text:p>
          </table:table-cell>
          <table:table-cell office:value-type="float" office:value="68.650806352321695" table:style-name="ce2">
            <text:p>68,65080635</text:p>
          </table:table-cell>
          <table:table-cell office:value-type="float" office:value="2.7030829803591101" table:style-name="ce2">
            <text:p>2,70308298</text:p>
          </table:table-cell>
          <table:table-cell office:value-type="float" office:value="20.009838858421698" table:style-name="ce2">
            <text:p>20,00983886</text:p>
          </table:table-cell>
          <table:table-cell office:value-type="float" office:value="34.650694306900903" table:style-name="ce2">
            <text:p>34,65069431</text:p>
          </table:table-cell>
          <table:table-cell office:value-type="float" office:value="4.5602329554052972" table:formula="of:=[.G106]-[.B106]" table:style-name="ce2">
            <text:p>4,560232955</text:p>
          </table:table-cell>
          <table:table-cell office:value-type="float" office:value="-70.945240836811394" table:formula="of:=[.H106]-[.C106]" table:style-name="ce2">
            <text:p>-70,94524084</text:p>
          </table:table-cell>
          <table:table-cell office:value-type="float" office:value="46.487962942728203" table:formula="of:=[.I106]-[.D106]" table:style-name="ce2">
            <text:p>46,48796294</text:p>
          </table:table-cell>
          <table:table-cell office:value-type="float" office:value="2.8690462792698028" table:formula="of:=[.J106]-[.E106]" table:style-name="ce2">
            <text:p>2,869046279</text:p>
          </table:table-cell>
          <table:table-cell table:number-columns-repeated="16370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float" office:value="8.2499781803753898" table:style-name="ce2">
            <text:p>8,24997818</text:p>
          </table:table-cell>
          <table:table-cell office:value-type="float" office:value="75.316365825965505" table:style-name="ce2">
            <text:p>75,31636583</text:p>
          </table:table-cell>
          <table:table-cell office:value-type="float" office:value="81.853745020524798" table:style-name="ce2">
            <text:p>81,85374502</text:p>
          </table:table-cell>
          <table:table-cell office:value-type="float" office:value="-84.984480191709395" table:style-name="ce2">
            <text:p>-84,98448019</text:p>
          </table:table-cell>
          <table:table-cell office:value-type="float" office:value="806" table:style-name="ce2">
            <text:p>806</text:p>
          </table:table-cell>
          <table:table-cell office:value-type="float" office:value="-64.799831632212403" table:style-name="ce2">
            <text:p>-64,79983163</text:p>
          </table:table-cell>
          <table:table-cell office:value-type="float" office:value="31.426014920341199" table:style-name="ce2">
            <text:p>31,42601492</text:p>
          </table:table-cell>
          <table:table-cell office:value-type="float" office:value="-41.911437297938903" table:style-name="ce2">
            <text:p>-41,9114373</text:p>
          </table:table-cell>
          <table:table-cell office:value-type="float" office:value="-64.946407467191094" table:style-name="ce2">
            <text:p>-64,94640747</text:p>
          </table:table-cell>
          <table:table-cell office:value-type="float" office:value="-73.049809812587796" table:formula="of:=[.G107]-[.B107]" table:style-name="ce2">
            <text:p>-73,04980981</text:p>
          </table:table-cell>
          <table:table-cell office:value-type="float" office:value="-43.890350905624302" table:formula="of:=[.H107]-[.C107]" table:style-name="ce2">
            <text:p>-43,89035091</text:p>
          </table:table-cell>
          <table:table-cell office:value-type="float" office:value="-123.7651823184637" table:formula="of:=[.I107]-[.D107]" table:style-name="ce2">
            <text:p>-123,7651823</text:p>
          </table:table-cell>
          <table:table-cell office:value-type="float" office:value="20.038072724518301" table:formula="of:=[.J107]-[.E107]" table:style-name="ce2">
            <text:p>20,03807272</text:p>
          </table:table-cell>
          <table:table-cell table:number-columns-repeated="16370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float" office:value="26.755513782684201" table:style-name="ce2">
            <text:p>26,75551378</text:p>
          </table:table-cell>
          <table:table-cell office:value-type="float" office:value="30.648078790041598" table:style-name="ce2">
            <text:p>30,64807879</text:p>
          </table:table-cell>
          <table:table-cell office:value-type="float" office:value="41.313753812493196" table:style-name="ce2">
            <text:p>41,31375381</text:p>
          </table:table-cell>
          <table:table-cell office:value-type="float" office:value="-14.82217322775" table:style-name="ce2">
            <text:p>-14,82217323</text:p>
          </table:table-cell>
          <table:table-cell office:value-type="float" office:value="807" table:style-name="ce2">
            <text:p>807</text:p>
          </table:table-cell>
          <table:table-cell office:value-type="float" office:value="5.61422293902059" table:style-name="ce2">
            <text:p>5,614222939</text:p>
          </table:table-cell>
          <table:table-cell office:value-type="float" office:value="-39.873135141038901" table:style-name="ce2">
            <text:p>-39,87313514</text:p>
          </table:table-cell>
          <table:table-cell office:value-type="float" office:value="43.430007307397503" table:style-name="ce2">
            <text:p>43,43000731</text:p>
          </table:table-cell>
          <table:table-cell office:value-type="float" office:value="18.012730309616099" table:style-name="ce2">
            <text:p>18,01273031</text:p>
          </table:table-cell>
          <table:table-cell office:value-type="float" office:value="-21.141290843663612" table:formula="of:=[.G108]-[.B108]" table:style-name="ce2">
            <text:p>-21,14129084</text:p>
          </table:table-cell>
          <table:table-cell office:value-type="float" office:value="-70.521213931080496" table:formula="of:=[.H108]-[.C108]" table:style-name="ce2">
            <text:p>-70,52121393</text:p>
          </table:table-cell>
          <table:table-cell office:value-type="float" office:value="2.1162534949043064" table:formula="of:=[.I108]-[.D108]" table:style-name="ce2">
            <text:p>2,116253495</text:p>
          </table:table-cell>
          <table:table-cell office:value-type="float" office:value="32.834903537366102" table:formula="of:=[.J108]-[.E108]" table:style-name="ce2">
            <text:p>32,83490354</text:p>
          </table:table-cell>
          <table:table-cell table:number-columns-repeated="1637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4.1173571755845302" table:style-name="ce2">
            <text:p>4,117357176</text:p>
          </table:table-cell>
          <table:table-cell office:value-type="float" office:value="-5.1186412708739404" table:style-name="ce2">
            <text:p>-5,118641271</text:p>
          </table:table-cell>
          <table:table-cell office:value-type="float" office:value="-65.285795085459398" table:style-name="ce2">
            <text:p>-65,28579509</text:p>
          </table:table-cell>
          <table:table-cell office:value-type="float" office:value="72.070702498364696" table:style-name="ce2">
            <text:p>72,0707025</text:p>
          </table:table-cell>
          <table:table-cell office:value-type="float" office:value="808" table:style-name="ce2">
            <text:p>808</text:p>
          </table:table-cell>
          <table:table-cell office:value-type="float" office:value="-70.470507756098797" table:style-name="ce2">
            <text:p>-70,47050776</text:p>
          </table:table-cell>
          <table:table-cell office:value-type="float" office:value="5.8903215560546798" table:style-name="ce2">
            <text:p>5,890321556</text:p>
          </table:table-cell>
          <table:table-cell office:value-type="float" office:value="-2.39704248274063" table:style-name="ce2">
            <text:p>-2,397042483</text:p>
          </table:table-cell>
          <table:table-cell office:value-type="float" office:value="46.432612252251801" table:style-name="ce2">
            <text:p>46,43261225</text:p>
          </table:table-cell>
          <table:table-cell office:value-type="float" office:value="-74.587864931683328" table:formula="of:=[.G109]-[.B109]" table:style-name="ce2">
            <text:p>-74,58786493</text:p>
          </table:table-cell>
          <table:table-cell office:value-type="float" office:value="11.00896282692862" table:formula="of:=[.H109]-[.C109]" table:style-name="ce2">
            <text:p>11,00896283</text:p>
          </table:table-cell>
          <table:table-cell office:value-type="float" office:value="62.888752602718768" table:formula="of:=[.I109]-[.D109]" table:style-name="ce2">
            <text:p>62,8887526</text:p>
          </table:table-cell>
          <table:table-cell office:value-type="float" office:value="-25.638090246112895" table:formula="of:=[.J109]-[.E109]" table:style-name="ce2">
            <text:p>-25,63809025</text:p>
          </table:table-cell>
          <table:table-cell table:number-columns-repeated="16370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float" office:value="8.9293447330208302" table:style-name="ce2">
            <text:p>8,929344733</text:p>
          </table:table-cell>
          <table:table-cell office:value-type="float" office:value="2.2991361156830799" table:style-name="ce2">
            <text:p>2,299136116</text:p>
          </table:table-cell>
          <table:table-cell office:value-type="float" office:value="38.033724210055802" table:style-name="ce2">
            <text:p>38,03372421</text:p>
          </table:table-cell>
          <table:table-cell office:value-type="float" office:value="42.012042237585803" table:style-name="ce2">
            <text:p>42,01204224</text:p>
          </table:table-cell>
          <table:table-cell office:value-type="float" office:value="809" table:style-name="ce2">
            <text:p>809</text:p>
          </table:table-cell>
          <table:table-cell office:value-type="float" office:value="32.351239577557699" table:style-name="ce2">
            <text:p>32,35123958</text:p>
          </table:table-cell>
          <table:table-cell office:value-type="float" office:value="-1.2008653614595199" table:style-name="ce2">
            <text:p>-1,200865361</text:p>
          </table:table-cell>
          <table:table-cell office:value-type="float" office:value="-35.329384348519" table:style-name="ce2">
            <text:p>-35,32938435</text:p>
          </table:table-cell>
          <table:table-cell office:value-type="float" office:value="-46.784059057992003" table:style-name="ce2">
            <text:p>-46,78405906</text:p>
          </table:table-cell>
          <table:table-cell office:value-type="float" office:value="23.421894844536869" table:formula="of:=[.G110]-[.B110]" table:style-name="ce2">
            <text:p>23,42189484</text:p>
          </table:table-cell>
          <table:table-cell office:value-type="float" office:value="-3.5000014771425998" table:formula="of:=[.H110]-[.C110]" table:style-name="ce2">
            <text:p>-3,500001477</text:p>
          </table:table-cell>
          <table:table-cell office:value-type="float" office:value="-73.363108558574794" table:formula="of:=[.I110]-[.D110]" table:style-name="ce2">
            <text:p>-73,36310856</text:p>
          </table:table-cell>
          <table:table-cell office:value-type="float" office:value="-88.796101295577813" table:formula="of:=[.J110]-[.E110]" table:style-name="ce2">
            <text:p>-88,7961013</text:p>
          </table:table-cell>
          <table:table-cell table:number-columns-repeated="16370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float" office:value="41.720999478040099" table:style-name="ce2">
            <text:p>41,72099948</text:p>
          </table:table-cell>
          <table:table-cell office:value-type="float" office:value="38.796439906494697" table:style-name="ce2">
            <text:p>38,79643991</text:p>
          </table:table-cell>
          <table:table-cell office:value-type="float" office:value="-7.1007431527955998" table:style-name="ce2">
            <text:p>-7,100743153</text:p>
          </table:table-cell>
          <table:table-cell office:value-type="float" office:value="-55.396332215328002" table:style-name="ce2">
            <text:p>-55,39633222</text:p>
          </table:table-cell>
          <table:table-cell office:value-type="float" office:value="810" table:style-name="ce2">
            <text:p>810</text:p>
          </table:table-cell>
          <table:table-cell office:value-type="float" office:value="-10.2481241529679" table:style-name="ce2">
            <text:p>-10,24812415</text:p>
          </table:table-cell>
          <table:table-cell office:value-type="float" office:value="87.730078945654995" table:style-name="ce2">
            <text:p>87,73007895</text:p>
          </table:table-cell>
          <table:table-cell office:value-type="float" office:value="7.5689900254056797" table:style-name="ce2">
            <text:p>7,568990025</text:p>
          </table:table-cell>
          <table:table-cell office:value-type="float" office:value="-15.3914675428001" table:style-name="ce2">
            <text:p>-15,39146754</text:p>
          </table:table-cell>
          <table:table-cell office:value-type="float" office:value="-51.969123631008003" table:formula="of:=[.G111]-[.B111]" table:style-name="ce2">
            <text:p>-51,96912363</text:p>
          </table:table-cell>
          <table:table-cell office:value-type="float" office:value="48.933639039160298" table:formula="of:=[.H111]-[.C111]" table:style-name="ce2">
            <text:p>48,93363904</text:p>
          </table:table-cell>
          <table:table-cell office:value-type="float" office:value="14.66973317820128" table:formula="of:=[.I111]-[.D111]" table:style-name="ce2">
            <text:p>14,66973318</text:p>
          </table:table-cell>
          <table:table-cell office:value-type="float" office:value="40.004864672527901" table:formula="of:=[.J111]-[.E111]" table:style-name="ce2">
            <text:p>40,00486467</text:p>
          </table:table-cell>
          <table:table-cell table:number-columns-repeated="16370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float" office:value="55.993311415759898" table:style-name="ce2">
            <text:p>55,99331142</text:p>
          </table:table-cell>
          <table:table-cell office:value-type="float" office:value="-36.743678490624099" table:style-name="ce2">
            <text:p>-36,74367849</text:p>
          </table:table-cell>
          <table:table-cell office:value-type="float" office:value="-41.162709055991201" table:style-name="ce2">
            <text:p>-41,16270906</text:p>
          </table:table-cell>
          <table:table-cell office:value-type="float" office:value="34.320903215410297" table:style-name="ce2">
            <text:p>34,32090322</text:p>
          </table:table-cell>
          <table:table-cell office:value-type="float" office:value="811" table:style-name="ce2">
            <text:p>811</text:p>
          </table:table-cell>
          <table:table-cell office:value-type="float" office:value="-50.333888639444297" table:style-name="ce2">
            <text:p>-50,33388864</text:p>
          </table:table-cell>
          <table:table-cell office:value-type="float" office:value="79.159238734934505" table:style-name="ce2">
            <text:p>79,15923873</text:p>
          </table:table-cell>
          <table:table-cell office:value-type="float" office:value="-44.972682881643998" table:style-name="ce2">
            <text:p>-44,97268288</text:p>
          </table:table-cell>
          <table:table-cell office:value-type="float" office:value="-37.509611559672599" table:style-name="ce2">
            <text:p>-37,50961156</text:p>
          </table:table-cell>
          <table:table-cell office:value-type="float" office:value="-106.3272000552042" table:formula="of:=[.G112]-[.B112]" table:style-name="ce2">
            <text:p>-106,3272001</text:p>
          </table:table-cell>
          <table:table-cell office:value-type="float" office:value="115.90291722555861" table:formula="of:=[.H112]-[.C112]" table:style-name="ce2">
            <text:p>115,9029172</text:p>
          </table:table-cell>
          <table:table-cell office:value-type="float" office:value="-3.8099738256527971" table:formula="of:=[.I112]-[.D112]" table:style-name="ce2">
            <text:p>-3,809973826</text:p>
          </table:table-cell>
          <table:table-cell office:value-type="float" office:value="-71.830514775082889" table:formula="of:=[.J112]-[.E112]" table:style-name="ce2">
            <text:p>-71,83051478</text:p>
          </table:table-cell>
          <table:table-cell table:number-columns-repeated="16370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float" office:value="-2.3494047800470499" table:style-name="ce2">
            <text:p>-2,34940478</text:p>
          </table:table-cell>
          <table:table-cell office:value-type="float" office:value="13.123449926204501" table:style-name="ce2">
            <text:p>13,12344993</text:p>
          </table:table-cell>
          <table:table-cell office:value-type="float" office:value="-55.757669691693202" table:style-name="ce2">
            <text:p>-55,75766969</text:p>
          </table:table-cell>
          <table:table-cell office:value-type="float" office:value="87.583352189662804" table:style-name="ce2">
            <text:p>87,58335219</text:p>
          </table:table-cell>
          <table:table-cell office:value-type="float" office:value="812" table:style-name="ce2">
            <text:p>812</text:p>
          </table:table-cell>
          <table:table-cell office:value-type="float" office:value="76.348719695308603" table:style-name="ce2">
            <text:p>76,3487197</text:p>
          </table:table-cell>
          <table:table-cell office:value-type="float" office:value="14.113348893500399" table:style-name="ce2">
            <text:p>14,11334889</text:p>
          </table:table-cell>
          <table:table-cell office:value-type="float" office:value="-33.576137531178702" table:style-name="ce2">
            <text:p>-33,57613753</text:p>
          </table:table-cell>
          <table:table-cell office:value-type="float" office:value="4.9553247739994104" table:style-name="ce2">
            <text:p>4,955324774</text:p>
          </table:table-cell>
          <table:table-cell office:value-type="float" office:value="78.698124475355655" table:formula="of:=[.G113]-[.B113]" table:style-name="ce2">
            <text:p>78,69812448</text:p>
          </table:table-cell>
          <table:table-cell office:value-type="float" office:value="0.98989896729589866" table:formula="of:=[.H113]-[.C113]" table:style-name="ce2">
            <text:p>0,989898967</text:p>
          </table:table-cell>
          <table:table-cell office:value-type="float" office:value="22.1815321605145" table:formula="of:=[.I113]-[.D113]" table:style-name="ce2">
            <text:p>22,18153216</text:p>
          </table:table-cell>
          <table:table-cell office:value-type="float" office:value="-82.628027415663396" table:formula="of:=[.J113]-[.E113]" table:style-name="ce2">
            <text:p>-82,62802742</text:p>
          </table:table-cell>
          <table:table-cell table:number-columns-repeated="16370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float" office:value="-84.998794988772602" table:style-name="ce2">
            <text:p>-84,99879499</text:p>
          </table:table-cell>
          <table:table-cell office:value-type="float" office:value="-10.8416679299342" table:style-name="ce2">
            <text:p>-10,84166793</text:p>
          </table:table-cell>
          <table:table-cell office:value-type="float" office:value="13.598030793570601" table:style-name="ce2">
            <text:p>13,59803079</text:p>
          </table:table-cell>
          <table:table-cell office:value-type="float" office:value="-34.563857771901702" table:style-name="ce2">
            <text:p>-34,56385777</text:p>
          </table:table-cell>
          <table:table-cell office:value-type="float" office:value="813" table:style-name="ce2">
            <text:p>813</text:p>
          </table:table-cell>
          <table:table-cell office:value-type="float" office:value="24.966554344114101" table:style-name="ce2">
            <text:p>24,96655434</text:p>
          </table:table-cell>
          <table:table-cell office:value-type="float" office:value="0.25963131875589301" table:style-name="ce2">
            <text:p>0,259631319</text:p>
          </table:table-cell>
          <table:table-cell office:value-type="float" office:value="59.184678193897597" table:style-name="ce2">
            <text:p>59,18467819</text:p>
          </table:table-cell>
          <table:table-cell office:value-type="float" office:value="-6.0915611144833397" table:style-name="ce2">
            <text:p>-6,091561114</text:p>
          </table:table-cell>
          <table:table-cell office:value-type="float" office:value="109.9653493328867" table:formula="of:=[.G114]-[.B114]" table:style-name="ce2">
            <text:p>109,9653493</text:p>
          </table:table-cell>
          <table:table-cell office:value-type="float" office:value="11.101299248690093" table:formula="of:=[.H114]-[.C114]" table:style-name="ce2">
            <text:p>11,10129925</text:p>
          </table:table-cell>
          <table:table-cell office:value-type="float" office:value="45.586647400326996" table:formula="of:=[.I114]-[.D114]" table:style-name="ce2">
            <text:p>45,5866474</text:p>
          </table:table-cell>
          <table:table-cell office:value-type="float" office:value="28.472296657418362" table:formula="of:=[.J114]-[.E114]" table:style-name="ce2">
            <text:p>28,47229666</text:p>
          </table:table-cell>
          <table:table-cell table:number-columns-repeated="16370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float" office:value="-55.974473958460102" table:style-name="ce2">
            <text:p>-55,97447396</text:p>
          </table:table-cell>
          <table:table-cell office:value-type="float" office:value="40.878086020402598" table:style-name="ce2">
            <text:p>40,87808602</text:p>
          </table:table-cell>
          <table:table-cell office:value-type="float" office:value="-76.669760277196104" table:style-name="ce2">
            <text:p>-76,66976028</text:p>
          </table:table-cell>
          <table:table-cell office:value-type="float" office:value="36.848354065707298" table:style-name="ce2">
            <text:p>36,84835407</text:p>
          </table:table-cell>
          <table:table-cell office:value-type="float" office:value="814" table:style-name="ce2">
            <text:p>814</text:p>
          </table:table-cell>
          <table:table-cell office:value-type="float" office:value="-62.009441235321098" table:style-name="ce2">
            <text:p>-62,00944124</text:p>
          </table:table-cell>
          <table:table-cell office:value-type="float" office:value="64.845641340821601" table:style-name="ce2">
            <text:p>64,84564134</text:p>
          </table:table-cell>
          <table:table-cell office:value-type="float" office:value="49.040597048799199" table:style-name="ce2">
            <text:p>49,04059705</text:p>
          </table:table-cell>
          <table:table-cell office:value-type="float" office:value="-53.181255215055103" table:style-name="ce2">
            <text:p>-53,18125522</text:p>
          </table:table-cell>
          <table:table-cell office:value-type="float" office:value="-6.0349672768609963" table:formula="of:=[.G115]-[.B115]" table:style-name="ce2">
            <text:p>-6,034967277</text:p>
          </table:table-cell>
          <table:table-cell office:value-type="float" office:value="23.967555320419002" table:formula="of:=[.H115]-[.C115]" table:style-name="ce2">
            <text:p>23,96755532</text:p>
          </table:table-cell>
          <table:table-cell office:value-type="float" office:value="125.7103573259953" table:formula="of:=[.I115]-[.D115]" table:style-name="ce2">
            <text:p>125,7103573</text:p>
          </table:table-cell>
          <table:table-cell office:value-type="float" office:value="-90.029609280762401" table:formula="of:=[.J115]-[.E115]" table:style-name="ce2">
            <text:p>-90,02960928</text:p>
          </table:table-cell>
          <table:table-cell table:number-columns-repeated="16370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-50.471101617685399" table:style-name="ce2">
            <text:p>-50,47110162</text:p>
          </table:table-cell>
          <table:table-cell office:value-type="float" office:value="87.929965096682693" table:style-name="ce2">
            <text:p>87,9299651</text:p>
          </table:table-cell>
          <table:table-cell office:value-type="float" office:value="41.322114027382" table:style-name="ce2">
            <text:p>41,32211403</text:p>
          </table:table-cell>
          <table:table-cell office:value-type="float" office:value="-50.7535253654275" table:style-name="ce2">
            <text:p>-50,75352537</text:p>
          </table:table-cell>
          <table:table-cell office:value-type="float" office:value="815" table:style-name="ce2">
            <text:p>815</text:p>
          </table:table-cell>
          <table:table-cell office:value-type="float" office:value="-30.669992315300401" table:style-name="ce2">
            <text:p>-30,66999232</text:p>
          </table:table-cell>
          <table:table-cell office:value-type="float" office:value="40.213941894415001" table:style-name="ce2">
            <text:p>40,21394189</text:p>
          </table:table-cell>
          <table:table-cell office:value-type="float" office:value="-38.187810543511901" table:style-name="ce2">
            <text:p>-38,18781054</text:p>
          </table:table-cell>
          <table:table-cell office:value-type="float" office:value="72.384819365346701" table:style-name="ce2">
            <text:p>72,38481937</text:p>
          </table:table-cell>
          <table:table-cell office:value-type="float" office:value="19.801109302384997" table:formula="of:=[.G116]-[.B116]" table:style-name="ce2">
            <text:p>19,8011093</text:p>
          </table:table-cell>
          <table:table-cell office:value-type="float" office:value="-47.716023202267692" table:formula="of:=[.H116]-[.C116]" table:style-name="ce2">
            <text:p>-47,7160232</text:p>
          </table:table-cell>
          <table:table-cell office:value-type="float" office:value="-79.509924570893901" table:formula="of:=[.I116]-[.D116]" table:style-name="ce2">
            <text:p>-79,50992457</text:p>
          </table:table-cell>
          <table:table-cell office:value-type="float" office:value="123.13834473077421" table:formula="of:=[.J116]-[.E116]" table:style-name="ce2">
            <text:p>123,1383447</text:p>
          </table:table-cell>
          <table:table-cell table:number-columns-repeated="16370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float" office:value="86.0422243728719" table:style-name="ce2">
            <text:p>86,04222437</text:p>
          </table:table-cell>
          <table:table-cell office:value-type="float" office:value="67.119261747581206" table:style-name="ce2">
            <text:p>67,11926175</text:p>
          </table:table-cell>
          <table:table-cell office:value-type="float" office:value="46.189294894031001" table:style-name="ce2">
            <text:p>46,18929489</text:p>
          </table:table-cell>
          <table:table-cell office:value-type="float" office:value="41.995389258545103" table:style-name="ce2">
            <text:p>41,99538926</text:p>
          </table:table-cell>
          <table:table-cell office:value-type="float" office:value="816" table:style-name="ce2">
            <text:p>816</text:p>
          </table:table-cell>
          <table:table-cell office:value-type="float" office:value="65.378158323622401" table:style-name="ce2">
            <text:p>65,37815832</text:p>
          </table:table-cell>
          <table:table-cell office:value-type="float" office:value="66.891753784386296" table:style-name="ce2">
            <text:p>66,89175378</text:p>
          </table:table-cell>
          <table:table-cell office:value-type="float" office:value="37.052444144704602" table:style-name="ce2">
            <text:p>37,05244414</text:p>
          </table:table-cell>
          <table:table-cell office:value-type="float" office:value="74.084720833603797" table:style-name="ce2">
            <text:p>74,08472083</text:p>
          </table:table-cell>
          <table:table-cell office:value-type="float" office:value="-20.664066049249499" table:formula="of:=[.G117]-[.B117]" table:style-name="ce2">
            <text:p>-20,66406605</text:p>
          </table:table-cell>
          <table:table-cell office:value-type="float" office:value="-0.22750796319490973" table:formula="of:=[.H117]-[.C117]" table:style-name="ce2">
            <text:p>-0,227507963</text:p>
          </table:table-cell>
          <table:table-cell office:value-type="float" office:value="-9.1368507493263991" table:formula="of:=[.I117]-[.D117]" table:style-name="ce2">
            <text:p>-9,136850749</text:p>
          </table:table-cell>
          <table:table-cell office:value-type="float" office:value="32.089331575058694" table:formula="of:=[.J117]-[.E117]" table:style-name="ce2">
            <text:p>32,08933158</text:p>
          </table:table-cell>
          <table:table-cell table:number-columns-repeated="16370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float" office:value="15.6591132359768" table:style-name="ce2">
            <text:p>15,65911324</text:p>
          </table:table-cell>
          <table:table-cell office:value-type="float" office:value="-27.480597397687198" table:style-name="ce2">
            <text:p>-27,4805974</text:p>
          </table:table-cell>
          <table:table-cell office:value-type="float" office:value="-12.8960648465515" table:style-name="ce2">
            <text:p>-12,89606485</text:p>
          </table:table-cell>
          <table:table-cell office:value-type="float" office:value="-12.657722830219599" table:style-name="ce2">
            <text:p>-12,65772283</text:p>
          </table:table-cell>
          <table:table-cell office:value-type="float" office:value="817" table:style-name="ce2">
            <text:p>817</text:p>
          </table:table-cell>
          <table:table-cell office:value-type="float" office:value="43.711968682490102" table:style-name="ce2">
            <text:p>43,71196868</text:p>
          </table:table-cell>
          <table:table-cell office:value-type="float" office:value="-0.99307085998266897" table:style-name="ce2">
            <text:p>-0,99307086</text:p>
          </table:table-cell>
          <table:table-cell office:value-type="float" office:value="55.085503107408996" table:style-name="ce2">
            <text:p>55,08550311</text:p>
          </table:table-cell>
          <table:table-cell office:value-type="float" office:value="84.100706132469895" table:style-name="ce2">
            <text:p>84,10070613</text:p>
          </table:table-cell>
          <table:table-cell office:value-type="float" office:value="28.052855446513302" table:formula="of:=[.G118]-[.B118]" table:style-name="ce2">
            <text:p>28,05285545</text:p>
          </table:table-cell>
          <table:table-cell office:value-type="float" office:value="26.487526537704529" table:formula="of:=[.H118]-[.C118]" table:style-name="ce2">
            <text:p>26,48752654</text:p>
          </table:table-cell>
          <table:table-cell office:value-type="float" office:value="67.981567953960493" table:formula="of:=[.I118]-[.D118]" table:style-name="ce2">
            <text:p>67,98156795</text:p>
          </table:table-cell>
          <table:table-cell office:value-type="float" office:value="96.758428962689493" table:formula="of:=[.J118]-[.E118]" table:style-name="ce2">
            <text:p>96,75842896</text:p>
          </table:table-cell>
          <table:table-cell table:number-columns-repeated="16370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84.898080309831499" table:style-name="ce2">
            <text:p>84,89808031</text:p>
          </table:table-cell>
          <table:table-cell office:value-type="float" office:value="-39.042316120484102" table:style-name="ce2">
            <text:p>-39,04231612</text:p>
          </table:table-cell>
          <table:table-cell office:value-type="float" office:value="86.490063270888797" table:style-name="ce2">
            <text:p>86,49006327</text:p>
          </table:table-cell>
          <table:table-cell office:value-type="float" office:value="52.993469728837503" table:style-name="ce2">
            <text:p>52,99346973</text:p>
          </table:table-cell>
          <table:table-cell office:value-type="float" office:value="818" table:style-name="ce2">
            <text:p>818</text:p>
          </table:table-cell>
          <table:table-cell office:value-type="float" office:value="11.141673006039699" table:style-name="ce2">
            <text:p>11,14167301</text:p>
          </table:table-cell>
          <table:table-cell office:value-type="float" office:value="-79.212780901857897" table:style-name="ce2">
            <text:p>-79,2127809</text:p>
          </table:table-cell>
          <table:table-cell office:value-type="float" office:value="14.1640474429433" table:style-name="ce2">
            <text:p>14,16404744</text:p>
          </table:table-cell>
          <table:table-cell office:value-type="float" office:value="-5.0946092668656702" table:style-name="ce2">
            <text:p>-5,094609267</text:p>
          </table:table-cell>
          <table:table-cell office:value-type="float" office:value="-73.756407303791804" table:formula="of:=[.G119]-[.B119]" table:style-name="ce2">
            <text:p>-73,7564073</text:p>
          </table:table-cell>
          <table:table-cell office:value-type="float" office:value="-40.170464781373795" table:formula="of:=[.H119]-[.C119]" table:style-name="ce2">
            <text:p>-40,17046478</text:p>
          </table:table-cell>
          <table:table-cell office:value-type="float" office:value="-72.326015827945497" table:formula="of:=[.I119]-[.D119]" table:style-name="ce2">
            <text:p>-72,32601583</text:p>
          </table:table-cell>
          <table:table-cell office:value-type="float" office:value="-58.088078995703171" table:formula="of:=[.J119]-[.E119]" table:style-name="ce2">
            <text:p>-58,088079</text:p>
          </table:table-cell>
          <table:table-cell table:number-columns-repeated="16370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float" office:value="-83.4811120511241" table:style-name="ce2">
            <text:p>-83,48111205</text:p>
          </table:table-cell>
          <table:table-cell office:value-type="float" office:value="-19.051762776241599" table:style-name="ce2">
            <text:p>-19,05176278</text:p>
          </table:table-cell>
          <table:table-cell office:value-type="float" office:value="84.505417147806099" table:style-name="ce2">
            <text:p>84,50541715</text:p>
          </table:table-cell>
          <table:table-cell office:value-type="float" office:value="-29.093931254331299" table:style-name="ce2">
            <text:p>-29,09393125</text:p>
          </table:table-cell>
          <table:table-cell office:value-type="float" office:value="819" table:style-name="ce2">
            <text:p>819</text:p>
          </table:table-cell>
          <table:table-cell office:value-type="float" office:value="-34.970993569713698" table:style-name="ce2">
            <text:p>-34,97099357</text:p>
          </table:table-cell>
          <table:table-cell office:value-type="float" office:value="34.146934681533402" table:style-name="ce2">
            <text:p>34,14693468</text:p>
          </table:table-cell>
          <table:table-cell office:value-type="float" office:value="68.775832078830604" table:style-name="ce2">
            <text:p>68,77583208</text:p>
          </table:table-cell>
          <table:table-cell office:value-type="float" office:value="-68.457859002888398" table:style-name="ce2">
            <text:p>-68,457859</text:p>
          </table:table-cell>
          <table:table-cell office:value-type="float" office:value="48.510118481410402" table:formula="of:=[.G120]-[.B120]" table:style-name="ce2">
            <text:p>48,51011848</text:p>
          </table:table-cell>
          <table:table-cell office:value-type="float" office:value="53.198697457774998" table:formula="of:=[.H120]-[.C120]" table:style-name="ce2">
            <text:p>53,19869746</text:p>
          </table:table-cell>
          <table:table-cell office:value-type="float" office:value="-15.729585068975496" table:formula="of:=[.I120]-[.D120]" table:style-name="ce2">
            <text:p>-15,72958507</text:p>
          </table:table-cell>
          <table:table-cell office:value-type="float" office:value="-39.363927748557103" table:formula="of:=[.J120]-[.E120]" table:style-name="ce2">
            <text:p>-39,36392775</text:p>
          </table:table-cell>
          <table:table-cell table:number-columns-repeated="16370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float" office:value="-55.163989072364302" table:style-name="ce2">
            <text:p>-55,16398907</text:p>
          </table:table-cell>
          <table:table-cell office:value-type="float" office:value="64.099524553171406" table:style-name="ce2">
            <text:p>64,09952455</text:p>
          </table:table-cell>
          <table:table-cell office:value-type="float" office:value="23.880222867544401" table:style-name="ce2">
            <text:p>23,88022287</text:p>
          </table:table-cell>
          <table:table-cell office:value-type="float" office:value="53.714474055104503" table:style-name="ce2">
            <text:p>53,71447406</text:p>
          </table:table-cell>
          <table:table-cell office:value-type="float" office:value="820" table:style-name="ce2">
            <text:p>820</text:p>
          </table:table-cell>
          <table:table-cell office:value-type="float" office:value="-4.5240646861563896" table:style-name="ce2">
            <text:p>-4,524064686</text:p>
          </table:table-cell>
          <table:table-cell office:value-type="float" office:value="13.776745051093901" table:style-name="ce2">
            <text:p>13,77674505</text:p>
          </table:table-cell>
          <table:table-cell office:value-type="float" office:value="-83.987368365344494" table:style-name="ce2">
            <text:p>-83,98736837</text:p>
          </table:table-cell>
          <table:table-cell office:value-type="float" office:value="-11.594256475798501" table:style-name="ce2">
            <text:p>-11,59425648</text:p>
          </table:table-cell>
          <table:table-cell office:value-type="float" office:value="50.639924386207909" table:formula="of:=[.G121]-[.B121]" table:style-name="ce2">
            <text:p>50,63992439</text:p>
          </table:table-cell>
          <table:table-cell office:value-type="float" office:value="-50.322779502077509" table:formula="of:=[.H121]-[.C121]" table:style-name="ce2">
            <text:p>-50,3227795</text:p>
          </table:table-cell>
          <table:table-cell office:value-type="float" office:value="-107.8675912328889" table:formula="of:=[.I121]-[.D121]" table:style-name="ce2">
            <text:p>-107,8675912</text:p>
          </table:table-cell>
          <table:table-cell office:value-type="float" office:value="-65.308730530903006" table:formula="of:=[.J121]-[.E121]" table:style-name="ce2">
            <text:p>-65,30873053</text:p>
          </table:table-cell>
          <table:table-cell table:number-columns-repeated="16370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float" office:value="-0.99680381990065203" table:style-name="ce2">
            <text:p>-0,99680382</text:p>
          </table:table-cell>
          <table:table-cell office:value-type="float" office:value="9.88353944827257" table:style-name="ce2">
            <text:p>9,883539448</text:p>
          </table:table-cell>
          <table:table-cell office:value-type="float" office:value="-79.7074292567508" table:style-name="ce2">
            <text:p>-79,70742926</text:p>
          </table:table-cell>
          <table:table-cell office:value-type="float" office:value="35.751069498755498" table:style-name="ce2">
            <text:p>35,7510695</text:p>
          </table:table-cell>
          <table:table-cell office:value-type="float" office:value="821" table:style-name="ce2">
            <text:p>821</text:p>
          </table:table-cell>
          <table:table-cell office:value-type="float" office:value="87.954411306584404" table:style-name="ce2">
            <text:p>87,95441131</text:p>
          </table:table-cell>
          <table:table-cell office:value-type="float" office:value="27.807380069205699" table:style-name="ce2">
            <text:p>27,80738007</text:p>
          </table:table-cell>
          <table:table-cell office:value-type="float" office:value="26.615601741502999" table:style-name="ce2">
            <text:p>26,61560174</text:p>
          </table:table-cell>
          <table:table-cell office:value-type="float" office:value="8.5085268532137093" table:style-name="ce2">
            <text:p>8,508526853</text:p>
          </table:table-cell>
          <table:table-cell office:value-type="float" office:value="88.951215126485053" table:formula="of:=[.G122]-[.B122]" table:style-name="ce2">
            <text:p>88,95121513</text:p>
          </table:table-cell>
          <table:table-cell office:value-type="float" office:value="17.923840620933127" table:formula="of:=[.H122]-[.C122]" table:style-name="ce2">
            <text:p>17,92384062</text:p>
          </table:table-cell>
          <table:table-cell office:value-type="float" office:value="106.3230309982538" table:formula="of:=[.I122]-[.D122]" table:style-name="ce2">
            <text:p>106,323031</text:p>
          </table:table-cell>
          <table:table-cell office:value-type="float" office:value="-27.242542645541789" table:formula="of:=[.J122]-[.E122]" table:style-name="ce2">
            <text:p>-27,24254265</text:p>
          </table:table-cell>
          <table:table-cell table:number-columns-repeated="16370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float" office:value="22.801760547269701" table:style-name="ce2">
            <text:p>22,80176055</text:p>
          </table:table-cell>
          <table:table-cell office:value-type="float" office:value="48.090535112768698" table:style-name="ce2">
            <text:p>48,09053511</text:p>
          </table:table-cell>
          <table:table-cell office:value-type="float" office:value="53.1759265581303" table:style-name="ce2">
            <text:p>53,17592656</text:p>
          </table:table-cell>
          <table:table-cell office:value-type="float" office:value="73.866351021984698" table:style-name="ce2">
            <text:p>73,86635102</text:p>
          </table:table-cell>
          <table:table-cell office:value-type="float" office:value="822" table:style-name="ce2">
            <text:p>822</text:p>
          </table:table-cell>
          <table:table-cell office:value-type="float" office:value="-68.248771088049807" table:style-name="ce2">
            <text:p>-68,24877109</text:p>
          </table:table-cell>
          <table:table-cell office:value-type="float" office:value="-34.687811075838198" table:style-name="ce2">
            <text:p>-34,68781108</text:p>
          </table:table-cell>
          <table:table-cell office:value-type="float" office:value="38.260861053040401" table:style-name="ce2">
            <text:p>38,26086105</text:p>
          </table:table-cell>
          <table:table-cell office:value-type="float" office:value="-69.773335302099895" table:style-name="ce2">
            <text:p>-69,7733353</text:p>
          </table:table-cell>
          <table:table-cell office:value-type="float" office:value="-91.050531635319516" table:formula="of:=[.G123]-[.B123]" table:style-name="ce2">
            <text:p>-91,05053164</text:p>
          </table:table-cell>
          <table:table-cell office:value-type="float" office:value="-82.778346188606889" table:formula="of:=[.H123]-[.C123]" table:style-name="ce2">
            <text:p>-82,77834619</text:p>
          </table:table-cell>
          <table:table-cell office:value-type="float" office:value="-14.915065505089899" table:formula="of:=[.I123]-[.D123]" table:style-name="ce2">
            <text:p>-14,91506551</text:p>
          </table:table-cell>
          <table:table-cell office:value-type="float" office:value="-143.63968632408461" table:formula="of:=[.J123]-[.E123]" table:style-name="ce2">
            <text:p>-143,6396863</text:p>
          </table:table-cell>
          <table:table-cell table:number-columns-repeated="16370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float" office:value="-40.771526376257597" table:style-name="ce2">
            <text:p>-40,77152638</text:p>
          </table:table-cell>
          <table:table-cell office:value-type="float" office:value="41.601621804058396" table:style-name="ce2">
            <text:p>41,6016218</text:p>
          </table:table-cell>
          <table:table-cell office:value-type="float" office:value="83.713144965947194" table:style-name="ce2">
            <text:p>83,71314497</text:p>
          </table:table-cell>
          <table:table-cell office:value-type="float" office:value="-55.176859034191999" table:style-name="ce2">
            <text:p>-55,17685903</text:p>
          </table:table-cell>
          <table:table-cell office:value-type="float" office:value="823" table:style-name="ce2">
            <text:p>823</text:p>
          </table:table-cell>
          <table:table-cell office:value-type="float" office:value="-16.454562203677501" table:style-name="ce2">
            <text:p>-16,4545622</text:p>
          </table:table-cell>
          <table:table-cell office:value-type="float" office:value="-11.8449680306373" table:style-name="ce2">
            <text:p>-11,84496803</text:p>
          </table:table-cell>
          <table:table-cell office:value-type="float" office:value="66.274546376247798" table:style-name="ce2">
            <text:p>66,27454638</text:p>
          </table:table-cell>
          <table:table-cell office:value-type="float" office:value="32.168612740422702" table:style-name="ce2">
            <text:p>32,16861274</text:p>
          </table:table-cell>
          <table:table-cell office:value-type="float" office:value="24.316964172580096" table:formula="of:=[.G124]-[.B124]" table:style-name="ce2">
            <text:p>24,31696417</text:p>
          </table:table-cell>
          <table:table-cell office:value-type="float" office:value="-53.4465898346957" table:formula="of:=[.H124]-[.C124]" table:style-name="ce2">
            <text:p>-53,44658983</text:p>
          </table:table-cell>
          <table:table-cell office:value-type="float" office:value="-17.438598589699396" table:formula="of:=[.I124]-[.D124]" table:style-name="ce2">
            <text:p>-17,43859859</text:p>
          </table:table-cell>
          <table:table-cell office:value-type="float" office:value="87.345471774614708" table:formula="of:=[.J124]-[.E124]" table:style-name="ce2">
            <text:p>87,34547177</text:p>
          </table:table-cell>
          <table:table-cell table:number-columns-repeated="16370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float" office:value="58.381696278381497" table:style-name="ce2">
            <text:p>58,38169628</text:p>
          </table:table-cell>
          <table:table-cell office:value-type="float" office:value="70.862997873752406" table:style-name="ce2">
            <text:p>70,86299787</text:p>
          </table:table-cell>
          <table:table-cell office:value-type="float" office:value="69.4870955665682" table:style-name="ce2">
            <text:p>69,48709557</text:p>
          </table:table-cell>
          <table:table-cell office:value-type="float" office:value="63.1542710986568" table:style-name="ce2">
            <text:p>63,1542711</text:p>
          </table:table-cell>
          <table:table-cell office:value-type="float" office:value="824" table:style-name="ce2">
            <text:p>824</text:p>
          </table:table-cell>
          <table:table-cell office:value-type="float" office:value="-85.019377366092002" table:style-name="ce2">
            <text:p>-85,01937737</text:p>
          </table:table-cell>
          <table:table-cell office:value-type="float" office:value="-20.818210950151901" table:style-name="ce2">
            <text:p>-20,81821095</text:p>
          </table:table-cell>
          <table:table-cell office:value-type="float" office:value="82.362694099775197" table:style-name="ce2">
            <text:p>82,3626941</text:p>
          </table:table-cell>
          <table:table-cell office:value-type="float" office:value="-86.768900791848907" table:style-name="ce2">
            <text:p>-86,76890079</text:p>
          </table:table-cell>
          <table:table-cell office:value-type="float" office:value="-143.40107364447351" table:formula="of:=[.G125]-[.B125]" table:style-name="ce2">
            <text:p>-143,4010736</text:p>
          </table:table-cell>
          <table:table-cell office:value-type="float" office:value="-91.681208823904313" table:formula="of:=[.H125]-[.C125]" table:style-name="ce2">
            <text:p>-91,68120882</text:p>
          </table:table-cell>
          <table:table-cell office:value-type="float" office:value="12.875598533206997" table:formula="of:=[.I125]-[.D125]" table:style-name="ce2">
            <text:p>12,87559853</text:p>
          </table:table-cell>
          <table:table-cell office:value-type="float" office:value="-149.9231718905057" table:formula="of:=[.J125]-[.E125]" table:style-name="ce2">
            <text:p>-149,9231719</text:p>
          </table:table-cell>
          <table:table-cell table:number-columns-repeated="1637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-67.409930459525498" table:style-name="ce2">
            <text:p>-67,40993046</text:p>
          </table:table-cell>
          <table:table-cell office:value-type="float" office:value="9.3857470878361102" table:style-name="ce2">
            <text:p>9,385747088</text:p>
          </table:table-cell>
          <table:table-cell office:value-type="float" office:value="19.996220855299001" table:style-name="ce2">
            <text:p>19,99622086</text:p>
          </table:table-cell>
          <table:table-cell office:value-type="float" office:value="62.9156520611361" table:style-name="ce2">
            <text:p>62,91565206</text:p>
          </table:table-cell>
          <table:table-cell office:value-type="float" office:value="825" table:style-name="ce2">
            <text:p>825</text:p>
          </table:table-cell>
          <table:table-cell office:value-type="float" office:value="-34.120013132344504" table:style-name="ce2">
            <text:p>-34,12001313</text:p>
          </table:table-cell>
          <table:table-cell office:value-type="float" office:value="61.131096538360701" table:style-name="ce2">
            <text:p>61,13109654</text:p>
          </table:table-cell>
          <table:table-cell office:value-type="float" office:value="-17.1187040401399" table:style-name="ce2">
            <text:p>-17,11870404</text:p>
          </table:table-cell>
          <table:table-cell office:value-type="float" office:value="13.7790813977324" table:style-name="ce2">
            <text:p>13,7790814</text:p>
          </table:table-cell>
          <table:table-cell office:value-type="float" office:value="33.289917327180994" table:formula="of:=[.G126]-[.B126]" table:style-name="ce2">
            <text:p>33,28991733</text:p>
          </table:table-cell>
          <table:table-cell office:value-type="float" office:value="51.745349450524593" table:formula="of:=[.H126]-[.C126]" table:style-name="ce2">
            <text:p>51,74534945</text:p>
          </table:table-cell>
          <table:table-cell office:value-type="float" office:value="-37.114924895438904" table:formula="of:=[.I126]-[.D126]" table:style-name="ce2">
            <text:p>-37,1149249</text:p>
          </table:table-cell>
          <table:table-cell office:value-type="float" office:value="-49.136570663403702" table:formula="of:=[.J126]-[.E126]" table:style-name="ce2">
            <text:p>-49,13657066</text:p>
          </table:table-cell>
          <table:table-cell table:number-columns-repeated="16370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float" office:value="89.010200453207403" table:style-name="ce2">
            <text:p>89,01020045</text:p>
          </table:table-cell>
          <table:table-cell office:value-type="float" office:value="80.993386985225897" table:style-name="ce2">
            <text:p>80,99338699</text:p>
          </table:table-cell>
          <table:table-cell office:value-type="float" office:value="-32.644665286772998" table:style-name="ce2">
            <text:p>-32,64466529</text:p>
          </table:table-cell>
          <table:table-cell office:value-type="float" office:value="-34.663481743204898" table:style-name="ce2">
            <text:p>-34,66348174</text:p>
          </table:table-cell>
          <table:table-cell office:value-type="float" office:value="826" table:style-name="ce2">
            <text:p>826</text:p>
          </table:table-cell>
          <table:table-cell office:value-type="float" office:value="85.595993270300895" table:style-name="ce2">
            <text:p>85,59599327</text:p>
          </table:table-cell>
          <table:table-cell office:value-type="float" office:value="-12.580940786594301" table:style-name="ce2">
            <text:p>-12,58094079</text:p>
          </table:table-cell>
          <table:table-cell office:value-type="float" office:value="-7.1950887792773797" table:style-name="ce2">
            <text:p>-7,195088779</text:p>
          </table:table-cell>
          <table:table-cell office:value-type="float" office:value="12.409538779725199" table:style-name="ce2">
            <text:p>12,40953878</text:p>
          </table:table-cell>
          <table:table-cell office:value-type="float" office:value="-3.4142071829065088" table:formula="of:=[.G127]-[.B127]" table:style-name="ce2">
            <text:p>-3,414207183</text:p>
          </table:table-cell>
          <table:table-cell office:value-type="float" office:value="-93.574327771820194" table:formula="of:=[.H127]-[.C127]" table:style-name="ce2">
            <text:p>-93,57432777</text:p>
          </table:table-cell>
          <table:table-cell office:value-type="float" office:value="25.449576507495618" table:formula="of:=[.I127]-[.D127]" table:style-name="ce2">
            <text:p>25,44957651</text:p>
          </table:table-cell>
          <table:table-cell office:value-type="float" office:value="47.073020522930094" table:formula="of:=[.J127]-[.E127]" table:style-name="ce2">
            <text:p>47,07302052</text:p>
          </table:table-cell>
          <table:table-cell table:number-columns-repeated="16370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20.7197209273331" table:style-name="ce2">
            <text:p>20,71972093</text:p>
          </table:table-cell>
          <table:table-cell office:value-type="float" office:value="4.95691597937443" table:style-name="ce2">
            <text:p>4,956915979</text:p>
          </table:table-cell>
          <table:table-cell office:value-type="float" office:value="75.590043970500204" table:style-name="ce2">
            <text:p>75,59004397</text:p>
          </table:table-cell>
          <table:table-cell office:value-type="float" office:value="41.617977233154598" table:style-name="ce2">
            <text:p>41,61797723</text:p>
          </table:table-cell>
          <table:table-cell office:value-type="float" office:value="827" table:style-name="ce2">
            <text:p>827</text:p>
          </table:table-cell>
          <table:table-cell office:value-type="float" office:value="39.735267308367597" table:style-name="ce2">
            <text:p>39,73526731</text:p>
          </table:table-cell>
          <table:table-cell office:value-type="float" office:value="-22.353138648430999" table:style-name="ce2">
            <text:p>-22,35313865</text:p>
          </table:table-cell>
          <table:table-cell office:value-type="float" office:value="10.8515553339622" table:style-name="ce2">
            <text:p>10,85155533</text:p>
          </table:table-cell>
          <table:table-cell office:value-type="float" office:value="-48.169150661447503" table:style-name="ce2">
            <text:p>-48,16915066</text:p>
          </table:table-cell>
          <table:table-cell office:value-type="float" office:value="19.015546381034497" table:formula="of:=[.G128]-[.B128]" table:style-name="ce2">
            <text:p>19,01554638</text:p>
          </table:table-cell>
          <table:table-cell office:value-type="float" office:value="-27.310054627805428" table:formula="of:=[.H128]-[.C128]" table:style-name="ce2">
            <text:p>-27,31005463</text:p>
          </table:table-cell>
          <table:table-cell office:value-type="float" office:value="-64.738488636538008" table:formula="of:=[.I128]-[.D128]" table:style-name="ce2">
            <text:p>-64,73848864</text:p>
          </table:table-cell>
          <table:table-cell office:value-type="float" office:value="-89.787127894602094" table:formula="of:=[.J128]-[.E128]" table:style-name="ce2">
            <text:p>-89,78712789</text:p>
          </table:table-cell>
          <table:table-cell table:number-columns-repeated="16370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-15.830910021419101" table:style-name="ce2">
            <text:p>-15,83091002</text:p>
          </table:table-cell>
          <table:table-cell office:value-type="float" office:value="75.504596661244094" table:style-name="ce2">
            <text:p>75,50459666</text:p>
          </table:table-cell>
          <table:table-cell office:value-type="float" office:value="4.1766564308599996" table:style-name="ce2">
            <text:p>4,176656431</text:p>
          </table:table-cell>
          <table:table-cell office:value-type="float" office:value="-39.754977333288899" table:style-name="ce2">
            <text:p>-39,75497733</text:p>
          </table:table-cell>
          <table:table-cell office:value-type="float" office:value="828" table:style-name="ce2">
            <text:p>828</text:p>
          </table:table-cell>
          <table:table-cell office:value-type="float" office:value="44.415022113196798" table:style-name="ce2">
            <text:p>44,41502211</text:p>
          </table:table-cell>
          <table:table-cell office:value-type="float" office:value="-14.983807135312" table:style-name="ce2">
            <text:p>-14,98380714</text:p>
          </table:table-cell>
          <table:table-cell office:value-type="float" office:value="-72.157640253259601" table:style-name="ce2">
            <text:p>-72,15764025</text:p>
          </table:table-cell>
          <table:table-cell office:value-type="float" office:value="38.6052808707935" table:style-name="ce2">
            <text:p>38,60528087</text:p>
          </table:table-cell>
          <table:table-cell office:value-type="float" office:value="60.245932134615899" table:formula="of:=[.G129]-[.B129]" table:style-name="ce2">
            <text:p>60,24593213</text:p>
          </table:table-cell>
          <table:table-cell office:value-type="float" office:value="-90.488403796556099" table:formula="of:=[.H129]-[.C129]" table:style-name="ce2">
            <text:p>-90,4884038</text:p>
          </table:table-cell>
          <table:table-cell office:value-type="float" office:value="-76.334296684119607" table:formula="of:=[.I129]-[.D129]" table:style-name="ce2">
            <text:p>-76,33429668</text:p>
          </table:table-cell>
          <table:table-cell office:value-type="float" office:value="78.360258204082399" table:formula="of:=[.J129]-[.E129]" table:style-name="ce2">
            <text:p>78,3602582</text:p>
          </table:table-cell>
          <table:table-cell table:number-columns-repeated="16370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float" office:value="81.333236896080507" table:style-name="ce2">
            <text:p>81,3332369</text:p>
          </table:table-cell>
          <table:table-cell office:value-type="float" office:value="-53.630692854246" table:style-name="ce2">
            <text:p>-53,63069285</text:p>
          </table:table-cell>
          <table:table-cell office:value-type="float" office:value="-12.3316881987723" table:style-name="ce2">
            <text:p>-12,3316882</text:p>
          </table:table-cell>
          <table:table-cell office:value-type="float" office:value="-29.3578526861839" table:style-name="ce2">
            <text:p>-29,35785269</text:p>
          </table:table-cell>
          <table:table-cell office:value-type="float" office:value="829" table:style-name="ce2">
            <text:p>829</text:p>
          </table:table-cell>
          <table:table-cell office:value-type="float" office:value="21.321452225711599" table:style-name="ce2">
            <text:p>21,32145223</text:p>
          </table:table-cell>
          <table:table-cell office:value-type="float" office:value="31.520888110786199" table:style-name="ce2">
            <text:p>31,52088811</text:p>
          </table:table-cell>
          <table:table-cell office:value-type="float" office:value="60.250626527157003" table:style-name="ce2">
            <text:p>60,25062653</text:p>
          </table:table-cell>
          <table:table-cell office:value-type="float" office:value="-30.779757092141899" table:style-name="ce2">
            <text:p>-30,77975709</text:p>
          </table:table-cell>
          <table:table-cell office:value-type="float" office:value="-60.011784670368911" table:formula="of:=[.G130]-[.B130]" table:style-name="ce2">
            <text:p>-60,01178467</text:p>
          </table:table-cell>
          <table:table-cell office:value-type="float" office:value="85.151580965032196" table:formula="of:=[.H130]-[.C130]" table:style-name="ce2">
            <text:p>85,15158097</text:p>
          </table:table-cell>
          <table:table-cell office:value-type="float" office:value="72.582314725929308" table:formula="of:=[.I130]-[.D130]" table:style-name="ce2">
            <text:p>72,58231473</text:p>
          </table:table-cell>
          <table:table-cell office:value-type="float" office:value="-1.4219044059579993" table:formula="of:=[.J130]-[.E130]" table:style-name="ce2">
            <text:p>-1,421904406</text:p>
          </table:table-cell>
          <table:table-cell table:number-columns-repeated="16370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float" office:value="14.035232057965301" table:style-name="ce2">
            <text:p>14,03523206</text:p>
          </table:table-cell>
          <table:table-cell office:value-type="float" office:value="-59.5022764611277" table:style-name="ce2">
            <text:p>-59,50227646</text:p>
          </table:table-cell>
          <table:table-cell office:value-type="float" office:value="88.645458496817398" table:style-name="ce2">
            <text:p>88,6454585</text:p>
          </table:table-cell>
          <table:table-cell office:value-type="float" office:value="20.551643609612899" table:style-name="ce2">
            <text:p>20,55164361</text:p>
          </table:table-cell>
          <table:table-cell office:value-type="float" office:value="830" table:style-name="ce2">
            <text:p>830</text:p>
          </table:table-cell>
          <table:table-cell office:value-type="float" office:value="-6.1385137351162502" table:style-name="ce2">
            <text:p>-6,138513735</text:p>
          </table:table-cell>
          <table:table-cell office:value-type="float" office:value="57.233712760802298" table:style-name="ce2">
            <text:p>57,23371276</text:p>
          </table:table-cell>
          <table:table-cell office:value-type="float" office:value="-36.646325636567198" table:style-name="ce2">
            <text:p>-36,64632564</text:p>
          </table:table-cell>
          <table:table-cell office:value-type="float" office:value="-9.71201530628535" table:style-name="ce2">
            <text:p>-9,712015306</text:p>
          </table:table-cell>
          <table:table-cell office:value-type="float" office:value="-20.173745793081551" table:formula="of:=[.G131]-[.B131]" table:style-name="ce2">
            <text:p>-20,17374579</text:p>
          </table:table-cell>
          <table:table-cell office:value-type="float" office:value="116.73598922193" table:formula="of:=[.H131]-[.C131]" table:style-name="ce2">
            <text:p>116,7359892</text:p>
          </table:table-cell>
          <table:table-cell office:value-type="float" office:value="-125.2917841333846" table:formula="of:=[.I131]-[.D131]" table:style-name="ce2">
            <text:p>-125,2917841</text:p>
          </table:table-cell>
          <table:table-cell office:value-type="float" office:value="-30.263658915898247" table:formula="of:=[.J131]-[.E131]" table:style-name="ce2">
            <text:p>-30,26365892</text:p>
          </table:table-cell>
          <table:table-cell table:number-columns-repeated="1637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-0.94135668278690299" table:style-name="ce2">
            <text:p>-0,941356683</text:p>
          </table:table-cell>
          <table:table-cell office:value-type="float" office:value="5.70948745463342" table:style-name="ce2">
            <text:p>5,709487455</text:p>
          </table:table-cell>
          <table:table-cell office:value-type="float" office:value="-60.377008390892797" table:style-name="ce2">
            <text:p>-60,37700839</text:p>
          </table:table-cell>
          <table:table-cell office:value-type="float" office:value="-68.7155160626819" table:style-name="ce2">
            <text:p>-68,71551606</text:p>
          </table:table-cell>
          <table:table-cell office:value-type="float" office:value="831" table:style-name="ce2">
            <text:p>831</text:p>
          </table:table-cell>
          <table:table-cell office:value-type="float" office:value="-42.757250954940702" table:style-name="ce2">
            <text:p>-42,75725095</text:p>
          </table:table-cell>
          <table:table-cell office:value-type="float" office:value="29.529889518219001" table:style-name="ce2">
            <text:p>29,52988952</text:p>
          </table:table-cell>
          <table:table-cell office:value-type="float" office:value="68.935938702857598" table:style-name="ce2">
            <text:p>68,9359387</text:p>
          </table:table-cell>
          <table:table-cell office:value-type="float" office:value="-48.912947985138999" table:style-name="ce2">
            <text:p>-48,91294799</text:p>
          </table:table-cell>
          <table:table-cell office:value-type="float" office:value="-41.815894272153798" table:formula="of:=[.G132]-[.B132]" table:style-name="ce2">
            <text:p>-41,81589427</text:p>
          </table:table-cell>
          <table:table-cell office:value-type="float" office:value="23.820402063585583" table:formula="of:=[.H132]-[.C132]" table:style-name="ce2">
            <text:p>23,82040206</text:p>
          </table:table-cell>
          <table:table-cell office:value-type="float" office:value="129.31294709375038" table:formula="of:=[.I132]-[.D132]" table:style-name="ce2">
            <text:p>129,3129471</text:p>
          </table:table-cell>
          <table:table-cell office:value-type="float" office:value="19.802568077542901" table:formula="of:=[.J132]-[.E132]" table:style-name="ce2">
            <text:p>19,80256808</text:p>
          </table:table-cell>
          <table:table-cell table:number-columns-repeated="16370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float" office:value="-1.87147008101312" table:style-name="ce2">
            <text:p>-1,871470081</text:p>
          </table:table-cell>
          <table:table-cell office:value-type="float" office:value="-21.260994908005198" table:style-name="ce2">
            <text:p>-21,26099491</text:p>
          </table:table-cell>
          <table:table-cell office:value-type="float" office:value="-20.8265415693851" table:style-name="ce2">
            <text:p>-20,82654157</text:p>
          </table:table-cell>
          <table:table-cell office:value-type="float" office:value="83.312476231362098" table:style-name="ce2">
            <text:p>83,31247623</text:p>
          </table:table-cell>
          <table:table-cell office:value-type="float" office:value="832" table:style-name="ce2">
            <text:p>832</text:p>
          </table:table-cell>
          <table:table-cell office:value-type="float" office:value="37.343078896754299" table:style-name="ce2">
            <text:p>37,3430789</text:p>
          </table:table-cell>
          <table:table-cell office:value-type="float" office:value="61.687211196471402" table:style-name="ce2">
            <text:p>61,6872112</text:p>
          </table:table-cell>
          <table:table-cell office:value-type="float" office:value="-54.952695581616901" table:style-name="ce2">
            <text:p>-54,95269558</text:p>
          </table:table-cell>
          <table:table-cell office:value-type="float" office:value="-42.556493192065801" table:style-name="ce2">
            <text:p>-42,55649319</text:p>
          </table:table-cell>
          <table:table-cell office:value-type="float" office:value="39.214548977767421" table:formula="of:=[.G133]-[.B133]" table:style-name="ce2">
            <text:p>39,21454898</text:p>
          </table:table-cell>
          <table:table-cell office:value-type="float" office:value="82.948206104476597" table:formula="of:=[.H133]-[.C133]" table:style-name="ce2">
            <text:p>82,9482061</text:p>
          </table:table-cell>
          <table:table-cell office:value-type="float" office:value="-34.126154012231801" table:formula="of:=[.I133]-[.D133]" table:style-name="ce2">
            <text:p>-34,12615401</text:p>
          </table:table-cell>
          <table:table-cell office:value-type="float" office:value="-125.8689694234279" table:formula="of:=[.J133]-[.E133]" table:style-name="ce2">
            <text:p>-125,8689694</text:p>
          </table:table-cell>
          <table:table-cell table:number-columns-repeated="16370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float" office:value="-18.672598009947301" table:style-name="ce2">
            <text:p>-18,67259801</text:p>
          </table:table-cell>
          <table:table-cell office:value-type="float" office:value="81.380346387310894" table:style-name="ce2">
            <text:p>81,38034639</text:p>
          </table:table-cell>
          <table:table-cell office:value-type="float" office:value="53.480835814772497" table:style-name="ce2">
            <text:p>53,48083581</text:p>
          </table:table-cell>
          <table:table-cell office:value-type="float" office:value="13.281820079218599" table:style-name="ce2">
            <text:p>13,28182008</text:p>
          </table:table-cell>
          <table:table-cell office:value-type="float" office:value="833" table:style-name="ce2">
            <text:p>833</text:p>
          </table:table-cell>
          <table:table-cell office:value-type="float" office:value="38.681159637631701" table:style-name="ce2">
            <text:p>38,68115964</text:p>
          </table:table-cell>
          <table:table-cell office:value-type="float" office:value="68.1069095342705" table:style-name="ce2">
            <text:p>68,10690953</text:p>
          </table:table-cell>
          <table:table-cell office:value-type="float" office:value="45.000205167958498" table:style-name="ce2">
            <text:p>45,00020517</text:p>
          </table:table-cell>
          <table:table-cell office:value-type="float" office:value="-82.727211243624296" table:style-name="ce2">
            <text:p>-82,72721124</text:p>
          </table:table-cell>
          <table:table-cell office:value-type="float" office:value="57.353757647579002" table:formula="of:=[.G134]-[.B134]" table:style-name="ce2">
            <text:p>57,35375765</text:p>
          </table:table-cell>
          <table:table-cell office:value-type="float" office:value="-13.273436853040394" table:formula="of:=[.H134]-[.C134]" table:style-name="ce2">
            <text:p>-13,27343685</text:p>
          </table:table-cell>
          <table:table-cell office:value-type="float" office:value="-8.4806306468139994" table:formula="of:=[.I134]-[.D134]" table:style-name="ce2">
            <text:p>-8,480630647</text:p>
          </table:table-cell>
          <table:table-cell office:value-type="float" office:value="-96.009031322842901" table:formula="of:=[.J134]-[.E134]" table:style-name="ce2">
            <text:p>-96,00903132</text:p>
          </table:table-cell>
          <table:table-cell table:number-columns-repeated="16370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float" office:value="-4.4722630480426897" table:style-name="ce2">
            <text:p>-4,472263048</text:p>
          </table:table-cell>
          <table:table-cell office:value-type="float" office:value="-65.524603428827106" table:style-name="ce2">
            <text:p>-65,52460343</text:p>
          </table:table-cell>
          <table:table-cell office:value-type="float" office:value="-23.471243035251302" table:style-name="ce2">
            <text:p>-23,47124304</text:p>
          </table:table-cell>
          <table:table-cell office:value-type="float" office:value="-74.753498933833697" table:style-name="ce2">
            <text:p>-74,75349893</text:p>
          </table:table-cell>
          <table:table-cell office:value-type="float" office:value="834" table:style-name="ce2">
            <text:p>834</text:p>
          </table:table-cell>
          <table:table-cell office:value-type="float" office:value="36.083575564115399" table:style-name="ce2">
            <text:p>36,08357556</text:p>
          </table:table-cell>
          <table:table-cell office:value-type="float" office:value="-53.6898188206657" table:style-name="ce2">
            <text:p>-53,68981882</text:p>
          </table:table-cell>
          <table:table-cell office:value-type="float" office:value="-51.155632564182802" table:style-name="ce2">
            <text:p>-51,15563256</text:p>
          </table:table-cell>
          <table:table-cell office:value-type="float" office:value="76.414476153576103" table:style-name="ce2">
            <text:p>76,41447615</text:p>
          </table:table-cell>
          <table:table-cell office:value-type="float" office:value="40.555838612158091" table:formula="of:=[.G135]-[.B135]" table:style-name="ce2">
            <text:p>40,55583861</text:p>
          </table:table-cell>
          <table:table-cell office:value-type="float" office:value="11.834784608161407" table:formula="of:=[.H135]-[.C135]" table:style-name="ce2">
            <text:p>11,83478461</text:p>
          </table:table-cell>
          <table:table-cell office:value-type="float" office:value="-27.684389528931501" table:formula="of:=[.I135]-[.D135]" table:style-name="ce2">
            <text:p>-27,68438953</text:p>
          </table:table-cell>
          <table:table-cell office:value-type="float" office:value="151.16797508740979" table:formula="of:=[.J135]-[.E135]" table:style-name="ce2">
            <text:p>151,1679751</text:p>
          </table:table-cell>
          <table:table-cell table:number-columns-repeated="16370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float" office:value="50.969526778578597" table:style-name="ce2">
            <text:p>50,96952678</text:p>
          </table:table-cell>
          <table:table-cell office:value-type="float" office:value="-32.362484031595997" table:style-name="ce2">
            <text:p>-32,36248403</text:p>
          </table:table-cell>
          <table:table-cell office:value-type="float" office:value="74.6626266722769" table:style-name="ce2">
            <text:p>74,66262667</text:p>
          </table:table-cell>
          <table:table-cell office:value-type="float" office:value="-24.660892404238702" table:style-name="ce2">
            <text:p>-24,6608924</text:p>
          </table:table-cell>
          <table:table-cell office:value-type="float" office:value="835" table:style-name="ce2">
            <text:p>835</text:p>
          </table:table-cell>
          <table:table-cell office:value-type="float" office:value="-54.6557200305596" table:style-name="ce2">
            <text:p>-54,65572003</text:p>
          </table:table-cell>
          <table:table-cell office:value-type="float" office:value="48.0146811425927" table:style-name="ce2">
            <text:p>48,01468114</text:p>
          </table:table-cell>
          <table:table-cell office:value-type="float" office:value="-35.539576090192" table:style-name="ce2">
            <text:p>-35,53957609</text:p>
          </table:table-cell>
          <table:table-cell office:value-type="float" office:value="-5.58608971106314E-2" table:style-name="ce2">
            <text:p>-0,055860897</text:p>
          </table:table-cell>
          <table:table-cell office:value-type="float" office:value="-105.62524680913819" table:formula="of:=[.G136]-[.B136]" table:style-name="ce2">
            <text:p>-105,6252468</text:p>
          </table:table-cell>
          <table:table-cell office:value-type="float" office:value="80.37716517418869" table:formula="of:=[.H136]-[.C136]" table:style-name="ce2">
            <text:p>80,37716517</text:p>
          </table:table-cell>
          <table:table-cell office:value-type="float" office:value="-110.2022027624689" table:formula="of:=[.I136]-[.D136]" table:style-name="ce2">
            <text:p>-110,2022028</text:p>
          </table:table-cell>
          <table:table-cell office:value-type="float" office:value="24.605031507128071" table:formula="of:=[.J136]-[.E136]" table:style-name="ce2">
            <text:p>24,60503151</text:p>
          </table:table-cell>
          <table:table-cell table:number-columns-repeated="16370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float" office:value="14.412976148790699" table:style-name="ce2">
            <text:p>14,41297615</text:p>
          </table:table-cell>
          <table:table-cell office:value-type="float" office:value="-29.777074090463099" table:style-name="ce2">
            <text:p>-29,77707409</text:p>
          </table:table-cell>
          <table:table-cell office:value-type="float" office:value="-89.1945598061411" table:style-name="ce2">
            <text:p>-89,19455981</text:p>
          </table:table-cell>
          <table:table-cell office:value-type="float" office:value="48.518871147762098" table:style-name="ce2">
            <text:p>48,51887115</text:p>
          </table:table-cell>
          <table:table-cell office:value-type="float" office:value="836" table:style-name="ce2">
            <text:p>836</text:p>
          </table:table-cell>
          <table:table-cell office:value-type="float" office:value="2.17402684877095" table:style-name="ce2">
            <text:p>2,174026849</text:p>
          </table:table-cell>
          <table:table-cell office:value-type="float" office:value="-79.263799634531196" table:style-name="ce2">
            <text:p>-79,26379963</text:p>
          </table:table-cell>
          <table:table-cell office:value-type="float" office:value="4.8204297190049301" table:style-name="ce2">
            <text:p>4,820429719</text:p>
          </table:table-cell>
          <table:table-cell office:value-type="float" office:value="-36.690587975157896" table:style-name="ce2">
            <text:p>-36,69058798</text:p>
          </table:table-cell>
          <table:table-cell office:value-type="float" office:value="-12.238949300019749" table:formula="of:=[.G137]-[.B137]" table:style-name="ce2">
            <text:p>-12,2389493</text:p>
          </table:table-cell>
          <table:table-cell office:value-type="float" office:value="-49.486725544068094" table:formula="of:=[.H137]-[.C137]" table:style-name="ce2">
            <text:p>-49,48672554</text:p>
          </table:table-cell>
          <table:table-cell office:value-type="float" office:value="94.014989525146035" table:formula="of:=[.I137]-[.D137]" table:style-name="ce2">
            <text:p>94,01498953</text:p>
          </table:table-cell>
          <table:table-cell office:value-type="float" office:value="-85.209459122919995" table:formula="of:=[.J137]-[.E137]" table:style-name="ce2">
            <text:p>-85,20945912</text:p>
          </table:table-cell>
          <table:table-cell table:number-columns-repeated="16370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float" office:value="-25.6775728489256" table:style-name="ce2">
            <text:p>-25,67757285</text:p>
          </table:table-cell>
          <table:table-cell office:value-type="float" office:value="-73.363954955298993" table:style-name="ce2">
            <text:p>-73,36395496</text:p>
          </table:table-cell>
          <table:table-cell office:value-type="float" office:value="-22.739613459959902" table:style-name="ce2">
            <text:p>-22,73961346</text:p>
          </table:table-cell>
          <table:table-cell office:value-type="float" office:value="-8.7270373658795606" table:style-name="ce2">
            <text:p>-8,727037366</text:p>
          </table:table-cell>
          <table:table-cell office:value-type="float" office:value="837" table:style-name="ce2">
            <text:p>837</text:p>
          </table:table-cell>
          <table:table-cell office:value-type="float" office:value="-77.410018745575996" table:style-name="ce2">
            <text:p>-77,41001875</text:p>
          </table:table-cell>
          <table:table-cell office:value-type="float" office:value="46.360746470097503" table:style-name="ce2">
            <text:p>46,36074647</text:p>
          </table:table-cell>
          <table:table-cell office:value-type="float" office:value="0.41299756482198202" table:style-name="ce2">
            <text:p>0,412997565</text:p>
          </table:table-cell>
          <table:table-cell office:value-type="float" office:value="11.870227874397999" table:style-name="ce2">
            <text:p>11,87022787</text:p>
          </table:table-cell>
          <table:table-cell office:value-type="float" office:value="-51.732445896650397" table:formula="of:=[.G138]-[.B138]" table:style-name="ce2">
            <text:p>-51,7324459</text:p>
          </table:table-cell>
          <table:table-cell office:value-type="float" office:value="119.72470142539649" table:formula="of:=[.H138]-[.C138]" table:style-name="ce2">
            <text:p>119,7247014</text:p>
          </table:table-cell>
          <table:table-cell office:value-type="float" office:value="23.152611024781883" table:formula="of:=[.I138]-[.D138]" table:style-name="ce2">
            <text:p>23,15261102</text:p>
          </table:table-cell>
          <table:table-cell office:value-type="float" office:value="20.597265240277558" table:formula="of:=[.J138]-[.E138]" table:style-name="ce2">
            <text:p>20,59726524</text:p>
          </table:table-cell>
          <table:table-cell table:number-columns-repeated="16370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float" office:value="26.693921490625598" table:style-name="ce2">
            <text:p>26,69392149</text:p>
          </table:table-cell>
          <table:table-cell office:value-type="float" office:value="-55.330663280181597" table:style-name="ce2">
            <text:p>-55,33066328</text:p>
          </table:table-cell>
          <table:table-cell office:value-type="float" office:value="-36.504531681954902" table:style-name="ce2">
            <text:p>-36,50453168</text:p>
          </table:table-cell>
          <table:table-cell office:value-type="float" office:value="-56.575774681964901" table:style-name="ce2">
            <text:p>-56,57577468</text:p>
          </table:table-cell>
          <table:table-cell office:value-type="float" office:value="838" table:style-name="ce2">
            <text:p>838</text:p>
          </table:table-cell>
          <table:table-cell office:value-type="float" office:value="-5.7167204553233004" table:style-name="ce2">
            <text:p>-5,716720455</text:p>
          </table:table-cell>
          <table:table-cell office:value-type="float" office:value="-28.327980682284899" table:style-name="ce2">
            <text:p>-28,32798068</text:p>
          </table:table-cell>
          <table:table-cell office:value-type="float" office:value="15.510759670034201" table:style-name="ce2">
            <text:p>15,51075967</text:p>
          </table:table-cell>
          <table:table-cell office:value-type="float" office:value="-7.2986685710053303" table:style-name="ce2">
            <text:p>-7,298668571</text:p>
          </table:table-cell>
          <table:table-cell office:value-type="float" office:value="-32.410641945948896" table:formula="of:=[.G139]-[.B139]" table:style-name="ce2">
            <text:p>-32,41064195</text:p>
          </table:table-cell>
          <table:table-cell office:value-type="float" office:value="27.002682597896698" table:formula="of:=[.H139]-[.C139]" table:style-name="ce2">
            <text:p>27,0026826</text:p>
          </table:table-cell>
          <table:table-cell office:value-type="float" office:value="52.015291351989106" table:formula="of:=[.I139]-[.D139]" table:style-name="ce2">
            <text:p>52,01529135</text:p>
          </table:table-cell>
          <table:table-cell office:value-type="float" office:value="49.277106110959572" table:formula="of:=[.J139]-[.E139]" table:style-name="ce2">
            <text:p>49,27710611</text:p>
          </table:table-cell>
          <table:table-cell table:number-columns-repeated="16370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float" office:value="17.721616680952099" table:style-name="ce2">
            <text:p>17,72161668</text:p>
          </table:table-cell>
          <table:table-cell office:value-type="float" office:value="-83.188119146050795" table:style-name="ce2">
            <text:p>-83,18811915</text:p>
          </table:table-cell>
          <table:table-cell office:value-type="float" office:value="60.8560421639407" table:style-name="ce2">
            <text:p>60,85604216</text:p>
          </table:table-cell>
          <table:table-cell office:value-type="float" office:value="-87.738509649161799" table:style-name="ce2">
            <text:p>-87,73850965</text:p>
          </table:table-cell>
          <table:table-cell office:value-type="float" office:value="839" table:style-name="ce2">
            <text:p>839</text:p>
          </table:table-cell>
          <table:table-cell office:value-type="float" office:value="42.613015098617197" table:style-name="ce2">
            <text:p>42,6130151</text:p>
          </table:table-cell>
          <table:table-cell office:value-type="float" office:value="-12.3254701399668" table:style-name="ce2">
            <text:p>-12,32547014</text:p>
          </table:table-cell>
          <table:table-cell office:value-type="float" office:value="31.3453228575483" table:style-name="ce2">
            <text:p>31,34532286</text:p>
          </table:table-cell>
          <table:table-cell office:value-type="float" office:value="-85.259257263145699" table:style-name="ce2">
            <text:p>-85,25925726</text:p>
          </table:table-cell>
          <table:table-cell office:value-type="float" office:value="24.891398417665098" table:formula="of:=[.G140]-[.B140]" table:style-name="ce2">
            <text:p>24,89139842</text:p>
          </table:table-cell>
          <table:table-cell office:value-type="float" office:value="70.862649006083998" table:formula="of:=[.H140]-[.C140]" table:style-name="ce2">
            <text:p>70,86264901</text:p>
          </table:table-cell>
          <table:table-cell office:value-type="float" office:value="-29.510719306392399" table:formula="of:=[.I140]-[.D140]" table:style-name="ce2">
            <text:p>-29,51071931</text:p>
          </table:table-cell>
          <table:table-cell office:value-type="float" office:value="2.4792523860160998" table:formula="of:=[.J140]-[.E140]" table:style-name="ce2">
            <text:p>2,479252386</text:p>
          </table:table-cell>
          <table:table-cell table:number-columns-repeated="16370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float" office:value="-23.478345726527099" table:style-name="ce2">
            <text:p>-23,47834573</text:p>
          </table:table-cell>
          <table:table-cell office:value-type="float" office:value="-71.183405999878204" table:style-name="ce2">
            <text:p>-71,183406</text:p>
          </table:table-cell>
          <table:table-cell office:value-type="float" office:value="55.958809759791897" table:style-name="ce2">
            <text:p>55,95880976</text:p>
          </table:table-cell>
          <table:table-cell office:value-type="float" office:value="-41.136194628451896" table:style-name="ce2">
            <text:p>-41,13619463</text:p>
          </table:table-cell>
          <table:table-cell office:value-type="float" office:value="840" table:style-name="ce2">
            <text:p>840</text:p>
          </table:table-cell>
          <table:table-cell office:value-type="float" office:value="47.0347511542465" table:style-name="ce2">
            <text:p>47,03475115</text:p>
          </table:table-cell>
          <table:table-cell office:value-type="float" office:value="-10.623511813122001" table:style-name="ce2">
            <text:p>-10,62351181</text:p>
          </table:table-cell>
          <table:table-cell office:value-type="float" office:value="26.9825855924413" table:style-name="ce2">
            <text:p>26,98258559</text:p>
          </table:table-cell>
          <table:table-cell office:value-type="float" office:value="-40.648727328063899" table:style-name="ce2">
            <text:p>-40,64872733</text:p>
          </table:table-cell>
          <table:table-cell office:value-type="float" office:value="70.513096880773602" table:formula="of:=[.G141]-[.B141]" table:style-name="ce2">
            <text:p>70,51309688</text:p>
          </table:table-cell>
          <table:table-cell office:value-type="float" office:value="60.559894186756203" table:formula="of:=[.H141]-[.C141]" table:style-name="ce2">
            <text:p>60,55989419</text:p>
          </table:table-cell>
          <table:table-cell office:value-type="float" office:value="-28.976224167350598" table:formula="of:=[.I141]-[.D141]" table:style-name="ce2">
            <text:p>-28,97622417</text:p>
          </table:table-cell>
          <table:table-cell office:value-type="float" office:value="0.48746730038799768" table:formula="of:=[.J141]-[.E141]" table:style-name="ce2">
            <text:p>0,4874673</text:p>
          </table:table-cell>
          <table:table-cell table:number-columns-repeated="16370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float" office:value="-72.8462122995833" table:style-name="ce2">
            <text:p>-72,8462123</text:p>
          </table:table-cell>
          <table:table-cell office:value-type="float" office:value="-18.232901736685601" table:style-name="ce2">
            <text:p>-18,23290174</text:p>
          </table:table-cell>
          <table:table-cell office:value-type="float" office:value="7.4451021577577601" table:style-name="ce2">
            <text:p>7,445102158</text:p>
          </table:table-cell>
          <table:table-cell office:value-type="float" office:value="-9.9323116715121902" table:style-name="ce2">
            <text:p>-9,932311672</text:p>
          </table:table-cell>
          <table:table-cell office:value-type="float" office:value="841" table:style-name="ce2">
            <text:p>841</text:p>
          </table:table-cell>
          <table:table-cell office:value-type="float" office:value="-71.681820316762497" table:style-name="ce2">
            <text:p>-71,68182032</text:p>
          </table:table-cell>
          <table:table-cell office:value-type="float" office:value="-83.227818854833501" table:style-name="ce2">
            <text:p>-83,22781885</text:p>
          </table:table-cell>
          <table:table-cell office:value-type="float" office:value="-44.420463296091398" table:style-name="ce2">
            <text:p>-44,4204633</text:p>
          </table:table-cell>
          <table:table-cell office:value-type="float" office:value="-11.3298193844069" table:style-name="ce2">
            <text:p>-11,32981938</text:p>
          </table:table-cell>
          <table:table-cell office:value-type="float" office:value="1.1643919828208027" table:formula="of:=[.G142]-[.B142]" table:style-name="ce2">
            <text:p>1,164391983</text:p>
          </table:table-cell>
          <table:table-cell office:value-type="float" office:value="-64.994917118147896" table:formula="of:=[.H142]-[.C142]" table:style-name="ce2">
            <text:p>-64,99491712</text:p>
          </table:table-cell>
          <table:table-cell office:value-type="float" office:value="-51.865565453849158" table:formula="of:=[.I142]-[.D142]" table:style-name="ce2">
            <text:p>-51,86556545</text:p>
          </table:table-cell>
          <table:table-cell office:value-type="float" office:value="-1.3975077128947095" table:formula="of:=[.J142]-[.E142]" table:style-name="ce2">
            <text:p>-1,397507713</text:p>
          </table:table-cell>
          <table:table-cell table:number-columns-repeated="16370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float" office:value="-9.5737301100320806" table:style-name="ce2">
            <text:p>-9,57373011</text:p>
          </table:table-cell>
          <table:table-cell office:value-type="float" office:value="81.610159154148803" table:style-name="ce2">
            <text:p>81,61015915</text:p>
          </table:table-cell>
          <table:table-cell office:value-type="float" office:value="-12.6361143805611" table:style-name="ce2">
            <text:p>-12,63611438</text:p>
          </table:table-cell>
          <table:table-cell office:value-type="float" office:value="26.183172004671899" table:style-name="ce2">
            <text:p>26,183172</text:p>
          </table:table-cell>
          <table:table-cell office:value-type="float" office:value="842" table:style-name="ce2">
            <text:p>842</text:p>
          </table:table-cell>
          <table:table-cell office:value-type="float" office:value="80.451158161626495" table:style-name="ce2">
            <text:p>80,45115816</text:p>
          </table:table-cell>
          <table:table-cell office:value-type="float" office:value="56.751341102041202" table:style-name="ce2">
            <text:p>56,7513411</text:p>
          </table:table-cell>
          <table:table-cell office:value-type="float" office:value="-1.28795801224147" table:style-name="ce2">
            <text:p>-1,287958012</text:p>
          </table:table-cell>
          <table:table-cell office:value-type="float" office:value="-10.490853735269299" table:style-name="ce2">
            <text:p>-10,49085374</text:p>
          </table:table-cell>
          <table:table-cell office:value-type="float" office:value="90.024888271658568" table:formula="of:=[.G143]-[.B143]" table:style-name="ce2">
            <text:p>90,02488827</text:p>
          </table:table-cell>
          <table:table-cell office:value-type="float" office:value="-24.858818052107601" table:formula="of:=[.H143]-[.C143]" table:style-name="ce2">
            <text:p>-24,85881805</text:p>
          </table:table-cell>
          <table:table-cell office:value-type="float" office:value="11.34815636831963" table:formula="of:=[.I143]-[.D143]" table:style-name="ce2">
            <text:p>11,34815637</text:p>
          </table:table-cell>
          <table:table-cell office:value-type="float" office:value="-36.6740257399412" table:formula="of:=[.J143]-[.E143]" table:style-name="ce2">
            <text:p>-36,67402574</text:p>
          </table:table-cell>
          <table:table-cell table:number-columns-repeated="1637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7.6759235414619997" table:style-name="ce2">
            <text:p>7,675923541</text:p>
          </table:table-cell>
          <table:table-cell office:value-type="float" office:value="55.450482361793597" table:style-name="ce2">
            <text:p>55,45048236</text:p>
          </table:table-cell>
          <table:table-cell office:value-type="float" office:value="-0.33284266611575902" table:style-name="ce2">
            <text:p>-0,332842666</text:p>
          </table:table-cell>
          <table:table-cell office:value-type="float" office:value="-40.9644501538722" table:style-name="ce2">
            <text:p>-40,96445015</text:p>
          </table:table-cell>
          <table:table-cell office:value-type="float" office:value="843" table:style-name="ce2">
            <text:p>843</text:p>
          </table:table-cell>
          <table:table-cell office:value-type="float" office:value="-13.508250680118801" table:style-name="ce2">
            <text:p>-13,50825068</text:p>
          </table:table-cell>
          <table:table-cell office:value-type="float" office:value="40.899842092313499" table:style-name="ce2">
            <text:p>40,89984209</text:p>
          </table:table-cell>
          <table:table-cell office:value-type="float" office:value="-8.8678235445248799" table:style-name="ce2">
            <text:p>-8,867823545</text:p>
          </table:table-cell>
          <table:table-cell office:value-type="float" office:value="60.450616667080503" table:style-name="ce2">
            <text:p>60,45061667</text:p>
          </table:table-cell>
          <table:table-cell office:value-type="float" office:value="-21.1841742215808" table:formula="of:=[.G144]-[.B144]" table:style-name="ce2">
            <text:p>-21,18417422</text:p>
          </table:table-cell>
          <table:table-cell office:value-type="float" office:value="-14.550640269480098" table:formula="of:=[.H144]-[.C144]" table:style-name="ce2">
            <text:p>-14,55064027</text:p>
          </table:table-cell>
          <table:table-cell office:value-type="float" office:value="-8.5349808784091206" table:formula="of:=[.I144]-[.D144]" table:style-name="ce2">
            <text:p>-8,534980878</text:p>
          </table:table-cell>
          <table:table-cell office:value-type="float" office:value="101.4150668209527" table:formula="of:=[.J144]-[.E144]" table:style-name="ce2">
            <text:p>101,4150668</text:p>
          </table:table-cell>
          <table:table-cell table:number-columns-repeated="1637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-32.662228821076603" table:style-name="ce2">
            <text:p>-32,66222882</text:p>
          </table:table-cell>
          <table:table-cell office:value-type="float" office:value="10.7784255607402" table:style-name="ce2">
            <text:p>10,77842556</text:p>
          </table:table-cell>
          <table:table-cell office:value-type="float" office:value="48.326127165358102" table:style-name="ce2">
            <text:p>48,32612717</text:p>
          </table:table-cell>
          <table:table-cell office:value-type="float" office:value="-57.393614270131899" table:style-name="ce2">
            <text:p>-57,39361427</text:p>
          </table:table-cell>
          <table:table-cell office:value-type="float" office:value="844" table:style-name="ce2">
            <text:p>844</text:p>
          </table:table-cell>
          <table:table-cell office:value-type="float" office:value="-62.980132926864897" table:style-name="ce2">
            <text:p>-62,98013293</text:p>
          </table:table-cell>
          <table:table-cell office:value-type="float" office:value="34.079595389995298" table:style-name="ce2">
            <text:p>34,07959539</text:p>
          </table:table-cell>
          <table:table-cell office:value-type="float" office:value="-60.815991853447002" table:style-name="ce2">
            <text:p>-60,81599185</text:p>
          </table:table-cell>
          <table:table-cell office:value-type="float" office:value="70.870715134036899" table:style-name="ce2">
            <text:p>70,87071513</text:p>
          </table:table-cell>
          <table:table-cell office:value-type="float" office:value="-30.317904105788294" table:formula="of:=[.G145]-[.B145]" table:style-name="ce2">
            <text:p>-30,31790411</text:p>
          </table:table-cell>
          <table:table-cell office:value-type="float" office:value="23.301169829255098" table:formula="of:=[.H145]-[.C145]" table:style-name="ce2">
            <text:p>23,30116983</text:p>
          </table:table-cell>
          <table:table-cell office:value-type="float" office:value="-109.1421190188051" table:formula="of:=[.I145]-[.D145]" table:style-name="ce2">
            <text:p>-109,142119</text:p>
          </table:table-cell>
          <table:table-cell office:value-type="float" office:value="128.26432940416879" table:formula="of:=[.J145]-[.E145]" table:style-name="ce2">
            <text:p>128,2643294</text:p>
          </table:table-cell>
          <table:table-cell table:number-columns-repeated="16370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float" office:value="-18.115737825395701" table:style-name="ce2">
            <text:p>-18,11573783</text:p>
          </table:table-cell>
          <table:table-cell office:value-type="float" office:value="35.435353402845898" table:style-name="ce2">
            <text:p>35,4353534</text:p>
          </table:table-cell>
          <table:table-cell office:value-type="float" office:value="53.340823862696297" table:style-name="ce2">
            <text:p>53,34082386</text:p>
          </table:table-cell>
          <table:table-cell office:value-type="float" office:value="-55.968463311788803" table:style-name="ce2">
            <text:p>-55,96846331</text:p>
          </table:table-cell>
          <table:table-cell office:value-type="float" office:value="845" table:style-name="ce2">
            <text:p>845</text:p>
          </table:table-cell>
          <table:table-cell office:value-type="float" office:value="-25.058734998965399" table:style-name="ce2">
            <text:p>-25,058735</text:p>
          </table:table-cell>
          <table:table-cell office:value-type="float" office:value="6.5365660773603196" table:style-name="ce2">
            <text:p>6,536566077</text:p>
          </table:table-cell>
          <table:table-cell office:value-type="float" office:value="29.813015553416399" table:style-name="ce2">
            <text:p>29,81301555</text:p>
          </table:table-cell>
          <table:table-cell office:value-type="float" office:value="-19.2641122131933" table:style-name="ce2">
            <text:p>-19,26411221</text:p>
          </table:table-cell>
          <table:table-cell office:value-type="float" office:value="-6.9429971735696974" table:formula="of:=[.G146]-[.B146]" table:style-name="ce2">
            <text:p>-6,942997174</text:p>
          </table:table-cell>
          <table:table-cell office:value-type="float" office:value="-28.898787325485578" table:formula="of:=[.H146]-[.C146]" table:style-name="ce2">
            <text:p>-28,89878733</text:p>
          </table:table-cell>
          <table:table-cell office:value-type="float" office:value="-23.527808309279898" table:formula="of:=[.I146]-[.D146]" table:style-name="ce2">
            <text:p>-23,52780831</text:p>
          </table:table-cell>
          <table:table-cell office:value-type="float" office:value="36.704351098595502" table:formula="of:=[.J146]-[.E146]" table:style-name="ce2">
            <text:p>36,7043511</text:p>
          </table:table-cell>
          <table:table-cell table:number-columns-repeated="16370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float" office:value="-22.7862563726339" table:style-name="ce2">
            <text:p>-22,78625637</text:p>
          </table:table-cell>
          <table:table-cell office:value-type="float" office:value="-28.166083516780699" table:style-name="ce2">
            <text:p>-28,16608352</text:p>
          </table:table-cell>
          <table:table-cell office:value-type="float" office:value="-37.300433558831898" table:style-name="ce2">
            <text:p>-37,30043356</text:p>
          </table:table-cell>
          <table:table-cell office:value-type="float" office:value="-2.8278625751551298" table:style-name="ce2">
            <text:p>-2,827862575</text:p>
          </table:table-cell>
          <table:table-cell office:value-type="float" office:value="846" table:style-name="ce2">
            <text:p>846</text:p>
          </table:table-cell>
          <table:table-cell office:value-type="float" office:value="-80.738052847994695" table:style-name="ce2">
            <text:p>-80,73805285</text:p>
          </table:table-cell>
          <table:table-cell office:value-type="float" office:value="-35.104082056766202" table:style-name="ce2">
            <text:p>-35,10408206</text:p>
          </table:table-cell>
          <table:table-cell office:value-type="float" office:value="51.4083013640562" table:style-name="ce2">
            <text:p>51,40830136</text:p>
          </table:table-cell>
          <table:table-cell office:value-type="float" office:value="-17.757284310131102" table:style-name="ce2">
            <text:p>-17,75728431</text:p>
          </table:table-cell>
          <table:table-cell office:value-type="float" office:value="-57.951796475360794" table:formula="of:=[.G147]-[.B147]" table:style-name="ce2">
            <text:p>-57,95179648</text:p>
          </table:table-cell>
          <table:table-cell office:value-type="float" office:value="-6.9379985399855038" table:formula="of:=[.H147]-[.C147]" table:style-name="ce2">
            <text:p>-6,93799854</text:p>
          </table:table-cell>
          <table:table-cell office:value-type="float" office:value="88.708734922888098" table:formula="of:=[.I147]-[.D147]" table:style-name="ce2">
            <text:p>88,70873492</text:p>
          </table:table-cell>
          <table:table-cell office:value-type="float" office:value="-14.929421734975971" table:formula="of:=[.J147]-[.E147]" table:style-name="ce2">
            <text:p>-14,92942173</text:p>
          </table:table-cell>
          <table:table-cell table:number-columns-repeated="16370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float" office:value="-23.480643383893099" table:style-name="ce2">
            <text:p>-23,48064338</text:p>
          </table:table-cell>
          <table:table-cell office:value-type="float" office:value="75.328385892220396" table:style-name="ce2">
            <text:p>75,32838589</text:p>
          </table:table-cell>
          <table:table-cell office:value-type="float" office:value="-79.093698534700593" table:style-name="ce2">
            <text:p>-79,09369853</text:p>
          </table:table-cell>
          <table:table-cell office:value-type="float" office:value="-45.3381439009489" table:style-name="ce2">
            <text:p>-45,3381439</text:p>
          </table:table-cell>
          <table:table-cell office:value-type="float" office:value="847" table:style-name="ce2">
            <text:p>847</text:p>
          </table:table-cell>
          <table:table-cell office:value-type="float" office:value="65.399641605948204" table:style-name="ce2">
            <text:p>65,39964161</text:p>
          </table:table-cell>
          <table:table-cell office:value-type="float" office:value="71.021570220917695" table:style-name="ce2">
            <text:p>71,02157022</text:p>
          </table:table-cell>
          <table:table-cell office:value-type="float" office:value="9.5722096029565904" table:style-name="ce2">
            <text:p>9,572209603</text:p>
          </table:table-cell>
          <table:table-cell office:value-type="float" office:value="-86.302104645419604" table:style-name="ce2">
            <text:p>-86,30210465</text:p>
          </table:table-cell>
          <table:table-cell office:value-type="float" office:value="88.8802849898413" table:formula="of:=[.G148]-[.B148]" table:style-name="ce2">
            <text:p>88,88028499</text:p>
          </table:table-cell>
          <table:table-cell office:value-type="float" office:value="-4.3068156713027008" table:formula="of:=[.H148]-[.C148]" table:style-name="ce2">
            <text:p>-4,306815671</text:p>
          </table:table-cell>
          <table:table-cell office:value-type="float" office:value="88.665908137657183" table:formula="of:=[.I148]-[.D148]" table:style-name="ce2">
            <text:p>88,66590814</text:p>
          </table:table-cell>
          <table:table-cell office:value-type="float" office:value="-40.963960744470704" table:formula="of:=[.J148]-[.E148]" table:style-name="ce2">
            <text:p>-40,96396074</text:p>
          </table:table-cell>
          <table:table-cell table:number-columns-repeated="16370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float" office:value="39.856226983412597" table:style-name="ce2">
            <text:p>39,85622698</text:p>
          </table:table-cell>
          <table:table-cell office:value-type="float" office:value="-36.204407610090598" table:style-name="ce2">
            <text:p>-36,20440761</text:p>
          </table:table-cell>
          <table:table-cell office:value-type="float" office:value="5.0186753966870299" table:style-name="ce2">
            <text:p>5,018675397</text:p>
          </table:table-cell>
          <table:table-cell office:value-type="float" office:value="-70.283947184456807" table:style-name="ce2">
            <text:p>-70,28394718</text:p>
          </table:table-cell>
          <table:table-cell office:value-type="float" office:value="848" table:style-name="ce2">
            <text:p>848</text:p>
          </table:table-cell>
          <table:table-cell office:value-type="float" office:value="-28.478301840107299" table:style-name="ce2">
            <text:p>-28,47830184</text:p>
          </table:table-cell>
          <table:table-cell office:value-type="float" office:value="18.156994532591298" table:style-name="ce2">
            <text:p>18,15699453</text:p>
          </table:table-cell>
          <table:table-cell office:value-type="float" office:value="-62.514048037104999" table:style-name="ce2">
            <text:p>-62,51404804</text:p>
          </table:table-cell>
          <table:table-cell office:value-type="float" office:value="37.615224691224" table:style-name="ce2">
            <text:p>37,61522469</text:p>
          </table:table-cell>
          <table:table-cell office:value-type="float" office:value="-68.334528823519889" table:formula="of:=[.G149]-[.B149]" table:style-name="ce2">
            <text:p>-68,33452882</text:p>
          </table:table-cell>
          <table:table-cell office:value-type="float" office:value="54.361402142681897" table:formula="of:=[.H149]-[.C149]" table:style-name="ce2">
            <text:p>54,36140214</text:p>
          </table:table-cell>
          <table:table-cell office:value-type="float" office:value="-67.532723433792029" table:formula="of:=[.I149]-[.D149]" table:style-name="ce2">
            <text:p>-67,53272343</text:p>
          </table:table-cell>
          <table:table-cell office:value-type="float" office:value="107.89917187568081" table:formula="of:=[.J149]-[.E149]" table:style-name="ce2">
            <text:p>107,8991719</text:p>
          </table:table-cell>
          <table:table-cell table:number-columns-repeated="16370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float" office:value="-28.306127605258101" table:style-name="ce2">
            <text:p>-28,30612761</text:p>
          </table:table-cell>
          <table:table-cell office:value-type="float" office:value="5.4723161553745898" table:style-name="ce2">
            <text:p>5,472316155</text:p>
          </table:table-cell>
          <table:table-cell office:value-type="float" office:value="-3.8617253279627501" table:style-name="ce2">
            <text:p>-3,861725328</text:p>
          </table:table-cell>
          <table:table-cell office:value-type="float" office:value="27.013450262213599" table:style-name="ce2">
            <text:p>27,01345026</text:p>
          </table:table-cell>
          <table:table-cell office:value-type="float" office:value="849" table:style-name="ce2">
            <text:p>849</text:p>
          </table:table-cell>
          <table:table-cell office:value-type="float" office:value="-48.433331997033498" table:style-name="ce2">
            <text:p>-48,433332</text:p>
          </table:table-cell>
          <table:table-cell office:value-type="float" office:value="-18.673553101882099" table:style-name="ce2">
            <text:p>-18,6735531</text:p>
          </table:table-cell>
          <table:table-cell office:value-type="float" office:value="83.860634097938004" table:style-name="ce2">
            <text:p>83,8606341</text:p>
          </table:table-cell>
          <table:table-cell office:value-type="float" office:value="38.896566497450898" table:style-name="ce2">
            <text:p>38,8965665</text:p>
          </table:table-cell>
          <table:table-cell office:value-type="float" office:value="-20.127204391775397" table:formula="of:=[.G150]-[.B150]" table:style-name="ce2">
            <text:p>-20,12720439</text:p>
          </table:table-cell>
          <table:table-cell office:value-type="float" office:value="-24.145869257256688" table:formula="of:=[.H150]-[.C150]" table:style-name="ce2">
            <text:p>-24,14586926</text:p>
          </table:table-cell>
          <table:table-cell office:value-type="float" office:value="87.722359425900748" table:formula="of:=[.I150]-[.D150]" table:style-name="ce2">
            <text:p>87,72235943</text:p>
          </table:table-cell>
          <table:table-cell office:value-type="float" office:value="11.883116235237299" table:formula="of:=[.J150]-[.E150]" table:style-name="ce2">
            <text:p>11,88311624</text:p>
          </table:table-cell>
          <table:table-cell table:number-columns-repeated="16370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float" office:value="32.691345454948902" table:style-name="ce2">
            <text:p>32,69134545</text:p>
          </table:table-cell>
          <table:table-cell office:value-type="float" office:value="72.412307097729098" table:style-name="ce2">
            <text:p>72,4123071</text:p>
          </table:table-cell>
          <table:table-cell office:value-type="float" office:value="-38.955960885984901" table:style-name="ce2">
            <text:p>-38,95596089</text:p>
          </table:table-cell>
          <table:table-cell office:value-type="float" office:value="67.039563009494998" table:style-name="ce2">
            <text:p>67,03956301</text:p>
          </table:table-cell>
          <table:table-cell office:value-type="float" office:value="850" table:style-name="ce2">
            <text:p>850</text:p>
          </table:table-cell>
          <table:table-cell office:value-type="float" office:value="-26.9859313189686" table:style-name="ce2">
            <text:p>-26,98593132</text:p>
          </table:table-cell>
          <table:table-cell office:value-type="float" office:value="-30.675287504848601" table:style-name="ce2">
            <text:p>-30,6752875</text:p>
          </table:table-cell>
          <table:table-cell office:value-type="float" office:value="77.714386325906901" table:style-name="ce2">
            <text:p>77,71438633</text:p>
          </table:table-cell>
          <table:table-cell office:value-type="float" office:value="33.419719473463601" table:style-name="ce2">
            <text:p>33,41971947</text:p>
          </table:table-cell>
          <table:table-cell office:value-type="float" office:value="-59.677276773917498" table:formula="of:=[.G151]-[.B151]" table:style-name="ce2">
            <text:p>-59,67727677</text:p>
          </table:table-cell>
          <table:table-cell office:value-type="float" office:value="-103.0875946025777" table:formula="of:=[.H151]-[.C151]" table:style-name="ce2">
            <text:p>-103,0875946</text:p>
          </table:table-cell>
          <table:table-cell office:value-type="float" office:value="116.67034721189179" table:formula="of:=[.I151]-[.D151]" table:style-name="ce2">
            <text:p>116,6703472</text:p>
          </table:table-cell>
          <table:table-cell office:value-type="float" office:value="-33.619843536031397" table:formula="of:=[.J151]-[.E151]" table:style-name="ce2">
            <text:p>-33,61984354</text:p>
          </table:table-cell>
          <table:table-cell table:number-columns-repeated="16370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float" office:value="59.5557563255364" table:style-name="ce2">
            <text:p>59,55575633</text:p>
          </table:table-cell>
          <table:table-cell office:value-type="float" office:value="-49.127832860921302" table:style-name="ce2">
            <text:p>-49,12783286</text:p>
          </table:table-cell>
          <table:table-cell office:value-type="float" office:value="57.894231791883698" table:style-name="ce2">
            <text:p>57,89423179</text:p>
          </table:table-cell>
          <table:table-cell office:value-type="float" office:value="81.666682358674606" table:style-name="ce2">
            <text:p>81,66668236</text:p>
          </table:table-cell>
          <table:table-cell office:value-type="float" office:value="851" table:style-name="ce2">
            <text:p>851</text:p>
          </table:table-cell>
          <table:table-cell office:value-type="float" office:value="-13.2107676654455" table:style-name="ce2">
            <text:p>-13,21076767</text:p>
          </table:table-cell>
          <table:table-cell office:value-type="float" office:value="53.933258430166099" table:style-name="ce2">
            <text:p>53,93325843</text:p>
          </table:table-cell>
          <table:table-cell office:value-type="float" office:value="-50.7643338827991" table:style-name="ce2">
            <text:p>-50,76433388</text:p>
          </table:table-cell>
          <table:table-cell office:value-type="float" office:value="43.072864781899597" table:style-name="ce2">
            <text:p>43,07286478</text:p>
          </table:table-cell>
          <table:table-cell office:value-type="float" office:value="-72.766523990981895" table:formula="of:=[.G152]-[.B152]" table:style-name="ce2">
            <text:p>-72,76652399</text:p>
          </table:table-cell>
          <table:table-cell office:value-type="float" office:value="103.06109129108739" table:formula="of:=[.H152]-[.C152]" table:style-name="ce2">
            <text:p>103,0610913</text:p>
          </table:table-cell>
          <table:table-cell office:value-type="float" office:value="-108.65856567468279" table:formula="of:=[.I152]-[.D152]" table:style-name="ce2">
            <text:p>-108,6585657</text:p>
          </table:table-cell>
          <table:table-cell office:value-type="float" office:value="-38.59381757677501" table:formula="of:=[.J152]-[.E152]" table:style-name="ce2">
            <text:p>-38,59381758</text:p>
          </table:table-cell>
          <table:table-cell table:number-columns-repeated="16370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float" office:value="-28.829508909010499" table:style-name="ce2">
            <text:p>-28,82950891</text:p>
          </table:table-cell>
          <table:table-cell office:value-type="float" office:value="11.912197178662099" table:style-name="ce2">
            <text:p>11,91219718</text:p>
          </table:table-cell>
          <table:table-cell office:value-type="float" office:value="38.691419916716498" table:style-name="ce2">
            <text:p>38,69141992</text:p>
          </table:table-cell>
          <table:table-cell office:value-type="float" office:value="79.299148636242094" table:style-name="ce2">
            <text:p>79,29914864</text:p>
          </table:table-cell>
          <table:table-cell office:value-type="float" office:value="852" table:style-name="ce2">
            <text:p>852</text:p>
          </table:table-cell>
          <table:table-cell office:value-type="float" office:value="-39.3930898899658" table:style-name="ce2">
            <text:p>-39,39308989</text:p>
          </table:table-cell>
          <table:table-cell office:value-type="float" office:value="-6.2875272456237301" table:style-name="ce2">
            <text:p>-6,287527246</text:p>
          </table:table-cell>
          <table:table-cell office:value-type="float" office:value="40.9749544256943" table:style-name="ce2">
            <text:p>40,97495443</text:p>
          </table:table-cell>
          <table:table-cell office:value-type="float" office:value="-15.231022748337899" table:style-name="ce2">
            <text:p>-15,23102275</text:p>
          </table:table-cell>
          <table:table-cell office:value-type="float" office:value="-10.563580980955301" table:formula="of:=[.G153]-[.B153]" table:style-name="ce2">
            <text:p>-10,56358098</text:p>
          </table:table-cell>
          <table:table-cell office:value-type="float" office:value="-18.199724424285829" table:formula="of:=[.H153]-[.C153]" table:style-name="ce2">
            <text:p>-18,19972442</text:p>
          </table:table-cell>
          <table:table-cell office:value-type="float" office:value="2.2835345089778016" table:formula="of:=[.I153]-[.D153]" table:style-name="ce2">
            <text:p>2,283534509</text:p>
          </table:table-cell>
          <table:table-cell office:value-type="float" office:value="-94.530171384580001" table:formula="of:=[.J153]-[.E153]" table:style-name="ce2">
            <text:p>-94,53017138</text:p>
          </table:table-cell>
          <table:table-cell table:number-columns-repeated="16370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-67.447230798863103" table:style-name="ce2">
            <text:p>-67,4472308</text:p>
          </table:table-cell>
          <table:table-cell office:value-type="float" office:value="-62.921282205578599" table:style-name="ce2">
            <text:p>-62,92128221</text:p>
          </table:table-cell>
          <table:table-cell office:value-type="float" office:value="-60.958831854059198" table:style-name="ce2">
            <text:p>-60,95883185</text:p>
          </table:table-cell>
          <table:table-cell office:value-type="float" office:value="7.2343340089649102" table:style-name="ce2">
            <text:p>7,234334009</text:p>
          </table:table-cell>
          <table:table-cell office:value-type="float" office:value="853" table:style-name="ce2">
            <text:p>853</text:p>
          </table:table-cell>
          <table:table-cell office:value-type="float" office:value="-4.2575744813097803E-2" table:style-name="ce2">
            <text:p>-0,042575745</text:p>
          </table:table-cell>
          <table:table-cell office:value-type="float" office:value="32.057687343862597" table:style-name="ce2">
            <text:p>32,05768734</text:p>
          </table:table-cell>
          <table:table-cell office:value-type="float" office:value="79.731132186506301" table:style-name="ce2">
            <text:p>79,73113219</text:p>
          </table:table-cell>
          <table:table-cell office:value-type="float" office:value="12.2609763849263" table:style-name="ce2">
            <text:p>12,26097638</text:p>
          </table:table-cell>
          <table:table-cell office:value-type="float" office:value="67.404655054050011" table:formula="of:=[.G154]-[.B154]" table:style-name="ce2">
            <text:p>67,40465505</text:p>
          </table:table-cell>
          <table:table-cell office:value-type="float" office:value="94.978969549441189" table:formula="of:=[.H154]-[.C154]" table:style-name="ce2">
            <text:p>94,97896955</text:p>
          </table:table-cell>
          <table:table-cell office:value-type="float" office:value="140.68996404056548" table:formula="of:=[.I154]-[.D154]" table:style-name="ce2">
            <text:p>140,689964</text:p>
          </table:table-cell>
          <table:table-cell office:value-type="float" office:value="5.0266423759613899" table:formula="of:=[.J154]-[.E154]" table:style-name="ce2">
            <text:p>5,026642376</text:p>
          </table:table-cell>
          <table:table-cell table:number-columns-repeated="16370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float" office:value="-42.540599514645699" table:style-name="ce2">
            <text:p>-42,54059951</text:p>
          </table:table-cell>
          <table:table-cell office:value-type="float" office:value="46.008825038163003" table:style-name="ce2">
            <text:p>46,00882504</text:p>
          </table:table-cell>
          <table:table-cell office:value-type="float" office:value="-69.307076731154396" table:style-name="ce2">
            <text:p>-69,30707673</text:p>
          </table:table-cell>
          <table:table-cell office:value-type="float" office:value="65.734531227611598" table:style-name="ce2">
            <text:p>65,73453123</text:p>
          </table:table-cell>
          <table:table-cell office:value-type="float" office:value="854" table:style-name="ce2">
            <text:p>854</text:p>
          </table:table-cell>
          <table:table-cell office:value-type="float" office:value="-27.635780527582501" table:style-name="ce2">
            <text:p>-27,63578053</text:p>
          </table:table-cell>
          <table:table-cell office:value-type="float" office:value="-88.076324171488494" table:style-name="ce2">
            <text:p>-88,07632417</text:p>
          </table:table-cell>
          <table:table-cell office:value-type="float" office:value="-5.4668769931390298" table:style-name="ce2">
            <text:p>-5,466876993</text:p>
          </table:table-cell>
          <table:table-cell office:value-type="float" office:value="44.649502326774197" table:style-name="ce2">
            <text:p>44,64950233</text:p>
          </table:table-cell>
          <table:table-cell office:value-type="float" office:value="14.904818987063198" table:formula="of:=[.G155]-[.B155]" table:style-name="ce2">
            <text:p>14,90481899</text:p>
          </table:table-cell>
          <table:table-cell office:value-type="float" office:value="-134.08514920965149" table:formula="of:=[.H155]-[.C155]" table:style-name="ce2">
            <text:p>-134,0851492</text:p>
          </table:table-cell>
          <table:table-cell office:value-type="float" office:value="63.840199738015365" table:formula="of:=[.I155]-[.D155]" table:style-name="ce2">
            <text:p>63,84019974</text:p>
          </table:table-cell>
          <table:table-cell office:value-type="float" office:value="-21.085028900837401" table:formula="of:=[.J155]-[.E155]" table:style-name="ce2">
            <text:p>-21,0850289</text:p>
          </table:table-cell>
          <table:table-cell table:number-columns-repeated="16370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float" office:value="18.600278414160201" table:style-name="ce2">
            <text:p>18,60027841</text:p>
          </table:table-cell>
          <table:table-cell office:value-type="float" office:value="70.469520695268002" table:style-name="ce2">
            <text:p>70,4695207</text:p>
          </table:table-cell>
          <table:table-cell office:value-type="float" office:value="-55.930724447693997" table:style-name="ce2">
            <text:p>-55,93072445</text:p>
          </table:table-cell>
          <table:table-cell office:value-type="float" office:value="8.5583659987015306" table:style-name="ce2">
            <text:p>8,558365999</text:p>
          </table:table-cell>
          <table:table-cell office:value-type="float" office:value="855" table:style-name="ce2">
            <text:p>855</text:p>
          </table:table-cell>
          <table:table-cell office:value-type="float" office:value="11.743922020515701" table:style-name="ce2">
            <text:p>11,74392202</text:p>
          </table:table-cell>
          <table:table-cell office:value-type="float" office:value="-10.4882485324901" table:style-name="ce2">
            <text:p>-10,48824853</text:p>
          </table:table-cell>
          <table:table-cell office:value-type="float" office:value="-54.412919015855799" table:style-name="ce2">
            <text:p>-54,41291902</text:p>
          </table:table-cell>
          <table:table-cell office:value-type="float" office:value="16.7965203295322" table:style-name="ce2">
            <text:p>16,79652033</text:p>
          </table:table-cell>
          <table:table-cell office:value-type="float" office:value="-6.8563563936445" table:formula="of:=[.G156]-[.B156]" table:style-name="ce2">
            <text:p>-6,856356394</text:p>
          </table:table-cell>
          <table:table-cell office:value-type="float" office:value="-80.957769227758106" table:formula="of:=[.H156]-[.C156]" table:style-name="ce2">
            <text:p>-80,95776923</text:p>
          </table:table-cell>
          <table:table-cell office:value-type="float" office:value="1.5178054318381982" table:formula="of:=[.I156]-[.D156]" table:style-name="ce2">
            <text:p>1,517805432</text:p>
          </table:table-cell>
          <table:table-cell office:value-type="float" office:value="8.2381543308306693" table:formula="of:=[.J156]-[.E156]" table:style-name="ce2">
            <text:p>8,238154331</text:p>
          </table:table-cell>
          <table:table-cell table:number-columns-repeated="16370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float" office:value="-17.953865721050398" table:style-name="ce2">
            <text:p>-17,95386572</text:p>
          </table:table-cell>
          <table:table-cell office:value-type="float" office:value="74.614685061372995" table:style-name="ce2">
            <text:p>74,61468506</text:p>
          </table:table-cell>
          <table:table-cell office:value-type="float" office:value="31.218352258939699" table:style-name="ce2">
            <text:p>31,21835226</text:p>
          </table:table-cell>
          <table:table-cell office:value-type="float" office:value="-44.533474356392198" table:style-name="ce2">
            <text:p>-44,53347436</text:p>
          </table:table-cell>
          <table:table-cell office:value-type="float" office:value="856" table:style-name="ce2">
            <text:p>856</text:p>
          </table:table-cell>
          <table:table-cell office:value-type="float" office:value="-62.078951441121603" table:style-name="ce2">
            <text:p>-62,07895144</text:p>
          </table:table-cell>
          <table:table-cell office:value-type="float" office:value="-41.431585241828699" table:style-name="ce2">
            <text:p>-41,43158524</text:p>
          </table:table-cell>
          <table:table-cell office:value-type="float" office:value="-54.5454312952808" table:style-name="ce2">
            <text:p>-54,5454313</text:p>
          </table:table-cell>
          <table:table-cell office:value-type="float" office:value="-55.159305947402899" table:style-name="ce2">
            <text:p>-55,15930595</text:p>
          </table:table-cell>
          <table:table-cell office:value-type="float" office:value="-44.125085720071205" table:formula="of:=[.G157]-[.B157]" table:style-name="ce2">
            <text:p>-44,12508572</text:p>
          </table:table-cell>
          <table:table-cell office:value-type="float" office:value="-116.04627030320169" table:formula="of:=[.H157]-[.C157]" table:style-name="ce2">
            <text:p>-116,0462703</text:p>
          </table:table-cell>
          <table:table-cell office:value-type="float" office:value="-85.763783554220495" table:formula="of:=[.I157]-[.D157]" table:style-name="ce2">
            <text:p>-85,76378355</text:p>
          </table:table-cell>
          <table:table-cell office:value-type="float" office:value="-10.625831591010702" table:formula="of:=[.J157]-[.E157]" table:style-name="ce2">
            <text:p>-10,62583159</text:p>
          </table:table-cell>
          <table:table-cell table:number-columns-repeated="16370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float" office:value="-75.209135903175195" table:style-name="ce2">
            <text:p>-75,2091359</text:p>
          </table:table-cell>
          <table:table-cell office:value-type="float" office:value="-29.5744130303802" table:style-name="ce2">
            <text:p>-29,57441303</text:p>
          </table:table-cell>
          <table:table-cell office:value-type="float" office:value="46.134540540644103" table:style-name="ce2">
            <text:p>46,13454054</text:p>
          </table:table-cell>
          <table:table-cell office:value-type="float" office:value="-66.812547485767396" table:style-name="ce2">
            <text:p>-66,81254749</text:p>
          </table:table-cell>
          <table:table-cell office:value-type="float" office:value="857" table:style-name="ce2">
            <text:p>857</text:p>
          </table:table-cell>
          <table:table-cell office:value-type="float" office:value="-24.897839138060501" table:style-name="ce2">
            <text:p>-24,89783914</text:p>
          </table:table-cell>
          <table:table-cell office:value-type="float" office:value="-86.754977630831903" table:style-name="ce2">
            <text:p>-86,75497763</text:p>
          </table:table-cell>
          <table:table-cell office:value-type="float" office:value="30.598798827663099" table:style-name="ce2">
            <text:p>30,59879883</text:p>
          </table:table-cell>
          <table:table-cell office:value-type="float" office:value="1.75341744950712" table:style-name="ce2">
            <text:p>1,75341745</text:p>
          </table:table-cell>
          <table:table-cell office:value-type="float" office:value="50.31129676511469" table:formula="of:=[.G158]-[.B158]" table:style-name="ce2">
            <text:p>50,31129677</text:p>
          </table:table-cell>
          <table:table-cell office:value-type="float" office:value="-57.180564600451703" table:formula="of:=[.H158]-[.C158]" table:style-name="ce2">
            <text:p>-57,1805646</text:p>
          </table:table-cell>
          <table:table-cell office:value-type="float" office:value="-15.535741712981004" table:formula="of:=[.I158]-[.D158]" table:style-name="ce2">
            <text:p>-15,53574171</text:p>
          </table:table-cell>
          <table:table-cell office:value-type="float" office:value="68.565964935274522" table:formula="of:=[.J158]-[.E158]" table:style-name="ce2">
            <text:p>68,56596494</text:p>
          </table:table-cell>
          <table:table-cell table:number-columns-repeated="16370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float" office:value="37.476845052123103" table:style-name="ce2">
            <text:p>37,47684505</text:p>
          </table:table-cell>
          <table:table-cell office:value-type="float" office:value="-75.687383337394493" table:style-name="ce2">
            <text:p>-75,68738334</text:p>
          </table:table-cell>
          <table:table-cell office:value-type="float" office:value="1.6525070065668901" table:style-name="ce2">
            <text:p>1,652507007</text:p>
          </table:table-cell>
          <table:table-cell office:value-type="float" office:value="46.681126406122097" table:style-name="ce2">
            <text:p>46,68112641</text:p>
          </table:table-cell>
          <table:table-cell office:value-type="float" office:value="858" table:style-name="ce2">
            <text:p>858</text:p>
          </table:table-cell>
          <table:table-cell office:value-type="float" office:value="-22.051129366367199" table:style-name="ce2">
            <text:p>-22,05112937</text:p>
          </table:table-cell>
          <table:table-cell office:value-type="float" office:value="33.287214132091798" table:style-name="ce2">
            <text:p>33,28721413</text:p>
          </table:table-cell>
          <table:table-cell office:value-type="float" office:value="84.449047053214898" table:style-name="ce2">
            <text:p>84,44904705</text:p>
          </table:table-cell>
          <table:table-cell office:value-type="float" office:value="37.391820453262" table:style-name="ce2">
            <text:p>37,39182045</text:p>
          </table:table-cell>
          <table:table-cell office:value-type="float" office:value="-59.527974418490302" table:formula="of:=[.G159]-[.B159]" table:style-name="ce2">
            <text:p>-59,52797442</text:p>
          </table:table-cell>
          <table:table-cell office:value-type="float" office:value="108.9745974694863" table:formula="of:=[.H159]-[.C159]" table:style-name="ce2">
            <text:p>108,9745975</text:p>
          </table:table-cell>
          <table:table-cell office:value-type="float" office:value="82.796540046648005" table:formula="of:=[.I159]-[.D159]" table:style-name="ce2">
            <text:p>82,79654005</text:p>
          </table:table-cell>
          <table:table-cell office:value-type="float" office:value="-9.2893059528600972" table:formula="of:=[.J159]-[.E159]" table:style-name="ce2">
            <text:p>-9,289305953</text:p>
          </table:table-cell>
          <table:table-cell table:number-columns-repeated="16370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float" office:value="85.311002570385298" table:style-name="ce2">
            <text:p>85,31100257</text:p>
          </table:table-cell>
          <table:table-cell office:value-type="float" office:value="-16.062302978860298" table:style-name="ce2">
            <text:p>-16,06230298</text:p>
          </table:table-cell>
          <table:table-cell office:value-type="float" office:value="31.738227504028501" table:style-name="ce2">
            <text:p>31,7382275</text:p>
          </table:table-cell>
          <table:table-cell office:value-type="float" office:value="-41.310304204860898" table:style-name="ce2">
            <text:p>-41,3103042</text:p>
          </table:table-cell>
          <table:table-cell office:value-type="float" office:value="859" table:style-name="ce2">
            <text:p>859</text:p>
          </table:table-cell>
          <table:table-cell office:value-type="float" office:value="61.847615985819701" table:style-name="ce2">
            <text:p>61,84761599</text:p>
          </table:table-cell>
          <table:table-cell office:value-type="float" office:value="-56.704162347529298" table:style-name="ce2">
            <text:p>-56,70416235</text:p>
          </table:table-cell>
          <table:table-cell office:value-type="float" office:value="41.397850229674603" table:style-name="ce2">
            <text:p>41,39785023</text:p>
          </table:table-cell>
          <table:table-cell office:value-type="float" office:value="14.921689264347201" table:style-name="ce2">
            <text:p>14,92168926</text:p>
          </table:table-cell>
          <table:table-cell office:value-type="float" office:value="-23.463386584565598" table:formula="of:=[.G160]-[.B160]" table:style-name="ce2">
            <text:p>-23,46338658</text:p>
          </table:table-cell>
          <table:table-cell office:value-type="float" office:value="-40.641859368669003" table:formula="of:=[.H160]-[.C160]" table:style-name="ce2">
            <text:p>-40,64185937</text:p>
          </table:table-cell>
          <table:table-cell office:value-type="float" office:value="9.659622725646102" table:formula="of:=[.I160]-[.D160]" table:style-name="ce2">
            <text:p>9,659622726</text:p>
          </table:table-cell>
          <table:table-cell office:value-type="float" office:value="56.231993469208099" table:formula="of:=[.J160]-[.E160]" table:style-name="ce2">
            <text:p>56,23199347</text:p>
          </table:table-cell>
          <table:table-cell table:number-columns-repeated="16370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32.6628583618267" table:style-name="ce2">
            <text:p>32,66285836</text:p>
          </table:table-cell>
          <table:table-cell office:value-type="float" office:value="-59.809441415168301" table:style-name="ce2">
            <text:p>-59,80944142</text:p>
          </table:table-cell>
          <table:table-cell office:value-type="float" office:value="-9.51570567113707" table:style-name="ce2">
            <text:p>-9,515705671</text:p>
          </table:table-cell>
          <table:table-cell office:value-type="float" office:value="-75.126063629913901" table:style-name="ce2">
            <text:p>-75,12606363</text:p>
          </table:table-cell>
          <table:table-cell office:value-type="float" office:value="860" table:style-name="ce2">
            <text:p>860</text:p>
          </table:table-cell>
          <table:table-cell office:value-type="float" office:value="-46.1200261454334" table:style-name="ce2">
            <text:p>-46,12002615</text:p>
          </table:table-cell>
          <table:table-cell office:value-type="float" office:value="11.43421657675" table:style-name="ce2">
            <text:p>11,43421658</text:p>
          </table:table-cell>
          <table:table-cell office:value-type="float" office:value="-44.945032036749502" table:style-name="ce2">
            <text:p>-44,94503204</text:p>
          </table:table-cell>
          <table:table-cell office:value-type="float" office:value="-47.991053280437598" table:style-name="ce2">
            <text:p>-47,99105328</text:p>
          </table:table-cell>
          <table:table-cell office:value-type="float" office:value="-78.782884507260093" table:formula="of:=[.G161]-[.B161]" table:style-name="ce2">
            <text:p>-78,78288451</text:p>
          </table:table-cell>
          <table:table-cell office:value-type="float" office:value="71.243657991918298" table:formula="of:=[.H161]-[.C161]" table:style-name="ce2">
            <text:p>71,24365799</text:p>
          </table:table-cell>
          <table:table-cell office:value-type="float" office:value="-35.429326365612432" table:formula="of:=[.I161]-[.D161]" table:style-name="ce2">
            <text:p>-35,42932637</text:p>
          </table:table-cell>
          <table:table-cell office:value-type="float" office:value="27.135010349476303" table:formula="of:=[.J161]-[.E161]" table:style-name="ce2">
            <text:p>27,13501035</text:p>
          </table:table-cell>
          <table:table-cell table:number-columns-repeated="1637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-0.64166254172352599" table:style-name="ce2">
            <text:p>-0,641662542</text:p>
          </table:table-cell>
          <table:table-cell office:value-type="float" office:value="65.219326968201301" table:style-name="ce2">
            <text:p>65,21932697</text:p>
          </table:table-cell>
          <table:table-cell office:value-type="float" office:value="35.847203777186699" table:style-name="ce2">
            <text:p>35,84720378</text:p>
          </table:table-cell>
          <table:table-cell office:value-type="float" office:value="-4.3463581298979896" table:style-name="ce2">
            <text:p>-4,34635813</text:p>
          </table:table-cell>
          <table:table-cell office:value-type="float" office:value="861" table:style-name="ce2">
            <text:p>861</text:p>
          </table:table-cell>
          <table:table-cell office:value-type="float" office:value="-3.7370847762644699" table:style-name="ce2">
            <text:p>-3,737084776</text:p>
          </table:table-cell>
          <table:table-cell office:value-type="float" office:value="-16.9632082403086" table:style-name="ce2">
            <text:p>-16,96320824</text:p>
          </table:table-cell>
          <table:table-cell office:value-type="float" office:value="-21.103192584226399" table:style-name="ce2">
            <text:p>-21,10319258</text:p>
          </table:table-cell>
          <table:table-cell office:value-type="float" office:value="-52.007271111145002" table:style-name="ce2">
            <text:p>-52,00727111</text:p>
          </table:table-cell>
          <table:table-cell office:value-type="float" office:value="-3.0954222345409441" table:formula="of:=[.G162]-[.B162]" table:style-name="ce2">
            <text:p>-3,095422235</text:p>
          </table:table-cell>
          <table:table-cell office:value-type="float" office:value="-82.182535208509904" table:formula="of:=[.H162]-[.C162]" table:style-name="ce2">
            <text:p>-82,18253521</text:p>
          </table:table-cell>
          <table:table-cell office:value-type="float" office:value="-56.950396361413098" table:formula="of:=[.I162]-[.D162]" table:style-name="ce2">
            <text:p>-56,95039636</text:p>
          </table:table-cell>
          <table:table-cell office:value-type="float" office:value="-47.660912981247009" table:formula="of:=[.J162]-[.E162]" table:style-name="ce2">
            <text:p>-47,66091298</text:p>
          </table:table-cell>
          <table:table-cell table:number-columns-repeated="1637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-25.948415820391499" table:style-name="ce2">
            <text:p>-25,94841582</text:p>
          </table:table-cell>
          <table:table-cell office:value-type="float" office:value="77.4637291489056" table:style-name="ce2">
            <text:p>77,46372915</text:p>
          </table:table-cell>
          <table:table-cell office:value-type="float" office:value="-80.563729460875706" table:style-name="ce2">
            <text:p>-80,56372946</text:p>
          </table:table-cell>
          <table:table-cell office:value-type="float" office:value="34.333717849872698" table:style-name="ce2">
            <text:p>34,33371785</text:p>
          </table:table-cell>
          <table:table-cell office:value-type="float" office:value="862" table:style-name="ce2">
            <text:p>862</text:p>
          </table:table-cell>
          <table:table-cell office:value-type="float" office:value="26.0947739314561" table:style-name="ce2">
            <text:p>26,09477393</text:p>
          </table:table-cell>
          <table:table-cell office:value-type="float" office:value="-29.9915923862143" table:style-name="ce2">
            <text:p>-29,99159239</text:p>
          </table:table-cell>
          <table:table-cell office:value-type="float" office:value="-26.4713724375871" table:style-name="ce2">
            <text:p>-26,47137244</text:p>
          </table:table-cell>
          <table:table-cell office:value-type="float" office:value="9.7904169924377804" table:style-name="ce2">
            <text:p>9,790416992</text:p>
          </table:table-cell>
          <table:table-cell office:value-type="float" office:value="52.043189751847599" table:formula="of:=[.G163]-[.B163]" table:style-name="ce2">
            <text:p>52,04318975</text:p>
          </table:table-cell>
          <table:table-cell office:value-type="float" office:value="-107.45532153511991" table:formula="of:=[.H163]-[.C163]" table:style-name="ce2">
            <text:p>-107,4553215</text:p>
          </table:table-cell>
          <table:table-cell office:value-type="float" office:value="54.092357023288606" table:formula="of:=[.I163]-[.D163]" table:style-name="ce2">
            <text:p>54,09235702</text:p>
          </table:table-cell>
          <table:table-cell office:value-type="float" office:value="-24.543300857434918" table:formula="of:=[.J163]-[.E163]" table:style-name="ce2">
            <text:p>-24,54330086</text:p>
          </table:table-cell>
          <table:table-cell table:number-columns-repeated="16370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float" office:value="-1.6853045521317001" table:style-name="ce2">
            <text:p>-1,685304552</text:p>
          </table:table-cell>
          <table:table-cell office:value-type="float" office:value="0.69868444983234701" table:style-name="ce2">
            <text:p>0,69868445</text:p>
          </table:table-cell>
          <table:table-cell office:value-type="float" office:value="-63.189775032917197" table:style-name="ce2">
            <text:p>-63,18977503</text:p>
          </table:table-cell>
          <table:table-cell office:value-type="float" office:value="12.2471559241798" table:style-name="ce2">
            <text:p>12,24715592</text:p>
          </table:table-cell>
          <table:table-cell office:value-type="float" office:value="863" table:style-name="ce2">
            <text:p>863</text:p>
          </table:table-cell>
          <table:table-cell office:value-type="float" office:value="77.325433320271401" table:style-name="ce2">
            <text:p>77,32543332</text:p>
          </table:table-cell>
          <table:table-cell office:value-type="float" office:value="-45.498288461570098" table:style-name="ce2">
            <text:p>-45,49828846</text:p>
          </table:table-cell>
          <table:table-cell office:value-type="float" office:value="38.163894536985502" table:style-name="ce2">
            <text:p>38,16389454</text:p>
          </table:table-cell>
          <table:table-cell office:value-type="float" office:value="-14.5966470060816" table:style-name="ce2">
            <text:p>-14,59664701</text:p>
          </table:table-cell>
          <table:table-cell office:value-type="float" office:value="79.010737872403098" table:formula="of:=[.G164]-[.B164]" table:style-name="ce2">
            <text:p>79,01073787</text:p>
          </table:table-cell>
          <table:table-cell office:value-type="float" office:value="-46.196972911402447" table:formula="of:=[.H164]-[.C164]" table:style-name="ce2">
            <text:p>-46,19697291</text:p>
          </table:table-cell>
          <table:table-cell office:value-type="float" office:value="101.35366956990271" table:formula="of:=[.I164]-[.D164]" table:style-name="ce2">
            <text:p>101,3536696</text:p>
          </table:table-cell>
          <table:table-cell office:value-type="float" office:value="-26.843802930261401" table:formula="of:=[.J164]-[.E164]" table:style-name="ce2">
            <text:p>-26,84380293</text:p>
          </table:table-cell>
          <table:table-cell table:number-columns-repeated="16370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float" office:value="15.778327229503599" table:style-name="ce2">
            <text:p>15,77832723</text:p>
          </table:table-cell>
          <table:table-cell office:value-type="float" office:value="-53.5669687971494" table:style-name="ce2">
            <text:p>-53,5669688</text:p>
          </table:table-cell>
          <table:table-cell office:value-type="float" office:value="-82.888195068106597" table:style-name="ce2">
            <text:p>-82,88819507</text:p>
          </table:table-cell>
          <table:table-cell office:value-type="float" office:value="-68.404838045163103" table:style-name="ce2">
            <text:p>-68,40483805</text:p>
          </table:table-cell>
          <table:table-cell office:value-type="float" office:value="864" table:style-name="ce2">
            <text:p>864</text:p>
          </table:table-cell>
          <table:table-cell office:value-type="float" office:value="-48.467479708090202" table:style-name="ce2">
            <text:p>-48,46747971</text:p>
          </table:table-cell>
          <table:table-cell office:value-type="float" office:value="-18.984892089021798" table:style-name="ce2">
            <text:p>-18,98489209</text:p>
          </table:table-cell>
          <table:table-cell office:value-type="float" office:value="-59.819682586230101" table:style-name="ce2">
            <text:p>-59,81968259</text:p>
          </table:table-cell>
          <table:table-cell office:value-type="float" office:value="76.4238695563009" table:style-name="ce2">
            <text:p>76,42386956</text:p>
          </table:table-cell>
          <table:table-cell office:value-type="float" office:value="-64.245806937593798" table:formula="of:=[.G165]-[.B165]" table:style-name="ce2">
            <text:p>-64,24580694</text:p>
          </table:table-cell>
          <table:table-cell office:value-type="float" office:value="34.582076708127602" table:formula="of:=[.H165]-[.C165]" table:style-name="ce2">
            <text:p>34,58207671</text:p>
          </table:table-cell>
          <table:table-cell office:value-type="float" office:value="23.068512481876496" table:formula="of:=[.I165]-[.D165]" table:style-name="ce2">
            <text:p>23,06851248</text:p>
          </table:table-cell>
          <table:table-cell office:value-type="float" office:value="144.828707601464" table:formula="of:=[.J165]-[.E165]" table:style-name="ce2">
            <text:p>144,8287076</text:p>
          </table:table-cell>
          <table:table-cell table:number-columns-repeated="16370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float" office:value="-63.001258012331199" table:style-name="ce2">
            <text:p>-63,00125801</text:p>
          </table:table-cell>
          <table:table-cell office:value-type="float" office:value="-81.384490351760903" table:style-name="ce2">
            <text:p>-81,38449035</text:p>
          </table:table-cell>
          <table:table-cell office:value-type="float" office:value="-55.975985860190796" table:style-name="ce2">
            <text:p>-55,97598586</text:p>
          </table:table-cell>
          <table:table-cell office:value-type="float" office:value="85.224212974481006" table:style-name="ce2">
            <text:p>85,22421297</text:p>
          </table:table-cell>
          <table:table-cell office:value-type="float" office:value="865" table:style-name="ce2">
            <text:p>865</text:p>
          </table:table-cell>
          <table:table-cell office:value-type="float" office:value="-22.366977165840002" table:style-name="ce2">
            <text:p>-22,36697717</text:p>
          </table:table-cell>
          <table:table-cell office:value-type="float" office:value="-44.8988781849582" table:style-name="ce2">
            <text:p>-44,89887818</text:p>
          </table:table-cell>
          <table:table-cell office:value-type="float" office:value="45.683008449247801" table:style-name="ce2">
            <text:p>45,68300845</text:p>
          </table:table-cell>
          <table:table-cell office:value-type="float" office:value="24.2585498562099" table:style-name="ce2">
            <text:p>24,25854986</text:p>
          </table:table-cell>
          <table:table-cell office:value-type="float" office:value="40.634280846491194" table:formula="of:=[.G166]-[.B166]" table:style-name="ce2">
            <text:p>40,63428085</text:p>
          </table:table-cell>
          <table:table-cell office:value-type="float" office:value="36.485612166802703" table:formula="of:=[.H166]-[.C166]" table:style-name="ce2">
            <text:p>36,48561217</text:p>
          </table:table-cell>
          <table:table-cell office:value-type="float" office:value="101.6589943094386" table:formula="of:=[.I166]-[.D166]" table:style-name="ce2">
            <text:p>101,6589943</text:p>
          </table:table-cell>
          <table:table-cell office:value-type="float" office:value="-60.96566311827111" table:formula="of:=[.J166]-[.E166]" table:style-name="ce2">
            <text:p>-60,96566312</text:p>
          </table:table-cell>
          <table:table-cell table:number-columns-repeated="1637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54.675357251704" table:style-name="ce2">
            <text:p>54,67535725</text:p>
          </table:table-cell>
          <table:table-cell office:value-type="float" office:value="-45.361129314746201" table:style-name="ce2">
            <text:p>-45,36112931</text:p>
          </table:table-cell>
          <table:table-cell office:value-type="float" office:value="-42.398682417709601" table:style-name="ce2">
            <text:p>-42,39868242</text:p>
          </table:table-cell>
          <table:table-cell office:value-type="float" office:value="-34.194548746431998" table:style-name="ce2">
            <text:p>-34,19454875</text:p>
          </table:table-cell>
          <table:table-cell office:value-type="float" office:value="866" table:style-name="ce2">
            <text:p>866</text:p>
          </table:table-cell>
          <table:table-cell office:value-type="float" office:value="-2.7839333003652298" table:style-name="ce2">
            <text:p>-2,7839333</text:p>
          </table:table-cell>
          <table:table-cell office:value-type="float" office:value="-25.5322485833955" table:style-name="ce2">
            <text:p>-25,53224858</text:p>
          </table:table-cell>
          <table:table-cell office:value-type="float" office:value="27.6646789515272" table:style-name="ce2">
            <text:p>27,66467895</text:p>
          </table:table-cell>
          <table:table-cell office:value-type="float" office:value="-82.845106747116404" table:style-name="ce2">
            <text:p>-82,84510675</text:p>
          </table:table-cell>
          <table:table-cell office:value-type="float" office:value="-57.459290552069227" table:formula="of:=[.G167]-[.B167]" table:style-name="ce2">
            <text:p>-57,45929055</text:p>
          </table:table-cell>
          <table:table-cell office:value-type="float" office:value="19.828880731350701" table:formula="of:=[.H167]-[.C167]" table:style-name="ce2">
            <text:p>19,82888073</text:p>
          </table:table-cell>
          <table:table-cell office:value-type="float" office:value="70.063361369236802" table:formula="of:=[.I167]-[.D167]" table:style-name="ce2">
            <text:p>70,06336137</text:p>
          </table:table-cell>
          <table:table-cell office:value-type="float" office:value="-48.650558000684406" table:formula="of:=[.J167]-[.E167]" table:style-name="ce2">
            <text:p>-48,650558</text:p>
          </table:table-cell>
          <table:table-cell table:number-columns-repeated="16370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float" office:value="-34.293753482286697" table:style-name="ce2">
            <text:p>-34,29375348</text:p>
          </table:table-cell>
          <table:table-cell office:value-type="float" office:value="58.895750139560803" table:style-name="ce2">
            <text:p>58,89575014</text:p>
          </table:table-cell>
          <table:table-cell office:value-type="float" office:value="-44.391187162347002" table:style-name="ce2">
            <text:p>-44,39118716</text:p>
          </table:table-cell>
          <table:table-cell office:value-type="float" office:value="41.285083694151901" table:style-name="ce2">
            <text:p>41,28508369</text:p>
          </table:table-cell>
          <table:table-cell office:value-type="float" office:value="867" table:style-name="ce2">
            <text:p>867</text:p>
          </table:table-cell>
          <table:table-cell office:value-type="float" office:value="14.820178489130599" table:style-name="ce2">
            <text:p>14,82017849</text:p>
          </table:table-cell>
          <table:table-cell office:value-type="float" office:value="70.872207044123698" table:style-name="ce2">
            <text:p>70,87220704</text:p>
          </table:table-cell>
          <table:table-cell office:value-type="float" office:value="-28.436965393424899" table:style-name="ce2">
            <text:p>-28,43696539</text:p>
          </table:table-cell>
          <table:table-cell office:value-type="float" office:value="-28.285609081539999" table:style-name="ce2">
            <text:p>-28,28560908</text:p>
          </table:table-cell>
          <table:table-cell office:value-type="float" office:value="49.113931971417294" table:formula="of:=[.G168]-[.B168]" table:style-name="ce2">
            <text:p>49,11393197</text:p>
          </table:table-cell>
          <table:table-cell office:value-type="float" office:value="11.976456904562895" table:formula="of:=[.H168]-[.C168]" table:style-name="ce2">
            <text:p>11,9764569</text:p>
          </table:table-cell>
          <table:table-cell office:value-type="float" office:value="15.954221768922103" table:formula="of:=[.I168]-[.D168]" table:style-name="ce2">
            <text:p>15,95422177</text:p>
          </table:table-cell>
          <table:table-cell office:value-type="float" office:value="-69.570692775691896" table:formula="of:=[.J168]-[.E168]" table:style-name="ce2">
            <text:p>-69,57069278</text:p>
          </table:table-cell>
          <table:table-cell table:number-columns-repeated="16370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float" office:value="-82.847788529947806" table:style-name="ce2">
            <text:p>-82,84778853</text:p>
          </table:table-cell>
          <table:table-cell office:value-type="float" office:value="16.308645681055001" table:style-name="ce2">
            <text:p>16,30864568</text:p>
          </table:table-cell>
          <table:table-cell office:value-type="float" office:value="-50.722817911925397" table:style-name="ce2">
            <text:p>-50,72281791</text:p>
          </table:table-cell>
          <table:table-cell office:value-type="float" office:value="-52.864680172842" table:style-name="ce2">
            <text:p>-52,86468017</text:p>
          </table:table-cell>
          <table:table-cell office:value-type="float" office:value="868" table:style-name="ce2">
            <text:p>868</text:p>
          </table:table-cell>
          <table:table-cell office:value-type="float" office:value="23.322914601975999" table:style-name="ce2">
            <text:p>23,3229146</text:p>
          </table:table-cell>
          <table:table-cell office:value-type="float" office:value="85.602316806547805" table:style-name="ce2">
            <text:p>85,60231681</text:p>
          </table:table-cell>
          <table:table-cell office:value-type="float" office:value="-0.19113346273694001" table:style-name="ce2">
            <text:p>-0,191133463</text:p>
          </table:table-cell>
          <table:table-cell office:value-type="float" office:value="-24.361890500407299" table:style-name="ce2">
            <text:p>-24,3618905</text:p>
          </table:table-cell>
          <table:table-cell office:value-type="float" office:value="106.1707031319238" table:formula="of:=[.G169]-[.B169]" table:style-name="ce2">
            <text:p>106,1707031</text:p>
          </table:table-cell>
          <table:table-cell office:value-type="float" office:value="69.293671125492807" table:formula="of:=[.H169]-[.C169]" table:style-name="ce2">
            <text:p>69,29367113</text:p>
          </table:table-cell>
          <table:table-cell office:value-type="float" office:value="50.531684449188454" table:formula="of:=[.I169]-[.D169]" table:style-name="ce2">
            <text:p>50,53168445</text:p>
          </table:table-cell>
          <table:table-cell office:value-type="float" office:value="28.502789672434702" table:formula="of:=[.J169]-[.E169]" table:style-name="ce2">
            <text:p>28,50278967</text:p>
          </table:table-cell>
          <table:table-cell table:number-columns-repeated="16370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float" office:value="-85.845433635847897" table:style-name="ce2">
            <text:p>-85,84543364</text:p>
          </table:table-cell>
          <table:table-cell office:value-type="float" office:value="-61.334773022591101" table:style-name="ce2">
            <text:p>-61,33477302</text:p>
          </table:table-cell>
          <table:table-cell office:value-type="float" office:value="-85.096375683844599" table:style-name="ce2">
            <text:p>-85,09637568</text:p>
          </table:table-cell>
          <table:table-cell office:value-type="float" office:value="-21.656365834123601" table:style-name="ce2">
            <text:p>-21,65636583</text:p>
          </table:table-cell>
          <table:table-cell office:value-type="float" office:value="869" table:style-name="ce2">
            <text:p>869</text:p>
          </table:table-cell>
          <table:table-cell office:value-type="float" office:value="12.278588547077099" table:style-name="ce2">
            <text:p>12,27858855</text:p>
          </table:table-cell>
          <table:table-cell office:value-type="float" office:value="52.909659033515801" table:style-name="ce2">
            <text:p>52,90965903</text:p>
          </table:table-cell>
          <table:table-cell office:value-type="float" office:value="-39.037512818128498" table:style-name="ce2">
            <text:p>-39,03751282</text:p>
          </table:table-cell>
          <table:table-cell office:value-type="float" office:value="17.775071503931301" table:style-name="ce2">
            <text:p>17,7750715</text:p>
          </table:table-cell>
          <table:table-cell office:value-type="float" office:value="98.124022182924989" table:formula="of:=[.G170]-[.B170]" table:style-name="ce2">
            <text:p>98,12402218</text:p>
          </table:table-cell>
          <table:table-cell office:value-type="float" office:value="114.2444320561069" table:formula="of:=[.H170]-[.C170]" table:style-name="ce2">
            <text:p>114,2444321</text:p>
          </table:table-cell>
          <table:table-cell office:value-type="float" office:value="46.058862865716101" table:formula="of:=[.I170]-[.D170]" table:style-name="ce2">
            <text:p>46,05886287</text:p>
          </table:table-cell>
          <table:table-cell office:value-type="float" office:value="39.431437338054906" table:formula="of:=[.J170]-[.E170]" table:style-name="ce2">
            <text:p>39,43143734</text:p>
          </table:table-cell>
          <table:table-cell table:number-columns-repeated="16370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float" office:value="18.950359959048502" table:style-name="ce2">
            <text:p>18,95035996</text:p>
          </table:table-cell>
          <table:table-cell office:value-type="float" office:value="63.546090584837899" table:style-name="ce2">
            <text:p>63,54609058</text:p>
          </table:table-cell>
          <table:table-cell office:value-type="float" office:value="21.747259560201801" table:style-name="ce2">
            <text:p>21,74725956</text:p>
          </table:table-cell>
          <table:table-cell office:value-type="float" office:value="-46.542455263446598" table:style-name="ce2">
            <text:p>-46,54245526</text:p>
          </table:table-cell>
          <table:table-cell office:value-type="float" office:value="870" table:style-name="ce2">
            <text:p>870</text:p>
          </table:table-cell>
          <table:table-cell office:value-type="float" office:value="-43.006069238704498" table:style-name="ce2">
            <text:p>-43,00606924</text:p>
          </table:table-cell>
          <table:table-cell office:value-type="float" office:value="-42.260291256560997" table:style-name="ce2">
            <text:p>-42,26029126</text:p>
          </table:table-cell>
          <table:table-cell office:value-type="float" office:value="7.3832815888979599" table:style-name="ce2">
            <text:p>7,383281589</text:p>
          </table:table-cell>
          <table:table-cell office:value-type="float" office:value="-86.671393805583307" table:style-name="ce2">
            <text:p>-86,67139381</text:p>
          </table:table-cell>
          <table:table-cell office:value-type="float" office:value="-61.956429197752996" table:formula="of:=[.G171]-[.B171]" table:style-name="ce2">
            <text:p>-61,9564292</text:p>
          </table:table-cell>
          <table:table-cell office:value-type="float" office:value="-105.80638184139889" table:formula="of:=[.H171]-[.C171]" table:style-name="ce2">
            <text:p>-105,8063818</text:p>
          </table:table-cell>
          <table:table-cell office:value-type="float" office:value="-14.363977971303841" table:formula="of:=[.I171]-[.D171]" table:style-name="ce2">
            <text:p>-14,36397797</text:p>
          </table:table-cell>
          <table:table-cell office:value-type="float" office:value="-40.128938542136709" table:formula="of:=[.J171]-[.E171]" table:style-name="ce2">
            <text:p>-40,12893854</text:p>
          </table:table-cell>
          <table:table-cell table:number-columns-repeated="16370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float" office:value="-73.864187761654307" table:style-name="ce2">
            <text:p>-73,86418776</text:p>
          </table:table-cell>
          <table:table-cell office:value-type="float" office:value="33.341187105744197" table:style-name="ce2">
            <text:p>33,34118711</text:p>
          </table:table-cell>
          <table:table-cell office:value-type="float" office:value="80.661628202834393" table:style-name="ce2">
            <text:p>80,6616282</text:p>
          </table:table-cell>
          <table:table-cell office:value-type="float" office:value="-9.6963894401788799" table:style-name="ce2">
            <text:p>-9,69638944</text:p>
          </table:table-cell>
          <table:table-cell office:value-type="float" office:value="871" table:style-name="ce2">
            <text:p>871</text:p>
          </table:table-cell>
          <table:table-cell office:value-type="float" office:value="37.567861746726201" table:style-name="ce2">
            <text:p>37,56786175</text:p>
          </table:table-cell>
          <table:table-cell office:value-type="float" office:value="-2.44829428021486" table:style-name="ce2">
            <text:p>-2,44829428</text:p>
          </table:table-cell>
          <table:table-cell office:value-type="float" office:value="0.62939267011526101" table:style-name="ce2">
            <text:p>0,62939267</text:p>
          </table:table-cell>
          <table:table-cell office:value-type="float" office:value="-89.427865519831499" table:style-name="ce2">
            <text:p>-89,42786552</text:p>
          </table:table-cell>
          <table:table-cell office:value-type="float" office:value="111.43204950838052" table:formula="of:=[.G172]-[.B172]" table:style-name="ce2">
            <text:p>111,4320495</text:p>
          </table:table-cell>
          <table:table-cell office:value-type="float" office:value="-35.789481385959057" table:formula="of:=[.H172]-[.C172]" table:style-name="ce2">
            <text:p>-35,78948139</text:p>
          </table:table-cell>
          <table:table-cell office:value-type="float" office:value="-80.032235532719127" table:formula="of:=[.I172]-[.D172]" table:style-name="ce2">
            <text:p>-80,03223553</text:p>
          </table:table-cell>
          <table:table-cell office:value-type="float" office:value="-79.731476079652623" table:formula="of:=[.J172]-[.E172]" table:style-name="ce2">
            <text:p>-79,73147608</text:p>
          </table:table-cell>
          <table:table-cell table:number-columns-repeated="16370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float" office:value="22.304203151742801" table:style-name="ce2">
            <text:p>22,30420315</text:p>
          </table:table-cell>
          <table:table-cell office:value-type="float" office:value="-0.54362393474326898" table:style-name="ce2">
            <text:p>-0,543623935</text:p>
          </table:table-cell>
          <table:table-cell office:value-type="float" office:value="13.8726616305179" table:style-name="ce2">
            <text:p>13,87266163</text:p>
          </table:table-cell>
          <table:table-cell office:value-type="float" office:value="25.853428631844" table:style-name="ce2">
            <text:p>25,85342863</text:p>
          </table:table-cell>
          <table:table-cell office:value-type="float" office:value="872" table:style-name="ce2">
            <text:p>872</text:p>
          </table:table-cell>
          <table:table-cell office:value-type="float" office:value="-79.999344737489494" table:style-name="ce2">
            <text:p>-79,99934474</text:p>
          </table:table-cell>
          <table:table-cell office:value-type="float" office:value="74.407900241108095" table:style-name="ce2">
            <text:p>74,40790024</text:p>
          </table:table-cell>
          <table:table-cell office:value-type="float" office:value="71.411790087965599" table:style-name="ce2">
            <text:p>71,41179009</text:p>
          </table:table-cell>
          <table:table-cell office:value-type="float" office:value="-82.471181356536903" table:style-name="ce2">
            <text:p>-82,47118136</text:p>
          </table:table-cell>
          <table:table-cell office:value-type="float" office:value="-102.30354788923229" table:formula="of:=[.G173]-[.B173]" table:style-name="ce2">
            <text:p>-102,3035479</text:p>
          </table:table-cell>
          <table:table-cell office:value-type="float" office:value="74.951524175851361" table:formula="of:=[.H173]-[.C173]" table:style-name="ce2">
            <text:p>74,95152418</text:p>
          </table:table-cell>
          <table:table-cell office:value-type="float" office:value="57.539128457447703" table:formula="of:=[.I173]-[.D173]" table:style-name="ce2">
            <text:p>57,53912846</text:p>
          </table:table-cell>
          <table:table-cell office:value-type="float" office:value="-108.3246099883809" table:formula="of:=[.J173]-[.E173]" table:style-name="ce2">
            <text:p>-108,32461</text:p>
          </table:table-cell>
          <table:table-cell table:number-columns-repeated="16370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float" office:value="4.9423982980770402" table:style-name="ce2">
            <text:p>4,942398298</text:p>
          </table:table-cell>
          <table:table-cell office:value-type="float" office:value="75.914447186842494" table:style-name="ce2">
            <text:p>75,91444719</text:p>
          </table:table-cell>
          <table:table-cell office:value-type="float" office:value="-65.591857216766499" table:style-name="ce2">
            <text:p>-65,59185722</text:p>
          </table:table-cell>
          <table:table-cell office:value-type="float" office:value="79.267842743062701" table:style-name="ce2">
            <text:p>79,26784274</text:p>
          </table:table-cell>
          <table:table-cell office:value-type="float" office:value="873" table:style-name="ce2">
            <text:p>873</text:p>
          </table:table-cell>
          <table:table-cell office:value-type="float" office:value="62.2959511333408" table:style-name="ce2">
            <text:p>62,29595113</text:p>
          </table:table-cell>
          <table:table-cell office:value-type="float" office:value="-32.169767215407397" table:style-name="ce2">
            <text:p>-32,16976722</text:p>
          </table:table-cell>
          <table:table-cell office:value-type="float" office:value="-60.2373202225779" table:style-name="ce2">
            <text:p>-60,23732022</text:p>
          </table:table-cell>
          <table:table-cell office:value-type="float" office:value="-42.109693445490201" table:style-name="ce2">
            <text:p>-42,10969345</text:p>
          </table:table-cell>
          <table:table-cell office:value-type="float" office:value="57.353552835263763" table:formula="of:=[.G174]-[.B174]" table:style-name="ce2">
            <text:p>57,35355284</text:p>
          </table:table-cell>
          <table:table-cell office:value-type="float" office:value="-108.0842144022499" table:formula="of:=[.H174]-[.C174]" table:style-name="ce2">
            <text:p>-108,0842144</text:p>
          </table:table-cell>
          <table:table-cell office:value-type="float" office:value="5.3545369941885994" table:formula="of:=[.I174]-[.D174]" table:style-name="ce2">
            <text:p>5,354536994</text:p>
          </table:table-cell>
          <table:table-cell office:value-type="float" office:value="-121.37753618855291" table:formula="of:=[.J174]-[.E174]" table:style-name="ce2">
            <text:p>-121,3775362</text:p>
          </table:table-cell>
          <table:table-cell table:number-columns-repeated="16370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float" office:value="37.655991343302297" table:style-name="ce2">
            <text:p>37,65599134</text:p>
          </table:table-cell>
          <table:table-cell office:value-type="float" office:value="52.6084495706966" table:style-name="ce2">
            <text:p>52,60844957</text:p>
          </table:table-cell>
          <table:table-cell office:value-type="float" office:value="1.8322671121563701" table:style-name="ce2">
            <text:p>1,832267112</text:p>
          </table:table-cell>
          <table:table-cell office:value-type="float" office:value="-67.407898676556101" table:style-name="ce2">
            <text:p>-67,40789868</text:p>
          </table:table-cell>
          <table:table-cell office:value-type="float" office:value="874" table:style-name="ce2">
            <text:p>874</text:p>
          </table:table-cell>
          <table:table-cell office:value-type="float" office:value="45.006448515448" table:style-name="ce2">
            <text:p>45,00644852</text:p>
          </table:table-cell>
          <table:table-cell office:value-type="float" office:value="9.6262612716251592" table:style-name="ce2">
            <text:p>9,626261272</text:p>
          </table:table-cell>
          <table:table-cell office:value-type="float" office:value="-41.289484791950898" table:style-name="ce2">
            <text:p>-41,28948479</text:p>
          </table:table-cell>
          <table:table-cell office:value-type="float" office:value="-60.119743149869699" table:style-name="ce2">
            <text:p>-60,11974315</text:p>
          </table:table-cell>
          <table:table-cell office:value-type="float" office:value="7.3504571721457026" table:formula="of:=[.G175]-[.B175]" table:style-name="ce2">
            <text:p>7,350457172</text:p>
          </table:table-cell>
          <table:table-cell office:value-type="float" office:value="-42.982188299071439" table:formula="of:=[.H175]-[.C175]" table:style-name="ce2">
            <text:p>-42,9821883</text:p>
          </table:table-cell>
          <table:table-cell office:value-type="float" office:value="-43.121751904107271" table:formula="of:=[.I175]-[.D175]" table:style-name="ce2">
            <text:p>-43,1217519</text:p>
          </table:table-cell>
          <table:table-cell office:value-type="float" office:value="7.2881555266864027" table:formula="of:=[.J175]-[.E175]" table:style-name="ce2">
            <text:p>7,288155527</text:p>
          </table:table-cell>
          <table:table-cell table:number-columns-repeated="16370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float" office:value="24.167022451000999" table:style-name="ce2">
            <text:p>24,16702245</text:p>
          </table:table-cell>
          <table:table-cell office:value-type="float" office:value="33.272290441739003" table:style-name="ce2">
            <text:p>33,27229044</text:p>
          </table:table-cell>
          <table:table-cell office:value-type="float" office:value="1.8772880783532799" table:style-name="ce2">
            <text:p>1,877288078</text:p>
          </table:table-cell>
          <table:table-cell office:value-type="float" office:value="1.8709364820500101" table:style-name="ce2">
            <text:p>1,870936482</text:p>
          </table:table-cell>
          <table:table-cell office:value-type="float" office:value="875" table:style-name="ce2">
            <text:p>875</text:p>
          </table:table-cell>
          <table:table-cell office:value-type="float" office:value="66.951594757519004" table:style-name="ce2">
            <text:p>66,95159476</text:p>
          </table:table-cell>
          <table:table-cell office:value-type="float" office:value="-28.693105120516702" table:style-name="ce2">
            <text:p>-28,69310512</text:p>
          </table:table-cell>
          <table:table-cell office:value-type="float" office:value="13.5695356683431" table:style-name="ce2">
            <text:p>13,56953567</text:p>
          </table:table-cell>
          <table:table-cell office:value-type="float" office:value="-43.793542565760298" table:style-name="ce2">
            <text:p>-43,79354257</text:p>
          </table:table-cell>
          <table:table-cell office:value-type="float" office:value="42.784572306518001" table:formula="of:=[.G176]-[.B176]" table:style-name="ce2">
            <text:p>42,78457231</text:p>
          </table:table-cell>
          <table:table-cell office:value-type="float" office:value="-61.965395562255708" table:formula="of:=[.H176]-[.C176]" table:style-name="ce2">
            <text:p>-61,96539556</text:p>
          </table:table-cell>
          <table:table-cell office:value-type="float" office:value="11.692247589989821" table:formula="of:=[.I176]-[.D176]" table:style-name="ce2">
            <text:p>11,69224759</text:p>
          </table:table-cell>
          <table:table-cell office:value-type="float" office:value="-45.66447904781031" table:formula="of:=[.J176]-[.E176]" table:style-name="ce2">
            <text:p>-45,66447905</text:p>
          </table:table-cell>
          <table:table-cell table:number-columns-repeated="16370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float" office:value="24.3034217963861" table:style-name="ce2">
            <text:p>24,3034218</text:p>
          </table:table-cell>
          <table:table-cell office:value-type="float" office:value="75.406518487222499" table:style-name="ce2">
            <text:p>75,40651849</text:p>
          </table:table-cell>
          <table:table-cell office:value-type="float" office:value="54.8427522939296" table:style-name="ce2">
            <text:p>54,84275229</text:p>
          </table:table-cell>
          <table:table-cell office:value-type="float" office:value="-34.452456699038599" table:style-name="ce2">
            <text:p>-34,4524567</text:p>
          </table:table-cell>
          <table:table-cell office:value-type="float" office:value="876" table:style-name="ce2">
            <text:p>876</text:p>
          </table:table-cell>
          <table:table-cell office:value-type="float" office:value="-46.037396781853502" table:style-name="ce2">
            <text:p>-46,03739678</text:p>
          </table:table-cell>
          <table:table-cell office:value-type="float" office:value="-77.636475133702803" table:style-name="ce2">
            <text:p>-77,63647513</text:p>
          </table:table-cell>
          <table:table-cell office:value-type="float" office:value="7.4598906121054798" table:style-name="ce2">
            <text:p>7,459890612</text:p>
          </table:table-cell>
          <table:table-cell office:value-type="float" office:value="0.91814124132937702" table:style-name="ce2">
            <text:p>0,918141241</text:p>
          </table:table-cell>
          <table:table-cell office:value-type="float" office:value="-70.340818578239606" table:formula="of:=[.G177]-[.B177]" table:style-name="ce2">
            <text:p>-70,34081858</text:p>
          </table:table-cell>
          <table:table-cell office:value-type="float" office:value="-153.0429936209253" table:formula="of:=[.H177]-[.C177]" table:style-name="ce2">
            <text:p>-153,0429936</text:p>
          </table:table-cell>
          <table:table-cell office:value-type="float" office:value="-47.382861681824117" table:formula="of:=[.I177]-[.D177]" table:style-name="ce2">
            <text:p>-47,38286168</text:p>
          </table:table-cell>
          <table:table-cell office:value-type="float" office:value="35.370597940367979" table:formula="of:=[.J177]-[.E177]" table:style-name="ce2">
            <text:p>35,37059794</text:p>
          </table:table-cell>
          <table:table-cell table:number-columns-repeated="16370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float" office:value="-42.8601034032949" table:style-name="ce2">
            <text:p>-42,8601034</text:p>
          </table:table-cell>
          <table:table-cell office:value-type="float" office:value="-53.112009633803403" table:style-name="ce2">
            <text:p>-53,11200963</text:p>
          </table:table-cell>
          <table:table-cell office:value-type="float" office:value="45.945180764788901" table:style-name="ce2">
            <text:p>45,94518076</text:p>
          </table:table-cell>
          <table:table-cell office:value-type="float" office:value="70.339882198096205" table:style-name="ce2">
            <text:p>70,3398822</text:p>
          </table:table-cell>
          <table:table-cell office:value-type="float" office:value="877" table:style-name="ce2">
            <text:p>877</text:p>
          </table:table-cell>
          <table:table-cell office:value-type="float" office:value="-28.992871559775299" table:style-name="ce2">
            <text:p>-28,99287156</text:p>
          </table:table-cell>
          <table:table-cell office:value-type="float" office:value="-35.734598929854798" table:style-name="ce2">
            <text:p>-35,73459893</text:p>
          </table:table-cell>
          <table:table-cell office:value-type="float" office:value="74.676659692842506" table:style-name="ce2">
            <text:p>74,67665969</text:p>
          </table:table-cell>
          <table:table-cell office:value-type="float" office:value="-14.9784850846565" table:style-name="ce2">
            <text:p>-14,97848508</text:p>
          </table:table-cell>
          <table:table-cell office:value-type="float" office:value="13.867231843519601" table:formula="of:=[.G178]-[.B178]" table:style-name="ce2">
            <text:p>13,86723184</text:p>
          </table:table-cell>
          <table:table-cell office:value-type="float" office:value="17.377410703948605" table:formula="of:=[.H178]-[.C178]" table:style-name="ce2">
            <text:p>17,3774107</text:p>
          </table:table-cell>
          <table:table-cell office:value-type="float" office:value="28.731478928053605" table:formula="of:=[.I178]-[.D178]" table:style-name="ce2">
            <text:p>28,73147893</text:p>
          </table:table-cell>
          <table:table-cell office:value-type="float" office:value="-85.318367282752703" table:formula="of:=[.J178]-[.E178]" table:style-name="ce2">
            <text:p>-85,31836728</text:p>
          </table:table-cell>
          <table:table-cell table:number-columns-repeated="16370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float" office:value="-35.854351655761903" table:style-name="ce2">
            <text:p>-35,85435166</text:p>
          </table:table-cell>
          <table:table-cell office:value-type="float" office:value="-26.362272746377801" table:style-name="ce2">
            <text:p>-26,36227275</text:p>
          </table:table-cell>
          <table:table-cell office:value-type="float" office:value="-72.312718205063504" table:style-name="ce2">
            <text:p>-72,31271821</text:p>
          </table:table-cell>
          <table:table-cell office:value-type="float" office:value="-2.7992241701641101" table:style-name="ce2">
            <text:p>-2,79922417</text:p>
          </table:table-cell>
          <table:table-cell office:value-type="float" office:value="878" table:style-name="ce2">
            <text:p>878</text:p>
          </table:table-cell>
          <table:table-cell office:value-type="float" office:value="-64.969831806709806" table:style-name="ce2">
            <text:p>-64,96983181</text:p>
          </table:table-cell>
          <table:table-cell office:value-type="float" office:value="18.5322035297838" table:style-name="ce2">
            <text:p>18,53220353</text:p>
          </table:table-cell>
          <table:table-cell office:value-type="float" office:value="-28.717557516961399" table:style-name="ce2">
            <text:p>-28,71755752</text:p>
          </table:table-cell>
          <table:table-cell office:value-type="float" office:value="-70.151882455279605" table:style-name="ce2">
            <text:p>-70,15188246</text:p>
          </table:table-cell>
          <table:table-cell office:value-type="float" office:value="-29.115480150947903" table:formula="of:=[.G179]-[.B179]" table:style-name="ce2">
            <text:p>-29,11548015</text:p>
          </table:table-cell>
          <table:table-cell office:value-type="float" office:value="44.894476276161598" table:formula="of:=[.H179]-[.C179]" table:style-name="ce2">
            <text:p>44,89447628</text:p>
          </table:table-cell>
          <table:table-cell office:value-type="float" office:value="43.595160688102105" table:formula="of:=[.I179]-[.D179]" table:style-name="ce2">
            <text:p>43,59516069</text:p>
          </table:table-cell>
          <table:table-cell office:value-type="float" office:value="-67.352658285115496" table:formula="of:=[.J179]-[.E179]" table:style-name="ce2">
            <text:p>-67,35265829</text:p>
          </table:table-cell>
          <table:table-cell table:number-columns-repeated="16370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float" office:value="-28.149907303523602" table:style-name="ce2">
            <text:p>-28,1499073</text:p>
          </table:table-cell>
          <table:table-cell office:value-type="float" office:value="-61.003431503704" table:style-name="ce2">
            <text:p>-61,0034315</text:p>
          </table:table-cell>
          <table:table-cell office:value-type="float" office:value="-7.0903285755598198" table:style-name="ce2">
            <text:p>-7,090328576</text:p>
          </table:table-cell>
          <table:table-cell office:value-type="float" office:value="69.648115528591703" table:style-name="ce2">
            <text:p>69,64811553</text:p>
          </table:table-cell>
          <table:table-cell office:value-type="float" office:value="879" table:style-name="ce2">
            <text:p>879</text:p>
          </table:table-cell>
          <table:table-cell office:value-type="float" office:value="3.1061985327557902" table:style-name="ce2">
            <text:p>3,106198533</text:p>
          </table:table-cell>
          <table:table-cell office:value-type="float" office:value="3.8536838447306101" table:style-name="ce2">
            <text:p>3,853683845</text:p>
          </table:table-cell>
          <table:table-cell office:value-type="float" office:value="-71.6610461209291" table:style-name="ce2">
            <text:p>-71,66104612</text:p>
          </table:table-cell>
          <table:table-cell office:value-type="float" office:value="39.480660375652597" table:style-name="ce2">
            <text:p>39,48066038</text:p>
          </table:table-cell>
          <table:table-cell office:value-type="float" office:value="31.256105836279392" table:formula="of:=[.G180]-[.B180]" table:style-name="ce2">
            <text:p>31,25610584</text:p>
          </table:table-cell>
          <table:table-cell office:value-type="float" office:value="64.857115348434604" table:formula="of:=[.H180]-[.C180]" table:style-name="ce2">
            <text:p>64,85711535</text:p>
          </table:table-cell>
          <table:table-cell office:value-type="float" office:value="-64.570717545369277" table:formula="of:=[.I180]-[.D180]" table:style-name="ce2">
            <text:p>-64,57071755</text:p>
          </table:table-cell>
          <table:table-cell office:value-type="float" office:value="-30.167455152939105" table:formula="of:=[.J180]-[.E180]" table:style-name="ce2">
            <text:p>-30,16745515</text:p>
          </table:table-cell>
          <table:table-cell table:number-columns-repeated="16370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float" office:value="-49.476683759090299" table:style-name="ce2">
            <text:p>-49,47668376</text:p>
          </table:table-cell>
          <table:table-cell office:value-type="float" office:value="-87.513029499678694" table:style-name="ce2">
            <text:p>-87,5130295</text:p>
          </table:table-cell>
          <table:table-cell office:value-type="float" office:value="25.5556712349753" table:style-name="ce2">
            <text:p>25,55567123</text:p>
          </table:table-cell>
          <table:table-cell office:value-type="float" office:value="-87.3857765797963" table:style-name="ce2">
            <text:p>-87,38577658</text:p>
          </table:table-cell>
          <table:table-cell office:value-type="float" office:value="880" table:style-name="ce2">
            <text:p>880</text:p>
          </table:table-cell>
          <table:table-cell office:value-type="float" office:value="-11.103887895241201" table:style-name="ce2">
            <text:p>-11,1038879</text:p>
          </table:table-cell>
          <table:table-cell office:value-type="float" office:value="73.006257911126895" table:style-name="ce2">
            <text:p>73,00625791</text:p>
          </table:table-cell>
          <table:table-cell office:value-type="float" office:value="11.240471214046901" table:style-name="ce2">
            <text:p>11,24047121</text:p>
          </table:table-cell>
          <table:table-cell office:value-type="float" office:value="-83.932314269905703" table:style-name="ce2">
            <text:p>-83,93231427</text:p>
          </table:table-cell>
          <table:table-cell office:value-type="float" office:value="38.372795863849099" table:formula="of:=[.G181]-[.B181]" table:style-name="ce2">
            <text:p>38,37279586</text:p>
          </table:table-cell>
          <table:table-cell office:value-type="float" office:value="160.51928741080559" table:formula="of:=[.H181]-[.C181]" table:style-name="ce2">
            <text:p>160,5192874</text:p>
          </table:table-cell>
          <table:table-cell office:value-type="float" office:value="-14.315200020928399" table:formula="of:=[.I181]-[.D181]" table:style-name="ce2">
            <text:p>-14,31520002</text:p>
          </table:table-cell>
          <table:table-cell office:value-type="float" office:value="3.4534623098905968" table:formula="of:=[.J181]-[.E181]" table:style-name="ce2">
            <text:p>3,45346231</text:p>
          </table:table-cell>
          <table:table-cell table:number-columns-repeated="16370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float" office:value="40.619213313237502" table:style-name="ce2">
            <text:p>40,61921331</text:p>
          </table:table-cell>
          <table:table-cell office:value-type="float" office:value="-54.604936948727698" table:style-name="ce2">
            <text:p>-54,60493695</text:p>
          </table:table-cell>
          <table:table-cell office:value-type="float" office:value="-28.417766117049698" table:style-name="ce2">
            <text:p>-28,41776612</text:p>
          </table:table-cell>
          <table:table-cell office:value-type="float" office:value="-61.791142724994501" table:style-name="ce2">
            <text:p>-61,79114272</text:p>
          </table:table-cell>
          <table:table-cell office:value-type="float" office:value="881" table:style-name="ce2">
            <text:p>881</text:p>
          </table:table-cell>
          <table:table-cell office:value-type="float" office:value="81.835038718653095" table:style-name="ce2">
            <text:p>81,83503872</text:p>
          </table:table-cell>
          <table:table-cell office:value-type="float" office:value="30.4821060561178" table:style-name="ce2">
            <text:p>30,48210606</text:p>
          </table:table-cell>
          <table:table-cell office:value-type="float" office:value="67.921469438837903" table:style-name="ce2">
            <text:p>67,92146944</text:p>
          </table:table-cell>
          <table:table-cell office:value-type="float" office:value="-53.068600793100998" table:style-name="ce2">
            <text:p>-53,06860079</text:p>
          </table:table-cell>
          <table:table-cell office:value-type="float" office:value="41.215825405415593" table:formula="of:=[.G182]-[.B182]" table:style-name="ce2">
            <text:p>41,21582541</text:p>
          </table:table-cell>
          <table:table-cell office:value-type="float" office:value="85.087043004845498" table:formula="of:=[.H182]-[.C182]" table:style-name="ce2">
            <text:p>85,087043</text:p>
          </table:table-cell>
          <table:table-cell office:value-type="float" office:value="96.339235555887598" table:formula="of:=[.I182]-[.D182]" table:style-name="ce2">
            <text:p>96,33923556</text:p>
          </table:table-cell>
          <table:table-cell office:value-type="float" office:value="8.7225419318935025" table:formula="of:=[.J182]-[.E182]" table:style-name="ce2">
            <text:p>8,722541932</text:p>
          </table:table-cell>
          <table:table-cell table:number-columns-repeated="16370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float" office:value="-17.380786060637998" table:style-name="ce2">
            <text:p>-17,38078606</text:p>
          </table:table-cell>
          <table:table-cell office:value-type="float" office:value="88.600161132538702" table:style-name="ce2">
            <text:p>88,60016113</text:p>
          </table:table-cell>
          <table:table-cell office:value-type="float" office:value="-83.748420424913306" table:style-name="ce2">
            <text:p>-83,74842042</text:p>
          </table:table-cell>
          <table:table-cell office:value-type="float" office:value="80.666123057739696" table:style-name="ce2">
            <text:p>80,66612306</text:p>
          </table:table-cell>
          <table:table-cell office:value-type="float" office:value="882" table:style-name="ce2">
            <text:p>882</text:p>
          </table:table-cell>
          <table:table-cell office:value-type="float" office:value="28.104913575768599" table:style-name="ce2">
            <text:p>28,10491358</text:p>
          </table:table-cell>
          <table:table-cell office:value-type="float" office:value="12.537106160933" table:style-name="ce2">
            <text:p>12,53710616</text:p>
          </table:table-cell>
          <table:table-cell office:value-type="float" office:value="-13.7322950781949" table:style-name="ce2">
            <text:p>-13,73229508</text:p>
          </table:table-cell>
          <table:table-cell office:value-type="float" office:value="62.475669206786002" table:style-name="ce2">
            <text:p>62,47566921</text:p>
          </table:table-cell>
          <table:table-cell office:value-type="float" office:value="45.485699636406594" table:formula="of:=[.G183]-[.B183]" table:style-name="ce2">
            <text:p>45,48569964</text:p>
          </table:table-cell>
          <table:table-cell office:value-type="float" office:value="-76.063054971605709" table:formula="of:=[.H183]-[.C183]" table:style-name="ce2">
            <text:p>-76,06305497</text:p>
          </table:table-cell>
          <table:table-cell office:value-type="float" office:value="70.016125346718411" table:formula="of:=[.I183]-[.D183]" table:style-name="ce2">
            <text:p>70,01612535</text:p>
          </table:table-cell>
          <table:table-cell office:value-type="float" office:value="-18.190453850953695" table:formula="of:=[.J183]-[.E183]" table:style-name="ce2">
            <text:p>-18,19045385</text:p>
          </table:table-cell>
          <table:table-cell table:number-columns-repeated="16370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float" office:value="-13.573356068574199" table:style-name="ce2">
            <text:p>-13,57335607</text:p>
          </table:table-cell>
          <table:table-cell office:value-type="float" office:value="44.0566794610681" table:style-name="ce2">
            <text:p>44,05667946</text:p>
          </table:table-cell>
          <table:table-cell office:value-type="float" office:value="-12.4156074962298" table:style-name="ce2">
            <text:p>-12,4156075</text:p>
          </table:table-cell>
          <table:table-cell office:value-type="float" office:value="81.409831836728998" table:style-name="ce2">
            <text:p>81,40983184</text:p>
          </table:table-cell>
          <table:table-cell office:value-type="float" office:value="883" table:style-name="ce2">
            <text:p>883</text:p>
          </table:table-cell>
          <table:table-cell office:value-type="float" office:value="-72.284511585605202" table:style-name="ce2">
            <text:p>-72,28451159</text:p>
          </table:table-cell>
          <table:table-cell office:value-type="float" office:value="9.2458160160574607" table:style-name="ce2">
            <text:p>9,245816016</text:p>
          </table:table-cell>
          <table:table-cell office:value-type="float" office:value="-64.986715468298001" table:style-name="ce2">
            <text:p>-64,98671547</text:p>
          </table:table-cell>
          <table:table-cell office:value-type="float" office:value="24.7036547501488" table:style-name="ce2">
            <text:p>24,70365475</text:p>
          </table:table-cell>
          <table:table-cell office:value-type="float" office:value="-58.711155517031003" table:formula="of:=[.G184]-[.B184]" table:style-name="ce2">
            <text:p>-58,71115552</text:p>
          </table:table-cell>
          <table:table-cell office:value-type="float" office:value="-34.810863445010639" table:formula="of:=[.H184]-[.C184]" table:style-name="ce2">
            <text:p>-34,81086345</text:p>
          </table:table-cell>
          <table:table-cell office:value-type="float" office:value="-52.571107972068205" table:formula="of:=[.I184]-[.D184]" table:style-name="ce2">
            <text:p>-52,57110797</text:p>
          </table:table-cell>
          <table:table-cell office:value-type="float" office:value="-56.706177086580198" table:formula="of:=[.J184]-[.E184]" table:style-name="ce2">
            <text:p>-56,70617709</text:p>
          </table:table-cell>
          <table:table-cell table:number-columns-repeated="16370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float" office:value="87.833578458050397" table:style-name="ce2">
            <text:p>87,83357846</text:p>
          </table:table-cell>
          <table:table-cell office:value-type="float" office:value="13.423285831237701" table:style-name="ce2">
            <text:p>13,42328583</text:p>
          </table:table-cell>
          <table:table-cell office:value-type="float" office:value="50.7774805969254" table:style-name="ce2">
            <text:p>50,7774806</text:p>
          </table:table-cell>
          <table:table-cell office:value-type="float" office:value="-42.266221180371403" table:style-name="ce2">
            <text:p>-42,26622118</text:p>
          </table:table-cell>
          <table:table-cell office:value-type="float" office:value="884" table:style-name="ce2">
            <text:p>884</text:p>
          </table:table-cell>
          <table:table-cell office:value-type="float" office:value="58.001966342517299" table:style-name="ce2">
            <text:p>58,00196634</text:p>
          </table:table-cell>
          <table:table-cell office:value-type="float" office:value="-9.3839072834447297" table:style-name="ce2">
            <text:p>-9,383907283</text:p>
          </table:table-cell>
          <table:table-cell office:value-type="float" office:value="-11.368351703805599" table:style-name="ce2">
            <text:p>-11,3683517</text:p>
          </table:table-cell>
          <table:table-cell office:value-type="float" office:value="71.153232799836502" table:style-name="ce2">
            <text:p>71,1532328</text:p>
          </table:table-cell>
          <table:table-cell office:value-type="float" office:value="-29.831612115533098" table:formula="of:=[.G185]-[.B185]" table:style-name="ce2">
            <text:p>-29,83161212</text:p>
          </table:table-cell>
          <table:table-cell office:value-type="float" office:value="-22.80719311468243" table:formula="of:=[.H185]-[.C185]" table:style-name="ce2">
            <text:p>-22,80719311</text:p>
          </table:table-cell>
          <table:table-cell office:value-type="float" office:value="-62.145832300731001" table:formula="of:=[.I185]-[.D185]" table:style-name="ce2">
            <text:p>-62,1458323</text:p>
          </table:table-cell>
          <table:table-cell office:value-type="float" office:value="113.4194539802079" table:formula="of:=[.J185]-[.E185]" table:style-name="ce2">
            <text:p>113,419454</text:p>
          </table:table-cell>
          <table:table-cell table:number-columns-repeated="16370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float" office:value="-17.757538188646802" table:style-name="ce2">
            <text:p>-17,75753819</text:p>
          </table:table-cell>
          <table:table-cell office:value-type="float" office:value="-11.3438854819318" table:style-name="ce2">
            <text:p>-11,34388548</text:p>
          </table:table-cell>
          <table:table-cell office:value-type="float" office:value="-70.608100832329001" table:style-name="ce2">
            <text:p>-70,60810083</text:p>
          </table:table-cell>
          <table:table-cell office:value-type="float" office:value="88.469209598696494" table:style-name="ce2">
            <text:p>88,4692096</text:p>
          </table:table-cell>
          <table:table-cell office:value-type="float" office:value="885" table:style-name="ce2">
            <text:p>885</text:p>
          </table:table-cell>
          <table:table-cell office:value-type="float" office:value="2.1972209590818799" table:style-name="ce2">
            <text:p>2,197220959</text:p>
          </table:table-cell>
          <table:table-cell office:value-type="float" office:value="-12.3331367726342" table:style-name="ce2">
            <text:p>-12,33313677</text:p>
          </table:table-cell>
          <table:table-cell office:value-type="float" office:value="-41.206605143848797" table:style-name="ce2">
            <text:p>-41,20660514</text:p>
          </table:table-cell>
          <table:table-cell office:value-type="float" office:value="-56.685646442835903" table:style-name="ce2">
            <text:p>-56,68564644</text:p>
          </table:table-cell>
          <table:table-cell office:value-type="float" office:value="19.95475914772868" table:formula="of:=[.G186]-[.B186]" table:style-name="ce2">
            <text:p>19,95475915</text:p>
          </table:table-cell>
          <table:table-cell office:value-type="float" office:value="-0.98925129070240025" table:formula="of:=[.H186]-[.C186]" table:style-name="ce2">
            <text:p>-0,989251291</text:p>
          </table:table-cell>
          <table:table-cell office:value-type="float" office:value="29.401495688480203" table:formula="of:=[.I186]-[.D186]" table:style-name="ce2">
            <text:p>29,40149569</text:p>
          </table:table-cell>
          <table:table-cell office:value-type="float" office:value="-145.15485604153241" table:formula="of:=[.J186]-[.E186]" table:style-name="ce2">
            <text:p>-145,154856</text:p>
          </table:table-cell>
          <table:table-cell table:number-columns-repeated="16370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float" office:value="-3.1563367839162799" table:style-name="ce2">
            <text:p>-3,156336784</text:p>
          </table:table-cell>
          <table:table-cell office:value-type="float" office:value="-53.2580226176132" table:style-name="ce2">
            <text:p>-53,25802262</text:p>
          </table:table-cell>
          <table:table-cell office:value-type="float" office:value="-27.614877516334399" table:style-name="ce2">
            <text:p>-27,61487752</text:p>
          </table:table-cell>
          <table:table-cell office:value-type="float" office:value="20.583466788491702" table:style-name="ce2">
            <text:p>20,58346679</text:p>
          </table:table-cell>
          <table:table-cell office:value-type="float" office:value="886" table:style-name="ce2">
            <text:p>886</text:p>
          </table:table-cell>
          <table:table-cell office:value-type="float" office:value="-82.769177732354905" table:style-name="ce2">
            <text:p>-82,76917773</text:p>
          </table:table-cell>
          <table:table-cell office:value-type="float" office:value="51.090782404392101" table:style-name="ce2">
            <text:p>51,0907824</text:p>
          </table:table-cell>
          <table:table-cell office:value-type="float" office:value="-83.792932665942999" table:style-name="ce2">
            <text:p>-83,79293267</text:p>
          </table:table-cell>
          <table:table-cell office:value-type="float" office:value="-1.2127689678762299" table:style-name="ce2">
            <text:p>-1,212768968</text:p>
          </table:table-cell>
          <table:table-cell office:value-type="float" office:value="-79.612840948438631" table:formula="of:=[.G187]-[.B187]" table:style-name="ce2">
            <text:p>-79,61284095</text:p>
          </table:table-cell>
          <table:table-cell office:value-type="float" office:value="104.34880502200531" table:formula="of:=[.H187]-[.C187]" table:style-name="ce2">
            <text:p>104,348805</text:p>
          </table:table-cell>
          <table:table-cell office:value-type="float" office:value="-56.178055149608596" table:formula="of:=[.I187]-[.D187]" table:style-name="ce2">
            <text:p>-56,17805515</text:p>
          </table:table-cell>
          <table:table-cell office:value-type="float" office:value="-21.796235756367931" table:formula="of:=[.J187]-[.E187]" table:style-name="ce2">
            <text:p>-21,79623576</text:p>
          </table:table-cell>
          <table:table-cell table:number-columns-repeated="16370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float" office:value="72.818459090875294" table:style-name="ce2">
            <text:p>72,81845909</text:p>
          </table:table-cell>
          <table:table-cell office:value-type="float" office:value="-58.414137980378598" table:style-name="ce2">
            <text:p>-58,41413798</text:p>
          </table:table-cell>
          <table:table-cell office:value-type="float" office:value="-13.8710156126317" table:style-name="ce2">
            <text:p>-13,87101561</text:p>
          </table:table-cell>
          <table:table-cell office:value-type="float" office:value="32.964483629061" table:style-name="ce2">
            <text:p>32,96448363</text:p>
          </table:table-cell>
          <table:table-cell office:value-type="float" office:value="887" table:style-name="ce2">
            <text:p>887</text:p>
          </table:table-cell>
          <table:table-cell office:value-type="float" office:value="14.409178199891" table:style-name="ce2">
            <text:p>14,4091782</text:p>
          </table:table-cell>
          <table:table-cell office:value-type="float" office:value="-43.063412596950698" table:style-name="ce2">
            <text:p>-43,0634126</text:p>
          </table:table-cell>
          <table:table-cell office:value-type="float" office:value="65.163230429962098" table:style-name="ce2">
            <text:p>65,16323043</text:p>
          </table:table-cell>
          <table:table-cell office:value-type="float" office:value="53.925203102627201" table:style-name="ce2">
            <text:p>53,9252031</text:p>
          </table:table-cell>
          <table:table-cell office:value-type="float" office:value="-58.409280890984292" table:formula="of:=[.G188]-[.B188]" table:style-name="ce2">
            <text:p>-58,40928089</text:p>
          </table:table-cell>
          <table:table-cell office:value-type="float" office:value="15.3507253834279" table:formula="of:=[.H188]-[.C188]" table:style-name="ce2">
            <text:p>15,35072538</text:p>
          </table:table-cell>
          <table:table-cell office:value-type="float" office:value="79.034246042593793" table:formula="of:=[.I188]-[.D188]" table:style-name="ce2">
            <text:p>79,03424604</text:p>
          </table:table-cell>
          <table:table-cell office:value-type="float" office:value="20.960719473566201" table:formula="of:=[.J188]-[.E188]" table:style-name="ce2">
            <text:p>20,96071947</text:p>
          </table:table-cell>
          <table:table-cell table:number-columns-repeated="16370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float" office:value="31.292957656405299" table:style-name="ce2">
            <text:p>31,29295766</text:p>
          </table:table-cell>
          <table:table-cell office:value-type="float" office:value="-20.510761142903501" table:style-name="ce2">
            <text:p>-20,51076114</text:p>
          </table:table-cell>
          <table:table-cell office:value-type="float" office:value="27.193453655830702" table:style-name="ce2">
            <text:p>27,19345366</text:p>
          </table:table-cell>
          <table:table-cell office:value-type="float" office:value="-19.8562338305371" table:style-name="ce2">
            <text:p>-19,85623383</text:p>
          </table:table-cell>
          <table:table-cell office:value-type="float" office:value="888" table:style-name="ce2">
            <text:p>888</text:p>
          </table:table-cell>
          <table:table-cell office:value-type="float" office:value="7.7487922451303097" table:style-name="ce2">
            <text:p>7,748792245</text:p>
          </table:table-cell>
          <table:table-cell office:value-type="float" office:value="52.407147939973903" table:style-name="ce2">
            <text:p>52,40714794</text:p>
          </table:table-cell>
          <table:table-cell office:value-type="float" office:value="-85.782118458286504" table:style-name="ce2">
            <text:p>-85,78211846</text:p>
          </table:table-cell>
          <table:table-cell office:value-type="float" office:value="41.300125219067198" table:style-name="ce2">
            <text:p>41,30012522</text:p>
          </table:table-cell>
          <table:table-cell office:value-type="float" office:value="-23.544165411274989" table:formula="of:=[.G189]-[.B189]" table:style-name="ce2">
            <text:p>-23,54416541</text:p>
          </table:table-cell>
          <table:table-cell office:value-type="float" office:value="72.917909082877401" table:formula="of:=[.H189]-[.C189]" table:style-name="ce2">
            <text:p>72,91790908</text:p>
          </table:table-cell>
          <table:table-cell office:value-type="float" office:value="-112.9755721141172" table:formula="of:=[.I189]-[.D189]" table:style-name="ce2">
            <text:p>-112,9755721</text:p>
          </table:table-cell>
          <table:table-cell office:value-type="float" office:value="61.156359049604298" table:formula="of:=[.J189]-[.E189]" table:style-name="ce2">
            <text:p>61,15635905</text:p>
          </table:table-cell>
          <table:table-cell table:number-columns-repeated="16370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float" office:value="-12.1379753882422" table:style-name="ce2">
            <text:p>-12,13797539</text:p>
          </table:table-cell>
          <table:table-cell office:value-type="float" office:value="-47.647826862900601" table:style-name="ce2">
            <text:p>-47,64782686</text:p>
          </table:table-cell>
          <table:table-cell office:value-type="float" office:value="-58.3013823779295" table:style-name="ce2">
            <text:p>-58,30138238</text:p>
          </table:table-cell>
          <table:table-cell office:value-type="float" office:value="52.1569668890114" table:style-name="ce2">
            <text:p>52,15696689</text:p>
          </table:table-cell>
          <table:table-cell office:value-type="float" office:value="889" table:style-name="ce2">
            <text:p>889</text:p>
          </table:table-cell>
          <table:table-cell office:value-type="float" office:value="40.066367154911099" table:style-name="ce2">
            <text:p>40,06636715</text:p>
          </table:table-cell>
          <table:table-cell office:value-type="float" office:value="47.524000444556101" table:style-name="ce2">
            <text:p>47,52400044</text:p>
          </table:table-cell>
          <table:table-cell office:value-type="float" office:value="-12.393699531361101" table:style-name="ce2">
            <text:p>-12,39369953</text:p>
          </table:table-cell>
          <table:table-cell office:value-type="float" office:value="16.534257145450599" table:style-name="ce2">
            <text:p>16,53425715</text:p>
          </table:table-cell>
          <table:table-cell office:value-type="float" office:value="52.204342543153302" table:formula="of:=[.G190]-[.B190]" table:style-name="ce2">
            <text:p>52,20434254</text:p>
          </table:table-cell>
          <table:table-cell office:value-type="float" office:value="95.171827307456709" table:formula="of:=[.H190]-[.C190]" table:style-name="ce2">
            <text:p>95,17182731</text:p>
          </table:table-cell>
          <table:table-cell office:value-type="float" office:value="45.907682846568399" table:formula="of:=[.I190]-[.D190]" table:style-name="ce2">
            <text:p>45,90768285</text:p>
          </table:table-cell>
          <table:table-cell office:value-type="float" office:value="-35.622709743560804" table:formula="of:=[.J190]-[.E190]" table:style-name="ce2">
            <text:p>-35,62270974</text:p>
          </table:table-cell>
          <table:table-cell table:number-columns-repeated="1637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38.814106899706402" table:style-name="ce2">
            <text:p>38,8141069</text:p>
          </table:table-cell>
          <table:table-cell office:value-type="float" office:value="-49.588527431819998" table:style-name="ce2">
            <text:p>-49,58852743</text:p>
          </table:table-cell>
          <table:table-cell office:value-type="float" office:value="-77.711224559938202" table:style-name="ce2">
            <text:p>-77,71122456</text:p>
          </table:table-cell>
          <table:table-cell office:value-type="float" office:value="23.7545280315057" table:style-name="ce2">
            <text:p>23,75452803</text:p>
          </table:table-cell>
          <table:table-cell office:value-type="float" office:value="890" table:style-name="ce2">
            <text:p>890</text:p>
          </table:table-cell>
          <table:table-cell office:value-type="float" office:value="-53.235714563588502" table:style-name="ce2">
            <text:p>-53,23571456</text:p>
          </table:table-cell>
          <table:table-cell office:value-type="float" office:value="-40.771960408121103" table:style-name="ce2">
            <text:p>-40,77196041</text:p>
          </table:table-cell>
          <table:table-cell office:value-type="float" office:value="-83.9429957528519" table:style-name="ce2">
            <text:p>-83,94299575</text:p>
          </table:table-cell>
          <table:table-cell office:value-type="float" office:value="45.098146679765499" table:style-name="ce2">
            <text:p>45,09814668</text:p>
          </table:table-cell>
          <table:table-cell office:value-type="float" office:value="-92.049821463294904" table:formula="of:=[.G191]-[.B191]" table:style-name="ce2">
            <text:p>-92,04982146</text:p>
          </table:table-cell>
          <table:table-cell office:value-type="float" office:value="8.8165670236988944" table:formula="of:=[.H191]-[.C191]" table:style-name="ce2">
            <text:p>8,816567024</text:p>
          </table:table-cell>
          <table:table-cell office:value-type="float" office:value="-6.2317711929136976" table:formula="of:=[.I191]-[.D191]" table:style-name="ce2">
            <text:p>-6,231771193</text:p>
          </table:table-cell>
          <table:table-cell office:value-type="float" office:value="21.343618648259799" table:formula="of:=[.J191]-[.E191]" table:style-name="ce2">
            <text:p>21,34361865</text:p>
          </table:table-cell>
          <table:table-cell table:number-columns-repeated="16370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float" office:value="-84.811621558001207" table:style-name="ce2">
            <text:p>-84,81162156</text:p>
          </table:table-cell>
          <table:table-cell office:value-type="float" office:value="-29.124774812631902" table:style-name="ce2">
            <text:p>-29,12477481</text:p>
          </table:table-cell>
          <table:table-cell office:value-type="float" office:value="-64.189305375926395" table:style-name="ce2">
            <text:p>-64,18930538</text:p>
          </table:table-cell>
          <table:table-cell office:value-type="float" office:value="27.3322654649822" table:style-name="ce2">
            <text:p>27,33226546</text:p>
          </table:table-cell>
          <table:table-cell office:value-type="float" office:value="891" table:style-name="ce2">
            <text:p>891</text:p>
          </table:table-cell>
          <table:table-cell office:value-type="float" office:value="-68.588913976960001" table:style-name="ce2">
            <text:p>-68,58891398</text:p>
          </table:table-cell>
          <table:table-cell office:value-type="float" office:value="-48.416565357423799" table:style-name="ce2">
            <text:p>-48,41656536</text:p>
          </table:table-cell>
          <table:table-cell office:value-type="float" office:value="-31.614184436164301" table:style-name="ce2">
            <text:p>-31,61418444</text:p>
          </table:table-cell>
          <table:table-cell office:value-type="float" office:value="-22.168411297820999" table:style-name="ce2">
            <text:p>-22,1684113</text:p>
          </table:table-cell>
          <table:table-cell office:value-type="float" office:value="16.222707581041206" table:formula="of:=[.G192]-[.B192]" table:style-name="ce2">
            <text:p>16,22270758</text:p>
          </table:table-cell>
          <table:table-cell office:value-type="float" office:value="-19.291790544791898" table:formula="of:=[.H192]-[.C192]" table:style-name="ce2">
            <text:p>-19,29179054</text:p>
          </table:table-cell>
          <table:table-cell office:value-type="float" office:value="32.575120939762094" table:formula="of:=[.I192]-[.D192]" table:style-name="ce2">
            <text:p>32,57512094</text:p>
          </table:table-cell>
          <table:table-cell office:value-type="float" office:value="-49.500676762803195" table:formula="of:=[.J192]-[.E192]" table:style-name="ce2">
            <text:p>-49,50067676</text:p>
          </table:table-cell>
          <table:table-cell table:number-columns-repeated="16370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float" office:value="25.2052741321761" table:style-name="ce2">
            <text:p>25,20527413</text:p>
          </table:table-cell>
          <table:table-cell office:value-type="float" office:value="-89.530344769159797" table:style-name="ce2">
            <text:p>-89,53034477</text:p>
          </table:table-cell>
          <table:table-cell office:value-type="float" office:value="24.8696414213473" table:style-name="ce2">
            <text:p>24,86964142</text:p>
          </table:table-cell>
          <table:table-cell office:value-type="float" office:value="14.2316970249391" table:style-name="ce2">
            <text:p>14,23169702</text:p>
          </table:table-cell>
          <table:table-cell office:value-type="float" office:value="892" table:style-name="ce2">
            <text:p>892</text:p>
          </table:table-cell>
          <table:table-cell office:value-type="float" office:value="11.960770750564199" table:style-name="ce2">
            <text:p>11,96077075</text:p>
          </table:table-cell>
          <table:table-cell office:value-type="float" office:value="-55.987292112506601" table:style-name="ce2">
            <text:p>-55,98729211</text:p>
          </table:table-cell>
          <table:table-cell office:value-type="float" office:value="87.930144217547195" table:style-name="ce2">
            <text:p>87,93014422</text:p>
          </table:table-cell>
          <table:table-cell office:value-type="float" office:value="-34.738889689792302" table:style-name="ce2">
            <text:p>-34,73888969</text:p>
          </table:table-cell>
          <table:table-cell office:value-type="float" office:value="-13.244503381611901" table:formula="of:=[.G193]-[.B193]" table:style-name="ce2">
            <text:p>-13,24450338</text:p>
          </table:table-cell>
          <table:table-cell office:value-type="float" office:value="33.543052656653195" table:formula="of:=[.H193]-[.C193]" table:style-name="ce2">
            <text:p>33,54305266</text:p>
          </table:table-cell>
          <table:table-cell office:value-type="float" office:value="63.060502796199899" table:formula="of:=[.I193]-[.D193]" table:style-name="ce2">
            <text:p>63,0605028</text:p>
          </table:table-cell>
          <table:table-cell office:value-type="float" office:value="-48.970586714731404" table:formula="of:=[.J193]-[.E193]" table:style-name="ce2">
            <text:p>-48,97058671</text:p>
          </table:table-cell>
          <table:table-cell table:number-columns-repeated="16370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float" office:value="-62.199964337100802" table:style-name="ce2">
            <text:p>-62,19996434</text:p>
          </table:table-cell>
          <table:table-cell office:value-type="float" office:value="-13.030507402691899" table:style-name="ce2">
            <text:p>-13,0305074</text:p>
          </table:table-cell>
          <table:table-cell office:value-type="float" office:value="10.604496465240899" table:style-name="ce2">
            <text:p>10,60449647</text:p>
          </table:table-cell>
          <table:table-cell office:value-type="float" office:value="86.182142938949397" table:style-name="ce2">
            <text:p>86,18214294</text:p>
          </table:table-cell>
          <table:table-cell office:value-type="float" office:value="893" table:style-name="ce2">
            <text:p>893</text:p>
          </table:table-cell>
          <table:table-cell office:value-type="float" office:value="6.2855908856765303" table:style-name="ce2">
            <text:p>6,285590886</text:p>
          </table:table-cell>
          <table:table-cell office:value-type="float" office:value="-11.759156091541" table:style-name="ce2">
            <text:p>-11,75915609</text:p>
          </table:table-cell>
          <table:table-cell office:value-type="float" office:value="-54.607234768239401" table:style-name="ce2">
            <text:p>-54,60723477</text:p>
          </table:table-cell>
          <table:table-cell office:value-type="float" office:value="-67.043027529394607" table:style-name="ce2">
            <text:p>-67,04302753</text:p>
          </table:table-cell>
          <table:table-cell office:value-type="float" office:value="68.485555222777336" table:formula="of:=[.G194]-[.B194]" table:style-name="ce2">
            <text:p>68,48555522</text:p>
          </table:table-cell>
          <table:table-cell office:value-type="float" office:value="1.2713513111508998" table:formula="of:=[.H194]-[.C194]" table:style-name="ce2">
            <text:p>1,271351311</text:p>
          </table:table-cell>
          <table:table-cell office:value-type="float" office:value="-65.211731233480293" table:formula="of:=[.I194]-[.D194]" table:style-name="ce2">
            <text:p>-65,21173123</text:p>
          </table:table-cell>
          <table:table-cell office:value-type="float" office:value="-153.225170468344" table:formula="of:=[.J194]-[.E194]" table:style-name="ce2">
            <text:p>-153,2251705</text:p>
          </table:table-cell>
          <table:table-cell table:number-columns-repeated="16370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float" office:value="-63.187866206678798" table:style-name="ce2">
            <text:p>-63,18786621</text:p>
          </table:table-cell>
          <table:table-cell office:value-type="float" office:value="87.165560915399794" table:style-name="ce2">
            <text:p>87,16556092</text:p>
          </table:table-cell>
          <table:table-cell office:value-type="float" office:value="19.614413501327501" table:style-name="ce2">
            <text:p>19,6144135</text:p>
          </table:table-cell>
          <table:table-cell office:value-type="float" office:value="-32.508729495872998" table:style-name="ce2">
            <text:p>-32,5087295</text:p>
          </table:table-cell>
          <table:table-cell office:value-type="float" office:value="894" table:style-name="ce2">
            <text:p>894</text:p>
          </table:table-cell>
          <table:table-cell office:value-type="float" office:value="23.6850150764684" table:style-name="ce2">
            <text:p>23,68501508</text:p>
          </table:table-cell>
          <table:table-cell office:value-type="float" office:value="-38.511977807959099" table:style-name="ce2">
            <text:p>-38,51197781</text:p>
          </table:table-cell>
          <table:table-cell office:value-type="float" office:value="4.6011087713554701" table:style-name="ce2">
            <text:p>4,601108771</text:p>
          </table:table-cell>
          <table:table-cell office:value-type="float" office:value="-88.146237016922001" table:style-name="ce2">
            <text:p>-88,14623702</text:p>
          </table:table-cell>
          <table:table-cell office:value-type="float" office:value="86.872881283147194" table:formula="of:=[.G195]-[.B195]" table:style-name="ce2">
            <text:p>86,87288128</text:p>
          </table:table-cell>
          <table:table-cell office:value-type="float" office:value="-125.67753872335889" table:formula="of:=[.H195]-[.C195]" table:style-name="ce2">
            <text:p>-125,6775387</text:p>
          </table:table-cell>
          <table:table-cell office:value-type="float" office:value="-15.013304729972031" table:formula="of:=[.I195]-[.D195]" table:style-name="ce2">
            <text:p>-15,01330473</text:p>
          </table:table-cell>
          <table:table-cell office:value-type="float" office:value="-55.637507521049002" table:formula="of:=[.J195]-[.E195]" table:style-name="ce2">
            <text:p>-55,63750752</text:p>
          </table:table-cell>
          <table:table-cell table:number-columns-repeated="1637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44.690887131125997" table:style-name="ce2">
            <text:p>44,69088713</text:p>
          </table:table-cell>
          <table:table-cell office:value-type="float" office:value="4.9340891047707398" table:style-name="ce2">
            <text:p>4,934089105</text:p>
          </table:table-cell>
          <table:table-cell office:value-type="float" office:value="50.206900379771803" table:style-name="ce2">
            <text:p>50,20690038</text:p>
          </table:table-cell>
          <table:table-cell office:value-type="float" office:value="63.937529456234302" table:style-name="ce2">
            <text:p>63,93752946</text:p>
          </table:table-cell>
          <table:table-cell office:value-type="float" office:value="895" table:style-name="ce2">
            <text:p>895</text:p>
          </table:table-cell>
          <table:table-cell office:value-type="float" office:value="13.255814287821501" table:style-name="ce2">
            <text:p>13,25581429</text:p>
          </table:table-cell>
          <table:table-cell office:value-type="float" office:value="48.090369775350197" table:style-name="ce2">
            <text:p>48,09036978</text:p>
          </table:table-cell>
          <table:table-cell office:value-type="float" office:value="6.26268071670978" table:style-name="ce2">
            <text:p>6,262680717</text:p>
          </table:table-cell>
          <table:table-cell office:value-type="float" office:value="24.531536726035402" table:style-name="ce2">
            <text:p>24,53153673</text:p>
          </table:table-cell>
          <table:table-cell office:value-type="float" office:value="-31.435072843304496" table:formula="of:=[.G196]-[.B196]" table:style-name="ce2">
            <text:p>-31,43507284</text:p>
          </table:table-cell>
          <table:table-cell office:value-type="float" office:value="43.156280670579456" table:formula="of:=[.H196]-[.C196]" table:style-name="ce2">
            <text:p>43,15628067</text:p>
          </table:table-cell>
          <table:table-cell office:value-type="float" office:value="-43.944219663062022" table:formula="of:=[.I196]-[.D196]" table:style-name="ce2">
            <text:p>-43,94421966</text:p>
          </table:table-cell>
          <table:table-cell office:value-type="float" office:value="-39.405992730198903" table:formula="of:=[.J196]-[.E196]" table:style-name="ce2">
            <text:p>-39,40599273</text:p>
          </table:table-cell>
          <table:table-cell table:number-columns-repeated="16370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float" office:value="46.138309383393597" table:style-name="ce2">
            <text:p>46,13830938</text:p>
          </table:table-cell>
          <table:table-cell office:value-type="float" office:value="10.8595890518381" table:style-name="ce2">
            <text:p>10,85958905</text:p>
          </table:table-cell>
          <table:table-cell office:value-type="float" office:value="20.3527900981247" table:style-name="ce2">
            <text:p>20,3527901</text:p>
          </table:table-cell>
          <table:table-cell office:value-type="float" office:value="-66.006627566540701" table:style-name="ce2">
            <text:p>-66,00662757</text:p>
          </table:table-cell>
          <table:table-cell office:value-type="float" office:value="896" table:style-name="ce2">
            <text:p>896</text:p>
          </table:table-cell>
          <table:table-cell office:value-type="float" office:value="-23.798889881047899" table:style-name="ce2">
            <text:p>-23,79888988</text:p>
          </table:table-cell>
          <table:table-cell office:value-type="float" office:value="46.970220425082999" table:style-name="ce2">
            <text:p>46,97022043</text:p>
          </table:table-cell>
          <table:table-cell office:value-type="float" office:value="-29.522713444611298" table:style-name="ce2">
            <text:p>-29,52271344</text:p>
          </table:table-cell>
          <table:table-cell office:value-type="float" office:value="-30.754896265735798" table:style-name="ce2">
            <text:p>-30,75489627</text:p>
          </table:table-cell>
          <table:table-cell office:value-type="float" office:value="-69.937199264441489" table:formula="of:=[.G197]-[.B197]" table:style-name="ce2">
            <text:p>-69,93719926</text:p>
          </table:table-cell>
          <table:table-cell office:value-type="float" office:value="36.1106313732449" table:formula="of:=[.H197]-[.C197]" table:style-name="ce2">
            <text:p>36,11063137</text:p>
          </table:table-cell>
          <table:table-cell office:value-type="float" office:value="-49.875503542735999" table:formula="of:=[.I197]-[.D197]" table:style-name="ce2">
            <text:p>-49,87550354</text:p>
          </table:table-cell>
          <table:table-cell office:value-type="float" office:value="35.251731300804906" table:formula="of:=[.J197]-[.E197]" table:style-name="ce2">
            <text:p>35,2517313</text:p>
          </table:table-cell>
          <table:table-cell table:number-columns-repeated="16370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float" office:value="-67.964728893236796" table:style-name="ce2">
            <text:p>-67,96472889</text:p>
          </table:table-cell>
          <table:table-cell office:value-type="float" office:value="22.121240068534" table:style-name="ce2">
            <text:p>22,12124007</text:p>
          </table:table-cell>
          <table:table-cell office:value-type="float" office:value="6.4821263042346597" table:style-name="ce2">
            <text:p>6,482126304</text:p>
          </table:table-cell>
          <table:table-cell office:value-type="float" office:value="-14.3881804386528" table:style-name="ce2">
            <text:p>-14,38818044</text:p>
          </table:table-cell>
          <table:table-cell office:value-type="float" office:value="897" table:style-name="ce2">
            <text:p>897</text:p>
          </table:table-cell>
          <table:table-cell office:value-type="float" office:value="44.928477066280102" table:style-name="ce2">
            <text:p>44,92847707</text:p>
          </table:table-cell>
          <table:table-cell office:value-type="float" office:value="3.3072342910814099" table:style-name="ce2">
            <text:p>3,307234291</text:p>
          </table:table-cell>
          <table:table-cell office:value-type="float" office:value="-57.574985821276499" table:style-name="ce2">
            <text:p>-57,57498582</text:p>
          </table:table-cell>
          <table:table-cell office:value-type="float" office:value="-70.840297653900294" table:style-name="ce2">
            <text:p>-70,84029765</text:p>
          </table:table-cell>
          <table:table-cell office:value-type="float" office:value="112.89320595951691" table:formula="of:=[.G198]-[.B198]" table:style-name="ce2">
            <text:p>112,893206</text:p>
          </table:table-cell>
          <table:table-cell office:value-type="float" office:value="-18.814005777452589" table:formula="of:=[.H198]-[.C198]" table:style-name="ce2">
            <text:p>-18,81400578</text:p>
          </table:table-cell>
          <table:table-cell office:value-type="float" office:value="-64.057112125511154" table:formula="of:=[.I198]-[.D198]" table:style-name="ce2">
            <text:p>-64,05711213</text:p>
          </table:table-cell>
          <table:table-cell office:value-type="float" office:value="-56.452117215247497" table:formula="of:=[.J198]-[.E198]" table:style-name="ce2">
            <text:p>-56,45211722</text:p>
          </table:table-cell>
          <table:table-cell table:number-columns-repeated="16370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53.231726016295802" table:style-name="ce2">
            <text:p>53,23172602</text:p>
          </table:table-cell>
          <table:table-cell office:value-type="float" office:value="-71.444115474636902" table:style-name="ce2">
            <text:p>-71,44411547</text:p>
          </table:table-cell>
          <table:table-cell office:value-type="float" office:value="-7.1291351446219799" table:style-name="ce2">
            <text:p>-7,129135145</text:p>
          </table:table-cell>
          <table:table-cell office:value-type="float" office:value="20.8405831704249" table:style-name="ce2">
            <text:p>20,84058317</text:p>
          </table:table-cell>
          <table:table-cell office:value-type="float" office:value="898" table:style-name="ce2">
            <text:p>898</text:p>
          </table:table-cell>
          <table:table-cell office:value-type="float" office:value="-19.416377463794799" table:style-name="ce2">
            <text:p>-19,41637746</text:p>
          </table:table-cell>
          <table:table-cell office:value-type="float" office:value="-35.388092720971002" table:style-name="ce2">
            <text:p>-35,38809272</text:p>
          </table:table-cell>
          <table:table-cell office:value-type="float" office:value="-63.305416483965402" table:style-name="ce2">
            <text:p>-63,30541648</text:p>
          </table:table-cell>
          <table:table-cell office:value-type="float" office:value="-54.254084345792201" table:style-name="ce2">
            <text:p>-54,25408435</text:p>
          </table:table-cell>
          <table:table-cell office:value-type="float" office:value="-72.648103480090597" table:formula="of:=[.G199]-[.B199]" table:style-name="ce2">
            <text:p>-72,64810348</text:p>
          </table:table-cell>
          <table:table-cell office:value-type="float" office:value="36.0560227536659" table:formula="of:=[.H199]-[.C199]" table:style-name="ce2">
            <text:p>36,05602275</text:p>
          </table:table-cell>
          <table:table-cell office:value-type="float" office:value="-56.176281339343419" table:formula="of:=[.I199]-[.D199]" table:style-name="ce2">
            <text:p>-56,17628134</text:p>
          </table:table-cell>
          <table:table-cell office:value-type="float" office:value="-75.0946675162171" table:formula="of:=[.J199]-[.E199]" table:style-name="ce2">
            <text:p>-75,09466752</text:p>
          </table:table-cell>
          <table:table-cell table:number-columns-repeated="16370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float" office:value="-67.547623560582906" table:style-name="ce2">
            <text:p>-67,54762356</text:p>
          </table:table-cell>
          <table:table-cell office:value-type="float" office:value="-63.008810236098803" table:style-name="ce2">
            <text:p>-63,00881024</text:p>
          </table:table-cell>
          <table:table-cell office:value-type="float" office:value="58.207884176237698" table:style-name="ce2">
            <text:p>58,20788418</text:p>
          </table:table-cell>
          <table:table-cell office:value-type="float" office:value="-2.0266134882067099" table:style-name="ce2">
            <text:p>-2,026613488</text:p>
          </table:table-cell>
          <table:table-cell office:value-type="float" office:value="899" table:style-name="ce2">
            <text:p>899</text:p>
          </table:table-cell>
          <table:table-cell office:value-type="float" office:value="-37.446159265639999" table:style-name="ce2">
            <text:p>-37,44615927</text:p>
          </table:table-cell>
          <table:table-cell office:value-type="float" office:value="2.9225339476829402" table:style-name="ce2">
            <text:p>2,922533948</text:p>
          </table:table-cell>
          <table:table-cell office:value-type="float" office:value="13.088819098766299" table:style-name="ce2">
            <text:p>13,0888191</text:p>
          </table:table-cell>
          <table:table-cell office:value-type="float" office:value="-56.142829368035102" table:style-name="ce2">
            <text:p>-56,14282937</text:p>
          </table:table-cell>
          <table:table-cell office:value-type="float" office:value="30.101464294942907" table:formula="of:=[.G200]-[.B200]" table:style-name="ce2">
            <text:p>30,10146429</text:p>
          </table:table-cell>
          <table:table-cell office:value-type="float" office:value="65.931344183781746" table:formula="of:=[.H200]-[.C200]" table:style-name="ce2">
            <text:p>65,93134418</text:p>
          </table:table-cell>
          <table:table-cell office:value-type="float" office:value="-45.119065077471397" table:formula="of:=[.I200]-[.D200]" table:style-name="ce2">
            <text:p>-45,11906508</text:p>
          </table:table-cell>
          <table:table-cell office:value-type="float" office:value="-54.116215879828388" table:formula="of:=[.J200]-[.E200]" table:style-name="ce2">
            <text:p>-54,11621588</text:p>
          </table:table-cell>
          <table:table-cell table:number-columns-repeated="16370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float" office:value="31.081408702450801" table:style-name="ce2">
            <text:p>31,0814087</text:p>
          </table:table-cell>
          <table:table-cell office:value-type="float" office:value="-60.239139157236501" table:style-name="ce2">
            <text:p>-60,23913916</text:p>
          </table:table-cell>
          <table:table-cell office:value-type="float" office:value="10.063144135801" table:style-name="ce2">
            <text:p>10,06314414</text:p>
          </table:table-cell>
          <table:table-cell office:value-type="float" office:value="69.817750443732706" table:style-name="ce2">
            <text:p>69,81775044</text:p>
          </table:table-cell>
          <table:table-cell office:value-type="float" office:value="900" table:style-name="ce2">
            <text:p>900</text:p>
          </table:table-cell>
          <table:table-cell office:value-type="float" office:value="-84.598819412448705" table:style-name="ce2">
            <text:p>-84,59881941</text:p>
          </table:table-cell>
          <table:table-cell office:value-type="float" office:value="-84.444608259792005" table:style-name="ce2">
            <text:p>-84,44460826</text:p>
          </table:table-cell>
          <table:table-cell office:value-type="float" office:value="82.641403637155406" table:style-name="ce2">
            <text:p>82,64140364</text:p>
          </table:table-cell>
          <table:table-cell office:value-type="float" office:value="81.4401968040615" table:style-name="ce2">
            <text:p>81,4401968</text:p>
          </table:table-cell>
          <table:table-cell office:value-type="float" office:value="-115.68022811489951" table:formula="of:=[.G201]-[.B201]" table:style-name="ce2">
            <text:p>-115,6802281</text:p>
          </table:table-cell>
          <table:table-cell office:value-type="float" office:value="-24.205469102555504" table:formula="of:=[.H201]-[.C201]" table:style-name="ce2">
            <text:p>-24,2054691</text:p>
          </table:table-cell>
          <table:table-cell office:value-type="float" office:value="72.57825950135441" table:formula="of:=[.I201]-[.D201]" table:style-name="ce2">
            <text:p>72,5782595</text:p>
          </table:table-cell>
          <table:table-cell office:value-type="float" office:value="11.622446360328794" table:formula="of:=[.J201]-[.E201]" table:style-name="ce2">
            <text:p>11,62244636</text:p>
          </table:table-cell>
          <table:table-cell table:number-columns-repeated="16370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float" office:value="-47.673417225088798" table:style-name="ce2">
            <text:p>-47,67341723</text:p>
          </table:table-cell>
          <table:table-cell office:value-type="float" office:value="-49.0977323659436" table:style-name="ce2">
            <text:p>-49,09773237</text:p>
          </table:table-cell>
          <table:table-cell office:value-type="float" office:value="-38.045306524828497" table:style-name="ce2">
            <text:p>-38,04530652</text:p>
          </table:table-cell>
          <table:table-cell office:value-type="float" office:value="-82.494269823394504" table:style-name="ce2">
            <text:p>-82,49426982</text:p>
          </table:table-cell>
          <table:table-cell office:value-type="float" office:value="901" table:style-name="ce2">
            <text:p>901</text:p>
          </table:table-cell>
          <table:table-cell office:value-type="float" office:value="20.908702095739699" table:style-name="ce2">
            <text:p>20,9087021</text:p>
          </table:table-cell>
          <table:table-cell office:value-type="float" office:value="-64.003474793331904" table:style-name="ce2">
            <text:p>-64,00347479</text:p>
          </table:table-cell>
          <table:table-cell office:value-type="float" office:value="-78.2417671797201" table:style-name="ce2">
            <text:p>-78,24176718</text:p>
          </table:table-cell>
          <table:table-cell office:value-type="float" office:value="38.517138232811803" table:style-name="ce2">
            <text:p>38,51713823</text:p>
          </table:table-cell>
          <table:table-cell office:value-type="float" office:value="68.582119320828497" table:formula="of:=[.G202]-[.B202]" table:style-name="ce2">
            <text:p>68,58211932</text:p>
          </table:table-cell>
          <table:table-cell office:value-type="float" office:value="-14.905742427388304" table:formula="of:=[.H202]-[.C202]" table:style-name="ce2">
            <text:p>-14,90574243</text:p>
          </table:table-cell>
          <table:table-cell office:value-type="float" office:value="-40.196460654891602" table:formula="of:=[.I202]-[.D202]" table:style-name="ce2">
            <text:p>-40,19646065</text:p>
          </table:table-cell>
          <table:table-cell office:value-type="float" office:value="121.01140805620631" table:formula="of:=[.J202]-[.E202]" table:style-name="ce2">
            <text:p>121,0114081</text:p>
          </table:table-cell>
          <table:table-cell table:number-columns-repeated="16370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float" office:value="57.462712626484702" table:style-name="ce2">
            <text:p>57,46271263</text:p>
          </table:table-cell>
          <table:table-cell office:value-type="float" office:value="78.549568971520401" table:style-name="ce2">
            <text:p>78,54956897</text:p>
          </table:table-cell>
          <table:table-cell office:value-type="float" office:value="23.2068277539225" table:style-name="ce2">
            <text:p>23,20682775</text:p>
          </table:table-cell>
          <table:table-cell office:value-type="float" office:value="-53.414436599434097" table:style-name="ce2">
            <text:p>-53,4144366</text:p>
          </table:table-cell>
          <table:table-cell office:value-type="float" office:value="902" table:style-name="ce2">
            <text:p>902</text:p>
          </table:table-cell>
          <table:table-cell office:value-type="float" office:value="-9.0970361570497502" table:style-name="ce2">
            <text:p>-9,097036157</text:p>
          </table:table-cell>
          <table:table-cell office:value-type="float" office:value="54.145426872808201" table:style-name="ce2">
            <text:p>54,14542687</text:p>
          </table:table-cell>
          <table:table-cell office:value-type="float" office:value="60.397687885088999" table:style-name="ce2">
            <text:p>60,39768789</text:p>
          </table:table-cell>
          <table:table-cell office:value-type="float" office:value="69.029202403898296" table:style-name="ce2">
            <text:p>69,0292024</text:p>
          </table:table-cell>
          <table:table-cell office:value-type="float" office:value="-66.559748783534445" table:formula="of:=[.G203]-[.B203]" table:style-name="ce2">
            <text:p>-66,55974878</text:p>
          </table:table-cell>
          <table:table-cell office:value-type="float" office:value="-24.4041420987122" table:formula="of:=[.H203]-[.C203]" table:style-name="ce2">
            <text:p>-24,4041421</text:p>
          </table:table-cell>
          <table:table-cell office:value-type="float" office:value="37.190860131166502" table:formula="of:=[.I203]-[.D203]" table:style-name="ce2">
            <text:p>37,19086013</text:p>
          </table:table-cell>
          <table:table-cell office:value-type="float" office:value="122.44363900333239" table:formula="of:=[.J203]-[.E203]" table:style-name="ce2">
            <text:p>122,443639</text:p>
          </table:table-cell>
          <table:table-cell table:number-columns-repeated="16370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float" office:value="87.247888046600195" table:style-name="ce2">
            <text:p>87,24788805</text:p>
          </table:table-cell>
          <table:table-cell office:value-type="float" office:value="26.156686956345101" table:style-name="ce2">
            <text:p>26,15668696</text:p>
          </table:table-cell>
          <table:table-cell office:value-type="float" office:value="23.870557036414901" table:style-name="ce2">
            <text:p>23,87055704</text:p>
          </table:table-cell>
          <table:table-cell office:value-type="float" office:value="-40.631581487499702" table:style-name="ce2">
            <text:p>-40,63158149</text:p>
          </table:table-cell>
          <table:table-cell office:value-type="float" office:value="903" table:style-name="ce2">
            <text:p>903</text:p>
          </table:table-cell>
          <table:table-cell office:value-type="float" office:value="35.622302476018902" table:style-name="ce2">
            <text:p>35,62230248</text:p>
          </table:table-cell>
          <table:table-cell office:value-type="float" office:value="-22.359929235701301" table:style-name="ce2">
            <text:p>-22,35992924</text:p>
          </table:table-cell>
          <table:table-cell office:value-type="float" office:value="35.489424991988898" table:style-name="ce2">
            <text:p>35,48942499</text:p>
          </table:table-cell>
          <table:table-cell office:value-type="float" office:value="62.715598813296701" table:style-name="ce2">
            <text:p>62,71559881</text:p>
          </table:table-cell>
          <table:table-cell office:value-type="float" office:value="-51.625585570581293" table:formula="of:=[.G204]-[.B204]" table:style-name="ce2">
            <text:p>-51,62558557</text:p>
          </table:table-cell>
          <table:table-cell office:value-type="float" office:value="-48.516616192046399" table:formula="of:=[.H204]-[.C204]" table:style-name="ce2">
            <text:p>-48,51661619</text:p>
          </table:table-cell>
          <table:table-cell office:value-type="float" office:value="11.618867955573997" table:formula="of:=[.I204]-[.D204]" table:style-name="ce2">
            <text:p>11,61886796</text:p>
          </table:table-cell>
          <table:table-cell office:value-type="float" office:value="103.3471803007964" table:formula="of:=[.J204]-[.E204]" table:style-name="ce2">
            <text:p>103,3471803</text:p>
          </table:table-cell>
          <table:table-cell table:number-columns-repeated="16370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float" office:value="31.9690500569322" table:style-name="ce2">
            <text:p>31,96905006</text:p>
          </table:table-cell>
          <table:table-cell office:value-type="float" office:value="-44.6847580632611" table:style-name="ce2">
            <text:p>-44,68475806</text:p>
          </table:table-cell>
          <table:table-cell office:value-type="float" office:value="18.155493273865499" table:style-name="ce2">
            <text:p>18,15549327</text:p>
          </table:table-cell>
          <table:table-cell office:value-type="float" office:value="3.4037805524634202" table:style-name="ce2">
            <text:p>3,403780552</text:p>
          </table:table-cell>
          <table:table-cell office:value-type="float" office:value="904" table:style-name="ce2">
            <text:p>904</text:p>
          </table:table-cell>
          <table:table-cell office:value-type="float" office:value="-60.070656461274403" table:style-name="ce2">
            <text:p>-60,07065646</text:p>
          </table:table-cell>
          <table:table-cell office:value-type="float" office:value="21.118395862869502" table:style-name="ce2">
            <text:p>21,11839586</text:p>
          </table:table-cell>
          <table:table-cell office:value-type="float" office:value="-58.4654377637642" table:style-name="ce2">
            <text:p>-58,46543776</text:p>
          </table:table-cell>
          <table:table-cell office:value-type="float" office:value="39.735457207714099" table:style-name="ce2">
            <text:p>39,73545721</text:p>
          </table:table-cell>
          <table:table-cell office:value-type="float" office:value="-92.0397065182066" table:formula="of:=[.G205]-[.B205]" table:style-name="ce2">
            <text:p>-92,03970652</text:p>
          </table:table-cell>
          <table:table-cell office:value-type="float" office:value="65.803153926130605" table:formula="of:=[.H205]-[.C205]" table:style-name="ce2">
            <text:p>65,80315393</text:p>
          </table:table-cell>
          <table:table-cell office:value-type="float" office:value="-76.620931037629703" table:formula="of:=[.I205]-[.D205]" table:style-name="ce2">
            <text:p>-76,62093104</text:p>
          </table:table-cell>
          <table:table-cell office:value-type="float" office:value="36.331676655250675" table:formula="of:=[.J205]-[.E205]" table:style-name="ce2">
            <text:p>36,33167666</text:p>
          </table:table-cell>
          <table:table-cell table:number-columns-repeated="16370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float" office:value="14.5011997171821" table:style-name="ce2">
            <text:p>14,50119972</text:p>
          </table:table-cell>
          <table:table-cell office:value-type="float" office:value="52.542800145975903" table:style-name="ce2">
            <text:p>52,54280015</text:p>
          </table:table-cell>
          <table:table-cell office:value-type="float" office:value="-52.256329234423298" table:style-name="ce2">
            <text:p>-52,25632923</text:p>
          </table:table-cell>
          <table:table-cell office:value-type="float" office:value="62.096417294653399" table:style-name="ce2">
            <text:p>62,09641729</text:p>
          </table:table-cell>
          <table:table-cell office:value-type="float" office:value="905" table:style-name="ce2">
            <text:p>905</text:p>
          </table:table-cell>
          <table:table-cell office:value-type="float" office:value="-63.210300768129798" table:style-name="ce2">
            <text:p>-63,21030077</text:p>
          </table:table-cell>
          <table:table-cell office:value-type="float" office:value="51.179039305131901" table:style-name="ce2">
            <text:p>51,17903931</text:p>
          </table:table-cell>
          <table:table-cell office:value-type="float" office:value="78.408021042275905" table:style-name="ce2">
            <text:p>78,40802104</text:p>
          </table:table-cell>
          <table:table-cell office:value-type="float" office:value="89.758191747373999" table:style-name="ce2">
            <text:p>89,75819175</text:p>
          </table:table-cell>
          <table:table-cell office:value-type="float" office:value="-77.711500485311902" table:formula="of:=[.G206]-[.B206]" table:style-name="ce2">
            <text:p>-77,71150049</text:p>
          </table:table-cell>
          <table:table-cell office:value-type="float" office:value="-1.3637608408440016" table:formula="of:=[.H206]-[.C206]" table:style-name="ce2">
            <text:p>-1,363760841</text:p>
          </table:table-cell>
          <table:table-cell office:value-type="float" office:value="130.6643502766992" table:formula="of:=[.I206]-[.D206]" table:style-name="ce2">
            <text:p>130,6643503</text:p>
          </table:table-cell>
          <table:table-cell office:value-type="float" office:value="27.6617744527206" table:formula="of:=[.J206]-[.E206]" table:style-name="ce2">
            <text:p>27,66177445</text:p>
          </table:table-cell>
          <table:table-cell table:number-columns-repeated="16370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float" office:value="-40.523957624325298" table:style-name="ce2">
            <text:p>-40,52395762</text:p>
          </table:table-cell>
          <table:table-cell office:value-type="float" office:value="40.805149618407597" table:style-name="ce2">
            <text:p>40,80514962</text:p>
          </table:table-cell>
          <table:table-cell office:value-type="float" office:value="10.9693859852419" table:style-name="ce2">
            <text:p>10,96938599</text:p>
          </table:table-cell>
          <table:table-cell office:value-type="float" office:value="82.389274726714206" table:style-name="ce2">
            <text:p>82,38927473</text:p>
          </table:table-cell>
          <table:table-cell office:value-type="float" office:value="906" table:style-name="ce2">
            <text:p>906</text:p>
          </table:table-cell>
          <table:table-cell office:value-type="float" office:value="23.147671962449198" table:style-name="ce2">
            <text:p>23,14767196</text:p>
          </table:table-cell>
          <table:table-cell office:value-type="float" office:value="55.570345576377001" table:style-name="ce2">
            <text:p>55,57034558</text:p>
          </table:table-cell>
          <table:table-cell office:value-type="float" office:value="-41.453567541995099" table:style-name="ce2">
            <text:p>-41,45356754</text:p>
          </table:table-cell>
          <table:table-cell office:value-type="float" office:value="2.2673162636253599" table:style-name="ce2">
            <text:p>2,267316264</text:p>
          </table:table-cell>
          <table:table-cell office:value-type="float" office:value="63.6716295867745" table:formula="of:=[.G207]-[.B207]" table:style-name="ce2">
            <text:p>63,67162959</text:p>
          </table:table-cell>
          <table:table-cell office:value-type="float" office:value="14.765195957969404" table:formula="of:=[.H207]-[.C207]" table:style-name="ce2">
            <text:p>14,76519596</text:p>
          </table:table-cell>
          <table:table-cell office:value-type="float" office:value="-52.422953527236999" table:formula="of:=[.I207]-[.D207]" table:style-name="ce2">
            <text:p>-52,42295353</text:p>
          </table:table-cell>
          <table:table-cell office:value-type="float" office:value="-80.121958463088845" table:formula="of:=[.J207]-[.E207]" table:style-name="ce2">
            <text:p>-80,12195846</text:p>
          </table:table-cell>
          <table:table-cell table:number-columns-repeated="16370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float" office:value="89.551865975976995" table:style-name="ce2">
            <text:p>89,55186598</text:p>
          </table:table-cell>
          <table:table-cell office:value-type="float" office:value="-83.119976882778801" table:style-name="ce2">
            <text:p>-83,11997688</text:p>
          </table:table-cell>
          <table:table-cell office:value-type="float" office:value="-59.140400055469101" table:style-name="ce2">
            <text:p>-59,14040006</text:p>
          </table:table-cell>
          <table:table-cell office:value-type="float" office:value="38.9885041860447" table:style-name="ce2">
            <text:p>38,98850419</text:p>
          </table:table-cell>
          <table:table-cell office:value-type="float" office:value="907" table:style-name="ce2">
            <text:p>907</text:p>
          </table:table-cell>
          <table:table-cell office:value-type="float" office:value="42.132280105785597" table:style-name="ce2">
            <text:p>42,13228011</text:p>
          </table:table-cell>
          <table:table-cell office:value-type="float" office:value="67.046756338812699" table:style-name="ce2">
            <text:p>67,04675634</text:p>
          </table:table-cell>
          <table:table-cell office:value-type="float" office:value="-18.073765888173899" table:style-name="ce2">
            <text:p>-18,07376589</text:p>
          </table:table-cell>
          <table:table-cell office:value-type="float" office:value="4.8128039853962497" table:style-name="ce2">
            <text:p>4,812803985</text:p>
          </table:table-cell>
          <table:table-cell office:value-type="float" office:value="-47.419585870191398" table:formula="of:=[.G208]-[.B208]" table:style-name="ce2">
            <text:p>-47,41958587</text:p>
          </table:table-cell>
          <table:table-cell office:value-type="float" office:value="150.1667332215915" table:formula="of:=[.H208]-[.C208]" table:style-name="ce2">
            <text:p>150,1667332</text:p>
          </table:table-cell>
          <table:table-cell office:value-type="float" office:value="41.066634167295206" table:formula="of:=[.I208]-[.D208]" table:style-name="ce2">
            <text:p>41,06663417</text:p>
          </table:table-cell>
          <table:table-cell office:value-type="float" office:value="-34.17570020064845" table:formula="of:=[.J208]-[.E208]" table:style-name="ce2">
            <text:p>-34,1757002</text:p>
          </table:table-cell>
          <table:table-cell table:number-columns-repeated="16370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float" office:value="-30.562669280288802" table:style-name="ce2">
            <text:p>-30,56266928</text:p>
          </table:table-cell>
          <table:table-cell office:value-type="float" office:value="11.423501121068901" table:style-name="ce2">
            <text:p>11,42350112</text:p>
          </table:table-cell>
          <table:table-cell office:value-type="float" office:value="15.2548760554787" table:style-name="ce2">
            <text:p>15,25487606</text:p>
          </table:table-cell>
          <table:table-cell office:value-type="float" office:value="-86.437871937634299" table:style-name="ce2">
            <text:p>-86,43787194</text:p>
          </table:table-cell>
          <table:table-cell office:value-type="float" office:value="908" table:style-name="ce2">
            <text:p>908</text:p>
          </table:table-cell>
          <table:table-cell office:value-type="float" office:value="12.3789667168001" table:style-name="ce2">
            <text:p>12,37896672</text:p>
          </table:table-cell>
          <table:table-cell office:value-type="float" office:value="54.629536794501099" table:style-name="ce2">
            <text:p>54,62953679</text:p>
          </table:table-cell>
          <table:table-cell office:value-type="float" office:value="-57.294954760164302" table:style-name="ce2">
            <text:p>-57,29495476</text:p>
          </table:table-cell>
          <table:table-cell office:value-type="float" office:value="-73.555204358411999" table:style-name="ce2">
            <text:p>-73,55520436</text:p>
          </table:table-cell>
          <table:table-cell office:value-type="float" office:value="42.941635997088902" table:formula="of:=[.G209]-[.B209]" table:style-name="ce2">
            <text:p>42,941636</text:p>
          </table:table-cell>
          <table:table-cell office:value-type="float" office:value="43.206035673432197" table:formula="of:=[.H209]-[.C209]" table:style-name="ce2">
            <text:p>43,20603567</text:p>
          </table:table-cell>
          <table:table-cell office:value-type="float" office:value="-72.549830815643006" table:formula="of:=[.I209]-[.D209]" table:style-name="ce2">
            <text:p>-72,54983082</text:p>
          </table:table-cell>
          <table:table-cell office:value-type="float" office:value="12.8826675792223" table:formula="of:=[.J209]-[.E209]" table:style-name="ce2">
            <text:p>12,88266758</text:p>
          </table:table-cell>
          <table:table-cell table:number-columns-repeated="16370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float" office:value="7.8746130730444799" table:style-name="ce2">
            <text:p>7,874613073</text:p>
          </table:table-cell>
          <table:table-cell office:value-type="float" office:value="80.318007724257896" table:style-name="ce2">
            <text:p>80,31800772</text:p>
          </table:table-cell>
          <table:table-cell office:value-type="float" office:value="81.007544690678102" table:style-name="ce2">
            <text:p>81,00754469</text:p>
          </table:table-cell>
          <table:table-cell office:value-type="float" office:value="-13.971293019747" table:style-name="ce2">
            <text:p>-13,97129302</text:p>
          </table:table-cell>
          <table:table-cell office:value-type="float" office:value="909" table:style-name="ce2">
            <text:p>909</text:p>
          </table:table-cell>
          <table:table-cell office:value-type="float" office:value="27.809941256928902" table:style-name="ce2">
            <text:p>27,80994126</text:p>
          </table:table-cell>
          <table:table-cell office:value-type="float" office:value="-63.208653254257499" table:style-name="ce2">
            <text:p>-63,20865325</text:p>
          </table:table-cell>
          <table:table-cell office:value-type="float" office:value="6.1076115154559796" table:style-name="ce2">
            <text:p>6,107611515</text:p>
          </table:table-cell>
          <table:table-cell office:value-type="float" office:value="-50.673524267452002" table:style-name="ce2">
            <text:p>-50,67352427</text:p>
          </table:table-cell>
          <table:table-cell office:value-type="float" office:value="19.935328183884423" table:formula="of:=[.G210]-[.B210]" table:style-name="ce2">
            <text:p>19,93532818</text:p>
          </table:table-cell>
          <table:table-cell office:value-type="float" office:value="-143.52666097851539" table:formula="of:=[.H210]-[.C210]" table:style-name="ce2">
            <text:p>-143,526661</text:p>
          </table:table-cell>
          <table:table-cell office:value-type="float" office:value="-74.899933175222117" table:formula="of:=[.I210]-[.D210]" table:style-name="ce2">
            <text:p>-74,89993318</text:p>
          </table:table-cell>
          <table:table-cell office:value-type="float" office:value="-36.702231247705001" table:formula="of:=[.J210]-[.E210]" table:style-name="ce2">
            <text:p>-36,70223125</text:p>
          </table:table-cell>
          <table:table-cell table:number-columns-repeated="16370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float" office:value="-32.034714456695099" table:style-name="ce2">
            <text:p>-32,03471446</text:p>
          </table:table-cell>
          <table:table-cell office:value-type="float" office:value="-66.959802079273203" table:style-name="ce2">
            <text:p>-66,95980208</text:p>
          </table:table-cell>
          <table:table-cell office:value-type="float" office:value="-30.5203311262201" table:style-name="ce2">
            <text:p>-30,52033113</text:p>
          </table:table-cell>
          <table:table-cell office:value-type="float" office:value="12.057698299458799" table:style-name="ce2">
            <text:p>12,0576983</text:p>
          </table:table-cell>
          <table:table-cell office:value-type="float" office:value="910" table:style-name="ce2">
            <text:p>910</text:p>
          </table:table-cell>
          <table:table-cell office:value-type="float" office:value="-24.189632781744201" table:style-name="ce2">
            <text:p>-24,18963278</text:p>
          </table:table-cell>
          <table:table-cell office:value-type="float" office:value="89.074167985649794" table:style-name="ce2">
            <text:p>89,07416799</text:p>
          </table:table-cell>
          <table:table-cell office:value-type="float" office:value="20.5763881441883" table:style-name="ce2">
            <text:p>20,57638814</text:p>
          </table:table-cell>
          <table:table-cell office:value-type="float" office:value="24.608005288837798" table:style-name="ce2">
            <text:p>24,60800529</text:p>
          </table:table-cell>
          <table:table-cell office:value-type="float" office:value="7.8450816749508974" table:formula="of:=[.G211]-[.B211]" table:style-name="ce2">
            <text:p>7,845081675</text:p>
          </table:table-cell>
          <table:table-cell office:value-type="float" office:value="156.03397006492298" table:formula="of:=[.H211]-[.C211]" table:style-name="ce2">
            <text:p>156,0339701</text:p>
          </table:table-cell>
          <table:table-cell office:value-type="float" office:value="51.0967192704084" table:formula="of:=[.I211]-[.D211]" table:style-name="ce2">
            <text:p>51,09671927</text:p>
          </table:table-cell>
          <table:table-cell office:value-type="float" office:value="12.550306989378999" table:formula="of:=[.J211]-[.E211]" table:style-name="ce2">
            <text:p>12,55030699</text:p>
          </table:table-cell>
          <table:table-cell table:number-columns-repeated="16370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float" office:value="45.4456329336358" table:style-name="ce2">
            <text:p>45,44563293</text:p>
          </table:table-cell>
          <table:table-cell office:value-type="float" office:value="89.572034419294496" table:style-name="ce2">
            <text:p>89,57203442</text:p>
          </table:table-cell>
          <table:table-cell office:value-type="float" office:value="-44.2715266323317" table:style-name="ce2">
            <text:p>-44,27152663</text:p>
          </table:table-cell>
          <table:table-cell office:value-type="float" office:value="31.364405573221799" table:style-name="ce2">
            <text:p>31,36440557</text:p>
          </table:table-cell>
          <table:table-cell office:value-type="float" office:value="911" table:style-name="ce2">
            <text:p>911</text:p>
          </table:table-cell>
          <table:table-cell office:value-type="float" office:value="-26.084682575092199" table:style-name="ce2">
            <text:p>-26,08468258</text:p>
          </table:table-cell>
          <table:table-cell office:value-type="float" office:value="-61.438093958469999" table:style-name="ce2">
            <text:p>-61,43809396</text:p>
          </table:table-cell>
          <table:table-cell office:value-type="float" office:value="67.890946030136206" table:style-name="ce2">
            <text:p>67,89094603</text:p>
          </table:table-cell>
          <table:table-cell office:value-type="float" office:value="42.156173970415402" table:style-name="ce2">
            <text:p>42,15617397</text:p>
          </table:table-cell>
          <table:table-cell office:value-type="float" office:value="-71.530315508727995" table:formula="of:=[.G212]-[.B212]" table:style-name="ce2">
            <text:p>-71,53031551</text:p>
          </table:table-cell>
          <table:table-cell office:value-type="float" office:value="-151.01012837776449" table:formula="of:=[.H212]-[.C212]" table:style-name="ce2">
            <text:p>-151,0101284</text:p>
          </table:table-cell>
          <table:table-cell office:value-type="float" office:value="112.16247266246791" table:formula="of:=[.I212]-[.D212]" table:style-name="ce2">
            <text:p>112,1624727</text:p>
          </table:table-cell>
          <table:table-cell office:value-type="float" office:value="10.791768397193604" table:formula="of:=[.J212]-[.E212]" table:style-name="ce2">
            <text:p>10,7917684</text:p>
          </table:table-cell>
          <table:table-cell table:number-columns-repeated="16370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float" office:value="-67.693282216297504" table:style-name="ce2">
            <text:p>-67,69328222</text:p>
          </table:table-cell>
          <table:table-cell office:value-type="float" office:value="-89.1614923476386" table:style-name="ce2">
            <text:p>-89,16149235</text:p>
          </table:table-cell>
          <table:table-cell office:value-type="float" office:value="-3.2388117361084299" table:style-name="ce2">
            <text:p>-3,238811736</text:p>
          </table:table-cell>
          <table:table-cell office:value-type="float" office:value="-34.687965410560601" table:style-name="ce2">
            <text:p>-34,68796541</text:p>
          </table:table-cell>
          <table:table-cell office:value-type="float" office:value="912" table:style-name="ce2">
            <text:p>912</text:p>
          </table:table-cell>
          <table:table-cell office:value-type="float" office:value="-33.632259047931697" table:style-name="ce2">
            <text:p>-33,63225905</text:p>
          </table:table-cell>
          <table:table-cell office:value-type="float" office:value="81.380112732049895" table:style-name="ce2">
            <text:p>81,38011273</text:p>
          </table:table-cell>
          <table:table-cell office:value-type="float" office:value="33.342276862313199" table:style-name="ce2">
            <text:p>33,34227686</text:p>
          </table:table-cell>
          <table:table-cell office:value-type="float" office:value="76.947872122130093" table:style-name="ce2">
            <text:p>76,94787212</text:p>
          </table:table-cell>
          <table:table-cell office:value-type="float" office:value="34.061023168365807" table:formula="of:=[.G213]-[.B213]" table:style-name="ce2">
            <text:p>34,06102317</text:p>
          </table:table-cell>
          <table:table-cell office:value-type="float" office:value="170.54160507968851" table:formula="of:=[.H213]-[.C213]" table:style-name="ce2">
            <text:p>170,5416051</text:p>
          </table:table-cell>
          <table:table-cell office:value-type="float" office:value="36.58108859842163" table:formula="of:=[.I213]-[.D213]" table:style-name="ce2">
            <text:p>36,5810886</text:p>
          </table:table-cell>
          <table:table-cell office:value-type="float" office:value="111.63583753269069" table:formula="of:=[.J213]-[.E213]" table:style-name="ce2">
            <text:p>111,6358375</text:p>
          </table:table-cell>
          <table:table-cell table:number-columns-repeated="16370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float" office:value="-29.085649287641001" table:style-name="ce2">
            <text:p>-29,08564929</text:p>
          </table:table-cell>
          <table:table-cell office:value-type="float" office:value="-41.905826111826897" table:style-name="ce2">
            <text:p>-41,90582611</text:p>
          </table:table-cell>
          <table:table-cell office:value-type="float" office:value="-30.845700170414698" table:style-name="ce2">
            <text:p>-30,84570017</text:p>
          </table:table-cell>
          <table:table-cell office:value-type="float" office:value="11.478917572199" table:style-name="ce2">
            <text:p>11,47891757</text:p>
          </table:table-cell>
          <table:table-cell office:value-type="float" office:value="913" table:style-name="ce2">
            <text:p>913</text:p>
          </table:table-cell>
          <table:table-cell office:value-type="float" office:value="15.460283910369499" table:style-name="ce2">
            <text:p>15,46028391</text:p>
          </table:table-cell>
          <table:table-cell office:value-type="float" office:value="-58.990517987031303" table:style-name="ce2">
            <text:p>-58,99051799</text:p>
          </table:table-cell>
          <table:table-cell office:value-type="float" office:value="20.249231363321801" table:style-name="ce2">
            <text:p>20,24923136</text:p>
          </table:table-cell>
          <table:table-cell office:value-type="float" office:value="-26.575995335517899" table:style-name="ce2">
            <text:p>-26,57599534</text:p>
          </table:table-cell>
          <table:table-cell office:value-type="float" office:value="44.545933198010502" table:formula="of:=[.G214]-[.B214]" table:style-name="ce2">
            <text:p>44,5459332</text:p>
          </table:table-cell>
          <table:table-cell office:value-type="float" office:value="-17.084691875204406" table:formula="of:=[.H214]-[.C214]" table:style-name="ce2">
            <text:p>-17,08469188</text:p>
          </table:table-cell>
          <table:table-cell office:value-type="float" office:value="51.094931533736499" table:formula="of:=[.I214]-[.D214]" table:style-name="ce2">
            <text:p>51,09493153</text:p>
          </table:table-cell>
          <table:table-cell office:value-type="float" office:value="-38.054912907716897" table:formula="of:=[.J214]-[.E214]" table:style-name="ce2">
            <text:p>-38,05491291</text:p>
          </table:table-cell>
          <table:table-cell table:number-columns-repeated="16370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float" office:value="54.569716282064903" table:style-name="ce2">
            <text:p>54,56971628</text:p>
          </table:table-cell>
          <table:table-cell office:value-type="float" office:value="-36.958704208872298" table:style-name="ce2">
            <text:p>-36,95870421</text:p>
          </table:table-cell>
          <table:table-cell office:value-type="float" office:value="-1.12474103029563" table:style-name="ce2">
            <text:p>-1,12474103</text:p>
          </table:table-cell>
          <table:table-cell office:value-type="float" office:value="23.869409855498901" table:style-name="ce2">
            <text:p>23,86940986</text:p>
          </table:table-cell>
          <table:table-cell office:value-type="float" office:value="914" table:style-name="ce2">
            <text:p>914</text:p>
          </table:table-cell>
          <table:table-cell office:value-type="float" office:value="-36.912597027786703" table:style-name="ce2">
            <text:p>-36,91259703</text:p>
          </table:table-cell>
          <table:table-cell office:value-type="float" office:value="-42.026441076158797" table:style-name="ce2">
            <text:p>-42,02644108</text:p>
          </table:table-cell>
          <table:table-cell office:value-type="float" office:value="-0.22996285198403599" table:style-name="ce2">
            <text:p>-0,229962852</text:p>
          </table:table-cell>
          <table:table-cell office:value-type="float" office:value="-14.4656640727832" table:style-name="ce2">
            <text:p>-14,46566407</text:p>
          </table:table-cell>
          <table:table-cell office:value-type="float" office:value="-91.482313309851605" table:formula="of:=[.G215]-[.B215]" table:style-name="ce2">
            <text:p>-91,48231331</text:p>
          </table:table-cell>
          <table:table-cell office:value-type="float" office:value="-5.0677368672864986" table:formula="of:=[.H215]-[.C215]" table:style-name="ce2">
            <text:p>-5,067736867</text:p>
          </table:table-cell>
          <table:table-cell office:value-type="float" office:value="0.89477817831159401" table:formula="of:=[.I215]-[.D215]" table:style-name="ce2">
            <text:p>0,894778178</text:p>
          </table:table-cell>
          <table:table-cell office:value-type="float" office:value="-38.3350739282821" table:formula="of:=[.J215]-[.E215]" table:style-name="ce2">
            <text:p>-38,33507393</text:p>
          </table:table-cell>
          <table:table-cell table:number-columns-repeated="16370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float" office:value="52.746412480075897" table:style-name="ce2">
            <text:p>52,74641248</text:p>
          </table:table-cell>
          <table:table-cell office:value-type="float" office:value="7.6371494506811599" table:style-name="ce2">
            <text:p>7,637149451</text:p>
          </table:table-cell>
          <table:table-cell office:value-type="float" office:value="-56.524015183123403" table:style-name="ce2">
            <text:p>-56,52401518</text:p>
          </table:table-cell>
          <table:table-cell office:value-type="float" office:value="21.946708407910499" table:style-name="ce2">
            <text:p>21,94670841</text:p>
          </table:table-cell>
          <table:table-cell office:value-type="float" office:value="915" table:style-name="ce2">
            <text:p>915</text:p>
          </table:table-cell>
          <table:table-cell office:value-type="float" office:value="-11.922805974226399" table:style-name="ce2">
            <text:p>-11,92280597</text:p>
          </table:table-cell>
          <table:table-cell office:value-type="float" office:value="-28.699535060286401" table:style-name="ce2">
            <text:p>-28,69953506</text:p>
          </table:table-cell>
          <table:table-cell office:value-type="float" office:value="78.921014686664904" table:style-name="ce2">
            <text:p>78,92101469</text:p>
          </table:table-cell>
          <table:table-cell office:value-type="float" office:value="-0.42675686154773601" table:style-name="ce2">
            <text:p>-0,426756862</text:p>
          </table:table-cell>
          <table:table-cell office:value-type="float" office:value="-64.669218454302296" table:formula="of:=[.G216]-[.B216]" table:style-name="ce2">
            <text:p>-64,66921845</text:p>
          </table:table-cell>
          <table:table-cell office:value-type="float" office:value="-36.336684510967558" table:formula="of:=[.H216]-[.C216]" table:style-name="ce2">
            <text:p>-36,33668451</text:p>
          </table:table-cell>
          <table:table-cell office:value-type="float" office:value="135.4450298697883" table:formula="of:=[.I216]-[.D216]" table:style-name="ce2">
            <text:p>135,4450299</text:p>
          </table:table-cell>
          <table:table-cell office:value-type="float" office:value="-22.373465269458237" table:formula="of:=[.J216]-[.E216]" table:style-name="ce2">
            <text:p>-22,37346527</text:p>
          </table:table-cell>
          <table:table-cell table:number-columns-repeated="16370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float" office:value="21.098262092239999" table:style-name="ce2">
            <text:p>21,09826209</text:p>
          </table:table-cell>
          <table:table-cell office:value-type="float" office:value="-59.772667503595798" table:style-name="ce2">
            <text:p>-59,7726675</text:p>
          </table:table-cell>
          <table:table-cell office:value-type="float" office:value="-10.4147953433607" table:style-name="ce2">
            <text:p>-10,41479534</text:p>
          </table:table-cell>
          <table:table-cell office:value-type="float" office:value="-9.5712236486828299" table:style-name="ce2">
            <text:p>-9,571223649</text:p>
          </table:table-cell>
          <table:table-cell office:value-type="float" office:value="916" table:style-name="ce2">
            <text:p>916</text:p>
          </table:table-cell>
          <table:table-cell office:value-type="float" office:value="36.180238399347502" table:style-name="ce2">
            <text:p>36,1802384</text:p>
          </table:table-cell>
          <table:table-cell office:value-type="float" office:value="4.7688169766417303" table:style-name="ce2">
            <text:p>4,768816977</text:p>
          </table:table-cell>
          <table:table-cell office:value-type="float" office:value="44.196628799881502" table:style-name="ce2">
            <text:p>44,1966288</text:p>
          </table:table-cell>
          <table:table-cell office:value-type="float" office:value="-53.9025861200248" table:style-name="ce2">
            <text:p>-53,90258612</text:p>
          </table:table-cell>
          <table:table-cell office:value-type="float" office:value="15.081976307107503" table:formula="of:=[.G217]-[.B217]" table:style-name="ce2">
            <text:p>15,08197631</text:p>
          </table:table-cell>
          <table:table-cell office:value-type="float" office:value="64.541484480237528" table:formula="of:=[.H217]-[.C217]" table:style-name="ce2">
            <text:p>64,54148448</text:p>
          </table:table-cell>
          <table:table-cell office:value-type="float" office:value="54.611424143242203" table:formula="of:=[.I217]-[.D217]" table:style-name="ce2">
            <text:p>54,61142414</text:p>
          </table:table-cell>
          <table:table-cell office:value-type="float" office:value="-44.331362471341969" table:formula="of:=[.J217]-[.E217]" table:style-name="ce2">
            <text:p>-44,33136247</text:p>
          </table:table-cell>
          <table:table-cell table:number-columns-repeated="16370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float" office:value="-52.334281629425803" table:style-name="ce2">
            <text:p>-52,33428163</text:p>
          </table:table-cell>
          <table:table-cell office:value-type="float" office:value="-38.992852218390098" table:style-name="ce2">
            <text:p>-38,99285222</text:p>
          </table:table-cell>
          <table:table-cell office:value-type="float" office:value="-69.333432670826696" table:style-name="ce2">
            <text:p>-69,33343267</text:p>
          </table:table-cell>
          <table:table-cell office:value-type="float" office:value="15.0969125568266" table:style-name="ce2">
            <text:p>15,09691256</text:p>
          </table:table-cell>
          <table:table-cell office:value-type="float" office:value="917" table:style-name="ce2">
            <text:p>917</text:p>
          </table:table-cell>
          <table:table-cell office:value-type="float" office:value="-52.103181486783498" table:style-name="ce2">
            <text:p>-52,10318149</text:p>
          </table:table-cell>
          <table:table-cell office:value-type="float" office:value="0.55327079605374396" table:style-name="ce2">
            <text:p>0,553270796</text:p>
          </table:table-cell>
          <table:table-cell office:value-type="float" office:value="66.036655692408999" table:style-name="ce2">
            <text:p>66,03665569</text:p>
          </table:table-cell>
          <table:table-cell office:value-type="float" office:value="35.916496861783102" table:style-name="ce2">
            <text:p>35,91649686</text:p>
          </table:table-cell>
          <table:table-cell office:value-type="float" office:value="0.23110014264230472" table:formula="of:=[.G218]-[.B218]" table:style-name="ce2">
            <text:p>0,231100143</text:p>
          </table:table-cell>
          <table:table-cell office:value-type="float" office:value="39.546123014443843" table:formula="of:=[.H218]-[.C218]" table:style-name="ce2">
            <text:p>39,54612301</text:p>
          </table:table-cell>
          <table:table-cell office:value-type="float" office:value="135.37008836323571" table:formula="of:=[.I218]-[.D218]" table:style-name="ce2">
            <text:p>135,3700884</text:p>
          </table:table-cell>
          <table:table-cell office:value-type="float" office:value="20.8195843049565" table:formula="of:=[.J218]-[.E218]" table:style-name="ce2">
            <text:p>20,8195843</text:p>
          </table:table-cell>
          <table:table-cell table:number-columns-repeated="16370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float" office:value="-53.628158575591698" table:style-name="ce2">
            <text:p>-53,62815858</text:p>
          </table:table-cell>
          <table:table-cell office:value-type="float" office:value="11.381716229389699" table:style-name="ce2">
            <text:p>11,38171623</text:p>
          </table:table-cell>
          <table:table-cell office:value-type="float" office:value="-5.64876375072068" table:style-name="ce2">
            <text:p>-5,648763751</text:p>
          </table:table-cell>
          <table:table-cell office:value-type="float" office:value="-38.211098340031199" table:style-name="ce2">
            <text:p>-38,21109834</text:p>
          </table:table-cell>
          <table:table-cell office:value-type="float" office:value="918" table:style-name="ce2">
            <text:p>918</text:p>
          </table:table-cell>
          <table:table-cell office:value-type="float" office:value="-55.3522051789937" table:style-name="ce2">
            <text:p>-55,35220518</text:p>
          </table:table-cell>
          <table:table-cell office:value-type="float" office:value="43.887330388957103" table:style-name="ce2">
            <text:p>43,88733039</text:p>
          </table:table-cell>
          <table:table-cell office:value-type="float" office:value="-49.603595829749402" table:style-name="ce2">
            <text:p>-49,60359583</text:p>
          </table:table-cell>
          <table:table-cell office:value-type="float" office:value="76.202030690987201" table:style-name="ce2">
            <text:p>76,20203069</text:p>
          </table:table-cell>
          <table:table-cell office:value-type="float" office:value="-1.7240466034020017" table:formula="of:=[.G219]-[.B219]" table:style-name="ce2">
            <text:p>-1,724046603</text:p>
          </table:table-cell>
          <table:table-cell office:value-type="float" office:value="32.505614159567401" table:formula="of:=[.H219]-[.C219]" table:style-name="ce2">
            <text:p>32,50561416</text:p>
          </table:table-cell>
          <table:table-cell office:value-type="float" office:value="-43.954832079028719" table:formula="of:=[.I219]-[.D219]" table:style-name="ce2">
            <text:p>-43,95483208</text:p>
          </table:table-cell>
          <table:table-cell office:value-type="float" office:value="114.4131290310184" table:formula="of:=[.J219]-[.E219]" table:style-name="ce2">
            <text:p>114,413129</text:p>
          </table:table-cell>
          <table:table-cell table:number-columns-repeated="16370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float" office:value="23.089729156074799" table:style-name="ce2">
            <text:p>23,08972916</text:p>
          </table:table-cell>
          <table:table-cell office:value-type="float" office:value="85.492647529036503" table:style-name="ce2">
            <text:p>85,49264753</text:p>
          </table:table-cell>
          <table:table-cell office:value-type="float" office:value="-41.882224309986803" table:style-name="ce2">
            <text:p>-41,88222431</text:p>
          </table:table-cell>
          <table:table-cell office:value-type="float" office:value="48.505590828101397" table:style-name="ce2">
            <text:p>48,50559083</text:p>
          </table:table-cell>
          <table:table-cell office:value-type="float" office:value="919" table:style-name="ce2">
            <text:p>919</text:p>
          </table:table-cell>
          <table:table-cell office:value-type="float" office:value="-8.1735161075597293" table:style-name="ce2">
            <text:p>-8,173516108</text:p>
          </table:table-cell>
          <table:table-cell office:value-type="float" office:value="-29.852064050815699" table:style-name="ce2">
            <text:p>-29,85206405</text:p>
          </table:table-cell>
          <table:table-cell office:value-type="float" office:value="54.252005911063797" table:style-name="ce2">
            <text:p>54,25200591</text:p>
          </table:table-cell>
          <table:table-cell office:value-type="float" office:value="51.098892553128799" table:style-name="ce2">
            <text:p>51,09889255</text:p>
          </table:table-cell>
          <table:table-cell office:value-type="float" office:value="-31.263245263634531" table:formula="of:=[.G220]-[.B220]" table:style-name="ce2">
            <text:p>-31,26324526</text:p>
          </table:table-cell>
          <table:table-cell office:value-type="float" office:value="-115.3447115798522" table:formula="of:=[.H220]-[.C220]" table:style-name="ce2">
            <text:p>-115,3447116</text:p>
          </table:table-cell>
          <table:table-cell office:value-type="float" office:value="96.134230221050601" table:formula="of:=[.I220]-[.D220]" table:style-name="ce2">
            <text:p>96,13423022</text:p>
          </table:table-cell>
          <table:table-cell office:value-type="float" office:value="2.593301725027402" table:formula="of:=[.J220]-[.E220]" table:style-name="ce2">
            <text:p>2,593301725</text:p>
          </table:table-cell>
          <table:table-cell table:number-columns-repeated="16370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float" office:value="-32.347014777337797" table:style-name="ce2">
            <text:p>-32,34701478</text:p>
          </table:table-cell>
          <table:table-cell office:value-type="float" office:value="-46.069276841582798" table:style-name="ce2">
            <text:p>-46,06927684</text:p>
          </table:table-cell>
          <table:table-cell office:value-type="float" office:value="-13.303059057816199" table:style-name="ce2">
            <text:p>-13,30305906</text:p>
          </table:table-cell>
          <table:table-cell office:value-type="float" office:value="-63.818626173984697" table:style-name="ce2">
            <text:p>-63,81862617</text:p>
          </table:table-cell>
          <table:table-cell office:value-type="float" office:value="920" table:style-name="ce2">
            <text:p>920</text:p>
          </table:table-cell>
          <table:table-cell office:value-type="float" office:value="11.678237448711" table:style-name="ce2">
            <text:p>11,67823745</text:p>
          </table:table-cell>
          <table:table-cell office:value-type="float" office:value="-29.4417583012021" table:style-name="ce2">
            <text:p>-29,4417583</text:p>
          </table:table-cell>
          <table:table-cell office:value-type="float" office:value="48.793979415659798" table:style-name="ce2">
            <text:p>48,79397942</text:p>
          </table:table-cell>
          <table:table-cell office:value-type="float" office:value="17.0607402367825" table:style-name="ce2">
            <text:p>17,06074024</text:p>
          </table:table-cell>
          <table:table-cell office:value-type="float" office:value="44.025252226048799" table:formula="of:=[.G221]-[.B221]" table:style-name="ce2">
            <text:p>44,02525223</text:p>
          </table:table-cell>
          <table:table-cell office:value-type="float" office:value="16.627518540380699" table:formula="of:=[.H221]-[.C221]" table:style-name="ce2">
            <text:p>16,62751854</text:p>
          </table:table-cell>
          <table:table-cell office:value-type="float" office:value="62.097038473475997" table:formula="of:=[.I221]-[.D221]" table:style-name="ce2">
            <text:p>62,09703847</text:p>
          </table:table-cell>
          <table:table-cell office:value-type="float" office:value="80.879366410767204" table:formula="of:=[.J221]-[.E221]" table:style-name="ce2">
            <text:p>80,87936641</text:p>
          </table:table-cell>
          <table:table-cell table:number-columns-repeated="16370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float" office:value="-85.667908328284398" table:style-name="ce2">
            <text:p>-85,66790833</text:p>
          </table:table-cell>
          <table:table-cell office:value-type="float" office:value="-56.579941910715299" table:style-name="ce2">
            <text:p>-56,57994191</text:p>
          </table:table-cell>
          <table:table-cell office:value-type="float" office:value="62.9669840008522" table:style-name="ce2">
            <text:p>62,966984</text:p>
          </table:table-cell>
          <table:table-cell office:value-type="float" office:value="-45.396705922318603" table:style-name="ce2">
            <text:p>-45,39670592</text:p>
          </table:table-cell>
          <table:table-cell office:value-type="float" office:value="921" table:style-name="ce2">
            <text:p>921</text:p>
          </table:table-cell>
          <table:table-cell office:value-type="float" office:value="21.304148549397699" table:style-name="ce2">
            <text:p>21,30414855</text:p>
          </table:table-cell>
          <table:table-cell office:value-type="float" office:value="53.027162887782502" table:style-name="ce2">
            <text:p>53,02716289</text:p>
          </table:table-cell>
          <table:table-cell office:value-type="float" office:value="72.916345643573095" table:style-name="ce2">
            <text:p>72,91634564</text:p>
          </table:table-cell>
          <table:table-cell office:value-type="float" office:value="-0.53768716012293405" table:style-name="ce2">
            <text:p>-0,53768716</text:p>
          </table:table-cell>
          <table:table-cell office:value-type="float" office:value="106.97205687768209" table:formula="of:=[.G222]-[.B222]" table:style-name="ce2">
            <text:p>106,9720569</text:p>
          </table:table-cell>
          <table:table-cell office:value-type="float" office:value="109.6071047984978" table:formula="of:=[.H222]-[.C222]" table:style-name="ce2">
            <text:p>109,6071048</text:p>
          </table:table-cell>
          <table:table-cell office:value-type="float" office:value="9.9493616427208948" table:formula="of:=[.I222]-[.D222]" table:style-name="ce2">
            <text:p>9,949361643</text:p>
          </table:table-cell>
          <table:table-cell office:value-type="float" office:value="44.859018762195667" table:formula="of:=[.J222]-[.E222]" table:style-name="ce2">
            <text:p>44,85901876</text:p>
          </table:table-cell>
          <table:table-cell table:number-columns-repeated="16370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float" office:value="29.291852438356798" table:style-name="ce2">
            <text:p>29,29185244</text:p>
          </table:table-cell>
          <table:table-cell office:value-type="float" office:value="72.298357622200001" table:style-name="ce2">
            <text:p>72,29835762</text:p>
          </table:table-cell>
          <table:table-cell office:value-type="float" office:value="20.403442021745299" table:style-name="ce2">
            <text:p>20,40344202</text:p>
          </table:table-cell>
          <table:table-cell office:value-type="float" office:value="-7.1598395801952197" table:style-name="ce2">
            <text:p>-7,15983958</text:p>
          </table:table-cell>
          <table:table-cell office:value-type="float" office:value="922" table:style-name="ce2">
            <text:p>922</text:p>
          </table:table-cell>
          <table:table-cell office:value-type="float" office:value="-57.520735810686901" table:style-name="ce2">
            <text:p>-57,52073581</text:p>
          </table:table-cell>
          <table:table-cell office:value-type="float" office:value="-34.271686030978401" table:style-name="ce2">
            <text:p>-34,27168603</text:p>
          </table:table-cell>
          <table:table-cell office:value-type="float" office:value="-42.4774544870276" table:style-name="ce2">
            <text:p>-42,47745449</text:p>
          </table:table-cell>
          <table:table-cell office:value-type="float" office:value="41.337587483794202" table:style-name="ce2">
            <text:p>41,33758748</text:p>
          </table:table-cell>
          <table:table-cell office:value-type="float" office:value="-86.812588249043699" table:formula="of:=[.G223]-[.B223]" table:style-name="ce2">
            <text:p>-86,81258825</text:p>
          </table:table-cell>
          <table:table-cell office:value-type="float" office:value="-106.5700436531784" table:formula="of:=[.H223]-[.C223]" table:style-name="ce2">
            <text:p>-106,5700437</text:p>
          </table:table-cell>
          <table:table-cell office:value-type="float" office:value="-62.880896508772899" table:formula="of:=[.I223]-[.D223]" table:style-name="ce2">
            <text:p>-62,88089651</text:p>
          </table:table-cell>
          <table:table-cell office:value-type="float" office:value="48.49742706398942" table:formula="of:=[.J223]-[.E223]" table:style-name="ce2">
            <text:p>48,49742706</text:p>
          </table:table-cell>
          <table:table-cell table:number-columns-repeated="16370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float" office:value="-35.946794344073297" table:style-name="ce2">
            <text:p>-35,94679434</text:p>
          </table:table-cell>
          <table:table-cell office:value-type="float" office:value="-63.252931800440201" table:style-name="ce2">
            <text:p>-63,2529318</text:p>
          </table:table-cell>
          <table:table-cell office:value-type="float" office:value="-36.7968132223493" table:style-name="ce2">
            <text:p>-36,79681322</text:p>
          </table:table-cell>
          <table:table-cell office:value-type="float" office:value="-19.592309785645401" table:style-name="ce2">
            <text:p>-19,59230979</text:p>
          </table:table-cell>
          <table:table-cell office:value-type="float" office:value="923" table:style-name="ce2">
            <text:p>923</text:p>
          </table:table-cell>
          <table:table-cell office:value-type="float" office:value="52.5906429303636" table:style-name="ce2">
            <text:p>52,59064293</text:p>
          </table:table-cell>
          <table:table-cell office:value-type="float" office:value="80.861512163066195" table:style-name="ce2">
            <text:p>80,86151216</text:p>
          </table:table-cell>
          <table:table-cell office:value-type="float" office:value="-46.996936236211198" table:style-name="ce2">
            <text:p>-46,99693624</text:p>
          </table:table-cell>
          <table:table-cell office:value-type="float" office:value="26.313152937424199" table:style-name="ce2">
            <text:p>26,31315294</text:p>
          </table:table-cell>
          <table:table-cell office:value-type="float" office:value="88.537437274436897" table:formula="of:=[.G224]-[.B224]" table:style-name="ce2">
            <text:p>88,53743727</text:p>
          </table:table-cell>
          <table:table-cell office:value-type="float" office:value="144.1144439635064" table:formula="of:=[.H224]-[.C224]" table:style-name="ce2">
            <text:p>144,114444</text:p>
          </table:table-cell>
          <table:table-cell office:value-type="float" office:value="-10.200123013861898" table:formula="of:=[.I224]-[.D224]" table:style-name="ce2">
            <text:p>-10,20012301</text:p>
          </table:table-cell>
          <table:table-cell office:value-type="float" office:value="45.905462723069604" table:formula="of:=[.J224]-[.E224]" table:style-name="ce2">
            <text:p>45,90546272</text:p>
          </table:table-cell>
          <table:table-cell table:number-columns-repeated="16370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float" office:value="-60.049002574044501" table:style-name="ce2">
            <text:p>-60,04900257</text:p>
          </table:table-cell>
          <table:table-cell office:value-type="float" office:value="-1.2388052587885601" table:style-name="ce2">
            <text:p>-1,238805259</text:p>
          </table:table-cell>
          <table:table-cell office:value-type="float" office:value="-50.0370773870197" table:style-name="ce2">
            <text:p>-50,03707739</text:p>
          </table:table-cell>
          <table:table-cell office:value-type="float" office:value="49.276272326561397" table:style-name="ce2">
            <text:p>49,27627233</text:p>
          </table:table-cell>
          <table:table-cell office:value-type="float" office:value="924" table:style-name="ce2">
            <text:p>924</text:p>
          </table:table-cell>
          <table:table-cell office:value-type="float" office:value="-86.107681253194301" table:style-name="ce2">
            <text:p>-86,10768125</text:p>
          </table:table-cell>
          <table:table-cell office:value-type="float" office:value="-48.615195402707499" table:style-name="ce2">
            <text:p>-48,6151954</text:p>
          </table:table-cell>
          <table:table-cell office:value-type="float" office:value="11.3488390469706" table:style-name="ce2">
            <text:p>11,34883905</text:p>
          </table:table-cell>
          <table:table-cell office:value-type="float" office:value="79.176797065013702" table:style-name="ce2">
            <text:p>79,17679707</text:p>
          </table:table-cell>
          <table:table-cell office:value-type="float" office:value="-26.0586786791498" table:formula="of:=[.G225]-[.B225]" table:style-name="ce2">
            <text:p>-26,05867868</text:p>
          </table:table-cell>
          <table:table-cell office:value-type="float" office:value="-47.37639014391894" table:formula="of:=[.H225]-[.C225]" table:style-name="ce2">
            <text:p>-47,37639014</text:p>
          </table:table-cell>
          <table:table-cell office:value-type="float" office:value="61.385916433990303" table:formula="of:=[.I225]-[.D225]" table:style-name="ce2">
            <text:p>61,38591643</text:p>
          </table:table-cell>
          <table:table-cell office:value-type="float" office:value="29.900524738452305" table:formula="of:=[.J225]-[.E225]" table:style-name="ce2">
            <text:p>29,90052474</text:p>
          </table:table-cell>
          <table:table-cell table:number-columns-repeated="16370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float" office:value="-38.959317158250698" table:style-name="ce2">
            <text:p>-38,95931716</text:p>
          </table:table-cell>
          <table:table-cell office:value-type="float" office:value="21.217818950129601" table:style-name="ce2">
            <text:p>21,21781895</text:p>
          </table:table-cell>
          <table:table-cell office:value-type="float" office:value="-75.584389605488397" table:style-name="ce2">
            <text:p>-75,58438961</text:p>
          </table:table-cell>
          <table:table-cell office:value-type="float" office:value="-9.4894902849820699" table:style-name="ce2">
            <text:p>-9,489490285</text:p>
          </table:table-cell>
          <table:table-cell office:value-type="float" office:value="925" table:style-name="ce2">
            <text:p>925</text:p>
          </table:table-cell>
          <table:table-cell office:value-type="float" office:value="-7.6640803126025903" table:style-name="ce2">
            <text:p>-7,664080313</text:p>
          </table:table-cell>
          <table:table-cell office:value-type="float" office:value="-24.777550225841299" table:style-name="ce2">
            <text:p>-24,77755023</text:p>
          </table:table-cell>
          <table:table-cell office:value-type="float" office:value="-57.160819430794596" table:style-name="ce2">
            <text:p>-57,16081943</text:p>
          </table:table-cell>
          <table:table-cell office:value-type="float" office:value="-65.484356408974705" table:style-name="ce2">
            <text:p>-65,48435641</text:p>
          </table:table-cell>
          <table:table-cell office:value-type="float" office:value="31.295236845648109" table:formula="of:=[.G226]-[.B226]" table:style-name="ce2">
            <text:p>31,29523685</text:p>
          </table:table-cell>
          <table:table-cell office:value-type="float" office:value="-45.9953691759709" table:formula="of:=[.H226]-[.C226]" table:style-name="ce2">
            <text:p>-45,99536918</text:p>
          </table:table-cell>
          <table:table-cell office:value-type="float" office:value="18.423570174693801" table:formula="of:=[.I226]-[.D226]" table:style-name="ce2">
            <text:p>18,42357017</text:p>
          </table:table-cell>
          <table:table-cell office:value-type="float" office:value="-55.994866123992637" table:formula="of:=[.J226]-[.E226]" table:style-name="ce2">
            <text:p>-55,99486612</text:p>
          </table:table-cell>
          <table:table-cell table:number-columns-repeated="16370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float" office:value="-65.670582213200802" table:style-name="ce2">
            <text:p>-65,67058221</text:p>
          </table:table-cell>
          <table:table-cell office:value-type="float" office:value="63.635290173131899" table:style-name="ce2">
            <text:p>63,63529017</text:p>
          </table:table-cell>
          <table:table-cell office:value-type="float" office:value="55.444285264285902" table:style-name="ce2">
            <text:p>55,44428526</text:p>
          </table:table-cell>
          <table:table-cell office:value-type="float" office:value="-53.677597823836997" table:style-name="ce2">
            <text:p>-53,67759782</text:p>
          </table:table-cell>
          <table:table-cell office:value-type="float" office:value="926" table:style-name="ce2">
            <text:p>926</text:p>
          </table:table-cell>
          <table:table-cell office:value-type="float" office:value="-12.3926864220197" table:style-name="ce2">
            <text:p>-12,39268642</text:p>
          </table:table-cell>
          <table:table-cell office:value-type="float" office:value="-23.7827265579403" table:style-name="ce2">
            <text:p>-23,78272656</text:p>
          </table:table-cell>
          <table:table-cell office:value-type="float" office:value="-20.4218715503008" table:style-name="ce2">
            <text:p>-20,42187155</text:p>
          </table:table-cell>
          <table:table-cell office:value-type="float" office:value="18.129007060993501" table:style-name="ce2">
            <text:p>18,12900706</text:p>
          </table:table-cell>
          <table:table-cell office:value-type="float" office:value="53.277895791181102" table:formula="of:=[.G227]-[.B227]" table:style-name="ce2">
            <text:p>53,27789579</text:p>
          </table:table-cell>
          <table:table-cell office:value-type="float" office:value="-87.4180167310722" table:formula="of:=[.H227]-[.C227]" table:style-name="ce2">
            <text:p>-87,41801673</text:p>
          </table:table-cell>
          <table:table-cell office:value-type="float" office:value="-75.866156814586702" table:formula="of:=[.I227]-[.D227]" table:style-name="ce2">
            <text:p>-75,86615681</text:p>
          </table:table-cell>
          <table:table-cell office:value-type="float" office:value="71.806604884830506" table:formula="of:=[.J227]-[.E227]" table:style-name="ce2">
            <text:p>71,80660488</text:p>
          </table:table-cell>
          <table:table-cell table:number-columns-repeated="16370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float" office:value="-80.936137494791694" table:style-name="ce2">
            <text:p>-80,93613749</text:p>
          </table:table-cell>
          <table:table-cell office:value-type="float" office:value="-53.563006629575703" table:style-name="ce2">
            <text:p>-53,56300663</text:p>
          </table:table-cell>
          <table:table-cell office:value-type="float" office:value="58.278257841139798" table:style-name="ce2">
            <text:p>58,27825784</text:p>
          </table:table-cell>
          <table:table-cell office:value-type="float" office:value="-86.3847298407278" table:style-name="ce2">
            <text:p>-86,38472984</text:p>
          </table:table-cell>
          <table:table-cell office:value-type="float" office:value="927" table:style-name="ce2">
            <text:p>927</text:p>
          </table:table-cell>
          <table:table-cell office:value-type="float" office:value="70.536163750266098" table:style-name="ce2">
            <text:p>70,53616375</text:p>
          </table:table-cell>
          <table:table-cell office:value-type="float" office:value="55.809193235242503" table:style-name="ce2">
            <text:p>55,80919324</text:p>
          </table:table-cell>
          <table:table-cell office:value-type="float" office:value="-14.2727631785823" table:style-name="ce2">
            <text:p>-14,27276318</text:p>
          </table:table-cell>
          <table:table-cell office:value-type="float" office:value="27.007488907790702" table:style-name="ce2">
            <text:p>27,00748891</text:p>
          </table:table-cell>
          <table:table-cell office:value-type="float" office:value="151.47230124505779" table:formula="of:=[.G228]-[.B228]" table:style-name="ce2">
            <text:p>151,4723012</text:p>
          </table:table-cell>
          <table:table-cell office:value-type="float" office:value="109.37219986481821" table:formula="of:=[.H228]-[.C228]" table:style-name="ce2">
            <text:p>109,3721999</text:p>
          </table:table-cell>
          <table:table-cell office:value-type="float" office:value="-72.5510210197221" table:formula="of:=[.I228]-[.D228]" table:style-name="ce2">
            <text:p>-72,55102102</text:p>
          </table:table-cell>
          <table:table-cell office:value-type="float" office:value="113.3922187485185" table:formula="of:=[.J228]-[.E228]" table:style-name="ce2">
            <text:p>113,3922187</text:p>
          </table:table-cell>
          <table:table-cell table:number-columns-repeated="16370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float" office:value="-14.5482647500731" table:style-name="ce2">
            <text:p>-14,54826475</text:p>
          </table:table-cell>
          <table:table-cell office:value-type="float" office:value="70.748703594521203" table:style-name="ce2">
            <text:p>70,74870359</text:p>
          </table:table-cell>
          <table:table-cell office:value-type="float" office:value="-36.262774384888097" table:style-name="ce2">
            <text:p>-36,26277438</text:p>
          </table:table-cell>
          <table:table-cell office:value-type="float" office:value="65.720349309956603" table:style-name="ce2">
            <text:p>65,72034931</text:p>
          </table:table-cell>
          <table:table-cell office:value-type="float" office:value="928" table:style-name="ce2">
            <text:p>928</text:p>
          </table:table-cell>
          <table:table-cell office:value-type="float" office:value="1.05175020263926" table:style-name="ce2">
            <text:p>1,051750203</text:p>
          </table:table-cell>
          <table:table-cell office:value-type="float" office:value="-14.0324618740399" table:style-name="ce2">
            <text:p>-14,03246187</text:p>
          </table:table-cell>
          <table:table-cell office:value-type="float" office:value="-19.5760124546645" table:style-name="ce2">
            <text:p>-19,57601245</text:p>
          </table:table-cell>
          <table:table-cell office:value-type="float" office:value="28.191125338428701" table:style-name="ce2">
            <text:p>28,19112534</text:p>
          </table:table-cell>
          <table:table-cell office:value-type="float" office:value="15.60001495271236" table:formula="of:=[.G229]-[.B229]" table:style-name="ce2">
            <text:p>15,60001495</text:p>
          </table:table-cell>
          <table:table-cell office:value-type="float" office:value="-84.781165468561099" table:formula="of:=[.H229]-[.C229]" table:style-name="ce2">
            <text:p>-84,78116547</text:p>
          </table:table-cell>
          <table:table-cell office:value-type="float" office:value="16.686761930223597" table:formula="of:=[.I229]-[.D229]" table:style-name="ce2">
            <text:p>16,68676193</text:p>
          </table:table-cell>
          <table:table-cell office:value-type="float" office:value="-37.529223971527898" table:formula="of:=[.J229]-[.E229]" table:style-name="ce2">
            <text:p>-37,52922397</text:p>
          </table:table-cell>
          <table:table-cell table:number-columns-repeated="16370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float" office:value="14.184035027161499" table:style-name="ce2">
            <text:p>14,18403503</text:p>
          </table:table-cell>
          <table:table-cell office:value-type="float" office:value="-80.620228428187502" table:style-name="ce2">
            <text:p>-80,62022843</text:p>
          </table:table-cell>
          <table:table-cell office:value-type="float" office:value="-32.389987151064602" table:style-name="ce2">
            <text:p>-32,38998715</text:p>
          </table:table-cell>
          <table:table-cell office:value-type="float" office:value="6.6009470104593602" table:style-name="ce2">
            <text:p>6,60094701</text:p>
          </table:table-cell>
          <table:table-cell office:value-type="float" office:value="929" table:style-name="ce2">
            <text:p>929</text:p>
          </table:table-cell>
          <table:table-cell office:value-type="float" office:value="-38.615308588929302" table:style-name="ce2">
            <text:p>-38,61530859</text:p>
          </table:table-cell>
          <table:table-cell office:value-type="float" office:value="32.978910438741003" table:style-name="ce2">
            <text:p>32,97891044</text:p>
          </table:table-cell>
          <table:table-cell office:value-type="float" office:value="-40.0575760563746" table:style-name="ce2">
            <text:p>-40,05757606</text:p>
          </table:table-cell>
          <table:table-cell office:value-type="float" office:value="38.2175814775579" table:style-name="ce2">
            <text:p>38,21758148</text:p>
          </table:table-cell>
          <table:table-cell office:value-type="float" office:value="-52.799343616090802" table:formula="of:=[.G230]-[.B230]" table:style-name="ce2">
            <text:p>-52,79934362</text:p>
          </table:table-cell>
          <table:table-cell office:value-type="float" office:value="113.59913886692851" table:formula="of:=[.H230]-[.C230]" table:style-name="ce2">
            <text:p>113,5991389</text:p>
          </table:table-cell>
          <table:table-cell office:value-type="float" office:value="-7.6675889053099979" table:formula="of:=[.I230]-[.D230]" table:style-name="ce2">
            <text:p>-7,667588905</text:p>
          </table:table-cell>
          <table:table-cell office:value-type="float" office:value="31.616634467098539" table:formula="of:=[.J230]-[.E230]" table:style-name="ce2">
            <text:p>31,61663447</text:p>
          </table:table-cell>
          <table:table-cell table:number-columns-repeated="16370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float" office:value="24.025978312029501" table:style-name="ce2">
            <text:p>24,02597831</text:p>
          </table:table-cell>
          <table:table-cell office:value-type="float" office:value="66.083875308539803" table:style-name="ce2">
            <text:p>66,08387531</text:p>
          </table:table-cell>
          <table:table-cell office:value-type="float" office:value="12.868372287978" table:style-name="ce2">
            <text:p>12,86837229</text:p>
          </table:table-cell>
          <table:table-cell office:value-type="float" office:value="49.8819082167212" table:style-name="ce2">
            <text:p>49,88190822</text:p>
          </table:table-cell>
          <table:table-cell office:value-type="float" office:value="930" table:style-name="ce2">
            <text:p>930</text:p>
          </table:table-cell>
          <table:table-cell office:value-type="float" office:value="14.108929698487101" table:style-name="ce2">
            <text:p>14,1089297</text:p>
          </table:table-cell>
          <table:table-cell office:value-type="float" office:value="80.698296256618704" table:style-name="ce2">
            <text:p>80,69829626</text:p>
          </table:table-cell>
          <table:table-cell office:value-type="float" office:value="66.228520485284605" table:style-name="ce2">
            <text:p>66,22852049</text:p>
          </table:table-cell>
          <table:table-cell office:value-type="float" office:value="6.9355319460301201" table:style-name="ce2">
            <text:p>6,935531946</text:p>
          </table:table-cell>
          <table:table-cell office:value-type="float" office:value="-9.9170486135424003" table:formula="of:=[.G231]-[.B231]" table:style-name="ce2">
            <text:p>-9,917048614</text:p>
          </table:table-cell>
          <table:table-cell office:value-type="float" office:value="14.614420948078902" table:formula="of:=[.H231]-[.C231]" table:style-name="ce2">
            <text:p>14,61442095</text:p>
          </table:table-cell>
          <table:table-cell office:value-type="float" office:value="53.360148197306607" table:formula="of:=[.I231]-[.D231]" table:style-name="ce2">
            <text:p>53,3601482</text:p>
          </table:table-cell>
          <table:table-cell office:value-type="float" office:value="-42.946376270691083" table:formula="of:=[.J231]-[.E231]" table:style-name="ce2">
            <text:p>-42,94637627</text:p>
          </table:table-cell>
          <table:table-cell table:number-columns-repeated="16370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float" office:value="-25.546370161813702" table:style-name="ce2">
            <text:p>-25,54637016</text:p>
          </table:table-cell>
          <table:table-cell office:value-type="float" office:value="44.8275703035495" table:style-name="ce2">
            <text:p>44,8275703</text:p>
          </table:table-cell>
          <table:table-cell office:value-type="float" office:value="59.6118890523394" table:style-name="ce2">
            <text:p>59,61188905</text:p>
          </table:table-cell>
          <table:table-cell office:value-type="float" office:value="-43.7769783489872" table:style-name="ce2">
            <text:p>-43,77697835</text:p>
          </table:table-cell>
          <table:table-cell office:value-type="float" office:value="931" table:style-name="ce2">
            <text:p>931</text:p>
          </table:table-cell>
          <table:table-cell office:value-type="float" office:value="-1.16785322557527" table:style-name="ce2">
            <text:p>-1,167853226</text:p>
          </table:table-cell>
          <table:table-cell office:value-type="float" office:value="-54.050611122055301" table:style-name="ce2">
            <text:p>-54,05061112</text:p>
          </table:table-cell>
          <table:table-cell office:value-type="float" office:value="-71.9098276432955" table:style-name="ce2">
            <text:p>-71,90982764</text:p>
          </table:table-cell>
          <table:table-cell office:value-type="float" office:value="-31.509116061766001" table:style-name="ce2">
            <text:p>-31,50911606</text:p>
          </table:table-cell>
          <table:table-cell office:value-type="float" office:value="24.37851693623843" table:formula="of:=[.G232]-[.B232]" table:style-name="ce2">
            <text:p>24,37851694</text:p>
          </table:table-cell>
          <table:table-cell office:value-type="float" office:value="-98.878181425604794" table:formula="of:=[.H232]-[.C232]" table:style-name="ce2">
            <text:p>-98,87818143</text:p>
          </table:table-cell>
          <table:table-cell office:value-type="float" office:value="-131.52171669563489" table:formula="of:=[.I232]-[.D232]" table:style-name="ce2">
            <text:p>-131,5217167</text:p>
          </table:table-cell>
          <table:table-cell office:value-type="float" office:value="12.267862287221199" table:formula="of:=[.J232]-[.E232]" table:style-name="ce2">
            <text:p>12,26786229</text:p>
          </table:table-cell>
          <table:table-cell table:number-columns-repeated="16370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float" office:value="-39.512751853264" table:style-name="ce2">
            <text:p>-39,51275185</text:p>
          </table:table-cell>
          <table:table-cell office:value-type="float" office:value="40.758892375728699" table:style-name="ce2">
            <text:p>40,75889238</text:p>
          </table:table-cell>
          <table:table-cell office:value-type="float" office:value="69.499476693545503" table:style-name="ce2">
            <text:p>69,49947669</text:p>
          </table:table-cell>
          <table:table-cell office:value-type="float" office:value="-55.215495308292603" table:style-name="ce2">
            <text:p>-55,21549531</text:p>
          </table:table-cell>
          <table:table-cell office:value-type="float" office:value="932" table:style-name="ce2">
            <text:p>932</text:p>
          </table:table-cell>
          <table:table-cell office:value-type="float" office:value="15.4645476268061" table:style-name="ce2">
            <text:p>15,46454763</text:p>
          </table:table-cell>
          <table:table-cell office:value-type="float" office:value="-15.8726587674077" table:style-name="ce2">
            <text:p>-15,87265877</text:p>
          </table:table-cell>
          <table:table-cell office:value-type="float" office:value="-63.367294308686802" table:style-name="ce2">
            <text:p>-63,36729431</text:p>
          </table:table-cell>
          <table:table-cell office:value-type="float" office:value="-49.009315150852601" table:style-name="ce2">
            <text:p>-49,00931515</text:p>
          </table:table-cell>
          <table:table-cell office:value-type="float" office:value="54.977299480070101" table:formula="of:=[.G233]-[.B233]" table:style-name="ce2">
            <text:p>54,97729948</text:p>
          </table:table-cell>
          <table:table-cell office:value-type="float" office:value="-56.631551143136399" table:formula="of:=[.H233]-[.C233]" table:style-name="ce2">
            <text:p>-56,63155114</text:p>
          </table:table-cell>
          <table:table-cell office:value-type="float" office:value="-132.8667710022323" table:formula="of:=[.I233]-[.D233]" table:style-name="ce2">
            <text:p>-132,866771</text:p>
          </table:table-cell>
          <table:table-cell office:value-type="float" office:value="6.2061801574400022" table:formula="of:=[.J233]-[.E233]" table:style-name="ce2">
            <text:p>6,206180157</text:p>
          </table:table-cell>
          <table:table-cell table:number-columns-repeated="16370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float" office:value="-20.0731778137378" table:style-name="ce2">
            <text:p>-20,07317781</text:p>
          </table:table-cell>
          <table:table-cell office:value-type="float" office:value="7.9521794047354302" table:style-name="ce2">
            <text:p>7,952179405</text:p>
          </table:table-cell>
          <table:table-cell office:value-type="float" office:value="50.559604773534801" table:style-name="ce2">
            <text:p>50,55960477</text:p>
          </table:table-cell>
          <table:table-cell office:value-type="float" office:value="-79.266006855443294" table:style-name="ce2">
            <text:p>-79,26600686</text:p>
          </table:table-cell>
          <table:table-cell office:value-type="float" office:value="933" table:style-name="ce2">
            <text:p>933</text:p>
          </table:table-cell>
          <table:table-cell office:value-type="float" office:value="-60.751851362807301" table:style-name="ce2">
            <text:p>-60,75185136</text:p>
          </table:table-cell>
          <table:table-cell office:value-type="float" office:value="-80.888559825390601" table:style-name="ce2">
            <text:p>-80,88855983</text:p>
          </table:table-cell>
          <table:table-cell office:value-type="float" office:value="14.1454370034146" table:style-name="ce2">
            <text:p>14,145437</text:p>
          </table:table-cell>
          <table:table-cell office:value-type="float" office:value="82.285341093058193" table:style-name="ce2">
            <text:p>82,28534109</text:p>
          </table:table-cell>
          <table:table-cell office:value-type="float" office:value="-40.678673549069501" table:formula="of:=[.G234]-[.B234]" table:style-name="ce2">
            <text:p>-40,67867355</text:p>
          </table:table-cell>
          <table:table-cell office:value-type="float" office:value="-88.840739230126033" table:formula="of:=[.H234]-[.C234]" table:style-name="ce2">
            <text:p>-88,84073923</text:p>
          </table:table-cell>
          <table:table-cell office:value-type="float" office:value="-36.414167770120201" table:formula="of:=[.I234]-[.D234]" table:style-name="ce2">
            <text:p>-36,41416777</text:p>
          </table:table-cell>
          <table:table-cell office:value-type="float" office:value="161.55134794850147" table:formula="of:=[.J234]-[.E234]" table:style-name="ce2">
            <text:p>161,5513479</text:p>
          </table:table-cell>
          <table:table-cell table:number-columns-repeated="16370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float" office:value="-25.503139097370799" table:style-name="ce2">
            <text:p>-25,5031391</text:p>
          </table:table-cell>
          <table:table-cell office:value-type="float" office:value="-24.969571345411602" table:style-name="ce2">
            <text:p>-24,96957135</text:p>
          </table:table-cell>
          <table:table-cell office:value-type="float" office:value="51.384107041541498" table:style-name="ce2">
            <text:p>51,38410704</text:p>
          </table:table-cell>
          <table:table-cell office:value-type="float" office:value="37.909203366492399" table:style-name="ce2">
            <text:p>37,90920337</text:p>
          </table:table-cell>
          <table:table-cell office:value-type="float" office:value="934" table:style-name="ce2">
            <text:p>934</text:p>
          </table:table-cell>
          <table:table-cell office:value-type="float" office:value="-1.18738950719507" table:style-name="ce2">
            <text:p>-1,187389507</text:p>
          </table:table-cell>
          <table:table-cell office:value-type="float" office:value="-40.189408955369601" table:style-name="ce2">
            <text:p>-40,18940896</text:p>
          </table:table-cell>
          <table:table-cell office:value-type="float" office:value="-38.894936428368197" table:style-name="ce2">
            <text:p>-38,89493643</text:p>
          </table:table-cell>
          <table:table-cell office:value-type="float" office:value="-5.3806297769609399" table:style-name="ce2">
            <text:p>-5,380629777</text:p>
          </table:table-cell>
          <table:table-cell office:value-type="float" office:value="24.315749590175727" table:formula="of:=[.G235]-[.B235]" table:style-name="ce2">
            <text:p>24,31574959</text:p>
          </table:table-cell>
          <table:table-cell office:value-type="float" office:value="-15.219837609957999" table:formula="of:=[.H235]-[.C235]" table:style-name="ce2">
            <text:p>-15,21983761</text:p>
          </table:table-cell>
          <table:table-cell office:value-type="float" office:value="-90.279043469909695" table:formula="of:=[.I235]-[.D235]" table:style-name="ce2">
            <text:p>-90,27904347</text:p>
          </table:table-cell>
          <table:table-cell office:value-type="float" office:value="-43.289833143453336" table:formula="of:=[.J235]-[.E235]" table:style-name="ce2">
            <text:p>-43,28983314</text:p>
          </table:table-cell>
          <table:table-cell table:number-columns-repeated="16370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float" office:value="-20.691565079104901" table:style-name="ce2">
            <text:p>-20,69156508</text:p>
          </table:table-cell>
          <table:table-cell office:value-type="float" office:value="-1.40067350649283" table:style-name="ce2">
            <text:p>-1,400673506</text:p>
          </table:table-cell>
          <table:table-cell office:value-type="float" office:value="63.372747694102102" table:style-name="ce2">
            <text:p>63,37274769</text:p>
          </table:table-cell>
          <table:table-cell office:value-type="float" office:value="-82.751747313317694" table:style-name="ce2">
            <text:p>-82,75174731</text:p>
          </table:table-cell>
          <table:table-cell office:value-type="float" office:value="935" table:style-name="ce2">
            <text:p>935</text:p>
          </table:table-cell>
          <table:table-cell office:value-type="float" office:value="19.961295426236301" table:style-name="ce2">
            <text:p>19,96129543</text:p>
          </table:table-cell>
          <table:table-cell office:value-type="float" office:value="71.362622337987702" table:style-name="ce2">
            <text:p>71,36262234</text:p>
          </table:table-cell>
          <table:table-cell office:value-type="float" office:value="71.880558416781497" table:style-name="ce2">
            <text:p>71,88055842</text:p>
          </table:table-cell>
          <table:table-cell office:value-type="float" office:value="13.882384479329" table:style-name="ce2">
            <text:p>13,88238448</text:p>
          </table:table-cell>
          <table:table-cell office:value-type="float" office:value="40.652860505341202" table:formula="of:=[.G236]-[.B236]" table:style-name="ce2">
            <text:p>40,65286051</text:p>
          </table:table-cell>
          <table:table-cell office:value-type="float" office:value="72.763295844480538" table:formula="of:=[.H236]-[.C236]" table:style-name="ce2">
            <text:p>72,76329584</text:p>
          </table:table-cell>
          <table:table-cell office:value-type="float" office:value="8.5078107226793946" table:formula="of:=[.I236]-[.D236]" table:style-name="ce2">
            <text:p>8,507810723</text:p>
          </table:table-cell>
          <table:table-cell office:value-type="float" office:value="96.634131792646698" table:formula="of:=[.J236]-[.E236]" table:style-name="ce2">
            <text:p>96,63413179</text:p>
          </table:table-cell>
          <table:table-cell table:number-columns-repeated="16370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float" office:value="-88.928489736936001" table:style-name="ce2">
            <text:p>-88,92848974</text:p>
          </table:table-cell>
          <table:table-cell office:value-type="float" office:value="-48.088917909837903" table:style-name="ce2">
            <text:p>-48,08891791</text:p>
          </table:table-cell>
          <table:table-cell office:value-type="float" office:value="82.846758078117702" table:style-name="ce2">
            <text:p>82,84675808</text:p>
          </table:table-cell>
          <table:table-cell office:value-type="float" office:value="57.124194931049502" table:style-name="ce2">
            <text:p>57,12419493</text:p>
          </table:table-cell>
          <table:table-cell office:value-type="float" office:value="936" table:style-name="ce2">
            <text:p>936</text:p>
          </table:table-cell>
          <table:table-cell office:value-type="float" office:value="-33.343601612723297" table:style-name="ce2">
            <text:p>-33,34360161</text:p>
          </table:table-cell>
          <table:table-cell office:value-type="float" office:value="81.155856054931505" table:style-name="ce2">
            <text:p>81,15585605</text:p>
          </table:table-cell>
          <table:table-cell office:value-type="float" office:value="48.300749892352599" table:style-name="ce2">
            <text:p>48,30074989</text:p>
          </table:table-cell>
          <table:table-cell office:value-type="float" office:value="-17.929444150353699" table:style-name="ce2">
            <text:p>-17,92944415</text:p>
          </table:table-cell>
          <table:table-cell office:value-type="float" office:value="55.584888124212704" table:formula="of:=[.G237]-[.B237]" table:style-name="ce2">
            <text:p>55,58488812</text:p>
          </table:table-cell>
          <table:table-cell office:value-type="float" office:value="129.24477396476942" table:formula="of:=[.H237]-[.C237]" table:style-name="ce2">
            <text:p>129,244774</text:p>
          </table:table-cell>
          <table:table-cell office:value-type="float" office:value="-34.546008185765103" table:formula="of:=[.I237]-[.D237]" table:style-name="ce2">
            <text:p>-34,54600819</text:p>
          </table:table-cell>
          <table:table-cell office:value-type="float" office:value="-75.053639081403205" table:formula="of:=[.J237]-[.E237]" table:style-name="ce2">
            <text:p>-75,05363908</text:p>
          </table:table-cell>
          <table:table-cell table:number-columns-repeated="16370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float" office:value="24.0881270001296" table:style-name="ce2">
            <text:p>24,088127</text:p>
          </table:table-cell>
          <table:table-cell office:value-type="float" office:value="-0.42420386555158102" table:style-name="ce2">
            <text:p>-0,424203866</text:p>
          </table:table-cell>
          <table:table-cell office:value-type="float" office:value="5.8774634120407301" table:style-name="ce2">
            <text:p>5,877463412</text:p>
          </table:table-cell>
          <table:table-cell office:value-type="float" office:value="-58.166874571417303" table:style-name="ce2">
            <text:p>-58,16687457</text:p>
          </table:table-cell>
          <table:table-cell office:value-type="float" office:value="937" table:style-name="ce2">
            <text:p>937</text:p>
          </table:table-cell>
          <table:table-cell office:value-type="float" office:value="72.867388601660096" table:style-name="ce2">
            <text:p>72,8673886</text:p>
          </table:table-cell>
          <table:table-cell office:value-type="float" office:value="-21.740085013694099" table:style-name="ce2">
            <text:p>-21,74008501</text:p>
          </table:table-cell>
          <table:table-cell office:value-type="float" office:value="0.38268945695971102" table:style-name="ce2">
            <text:p>0,382689457</text:p>
          </table:table-cell>
          <table:table-cell office:value-type="float" office:value="-59.337515698491202" table:style-name="ce2">
            <text:p>-59,3375157</text:p>
          </table:table-cell>
          <table:table-cell office:value-type="float" office:value="48.779261601530493" table:formula="of:=[.G238]-[.B238]" table:style-name="ce2">
            <text:p>48,7792616</text:p>
          </table:table-cell>
          <table:table-cell office:value-type="float" office:value="-21.315881148142516" table:formula="of:=[.H238]-[.C238]" table:style-name="ce2">
            <text:p>-21,31588115</text:p>
          </table:table-cell>
          <table:table-cell office:value-type="float" office:value="-5.4947739550810191" table:formula="of:=[.I238]-[.D238]" table:style-name="ce2">
            <text:p>-5,494773955</text:p>
          </table:table-cell>
          <table:table-cell office:value-type="float" office:value="-1.1706411270738997" table:formula="of:=[.J238]-[.E238]" table:style-name="ce2">
            <text:p>-1,170641127</text:p>
          </table:table-cell>
          <table:table-cell table:number-columns-repeated="16370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float" office:value="78.309277661861998" table:style-name="ce2">
            <text:p>78,30927766</text:p>
          </table:table-cell>
          <table:table-cell office:value-type="float" office:value="64.322104994350198" table:style-name="ce2">
            <text:p>64,32210499</text:p>
          </table:table-cell>
          <table:table-cell office:value-type="float" office:value="-1.95949126981884" table:style-name="ce2">
            <text:p>-1,95949127</text:p>
          </table:table-cell>
          <table:table-cell office:value-type="float" office:value="77.930148626398903" table:style-name="ce2">
            <text:p>77,93014863</text:p>
          </table:table-cell>
          <table:table-cell office:value-type="float" office:value="938" table:style-name="ce2">
            <text:p>938</text:p>
          </table:table-cell>
          <table:table-cell office:value-type="float" office:value="44.0695449121799" table:style-name="ce2">
            <text:p>44,06954491</text:p>
          </table:table-cell>
          <table:table-cell office:value-type="float" office:value="-50.283399970029599" table:style-name="ce2">
            <text:p>-50,28339997</text:p>
          </table:table-cell>
          <table:table-cell office:value-type="float" office:value="-65.162623069714499" table:style-name="ce2">
            <text:p>-65,16262307</text:p>
          </table:table-cell>
          <table:table-cell office:value-type="float" office:value="-9.6584011727586905" table:style-name="ce2">
            <text:p>-9,658401173</text:p>
          </table:table-cell>
          <table:table-cell office:value-type="float" office:value="-34.239732749682098" table:formula="of:=[.G239]-[.B239]" table:style-name="ce2">
            <text:p>-34,23973275</text:p>
          </table:table-cell>
          <table:table-cell office:value-type="float" office:value="-114.6055049643798" table:formula="of:=[.H239]-[.C239]" table:style-name="ce2">
            <text:p>-114,605505</text:p>
          </table:table-cell>
          <table:table-cell office:value-type="float" office:value="-63.203131799895658" table:formula="of:=[.I239]-[.D239]" table:style-name="ce2">
            <text:p>-63,2031318</text:p>
          </table:table-cell>
          <table:table-cell office:value-type="float" office:value="-87.58854979915759" table:formula="of:=[.J239]-[.E239]" table:style-name="ce2">
            <text:p>-87,5885498</text:p>
          </table:table-cell>
          <table:table-cell table:number-columns-repeated="16370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float" office:value="-6.0647438384413004" table:style-name="ce2">
            <text:p>-6,064743838</text:p>
          </table:table-cell>
          <table:table-cell office:value-type="float" office:value="-30.1626472613098" table:style-name="ce2">
            <text:p>-30,16264726</text:p>
          </table:table-cell>
          <table:table-cell office:value-type="float" office:value="1.22857376855301" table:style-name="ce2">
            <text:p>1,228573769</text:p>
          </table:table-cell>
          <table:table-cell office:value-type="float" office:value="64.909430959800005" table:style-name="ce2">
            <text:p>64,90943096</text:p>
          </table:table-cell>
          <table:table-cell office:value-type="float" office:value="939" table:style-name="ce2">
            <text:p>939</text:p>
          </table:table-cell>
          <table:table-cell office:value-type="float" office:value="27.4089715910347" table:style-name="ce2">
            <text:p>27,40897159</text:p>
          </table:table-cell>
          <table:table-cell office:value-type="float" office:value="53.015192235643298" table:style-name="ce2">
            <text:p>53,01519224</text:p>
          </table:table-cell>
          <table:table-cell office:value-type="float" office:value="48.104622453899601" table:style-name="ce2">
            <text:p>48,10462245</text:p>
          </table:table-cell>
          <table:table-cell office:value-type="float" office:value="16.605241134589502" table:style-name="ce2">
            <text:p>16,60524113</text:p>
          </table:table-cell>
          <table:table-cell office:value-type="float" office:value="33.473715429476002" table:formula="of:=[.G240]-[.B240]" table:style-name="ce2">
            <text:p>33,47371543</text:p>
          </table:table-cell>
          <table:table-cell office:value-type="float" office:value="83.177839496953098" table:formula="of:=[.H240]-[.C240]" table:style-name="ce2">
            <text:p>83,1778395</text:p>
          </table:table-cell>
          <table:table-cell office:value-type="float" office:value="46.876048685346589" table:formula="of:=[.I240]-[.D240]" table:style-name="ce2">
            <text:p>46,87604869</text:p>
          </table:table-cell>
          <table:table-cell office:value-type="float" office:value="-48.3041898252105" table:formula="of:=[.J240]-[.E240]" table:style-name="ce2">
            <text:p>-48,30418983</text:p>
          </table:table-cell>
          <table:table-cell table:number-columns-repeated="16370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float" office:value="-24.917915480989201" table:style-name="ce2">
            <text:p>-24,91791548</text:p>
          </table:table-cell>
          <table:table-cell office:value-type="float" office:value="-44.383237481637501" table:style-name="ce2">
            <text:p>-44,38323748</text:p>
          </table:table-cell>
          <table:table-cell office:value-type="float" office:value="35.871912888212798" table:style-name="ce2">
            <text:p>35,87191289</text:p>
          </table:table-cell>
          <table:table-cell office:value-type="float" office:value="-72.705964543280402" table:style-name="ce2">
            <text:p>-72,70596454</text:p>
          </table:table-cell>
          <table:table-cell office:value-type="float" office:value="940" table:style-name="ce2">
            <text:p>940</text:p>
          </table:table-cell>
          <table:table-cell office:value-type="float" office:value="-44.020486907027099" table:style-name="ce2">
            <text:p>-44,02048691</text:p>
          </table:table-cell>
          <table:table-cell office:value-type="float" office:value="-58.938696716245197" table:style-name="ce2">
            <text:p>-58,93869672</text:p>
          </table:table-cell>
          <table:table-cell office:value-type="float" office:value="-85.520050953640293" table:style-name="ce2">
            <text:p>-85,52005095</text:p>
          </table:table-cell>
          <table:table-cell office:value-type="float" office:value="-69.404463376835395" table:style-name="ce2">
            <text:p>-69,40446338</text:p>
          </table:table-cell>
          <table:table-cell office:value-type="float" office:value="-19.102571426037898" table:formula="of:=[.G241]-[.B241]" table:style-name="ce2">
            <text:p>-19,10257143</text:p>
          </table:table-cell>
          <table:table-cell office:value-type="float" office:value="-14.555459234607696" table:formula="of:=[.H241]-[.C241]" table:style-name="ce2">
            <text:p>-14,55545923</text:p>
          </table:table-cell>
          <table:table-cell office:value-type="float" office:value="-121.39196384185308" table:formula="of:=[.I241]-[.D241]" table:style-name="ce2">
            <text:p>-121,3919638</text:p>
          </table:table-cell>
          <table:table-cell office:value-type="float" office:value="3.3015011664450071" table:formula="of:=[.J241]-[.E241]" table:style-name="ce2">
            <text:p>3,301501166</text:p>
          </table:table-cell>
          <table:table-cell table:number-columns-repeated="16370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float" office:value="-52.077569593993701" table:style-name="ce2">
            <text:p>-52,07756959</text:p>
          </table:table-cell>
          <table:table-cell office:value-type="float" office:value="29.253690768764798" table:style-name="ce2">
            <text:p>29,25369077</text:p>
          </table:table-cell>
          <table:table-cell office:value-type="float" office:value="-1.7522195765250199" table:style-name="ce2">
            <text:p>-1,752219577</text:p>
          </table:table-cell>
          <table:table-cell office:value-type="float" office:value="-8.8734249252561792" table:style-name="ce2">
            <text:p>-8,873424925</text:p>
          </table:table-cell>
          <table:table-cell office:value-type="float" office:value="941" table:style-name="ce2">
            <text:p>941</text:p>
          </table:table-cell>
          <table:table-cell office:value-type="float" office:value="59.106974102213499" table:style-name="ce2">
            <text:p>59,1069741</text:p>
          </table:table-cell>
          <table:table-cell office:value-type="float" office:value="17.950582955718701" table:style-name="ce2">
            <text:p>17,95058296</text:p>
          </table:table-cell>
          <table:table-cell office:value-type="float" office:value="-87.290211441934701" table:style-name="ce2">
            <text:p>-87,29021144</text:p>
          </table:table-cell>
          <table:table-cell office:value-type="float" office:value="75.302397306935802" table:style-name="ce2">
            <text:p>75,30239731</text:p>
          </table:table-cell>
          <table:table-cell office:value-type="float" office:value="111.1845436962072" table:formula="of:=[.G242]-[.B242]" table:style-name="ce2">
            <text:p>111,1845437</text:p>
          </table:table-cell>
          <table:table-cell office:value-type="float" office:value="-11.303107813046097" table:formula="of:=[.H242]-[.C242]" table:style-name="ce2">
            <text:p>-11,30310781</text:p>
          </table:table-cell>
          <table:table-cell office:value-type="float" office:value="-85.53799186540968" table:formula="of:=[.I242]-[.D242]" table:style-name="ce2">
            <text:p>-85,53799187</text:p>
          </table:table-cell>
          <table:table-cell office:value-type="float" office:value="84.175822232191976" table:formula="of:=[.J242]-[.E242]" table:style-name="ce2">
            <text:p>84,17582223</text:p>
          </table:table-cell>
          <table:table-cell table:number-columns-repeated="16370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float" office:value="-34.087498838379901" table:style-name="ce2">
            <text:p>-34,08749884</text:p>
          </table:table-cell>
          <table:table-cell office:value-type="float" office:value="-29.432174887599601" table:style-name="ce2">
            <text:p>-29,43217489</text:p>
          </table:table-cell>
          <table:table-cell office:value-type="float" office:value="76.712239337493898" table:style-name="ce2">
            <text:p>76,71223934</text:p>
          </table:table-cell>
          <table:table-cell office:value-type="float" office:value="-56.082506560825102" table:style-name="ce2">
            <text:p>-56,08250656</text:p>
          </table:table-cell>
          <table:table-cell office:value-type="float" office:value="942" table:style-name="ce2">
            <text:p>942</text:p>
          </table:table-cell>
          <table:table-cell office:value-type="float" office:value="-48.829681195270197" table:style-name="ce2">
            <text:p>-48,8296812</text:p>
          </table:table-cell>
          <table:table-cell office:value-type="float" office:value="-16.321741319948799" table:style-name="ce2">
            <text:p>-16,32174132</text:p>
          </table:table-cell>
          <table:table-cell office:value-type="float" office:value="-18.933498704114601" table:style-name="ce2">
            <text:p>-18,9334987</text:p>
          </table:table-cell>
          <table:table-cell office:value-type="float" office:value="-55.587897898800797" table:style-name="ce2">
            <text:p>-55,5878979</text:p>
          </table:table-cell>
          <table:table-cell office:value-type="float" office:value="-14.742182356890297" table:formula="of:=[.G243]-[.B243]" table:style-name="ce2">
            <text:p>-14,74218236</text:p>
          </table:table-cell>
          <table:table-cell office:value-type="float" office:value="13.110433567650801" table:formula="of:=[.H243]-[.C243]" table:style-name="ce2">
            <text:p>13,11043357</text:p>
          </table:table-cell>
          <table:table-cell office:value-type="float" office:value="-95.645738041608496" table:formula="of:=[.I243]-[.D243]" table:style-name="ce2">
            <text:p>-95,64573804</text:p>
          </table:table-cell>
          <table:table-cell office:value-type="float" office:value="0.49460866202430509" table:formula="of:=[.J243]-[.E243]" table:style-name="ce2">
            <text:p>0,494608662</text:p>
          </table:table-cell>
          <table:table-cell table:number-columns-repeated="16370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float" office:value="66.878303133426002" table:style-name="ce2">
            <text:p>66,87830313</text:p>
          </table:table-cell>
          <table:table-cell office:value-type="float" office:value="65.810709770650007" table:style-name="ce2">
            <text:p>65,81070977</text:p>
          </table:table-cell>
          <table:table-cell office:value-type="float" office:value="20.965762111846299" table:style-name="ce2">
            <text:p>20,96576211</text:p>
          </table:table-cell>
          <table:table-cell office:value-type="float" office:value="-3.3828655916931201" table:style-name="ce2">
            <text:p>-3,382865592</text:p>
          </table:table-cell>
          <table:table-cell office:value-type="float" office:value="943" table:style-name="ce2">
            <text:p>943</text:p>
          </table:table-cell>
          <table:table-cell office:value-type="float" office:value="-47.908854347154403" table:style-name="ce2">
            <text:p>-47,90885435</text:p>
          </table:table-cell>
          <table:table-cell office:value-type="float" office:value="78.497496504328495" table:style-name="ce2">
            <text:p>78,4974965</text:p>
          </table:table-cell>
          <table:table-cell office:value-type="float" office:value="-59.744329762201197" table:style-name="ce2">
            <text:p>-59,74432976</text:p>
          </table:table-cell>
          <table:table-cell office:value-type="float" office:value="81.557476476611896" table:style-name="ce2">
            <text:p>81,55747648</text:p>
          </table:table-cell>
          <table:table-cell office:value-type="float" office:value="-114.7871574805804" table:formula="of:=[.G244]-[.B244]" table:style-name="ce2">
            <text:p>-114,7871575</text:p>
          </table:table-cell>
          <table:table-cell office:value-type="float" office:value="12.686786733678488" table:formula="of:=[.H244]-[.C244]" table:style-name="ce2">
            <text:p>12,68678673</text:p>
          </table:table-cell>
          <table:table-cell office:value-type="float" office:value="-80.710091874047492" table:formula="of:=[.I244]-[.D244]" table:style-name="ce2">
            <text:p>-80,71009187</text:p>
          </table:table-cell>
          <table:table-cell office:value-type="float" office:value="84.940342068305014" table:formula="of:=[.J244]-[.E244]" table:style-name="ce2">
            <text:p>84,94034207</text:p>
          </table:table-cell>
          <table:table-cell table:number-columns-repeated="16370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float" office:value="24.666508079789999" table:style-name="ce2">
            <text:p>24,66650808</text:p>
          </table:table-cell>
          <table:table-cell office:value-type="float" office:value="-81.852387620829205" table:style-name="ce2">
            <text:p>-81,85238762</text:p>
          </table:table-cell>
          <table:table-cell office:value-type="float" office:value="-27.649325714140002" table:style-name="ce2">
            <text:p>-27,64932571</text:p>
          </table:table-cell>
          <table:table-cell office:value-type="float" office:value="54.404188837466798" table:style-name="ce2">
            <text:p>54,40418884</text:p>
          </table:table-cell>
          <table:table-cell office:value-type="float" office:value="944" table:style-name="ce2">
            <text:p>944</text:p>
          </table:table-cell>
          <table:table-cell office:value-type="float" office:value="-5.5726817275083302" table:style-name="ce2">
            <text:p>-5,572681728</text:p>
          </table:table-cell>
          <table:table-cell office:value-type="float" office:value="37.890742258188503" table:style-name="ce2">
            <text:p>37,89074226</text:p>
          </table:table-cell>
          <table:table-cell office:value-type="float" office:value="21.840092255962801" table:style-name="ce2">
            <text:p>21,84009226</text:p>
          </table:table-cell>
          <table:table-cell office:value-type="float" office:value="72.8182597187255" table:style-name="ce2">
            <text:p>72,81825972</text:p>
          </table:table-cell>
          <table:table-cell office:value-type="float" office:value="-30.239189807298331" table:formula="of:=[.G245]-[.B245]" table:style-name="ce2">
            <text:p>-30,23918981</text:p>
          </table:table-cell>
          <table:table-cell office:value-type="float" office:value="119.74312987901772" table:formula="of:=[.H245]-[.C245]" table:style-name="ce2">
            <text:p>119,7431299</text:p>
          </table:table-cell>
          <table:table-cell office:value-type="float" office:value="49.489417970102807" table:formula="of:=[.I245]-[.D245]" table:style-name="ce2">
            <text:p>49,48941797</text:p>
          </table:table-cell>
          <table:table-cell office:value-type="float" office:value="18.414070881258702" table:formula="of:=[.J245]-[.E245]" table:style-name="ce2">
            <text:p>18,41407088</text:p>
          </table:table-cell>
          <table:table-cell table:number-columns-repeated="16370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float" office:value="-65.704459966669006" table:style-name="ce2">
            <text:p>-65,70445997</text:p>
          </table:table-cell>
          <table:table-cell office:value-type="float" office:value="-46.914878300134802" table:style-name="ce2">
            <text:p>-46,9148783</text:p>
          </table:table-cell>
          <table:table-cell office:value-type="float" office:value="2.3849482867447902" table:style-name="ce2">
            <text:p>2,384948287</text:p>
          </table:table-cell>
          <table:table-cell office:value-type="float" office:value="19.907706182646699" table:style-name="ce2">
            <text:p>19,90770618</text:p>
          </table:table-cell>
          <table:table-cell office:value-type="float" office:value="945" table:style-name="ce2">
            <text:p>945</text:p>
          </table:table-cell>
          <table:table-cell office:value-type="float" office:value="-56.296172821028698" table:style-name="ce2">
            <text:p>-56,29617282</text:p>
          </table:table-cell>
          <table:table-cell office:value-type="float" office:value="-42.988930349792099" table:style-name="ce2">
            <text:p>-42,98893035</text:p>
          </table:table-cell>
          <table:table-cell office:value-type="float" office:value="-51.765362800750502" table:style-name="ce2">
            <text:p>-51,7653628</text:p>
          </table:table-cell>
          <table:table-cell office:value-type="float" office:value="-24.052839140461099" table:style-name="ce2">
            <text:p>-24,05283914</text:p>
          </table:table-cell>
          <table:table-cell office:value-type="float" office:value="9.4082871456403083" table:formula="of:=[.G246]-[.B246]" table:style-name="ce2">
            <text:p>9,408287146</text:p>
          </table:table-cell>
          <table:table-cell office:value-type="float" office:value="3.9259479503427031" table:formula="of:=[.H246]-[.C246]" table:style-name="ce2">
            <text:p>3,92594795</text:p>
          </table:table-cell>
          <table:table-cell office:value-type="float" office:value="-54.15031108749529" table:formula="of:=[.I246]-[.D246]" table:style-name="ce2">
            <text:p>-54,15031109</text:p>
          </table:table-cell>
          <table:table-cell office:value-type="float" office:value="-43.960545323107795" table:formula="of:=[.J246]-[.E246]" table:style-name="ce2">
            <text:p>-43,96054532</text:p>
          </table:table-cell>
          <table:table-cell table:number-columns-repeated="16370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float" office:value="1.79239520185751" table:style-name="ce2">
            <text:p>1,792395202</text:p>
          </table:table-cell>
          <table:table-cell office:value-type="float" office:value="5.6275275390694999" table:style-name="ce2">
            <text:p>5,627527539</text:p>
          </table:table-cell>
          <table:table-cell office:value-type="float" office:value="55.677076254714201" table:style-name="ce2">
            <text:p>55,67707625</text:p>
          </table:table-cell>
          <table:table-cell office:value-type="float" office:value="-53.945780472826598" table:style-name="ce2">
            <text:p>-53,94578047</text:p>
          </table:table-cell>
          <table:table-cell office:value-type="float" office:value="946" table:style-name="ce2">
            <text:p>946</text:p>
          </table:table-cell>
          <table:table-cell office:value-type="float" office:value="-75.800098833354198" table:style-name="ce2">
            <text:p>-75,80009883</text:p>
          </table:table-cell>
          <table:table-cell office:value-type="float" office:value="58.664606425486298" table:style-name="ce2">
            <text:p>58,66460643</text:p>
          </table:table-cell>
          <table:table-cell office:value-type="float" office:value="-7.70237272420467" table:style-name="ce2">
            <text:p>-7,702372724</text:p>
          </table:table-cell>
          <table:table-cell office:value-type="float" office:value="-11.008876278433" table:style-name="ce2">
            <text:p>-11,00887628</text:p>
          </table:table-cell>
          <table:table-cell office:value-type="float" office:value="-77.592494035211715" table:formula="of:=[.G247]-[.B247]" table:style-name="ce2">
            <text:p>-77,59249404</text:p>
          </table:table-cell>
          <table:table-cell office:value-type="float" office:value="53.037078886416801" table:formula="of:=[.H247]-[.C247]" table:style-name="ce2">
            <text:p>53,03707889</text:p>
          </table:table-cell>
          <table:table-cell office:value-type="float" office:value="-63.379448978918873" table:formula="of:=[.I247]-[.D247]" table:style-name="ce2">
            <text:p>-63,37944898</text:p>
          </table:table-cell>
          <table:table-cell office:value-type="float" office:value="42.936904194393598" table:formula="of:=[.J247]-[.E247]" table:style-name="ce2">
            <text:p>42,93690419</text:p>
          </table:table-cell>
          <table:table-cell table:number-columns-repeated="16370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float" office:value="-66.883379560572493" table:style-name="ce2">
            <text:p>-66,88337956</text:p>
          </table:table-cell>
          <table:table-cell office:value-type="float" office:value="23.2708014683123" table:style-name="ce2">
            <text:p>23,27080147</text:p>
          </table:table-cell>
          <table:table-cell office:value-type="float" office:value="-32.659690230158297" table:style-name="ce2">
            <text:p>-32,65969023</text:p>
          </table:table-cell>
          <table:table-cell office:value-type="float" office:value="62.7241428921538" table:style-name="ce2">
            <text:p>62,72414289</text:p>
          </table:table-cell>
          <table:table-cell office:value-type="float" office:value="947" table:style-name="ce2">
            <text:p>947</text:p>
          </table:table-cell>
          <table:table-cell office:value-type="float" office:value="-59.725675106950902" table:style-name="ce2">
            <text:p>-59,72567511</text:p>
          </table:table-cell>
          <table:table-cell office:value-type="float" office:value="29.492732415988701" table:style-name="ce2">
            <text:p>29,49273242</text:p>
          </table:table-cell>
          <table:table-cell office:value-type="float" office:value="-55.559510999627598" table:style-name="ce2">
            <text:p>-55,559511</text:p>
          </table:table-cell>
          <table:table-cell office:value-type="float" office:value="62.481359656465699" table:style-name="ce2">
            <text:p>62,48135966</text:p>
          </table:table-cell>
          <table:table-cell office:value-type="float" office:value="7.1577044536215908" table:formula="of:=[.G248]-[.B248]" table:style-name="ce2">
            <text:p>7,157704454</text:p>
          </table:table-cell>
          <table:table-cell office:value-type="float" office:value="6.2219309476764018" table:formula="of:=[.H248]-[.C248]" table:style-name="ce2">
            <text:p>6,221930948</text:p>
          </table:table-cell>
          <table:table-cell office:value-type="float" office:value="-22.899820769469301" table:formula="of:=[.I248]-[.D248]" table:style-name="ce2">
            <text:p>-22,89982077</text:p>
          </table:table-cell>
          <table:table-cell office:value-type="float" office:value="-0.24278323568810123" table:formula="of:=[.J248]-[.E248]" table:style-name="ce2">
            <text:p>-0,242783236</text:p>
          </table:table-cell>
          <table:table-cell table:number-columns-repeated="16370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float" office:value="20.2141198733128" table:style-name="ce2">
            <text:p>20,21411987</text:p>
          </table:table-cell>
          <table:table-cell office:value-type="float" office:value="-83.356641425298406" table:style-name="ce2">
            <text:p>-83,35664143</text:p>
          </table:table-cell>
          <table:table-cell office:value-type="float" office:value="-23.250462765626501" table:style-name="ce2">
            <text:p>-23,25046277</text:p>
          </table:table-cell>
          <table:table-cell office:value-type="float" office:value="-14.076952577497201" table:style-name="ce2">
            <text:p>-14,07695258</text:p>
          </table:table-cell>
          <table:table-cell office:value-type="float" office:value="948" table:style-name="ce2">
            <text:p>948</text:p>
          </table:table-cell>
          <table:table-cell office:value-type="float" office:value="63.097562893907003" table:style-name="ce2">
            <text:p>63,09756289</text:p>
          </table:table-cell>
          <table:table-cell office:value-type="float" office:value="-73.571269719446207" table:style-name="ce2">
            <text:p>-73,57126972</text:p>
          </table:table-cell>
          <table:table-cell office:value-type="float" office:value="30.858666658324299" table:style-name="ce2">
            <text:p>30,85866666</text:p>
          </table:table-cell>
          <table:table-cell office:value-type="float" office:value="-74.263737095522202" table:style-name="ce2">
            <text:p>-74,2637371</text:p>
          </table:table-cell>
          <table:table-cell office:value-type="float" office:value="42.8834430205942" table:formula="of:=[.G249]-[.B249]" table:style-name="ce2">
            <text:p>42,88344302</text:p>
          </table:table-cell>
          <table:table-cell office:value-type="float" office:value="9.7853717058521994" table:formula="of:=[.H249]-[.C249]" table:style-name="ce2">
            <text:p>9,785371706</text:p>
          </table:table-cell>
          <table:table-cell office:value-type="float" office:value="54.109129423950804" table:formula="of:=[.I249]-[.D249]" table:style-name="ce2">
            <text:p>54,10912942</text:p>
          </table:table-cell>
          <table:table-cell office:value-type="float" office:value="-60.186784518025" table:formula="of:=[.J249]-[.E249]" table:style-name="ce2">
            <text:p>-60,18678452</text:p>
          </table:table-cell>
          <table:table-cell table:number-columns-repeated="16370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float" office:value="-34.405630885941299" table:style-name="ce2">
            <text:p>-34,40563089</text:p>
          </table:table-cell>
          <table:table-cell office:value-type="float" office:value="58.864441295992897" table:style-name="ce2">
            <text:p>58,8644413</text:p>
          </table:table-cell>
          <table:table-cell office:value-type="float" office:value="38.0324994683725" table:style-name="ce2">
            <text:p>38,03249947</text:p>
          </table:table-cell>
          <table:table-cell office:value-type="float" office:value="-44.879833057787998" table:style-name="ce2">
            <text:p>-44,87983306</text:p>
          </table:table-cell>
          <table:table-cell office:value-type="float" office:value="949" table:style-name="ce2">
            <text:p>949</text:p>
          </table:table-cell>
          <table:table-cell office:value-type="float" office:value="-74.744269520787299" table:style-name="ce2">
            <text:p>-74,74426952</text:p>
          </table:table-cell>
          <table:table-cell office:value-type="float" office:value="-69.186910499480703" table:style-name="ce2">
            <text:p>-69,1869105</text:p>
          </table:table-cell>
          <table:table-cell office:value-type="float" office:value="-51.7831154205115" table:style-name="ce2">
            <text:p>-51,78311542</text:p>
          </table:table-cell>
          <table:table-cell office:value-type="float" office:value="58.656456868504002" table:style-name="ce2">
            <text:p>58,65645687</text:p>
          </table:table-cell>
          <table:table-cell office:value-type="float" office:value="-40.338638634845999" table:formula="of:=[.G250]-[.B250]" table:style-name="ce2">
            <text:p>-40,33863863</text:p>
          </table:table-cell>
          <table:table-cell office:value-type="float" office:value="-128.05135179547361" table:formula="of:=[.H250]-[.C250]" table:style-name="ce2">
            <text:p>-128,0513518</text:p>
          </table:table-cell>
          <table:table-cell office:value-type="float" office:value="-89.815614888883999" table:formula="of:=[.I250]-[.D250]" table:style-name="ce2">
            <text:p>-89,81561489</text:p>
          </table:table-cell>
          <table:table-cell office:value-type="float" office:value="103.536289926292" table:formula="of:=[.J250]-[.E250]" table:style-name="ce2">
            <text:p>103,5362899</text:p>
          </table:table-cell>
          <table:table-cell table:number-columns-repeated="16370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float" office:value="-85.739544886586998" table:style-name="ce2">
            <text:p>-85,73954489</text:p>
          </table:table-cell>
          <table:table-cell office:value-type="float" office:value="68.122060078761393" table:style-name="ce2">
            <text:p>68,12206008</text:p>
          </table:table-cell>
          <table:table-cell office:value-type="float" office:value="-12.2859252698902" table:style-name="ce2">
            <text:p>-12,28592527</text:p>
          </table:table-cell>
          <table:table-cell office:value-type="float" office:value="-10.062876186291501" table:style-name="ce2">
            <text:p>-10,06287619</text:p>
          </table:table-cell>
          <table:table-cell office:value-type="float" office:value="950" table:style-name="ce2">
            <text:p>950</text:p>
          </table:table-cell>
          <table:table-cell office:value-type="float" office:value="52.587101972259497" table:style-name="ce2">
            <text:p>52,58710197</text:p>
          </table:table-cell>
          <table:table-cell office:value-type="float" office:value="-18.318623482717399" table:style-name="ce2">
            <text:p>-18,31862348</text:p>
          </table:table-cell>
          <table:table-cell office:value-type="float" office:value="64.778364471505199" table:style-name="ce2">
            <text:p>64,77836447</text:p>
          </table:table-cell>
          <table:table-cell office:value-type="float" office:value="-86.849156942449795" table:style-name="ce2">
            <text:p>-86,84915694</text:p>
          </table:table-cell>
          <table:table-cell office:value-type="float" office:value="138.32664685884649" table:formula="of:=[.G251]-[.B251]" table:style-name="ce2">
            <text:p>138,3266469</text:p>
          </table:table-cell>
          <table:table-cell office:value-type="float" office:value="-86.440683561478792" table:formula="of:=[.H251]-[.C251]" table:style-name="ce2">
            <text:p>-86,44068356</text:p>
          </table:table-cell>
          <table:table-cell office:value-type="float" office:value="77.064289741395399" table:formula="of:=[.I251]-[.D251]" table:style-name="ce2">
            <text:p>77,06428974</text:p>
          </table:table-cell>
          <table:table-cell office:value-type="float" office:value="-76.786280756158291" table:formula="of:=[.J251]-[.E251]" table:style-name="ce2">
            <text:p>-76,78628076</text:p>
          </table:table-cell>
          <table:table-cell table:number-columns-repeated="16370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float" office:value="-40.6255284193536" table:style-name="ce2">
            <text:p>-40,62552842</text:p>
          </table:table-cell>
          <table:table-cell office:value-type="float" office:value="65.803675907183205" table:style-name="ce2">
            <text:p>65,80367591</text:p>
          </table:table-cell>
          <table:table-cell office:value-type="float" office:value="19.8859956519047" table:style-name="ce2">
            <text:p>19,88599565</text:p>
          </table:table-cell>
          <table:table-cell office:value-type="float" office:value="28.8231224268341" table:style-name="ce2">
            <text:p>28,82312243</text:p>
          </table:table-cell>
          <table:table-cell office:value-type="float" office:value="951" table:style-name="ce2">
            <text:p>951</text:p>
          </table:table-cell>
          <table:table-cell office:value-type="float" office:value="54.861134799363903" table:style-name="ce2">
            <text:p>54,8611348</text:p>
          </table:table-cell>
          <table:table-cell office:value-type="float" office:value="54.985354532293002" table:style-name="ce2">
            <text:p>54,98535453</text:p>
          </table:table-cell>
          <table:table-cell office:value-type="float" office:value="-47.116345297459198" table:style-name="ce2">
            <text:p>-47,1163453</text:p>
          </table:table-cell>
          <table:table-cell office:value-type="float" office:value="2.8971766526082101" table:style-name="ce2">
            <text:p>2,897176653</text:p>
          </table:table-cell>
          <table:table-cell office:value-type="float" office:value="95.486663218717496" table:formula="of:=[.G252]-[.B252]" table:style-name="ce2">
            <text:p>95,48666322</text:p>
          </table:table-cell>
          <table:table-cell office:value-type="float" office:value="-10.818321374890203" table:formula="of:=[.H252]-[.C252]" table:style-name="ce2">
            <text:p>-10,81832137</text:p>
          </table:table-cell>
          <table:table-cell office:value-type="float" office:value="-67.002340949363898" table:formula="of:=[.I252]-[.D252]" table:style-name="ce2">
            <text:p>-67,00234095</text:p>
          </table:table-cell>
          <table:table-cell office:value-type="float" office:value="-25.925945774225891" table:formula="of:=[.J252]-[.E252]" table:style-name="ce2">
            <text:p>-25,92594577</text:p>
          </table:table-cell>
          <table:table-cell table:number-columns-repeated="16370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float" office:value="51.076566390822201" table:style-name="ce2">
            <text:p>51,07656639</text:p>
          </table:table-cell>
          <table:table-cell office:value-type="float" office:value="62.032849674659097" table:style-name="ce2">
            <text:p>62,03284967</text:p>
          </table:table-cell>
          <table:table-cell office:value-type="float" office:value="-58.279932035058998" table:style-name="ce2">
            <text:p>-58,27993204</text:p>
          </table:table-cell>
          <table:table-cell office:value-type="float" office:value="-54.647027449149498" table:style-name="ce2">
            <text:p>-54,64702745</text:p>
          </table:table-cell>
          <table:table-cell office:value-type="float" office:value="952" table:style-name="ce2">
            <text:p>952</text:p>
          </table:table-cell>
          <table:table-cell office:value-type="float" office:value="6.5034917392642502" table:style-name="ce2">
            <text:p>6,503491739</text:p>
          </table:table-cell>
          <table:table-cell office:value-type="float" office:value="-55.409858869687199" table:style-name="ce2">
            <text:p>-55,40985887</text:p>
          </table:table-cell>
          <table:table-cell office:value-type="float" office:value="-34.249225248277497" table:style-name="ce2">
            <text:p>-34,24922525</text:p>
          </table:table-cell>
          <table:table-cell office:value-type="float" office:value="82.720352752538304" table:style-name="ce2">
            <text:p>82,72035275</text:p>
          </table:table-cell>
          <table:table-cell office:value-type="float" office:value="-44.573074651557953" table:formula="of:=[.G253]-[.B253]" table:style-name="ce2">
            <text:p>-44,57307465</text:p>
          </table:table-cell>
          <table:table-cell office:value-type="float" office:value="-117.44270854434629" table:formula="of:=[.H253]-[.C253]" table:style-name="ce2">
            <text:p>-117,4427085</text:p>
          </table:table-cell>
          <table:table-cell office:value-type="float" office:value="24.030706786781501" table:formula="of:=[.I253]-[.D253]" table:style-name="ce2">
            <text:p>24,03070679</text:p>
          </table:table-cell>
          <table:table-cell office:value-type="float" office:value="137.36738020168781" table:formula="of:=[.J253]-[.E253]" table:style-name="ce2">
            <text:p>137,3673802</text:p>
          </table:table-cell>
          <table:table-cell table:number-columns-repeated="16370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float" office:value="-53.302066663721099" table:style-name="ce2">
            <text:p>-53,30206666</text:p>
          </table:table-cell>
          <table:table-cell office:value-type="float" office:value="-19.839573283115001" table:style-name="ce2">
            <text:p>-19,83957328</text:p>
          </table:table-cell>
          <table:table-cell office:value-type="float" office:value="-29.5191955321595" table:style-name="ce2">
            <text:p>-29,51919553</text:p>
          </table:table-cell>
          <table:table-cell office:value-type="float" office:value="63.315733141378402" table:style-name="ce2">
            <text:p>63,31573314</text:p>
          </table:table-cell>
          <table:table-cell office:value-type="float" office:value="953" table:style-name="ce2">
            <text:p>953</text:p>
          </table:table-cell>
          <table:table-cell office:value-type="float" office:value="-25.334885557575799" table:style-name="ce2">
            <text:p>-25,33488556</text:p>
          </table:table-cell>
          <table:table-cell office:value-type="float" office:value="9.5200915448605095" table:style-name="ce2">
            <text:p>9,520091545</text:p>
          </table:table-cell>
          <table:table-cell office:value-type="float" office:value="-43.582805440907002" table:style-name="ce2">
            <text:p>-43,58280544</text:p>
          </table:table-cell>
          <table:table-cell office:value-type="float" office:value="51.577872918669101" table:style-name="ce2">
            <text:p>51,57787292</text:p>
          </table:table-cell>
          <table:table-cell office:value-type="float" office:value="27.967181106145301" table:formula="of:=[.G254]-[.B254]" table:style-name="ce2">
            <text:p>27,96718111</text:p>
          </table:table-cell>
          <table:table-cell office:value-type="float" office:value="29.359664827975511" table:formula="of:=[.H254]-[.C254]" table:style-name="ce2">
            <text:p>29,35966483</text:p>
          </table:table-cell>
          <table:table-cell office:value-type="float" office:value="-14.063609908747502" table:formula="of:=[.I254]-[.D254]" table:style-name="ce2">
            <text:p>-14,06360991</text:p>
          </table:table-cell>
          <table:table-cell office:value-type="float" office:value="-11.737860222709301" table:formula="of:=[.J254]-[.E254]" table:style-name="ce2">
            <text:p>-11,73786022</text:p>
          </table:table-cell>
          <table:table-cell table:number-columns-repeated="16370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float" office:value="-59.083476974794799" table:style-name="ce2">
            <text:p>-59,08347697</text:p>
          </table:table-cell>
          <table:table-cell office:value-type="float" office:value="-4.3175208572325499" table:style-name="ce2">
            <text:p>-4,317520857</text:p>
          </table:table-cell>
          <table:table-cell office:value-type="float" office:value="57.313259691804902" table:style-name="ce2">
            <text:p>57,31325969</text:p>
          </table:table-cell>
          <table:table-cell office:value-type="float" office:value="-65.530235378042406" table:style-name="ce2">
            <text:p>-65,53023538</text:p>
          </table:table-cell>
          <table:table-cell office:value-type="float" office:value="954" table:style-name="ce2">
            <text:p>954</text:p>
          </table:table-cell>
          <table:table-cell office:value-type="float" office:value="18.435546305779599" table:style-name="ce2">
            <text:p>18,43554631</text:p>
          </table:table-cell>
          <table:table-cell office:value-type="float" office:value="-23.385885117008499" table:style-name="ce2">
            <text:p>-23,38588512</text:p>
          </table:table-cell>
          <table:table-cell office:value-type="float" office:value="63.681689632899499" table:style-name="ce2">
            <text:p>63,68168963</text:p>
          </table:table-cell>
          <table:table-cell office:value-type="float" office:value="23.016818950013601" table:style-name="ce2">
            <text:p>23,01681895</text:p>
          </table:table-cell>
          <table:table-cell office:value-type="float" office:value="77.519023280574402" table:formula="of:=[.G255]-[.B255]" table:style-name="ce2">
            <text:p>77,51902328</text:p>
          </table:table-cell>
          <table:table-cell office:value-type="float" office:value="-19.068364259775947" table:formula="of:=[.H255]-[.C255]" table:style-name="ce2">
            <text:p>-19,06836426</text:p>
          </table:table-cell>
          <table:table-cell office:value-type="float" office:value="6.3684299410945968" table:formula="of:=[.I255]-[.D255]" table:style-name="ce2">
            <text:p>6,368429941</text:p>
          </table:table-cell>
          <table:table-cell office:value-type="float" office:value="88.547054328056007" table:formula="of:=[.J255]-[.E255]" table:style-name="ce2">
            <text:p>88,54705433</text:p>
          </table:table-cell>
          <table:table-cell table:number-columns-repeated="16370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float" office:value="-24.041036020549399" table:style-name="ce2">
            <text:p>-24,04103602</text:p>
          </table:table-cell>
          <table:table-cell office:value-type="float" office:value="-5.1418883182852504" table:style-name="ce2">
            <text:p>-5,141888318</text:p>
          </table:table-cell>
          <table:table-cell office:value-type="float" office:value="5.12007225231942" table:style-name="ce2">
            <text:p>5,120072252</text:p>
          </table:table-cell>
          <table:table-cell office:value-type="float" office:value="-56.562789457495199" table:style-name="ce2">
            <text:p>-56,56278946</text:p>
          </table:table-cell>
          <table:table-cell office:value-type="float" office:value="955" table:style-name="ce2">
            <text:p>955</text:p>
          </table:table-cell>
          <table:table-cell office:value-type="float" office:value="-2.1267901824359399" table:style-name="ce2">
            <text:p>-2,126790182</text:p>
          </table:table-cell>
          <table:table-cell office:value-type="float" office:value="-45.805513410438998" table:style-name="ce2">
            <text:p>-45,80551341</text:p>
          </table:table-cell>
          <table:table-cell office:value-type="float" office:value="55.648953950683499" table:style-name="ce2">
            <text:p>55,64895395</text:p>
          </table:table-cell>
          <table:table-cell office:value-type="float" office:value="-56.341141527377403" table:style-name="ce2">
            <text:p>-56,34114153</text:p>
          </table:table-cell>
          <table:table-cell office:value-type="float" office:value="21.914245838113459" table:formula="of:=[.G256]-[.B256]" table:style-name="ce2">
            <text:p>21,91424584</text:p>
          </table:table-cell>
          <table:table-cell office:value-type="float" office:value="-40.663625092153751" table:formula="of:=[.H256]-[.C256]" table:style-name="ce2">
            <text:p>-40,66362509</text:p>
          </table:table-cell>
          <table:table-cell office:value-type="float" office:value="50.528881698364081" table:formula="of:=[.I256]-[.D256]" table:style-name="ce2">
            <text:p>50,5288817</text:p>
          </table:table-cell>
          <table:table-cell office:value-type="float" office:value="0.22164793011779693" table:formula="of:=[.J256]-[.E256]" table:style-name="ce2">
            <text:p>0,22164793</text:p>
          </table:table-cell>
          <table:table-cell table:number-columns-repeated="16370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float" office:value="76.118697899574698" table:style-name="ce2">
            <text:p>76,1186979</text:p>
          </table:table-cell>
          <table:table-cell office:value-type="float" office:value="-52.077463154846903" table:style-name="ce2">
            <text:p>-52,07746315</text:p>
          </table:table-cell>
          <table:table-cell office:value-type="float" office:value="2.2114299479399602" table:style-name="ce2">
            <text:p>2,211429948</text:p>
          </table:table-cell>
          <table:table-cell office:value-type="float" office:value="55.287534617746701" table:style-name="ce2">
            <text:p>55,28753462</text:p>
          </table:table-cell>
          <table:table-cell office:value-type="float" office:value="956" table:style-name="ce2">
            <text:p>956</text:p>
          </table:table-cell>
          <table:table-cell office:value-type="float" office:value="-84.789006601346202" table:style-name="ce2">
            <text:p>-84,7890066</text:p>
          </table:table-cell>
          <table:table-cell office:value-type="float" office:value="22.059445437286499" table:style-name="ce2">
            <text:p>22,05944544</text:p>
          </table:table-cell>
          <table:table-cell office:value-type="float" office:value="-85.314004172927298" table:style-name="ce2">
            <text:p>-85,31400417</text:p>
          </table:table-cell>
          <table:table-cell office:value-type="float" office:value="-75.197938796648899" table:style-name="ce2">
            <text:p>-75,1979388</text:p>
          </table:table-cell>
          <table:table-cell office:value-type="float" office:value="-160.90770450092089" table:formula="of:=[.G257]-[.B257]" table:style-name="ce2">
            <text:p>-160,9077045</text:p>
          </table:table-cell>
          <table:table-cell office:value-type="float" office:value="74.136908592133409" table:formula="of:=[.H257]-[.C257]" table:style-name="ce2">
            <text:p>74,13690859</text:p>
          </table:table-cell>
          <table:table-cell office:value-type="float" office:value="-87.52543412086726" table:formula="of:=[.I257]-[.D257]" table:style-name="ce2">
            <text:p>-87,52543412</text:p>
          </table:table-cell>
          <table:table-cell office:value-type="float" office:value="-130.48547341439559" table:formula="of:=[.J257]-[.E257]" table:style-name="ce2">
            <text:p>-130,4854734</text:p>
          </table:table-cell>
          <table:table-cell table:number-columns-repeated="16370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64.224566156611303" table:style-name="ce2">
            <text:p>64,22456616</text:p>
          </table:table-cell>
          <table:table-cell office:value-type="float" office:value="36.385776877235699" table:style-name="ce2">
            <text:p>36,38577688</text:p>
          </table:table-cell>
          <table:table-cell office:value-type="float" office:value="62.794011741587099" table:style-name="ce2">
            <text:p>62,79401174</text:p>
          </table:table-cell>
          <table:table-cell office:value-type="float" office:value="39.574618565413203" table:style-name="ce2">
            <text:p>39,57461857</text:p>
          </table:table-cell>
          <table:table-cell office:value-type="float" office:value="957" table:style-name="ce2">
            <text:p>957</text:p>
          </table:table-cell>
          <table:table-cell office:value-type="float" office:value="40.103687186481402" table:style-name="ce2">
            <text:p>40,10368719</text:p>
          </table:table-cell>
          <table:table-cell office:value-type="float" office:value="-12.9749687999259" table:style-name="ce2">
            <text:p>-12,9749688</text:p>
          </table:table-cell>
          <table:table-cell office:value-type="float" office:value="9.9960810370330009" table:style-name="ce2">
            <text:p>9,996081037</text:p>
          </table:table-cell>
          <table:table-cell office:value-type="float" office:value="61.790111109659499" table:style-name="ce2">
            <text:p>61,79011111</text:p>
          </table:table-cell>
          <table:table-cell office:value-type="float" office:value="-24.120878970129901" table:formula="of:=[.G258]-[.B258]" table:style-name="ce2">
            <text:p>-24,12087897</text:p>
          </table:table-cell>
          <table:table-cell office:value-type="float" office:value="-49.360745677161603" table:formula="of:=[.H258]-[.C258]" table:style-name="ce2">
            <text:p>-49,36074568</text:p>
          </table:table-cell>
          <table:table-cell office:value-type="float" office:value="-52.797930704554098" table:formula="of:=[.I258]-[.D258]" table:style-name="ce2">
            <text:p>-52,7979307</text:p>
          </table:table-cell>
          <table:table-cell office:value-type="float" office:value="22.215492544246295" table:formula="of:=[.J258]-[.E258]" table:style-name="ce2">
            <text:p>22,21549254</text:p>
          </table:table-cell>
          <table:table-cell table:number-columns-repeated="16370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float" office:value="69.512724267682202" table:style-name="ce2">
            <text:p>69,51272427</text:p>
          </table:table-cell>
          <table:table-cell office:value-type="float" office:value="-1.37896123536363" table:style-name="ce2">
            <text:p>-1,378961235</text:p>
          </table:table-cell>
          <table:table-cell office:value-type="float" office:value="23.064326077706699" table:style-name="ce2">
            <text:p>23,06432608</text:p>
          </table:table-cell>
          <table:table-cell office:value-type="float" office:value="68.497056261008694" table:style-name="ce2">
            <text:p>68,49705626</text:p>
          </table:table-cell>
          <table:table-cell office:value-type="float" office:value="958" table:style-name="ce2">
            <text:p>958</text:p>
          </table:table-cell>
          <table:table-cell office:value-type="float" office:value="-35.883458679999698" table:style-name="ce2">
            <text:p>-35,88345868</text:p>
          </table:table-cell>
          <table:table-cell office:value-type="float" office:value="-88.617768104106503" table:style-name="ce2">
            <text:p>-88,6177681</text:p>
          </table:table-cell>
          <table:table-cell office:value-type="float" office:value="79.122038649836597" table:style-name="ce2">
            <text:p>79,12203865</text:p>
          </table:table-cell>
          <table:table-cell office:value-type="float" office:value="16.137700937211001" table:style-name="ce2">
            <text:p>16,13770094</text:p>
          </table:table-cell>
          <table:table-cell office:value-type="float" office:value="-105.39618294768189" table:formula="of:=[.G259]-[.B259]" table:style-name="ce2">
            <text:p>-105,3961829</text:p>
          </table:table-cell>
          <table:table-cell office:value-type="float" office:value="-87.23880686874287" table:formula="of:=[.H259]-[.C259]" table:style-name="ce2">
            <text:p>-87,23880687</text:p>
          </table:table-cell>
          <table:table-cell office:value-type="float" office:value="56.057712572129901" table:formula="of:=[.I259]-[.D259]" table:style-name="ce2">
            <text:p>56,05771257</text:p>
          </table:table-cell>
          <table:table-cell office:value-type="float" office:value="-52.359355323797693" table:formula="of:=[.J259]-[.E259]" table:style-name="ce2">
            <text:p>-52,35935532</text:p>
          </table:table-cell>
          <table:table-cell table:number-columns-repeated="16370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float" office:value="-38.538077423616897" table:style-name="ce2">
            <text:p>-38,53807742</text:p>
          </table:table-cell>
          <table:table-cell office:value-type="float" office:value="-70.904328783070994" table:style-name="ce2">
            <text:p>-70,90432878</text:p>
          </table:table-cell>
          <table:table-cell office:value-type="float" office:value="87.575324964186294" table:style-name="ce2">
            <text:p>87,57532496</text:p>
          </table:table-cell>
          <table:table-cell office:value-type="float" office:value="39.9680649685641" table:style-name="ce2">
            <text:p>39,96806497</text:p>
          </table:table-cell>
          <table:table-cell office:value-type="float" office:value="959" table:style-name="ce2">
            <text:p>959</text:p>
          </table:table-cell>
          <table:table-cell office:value-type="float" office:value="34.538284046196999" table:style-name="ce2">
            <text:p>34,53828405</text:p>
          </table:table-cell>
          <table:table-cell office:value-type="float" office:value="-75.036812809373899" table:style-name="ce2">
            <text:p>-75,03681281</text:p>
          </table:table-cell>
          <table:table-cell office:value-type="float" office:value="40.471602839621902" table:style-name="ce2">
            <text:p>40,47160284</text:p>
          </table:table-cell>
          <table:table-cell office:value-type="float" office:value="-51.739426988741002" table:style-name="ce2">
            <text:p>-51,73942699</text:p>
          </table:table-cell>
          <table:table-cell office:value-type="float" office:value="73.076361469813889" table:formula="of:=[.G260]-[.B260]" table:style-name="ce2">
            <text:p>73,07636147</text:p>
          </table:table-cell>
          <table:table-cell office:value-type="float" office:value="-4.1324840263029046" table:formula="of:=[.H260]-[.C260]" table:style-name="ce2">
            <text:p>-4,132484026</text:p>
          </table:table-cell>
          <table:table-cell office:value-type="float" office:value="-47.103722124564392" table:formula="of:=[.I260]-[.D260]" table:style-name="ce2">
            <text:p>-47,10372212</text:p>
          </table:table-cell>
          <table:table-cell office:value-type="float" office:value="-91.707491957305109" table:formula="of:=[.J260]-[.E260]" table:style-name="ce2">
            <text:p>-91,70749196</text:p>
          </table:table-cell>
          <table:table-cell table:number-columns-repeated="16370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float" office:value="35.256610709007298" table:style-name="ce2">
            <text:p>35,25661071</text:p>
          </table:table-cell>
          <table:table-cell office:value-type="float" office:value="18.694722060386798" table:style-name="ce2">
            <text:p>18,69472206</text:p>
          </table:table-cell>
          <table:table-cell office:value-type="float" office:value="31.611956713800399" table:style-name="ce2">
            <text:p>31,61195671</text:p>
          </table:table-cell>
          <table:table-cell office:value-type="float" office:value="22.344993197391599" table:style-name="ce2">
            <text:p>22,3449932</text:p>
          </table:table-cell>
          <table:table-cell office:value-type="float" office:value="960" table:style-name="ce2">
            <text:p>960</text:p>
          </table:table-cell>
          <table:table-cell office:value-type="float" office:value="-1.84938510764737" table:style-name="ce2">
            <text:p>-1,849385108</text:p>
          </table:table-cell>
          <table:table-cell office:value-type="float" office:value="-60.643374740407403" table:style-name="ce2">
            <text:p>-60,64337474</text:p>
          </table:table-cell>
          <table:table-cell office:value-type="float" office:value="-75.833906789665903" table:style-name="ce2">
            <text:p>-75,83390679</text:p>
          </table:table-cell>
          <table:table-cell office:value-type="float" office:value="48.168451578479299" table:style-name="ce2">
            <text:p>48,16845158</text:p>
          </table:table-cell>
          <table:table-cell office:value-type="float" office:value="-37.105995816654669" table:formula="of:=[.G261]-[.B261]" table:style-name="ce2">
            <text:p>-37,10599582</text:p>
          </table:table-cell>
          <table:table-cell office:value-type="float" office:value="-79.338096800794204" table:formula="of:=[.H261]-[.C261]" table:style-name="ce2">
            <text:p>-79,3380968</text:p>
          </table:table-cell>
          <table:table-cell office:value-type="float" office:value="-107.4458635034663" table:formula="of:=[.I261]-[.D261]" table:style-name="ce2">
            <text:p>-107,4458635</text:p>
          </table:table-cell>
          <table:table-cell office:value-type="float" office:value="25.823458381087701" table:formula="of:=[.J261]-[.E261]" table:style-name="ce2">
            <text:p>25,82345838</text:p>
          </table:table-cell>
          <table:table-cell table:number-columns-repeated="16370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float" office:value="51.978507440260501" table:style-name="ce2">
            <text:p>51,97850744</text:p>
          </table:table-cell>
          <table:table-cell office:value-type="float" office:value="64.504462229959401" table:style-name="ce2">
            <text:p>64,50446223</text:p>
          </table:table-cell>
          <table:table-cell office:value-type="float" office:value="-31.629272708943599" table:style-name="ce2">
            <text:p>-31,62927271</text:p>
          </table:table-cell>
          <table:table-cell office:value-type="float" office:value="-32.516627518959702" table:style-name="ce2">
            <text:p>-32,51662752</text:p>
          </table:table-cell>
          <table:table-cell office:value-type="float" office:value="961" table:style-name="ce2">
            <text:p>961</text:p>
          </table:table-cell>
          <table:table-cell office:value-type="float" office:value="6.8728360028905904" table:style-name="ce2">
            <text:p>6,872836003</text:p>
          </table:table-cell>
          <table:table-cell office:value-type="float" office:value="-88.552641232385199" table:style-name="ce2">
            <text:p>-88,55264123</text:p>
          </table:table-cell>
          <table:table-cell office:value-type="float" office:value="70.644111459881202" table:style-name="ce2">
            <text:p>70,64411146</text:p>
          </table:table-cell>
          <table:table-cell office:value-type="float" office:value="29.027434450436399" table:style-name="ce2">
            <text:p>29,02743445</text:p>
          </table:table-cell>
          <table:table-cell office:value-type="float" office:value="-45.105671437369907" table:formula="of:=[.G262]-[.B262]" table:style-name="ce2">
            <text:p>-45,10567144</text:p>
          </table:table-cell>
          <table:table-cell office:value-type="float" office:value="-153.0571034623446" table:formula="of:=[.H262]-[.C262]" table:style-name="ce2">
            <text:p>-153,0571035</text:p>
          </table:table-cell>
          <table:table-cell office:value-type="float" office:value="102.2733841688248" table:formula="of:=[.I262]-[.D262]" table:style-name="ce2">
            <text:p>102,2733842</text:p>
          </table:table-cell>
          <table:table-cell office:value-type="float" office:value="61.544061969396097" table:formula="of:=[.J262]-[.E262]" table:style-name="ce2">
            <text:p>61,54406197</text:p>
          </table:table-cell>
          <table:table-cell table:number-columns-repeated="16370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float" office:value="58.776374978705199" table:style-name="ce2">
            <text:p>58,77637498</text:p>
          </table:table-cell>
          <table:table-cell office:value-type="float" office:value="-80.492397556107505" table:style-name="ce2">
            <text:p>-80,49239756</text:p>
          </table:table-cell>
          <table:table-cell office:value-type="float" office:value="-29.018924465524901" table:style-name="ce2">
            <text:p>-29,01892447</text:p>
          </table:table-cell>
          <table:table-cell office:value-type="float" office:value="45.915380967963799" table:style-name="ce2">
            <text:p>45,91538097</text:p>
          </table:table-cell>
          <table:table-cell office:value-type="float" office:value="962" table:style-name="ce2">
            <text:p>962</text:p>
          </table:table-cell>
          <table:table-cell office:value-type="float" office:value="2.6586802700924399" table:style-name="ce2">
            <text:p>2,65868027</text:p>
          </table:table-cell>
          <table:table-cell office:value-type="float" office:value="10.820445452684201" table:style-name="ce2">
            <text:p>10,82044545</text:p>
          </table:table-cell>
          <table:table-cell office:value-type="float" office:value="-15.9627106813472" table:style-name="ce2">
            <text:p>-15,96271068</text:p>
          </table:table-cell>
          <table:table-cell office:value-type="float" office:value="-45.486359682339703" table:style-name="ce2">
            <text:p>-45,48635968</text:p>
          </table:table-cell>
          <table:table-cell office:value-type="float" office:value="-56.11769470861276" table:formula="of:=[.G263]-[.B263]" table:style-name="ce2">
            <text:p>-56,11769471</text:p>
          </table:table-cell>
          <table:table-cell office:value-type="float" office:value="91.312843008791702" table:formula="of:=[.H263]-[.C263]" table:style-name="ce2">
            <text:p>91,31284301</text:p>
          </table:table-cell>
          <table:table-cell office:value-type="float" office:value="13.0562137841777" table:formula="of:=[.I263]-[.D263]" table:style-name="ce2">
            <text:p>13,05621378</text:p>
          </table:table-cell>
          <table:table-cell office:value-type="float" office:value="-91.401740650303509" table:formula="of:=[.J263]-[.E263]" table:style-name="ce2">
            <text:p>-91,40174065</text:p>
          </table:table-cell>
          <table:table-cell table:number-columns-repeated="16370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float" office:value="65.761005225202297" table:style-name="ce2">
            <text:p>65,76100523</text:p>
          </table:table-cell>
          <table:table-cell office:value-type="float" office:value="65.407997788013205" table:style-name="ce2">
            <text:p>65,40799779</text:p>
          </table:table-cell>
          <table:table-cell office:value-type="float" office:value="-4.3255818296710302" table:style-name="ce2">
            <text:p>-4,32558183</text:p>
          </table:table-cell>
          <table:table-cell office:value-type="float" office:value="-25.245359709763498" table:style-name="ce2">
            <text:p>-25,24535971</text:p>
          </table:table-cell>
          <table:table-cell office:value-type="float" office:value="963" table:style-name="ce2">
            <text:p>963</text:p>
          </table:table-cell>
          <table:table-cell office:value-type="float" office:value="61.006924292252201" table:style-name="ce2">
            <text:p>61,00692429</text:p>
          </table:table-cell>
          <table:table-cell office:value-type="float" office:value="57.039821996321699" table:style-name="ce2">
            <text:p>57,039822</text:p>
          </table:table-cell>
          <table:table-cell office:value-type="float" office:value="41.494823338685002" table:style-name="ce2">
            <text:p>41,49482334</text:p>
          </table:table-cell>
          <table:table-cell office:value-type="float" office:value="-36.381245519664297" table:style-name="ce2">
            <text:p>-36,38124552</text:p>
          </table:table-cell>
          <table:table-cell office:value-type="float" office:value="-4.7540809329500959" table:formula="of:=[.G264]-[.B264]" table:style-name="ce2">
            <text:p>-4,754080933</text:p>
          </table:table-cell>
          <table:table-cell office:value-type="float" office:value="-8.368175791691506" table:formula="of:=[.H264]-[.C264]" table:style-name="ce2">
            <text:p>-8,368175792</text:p>
          </table:table-cell>
          <table:table-cell office:value-type="float" office:value="45.820405168356032" table:formula="of:=[.I264]-[.D264]" table:style-name="ce2">
            <text:p>45,82040517</text:p>
          </table:table-cell>
          <table:table-cell office:value-type="float" office:value="-11.135885809900799" table:formula="of:=[.J264]-[.E264]" table:style-name="ce2">
            <text:p>-11,13588581</text:p>
          </table:table-cell>
          <table:table-cell table:number-columns-repeated="16370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float" office:value="-16.594454296127001" table:style-name="ce2">
            <text:p>-16,5944543</text:p>
          </table:table-cell>
          <table:table-cell office:value-type="float" office:value="-32.498659023232001" table:style-name="ce2">
            <text:p>-32,49865902</text:p>
          </table:table-cell>
          <table:table-cell office:value-type="float" office:value="-1.4397513681966601" table:style-name="ce2">
            <text:p>-1,439751368</text:p>
          </table:table-cell>
          <table:table-cell office:value-type="float" office:value="0.32141960235438799" table:style-name="ce2">
            <text:p>0,321419602</text:p>
          </table:table-cell>
          <table:table-cell office:value-type="float" office:value="964" table:style-name="ce2">
            <text:p>964</text:p>
          </table:table-cell>
          <table:table-cell office:value-type="float" office:value="-7.7354397964118302" table:style-name="ce2">
            <text:p>-7,735439796</text:p>
          </table:table-cell>
          <table:table-cell office:value-type="float" office:value="70.435984327693404" table:style-name="ce2">
            <text:p>70,43598433</text:p>
          </table:table-cell>
          <table:table-cell office:value-type="float" office:value="-33.718265125918798" table:style-name="ce2">
            <text:p>-33,71826513</text:p>
          </table:table-cell>
          <table:table-cell office:value-type="float" office:value="-8.2748633689860291" table:style-name="ce2">
            <text:p>-8,274863369</text:p>
          </table:table-cell>
          <table:table-cell office:value-type="float" office:value="8.8590144997151707" table:formula="of:=[.G265]-[.B265]" table:style-name="ce2">
            <text:p>8,8590145</text:p>
          </table:table-cell>
          <table:table-cell office:value-type="float" office:value="102.9346433509254" table:formula="of:=[.H265]-[.C265]" table:style-name="ce2">
            <text:p>102,9346434</text:p>
          </table:table-cell>
          <table:table-cell office:value-type="float" office:value="-32.278513757722138" table:formula="of:=[.I265]-[.D265]" table:style-name="ce2">
            <text:p>-32,27851376</text:p>
          </table:table-cell>
          <table:table-cell office:value-type="float" office:value="-8.5962829713404165" table:formula="of:=[.J265]-[.E265]" table:style-name="ce2">
            <text:p>-8,596282971</text:p>
          </table:table-cell>
          <table:table-cell table:number-columns-repeated="16370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float" office:value="13.6301988902476" table:style-name="ce2">
            <text:p>13,63019889</text:p>
          </table:table-cell>
          <table:table-cell office:value-type="float" office:value="-16.716852647479602" table:style-name="ce2">
            <text:p>-16,71685265</text:p>
          </table:table-cell>
          <table:table-cell office:value-type="float" office:value="7.0271026561313699" table:style-name="ce2">
            <text:p>7,027102656</text:p>
          </table:table-cell>
          <table:table-cell office:value-type="float" office:value="-84.334759251572194" table:style-name="ce2">
            <text:p>-84,33475925</text:p>
          </table:table-cell>
          <table:table-cell office:value-type="float" office:value="965" table:style-name="ce2">
            <text:p>965</text:p>
          </table:table-cell>
          <table:table-cell office:value-type="float" office:value="-65.981095955766307" table:style-name="ce2">
            <text:p>-65,98109596</text:p>
          </table:table-cell>
          <table:table-cell office:value-type="float" office:value="19.9873213150384" table:style-name="ce2">
            <text:p>19,98732132</text:p>
          </table:table-cell>
          <table:table-cell office:value-type="float" office:value="-61.038022173326198" table:style-name="ce2">
            <text:p>-61,03802217</text:p>
          </table:table-cell>
          <table:table-cell office:value-type="float" office:value="-29.801457167260502" table:style-name="ce2">
            <text:p>-29,80145717</text:p>
          </table:table-cell>
          <table:table-cell office:value-type="float" office:value="-79.611294846013905" table:formula="of:=[.G266]-[.B266]" table:style-name="ce2">
            <text:p>-79,61129485</text:p>
          </table:table-cell>
          <table:table-cell office:value-type="float" office:value="36.704173962517999" table:formula="of:=[.H266]-[.C266]" table:style-name="ce2">
            <text:p>36,70417396</text:p>
          </table:table-cell>
          <table:table-cell office:value-type="float" office:value="-68.065124829457574" table:formula="of:=[.I266]-[.D266]" table:style-name="ce2">
            <text:p>-68,06512483</text:p>
          </table:table-cell>
          <table:table-cell office:value-type="float" office:value="54.533302084311693" table:formula="of:=[.J266]-[.E266]" table:style-name="ce2">
            <text:p>54,53330208</text:p>
          </table:table-cell>
          <table:table-cell table:number-columns-repeated="16370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float" office:value="23.7398043257386" table:style-name="ce2">
            <text:p>23,73980433</text:p>
          </table:table-cell>
          <table:table-cell office:value-type="float" office:value="-23.784927528775501" table:style-name="ce2">
            <text:p>-23,78492753</text:p>
          </table:table-cell>
          <table:table-cell office:value-type="float" office:value="-25.555912496016301" table:style-name="ce2">
            <text:p>-25,5559125</text:p>
          </table:table-cell>
          <table:table-cell office:value-type="float" office:value="-11.596889820943799" table:style-name="ce2">
            <text:p>-11,59688982</text:p>
          </table:table-cell>
          <table:table-cell office:value-type="float" office:value="966" table:style-name="ce2">
            <text:p>966</text:p>
          </table:table-cell>
          <table:table-cell office:value-type="float" office:value="59.231898767900297" table:style-name="ce2">
            <text:p>59,23189877</text:p>
          </table:table-cell>
          <table:table-cell office:value-type="float" office:value="-56.076402569507003" table:style-name="ce2">
            <text:p>-56,07640257</text:p>
          </table:table-cell>
          <table:table-cell office:value-type="float" office:value="43.071863552239698" table:style-name="ce2">
            <text:p>43,07186355</text:p>
          </table:table-cell>
          <table:table-cell office:value-type="float" office:value="4.6038660076970999" table:style-name="ce2">
            <text:p>4,603866008</text:p>
          </table:table-cell>
          <table:table-cell office:value-type="float" office:value="35.492094442161701" table:formula="of:=[.G267]-[.B267]" table:style-name="ce2">
            <text:p>35,49209444</text:p>
          </table:table-cell>
          <table:table-cell office:value-type="float" office:value="-32.291475040731498" table:formula="of:=[.H267]-[.C267]" table:style-name="ce2">
            <text:p>-32,29147504</text:p>
          </table:table-cell>
          <table:table-cell office:value-type="float" office:value="68.627776048255996" table:formula="of:=[.I267]-[.D267]" table:style-name="ce2">
            <text:p>68,62777605</text:p>
          </table:table-cell>
          <table:table-cell office:value-type="float" office:value="16.200755828640901" table:formula="of:=[.J267]-[.E267]" table:style-name="ce2">
            <text:p>16,20075583</text:p>
          </table:table-cell>
          <table:table-cell table:number-columns-repeated="16370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float" office:value="-44.9351980632809" table:style-name="ce2">
            <text:p>-44,93519806</text:p>
          </table:table-cell>
          <table:table-cell office:value-type="float" office:value="-3.2391839562770999" table:style-name="ce2">
            <text:p>-3,239183956</text:p>
          </table:table-cell>
          <table:table-cell office:value-type="float" office:value="40.115164438592899" table:style-name="ce2">
            <text:p>40,11516444</text:p>
          </table:table-cell>
          <table:table-cell office:value-type="float" office:value="-22.785461301486102" table:style-name="ce2">
            <text:p>-22,7854613</text:p>
          </table:table-cell>
          <table:table-cell office:value-type="float" office:value="967" table:style-name="ce2">
            <text:p>967</text:p>
          </table:table-cell>
          <table:table-cell office:value-type="float" office:value="-42.766226552448501" table:style-name="ce2">
            <text:p>-42,76622655</text:p>
          </table:table-cell>
          <table:table-cell office:value-type="float" office:value="53.651834034009198" table:style-name="ce2">
            <text:p>53,65183403</text:p>
          </table:table-cell>
          <table:table-cell office:value-type="float" office:value="64.872214387869107" table:style-name="ce2">
            <text:p>64,87221439</text:p>
          </table:table-cell>
          <table:table-cell office:value-type="float" office:value="23.066115769042899" table:style-name="ce2">
            <text:p>23,06611577</text:p>
          </table:table-cell>
          <table:table-cell office:value-type="float" office:value="2.1689715108323995" table:formula="of:=[.G268]-[.B268]" table:style-name="ce2">
            <text:p>2,168971511</text:p>
          </table:table-cell>
          <table:table-cell office:value-type="float" office:value="56.891017990286301" table:formula="of:=[.H268]-[.C268]" table:style-name="ce2">
            <text:p>56,89101799</text:p>
          </table:table-cell>
          <table:table-cell office:value-type="float" office:value="24.757049949276208" table:formula="of:=[.I268]-[.D268]" table:style-name="ce2">
            <text:p>24,75704995</text:p>
          </table:table-cell>
          <table:table-cell office:value-type="float" office:value="45.851577070529004" table:formula="of:=[.J268]-[.E268]" table:style-name="ce2">
            <text:p>45,85157707</text:p>
          </table:table-cell>
          <table:table-cell table:number-columns-repeated="16370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float" office:value="-18.076611166636301" table:style-name="ce2">
            <text:p>-18,07661117</text:p>
          </table:table-cell>
          <table:table-cell office:value-type="float" office:value="6.2918115414042299" table:style-name="ce2">
            <text:p>6,291811541</text:p>
          </table:table-cell>
          <table:table-cell office:value-type="float" office:value="-79.733443397457606" table:style-name="ce2">
            <text:p>-79,7334434</text:p>
          </table:table-cell>
          <table:table-cell office:value-type="float" office:value="7.2400780751515299" table:style-name="ce2">
            <text:p>7,240078075</text:p>
          </table:table-cell>
          <table:table-cell office:value-type="float" office:value="968" table:style-name="ce2">
            <text:p>968</text:p>
          </table:table-cell>
          <table:table-cell office:value-type="float" office:value="-42.309175527262497" table:style-name="ce2">
            <text:p>-42,30917553</text:p>
          </table:table-cell>
          <table:table-cell office:value-type="float" office:value="-85.572576427747293" table:style-name="ce2">
            <text:p>-85,57257643</text:p>
          </table:table-cell>
          <table:table-cell office:value-type="float" office:value="-40.667582886875003" table:style-name="ce2">
            <text:p>-40,66758289</text:p>
          </table:table-cell>
          <table:table-cell office:value-type="float" office:value="-75.422333043163803" table:style-name="ce2">
            <text:p>-75,42233304</text:p>
          </table:table-cell>
          <table:table-cell office:value-type="float" office:value="-24.232564360626196" table:formula="of:=[.G269]-[.B269]" table:style-name="ce2">
            <text:p>-24,23256436</text:p>
          </table:table-cell>
          <table:table-cell office:value-type="float" office:value="-91.864387969151522" table:formula="of:=[.H269]-[.C269]" table:style-name="ce2">
            <text:p>-91,86438797</text:p>
          </table:table-cell>
          <table:table-cell office:value-type="float" office:value="39.065860510582603" table:formula="of:=[.I269]-[.D269]" table:style-name="ce2">
            <text:p>39,06586051</text:p>
          </table:table-cell>
          <table:table-cell office:value-type="float" office:value="-82.662411118315333" table:formula="of:=[.J269]-[.E269]" table:style-name="ce2">
            <text:p>-82,66241112</text:p>
          </table:table-cell>
          <table:table-cell table:number-columns-repeated="16370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float" office:value="-87.549611898532703" table:style-name="ce2">
            <text:p>-87,5496119</text:p>
          </table:table-cell>
          <table:table-cell office:value-type="float" office:value="-62.039974896590103" table:style-name="ce2">
            <text:p>-62,0399749</text:p>
          </table:table-cell>
          <table:table-cell office:value-type="float" office:value="-83.055121542568898" table:style-name="ce2">
            <text:p>-83,05512154</text:p>
          </table:table-cell>
          <table:table-cell office:value-type="float" office:value="-89.108400816978303" table:style-name="ce2">
            <text:p>-89,10840082</text:p>
          </table:table-cell>
          <table:table-cell office:value-type="float" office:value="969" table:style-name="ce2">
            <text:p>969</text:p>
          </table:table-cell>
          <table:table-cell office:value-type="float" office:value="70.968703522568802" table:style-name="ce2">
            <text:p>70,96870352</text:p>
          </table:table-cell>
          <table:table-cell office:value-type="float" office:value="-66.773503048781393" table:style-name="ce2">
            <text:p>-66,77350305</text:p>
          </table:table-cell>
          <table:table-cell office:value-type="float" office:value="80.904189070898695" table:style-name="ce2">
            <text:p>80,90418907</text:p>
          </table:table-cell>
          <table:table-cell office:value-type="float" office:value="-63.649417508011197" table:style-name="ce2">
            <text:p>-63,64941751</text:p>
          </table:table-cell>
          <table:table-cell office:value-type="float" office:value="158.51831542110151" table:formula="of:=[.G270]-[.B270]" table:style-name="ce2">
            <text:p>158,5183154</text:p>
          </table:table-cell>
          <table:table-cell office:value-type="float" office:value="-4.7335281521912904" table:formula="of:=[.H270]-[.C270]" table:style-name="ce2">
            <text:p>-4,733528152</text:p>
          </table:table-cell>
          <table:table-cell office:value-type="float" office:value="163.95931061346761" table:formula="of:=[.I270]-[.D270]" table:style-name="ce2">
            <text:p>163,9593106</text:p>
          </table:table-cell>
          <table:table-cell office:value-type="float" office:value="25.458983308967106" table:formula="of:=[.J270]-[.E270]" table:style-name="ce2">
            <text:p>25,45898331</text:p>
          </table:table-cell>
          <table:table-cell table:number-columns-repeated="16370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float" office:value="10.354910369004999" table:style-name="ce2">
            <text:p>10,35491037</text:p>
          </table:table-cell>
          <table:table-cell office:value-type="float" office:value="75.685948677075103" table:style-name="ce2">
            <text:p>75,68594868</text:p>
          </table:table-cell>
          <table:table-cell office:value-type="float" office:value="23.467716765807499" table:style-name="ce2">
            <text:p>23,46771677</text:p>
          </table:table-cell>
          <table:table-cell office:value-type="float" office:value="62.0948660748737" table:style-name="ce2">
            <text:p>62,09486607</text:p>
          </table:table-cell>
          <table:table-cell office:value-type="float" office:value="970" table:style-name="ce2">
            <text:p>970</text:p>
          </table:table-cell>
          <table:table-cell office:value-type="float" office:value="-80.444386373681795" table:style-name="ce2">
            <text:p>-80,44438637</text:p>
          </table:table-cell>
          <table:table-cell office:value-type="float" office:value="-74.001232996215194" table:style-name="ce2">
            <text:p>-74,001233</text:p>
          </table:table-cell>
          <table:table-cell office:value-type="float" office:value="-49.615168913142902" table:style-name="ce2">
            <text:p>-49,61516891</text:p>
          </table:table-cell>
          <table:table-cell office:value-type="float" office:value="-18.6917572106763" table:style-name="ce2">
            <text:p>-18,69175721</text:p>
          </table:table-cell>
          <table:table-cell office:value-type="float" office:value="-90.799296742686792" table:formula="of:=[.G271]-[.B271]" table:style-name="ce2">
            <text:p>-90,79929674</text:p>
          </table:table-cell>
          <table:table-cell office:value-type="float" office:value="-149.6871816732903" table:formula="of:=[.H271]-[.C271]" table:style-name="ce2">
            <text:p>-149,6871817</text:p>
          </table:table-cell>
          <table:table-cell office:value-type="float" office:value="-73.082885678950404" table:formula="of:=[.I271]-[.D271]" table:style-name="ce2">
            <text:p>-73,08288568</text:p>
          </table:table-cell>
          <table:table-cell office:value-type="float" office:value="-80.786623285550007" table:formula="of:=[.J271]-[.E271]" table:style-name="ce2">
            <text:p>-80,78662329</text:p>
          </table:table-cell>
          <table:table-cell table:number-columns-repeated="16370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float" office:value="-37.037290741925801" table:style-name="ce2">
            <text:p>-37,03729074</text:p>
          </table:table-cell>
          <table:table-cell office:value-type="float" office:value="-5.6341422293976597" table:style-name="ce2">
            <text:p>-5,634142229</text:p>
          </table:table-cell>
          <table:table-cell office:value-type="float" office:value="-1.8355066422702899" table:style-name="ce2">
            <text:p>-1,835506642</text:p>
          </table:table-cell>
          <table:table-cell office:value-type="float" office:value="85.194062332800598" table:style-name="ce2">
            <text:p>85,19406233</text:p>
          </table:table-cell>
          <table:table-cell office:value-type="float" office:value="971" table:style-name="ce2">
            <text:p>971</text:p>
          </table:table-cell>
          <table:table-cell office:value-type="float" office:value="54.214957705989903" table:style-name="ce2">
            <text:p>54,21495771</text:p>
          </table:table-cell>
          <table:table-cell office:value-type="float" office:value="70.731991485756396" table:style-name="ce2">
            <text:p>70,73199149</text:p>
          </table:table-cell>
          <table:table-cell office:value-type="float" office:value="-55.997638171239402" table:style-name="ce2">
            <text:p>-55,99763817</text:p>
          </table:table-cell>
          <table:table-cell office:value-type="float" office:value="-84.664196540461504" table:style-name="ce2">
            <text:p>-84,66419654</text:p>
          </table:table-cell>
          <table:table-cell office:value-type="float" office:value="91.252248447915704" table:formula="of:=[.G272]-[.B272]" table:style-name="ce2">
            <text:p>91,25224845</text:p>
          </table:table-cell>
          <table:table-cell office:value-type="float" office:value="76.366133715154049" table:formula="of:=[.H272]-[.C272]" table:style-name="ce2">
            <text:p>76,36613372</text:p>
          </table:table-cell>
          <table:table-cell office:value-type="float" office:value="-54.162131528969113" table:formula="of:=[.I272]-[.D272]" table:style-name="ce2">
            <text:p>-54,16213153</text:p>
          </table:table-cell>
          <table:table-cell office:value-type="float" office:value="-169.85825887326212" table:formula="of:=[.J272]-[.E272]" table:style-name="ce2">
            <text:p>-169,8582589</text:p>
          </table:table-cell>
          <table:table-cell table:number-columns-repeated="16370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float" office:value="72.268686117381307" table:style-name="ce2">
            <text:p>72,26868612</text:p>
          </table:table-cell>
          <table:table-cell office:value-type="float" office:value="-83.683883823419393" table:style-name="ce2">
            <text:p>-83,68388382</text:p>
          </table:table-cell>
          <table:table-cell office:value-type="float" office:value="-76.511718886918899" table:style-name="ce2">
            <text:p>-76,51171889</text:p>
          </table:table-cell>
          <table:table-cell office:value-type="float" office:value="35.709722885060501" table:style-name="ce2">
            <text:p>35,70972289</text:p>
          </table:table-cell>
          <table:table-cell office:value-type="float" office:value="972" table:style-name="ce2">
            <text:p>972</text:p>
          </table:table-cell>
          <table:table-cell office:value-type="float" office:value="-14.835576629694801" table:style-name="ce2">
            <text:p>-14,83557663</text:p>
          </table:table-cell>
          <table:table-cell office:value-type="float" office:value="31.031166123135201" table:style-name="ce2">
            <text:p>31,03116612</text:p>
          </table:table-cell>
          <table:table-cell office:value-type="float" office:value="0.112345528394796" table:style-name="ce2">
            <text:p>0,112345528</text:p>
          </table:table-cell>
          <table:table-cell office:value-type="float" office:value="-7.5181075086023901" table:style-name="ce2">
            <text:p>-7,518107509</text:p>
          </table:table-cell>
          <table:table-cell office:value-type="float" office:value="-87.104262747076106" table:formula="of:=[.G273]-[.B273]" table:style-name="ce2">
            <text:p>-87,10426275</text:p>
          </table:table-cell>
          <table:table-cell office:value-type="float" office:value="114.71504994655459" table:formula="of:=[.H273]-[.C273]" table:style-name="ce2">
            <text:p>114,7150499</text:p>
          </table:table-cell>
          <table:table-cell office:value-type="float" office:value="76.624064415313697" table:formula="of:=[.I273]-[.D273]" table:style-name="ce2">
            <text:p>76,62406442</text:p>
          </table:table-cell>
          <table:table-cell office:value-type="float" office:value="-43.227830393662892" table:formula="of:=[.J273]-[.E273]" table:style-name="ce2">
            <text:p>-43,22783039</text:p>
          </table:table-cell>
          <table:table-cell table:number-columns-repeated="16370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float" office:value="-72.488725962560295" table:style-name="ce2">
            <text:p>-72,48872596</text:p>
          </table:table-cell>
          <table:table-cell office:value-type="float" office:value="5.1539718187660002" table:style-name="ce2">
            <text:p>5,153971819</text:p>
          </table:table-cell>
          <table:table-cell office:value-type="float" office:value="34.007960899434103" table:style-name="ce2">
            <text:p>34,0079609</text:p>
          </table:table-cell>
          <table:table-cell office:value-type="float" office:value="-76.335473887252704" table:style-name="ce2">
            <text:p>-76,33547389</text:p>
          </table:table-cell>
          <table:table-cell office:value-type="float" office:value="973" table:style-name="ce2">
            <text:p>973</text:p>
          </table:table-cell>
          <table:table-cell office:value-type="float" office:value="-21.422873228015401" table:style-name="ce2">
            <text:p>-21,42287323</text:p>
          </table:table-cell>
          <table:table-cell office:value-type="float" office:value="22.777048691252499" table:style-name="ce2">
            <text:p>22,77704869</text:p>
          </table:table-cell>
          <table:table-cell office:value-type="float" office:value="69.515749613935299" table:style-name="ce2">
            <text:p>69,51574961</text:p>
          </table:table-cell>
          <table:table-cell office:value-type="float" office:value="1.44540916016006" table:style-name="ce2">
            <text:p>1,44540916</text:p>
          </table:table-cell>
          <table:table-cell office:value-type="float" office:value="51.06585273454489" table:formula="of:=[.G274]-[.B274]" table:style-name="ce2">
            <text:p>51,06585273</text:p>
          </table:table-cell>
          <table:table-cell office:value-type="float" office:value="17.6230768724865" table:formula="of:=[.H274]-[.C274]" table:style-name="ce2">
            <text:p>17,62307687</text:p>
          </table:table-cell>
          <table:table-cell office:value-type="float" office:value="35.507788714501196" table:formula="of:=[.I274]-[.D274]" table:style-name="ce2">
            <text:p>35,50778871</text:p>
          </table:table-cell>
          <table:table-cell office:value-type="float" office:value="77.780883047412757" table:formula="of:=[.J274]-[.E274]" table:style-name="ce2">
            <text:p>77,78088305</text:p>
          </table:table-cell>
          <table:table-cell table:number-columns-repeated="16370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float" office:value="-77.1239720145538" table:style-name="ce2">
            <text:p>-77,12397201</text:p>
          </table:table-cell>
          <table:table-cell office:value-type="float" office:value="20.880405228290101" table:style-name="ce2">
            <text:p>20,88040523</text:p>
          </table:table-cell>
          <table:table-cell office:value-type="float" office:value="-13.1638938606088" table:style-name="ce2">
            <text:p>-13,16389386</text:p>
          </table:table-cell>
          <table:table-cell office:value-type="float" office:value="-43.195446934411997" table:style-name="ce2">
            <text:p>-43,19544693</text:p>
          </table:table-cell>
          <table:table-cell office:value-type="float" office:value="974" table:style-name="ce2">
            <text:p>974</text:p>
          </table:table-cell>
          <table:table-cell office:value-type="float" office:value="-5.38547001669669" table:style-name="ce2">
            <text:p>-5,385470017</text:p>
          </table:table-cell>
          <table:table-cell office:value-type="float" office:value="-77.052165052176605" table:style-name="ce2">
            <text:p>-77,05216505</text:p>
          </table:table-cell>
          <table:table-cell office:value-type="float" office:value="78.526793328446502" table:style-name="ce2">
            <text:p>78,52679333</text:p>
          </table:table-cell>
          <table:table-cell office:value-type="float" office:value="-20.9241958027606" table:style-name="ce2">
            <text:p>-20,9241958</text:p>
          </table:table-cell>
          <table:table-cell office:value-type="float" office:value="71.738501997857114" table:formula="of:=[.G275]-[.B275]" table:style-name="ce2">
            <text:p>71,738502</text:p>
          </table:table-cell>
          <table:table-cell office:value-type="float" office:value="-97.932570280466706" table:formula="of:=[.H275]-[.C275]" table:style-name="ce2">
            <text:p>-97,93257028</text:p>
          </table:table-cell>
          <table:table-cell office:value-type="float" office:value="91.690687189055296" table:formula="of:=[.I275]-[.D275]" table:style-name="ce2">
            <text:p>91,69068719</text:p>
          </table:table-cell>
          <table:table-cell office:value-type="float" office:value="22.271251131651397" table:formula="of:=[.J275]-[.E275]" table:style-name="ce2">
            <text:p>22,27125113</text:p>
          </table:table-cell>
          <table:table-cell table:number-columns-repeated="16370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float" office:value="-56.247043430791102" table:style-name="ce2">
            <text:p>-56,24704343</text:p>
          </table:table-cell>
          <table:table-cell office:value-type="float" office:value="-51.145892342408601" table:style-name="ce2">
            <text:p>-51,14589234</text:p>
          </table:table-cell>
          <table:table-cell office:value-type="float" office:value="-51.196434826982603" table:style-name="ce2">
            <text:p>-51,19643483</text:p>
          </table:table-cell>
          <table:table-cell office:value-type="float" office:value="-0.46746899394014901" table:style-name="ce2">
            <text:p>-0,467468994</text:p>
          </table:table-cell>
          <table:table-cell office:value-type="float" office:value="975" table:style-name="ce2">
            <text:p>975</text:p>
          </table:table-cell>
          <table:table-cell office:value-type="float" office:value="24.0426532799925" table:style-name="ce2">
            <text:p>24,04265328</text:p>
          </table:table-cell>
          <table:table-cell office:value-type="float" office:value="-40.727104602372201" table:style-name="ce2">
            <text:p>-40,7271046</text:p>
          </table:table-cell>
          <table:table-cell office:value-type="float" office:value="-44.100360706095302" table:style-name="ce2">
            <text:p>-44,10036071</text:p>
          </table:table-cell>
          <table:table-cell office:value-type="float" office:value="45.043817822787098" table:style-name="ce2">
            <text:p>45,04381782</text:p>
          </table:table-cell>
          <table:table-cell office:value-type="float" office:value="80.289696710783602" table:formula="of:=[.G276]-[.B276]" table:style-name="ce2">
            <text:p>80,28969671</text:p>
          </table:table-cell>
          <table:table-cell office:value-type="float" office:value="10.4187877400364" table:formula="of:=[.H276]-[.C276]" table:style-name="ce2">
            <text:p>10,41878774</text:p>
          </table:table-cell>
          <table:table-cell office:value-type="float" office:value="7.0960741208873017" table:formula="of:=[.I276]-[.D276]" table:style-name="ce2">
            <text:p>7,096074121</text:p>
          </table:table-cell>
          <table:table-cell office:value-type="float" office:value="45.51128681672725" table:formula="of:=[.J276]-[.E276]" table:style-name="ce2">
            <text:p>45,51128682</text:p>
          </table:table-cell>
          <table:table-cell table:number-columns-repeated="16370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float" office:value="-65.904267031392806" table:style-name="ce2">
            <text:p>-65,90426703</text:p>
          </table:table-cell>
          <table:table-cell office:value-type="float" office:value="14.384021808788599" table:style-name="ce2">
            <text:p>14,38402181</text:p>
          </table:table-cell>
          <table:table-cell office:value-type="float" office:value="63.738771528189801" table:style-name="ce2">
            <text:p>63,73877153</text:p>
          </table:table-cell>
          <table:table-cell office:value-type="float" office:value="32.221698869749801" table:style-name="ce2">
            <text:p>32,22169887</text:p>
          </table:table-cell>
          <table:table-cell office:value-type="float" office:value="976" table:style-name="ce2">
            <text:p>976</text:p>
          </table:table-cell>
          <table:table-cell office:value-type="float" office:value="54.782775923977198" table:style-name="ce2">
            <text:p>54,78277592</text:p>
          </table:table-cell>
          <table:table-cell office:value-type="float" office:value="19.1450296952172" table:style-name="ce2">
            <text:p>19,1450297</text:p>
          </table:table-cell>
          <table:table-cell office:value-type="float" office:value="-65.894791684821101" table:style-name="ce2">
            <text:p>-65,89479168</text:p>
          </table:table-cell>
          <table:table-cell office:value-type="float" office:value="19.956552204429901" table:style-name="ce2">
            <text:p>19,9565522</text:p>
          </table:table-cell>
          <table:table-cell office:value-type="float" office:value="120.68704295537" table:formula="of:=[.G277]-[.B277]" table:style-name="ce2">
            <text:p>120,687043</text:p>
          </table:table-cell>
          <table:table-cell office:value-type="float" office:value="4.761007886428601" table:formula="of:=[.H277]-[.C277]" table:style-name="ce2">
            <text:p>4,761007886</text:p>
          </table:table-cell>
          <table:table-cell office:value-type="float" office:value="-129.63356321301092" table:formula="of:=[.I277]-[.D277]" table:style-name="ce2">
            <text:p>-129,6335632</text:p>
          </table:table-cell>
          <table:table-cell office:value-type="float" office:value="-12.2651466653199" table:formula="of:=[.J277]-[.E277]" table:style-name="ce2">
            <text:p>-12,26514667</text:p>
          </table:table-cell>
          <table:table-cell table:number-columns-repeated="16370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float" office:value="22.9912811708672" table:style-name="ce2">
            <text:p>22,99128117</text:p>
          </table:table-cell>
          <table:table-cell office:value-type="float" office:value="-45.345820787846897" table:style-name="ce2">
            <text:p>-45,34582079</text:p>
          </table:table-cell>
          <table:table-cell office:value-type="float" office:value="-55.690698834726398" table:style-name="ce2">
            <text:p>-55,69069883</text:p>
          </table:table-cell>
          <table:table-cell office:value-type="float" office:value="88.371872367279494" table:style-name="ce2">
            <text:p>88,37187237</text:p>
          </table:table-cell>
          <table:table-cell office:value-type="float" office:value="977" table:style-name="ce2">
            <text:p>977</text:p>
          </table:table-cell>
          <table:table-cell office:value-type="float" office:value="41.177768483239497" table:style-name="ce2">
            <text:p>41,17776848</text:p>
          </table:table-cell>
          <table:table-cell office:value-type="float" office:value="-30.0497014048503" table:style-name="ce2">
            <text:p>-30,0497014</text:p>
          </table:table-cell>
          <table:table-cell office:value-type="float" office:value="20.176962152828398" table:style-name="ce2">
            <text:p>20,17696215</text:p>
          </table:table-cell>
          <table:table-cell office:value-type="float" office:value="39.876023828742397" table:style-name="ce2">
            <text:p>39,87602383</text:p>
          </table:table-cell>
          <table:table-cell office:value-type="float" office:value="18.186487312372297" table:formula="of:=[.G278]-[.B278]" table:style-name="ce2">
            <text:p>18,18648731</text:p>
          </table:table-cell>
          <table:table-cell office:value-type="float" office:value="15.296119382996597" table:formula="of:=[.H278]-[.C278]" table:style-name="ce2">
            <text:p>15,29611938</text:p>
          </table:table-cell>
          <table:table-cell office:value-type="float" office:value="75.8676609875548" table:formula="of:=[.I278]-[.D278]" table:style-name="ce2">
            <text:p>75,86766099</text:p>
          </table:table-cell>
          <table:table-cell office:value-type="float" office:value="-48.495848538537096" table:formula="of:=[.J278]-[.E278]" table:style-name="ce2">
            <text:p>-48,49584854</text:p>
          </table:table-cell>
          <table:table-cell table:number-columns-repeated="16370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float" office:value="-60.539520140331398" table:style-name="ce2">
            <text:p>-60,53952014</text:p>
          </table:table-cell>
          <table:table-cell office:value-type="float" office:value="53.536630585951997" table:style-name="ce2">
            <text:p>53,53663059</text:p>
          </table:table-cell>
          <table:table-cell office:value-type="float" office:value="-59.685233660329402" table:style-name="ce2">
            <text:p>-59,68523366</text:p>
          </table:table-cell>
          <table:table-cell office:value-type="float" office:value="-64.093855220596694" table:style-name="ce2">
            <text:p>-64,09385522</text:p>
          </table:table-cell>
          <table:table-cell office:value-type="float" office:value="978" table:style-name="ce2">
            <text:p>978</text:p>
          </table:table-cell>
          <table:table-cell office:value-type="float" office:value="-19.396747981139001" table:style-name="ce2">
            <text:p>-19,39674798</text:p>
          </table:table-cell>
          <table:table-cell office:value-type="float" office:value="-79.783251711550193" table:style-name="ce2">
            <text:p>-79,78325171</text:p>
          </table:table-cell>
          <table:table-cell office:value-type="float" office:value="-47.068540440255603" table:style-name="ce2">
            <text:p>-47,06854044</text:p>
          </table:table-cell>
          <table:table-cell office:value-type="float" office:value="19.6447993378784" table:style-name="ce2">
            <text:p>19,64479934</text:p>
          </table:table-cell>
          <table:table-cell office:value-type="float" office:value="41.142772159192397" table:formula="of:=[.G279]-[.B279]" table:style-name="ce2">
            <text:p>41,14277216</text:p>
          </table:table-cell>
          <table:table-cell office:value-type="float" office:value="-133.3198822975022" table:formula="of:=[.H279]-[.C279]" table:style-name="ce2">
            <text:p>-133,3198823</text:p>
          </table:table-cell>
          <table:table-cell office:value-type="float" office:value="12.616693220073799" table:formula="of:=[.I279]-[.D279]" table:style-name="ce2">
            <text:p>12,61669322</text:p>
          </table:table-cell>
          <table:table-cell office:value-type="float" office:value="83.738654558475091" table:formula="of:=[.J279]-[.E279]" table:style-name="ce2">
            <text:p>83,73865456</text:p>
          </table:table-cell>
          <table:table-cell table:number-columns-repeated="16370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float" office:value="62.230230220996603" table:style-name="ce2">
            <text:p>62,23023022</text:p>
          </table:table-cell>
          <table:table-cell office:value-type="float" office:value="-21.732618329708799" table:style-name="ce2">
            <text:p>-21,73261833</text:p>
          </table:table-cell>
          <table:table-cell office:value-type="float" office:value="-54.997371833187103" table:style-name="ce2">
            <text:p>-54,99737183</text:p>
          </table:table-cell>
          <table:table-cell office:value-type="float" office:value="14.166687288559" table:style-name="ce2">
            <text:p>14,16668729</text:p>
          </table:table-cell>
          <table:table-cell office:value-type="float" office:value="979" table:style-name="ce2">
            <text:p>979</text:p>
          </table:table-cell>
          <table:table-cell office:value-type="float" office:value="-20.7622634951578" table:style-name="ce2">
            <text:p>-20,7622635</text:p>
          </table:table-cell>
          <table:table-cell office:value-type="float" office:value="-39.088407785125199" table:style-name="ce2">
            <text:p>-39,08840779</text:p>
          </table:table-cell>
          <table:table-cell office:value-type="float" office:value="-5.2745193735274896" table:style-name="ce2">
            <text:p>-5,274519374</text:p>
          </table:table-cell>
          <table:table-cell office:value-type="float" office:value="62.427192793672603" table:style-name="ce2">
            <text:p>62,42719279</text:p>
          </table:table-cell>
          <table:table-cell office:value-type="float" office:value="-82.992493716154399" table:formula="of:=[.G280]-[.B280]" table:style-name="ce2">
            <text:p>-82,99249372</text:p>
          </table:table-cell>
          <table:table-cell office:value-type="float" office:value="-17.355789455416399" table:formula="of:=[.H280]-[.C280]" table:style-name="ce2">
            <text:p>-17,35578946</text:p>
          </table:table-cell>
          <table:table-cell office:value-type="float" office:value="49.722852459659613" table:formula="of:=[.I280]-[.D280]" table:style-name="ce2">
            <text:p>49,72285246</text:p>
          </table:table-cell>
          <table:table-cell office:value-type="float" office:value="48.260505505113599" table:formula="of:=[.J280]-[.E280]" table:style-name="ce2">
            <text:p>48,26050551</text:p>
          </table:table-cell>
          <table:table-cell table:number-columns-repeated="16370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float" office:value="60.032116660469498" table:style-name="ce2">
            <text:p>60,03211666</text:p>
          </table:table-cell>
          <table:table-cell office:value-type="float" office:value="48.368626801769501" table:style-name="ce2">
            <text:p>48,3686268</text:p>
          </table:table-cell>
          <table:table-cell office:value-type="float" office:value="68.840993368462406" table:style-name="ce2">
            <text:p>68,84099337</text:p>
          </table:table-cell>
          <table:table-cell office:value-type="float" office:value="47.923267672617698" table:style-name="ce2">
            <text:p>47,92326767</text:p>
          </table:table-cell>
          <table:table-cell office:value-type="float" office:value="980" table:style-name="ce2">
            <text:p>980</text:p>
          </table:table-cell>
          <table:table-cell office:value-type="float" office:value="62.029548444764103" table:style-name="ce2">
            <text:p>62,02954844</text:p>
          </table:table-cell>
          <table:table-cell office:value-type="float" office:value="-80.148956527630602" table:style-name="ce2">
            <text:p>-80,14895653</text:p>
          </table:table-cell>
          <table:table-cell office:value-type="float" office:value="-14.9498213501188" table:style-name="ce2">
            <text:p>-14,94982135</text:p>
          </table:table-cell>
          <table:table-cell office:value-type="float" office:value="-50.292401204590199" table:style-name="ce2">
            <text:p>-50,2924012</text:p>
          </table:table-cell>
          <table:table-cell office:value-type="float" office:value="1.997431784294605" table:formula="of:=[.G281]-[.B281]" table:style-name="ce2">
            <text:p>1,997431784</text:p>
          </table:table-cell>
          <table:table-cell office:value-type="float" office:value="-128.51758332940011" table:formula="of:=[.H281]-[.C281]" table:style-name="ce2">
            <text:p>-128,5175833</text:p>
          </table:table-cell>
          <table:table-cell office:value-type="float" office:value="-83.790814718581203" table:formula="of:=[.I281]-[.D281]" table:style-name="ce2">
            <text:p>-83,79081472</text:p>
          </table:table-cell>
          <table:table-cell office:value-type="float" office:value="-98.215668877207889" table:formula="of:=[.J281]-[.E281]" table:style-name="ce2">
            <text:p>-98,21566888</text:p>
          </table:table-cell>
          <table:table-cell table:number-columns-repeated="16370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float" office:value="22.8946317568038" table:style-name="ce2">
            <text:p>22,89463176</text:p>
          </table:table-cell>
          <table:table-cell office:value-type="float" office:value="-16.9694581993122" table:style-name="ce2">
            <text:p>-16,9694582</text:p>
          </table:table-cell>
          <table:table-cell office:value-type="float" office:value="37.068237783456098" table:style-name="ce2">
            <text:p>37,06823778</text:p>
          </table:table-cell>
          <table:table-cell office:value-type="float" office:value="-20.2047983959683" table:style-name="ce2">
            <text:p>-20,2047984</text:p>
          </table:table-cell>
          <table:table-cell office:value-type="float" office:value="981" table:style-name="ce2">
            <text:p>981</text:p>
          </table:table-cell>
          <table:table-cell office:value-type="float" office:value="-14.529667645046899" table:style-name="ce2">
            <text:p>-14,52966765</text:p>
          </table:table-cell>
          <table:table-cell office:value-type="float" office:value="4.5517582383794402" table:style-name="ce2">
            <text:p>4,551758238</text:p>
          </table:table-cell>
          <table:table-cell office:value-type="float" office:value="1.29194373790336" table:style-name="ce2">
            <text:p>1,291943738</text:p>
          </table:table-cell>
          <table:table-cell office:value-type="float" office:value="-24.667720368103801" table:style-name="ce2">
            <text:p>-24,66772037</text:p>
          </table:table-cell>
          <table:table-cell office:value-type="float" office:value="-37.424299401850703" table:formula="of:=[.G282]-[.B282]" table:style-name="ce2">
            <text:p>-37,4242994</text:p>
          </table:table-cell>
          <table:table-cell office:value-type="float" office:value="21.521216437691642" table:formula="of:=[.H282]-[.C282]" table:style-name="ce2">
            <text:p>21,52121644</text:p>
          </table:table-cell>
          <table:table-cell office:value-type="float" office:value="-35.776294045552739" table:formula="of:=[.I282]-[.D282]" table:style-name="ce2">
            <text:p>-35,77629405</text:p>
          </table:table-cell>
          <table:table-cell office:value-type="float" office:value="-4.4629219721355007" table:formula="of:=[.J282]-[.E282]" table:style-name="ce2">
            <text:p>-4,462921972</text:p>
          </table:table-cell>
          <table:table-cell table:number-columns-repeated="16370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float" office:value="57.6742775890486" table:style-name="ce2">
            <text:p>57,67427759</text:p>
          </table:table-cell>
          <table:table-cell office:value-type="float" office:value="-18.482717904407099" table:style-name="ce2">
            <text:p>-18,4827179</text:p>
          </table:table-cell>
          <table:table-cell office:value-type="float" office:value="85.685751775788802" table:style-name="ce2">
            <text:p>85,68575178</text:p>
          </table:table-cell>
          <table:table-cell office:value-type="float" office:value="-18.973246914818599" table:style-name="ce2">
            <text:p>-18,97324691</text:p>
          </table:table-cell>
          <table:table-cell office:value-type="float" office:value="982" table:style-name="ce2">
            <text:p>982</text:p>
          </table:table-cell>
          <table:table-cell office:value-type="float" office:value="39.474788078048597" table:style-name="ce2">
            <text:p>39,47478808</text:p>
          </table:table-cell>
          <table:table-cell office:value-type="float" office:value="17.8898277282882" table:style-name="ce2">
            <text:p>17,88982773</text:p>
          </table:table-cell>
          <table:table-cell office:value-type="float" office:value="-40.786448131609099" table:style-name="ce2">
            <text:p>-40,78644813</text:p>
          </table:table-cell>
          <table:table-cell office:value-type="float" office:value="-43.850643829131997" table:style-name="ce2">
            <text:p>-43,85064383</text:p>
          </table:table-cell>
          <table:table-cell office:value-type="float" office:value="-18.199489511000003" table:formula="of:=[.G283]-[.B283]" table:style-name="ce2">
            <text:p>-18,19948951</text:p>
          </table:table-cell>
          <table:table-cell office:value-type="float" office:value="36.372545632695299" table:formula="of:=[.H283]-[.C283]" table:style-name="ce2">
            <text:p>36,37254563</text:p>
          </table:table-cell>
          <table:table-cell office:value-type="float" office:value="-126.47219990739791" table:formula="of:=[.I283]-[.D283]" table:style-name="ce2">
            <text:p>-126,4721999</text:p>
          </table:table-cell>
          <table:table-cell office:value-type="float" office:value="-24.877396914313398" table:formula="of:=[.J283]-[.E283]" table:style-name="ce2">
            <text:p>-24,87739691</text:p>
          </table:table-cell>
          <table:table-cell table:number-columns-repeated="16370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float" office:value="62.172554134255101" table:style-name="ce2">
            <text:p>62,17255413</text:p>
          </table:table-cell>
          <table:table-cell office:value-type="float" office:value="44.078994198654598" table:style-name="ce2">
            <text:p>44,0789942</text:p>
          </table:table-cell>
          <table:table-cell office:value-type="float" office:value="54.108922327240599" table:style-name="ce2">
            <text:p>54,10892233</text:p>
          </table:table-cell>
          <table:table-cell office:value-type="float" office:value="-0.91919170359802205" table:style-name="ce2">
            <text:p>-0,919191704</text:p>
          </table:table-cell>
          <table:table-cell office:value-type="float" office:value="983" table:style-name="ce2">
            <text:p>983</text:p>
          </table:table-cell>
          <table:table-cell office:value-type="float" office:value="5.0923805024332296" table:style-name="ce2">
            <text:p>5,092380502</text:p>
          </table:table-cell>
          <table:table-cell office:value-type="float" office:value="20.7640603458409" table:style-name="ce2">
            <text:p>20,76406035</text:p>
          </table:table-cell>
          <table:table-cell office:value-type="float" office:value="36.727335703776603" table:style-name="ce2">
            <text:p>36,7273357</text:p>
          </table:table-cell>
          <table:table-cell office:value-type="float" office:value="1.24465584302795" table:style-name="ce2">
            <text:p>1,244655843</text:p>
          </table:table-cell>
          <table:table-cell office:value-type="float" office:value="-57.080173631821872" table:formula="of:=[.G284]-[.B284]" table:style-name="ce2">
            <text:p>-57,08017363</text:p>
          </table:table-cell>
          <table:table-cell office:value-type="float" office:value="-23.314933852813699" table:formula="of:=[.H284]-[.C284]" table:style-name="ce2">
            <text:p>-23,31493385</text:p>
          </table:table-cell>
          <table:table-cell office:value-type="float" office:value="-17.381586623463996" table:formula="of:=[.I284]-[.D284]" table:style-name="ce2">
            <text:p>-17,38158662</text:p>
          </table:table-cell>
          <table:table-cell office:value-type="float" office:value="2.1638475466259721" table:formula="of:=[.J284]-[.E284]" table:style-name="ce2">
            <text:p>2,163847547</text:p>
          </table:table-cell>
          <table:table-cell table:number-columns-repeated="16370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float" office:value="76.041024569089998" table:style-name="ce2">
            <text:p>76,04102457</text:p>
          </table:table-cell>
          <table:table-cell office:value-type="float" office:value="-7.2124418177135503" table:style-name="ce2">
            <text:p>-7,212441818</text:p>
          </table:table-cell>
          <table:table-cell office:value-type="float" office:value="-88.886109074404004" table:style-name="ce2">
            <text:p>-88,88610907</text:p>
          </table:table-cell>
          <table:table-cell office:value-type="float" office:value="-58.904818229987598" table:style-name="ce2">
            <text:p>-58,90481823</text:p>
          </table:table-cell>
          <table:table-cell office:value-type="float" office:value="984" table:style-name="ce2">
            <text:p>984</text:p>
          </table:table-cell>
          <table:table-cell office:value-type="float" office:value="53.9805409623117" table:style-name="ce2">
            <text:p>53,98054096</text:p>
          </table:table-cell>
          <table:table-cell office:value-type="float" office:value="-41.0966518121175" table:style-name="ce2">
            <text:p>-41,09665181</text:p>
          </table:table-cell>
          <table:table-cell office:value-type="float" office:value="42.882326850488397" table:style-name="ce2">
            <text:p>42,88232685</text:p>
          </table:table-cell>
          <table:table-cell office:value-type="float" office:value="4.6632013891760602" table:style-name="ce2">
            <text:p>4,663201389</text:p>
          </table:table-cell>
          <table:table-cell office:value-type="float" office:value="-22.060483606778298" table:formula="of:=[.G285]-[.B285]" table:style-name="ce2">
            <text:p>-22,06048361</text:p>
          </table:table-cell>
          <table:table-cell office:value-type="float" office:value="-33.884209994403946" table:formula="of:=[.H285]-[.C285]" table:style-name="ce2">
            <text:p>-33,88420999</text:p>
          </table:table-cell>
          <table:table-cell office:value-type="float" office:value="131.7684359248924" table:formula="of:=[.I285]-[.D285]" table:style-name="ce2">
            <text:p>131,7684359</text:p>
          </table:table-cell>
          <table:table-cell office:value-type="float" office:value="63.568019619163657" table:formula="of:=[.J285]-[.E285]" table:style-name="ce2">
            <text:p>63,56801962</text:p>
          </table:table-cell>
          <table:table-cell table:number-columns-repeated="16370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float" office:value="-22.283937528759999" table:style-name="ce2">
            <text:p>-22,28393753</text:p>
          </table:table-cell>
          <table:table-cell office:value-type="float" office:value="-8.6622439640974598" table:style-name="ce2">
            <text:p>-8,662243964</text:p>
          </table:table-cell>
          <table:table-cell office:value-type="float" office:value="-57.396701092993403" table:style-name="ce2">
            <text:p>-57,39670109</text:p>
          </table:table-cell>
          <table:table-cell office:value-type="float" office:value="76.246777878405396" table:style-name="ce2">
            <text:p>76,24677788</text:p>
          </table:table-cell>
          <table:table-cell office:value-type="float" office:value="985" table:style-name="ce2">
            <text:p>985</text:p>
          </table:table-cell>
          <table:table-cell office:value-type="float" office:value="-78.452689113622" table:style-name="ce2">
            <text:p>-78,45268911</text:p>
          </table:table-cell>
          <table:table-cell office:value-type="float" office:value="-77.313176202810894" table:style-name="ce2">
            <text:p>-77,3131762</text:p>
          </table:table-cell>
          <table:table-cell office:value-type="float" office:value="-49.426617427379199" table:style-name="ce2">
            <text:p>-49,42661743</text:p>
          </table:table-cell>
          <table:table-cell office:value-type="float" office:value="-47.160758530083299" table:style-name="ce2">
            <text:p>-47,16075853</text:p>
          </table:table-cell>
          <table:table-cell office:value-type="float" office:value="-56.168751584862001" table:formula="of:=[.G286]-[.B286]" table:style-name="ce2">
            <text:p>-56,16875158</text:p>
          </table:table-cell>
          <table:table-cell office:value-type="float" office:value="-68.650932238713438" table:formula="of:=[.H286]-[.C286]" table:style-name="ce2">
            <text:p>-68,65093224</text:p>
          </table:table-cell>
          <table:table-cell office:value-type="float" office:value="7.9700836656142044" table:formula="of:=[.I286]-[.D286]" table:style-name="ce2">
            <text:p>7,970083666</text:p>
          </table:table-cell>
          <table:table-cell office:value-type="float" office:value="-123.4075364084887" table:formula="of:=[.J286]-[.E286]" table:style-name="ce2">
            <text:p>-123,4075364</text:p>
          </table:table-cell>
          <table:table-cell table:number-columns-repeated="16370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float" office:value="-45.0693150333218" table:style-name="ce2">
            <text:p>-45,06931503</text:p>
          </table:table-cell>
          <table:table-cell office:value-type="float" office:value="16.304270572982201" table:style-name="ce2">
            <text:p>16,30427057</text:p>
          </table:table-cell>
          <table:table-cell office:value-type="float" office:value="-39.107337221472598" table:style-name="ce2">
            <text:p>-39,10733722</text:p>
          </table:table-cell>
          <table:table-cell office:value-type="float" office:value="40.958210313537599" table:style-name="ce2">
            <text:p>40,95821031</text:p>
          </table:table-cell>
          <table:table-cell office:value-type="float" office:value="986" table:style-name="ce2">
            <text:p>986</text:p>
          </table:table-cell>
          <table:table-cell office:value-type="float" office:value="-11.8464453248389" table:style-name="ce2">
            <text:p>-11,84644532</text:p>
          </table:table-cell>
          <table:table-cell office:value-type="float" office:value="-35.468518767457503" table:style-name="ce2">
            <text:p>-35,46851877</text:p>
          </table:table-cell>
          <table:table-cell office:value-type="float" office:value="-6.3350177225914601" table:style-name="ce2">
            <text:p>-6,335017723</text:p>
          </table:table-cell>
          <table:table-cell office:value-type="float" office:value="4.3559334239490202" table:style-name="ce2">
            <text:p>4,355933424</text:p>
          </table:table-cell>
          <table:table-cell office:value-type="float" office:value="33.222869708482904" table:formula="of:=[.G287]-[.B287]" table:style-name="ce2">
            <text:p>33,22286971</text:p>
          </table:table-cell>
          <table:table-cell office:value-type="float" office:value="-51.772789340439701" table:formula="of:=[.H287]-[.C287]" table:style-name="ce2">
            <text:p>-51,77278934</text:p>
          </table:table-cell>
          <table:table-cell office:value-type="float" office:value="32.772319498881139" table:formula="of:=[.I287]-[.D287]" table:style-name="ce2">
            <text:p>32,7723195</text:p>
          </table:table-cell>
          <table:table-cell office:value-type="float" office:value="-36.60227688958858" table:formula="of:=[.J287]-[.E287]" table:style-name="ce2">
            <text:p>-36,60227689</text:p>
          </table:table-cell>
          <table:table-cell table:number-columns-repeated="16370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float" office:value="-53.119392674447298" table:style-name="ce2">
            <text:p>-53,11939267</text:p>
          </table:table-cell>
          <table:table-cell office:value-type="float" office:value="-76.152474644266803" table:style-name="ce2">
            <text:p>-76,15247464</text:p>
          </table:table-cell>
          <table:table-cell office:value-type="float" office:value="5.77885861697139" table:style-name="ce2">
            <text:p>5,778858617</text:p>
          </table:table-cell>
          <table:table-cell office:value-type="float" office:value="-57.778493857400001" table:style-name="ce2">
            <text:p>-57,77849386</text:p>
          </table:table-cell>
          <table:table-cell office:value-type="float" office:value="987" table:style-name="ce2">
            <text:p>987</text:p>
          </table:table-cell>
          <table:table-cell office:value-type="float" office:value="33.972348869636299" table:style-name="ce2">
            <text:p>33,97234887</text:p>
          </table:table-cell>
          <table:table-cell office:value-type="float" office:value="59.146512068674802" table:style-name="ce2">
            <text:p>59,14651207</text:p>
          </table:table-cell>
          <table:table-cell office:value-type="float" office:value="-35.957141261584397" table:style-name="ce2">
            <text:p>-35,95714126</text:p>
          </table:table-cell>
          <table:table-cell office:value-type="float" office:value="-21.295252274066399" table:style-name="ce2">
            <text:p>-21,29525227</text:p>
          </table:table-cell>
          <table:table-cell office:value-type="float" office:value="87.09174154408359" table:formula="of:=[.G288]-[.B288]" table:style-name="ce2">
            <text:p>87,09174154</text:p>
          </table:table-cell>
          <table:table-cell office:value-type="float" office:value="135.2989867129416" table:formula="of:=[.H288]-[.C288]" table:style-name="ce2">
            <text:p>135,2989867</text:p>
          </table:table-cell>
          <table:table-cell office:value-type="float" office:value="-41.735999878555788" table:formula="of:=[.I288]-[.D288]" table:style-name="ce2">
            <text:p>-41,73599988</text:p>
          </table:table-cell>
          <table:table-cell office:value-type="float" office:value="36.483241583333601" table:formula="of:=[.J288]-[.E288]" table:style-name="ce2">
            <text:p>36,48324158</text:p>
          </table:table-cell>
          <table:table-cell table:number-columns-repeated="16370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float" office:value="-15.657267496407" table:style-name="ce2">
            <text:p>-15,6572675</text:p>
          </table:table-cell>
          <table:table-cell office:value-type="float" office:value="4.6138243155228196" table:style-name="ce2">
            <text:p>4,613824316</text:p>
          </table:table-cell>
          <table:table-cell office:value-type="float" office:value="11.8976732836843" table:style-name="ce2">
            <text:p>11,89767328</text:p>
          </table:table-cell>
          <table:table-cell office:value-type="float" office:value="-19.302454924432599" table:style-name="ce2">
            <text:p>-19,30245492</text:p>
          </table:table-cell>
          <table:table-cell office:value-type="float" office:value="988" table:style-name="ce2">
            <text:p>988</text:p>
          </table:table-cell>
          <table:table-cell office:value-type="float" office:value="31.4328843341546" table:style-name="ce2">
            <text:p>31,43288433</text:p>
          </table:table-cell>
          <table:table-cell office:value-type="float" office:value="65.803593227485294" table:style-name="ce2">
            <text:p>65,80359323</text:p>
          </table:table-cell>
          <table:table-cell office:value-type="float" office:value="-23.98517388514" table:style-name="ce2">
            <text:p>-23,98517389</text:p>
          </table:table-cell>
          <table:table-cell office:value-type="float" office:value="-70.975624627647505" table:style-name="ce2">
            <text:p>-70,97562463</text:p>
          </table:table-cell>
          <table:table-cell office:value-type="float" office:value="47.090151830561602" table:formula="of:=[.G289]-[.B289]" table:style-name="ce2">
            <text:p>47,09015183</text:p>
          </table:table-cell>
          <table:table-cell office:value-type="float" office:value="61.189768911962474" table:formula="of:=[.H289]-[.C289]" table:style-name="ce2">
            <text:p>61,18976891</text:p>
          </table:table-cell>
          <table:table-cell office:value-type="float" office:value="-35.882847168824298" table:formula="of:=[.I289]-[.D289]" table:style-name="ce2">
            <text:p>-35,88284717</text:p>
          </table:table-cell>
          <table:table-cell office:value-type="float" office:value="-51.67316970321491" table:formula="of:=[.J289]-[.E289]" table:style-name="ce2">
            <text:p>-51,6731697</text:p>
          </table:table-cell>
          <table:table-cell table:number-columns-repeated="16370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float" office:value="47.694354055376003" table:style-name="ce2">
            <text:p>47,69435406</text:p>
          </table:table-cell>
          <table:table-cell office:value-type="float" office:value="-22.727388312381098" table:style-name="ce2">
            <text:p>-22,72738831</text:p>
          </table:table-cell>
          <table:table-cell office:value-type="float" office:value="7.7622241082671204" table:style-name="ce2">
            <text:p>7,762224108</text:p>
          </table:table-cell>
          <table:table-cell office:value-type="float" office:value="-58.230284573254202" table:style-name="ce2">
            <text:p>-58,23028457</text:p>
          </table:table-cell>
          <table:table-cell office:value-type="float" office:value="989" table:style-name="ce2">
            <text:p>989</text:p>
          </table:table-cell>
          <table:table-cell office:value-type="float" office:value="-29.797239431158701" table:style-name="ce2">
            <text:p>-29,79723943</text:p>
          </table:table-cell>
          <table:table-cell office:value-type="float" office:value="-18.315041674873701" table:style-name="ce2">
            <text:p>-18,31504167</text:p>
          </table:table-cell>
          <table:table-cell office:value-type="float" office:value="42.0637502527591" table:style-name="ce2">
            <text:p>42,06375025</text:p>
          </table:table-cell>
          <table:table-cell office:value-type="float" office:value="-43.9379298061776" table:style-name="ce2">
            <text:p>-43,93792981</text:p>
          </table:table-cell>
          <table:table-cell office:value-type="float" office:value="-77.491593486534697" table:formula="of:=[.G290]-[.B290]" table:style-name="ce2">
            <text:p>-77,49159349</text:p>
          </table:table-cell>
          <table:table-cell office:value-type="float" office:value="4.4123466375073974" table:formula="of:=[.H290]-[.C290]" table:style-name="ce2">
            <text:p>4,412346638</text:p>
          </table:table-cell>
          <table:table-cell office:value-type="float" office:value="34.30152614449198" table:formula="of:=[.I290]-[.D290]" table:style-name="ce2">
            <text:p>34,30152614</text:p>
          </table:table-cell>
          <table:table-cell office:value-type="float" office:value="14.292354767076603" table:formula="of:=[.J290]-[.E290]" table:style-name="ce2">
            <text:p>14,29235477</text:p>
          </table:table-cell>
          <table:table-cell table:number-columns-repeated="16370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float" office:value="-34.370463539948197" table:style-name="ce2">
            <text:p>-34,37046354</text:p>
          </table:table-cell>
          <table:table-cell office:value-type="float" office:value="44.514534785856597" table:style-name="ce2">
            <text:p>44,51453479</text:p>
          </table:table-cell>
          <table:table-cell office:value-type="float" office:value="11.056653907934701" table:style-name="ce2">
            <text:p>11,05665391</text:p>
          </table:table-cell>
          <table:table-cell office:value-type="float" office:value="54.273205791151199" table:style-name="ce2">
            <text:p>54,27320579</text:p>
          </table:table-cell>
          <table:table-cell office:value-type="float" office:value="990" table:style-name="ce2">
            <text:p>990</text:p>
          </table:table-cell>
          <table:table-cell office:value-type="float" office:value="84.927340195340193" table:style-name="ce2">
            <text:p>84,9273402</text:p>
          </table:table-cell>
          <table:table-cell office:value-type="float" office:value="-62.890225596114597" table:style-name="ce2">
            <text:p>-62,8902256</text:p>
          </table:table-cell>
          <table:table-cell office:value-type="float" office:value="-55.488876035111801" table:style-name="ce2">
            <text:p>-55,48887604</text:p>
          </table:table-cell>
          <table:table-cell office:value-type="float" office:value="54.365897330650199" table:style-name="ce2">
            <text:p>54,36589733</text:p>
          </table:table-cell>
          <table:table-cell office:value-type="float" office:value="119.2978037352884" table:formula="of:=[.G291]-[.B291]" table:style-name="ce2">
            <text:p>119,2978037</text:p>
          </table:table-cell>
          <table:table-cell office:value-type="float" office:value="-107.40476038197119" table:formula="of:=[.H291]-[.C291]" table:style-name="ce2">
            <text:p>-107,4047604</text:p>
          </table:table-cell>
          <table:table-cell office:value-type="float" office:value="-66.545529943046503" table:formula="of:=[.I291]-[.D291]" table:style-name="ce2">
            <text:p>-66,54552994</text:p>
          </table:table-cell>
          <table:table-cell office:value-type="float" office:value="9.2691539499000442E-2" table:formula="of:=[.J291]-[.E291]" table:style-name="ce2">
            <text:p>0,092691539</text:p>
          </table:table-cell>
          <table:table-cell table:number-columns-repeated="16370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float" office:value="-72.2527312308641" table:style-name="ce2">
            <text:p>-72,25273123</text:p>
          </table:table-cell>
          <table:table-cell office:value-type="float" office:value="16.536303164774498" table:style-name="ce2">
            <text:p>16,53630316</text:p>
          </table:table-cell>
          <table:table-cell office:value-type="float" office:value="40.775204942243398" table:style-name="ce2">
            <text:p>40,77520494</text:p>
          </table:table-cell>
          <table:table-cell office:value-type="float" office:value="28.987468497143102" table:style-name="ce2">
            <text:p>28,9874685</text:p>
          </table:table-cell>
          <table:table-cell office:value-type="float" office:value="991" table:style-name="ce2">
            <text:p>991</text:p>
          </table:table-cell>
          <table:table-cell office:value-type="float" office:value="18.799750261931901" table:style-name="ce2">
            <text:p>18,79975026</text:p>
          </table:table-cell>
          <table:table-cell office:value-type="float" office:value="52.796683023340201" table:style-name="ce2">
            <text:p>52,79668302</text:p>
          </table:table-cell>
          <table:table-cell office:value-type="float" office:value="21.863063097664501" table:style-name="ce2">
            <text:p>21,8630631</text:p>
          </table:table-cell>
          <table:table-cell office:value-type="float" office:value="27.231448363898998" table:style-name="ce2">
            <text:p>27,23144836</text:p>
          </table:table-cell>
          <table:table-cell office:value-type="float" office:value="91.052481492796005" table:formula="of:=[.G292]-[.B292]" table:style-name="ce2">
            <text:p>91,05248149</text:p>
          </table:table-cell>
          <table:table-cell office:value-type="float" office:value="36.260379858565699" table:formula="of:=[.H292]-[.C292]" table:style-name="ce2">
            <text:p>36,26037986</text:p>
          </table:table-cell>
          <table:table-cell office:value-type="float" office:value="-18.912141844578898" table:formula="of:=[.I292]-[.D292]" table:style-name="ce2">
            <text:p>-18,91214184</text:p>
          </table:table-cell>
          <table:table-cell office:value-type="float" office:value="-1.7560201332441032" table:formula="of:=[.J292]-[.E292]" table:style-name="ce2">
            <text:p>-1,756020133</text:p>
          </table:table-cell>
          <table:table-cell table:number-columns-repeated="16370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float" office:value="-6.4531092193056399" table:style-name="ce2">
            <text:p>-6,453109219</text:p>
          </table:table-cell>
          <table:table-cell office:value-type="float" office:value="-11.2486217743184" table:style-name="ce2">
            <text:p>-11,24862177</text:p>
          </table:table-cell>
          <table:table-cell office:value-type="float" office:value="41.9934836341926" table:style-name="ce2">
            <text:p>41,99348363</text:p>
          </table:table-cell>
          <table:table-cell office:value-type="float" office:value="-13.187933814835899" table:style-name="ce2">
            <text:p>-13,18793381</text:p>
          </table:table-cell>
          <table:table-cell office:value-type="float" office:value="992" table:style-name="ce2">
            <text:p>992</text:p>
          </table:table-cell>
          <table:table-cell office:value-type="float" office:value="-36.779631453055202" table:style-name="ce2">
            <text:p>-36,77963145</text:p>
          </table:table-cell>
          <table:table-cell office:value-type="float" office:value="32.937631581665499" table:style-name="ce2">
            <text:p>32,93763158</text:p>
          </table:table-cell>
          <table:table-cell office:value-type="float" office:value="-55.943484158647401" table:style-name="ce2">
            <text:p>-55,94348416</text:p>
          </table:table-cell>
          <table:table-cell office:value-type="float" office:value="-3.0455931068776398" table:style-name="ce2">
            <text:p>-3,045593107</text:p>
          </table:table-cell>
          <table:table-cell office:value-type="float" office:value="-30.326522233749564" table:formula="of:=[.G293]-[.B293]" table:style-name="ce2">
            <text:p>-30,32652223</text:p>
          </table:table-cell>
          <table:table-cell office:value-type="float" office:value="44.186253355983901" table:formula="of:=[.H293]-[.C293]" table:style-name="ce2">
            <text:p>44,18625336</text:p>
          </table:table-cell>
          <table:table-cell office:value-type="float" office:value="-97.936967792839994" table:formula="of:=[.I293]-[.D293]" table:style-name="ce2">
            <text:p>-97,93696779</text:p>
          </table:table-cell>
          <table:table-cell office:value-type="float" office:value="10.14234070795826" table:formula="of:=[.J293]-[.E293]" table:style-name="ce2">
            <text:p>10,14234071</text:p>
          </table:table-cell>
          <table:table-cell table:number-columns-repeated="16370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float" office:value="-46.684899051914002" table:style-name="ce2">
            <text:p>-46,68489905</text:p>
          </table:table-cell>
          <table:table-cell office:value-type="float" office:value="-21.289605224853201" table:style-name="ce2">
            <text:p>-21,28960522</text:p>
          </table:table-cell>
          <table:table-cell office:value-type="float" office:value="-9.8052645956880404" table:style-name="ce2">
            <text:p>-9,805264596</text:p>
          </table:table-cell>
          <table:table-cell office:value-type="float" office:value="-68.189845629617494" table:style-name="ce2">
            <text:p>-68,18984563</text:p>
          </table:table-cell>
          <table:table-cell office:value-type="float" office:value="993" table:style-name="ce2">
            <text:p>993</text:p>
          </table:table-cell>
          <table:table-cell office:value-type="float" office:value="35.426112129504403" table:style-name="ce2">
            <text:p>35,42611213</text:p>
          </table:table-cell>
          <table:table-cell office:value-type="float" office:value="-60.470752179445398" table:style-name="ce2">
            <text:p>-60,47075218</text:p>
          </table:table-cell>
          <table:table-cell office:value-type="float" office:value="-76.521510374574902" table:style-name="ce2">
            <text:p>-76,52151037</text:p>
          </table:table-cell>
          <table:table-cell office:value-type="float" office:value="-55.618203554092098" table:style-name="ce2">
            <text:p>-55,61820355</text:p>
          </table:table-cell>
          <table:table-cell office:value-type="float" office:value="82.111011181418405" table:formula="of:=[.G294]-[.B294]" table:style-name="ce2">
            <text:p>82,11101118</text:p>
          </table:table-cell>
          <table:table-cell office:value-type="float" office:value="-39.181146954592194" table:formula="of:=[.H294]-[.C294]" table:style-name="ce2">
            <text:p>-39,18114695</text:p>
          </table:table-cell>
          <table:table-cell office:value-type="float" office:value="-66.716245778886858" table:formula="of:=[.I294]-[.D294]" table:style-name="ce2">
            <text:p>-66,71624578</text:p>
          </table:table-cell>
          <table:table-cell office:value-type="float" office:value="12.571642075525396" table:formula="of:=[.J294]-[.E294]" table:style-name="ce2">
            <text:p>12,57164208</text:p>
          </table:table-cell>
          <table:table-cell table:number-columns-repeated="16370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float" office:value="-22.921606973796099" table:style-name="ce2">
            <text:p>-22,92160697</text:p>
          </table:table-cell>
          <table:table-cell office:value-type="float" office:value="34.048898718306397" table:style-name="ce2">
            <text:p>34,04889872</text:p>
          </table:table-cell>
          <table:table-cell office:value-type="float" office:value="-78.719708504684505" table:style-name="ce2">
            <text:p>-78,7197085</text:p>
          </table:table-cell>
          <table:table-cell office:value-type="float" office:value="-32.106414373542997" table:style-name="ce2">
            <text:p>-32,10641437</text:p>
          </table:table-cell>
          <table:table-cell office:value-type="float" office:value="994" table:style-name="ce2">
            <text:p>994</text:p>
          </table:table-cell>
          <table:table-cell office:value-type="float" office:value="85.576455743461295" table:style-name="ce2">
            <text:p>85,57645574</text:p>
          </table:table-cell>
          <table:table-cell office:value-type="float" office:value="27.610654603490602" table:style-name="ce2">
            <text:p>27,6106546</text:p>
          </table:table-cell>
          <table:table-cell office:value-type="float" office:value="-11.164744073683799" table:style-name="ce2">
            <text:p>-11,16474407</text:p>
          </table:table-cell>
          <table:table-cell office:value-type="float" office:value="59.285523014716098" table:style-name="ce2">
            <text:p>59,28552301</text:p>
          </table:table-cell>
          <table:table-cell office:value-type="float" office:value="108.4980627172574" table:formula="of:=[.G295]-[.B295]" table:style-name="ce2">
            <text:p>108,4980627</text:p>
          </table:table-cell>
          <table:table-cell office:value-type="float" office:value="-6.4382441148157952" table:formula="of:=[.H295]-[.C295]" table:style-name="ce2">
            <text:p>-6,438244115</text:p>
          </table:table-cell>
          <table:table-cell office:value-type="float" office:value="67.554964431000712" table:formula="of:=[.I295]-[.D295]" table:style-name="ce2">
            <text:p>67,55496443</text:p>
          </table:table-cell>
          <table:table-cell office:value-type="float" office:value="91.391937388259095" table:formula="of:=[.J295]-[.E295]" table:style-name="ce2">
            <text:p>91,39193739</text:p>
          </table:table-cell>
          <table:table-cell table:number-columns-repeated="16370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float" office:value="-38.425355546193998" table:style-name="ce2">
            <text:p>-38,42535555</text:p>
          </table:table-cell>
          <table:table-cell office:value-type="float" office:value="27.415510631354501" table:style-name="ce2">
            <text:p>27,41551063</text:p>
          </table:table-cell>
          <table:table-cell office:value-type="float" office:value="-35.6912912228902" table:style-name="ce2">
            <text:p>-35,69129122</text:p>
          </table:table-cell>
          <table:table-cell office:value-type="float" office:value="-23.533513632864501" table:style-name="ce2">
            <text:p>-23,53351363</text:p>
          </table:table-cell>
          <table:table-cell office:value-type="float" office:value="995" table:style-name="ce2">
            <text:p>995</text:p>
          </table:table-cell>
          <table:table-cell office:value-type="float" office:value="28.871877403883701" table:style-name="ce2">
            <text:p>28,8718774</text:p>
          </table:table-cell>
          <table:table-cell office:value-type="float" office:value="58.673429706204303" table:style-name="ce2">
            <text:p>58,67342971</text:p>
          </table:table-cell>
          <table:table-cell office:value-type="float" office:value="-43.0621843765257" table:style-name="ce2">
            <text:p>-43,06218438</text:p>
          </table:table-cell>
          <table:table-cell office:value-type="float" office:value="-20.0259348808213" table:style-name="ce2">
            <text:p>-20,02593488</text:p>
          </table:table-cell>
          <table:table-cell office:value-type="float" office:value="67.297232950077699" table:formula="of:=[.G296]-[.B296]" table:style-name="ce2">
            <text:p>67,29723295</text:p>
          </table:table-cell>
          <table:table-cell office:value-type="float" office:value="31.257919074849802" table:formula="of:=[.H296]-[.C296]" table:style-name="ce2">
            <text:p>31,25791907</text:p>
          </table:table-cell>
          <table:table-cell office:value-type="float" office:value="-7.3708931536354996" table:formula="of:=[.I296]-[.D296]" table:style-name="ce2">
            <text:p>-7,370893154</text:p>
          </table:table-cell>
          <table:table-cell office:value-type="float" office:value="3.5075787520432016" table:formula="of:=[.J296]-[.E296]" table:style-name="ce2">
            <text:p>3,507578752</text:p>
          </table:table-cell>
          <table:table-cell table:number-columns-repeated="16370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float" office:value="41.852599013364703" table:style-name="ce2">
            <text:p>41,85259901</text:p>
          </table:table-cell>
          <table:table-cell office:value-type="float" office:value="22.1732133564959" table:style-name="ce2">
            <text:p>22,17321336</text:p>
          </table:table-cell>
          <table:table-cell office:value-type="float" office:value="57.661126058250403" table:style-name="ce2">
            <text:p>57,66112606</text:p>
          </table:table-cell>
          <table:table-cell office:value-type="float" office:value="-11.141905343972899" table:style-name="ce2">
            <text:p>-11,14190534</text:p>
          </table:table-cell>
          <table:table-cell office:value-type="float" office:value="996" table:style-name="ce2">
            <text:p>996</text:p>
          </table:table-cell>
          <table:table-cell office:value-type="float" office:value="-69.474439444058206" table:style-name="ce2">
            <text:p>-69,47443944</text:p>
          </table:table-cell>
          <table:table-cell office:value-type="float" office:value="76.723902085239999" table:style-name="ce2">
            <text:p>76,72390209</text:p>
          </table:table-cell>
          <table:table-cell office:value-type="float" office:value="54.634144270616503" table:style-name="ce2">
            <text:p>54,63414427</text:p>
          </table:table-cell>
          <table:table-cell office:value-type="float" office:value="-62.829563921642801" table:style-name="ce2">
            <text:p>-62,82956392</text:p>
          </table:table-cell>
          <table:table-cell office:value-type="float" office:value="-111.3270384574229" table:formula="of:=[.G297]-[.B297]" table:style-name="ce2">
            <text:p>-111,3270385</text:p>
          </table:table-cell>
          <table:table-cell office:value-type="float" office:value="54.550688728744099" table:formula="of:=[.H297]-[.C297]" table:style-name="ce2">
            <text:p>54,55068873</text:p>
          </table:table-cell>
          <table:table-cell office:value-type="float" office:value="-3.0269817876339005" table:formula="of:=[.I297]-[.D297]" table:style-name="ce2">
            <text:p>-3,026981788</text:p>
          </table:table-cell>
          <table:table-cell office:value-type="float" office:value="-51.6876585776699" table:formula="of:=[.J297]-[.E297]" table:style-name="ce2">
            <text:p>-51,68765858</text:p>
          </table:table-cell>
          <table:table-cell table:number-columns-repeated="16370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float" office:value="-28.595541225252902" table:style-name="ce2">
            <text:p>-28,59554123</text:p>
          </table:table-cell>
          <table:table-cell office:value-type="float" office:value="-9.8469652953428692" table:style-name="ce2">
            <text:p>-9,846965295</text:p>
          </table:table-cell>
          <table:table-cell office:value-type="float" office:value="2.7421464776274802" table:style-name="ce2">
            <text:p>2,742146478</text:p>
          </table:table-cell>
          <table:table-cell office:value-type="float" office:value="48.155964557794597" table:style-name="ce2">
            <text:p>48,15596456</text:p>
          </table:table-cell>
          <table:table-cell office:value-type="float" office:value="997" table:style-name="ce2">
            <text:p>997</text:p>
          </table:table-cell>
          <table:table-cell office:value-type="float" office:value="-0.39426177400071999" table:style-name="ce2">
            <text:p>-0,394261774</text:p>
          </table:table-cell>
          <table:table-cell office:value-type="float" office:value="-74.185286872519598" table:style-name="ce2">
            <text:p>-74,18528687</text:p>
          </table:table-cell>
          <table:table-cell office:value-type="float" office:value="-21.441625005690099" table:style-name="ce2">
            <text:p>-21,44162501</text:p>
          </table:table-cell>
          <table:table-cell office:value-type="float" office:value="81.417174060449597" table:style-name="ce2">
            <text:p>81,41717406</text:p>
          </table:table-cell>
          <table:table-cell office:value-type="float" office:value="28.20127945125218" table:formula="of:=[.G298]-[.B298]" table:style-name="ce2">
            <text:p>28,20127945</text:p>
          </table:table-cell>
          <table:table-cell office:value-type="float" office:value="-64.338321577176728" table:formula="of:=[.H298]-[.C298]" table:style-name="ce2">
            <text:p>-64,33832158</text:p>
          </table:table-cell>
          <table:table-cell office:value-type="float" office:value="-24.183771483317578" table:formula="of:=[.I298]-[.D298]" table:style-name="ce2">
            <text:p>-24,18377148</text:p>
          </table:table-cell>
          <table:table-cell office:value-type="float" office:value="33.261209502654999" table:formula="of:=[.J298]-[.E298]" table:style-name="ce2">
            <text:p>33,2612095</text:p>
          </table:table-cell>
          <table:table-cell table:number-columns-repeated="16370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float" office:value="80.025307439062004" table:style-name="ce2">
            <text:p>80,02530744</text:p>
          </table:table-cell>
          <table:table-cell office:value-type="float" office:value="-36.9895638707372" table:style-name="ce2">
            <text:p>-36,98956387</text:p>
          </table:table-cell>
          <table:table-cell office:value-type="float" office:value="79.540051836312401" table:style-name="ce2">
            <text:p>79,54005184</text:p>
          </table:table-cell>
          <table:table-cell office:value-type="float" office:value="-60.171503109908002" table:style-name="ce2">
            <text:p>-60,17150311</text:p>
          </table:table-cell>
          <table:table-cell office:value-type="float" office:value="998" table:style-name="ce2">
            <text:p>998</text:p>
          </table:table-cell>
          <table:table-cell office:value-type="float" office:value="45.922704673118403" table:style-name="ce2">
            <text:p>45,92270467</text:p>
          </table:table-cell>
          <table:table-cell office:value-type="float" office:value="30.952690663833099" table:style-name="ce2">
            <text:p>30,95269066</text:p>
          </table:table-cell>
          <table:table-cell office:value-type="float" office:value="-6.8061210469178901" table:style-name="ce2">
            <text:p>-6,806121047</text:p>
          </table:table-cell>
          <table:table-cell office:value-type="float" office:value="-47.889183368008297" table:style-name="ce2">
            <text:p>-47,88918337</text:p>
          </table:table-cell>
          <table:table-cell office:value-type="float" office:value="-34.102602765943601" table:formula="of:=[.G299]-[.B299]" table:style-name="ce2">
            <text:p>-34,10260277</text:p>
          </table:table-cell>
          <table:table-cell office:value-type="float" office:value="67.942254534570296" table:formula="of:=[.H299]-[.C299]" table:style-name="ce2">
            <text:p>67,94225453</text:p>
          </table:table-cell>
          <table:table-cell office:value-type="float" office:value="-86.346172883230295" table:formula="of:=[.I299]-[.D299]" table:style-name="ce2">
            <text:p>-86,34617288</text:p>
          </table:table-cell>
          <table:table-cell office:value-type="float" office:value="12.282319741899705" table:formula="of:=[.J299]-[.E299]" table:style-name="ce2">
            <text:p>12,28231974</text:p>
          </table:table-cell>
          <table:table-cell table:number-columns-repeated="16370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float" office:value="32.485884348074102" table:style-name="ce2">
            <text:p>32,48588435</text:p>
          </table:table-cell>
          <table:table-cell office:value-type="float" office:value="-59.037021872014002" table:style-name="ce2">
            <text:p>-59,03702187</text:p>
          </table:table-cell>
          <table:table-cell office:value-type="float" office:value="69.618273986555906" table:style-name="ce2">
            <text:p>69,61827399</text:p>
          </table:table-cell>
          <table:table-cell office:value-type="float" office:value="29.368797903228401" table:style-name="ce2">
            <text:p>29,3687979</text:p>
          </table:table-cell>
          <table:table-cell office:value-type="float" office:value="999" table:style-name="ce2">
            <text:p>999</text:p>
          </table:table-cell>
          <table:table-cell office:value-type="float" office:value="41.963277317055102" table:style-name="ce2">
            <text:p>41,96327732</text:p>
          </table:table-cell>
          <table:table-cell office:value-type="float" office:value="36.963691920737404" table:style-name="ce2">
            <text:p>36,96369192</text:p>
          </table:table-cell>
          <table:table-cell office:value-type="float" office:value="45.803301726884001" table:style-name="ce2">
            <text:p>45,80330173</text:p>
          </table:table-cell>
          <table:table-cell office:value-type="float" office:value="25.2843878492627" table:style-name="ce2">
            <text:p>25,28438785</text:p>
          </table:table-cell>
          <table:table-cell office:value-type="float" office:value="9.4773929689810004" table:formula="of:=[.G300]-[.B300]" table:style-name="ce2">
            <text:p>9,477392969</text:p>
          </table:table-cell>
          <table:table-cell office:value-type="float" office:value="96.000713792751412" table:formula="of:=[.H300]-[.C300]" table:style-name="ce2">
            <text:p>96,00071379</text:p>
          </table:table-cell>
          <table:table-cell office:value-type="float" office:value="-23.814972259671904" table:formula="of:=[.I300]-[.D300]" table:style-name="ce2">
            <text:p>-23,81497226</text:p>
          </table:table-cell>
          <table:table-cell office:value-type="float" office:value="-4.0844100539657013" table:formula="of:=[.J300]-[.E300]" table:style-name="ce2">
            <text:p>-4,084410054</text:p>
          </table:table-cell>
          <table:table-cell table:number-columns-repeated="16370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-46.246467717597596" table:style-name="ce2">
            <text:p>-46,24646772</text:p>
          </table:table-cell>
          <table:table-cell office:value-type="float" office:value="-88.978956971776299" table:style-name="ce2">
            <text:p>-88,97895697</text:p>
          </table:table-cell>
          <table:table-cell office:value-type="float" office:value="-9.7868464811589693" table:style-name="ce2">
            <text:p>-9,786846481</text:p>
          </table:table-cell>
          <table:table-cell office:value-type="float" office:value="-40.605444506483799" table:style-name="ce2">
            <text:p>-40,60544451</text:p>
          </table:table-cell>
          <table:table-cell office:value-type="float" office:value="1000" table:style-name="ce2">
            <text:p>1000</text:p>
          </table:table-cell>
          <table:table-cell office:value-type="float" office:value="-36.263240019485202" table:style-name="ce2">
            <text:p>-36,26324002</text:p>
          </table:table-cell>
          <table:table-cell office:value-type="float" office:value="13.9413941177322" table:style-name="ce2">
            <text:p>13,94139412</text:p>
          </table:table-cell>
          <table:table-cell office:value-type="float" office:value="65.373381764138003" table:style-name="ce2">
            <text:p>65,37338176</text:p>
          </table:table-cell>
          <table:table-cell office:value-type="float" office:value="31.0085940983185" table:style-name="ce2">
            <text:p>31,0085941</text:p>
          </table:table-cell>
          <table:table-cell office:value-type="float" office:value="9.983227698112394" table:formula="of:=[.G301]-[.B301]" table:style-name="ce2">
            <text:p>9,983227698</text:p>
          </table:table-cell>
          <table:table-cell office:value-type="float" office:value="102.9203510895085" table:formula="of:=[.H301]-[.C301]" table:style-name="ce2">
            <text:p>102,9203511</text:p>
          </table:table-cell>
          <table:table-cell office:value-type="float" office:value="75.160228245296977" table:formula="of:=[.I301]-[.D301]" table:style-name="ce2">
            <text:p>75,16022825</text:p>
          </table:table-cell>
          <table:table-cell office:value-type="float" office:value="71.614038604802303" table:formula="of:=[.J301]-[.E301]" table:style-name="ce2">
            <text:p>71,6140386</text:p>
          </table:table-cell>
          <table:table-cell table:number-columns-repeated="16370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float" office:value="24.4553008081852" table:style-name="ce2">
            <text:p>24,45530081</text:p>
          </table:table-cell>
          <table:table-cell office:value-type="float" office:value="-69.713326106014705" table:style-name="ce2">
            <text:p>-69,71332611</text:p>
          </table:table-cell>
          <table:table-cell office:value-type="float" office:value="37.104442221094097" table:style-name="ce2">
            <text:p>37,10444222</text:p>
          </table:table-cell>
          <table:table-cell office:value-type="float" office:value="-22.341373500685499" table:style-name="ce2">
            <text:p>-22,3413735</text:p>
          </table:table-cell>
          <table:table-cell office:value-type="float" office:value="1001" table:style-name="ce2">
            <text:p>1001</text:p>
          </table:table-cell>
          <table:table-cell office:value-type="float" office:value="36.281263705967497" table:style-name="ce2">
            <text:p>36,28126371</text:p>
          </table:table-cell>
          <table:table-cell office:value-type="float" office:value="-64.365364905609894" table:style-name="ce2">
            <text:p>-64,36536491</text:p>
          </table:table-cell>
          <table:table-cell office:value-type="float" office:value="-55.639577446394199" table:style-name="ce2">
            <text:p>-55,63957745</text:p>
          </table:table-cell>
          <table:table-cell office:value-type="float" office:value="72.927542237186103" table:style-name="ce2">
            <text:p>72,92754224</text:p>
          </table:table-cell>
          <table:table-cell office:value-type="float" office:value="11.825962897782297" table:formula="of:=[.G302]-[.B302]" table:style-name="ce2">
            <text:p>11,8259629</text:p>
          </table:table-cell>
          <table:table-cell office:value-type="float" office:value="5.3479612004048107" table:formula="of:=[.H302]-[.C302]" table:style-name="ce2">
            <text:p>5,3479612</text:p>
          </table:table-cell>
          <table:table-cell office:value-type="float" office:value="-92.744019667488288" table:formula="of:=[.I302]-[.D302]" table:style-name="ce2">
            <text:p>-92,74401967</text:p>
          </table:table-cell>
          <table:table-cell office:value-type="float" office:value="95.268915737871595" table:formula="of:=[.J302]-[.E302]" table:style-name="ce2">
            <text:p>95,26891574</text:p>
          </table:table-cell>
          <table:table-cell table:number-columns-repeated="16370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float" office:value="-3.2223616891269198" table:style-name="ce2">
            <text:p>-3,222361689</text:p>
          </table:table-cell>
          <table:table-cell office:value-type="float" office:value="75.024782169119106" table:style-name="ce2">
            <text:p>75,02478217</text:p>
          </table:table-cell>
          <table:table-cell office:value-type="float" office:value="-25.758786393799799" table:style-name="ce2">
            <text:p>-25,75878639</text:p>
          </table:table-cell>
          <table:table-cell office:value-type="float" office:value="-82.972809426774404" table:style-name="ce2">
            <text:p>-82,97280943</text:p>
          </table:table-cell>
          <table:table-cell office:value-type="float" office:value="1002" table:style-name="ce2">
            <text:p>1002</text:p>
          </table:table-cell>
          <table:table-cell office:value-type="float" office:value="15.4416053589912" table:style-name="ce2">
            <text:p>15,44160536</text:p>
          </table:table-cell>
          <table:table-cell office:value-type="float" office:value="27.497631716211401" table:style-name="ce2">
            <text:p>27,49763172</text:p>
          </table:table-cell>
          <table:table-cell office:value-type="float" office:value="-5.6522796744833403" table:style-name="ce2">
            <text:p>-5,652279674</text:p>
          </table:table-cell>
          <table:table-cell office:value-type="float" office:value="3.9207326193564498" table:style-name="ce2">
            <text:p>3,920732619</text:p>
          </table:table-cell>
          <table:table-cell office:value-type="float" office:value="18.663967048118121" table:formula="of:=[.G303]-[.B303]" table:style-name="ce2">
            <text:p>18,66396705</text:p>
          </table:table-cell>
          <table:table-cell office:value-type="float" office:value="-47.527150452907705" table:formula="of:=[.H303]-[.C303]" table:style-name="ce2">
            <text:p>-47,52715045</text:p>
          </table:table-cell>
          <table:table-cell office:value-type="float" office:value="20.106506719316457" table:formula="of:=[.I303]-[.D303]" table:style-name="ce2">
            <text:p>20,10650672</text:p>
          </table:table-cell>
          <table:table-cell office:value-type="float" office:value="86.893542046130847" table:formula="of:=[.J303]-[.E303]" table:style-name="ce2">
            <text:p>86,89354205</text:p>
          </table:table-cell>
          <table:table-cell table:number-columns-repeated="16370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float" office:value="-77.709319440419804" table:style-name="ce2">
            <text:p>-77,70931944</text:p>
          </table:table-cell>
          <table:table-cell office:value-type="float" office:value="-63.704485657108002" table:style-name="ce2">
            <text:p>-63,70448566</text:p>
          </table:table-cell>
          <table:table-cell office:value-type="float" office:value="20.015841013832901" table:style-name="ce2">
            <text:p>20,01584101</text:p>
          </table:table-cell>
          <table:table-cell office:value-type="float" office:value="-85.624641006645604" table:style-name="ce2">
            <text:p>-85,62464101</text:p>
          </table:table-cell>
          <table:table-cell office:value-type="float" office:value="1003" table:style-name="ce2">
            <text:p>1003</text:p>
          </table:table-cell>
          <table:table-cell office:value-type="float" office:value="29.800144379927598" table:style-name="ce2">
            <text:p>29,80014438</text:p>
          </table:table-cell>
          <table:table-cell office:value-type="float" office:value="61.616927019694103" table:style-name="ce2">
            <text:p>61,61692702</text:p>
          </table:table-cell>
          <table:table-cell office:value-type="float" office:value="18.929259267500399" table:style-name="ce2">
            <text:p>18,92925927</text:p>
          </table:table-cell>
          <table:table-cell office:value-type="float" office:value="69.911670666029295" table:style-name="ce2">
            <text:p>69,91167067</text:p>
          </table:table-cell>
          <table:table-cell office:value-type="float" office:value="107.50946382034741" table:formula="of:=[.G304]-[.B304]" table:style-name="ce2">
            <text:p>107,5094638</text:p>
          </table:table-cell>
          <table:table-cell office:value-type="float" office:value="125.32141267680211" table:formula="of:=[.H304]-[.C304]" table:style-name="ce2">
            <text:p>125,3214127</text:p>
          </table:table-cell>
          <table:table-cell office:value-type="float" office:value="-1.0865817463325023" table:formula="of:=[.I304]-[.D304]" table:style-name="ce2">
            <text:p>-1,086581746</text:p>
          </table:table-cell>
          <table:table-cell office:value-type="float" office:value="155.53631167267491" table:formula="of:=[.J304]-[.E304]" table:style-name="ce2">
            <text:p>155,5363117</text:p>
          </table:table-cell>
          <table:table-cell table:number-columns-repeated="16370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float" office:value="62.5179122625864" table:style-name="ce2">
            <text:p>62,51791226</text:p>
          </table:table-cell>
          <table:table-cell office:value-type="float" office:value="-23.694428559194399" table:style-name="ce2">
            <text:p>-23,69442856</text:p>
          </table:table-cell>
          <table:table-cell office:value-type="float" office:value="20.641000775350701" table:style-name="ce2">
            <text:p>20,64100078</text:p>
          </table:table-cell>
          <table:table-cell office:value-type="float" office:value="22.2085572514635" table:style-name="ce2">
            <text:p>22,20855725</text:p>
          </table:table-cell>
          <table:table-cell office:value-type="float" office:value="1004" table:style-name="ce2">
            <text:p>1004</text:p>
          </table:table-cell>
          <table:table-cell office:value-type="float" office:value="58.5187241867621" table:style-name="ce2">
            <text:p>58,51872419</text:p>
          </table:table-cell>
          <table:table-cell office:value-type="float" office:value="-86.2489544685845" table:style-name="ce2">
            <text:p>-86,24895447</text:p>
          </table:table-cell>
          <table:table-cell office:value-type="float" office:value="7.0941866092064698" table:style-name="ce2">
            <text:p>7,094186609</text:p>
          </table:table-cell>
          <table:table-cell office:value-type="float" office:value="-78.162340259537899" table:style-name="ce2">
            <text:p>-78,16234026</text:p>
          </table:table-cell>
          <table:table-cell office:value-type="float" office:value="-3.9991880758242999" table:formula="of:=[.G305]-[.B305]" table:style-name="ce2">
            <text:p>-3,999188076</text:p>
          </table:table-cell>
          <table:table-cell office:value-type="float" office:value="-62.554525909390101" table:formula="of:=[.H305]-[.C305]" table:style-name="ce2">
            <text:p>-62,55452591</text:p>
          </table:table-cell>
          <table:table-cell office:value-type="float" office:value="-13.54681416614423" table:formula="of:=[.I305]-[.D305]" table:style-name="ce2">
            <text:p>-13,54681417</text:p>
          </table:table-cell>
          <table:table-cell office:value-type="float" office:value="-100.3708975110014" table:formula="of:=[.J305]-[.E305]" table:style-name="ce2">
            <text:p>-100,3708975</text:p>
          </table:table-cell>
          <table:table-cell table:number-columns-repeated="16370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float" office:value="-50.368087157923398" table:style-name="ce2">
            <text:p>-50,36808716</text:p>
          </table:table-cell>
          <table:table-cell office:value-type="float" office:value="-13.237897405938799" table:style-name="ce2">
            <text:p>-13,23789741</text:p>
          </table:table-cell>
          <table:table-cell office:value-type="float" office:value="-73.052161811245398" table:style-name="ce2">
            <text:p>-73,05216181</text:p>
          </table:table-cell>
          <table:table-cell office:value-type="float" office:value="42.334527921382403" table:style-name="ce2">
            <text:p>42,33452792</text:p>
          </table:table-cell>
          <table:table-cell office:value-type="float" office:value="1005" table:style-name="ce2">
            <text:p>1005</text:p>
          </table:table-cell>
          <table:table-cell office:value-type="float" office:value="-2.0737489574576302" table:style-name="ce2">
            <text:p>-2,073748957</text:p>
          </table:table-cell>
          <table:table-cell office:value-type="float" office:value="-83.456582395287001" table:style-name="ce2">
            <text:p>-83,4565824</text:p>
          </table:table-cell>
          <table:table-cell office:value-type="float" office:value="-30.431874952091899" table:style-name="ce2">
            <text:p>-30,43187495</text:p>
          </table:table-cell>
          <table:table-cell office:value-type="float" office:value="-59.8946599355274" table:style-name="ce2">
            <text:p>-59,89465994</text:p>
          </table:table-cell>
          <table:table-cell office:value-type="float" office:value="48.294338200465766" table:formula="of:=[.G306]-[.B306]" table:style-name="ce2">
            <text:p>48,2943382</text:p>
          </table:table-cell>
          <table:table-cell office:value-type="float" office:value="-70.218684989348205" table:formula="of:=[.H306]-[.C306]" table:style-name="ce2">
            <text:p>-70,21868499</text:p>
          </table:table-cell>
          <table:table-cell office:value-type="float" office:value="42.620286859153495" table:formula="of:=[.I306]-[.D306]" table:style-name="ce2">
            <text:p>42,62028686</text:p>
          </table:table-cell>
          <table:table-cell office:value-type="float" office:value="-102.2291878569098" table:formula="of:=[.J306]-[.E306]" table:style-name="ce2">
            <text:p>-102,2291879</text:p>
          </table:table-cell>
          <table:table-cell table:number-columns-repeated="16370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float" office:value="39.715971494576699" table:style-name="ce2">
            <text:p>39,71597149</text:p>
          </table:table-cell>
          <table:table-cell office:value-type="float" office:value="32.543962244839797" table:style-name="ce2">
            <text:p>32,54396224</text:p>
          </table:table-cell>
          <table:table-cell office:value-type="float" office:value="-75.267396420964801" table:style-name="ce2">
            <text:p>-75,26739642</text:p>
          </table:table-cell>
          <table:table-cell office:value-type="float" office:value="-31.094801513957901" table:style-name="ce2">
            <text:p>-31,09480151</text:p>
          </table:table-cell>
          <table:table-cell office:value-type="float" office:value="1006" table:style-name="ce2">
            <text:p>1006</text:p>
          </table:table-cell>
          <table:table-cell office:value-type="float" office:value="37.118490656091602" table:style-name="ce2">
            <text:p>37,11849066</text:p>
          </table:table-cell>
          <table:table-cell office:value-type="float" office:value="-76.273337126065002" table:style-name="ce2">
            <text:p>-76,27333713</text:p>
          </table:table-cell>
          <table:table-cell office:value-type="float" office:value="60.085461123060902" table:style-name="ce2">
            <text:p>60,08546112</text:p>
          </table:table-cell>
          <table:table-cell office:value-type="float" office:value="51.726355929236" table:style-name="ce2">
            <text:p>51,72635593</text:p>
          </table:table-cell>
          <table:table-cell office:value-type="float" office:value="-2.5974808384850974" table:formula="of:=[.G307]-[.B307]" table:style-name="ce2">
            <text:p>-2,597480838</text:p>
          </table:table-cell>
          <table:table-cell office:value-type="float" office:value="-108.81729937090481" table:formula="of:=[.H307]-[.C307]" table:style-name="ce2">
            <text:p>-108,8172994</text:p>
          </table:table-cell>
          <table:table-cell office:value-type="float" office:value="135.35285754402571" table:formula="of:=[.I307]-[.D307]" table:style-name="ce2">
            <text:p>135,3528575</text:p>
          </table:table-cell>
          <table:table-cell office:value-type="float" office:value="82.821157443193897" table:formula="of:=[.J307]-[.E307]" table:style-name="ce2">
            <text:p>82,82115744</text:p>
          </table:table-cell>
          <table:table-cell table:number-columns-repeated="16370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float" office:value="-21.406216228797302" table:style-name="ce2">
            <text:p>-21,40621623</text:p>
          </table:table-cell>
          <table:table-cell office:value-type="float" office:value="18.732759869826701" table:style-name="ce2">
            <text:p>18,73275987</text:p>
          </table:table-cell>
          <table:table-cell office:value-type="float" office:value="-42.948896587258503" table:style-name="ce2">
            <text:p>-42,94889659</text:p>
          </table:table-cell>
          <table:table-cell office:value-type="float" office:value="50.327417065460999" table:style-name="ce2">
            <text:p>50,32741707</text:p>
          </table:table-cell>
          <table:table-cell office:value-type="float" office:value="1007" table:style-name="ce2">
            <text:p>1007</text:p>
          </table:table-cell>
          <table:table-cell office:value-type="float" office:value="-11.181660457813701" table:style-name="ce2">
            <text:p>-11,18166046</text:p>
          </table:table-cell>
          <table:table-cell office:value-type="float" office:value="20.893289020218798" table:style-name="ce2">
            <text:p>20,89328902</text:p>
          </table:table-cell>
          <table:table-cell office:value-type="float" office:value="-63.017455631964303" table:style-name="ce2">
            <text:p>-63,01745563</text:p>
          </table:table-cell>
          <table:table-cell office:value-type="float" office:value="10.1047315354233" table:style-name="ce2">
            <text:p>10,10473154</text:p>
          </table:table-cell>
          <table:table-cell office:value-type="float" office:value="10.224555770983601" table:formula="of:=[.G308]-[.B308]" table:style-name="ce2">
            <text:p>10,22455577</text:p>
          </table:table-cell>
          <table:table-cell office:value-type="float" office:value="2.1605291503920974" table:formula="of:=[.H308]-[.C308]" table:style-name="ce2">
            <text:p>2,16052915</text:p>
          </table:table-cell>
          <table:table-cell office:value-type="float" office:value="-20.0685590447058" table:formula="of:=[.I308]-[.D308]" table:style-name="ce2">
            <text:p>-20,06855904</text:p>
          </table:table-cell>
          <table:table-cell office:value-type="float" office:value="-40.222685530037701" table:formula="of:=[.J308]-[.E308]" table:style-name="ce2">
            <text:p>-40,22268553</text:p>
          </table:table-cell>
          <table:table-cell table:number-columns-repeated="16370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float" office:value="6.0976733773389302" table:style-name="ce2">
            <text:p>6,097673377</text:p>
          </table:table-cell>
          <table:table-cell office:value-type="float" office:value="-9.1636383024654506" table:style-name="ce2">
            <text:p>-9,163638302</text:p>
          </table:table-cell>
          <table:table-cell office:value-type="float" office:value="54.548591323066702" table:style-name="ce2">
            <text:p>54,54859132</text:p>
          </table:table-cell>
          <table:table-cell office:value-type="float" office:value="6.6526899613788197" table:style-name="ce2">
            <text:p>6,652689961</text:p>
          </table:table-cell>
          <table:table-cell office:value-type="float" office:value="1008" table:style-name="ce2">
            <text:p>1008</text:p>
          </table:table-cell>
          <table:table-cell office:value-type="float" office:value="73.340151395080895" table:style-name="ce2">
            <text:p>73,3401514</text:p>
          </table:table-cell>
          <table:table-cell office:value-type="float" office:value="-3.8210218015937598" table:style-name="ce2">
            <text:p>-3,821021802</text:p>
          </table:table-cell>
          <table:table-cell office:value-type="float" office:value="61.609365497388801" table:style-name="ce2">
            <text:p>61,6093655</text:p>
          </table:table-cell>
          <table:table-cell office:value-type="float" office:value="-33.8838393825556" table:style-name="ce2">
            <text:p>-33,88383938</text:p>
          </table:table-cell>
          <table:table-cell office:value-type="float" office:value="67.242478017741959" table:formula="of:=[.G309]-[.B309]" table:style-name="ce2">
            <text:p>67,24247802</text:p>
          </table:table-cell>
          <table:table-cell office:value-type="float" office:value="5.3426165008716904" table:formula="of:=[.H309]-[.C309]" table:style-name="ce2">
            <text:p>5,342616501</text:p>
          </table:table-cell>
          <table:table-cell office:value-type="float" office:value="7.0607741743220984" table:formula="of:=[.I309]-[.D309]" table:style-name="ce2">
            <text:p>7,060774174</text:p>
          </table:table-cell>
          <table:table-cell office:value-type="float" office:value="-40.536529343934419" table:formula="of:=[.J309]-[.E309]" table:style-name="ce2">
            <text:p>-40,53652934</text:p>
          </table:table-cell>
          <table:table-cell table:number-columns-repeated="16370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float" office:value="69.810075580529997" table:style-name="ce2">
            <text:p>69,81007558</text:p>
          </table:table-cell>
          <table:table-cell office:value-type="float" office:value="-26.588218798718898" table:style-name="ce2">
            <text:p>-26,5882188</text:p>
          </table:table-cell>
          <table:table-cell office:value-type="float" office:value="65.701741346813094" table:style-name="ce2">
            <text:p>65,70174135</text:p>
          </table:table-cell>
          <table:table-cell office:value-type="float" office:value="24.6015405415862" table:style-name="ce2">
            <text:p>24,60154054</text:p>
          </table:table-cell>
          <table:table-cell office:value-type="float" office:value="1009" table:style-name="ce2">
            <text:p>1009</text:p>
          </table:table-cell>
          <table:table-cell office:value-type="float" office:value="32.232779467085997" table:style-name="ce2">
            <text:p>32,23277947</text:p>
          </table:table-cell>
          <table:table-cell office:value-type="float" office:value="15.738543455198499" table:style-name="ce2">
            <text:p>15,73854346</text:p>
          </table:table-cell>
          <table:table-cell office:value-type="float" office:value="75.791355362049202" table:style-name="ce2">
            <text:p>75,79135536</text:p>
          </table:table-cell>
          <table:table-cell office:value-type="float" office:value="-15.264847649357501" table:style-name="ce2">
            <text:p>-15,26484765</text:p>
          </table:table-cell>
          <table:table-cell office:value-type="float" office:value="-37.577296113444" table:formula="of:=[.G310]-[.B310]" table:style-name="ce2">
            <text:p>-37,57729611</text:p>
          </table:table-cell>
          <table:table-cell office:value-type="float" office:value="42.326762253917394" table:formula="of:=[.H310]-[.C310]" table:style-name="ce2">
            <text:p>42,32676225</text:p>
          </table:table-cell>
          <table:table-cell office:value-type="float" office:value="10.089614015236108" table:formula="of:=[.I310]-[.D310]" table:style-name="ce2">
            <text:p>10,08961402</text:p>
          </table:table-cell>
          <table:table-cell office:value-type="float" office:value="-39.866388190943702" table:formula="of:=[.J310]-[.E310]" table:style-name="ce2">
            <text:p>-39,86638819</text:p>
          </table:table-cell>
          <table:table-cell table:number-columns-repeated="16370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float" office:value="19.115849669646501" table:style-name="ce2">
            <text:p>19,11584967</text:p>
          </table:table-cell>
          <table:table-cell office:value-type="float" office:value="38.243436904579703" table:style-name="ce2">
            <text:p>38,2434369</text:p>
          </table:table-cell>
          <table:table-cell office:value-type="float" office:value="22.0264727101851" table:style-name="ce2">
            <text:p>22,02647271</text:p>
          </table:table-cell>
          <table:table-cell office:value-type="float" office:value="3.2187641090805301" table:style-name="ce2">
            <text:p>3,218764109</text:p>
          </table:table-cell>
          <table:table-cell office:value-type="float" office:value="1010" table:style-name="ce2">
            <text:p>1010</text:p>
          </table:table-cell>
          <table:table-cell office:value-type="float" office:value="16.292265453995501" table:style-name="ce2">
            <text:p>16,29226545</text:p>
          </table:table-cell>
          <table:table-cell office:value-type="float" office:value="17.676415055221899" table:style-name="ce2">
            <text:p>17,67641506</text:p>
          </table:table-cell>
          <table:table-cell office:value-type="float" office:value="80.096458365947498" table:style-name="ce2">
            <text:p>80,09645837</text:p>
          </table:table-cell>
          <table:table-cell office:value-type="float" office:value="-66.332014093573903" table:style-name="ce2">
            <text:p>-66,33201409</text:p>
          </table:table-cell>
          <table:table-cell office:value-type="float" office:value="-2.8235842156509996" table:formula="of:=[.G311]-[.B311]" table:style-name="ce2">
            <text:p>-2,823584216</text:p>
          </table:table-cell>
          <table:table-cell office:value-type="float" office:value="-20.567021849357804" table:formula="of:=[.H311]-[.C311]" table:style-name="ce2">
            <text:p>-20,56702185</text:p>
          </table:table-cell>
          <table:table-cell office:value-type="float" office:value="58.069985655762395" table:formula="of:=[.I311]-[.D311]" table:style-name="ce2">
            <text:p>58,06998566</text:p>
          </table:table-cell>
          <table:table-cell office:value-type="float" office:value="-69.550778202654428" table:formula="of:=[.J311]-[.E311]" table:style-name="ce2">
            <text:p>-69,5507782</text:p>
          </table:table-cell>
          <table:table-cell table:number-columns-repeated="16370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float" office:value="-37.540848929682497" table:style-name="ce2">
            <text:p>-37,54084893</text:p>
          </table:table-cell>
          <table:table-cell office:value-type="float" office:value="-5.4930305175349403" table:style-name="ce2">
            <text:p>-5,493030518</text:p>
          </table:table-cell>
          <table:table-cell office:value-type="float" office:value="-19.7091798742088" table:style-name="ce2">
            <text:p>-19,70917987</text:p>
          </table:table-cell>
          <table:table-cell office:value-type="float" office:value="23.551867744338399" table:style-name="ce2">
            <text:p>23,55186774</text:p>
          </table:table-cell>
          <table:table-cell office:value-type="float" office:value="1011" table:style-name="ce2">
            <text:p>1011</text:p>
          </table:table-cell>
          <table:table-cell office:value-type="float" office:value="25.3413452499756" table:style-name="ce2">
            <text:p>25,34134525</text:p>
          </table:table-cell>
          <table:table-cell office:value-type="float" office:value="12.9507695056689" table:style-name="ce2">
            <text:p>12,95076951</text:p>
          </table:table-cell>
          <table:table-cell office:value-type="float" office:value="-88.831987605097794" table:style-name="ce2">
            <text:p>-88,83198761</text:p>
          </table:table-cell>
          <table:table-cell office:value-type="float" office:value="-16.367156895694499" table:style-name="ce2">
            <text:p>-16,3671569</text:p>
          </table:table-cell>
          <table:table-cell office:value-type="float" office:value="62.8821941796581" table:formula="of:=[.G312]-[.B312]" table:style-name="ce2">
            <text:p>62,88219418</text:p>
          </table:table-cell>
          <table:table-cell office:value-type="float" office:value="18.443800023203842" table:formula="of:=[.H312]-[.C312]" table:style-name="ce2">
            <text:p>18,44380002</text:p>
          </table:table-cell>
          <table:table-cell office:value-type="float" office:value="-69.122807730888994" table:formula="of:=[.I312]-[.D312]" table:style-name="ce2">
            <text:p>-69,12280773</text:p>
          </table:table-cell>
          <table:table-cell office:value-type="float" office:value="-39.919024640032902" table:formula="of:=[.J312]-[.E312]" table:style-name="ce2">
            <text:p>-39,91902464</text:p>
          </table:table-cell>
          <table:table-cell table:number-columns-repeated="16370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float" office:value="79.782404787784202" table:style-name="ce2">
            <text:p>79,78240479</text:p>
          </table:table-cell>
          <table:table-cell office:value-type="float" office:value="-42.977424843092301" table:style-name="ce2">
            <text:p>-42,97742484</text:p>
          </table:table-cell>
          <table:table-cell office:value-type="float" office:value="74.996752998517394" table:style-name="ce2">
            <text:p>74,996753</text:p>
          </table:table-cell>
          <table:table-cell office:value-type="float" office:value="8.1917402730643598" table:style-name="ce2">
            <text:p>8,191740273</text:p>
          </table:table-cell>
          <table:table-cell office:value-type="float" office:value="1012" table:style-name="ce2">
            <text:p>1012</text:p>
          </table:table-cell>
          <table:table-cell office:value-type="float" office:value="78.390578180443796" table:style-name="ce2">
            <text:p>78,39057818</text:p>
          </table:table-cell>
          <table:table-cell office:value-type="float" office:value="80.346504202145496" table:style-name="ce2">
            <text:p>80,3465042</text:p>
          </table:table-cell>
          <table:table-cell office:value-type="float" office:value="54.258596275438897" table:style-name="ce2">
            <text:p>54,25859628</text:p>
          </table:table-cell>
          <table:table-cell office:value-type="float" office:value="-11.521944941602101" table:style-name="ce2">
            <text:p>-11,52194494</text:p>
          </table:table-cell>
          <table:table-cell office:value-type="float" office:value="-1.3918266073404055" table:formula="of:=[.G313]-[.B313]" table:style-name="ce2">
            <text:p>-1,391826607</text:p>
          </table:table-cell>
          <table:table-cell office:value-type="float" office:value="123.3239290452378" table:formula="of:=[.H313]-[.C313]" table:style-name="ce2">
            <text:p>123,323929</text:p>
          </table:table-cell>
          <table:table-cell office:value-type="float" office:value="-20.738156723078497" table:formula="of:=[.I313]-[.D313]" table:style-name="ce2">
            <text:p>-20,73815672</text:p>
          </table:table-cell>
          <table:table-cell office:value-type="float" office:value="-19.713685214666462" table:formula="of:=[.J313]-[.E313]" table:style-name="ce2">
            <text:p>-19,71368521</text:p>
          </table:table-cell>
          <table:table-cell table:number-columns-repeated="16370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float" office:value="-24.1791679335198" table:style-name="ce2">
            <text:p>-24,17916793</text:p>
          </table:table-cell>
          <table:table-cell office:value-type="float" office:value="-69.700532449986298" table:style-name="ce2">
            <text:p>-69,70053245</text:p>
          </table:table-cell>
          <table:table-cell office:value-type="float" office:value="-29.982181835712399" table:style-name="ce2">
            <text:p>-29,98218184</text:p>
          </table:table-cell>
          <table:table-cell office:value-type="float" office:value="-50.022106609757998" table:style-name="ce2">
            <text:p>-50,02210661</text:p>
          </table:table-cell>
          <table:table-cell office:value-type="float" office:value="1013" table:style-name="ce2">
            <text:p>1013</text:p>
          </table:table-cell>
          <table:table-cell office:value-type="float" office:value="-49.766755661858703" table:style-name="ce2">
            <text:p>-49,76675566</text:p>
          </table:table-cell>
          <table:table-cell office:value-type="float" office:value="-8.8396148776598693" table:style-name="ce2">
            <text:p>-8,839614878</text:p>
          </table:table-cell>
          <table:table-cell office:value-type="float" office:value="-26.351716365529398" table:style-name="ce2">
            <text:p>-26,35171637</text:p>
          </table:table-cell>
          <table:table-cell office:value-type="float" office:value="-75.647871403307306" table:style-name="ce2">
            <text:p>-75,6478714</text:p>
          </table:table-cell>
          <table:table-cell office:value-type="float" office:value="-25.587587728338903" table:formula="of:=[.G314]-[.B314]" table:style-name="ce2">
            <text:p>-25,58758773</text:p>
          </table:table-cell>
          <table:table-cell office:value-type="float" office:value="60.860917572326429" table:formula="of:=[.H314]-[.C314]" table:style-name="ce2">
            <text:p>60,86091757</text:p>
          </table:table-cell>
          <table:table-cell office:value-type="float" office:value="3.630465470183001" table:formula="of:=[.I314]-[.D314]" table:style-name="ce2">
            <text:p>3,63046547</text:p>
          </table:table-cell>
          <table:table-cell office:value-type="float" office:value="-25.625764793549308" table:formula="of:=[.J314]-[.E314]" table:style-name="ce2">
            <text:p>-25,62576479</text:p>
          </table:table-cell>
          <table:table-cell table:number-columns-repeated="16370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float" office:value="80.698519714916401" table:style-name="ce2">
            <text:p>80,69851971</text:p>
          </table:table-cell>
          <table:table-cell office:value-type="float" office:value="-67.897731492660199" table:style-name="ce2">
            <text:p>-67,89773149</text:p>
          </table:table-cell>
          <table:table-cell office:value-type="float" office:value="-49.8112822734983" table:style-name="ce2">
            <text:p>-49,81128227</text:p>
          </table:table-cell>
          <table:table-cell office:value-type="float" office:value="-35.231026636868897" table:style-name="ce2">
            <text:p>-35,23102664</text:p>
          </table:table-cell>
          <table:table-cell office:value-type="float" office:value="1014" table:style-name="ce2">
            <text:p>1014</text:p>
          </table:table-cell>
          <table:table-cell office:value-type="float" office:value="5.0360865947705804" table:style-name="ce2">
            <text:p>5,036086595</text:p>
          </table:table-cell>
          <table:table-cell office:value-type="float" office:value="45.145215231694202" table:style-name="ce2">
            <text:p>45,14521523</text:p>
          </table:table-cell>
          <table:table-cell office:value-type="float" office:value="-6.5132290406443296" table:style-name="ce2">
            <text:p>-6,513229041</text:p>
          </table:table-cell>
          <table:table-cell office:value-type="float" office:value="-29.408746255131199" table:style-name="ce2">
            <text:p>-29,40874626</text:p>
          </table:table-cell>
          <table:table-cell office:value-type="float" office:value="-75.66243312014582" table:formula="of:=[.G315]-[.B315]" table:style-name="ce2">
            <text:p>-75,66243312</text:p>
          </table:table-cell>
          <table:table-cell office:value-type="float" office:value="113.04294672435441" table:formula="of:=[.H315]-[.C315]" table:style-name="ce2">
            <text:p>113,0429467</text:p>
          </table:table-cell>
          <table:table-cell office:value-type="float" office:value="43.298053232853974" table:formula="of:=[.I315]-[.D315]" table:style-name="ce2">
            <text:p>43,29805323</text:p>
          </table:table-cell>
          <table:table-cell office:value-type="float" office:value="5.8222803817376985" table:formula="of:=[.J315]-[.E315]" table:style-name="ce2">
            <text:p>5,822280382</text:p>
          </table:table-cell>
          <table:table-cell table:number-columns-repeated="16370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float" office:value="28.574989431545202" table:style-name="ce2">
            <text:p>28,57498943</text:p>
          </table:table-cell>
          <table:table-cell office:value-type="float" office:value="37.1380771371092" table:style-name="ce2">
            <text:p>37,13807714</text:p>
          </table:table-cell>
          <table:table-cell office:value-type="float" office:value="5.5229482866347004" table:style-name="ce2">
            <text:p>5,522948287</text:p>
          </table:table-cell>
          <table:table-cell office:value-type="float" office:value="-18.988105627391899" table:style-name="ce2">
            <text:p>-18,98810563</text:p>
          </table:table-cell>
          <table:table-cell office:value-type="float" office:value="1015" table:style-name="ce2">
            <text:p>1015</text:p>
          </table:table-cell>
          <table:table-cell office:value-type="float" office:value="19.701169242790002" table:style-name="ce2">
            <text:p>19,70116924</text:p>
          </table:table-cell>
          <table:table-cell office:value-type="float" office:value="37.359260289320197" table:style-name="ce2">
            <text:p>37,35926029</text:p>
          </table:table-cell>
          <table:table-cell office:value-type="float" office:value="56.922794619367203" table:style-name="ce2">
            <text:p>56,92279462</text:p>
          </table:table-cell>
          <table:table-cell office:value-type="float" office:value="-7.0939696573121598" table:style-name="ce2">
            <text:p>-7,093969657</text:p>
          </table:table-cell>
          <table:table-cell office:value-type="float" office:value="-8.8738201887552002" table:formula="of:=[.G316]-[.B316]" table:style-name="ce2">
            <text:p>-8,873820189</text:p>
          </table:table-cell>
          <table:table-cell office:value-type="float" office:value="0.22118315221099749" table:formula="of:=[.H316]-[.C316]" table:style-name="ce2">
            <text:p>0,221183152</text:p>
          </table:table-cell>
          <table:table-cell office:value-type="float" office:value="51.399846332732501" table:formula="of:=[.I316]-[.D316]" table:style-name="ce2">
            <text:p>51,39984633</text:p>
          </table:table-cell>
          <table:table-cell office:value-type="float" office:value="11.89413597007974" table:formula="of:=[.J316]-[.E316]" table:style-name="ce2">
            <text:p>11,89413597</text:p>
          </table:table-cell>
          <table:table-cell table:number-columns-repeated="16370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float" office:value="-81.883448165796693" table:style-name="ce2">
            <text:p>-81,88344817</text:p>
          </table:table-cell>
          <table:table-cell office:value-type="float" office:value="24.825338332954601" table:style-name="ce2">
            <text:p>24,82533833</text:p>
          </table:table-cell>
          <table:table-cell office:value-type="float" office:value="8.9005859449996407" table:style-name="ce2">
            <text:p>8,900585945</text:p>
          </table:table-cell>
          <table:table-cell office:value-type="float" office:value="-13.416630280421" table:style-name="ce2">
            <text:p>-13,41663028</text:p>
          </table:table-cell>
          <table:table-cell office:value-type="float" office:value="1016" table:style-name="ce2">
            <text:p>1016</text:p>
          </table:table-cell>
          <table:table-cell office:value-type="float" office:value="16.4011168967907" table:style-name="ce2">
            <text:p>16,4011169</text:p>
          </table:table-cell>
          <table:table-cell office:value-type="float" office:value="-74.811550840758699" table:style-name="ce2">
            <text:p>-74,81155084</text:p>
          </table:table-cell>
          <table:table-cell office:value-type="float" office:value="-33.259901233361603" table:style-name="ce2">
            <text:p>-33,25990123</text:p>
          </table:table-cell>
          <table:table-cell office:value-type="float" office:value="-69.253380672674695" table:style-name="ce2">
            <text:p>-69,25338067</text:p>
          </table:table-cell>
          <table:table-cell office:value-type="float" office:value="98.28456506258739" table:formula="of:=[.G317]-[.B317]" table:style-name="ce2">
            <text:p>98,28456506</text:p>
          </table:table-cell>
          <table:table-cell office:value-type="float" office:value="-99.6368891737133" table:formula="of:=[.H317]-[.C317]" table:style-name="ce2">
            <text:p>-99,63688917</text:p>
          </table:table-cell>
          <table:table-cell office:value-type="float" office:value="-42.160487178361244" table:formula="of:=[.I317]-[.D317]" table:style-name="ce2">
            <text:p>-42,16048718</text:p>
          </table:table-cell>
          <table:table-cell office:value-type="float" office:value="-55.836750392253691" table:formula="of:=[.J317]-[.E317]" table:style-name="ce2">
            <text:p>-55,83675039</text:p>
          </table:table-cell>
          <table:table-cell table:number-columns-repeated="16370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float" office:value="18.709008069072102" table:style-name="ce2">
            <text:p>18,70900807</text:p>
          </table:table-cell>
          <table:table-cell office:value-type="float" office:value="83.908716978330702" table:style-name="ce2">
            <text:p>83,90871698</text:p>
          </table:table-cell>
          <table:table-cell office:value-type="float" office:value="-23.135318213343002" table:style-name="ce2">
            <text:p>-23,13531821</text:p>
          </table:table-cell>
          <table:table-cell office:value-type="float" office:value="-16.857102455360501" table:style-name="ce2">
            <text:p>-16,85710246</text:p>
          </table:table-cell>
          <table:table-cell office:value-type="float" office:value="1017" table:style-name="ce2">
            <text:p>1017</text:p>
          </table:table-cell>
          <table:table-cell office:value-type="float" office:value="7.4125450753119804" table:style-name="ce2">
            <text:p>7,412545075</text:p>
          </table:table-cell>
          <table:table-cell office:value-type="float" office:value="44.654754036446597" table:style-name="ce2">
            <text:p>44,65475404</text:p>
          </table:table-cell>
          <table:table-cell office:value-type="float" office:value="59.8939425699051" table:style-name="ce2">
            <text:p>59,89394257</text:p>
          </table:table-cell>
          <table:table-cell office:value-type="float" office:value="-8.9857992946978396" table:style-name="ce2">
            <text:p>-8,985799295</text:p>
          </table:table-cell>
          <table:table-cell office:value-type="float" office:value="-11.296462993760121" table:formula="of:=[.G318]-[.B318]" table:style-name="ce2">
            <text:p>-11,29646299</text:p>
          </table:table-cell>
          <table:table-cell office:value-type="float" office:value="-39.253962941884105" table:formula="of:=[.H318]-[.C318]" table:style-name="ce2">
            <text:p>-39,25396294</text:p>
          </table:table-cell>
          <table:table-cell office:value-type="float" office:value="83.029260783248105" table:formula="of:=[.I318]-[.D318]" table:style-name="ce2">
            <text:p>83,02926078</text:p>
          </table:table-cell>
          <table:table-cell office:value-type="float" office:value="7.8713031606626611" table:formula="of:=[.J318]-[.E318]" table:style-name="ce2">
            <text:p>7,871303161</text:p>
          </table:table-cell>
          <table:table-cell table:number-columns-repeated="16370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float" office:value="68.279254503887998" table:style-name="ce2">
            <text:p>68,2792545</text:p>
          </table:table-cell>
          <table:table-cell office:value-type="float" office:value="64.091450972393901" table:style-name="ce2">
            <text:p>64,09145097</text:p>
          </table:table-cell>
          <table:table-cell office:value-type="float" office:value="-49.359653941432498" table:style-name="ce2">
            <text:p>-49,35965394</text:p>
          </table:table-cell>
          <table:table-cell office:value-type="float" office:value="1.6113495589237301" table:style-name="ce2">
            <text:p>1,611349559</text:p>
          </table:table-cell>
          <table:table-cell office:value-type="float" office:value="1018" table:style-name="ce2">
            <text:p>1018</text:p>
          </table:table-cell>
          <table:table-cell office:value-type="float" office:value="58.630543894969897" table:style-name="ce2">
            <text:p>58,63054389</text:p>
          </table:table-cell>
          <table:table-cell office:value-type="float" office:value="-19.702339159495398" table:style-name="ce2">
            <text:p>-19,70233916</text:p>
          </table:table-cell>
          <table:table-cell office:value-type="float" office:value="-89.416850061484993" table:style-name="ce2">
            <text:p>-89,41685006</text:p>
          </table:table-cell>
          <table:table-cell office:value-type="float" office:value="35.502857400812601" table:style-name="ce2">
            <text:p>35,5028574</text:p>
          </table:table-cell>
          <table:table-cell office:value-type="float" office:value="-9.6487106089181012" table:formula="of:=[.G319]-[.B319]" table:style-name="ce2">
            <text:p>-9,648710609</text:p>
          </table:table-cell>
          <table:table-cell office:value-type="float" office:value="-83.793790131889295" table:formula="of:=[.H319]-[.C319]" table:style-name="ce2">
            <text:p>-83,79379013</text:p>
          </table:table-cell>
          <table:table-cell office:value-type="float" office:value="-40.057196120052495" table:formula="of:=[.I319]-[.D319]" table:style-name="ce2">
            <text:p>-40,05719612</text:p>
          </table:table-cell>
          <table:table-cell office:value-type="float" office:value="33.891507841888874" table:formula="of:=[.J319]-[.E319]" table:style-name="ce2">
            <text:p>33,89150784</text:p>
          </table:table-cell>
          <table:table-cell table:number-columns-repeated="16370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float" office:value="-45.552154339932699" table:style-name="ce2">
            <text:p>-45,55215434</text:p>
          </table:table-cell>
          <table:table-cell office:value-type="float" office:value="29.974687138978901" table:style-name="ce2">
            <text:p>29,97468714</text:p>
          </table:table-cell>
          <table:table-cell office:value-type="float" office:value="35.229202936143999" table:style-name="ce2">
            <text:p>35,22920294</text:p>
          </table:table-cell>
          <table:table-cell office:value-type="float" office:value="-59.6837219176834" table:style-name="ce2">
            <text:p>-59,68372192</text:p>
          </table:table-cell>
          <table:table-cell office:value-type="float" office:value="1019" table:style-name="ce2">
            <text:p>1019</text:p>
          </table:table-cell>
          <table:table-cell office:value-type="float" office:value="-20.982084461573798" table:style-name="ce2">
            <text:p>-20,98208446</text:p>
          </table:table-cell>
          <table:table-cell office:value-type="float" office:value="-58.943027879723097" table:style-name="ce2">
            <text:p>-58,94302788</text:p>
          </table:table-cell>
          <table:table-cell office:value-type="float" office:value="39.918267142314299" table:style-name="ce2">
            <text:p>39,91826714</text:p>
          </table:table-cell>
          <table:table-cell office:value-type="float" office:value="32.337647822330901" table:style-name="ce2">
            <text:p>32,33764782</text:p>
          </table:table-cell>
          <table:table-cell office:value-type="float" office:value="24.5700698783589" table:formula="of:=[.G320]-[.B320]" table:style-name="ce2">
            <text:p>24,57006988</text:p>
          </table:table-cell>
          <table:table-cell office:value-type="float" office:value="-88.917715018701998" table:formula="of:=[.H320]-[.C320]" table:style-name="ce2">
            <text:p>-88,91771502</text:p>
          </table:table-cell>
          <table:table-cell office:value-type="float" office:value="4.6890642061703005" table:formula="of:=[.I320]-[.D320]" table:style-name="ce2">
            <text:p>4,689064206</text:p>
          </table:table-cell>
          <table:table-cell office:value-type="float" office:value="92.021369740014308" table:formula="of:=[.J320]-[.E320]" table:style-name="ce2">
            <text:p>92,02136974</text:p>
          </table:table-cell>
          <table:table-cell table:number-columns-repeated="16370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float" office:value="23.4321629187206" table:style-name="ce2">
            <text:p>23,43216292</text:p>
          </table:table-cell>
          <table:table-cell office:value-type="float" office:value="66.929768508321501" table:style-name="ce2">
            <text:p>66,92976851</text:p>
          </table:table-cell>
          <table:table-cell office:value-type="float" office:value="8.6684827471730301" table:style-name="ce2">
            <text:p>8,668482747</text:p>
          </table:table-cell>
          <table:table-cell office:value-type="float" office:value="-4.3147155126777603" table:style-name="ce2">
            <text:p>-4,314715513</text:p>
          </table:table-cell>
          <table:table-cell office:value-type="float" office:value="1020" table:style-name="ce2">
            <text:p>1020</text:p>
          </table:table-cell>
          <table:table-cell office:value-type="float" office:value="-42.6910372773687" table:style-name="ce2">
            <text:p>-42,69103728</text:p>
          </table:table-cell>
          <table:table-cell office:value-type="float" office:value="-16.7444003513829" table:style-name="ce2">
            <text:p>-16,74440035</text:p>
          </table:table-cell>
          <table:table-cell office:value-type="float" office:value="-30.655635382917499" table:style-name="ce2">
            <text:p>-30,65563538</text:p>
          </table:table-cell>
          <table:table-cell office:value-type="float" office:value="-62.057540676684297" table:style-name="ce2">
            <text:p>-62,05754068</text:p>
          </table:table-cell>
          <table:table-cell office:value-type="float" office:value="-66.1232001960893" table:formula="of:=[.G321]-[.B321]" table:style-name="ce2">
            <text:p>-66,1232002</text:p>
          </table:table-cell>
          <table:table-cell office:value-type="float" office:value="-83.674168859704395" table:formula="of:=[.H321]-[.C321]" table:style-name="ce2">
            <text:p>-83,67416886</text:p>
          </table:table-cell>
          <table:table-cell office:value-type="float" office:value="-39.324118130090525" table:formula="of:=[.I321]-[.D321]" table:style-name="ce2">
            <text:p>-39,32411813</text:p>
          </table:table-cell>
          <table:table-cell office:value-type="float" office:value="-57.74282516400654" table:formula="of:=[.J321]-[.E321]" table:style-name="ce2">
            <text:p>-57,74282516</text:p>
          </table:table-cell>
          <table:table-cell table:number-columns-repeated="16370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float" office:value="66.5681494025646" table:style-name="ce2">
            <text:p>66,5681494</text:p>
          </table:table-cell>
          <table:table-cell office:value-type="float" office:value="-1.30271088987884" table:style-name="ce2">
            <text:p>-1,30271089</text:p>
          </table:table-cell>
          <table:table-cell office:value-type="float" office:value="-76.705198314802303" table:style-name="ce2">
            <text:p>-76,70519831</text:p>
          </table:table-cell>
          <table:table-cell office:value-type="float" office:value="14.797105018217801" table:style-name="ce2">
            <text:p>14,79710502</text:p>
          </table:table-cell>
          <table:table-cell office:value-type="float" office:value="1021" table:style-name="ce2">
            <text:p>1021</text:p>
          </table:table-cell>
          <table:table-cell office:value-type="float" office:value="-25.518279359843099" table:style-name="ce2">
            <text:p>-25,51827936</text:p>
          </table:table-cell>
          <table:table-cell office:value-type="float" office:value="82.090823314423304" table:style-name="ce2">
            <text:p>82,09082331</text:p>
          </table:table-cell>
          <table:table-cell office:value-type="float" office:value="0.363137802070093" table:style-name="ce2">
            <text:p>0,363137802</text:p>
          </table:table-cell>
          <table:table-cell office:value-type="float" office:value="-9.0618977245669701" table:style-name="ce2">
            <text:p>-9,061897725</text:p>
          </table:table-cell>
          <table:table-cell office:value-type="float" office:value="-92.086428762407706" table:formula="of:=[.G322]-[.B322]" table:style-name="ce2">
            <text:p>-92,08642876</text:p>
          </table:table-cell>
          <table:table-cell office:value-type="float" office:value="83.393534204302142" table:formula="of:=[.H322]-[.C322]" table:style-name="ce2">
            <text:p>83,3935342</text:p>
          </table:table-cell>
          <table:table-cell office:value-type="float" office:value="77.068336116872402" table:formula="of:=[.I322]-[.D322]" table:style-name="ce2">
            <text:p>77,06833612</text:p>
          </table:table-cell>
          <table:table-cell office:value-type="float" office:value="-23.859002742784771" table:formula="of:=[.J322]-[.E322]" table:style-name="ce2">
            <text:p>-23,85900274</text:p>
          </table:table-cell>
          <table:table-cell table:number-columns-repeated="16370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float" office:value="89.370191424024199" table:style-name="ce2">
            <text:p>89,37019142</text:p>
          </table:table-cell>
          <table:table-cell office:value-type="float" office:value="63.547258146727799" table:style-name="ce2">
            <text:p>63,54725815</text:p>
          </table:table-cell>
          <table:table-cell office:value-type="float" office:value="46.809033858914603" table:style-name="ce2">
            <text:p>46,80903386</text:p>
          </table:table-cell>
          <table:table-cell office:value-type="float" office:value="63.289783297309903" table:style-name="ce2">
            <text:p>63,2897833</text:p>
          </table:table-cell>
          <table:table-cell office:value-type="float" office:value="1022" table:style-name="ce2">
            <text:p>1022</text:p>
          </table:table-cell>
          <table:table-cell office:value-type="float" office:value="31.203015598096101" table:style-name="ce2">
            <text:p>31,2030156</text:p>
          </table:table-cell>
          <table:table-cell office:value-type="float" office:value="38.771188382668797" table:style-name="ce2">
            <text:p>38,77118838</text:p>
          </table:table-cell>
          <table:table-cell office:value-type="float" office:value="-48.203218604186901" table:style-name="ce2">
            <text:p>-48,2032186</text:p>
          </table:table-cell>
          <table:table-cell office:value-type="float" office:value="-63.5942215839057" table:style-name="ce2">
            <text:p>-63,59422158</text:p>
          </table:table-cell>
          <table:table-cell office:value-type="float" office:value="-58.167175825928098" table:formula="of:=[.G323]-[.B323]" table:style-name="ce2">
            <text:p>-58,16717583</text:p>
          </table:table-cell>
          <table:table-cell office:value-type="float" office:value="-24.776069764059002" table:formula="of:=[.H323]-[.C323]" table:style-name="ce2">
            <text:p>-24,77606976</text:p>
          </table:table-cell>
          <table:table-cell office:value-type="float" office:value="-95.012252463101504" table:formula="of:=[.I323]-[.D323]" table:style-name="ce2">
            <text:p>-95,01225246</text:p>
          </table:table-cell>
          <table:table-cell office:value-type="float" office:value="-126.8840048812156" table:formula="of:=[.J323]-[.E323]" table:style-name="ce2">
            <text:p>-126,8840049</text:p>
          </table:table-cell>
          <table:table-cell table:number-columns-repeated="16370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float" office:value="-62.055916728750802" table:style-name="ce2">
            <text:p>-62,05591673</text:p>
          </table:table-cell>
          <table:table-cell office:value-type="float" office:value="-22.1586276447755" table:style-name="ce2">
            <text:p>-22,15862764</text:p>
          </table:table-cell>
          <table:table-cell office:value-type="float" office:value="-41.940837873791402" table:style-name="ce2">
            <text:p>-41,94083787</text:p>
          </table:table-cell>
          <table:table-cell office:value-type="float" office:value="81.998534437184205" table:style-name="ce2">
            <text:p>81,99853444</text:p>
          </table:table-cell>
          <table:table-cell office:value-type="float" office:value="1023" table:style-name="ce2">
            <text:p>1023</text:p>
          </table:table-cell>
          <table:table-cell office:value-type="float" office:value="-24.707288917644199" table:style-name="ce2">
            <text:p>-24,70728892</text:p>
          </table:table-cell>
          <table:table-cell office:value-type="float" office:value="8.3408682600540693" table:style-name="ce2">
            <text:p>8,34086826</text:p>
          </table:table-cell>
          <table:table-cell office:value-type="float" office:value="50.427538838823999" table:style-name="ce2">
            <text:p>50,42753884</text:p>
          </table:table-cell>
          <table:table-cell office:value-type="float" office:value="44.170696915348799" table:style-name="ce2">
            <text:p>44,17069692</text:p>
          </table:table-cell>
          <table:table-cell office:value-type="float" office:value="37.348627811106603" table:formula="of:=[.G324]-[.B324]" table:style-name="ce2">
            <text:p>37,34862781</text:p>
          </table:table-cell>
          <table:table-cell office:value-type="float" office:value="30.499495904829569" table:formula="of:=[.H324]-[.C324]" table:style-name="ce2">
            <text:p>30,4994959</text:p>
          </table:table-cell>
          <table:table-cell office:value-type="float" office:value="92.368376712615401" table:formula="of:=[.I324]-[.D324]" table:style-name="ce2">
            <text:p>92,36837671</text:p>
          </table:table-cell>
          <table:table-cell office:value-type="float" office:value="-37.827837521835406" table:formula="of:=[.J324]-[.E324]" table:style-name="ce2">
            <text:p>-37,82783752</text:p>
          </table:table-cell>
          <table:table-cell table:number-columns-repeated="16370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float" office:value="57.556591547807599" table:style-name="ce2">
            <text:p>57,55659155</text:p>
          </table:table-cell>
          <table:table-cell office:value-type="float" office:value="-59.456666904134998" table:style-name="ce2">
            <text:p>-59,4566669</text:p>
          </table:table-cell>
          <table:table-cell office:value-type="float" office:value="74.408463486416807" table:style-name="ce2">
            <text:p>74,40846349</text:p>
          </table:table-cell>
          <table:table-cell office:value-type="float" office:value="-87.085838282059896" table:style-name="ce2">
            <text:p>-87,08583828</text:p>
          </table:table-cell>
          <table:table-cell office:value-type="float" office:value="1024" table:style-name="ce2">
            <text:p>1024</text:p>
          </table:table-cell>
          <table:table-cell office:value-type="float" office:value="-56.528744674329097" table:style-name="ce2">
            <text:p>-56,52874467</text:p>
          </table:table-cell>
          <table:table-cell office:value-type="float" office:value="73.506520502563006" table:style-name="ce2">
            <text:p>73,5065205</text:p>
          </table:table-cell>
          <table:table-cell office:value-type="float" office:value="-21.709853705542098" table:style-name="ce2">
            <text:p>-21,70985371</text:p>
          </table:table-cell>
          <table:table-cell office:value-type="float" office:value="-71.563936243267406" table:style-name="ce2">
            <text:p>-71,56393624</text:p>
          </table:table-cell>
          <table:table-cell office:value-type="float" office:value="-114.0853362221367" table:formula="of:=[.G325]-[.B325]" table:style-name="ce2">
            <text:p>-114,0853362</text:p>
          </table:table-cell>
          <table:table-cell office:value-type="float" office:value="132.96318740669801" table:formula="of:=[.H325]-[.C325]" table:style-name="ce2">
            <text:p>132,9631874</text:p>
          </table:table-cell>
          <table:table-cell office:value-type="float" office:value="-96.118317191958909" table:formula="of:=[.I325]-[.D325]" table:style-name="ce2">
            <text:p>-96,11831719</text:p>
          </table:table-cell>
          <table:table-cell office:value-type="float" office:value="15.52190203879249" table:formula="of:=[.J325]-[.E325]" table:style-name="ce2">
            <text:p>15,52190204</text:p>
          </table:table-cell>
          <table:table-cell table:number-columns-repeated="16370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float" office:value="53.203401242238598" table:style-name="ce2">
            <text:p>53,20340124</text:p>
          </table:table-cell>
          <table:table-cell office:value-type="float" office:value="22.814730704007701" table:style-name="ce2">
            <text:p>22,8147307</text:p>
          </table:table-cell>
          <table:table-cell office:value-type="float" office:value="1.5271963493688701" table:style-name="ce2">
            <text:p>1,527196349</text:p>
          </table:table-cell>
          <table:table-cell office:value-type="float" office:value="-10.2957071608476" table:style-name="ce2">
            <text:p>-10,29570716</text:p>
          </table:table-cell>
          <table:table-cell office:value-type="float" office:value="1025" table:style-name="ce2">
            <text:p>1025</text:p>
          </table:table-cell>
          <table:table-cell office:value-type="float" office:value="-43.194385246927702" table:style-name="ce2">
            <text:p>-43,19438525</text:p>
          </table:table-cell>
          <table:table-cell office:value-type="float" office:value="-40.649769252195398" table:style-name="ce2">
            <text:p>-40,64976925</text:p>
          </table:table-cell>
          <table:table-cell office:value-type="float" office:value="-69.009339493384303" table:style-name="ce2">
            <text:p>-69,00933949</text:p>
          </table:table-cell>
          <table:table-cell office:value-type="float" office:value="-22.2080245477289" table:style-name="ce2">
            <text:p>-22,20802455</text:p>
          </table:table-cell>
          <table:table-cell office:value-type="float" office:value="-96.397786489166293" table:formula="of:=[.G326]-[.B326]" table:style-name="ce2">
            <text:p>-96,39778649</text:p>
          </table:table-cell>
          <table:table-cell office:value-type="float" office:value="-63.464499956203099" table:formula="of:=[.H326]-[.C326]" table:style-name="ce2">
            <text:p>-63,46449996</text:p>
          </table:table-cell>
          <table:table-cell office:value-type="float" office:value="-70.536535842753167" table:formula="of:=[.I326]-[.D326]" table:style-name="ce2">
            <text:p>-70,53653584</text:p>
          </table:table-cell>
          <table:table-cell office:value-type="float" office:value="-11.9123173868813" table:formula="of:=[.J326]-[.E326]" table:style-name="ce2">
            <text:p>-11,91231739</text:p>
          </table:table-cell>
          <table:table-cell table:number-columns-repeated="16370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float" office:value="-79.375499244708706" table:style-name="ce2">
            <text:p>-79,37549924</text:p>
          </table:table-cell>
          <table:table-cell office:value-type="float" office:value="69.607205089247103" table:style-name="ce2">
            <text:p>69,60720509</text:p>
          </table:table-cell>
          <table:table-cell office:value-type="float" office:value="-56.278183791830401" table:style-name="ce2">
            <text:p>-56,27818379</text:p>
          </table:table-cell>
          <table:table-cell office:value-type="float" office:value="-52.843468442143397" table:style-name="ce2">
            <text:p>-52,84346844</text:p>
          </table:table-cell>
          <table:table-cell office:value-type="float" office:value="1026" table:style-name="ce2">
            <text:p>1026</text:p>
          </table:table-cell>
          <table:table-cell office:value-type="float" office:value="35.497502988888797" table:style-name="ce2">
            <text:p>35,49750299</text:p>
          </table:table-cell>
          <table:table-cell office:value-type="float" office:value="3.1434964568994501" table:style-name="ce2">
            <text:p>3,143496457</text:p>
          </table:table-cell>
          <table:table-cell office:value-type="float" office:value="82.943441268388497" table:style-name="ce2">
            <text:p>82,94344127</text:p>
          </table:table-cell>
          <table:table-cell office:value-type="float" office:value="-54.306585162462099" table:style-name="ce2">
            <text:p>-54,30658516</text:p>
          </table:table-cell>
          <table:table-cell office:value-type="float" office:value="114.8730022335975" table:formula="of:=[.G327]-[.B327]" table:style-name="ce2">
            <text:p>114,8730022</text:p>
          </table:table-cell>
          <table:table-cell office:value-type="float" office:value="-66.463708632347647" table:formula="of:=[.H327]-[.C327]" table:style-name="ce2">
            <text:p>-66,46370863</text:p>
          </table:table-cell>
          <table:table-cell office:value-type="float" office:value="139.22162506021891" table:formula="of:=[.I327]-[.D327]" table:style-name="ce2">
            <text:p>139,2216251</text:p>
          </table:table-cell>
          <table:table-cell office:value-type="float" office:value="-1.4631167203187019" table:formula="of:=[.J327]-[.E327]" table:style-name="ce2">
            <text:p>-1,46311672</text:p>
          </table:table-cell>
          <table:table-cell table:number-columns-repeated="16370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float" office:value="83.404744007126695" table:style-name="ce2">
            <text:p>83,40474401</text:p>
          </table:table-cell>
          <table:table-cell office:value-type="float" office:value="15.1348065763643" table:style-name="ce2">
            <text:p>15,13480658</text:p>
          </table:table-cell>
          <table:table-cell office:value-type="float" office:value="38.761511118513504" table:style-name="ce2">
            <text:p>38,76151112</text:p>
          </table:table-cell>
          <table:table-cell office:value-type="float" office:value="24.6041645588055" table:style-name="ce2">
            <text:p>24,60416456</text:p>
          </table:table-cell>
          <table:table-cell office:value-type="float" office:value="1027" table:style-name="ce2">
            <text:p>1027</text:p>
          </table:table-cell>
          <table:table-cell office:value-type="float" office:value="27.747189752944902" table:style-name="ce2">
            <text:p>27,74718975</text:p>
          </table:table-cell>
          <table:table-cell office:value-type="float" office:value="-72.429454710151006" table:style-name="ce2">
            <text:p>-72,42945471</text:p>
          </table:table-cell>
          <table:table-cell office:value-type="float" office:value="48.389327306156403" table:style-name="ce2">
            <text:p>48,38932731</text:p>
          </table:table-cell>
          <table:table-cell office:value-type="float" office:value="50.676369799172399" table:style-name="ce2">
            <text:p>50,6763698</text:p>
          </table:table-cell>
          <table:table-cell office:value-type="float" office:value="-55.65755425418179" table:formula="of:=[.G328]-[.B328]" table:style-name="ce2">
            <text:p>-55,65755425</text:p>
          </table:table-cell>
          <table:table-cell office:value-type="float" office:value="-87.564261286515304" table:formula="of:=[.H328]-[.C328]" table:style-name="ce2">
            <text:p>-87,56426129</text:p>
          </table:table-cell>
          <table:table-cell office:value-type="float" office:value="9.6278161876428996" table:formula="of:=[.I328]-[.D328]" table:style-name="ce2">
            <text:p>9,627816188</text:p>
          </table:table-cell>
          <table:table-cell office:value-type="float" office:value="26.072205240366898" table:formula="of:=[.J328]-[.E328]" table:style-name="ce2">
            <text:p>26,07220524</text:p>
          </table:table-cell>
          <table:table-cell table:number-columns-repeated="16370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float" office:value="83.913683387075693" table:style-name="ce2">
            <text:p>83,91368339</text:p>
          </table:table-cell>
          <table:table-cell office:value-type="float" office:value="-19.893100473800899" table:style-name="ce2">
            <text:p>-19,89310047</text:p>
          </table:table-cell>
          <table:table-cell office:value-type="float" office:value="78.775505627060298" table:style-name="ce2">
            <text:p>78,77550563</text:p>
          </table:table-cell>
          <table:table-cell office:value-type="float" office:value="3.31923799232188" table:style-name="ce2">
            <text:p>3,319237992</text:p>
          </table:table-cell>
          <table:table-cell office:value-type="float" office:value="1028" table:style-name="ce2">
            <text:p>1028</text:p>
          </table:table-cell>
          <table:table-cell office:value-type="float" office:value="46.327672826084601" table:style-name="ce2">
            <text:p>46,32767283</text:p>
          </table:table-cell>
          <table:table-cell office:value-type="float" office:value="-50.961553890547599" table:style-name="ce2">
            <text:p>-50,96155389</text:p>
          </table:table-cell>
          <table:table-cell office:value-type="float" office:value="-55.9134526500549" table:style-name="ce2">
            <text:p>-55,91345265</text:p>
          </table:table-cell>
          <table:table-cell office:value-type="float" office:value="-40.6251117948526" table:style-name="ce2">
            <text:p>-40,62511179</text:p>
          </table:table-cell>
          <table:table-cell office:value-type="float" office:value="-37.586010560991092" table:formula="of:=[.G329]-[.B329]" table:style-name="ce2">
            <text:p>-37,58601056</text:p>
          </table:table-cell>
          <table:table-cell office:value-type="float" office:value="-31.068453416746699" table:formula="of:=[.H329]-[.C329]" table:style-name="ce2">
            <text:p>-31,06845342</text:p>
          </table:table-cell>
          <table:table-cell office:value-type="float" office:value="-134.6889582771152" table:formula="of:=[.I329]-[.D329]" table:style-name="ce2">
            <text:p>-134,6889583</text:p>
          </table:table-cell>
          <table:table-cell office:value-type="float" office:value="-43.944349787174481" table:formula="of:=[.J329]-[.E329]" table:style-name="ce2">
            <text:p>-43,94434979</text:p>
          </table:table-cell>
          <table:table-cell table:number-columns-repeated="16370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float" office:value="-7.3815602750719398" table:style-name="ce2">
            <text:p>-7,381560275</text:p>
          </table:table-cell>
          <table:table-cell office:value-type="float" office:value="-49.456212183396097" table:style-name="ce2">
            <text:p>-49,45621218</text:p>
          </table:table-cell>
          <table:table-cell office:value-type="float" office:value="-29.8441922533728" table:style-name="ce2">
            <text:p>-29,84419225</text:p>
          </table:table-cell>
          <table:table-cell office:value-type="float" office:value="6.9459564705572197" table:style-name="ce2">
            <text:p>6,945956471</text:p>
          </table:table-cell>
          <table:table-cell office:value-type="float" office:value="1029" table:style-name="ce2">
            <text:p>1029</text:p>
          </table:table-cell>
          <table:table-cell office:value-type="float" office:value="29.344979487575198" table:style-name="ce2">
            <text:p>29,34497949</text:p>
          </table:table-cell>
          <table:table-cell office:value-type="float" office:value="44.846026284654599" table:style-name="ce2">
            <text:p>44,84602628</text:p>
          </table:table-cell>
          <table:table-cell office:value-type="float" office:value="-34.841574952384597" table:style-name="ce2">
            <text:p>-34,84157495</text:p>
          </table:table-cell>
          <table:table-cell office:value-type="float" office:value="-1.61613863552202" table:style-name="ce2">
            <text:p>-1,616138636</text:p>
          </table:table-cell>
          <table:table-cell office:value-type="float" office:value="36.726539762647135" table:formula="of:=[.G330]-[.B330]" table:style-name="ce2">
            <text:p>36,72653976</text:p>
          </table:table-cell>
          <table:table-cell office:value-type="float" office:value="94.302238468050689" table:formula="of:=[.H330]-[.C330]" table:style-name="ce2">
            <text:p>94,30223847</text:p>
          </table:table-cell>
          <table:table-cell office:value-type="float" office:value="-4.9973826990117978" table:formula="of:=[.I330]-[.D330]" table:style-name="ce2">
            <text:p>-4,997382699</text:p>
          </table:table-cell>
          <table:table-cell office:value-type="float" office:value="-8.562095106079239" table:formula="of:=[.J330]-[.E330]" table:style-name="ce2">
            <text:p>-8,562095106</text:p>
          </table:table-cell>
          <table:table-cell table:number-columns-repeated="16370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float" office:value="0.26463239797899801" table:style-name="ce2">
            <text:p>0,264632398</text:p>
          </table:table-cell>
          <table:table-cell office:value-type="float" office:value="-24.761398808171101" table:style-name="ce2">
            <text:p>-24,76139881</text:p>
          </table:table-cell>
          <table:table-cell office:value-type="float" office:value="8.9278189301009991" table:style-name="ce2">
            <text:p>8,92781893</text:p>
          </table:table-cell>
          <table:table-cell office:value-type="float" office:value="20.509044162951" table:style-name="ce2">
            <text:p>20,50904416</text:p>
          </table:table-cell>
          <table:table-cell office:value-type="float" office:value="1030" table:style-name="ce2">
            <text:p>1030</text:p>
          </table:table-cell>
          <table:table-cell office:value-type="float" office:value="-6.0509355742753304" table:style-name="ce2">
            <text:p>-6,050935574</text:p>
          </table:table-cell>
          <table:table-cell office:value-type="float" office:value="45.447546581262102" table:style-name="ce2">
            <text:p>45,44754658</text:p>
          </table:table-cell>
          <table:table-cell office:value-type="float" office:value="-51.573740483002503" table:style-name="ce2">
            <text:p>-51,57374048</text:p>
          </table:table-cell>
          <table:table-cell office:value-type="float" office:value="-9.9760708139843199" table:style-name="ce2">
            <text:p>-9,976070814</text:p>
          </table:table-cell>
          <table:table-cell office:value-type="float" office:value="-6.3155679722543283" table:formula="of:=[.G331]-[.B331]" table:style-name="ce2">
            <text:p>-6,315567972</text:p>
          </table:table-cell>
          <table:table-cell office:value-type="float" office:value="70.208945389433211" table:formula="of:=[.H331]-[.C331]" table:style-name="ce2">
            <text:p>70,20894539</text:p>
          </table:table-cell>
          <table:table-cell office:value-type="float" office:value="-60.5015594131035" table:formula="of:=[.I331]-[.D331]" table:style-name="ce2">
            <text:p>-60,50155941</text:p>
          </table:table-cell>
          <table:table-cell office:value-type="float" office:value="-30.485114976935321" table:formula="of:=[.J331]-[.E331]" table:style-name="ce2">
            <text:p>-30,48511498</text:p>
          </table:table-cell>
          <table:table-cell table:number-columns-repeated="16370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float" office:value="80.042954867501606" table:style-name="ce2">
            <text:p>80,04295487</text:p>
          </table:table-cell>
          <table:table-cell office:value-type="float" office:value="-12.103521455652601" table:style-name="ce2">
            <text:p>-12,10352146</text:p>
          </table:table-cell>
          <table:table-cell office:value-type="float" office:value="-24.090842664119201" table:style-name="ce2">
            <text:p>-24,09084266</text:p>
          </table:table-cell>
          <table:table-cell office:value-type="float" office:value="48.384981005481599" table:style-name="ce2">
            <text:p>48,38498101</text:p>
          </table:table-cell>
          <table:table-cell office:value-type="float" office:value="1031" table:style-name="ce2">
            <text:p>1031</text:p>
          </table:table-cell>
          <table:table-cell office:value-type="float" office:value="26.161869046819" table:style-name="ce2">
            <text:p>26,16186905</text:p>
          </table:table-cell>
          <table:table-cell office:value-type="float" office:value="-51.9726767376496" table:style-name="ce2">
            <text:p>-51,97267674</text:p>
          </table:table-cell>
          <table:table-cell office:value-type="float" office:value="-27.690298438982701" table:style-name="ce2">
            <text:p>-27,69029844</text:p>
          </table:table-cell>
          <table:table-cell office:value-type="float" office:value="45.316342668789801" table:style-name="ce2">
            <text:p>45,31634267</text:p>
          </table:table-cell>
          <table:table-cell office:value-type="float" office:value="-53.881085820682607" table:formula="of:=[.G332]-[.B332]" table:style-name="ce2">
            <text:p>-53,88108582</text:p>
          </table:table-cell>
          <table:table-cell office:value-type="float" office:value="-39.869155281996996" table:formula="of:=[.H332]-[.C332]" table:style-name="ce2">
            <text:p>-39,86915528</text:p>
          </table:table-cell>
          <table:table-cell office:value-type="float" office:value="-3.5994557748635003" table:formula="of:=[.I332]-[.D332]" table:style-name="ce2">
            <text:p>-3,599455775</text:p>
          </table:table-cell>
          <table:table-cell office:value-type="float" office:value="-3.068638336691798" table:formula="of:=[.J332]-[.E332]" table:style-name="ce2">
            <text:p>-3,068638337</text:p>
          </table:table-cell>
          <table:table-cell table:number-columns-repeated="16370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float" office:value="-38.305127148364498" table:style-name="ce2">
            <text:p>-38,30512715</text:p>
          </table:table-cell>
          <table:table-cell office:value-type="float" office:value="21.6693189401715" table:style-name="ce2">
            <text:p>21,66931894</text:p>
          </table:table-cell>
          <table:table-cell office:value-type="float" office:value="-55.046204129042302" table:style-name="ce2">
            <text:p>-55,04620413</text:p>
          </table:table-cell>
          <table:table-cell office:value-type="float" office:value="-75.591918164653805" table:style-name="ce2">
            <text:p>-75,59191816</text:p>
          </table:table-cell>
          <table:table-cell office:value-type="float" office:value="1032" table:style-name="ce2">
            <text:p>1032</text:p>
          </table:table-cell>
          <table:table-cell office:value-type="float" office:value="52.706918979504103" table:style-name="ce2">
            <text:p>52,70691898</text:p>
          </table:table-cell>
          <table:table-cell office:value-type="float" office:value="21.421440302833101" table:style-name="ce2">
            <text:p>21,4214403</text:p>
          </table:table-cell>
          <table:table-cell office:value-type="float" office:value="16.6871487898573" table:style-name="ce2">
            <text:p>16,68714879</text:p>
          </table:table-cell>
          <table:table-cell office:value-type="float" office:value="13.410834536181801" table:style-name="ce2">
            <text:p>13,41083454</text:p>
          </table:table-cell>
          <table:table-cell office:value-type="float" office:value="91.012046127868601" table:formula="of:=[.G333]-[.B333]" table:style-name="ce2">
            <text:p>91,01204613</text:p>
          </table:table-cell>
          <table:table-cell office:value-type="float" office:value="-0.24787863733839899" table:formula="of:=[.H333]-[.C333]" table:style-name="ce2">
            <text:p>-0,247878637</text:p>
          </table:table-cell>
          <table:table-cell office:value-type="float" office:value="71.733352918899598" table:formula="of:=[.I333]-[.D333]" table:style-name="ce2">
            <text:p>71,73335292</text:p>
          </table:table-cell>
          <table:table-cell office:value-type="float" office:value="89.0027527008356" table:formula="of:=[.J333]-[.E333]" table:style-name="ce2">
            <text:p>89,0027527</text:p>
          </table:table-cell>
          <table:table-cell table:number-columns-repeated="16370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float" office:value="-7.63929820367788" table:style-name="ce2">
            <text:p>-7,639298204</text:p>
          </table:table-cell>
          <table:table-cell office:value-type="float" office:value="-15.2327844866499" table:style-name="ce2">
            <text:p>-15,23278449</text:p>
          </table:table-cell>
          <table:table-cell office:value-type="float" office:value="-67.516685032700593" table:style-name="ce2">
            <text:p>-67,51668503</text:p>
          </table:table-cell>
          <table:table-cell office:value-type="float" office:value="72.872129773460301" table:style-name="ce2">
            <text:p>72,87212977</text:p>
          </table:table-cell>
          <table:table-cell office:value-type="float" office:value="1033" table:style-name="ce2">
            <text:p>1033</text:p>
          </table:table-cell>
          <table:table-cell office:value-type="float" office:value="24.648096539949801" table:style-name="ce2">
            <text:p>24,64809654</text:p>
          </table:table-cell>
          <table:table-cell office:value-type="float" office:value="-15.843975499715199" table:style-name="ce2">
            <text:p>-15,8439755</text:p>
          </table:table-cell>
          <table:table-cell office:value-type="float" office:value="-68.908759149166102" table:style-name="ce2">
            <text:p>-68,90875915</text:p>
          </table:table-cell>
          <table:table-cell office:value-type="float" office:value="-48.928417772294502" table:style-name="ce2">
            <text:p>-48,92841777</text:p>
          </table:table-cell>
          <table:table-cell office:value-type="float" office:value="32.287394743627679" table:formula="of:=[.G334]-[.B334]" table:style-name="ce2">
            <text:p>32,28739474</text:p>
          </table:table-cell>
          <table:table-cell office:value-type="float" office:value="-0.61119101306529977" table:formula="of:=[.H334]-[.C334]" table:style-name="ce2">
            <text:p>-0,611191013</text:p>
          </table:table-cell>
          <table:table-cell office:value-type="float" office:value="-1.3920741164655084" table:formula="of:=[.I334]-[.D334]" table:style-name="ce2">
            <text:p>-1,392074116</text:p>
          </table:table-cell>
          <table:table-cell office:value-type="float" office:value="-121.8005475457548" table:formula="of:=[.J334]-[.E334]" table:style-name="ce2">
            <text:p>-121,8005475</text:p>
          </table:table-cell>
          <table:table-cell table:number-columns-repeated="16370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43.2726215744852" table:style-name="ce2">
            <text:p>43,27262157</text:p>
          </table:table-cell>
          <table:table-cell office:value-type="float" office:value="1.93049516114146" table:style-name="ce2">
            <text:p>1,930495161</text:p>
          </table:table-cell>
          <table:table-cell office:value-type="float" office:value="19.967995855455101" table:style-name="ce2">
            <text:p>19,96799586</text:p>
          </table:table-cell>
          <table:table-cell office:value-type="float" office:value="-76.210718245440901" table:style-name="ce2">
            <text:p>-76,21071825</text:p>
          </table:table-cell>
          <table:table-cell office:value-type="float" office:value="1034" table:style-name="ce2">
            <text:p>1034</text:p>
          </table:table-cell>
          <table:table-cell office:value-type="float" office:value="36.346583943212799" table:style-name="ce2">
            <text:p>36,34658394</text:p>
          </table:table-cell>
          <table:table-cell office:value-type="float" office:value="-56.343085096619198" table:style-name="ce2">
            <text:p>-56,3430851</text:p>
          </table:table-cell>
          <table:table-cell office:value-type="float" office:value="-56.878245644945203" table:style-name="ce2">
            <text:p>-56,87824564</text:p>
          </table:table-cell>
          <table:table-cell office:value-type="float" office:value="48.903719309207098" table:style-name="ce2">
            <text:p>48,90371931</text:p>
          </table:table-cell>
          <table:table-cell office:value-type="float" office:value="-6.9260376312724006" table:formula="of:=[.G335]-[.B335]" table:style-name="ce2">
            <text:p>-6,926037631</text:p>
          </table:table-cell>
          <table:table-cell office:value-type="float" office:value="-58.273580257760656" table:formula="of:=[.H335]-[.C335]" table:style-name="ce2">
            <text:p>-58,27358026</text:p>
          </table:table-cell>
          <table:table-cell office:value-type="float" office:value="-76.846241500400311" table:formula="of:=[.I335]-[.D335]" table:style-name="ce2">
            <text:p>-76,8462415</text:p>
          </table:table-cell>
          <table:table-cell office:value-type="float" office:value="125.11443755464799" table:formula="of:=[.J335]-[.E335]" table:style-name="ce2">
            <text:p>125,1144376</text:p>
          </table:table-cell>
          <table:table-cell table:number-columns-repeated="16370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float" office:value="-24.62546486526" table:style-name="ce2">
            <text:p>-24,62546487</text:p>
          </table:table-cell>
          <table:table-cell office:value-type="float" office:value="78.770390368940696" table:style-name="ce2">
            <text:p>78,77039037</text:p>
          </table:table-cell>
          <table:table-cell office:value-type="float" office:value="54.077568123996201" table:style-name="ce2">
            <text:p>54,07756812</text:p>
          </table:table-cell>
          <table:table-cell office:value-type="float" office:value="67.089807422657699" table:style-name="ce2">
            <text:p>67,08980742</text:p>
          </table:table-cell>
          <table:table-cell office:value-type="float" office:value="1035" table:style-name="ce2">
            <text:p>1035</text:p>
          </table:table-cell>
          <table:table-cell office:value-type="float" office:value="-2.55077975490252" table:style-name="ce2">
            <text:p>-2,550779755</text:p>
          </table:table-cell>
          <table:table-cell office:value-type="float" office:value="-85.544506446354404" table:style-name="ce2">
            <text:p>-85,54450645</text:p>
          </table:table-cell>
          <table:table-cell office:value-type="float" office:value="50.499948944604803" table:style-name="ce2">
            <text:p>50,49994894</text:p>
          </table:table-cell>
          <table:table-cell office:value-type="float" office:value="-22.071869114551799" table:style-name="ce2">
            <text:p>-22,07186911</text:p>
          </table:table-cell>
          <table:table-cell office:value-type="float" office:value="22.074685110357478" table:formula="of:=[.G336]-[.B336]" table:style-name="ce2">
            <text:p>22,07468511</text:p>
          </table:table-cell>
          <table:table-cell office:value-type="float" office:value="-164.3148968152951" table:formula="of:=[.H336]-[.C336]" table:style-name="ce2">
            <text:p>-164,3148968</text:p>
          </table:table-cell>
          <table:table-cell office:value-type="float" office:value="-3.5776191793913981" table:formula="of:=[.I336]-[.D336]" table:style-name="ce2">
            <text:p>-3,577619179</text:p>
          </table:table-cell>
          <table:table-cell office:value-type="float" office:value="-89.161676537209502" table:formula="of:=[.J336]-[.E336]" table:style-name="ce2">
            <text:p>-89,16167654</text:p>
          </table:table-cell>
          <table:table-cell table:number-columns-repeated="16370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float" office:value="17.278874215303802" table:style-name="ce2">
            <text:p>17,27887422</text:p>
          </table:table-cell>
          <table:table-cell office:value-type="float" office:value="-3.5871845483270799" table:style-name="ce2">
            <text:p>-3,587184548</text:p>
          </table:table-cell>
          <table:table-cell office:value-type="float" office:value="14.0706217950192" table:style-name="ce2">
            <text:p>14,0706218</text:p>
          </table:table-cell>
          <table:table-cell office:value-type="float" office:value="-27.545677085105201" table:style-name="ce2">
            <text:p>-27,54567709</text:p>
          </table:table-cell>
          <table:table-cell office:value-type="float" office:value="1036" table:style-name="ce2">
            <text:p>1036</text:p>
          </table:table-cell>
          <table:table-cell office:value-type="float" office:value="37.246013229402401" table:style-name="ce2">
            <text:p>37,24601323</text:p>
          </table:table-cell>
          <table:table-cell office:value-type="float" office:value="-17.089561698076601" table:style-name="ce2">
            <text:p>-17,0895617</text:p>
          </table:table-cell>
          <table:table-cell office:value-type="float" office:value="-29.145016501249401" table:style-name="ce2">
            <text:p>-29,1450165</text:p>
          </table:table-cell>
          <table:table-cell office:value-type="float" office:value="-83.125697310912898" table:style-name="ce2">
            <text:p>-83,12569731</text:p>
          </table:table-cell>
          <table:table-cell office:value-type="float" office:value="19.967139014098599" table:formula="of:=[.G337]-[.B337]" table:style-name="ce2">
            <text:p>19,96713901</text:p>
          </table:table-cell>
          <table:table-cell office:value-type="float" office:value="-13.50237714974952" table:formula="of:=[.H337]-[.C337]" table:style-name="ce2">
            <text:p>-13,50237715</text:p>
          </table:table-cell>
          <table:table-cell office:value-type="float" office:value="-43.215638296268601" table:formula="of:=[.I337]-[.D337]" table:style-name="ce2">
            <text:p>-43,2156383</text:p>
          </table:table-cell>
          <table:table-cell office:value-type="float" office:value="-55.580020225807701" table:formula="of:=[.J337]-[.E337]" table:style-name="ce2">
            <text:p>-55,58002023</text:p>
          </table:table-cell>
          <table:table-cell table:number-columns-repeated="16370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float" office:value="-65.730069970942694" table:style-name="ce2">
            <text:p>-65,73006997</text:p>
          </table:table-cell>
          <table:table-cell office:value-type="float" office:value="-60.309338991465999" table:style-name="ce2">
            <text:p>-60,30933899</text:p>
          </table:table-cell>
          <table:table-cell office:value-type="float" office:value="29.5104947255961" table:style-name="ce2">
            <text:p>29,51049473</text:p>
          </table:table-cell>
          <table:table-cell office:value-type="float" office:value="72.847713622612403" table:style-name="ce2">
            <text:p>72,84771362</text:p>
          </table:table-cell>
          <table:table-cell office:value-type="float" office:value="1037" table:style-name="ce2">
            <text:p>1037</text:p>
          </table:table-cell>
          <table:table-cell office:value-type="float" office:value="-82.551366922031704" table:style-name="ce2">
            <text:p>-82,55136692</text:p>
          </table:table-cell>
          <table:table-cell office:value-type="float" office:value="56.569649230553999" table:style-name="ce2">
            <text:p>56,56964923</text:p>
          </table:table-cell>
          <table:table-cell office:value-type="float" office:value="36.185600117884299" table:style-name="ce2">
            <text:p>36,18560012</text:p>
          </table:table-cell>
          <table:table-cell office:value-type="float" office:value="-33.418068837419902" table:style-name="ce2">
            <text:p>-33,41806884</text:p>
          </table:table-cell>
          <table:table-cell office:value-type="float" office:value="-16.82129695108901" table:formula="of:=[.G338]-[.B338]" table:style-name="ce2">
            <text:p>-16,82129695</text:p>
          </table:table-cell>
          <table:table-cell office:value-type="float" office:value="116.87898822202" table:formula="of:=[.H338]-[.C338]" table:style-name="ce2">
            <text:p>116,8789882</text:p>
          </table:table-cell>
          <table:table-cell office:value-type="float" office:value="6.6751053922881987" table:formula="of:=[.I338]-[.D338]" table:style-name="ce2">
            <text:p>6,675105392</text:p>
          </table:table-cell>
          <table:table-cell office:value-type="float" office:value="-106.26578246003231" table:formula="of:=[.J338]-[.E338]" table:style-name="ce2">
            <text:p>-106,2657825</text:p>
          </table:table-cell>
          <table:table-cell table:number-columns-repeated="16370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float" office:value="-16.193780149144299" table:style-name="ce2">
            <text:p>-16,19378015</text:p>
          </table:table-cell>
          <table:table-cell office:value-type="float" office:value="-20.084909872770801" table:style-name="ce2">
            <text:p>-20,08490987</text:p>
          </table:table-cell>
          <table:table-cell office:value-type="float" office:value="41.358212191833204" table:style-name="ce2">
            <text:p>41,35821219</text:p>
          </table:table-cell>
          <table:table-cell office:value-type="float" office:value="-85.1086182702212" table:style-name="ce2">
            <text:p>-85,10861827</text:p>
          </table:table-cell>
          <table:table-cell office:value-type="float" office:value="1038" table:style-name="ce2">
            <text:p>1038</text:p>
          </table:table-cell>
          <table:table-cell office:value-type="float" office:value="-53.3979270904088" table:style-name="ce2">
            <text:p>-53,39792709</text:p>
          </table:table-cell>
          <table:table-cell office:value-type="float" office:value="37.377754067571701" table:style-name="ce2">
            <text:p>37,37775407</text:p>
          </table:table-cell>
          <table:table-cell office:value-type="float" office:value="56.437840638462497" table:style-name="ce2">
            <text:p>56,43784064</text:p>
          </table:table-cell>
          <table:table-cell office:value-type="float" office:value="32.432449719086797" table:style-name="ce2">
            <text:p>32,43244972</text:p>
          </table:table-cell>
          <table:table-cell office:value-type="float" office:value="-37.204146941264497" table:formula="of:=[.G339]-[.B339]" table:style-name="ce2">
            <text:p>-37,20414694</text:p>
          </table:table-cell>
          <table:table-cell office:value-type="float" office:value="57.462663940342502" table:formula="of:=[.H339]-[.C339]" table:style-name="ce2">
            <text:p>57,46266394</text:p>
          </table:table-cell>
          <table:table-cell office:value-type="float" office:value="15.079628446629293" table:formula="of:=[.I339]-[.D339]" table:style-name="ce2">
            <text:p>15,07962845</text:p>
          </table:table-cell>
          <table:table-cell office:value-type="float" office:value="117.541067989308" table:formula="of:=[.J339]-[.E339]" table:style-name="ce2">
            <text:p>117,541068</text:p>
          </table:table-cell>
          <table:table-cell table:number-columns-repeated="16370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float" office:value="89.471597888331701" table:style-name="ce2">
            <text:p>89,47159789</text:p>
          </table:table-cell>
          <table:table-cell office:value-type="float" office:value="24.4201674713565" table:style-name="ce2">
            <text:p>24,42016747</text:p>
          </table:table-cell>
          <table:table-cell office:value-type="float" office:value="86.026719394080203" table:style-name="ce2">
            <text:p>86,02671939</text:p>
          </table:table-cell>
          <table:table-cell office:value-type="float" office:value="-44.780373040110298" table:style-name="ce2">
            <text:p>-44,78037304</text:p>
          </table:table-cell>
          <table:table-cell office:value-type="float" office:value="1039" table:style-name="ce2">
            <text:p>1039</text:p>
          </table:table-cell>
          <table:table-cell office:value-type="float" office:value="40.387107644711101" table:style-name="ce2">
            <text:p>40,38710764</text:p>
          </table:table-cell>
          <table:table-cell office:value-type="float" office:value="-19.4371523160398" table:style-name="ce2">
            <text:p>-19,43715232</text:p>
          </table:table-cell>
          <table:table-cell office:value-type="float" office:value="17.024364798203901" table:style-name="ce2">
            <text:p>17,0243648</text:p>
          </table:table-cell>
          <table:table-cell office:value-type="float" office:value="7.7905731365886703" table:style-name="ce2">
            <text:p>7,790573137</text:p>
          </table:table-cell>
          <table:table-cell office:value-type="float" office:value="-49.0844902436206" table:formula="of:=[.G340]-[.B340]" table:style-name="ce2">
            <text:p>-49,08449024</text:p>
          </table:table-cell>
          <table:table-cell office:value-type="float" office:value="-43.8573197873963" table:formula="of:=[.H340]-[.C340]" table:style-name="ce2">
            <text:p>-43,85731979</text:p>
          </table:table-cell>
          <table:table-cell office:value-type="float" office:value="-69.002354595876298" table:formula="of:=[.I340]-[.D340]" table:style-name="ce2">
            <text:p>-69,0023546</text:p>
          </table:table-cell>
          <table:table-cell office:value-type="float" office:value="52.570946176698968" table:formula="of:=[.J340]-[.E340]" table:style-name="ce2">
            <text:p>52,57094618</text:p>
          </table:table-cell>
          <table:table-cell table:number-columns-repeated="16370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float" office:value="29.739555736658598" table:style-name="ce2">
            <text:p>29,73955574</text:p>
          </table:table-cell>
          <table:table-cell office:value-type="float" office:value="36.779844124911499" table:style-name="ce2">
            <text:p>36,77984412</text:p>
          </table:table-cell>
          <table:table-cell office:value-type="float" office:value="13.7358043471594" table:style-name="ce2">
            <text:p>13,73580435</text:p>
          </table:table-cell>
          <table:table-cell office:value-type="float" office:value="-64.021944556299701" table:style-name="ce2">
            <text:p>-64,02194456</text:p>
          </table:table-cell>
          <table:table-cell office:value-type="float" office:value="1040" table:style-name="ce2">
            <text:p>1040</text:p>
          </table:table-cell>
          <table:table-cell office:value-type="float" office:value="42.889332683844401" table:style-name="ce2">
            <text:p>42,88933268</text:p>
          </table:table-cell>
          <table:table-cell office:value-type="float" office:value="-27.480989180690202" table:style-name="ce2">
            <text:p>-27,48098918</text:p>
          </table:table-cell>
          <table:table-cell office:value-type="float" office:value="32.044683010921801" table:style-name="ce2">
            <text:p>32,04468301</text:p>
          </table:table-cell>
          <table:table-cell office:value-type="float" office:value="-21.086399816019799" table:style-name="ce2">
            <text:p>-21,08639982</text:p>
          </table:table-cell>
          <table:table-cell office:value-type="float" office:value="13.149776947185803" table:formula="of:=[.G341]-[.B341]" table:style-name="ce2">
            <text:p>13,14977695</text:p>
          </table:table-cell>
          <table:table-cell office:value-type="float" office:value="-64.260833305601693" table:formula="of:=[.H341]-[.C341]" table:style-name="ce2">
            <text:p>-64,26083331</text:p>
          </table:table-cell>
          <table:table-cell office:value-type="float" office:value="18.3088786637624" table:formula="of:=[.I341]-[.D341]" table:style-name="ce2">
            <text:p>18,30887866</text:p>
          </table:table-cell>
          <table:table-cell office:value-type="float" office:value="42.935544740279902" table:formula="of:=[.J341]-[.E341]" table:style-name="ce2">
            <text:p>42,93554474</text:p>
          </table:table-cell>
          <table:table-cell table:number-columns-repeated="16370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float" office:value="40.580664730970199" table:style-name="ce2">
            <text:p>40,58066473</text:p>
          </table:table-cell>
          <table:table-cell office:value-type="float" office:value="-6.5560862422347901" table:style-name="ce2">
            <text:p>-6,556086242</text:p>
          </table:table-cell>
          <table:table-cell office:value-type="float" office:value="24.785150936814698" table:style-name="ce2">
            <text:p>24,78515094</text:p>
          </table:table-cell>
          <table:table-cell office:value-type="float" office:value="-17.484054309208901" table:style-name="ce2">
            <text:p>-17,48405431</text:p>
          </table:table-cell>
          <table:table-cell office:value-type="float" office:value="1041" table:style-name="ce2">
            <text:p>1041</text:p>
          </table:table-cell>
          <table:table-cell office:value-type="float" office:value="-83.263130252826699" table:style-name="ce2">
            <text:p>-83,26313025</text:p>
          </table:table-cell>
          <table:table-cell office:value-type="float" office:value="19.332374563376099" table:style-name="ce2">
            <text:p>19,33237456</text:p>
          </table:table-cell>
          <table:table-cell office:value-type="float" office:value="67.274194715984294" table:style-name="ce2">
            <text:p>67,27419472</text:p>
          </table:table-cell>
          <table:table-cell office:value-type="float" office:value="-88.474444834812104" table:style-name="ce2">
            <text:p>-88,47444483</text:p>
          </table:table-cell>
          <table:table-cell office:value-type="float" office:value="-123.8437949837969" table:formula="of:=[.G342]-[.B342]" table:style-name="ce2">
            <text:p>-123,843795</text:p>
          </table:table-cell>
          <table:table-cell office:value-type="float" office:value="25.88846080561089" table:formula="of:=[.H342]-[.C342]" table:style-name="ce2">
            <text:p>25,88846081</text:p>
          </table:table-cell>
          <table:table-cell office:value-type="float" office:value="42.489043779169592" table:formula="of:=[.I342]-[.D342]" table:style-name="ce2">
            <text:p>42,48904378</text:p>
          </table:table-cell>
          <table:table-cell office:value-type="float" office:value="-70.990390525603203" table:formula="of:=[.J342]-[.E342]" table:style-name="ce2">
            <text:p>-70,99039053</text:p>
          </table:table-cell>
          <table:table-cell table:number-columns-repeated="16370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float" office:value="-39.898540161815099" table:style-name="ce2">
            <text:p>-39,89854016</text:p>
          </table:table-cell>
          <table:table-cell office:value-type="float" office:value="-86.0672656275853" table:style-name="ce2">
            <text:p>-86,06726563</text:p>
          </table:table-cell>
          <table:table-cell office:value-type="float" office:value="55.527817570238902" table:style-name="ce2">
            <text:p>55,52781757</text:p>
          </table:table-cell>
          <table:table-cell office:value-type="float" office:value="-74.829776901799406" table:style-name="ce2">
            <text:p>-74,8297769</text:p>
          </table:table-cell>
          <table:table-cell office:value-type="float" office:value="1042" table:style-name="ce2">
            <text:p>1042</text:p>
          </table:table-cell>
          <table:table-cell office:value-type="float" office:value="57.718159872177999" table:style-name="ce2">
            <text:p>57,71815987</text:p>
          </table:table-cell>
          <table:table-cell office:value-type="float" office:value="-23.637320111234001" table:style-name="ce2">
            <text:p>-23,63732011</text:p>
          </table:table-cell>
          <table:table-cell office:value-type="float" office:value="75.724006830521503" table:style-name="ce2">
            <text:p>75,72400683</text:p>
          </table:table-cell>
          <table:table-cell office:value-type="float" office:value="12.595292894163" table:style-name="ce2">
            <text:p>12,59529289</text:p>
          </table:table-cell>
          <table:table-cell office:value-type="float" office:value="97.616700033993098" table:formula="of:=[.G343]-[.B343]" table:style-name="ce2">
            <text:p>97,61670003</text:p>
          </table:table-cell>
          <table:table-cell office:value-type="float" office:value="62.429945516351296" table:formula="of:=[.H343]-[.C343]" table:style-name="ce2">
            <text:p>62,42994552</text:p>
          </table:table-cell>
          <table:table-cell office:value-type="float" office:value="20.196189260282601" table:formula="of:=[.I343]-[.D343]" table:style-name="ce2">
            <text:p>20,19618926</text:p>
          </table:table-cell>
          <table:table-cell office:value-type="float" office:value="87.425069795962401" table:formula="of:=[.J343]-[.E343]" table:style-name="ce2">
            <text:p>87,4250698</text:p>
          </table:table-cell>
          <table:table-cell table:number-columns-repeated="16370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float" office:value="-14.599898680102299" table:style-name="ce2">
            <text:p>-14,59989868</text:p>
          </table:table-cell>
          <table:table-cell office:value-type="float" office:value="-49.5250755790765" table:style-name="ce2">
            <text:p>-49,52507558</text:p>
          </table:table-cell>
          <table:table-cell office:value-type="float" office:value="-14.187204039407" table:style-name="ce2">
            <text:p>-14,18720404</text:p>
          </table:table-cell>
          <table:table-cell office:value-type="float" office:value="-68.619671339804896" table:style-name="ce2">
            <text:p>-68,61967134</text:p>
          </table:table-cell>
          <table:table-cell office:value-type="float" office:value="1043" table:style-name="ce2">
            <text:p>1043</text:p>
          </table:table-cell>
          <table:table-cell office:value-type="float" office:value="56.1335618785088" table:style-name="ce2">
            <text:p>56,13356188</text:p>
          </table:table-cell>
          <table:table-cell office:value-type="float" office:value="-50.018951990449999" table:style-name="ce2">
            <text:p>-50,01895199</text:p>
          </table:table-cell>
          <table:table-cell office:value-type="float" office:value="-54.814429144275302" table:style-name="ce2">
            <text:p>-54,81442914</text:p>
          </table:table-cell>
          <table:table-cell office:value-type="float" office:value="19.655958749299302" table:style-name="ce2">
            <text:p>19,65595875</text:p>
          </table:table-cell>
          <table:table-cell office:value-type="float" office:value="70.7334605586111" table:formula="of:=[.G344]-[.B344]" table:style-name="ce2">
            <text:p>70,73346056</text:p>
          </table:table-cell>
          <table:table-cell office:value-type="float" office:value="-0.49387641137349902" table:formula="of:=[.H344]-[.C344]" table:style-name="ce2">
            <text:p>-0,493876411</text:p>
          </table:table-cell>
          <table:table-cell office:value-type="float" office:value="-40.627225104868302" table:formula="of:=[.I344]-[.D344]" table:style-name="ce2">
            <text:p>-40,6272251</text:p>
          </table:table-cell>
          <table:table-cell office:value-type="float" office:value="88.275630089104197" table:formula="of:=[.J344]-[.E344]" table:style-name="ce2">
            <text:p>88,27563009</text:p>
          </table:table-cell>
          <table:table-cell table:number-columns-repeated="16370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float" office:value="11.972808864117001" table:style-name="ce2">
            <text:p>11,97280886</text:p>
          </table:table-cell>
          <table:table-cell office:value-type="float" office:value="-69.127070110949106" table:style-name="ce2">
            <text:p>-69,12707011</text:p>
          </table:table-cell>
          <table:table-cell office:value-type="float" office:value="-46.8506152200165" table:style-name="ce2">
            <text:p>-46,85061522</text:p>
          </table:table-cell>
          <table:table-cell office:value-type="float" office:value="-53.009786831226101" table:style-name="ce2">
            <text:p>-53,00978683</text:p>
          </table:table-cell>
          <table:table-cell office:value-type="float" office:value="1044" table:style-name="ce2">
            <text:p>1044</text:p>
          </table:table-cell>
          <table:table-cell office:value-type="float" office:value="-3.8827343509363201" table:style-name="ce2">
            <text:p>-3,882734351</text:p>
          </table:table-cell>
          <table:table-cell office:value-type="float" office:value="86.184287556666206" table:style-name="ce2">
            <text:p>86,18428756</text:p>
          </table:table-cell>
          <table:table-cell office:value-type="float" office:value="-24.642252862581799" table:style-name="ce2">
            <text:p>-24,64225286</text:p>
          </table:table-cell>
          <table:table-cell office:value-type="float" office:value="-38.1253568258374" table:style-name="ce2">
            <text:p>-38,12535683</text:p>
          </table:table-cell>
          <table:table-cell office:value-type="float" office:value="-15.85554321505332" table:formula="of:=[.G345]-[.B345]" table:style-name="ce2">
            <text:p>-15,85554322</text:p>
          </table:table-cell>
          <table:table-cell office:value-type="float" office:value="155.31135766761531" table:formula="of:=[.H345]-[.C345]" table:style-name="ce2">
            <text:p>155,3113577</text:p>
          </table:table-cell>
          <table:table-cell office:value-type="float" office:value="22.208362357434702" table:formula="of:=[.I345]-[.D345]" table:style-name="ce2">
            <text:p>22,20836236</text:p>
          </table:table-cell>
          <table:table-cell office:value-type="float" office:value="14.884430005388701" table:formula="of:=[.J345]-[.E345]" table:style-name="ce2">
            <text:p>14,88443001</text:p>
          </table:table-cell>
          <table:table-cell table:number-columns-repeated="16370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float" office:value="-18.926242971557301" table:style-name="ce2">
            <text:p>-18,92624297</text:p>
          </table:table-cell>
          <table:table-cell office:value-type="float" office:value="-70.307683105781905" table:style-name="ce2">
            <text:p>-70,30768311</text:p>
          </table:table-cell>
          <table:table-cell office:value-type="float" office:value="-28.292245967827601" table:style-name="ce2">
            <text:p>-28,29224597</text:p>
          </table:table-cell>
          <table:table-cell office:value-type="float" office:value="63.309387245897803" table:style-name="ce2">
            <text:p>63,30938725</text:p>
          </table:table-cell>
          <table:table-cell office:value-type="float" office:value="1045" table:style-name="ce2">
            <text:p>1045</text:p>
          </table:table-cell>
          <table:table-cell office:value-type="float" office:value="14.079188490095399" table:style-name="ce2">
            <text:p>14,07918849</text:p>
          </table:table-cell>
          <table:table-cell office:value-type="float" office:value="58.296363975345102" table:style-name="ce2">
            <text:p>58,29636398</text:p>
          </table:table-cell>
          <table:table-cell office:value-type="float" office:value="11.4332585616144" table:style-name="ce2">
            <text:p>11,43325856</text:p>
          </table:table-cell>
          <table:table-cell office:value-type="float" office:value="-3.5254655064722702E-2" table:style-name="ce2">
            <text:p>-0,035254655</text:p>
          </table:table-cell>
          <table:table-cell office:value-type="float" office:value="33.005431461652698" table:formula="of:=[.G346]-[.B346]" table:style-name="ce2">
            <text:p>33,00543146</text:p>
          </table:table-cell>
          <table:table-cell office:value-type="float" office:value="128.60404708112702" table:formula="of:=[.H346]-[.C346]" table:style-name="ce2">
            <text:p>128,6040471</text:p>
          </table:table-cell>
          <table:table-cell office:value-type="float" office:value="39.725504529441999" table:formula="of:=[.I346]-[.D346]" table:style-name="ce2">
            <text:p>39,72550453</text:p>
          </table:table-cell>
          <table:table-cell office:value-type="float" office:value="-63.344641900962529" table:formula="of:=[.J346]-[.E346]" table:style-name="ce2">
            <text:p>-63,3446419</text:p>
          </table:table-cell>
          <table:table-cell table:number-columns-repeated="16370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float" office:value="-4.2139529372535804" table:style-name="ce2">
            <text:p>-4,213952937</text:p>
          </table:table-cell>
          <table:table-cell office:value-type="float" office:value="-68.186765157211497" table:style-name="ce2">
            <text:p>-68,18676516</text:p>
          </table:table-cell>
          <table:table-cell office:value-type="float" office:value="-48.705239735103497" table:style-name="ce2">
            <text:p>-48,70523974</text:p>
          </table:table-cell>
          <table:table-cell office:value-type="float" office:value="9.6809487093041504" table:style-name="ce2">
            <text:p>9,680948709</text:p>
          </table:table-cell>
          <table:table-cell office:value-type="float" office:value="1046" table:style-name="ce2">
            <text:p>1046</text:p>
          </table:table-cell>
          <table:table-cell office:value-type="float" office:value="31.294645755600602" table:style-name="ce2">
            <text:p>31,29464576</text:p>
          </table:table-cell>
          <table:table-cell office:value-type="float" office:value="70.321249072647007" table:style-name="ce2">
            <text:p>70,32124907</text:p>
          </table:table-cell>
          <table:table-cell office:value-type="float" office:value="-22.099036636510402" table:style-name="ce2">
            <text:p>-22,09903664</text:p>
          </table:table-cell>
          <table:table-cell office:value-type="float" office:value="-21.524690890917299" table:style-name="ce2">
            <text:p>-21,52469089</text:p>
          </table:table-cell>
          <table:table-cell office:value-type="float" office:value="35.508598692854179" table:formula="of:=[.G347]-[.B347]" table:style-name="ce2">
            <text:p>35,50859869</text:p>
          </table:table-cell>
          <table:table-cell office:value-type="float" office:value="138.5080142298585" table:formula="of:=[.H347]-[.C347]" table:style-name="ce2">
            <text:p>138,5080142</text:p>
          </table:table-cell>
          <table:table-cell office:value-type="float" office:value="26.606203098593095" table:formula="of:=[.I347]-[.D347]" table:style-name="ce2">
            <text:p>26,6062031</text:p>
          </table:table-cell>
          <table:table-cell office:value-type="float" office:value="-31.205639600221449" table:formula="of:=[.J347]-[.E347]" table:style-name="ce2">
            <text:p>-31,2056396</text:p>
          </table:table-cell>
          <table:table-cell table:number-columns-repeated="16370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float" office:value="-83.347541046824801" table:style-name="ce2">
            <text:p>-83,34754105</text:p>
          </table:table-cell>
          <table:table-cell office:value-type="float" office:value="13.6705175835303" table:style-name="ce2">
            <text:p>13,67051758</text:p>
          </table:table-cell>
          <table:table-cell office:value-type="float" office:value="52.679061967114599" table:style-name="ce2">
            <text:p>52,67906197</text:p>
          </table:table-cell>
          <table:table-cell office:value-type="float" office:value="69.9898272678995" table:style-name="ce2">
            <text:p>69,98982727</text:p>
          </table:table-cell>
          <table:table-cell office:value-type="float" office:value="1047" table:style-name="ce2">
            <text:p>1047</text:p>
          </table:table-cell>
          <table:table-cell office:value-type="float" office:value="44.136580385127097" table:style-name="ce2">
            <text:p>44,13658039</text:p>
          </table:table-cell>
          <table:table-cell office:value-type="float" office:value="-18.083879069272601" table:style-name="ce2">
            <text:p>-18,08387907</text:p>
          </table:table-cell>
          <table:table-cell office:value-type="float" office:value="72.929280635073198" table:style-name="ce2">
            <text:p>72,92928064</text:p>
          </table:table-cell>
          <table:table-cell office:value-type="float" office:value="16.0349702666729" table:style-name="ce2">
            <text:p>16,03497027</text:p>
          </table:table-cell>
          <table:table-cell office:value-type="float" office:value="127.48412143195191" table:formula="of:=[.G348]-[.B348]" table:style-name="ce2">
            <text:p>127,4841214</text:p>
          </table:table-cell>
          <table:table-cell office:value-type="float" office:value="-31.754396652802903" table:formula="of:=[.H348]-[.C348]" table:style-name="ce2">
            <text:p>-31,75439665</text:p>
          </table:table-cell>
          <table:table-cell office:value-type="float" office:value="20.250218667958599" table:formula="of:=[.I348]-[.D348]" table:style-name="ce2">
            <text:p>20,25021867</text:p>
          </table:table-cell>
          <table:table-cell office:value-type="float" office:value="-53.9548570012266" table:formula="of:=[.J348]-[.E348]" table:style-name="ce2">
            <text:p>-53,954857</text:p>
          </table:table-cell>
          <table:table-cell table:number-columns-repeated="16370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float" office:value="-68.748846038321602" table:style-name="ce2">
            <text:p>-68,74884604</text:p>
          </table:table-cell>
          <table:table-cell office:value-type="float" office:value="52.462538672540902" table:style-name="ce2">
            <text:p>52,46253867</text:p>
          </table:table-cell>
          <table:table-cell office:value-type="float" office:value="88.900490082476495" table:style-name="ce2">
            <text:p>88,90049008</text:p>
          </table:table-cell>
          <table:table-cell office:value-type="float" office:value="29.962074063200198" table:style-name="ce2">
            <text:p>29,96207406</text:p>
          </table:table-cell>
          <table:table-cell office:value-type="float" office:value="1048" table:style-name="ce2">
            <text:p>1048</text:p>
          </table:table-cell>
          <table:table-cell office:value-type="float" office:value="49.138005898586599" table:style-name="ce2">
            <text:p>49,1380059</text:p>
          </table:table-cell>
          <table:table-cell office:value-type="float" office:value="-41.5776921663428" table:style-name="ce2">
            <text:p>-41,57769217</text:p>
          </table:table-cell>
          <table:table-cell office:value-type="float" office:value="-38.2466129126502" table:style-name="ce2">
            <text:p>-38,24661291</text:p>
          </table:table-cell>
          <table:table-cell office:value-type="float" office:value="-3.1154229555729702" table:style-name="ce2">
            <text:p>-3,115422956</text:p>
          </table:table-cell>
          <table:table-cell office:value-type="float" office:value="117.8868519369082" table:formula="of:=[.G349]-[.B349]" table:style-name="ce2">
            <text:p>117,8868519</text:p>
          </table:table-cell>
          <table:table-cell office:value-type="float" office:value="-94.040230838883701" table:formula="of:=[.H349]-[.C349]" table:style-name="ce2">
            <text:p>-94,04023084</text:p>
          </table:table-cell>
          <table:table-cell office:value-type="float" office:value="-127.14710299512669" table:formula="of:=[.I349]-[.D349]" table:style-name="ce2">
            <text:p>-127,147103</text:p>
          </table:table-cell>
          <table:table-cell office:value-type="float" office:value="-33.077497018773165" table:formula="of:=[.J349]-[.E349]" table:style-name="ce2">
            <text:p>-33,07749702</text:p>
          </table:table-cell>
          <table:table-cell table:number-columns-repeated="16370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float" office:value="0.94724524953946199" table:style-name="ce2">
            <text:p>0,94724525</text:p>
          </table:table-cell>
          <table:table-cell office:value-type="float" office:value="15.856272626400701" table:style-name="ce2">
            <text:p>15,85627263</text:p>
          </table:table-cell>
          <table:table-cell office:value-type="float" office:value="-74.701723985282598" table:style-name="ce2">
            <text:p>-74,70172399</text:p>
          </table:table-cell>
          <table:table-cell office:value-type="float" office:value="-79.502329634685097" table:style-name="ce2">
            <text:p>-79,50232963</text:p>
          </table:table-cell>
          <table:table-cell office:value-type="float" office:value="1049" table:style-name="ce2">
            <text:p>1049</text:p>
          </table:table-cell>
          <table:table-cell office:value-type="float" office:value="-12.2519880426594" table:style-name="ce2">
            <text:p>-12,25198804</text:p>
          </table:table-cell>
          <table:table-cell office:value-type="float" office:value="20.283538596248999" table:style-name="ce2">
            <text:p>20,2835386</text:p>
          </table:table-cell>
          <table:table-cell office:value-type="float" office:value="64.095026914644393" table:style-name="ce2">
            <text:p>64,09502691</text:p>
          </table:table-cell>
          <table:table-cell office:value-type="float" office:value="4.0653642646825503" table:style-name="ce2">
            <text:p>4,065364265</text:p>
          </table:table-cell>
          <table:table-cell office:value-type="float" office:value="-13.199233292198862" table:formula="of:=[.G350]-[.B350]" table:style-name="ce2">
            <text:p>-13,19923329</text:p>
          </table:table-cell>
          <table:table-cell office:value-type="float" office:value="4.4272659698482979" table:formula="of:=[.H350]-[.C350]" table:style-name="ce2">
            <text:p>4,42726597</text:p>
          </table:table-cell>
          <table:table-cell office:value-type="float" office:value="138.79675089992699" table:formula="of:=[.I350]-[.D350]" table:style-name="ce2">
            <text:p>138,7967509</text:p>
          </table:table-cell>
          <table:table-cell office:value-type="float" office:value="83.56769389936764" table:formula="of:=[.J350]-[.E350]" table:style-name="ce2">
            <text:p>83,5676939</text:p>
          </table:table-cell>
          <table:table-cell table:number-columns-repeated="16370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float" office:value="17.312561714461999" table:style-name="ce2">
            <text:p>17,31256171</text:p>
          </table:table-cell>
          <table:table-cell office:value-type="float" office:value="-31.498609082271201" table:style-name="ce2">
            <text:p>-31,49860908</text:p>
          </table:table-cell>
          <table:table-cell office:value-type="float" office:value="-21.629189518638199" table:style-name="ce2">
            <text:p>-21,62918952</text:p>
          </table:table-cell>
          <table:table-cell office:value-type="float" office:value="-62.017570710253899" table:style-name="ce2">
            <text:p>-62,01757071</text:p>
          </table:table-cell>
          <table:table-cell office:value-type="float" office:value="1050" table:style-name="ce2">
            <text:p>1050</text:p>
          </table:table-cell>
          <table:table-cell office:value-type="float" office:value="48.955406946848498" table:style-name="ce2">
            <text:p>48,95540695</text:p>
          </table:table-cell>
          <table:table-cell office:value-type="float" office:value="-81.419680199502906" table:style-name="ce2">
            <text:p>-81,4196802</text:p>
          </table:table-cell>
          <table:table-cell office:value-type="float" office:value="78.735691353757105" table:style-name="ce2">
            <text:p>78,73569135</text:p>
          </table:table-cell>
          <table:table-cell office:value-type="float" office:value="57.699881332183601" table:style-name="ce2">
            <text:p>57,69988133</text:p>
          </table:table-cell>
          <table:table-cell office:value-type="float" office:value="31.642845232386499" table:formula="of:=[.G351]-[.B351]" table:style-name="ce2">
            <text:p>31,64284523</text:p>
          </table:table-cell>
          <table:table-cell office:value-type="float" office:value="-49.921071117231705" table:formula="of:=[.H351]-[.C351]" table:style-name="ce2">
            <text:p>-49,92107112</text:p>
          </table:table-cell>
          <table:table-cell office:value-type="float" office:value="100.3648808723953" table:formula="of:=[.I351]-[.D351]" table:style-name="ce2">
            <text:p>100,3648809</text:p>
          </table:table-cell>
          <table:table-cell office:value-type="float" office:value="119.7174520424375" table:formula="of:=[.J351]-[.E351]" table:style-name="ce2">
            <text:p>119,717452</text:p>
          </table:table-cell>
          <table:table-cell table:number-columns-repeated="16370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float" office:value="-16.486680790914601" table:style-name="ce2">
            <text:p>-16,48668079</text:p>
          </table:table-cell>
          <table:table-cell office:value-type="float" office:value="-79.494302095960407" table:style-name="ce2">
            <text:p>-79,4943021</text:p>
          </table:table-cell>
          <table:table-cell office:value-type="float" office:value="-33.742909191650199" table:style-name="ce2">
            <text:p>-33,74290919</text:p>
          </table:table-cell>
          <table:table-cell office:value-type="float" office:value="-0.86130687323061195" table:style-name="ce2">
            <text:p>-0,861306873</text:p>
          </table:table-cell>
          <table:table-cell office:value-type="float" office:value="1051" table:style-name="ce2">
            <text:p>1051</text:p>
          </table:table-cell>
          <table:table-cell office:value-type="float" office:value="-58.330240958475102" table:style-name="ce2">
            <text:p>-58,33024096</text:p>
          </table:table-cell>
          <table:table-cell office:value-type="float" office:value="43.5376593015338" table:style-name="ce2">
            <text:p>43,5376593</text:p>
          </table:table-cell>
          <table:table-cell office:value-type="float" office:value="-19.198391679700102" table:style-name="ce2">
            <text:p>-19,19839168</text:p>
          </table:table-cell>
          <table:table-cell office:value-type="float" office:value="-21.021573872837699" table:style-name="ce2">
            <text:p>-21,02157387</text:p>
          </table:table-cell>
          <table:table-cell office:value-type="float" office:value="-41.843560167560497" table:formula="of:=[.G352]-[.B352]" table:style-name="ce2">
            <text:p>-41,84356017</text:p>
          </table:table-cell>
          <table:table-cell office:value-type="float" office:value="123.0319613974942" table:formula="of:=[.H352]-[.C352]" table:style-name="ce2">
            <text:p>123,0319614</text:p>
          </table:table-cell>
          <table:table-cell office:value-type="float" office:value="14.544517511950097" table:formula="of:=[.I352]-[.D352]" table:style-name="ce2">
            <text:p>14,54451751</text:p>
          </table:table-cell>
          <table:table-cell office:value-type="float" office:value="-20.160266999607089" table:formula="of:=[.J352]-[.E352]" table:style-name="ce2">
            <text:p>-20,160267</text:p>
          </table:table-cell>
          <table:table-cell table:number-columns-repeated="16370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float" office:value="69.345858209559097" table:style-name="ce2">
            <text:p>69,34585821</text:p>
          </table:table-cell>
          <table:table-cell office:value-type="float" office:value="-31.646182660633201" table:style-name="ce2">
            <text:p>-31,64618266</text:p>
          </table:table-cell>
          <table:table-cell office:value-type="float" office:value="-6.9697683310311902" table:style-name="ce2">
            <text:p>-6,969768331</text:p>
          </table:table-cell>
          <table:table-cell office:value-type="float" office:value="-59.762357079353599" table:style-name="ce2">
            <text:p>-59,76235708</text:p>
          </table:table-cell>
          <table:table-cell office:value-type="float" office:value="1052" table:style-name="ce2">
            <text:p>1052</text:p>
          </table:table-cell>
          <table:table-cell office:value-type="float" office:value="62.4935796631164" table:style-name="ce2">
            <text:p>62,49357966</text:p>
          </table:table-cell>
          <table:table-cell office:value-type="float" office:value="-30.809064506992701" table:style-name="ce2">
            <text:p>-30,80906451</text:p>
          </table:table-cell>
          <table:table-cell office:value-type="float" office:value="-18.872833711612898" table:style-name="ce2">
            <text:p>-18,87283371</text:p>
          </table:table-cell>
          <table:table-cell office:value-type="float" office:value="34.287259086944502" table:style-name="ce2">
            <text:p>34,28725909</text:p>
          </table:table-cell>
          <table:table-cell office:value-type="float" office:value="-6.8522785464426974" table:formula="of:=[.G353]-[.B353]" table:style-name="ce2">
            <text:p>-6,852278546</text:p>
          </table:table-cell>
          <table:table-cell office:value-type="float" office:value="0.83711815364049968" table:formula="of:=[.H353]-[.C353]" table:style-name="ce2">
            <text:p>0,837118154</text:p>
          </table:table-cell>
          <table:table-cell office:value-type="float" office:value="-11.903065380581708" table:formula="of:=[.I353]-[.D353]" table:style-name="ce2">
            <text:p>-11,90306538</text:p>
          </table:table-cell>
          <table:table-cell office:value-type="float" office:value="94.049616166298108" table:formula="of:=[.J353]-[.E353]" table:style-name="ce2">
            <text:p>94,04961617</text:p>
          </table:table-cell>
          <table:table-cell table:number-columns-repeated="16370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float" office:value="70.228491002455499" table:style-name="ce2">
            <text:p>70,228491</text:p>
          </table:table-cell>
          <table:table-cell office:value-type="float" office:value="15.0580894000322" table:style-name="ce2">
            <text:p>15,0580894</text:p>
          </table:table-cell>
          <table:table-cell office:value-type="float" office:value="70.403645945853398" table:style-name="ce2">
            <text:p>70,40364595</text:p>
          </table:table-cell>
          <table:table-cell office:value-type="float" office:value="-20.635450606978999" table:style-name="ce2">
            <text:p>-20,63545061</text:p>
          </table:table-cell>
          <table:table-cell office:value-type="float" office:value="1053" table:style-name="ce2">
            <text:p>1053</text:p>
          </table:table-cell>
          <table:table-cell office:value-type="float" office:value="46.668755588274401" table:style-name="ce2">
            <text:p>46,66875559</text:p>
          </table:table-cell>
          <table:table-cell office:value-type="float" office:value="13.4678746106269" table:style-name="ce2">
            <text:p>13,46787461</text:p>
          </table:table-cell>
          <table:table-cell office:value-type="float" office:value="25.494822142235702" table:style-name="ce2">
            <text:p>25,49482214</text:p>
          </table:table-cell>
          <table:table-cell office:value-type="float" office:value="8.8962422206460694" table:style-name="ce2">
            <text:p>8,896242221</text:p>
          </table:table-cell>
          <table:table-cell office:value-type="float" office:value="-23.559735414181098" table:formula="of:=[.G354]-[.B354]" table:style-name="ce2">
            <text:p>-23,55973541</text:p>
          </table:table-cell>
          <table:table-cell office:value-type="float" office:value="-1.5902147894052998" table:formula="of:=[.H354]-[.C354]" table:style-name="ce2">
            <text:p>-1,590214789</text:p>
          </table:table-cell>
          <table:table-cell office:value-type="float" office:value="-44.908823803617693" table:formula="of:=[.I354]-[.D354]" table:style-name="ce2">
            <text:p>-44,9088238</text:p>
          </table:table-cell>
          <table:table-cell office:value-type="float" office:value="29.531692827625069" table:formula="of:=[.J354]-[.E354]" table:style-name="ce2">
            <text:p>29,53169283</text:p>
          </table:table-cell>
          <table:table-cell table:number-columns-repeated="16370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float" office:value="-34.605404897360501" table:style-name="ce2">
            <text:p>-34,6054049</text:p>
          </table:table-cell>
          <table:table-cell office:value-type="float" office:value="-16.797589165946299" table:style-name="ce2">
            <text:p>-16,79758917</text:p>
          </table:table-cell>
          <table:table-cell office:value-type="float" office:value="79.713366003344206" table:style-name="ce2">
            <text:p>79,713366</text:p>
          </table:table-cell>
          <table:table-cell office:value-type="float" office:value="-36.451927075752202" table:style-name="ce2">
            <text:p>-36,45192708</text:p>
          </table:table-cell>
          <table:table-cell office:value-type="float" office:value="1054" table:style-name="ce2">
            <text:p>1054</text:p>
          </table:table-cell>
          <table:table-cell office:value-type="float" office:value="86.783562562203201" table:style-name="ce2">
            <text:p>86,78356256</text:p>
          </table:table-cell>
          <table:table-cell office:value-type="float" office:value="-17.347264445346799" table:style-name="ce2">
            <text:p>-17,34726445</text:p>
          </table:table-cell>
          <table:table-cell office:value-type="float" office:value="-52.871839617607897" table:style-name="ce2">
            <text:p>-52,87183962</text:p>
          </table:table-cell>
          <table:table-cell office:value-type="float" office:value="67.946692809442496" table:style-name="ce2">
            <text:p>67,94669281</text:p>
          </table:table-cell>
          <table:table-cell office:value-type="float" office:value="121.3889674595637" table:formula="of:=[.G355]-[.B355]" table:style-name="ce2">
            <text:p>121,3889675</text:p>
          </table:table-cell>
          <table:table-cell office:value-type="float" office:value="-0.54967527940049976" table:formula="of:=[.H355]-[.C355]" table:style-name="ce2">
            <text:p>-0,549675279</text:p>
          </table:table-cell>
          <table:table-cell office:value-type="float" office:value="-132.58520562095211" table:formula="of:=[.I355]-[.D355]" table:style-name="ce2">
            <text:p>-132,5852056</text:p>
          </table:table-cell>
          <table:table-cell office:value-type="float" office:value="104.39861988519471" table:formula="of:=[.J355]-[.E355]" table:style-name="ce2">
            <text:p>104,3986199</text:p>
          </table:table-cell>
          <table:table-cell table:number-columns-repeated="16370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float" office:value="66.085890077653701" table:style-name="ce2">
            <text:p>66,08589008</text:p>
          </table:table-cell>
          <table:table-cell office:value-type="float" office:value="50.821318024993197" table:style-name="ce2">
            <text:p>50,82131802</text:p>
          </table:table-cell>
          <table:table-cell office:value-type="float" office:value="87.602355682632805" table:style-name="ce2">
            <text:p>87,60235568</text:p>
          </table:table-cell>
          <table:table-cell office:value-type="float" office:value="49.141558197282599" table:style-name="ce2">
            <text:p>49,1415582</text:p>
          </table:table-cell>
          <table:table-cell office:value-type="float" office:value="1055" table:style-name="ce2">
            <text:p>1055</text:p>
          </table:table-cell>
          <table:table-cell office:value-type="float" office:value="-7.5875635175432299" table:style-name="ce2">
            <text:p>-7,587563518</text:p>
          </table:table-cell>
          <table:table-cell office:value-type="float" office:value="-15.7396206033415" table:style-name="ce2">
            <text:p>-15,7396206</text:p>
          </table:table-cell>
          <table:table-cell office:value-type="float" office:value="-5.2569068536178598" table:style-name="ce2">
            <text:p>-5,256906854</text:p>
          </table:table-cell>
          <table:table-cell office:value-type="float" office:value="-24.228319896531801" table:style-name="ce2">
            <text:p>-24,2283199</text:p>
          </table:table-cell>
          <table:table-cell office:value-type="float" office:value="-73.673453595196932" table:formula="of:=[.G356]-[.B356]" table:style-name="ce2">
            <text:p>-73,6734536</text:p>
          </table:table-cell>
          <table:table-cell office:value-type="float" office:value="-66.560938628334696" table:formula="of:=[.H356]-[.C356]" table:style-name="ce2">
            <text:p>-66,56093863</text:p>
          </table:table-cell>
          <table:table-cell office:value-type="float" office:value="-92.859262536250668" table:formula="of:=[.I356]-[.D356]" table:style-name="ce2">
            <text:p>-92,85926254</text:p>
          </table:table-cell>
          <table:table-cell office:value-type="float" office:value="-73.369878093814407" table:formula="of:=[.J356]-[.E356]" table:style-name="ce2">
            <text:p>-73,36987809</text:p>
          </table:table-cell>
          <table:table-cell table:number-columns-repeated="16370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float" office:value="22.136652310683498" table:style-name="ce2">
            <text:p>22,13665231</text:p>
          </table:table-cell>
          <table:table-cell office:value-type="float" office:value="46.790871055235797" table:style-name="ce2">
            <text:p>46,79087106</text:p>
          </table:table-cell>
          <table:table-cell office:value-type="float" office:value="-48.202642041362402" table:style-name="ce2">
            <text:p>-48,20264204</text:p>
          </table:table-cell>
          <table:table-cell office:value-type="float" office:value="14.630640718035201" table:style-name="ce2">
            <text:p>14,63064072</text:p>
          </table:table-cell>
          <table:table-cell office:value-type="float" office:value="1056" table:style-name="ce2">
            <text:p>1056</text:p>
          </table:table-cell>
          <table:table-cell office:value-type="float" office:value="-23.493384946993" table:style-name="ce2">
            <text:p>-23,49338495</text:p>
          </table:table-cell>
          <table:table-cell office:value-type="float" office:value="20.366654650337999" table:style-name="ce2">
            <text:p>20,36665465</text:p>
          </table:table-cell>
          <table:table-cell office:value-type="float" office:value="53.653380996988297" table:style-name="ce2">
            <text:p>53,653381</text:p>
          </table:table-cell>
          <table:table-cell office:value-type="float" office:value="-56.312751135629199" table:style-name="ce2">
            <text:p>-56,31275114</text:p>
          </table:table-cell>
          <table:table-cell office:value-type="float" office:value="-45.630037257676499" table:formula="of:=[.G357]-[.B357]" table:style-name="ce2">
            <text:p>-45,63003726</text:p>
          </table:table-cell>
          <table:table-cell office:value-type="float" office:value="-26.424216404897798" table:formula="of:=[.H357]-[.C357]" table:style-name="ce2">
            <text:p>-26,4242164</text:p>
          </table:table-cell>
          <table:table-cell office:value-type="float" office:value="101.8560230383507" table:formula="of:=[.I357]-[.D357]" table:style-name="ce2">
            <text:p>101,856023</text:p>
          </table:table-cell>
          <table:table-cell office:value-type="float" office:value="-70.943391853664394" table:formula="of:=[.J357]-[.E357]" table:style-name="ce2">
            <text:p>-70,94339185</text:p>
          </table:table-cell>
          <table:table-cell table:number-columns-repeated="16370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float" office:value="-17.0966767582496" table:style-name="ce2">
            <text:p>-17,09667676</text:p>
          </table:table-cell>
          <table:table-cell office:value-type="float" office:value="-9.2397870884366995" table:style-name="ce2">
            <text:p>-9,239787088</text:p>
          </table:table-cell>
          <table:table-cell office:value-type="float" office:value="-28.921907745697698" table:style-name="ce2">
            <text:p>-28,92190775</text:p>
          </table:table-cell>
          <table:table-cell office:value-type="float" office:value="-54.786656199087702" table:style-name="ce2">
            <text:p>-54,7866562</text:p>
          </table:table-cell>
          <table:table-cell office:value-type="float" office:value="1057" table:style-name="ce2">
            <text:p>1057</text:p>
          </table:table-cell>
          <table:table-cell office:value-type="float" office:value="50.001991959583599" table:style-name="ce2">
            <text:p>50,00199196</text:p>
          </table:table-cell>
          <table:table-cell office:value-type="float" office:value="49.5881006686432" table:style-name="ce2">
            <text:p>49,58810067</text:p>
          </table:table-cell>
          <table:table-cell office:value-type="float" office:value="-54.8061029331882" table:style-name="ce2">
            <text:p>-54,80610293</text:p>
          </table:table-cell>
          <table:table-cell office:value-type="float" office:value="67.599489561204607" table:style-name="ce2">
            <text:p>67,59948956</text:p>
          </table:table-cell>
          <table:table-cell office:value-type="float" office:value="67.098668717833192" table:formula="of:=[.G358]-[.B358]" table:style-name="ce2">
            <text:p>67,09866872</text:p>
          </table:table-cell>
          <table:table-cell office:value-type="float" office:value="58.8278877570799" table:formula="of:=[.H358]-[.C358]" table:style-name="ce2">
            <text:p>58,82788776</text:p>
          </table:table-cell>
          <table:table-cell office:value-type="float" office:value="-25.884195187490501" table:formula="of:=[.I358]-[.D358]" table:style-name="ce2">
            <text:p>-25,88419519</text:p>
          </table:table-cell>
          <table:table-cell office:value-type="float" office:value="122.38614576029231" table:formula="of:=[.J358]-[.E358]" table:style-name="ce2">
            <text:p>122,3861458</text:p>
          </table:table-cell>
          <table:table-cell table:number-columns-repeated="16370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float" office:value="18.656777056265401" table:style-name="ce2">
            <text:p>18,65677706</text:p>
          </table:table-cell>
          <table:table-cell office:value-type="float" office:value="85.742925235522094" table:style-name="ce2">
            <text:p>85,74292524</text:p>
          </table:table-cell>
          <table:table-cell office:value-type="float" office:value="43.316931995553801" table:style-name="ce2">
            <text:p>43,316932</text:p>
          </table:table-cell>
          <table:table-cell office:value-type="float" office:value="88.877460072355404" table:style-name="ce2">
            <text:p>88,87746007</text:p>
          </table:table-cell>
          <table:table-cell office:value-type="float" office:value="1058" table:style-name="ce2">
            <text:p>1058</text:p>
          </table:table-cell>
          <table:table-cell office:value-type="float" office:value="-59.547248282540401" table:style-name="ce2">
            <text:p>-59,54724828</text:p>
          </table:table-cell>
          <table:table-cell office:value-type="float" office:value="-12.2834331133422" table:style-name="ce2">
            <text:p>-12,28343311</text:p>
          </table:table-cell>
          <table:table-cell office:value-type="float" office:value="-7.9417570491526002" table:style-name="ce2">
            <text:p>-7,941757049</text:p>
          </table:table-cell>
          <table:table-cell office:value-type="float" office:value="52.826373061849502" table:style-name="ce2">
            <text:p>52,82637306</text:p>
          </table:table-cell>
          <table:table-cell office:value-type="float" office:value="-78.204025338805806" table:formula="of:=[.G359]-[.B359]" table:style-name="ce2">
            <text:p>-78,20402534</text:p>
          </table:table-cell>
          <table:table-cell office:value-type="float" office:value="-98.026358348864292" table:formula="of:=[.H359]-[.C359]" table:style-name="ce2">
            <text:p>-98,02635835</text:p>
          </table:table-cell>
          <table:table-cell office:value-type="float" office:value="-51.258689044706401" table:formula="of:=[.I359]-[.D359]" table:style-name="ce2">
            <text:p>-51,25868904</text:p>
          </table:table-cell>
          <table:table-cell office:value-type="float" office:value="-36.051087010505903" table:formula="of:=[.J359]-[.E359]" table:style-name="ce2">
            <text:p>-36,05108701</text:p>
          </table:table-cell>
          <table:table-cell table:number-columns-repeated="16370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float" office:value="31.967603631227298" table:style-name="ce2">
            <text:p>31,96760363</text:p>
          </table:table-cell>
          <table:table-cell office:value-type="float" office:value="66.512675012435096" table:style-name="ce2">
            <text:p>66,51267501</text:p>
          </table:table-cell>
          <table:table-cell office:value-type="float" office:value="-38.594215335384597" table:style-name="ce2">
            <text:p>-38,59421534</text:p>
          </table:table-cell>
          <table:table-cell office:value-type="float" office:value="-51.208794665943799" table:style-name="ce2">
            <text:p>-51,20879467</text:p>
          </table:table-cell>
          <table:table-cell office:value-type="float" office:value="1059" table:style-name="ce2">
            <text:p>1059</text:p>
          </table:table-cell>
          <table:table-cell office:value-type="float" office:value="45.101167846093503" table:style-name="ce2">
            <text:p>45,10116785</text:p>
          </table:table-cell>
          <table:table-cell office:value-type="float" office:value="39.185938974294501" table:style-name="ce2">
            <text:p>39,18593897</text:p>
          </table:table-cell>
          <table:table-cell office:value-type="float" office:value="81.265813026486697" table:style-name="ce2">
            <text:p>81,26581303</text:p>
          </table:table-cell>
          <table:table-cell office:value-type="float" office:value="-39.607301873662699" table:style-name="ce2">
            <text:p>-39,60730187</text:p>
          </table:table-cell>
          <table:table-cell office:value-type="float" office:value="13.133564214866205" table:formula="of:=[.G360]-[.B360]" table:style-name="ce2">
            <text:p>13,13356421</text:p>
          </table:table-cell>
          <table:table-cell office:value-type="float" office:value="-27.326736038140595" table:formula="of:=[.H360]-[.C360]" table:style-name="ce2">
            <text:p>-27,32673604</text:p>
          </table:table-cell>
          <table:table-cell office:value-type="float" office:value="119.86002836187129" table:formula="of:=[.I360]-[.D360]" table:style-name="ce2">
            <text:p>119,8600284</text:p>
          </table:table-cell>
          <table:table-cell office:value-type="float" office:value="11.6014927922811" table:formula="of:=[.J360]-[.E360]" table:style-name="ce2">
            <text:p>11,60149279</text:p>
          </table:table-cell>
          <table:table-cell table:number-columns-repeated="16370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-25.2480831249764" table:style-name="ce2">
            <text:p>-25,24808312</text:p>
          </table:table-cell>
          <table:table-cell office:value-type="float" office:value="-35.097584655957903" table:style-name="ce2">
            <text:p>-35,09758466</text:p>
          </table:table-cell>
          <table:table-cell office:value-type="float" office:value="4.4888769385989598" table:style-name="ce2">
            <text:p>4,488876939</text:p>
          </table:table-cell>
          <table:table-cell office:value-type="float" office:value="49.309473033173802" table:style-name="ce2">
            <text:p>49,30947303</text:p>
          </table:table-cell>
          <table:table-cell office:value-type="float" office:value="1060" table:style-name="ce2">
            <text:p>1060</text:p>
          </table:table-cell>
          <table:table-cell office:value-type="float" office:value="9.1476204666383101" table:style-name="ce2">
            <text:p>9,147620467</text:p>
          </table:table-cell>
          <table:table-cell office:value-type="float" office:value="28.577219305727098" table:style-name="ce2">
            <text:p>28,57721931</text:p>
          </table:table-cell>
          <table:table-cell office:value-type="float" office:value="42.547862543085003" table:style-name="ce2">
            <text:p>42,54786254</text:p>
          </table:table-cell>
          <table:table-cell office:value-type="float" office:value="16.437837922628098" table:style-name="ce2">
            <text:p>16,43783792</text:p>
          </table:table-cell>
          <table:table-cell office:value-type="float" office:value="34.395703591614712" table:formula="of:=[.G361]-[.B361]" table:style-name="ce2">
            <text:p>34,39570359</text:p>
          </table:table-cell>
          <table:table-cell office:value-type="float" office:value="63.674803961685001" table:formula="of:=[.H361]-[.C361]" table:style-name="ce2">
            <text:p>63,67480396</text:p>
          </table:table-cell>
          <table:table-cell office:value-type="float" office:value="38.05898560448604" table:formula="of:=[.I361]-[.D361]" table:style-name="ce2">
            <text:p>38,0589856</text:p>
          </table:table-cell>
          <table:table-cell office:value-type="float" office:value="-32.871635110545704" table:formula="of:=[.J361]-[.E361]" table:style-name="ce2">
            <text:p>-32,87163511</text:p>
          </table:table-cell>
          <table:table-cell table:number-columns-repeated="16370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float" office:value="26.399580625573901" table:style-name="ce2">
            <text:p>26,39958063</text:p>
          </table:table-cell>
          <table:table-cell office:value-type="float" office:value="-30.065126656359901" table:style-name="ce2">
            <text:p>-30,06512666</text:p>
          </table:table-cell>
          <table:table-cell office:value-type="float" office:value="-88.780749554001503" table:style-name="ce2">
            <text:p>-88,78074955</text:p>
          </table:table-cell>
          <table:table-cell office:value-type="float" office:value="11.6183575629294" table:style-name="ce2">
            <text:p>11,61835756</text:p>
          </table:table-cell>
          <table:table-cell office:value-type="float" office:value="1061" table:style-name="ce2">
            <text:p>1061</text:p>
          </table:table-cell>
          <table:table-cell office:value-type="float" office:value="78.996617350302202" table:style-name="ce2">
            <text:p>78,99661735</text:p>
          </table:table-cell>
          <table:table-cell office:value-type="float" office:value="28.018725769289102" table:style-name="ce2">
            <text:p>28,01872577</text:p>
          </table:table-cell>
          <table:table-cell office:value-type="float" office:value="64.355044475921602" table:style-name="ce2">
            <text:p>64,35504448</text:p>
          </table:table-cell>
          <table:table-cell office:value-type="float" office:value="8.4203621292279092" table:style-name="ce2">
            <text:p>8,420362129</text:p>
          </table:table-cell>
          <table:table-cell office:value-type="float" office:value="52.597036724728298" table:formula="of:=[.G362]-[.B362]" table:style-name="ce2">
            <text:p>52,59703672</text:p>
          </table:table-cell>
          <table:table-cell office:value-type="float" office:value="58.083852425648999" table:formula="of:=[.H362]-[.C362]" table:style-name="ce2">
            <text:p>58,08385243</text:p>
          </table:table-cell>
          <table:table-cell office:value-type="float" office:value="153.13579402992309" table:formula="of:=[.I362]-[.D362]" table:style-name="ce2">
            <text:p>153,135794</text:p>
          </table:table-cell>
          <table:table-cell office:value-type="float" office:value="-3.1979954337014913" table:formula="of:=[.J362]-[.E362]" table:style-name="ce2">
            <text:p>-3,197995434</text:p>
          </table:table-cell>
          <table:table-cell table:number-columns-repeated="16370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float" office:value="57.684081729465703" table:style-name="ce2">
            <text:p>57,68408173</text:p>
          </table:table-cell>
          <table:table-cell office:value-type="float" office:value="-8.1017880662207098" table:style-name="ce2">
            <text:p>-8,101788066</text:p>
          </table:table-cell>
          <table:table-cell office:value-type="float" office:value="-58.437114321374501" table:style-name="ce2">
            <text:p>-58,43711432</text:p>
          </table:table-cell>
          <table:table-cell office:value-type="float" office:value="-86.220281764958997" table:style-name="ce2">
            <text:p>-86,22028176</text:p>
          </table:table-cell>
          <table:table-cell office:value-type="float" office:value="1062" table:style-name="ce2">
            <text:p>1062</text:p>
          </table:table-cell>
          <table:table-cell office:value-type="float" office:value="82.005559734985596" table:style-name="ce2">
            <text:p>82,00555973</text:p>
          </table:table-cell>
          <table:table-cell office:value-type="float" office:value="-50.552868456342303" table:style-name="ce2">
            <text:p>-50,55286846</text:p>
          </table:table-cell>
          <table:table-cell office:value-type="float" office:value="47.008196838745803" table:style-name="ce2">
            <text:p>47,00819684</text:p>
          </table:table-cell>
          <table:table-cell office:value-type="float" office:value="21.334436934783302" table:style-name="ce2">
            <text:p>21,33443693</text:p>
          </table:table-cell>
          <table:table-cell office:value-type="float" office:value="24.321478005519893" table:formula="of:=[.G363]-[.B363]" table:style-name="ce2">
            <text:p>24,32147801</text:p>
          </table:table-cell>
          <table:table-cell office:value-type="float" office:value="-42.451080390121589" table:formula="of:=[.H363]-[.C363]" table:style-name="ce2">
            <text:p>-42,45108039</text:p>
          </table:table-cell>
          <table:table-cell office:value-type="float" office:value="105.4453111601203" table:formula="of:=[.I363]-[.D363]" table:style-name="ce2">
            <text:p>105,4453112</text:p>
          </table:table-cell>
          <table:table-cell office:value-type="float" office:value="107.5547186997423" table:formula="of:=[.J363]-[.E363]" table:style-name="ce2">
            <text:p>107,5547187</text:p>
          </table:table-cell>
          <table:table-cell table:number-columns-repeated="16370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float" office:value="74.049852764030703" table:style-name="ce2">
            <text:p>74,04985276</text:p>
          </table:table-cell>
          <table:table-cell office:value-type="float" office:value="9.05699642194012" table:style-name="ce2">
            <text:p>9,056996422</text:p>
          </table:table-cell>
          <table:table-cell office:value-type="float" office:value="-44.007132292852098" table:style-name="ce2">
            <text:p>-44,00713229</text:p>
          </table:table-cell>
          <table:table-cell office:value-type="float" office:value="20.5918537015203" table:style-name="ce2">
            <text:p>20,5918537</text:p>
          </table:table-cell>
          <table:table-cell office:value-type="float" office:value="1063" table:style-name="ce2">
            <text:p>1063</text:p>
          </table:table-cell>
          <table:table-cell office:value-type="float" office:value="61.248418154130398" table:style-name="ce2">
            <text:p>61,24841815</text:p>
          </table:table-cell>
          <table:table-cell office:value-type="float" office:value="72.069954694809596" table:style-name="ce2">
            <text:p>72,06995469</text:p>
          </table:table-cell>
          <table:table-cell office:value-type="float" office:value="25.732288654802499" table:style-name="ce2">
            <text:p>25,73228865</text:p>
          </table:table-cell>
          <table:table-cell office:value-type="float" office:value="-15.2413523515806" table:style-name="ce2">
            <text:p>-15,24135235</text:p>
          </table:table-cell>
          <table:table-cell office:value-type="float" office:value="-12.801434609900305" table:formula="of:=[.G364]-[.B364]" table:style-name="ce2">
            <text:p>-12,80143461</text:p>
          </table:table-cell>
          <table:table-cell office:value-type="float" office:value="63.012958272869476" table:formula="of:=[.H364]-[.C364]" table:style-name="ce2">
            <text:p>63,01295827</text:p>
          </table:table-cell>
          <table:table-cell office:value-type="float" office:value="69.739420947654594" table:formula="of:=[.I364]-[.D364]" table:style-name="ce2">
            <text:p>69,73942095</text:p>
          </table:table-cell>
          <table:table-cell office:value-type="float" office:value="-35.833206053100902" table:formula="of:=[.J364]-[.E364]" table:style-name="ce2">
            <text:p>-35,83320605</text:p>
          </table:table-cell>
          <table:table-cell table:number-columns-repeated="16370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float" office:value="-80.521055409334494" table:style-name="ce2">
            <text:p>-80,52105541</text:p>
          </table:table-cell>
          <table:table-cell office:value-type="float" office:value="-27.561207322565501" table:style-name="ce2">
            <text:p>-27,56120732</text:p>
          </table:table-cell>
          <table:table-cell office:value-type="float" office:value="13.850559818218301" table:style-name="ce2">
            <text:p>13,85055982</text:p>
          </table:table-cell>
          <table:table-cell office:value-type="float" office:value="-82.018988347746301" table:style-name="ce2">
            <text:p>-82,01898835</text:p>
          </table:table-cell>
          <table:table-cell office:value-type="float" office:value="1064" table:style-name="ce2">
            <text:p>1064</text:p>
          </table:table-cell>
          <table:table-cell office:value-type="float" office:value="-31.4701596285758" table:style-name="ce2">
            <text:p>-31,47015963</text:p>
          </table:table-cell>
          <table:table-cell office:value-type="float" office:value="15.606683571250301" table:style-name="ce2">
            <text:p>15,60668357</text:p>
          </table:table-cell>
          <table:table-cell office:value-type="float" office:value="14.6482986337697" table:style-name="ce2">
            <text:p>14,64829863</text:p>
          </table:table-cell>
          <table:table-cell office:value-type="float" office:value="-37.954659374981901" table:style-name="ce2">
            <text:p>-37,95465937</text:p>
          </table:table-cell>
          <table:table-cell office:value-type="float" office:value="49.050895780758694" table:formula="of:=[.G365]-[.B365]" table:style-name="ce2">
            <text:p>49,05089578</text:p>
          </table:table-cell>
          <table:table-cell office:value-type="float" office:value="43.167890893815802" table:formula="of:=[.H365]-[.C365]" table:style-name="ce2">
            <text:p>43,16789089</text:p>
          </table:table-cell>
          <table:table-cell office:value-type="float" office:value="0.79773881555139958" table:formula="of:=[.I365]-[.D365]" table:style-name="ce2">
            <text:p>0,797738816</text:p>
          </table:table-cell>
          <table:table-cell office:value-type="float" office:value="44.0643289727644" table:formula="of:=[.J365]-[.E365]" table:style-name="ce2">
            <text:p>44,06432897</text:p>
          </table:table-cell>
          <table:table-cell table:number-columns-repeated="16370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float" office:value="-66.773901423442894" table:style-name="ce2">
            <text:p>-66,77390142</text:p>
          </table:table-cell>
          <table:table-cell office:value-type="float" office:value="-54.309347843635003" table:style-name="ce2">
            <text:p>-54,30934784</text:p>
          </table:table-cell>
          <table:table-cell office:value-type="float" office:value="-15.6521903791527" table:style-name="ce2">
            <text:p>-15,65219038</text:p>
          </table:table-cell>
          <table:table-cell office:value-type="float" office:value="43.2823254344788" table:style-name="ce2">
            <text:p>43,28232543</text:p>
          </table:table-cell>
          <table:table-cell office:value-type="float" office:value="1065" table:style-name="ce2">
            <text:p>1065</text:p>
          </table:table-cell>
          <table:table-cell office:value-type="float" office:value="48.656251321952901" table:style-name="ce2">
            <text:p>48,65625132</text:p>
          </table:table-cell>
          <table:table-cell office:value-type="float" office:value="80.665132627453303" table:style-name="ce2">
            <text:p>80,66513263</text:p>
          </table:table-cell>
          <table:table-cell office:value-type="float" office:value="89.994079317818205" table:style-name="ce2">
            <text:p>89,99407932</text:p>
          </table:table-cell>
          <table:table-cell office:value-type="float" office:value="-77.906709548597803" table:style-name="ce2">
            <text:p>-77,90670955</text:p>
          </table:table-cell>
          <table:table-cell office:value-type="float" office:value="115.43015274539579" table:formula="of:=[.G366]-[.B366]" table:style-name="ce2">
            <text:p>115,4301527</text:p>
          </table:table-cell>
          <table:table-cell office:value-type="float" office:value="134.9744804710883" table:formula="of:=[.H366]-[.C366]" table:style-name="ce2">
            <text:p>134,9744805</text:p>
          </table:table-cell>
          <table:table-cell office:value-type="float" office:value="105.6462696969709" table:formula="of:=[.I366]-[.D366]" table:style-name="ce2">
            <text:p>105,6462697</text:p>
          </table:table-cell>
          <table:table-cell office:value-type="float" office:value="-121.1890349830766" table:formula="of:=[.J366]-[.E366]" table:style-name="ce2">
            <text:p>-121,189035</text:p>
          </table:table-cell>
          <table:table-cell table:number-columns-repeated="16370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float" office:value="-46.844585065747999" table:style-name="ce2">
            <text:p>-46,84458507</text:p>
          </table:table-cell>
          <table:table-cell office:value-type="float" office:value="57.3315178496035" table:style-name="ce2">
            <text:p>57,33151785</text:p>
          </table:table-cell>
          <table:table-cell office:value-type="float" office:value="62.905954792767403" table:style-name="ce2">
            <text:p>62,90595479</text:p>
          </table:table-cell>
          <table:table-cell office:value-type="float" office:value="-56.6055356493655" table:style-name="ce2">
            <text:p>-56,60553565</text:p>
          </table:table-cell>
          <table:table-cell office:value-type="float" office:value="1066" table:style-name="ce2">
            <text:p>1066</text:p>
          </table:table-cell>
          <table:table-cell office:value-type="float" office:value="54.4762950791403" table:style-name="ce2">
            <text:p>54,47629508</text:p>
          </table:table-cell>
          <table:table-cell office:value-type="float" office:value="73.006554041883305" table:style-name="ce2">
            <text:p>73,00655404</text:p>
          </table:table-cell>
          <table:table-cell office:value-type="float" office:value="-22.269475488355301" table:style-name="ce2">
            <text:p>-22,26947549</text:p>
          </table:table-cell>
          <table:table-cell office:value-type="float" office:value="42.579548163935797" table:style-name="ce2">
            <text:p>42,57954816</text:p>
          </table:table-cell>
          <table:table-cell office:value-type="float" office:value="101.32088014488829" table:formula="of:=[.G367]-[.B367]" table:style-name="ce2">
            <text:p>101,3208801</text:p>
          </table:table-cell>
          <table:table-cell office:value-type="float" office:value="15.675036192279805" table:formula="of:=[.H367]-[.C367]" table:style-name="ce2">
            <text:p>15,67503619</text:p>
          </table:table-cell>
          <table:table-cell office:value-type="float" office:value="-85.175430281122701" table:formula="of:=[.I367]-[.D367]" table:style-name="ce2">
            <text:p>-85,17543028</text:p>
          </table:table-cell>
          <table:table-cell office:value-type="float" office:value="99.185083813301304" table:formula="of:=[.J367]-[.E367]" table:style-name="ce2">
            <text:p>99,18508381</text:p>
          </table:table-cell>
          <table:table-cell table:number-columns-repeated="16370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float" office:value="-87.755007615787406" table:style-name="ce2">
            <text:p>-87,75500762</text:p>
          </table:table-cell>
          <table:table-cell office:value-type="float" office:value="-45.316312585520798" table:style-name="ce2">
            <text:p>-45,31631259</text:p>
          </table:table-cell>
          <table:table-cell office:value-type="float" office:value="-7.7804014183029997" table:style-name="ce2">
            <text:p>-7,780401418</text:p>
          </table:table-cell>
          <table:table-cell office:value-type="float" office:value="14.304622868692199" table:style-name="ce2">
            <text:p>14,30462287</text:p>
          </table:table-cell>
          <table:table-cell office:value-type="float" office:value="1067" table:style-name="ce2">
            <text:p>1067</text:p>
          </table:table-cell>
          <table:table-cell office:value-type="float" office:value="-5.63856051850561" table:style-name="ce2">
            <text:p>-5,638560519</text:p>
          </table:table-cell>
          <table:table-cell office:value-type="float" office:value="9.2765571618873199" table:style-name="ce2">
            <text:p>9,276557162</text:p>
          </table:table-cell>
          <table:table-cell office:value-type="float" office:value="-34.974931987232402" table:style-name="ce2">
            <text:p>-34,97493199</text:p>
          </table:table-cell>
          <table:table-cell office:value-type="float" office:value="-48.080682469324302" table:style-name="ce2">
            <text:p>-48,08068247</text:p>
          </table:table-cell>
          <table:table-cell office:value-type="float" office:value="82.116447097281792" table:formula="of:=[.G368]-[.B368]" table:style-name="ce2">
            <text:p>82,1164471</text:p>
          </table:table-cell>
          <table:table-cell office:value-type="float" office:value="54.592869747408116" table:formula="of:=[.H368]-[.C368]" table:style-name="ce2">
            <text:p>54,59286975</text:p>
          </table:table-cell>
          <table:table-cell office:value-type="float" office:value="-27.194530568929402" table:formula="of:=[.I368]-[.D368]" table:style-name="ce2">
            <text:p>-27,19453057</text:p>
          </table:table-cell>
          <table:table-cell office:value-type="float" office:value="-62.385305338016501" table:formula="of:=[.J368]-[.E368]" table:style-name="ce2">
            <text:p>-62,38530534</text:p>
          </table:table-cell>
          <table:table-cell table:number-columns-repeated="16370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float" office:value="44.525519415001298" table:style-name="ce2">
            <text:p>44,52551942</text:p>
          </table:table-cell>
          <table:table-cell office:value-type="float" office:value="-61.771366541723303" table:style-name="ce2">
            <text:p>-61,77136654</text:p>
          </table:table-cell>
          <table:table-cell office:value-type="float" office:value="89.786159814715106" table:style-name="ce2">
            <text:p>89,78615981</text:p>
          </table:table-cell>
          <table:table-cell office:value-type="float" office:value="42.436046111052804" table:style-name="ce2">
            <text:p>42,43604611</text:p>
          </table:table-cell>
          <table:table-cell office:value-type="float" office:value="1068" table:style-name="ce2">
            <text:p>1068</text:p>
          </table:table-cell>
          <table:table-cell office:value-type="float" office:value="27.943335696530099" table:style-name="ce2">
            <text:p>27,9433357</text:p>
          </table:table-cell>
          <table:table-cell office:value-type="float" office:value="-82.094566839241594" table:style-name="ce2">
            <text:p>-82,09456684</text:p>
          </table:table-cell>
          <table:table-cell office:value-type="float" office:value="21.2500597379134" table:style-name="ce2">
            <text:p>21,25005974</text:p>
          </table:table-cell>
          <table:table-cell office:value-type="float" office:value="-17.167936219250699" table:style-name="ce2">
            <text:p>-17,16793622</text:p>
          </table:table-cell>
          <table:table-cell office:value-type="float" office:value="-16.5821837184712" table:formula="of:=[.G369]-[.B369]" table:style-name="ce2">
            <text:p>-16,58218372</text:p>
          </table:table-cell>
          <table:table-cell office:value-type="float" office:value="-20.323200297518291" table:formula="of:=[.H369]-[.C369]" table:style-name="ce2">
            <text:p>-20,3232003</text:p>
          </table:table-cell>
          <table:table-cell office:value-type="float" office:value="-68.536100076801702" table:formula="of:=[.I369]-[.D369]" table:style-name="ce2">
            <text:p>-68,53610008</text:p>
          </table:table-cell>
          <table:table-cell office:value-type="float" office:value="-59.603982330303502" table:formula="of:=[.J369]-[.E369]" table:style-name="ce2">
            <text:p>-59,60398233</text:p>
          </table:table-cell>
          <table:table-cell table:number-columns-repeated="16370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float" office:value="8.8847429488061493" table:style-name="ce2">
            <text:p>8,884742949</text:p>
          </table:table-cell>
          <table:table-cell office:value-type="float" office:value="-31.083850850157599" table:style-name="ce2">
            <text:p>-31,08385085</text:p>
          </table:table-cell>
          <table:table-cell office:value-type="float" office:value="60.912153744983698" table:style-name="ce2">
            <text:p>60,91215374</text:p>
          </table:table-cell>
          <table:table-cell office:value-type="float" office:value="29.226107807617201" table:style-name="ce2">
            <text:p>29,22610781</text:p>
          </table:table-cell>
          <table:table-cell office:value-type="float" office:value="1069" table:style-name="ce2">
            <text:p>1069</text:p>
          </table:table-cell>
          <table:table-cell office:value-type="float" office:value="-42.192831809125501" table:style-name="ce2">
            <text:p>-42,19283181</text:p>
          </table:table-cell>
          <table:table-cell office:value-type="float" office:value="60.486206007562501" table:style-name="ce2">
            <text:p>60,48620601</text:p>
          </table:table-cell>
          <table:table-cell office:value-type="float" office:value="87.787387467876798" table:style-name="ce2">
            <text:p>87,78738747</text:p>
          </table:table-cell>
          <table:table-cell office:value-type="float" office:value="18.829538513713501" table:style-name="ce2">
            <text:p>18,82953851</text:p>
          </table:table-cell>
          <table:table-cell office:value-type="float" office:value="-51.07757475793165" table:formula="of:=[.G370]-[.B370]" table:style-name="ce2">
            <text:p>-51,07757476</text:p>
          </table:table-cell>
          <table:table-cell office:value-type="float" office:value="91.570056857720104" table:formula="of:=[.H370]-[.C370]" table:style-name="ce2">
            <text:p>91,57005686</text:p>
          </table:table-cell>
          <table:table-cell office:value-type="float" office:value="26.8752337228931" table:formula="of:=[.I370]-[.D370]" table:style-name="ce2">
            <text:p>26,87523372</text:p>
          </table:table-cell>
          <table:table-cell office:value-type="float" office:value="-10.396569293903699" table:formula="of:=[.J370]-[.E370]" table:style-name="ce2">
            <text:p>-10,39656929</text:p>
          </table:table-cell>
          <table:table-cell table:number-columns-repeated="16370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float" office:value="-65.685489657610901" table:style-name="ce2">
            <text:p>-65,68548966</text:p>
          </table:table-cell>
          <table:table-cell office:value-type="float" office:value="-70.046468262283994" table:style-name="ce2">
            <text:p>-70,04646826</text:p>
          </table:table-cell>
          <table:table-cell office:value-type="float" office:value="1.04179732316109" table:style-name="ce2">
            <text:p>1,041797323</text:p>
          </table:table-cell>
          <table:table-cell office:value-type="float" office:value="-9.5899239365096598" table:style-name="ce2">
            <text:p>-9,589923937</text:p>
          </table:table-cell>
          <table:table-cell office:value-type="float" office:value="1070" table:style-name="ce2">
            <text:p>1070</text:p>
          </table:table-cell>
          <table:table-cell office:value-type="float" office:value="50.808002699506602" table:style-name="ce2">
            <text:p>50,8080027</text:p>
          </table:table-cell>
          <table:table-cell office:value-type="float" office:value="-1.1801211978178301" table:style-name="ce2">
            <text:p>-1,180121198</text:p>
          </table:table-cell>
          <table:table-cell office:value-type="float" office:value="75.877060056122801" table:style-name="ce2">
            <text:p>75,87706006</text:p>
          </table:table-cell>
          <table:table-cell office:value-type="float" office:value="-8.4677406312168095" table:style-name="ce2">
            <text:p>-8,467740631</text:p>
          </table:table-cell>
          <table:table-cell office:value-type="float" office:value="116.4934923571175" table:formula="of:=[.G371]-[.B371]" table:style-name="ce2">
            <text:p>116,4934924</text:p>
          </table:table-cell>
          <table:table-cell office:value-type="float" office:value="68.866347064466169" table:formula="of:=[.H371]-[.C371]" table:style-name="ce2">
            <text:p>68,86634706</text:p>
          </table:table-cell>
          <table:table-cell office:value-type="float" office:value="74.835262732961709" table:formula="of:=[.I371]-[.D371]" table:style-name="ce2">
            <text:p>74,83526273</text:p>
          </table:table-cell>
          <table:table-cell office:value-type="float" office:value="1.1221833052928503" table:formula="of:=[.J371]-[.E371]" table:style-name="ce2">
            <text:p>1,122183305</text:p>
          </table:table-cell>
          <table:table-cell table:number-columns-repeated="16370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float" office:value="56.8436967074989" table:style-name="ce2">
            <text:p>56,84369671</text:p>
          </table:table-cell>
          <table:table-cell office:value-type="float" office:value="-64.672665046983099" table:style-name="ce2">
            <text:p>-64,67266505</text:p>
          </table:table-cell>
          <table:table-cell office:value-type="float" office:value="76.740082069713594" table:style-name="ce2">
            <text:p>76,74008207</text:p>
          </table:table-cell>
          <table:table-cell office:value-type="float" office:value="-57.686431160032001" table:style-name="ce2">
            <text:p>-57,68643116</text:p>
          </table:table-cell>
          <table:table-cell office:value-type="float" office:value="1071" table:style-name="ce2">
            <text:p>1071</text:p>
          </table:table-cell>
          <table:table-cell office:value-type="float" office:value="17.7891759730004" table:style-name="ce2">
            <text:p>17,78917597</text:p>
          </table:table-cell>
          <table:table-cell office:value-type="float" office:value="79.381860497718407" table:style-name="ce2">
            <text:p>79,3818605</text:p>
          </table:table-cell>
          <table:table-cell office:value-type="float" office:value="19.816862155413201" table:style-name="ce2">
            <text:p>19,81686216</text:p>
          </table:table-cell>
          <table:table-cell office:value-type="float" office:value="-12.5195213396692" table:style-name="ce2">
            <text:p>-12,51952134</text:p>
          </table:table-cell>
          <table:table-cell office:value-type="float" office:value="-39.054520734498496" table:formula="of:=[.G372]-[.B372]" table:style-name="ce2">
            <text:p>-39,05452073</text:p>
          </table:table-cell>
          <table:table-cell office:value-type="float" office:value="144.05452554470151" table:formula="of:=[.H372]-[.C372]" table:style-name="ce2">
            <text:p>144,0545255</text:p>
          </table:table-cell>
          <table:table-cell office:value-type="float" office:value="-56.92321991430039" table:formula="of:=[.I372]-[.D372]" table:style-name="ce2">
            <text:p>-56,92321991</text:p>
          </table:table-cell>
          <table:table-cell office:value-type="float" office:value="45.166909820362804" table:formula="of:=[.J372]-[.E372]" table:style-name="ce2">
            <text:p>45,16690982</text:p>
          </table:table-cell>
          <table:table-cell table:number-columns-repeated="16370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float" office:value="38.755456155921699" table:style-name="ce2">
            <text:p>38,75545616</text:p>
          </table:table-cell>
          <table:table-cell office:value-type="float" office:value="49.630637972794403" table:style-name="ce2">
            <text:p>49,63063797</text:p>
          </table:table-cell>
          <table:table-cell office:value-type="float" office:value="-86.335241410357995" table:style-name="ce2">
            <text:p>-86,33524141</text:p>
          </table:table-cell>
          <table:table-cell office:value-type="float" office:value="-8.5049931193956496" table:style-name="ce2">
            <text:p>-8,504993119</text:p>
          </table:table-cell>
          <table:table-cell office:value-type="float" office:value="1072" table:style-name="ce2">
            <text:p>1072</text:p>
          </table:table-cell>
          <table:table-cell office:value-type="float" office:value="71.986966890381893" table:style-name="ce2">
            <text:p>71,98696689</text:p>
          </table:table-cell>
          <table:table-cell office:value-type="float" office:value="-87.224334157682904" table:style-name="ce2">
            <text:p>-87,22433416</text:p>
          </table:table-cell>
          <table:table-cell office:value-type="float" office:value="-64.965650464076703" table:style-name="ce2">
            <text:p>-64,96565046</text:p>
          </table:table-cell>
          <table:table-cell office:value-type="float" office:value="-2.1239007402564298" table:style-name="ce2">
            <text:p>-2,12390074</text:p>
          </table:table-cell>
          <table:table-cell office:value-type="float" office:value="33.231510734460194" table:formula="of:=[.G373]-[.B373]" table:style-name="ce2">
            <text:p>33,23151073</text:p>
          </table:table-cell>
          <table:table-cell office:value-type="float" office:value="-136.85497213047731" table:formula="of:=[.H373]-[.C373]" table:style-name="ce2">
            <text:p>-136,8549721</text:p>
          </table:table-cell>
          <table:table-cell office:value-type="float" office:value="21.369590946281292" table:formula="of:=[.I373]-[.D373]" table:style-name="ce2">
            <text:p>21,36959095</text:p>
          </table:table-cell>
          <table:table-cell office:value-type="float" office:value="6.3810923791392202" table:formula="of:=[.J373]-[.E373]" table:style-name="ce2">
            <text:p>6,381092379</text:p>
          </table:table-cell>
          <table:table-cell table:number-columns-repeated="16370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float" office:value="75.209619577918602" table:style-name="ce2">
            <text:p>75,20961958</text:p>
          </table:table-cell>
          <table:table-cell office:value-type="float" office:value="85.763322576631595" table:style-name="ce2">
            <text:p>85,76332258</text:p>
          </table:table-cell>
          <table:table-cell office:value-type="float" office:value="-82.977076963426299" table:style-name="ce2">
            <text:p>-82,97707696</text:p>
          </table:table-cell>
          <table:table-cell office:value-type="float" office:value="-25.3676280517228" table:style-name="ce2">
            <text:p>-25,36762805</text:p>
          </table:table-cell>
          <table:table-cell office:value-type="float" office:value="1073" table:style-name="ce2">
            <text:p>1073</text:p>
          </table:table-cell>
          <table:table-cell office:value-type="float" office:value="58.864557910362699" table:style-name="ce2">
            <text:p>58,86455791</text:p>
          </table:table-cell>
          <table:table-cell office:value-type="float" office:value="69.611841615522195" table:style-name="ce2">
            <text:p>69,61184162</text:p>
          </table:table-cell>
          <table:table-cell office:value-type="float" office:value="74.023874189639599" table:style-name="ce2">
            <text:p>74,02387419</text:p>
          </table:table-cell>
          <table:table-cell office:value-type="float" office:value="-22.033624220965699" table:style-name="ce2">
            <text:p>-22,03362422</text:p>
          </table:table-cell>
          <table:table-cell office:value-type="float" office:value="-16.345061667555903" table:formula="of:=[.G374]-[.B374]" table:style-name="ce2">
            <text:p>-16,34506167</text:p>
          </table:table-cell>
          <table:table-cell office:value-type="float" office:value="-16.151480961109399" table:formula="of:=[.H374]-[.C374]" table:style-name="ce2">
            <text:p>-16,15148096</text:p>
          </table:table-cell>
          <table:table-cell office:value-type="float" office:value="157.0009511530659" table:formula="of:=[.I374]-[.D374]" table:style-name="ce2">
            <text:p>157,0009512</text:p>
          </table:table-cell>
          <table:table-cell office:value-type="float" office:value="3.3340038307571014" table:formula="of:=[.J374]-[.E374]" table:style-name="ce2">
            <text:p>3,334003831</text:p>
          </table:table-cell>
          <table:table-cell table:number-columns-repeated="16370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float" office:value="-39.985708340766699" table:style-name="ce2">
            <text:p>-39,98570834</text:p>
          </table:table-cell>
          <table:table-cell office:value-type="float" office:value="-89.468720782827404" table:style-name="ce2">
            <text:p>-89,46872078</text:p>
          </table:table-cell>
          <table:table-cell office:value-type="float" office:value="-55.258462925791797" table:style-name="ce2">
            <text:p>-55,25846293</text:p>
          </table:table-cell>
          <table:table-cell office:value-type="float" office:value="26.618919674225001" table:style-name="ce2">
            <text:p>26,61891967</text:p>
          </table:table-cell>
          <table:table-cell office:value-type="float" office:value="1074" table:style-name="ce2">
            <text:p>1074</text:p>
          </table:table-cell>
          <table:table-cell office:value-type="float" office:value="68.286371894185507" table:style-name="ce2">
            <text:p>68,28637189</text:p>
          </table:table-cell>
          <table:table-cell office:value-type="float" office:value="74.498601476050695" table:style-name="ce2">
            <text:p>74,49860148</text:p>
          </table:table-cell>
          <table:table-cell office:value-type="float" office:value="27.981423133529699" table:style-name="ce2">
            <text:p>27,98142313</text:p>
          </table:table-cell>
          <table:table-cell office:value-type="float" office:value="79.484603842076496" table:style-name="ce2">
            <text:p>79,48460384</text:p>
          </table:table-cell>
          <table:table-cell office:value-type="float" office:value="108.2720802349522" table:formula="of:=[.G375]-[.B375]" table:style-name="ce2">
            <text:p>108,2720802</text:p>
          </table:table-cell>
          <table:table-cell office:value-type="float" office:value="163.96732225887808" table:formula="of:=[.H375]-[.C375]" table:style-name="ce2">
            <text:p>163,9673223</text:p>
          </table:table-cell>
          <table:table-cell office:value-type="float" office:value="83.239886059321492" table:formula="of:=[.I375]-[.D375]" table:style-name="ce2">
            <text:p>83,23988606</text:p>
          </table:table-cell>
          <table:table-cell office:value-type="float" office:value="52.865684167851498" table:formula="of:=[.J375]-[.E375]" table:style-name="ce2">
            <text:p>52,86568417</text:p>
          </table:table-cell>
          <table:table-cell table:number-columns-repeated="16370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float" office:value="87.152174798194096" table:style-name="ce2">
            <text:p>87,1521748</text:p>
          </table:table-cell>
          <table:table-cell office:value-type="float" office:value="12.513302593799301" table:style-name="ce2">
            <text:p>12,51330259</text:p>
          </table:table-cell>
          <table:table-cell office:value-type="float" office:value="45.171297088082802" table:style-name="ce2">
            <text:p>45,17129709</text:p>
          </table:table-cell>
          <table:table-cell office:value-type="float" office:value="12.782710133433399" table:style-name="ce2">
            <text:p>12,78271013</text:p>
          </table:table-cell>
          <table:table-cell office:value-type="float" office:value="1075" table:style-name="ce2">
            <text:p>1075</text:p>
          </table:table-cell>
          <table:table-cell office:value-type="float" office:value="23.6062859894488" table:style-name="ce2">
            <text:p>23,60628599</text:p>
          </table:table-cell>
          <table:table-cell office:value-type="float" office:value="-41.553890964713901" table:style-name="ce2">
            <text:p>-41,55389096</text:p>
          </table:table-cell>
          <table:table-cell office:value-type="float" office:value="69.741039078380197" table:style-name="ce2">
            <text:p>69,74103908</text:p>
          </table:table-cell>
          <table:table-cell office:value-type="float" office:value="-76.360275396124095" table:style-name="ce2">
            <text:p>-76,3602754</text:p>
          </table:table-cell>
          <table:table-cell office:value-type="float" office:value="-63.545888808745296" table:formula="of:=[.G376]-[.B376]" table:style-name="ce2">
            <text:p>-63,54588881</text:p>
          </table:table-cell>
          <table:table-cell office:value-type="float" office:value="-54.067193558513203" table:formula="of:=[.H376]-[.C376]" table:style-name="ce2">
            <text:p>-54,06719356</text:p>
          </table:table-cell>
          <table:table-cell office:value-type="float" office:value="24.569741990297395" table:formula="of:=[.I376]-[.D376]" table:style-name="ce2">
            <text:p>24,56974199</text:p>
          </table:table-cell>
          <table:table-cell office:value-type="float" office:value="-89.142985529557492" table:formula="of:=[.J376]-[.E376]" table:style-name="ce2">
            <text:p>-89,14298553</text:p>
          </table:table-cell>
          <table:table-cell table:number-columns-repeated="16370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float" office:value="-14.1197975529336" table:style-name="ce2">
            <text:p>-14,11979755</text:p>
          </table:table-cell>
          <table:table-cell office:value-type="float" office:value="54.8226750105663" table:style-name="ce2">
            <text:p>54,82267501</text:p>
          </table:table-cell>
          <table:table-cell office:value-type="float" office:value="84.414008022198402" table:style-name="ce2">
            <text:p>84,41400802</text:p>
          </table:table-cell>
          <table:table-cell office:value-type="float" office:value="-21.698585882037701" table:style-name="ce2">
            <text:p>-21,69858588</text:p>
          </table:table-cell>
          <table:table-cell office:value-type="float" office:value="1076" table:style-name="ce2">
            <text:p>1076</text:p>
          </table:table-cell>
          <table:table-cell office:value-type="float" office:value="-27.505572534612298" table:style-name="ce2">
            <text:p>-27,50557253</text:p>
          </table:table-cell>
          <table:table-cell office:value-type="float" office:value="14.2519531966458" table:style-name="ce2">
            <text:p>14,2519532</text:p>
          </table:table-cell>
          <table:table-cell office:value-type="float" office:value="-49.250406836554298" table:style-name="ce2">
            <text:p>-49,25040684</text:p>
          </table:table-cell>
          <table:table-cell office:value-type="float" office:value="-53.8859338337964" table:style-name="ce2">
            <text:p>-53,88593383</text:p>
          </table:table-cell>
          <table:table-cell office:value-type="float" office:value="-13.385774981678699" table:formula="of:=[.G377]-[.B377]" table:style-name="ce2">
            <text:p>-13,38577498</text:p>
          </table:table-cell>
          <table:table-cell office:value-type="float" office:value="-40.5707218139205" table:formula="of:=[.H377]-[.C377]" table:style-name="ce2">
            <text:p>-40,57072181</text:p>
          </table:table-cell>
          <table:table-cell office:value-type="float" office:value="-133.66441485875271" table:formula="of:=[.I377]-[.D377]" table:style-name="ce2">
            <text:p>-133,6644149</text:p>
          </table:table-cell>
          <table:table-cell office:value-type="float" office:value="-32.187347951758696" table:formula="of:=[.J377]-[.E377]" table:style-name="ce2">
            <text:p>-32,18734795</text:p>
          </table:table-cell>
          <table:table-cell table:number-columns-repeated="16370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float" office:value="10.5793878107706" table:style-name="ce2">
            <text:p>10,57938781</text:p>
          </table:table-cell>
          <table:table-cell office:value-type="float" office:value="-47.672346797667601" table:style-name="ce2">
            <text:p>-47,6723468</text:p>
          </table:table-cell>
          <table:table-cell office:value-type="float" office:value="-3.73581843754034" table:style-name="ce2">
            <text:p>-3,735818438</text:p>
          </table:table-cell>
          <table:table-cell office:value-type="float" office:value="-21.2826014561474" table:style-name="ce2">
            <text:p>-21,28260146</text:p>
          </table:table-cell>
          <table:table-cell office:value-type="float" office:value="1077" table:style-name="ce2">
            <text:p>1077</text:p>
          </table:table-cell>
          <table:table-cell office:value-type="float" office:value="65.656330565861296" table:style-name="ce2">
            <text:p>65,65633057</text:p>
          </table:table-cell>
          <table:table-cell office:value-type="float" office:value="33.361253714012499" table:style-name="ce2">
            <text:p>33,36125371</text:p>
          </table:table-cell>
          <table:table-cell office:value-type="float" office:value="47.747060094235898" table:style-name="ce2">
            <text:p>47,74706009</text:p>
          </table:table-cell>
          <table:table-cell office:value-type="float" office:value="-87.199642542354795" table:style-name="ce2">
            <text:p>-87,19964254</text:p>
          </table:table-cell>
          <table:table-cell office:value-type="float" office:value="55.076942755090698" table:formula="of:=[.G378]-[.B378]" table:style-name="ce2">
            <text:p>55,07694276</text:p>
          </table:table-cell>
          <table:table-cell office:value-type="float" office:value="81.033600511680106" table:formula="of:=[.H378]-[.C378]" table:style-name="ce2">
            <text:p>81,03360051</text:p>
          </table:table-cell>
          <table:table-cell office:value-type="float" office:value="51.482878531776237" table:formula="of:=[.I378]-[.D378]" table:style-name="ce2">
            <text:p>51,48287853</text:p>
          </table:table-cell>
          <table:table-cell office:value-type="float" office:value="-65.917041086207391" table:formula="of:=[.J378]-[.E378]" table:style-name="ce2">
            <text:p>-65,91704109</text:p>
          </table:table-cell>
          <table:table-cell table:number-columns-repeated="16370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float" office:value="-29.552902498622899" table:style-name="ce2">
            <text:p>-29,5529025</text:p>
          </table:table-cell>
          <table:table-cell office:value-type="float" office:value="-69.169088332799902" table:style-name="ce2">
            <text:p>-69,16908833</text:p>
          </table:table-cell>
          <table:table-cell office:value-type="float" office:value="57.584975247488401" table:style-name="ce2">
            <text:p>57,58497525</text:p>
          </table:table-cell>
          <table:table-cell office:value-type="float" office:value="21.366305129099601" table:style-name="ce2">
            <text:p>21,36630513</text:p>
          </table:table-cell>
          <table:table-cell office:value-type="float" office:value="1078" table:style-name="ce2">
            <text:p>1078</text:p>
          </table:table-cell>
          <table:table-cell office:value-type="float" office:value="82.5841885007153" table:style-name="ce2">
            <text:p>82,5841885</text:p>
          </table:table-cell>
          <table:table-cell office:value-type="float" office:value="-59.792825599287703" table:style-name="ce2">
            <text:p>-59,7928256</text:p>
          </table:table-cell>
          <table:table-cell office:value-type="float" office:value="-31.773376257309199" table:style-name="ce2">
            <text:p>-31,77337626</text:p>
          </table:table-cell>
          <table:table-cell office:value-type="float" office:value="49.597218221139499" table:style-name="ce2">
            <text:p>49,59721822</text:p>
          </table:table-cell>
          <table:table-cell office:value-type="float" office:value="112.1370909993382" table:formula="of:=[.G379]-[.B379]" table:style-name="ce2">
            <text:p>112,137091</text:p>
          </table:table-cell>
          <table:table-cell office:value-type="float" office:value="9.3762627335121991" table:formula="of:=[.H379]-[.C379]" table:style-name="ce2">
            <text:p>9,376262734</text:p>
          </table:table-cell>
          <table:table-cell office:value-type="float" office:value="-89.358351504797596" table:formula="of:=[.I379]-[.D379]" table:style-name="ce2">
            <text:p>-89,3583515</text:p>
          </table:table-cell>
          <table:table-cell office:value-type="float" office:value="28.230913092039899" table:formula="of:=[.J379]-[.E379]" table:style-name="ce2">
            <text:p>28,23091309</text:p>
          </table:table-cell>
          <table:table-cell table:number-columns-repeated="16370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float" office:value="27.3901746928276" table:style-name="ce2">
            <text:p>27,39017469</text:p>
          </table:table-cell>
          <table:table-cell office:value-type="float" office:value="39.544927167512199" table:style-name="ce2">
            <text:p>39,54492717</text:p>
          </table:table-cell>
          <table:table-cell office:value-type="float" office:value="17.3493047620982" table:style-name="ce2">
            <text:p>17,34930476</text:p>
          </table:table-cell>
          <table:table-cell office:value-type="float" office:value="-62.308797340391997" table:style-name="ce2">
            <text:p>-62,30879734</text:p>
          </table:table-cell>
          <table:table-cell office:value-type="float" office:value="1079" table:style-name="ce2">
            <text:p>1079</text:p>
          </table:table-cell>
          <table:table-cell office:value-type="float" office:value="-14.349522687993099" table:style-name="ce2">
            <text:p>-14,34952269</text:p>
          </table:table-cell>
          <table:table-cell office:value-type="float" office:value="-75.816324829616605" table:style-name="ce2">
            <text:p>-75,81632483</text:p>
          </table:table-cell>
          <table:table-cell office:value-type="float" office:value="-29.809373177988899" table:style-name="ce2">
            <text:p>-29,80937318</text:p>
          </table:table-cell>
          <table:table-cell office:value-type="float" office:value="-57.557944406022997" table:style-name="ce2">
            <text:p>-57,55794441</text:p>
          </table:table-cell>
          <table:table-cell office:value-type="float" office:value="-41.739697380820701" table:formula="of:=[.G380]-[.B380]" table:style-name="ce2">
            <text:p>-41,73969738</text:p>
          </table:table-cell>
          <table:table-cell office:value-type="float" office:value="-115.3612519971288" table:formula="of:=[.H380]-[.C380]" table:style-name="ce2">
            <text:p>-115,361252</text:p>
          </table:table-cell>
          <table:table-cell office:value-type="float" office:value="-47.158677940087102" table:formula="of:=[.I380]-[.D380]" table:style-name="ce2">
            <text:p>-47,15867794</text:p>
          </table:table-cell>
          <table:table-cell office:value-type="float" office:value="4.750852934369" table:formula="of:=[.J380]-[.E380]" table:style-name="ce2">
            <text:p>4,750852934</text:p>
          </table:table-cell>
          <table:table-cell table:number-columns-repeated="16370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float" office:value="-83.908453288746102" table:style-name="ce2">
            <text:p>-83,90845329</text:p>
          </table:table-cell>
          <table:table-cell office:value-type="float" office:value="-80.594145030368793" table:style-name="ce2">
            <text:p>-80,59414503</text:p>
          </table:table-cell>
          <table:table-cell office:value-type="float" office:value="-21.3479183998978" table:style-name="ce2">
            <text:p>-21,3479184</text:p>
          </table:table-cell>
          <table:table-cell office:value-type="float" office:value="-44.7050918853705" table:style-name="ce2">
            <text:p>-44,70509189</text:p>
          </table:table-cell>
          <table:table-cell office:value-type="float" office:value="1080" table:style-name="ce2">
            <text:p>1080</text:p>
          </table:table-cell>
          <table:table-cell office:value-type="float" office:value="54.363347165995698" table:style-name="ce2">
            <text:p>54,36334717</text:p>
          </table:table-cell>
          <table:table-cell office:value-type="float" office:value="18.794230058917702" table:style-name="ce2">
            <text:p>18,79423006</text:p>
          </table:table-cell>
          <table:table-cell office:value-type="float" office:value="-55.593581560980198" table:style-name="ce2">
            <text:p>-55,59358156</text:p>
          </table:table-cell>
          <table:table-cell office:value-type="float" office:value="44.061947816072802" table:style-name="ce2">
            <text:p>44,06194782</text:p>
          </table:table-cell>
          <table:table-cell office:value-type="float" office:value="138.27180045474179" table:formula="of:=[.G381]-[.B381]" table:style-name="ce2">
            <text:p>138,2718005</text:p>
          </table:table-cell>
          <table:table-cell office:value-type="float" office:value="99.388375089286498" table:formula="of:=[.H381]-[.C381]" table:style-name="ce2">
            <text:p>99,38837509</text:p>
          </table:table-cell>
          <table:table-cell office:value-type="float" office:value="-34.245663161082398" table:formula="of:=[.I381]-[.D381]" table:style-name="ce2">
            <text:p>-34,24566316</text:p>
          </table:table-cell>
          <table:table-cell office:value-type="float" office:value="88.767039701443309" table:formula="of:=[.J381]-[.E381]" table:style-name="ce2">
            <text:p>88,7670397</text:p>
          </table:table-cell>
          <table:table-cell table:number-columns-repeated="16370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float" office:value="-44.6040817065184" table:style-name="ce2">
            <text:p>-44,60408171</text:p>
          </table:table-cell>
          <table:table-cell office:value-type="float" office:value="-54.103815895889603" table:style-name="ce2">
            <text:p>-54,1038159</text:p>
          </table:table-cell>
          <table:table-cell office:value-type="float" office:value="-2.4195439153809599" table:style-name="ce2">
            <text:p>-2,419543915</text:p>
          </table:table-cell>
          <table:table-cell office:value-type="float" office:value="2.7735178046651301" table:style-name="ce2">
            <text:p>2,773517805</text:p>
          </table:table-cell>
          <table:table-cell office:value-type="float" office:value="1081" table:style-name="ce2">
            <text:p>1081</text:p>
          </table:table-cell>
          <table:table-cell office:value-type="float" office:value="-55.407500182825899" table:style-name="ce2">
            <text:p>-55,40750018</text:p>
          </table:table-cell>
          <table:table-cell office:value-type="float" office:value="20.9917439044942" table:style-name="ce2">
            <text:p>20,9917439</text:p>
          </table:table-cell>
          <table:table-cell office:value-type="float" office:value="87.546482612982103" table:style-name="ce2">
            <text:p>87,54648261</text:p>
          </table:table-cell>
          <table:table-cell office:value-type="float" office:value="-72.613749615742506" table:style-name="ce2">
            <text:p>-72,61374962</text:p>
          </table:table-cell>
          <table:table-cell office:value-type="float" office:value="-10.803418476307499" table:formula="of:=[.G382]-[.B382]" table:style-name="ce2">
            <text:p>-10,80341848</text:p>
          </table:table-cell>
          <table:table-cell office:value-type="float" office:value="75.095559800383796" table:formula="of:=[.H382]-[.C382]" table:style-name="ce2">
            <text:p>75,0955598</text:p>
          </table:table-cell>
          <table:table-cell office:value-type="float" office:value="89.966026528363059" table:formula="of:=[.I382]-[.D382]" table:style-name="ce2">
            <text:p>89,96602653</text:p>
          </table:table-cell>
          <table:table-cell office:value-type="float" office:value="-75.387267420407639" table:formula="of:=[.J382]-[.E382]" table:style-name="ce2">
            <text:p>-75,38726742</text:p>
          </table:table-cell>
          <table:table-cell table:number-columns-repeated="16370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float" office:value="-54.233958918715999" table:style-name="ce2">
            <text:p>-54,23395892</text:p>
          </table:table-cell>
          <table:table-cell office:value-type="float" office:value="-83.681442094651004" table:style-name="ce2">
            <text:p>-83,68144209</text:p>
          </table:table-cell>
          <table:table-cell office:value-type="float" office:value="65.653880582299195" table:style-name="ce2">
            <text:p>65,65388058</text:p>
          </table:table-cell>
          <table:table-cell office:value-type="float" office:value="-73.000964918023101" table:style-name="ce2">
            <text:p>-73,00096492</text:p>
          </table:table-cell>
          <table:table-cell office:value-type="float" office:value="1082" table:style-name="ce2">
            <text:p>1082</text:p>
          </table:table-cell>
          <table:table-cell office:value-type="float" office:value="0.42026704466462" table:style-name="ce2">
            <text:p>0,420267045</text:p>
          </table:table-cell>
          <table:table-cell office:value-type="float" office:value="64.972119506054796" table:style-name="ce2">
            <text:p>64,97211951</text:p>
          </table:table-cell>
          <table:table-cell office:value-type="float" office:value="3.5599921125948302" table:style-name="ce2">
            <text:p>3,559992113</text:p>
          </table:table-cell>
          <table:table-cell office:value-type="float" office:value="78.698848358492498" table:style-name="ce2">
            <text:p>78,69884836</text:p>
          </table:table-cell>
          <table:table-cell office:value-type="float" office:value="54.654225963380618" table:formula="of:=[.G383]-[.B383]" table:style-name="ce2">
            <text:p>54,65422596</text:p>
          </table:table-cell>
          <table:table-cell office:value-type="float" office:value="148.65356160070581" table:formula="of:=[.H383]-[.C383]" table:style-name="ce2">
            <text:p>148,6535616</text:p>
          </table:table-cell>
          <table:table-cell office:value-type="float" office:value="-62.093888469704368" table:formula="of:=[.I383]-[.D383]" table:style-name="ce2">
            <text:p>-62,09388847</text:p>
          </table:table-cell>
          <table:table-cell office:value-type="float" office:value="151.69981327651561" table:formula="of:=[.J383]-[.E383]" table:style-name="ce2">
            <text:p>151,6998133</text:p>
          </table:table-cell>
          <table:table-cell table:number-columns-repeated="16370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float" office:value="-33.849168264819703" table:style-name="ce2">
            <text:p>-33,84916826</text:p>
          </table:table-cell>
          <table:table-cell office:value-type="float" office:value="-81.754320355090101" table:style-name="ce2">
            <text:p>-81,75432036</text:p>
          </table:table-cell>
          <table:table-cell office:value-type="float" office:value="-45.769257677711998" table:style-name="ce2">
            <text:p>-45,76925768</text:p>
          </table:table-cell>
          <table:table-cell office:value-type="float" office:value="62.068076191242199" table:style-name="ce2">
            <text:p>62,06807619</text:p>
          </table:table-cell>
          <table:table-cell office:value-type="float" office:value="1083" table:style-name="ce2">
            <text:p>1083</text:p>
          </table:table-cell>
          <table:table-cell office:value-type="float" office:value="27.1513033128596" table:style-name="ce2">
            <text:p>27,15130331</text:p>
          </table:table-cell>
          <table:table-cell office:value-type="float" office:value="14.290924030918299" table:style-name="ce2">
            <text:p>14,29092403</text:p>
          </table:table-cell>
          <table:table-cell office:value-type="float" office:value="49.7776099819" table:style-name="ce2">
            <text:p>49,77760998</text:p>
          </table:table-cell>
          <table:table-cell office:value-type="float" office:value="11.366660602059399" table:style-name="ce2">
            <text:p>11,3666606</text:p>
          </table:table-cell>
          <table:table-cell office:value-type="float" office:value="61.000471577679306" table:formula="of:=[.G384]-[.B384]" table:style-name="ce2">
            <text:p>61,00047158</text:p>
          </table:table-cell>
          <table:table-cell office:value-type="float" office:value="96.045244386008406" table:formula="of:=[.H384]-[.C384]" table:style-name="ce2">
            <text:p>96,04524439</text:p>
          </table:table-cell>
          <table:table-cell office:value-type="float" office:value="95.546867659611991" table:formula="of:=[.I384]-[.D384]" table:style-name="ce2">
            <text:p>95,54686766</text:p>
          </table:table-cell>
          <table:table-cell office:value-type="float" office:value="-50.701415589182801" table:formula="of:=[.J384]-[.E384]" table:style-name="ce2">
            <text:p>-50,70141559</text:p>
          </table:table-cell>
          <table:table-cell table:number-columns-repeated="16370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float" office:value="-10.285694716474699" table:style-name="ce2">
            <text:p>-10,28569472</text:p>
          </table:table-cell>
          <table:table-cell office:value-type="float" office:value="63.196460635200403" table:style-name="ce2">
            <text:p>63,19646064</text:p>
          </table:table-cell>
          <table:table-cell office:value-type="float" office:value="-60.520240549456098" table:style-name="ce2">
            <text:p>-60,52024055</text:p>
          </table:table-cell>
          <table:table-cell office:value-type="float" office:value="27.888121274239499" table:style-name="ce2">
            <text:p>27,88812127</text:p>
          </table:table-cell>
          <table:table-cell office:value-type="float" office:value="1084" table:style-name="ce2">
            <text:p>1084</text:p>
          </table:table-cell>
          <table:table-cell office:value-type="float" office:value="14.2844516524239" table:style-name="ce2">
            <text:p>14,28445165</text:p>
          </table:table-cell>
          <table:table-cell office:value-type="float" office:value="-8.6301369411045297" table:style-name="ce2">
            <text:p>-8,630136941</text:p>
          </table:table-cell>
          <table:table-cell office:value-type="float" office:value="-37.743382276744398" table:style-name="ce2">
            <text:p>-37,74338228</text:p>
          </table:table-cell>
          <table:table-cell office:value-type="float" office:value="-39.179296288507402" table:style-name="ce2">
            <text:p>-39,17929629</text:p>
          </table:table-cell>
          <table:table-cell office:value-type="float" office:value="24.570146368898598" table:formula="of:=[.G385]-[.B385]" table:style-name="ce2">
            <text:p>24,57014637</text:p>
          </table:table-cell>
          <table:table-cell office:value-type="float" office:value="-71.826597576304934" table:formula="of:=[.H385]-[.C385]" table:style-name="ce2">
            <text:p>-71,82659758</text:p>
          </table:table-cell>
          <table:table-cell office:value-type="float" office:value="22.776858272711699" table:formula="of:=[.I385]-[.D385]" table:style-name="ce2">
            <text:p>22,77685827</text:p>
          </table:table-cell>
          <table:table-cell office:value-type="float" office:value="-67.067417562746897" table:formula="of:=[.J385]-[.E385]" table:style-name="ce2">
            <text:p>-67,06741756</text:p>
          </table:table-cell>
          <table:table-cell table:number-columns-repeated="16370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float" office:value="-62.642439015368502" table:style-name="ce2">
            <text:p>-62,64243902</text:p>
          </table:table-cell>
          <table:table-cell office:value-type="float" office:value="43.241602754055997" table:style-name="ce2">
            <text:p>43,24160275</text:p>
          </table:table-cell>
          <table:table-cell office:value-type="float" office:value="42.244160032493099" table:style-name="ce2">
            <text:p>42,24416003</text:p>
          </table:table-cell>
          <table:table-cell office:value-type="float" office:value="18.852755219976299" table:style-name="ce2">
            <text:p>18,85275522</text:p>
          </table:table-cell>
          <table:table-cell office:value-type="float" office:value="1085" table:style-name="ce2">
            <text:p>1085</text:p>
          </table:table-cell>
          <table:table-cell office:value-type="float" office:value="-51.570095617979597" table:style-name="ce2">
            <text:p>-51,57009562</text:p>
          </table:table-cell>
          <table:table-cell office:value-type="float" office:value="-56.9570545536941" table:style-name="ce2">
            <text:p>-56,95705455</text:p>
          </table:table-cell>
          <table:table-cell office:value-type="float" office:value="-44.372611970237898" table:style-name="ce2">
            <text:p>-44,37261197</text:p>
          </table:table-cell>
          <table:table-cell office:value-type="float" office:value="37.711910950603702" table:style-name="ce2">
            <text:p>37,71191095</text:p>
          </table:table-cell>
          <table:table-cell office:value-type="float" office:value="11.072343397388906" table:formula="of:=[.G386]-[.B386]" table:style-name="ce2">
            <text:p>11,0723434</text:p>
          </table:table-cell>
          <table:table-cell office:value-type="float" office:value="-100.1986573077501" table:formula="of:=[.H386]-[.C386]" table:style-name="ce2">
            <text:p>-100,1986573</text:p>
          </table:table-cell>
          <table:table-cell office:value-type="float" office:value="-86.616772002730997" table:formula="of:=[.I386]-[.D386]" table:style-name="ce2">
            <text:p>-86,616772</text:p>
          </table:table-cell>
          <table:table-cell office:value-type="float" office:value="18.859155730627403" table:formula="of:=[.J386]-[.E386]" table:style-name="ce2">
            <text:p>18,85915573</text:p>
          </table:table-cell>
          <table:table-cell table:number-columns-repeated="16370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float" office:value="20.445573413474499" table:style-name="ce2">
            <text:p>20,44557341</text:p>
          </table:table-cell>
          <table:table-cell office:value-type="float" office:value="53.836296793753199" table:style-name="ce2">
            <text:p>53,83629679</text:p>
          </table:table-cell>
          <table:table-cell office:value-type="float" office:value="80.267948851331596" table:style-name="ce2">
            <text:p>80,26794885</text:p>
          </table:table-cell>
          <table:table-cell office:value-type="float" office:value="23.363512098329299" table:style-name="ce2">
            <text:p>23,3635121</text:p>
          </table:table-cell>
          <table:table-cell office:value-type="float" office:value="1086" table:style-name="ce2">
            <text:p>1086</text:p>
          </table:table-cell>
          <table:table-cell office:value-type="float" office:value="-73.569240649293306" table:style-name="ce2">
            <text:p>-73,56924065</text:p>
          </table:table-cell>
          <table:table-cell office:value-type="float" office:value="-55.3369105113443" table:style-name="ce2">
            <text:p>-55,33691051</text:p>
          </table:table-cell>
          <table:table-cell office:value-type="float" office:value="20.121194860684898" table:style-name="ce2">
            <text:p>20,12119486</text:p>
          </table:table-cell>
          <table:table-cell office:value-type="float" office:value="-61.847806209263197" table:style-name="ce2">
            <text:p>-61,84780621</text:p>
          </table:table-cell>
          <table:table-cell office:value-type="float" office:value="-94.014814062767812" table:formula="of:=[.G387]-[.B387]" table:style-name="ce2">
            <text:p>-94,01481406</text:p>
          </table:table-cell>
          <table:table-cell office:value-type="float" office:value="-109.17320730509749" table:formula="of:=[.H387]-[.C387]" table:style-name="ce2">
            <text:p>-109,1732073</text:p>
          </table:table-cell>
          <table:table-cell office:value-type="float" office:value="-60.146753990646701" table:formula="of:=[.I387]-[.D387]" table:style-name="ce2">
            <text:p>-60,14675399</text:p>
          </table:table-cell>
          <table:table-cell office:value-type="float" office:value="-85.211318307592492" table:formula="of:=[.J387]-[.E387]" table:style-name="ce2">
            <text:p>-85,21131831</text:p>
          </table:table-cell>
          <table:table-cell table:number-columns-repeated="16370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float" office:value="71.048796499564006" table:style-name="ce2">
            <text:p>71,0487965</text:p>
          </table:table-cell>
          <table:table-cell office:value-type="float" office:value="-66.8934793739394" table:style-name="ce2">
            <text:p>-66,89347937</text:p>
          </table:table-cell>
          <table:table-cell office:value-type="float" office:value="-48.198573366846198" table:style-name="ce2">
            <text:p>-48,19857337</text:p>
          </table:table-cell>
          <table:table-cell office:value-type="float" office:value="67.190012287715206" table:style-name="ce2">
            <text:p>67,19001229</text:p>
          </table:table-cell>
          <table:table-cell office:value-type="float" office:value="1087" table:style-name="ce2">
            <text:p>1087</text:p>
          </table:table-cell>
          <table:table-cell office:value-type="float" office:value="48.896696759961401" table:style-name="ce2">
            <text:p>48,89669676</text:p>
          </table:table-cell>
          <table:table-cell office:value-type="float" office:value="33.2225132903584" table:style-name="ce2">
            <text:p>33,22251329</text:p>
          </table:table-cell>
          <table:table-cell office:value-type="float" office:value="39.919695596933003" table:style-name="ce2">
            <text:p>39,9196956</text:p>
          </table:table-cell>
          <table:table-cell office:value-type="float" office:value="-53.253859478318198" table:style-name="ce2">
            <text:p>-53,25385948</text:p>
          </table:table-cell>
          <table:table-cell office:value-type="float" office:value="-22.152099739602605" table:formula="of:=[.G388]-[.B388]" table:style-name="ce2">
            <text:p>-22,15209974</text:p>
          </table:table-cell>
          <table:table-cell office:value-type="float" office:value="100.11599266429781" table:formula="of:=[.H388]-[.C388]" table:style-name="ce2">
            <text:p>100,1159927</text:p>
          </table:table-cell>
          <table:table-cell office:value-type="float" office:value="88.118268963779201" table:formula="of:=[.I388]-[.D388]" table:style-name="ce2">
            <text:p>88,11826896</text:p>
          </table:table-cell>
          <table:table-cell office:value-type="float" office:value="-120.4438717660334" table:formula="of:=[.J388]-[.E388]" table:style-name="ce2">
            <text:p>-120,4438718</text:p>
          </table:table-cell>
          <table:table-cell table:number-columns-repeated="16370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float" office:value="-3.9629194331915198" table:style-name="ce2">
            <text:p>-3,962919433</text:p>
          </table:table-cell>
          <table:table-cell office:value-type="float" office:value="-14.215821383579501" table:style-name="ce2">
            <text:p>-14,21582138</text:p>
          </table:table-cell>
          <table:table-cell office:value-type="float" office:value="-44.244098742080503" table:style-name="ce2">
            <text:p>-44,24409874</text:p>
          </table:table-cell>
          <table:table-cell office:value-type="float" office:value="-23.460297359407399" table:style-name="ce2">
            <text:p>-23,46029736</text:p>
          </table:table-cell>
          <table:table-cell office:value-type="float" office:value="1088" table:style-name="ce2">
            <text:p>1088</text:p>
          </table:table-cell>
          <table:table-cell office:value-type="float" office:value="19.5300376256601" table:style-name="ce2">
            <text:p>19,53003763</text:p>
          </table:table-cell>
          <table:table-cell office:value-type="float" office:value="-10.572587218921701" table:style-name="ce2">
            <text:p>-10,57258722</text:p>
          </table:table-cell>
          <table:table-cell office:value-type="float" office:value="-83.556863811617106" table:style-name="ce2">
            <text:p>-83,55686381</text:p>
          </table:table-cell>
          <table:table-cell office:value-type="float" office:value="-6.8960860313561101" table:style-name="ce2">
            <text:p>-6,896086031</text:p>
          </table:table-cell>
          <table:table-cell office:value-type="float" office:value="23.492957058851619" table:formula="of:=[.G389]-[.B389]" table:style-name="ce2">
            <text:p>23,49295706</text:p>
          </table:table-cell>
          <table:table-cell office:value-type="float" office:value="3.6432341646577999" table:formula="of:=[.H389]-[.C389]" table:style-name="ce2">
            <text:p>3,643234165</text:p>
          </table:table-cell>
          <table:table-cell office:value-type="float" office:value="-39.312765069536603" table:formula="of:=[.I389]-[.D389]" table:style-name="ce2">
            <text:p>-39,31276507</text:p>
          </table:table-cell>
          <table:table-cell office:value-type="float" office:value="16.564211328051289" table:formula="of:=[.J389]-[.E389]" table:style-name="ce2">
            <text:p>16,56421133</text:p>
          </table:table-cell>
          <table:table-cell table:number-columns-repeated="16370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float" office:value="66.493227835932899" table:style-name="ce2">
            <text:p>66,49322784</text:p>
          </table:table-cell>
          <table:table-cell office:value-type="float" office:value="21.974322927879399" table:style-name="ce2">
            <text:p>21,97432293</text:p>
          </table:table-cell>
          <table:table-cell office:value-type="float" office:value="69.434663590193296" table:style-name="ce2">
            <text:p>69,43466359</text:p>
          </table:table-cell>
          <table:table-cell office:value-type="float" office:value="-0.83711763152988405" table:style-name="ce2">
            <text:p>-0,837117632</text:p>
          </table:table-cell>
          <table:table-cell office:value-type="float" office:value="1089" table:style-name="ce2">
            <text:p>1089</text:p>
          </table:table-cell>
          <table:table-cell office:value-type="float" office:value="-45.697984141746197" table:style-name="ce2">
            <text:p>-45,69798414</text:p>
          </table:table-cell>
          <table:table-cell office:value-type="float" office:value="65.592431051144004" table:style-name="ce2">
            <text:p>65,59243105</text:p>
          </table:table-cell>
          <table:table-cell office:value-type="float" office:value="81.662396362948797" table:style-name="ce2">
            <text:p>81,66239636</text:p>
          </table:table-cell>
          <table:table-cell office:value-type="float" office:value="3.1886780555064198" table:style-name="ce2">
            <text:p>3,188678056</text:p>
          </table:table-cell>
          <table:table-cell office:value-type="float" office:value="-112.1912119776791" table:formula="of:=[.G390]-[.B390]" table:style-name="ce2">
            <text:p>-112,191212</text:p>
          </table:table-cell>
          <table:table-cell office:value-type="float" office:value="43.618108123264605" table:formula="of:=[.H390]-[.C390]" table:style-name="ce2">
            <text:p>43,61810812</text:p>
          </table:table-cell>
          <table:table-cell office:value-type="float" office:value="12.227732772755502" table:formula="of:=[.I390]-[.D390]" table:style-name="ce2">
            <text:p>12,22773277</text:p>
          </table:table-cell>
          <table:table-cell office:value-type="float" office:value="4.0257956870363039" table:formula="of:=[.J390]-[.E390]" table:style-name="ce2">
            <text:p>4,025795687</text:p>
          </table:table-cell>
          <table:table-cell table:number-columns-repeated="16370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float" office:value="33.748734448153797" table:style-name="ce2">
            <text:p>33,74873445</text:p>
          </table:table-cell>
          <table:table-cell office:value-type="float" office:value="23.159111246684802" table:style-name="ce2">
            <text:p>23,15911125</text:p>
          </table:table-cell>
          <table:table-cell office:value-type="float" office:value="21.644368713766401" table:style-name="ce2">
            <text:p>21,64436871</text:p>
          </table:table-cell>
          <table:table-cell office:value-type="float" office:value="71.867977827063697" table:style-name="ce2">
            <text:p>71,86797783</text:p>
          </table:table-cell>
          <table:table-cell office:value-type="float" office:value="1090" table:style-name="ce2">
            <text:p>1090</text:p>
          </table:table-cell>
          <table:table-cell office:value-type="float" office:value="-13.155899954990799" table:style-name="ce2">
            <text:p>-13,15589995</text:p>
          </table:table-cell>
          <table:table-cell office:value-type="float" office:value="-73.279290954217998" table:style-name="ce2">
            <text:p>-73,27929095</text:p>
          </table:table-cell>
          <table:table-cell office:value-type="float" office:value="62.465838702066499" table:style-name="ce2">
            <text:p>62,4658387</text:p>
          </table:table-cell>
          <table:table-cell office:value-type="float" office:value="-39.759523590369199" table:style-name="ce2">
            <text:p>-39,75952359</text:p>
          </table:table-cell>
          <table:table-cell office:value-type="float" office:value="-46.904634403144598" table:formula="of:=[.G391]-[.B391]" table:style-name="ce2">
            <text:p>-46,9046344</text:p>
          </table:table-cell>
          <table:table-cell office:value-type="float" office:value="-96.4384022009028" table:formula="of:=[.H391]-[.C391]" table:style-name="ce2">
            <text:p>-96,4384022</text:p>
          </table:table-cell>
          <table:table-cell office:value-type="float" office:value="40.821469988300095" table:formula="of:=[.I391]-[.D391]" table:style-name="ce2">
            <text:p>40,82146999</text:p>
          </table:table-cell>
          <table:table-cell office:value-type="float" office:value="-111.6275014174329" table:formula="of:=[.J391]-[.E391]" table:style-name="ce2">
            <text:p>-111,6275014</text:p>
          </table:table-cell>
          <table:table-cell table:number-columns-repeated="16370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float" office:value="58.6645956307731" table:style-name="ce2">
            <text:p>58,66459563</text:p>
          </table:table-cell>
          <table:table-cell office:value-type="float" office:value="31.332929646341402" table:style-name="ce2">
            <text:p>31,33292965</text:p>
          </table:table-cell>
          <table:table-cell office:value-type="float" office:value="-20.331026481959199" table:style-name="ce2">
            <text:p>-20,33102648</text:p>
          </table:table-cell>
          <table:table-cell office:value-type="float" office:value="20.155155665420899" table:style-name="ce2">
            <text:p>20,15515567</text:p>
          </table:table-cell>
          <table:table-cell office:value-type="float" office:value="1091" table:style-name="ce2">
            <text:p>1091</text:p>
          </table:table-cell>
          <table:table-cell office:value-type="float" office:value="60.946139613466499" table:style-name="ce2">
            <text:p>60,94613961</text:p>
          </table:table-cell>
          <table:table-cell office:value-type="float" office:value="52.723460687717697" table:style-name="ce2">
            <text:p>52,72346069</text:p>
          </table:table-cell>
          <table:table-cell office:value-type="float" office:value="82.1222074078986" table:style-name="ce2">
            <text:p>82,12220741</text:p>
          </table:table-cell>
          <table:table-cell office:value-type="float" office:value="51.818199790013701" table:style-name="ce2">
            <text:p>51,81819979</text:p>
          </table:table-cell>
          <table:table-cell office:value-type="float" office:value="2.2815439826933996" table:formula="of:=[.G392]-[.B392]" table:style-name="ce2">
            <text:p>2,281543983</text:p>
          </table:table-cell>
          <table:table-cell office:value-type="float" office:value="21.390531041376295" table:formula="of:=[.H392]-[.C392]" table:style-name="ce2">
            <text:p>21,39053104</text:p>
          </table:table-cell>
          <table:table-cell office:value-type="float" office:value="102.4532338898578" table:formula="of:=[.I392]-[.D392]" table:style-name="ce2">
            <text:p>102,4532339</text:p>
          </table:table-cell>
          <table:table-cell office:value-type="float" office:value="31.663044124592801" table:formula="of:=[.J392]-[.E392]" table:style-name="ce2">
            <text:p>31,66304412</text:p>
          </table:table-cell>
          <table:table-cell table:number-columns-repeated="16370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float" office:value="-44.9622602409259" table:style-name="ce2">
            <text:p>-44,96226024</text:p>
          </table:table-cell>
          <table:table-cell office:value-type="float" office:value="85.264422770837498" table:style-name="ce2">
            <text:p>85,26442277</text:p>
          </table:table-cell>
          <table:table-cell office:value-type="float" office:value="-32.598652938571199" table:style-name="ce2">
            <text:p>-32,59865294</text:p>
          </table:table-cell>
          <table:table-cell office:value-type="float" office:value="-41.221962431260998" table:style-name="ce2">
            <text:p>-41,22196243</text:p>
          </table:table-cell>
          <table:table-cell office:value-type="float" office:value="1092" table:style-name="ce2">
            <text:p>1092</text:p>
          </table:table-cell>
          <table:table-cell office:value-type="float" office:value="-3.1894361801645701" table:style-name="ce2">
            <text:p>-3,18943618</text:p>
          </table:table-cell>
          <table:table-cell office:value-type="float" office:value="31.790437139658099" table:style-name="ce2">
            <text:p>31,79043714</text:p>
          </table:table-cell>
          <table:table-cell office:value-type="float" office:value="-36.262572312000202" table:style-name="ce2">
            <text:p>-36,26257231</text:p>
          </table:table-cell>
          <table:table-cell office:value-type="float" office:value="86.787354871891694" table:style-name="ce2">
            <text:p>86,78735487</text:p>
          </table:table-cell>
          <table:table-cell office:value-type="float" office:value="41.77282406076133" table:formula="of:=[.G393]-[.B393]" table:style-name="ce2">
            <text:p>41,77282406</text:p>
          </table:table-cell>
          <table:table-cell office:value-type="float" office:value="-53.473985631179403" table:formula="of:=[.H393]-[.C393]" table:style-name="ce2">
            <text:p>-53,47398563</text:p>
          </table:table-cell>
          <table:table-cell office:value-type="float" office:value="-3.6639193734290032" table:formula="of:=[.I393]-[.D393]" table:style-name="ce2">
            <text:p>-3,663919373</text:p>
          </table:table-cell>
          <table:table-cell office:value-type="float" office:value="128.0093173031527" table:formula="of:=[.J393]-[.E393]" table:style-name="ce2">
            <text:p>128,0093173</text:p>
          </table:table-cell>
          <table:table-cell table:number-columns-repeated="16370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float" office:value="-21.210491398106399" table:style-name="ce2">
            <text:p>-21,2104914</text:p>
          </table:table-cell>
          <table:table-cell office:value-type="float" office:value="56.921451016673998" table:style-name="ce2">
            <text:p>56,92145102</text:p>
          </table:table-cell>
          <table:table-cell office:value-type="float" office:value="-39.0228156689817" table:style-name="ce2">
            <text:p>-39,02281567</text:p>
          </table:table-cell>
          <table:table-cell office:value-type="float" office:value="27.8424450613876" table:style-name="ce2">
            <text:p>27,84244506</text:p>
          </table:table-cell>
          <table:table-cell office:value-type="float" office:value="1093" table:style-name="ce2">
            <text:p>1093</text:p>
          </table:table-cell>
          <table:table-cell office:value-type="float" office:value="59.444240824764599" table:style-name="ce2">
            <text:p>59,44424082</text:p>
          </table:table-cell>
          <table:table-cell office:value-type="float" office:value="33.365567914844902" table:style-name="ce2">
            <text:p>33,36556791</text:p>
          </table:table-cell>
          <table:table-cell office:value-type="float" office:value="-34.399090119671897" table:style-name="ce2">
            <text:p>-34,39909012</text:p>
          </table:table-cell>
          <table:table-cell office:value-type="float" office:value="60.024063814384803" table:style-name="ce2">
            <text:p>60,02406381</text:p>
          </table:table-cell>
          <table:table-cell office:value-type="float" office:value="80.65473222287099" table:formula="of:=[.G394]-[.B394]" table:style-name="ce2">
            <text:p>80,65473222</text:p>
          </table:table-cell>
          <table:table-cell office:value-type="float" office:value="-23.555883101829096" table:formula="of:=[.H394]-[.C394]" table:style-name="ce2">
            <text:p>-23,5558831</text:p>
          </table:table-cell>
          <table:table-cell office:value-type="float" office:value="4.6237255493098033" table:formula="of:=[.I394]-[.D394]" table:style-name="ce2">
            <text:p>4,623725549</text:p>
          </table:table-cell>
          <table:table-cell office:value-type="float" office:value="32.181618752997203" table:formula="of:=[.J394]-[.E394]" table:style-name="ce2">
            <text:p>32,18161875</text:p>
          </table:table-cell>
          <table:table-cell table:number-columns-repeated="16370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float" office:value="-79.837195987138401" table:style-name="ce2">
            <text:p>-79,83719599</text:p>
          </table:table-cell>
          <table:table-cell office:value-type="float" office:value="71.876543190886096" table:style-name="ce2">
            <text:p>71,87654319</text:p>
          </table:table-cell>
          <table:table-cell office:value-type="float" office:value="64.637332572485406" table:style-name="ce2">
            <text:p>64,63733257</text:p>
          </table:table-cell>
          <table:table-cell office:value-type="float" office:value="62.556159054011502" table:style-name="ce2">
            <text:p>62,55615905</text:p>
          </table:table-cell>
          <table:table-cell office:value-type="float" office:value="1094" table:style-name="ce2">
            <text:p>1094</text:p>
          </table:table-cell>
          <table:table-cell office:value-type="float" office:value="78.466486820665494" table:style-name="ce2">
            <text:p>78,46648682</text:p>
          </table:table-cell>
          <table:table-cell office:value-type="float" office:value="-46.587100151834797" table:style-name="ce2">
            <text:p>-46,58710015</text:p>
          </table:table-cell>
          <table:table-cell office:value-type="float" office:value="-45.5512552062469" table:style-name="ce2">
            <text:p>-45,55125521</text:p>
          </table:table-cell>
          <table:table-cell office:value-type="float" office:value="-82.941462334124495" table:style-name="ce2">
            <text:p>-82,94146233</text:p>
          </table:table-cell>
          <table:table-cell office:value-type="float" office:value="158.30368280780391" table:formula="of:=[.G395]-[.B395]" table:style-name="ce2">
            <text:p>158,3036828</text:p>
          </table:table-cell>
          <table:table-cell office:value-type="float" office:value="-118.4636433427209" table:formula="of:=[.H395]-[.C395]" table:style-name="ce2">
            <text:p>-118,4636433</text:p>
          </table:table-cell>
          <table:table-cell office:value-type="float" office:value="-110.18858777873231" table:formula="of:=[.I395]-[.D395]" table:style-name="ce2">
            <text:p>-110,1885878</text:p>
          </table:table-cell>
          <table:table-cell office:value-type="float" office:value="-145.497621388136" table:formula="of:=[.J395]-[.E395]" table:style-name="ce2">
            <text:p>-145,4976214</text:p>
          </table:table-cell>
          <table:table-cell table:number-columns-repeated="16370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float" office:value="-19.296763581523301" table:style-name="ce2">
            <text:p>-19,29676358</text:p>
          </table:table-cell>
          <table:table-cell office:value-type="float" office:value="-11.4424883394719" table:style-name="ce2">
            <text:p>-11,44248834</text:p>
          </table:table-cell>
          <table:table-cell office:value-type="float" office:value="7.1672806303794001" table:style-name="ce2">
            <text:p>7,16728063</text:p>
          </table:table-cell>
          <table:table-cell office:value-type="float" office:value="-13.181883235207399" table:style-name="ce2">
            <text:p>-13,18188324</text:p>
          </table:table-cell>
          <table:table-cell office:value-type="float" office:value="1095" table:style-name="ce2">
            <text:p>1095</text:p>
          </table:table-cell>
          <table:table-cell office:value-type="float" office:value="74.782734433056604" table:style-name="ce2">
            <text:p>74,78273443</text:p>
          </table:table-cell>
          <table:table-cell office:value-type="float" office:value="-35.889971418408699" table:style-name="ce2">
            <text:p>-35,88997142</text:p>
          </table:table-cell>
          <table:table-cell office:value-type="float" office:value="5.1810298024116399" table:style-name="ce2">
            <text:p>5,181029802</text:p>
          </table:table-cell>
          <table:table-cell office:value-type="float" office:value="17.657794685315299" table:style-name="ce2">
            <text:p>17,65779469</text:p>
          </table:table-cell>
          <table:table-cell office:value-type="float" office:value="94.079498014579912" table:formula="of:=[.G396]-[.B396]" table:style-name="ce2">
            <text:p>94,07949801</text:p>
          </table:table-cell>
          <table:table-cell office:value-type="float" office:value="-24.447483078936799" table:formula="of:=[.H396]-[.C396]" table:style-name="ce2">
            <text:p>-24,44748308</text:p>
          </table:table-cell>
          <table:table-cell office:value-type="float" office:value="-1.9862508279677602" table:formula="of:=[.I396]-[.D396]" table:style-name="ce2">
            <text:p>-1,986250828</text:p>
          </table:table-cell>
          <table:table-cell office:value-type="float" office:value="30.839677920522696" table:formula="of:=[.J396]-[.E396]" table:style-name="ce2">
            <text:p>30,83967792</text:p>
          </table:table-cell>
          <table:table-cell table:number-columns-repeated="16370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float" office:value="53.2076461237316" table:style-name="ce2">
            <text:p>53,20764612</text:p>
          </table:table-cell>
          <table:table-cell office:value-type="float" office:value="6.4288880264869004" table:style-name="ce2">
            <text:p>6,428888026</text:p>
          </table:table-cell>
          <table:table-cell office:value-type="float" office:value="-74.649835870036696" table:style-name="ce2">
            <text:p>-74,64983587</text:p>
          </table:table-cell>
          <table:table-cell office:value-type="float" office:value="-48.776221969381098" table:style-name="ce2">
            <text:p>-48,77622197</text:p>
          </table:table-cell>
          <table:table-cell office:value-type="float" office:value="1096" table:style-name="ce2">
            <text:p>1096</text:p>
          </table:table-cell>
          <table:table-cell office:value-type="float" office:value="4.2222030767567196" table:style-name="ce2">
            <text:p>4,222203077</text:p>
          </table:table-cell>
          <table:table-cell office:value-type="float" office:value="-19.555778711395401" table:style-name="ce2">
            <text:p>-19,55577871</text:p>
          </table:table-cell>
          <table:table-cell office:value-type="float" office:value="-79.785964291014807" table:style-name="ce2">
            <text:p>-79,78596429</text:p>
          </table:table-cell>
          <table:table-cell office:value-type="float" office:value="21.277672946545099" table:style-name="ce2">
            <text:p>21,27767295</text:p>
          </table:table-cell>
          <table:table-cell office:value-type="float" office:value="-48.985443046974879" table:formula="of:=[.G397]-[.B397]" table:style-name="ce2">
            <text:p>-48,98544305</text:p>
          </table:table-cell>
          <table:table-cell office:value-type="float" office:value="-25.9846667378823" table:formula="of:=[.H397]-[.C397]" table:style-name="ce2">
            <text:p>-25,98466674</text:p>
          </table:table-cell>
          <table:table-cell office:value-type="float" office:value="-5.1361284209781104" table:formula="of:=[.I397]-[.D397]" table:style-name="ce2">
            <text:p>-5,136128421</text:p>
          </table:table-cell>
          <table:table-cell office:value-type="float" office:value="70.053894915926193" table:formula="of:=[.J397]-[.E397]" table:style-name="ce2">
            <text:p>70,05389492</text:p>
          </table:table-cell>
          <table:table-cell table:number-columns-repeated="16370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float" office:value="62.011975759932199" table:style-name="ce2">
            <text:p>62,01197576</text:p>
          </table:table-cell>
          <table:table-cell office:value-type="float" office:value="-42.542992253858699" table:style-name="ce2">
            <text:p>-42,54299225</text:p>
          </table:table-cell>
          <table:table-cell office:value-type="float" office:value="21.561450847288398" table:style-name="ce2">
            <text:p>21,56145085</text:p>
          </table:table-cell>
          <table:table-cell office:value-type="float" office:value="24.4249130888021" table:style-name="ce2">
            <text:p>24,42491309</text:p>
          </table:table-cell>
          <table:table-cell office:value-type="float" office:value="1097" table:style-name="ce2">
            <text:p>1097</text:p>
          </table:table-cell>
          <table:table-cell office:value-type="float" office:value="-75.664540748728498" table:style-name="ce2">
            <text:p>-75,66454075</text:p>
          </table:table-cell>
          <table:table-cell office:value-type="float" office:value="-60.165207883491" table:style-name="ce2">
            <text:p>-60,16520788</text:p>
          </table:table-cell>
          <table:table-cell office:value-type="float" office:value="61.517228912701697" table:style-name="ce2">
            <text:p>61,51722891</text:p>
          </table:table-cell>
          <table:table-cell office:value-type="float" office:value="-54.139146387032199" table:style-name="ce2">
            <text:p>-54,13914639</text:p>
          </table:table-cell>
          <table:table-cell office:value-type="float" office:value="-137.67651650866071" table:formula="of:=[.G398]-[.B398]" table:style-name="ce2">
            <text:p>-137,6765165</text:p>
          </table:table-cell>
          <table:table-cell office:value-type="float" office:value="-17.622215629632301" table:formula="of:=[.H398]-[.C398]" table:style-name="ce2">
            <text:p>-17,62221563</text:p>
          </table:table-cell>
          <table:table-cell office:value-type="float" office:value="39.955778065413298" table:formula="of:=[.I398]-[.D398]" table:style-name="ce2">
            <text:p>39,95577807</text:p>
          </table:table-cell>
          <table:table-cell office:value-type="float" office:value="-78.564059475834298" table:formula="of:=[.J398]-[.E398]" table:style-name="ce2">
            <text:p>-78,56405948</text:p>
          </table:table-cell>
          <table:table-cell table:number-columns-repeated="16370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float" office:value="3.71041462048187" table:style-name="ce2">
            <text:p>3,71041462</text:p>
          </table:table-cell>
          <table:table-cell office:value-type="float" office:value="-70.531826002273505" table:style-name="ce2">
            <text:p>-70,531826</text:p>
          </table:table-cell>
          <table:table-cell office:value-type="float" office:value="-26.194055263776299" table:style-name="ce2">
            <text:p>-26,19405526</text:p>
          </table:table-cell>
          <table:table-cell office:value-type="float" office:value="64.122624884161496" table:style-name="ce2">
            <text:p>64,12262488</text:p>
          </table:table-cell>
          <table:table-cell office:value-type="float" office:value="1098" table:style-name="ce2">
            <text:p>1098</text:p>
          </table:table-cell>
          <table:table-cell office:value-type="float" office:value="-70.987941503594101" table:style-name="ce2">
            <text:p>-70,9879415</text:p>
          </table:table-cell>
          <table:table-cell office:value-type="float" office:value="17.040202785245" table:style-name="ce2">
            <text:p>17,04020279</text:p>
          </table:table-cell>
          <table:table-cell office:value-type="float" office:value="4.2722901314011796" table:style-name="ce2">
            <text:p>4,272290131</text:p>
          </table:table-cell>
          <table:table-cell office:value-type="float" office:value="-64.772222651857106" table:style-name="ce2">
            <text:p>-64,77222265</text:p>
          </table:table-cell>
          <table:table-cell office:value-type="float" office:value="-74.698356124075971" table:formula="of:=[.G399]-[.B399]" table:style-name="ce2">
            <text:p>-74,69835612</text:p>
          </table:table-cell>
          <table:table-cell office:value-type="float" office:value="87.572028787518505" table:formula="of:=[.H399]-[.C399]" table:style-name="ce2">
            <text:p>87,57202879</text:p>
          </table:table-cell>
          <table:table-cell office:value-type="float" office:value="30.466345395177477" table:formula="of:=[.I399]-[.D399]" table:style-name="ce2">
            <text:p>30,4663454</text:p>
          </table:table-cell>
          <table:table-cell office:value-type="float" office:value="-128.8948475360186" table:formula="of:=[.J399]-[.E399]" table:style-name="ce2">
            <text:p>-128,8948475</text:p>
          </table:table-cell>
          <table:table-cell table:number-columns-repeated="16370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float" office:value="-31.730875729800999" table:style-name="ce2">
            <text:p>-31,73087573</text:p>
          </table:table-cell>
          <table:table-cell office:value-type="float" office:value="-73.873550800302894" table:style-name="ce2">
            <text:p>-73,8735508</text:p>
          </table:table-cell>
          <table:table-cell office:value-type="float" office:value="-12.785973023333201" table:style-name="ce2">
            <text:p>-12,78597302</text:p>
          </table:table-cell>
          <table:table-cell office:value-type="float" office:value="36.287779476707499" table:style-name="ce2">
            <text:p>36,28777948</text:p>
          </table:table-cell>
          <table:table-cell office:value-type="float" office:value="1099" table:style-name="ce2">
            <text:p>1099</text:p>
          </table:table-cell>
          <table:table-cell office:value-type="float" office:value="-50.414008451787801" table:style-name="ce2">
            <text:p>-50,41400845</text:p>
          </table:table-cell>
          <table:table-cell office:value-type="float" office:value="65.227367260530201" table:style-name="ce2">
            <text:p>65,22736726</text:p>
          </table:table-cell>
          <table:table-cell office:value-type="float" office:value="-64.850942928980103" table:style-name="ce2">
            <text:p>-64,85094293</text:p>
          </table:table-cell>
          <table:table-cell office:value-type="float" office:value="29.252885698479599" table:style-name="ce2">
            <text:p>29,2528857</text:p>
          </table:table-cell>
          <table:table-cell office:value-type="float" office:value="-18.683132721986802" table:formula="of:=[.G400]-[.B400]" table:style-name="ce2">
            <text:p>-18,68313272</text:p>
          </table:table-cell>
          <table:table-cell office:value-type="float" office:value="139.1009180608331" table:formula="of:=[.H400]-[.C400]" table:style-name="ce2">
            <text:p>139,1009181</text:p>
          </table:table-cell>
          <table:table-cell office:value-type="float" office:value="-52.064969905646905" table:formula="of:=[.I400]-[.D400]" table:style-name="ce2">
            <text:p>-52,06496991</text:p>
          </table:table-cell>
          <table:table-cell office:value-type="float" office:value="-7.0348937782279002" table:formula="of:=[.J400]-[.E400]" table:style-name="ce2">
            <text:p>-7,034893778</text:p>
          </table:table-cell>
          <table:table-cell table:number-columns-repeated="16370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float" office:value="-60.009175726110897" table:style-name="ce2">
            <text:p>-60,00917573</text:p>
          </table:table-cell>
          <table:table-cell office:value-type="float" office:value="-88.142129352232303" table:style-name="ce2">
            <text:p>-88,14212935</text:p>
          </table:table-cell>
          <table:table-cell office:value-type="float" office:value="32.480220236577601" table:style-name="ce2">
            <text:p>32,48022024</text:p>
          </table:table-cell>
          <table:table-cell office:value-type="float" office:value="66.225194780069202" table:style-name="ce2">
            <text:p>66,22519478</text:p>
          </table:table-cell>
          <table:table-cell office:value-type="float" office:value="1100" table:style-name="ce2">
            <text:p>1100</text:p>
          </table:table-cell>
          <table:table-cell office:value-type="float" office:value="70.800582179835899" table:style-name="ce2">
            <text:p>70,80058218</text:p>
          </table:table-cell>
          <table:table-cell office:value-type="float" office:value="53.056707587020902" table:style-name="ce2">
            <text:p>53,05670759</text:p>
          </table:table-cell>
          <table:table-cell office:value-type="float" office:value="-13.577586974863801" table:style-name="ce2">
            <text:p>-13,57758697</text:p>
          </table:table-cell>
          <table:table-cell office:value-type="float" office:value="73.362633561101205" table:style-name="ce2">
            <text:p>73,36263356</text:p>
          </table:table-cell>
          <table:table-cell office:value-type="float" office:value="130.80975790594681" table:formula="of:=[.G401]-[.B401]" table:style-name="ce2">
            <text:p>130,8097579</text:p>
          </table:table-cell>
          <table:table-cell office:value-type="float" office:value="141.1988369392532" table:formula="of:=[.H401]-[.C401]" table:style-name="ce2">
            <text:p>141,1988369</text:p>
          </table:table-cell>
          <table:table-cell office:value-type="float" office:value="-46.0578072114414" table:formula="of:=[.I401]-[.D401]" table:style-name="ce2">
            <text:p>-46,05780721</text:p>
          </table:table-cell>
          <table:table-cell office:value-type="float" office:value="7.137438781032003" table:formula="of:=[.J401]-[.E401]" table:style-name="ce2">
            <text:p>7,137438781</text:p>
          </table:table-cell>
          <table:table-cell table:number-columns-repeated="16370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float" office:value="-5.79484785835594" table:style-name="ce2">
            <text:p>-5,794847858</text:p>
          </table:table-cell>
          <table:table-cell office:value-type="float" office:value="51.772118870196202" table:style-name="ce2">
            <text:p>51,77211887</text:p>
          </table:table-cell>
          <table:table-cell office:value-type="float" office:value="-52.514008851902098" table:style-name="ce2">
            <text:p>-52,51400885</text:p>
          </table:table-cell>
          <table:table-cell office:value-type="float" office:value="34.305348520467199" table:style-name="ce2">
            <text:p>34,30534852</text:p>
          </table:table-cell>
          <table:table-cell office:value-type="float" office:value="1101" table:style-name="ce2">
            <text:p>1101</text:p>
          </table:table-cell>
          <table:table-cell office:value-type="float" office:value="-10.224677728409199" table:style-name="ce2">
            <text:p>-10,22467773</text:p>
          </table:table-cell>
          <table:table-cell office:value-type="float" office:value="-21.451871376173401" table:style-name="ce2">
            <text:p>-21,45187138</text:p>
          </table:table-cell>
          <table:table-cell office:value-type="float" office:value="-53.172739209640902" table:style-name="ce2">
            <text:p>-53,17273921</text:p>
          </table:table-cell>
          <table:table-cell office:value-type="float" office:value="70.5640666733877" table:style-name="ce2">
            <text:p>70,56406667</text:p>
          </table:table-cell>
          <table:table-cell office:value-type="float" office:value="-4.4298298700532595" table:formula="of:=[.G402]-[.B402]" table:style-name="ce2">
            <text:p>-4,42982987</text:p>
          </table:table-cell>
          <table:table-cell office:value-type="float" office:value="-73.223990246369596" table:formula="of:=[.H402]-[.C402]" table:style-name="ce2">
            <text:p>-73,22399025</text:p>
          </table:table-cell>
          <table:table-cell office:value-type="float" office:value="-0.65873035773880417" table:formula="of:=[.I402]-[.D402]" table:style-name="ce2">
            <text:p>-0,658730358</text:p>
          </table:table-cell>
          <table:table-cell office:value-type="float" office:value="36.258718152920501" table:formula="of:=[.J402]-[.E402]" table:style-name="ce2">
            <text:p>36,25871815</text:p>
          </table:table-cell>
          <table:table-cell table:number-columns-repeated="16370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float" office:value="-12.4403103967352" table:style-name="ce2">
            <text:p>-12,4403104</text:p>
          </table:table-cell>
          <table:table-cell office:value-type="float" office:value="62.006063909860103" table:style-name="ce2">
            <text:p>62,00606391</text:p>
          </table:table-cell>
          <table:table-cell office:value-type="float" office:value="-25.414509166628299" table:style-name="ce2">
            <text:p>-25,41450917</text:p>
          </table:table-cell>
          <table:table-cell office:value-type="float" office:value="0.89400431162763605" table:style-name="ce2">
            <text:p>0,894004312</text:p>
          </table:table-cell>
          <table:table-cell office:value-type="float" office:value="1102" table:style-name="ce2">
            <text:p>1102</text:p>
          </table:table-cell>
          <table:table-cell office:value-type="float" office:value="37.355479023000797" table:style-name="ce2">
            <text:p>37,35547902</text:p>
          </table:table-cell>
          <table:table-cell office:value-type="float" office:value="56.166056964917097" table:style-name="ce2">
            <text:p>56,16605696</text:p>
          </table:table-cell>
          <table:table-cell office:value-type="float" office:value="-5.2726838791199899" table:style-name="ce2">
            <text:p>-5,272683879</text:p>
          </table:table-cell>
          <table:table-cell office:value-type="float" office:value="-36.524652280489299" table:style-name="ce2">
            <text:p>-36,52465228</text:p>
          </table:table-cell>
          <table:table-cell office:value-type="float" office:value="49.795789419735996" table:formula="of:=[.G403]-[.B403]" table:style-name="ce2">
            <text:p>49,79578942</text:p>
          </table:table-cell>
          <table:table-cell office:value-type="float" office:value="-5.8400069449430063" table:formula="of:=[.H403]-[.C403]" table:style-name="ce2">
            <text:p>-5,840006945</text:p>
          </table:table-cell>
          <table:table-cell office:value-type="float" office:value="20.141825287508311" table:formula="of:=[.I403]-[.D403]" table:style-name="ce2">
            <text:p>20,14182529</text:p>
          </table:table-cell>
          <table:table-cell office:value-type="float" office:value="-37.418656592116932" table:formula="of:=[.J403]-[.E403]" table:style-name="ce2">
            <text:p>-37,41865659</text:p>
          </table:table-cell>
          <table:table-cell table:number-columns-repeated="16370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float" office:value="-49.557049506047299" table:style-name="ce2">
            <text:p>-49,55704951</text:p>
          </table:table-cell>
          <table:table-cell office:value-type="float" office:value="53.759607470429302" table:style-name="ce2">
            <text:p>53,75960747</text:p>
          </table:table-cell>
          <table:table-cell office:value-type="float" office:value="17.3324391050296" table:style-name="ce2">
            <text:p>17,33243911</text:p>
          </table:table-cell>
          <table:table-cell office:value-type="float" office:value="79.352098121808297" table:style-name="ce2">
            <text:p>79,35209812</text:p>
          </table:table-cell>
          <table:table-cell office:value-type="float" office:value="1103" table:style-name="ce2">
            <text:p>1103</text:p>
          </table:table-cell>
          <table:table-cell office:value-type="float" office:value="39.1402283391296" table:style-name="ce2">
            <text:p>39,14022834</text:p>
          </table:table-cell>
          <table:table-cell office:value-type="float" office:value="16.965877458197699" table:style-name="ce2">
            <text:p>16,96587746</text:p>
          </table:table-cell>
          <table:table-cell office:value-type="float" office:value="-18.889590824934398" table:style-name="ce2">
            <text:p>-18,88959082</text:p>
          </table:table-cell>
          <table:table-cell office:value-type="float" office:value="-19.431842304386599" table:style-name="ce2">
            <text:p>-19,4318423</text:p>
          </table:table-cell>
          <table:table-cell office:value-type="float" office:value="88.697277845176899" table:formula="of:=[.G404]-[.B404]" table:style-name="ce2">
            <text:p>88,69727785</text:p>
          </table:table-cell>
          <table:table-cell office:value-type="float" office:value="-36.793730012231606" table:formula="of:=[.H404]-[.C404]" table:style-name="ce2">
            <text:p>-36,79373001</text:p>
          </table:table-cell>
          <table:table-cell office:value-type="float" office:value="-36.222029929963995" table:formula="of:=[.I404]-[.D404]" table:style-name="ce2">
            <text:p>-36,22202993</text:p>
          </table:table-cell>
          <table:table-cell office:value-type="float" office:value="-98.783940426194903" table:formula="of:=[.J404]-[.E404]" table:style-name="ce2">
            <text:p>-98,78394043</text:p>
          </table:table-cell>
          <table:table-cell table:number-columns-repeated="16370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float" office:value="12.6259968767482" table:style-name="ce2">
            <text:p>12,62599688</text:p>
          </table:table-cell>
          <table:table-cell office:value-type="float" office:value="19.293562539166" table:style-name="ce2">
            <text:p>19,29356254</text:p>
          </table:table-cell>
          <table:table-cell office:value-type="float" office:value="15.194170659468501" table:style-name="ce2">
            <text:p>15,19417066</text:p>
          </table:table-cell>
          <table:table-cell office:value-type="float" office:value="-43.786806915368899" table:style-name="ce2">
            <text:p>-43,78680692</text:p>
          </table:table-cell>
          <table:table-cell office:value-type="float" office:value="1104" table:style-name="ce2">
            <text:p>1104</text:p>
          </table:table-cell>
          <table:table-cell office:value-type="float" office:value="-52.374227622086003" table:style-name="ce2">
            <text:p>-52,37422762</text:p>
          </table:table-cell>
          <table:table-cell office:value-type="float" office:value="-33.338174412383097" table:style-name="ce2">
            <text:p>-33,33817441</text:p>
          </table:table-cell>
          <table:table-cell office:value-type="float" office:value="46.920517194470399" table:style-name="ce2">
            <text:p>46,92051719</text:p>
          </table:table-cell>
          <table:table-cell office:value-type="float" office:value="43.885027291899" table:style-name="ce2">
            <text:p>43,88502729</text:p>
          </table:table-cell>
          <table:table-cell office:value-type="float" office:value="-65.0002244988342" table:formula="of:=[.G405]-[.B405]" table:style-name="ce2">
            <text:p>-65,0002245</text:p>
          </table:table-cell>
          <table:table-cell office:value-type="float" office:value="-52.631736951549101" table:formula="of:=[.H405]-[.C405]" table:style-name="ce2">
            <text:p>-52,63173695</text:p>
          </table:table-cell>
          <table:table-cell office:value-type="float" office:value="31.726346535001898" table:formula="of:=[.I405]-[.D405]" table:style-name="ce2">
            <text:p>31,72634654</text:p>
          </table:table-cell>
          <table:table-cell office:value-type="float" office:value="87.671834207267892" table:formula="of:=[.J405]-[.E405]" table:style-name="ce2">
            <text:p>87,67183421</text:p>
          </table:table-cell>
          <table:table-cell table:number-columns-repeated="16370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float" office:value="4.5055008045287996" table:style-name="ce2">
            <text:p>4,505500805</text:p>
          </table:table-cell>
          <table:table-cell office:value-type="float" office:value="-55.105561598629798" table:style-name="ce2">
            <text:p>-55,1055616</text:p>
          </table:table-cell>
          <table:table-cell office:value-type="float" office:value="76.773061411273204" table:style-name="ce2">
            <text:p>76,77306141</text:p>
          </table:table-cell>
          <table:table-cell office:value-type="float" office:value="64.600773504201896" table:style-name="ce2">
            <text:p>64,6007735</text:p>
          </table:table-cell>
          <table:table-cell office:value-type="float" office:value="1105" table:style-name="ce2">
            <text:p>1105</text:p>
          </table:table-cell>
          <table:table-cell office:value-type="float" office:value="-71.989982516813399" table:style-name="ce2">
            <text:p>-71,98998252</text:p>
          </table:table-cell>
          <table:table-cell office:value-type="float" office:value="64.177692178399596" table:style-name="ce2">
            <text:p>64,17769218</text:p>
          </table:table-cell>
          <table:table-cell office:value-type="float" office:value="80.285053190608394" table:style-name="ce2">
            <text:p>80,28505319</text:p>
          </table:table-cell>
          <table:table-cell office:value-type="float" office:value="10.0354911097954" table:style-name="ce2">
            <text:p>10,03549111</text:p>
          </table:table-cell>
          <table:table-cell office:value-type="float" office:value="-76.495483321342192" table:formula="of:=[.G406]-[.B406]" table:style-name="ce2">
            <text:p>-76,49548332</text:p>
          </table:table-cell>
          <table:table-cell office:value-type="float" office:value="119.28325377702939" table:formula="of:=[.H406]-[.C406]" table:style-name="ce2">
            <text:p>119,2832538</text:p>
          </table:table-cell>
          <table:table-cell office:value-type="float" office:value="3.5119917793351902" table:formula="of:=[.I406]-[.D406]" table:style-name="ce2">
            <text:p>3,511991779</text:p>
          </table:table-cell>
          <table:table-cell office:value-type="float" office:value="-54.565282394406495" table:formula="of:=[.J406]-[.E406]" table:style-name="ce2">
            <text:p>-54,56528239</text:p>
          </table:table-cell>
          <table:table-cell table:number-columns-repeated="16370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float" office:value="67.651941682872604" table:style-name="ce2">
            <text:p>67,65194168</text:p>
          </table:table-cell>
          <table:table-cell office:value-type="float" office:value="-79.282105029773803" table:style-name="ce2">
            <text:p>-79,28210503</text:p>
          </table:table-cell>
          <table:table-cell office:value-type="float" office:value="-54.017527701840798" table:style-name="ce2">
            <text:p>-54,0175277</text:p>
          </table:table-cell>
          <table:table-cell office:value-type="float" office:value="3.1762861254753401" table:style-name="ce2">
            <text:p>3,176286125</text:p>
          </table:table-cell>
          <table:table-cell office:value-type="float" office:value="1106" table:style-name="ce2">
            <text:p>1106</text:p>
          </table:table-cell>
          <table:table-cell office:value-type="float" office:value="15.658321433867799" table:style-name="ce2">
            <text:p>15,65832143</text:p>
          </table:table-cell>
          <table:table-cell office:value-type="float" office:value="49.153002299930797" table:style-name="ce2">
            <text:p>49,1530023</text:p>
          </table:table-cell>
          <table:table-cell office:value-type="float" office:value="81.037413720023594" table:style-name="ce2">
            <text:p>81,03741372</text:p>
          </table:table-cell>
          <table:table-cell office:value-type="float" office:value="-56.409429948065601" table:style-name="ce2">
            <text:p>-56,40942995</text:p>
          </table:table-cell>
          <table:table-cell office:value-type="float" office:value="-51.993620249004806" table:formula="of:=[.G407]-[.B407]" table:style-name="ce2">
            <text:p>-51,99362025</text:p>
          </table:table-cell>
          <table:table-cell office:value-type="float" office:value="128.43510732970461" table:formula="of:=[.H407]-[.C407]" table:style-name="ce2">
            <text:p>128,4351073</text:p>
          </table:table-cell>
          <table:table-cell office:value-type="float" office:value="135.05494142186438" table:formula="of:=[.I407]-[.D407]" table:style-name="ce2">
            <text:p>135,0549414</text:p>
          </table:table-cell>
          <table:table-cell office:value-type="float" office:value="-59.585716073540944" table:formula="of:=[.J407]-[.E407]" table:style-name="ce2">
            <text:p>-59,58571607</text:p>
          </table:table-cell>
          <table:table-cell table:number-columns-repeated="16370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float" office:value="11.2080048089397" table:style-name="ce2">
            <text:p>11,20800481</text:p>
          </table:table-cell>
          <table:table-cell office:value-type="float" office:value="-83.428410547348705" table:style-name="ce2">
            <text:p>-83,42841055</text:p>
          </table:table-cell>
          <table:table-cell office:value-type="float" office:value="71.438396223407096" table:style-name="ce2">
            <text:p>71,43839622</text:p>
          </table:table-cell>
          <table:table-cell office:value-type="float" office:value="-53.016347046055401" table:style-name="ce2">
            <text:p>-53,01634705</text:p>
          </table:table-cell>
          <table:table-cell office:value-type="float" office:value="1107" table:style-name="ce2">
            <text:p>1107</text:p>
          </table:table-cell>
          <table:table-cell office:value-type="float" office:value="8.5449303993344099" table:style-name="ce2">
            <text:p>8,544930399</text:p>
          </table:table-cell>
          <table:table-cell office:value-type="float" office:value="62.066776638155197" table:style-name="ce2">
            <text:p>62,06677664</text:p>
          </table:table-cell>
          <table:table-cell office:value-type="float" office:value="-32.161639698479497" table:style-name="ce2">
            <text:p>-32,1616397</text:p>
          </table:table-cell>
          <table:table-cell office:value-type="float" office:value="-7.4045769716901697" table:style-name="ce2">
            <text:p>-7,404576972</text:p>
          </table:table-cell>
          <table:table-cell office:value-type="float" office:value="-2.6630744096052901" table:formula="of:=[.G408]-[.B408]" table:style-name="ce2">
            <text:p>-2,66307441</text:p>
          </table:table-cell>
          <table:table-cell office:value-type="float" office:value="145.49518718550391" table:formula="of:=[.H408]-[.C408]" table:style-name="ce2">
            <text:p>145,4951872</text:p>
          </table:table-cell>
          <table:table-cell office:value-type="float" office:value="-103.60003592188659" table:formula="of:=[.I408]-[.D408]" table:style-name="ce2">
            <text:p>-103,6000359</text:p>
          </table:table-cell>
          <table:table-cell office:value-type="float" office:value="45.611770074365232" table:formula="of:=[.J408]-[.E408]" table:style-name="ce2">
            <text:p>45,61177007</text:p>
          </table:table-cell>
          <table:table-cell table:number-columns-repeated="16370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float" office:value="-85.617021713788006" table:style-name="ce2">
            <text:p>-85,61702171</text:p>
          </table:table-cell>
          <table:table-cell office:value-type="float" office:value="53.645391828649402" table:style-name="ce2">
            <text:p>53,64539183</text:p>
          </table:table-cell>
          <table:table-cell office:value-type="float" office:value="-38.694229619002201" table:style-name="ce2">
            <text:p>-38,69422962</text:p>
          </table:table-cell>
          <table:table-cell office:value-type="float" office:value="-70.589795905601406" table:style-name="ce2">
            <text:p>-70,58979591</text:p>
          </table:table-cell>
          <table:table-cell office:value-type="float" office:value="1108" table:style-name="ce2">
            <text:p>1108</text:p>
          </table:table-cell>
          <table:table-cell office:value-type="float" office:value="-53.887931490850598" table:style-name="ce2">
            <text:p>-53,88793149</text:p>
          </table:table-cell>
          <table:table-cell office:value-type="float" office:value="5.3652461026333897" table:style-name="ce2">
            <text:p>5,365246103</text:p>
          </table:table-cell>
          <table:table-cell office:value-type="float" office:value="31.502917906386799" table:style-name="ce2">
            <text:p>31,50291791</text:p>
          </table:table-cell>
          <table:table-cell office:value-type="float" office:value="-4.4680075180711896" table:style-name="ce2">
            <text:p>-4,468007518</text:p>
          </table:table-cell>
          <table:table-cell office:value-type="float" office:value="31.729090222937408" table:formula="of:=[.G409]-[.B409]" table:style-name="ce2">
            <text:p>31,72909022</text:p>
          </table:table-cell>
          <table:table-cell office:value-type="float" office:value="-48.280145726016009" table:formula="of:=[.H409]-[.C409]" table:style-name="ce2">
            <text:p>-48,28014573</text:p>
          </table:table-cell>
          <table:table-cell office:value-type="float" office:value="70.197147525388999" table:formula="of:=[.I409]-[.D409]" table:style-name="ce2">
            <text:p>70,19714753</text:p>
          </table:table-cell>
          <table:table-cell office:value-type="float" office:value="66.121788387530216" table:formula="of:=[.J409]-[.E409]" table:style-name="ce2">
            <text:p>66,12178839</text:p>
          </table:table-cell>
          <table:table-cell table:number-columns-repeated="16370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float" office:value="46.2603208424351" table:style-name="ce2">
            <text:p>46,26032084</text:p>
          </table:table-cell>
          <table:table-cell office:value-type="float" office:value="27.860731930266802" table:style-name="ce2">
            <text:p>27,86073193</text:p>
          </table:table-cell>
          <table:table-cell office:value-type="float" office:value="2.8788515000347199" table:style-name="ce2">
            <text:p>2,8788515</text:p>
          </table:table-cell>
          <table:table-cell office:value-type="float" office:value="23.704195609750698" table:style-name="ce2">
            <text:p>23,70419561</text:p>
          </table:table-cell>
          <table:table-cell office:value-type="float" office:value="1109" table:style-name="ce2">
            <text:p>1109</text:p>
          </table:table-cell>
          <table:table-cell office:value-type="float" office:value="83.725945785258205" table:style-name="ce2">
            <text:p>83,72594579</text:p>
          </table:table-cell>
          <table:table-cell office:value-type="float" office:value="38.997337458492197" table:style-name="ce2">
            <text:p>38,99733746</text:p>
          </table:table-cell>
          <table:table-cell office:value-type="float" office:value="-27.496381393610498" table:style-name="ce2">
            <text:p>-27,49638139</text:p>
          </table:table-cell>
          <table:table-cell office:value-type="float" office:value="-27.681689201364001" table:style-name="ce2">
            <text:p>-27,6816892</text:p>
          </table:table-cell>
          <table:table-cell office:value-type="float" office:value="37.465624942823105" table:formula="of:=[.G410]-[.B410]" table:style-name="ce2">
            <text:p>37,46562494</text:p>
          </table:table-cell>
          <table:table-cell office:value-type="float" office:value="11.136605528225395" table:formula="of:=[.H410]-[.C410]" table:style-name="ce2">
            <text:p>11,13660553</text:p>
          </table:table-cell>
          <table:table-cell office:value-type="float" office:value="-30.375232893645219" table:formula="of:=[.I410]-[.D410]" table:style-name="ce2">
            <text:p>-30,37523289</text:p>
          </table:table-cell>
          <table:table-cell office:value-type="float" office:value="-51.3858848111147" table:formula="of:=[.J410]-[.E410]" table:style-name="ce2">
            <text:p>-51,38588481</text:p>
          </table:table-cell>
          <table:table-cell table:number-columns-repeated="16370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float" office:value="86.695717892548799" table:style-name="ce2">
            <text:p>86,69571789</text:p>
          </table:table-cell>
          <table:table-cell office:value-type="float" office:value="-41.040974482498903" table:style-name="ce2">
            <text:p>-41,04097448</text:p>
          </table:table-cell>
          <table:table-cell office:value-type="float" office:value="21.180401541355" table:style-name="ce2">
            <text:p>21,18040154</text:p>
          </table:table-cell>
          <table:table-cell office:value-type="float" office:value="55.902564663041296" table:style-name="ce2">
            <text:p>55,90256466</text:p>
          </table:table-cell>
          <table:table-cell office:value-type="float" office:value="1110" table:style-name="ce2">
            <text:p>1110</text:p>
          </table:table-cell>
          <table:table-cell office:value-type="float" office:value="-72.437578803015001" table:style-name="ce2">
            <text:p>-72,4375788</text:p>
          </table:table-cell>
          <table:table-cell office:value-type="float" office:value="-18.4503022085662" table:style-name="ce2">
            <text:p>-18,45030221</text:p>
          </table:table-cell>
          <table:table-cell office:value-type="float" office:value="67.899671434302803" table:style-name="ce2">
            <text:p>67,89967143</text:p>
          </table:table-cell>
          <table:table-cell office:value-type="float" office:value="4.8878777735190901" table:style-name="ce2">
            <text:p>4,887877774</text:p>
          </table:table-cell>
          <table:table-cell office:value-type="float" office:value="-159.13329669556379" table:formula="of:=[.G411]-[.B411]" table:style-name="ce2">
            <text:p>-159,1332967</text:p>
          </table:table-cell>
          <table:table-cell office:value-type="float" office:value="22.590672273932704" table:formula="of:=[.H411]-[.C411]" table:style-name="ce2">
            <text:p>22,59067227</text:p>
          </table:table-cell>
          <table:table-cell office:value-type="float" office:value="46.719269892947807" table:formula="of:=[.I411]-[.D411]" table:style-name="ce2">
            <text:p>46,71926989</text:p>
          </table:table-cell>
          <table:table-cell office:value-type="float" office:value="-51.01468688952221" table:formula="of:=[.J411]-[.E411]" table:style-name="ce2">
            <text:p>-51,01468689</text:p>
          </table:table-cell>
          <table:table-cell table:number-columns-repeated="16370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float" office:value="-57.029422693623502" table:style-name="ce2">
            <text:p>-57,02942269</text:p>
          </table:table-cell>
          <table:table-cell office:value-type="float" office:value="-45.021159521763899" table:style-name="ce2">
            <text:p>-45,02115952</text:p>
          </table:table-cell>
          <table:table-cell office:value-type="float" office:value="39.167128899651097" table:style-name="ce2">
            <text:p>39,1671289</text:p>
          </table:table-cell>
          <table:table-cell office:value-type="float" office:value="17.8369772659027" table:style-name="ce2">
            <text:p>17,83697727</text:p>
          </table:table-cell>
          <table:table-cell office:value-type="float" office:value="1111" table:style-name="ce2">
            <text:p>1111</text:p>
          </table:table-cell>
          <table:table-cell office:value-type="float" office:value="61.395425841562499" table:style-name="ce2">
            <text:p>61,39542584</text:p>
          </table:table-cell>
          <table:table-cell office:value-type="float" office:value="74.395326001472" table:style-name="ce2">
            <text:p>74,395326</text:p>
          </table:table-cell>
          <table:table-cell office:value-type="float" office:value="-85.736865456679993" table:style-name="ce2">
            <text:p>-85,73686546</text:p>
          </table:table-cell>
          <table:table-cell office:value-type="float" office:value="-24.0696628993656" table:style-name="ce2">
            <text:p>-24,0696629</text:p>
          </table:table-cell>
          <table:table-cell office:value-type="float" office:value="118.424848535186" table:formula="of:=[.G412]-[.B412]" table:style-name="ce2">
            <text:p>118,4248485</text:p>
          </table:table-cell>
          <table:table-cell office:value-type="float" office:value="119.41648552323591" table:formula="of:=[.H412]-[.C412]" table:style-name="ce2">
            <text:p>119,4164855</text:p>
          </table:table-cell>
          <table:table-cell office:value-type="float" office:value="-124.90399435633108" table:formula="of:=[.I412]-[.D412]" table:style-name="ce2">
            <text:p>-124,9039944</text:p>
          </table:table-cell>
          <table:table-cell office:value-type="float" office:value="-41.9066401652683" table:formula="of:=[.J412]-[.E412]" table:style-name="ce2">
            <text:p>-41,90664017</text:p>
          </table:table-cell>
          <table:table-cell table:number-columns-repeated="16370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float" office:value="-19.6916671161541" table:style-name="ce2">
            <text:p>-19,69166712</text:p>
          </table:table-cell>
          <table:table-cell office:value-type="float" office:value="49.578356373130703" table:style-name="ce2">
            <text:p>49,57835637</text:p>
          </table:table-cell>
          <table:table-cell office:value-type="float" office:value="-21.632772740033801" table:style-name="ce2">
            <text:p>-21,63277274</text:p>
          </table:table-cell>
          <table:table-cell office:value-type="float" office:value="-38.750760993216801" table:style-name="ce2">
            <text:p>-38,75076099</text:p>
          </table:table-cell>
          <table:table-cell office:value-type="float" office:value="1112" table:style-name="ce2">
            <text:p>1112</text:p>
          </table:table-cell>
          <table:table-cell office:value-type="float" office:value="36.782111824228899" table:style-name="ce2">
            <text:p>36,78211182</text:p>
          </table:table-cell>
          <table:table-cell office:value-type="float" office:value="-72.863954339380896" table:style-name="ce2">
            <text:p>-72,86395434</text:p>
          </table:table-cell>
          <table:table-cell office:value-type="float" office:value="82.032520368434007" table:style-name="ce2">
            <text:p>82,03252037</text:p>
          </table:table-cell>
          <table:table-cell office:value-type="float" office:value="9.9577742328758099" table:style-name="ce2">
            <text:p>9,957774233</text:p>
          </table:table-cell>
          <table:table-cell office:value-type="float" office:value="56.473778940382999" table:formula="of:=[.G413]-[.B413]" table:style-name="ce2">
            <text:p>56,47377894</text:p>
          </table:table-cell>
          <table:table-cell office:value-type="float" office:value="-122.4423107125116" table:formula="of:=[.H413]-[.C413]" table:style-name="ce2">
            <text:p>-122,4423107</text:p>
          </table:table-cell>
          <table:table-cell office:value-type="float" office:value="103.66529310846781" table:formula="of:=[.I413]-[.D413]" table:style-name="ce2">
            <text:p>103,6652931</text:p>
          </table:table-cell>
          <table:table-cell office:value-type="float" office:value="48.708535226092607" table:formula="of:=[.J413]-[.E413]" table:style-name="ce2">
            <text:p>48,70853523</text:p>
          </table:table-cell>
          <table:table-cell table:number-columns-repeated="16370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float" office:value="-77.683616401937499" table:style-name="ce2">
            <text:p>-77,6836164</text:p>
          </table:table-cell>
          <table:table-cell office:value-type="float" office:value="-23.5824178245614" table:style-name="ce2">
            <text:p>-23,58241782</text:p>
          </table:table-cell>
          <table:table-cell office:value-type="float" office:value="-44.5950335578801" table:style-name="ce2">
            <text:p>-44,59503356</text:p>
          </table:table-cell>
          <table:table-cell office:value-type="float" office:value="71.157049140268299" table:style-name="ce2">
            <text:p>71,15704914</text:p>
          </table:table-cell>
          <table:table-cell office:value-type="float" office:value="1113" table:style-name="ce2">
            <text:p>1113</text:p>
          </table:table-cell>
          <table:table-cell office:value-type="float" office:value="-16.102771369921701" table:style-name="ce2">
            <text:p>-16,10277137</text:p>
          </table:table-cell>
          <table:table-cell office:value-type="float" office:value="-36.966664401619902" table:style-name="ce2">
            <text:p>-36,9666644</text:p>
          </table:table-cell>
          <table:table-cell office:value-type="float" office:value="67.0957748204534" table:style-name="ce2">
            <text:p>67,09577482</text:p>
          </table:table-cell>
          <table:table-cell office:value-type="float" office:value="56.702196091868899" table:style-name="ce2">
            <text:p>56,70219609</text:p>
          </table:table-cell>
          <table:table-cell office:value-type="float" office:value="61.580845032015802" table:formula="of:=[.G414]-[.B414]" table:style-name="ce2">
            <text:p>61,58084503</text:p>
          </table:table-cell>
          <table:table-cell office:value-type="float" office:value="-13.384246577058502" table:formula="of:=[.H414]-[.C414]" table:style-name="ce2">
            <text:p>-13,38424658</text:p>
          </table:table-cell>
          <table:table-cell office:value-type="float" office:value="111.6908083783335" table:formula="of:=[.I414]-[.D414]" table:style-name="ce2">
            <text:p>111,6908084</text:p>
          </table:table-cell>
          <table:table-cell office:value-type="float" office:value="-14.4548530483994" table:formula="of:=[.J414]-[.E414]" table:style-name="ce2">
            <text:p>-14,45485305</text:p>
          </table:table-cell>
          <table:table-cell table:number-columns-repeated="16370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float" office:value="79.106019335344598" table:style-name="ce2">
            <text:p>79,10601934</text:p>
          </table:table-cell>
          <table:table-cell office:value-type="float" office:value="10.489862797555" table:style-name="ce2">
            <text:p>10,4898628</text:p>
          </table:table-cell>
          <table:table-cell office:value-type="float" office:value="-27.600935358205898" table:style-name="ce2">
            <text:p>-27,60093536</text:p>
          </table:table-cell>
          <table:table-cell office:value-type="float" office:value="37.770914990121497" table:style-name="ce2">
            <text:p>37,77091499</text:p>
          </table:table-cell>
          <table:table-cell office:value-type="float" office:value="1114" table:style-name="ce2">
            <text:p>1114</text:p>
          </table:table-cell>
          <table:table-cell office:value-type="float" office:value="-23.596113375982899" table:style-name="ce2">
            <text:p>-23,59611338</text:p>
          </table:table-cell>
          <table:table-cell office:value-type="float" office:value="26.422974588735499" table:style-name="ce2">
            <text:p>26,42297459</text:p>
          </table:table-cell>
          <table:table-cell office:value-type="float" office:value="-1.1818375509532899E-2" table:style-name="ce2">
            <text:p>-0,011818376</text:p>
          </table:table-cell>
          <table:table-cell office:value-type="float" office:value="31.604492269299399" table:style-name="ce2">
            <text:p>31,60449227</text:p>
          </table:table-cell>
          <table:table-cell office:value-type="float" office:value="-102.70213271132749" table:formula="of:=[.G415]-[.B415]" table:style-name="ce2">
            <text:p>-102,7021327</text:p>
          </table:table-cell>
          <table:table-cell office:value-type="float" office:value="15.933111791180499" table:formula="of:=[.H415]-[.C415]" table:style-name="ce2">
            <text:p>15,93311179</text:p>
          </table:table-cell>
          <table:table-cell office:value-type="float" office:value="27.589116982696364" table:formula="of:=[.I415]-[.D415]" table:style-name="ce2">
            <text:p>27,58911698</text:p>
          </table:table-cell>
          <table:table-cell office:value-type="float" office:value="-6.1664227208220979" table:formula="of:=[.J415]-[.E415]" table:style-name="ce2">
            <text:p>-6,166422721</text:p>
          </table:table-cell>
          <table:table-cell table:number-columns-repeated="16370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float" office:value="47.0066243230414" table:style-name="ce2">
            <text:p>47,00662432</text:p>
          </table:table-cell>
          <table:table-cell office:value-type="float" office:value="-27.0878470676533" table:style-name="ce2">
            <text:p>-27,08784707</text:p>
          </table:table-cell>
          <table:table-cell office:value-type="float" office:value="-80.355775376035893" table:style-name="ce2">
            <text:p>-80,35577538</text:p>
          </table:table-cell>
          <table:table-cell office:value-type="float" office:value="-56.464689544719597" table:style-name="ce2">
            <text:p>-56,46468954</text:p>
          </table:table-cell>
          <table:table-cell office:value-type="float" office:value="1115" table:style-name="ce2">
            <text:p>1115</text:p>
          </table:table-cell>
          <table:table-cell office:value-type="float" office:value="-80.4092129862089" table:style-name="ce2">
            <text:p>-80,40921299</text:p>
          </table:table-cell>
          <table:table-cell office:value-type="float" office:value="51.921230054477398" table:style-name="ce2">
            <text:p>51,92123005</text:p>
          </table:table-cell>
          <table:table-cell office:value-type="float" office:value="-83.264892274194096" table:style-name="ce2">
            <text:p>-83,26489227</text:p>
          </table:table-cell>
          <table:table-cell office:value-type="float" office:value="40.797510439855103" table:style-name="ce2">
            <text:p>40,79751044</text:p>
          </table:table-cell>
          <table:table-cell office:value-type="float" office:value="-127.41583730925029" table:formula="of:=[.G416]-[.B416]" table:style-name="ce2">
            <text:p>-127,4158373</text:p>
          </table:table-cell>
          <table:table-cell office:value-type="float" office:value="79.009077122130691" table:formula="of:=[.H416]-[.C416]" table:style-name="ce2">
            <text:p>79,00907712</text:p>
          </table:table-cell>
          <table:table-cell office:value-type="float" office:value="-2.909116898158203" table:formula="of:=[.I416]-[.D416]" table:style-name="ce2">
            <text:p>-2,909116898</text:p>
          </table:table-cell>
          <table:table-cell office:value-type="float" office:value="97.262199984574693" table:formula="of:=[.J416]-[.E416]" table:style-name="ce2">
            <text:p>97,26219998</text:p>
          </table:table-cell>
          <table:table-cell table:number-columns-repeated="16370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float" office:value="86.369651166377807" table:style-name="ce2">
            <text:p>86,36965117</text:p>
          </table:table-cell>
          <table:table-cell office:value-type="float" office:value="77.812690019110306" table:style-name="ce2">
            <text:p>77,81269002</text:p>
          </table:table-cell>
          <table:table-cell office:value-type="float" office:value="69.787239271857601" table:style-name="ce2">
            <text:p>69,78723927</text:p>
          </table:table-cell>
          <table:table-cell office:value-type="float" office:value="-17.034094160208301" table:style-name="ce2">
            <text:p>-17,03409416</text:p>
          </table:table-cell>
          <table:table-cell office:value-type="float" office:value="1116" table:style-name="ce2">
            <text:p>1116</text:p>
          </table:table-cell>
          <table:table-cell office:value-type="float" office:value="-22.899336660377699" table:style-name="ce2">
            <text:p>-22,89933666</text:p>
          </table:table-cell>
          <table:table-cell office:value-type="float" office:value="79.142312724375103" table:style-name="ce2">
            <text:p>79,14231272</text:p>
          </table:table-cell>
          <table:table-cell office:value-type="float" office:value="66.294456845984101" table:style-name="ce2">
            <text:p>66,29445685</text:p>
          </table:table-cell>
          <table:table-cell office:value-type="float" office:value="-51.091323521114198" table:style-name="ce2">
            <text:p>-51,09132352</text:p>
          </table:table-cell>
          <table:table-cell office:value-type="float" office:value="-109.26898782675551" table:formula="of:=[.G417]-[.B417]" table:style-name="ce2">
            <text:p>-109,2689878</text:p>
          </table:table-cell>
          <table:table-cell office:value-type="float" office:value="1.3296227052647964" table:formula="of:=[.H417]-[.C417]" table:style-name="ce2">
            <text:p>1,329622705</text:p>
          </table:table-cell>
          <table:table-cell office:value-type="float" office:value="-3.4927824258735001" table:formula="of:=[.I417]-[.D417]" table:style-name="ce2">
            <text:p>-3,492782426</text:p>
          </table:table-cell>
          <table:table-cell office:value-type="float" office:value="-34.057229360905893" table:formula="of:=[.J417]-[.E417]" table:style-name="ce2">
            <text:p>-34,05722936</text:p>
          </table:table-cell>
          <table:table-cell table:number-columns-repeated="16370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float" office:value="-31.7375922680604" table:style-name="ce2">
            <text:p>-31,73759227</text:p>
          </table:table-cell>
          <table:table-cell office:value-type="float" office:value="6.591877117428" table:style-name="ce2">
            <text:p>6,591877117</text:p>
          </table:table-cell>
          <table:table-cell office:value-type="float" office:value="24.213813265478802" table:style-name="ce2">
            <text:p>24,21381327</text:p>
          </table:table-cell>
          <table:table-cell office:value-type="float" office:value="-40.584134553265301" table:style-name="ce2">
            <text:p>-40,58413455</text:p>
          </table:table-cell>
          <table:table-cell office:value-type="float" office:value="1117" table:style-name="ce2">
            <text:p>1117</text:p>
          </table:table-cell>
          <table:table-cell office:value-type="float" office:value="33.373301742763601" table:style-name="ce2">
            <text:p>33,37330174</text:p>
          </table:table-cell>
          <table:table-cell office:value-type="float" office:value="-32.028427464286601" table:style-name="ce2">
            <text:p>-32,02842746</text:p>
          </table:table-cell>
          <table:table-cell office:value-type="float" office:value="23.4658498277518" table:style-name="ce2">
            <text:p>23,46584983</text:p>
          </table:table-cell>
          <table:table-cell office:value-type="float" office:value="18.702518521603199" table:style-name="ce2">
            <text:p>18,70251852</text:p>
          </table:table-cell>
          <table:table-cell office:value-type="float" office:value="65.110894010823998" table:formula="of:=[.G418]-[.B418]" table:style-name="ce2">
            <text:p>65,11089401</text:p>
          </table:table-cell>
          <table:table-cell office:value-type="float" office:value="-38.620304581714599" table:formula="of:=[.H418]-[.C418]" table:style-name="ce2">
            <text:p>-38,62030458</text:p>
          </table:table-cell>
          <table:table-cell office:value-type="float" office:value="-0.74796343772700169" table:formula="of:=[.I418]-[.D418]" table:style-name="ce2">
            <text:p>-0,747963438</text:p>
          </table:table-cell>
          <table:table-cell office:value-type="float" office:value="59.286653074868497" table:formula="of:=[.J418]-[.E418]" table:style-name="ce2">
            <text:p>59,28665307</text:p>
          </table:table-cell>
          <table:table-cell table:number-columns-repeated="16370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float" office:value="74.105951261583996" table:style-name="ce2">
            <text:p>74,10595126</text:p>
          </table:table-cell>
          <table:table-cell office:value-type="float" office:value="-51.190886498812098" table:style-name="ce2">
            <text:p>-51,1908865</text:p>
          </table:table-cell>
          <table:table-cell office:value-type="float" office:value="60.026420455873698" table:style-name="ce2">
            <text:p>60,02642046</text:p>
          </table:table-cell>
          <table:table-cell office:value-type="float" office:value="-64.343989177080502" table:style-name="ce2">
            <text:p>-64,34398918</text:p>
          </table:table-cell>
          <table:table-cell office:value-type="float" office:value="1118" table:style-name="ce2">
            <text:p>1118</text:p>
          </table:table-cell>
          <table:table-cell office:value-type="float" office:value="72.524512603856195" table:style-name="ce2">
            <text:p>72,5245126</text:p>
          </table:table-cell>
          <table:table-cell office:value-type="float" office:value="13.0477125377469" table:style-name="ce2">
            <text:p>13,04771254</text:p>
          </table:table-cell>
          <table:table-cell office:value-type="float" office:value="59.587366107264501" table:style-name="ce2">
            <text:p>59,58736611</text:p>
          </table:table-cell>
          <table:table-cell office:value-type="float" office:value="-44.193802875622197" table:style-name="ce2">
            <text:p>-44,19380288</text:p>
          </table:table-cell>
          <table:table-cell office:value-type="float" office:value="-1.5814386577278015" table:formula="of:=[.G419]-[.B419]" table:style-name="ce2">
            <text:p>-1,581438658</text:p>
          </table:table-cell>
          <table:table-cell office:value-type="float" office:value="64.238599036558995" table:formula="of:=[.H419]-[.C419]" table:style-name="ce2">
            <text:p>64,23859904</text:p>
          </table:table-cell>
          <table:table-cell office:value-type="float" office:value="-0.43905434860919712" table:formula="of:=[.I419]-[.D419]" table:style-name="ce2">
            <text:p>-0,439054349</text:p>
          </table:table-cell>
          <table:table-cell office:value-type="float" office:value="20.150186301458305" table:formula="of:=[.J419]-[.E419]" table:style-name="ce2">
            <text:p>20,1501863</text:p>
          </table:table-cell>
          <table:table-cell table:number-columns-repeated="16370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float" office:value="3.1529954682385202" table:style-name="ce2">
            <text:p>3,152995468</text:p>
          </table:table-cell>
          <table:table-cell office:value-type="float" office:value="-53.062525665485602" table:style-name="ce2">
            <text:p>-53,06252567</text:p>
          </table:table-cell>
          <table:table-cell office:value-type="float" office:value="-32.979495997334197" table:style-name="ce2">
            <text:p>-32,979496</text:p>
          </table:table-cell>
          <table:table-cell office:value-type="float" office:value="-50.686047645587401" table:style-name="ce2">
            <text:p>-50,68604765</text:p>
          </table:table-cell>
          <table:table-cell office:value-type="float" office:value="1119" table:style-name="ce2">
            <text:p>1119</text:p>
          </table:table-cell>
          <table:table-cell office:value-type="float" office:value="-18.602937904340799" table:style-name="ce2">
            <text:p>-18,6029379</text:p>
          </table:table-cell>
          <table:table-cell office:value-type="float" office:value="41.380573424319699" table:style-name="ce2">
            <text:p>41,38057342</text:p>
          </table:table-cell>
          <table:table-cell office:value-type="float" office:value="17.069961448867002" table:style-name="ce2">
            <text:p>17,06996145</text:p>
          </table:table-cell>
          <table:table-cell office:value-type="float" office:value="26.287212823370702" table:style-name="ce2">
            <text:p>26,28721282</text:p>
          </table:table-cell>
          <table:table-cell office:value-type="float" office:value="-21.755933372579317" table:formula="of:=[.G420]-[.B420]" table:style-name="ce2">
            <text:p>-21,75593337</text:p>
          </table:table-cell>
          <table:table-cell office:value-type="float" office:value="94.443099089805301" table:formula="of:=[.H420]-[.C420]" table:style-name="ce2">
            <text:p>94,44309909</text:p>
          </table:table-cell>
          <table:table-cell office:value-type="float" office:value="50.049457446201203" table:formula="of:=[.I420]-[.D420]" table:style-name="ce2">
            <text:p>50,04945745</text:p>
          </table:table-cell>
          <table:table-cell office:value-type="float" office:value="76.973260468958102" table:formula="of:=[.J420]-[.E420]" table:style-name="ce2">
            <text:p>76,97326047</text:p>
          </table:table-cell>
          <table:table-cell table:number-columns-repeated="16370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float" office:value="-33.1411366880412" table:style-name="ce2">
            <text:p>-33,14113669</text:p>
          </table:table-cell>
          <table:table-cell office:value-type="float" office:value="-2.17325237504381" table:style-name="ce2">
            <text:p>-2,173252375</text:p>
          </table:table-cell>
          <table:table-cell office:value-type="float" office:value="51.259649605567198" table:style-name="ce2">
            <text:p>51,25964961</text:p>
          </table:table-cell>
          <table:table-cell office:value-type="float" office:value="-5.65961144168008" table:style-name="ce2">
            <text:p>-5,659611442</text:p>
          </table:table-cell>
          <table:table-cell office:value-type="float" office:value="1120" table:style-name="ce2">
            <text:p>1120</text:p>
          </table:table-cell>
          <table:table-cell office:value-type="float" office:value="88.200879531227301" table:style-name="ce2">
            <text:p>88,20087953</text:p>
          </table:table-cell>
          <table:table-cell office:value-type="float" office:value="-35.1103377479104" table:style-name="ce2">
            <text:p>-35,11033775</text:p>
          </table:table-cell>
          <table:table-cell office:value-type="float" office:value="-51.441892628344398" table:style-name="ce2">
            <text:p>-51,44189263</text:p>
          </table:table-cell>
          <table:table-cell office:value-type="float" office:value="88.662728798089304" table:style-name="ce2">
            <text:p>88,6627288</text:p>
          </table:table-cell>
          <table:table-cell office:value-type="float" office:value="121.3420162192685" table:formula="of:=[.G421]-[.B421]" table:style-name="ce2">
            <text:p>121,3420162</text:p>
          </table:table-cell>
          <table:table-cell office:value-type="float" office:value="-32.937085372866591" table:formula="of:=[.H421]-[.C421]" table:style-name="ce2">
            <text:p>-32,93708537</text:p>
          </table:table-cell>
          <table:table-cell office:value-type="float" office:value="-102.7015422339116" table:formula="of:=[.I421]-[.D421]" table:style-name="ce2">
            <text:p>-102,7015422</text:p>
          </table:table-cell>
          <table:table-cell office:value-type="float" office:value="94.322340239769389" table:formula="of:=[.J421]-[.E421]" table:style-name="ce2">
            <text:p>94,32234024</text:p>
          </table:table-cell>
          <table:table-cell table:number-columns-repeated="16370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float" office:value="54.841232703160998" table:style-name="ce2">
            <text:p>54,8412327</text:p>
          </table:table-cell>
          <table:table-cell office:value-type="float" office:value="-34.248016129424499" table:style-name="ce2">
            <text:p>-34,24801613</text:p>
          </table:table-cell>
          <table:table-cell office:value-type="float" office:value="-21.962366358171199" table:style-name="ce2">
            <text:p>-21,96236636</text:p>
          </table:table-cell>
          <table:table-cell office:value-type="float" office:value="-5.2323874568318001" table:style-name="ce2">
            <text:p>-5,232387457</text:p>
          </table:table-cell>
          <table:table-cell office:value-type="float" office:value="1121" table:style-name="ce2">
            <text:p>1121</text:p>
          </table:table-cell>
          <table:table-cell office:value-type="float" office:value="22.8321233515037" table:style-name="ce2">
            <text:p>22,83212335</text:p>
          </table:table-cell>
          <table:table-cell office:value-type="float" office:value="-47.749226989839798" table:style-name="ce2">
            <text:p>-47,74922699</text:p>
          </table:table-cell>
          <table:table-cell office:value-type="float" office:value="-84.164654165126905" table:style-name="ce2">
            <text:p>-84,16465417</text:p>
          </table:table-cell>
          <table:table-cell office:value-type="float" office:value="43.533439851669698" table:style-name="ce2">
            <text:p>43,53343985</text:p>
          </table:table-cell>
          <table:table-cell office:value-type="float" office:value="-32.009109351657301" table:formula="of:=[.G422]-[.B422]" table:style-name="ce2">
            <text:p>-32,00910935</text:p>
          </table:table-cell>
          <table:table-cell office:value-type="float" office:value="-13.501210860415298" table:formula="of:=[.H422]-[.C422]" table:style-name="ce2">
            <text:p>-13,50121086</text:p>
          </table:table-cell>
          <table:table-cell office:value-type="float" office:value="-62.202287806955709" table:formula="of:=[.I422]-[.D422]" table:style-name="ce2">
            <text:p>-62,20228781</text:p>
          </table:table-cell>
          <table:table-cell office:value-type="float" office:value="48.7658273085015" table:formula="of:=[.J422]-[.E422]" table:style-name="ce2">
            <text:p>48,76582731</text:p>
          </table:table-cell>
          <table:table-cell table:number-columns-repeated="16370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float" office:value="36.246797971676202" table:style-name="ce2">
            <text:p>36,24679797</text:p>
          </table:table-cell>
          <table:table-cell office:value-type="float" office:value="-84.368823747025203" table:style-name="ce2">
            <text:p>-84,36882375</text:p>
          </table:table-cell>
          <table:table-cell office:value-type="float" office:value="41.2045271945492" table:style-name="ce2">
            <text:p>41,20452719</text:p>
          </table:table-cell>
          <table:table-cell office:value-type="float" office:value="-61.270930121416001" table:style-name="ce2">
            <text:p>-61,27093012</text:p>
          </table:table-cell>
          <table:table-cell office:value-type="float" office:value="1122" table:style-name="ce2">
            <text:p>1122</text:p>
          </table:table-cell>
          <table:table-cell office:value-type="float" office:value="56.991293792969699" table:style-name="ce2">
            <text:p>56,99129379</text:p>
          </table:table-cell>
          <table:table-cell office:value-type="float" office:value="-46.341883965919799" table:style-name="ce2">
            <text:p>-46,34188397</text:p>
          </table:table-cell>
          <table:table-cell office:value-type="float" office:value="-8.9476206782163192" table:style-name="ce2">
            <text:p>-8,947620678</text:p>
          </table:table-cell>
          <table:table-cell office:value-type="float" office:value="-86.566028296543493" table:style-name="ce2">
            <text:p>-86,5660283</text:p>
          </table:table-cell>
          <table:table-cell office:value-type="float" office:value="20.744495821293498" table:formula="of:=[.G423]-[.B423]" table:style-name="ce2">
            <text:p>20,74449582</text:p>
          </table:table-cell>
          <table:table-cell office:value-type="float" office:value="38.026939781105405" table:formula="of:=[.H423]-[.C423]" table:style-name="ce2">
            <text:p>38,02693978</text:p>
          </table:table-cell>
          <table:table-cell office:value-type="float" office:value="-50.152147872765518" table:formula="of:=[.I423]-[.D423]" table:style-name="ce2">
            <text:p>-50,15214787</text:p>
          </table:table-cell>
          <table:table-cell office:value-type="float" office:value="-25.295098175127492" table:formula="of:=[.J423]-[.E423]" table:style-name="ce2">
            <text:p>-25,29509818</text:p>
          </table:table-cell>
          <table:table-cell table:number-columns-repeated="16370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float" office:value="-10.4218551566444" table:style-name="ce2">
            <text:p>-10,42185516</text:p>
          </table:table-cell>
          <table:table-cell office:value-type="float" office:value="73.447438566151007" table:style-name="ce2">
            <text:p>73,44743857</text:p>
          </table:table-cell>
          <table:table-cell office:value-type="float" office:value="-80.459069912215099" table:style-name="ce2">
            <text:p>-80,45906991</text:p>
          </table:table-cell>
          <table:table-cell office:value-type="float" office:value="-37.514757932203601" table:style-name="ce2">
            <text:p>-37,51475793</text:p>
          </table:table-cell>
          <table:table-cell office:value-type="float" office:value="1123" table:style-name="ce2">
            <text:p>1123</text:p>
          </table:table-cell>
          <table:table-cell office:value-type="float" office:value="34.716801094313297" table:style-name="ce2">
            <text:p>34,71680109</text:p>
          </table:table-cell>
          <table:table-cell office:value-type="float" office:value="-14.1336730161331" table:style-name="ce2">
            <text:p>-14,13367302</text:p>
          </table:table-cell>
          <table:table-cell office:value-type="float" office:value="59.543033446365101" table:style-name="ce2">
            <text:p>59,54303345</text:p>
          </table:table-cell>
          <table:table-cell office:value-type="float" office:value="38.805055735759701" table:style-name="ce2">
            <text:p>38,80505574</text:p>
          </table:table-cell>
          <table:table-cell office:value-type="float" office:value="45.138656250957695" table:formula="of:=[.G424]-[.B424]" table:style-name="ce2">
            <text:p>45,13865625</text:p>
          </table:table-cell>
          <table:table-cell office:value-type="float" office:value="-87.581111582284109" table:formula="of:=[.H424]-[.C424]" table:style-name="ce2">
            <text:p>-87,58111158</text:p>
          </table:table-cell>
          <table:table-cell office:value-type="float" office:value="140.0021033585802" table:formula="of:=[.I424]-[.D424]" table:style-name="ce2">
            <text:p>140,0021034</text:p>
          </table:table-cell>
          <table:table-cell office:value-type="float" office:value="76.319813667963302" table:formula="of:=[.J424]-[.E424]" table:style-name="ce2">
            <text:p>76,31981367</text:p>
          </table:table-cell>
          <table:table-cell table:number-columns-repeated="16370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float" office:value="67.607551784551205" table:style-name="ce2">
            <text:p>67,60755178</text:p>
          </table:table-cell>
          <table:table-cell office:value-type="float" office:value="45.344426095074098" table:style-name="ce2">
            <text:p>45,3444261</text:p>
          </table:table-cell>
          <table:table-cell office:value-type="float" office:value="-74.897069117432096" table:style-name="ce2">
            <text:p>-74,89706912</text:p>
          </table:table-cell>
          <table:table-cell office:value-type="float" office:value="39.691650414866501" table:style-name="ce2">
            <text:p>39,69165041</text:p>
          </table:table-cell>
          <table:table-cell office:value-type="float" office:value="1124" table:style-name="ce2">
            <text:p>1124</text:p>
          </table:table-cell>
          <table:table-cell office:value-type="float" office:value="76.721149988721507" table:style-name="ce2">
            <text:p>76,72114999</text:p>
          </table:table-cell>
          <table:table-cell office:value-type="float" office:value="12.1988489619634" table:style-name="ce2">
            <text:p>12,19884896</text:p>
          </table:table-cell>
          <table:table-cell office:value-type="float" office:value="-84.602400522675794" table:style-name="ce2">
            <text:p>-84,60240052</text:p>
          </table:table-cell>
          <table:table-cell office:value-type="float" office:value="74.260681299155905" table:style-name="ce2">
            <text:p>74,2606813</text:p>
          </table:table-cell>
          <table:table-cell office:value-type="float" office:value="9.1135982041703016" table:formula="of:=[.G425]-[.B425]" table:style-name="ce2">
            <text:p>9,113598204</text:p>
          </table:table-cell>
          <table:table-cell office:value-type="float" office:value="-33.145577133110699" table:formula="of:=[.H425]-[.C425]" table:style-name="ce2">
            <text:p>-33,14557713</text:p>
          </table:table-cell>
          <table:table-cell office:value-type="float" office:value="-9.7053314052436974" table:formula="of:=[.I425]-[.D425]" table:style-name="ce2">
            <text:p>-9,705331405</text:p>
          </table:table-cell>
          <table:table-cell office:value-type="float" office:value="34.569030884289404" table:formula="of:=[.J425]-[.E425]" table:style-name="ce2">
            <text:p>34,56903088</text:p>
          </table:table-cell>
          <table:table-cell table:number-columns-repeated="16370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float" office:value="-53.323882160005397" table:style-name="ce2">
            <text:p>-53,32388216</text:p>
          </table:table-cell>
          <table:table-cell office:value-type="float" office:value="8.7098179068493398" table:style-name="ce2">
            <text:p>8,709817907</text:p>
          </table:table-cell>
          <table:table-cell office:value-type="float" office:value="-57.0195376879389" table:style-name="ce2">
            <text:p>-57,01953769</text:p>
          </table:table-cell>
          <table:table-cell office:value-type="float" office:value="-79.060951714764897" table:style-name="ce2">
            <text:p>-79,06095171</text:p>
          </table:table-cell>
          <table:table-cell office:value-type="float" office:value="1125" table:style-name="ce2">
            <text:p>1125</text:p>
          </table:table-cell>
          <table:table-cell office:value-type="float" office:value="-54.506122016272897" table:style-name="ce2">
            <text:p>-54,50612202</text:p>
          </table:table-cell>
          <table:table-cell office:value-type="float" office:value="9.2234066912360593" table:style-name="ce2">
            <text:p>9,223406691</text:p>
          </table:table-cell>
          <table:table-cell office:value-type="float" office:value="-76.243609582639195" table:style-name="ce2">
            <text:p>-76,24360958</text:p>
          </table:table-cell>
          <table:table-cell office:value-type="float" office:value="-86.232336716337599" table:style-name="ce2">
            <text:p>-86,23233672</text:p>
          </table:table-cell>
          <table:table-cell office:value-type="float" office:value="-1.1822398562675005" table:formula="of:=[.G426]-[.B426]" table:style-name="ce2">
            <text:p>-1,182239856</text:p>
          </table:table-cell>
          <table:table-cell office:value-type="float" office:value="0.51358878438671951" table:formula="of:=[.H426]-[.C426]" table:style-name="ce2">
            <text:p>0,513588784</text:p>
          </table:table-cell>
          <table:table-cell office:value-type="float" office:value="-19.224071894700295" table:formula="of:=[.I426]-[.D426]" table:style-name="ce2">
            <text:p>-19,22407189</text:p>
          </table:table-cell>
          <table:table-cell office:value-type="float" office:value="-7.1713850015727019" table:formula="of:=[.J426]-[.E426]" table:style-name="ce2">
            <text:p>-7,171385002</text:p>
          </table:table-cell>
          <table:table-cell table:number-columns-repeated="16370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float" office:value="70.033967764658996" table:style-name="ce2">
            <text:p>70,03396776</text:p>
          </table:table-cell>
          <table:table-cell office:value-type="float" office:value="-54.658091905824001" table:style-name="ce2">
            <text:p>-54,65809191</text:p>
          </table:table-cell>
          <table:table-cell office:value-type="float" office:value="-81.089557952615806" table:style-name="ce2">
            <text:p>-81,08955795</text:p>
          </table:table-cell>
          <table:table-cell office:value-type="float" office:value="-20.062965001987401" table:style-name="ce2">
            <text:p>-20,062965</text:p>
          </table:table-cell>
          <table:table-cell office:value-type="float" office:value="1126" table:style-name="ce2">
            <text:p>1126</text:p>
          </table:table-cell>
          <table:table-cell office:value-type="float" office:value="28.901795808042401" table:style-name="ce2">
            <text:p>28,90179581</text:p>
          </table:table-cell>
          <table:table-cell office:value-type="float" office:value="52.972223584440499" table:style-name="ce2">
            <text:p>52,97222358</text:p>
          </table:table-cell>
          <table:table-cell office:value-type="float" office:value="-22.789332018855699" table:style-name="ce2">
            <text:p>-22,78933202</text:p>
          </table:table-cell>
          <table:table-cell office:value-type="float" office:value="-22.0730478690291" table:style-name="ce2">
            <text:p>-22,07304787</text:p>
          </table:table-cell>
          <table:table-cell office:value-type="float" office:value="-41.132171956616595" table:formula="of:=[.G427]-[.B427]" table:style-name="ce2">
            <text:p>-41,13217196</text:p>
          </table:table-cell>
          <table:table-cell office:value-type="float" office:value="107.63031549026451" table:formula="of:=[.H427]-[.C427]" table:style-name="ce2">
            <text:p>107,6303155</text:p>
          </table:table-cell>
          <table:table-cell office:value-type="float" office:value="58.300225933760103" table:formula="of:=[.I427]-[.D427]" table:style-name="ce2">
            <text:p>58,30022593</text:p>
          </table:table-cell>
          <table:table-cell office:value-type="float" office:value="-2.0100828670416995" table:formula="of:=[.J427]-[.E427]" table:style-name="ce2">
            <text:p>-2,010082867</text:p>
          </table:table-cell>
          <table:table-cell table:number-columns-repeated="16370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float" office:value="23.975420039621401" table:style-name="ce2">
            <text:p>23,97542004</text:p>
          </table:table-cell>
          <table:table-cell office:value-type="float" office:value="-87.154560724368906" table:style-name="ce2">
            <text:p>-87,15456072</text:p>
          </table:table-cell>
          <table:table-cell office:value-type="float" office:value="67.733504001819796" table:style-name="ce2">
            <text:p>67,733504</text:p>
          </table:table-cell>
          <table:table-cell office:value-type="float" office:value="-6.5232570172808604" table:style-name="ce2">
            <text:p>-6,523257017</text:p>
          </table:table-cell>
          <table:table-cell office:value-type="float" office:value="1127" table:style-name="ce2">
            <text:p>1127</text:p>
          </table:table-cell>
          <table:table-cell office:value-type="float" office:value="-59.279836786082498" table:style-name="ce2">
            <text:p>-59,27983679</text:p>
          </table:table-cell>
          <table:table-cell office:value-type="float" office:value="-25.887165570365202" table:style-name="ce2">
            <text:p>-25,88716557</text:p>
          </table:table-cell>
          <table:table-cell office:value-type="float" office:value="59.913413229108102" table:style-name="ce2">
            <text:p>59,91341323</text:p>
          </table:table-cell>
          <table:table-cell office:value-type="float" office:value="42.477764249338001" table:style-name="ce2">
            <text:p>42,47776425</text:p>
          </table:table-cell>
          <table:table-cell office:value-type="float" office:value="-83.255256825703896" table:formula="of:=[.G428]-[.B428]" table:style-name="ce2">
            <text:p>-83,25525683</text:p>
          </table:table-cell>
          <table:table-cell office:value-type="float" office:value="61.267395154003708" table:formula="of:=[.H428]-[.C428]" table:style-name="ce2">
            <text:p>61,26739515</text:p>
          </table:table-cell>
          <table:table-cell office:value-type="float" office:value="-7.8200907727116942" table:formula="of:=[.I428]-[.D428]" table:style-name="ce2">
            <text:p>-7,820090773</text:p>
          </table:table-cell>
          <table:table-cell office:value-type="float" office:value="49.001021266618864" table:formula="of:=[.J428]-[.E428]" table:style-name="ce2">
            <text:p>49,00102127</text:p>
          </table:table-cell>
          <table:table-cell table:number-columns-repeated="16370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float" office:value="-48.010832028046003" table:style-name="ce2">
            <text:p>-48,01083203</text:p>
          </table:table-cell>
          <table:table-cell office:value-type="float" office:value="-88.709322357071102" table:style-name="ce2">
            <text:p>-88,70932236</text:p>
          </table:table-cell>
          <table:table-cell office:value-type="float" office:value="-69.565611979714106" table:style-name="ce2">
            <text:p>-69,56561198</text:p>
          </table:table-cell>
          <table:table-cell office:value-type="float" office:value="69.218236994258902" table:style-name="ce2">
            <text:p>69,21823699</text:p>
          </table:table-cell>
          <table:table-cell office:value-type="float" office:value="1128" table:style-name="ce2">
            <text:p>1128</text:p>
          </table:table-cell>
          <table:table-cell office:value-type="float" office:value="-81.198767081579007" table:style-name="ce2">
            <text:p>-81,19876708</text:p>
          </table:table-cell>
          <table:table-cell office:value-type="float" office:value="-43.920034208559699" table:style-name="ce2">
            <text:p>-43,92003421</text:p>
          </table:table-cell>
          <table:table-cell office:value-type="float" office:value="-66.723854810887502" table:style-name="ce2">
            <text:p>-66,72385481</text:p>
          </table:table-cell>
          <table:table-cell office:value-type="float" office:value="48.722769665210599" table:style-name="ce2">
            <text:p>48,72276967</text:p>
          </table:table-cell>
          <table:table-cell office:value-type="float" office:value="-33.187935053533003" table:formula="of:=[.G429]-[.B429]" table:style-name="ce2">
            <text:p>-33,18793505</text:p>
          </table:table-cell>
          <table:table-cell office:value-type="float" office:value="44.789288148511403" table:formula="of:=[.H429]-[.C429]" table:style-name="ce2">
            <text:p>44,78928815</text:p>
          </table:table-cell>
          <table:table-cell office:value-type="float" office:value="2.8417571688266037" table:formula="of:=[.I429]-[.D429]" table:style-name="ce2">
            <text:p>2,841757169</text:p>
          </table:table-cell>
          <table:table-cell office:value-type="float" office:value="-20.495467329048303" table:formula="of:=[.J429]-[.E429]" table:style-name="ce2">
            <text:p>-20,49546733</text:p>
          </table:table-cell>
          <table:table-cell table:number-columns-repeated="16370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float" office:value="-26.333182210149499" table:style-name="ce2">
            <text:p>-26,33318221</text:p>
          </table:table-cell>
          <table:table-cell office:value-type="float" office:value="-69.318857386061893" table:style-name="ce2">
            <text:p>-69,31885739</text:p>
          </table:table-cell>
          <table:table-cell office:value-type="float" office:value="-23.533439456827001" table:style-name="ce2">
            <text:p>-23,53343946</text:p>
          </table:table-cell>
          <table:table-cell office:value-type="float" office:value="-12.783973603877801" table:style-name="ce2">
            <text:p>-12,7839736</text:p>
          </table:table-cell>
          <table:table-cell office:value-type="float" office:value="1129" table:style-name="ce2">
            <text:p>1129</text:p>
          </table:table-cell>
          <table:table-cell office:value-type="float" office:value="66.454619320169101" table:style-name="ce2">
            <text:p>66,45461932</text:p>
          </table:table-cell>
          <table:table-cell office:value-type="float" office:value="-57.021159709790901" table:style-name="ce2">
            <text:p>-57,02115971</text:p>
          </table:table-cell>
          <table:table-cell office:value-type="float" office:value="-29.710868248313801" table:style-name="ce2">
            <text:p>-29,71086825</text:p>
          </table:table-cell>
          <table:table-cell office:value-type="float" office:value="73.7549550859367" table:style-name="ce2">
            <text:p>73,75495509</text:p>
          </table:table-cell>
          <table:table-cell office:value-type="float" office:value="92.787801530318603" table:formula="of:=[.G430]-[.B430]" table:style-name="ce2">
            <text:p>92,78780153</text:p>
          </table:table-cell>
          <table:table-cell office:value-type="float" office:value="12.297697676270992" table:formula="of:=[.H430]-[.C430]" table:style-name="ce2">
            <text:p>12,29769768</text:p>
          </table:table-cell>
          <table:table-cell office:value-type="float" office:value="-6.1774287914868005" table:formula="of:=[.I430]-[.D430]" table:style-name="ce2">
            <text:p>-6,177428791</text:p>
          </table:table-cell>
          <table:table-cell office:value-type="float" office:value="86.538928689814497" table:formula="of:=[.J430]-[.E430]" table:style-name="ce2">
            <text:p>86,53892869</text:p>
          </table:table-cell>
          <table:table-cell table:number-columns-repeated="16370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float" office:value="33.518305934113897" table:style-name="ce2">
            <text:p>33,51830593</text:p>
          </table:table-cell>
          <table:table-cell office:value-type="float" office:value="-4.7928535746798504" table:style-name="ce2">
            <text:p>-4,792853575</text:p>
          </table:table-cell>
          <table:table-cell office:value-type="float" office:value="13.4074679424048" table:style-name="ce2">
            <text:p>13,40746794</text:p>
          </table:table-cell>
          <table:table-cell office:value-type="float" office:value="-23.144262401124902" table:style-name="ce2">
            <text:p>-23,1442624</text:p>
          </table:table-cell>
          <table:table-cell office:value-type="float" office:value="1130" table:style-name="ce2">
            <text:p>1130</text:p>
          </table:table-cell>
          <table:table-cell office:value-type="float" office:value="-4.40520448107719" table:style-name="ce2">
            <text:p>-4,405204481</text:p>
          </table:table-cell>
          <table:table-cell office:value-type="float" office:value="51.173622588852801" table:style-name="ce2">
            <text:p>51,17362259</text:p>
          </table:table-cell>
          <table:table-cell office:value-type="float" office:value="-11.9015371315247" table:style-name="ce2">
            <text:p>-11,90153713</text:p>
          </table:table-cell>
          <table:table-cell office:value-type="float" office:value="-30.214332512519899" table:style-name="ce2">
            <text:p>-30,21433251</text:p>
          </table:table-cell>
          <table:table-cell office:value-type="float" office:value="-37.923510415191089" table:formula="of:=[.G431]-[.B431]" table:style-name="ce2">
            <text:p>-37,92351042</text:p>
          </table:table-cell>
          <table:table-cell office:value-type="float" office:value="55.966476163532654" table:formula="of:=[.H431]-[.C431]" table:style-name="ce2">
            <text:p>55,96647616</text:p>
          </table:table-cell>
          <table:table-cell office:value-type="float" office:value="-25.309005073929498" table:formula="of:=[.I431]-[.D431]" table:style-name="ce2">
            <text:p>-25,30900507</text:p>
          </table:table-cell>
          <table:table-cell office:value-type="float" office:value="-7.0700701113949975" table:formula="of:=[.J431]-[.E431]" table:style-name="ce2">
            <text:p>-7,070070111</text:p>
          </table:table-cell>
          <table:table-cell table:number-columns-repeated="16370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float" office:value="14.373883845896801" table:style-name="ce2">
            <text:p>14,37388385</text:p>
          </table:table-cell>
          <table:table-cell office:value-type="float" office:value="-25.148679890902699" table:style-name="ce2">
            <text:p>-25,14867989</text:p>
          </table:table-cell>
          <table:table-cell office:value-type="float" office:value="-60.4519478023429" table:style-name="ce2">
            <text:p>-60,4519478</text:p>
          </table:table-cell>
          <table:table-cell office:value-type="float" office:value="17.265579956340499" table:style-name="ce2">
            <text:p>17,26557996</text:p>
          </table:table-cell>
          <table:table-cell office:value-type="float" office:value="1131" table:style-name="ce2">
            <text:p>1131</text:p>
          </table:table-cell>
          <table:table-cell office:value-type="float" office:value="58.139568292632099" table:style-name="ce2">
            <text:p>58,13956829</text:p>
          </table:table-cell>
          <table:table-cell office:value-type="float" office:value="-38.172789443233498" table:style-name="ce2">
            <text:p>-38,17278944</text:p>
          </table:table-cell>
          <table:table-cell office:value-type="float" office:value="-9.4731460879987104" table:style-name="ce2">
            <text:p>-9,473146088</text:p>
          </table:table-cell>
          <table:table-cell office:value-type="float" office:value="-27.654869946083799" table:style-name="ce2">
            <text:p>-27,65486995</text:p>
          </table:table-cell>
          <table:table-cell office:value-type="float" office:value="43.7656844467353" table:formula="of:=[.G432]-[.B432]" table:style-name="ce2">
            <text:p>43,76568445</text:p>
          </table:table-cell>
          <table:table-cell office:value-type="float" office:value="-13.024109552330799" table:formula="of:=[.H432]-[.C432]" table:style-name="ce2">
            <text:p>-13,02410955</text:p>
          </table:table-cell>
          <table:table-cell office:value-type="float" office:value="50.978801714344186" table:formula="of:=[.I432]-[.D432]" table:style-name="ce2">
            <text:p>50,97880171</text:p>
          </table:table-cell>
          <table:table-cell office:value-type="float" office:value="-44.920449902424295" table:formula="of:=[.J432]-[.E432]" table:style-name="ce2">
            <text:p>-44,9204499</text:p>
          </table:table-cell>
          <table:table-cell table:number-columns-repeated="16370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float" office:value="87.313623307099405" table:style-name="ce2">
            <text:p>87,31362331</text:p>
          </table:table-cell>
          <table:table-cell office:value-type="float" office:value="46.240468982283801" table:style-name="ce2">
            <text:p>46,24046898</text:p>
          </table:table-cell>
          <table:table-cell office:value-type="float" office:value="67.868263053556703" table:style-name="ce2">
            <text:p>67,86826305</text:p>
          </table:table-cell>
          <table:table-cell office:value-type="float" office:value="-50.842485140751101" table:style-name="ce2">
            <text:p>-50,84248514</text:p>
          </table:table-cell>
          <table:table-cell office:value-type="float" office:value="1132" table:style-name="ce2">
            <text:p>1132</text:p>
          </table:table-cell>
          <table:table-cell office:value-type="float" office:value="-21.426527386854399" table:style-name="ce2">
            <text:p>-21,42652739</text:p>
          </table:table-cell>
          <table:table-cell office:value-type="float" office:value="0.63238489117407204" table:style-name="ce2">
            <text:p>0,632384891</text:p>
          </table:table-cell>
          <table:table-cell office:value-type="float" office:value="-26.203770496534801" table:style-name="ce2">
            <text:p>-26,2037705</text:p>
          </table:table-cell>
          <table:table-cell office:value-type="float" office:value="-48.552784241965497" table:style-name="ce2">
            <text:p>-48,55278424</text:p>
          </table:table-cell>
          <table:table-cell office:value-type="float" office:value="-108.74015069395381" table:formula="of:=[.G433]-[.B433]" table:style-name="ce2">
            <text:p>-108,7401507</text:p>
          </table:table-cell>
          <table:table-cell office:value-type="float" office:value="-45.608084091109731" table:formula="of:=[.H433]-[.C433]" table:style-name="ce2">
            <text:p>-45,60808409</text:p>
          </table:table-cell>
          <table:table-cell office:value-type="float" office:value="-94.072033550091504" table:formula="of:=[.I433]-[.D433]" table:style-name="ce2">
            <text:p>-94,07203355</text:p>
          </table:table-cell>
          <table:table-cell office:value-type="float" office:value="2.289700898785604" table:formula="of:=[.J433]-[.E433]" table:style-name="ce2">
            <text:p>2,289700899</text:p>
          </table:table-cell>
          <table:table-cell table:number-columns-repeated="16370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float" office:value="8.3713567003457907" table:style-name="ce2">
            <text:p>8,3713567</text:p>
          </table:table-cell>
          <table:table-cell office:value-type="float" office:value="87.752981083307404" table:style-name="ce2">
            <text:p>87,75298108</text:p>
          </table:table-cell>
          <table:table-cell office:value-type="float" office:value="-62.300570475548398" table:style-name="ce2">
            <text:p>-62,30057048</text:p>
          </table:table-cell>
          <table:table-cell office:value-type="float" office:value="22.9794801449057" table:style-name="ce2">
            <text:p>22,97948014</text:p>
          </table:table-cell>
          <table:table-cell office:value-type="float" office:value="1133" table:style-name="ce2">
            <text:p>1133</text:p>
          </table:table-cell>
          <table:table-cell office:value-type="float" office:value="2.05459700651461" table:style-name="ce2">
            <text:p>2,054597007</text:p>
          </table:table-cell>
          <table:table-cell office:value-type="float" office:value="-5.5991681143440699" table:style-name="ce2">
            <text:p>-5,599168114</text:p>
          </table:table-cell>
          <table:table-cell office:value-type="float" office:value="68.450068464709005" table:style-name="ce2">
            <text:p>68,45006846</text:p>
          </table:table-cell>
          <table:table-cell office:value-type="float" office:value="0.75879077807683204" table:style-name="ce2">
            <text:p>0,758790778</text:p>
          </table:table-cell>
          <table:table-cell office:value-type="float" office:value="-6.3167596938311803" table:formula="of:=[.G434]-[.B434]" table:style-name="ce2">
            <text:p>-6,316759694</text:p>
          </table:table-cell>
          <table:table-cell office:value-type="float" office:value="-93.352149197651471" table:formula="of:=[.H434]-[.C434]" table:style-name="ce2">
            <text:p>-93,3521492</text:p>
          </table:table-cell>
          <table:table-cell office:value-type="float" office:value="130.7506389402574" table:formula="of:=[.I434]-[.D434]" table:style-name="ce2">
            <text:p>130,7506389</text:p>
          </table:table-cell>
          <table:table-cell office:value-type="float" office:value="-22.220689366828868" table:formula="of:=[.J434]-[.E434]" table:style-name="ce2">
            <text:p>-22,22068937</text:p>
          </table:table-cell>
          <table:table-cell table:number-columns-repeated="16370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-6.6835038332201302" table:style-name="ce2">
            <text:p>-6,683503833</text:p>
          </table:table-cell>
          <table:table-cell office:value-type="float" office:value="40.803490843315501" table:style-name="ce2">
            <text:p>40,80349084</text:p>
          </table:table-cell>
          <table:table-cell office:value-type="float" office:value="34.451493509145998" table:style-name="ce2">
            <text:p>34,45149351</text:p>
          </table:table-cell>
          <table:table-cell office:value-type="float" office:value="23.449158870406901" table:style-name="ce2">
            <text:p>23,44915887</text:p>
          </table:table-cell>
          <table:table-cell office:value-type="float" office:value="1134" table:style-name="ce2">
            <text:p>1134</text:p>
          </table:table-cell>
          <table:table-cell office:value-type="float" office:value="-18.7771266957892" table:style-name="ce2">
            <text:p>-18,7771267</text:p>
          </table:table-cell>
          <table:table-cell office:value-type="float" office:value="-74.021341321597205" table:style-name="ce2">
            <text:p>-74,02134132</text:p>
          </table:table-cell>
          <table:table-cell office:value-type="float" office:value="9.0467939858810702" table:style-name="ce2">
            <text:p>9,046793986</text:p>
          </table:table-cell>
          <table:table-cell office:value-type="float" office:value="-28.297481339724801" table:style-name="ce2">
            <text:p>-28,29748134</text:p>
          </table:table-cell>
          <table:table-cell office:value-type="float" office:value="-12.09362286256907" table:formula="of:=[.G435]-[.B435]" table:style-name="ce2">
            <text:p>-12,09362286</text:p>
          </table:table-cell>
          <table:table-cell office:value-type="float" office:value="-114.82483216491271" table:formula="of:=[.H435]-[.C435]" table:style-name="ce2">
            <text:p>-114,8248322</text:p>
          </table:table-cell>
          <table:table-cell office:value-type="float" office:value="-25.404699523264927" table:formula="of:=[.I435]-[.D435]" table:style-name="ce2">
            <text:p>-25,40469952</text:p>
          </table:table-cell>
          <table:table-cell office:value-type="float" office:value="-51.746640210131702" table:formula="of:=[.J435]-[.E435]" table:style-name="ce2">
            <text:p>-51,74664021</text:p>
          </table:table-cell>
          <table:table-cell table:number-columns-repeated="16370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float" office:value="-49.199245773199301" table:style-name="ce2">
            <text:p>-49,19924577</text:p>
          </table:table-cell>
          <table:table-cell office:value-type="float" office:value="15.667922574089699" table:style-name="ce2">
            <text:p>15,66792257</text:p>
          </table:table-cell>
          <table:table-cell office:value-type="float" office:value="2.6655484410180601" table:style-name="ce2">
            <text:p>2,665548441</text:p>
          </table:table-cell>
          <table:table-cell office:value-type="float" office:value="-71.703713957013605" table:style-name="ce2">
            <text:p>-71,70371396</text:p>
          </table:table-cell>
          <table:table-cell office:value-type="float" office:value="1135" table:style-name="ce2">
            <text:p>1135</text:p>
          </table:table-cell>
          <table:table-cell office:value-type="float" office:value="80.915412386346603" table:style-name="ce2">
            <text:p>80,91541239</text:p>
          </table:table-cell>
          <table:table-cell office:value-type="float" office:value="54.143222043294898" table:style-name="ce2">
            <text:p>54,14322204</text:p>
          </table:table-cell>
          <table:table-cell office:value-type="float" office:value="45.797523516385503" table:style-name="ce2">
            <text:p>45,79752352</text:p>
          </table:table-cell>
          <table:table-cell office:value-type="float" office:value="31.440312246958101" table:style-name="ce2">
            <text:p>31,44031225</text:p>
          </table:table-cell>
          <table:table-cell office:value-type="float" office:value="130.11465815954591" table:formula="of:=[.G436]-[.B436]" table:style-name="ce2">
            <text:p>130,1146582</text:p>
          </table:table-cell>
          <table:table-cell office:value-type="float" office:value="38.475299469205197" table:formula="of:=[.H436]-[.C436]" table:style-name="ce2">
            <text:p>38,47529947</text:p>
          </table:table-cell>
          <table:table-cell office:value-type="float" office:value="43.131975075367443" table:formula="of:=[.I436]-[.D436]" table:style-name="ce2">
            <text:p>43,13197508</text:p>
          </table:table-cell>
          <table:table-cell office:value-type="float" office:value="103.14402620397171" table:formula="of:=[.J436]-[.E436]" table:style-name="ce2">
            <text:p>103,1440262</text:p>
          </table:table-cell>
          <table:table-cell table:number-columns-repeated="16370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float" office:value="6.9761550983475296" table:style-name="ce2">
            <text:p>6,976155098</text:p>
          </table:table-cell>
          <table:table-cell office:value-type="float" office:value="-4.2358735666068901" table:style-name="ce2">
            <text:p>-4,235873567</text:p>
          </table:table-cell>
          <table:table-cell office:value-type="float" office:value="38.801855463680504" table:style-name="ce2">
            <text:p>38,80185546</text:p>
          </table:table-cell>
          <table:table-cell office:value-type="float" office:value="51.079730895641902" table:style-name="ce2">
            <text:p>51,0797309</text:p>
          </table:table-cell>
          <table:table-cell office:value-type="float" office:value="1136" table:style-name="ce2">
            <text:p>1136</text:p>
          </table:table-cell>
          <table:table-cell office:value-type="float" office:value="81.1277498332893" table:style-name="ce2">
            <text:p>81,12774983</text:p>
          </table:table-cell>
          <table:table-cell office:value-type="float" office:value="-34.621645530971001" table:style-name="ce2">
            <text:p>-34,62164553</text:p>
          </table:table-cell>
          <table:table-cell office:value-type="float" office:value="-79.518704616389599" table:style-name="ce2">
            <text:p>-79,51870462</text:p>
          </table:table-cell>
          <table:table-cell office:value-type="float" office:value="-41.964189009295602" table:style-name="ce2">
            <text:p>-41,96418901</text:p>
          </table:table-cell>
          <table:table-cell office:value-type="float" office:value="74.151594734941767" table:formula="of:=[.G437]-[.B437]" table:style-name="ce2">
            <text:p>74,15159473</text:p>
          </table:table-cell>
          <table:table-cell office:value-type="float" office:value="-30.38577196436411" table:formula="of:=[.H437]-[.C437]" table:style-name="ce2">
            <text:p>-30,38577196</text:p>
          </table:table-cell>
          <table:table-cell office:value-type="float" office:value="-118.32056008007009" table:formula="of:=[.I437]-[.D437]" table:style-name="ce2">
            <text:p>-118,3205601</text:p>
          </table:table-cell>
          <table:table-cell office:value-type="float" office:value="-93.043919904937496" table:formula="of:=[.J437]-[.E437]" table:style-name="ce2">
            <text:p>-93,0439199</text:p>
          </table:table-cell>
          <table:table-cell table:number-columns-repeated="16370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float" office:value="72.754693755457893" table:style-name="ce2">
            <text:p>72,75469376</text:p>
          </table:table-cell>
          <table:table-cell office:value-type="float" office:value="9.7340304082960696" table:style-name="ce2">
            <text:p>9,734030408</text:p>
          </table:table-cell>
          <table:table-cell office:value-type="float" office:value="-75.497565090006205" table:style-name="ce2">
            <text:p>-75,49756509</text:p>
          </table:table-cell>
          <table:table-cell office:value-type="float" office:value="-32.6028962798283" table:style-name="ce2">
            <text:p>-32,60289628</text:p>
          </table:table-cell>
          <table:table-cell office:value-type="float" office:value="1137" table:style-name="ce2">
            <text:p>1137</text:p>
          </table:table-cell>
          <table:table-cell office:value-type="float" office:value="87.316192612056298" table:style-name="ce2">
            <text:p>87,31619261</text:p>
          </table:table-cell>
          <table:table-cell office:value-type="float" office:value="21.607435982180899" table:style-name="ce2">
            <text:p>21,60743598</text:p>
          </table:table-cell>
          <table:table-cell office:value-type="float" office:value="-33.391924377588197" table:style-name="ce2">
            <text:p>-33,39192438</text:p>
          </table:table-cell>
          <table:table-cell office:value-type="float" office:value="65.475430923480204" table:style-name="ce2">
            <text:p>65,47543092</text:p>
          </table:table-cell>
          <table:table-cell office:value-type="float" office:value="14.561498856598405" table:formula="of:=[.G438]-[.B438]" table:style-name="ce2">
            <text:p>14,56149886</text:p>
          </table:table-cell>
          <table:table-cell office:value-type="float" office:value="11.873405573884829" table:formula="of:=[.H438]-[.C438]" table:style-name="ce2">
            <text:p>11,87340557</text:p>
          </table:table-cell>
          <table:table-cell office:value-type="float" office:value="42.105640712418008" table:formula="of:=[.I438]-[.D438]" table:style-name="ce2">
            <text:p>42,10564071</text:p>
          </table:table-cell>
          <table:table-cell office:value-type="float" office:value="98.078327203308504" table:formula="of:=[.J438]-[.E438]" table:style-name="ce2">
            <text:p>98,0783272</text:p>
          </table:table-cell>
          <table:table-cell table:number-columns-repeated="16370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float" office:value="-53.044977702220599" table:style-name="ce2">
            <text:p>-53,0449777</text:p>
          </table:table-cell>
          <table:table-cell office:value-type="float" office:value="24.136935327494001" table:style-name="ce2">
            <text:p>24,13693533</text:p>
          </table:table-cell>
          <table:table-cell office:value-type="float" office:value="-6.3407978311752604" table:style-name="ce2">
            <text:p>-6,340797831</text:p>
          </table:table-cell>
          <table:table-cell office:value-type="float" office:value="72.655172044557602" table:style-name="ce2">
            <text:p>72,65517204</text:p>
          </table:table-cell>
          <table:table-cell office:value-type="float" office:value="1138" table:style-name="ce2">
            <text:p>1138</text:p>
          </table:table-cell>
          <table:table-cell office:value-type="float" office:value="29.392164885570001" table:style-name="ce2">
            <text:p>29,39216489</text:p>
          </table:table-cell>
          <table:table-cell office:value-type="float" office:value="57.0209434722764" table:style-name="ce2">
            <text:p>57,02094347</text:p>
          </table:table-cell>
          <table:table-cell office:value-type="float" office:value="-57.234665676943003" table:style-name="ce2">
            <text:p>-57,23466568</text:p>
          </table:table-cell>
          <table:table-cell office:value-type="float" office:value="-29.403194925035201" table:style-name="ce2">
            <text:p>-29,40319493</text:p>
          </table:table-cell>
          <table:table-cell office:value-type="float" office:value="82.437142587790603" table:formula="of:=[.G439]-[.B439]" table:style-name="ce2">
            <text:p>82,43714259</text:p>
          </table:table-cell>
          <table:table-cell office:value-type="float" office:value="32.884008144782399" table:formula="of:=[.H439]-[.C439]" table:style-name="ce2">
            <text:p>32,88400814</text:p>
          </table:table-cell>
          <table:table-cell office:value-type="float" office:value="-50.893867845767744" table:formula="of:=[.I439]-[.D439]" table:style-name="ce2">
            <text:p>-50,89386785</text:p>
          </table:table-cell>
          <table:table-cell office:value-type="float" office:value="-102.05836696959281" table:formula="of:=[.J439]-[.E439]" table:style-name="ce2">
            <text:p>-102,058367</text:p>
          </table:table-cell>
          <table:table-cell table:number-columns-repeated="16370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float" office:value="-4.4662601831892399" table:style-name="ce2">
            <text:p>-4,466260183</text:p>
          </table:table-cell>
          <table:table-cell office:value-type="float" office:value="77.823729801290696" table:style-name="ce2">
            <text:p>77,8237298</text:p>
          </table:table-cell>
          <table:table-cell office:value-type="float" office:value="42.297302654472603" table:style-name="ce2">
            <text:p>42,29730265</text:p>
          </table:table-cell>
          <table:table-cell office:value-type="float" office:value="-82.207059523300899" table:style-name="ce2">
            <text:p>-82,20705952</text:p>
          </table:table-cell>
          <table:table-cell office:value-type="float" office:value="1139" table:style-name="ce2">
            <text:p>1139</text:p>
          </table:table-cell>
          <table:table-cell office:value-type="float" office:value="-57.023607781427202" table:style-name="ce2">
            <text:p>-57,02360778</text:p>
          </table:table-cell>
          <table:table-cell office:value-type="float" office:value="21.412316844551299" table:style-name="ce2">
            <text:p>21,41231684</text:p>
          </table:table-cell>
          <table:table-cell office:value-type="float" office:value="59.056387812090698" table:style-name="ce2">
            <text:p>59,05638781</text:p>
          </table:table-cell>
          <table:table-cell office:value-type="float" office:value="-16.475710753576799" table:style-name="ce2">
            <text:p>-16,47571075</text:p>
          </table:table-cell>
          <table:table-cell office:value-type="float" office:value="-52.557347598237961" table:formula="of:=[.G440]-[.B440]" table:style-name="ce2">
            <text:p>-52,5573476</text:p>
          </table:table-cell>
          <table:table-cell office:value-type="float" office:value="-56.411412956739397" table:formula="of:=[.H440]-[.C440]" table:style-name="ce2">
            <text:p>-56,41141296</text:p>
          </table:table-cell>
          <table:table-cell office:value-type="float" office:value="16.759085157618095" table:formula="of:=[.I440]-[.D440]" table:style-name="ce2">
            <text:p>16,75908516</text:p>
          </table:table-cell>
          <table:table-cell office:value-type="float" office:value="65.731348769724093" table:formula="of:=[.J440]-[.E440]" table:style-name="ce2">
            <text:p>65,73134877</text:p>
          </table:table-cell>
          <table:table-cell table:number-columns-repeated="16370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float" office:value="-14.98344536726" table:style-name="ce2">
            <text:p>-14,98344537</text:p>
          </table:table-cell>
          <table:table-cell office:value-type="float" office:value="-44.6554936329618" table:style-name="ce2">
            <text:p>-44,65549363</text:p>
          </table:table-cell>
          <table:table-cell office:value-type="float" office:value="-8.0660660141826703" table:style-name="ce2">
            <text:p>-8,066066014</text:p>
          </table:table-cell>
          <table:table-cell office:value-type="float" office:value="-73.574003919826495" table:style-name="ce2">
            <text:p>-73,57400392</text:p>
          </table:table-cell>
          <table:table-cell office:value-type="float" office:value="1140" table:style-name="ce2">
            <text:p>1140</text:p>
          </table:table-cell>
          <table:table-cell office:value-type="float" office:value="17.976947843744099" table:style-name="ce2">
            <text:p>17,97694784</text:p>
          </table:table-cell>
          <table:table-cell office:value-type="float" office:value="-47.762728269420002" table:style-name="ce2">
            <text:p>-47,76272827</text:p>
          </table:table-cell>
          <table:table-cell office:value-type="float" office:value="-49.693909816367601" table:style-name="ce2">
            <text:p>-49,69390982</text:p>
          </table:table-cell>
          <table:table-cell office:value-type="float" office:value="63.139964664062298" table:style-name="ce2">
            <text:p>63,13996466</text:p>
          </table:table-cell>
          <table:table-cell office:value-type="float" office:value="32.960393211004103" table:formula="of:=[.G441]-[.B441]" table:style-name="ce2">
            <text:p>32,96039321</text:p>
          </table:table-cell>
          <table:table-cell office:value-type="float" office:value="-3.1072346364582017" table:formula="of:=[.H441]-[.C441]" table:style-name="ce2">
            <text:p>-3,107234636</text:p>
          </table:table-cell>
          <table:table-cell office:value-type="float" office:value="-41.627843802184927" table:formula="of:=[.I441]-[.D441]" table:style-name="ce2">
            <text:p>-41,6278438</text:p>
          </table:table-cell>
          <table:table-cell office:value-type="float" office:value="136.7139685838888" table:formula="of:=[.J441]-[.E441]" table:style-name="ce2">
            <text:p>136,7139686</text:p>
          </table:table-cell>
          <table:table-cell table:number-columns-repeated="16370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float" office:value="-81.182014692461706" table:style-name="ce2">
            <text:p>-81,18201469</text:p>
          </table:table-cell>
          <table:table-cell office:value-type="float" office:value="81.785770921906106" table:style-name="ce2">
            <text:p>81,78577092</text:p>
          </table:table-cell>
          <table:table-cell office:value-type="float" office:value="7.5359391022299498" table:style-name="ce2">
            <text:p>7,535939102</text:p>
          </table:table-cell>
          <table:table-cell office:value-type="float" office:value="45.728072056054202" table:style-name="ce2">
            <text:p>45,72807206</text:p>
          </table:table-cell>
          <table:table-cell office:value-type="float" office:value="1141" table:style-name="ce2">
            <text:p>1141</text:p>
          </table:table-cell>
          <table:table-cell office:value-type="float" office:value="-22.8613157692225" table:style-name="ce2">
            <text:p>-22,86131577</text:p>
          </table:table-cell>
          <table:table-cell office:value-type="float" office:value="33.036909659020999" table:style-name="ce2">
            <text:p>33,03690966</text:p>
          </table:table-cell>
          <table:table-cell office:value-type="float" office:value="8.1927827334708798" table:style-name="ce2">
            <text:p>8,192782733</text:p>
          </table:table-cell>
          <table:table-cell office:value-type="float" office:value="82.222892299464405" table:style-name="ce2">
            <text:p>82,2228923</text:p>
          </table:table-cell>
          <table:table-cell office:value-type="float" office:value="58.320698923239206" table:formula="of:=[.G442]-[.B442]" table:style-name="ce2">
            <text:p>58,32069892</text:p>
          </table:table-cell>
          <table:table-cell office:value-type="float" office:value="-48.748861262885107" table:formula="of:=[.H442]-[.C442]" table:style-name="ce2">
            <text:p>-48,74886126</text:p>
          </table:table-cell>
          <table:table-cell office:value-type="float" office:value="0.65684363124093004" table:formula="of:=[.I442]-[.D442]" table:style-name="ce2">
            <text:p>0,656843631</text:p>
          </table:table-cell>
          <table:table-cell office:value-type="float" office:value="36.494820243410203" table:formula="of:=[.J442]-[.E442]" table:style-name="ce2">
            <text:p>36,49482024</text:p>
          </table:table-cell>
          <table:table-cell table:number-columns-repeated="16370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float" office:value="3.9770885295149299" table:style-name="ce2">
            <text:p>3,97708853</text:p>
          </table:table-cell>
          <table:table-cell office:value-type="float" office:value="-87.913798530115301" table:style-name="ce2">
            <text:p>-87,91379853</text:p>
          </table:table-cell>
          <table:table-cell office:value-type="float" office:value="58.666394566978198" table:style-name="ce2">
            <text:p>58,66639457</text:p>
          </table:table-cell>
          <table:table-cell office:value-type="float" office:value="86.398240395710403" table:style-name="ce2">
            <text:p>86,3982404</text:p>
          </table:table-cell>
          <table:table-cell office:value-type="float" office:value="1142" table:style-name="ce2">
            <text:p>1142</text:p>
          </table:table-cell>
          <table:table-cell office:value-type="float" office:value="22.579538409863801" table:style-name="ce2">
            <text:p>22,57953841</text:p>
          </table:table-cell>
          <table:table-cell office:value-type="float" office:value="-72.077208829242906" table:style-name="ce2">
            <text:p>-72,07720883</text:p>
          </table:table-cell>
          <table:table-cell office:value-type="float" office:value="-13.8586967871271" table:style-name="ce2">
            <text:p>-13,85869679</text:p>
          </table:table-cell>
          <table:table-cell office:value-type="float" office:value="-36.1893515850944" table:style-name="ce2">
            <text:p>-36,18935159</text:p>
          </table:table-cell>
          <table:table-cell office:value-type="float" office:value="18.602449880348871" table:formula="of:=[.G443]-[.B443]" table:style-name="ce2">
            <text:p>18,60244988</text:p>
          </table:table-cell>
          <table:table-cell office:value-type="float" office:value="15.836589700872395" table:formula="of:=[.H443]-[.C443]" table:style-name="ce2">
            <text:p>15,8365897</text:p>
          </table:table-cell>
          <table:table-cell office:value-type="float" office:value="-72.5250913541053" table:formula="of:=[.I443]-[.D443]" table:style-name="ce2">
            <text:p>-72,52509135</text:p>
          </table:table-cell>
          <table:table-cell office:value-type="float" office:value="-122.5875919808048" table:formula="of:=[.J443]-[.E443]" table:style-name="ce2">
            <text:p>-122,587592</text:p>
          </table:table-cell>
          <table:table-cell table:number-columns-repeated="16370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float" office:value="-51.18053141259" table:style-name="ce2">
            <text:p>-51,18053141</text:p>
          </table:table-cell>
          <table:table-cell office:value-type="float" office:value="-70.534837112764293" table:style-name="ce2">
            <text:p>-70,53483711</text:p>
          </table:table-cell>
          <table:table-cell office:value-type="float" office:value="-3.1837558833545101" table:style-name="ce2">
            <text:p>-3,183755883</text:p>
          </table:table-cell>
          <table:table-cell office:value-type="float" office:value="81.256260828932994" table:style-name="ce2">
            <text:p>81,25626083</text:p>
          </table:table-cell>
          <table:table-cell office:value-type="float" office:value="1143" table:style-name="ce2">
            <text:p>1143</text:p>
          </table:table-cell>
          <table:table-cell office:value-type="float" office:value="-0.855528632123981" table:style-name="ce2">
            <text:p>-0,855528632</text:p>
          </table:table-cell>
          <table:table-cell office:value-type="float" office:value="-36.680212807190003" table:style-name="ce2">
            <text:p>-36,68021281</text:p>
          </table:table-cell>
          <table:table-cell office:value-type="float" office:value="-42.9524338819745" table:style-name="ce2">
            <text:p>-42,95243388</text:p>
          </table:table-cell>
          <table:table-cell office:value-type="float" office:value="21.9636395684504" table:style-name="ce2">
            <text:p>21,96363957</text:p>
          </table:table-cell>
          <table:table-cell office:value-type="float" office:value="50.325002780466022" table:formula="of:=[.G444]-[.B444]" table:style-name="ce2">
            <text:p>50,32500278</text:p>
          </table:table-cell>
          <table:table-cell office:value-type="float" office:value="33.854624305574291" table:formula="of:=[.H444]-[.C444]" table:style-name="ce2">
            <text:p>33,85462431</text:p>
          </table:table-cell>
          <table:table-cell office:value-type="float" office:value="-39.768677998619992" table:formula="of:=[.I444]-[.D444]" table:style-name="ce2">
            <text:p>-39,768678</text:p>
          </table:table-cell>
          <table:table-cell office:value-type="float" office:value="-59.292621260482591" table:formula="of:=[.J444]-[.E444]" table:style-name="ce2">
            <text:p>-59,29262126</text:p>
          </table:table-cell>
          <table:table-cell table:number-columns-repeated="16370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float" office:value="86.242550655923907" table:style-name="ce2">
            <text:p>86,24255066</text:p>
          </table:table-cell>
          <table:table-cell office:value-type="float" office:value="-17.993583891057401" table:style-name="ce2">
            <text:p>-17,99358389</text:p>
          </table:table-cell>
          <table:table-cell office:value-type="float" office:value="-9.4415743680552193" table:style-name="ce2">
            <text:p>-9,441574368</text:p>
          </table:table-cell>
          <table:table-cell office:value-type="float" office:value="50.332280583332299" table:style-name="ce2">
            <text:p>50,33228058</text:p>
          </table:table-cell>
          <table:table-cell office:value-type="float" office:value="1144" table:style-name="ce2">
            <text:p>1144</text:p>
          </table:table-cell>
          <table:table-cell office:value-type="float" office:value="-23.469593523500201" table:style-name="ce2">
            <text:p>-23,46959352</text:p>
          </table:table-cell>
          <table:table-cell office:value-type="float" office:value="87.887229646002595" table:style-name="ce2">
            <text:p>87,88722965</text:p>
          </table:table-cell>
          <table:table-cell office:value-type="float" office:value="11.0181789939586" table:style-name="ce2">
            <text:p>11,01817899</text:p>
          </table:table-cell>
          <table:table-cell office:value-type="float" office:value="31.215246389447302" table:style-name="ce2">
            <text:p>31,21524639</text:p>
          </table:table-cell>
          <table:table-cell office:value-type="float" office:value="-109.71214417942412" table:formula="of:=[.G445]-[.B445]" table:style-name="ce2">
            <text:p>-109,7121442</text:p>
          </table:table-cell>
          <table:table-cell office:value-type="float" office:value="105.88081353705999" table:formula="of:=[.H445]-[.C445]" table:style-name="ce2">
            <text:p>105,8808135</text:p>
          </table:table-cell>
          <table:table-cell office:value-type="float" office:value="20.459753362013821" table:formula="of:=[.I445]-[.D445]" table:style-name="ce2">
            <text:p>20,45975336</text:p>
          </table:table-cell>
          <table:table-cell office:value-type="float" office:value="-19.117034193884997" table:formula="of:=[.J445]-[.E445]" table:style-name="ce2">
            <text:p>-19,11703419</text:p>
          </table:table-cell>
          <table:table-cell table:number-columns-repeated="16370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float" office:value="-18.974417825752901" table:style-name="ce2">
            <text:p>-18,97441783</text:p>
          </table:table-cell>
          <table:table-cell office:value-type="float" office:value="-7.98566861403053" table:style-name="ce2">
            <text:p>-7,985668614</text:p>
          </table:table-cell>
          <table:table-cell office:value-type="float" office:value="-7.30507808620085" table:style-name="ce2">
            <text:p>-7,305078086</text:p>
          </table:table-cell>
          <table:table-cell office:value-type="float" office:value="-23.038726131981001" table:style-name="ce2">
            <text:p>-23,03872613</text:p>
          </table:table-cell>
          <table:table-cell office:value-type="float" office:value="1145" table:style-name="ce2">
            <text:p>1145</text:p>
          </table:table-cell>
          <table:table-cell office:value-type="float" office:value="43.021965871780402" table:style-name="ce2">
            <text:p>43,02196587</text:p>
          </table:table-cell>
          <table:table-cell office:value-type="float" office:value="16.629966548192701" table:style-name="ce2">
            <text:p>16,62996655</text:p>
          </table:table-cell>
          <table:table-cell office:value-type="float" office:value="23.006768106599601" table:style-name="ce2">
            <text:p>23,00676811</text:p>
          </table:table-cell>
          <table:table-cell office:value-type="float" office:value="-6.1861955747224702" table:style-name="ce2">
            <text:p>-6,186195575</text:p>
          </table:table-cell>
          <table:table-cell office:value-type="float" office:value="61.996383697533304" table:formula="of:=[.G446]-[.B446]" table:style-name="ce2">
            <text:p>61,9963837</text:p>
          </table:table-cell>
          <table:table-cell office:value-type="float" office:value="24.615635162223231" table:formula="of:=[.H446]-[.C446]" table:style-name="ce2">
            <text:p>24,61563516</text:p>
          </table:table-cell>
          <table:table-cell office:value-type="float" office:value="30.311846192800452" table:formula="of:=[.I446]-[.D446]" table:style-name="ce2">
            <text:p>30,31184619</text:p>
          </table:table-cell>
          <table:table-cell office:value-type="float" office:value="16.852530557258532" table:formula="of:=[.J446]-[.E446]" table:style-name="ce2">
            <text:p>16,85253056</text:p>
          </table:table-cell>
          <table:table-cell table:number-columns-repeated="16370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float" office:value="59.650585936021002" table:style-name="ce2">
            <text:p>59,65058594</text:p>
          </table:table-cell>
          <table:table-cell office:value-type="float" office:value="-34.892749718371803" table:style-name="ce2">
            <text:p>-34,89274972</text:p>
          </table:table-cell>
          <table:table-cell office:value-type="float" office:value="43.350496684941497" table:style-name="ce2">
            <text:p>43,35049668</text:p>
          </table:table-cell>
          <table:table-cell office:value-type="float" office:value="-86.407918006335507" table:style-name="ce2">
            <text:p>-86,40791801</text:p>
          </table:table-cell>
          <table:table-cell office:value-type="float" office:value="1146" table:style-name="ce2">
            <text:p>1146</text:p>
          </table:table-cell>
          <table:table-cell office:value-type="float" office:value="-6.5908003072913504" table:style-name="ce2">
            <text:p>-6,590800307</text:p>
          </table:table-cell>
          <table:table-cell office:value-type="float" office:value="-12.7868924243776" table:style-name="ce2">
            <text:p>-12,78689242</text:p>
          </table:table-cell>
          <table:table-cell office:value-type="float" office:value="27.781729850818099" table:style-name="ce2">
            <text:p>27,78172985</text:p>
          </table:table-cell>
          <table:table-cell office:value-type="float" office:value="-0.72670973185278698" table:style-name="ce2">
            <text:p>-0,726709732</text:p>
          </table:table-cell>
          <table:table-cell office:value-type="float" office:value="-66.241386243312348" table:formula="of:=[.G447]-[.B447]" table:style-name="ce2">
            <text:p>-66,24138624</text:p>
          </table:table-cell>
          <table:table-cell office:value-type="float" office:value="22.105857293994205" table:formula="of:=[.H447]-[.C447]" table:style-name="ce2">
            <text:p>22,10585729</text:p>
          </table:table-cell>
          <table:table-cell office:value-type="float" office:value="-15.568766834123398" table:formula="of:=[.I447]-[.D447]" table:style-name="ce2">
            <text:p>-15,56876683</text:p>
          </table:table-cell>
          <table:table-cell office:value-type="float" office:value="85.681208274482714" table:formula="of:=[.J447]-[.E447]" table:style-name="ce2">
            <text:p>85,68120827</text:p>
          </table:table-cell>
          <table:table-cell table:number-columns-repeated="16370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float" office:value="-12.2583702759889" table:style-name="ce2">
            <text:p>-12,25837028</text:p>
          </table:table-cell>
          <table:table-cell office:value-type="float" office:value="49.527408900231002" table:style-name="ce2">
            <text:p>49,5274089</text:p>
          </table:table-cell>
          <table:table-cell office:value-type="float" office:value="-55.4659045422557" table:style-name="ce2">
            <text:p>-55,46590454</text:p>
          </table:table-cell>
          <table:table-cell office:value-type="float" office:value="64.295406518867395" table:style-name="ce2">
            <text:p>64,29540652</text:p>
          </table:table-cell>
          <table:table-cell office:value-type="float" office:value="1147" table:style-name="ce2">
            <text:p>1147</text:p>
          </table:table-cell>
          <table:table-cell office:value-type="float" office:value="-0.23081518638204099" table:style-name="ce2">
            <text:p>-0,230815186</text:p>
          </table:table-cell>
          <table:table-cell office:value-type="float" office:value="-65.719171953530704" table:style-name="ce2">
            <text:p>-65,71917195</text:p>
          </table:table-cell>
          <table:table-cell office:value-type="float" office:value="86.135916898779101" table:style-name="ce2">
            <text:p>86,1359169</text:p>
          </table:table-cell>
          <table:table-cell office:value-type="float" office:value="-69.393007482071596" table:style-name="ce2">
            <text:p>-69,39300748</text:p>
          </table:table-cell>
          <table:table-cell office:value-type="float" office:value="12.02755508960686" table:formula="of:=[.G448]-[.B448]" table:style-name="ce2">
            <text:p>12,02755509</text:p>
          </table:table-cell>
          <table:table-cell office:value-type="float" office:value="-115.24658085376171" table:formula="of:=[.H448]-[.C448]" table:style-name="ce2">
            <text:p>-115,2465809</text:p>
          </table:table-cell>
          <table:table-cell office:value-type="float" office:value="141.60182144103482" table:formula="of:=[.I448]-[.D448]" table:style-name="ce2">
            <text:p>141,6018214</text:p>
          </table:table-cell>
          <table:table-cell office:value-type="float" office:value="-133.68841400093899" table:formula="of:=[.J448]-[.E448]" table:style-name="ce2">
            <text:p>-133,688414</text:p>
          </table:table-cell>
          <table:table-cell table:number-columns-repeated="16370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float" office:value="-24.403466199286399" table:style-name="ce2">
            <text:p>-24,4034662</text:p>
          </table:table-cell>
          <table:table-cell office:value-type="float" office:value="-32.206681130950798" table:style-name="ce2">
            <text:p>-32,20668113</text:p>
          </table:table-cell>
          <table:table-cell office:value-type="float" office:value="-77.7113195948818" table:style-name="ce2">
            <text:p>-77,71131959</text:p>
          </table:table-cell>
          <table:table-cell office:value-type="float" office:value="25.978681629911801" table:style-name="ce2">
            <text:p>25,97868163</text:p>
          </table:table-cell>
          <table:table-cell office:value-type="float" office:value="1148" table:style-name="ce2">
            <text:p>1148</text:p>
          </table:table-cell>
          <table:table-cell office:value-type="float" office:value="-1.8823415618208601" table:style-name="ce2">
            <text:p>-1,882341562</text:p>
          </table:table-cell>
          <table:table-cell office:value-type="float" office:value="38.245511660075898" table:style-name="ce2">
            <text:p>38,24551166</text:p>
          </table:table-cell>
          <table:table-cell office:value-type="float" office:value="84.644269017190496" table:style-name="ce2">
            <text:p>84,64426902</text:p>
          </table:table-cell>
          <table:table-cell office:value-type="float" office:value="25.249820227575501" table:style-name="ce2">
            <text:p>25,24982023</text:p>
          </table:table-cell>
          <table:table-cell office:value-type="float" office:value="22.52112463746554" table:formula="of:=[.G449]-[.B449]" table:style-name="ce2">
            <text:p>22,52112464</text:p>
          </table:table-cell>
          <table:table-cell office:value-type="float" office:value="70.452192791026704" table:formula="of:=[.H449]-[.C449]" table:style-name="ce2">
            <text:p>70,45219279</text:p>
          </table:table-cell>
          <table:table-cell office:value-type="float" office:value="162.3555886120723" table:formula="of:=[.I449]-[.D449]" table:style-name="ce2">
            <text:p>162,3555886</text:p>
          </table:table-cell>
          <table:table-cell office:value-type="float" office:value="-0.72886140233629959" table:formula="of:=[.J449]-[.E449]" table:style-name="ce2">
            <text:p>-0,728861402</text:p>
          </table:table-cell>
          <table:table-cell table:number-columns-repeated="16370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float" office:value="18.5089739375234" table:style-name="ce2">
            <text:p>18,50897394</text:p>
          </table:table-cell>
          <table:table-cell office:value-type="float" office:value="-42.941351621244202" table:style-name="ce2">
            <text:p>-42,94135162</text:p>
          </table:table-cell>
          <table:table-cell office:value-type="float" office:value="22.694869424420101" table:style-name="ce2">
            <text:p>22,69486942</text:p>
          </table:table-cell>
          <table:table-cell office:value-type="float" office:value="-14.3709050105956" table:style-name="ce2">
            <text:p>-14,37090501</text:p>
          </table:table-cell>
          <table:table-cell office:value-type="float" office:value="1149" table:style-name="ce2">
            <text:p>1149</text:p>
          </table:table-cell>
          <table:table-cell office:value-type="float" office:value="88.535720074744006" table:style-name="ce2">
            <text:p>88,53572007</text:p>
          </table:table-cell>
          <table:table-cell office:value-type="float" office:value="84.234301171391195" table:style-name="ce2">
            <text:p>84,23430117</text:p>
          </table:table-cell>
          <table:table-cell office:value-type="float" office:value="-84.877449811298305" table:style-name="ce2">
            <text:p>-84,87744981</text:p>
          </table:table-cell>
          <table:table-cell office:value-type="float" office:value="-17.7014517501337" table:style-name="ce2">
            <text:p>-17,70145175</text:p>
          </table:table-cell>
          <table:table-cell office:value-type="float" office:value="70.026746137220613" table:formula="of:=[.G450]-[.B450]" table:style-name="ce2">
            <text:p>70,02674614</text:p>
          </table:table-cell>
          <table:table-cell office:value-type="float" office:value="127.17565279263539" table:formula="of:=[.H450]-[.C450]" table:style-name="ce2">
            <text:p>127,1756528</text:p>
          </table:table-cell>
          <table:table-cell office:value-type="float" office:value="-107.57231923571841" table:formula="of:=[.I450]-[.D450]" table:style-name="ce2">
            <text:p>-107,5723192</text:p>
          </table:table-cell>
          <table:table-cell office:value-type="float" office:value="-3.3305467395381001" table:formula="of:=[.J450]-[.E450]" table:style-name="ce2">
            <text:p>-3,33054674</text:p>
          </table:table-cell>
          <table:table-cell table:number-columns-repeated="16370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float" office:value="-39.727541290550597" table:style-name="ce2">
            <text:p>-39,72754129</text:p>
          </table:table-cell>
          <table:table-cell office:value-type="float" office:value="-36.632622644756403" table:style-name="ce2">
            <text:p>-36,63262264</text:p>
          </table:table-cell>
          <table:table-cell office:value-type="float" office:value="81.971494172462897" table:style-name="ce2">
            <text:p>81,97149417</text:p>
          </table:table-cell>
          <table:table-cell office:value-type="float" office:value="79.980119154772197" table:style-name="ce2">
            <text:p>79,98011915</text:p>
          </table:table-cell>
          <table:table-cell office:value-type="float" office:value="1150" table:style-name="ce2">
            <text:p>1150</text:p>
          </table:table-cell>
          <table:table-cell office:value-type="float" office:value="36.850537982630001" table:style-name="ce2">
            <text:p>36,85053798</text:p>
          </table:table-cell>
          <table:table-cell office:value-type="float" office:value="4.0170454564972404" table:style-name="ce2">
            <text:p>4,017045456</text:p>
          </table:table-cell>
          <table:table-cell office:value-type="float" office:value="70.784842009123295" table:style-name="ce2">
            <text:p>70,78484201</text:p>
          </table:table-cell>
          <table:table-cell office:value-type="float" office:value="-13.9280636092388" table:style-name="ce2">
            <text:p>-13,92806361</text:p>
          </table:table-cell>
          <table:table-cell office:value-type="float" office:value="76.578079273180606" table:formula="of:=[.G451]-[.B451]" table:style-name="ce2">
            <text:p>76,57807927</text:p>
          </table:table-cell>
          <table:table-cell office:value-type="float" office:value="40.649668101253646" table:formula="of:=[.H451]-[.C451]" table:style-name="ce2">
            <text:p>40,6496681</text:p>
          </table:table-cell>
          <table:table-cell office:value-type="float" office:value="-11.186652163339602" table:formula="of:=[.I451]-[.D451]" table:style-name="ce2">
            <text:p>-11,18665216</text:p>
          </table:table-cell>
          <table:table-cell office:value-type="float" office:value="-93.908182764011002" table:formula="of:=[.J451]-[.E451]" table:style-name="ce2">
            <text:p>-93,90818276</text:p>
          </table:table-cell>
          <table:table-cell table:number-columns-repeated="16370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float" office:value="37.141610102880797" table:style-name="ce2">
            <text:p>37,1416101</text:p>
          </table:table-cell>
          <table:table-cell office:value-type="float" office:value="8.2714522041663496" table:style-name="ce2">
            <text:p>8,271452204</text:p>
          </table:table-cell>
          <table:table-cell office:value-type="float" office:value="36.548843842036398" table:style-name="ce2">
            <text:p>36,54884384</text:p>
          </table:table-cell>
          <table:table-cell office:value-type="float" office:value="11.419375806316401" table:style-name="ce2">
            <text:p>11,41937581</text:p>
          </table:table-cell>
          <table:table-cell office:value-type="float" office:value="1151" table:style-name="ce2">
            <text:p>1151</text:p>
          </table:table-cell>
          <table:table-cell office:value-type="float" office:value="26.9448618273451" table:style-name="ce2">
            <text:p>26,94486183</text:p>
          </table:table-cell>
          <table:table-cell office:value-type="float" office:value="-15.448814529228001" table:style-name="ce2">
            <text:p>-15,44881453</text:p>
          </table:table-cell>
          <table:table-cell office:value-type="float" office:value="-13.4892210034663" table:style-name="ce2">
            <text:p>-13,489221</text:p>
          </table:table-cell>
          <table:table-cell office:value-type="float" office:value="-60.260444726092601" table:style-name="ce2">
            <text:p>-60,26044473</text:p>
          </table:table-cell>
          <table:table-cell office:value-type="float" office:value="-10.196748275535697" table:formula="of:=[.G452]-[.B452]" table:style-name="ce2">
            <text:p>-10,19674828</text:p>
          </table:table-cell>
          <table:table-cell office:value-type="float" office:value="-23.72026673339435" table:formula="of:=[.H452]-[.C452]" table:style-name="ce2">
            <text:p>-23,72026673</text:p>
          </table:table-cell>
          <table:table-cell office:value-type="float" office:value="-50.038064845502696" table:formula="of:=[.I452]-[.D452]" table:style-name="ce2">
            <text:p>-50,03806485</text:p>
          </table:table-cell>
          <table:table-cell office:value-type="float" office:value="-71.679820532408996" table:formula="of:=[.J452]-[.E452]" table:style-name="ce2">
            <text:p>-71,67982053</text:p>
          </table:table-cell>
          <table:table-cell table:number-columns-repeated="16370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float" office:value="34.2206463178006" table:style-name="ce2">
            <text:p>34,22064632</text:p>
          </table:table-cell>
          <table:table-cell office:value-type="float" office:value="-53.291827521903599" table:style-name="ce2">
            <text:p>-53,29182752</text:p>
          </table:table-cell>
          <table:table-cell office:value-type="float" office:value="65.3083489939863" table:style-name="ce2">
            <text:p>65,30834899</text:p>
          </table:table-cell>
          <table:table-cell office:value-type="float" office:value="74.4697450191873" table:style-name="ce2">
            <text:p>74,46974502</text:p>
          </table:table-cell>
          <table:table-cell office:value-type="float" office:value="1152" table:style-name="ce2">
            <text:p>1152</text:p>
          </table:table-cell>
          <table:table-cell office:value-type="float" office:value="77.726147551651906" table:style-name="ce2">
            <text:p>77,72614755</text:p>
          </table:table-cell>
          <table:table-cell office:value-type="float" office:value="76.604462536831505" table:style-name="ce2">
            <text:p>76,60446254</text:p>
          </table:table-cell>
          <table:table-cell office:value-type="float" office:value="-70.093213899252902" table:style-name="ce2">
            <text:p>-70,0932139</text:p>
          </table:table-cell>
          <table:table-cell office:value-type="float" office:value="59.229144681837703" table:style-name="ce2">
            <text:p>59,22914468</text:p>
          </table:table-cell>
          <table:table-cell office:value-type="float" office:value="43.505501233851305" table:formula="of:=[.G453]-[.B453]" table:style-name="ce2">
            <text:p>43,50550123</text:p>
          </table:table-cell>
          <table:table-cell office:value-type="float" office:value="129.8962900587351" table:formula="of:=[.H453]-[.C453]" table:style-name="ce2">
            <text:p>129,8962901</text:p>
          </table:table-cell>
          <table:table-cell office:value-type="float" office:value="-135.4015628932392" table:formula="of:=[.I453]-[.D453]" table:style-name="ce2">
            <text:p>-135,4015629</text:p>
          </table:table-cell>
          <table:table-cell office:value-type="float" office:value="-15.240600337349598" table:formula="of:=[.J453]-[.E453]" table:style-name="ce2">
            <text:p>-15,24060034</text:p>
          </table:table-cell>
          <table:table-cell table:number-columns-repeated="16370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float" office:value="82.1936422853545" table:style-name="ce2">
            <text:p>82,19364229</text:p>
          </table:table-cell>
          <table:table-cell office:value-type="float" office:value="50.567325585562003" table:style-name="ce2">
            <text:p>50,56732559</text:p>
          </table:table-cell>
          <table:table-cell office:value-type="float" office:value="13.161846734964801" table:style-name="ce2">
            <text:p>13,16184673</text:p>
          </table:table-cell>
          <table:table-cell office:value-type="float" office:value="26.686487570691298" table:style-name="ce2">
            <text:p>26,68648757</text:p>
          </table:table-cell>
          <table:table-cell office:value-type="float" office:value="1153" table:style-name="ce2">
            <text:p>1153</text:p>
          </table:table-cell>
          <table:table-cell office:value-type="float" office:value="1.80443787437757" table:style-name="ce2">
            <text:p>1,804437874</text:p>
          </table:table-cell>
          <table:table-cell office:value-type="float" office:value="-40.436881179843603" table:style-name="ce2">
            <text:p>-40,43688118</text:p>
          </table:table-cell>
          <table:table-cell office:value-type="float" office:value="9.9222818985634493" table:style-name="ce2">
            <text:p>9,922281899</text:p>
          </table:table-cell>
          <table:table-cell office:value-type="float" office:value="74.345218494918896" table:style-name="ce2">
            <text:p>74,34521849</text:p>
          </table:table-cell>
          <table:table-cell office:value-type="float" office:value="-80.38920441097693" table:formula="of:=[.G454]-[.B454]" table:style-name="ce2">
            <text:p>-80,38920441</text:p>
          </table:table-cell>
          <table:table-cell office:value-type="float" office:value="-91.004206765405598" table:formula="of:=[.H454]-[.C454]" table:style-name="ce2">
            <text:p>-91,00420677</text:p>
          </table:table-cell>
          <table:table-cell office:value-type="float" office:value="-3.2395648364013514" table:formula="of:=[.I454]-[.D454]" table:style-name="ce2">
            <text:p>-3,239564836</text:p>
          </table:table-cell>
          <table:table-cell office:value-type="float" office:value="47.658730924227598" table:formula="of:=[.J454]-[.E454]" table:style-name="ce2">
            <text:p>47,65873092</text:p>
          </table:table-cell>
          <table:table-cell table:number-columns-repeated="16370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float" office:value="-5.0502232382992496" table:style-name="ce2">
            <text:p>-5,050223238</text:p>
          </table:table-cell>
          <table:table-cell office:value-type="float" office:value="8.1347415712534303" table:style-name="ce2">
            <text:p>8,134741571</text:p>
          </table:table-cell>
          <table:table-cell office:value-type="float" office:value="7.2000506539433102" table:style-name="ce2">
            <text:p>7,200050654</text:p>
          </table:table-cell>
          <table:table-cell office:value-type="float" office:value="87.6777460761312" table:style-name="ce2">
            <text:p>87,67774608</text:p>
          </table:table-cell>
          <table:table-cell office:value-type="float" office:value="1154" table:style-name="ce2">
            <text:p>1154</text:p>
          </table:table-cell>
          <table:table-cell office:value-type="float" office:value="-63.1803760374804" table:style-name="ce2">
            <text:p>-63,18037604</text:p>
          </table:table-cell>
          <table:table-cell office:value-type="float" office:value="-28.165717485587301" table:style-name="ce2">
            <text:p>-28,16571749</text:p>
          </table:table-cell>
          <table:table-cell office:value-type="float" office:value="61.7646317350492" table:style-name="ce2">
            <text:p>61,76463174</text:p>
          </table:table-cell>
          <table:table-cell office:value-type="float" office:value="3.73100247812107" table:style-name="ce2">
            <text:p>3,731002478</text:p>
          </table:table-cell>
          <table:table-cell office:value-type="float" office:value="-58.130152799181147" table:formula="of:=[.G455]-[.B455]" table:style-name="ce2">
            <text:p>-58,1301528</text:p>
          </table:table-cell>
          <table:table-cell office:value-type="float" office:value="-36.300459056840729" table:formula="of:=[.H455]-[.C455]" table:style-name="ce2">
            <text:p>-36,30045906</text:p>
          </table:table-cell>
          <table:table-cell office:value-type="float" office:value="54.564581081105892" table:formula="of:=[.I455]-[.D455]" table:style-name="ce2">
            <text:p>54,56458108</text:p>
          </table:table-cell>
          <table:table-cell office:value-type="float" office:value="-83.94674359801013" table:formula="of:=[.J455]-[.E455]" table:style-name="ce2">
            <text:p>-83,9467436</text:p>
          </table:table-cell>
          <table:table-cell table:number-columns-repeated="16370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float" office:value="-4.2845705773325804" table:style-name="ce2">
            <text:p>-4,284570577</text:p>
          </table:table-cell>
          <table:table-cell office:value-type="float" office:value="-7.4634778797402204" table:style-name="ce2">
            <text:p>-7,46347788</text:p>
          </table:table-cell>
          <table:table-cell office:value-type="float" office:value="59.3784631137218" table:style-name="ce2">
            <text:p>59,37846311</text:p>
          </table:table-cell>
          <table:table-cell office:value-type="float" office:value="72.353100042027506" table:style-name="ce2">
            <text:p>72,35310004</text:p>
          </table:table-cell>
          <table:table-cell office:value-type="float" office:value="1155" table:style-name="ce2">
            <text:p>1155</text:p>
          </table:table-cell>
          <table:table-cell office:value-type="float" office:value="-28.811295322790201" table:style-name="ce2">
            <text:p>-28,81129532</text:p>
          </table:table-cell>
          <table:table-cell office:value-type="float" office:value="57.274324538635298" table:style-name="ce2">
            <text:p>57,27432454</text:p>
          </table:table-cell>
          <table:table-cell office:value-type="float" office:value="-30.343765640421601" table:style-name="ce2">
            <text:p>-30,34376564</text:p>
          </table:table-cell>
          <table:table-cell office:value-type="float" office:value="74.333257394440196" table:style-name="ce2">
            <text:p>74,33325739</text:p>
          </table:table-cell>
          <table:table-cell office:value-type="float" office:value="-24.526724745457621" table:formula="of:=[.G456]-[.B456]" table:style-name="ce2">
            <text:p>-24,52672475</text:p>
          </table:table-cell>
          <table:table-cell office:value-type="float" office:value="64.737802418375523" table:formula="of:=[.H456]-[.C456]" table:style-name="ce2">
            <text:p>64,73780242</text:p>
          </table:table-cell>
          <table:table-cell office:value-type="float" office:value="-89.722228754143401" table:formula="of:=[.I456]-[.D456]" table:style-name="ce2">
            <text:p>-89,72222875</text:p>
          </table:table-cell>
          <table:table-cell office:value-type="float" office:value="1.9801573524126894" table:formula="of:=[.J456]-[.E456]" table:style-name="ce2">
            <text:p>1,980157352</text:p>
          </table:table-cell>
          <table:table-cell table:number-columns-repeated="16370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float" office:value="80.934957812464802" table:style-name="ce2">
            <text:p>80,93495781</text:p>
          </table:table-cell>
          <table:table-cell office:value-type="float" office:value="6.3080046265577101" table:style-name="ce2">
            <text:p>6,308004627</text:p>
          </table:table-cell>
          <table:table-cell office:value-type="float" office:value="-28.2989867665774" table:style-name="ce2">
            <text:p>-28,29898677</text:p>
          </table:table-cell>
          <table:table-cell office:value-type="float" office:value="36.150960575489997" table:style-name="ce2">
            <text:p>36,15096058</text:p>
          </table:table-cell>
          <table:table-cell office:value-type="float" office:value="1156" table:style-name="ce2">
            <text:p>1156</text:p>
          </table:table-cell>
          <table:table-cell office:value-type="float" office:value="70.225766207471196" table:style-name="ce2">
            <text:p>70,22576621</text:p>
          </table:table-cell>
          <table:table-cell office:value-type="float" office:value="58.506371885400497" table:style-name="ce2">
            <text:p>58,50637189</text:p>
          </table:table-cell>
          <table:table-cell office:value-type="float" office:value="42.628233526568899" table:style-name="ce2">
            <text:p>42,62823353</text:p>
          </table:table-cell>
          <table:table-cell office:value-type="float" office:value="35.343295608130397" table:style-name="ce2">
            <text:p>35,34329561</text:p>
          </table:table-cell>
          <table:table-cell office:value-type="float" office:value="-10.709191604993606" table:formula="of:=[.G457]-[.B457]" table:style-name="ce2">
            <text:p>-10,7091916</text:p>
          </table:table-cell>
          <table:table-cell office:value-type="float" office:value="52.198367258842786" table:formula="of:=[.H457]-[.C457]" table:style-name="ce2">
            <text:p>52,19836726</text:p>
          </table:table-cell>
          <table:table-cell office:value-type="float" office:value="70.927220293146291" table:formula="of:=[.I457]-[.D457]" table:style-name="ce2">
            <text:p>70,92722029</text:p>
          </table:table-cell>
          <table:table-cell office:value-type="float" office:value="-0.80766496735959947" table:formula="of:=[.J457]-[.E457]" table:style-name="ce2">
            <text:p>-0,807664967</text:p>
          </table:table-cell>
          <table:table-cell table:number-columns-repeated="16370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float" office:value="40.045097935300198" table:style-name="ce2">
            <text:p>40,04509794</text:p>
          </table:table-cell>
          <table:table-cell office:value-type="float" office:value="-70.307465400811196" table:style-name="ce2">
            <text:p>-70,3074654</text:p>
          </table:table-cell>
          <table:table-cell office:value-type="float" office:value="-12.3656289853974" table:style-name="ce2">
            <text:p>-12,36562899</text:p>
          </table:table-cell>
          <table:table-cell office:value-type="float" office:value="-66.9716424222445" table:style-name="ce2">
            <text:p>-66,97164242</text:p>
          </table:table-cell>
          <table:table-cell office:value-type="float" office:value="1157" table:style-name="ce2">
            <text:p>1157</text:p>
          </table:table-cell>
          <table:table-cell office:value-type="float" office:value="-86.537259781224407" table:style-name="ce2">
            <text:p>-86,53725978</text:p>
          </table:table-cell>
          <table:table-cell office:value-type="float" office:value="-4.60606387666832" table:style-name="ce2">
            <text:p>-4,606063877</text:p>
          </table:table-cell>
          <table:table-cell office:value-type="float" office:value="-4.0137448431423399" table:style-name="ce2">
            <text:p>-4,013744843</text:p>
          </table:table-cell>
          <table:table-cell office:value-type="float" office:value="48.646192617333" table:style-name="ce2">
            <text:p>48,64619262</text:p>
          </table:table-cell>
          <table:table-cell office:value-type="float" office:value="-126.5823577165246" table:formula="of:=[.G458]-[.B458]" table:style-name="ce2">
            <text:p>-126,5823577</text:p>
          </table:table-cell>
          <table:table-cell office:value-type="float" office:value="65.701401524142881" table:formula="of:=[.H458]-[.C458]" table:style-name="ce2">
            <text:p>65,70140152</text:p>
          </table:table-cell>
          <table:table-cell office:value-type="float" office:value="8.3518841422550594" table:formula="of:=[.I458]-[.D458]" table:style-name="ce2">
            <text:p>8,351884142</text:p>
          </table:table-cell>
          <table:table-cell office:value-type="float" office:value="115.6178350395775" table:formula="of:=[.J458]-[.E458]" table:style-name="ce2">
            <text:p>115,617835</text:p>
          </table:table-cell>
          <table:table-cell table:number-columns-repeated="16370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float" office:value="61.614144307762103" table:style-name="ce2">
            <text:p>61,61414431</text:p>
          </table:table-cell>
          <table:table-cell office:value-type="float" office:value="-3.4992673608718201" table:style-name="ce2">
            <text:p>-3,499267361</text:p>
          </table:table-cell>
          <table:table-cell office:value-type="float" office:value="-86.121094151299701" table:style-name="ce2">
            <text:p>-86,12109415</text:p>
          </table:table-cell>
          <table:table-cell office:value-type="float" office:value="-34.777157822968299" table:style-name="ce2">
            <text:p>-34,77715782</text:p>
          </table:table-cell>
          <table:table-cell office:value-type="float" office:value="1158" table:style-name="ce2">
            <text:p>1158</text:p>
          </table:table-cell>
          <table:table-cell office:value-type="float" office:value="55.227387239877302" table:style-name="ce2">
            <text:p>55,22738724</text:p>
          </table:table-cell>
          <table:table-cell office:value-type="float" office:value="39.4614676239948" table:style-name="ce2">
            <text:p>39,46146762</text:p>
          </table:table-cell>
          <table:table-cell office:value-type="float" office:value="-26.0396621068383" table:style-name="ce2">
            <text:p>-26,03966211</text:p>
          </table:table-cell>
          <table:table-cell office:value-type="float" office:value="10.7660575339735" table:style-name="ce2">
            <text:p>10,76605753</text:p>
          </table:table-cell>
          <table:table-cell office:value-type="float" office:value="-6.3867570678848011" table:formula="of:=[.G459]-[.B459]" table:style-name="ce2">
            <text:p>-6,386757068</text:p>
          </table:table-cell>
          <table:table-cell office:value-type="float" office:value="42.960734984866619" table:formula="of:=[.H459]-[.C459]" table:style-name="ce2">
            <text:p>42,96073498</text:p>
          </table:table-cell>
          <table:table-cell office:value-type="float" office:value="60.081432044461401" table:formula="of:=[.I459]-[.D459]" table:style-name="ce2">
            <text:p>60,08143204</text:p>
          </table:table-cell>
          <table:table-cell office:value-type="float" office:value="45.543215356941801" table:formula="of:=[.J459]-[.E459]" table:style-name="ce2">
            <text:p>45,54321536</text:p>
          </table:table-cell>
          <table:table-cell table:number-columns-repeated="16370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float" office:value="10.140337972716701" table:style-name="ce2">
            <text:p>10,14033797</text:p>
          </table:table-cell>
          <table:table-cell office:value-type="float" office:value="-35.033634784114099" table:style-name="ce2">
            <text:p>-35,03363478</text:p>
          </table:table-cell>
          <table:table-cell office:value-type="float" office:value="84.487618245597602" table:style-name="ce2">
            <text:p>84,48761825</text:p>
          </table:table-cell>
          <table:table-cell office:value-type="float" office:value="30.4291924005502" table:style-name="ce2">
            <text:p>30,4291924</text:p>
          </table:table-cell>
          <table:table-cell office:value-type="float" office:value="1159" table:style-name="ce2">
            <text:p>1159</text:p>
          </table:table-cell>
          <table:table-cell office:value-type="float" office:value="80.856541937643598" table:style-name="ce2">
            <text:p>80,85654194</text:p>
          </table:table-cell>
          <table:table-cell office:value-type="float" office:value="63.5898147355676" table:style-name="ce2">
            <text:p>63,58981474</text:p>
          </table:table-cell>
          <table:table-cell office:value-type="float" office:value="-29.3250124525978" table:style-name="ce2">
            <text:p>-29,32501245</text:p>
          </table:table-cell>
          <table:table-cell office:value-type="float" office:value="-46.529753937515203" table:style-name="ce2">
            <text:p>-46,52975394</text:p>
          </table:table-cell>
          <table:table-cell office:value-type="float" office:value="70.716203964926905" table:formula="of:=[.G460]-[.B460]" table:style-name="ce2">
            <text:p>70,71620396</text:p>
          </table:table-cell>
          <table:table-cell office:value-type="float" office:value="98.623449519681699" table:formula="of:=[.H460]-[.C460]" table:style-name="ce2">
            <text:p>98,62344952</text:p>
          </table:table-cell>
          <table:table-cell office:value-type="float" office:value="-113.81263069819541" table:formula="of:=[.I460]-[.D460]" table:style-name="ce2">
            <text:p>-113,8126307</text:p>
          </table:table-cell>
          <table:table-cell office:value-type="float" office:value="-76.958946338065402" table:formula="of:=[.J460]-[.E460]" table:style-name="ce2">
            <text:p>-76,95894634</text:p>
          </table:table-cell>
          <table:table-cell table:number-columns-repeated="16370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float" office:value="16.2298567471517" table:style-name="ce2">
            <text:p>16,22985675</text:p>
          </table:table-cell>
          <table:table-cell office:value-type="float" office:value="13.311669425396801" table:style-name="ce2">
            <text:p>13,31166943</text:p>
          </table:table-cell>
          <table:table-cell office:value-type="float" office:value="-82.179874915109707" table:style-name="ce2">
            <text:p>-82,17987492</text:p>
          </table:table-cell>
          <table:table-cell office:value-type="float" office:value="-34.7745962118235" table:style-name="ce2">
            <text:p>-34,77459621</text:p>
          </table:table-cell>
          <table:table-cell office:value-type="float" office:value="1160" table:style-name="ce2">
            <text:p>1160</text:p>
          </table:table-cell>
          <table:table-cell office:value-type="float" office:value="24.962467337490899" table:style-name="ce2">
            <text:p>24,96246734</text:p>
          </table:table-cell>
          <table:table-cell office:value-type="float" office:value="19.021656279120599" table:style-name="ce2">
            <text:p>19,02165628</text:p>
          </table:table-cell>
          <table:table-cell office:value-type="float" office:value="35.526703050465301" table:style-name="ce2">
            <text:p>35,52670305</text:p>
          </table:table-cell>
          <table:table-cell office:value-type="float" office:value="44.083160917841298" table:style-name="ce2">
            <text:p>44,08316092</text:p>
          </table:table-cell>
          <table:table-cell office:value-type="float" office:value="8.7326105903391991" table:formula="of:=[.G461]-[.B461]" table:style-name="ce2">
            <text:p>8,73261059</text:p>
          </table:table-cell>
          <table:table-cell office:value-type="float" office:value="5.7099868537237981" table:formula="of:=[.H461]-[.C461]" table:style-name="ce2">
            <text:p>5,709986854</text:p>
          </table:table-cell>
          <table:table-cell office:value-type="float" office:value="117.70657796557501" table:formula="of:=[.I461]-[.D461]" table:style-name="ce2">
            <text:p>117,706578</text:p>
          </table:table-cell>
          <table:table-cell office:value-type="float" office:value="78.857757129664805" table:formula="of:=[.J461]-[.E461]" table:style-name="ce2">
            <text:p>78,85775713</text:p>
          </table:table-cell>
          <table:table-cell table:number-columns-repeated="16370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float" office:value="26.830002127845798" table:style-name="ce2">
            <text:p>26,83000213</text:p>
          </table:table-cell>
          <table:table-cell office:value-type="float" office:value="67.306166377133806" table:style-name="ce2">
            <text:p>67,30616638</text:p>
          </table:table-cell>
          <table:table-cell office:value-type="float" office:value="72.010280146731603" table:style-name="ce2">
            <text:p>72,01028015</text:p>
          </table:table-cell>
          <table:table-cell office:value-type="float" office:value="-16.260718409369201" table:style-name="ce2">
            <text:p>-16,26071841</text:p>
          </table:table-cell>
          <table:table-cell office:value-type="float" office:value="1161" table:style-name="ce2">
            <text:p>1161</text:p>
          </table:table-cell>
          <table:table-cell office:value-type="float" office:value="-52.806131785587503" table:style-name="ce2">
            <text:p>-52,80613179</text:p>
          </table:table-cell>
          <table:table-cell office:value-type="float" office:value="46.075219170106202" table:style-name="ce2">
            <text:p>46,07521917</text:p>
          </table:table-cell>
          <table:table-cell office:value-type="float" office:value="47.777988326076503" table:style-name="ce2">
            <text:p>47,77798833</text:p>
          </table:table-cell>
          <table:table-cell office:value-type="float" office:value="41.252678237345997" table:style-name="ce2">
            <text:p>41,25267824</text:p>
          </table:table-cell>
          <table:table-cell office:value-type="float" office:value="-79.636133913433298" table:formula="of:=[.G462]-[.B462]" table:style-name="ce2">
            <text:p>-79,63613391</text:p>
          </table:table-cell>
          <table:table-cell office:value-type="float" office:value="-21.230947207027604" table:formula="of:=[.H462]-[.C462]" table:style-name="ce2">
            <text:p>-21,23094721</text:p>
          </table:table-cell>
          <table:table-cell office:value-type="float" office:value="-24.232291820655099" table:formula="of:=[.I462]-[.D462]" table:style-name="ce2">
            <text:p>-24,23229182</text:p>
          </table:table-cell>
          <table:table-cell office:value-type="float" office:value="57.513396646715194" table:formula="of:=[.J462]-[.E462]" table:style-name="ce2">
            <text:p>57,51339665</text:p>
          </table:table-cell>
          <table:table-cell table:number-columns-repeated="16370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float" office:value="-86.957084017901195" table:style-name="ce2">
            <text:p>-86,95708402</text:p>
          </table:table-cell>
          <table:table-cell office:value-type="float" office:value="-78.976373691162095" table:style-name="ce2">
            <text:p>-78,97637369</text:p>
          </table:table-cell>
          <table:table-cell office:value-type="float" office:value="36.281480371853498" table:style-name="ce2">
            <text:p>36,28148037</text:p>
          </table:table-cell>
          <table:table-cell office:value-type="float" office:value="62.781465010045999" table:style-name="ce2">
            <text:p>62,78146501</text:p>
          </table:table-cell>
          <table:table-cell office:value-type="float" office:value="1162" table:style-name="ce2">
            <text:p>1162</text:p>
          </table:table-cell>
          <table:table-cell office:value-type="float" office:value="42.859968082680098" table:style-name="ce2">
            <text:p>42,85996808</text:p>
          </table:table-cell>
          <table:table-cell office:value-type="float" office:value="40.643171977222202" table:style-name="ce2">
            <text:p>40,64317198</text:p>
          </table:table-cell>
          <table:table-cell office:value-type="float" office:value="2.04372103746759" table:style-name="ce2">
            <text:p>2,043721037</text:p>
          </table:table-cell>
          <table:table-cell office:value-type="float" office:value="-11.832499019038" table:style-name="ce2">
            <text:p>-11,83249902</text:p>
          </table:table-cell>
          <table:table-cell office:value-type="float" office:value="129.81705210058129" table:formula="of:=[.G463]-[.B463]" table:style-name="ce2">
            <text:p>129,8170521</text:p>
          </table:table-cell>
          <table:table-cell office:value-type="float" office:value="119.61954566838429" table:formula="of:=[.H463]-[.C463]" table:style-name="ce2">
            <text:p>119,6195457</text:p>
          </table:table-cell>
          <table:table-cell office:value-type="float" office:value="-34.237759334385906" table:formula="of:=[.I463]-[.D463]" table:style-name="ce2">
            <text:p>-34,23775933</text:p>
          </table:table-cell>
          <table:table-cell office:value-type="float" office:value="-74.613964029084002" table:formula="of:=[.J463]-[.E463]" table:style-name="ce2">
            <text:p>-74,61396403</text:p>
          </table:table-cell>
          <table:table-cell table:number-columns-repeated="16370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float" office:value="23.888710719915" table:style-name="ce2">
            <text:p>23,88871072</text:p>
          </table:table-cell>
          <table:table-cell office:value-type="float" office:value="-35.168247321589398" table:style-name="ce2">
            <text:p>-35,16824732</text:p>
          </table:table-cell>
          <table:table-cell office:value-type="float" office:value="-47.292218838612499" table:style-name="ce2">
            <text:p>-47,29221884</text:p>
          </table:table-cell>
          <table:table-cell office:value-type="float" office:value="74.220638254744301" table:style-name="ce2">
            <text:p>74,22063825</text:p>
          </table:table-cell>
          <table:table-cell office:value-type="float" office:value="1163" table:style-name="ce2">
            <text:p>1163</text:p>
          </table:table-cell>
          <table:table-cell office:value-type="float" office:value="49.894354025875899" table:style-name="ce2">
            <text:p>49,89435403</text:p>
          </table:table-cell>
          <table:table-cell office:value-type="float" office:value="-71.944606615275703" table:style-name="ce2">
            <text:p>-71,94460662</text:p>
          </table:table-cell>
          <table:table-cell office:value-type="float" office:value="16.921570237148799" table:style-name="ce2">
            <text:p>16,92157024</text:p>
          </table:table-cell>
          <table:table-cell office:value-type="float" office:value="20.2292783311396" table:style-name="ce2">
            <text:p>20,22927833</text:p>
          </table:table-cell>
          <table:table-cell office:value-type="float" office:value="26.005643305960898" table:formula="of:=[.G464]-[.B464]" table:style-name="ce2">
            <text:p>26,00564331</text:p>
          </table:table-cell>
          <table:table-cell office:value-type="float" office:value="-36.776359293686305" table:formula="of:=[.H464]-[.C464]" table:style-name="ce2">
            <text:p>-36,77635929</text:p>
          </table:table-cell>
          <table:table-cell office:value-type="float" office:value="64.213789075761298" table:formula="of:=[.I464]-[.D464]" table:style-name="ce2">
            <text:p>64,21378908</text:p>
          </table:table-cell>
          <table:table-cell office:value-type="float" office:value="-53.991359923604705" table:formula="of:=[.J464]-[.E464]" table:style-name="ce2">
            <text:p>-53,99135992</text:p>
          </table:table-cell>
          <table:table-cell table:number-columns-repeated="16370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float" office:value="86.917427257898694" table:style-name="ce2">
            <text:p>86,91742726</text:p>
          </table:table-cell>
          <table:table-cell office:value-type="float" office:value="44.240804002723898" table:style-name="ce2">
            <text:p>44,240804</text:p>
          </table:table-cell>
          <table:table-cell office:value-type="float" office:value="-48.323683033331399" table:style-name="ce2">
            <text:p>-48,32368303</text:p>
          </table:table-cell>
          <table:table-cell office:value-type="float" office:value="34.821890405352597" table:style-name="ce2">
            <text:p>34,82189041</text:p>
          </table:table-cell>
          <table:table-cell office:value-type="float" office:value="1164" table:style-name="ce2">
            <text:p>1164</text:p>
          </table:table-cell>
          <table:table-cell office:value-type="float" office:value="-20.396917943031202" table:style-name="ce2">
            <text:p>-20,39691794</text:p>
          </table:table-cell>
          <table:table-cell office:value-type="float" office:value="73.229504653476695" table:style-name="ce2">
            <text:p>73,22950465</text:p>
          </table:table-cell>
          <table:table-cell office:value-type="float" office:value="-3.09715982050164" table:style-name="ce2">
            <text:p>-3,097159821</text:p>
          </table:table-cell>
          <table:table-cell office:value-type="float" office:value="-82.000634630975696" table:style-name="ce2">
            <text:p>-82,00063463</text:p>
          </table:table-cell>
          <table:table-cell office:value-type="float" office:value="-107.31434520092989" table:formula="of:=[.G465]-[.B465]" table:style-name="ce2">
            <text:p>-107,3143452</text:p>
          </table:table-cell>
          <table:table-cell office:value-type="float" office:value="28.988700650752797" table:formula="of:=[.H465]-[.C465]" table:style-name="ce2">
            <text:p>28,98870065</text:p>
          </table:table-cell>
          <table:table-cell office:value-type="float" office:value="45.226523212829761" table:formula="of:=[.I465]-[.D465]" table:style-name="ce2">
            <text:p>45,22652321</text:p>
          </table:table-cell>
          <table:table-cell office:value-type="float" office:value="-116.8225250363283" table:formula="of:=[.J465]-[.E465]" table:style-name="ce2">
            <text:p>-116,822525</text:p>
          </table:table-cell>
          <table:table-cell table:number-columns-repeated="16370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float" office:value="35.372090515056897" table:style-name="ce2">
            <text:p>35,37209052</text:p>
          </table:table-cell>
          <table:table-cell office:value-type="float" office:value="-29.9289533203236" table:style-name="ce2">
            <text:p>-29,92895332</text:p>
          </table:table-cell>
          <table:table-cell office:value-type="float" office:value="-43.8286651872587" table:style-name="ce2">
            <text:p>-43,82866519</text:p>
          </table:table-cell>
          <table:table-cell office:value-type="float" office:value="-40.617731985377098" table:style-name="ce2">
            <text:p>-40,61773199</text:p>
          </table:table-cell>
          <table:table-cell office:value-type="float" office:value="1165" table:style-name="ce2">
            <text:p>1165</text:p>
          </table:table-cell>
          <table:table-cell office:value-type="float" office:value="-25.6606753669349" table:style-name="ce2">
            <text:p>-25,66067537</text:p>
          </table:table-cell>
          <table:table-cell office:value-type="float" office:value="-57.805215860040398" table:style-name="ce2">
            <text:p>-57,80521586</text:p>
          </table:table-cell>
          <table:table-cell office:value-type="float" office:value="19.392849611387" table:style-name="ce2">
            <text:p>19,39284961</text:p>
          </table:table-cell>
          <table:table-cell office:value-type="float" office:value="74.674701761083099" table:style-name="ce2">
            <text:p>74,67470176</text:p>
          </table:table-cell>
          <table:table-cell office:value-type="float" office:value="-61.032765881991793" table:formula="of:=[.G466]-[.B466]" table:style-name="ce2">
            <text:p>-61,03276588</text:p>
          </table:table-cell>
          <table:table-cell office:value-type="float" office:value="-27.876262539716798" table:formula="of:=[.H466]-[.C466]" table:style-name="ce2">
            <text:p>-27,87626254</text:p>
          </table:table-cell>
          <table:table-cell office:value-type="float" office:value="63.2215147986457" table:formula="of:=[.I466]-[.D466]" table:style-name="ce2">
            <text:p>63,2215148</text:p>
          </table:table-cell>
          <table:table-cell office:value-type="float" office:value="115.2924337464602" table:formula="of:=[.J466]-[.E466]" table:style-name="ce2">
            <text:p>115,2924337</text:p>
          </table:table-cell>
          <table:table-cell table:number-columns-repeated="16370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float" office:value="-21.201259052590999" table:style-name="ce2">
            <text:p>-21,20125905</text:p>
          </table:table-cell>
          <table:table-cell office:value-type="float" office:value="11.4727011220119" table:style-name="ce2">
            <text:p>11,47270112</text:p>
          </table:table-cell>
          <table:table-cell office:value-type="float" office:value="-45.081376767328202" table:style-name="ce2">
            <text:p>-45,08137677</text:p>
          </table:table-cell>
          <table:table-cell office:value-type="float" office:value="-57.352158769771997" table:style-name="ce2">
            <text:p>-57,35215877</text:p>
          </table:table-cell>
          <table:table-cell office:value-type="float" office:value="1166" table:style-name="ce2">
            <text:p>1166</text:p>
          </table:table-cell>
          <table:table-cell office:value-type="float" office:value="-29.050068529032199" table:style-name="ce2">
            <text:p>-29,05006853</text:p>
          </table:table-cell>
          <table:table-cell office:value-type="float" office:value="-30.7338891376417" table:style-name="ce2">
            <text:p>-30,73388914</text:p>
          </table:table-cell>
          <table:table-cell office:value-type="float" office:value="28.606143023855001" table:style-name="ce2">
            <text:p>28,60614302</text:p>
          </table:table-cell>
          <table:table-cell office:value-type="float" office:value="-38.0489229528458" table:style-name="ce2">
            <text:p>-38,04892295</text:p>
          </table:table-cell>
          <table:table-cell office:value-type="float" office:value="-7.8488094764412004" table:formula="of:=[.G467]-[.B467]" table:style-name="ce2">
            <text:p>-7,848809476</text:p>
          </table:table-cell>
          <table:table-cell office:value-type="float" office:value="-42.206590259653602" table:formula="of:=[.H467]-[.C467]" table:style-name="ce2">
            <text:p>-42,20659026</text:p>
          </table:table-cell>
          <table:table-cell office:value-type="float" office:value="73.687519791183206" table:formula="of:=[.I467]-[.D467]" table:style-name="ce2">
            <text:p>73,68751979</text:p>
          </table:table-cell>
          <table:table-cell office:value-type="float" office:value="19.303235816926197" table:formula="of:=[.J467]-[.E467]" table:style-name="ce2">
            <text:p>19,30323582</text:p>
          </table:table-cell>
          <table:table-cell table:number-columns-repeated="16370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float" office:value="72.619283017582603" table:style-name="ce2">
            <text:p>72,61928302</text:p>
          </table:table-cell>
          <table:table-cell office:value-type="float" office:value="-40.314636247501397" table:style-name="ce2">
            <text:p>-40,31463625</text:p>
          </table:table-cell>
          <table:table-cell office:value-type="float" office:value="-32.883311205764699" table:style-name="ce2">
            <text:p>-32,88331121</text:p>
          </table:table-cell>
          <table:table-cell office:value-type="float" office:value="63.452768608316703" table:style-name="ce2">
            <text:p>63,45276861</text:p>
          </table:table-cell>
          <table:table-cell office:value-type="float" office:value="1167" table:style-name="ce2">
            <text:p>1167</text:p>
          </table:table-cell>
          <table:table-cell office:value-type="float" office:value="-29.7864665357516" table:style-name="ce2">
            <text:p>-29,78646654</text:p>
          </table:table-cell>
          <table:table-cell office:value-type="float" office:value="-72.591572708154501" table:style-name="ce2">
            <text:p>-72,59157271</text:p>
          </table:table-cell>
          <table:table-cell office:value-type="float" office:value="12.6469596244794" table:style-name="ce2">
            <text:p>12,64695962</text:p>
          </table:table-cell>
          <table:table-cell office:value-type="float" office:value="-86.686178237955403" table:style-name="ce2">
            <text:p>-86,68617824</text:p>
          </table:table-cell>
          <table:table-cell office:value-type="float" office:value="-102.4057495533342" table:formula="of:=[.G468]-[.B468]" table:style-name="ce2">
            <text:p>-102,4057496</text:p>
          </table:table-cell>
          <table:table-cell office:value-type="float" office:value="-32.276936460653104" table:formula="of:=[.H468]-[.C468]" table:style-name="ce2">
            <text:p>-32,27693646</text:p>
          </table:table-cell>
          <table:table-cell office:value-type="float" office:value="45.530270830244099" table:formula="of:=[.I468]-[.D468]" table:style-name="ce2">
            <text:p>45,53027083</text:p>
          </table:table-cell>
          <table:table-cell office:value-type="float" office:value="-150.13894684627212" table:formula="of:=[.J468]-[.E468]" table:style-name="ce2">
            <text:p>-150,1389468</text:p>
          </table:table-cell>
          <table:table-cell table:number-columns-repeated="16370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float" office:value="-88.467510399528095" table:style-name="ce2">
            <text:p>-88,4675104</text:p>
          </table:table-cell>
          <table:table-cell office:value-type="float" office:value="-6.55613731894372" table:style-name="ce2">
            <text:p>-6,556137319</text:p>
          </table:table-cell>
          <table:table-cell office:value-type="float" office:value="33.990525863639697" table:style-name="ce2">
            <text:p>33,99052586</text:p>
          </table:table-cell>
          <table:table-cell office:value-type="float" office:value="50.015535072821699" table:style-name="ce2">
            <text:p>50,01553507</text:p>
          </table:table-cell>
          <table:table-cell office:value-type="float" office:value="1168" table:style-name="ce2">
            <text:p>1168</text:p>
          </table:table-cell>
          <table:table-cell office:value-type="float" office:value="-20.973459845928001" table:style-name="ce2">
            <text:p>-20,97345985</text:p>
          </table:table-cell>
          <table:table-cell office:value-type="float" office:value="83.686191965065603" table:style-name="ce2">
            <text:p>83,68619197</text:p>
          </table:table-cell>
          <table:table-cell office:value-type="float" office:value="-50.893466430676597" table:style-name="ce2">
            <text:p>-50,89346643</text:p>
          </table:table-cell>
          <table:table-cell office:value-type="float" office:value="27.997820245161101" table:style-name="ce2">
            <text:p>27,99782025</text:p>
          </table:table-cell>
          <table:table-cell office:value-type="float" office:value="67.49405055360009" table:formula="of:=[.G469]-[.B469]" table:style-name="ce2">
            <text:p>67,49405055</text:p>
          </table:table-cell>
          <table:table-cell office:value-type="float" office:value="90.24232928400933" table:formula="of:=[.H469]-[.C469]" table:style-name="ce2">
            <text:p>90,24232928</text:p>
          </table:table-cell>
          <table:table-cell office:value-type="float" office:value="-84.8839922943163" table:formula="of:=[.I469]-[.D469]" table:style-name="ce2">
            <text:p>-84,88399229</text:p>
          </table:table-cell>
          <table:table-cell office:value-type="float" office:value="-22.017714827660598" table:formula="of:=[.J469]-[.E469]" table:style-name="ce2">
            <text:p>-22,01771483</text:p>
          </table:table-cell>
          <table:table-cell table:number-columns-repeated="16370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float" office:value="8.9392735386776305" table:style-name="ce2">
            <text:p>8,939273539</text:p>
          </table:table-cell>
          <table:table-cell office:value-type="float" office:value="-8.3888474852794097" table:style-name="ce2">
            <text:p>-8,388847485</text:p>
          </table:table-cell>
          <table:table-cell office:value-type="float" office:value="-3.98961493633418" table:style-name="ce2">
            <text:p>-3,989614936</text:p>
          </table:table-cell>
          <table:table-cell office:value-type="float" office:value="62.031597083368098" table:style-name="ce2">
            <text:p>62,03159708</text:p>
          </table:table-cell>
          <table:table-cell office:value-type="float" office:value="1169" table:style-name="ce2">
            <text:p>1169</text:p>
          </table:table-cell>
          <table:table-cell office:value-type="float" office:value="1.35066810783614" table:style-name="ce2">
            <text:p>1,350668108</text:p>
          </table:table-cell>
          <table:table-cell office:value-type="float" office:value="66.050885063600504" table:style-name="ce2">
            <text:p>66,05088506</text:p>
          </table:table-cell>
          <table:table-cell office:value-type="float" office:value="56.703324983619801" table:style-name="ce2">
            <text:p>56,70332498</text:p>
          </table:table-cell>
          <table:table-cell office:value-type="float" office:value="39.319355927491998" table:style-name="ce2">
            <text:p>39,31935593</text:p>
          </table:table-cell>
          <table:table-cell office:value-type="float" office:value="-7.5886054308414908" table:formula="of:=[.G470]-[.B470]" table:style-name="ce2">
            <text:p>-7,588605431</text:p>
          </table:table-cell>
          <table:table-cell office:value-type="float" office:value="74.439732548879917" table:formula="of:=[.H470]-[.C470]" table:style-name="ce2">
            <text:p>74,43973255</text:p>
          </table:table-cell>
          <table:table-cell office:value-type="float" office:value="60.692939919953979" table:formula="of:=[.I470]-[.D470]" table:style-name="ce2">
            <text:p>60,69293992</text:p>
          </table:table-cell>
          <table:table-cell office:value-type="float" office:value="-22.7122411558761" table:formula="of:=[.J470]-[.E470]" table:style-name="ce2">
            <text:p>-22,71224116</text:p>
          </table:table-cell>
          <table:table-cell table:number-columns-repeated="16370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float" office:value="-73.097867414063501" table:style-name="ce2">
            <text:p>-73,09786741</text:p>
          </table:table-cell>
          <table:table-cell office:value-type="float" office:value="70.461263897408699" table:style-name="ce2">
            <text:p>70,4612639</text:p>
          </table:table-cell>
          <table:table-cell office:value-type="float" office:value="2.9093972842693199" table:style-name="ce2">
            <text:p>2,909397284</text:p>
          </table:table-cell>
          <table:table-cell office:value-type="float" office:value="24.670028639603899" table:style-name="ce2">
            <text:p>24,67002864</text:p>
          </table:table-cell>
          <table:table-cell office:value-type="float" office:value="1170" table:style-name="ce2">
            <text:p>1170</text:p>
          </table:table-cell>
          <table:table-cell office:value-type="float" office:value="-78.045880047303996" table:style-name="ce2">
            <text:p>-78,04588005</text:p>
          </table:table-cell>
          <table:table-cell office:value-type="float" office:value="-8.5668139050339196" table:style-name="ce2">
            <text:p>-8,566813905</text:p>
          </table:table-cell>
          <table:table-cell office:value-type="float" office:value="55.597743889498901" table:style-name="ce2">
            <text:p>55,59774389</text:p>
          </table:table-cell>
          <table:table-cell office:value-type="float" office:value="10.2008763349888" table:style-name="ce2">
            <text:p>10,20087633</text:p>
          </table:table-cell>
          <table:table-cell office:value-type="float" office:value="-4.948012633240495" table:formula="of:=[.G471]-[.B471]" table:style-name="ce2">
            <text:p>-4,948012633</text:p>
          </table:table-cell>
          <table:table-cell office:value-type="float" office:value="-79.028077802442624" table:formula="of:=[.H471]-[.C471]" table:style-name="ce2">
            <text:p>-79,0280778</text:p>
          </table:table-cell>
          <table:table-cell office:value-type="float" office:value="52.688346605229583" table:formula="of:=[.I471]-[.D471]" table:style-name="ce2">
            <text:p>52,68834661</text:p>
          </table:table-cell>
          <table:table-cell office:value-type="float" office:value="-14.469152304615099" table:formula="of:=[.J471]-[.E471]" table:style-name="ce2">
            <text:p>-14,4691523</text:p>
          </table:table-cell>
          <table:table-cell table:number-columns-repeated="16370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float" office:value="-0.35247023483838702" table:style-name="ce2">
            <text:p>-0,352470235</text:p>
          </table:table-cell>
          <table:table-cell office:value-type="float" office:value="87.152734016400402" table:style-name="ce2">
            <text:p>87,15273402</text:p>
          </table:table-cell>
          <table:table-cell office:value-type="float" office:value="-66.072729526922203" table:style-name="ce2">
            <text:p>-66,07272953</text:p>
          </table:table-cell>
          <table:table-cell office:value-type="float" office:value="86.279070343290996" table:style-name="ce2">
            <text:p>86,27907034</text:p>
          </table:table-cell>
          <table:table-cell office:value-type="float" office:value="1171" table:style-name="ce2">
            <text:p>1171</text:p>
          </table:table-cell>
          <table:table-cell office:value-type="float" office:value="-81.957135727540802" table:style-name="ce2">
            <text:p>-81,95713573</text:p>
          </table:table-cell>
          <table:table-cell office:value-type="float" office:value="34.204285763523004" table:style-name="ce2">
            <text:p>34,20428576</text:p>
          </table:table-cell>
          <table:table-cell office:value-type="float" office:value="-61.519300540270002" table:style-name="ce2">
            <text:p>-61,51930054</text:p>
          </table:table-cell>
          <table:table-cell office:value-type="float" office:value="-41.3305105885619" table:style-name="ce2">
            <text:p>-41,33051059</text:p>
          </table:table-cell>
          <table:table-cell office:value-type="float" office:value="-81.604665492702409" table:formula="of:=[.G472]-[.B472]" table:style-name="ce2">
            <text:p>-81,60466549</text:p>
          </table:table-cell>
          <table:table-cell office:value-type="float" office:value="-52.948448252877398" table:formula="of:=[.H472]-[.C472]" table:style-name="ce2">
            <text:p>-52,94844825</text:p>
          </table:table-cell>
          <table:table-cell office:value-type="float" office:value="4.5534289866522002" table:formula="of:=[.I472]-[.D472]" table:style-name="ce2">
            <text:p>4,553428987</text:p>
          </table:table-cell>
          <table:table-cell office:value-type="float" office:value="-127.60958093185289" table:formula="of:=[.J472]-[.E472]" table:style-name="ce2">
            <text:p>-127,6095809</text:p>
          </table:table-cell>
          <table:table-cell table:number-columns-repeated="16370"/>
        </table:table-row>
        <table:table-row table:style-name="ro1">
          <table:table-cell office:value-type="float" office:value="472" table:style-name="ce2">
            <text:p>472</text:p>
          </table:table-cell>
          <table:table-cell office:value-type="float" office:value="-31.546504364435599" table:style-name="ce2">
            <text:p>-31,54650436</text:p>
          </table:table-cell>
          <table:table-cell office:value-type="float" office:value="-34.184194331413202" table:style-name="ce2">
            <text:p>-34,18419433</text:p>
          </table:table-cell>
          <table:table-cell office:value-type="float" office:value="-39.9482024467721" table:style-name="ce2">
            <text:p>-39,94820245</text:p>
          </table:table-cell>
          <table:table-cell office:value-type="float" office:value="-15.4039003558901" table:style-name="ce2">
            <text:p>-15,40390036</text:p>
          </table:table-cell>
          <table:table-cell office:value-type="float" office:value="1172" table:style-name="ce2">
            <text:p>1172</text:p>
          </table:table-cell>
          <table:table-cell office:value-type="float" office:value="15.552780134711201" table:style-name="ce2">
            <text:p>15,55278013</text:p>
          </table:table-cell>
          <table:table-cell office:value-type="float" office:value="-23.5120441438876" table:style-name="ce2">
            <text:p>-23,51204414</text:p>
          </table:table-cell>
          <table:table-cell office:value-type="float" office:value="-11.774005762079501" table:style-name="ce2">
            <text:p>-11,77400576</text:p>
          </table:table-cell>
          <table:table-cell office:value-type="float" office:value="53.066099180325203" table:style-name="ce2">
            <text:p>53,06609918</text:p>
          </table:table-cell>
          <table:table-cell office:value-type="float" office:value="47.099284499146798" table:formula="of:=[.G473]-[.B473]" table:style-name="ce2">
            <text:p>47,0992845</text:p>
          </table:table-cell>
          <table:table-cell office:value-type="float" office:value="10.672150187525602" table:formula="of:=[.H473]-[.C473]" table:style-name="ce2">
            <text:p>10,67215019</text:p>
          </table:table-cell>
          <table:table-cell office:value-type="float" office:value="28.1741966846926" table:formula="of:=[.I473]-[.D473]" table:style-name="ce2">
            <text:p>28,17419668</text:p>
          </table:table-cell>
          <table:table-cell office:value-type="float" office:value="68.469999536215298" table:formula="of:=[.J473]-[.E473]" table:style-name="ce2">
            <text:p>68,46999954</text:p>
          </table:table-cell>
          <table:table-cell table:number-columns-repeated="16370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float" office:value="-35.6820725644153" table:style-name="ce2">
            <text:p>-35,68207256</text:p>
          </table:table-cell>
          <table:table-cell office:value-type="float" office:value="81.958181540064899" table:style-name="ce2">
            <text:p>81,95818154</text:p>
          </table:table-cell>
          <table:table-cell office:value-type="float" office:value="21.0659193000903" table:style-name="ce2">
            <text:p>21,0659193</text:p>
          </table:table-cell>
          <table:table-cell office:value-type="float" office:value="-18.9385182803126" table:style-name="ce2">
            <text:p>-18,93851828</text:p>
          </table:table-cell>
          <table:table-cell office:value-type="float" office:value="1173" table:style-name="ce2">
            <text:p>1173</text:p>
          </table:table-cell>
          <table:table-cell office:value-type="float" office:value="10.4444235571764" table:style-name="ce2">
            <text:p>10,44442356</text:p>
          </table:table-cell>
          <table:table-cell office:value-type="float" office:value="9.9294890330595305" table:style-name="ce2">
            <text:p>9,929489033</text:p>
          </table:table-cell>
          <table:table-cell office:value-type="float" office:value="16.3551382074738" table:style-name="ce2">
            <text:p>16,35513821</text:p>
          </table:table-cell>
          <table:table-cell office:value-type="float" office:value="-6.7608666326115703" table:style-name="ce2">
            <text:p>-6,760866633</text:p>
          </table:table-cell>
          <table:table-cell office:value-type="float" office:value="46.1264961215917" table:formula="of:=[.G474]-[.B474]" table:style-name="ce2">
            <text:p>46,12649612</text:p>
          </table:table-cell>
          <table:table-cell office:value-type="float" office:value="-72.028692507005374" table:formula="of:=[.H474]-[.C474]" table:style-name="ce2">
            <text:p>-72,02869251</text:p>
          </table:table-cell>
          <table:table-cell office:value-type="float" office:value="-4.7107810926165001" table:formula="of:=[.I474]-[.D474]" table:style-name="ce2">
            <text:p>-4,710781093</text:p>
          </table:table-cell>
          <table:table-cell office:value-type="float" office:value="12.17765164770103" table:formula="of:=[.J474]-[.E474]" table:style-name="ce2">
            <text:p>12,17765165</text:p>
          </table:table-cell>
          <table:table-cell table:number-columns-repeated="16370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float" office:value="51.862158124164601" table:style-name="ce2">
            <text:p>51,86215812</text:p>
          </table:table-cell>
          <table:table-cell office:value-type="float" office:value="42.425711326078002" table:style-name="ce2">
            <text:p>42,42571133</text:p>
          </table:table-cell>
          <table:table-cell office:value-type="float" office:value="21.053351854268499" table:style-name="ce2">
            <text:p>21,05335185</text:p>
          </table:table-cell>
          <table:table-cell office:value-type="float" office:value="20.796630975018601" table:style-name="ce2">
            <text:p>20,79663098</text:p>
          </table:table-cell>
          <table:table-cell office:value-type="float" office:value="1174" table:style-name="ce2">
            <text:p>1174</text:p>
          </table:table-cell>
          <table:table-cell office:value-type="float" office:value="-66.515212151444402" table:style-name="ce2">
            <text:p>-66,51521215</text:p>
          </table:table-cell>
          <table:table-cell office:value-type="float" office:value="18.688616144134699" table:style-name="ce2">
            <text:p>18,68861614</text:p>
          </table:table-cell>
          <table:table-cell office:value-type="float" office:value="87.800362824395293" table:style-name="ce2">
            <text:p>87,80036282</text:p>
          </table:table-cell>
          <table:table-cell office:value-type="float" office:value="48.478365946719499" table:style-name="ce2">
            <text:p>48,47836595</text:p>
          </table:table-cell>
          <table:table-cell office:value-type="float" office:value="-118.377370275609" table:formula="of:=[.G475]-[.B475]" table:style-name="ce2">
            <text:p>-118,3773703</text:p>
          </table:table-cell>
          <table:table-cell office:value-type="float" office:value="-23.737095181943303" table:formula="of:=[.H475]-[.C475]" table:style-name="ce2">
            <text:p>-23,73709518</text:p>
          </table:table-cell>
          <table:table-cell office:value-type="float" office:value="66.747010970126794" table:formula="of:=[.I475]-[.D475]" table:style-name="ce2">
            <text:p>66,74701097</text:p>
          </table:table-cell>
          <table:table-cell office:value-type="float" office:value="27.681734971700898" table:formula="of:=[.J475]-[.E475]" table:style-name="ce2">
            <text:p>27,68173497</text:p>
          </table:table-cell>
          <table:table-cell table:number-columns-repeated="16370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float" office:value="-4.7549191133619004" table:style-name="ce2">
            <text:p>-4,754919113</text:p>
          </table:table-cell>
          <table:table-cell office:value-type="float" office:value="-32.350499569094502" table:style-name="ce2">
            <text:p>-32,35049957</text:p>
          </table:table-cell>
          <table:table-cell office:value-type="float" office:value="-11.529133547045999" table:style-name="ce2">
            <text:p>-11,52913355</text:p>
          </table:table-cell>
          <table:table-cell office:value-type="float" office:value="-76.655689661597293" table:style-name="ce2">
            <text:p>-76,65568966</text:p>
          </table:table-cell>
          <table:table-cell office:value-type="float" office:value="1175" table:style-name="ce2">
            <text:p>1175</text:p>
          </table:table-cell>
          <table:table-cell office:value-type="float" office:value="-11.6505133026265" table:style-name="ce2">
            <text:p>-11,6505133</text:p>
          </table:table-cell>
          <table:table-cell office:value-type="float" office:value="-83.559877607371504" table:style-name="ce2">
            <text:p>-83,55987761</text:p>
          </table:table-cell>
          <table:table-cell office:value-type="float" office:value="-18.362292032008401" table:style-name="ce2">
            <text:p>-18,36229203</text:p>
          </table:table-cell>
          <table:table-cell office:value-type="float" office:value="48.877130129442399" table:style-name="ce2">
            <text:p>48,87713013</text:p>
          </table:table-cell>
          <table:table-cell office:value-type="float" office:value="-6.8955941892645995" table:formula="of:=[.G476]-[.B476]" table:style-name="ce2">
            <text:p>-6,895594189</text:p>
          </table:table-cell>
          <table:table-cell office:value-type="float" office:value="-51.209378038277002" table:formula="of:=[.H476]-[.C476]" table:style-name="ce2">
            <text:p>-51,20937804</text:p>
          </table:table-cell>
          <table:table-cell office:value-type="float" office:value="-6.8331584849624019" table:formula="of:=[.I476]-[.D476]" table:style-name="ce2">
            <text:p>-6,833158485</text:p>
          </table:table-cell>
          <table:table-cell office:value-type="float" office:value="125.53281979103969" table:formula="of:=[.J476]-[.E476]" table:style-name="ce2">
            <text:p>125,5328198</text:p>
          </table:table-cell>
          <table:table-cell table:number-columns-repeated="16370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float" office:value="-19.501531322968201" table:style-name="ce2">
            <text:p>-19,50153132</text:p>
          </table:table-cell>
          <table:table-cell office:value-type="float" office:value="-3.0977107313513002" table:style-name="ce2">
            <text:p>-3,097710731</text:p>
          </table:table-cell>
          <table:table-cell office:value-type="float" office:value="-33.813929738394201" table:style-name="ce2">
            <text:p>-33,81392974</text:p>
          </table:table-cell>
          <table:table-cell office:value-type="float" office:value="-38.621784737929801" table:style-name="ce2">
            <text:p>-38,62178474</text:p>
          </table:table-cell>
          <table:table-cell office:value-type="float" office:value="1176" table:style-name="ce2">
            <text:p>1176</text:p>
          </table:table-cell>
          <table:table-cell office:value-type="float" office:value="-55.162730696783498" table:style-name="ce2">
            <text:p>-55,1627307</text:p>
          </table:table-cell>
          <table:table-cell office:value-type="float" office:value="-54.9860574929601" table:style-name="ce2">
            <text:p>-54,98605749</text:p>
          </table:table-cell>
          <table:table-cell office:value-type="float" office:value="-21.413823200480302" table:style-name="ce2">
            <text:p>-21,4138232</text:p>
          </table:table-cell>
          <table:table-cell office:value-type="float" office:value="38.660268481381301" table:style-name="ce2">
            <text:p>38,66026848</text:p>
          </table:table-cell>
          <table:table-cell office:value-type="float" office:value="-35.661199373815293" table:formula="of:=[.G477]-[.B477]" table:style-name="ce2">
            <text:p>-35,66119937</text:p>
          </table:table-cell>
          <table:table-cell office:value-type="float" office:value="-51.888346761608801" table:formula="of:=[.H477]-[.C477]" table:style-name="ce2">
            <text:p>-51,88834676</text:p>
          </table:table-cell>
          <table:table-cell office:value-type="float" office:value="12.400106537913899" table:formula="of:=[.I477]-[.D477]" table:style-name="ce2">
            <text:p>12,40010654</text:p>
          </table:table-cell>
          <table:table-cell office:value-type="float" office:value="77.282053219311109" table:formula="of:=[.J477]-[.E477]" table:style-name="ce2">
            <text:p>77,28205322</text:p>
          </table:table-cell>
          <table:table-cell table:number-columns-repeated="16370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float" office:value="71.613230195808299" table:style-name="ce2">
            <text:p>71,6132302</text:p>
          </table:table-cell>
          <table:table-cell office:value-type="float" office:value="-78.152184113187303" table:style-name="ce2">
            <text:p>-78,15218411</text:p>
          </table:table-cell>
          <table:table-cell office:value-type="float" office:value="61.7100368190208" table:style-name="ce2">
            <text:p>61,71003682</text:p>
          </table:table-cell>
          <table:table-cell office:value-type="float" office:value="75.856322462116296" table:style-name="ce2">
            <text:p>75,85632246</text:p>
          </table:table-cell>
          <table:table-cell office:value-type="float" office:value="1177" table:style-name="ce2">
            <text:p>1177</text:p>
          </table:table-cell>
          <table:table-cell office:value-type="float" office:value="-21.0455680349069" table:style-name="ce2">
            <text:p>-21,04556803</text:p>
          </table:table-cell>
          <table:table-cell office:value-type="float" office:value="-80.963186464368604" table:style-name="ce2">
            <text:p>-80,96318646</text:p>
          </table:table-cell>
          <table:table-cell office:value-type="float" office:value="39.5711841928646" table:style-name="ce2">
            <text:p>39,57118419</text:p>
          </table:table-cell>
          <table:table-cell office:value-type="float" office:value="-29.804851922849299" table:style-name="ce2">
            <text:p>-29,80485192</text:p>
          </table:table-cell>
          <table:table-cell office:value-type="float" office:value="-92.658798230715206" table:formula="of:=[.G478]-[.B478]" table:style-name="ce2">
            <text:p>-92,65879823</text:p>
          </table:table-cell>
          <table:table-cell office:value-type="float" office:value="-2.8110023511813012" table:formula="of:=[.H478]-[.C478]" table:style-name="ce2">
            <text:p>-2,811002351</text:p>
          </table:table-cell>
          <table:table-cell office:value-type="float" office:value="-22.138852626156201" table:formula="of:=[.I478]-[.D478]" table:style-name="ce2">
            <text:p>-22,13885263</text:p>
          </table:table-cell>
          <table:table-cell office:value-type="float" office:value="-105.66117438496559" table:formula="of:=[.J478]-[.E478]" table:style-name="ce2">
            <text:p>-105,6611744</text:p>
          </table:table-cell>
          <table:table-cell table:number-columns-repeated="16370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float" office:value="65.235769339149797" table:style-name="ce2">
            <text:p>65,23576934</text:p>
          </table:table-cell>
          <table:table-cell office:value-type="float" office:value="-14.4700551193327" table:style-name="ce2">
            <text:p>-14,47005512</text:p>
          </table:table-cell>
          <table:table-cell office:value-type="float" office:value="-5.0917993586580899" table:style-name="ce2">
            <text:p>-5,091799359</text:p>
          </table:table-cell>
          <table:table-cell office:value-type="float" office:value="-88.400961197890098" table:style-name="ce2">
            <text:p>-88,4009612</text:p>
          </table:table-cell>
          <table:table-cell office:value-type="float" office:value="1178" table:style-name="ce2">
            <text:p>1178</text:p>
          </table:table-cell>
          <table:table-cell office:value-type="float" office:value="63.741943989018601" table:style-name="ce2">
            <text:p>63,74194399</text:p>
          </table:table-cell>
          <table:table-cell office:value-type="float" office:value="18.6956772445835" table:style-name="ce2">
            <text:p>18,69567724</text:p>
          </table:table-cell>
          <table:table-cell office:value-type="float" office:value="-45.498022771547099" table:style-name="ce2">
            <text:p>-45,49802277</text:p>
          </table:table-cell>
          <table:table-cell office:value-type="float" office:value="10.779860667023501" table:style-name="ce2">
            <text:p>10,77986067</text:p>
          </table:table-cell>
          <table:table-cell office:value-type="float" office:value="-1.4938253501311962" table:formula="of:=[.G479]-[.B479]" table:style-name="ce2">
            <text:p>-1,49382535</text:p>
          </table:table-cell>
          <table:table-cell office:value-type="float" office:value="33.165732363916199" table:formula="of:=[.H479]-[.C479]" table:style-name="ce2">
            <text:p>33,16573236</text:p>
          </table:table-cell>
          <table:table-cell office:value-type="float" office:value="-40.406223412889005" table:formula="of:=[.I479]-[.D479]" table:style-name="ce2">
            <text:p>-40,40622341</text:p>
          </table:table-cell>
          <table:table-cell office:value-type="float" office:value="99.180821864913597" table:formula="of:=[.J479]-[.E479]" table:style-name="ce2">
            <text:p>99,18082186</text:p>
          </table:table-cell>
          <table:table-cell table:number-columns-repeated="16370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float" office:value="-36.818371038057499" table:style-name="ce2">
            <text:p>-36,81837104</text:p>
          </table:table-cell>
          <table:table-cell office:value-type="float" office:value="36.696853366469497" table:style-name="ce2">
            <text:p>36,69685337</text:p>
          </table:table-cell>
          <table:table-cell office:value-type="float" office:value="-40.678754874921196" table:style-name="ce2">
            <text:p>-40,67875487</text:p>
          </table:table-cell>
          <table:table-cell office:value-type="float" office:value="-22.380119741525199" table:style-name="ce2">
            <text:p>-22,38011974</text:p>
          </table:table-cell>
          <table:table-cell office:value-type="float" office:value="1179" table:style-name="ce2">
            <text:p>1179</text:p>
          </table:table-cell>
          <table:table-cell office:value-type="float" office:value="-64.128271214791894" table:style-name="ce2">
            <text:p>-64,12827121</text:p>
          </table:table-cell>
          <table:table-cell office:value-type="float" office:value="-4.1810044820047798" table:style-name="ce2">
            <text:p>-4,181004482</text:p>
          </table:table-cell>
          <table:table-cell office:value-type="float" office:value="-20.815860300587801" table:style-name="ce2">
            <text:p>-20,8158603</text:p>
          </table:table-cell>
          <table:table-cell office:value-type="float" office:value="-19.820030463815801" table:style-name="ce2">
            <text:p>-19,82003046</text:p>
          </table:table-cell>
          <table:table-cell office:value-type="float" office:value="-27.309900176734395" table:formula="of:=[.G480]-[.B480]" table:style-name="ce2">
            <text:p>-27,30990018</text:p>
          </table:table-cell>
          <table:table-cell office:value-type="float" office:value="-40.877857848474278" table:formula="of:=[.H480]-[.C480]" table:style-name="ce2">
            <text:p>-40,87785785</text:p>
          </table:table-cell>
          <table:table-cell office:value-type="float" office:value="19.862894574333396" table:formula="of:=[.I480]-[.D480]" table:style-name="ce2">
            <text:p>19,86289457</text:p>
          </table:table-cell>
          <table:table-cell office:value-type="float" office:value="2.5600892777093982" table:formula="of:=[.J480]-[.E480]" table:style-name="ce2">
            <text:p>2,560089278</text:p>
          </table:table-cell>
          <table:table-cell table:number-columns-repeated="16370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float" office:value="-72.315865726377496" table:style-name="ce2">
            <text:p>-72,31586573</text:p>
          </table:table-cell>
          <table:table-cell office:value-type="float" office:value="-39.777847188654597" table:style-name="ce2">
            <text:p>-39,77784719</text:p>
          </table:table-cell>
          <table:table-cell office:value-type="float" office:value="39.7755420744163" table:style-name="ce2">
            <text:p>39,77554207</text:p>
          </table:table-cell>
          <table:table-cell office:value-type="float" office:value="-56.801686230720001" table:style-name="ce2">
            <text:p>-56,80168623</text:p>
          </table:table-cell>
          <table:table-cell office:value-type="float" office:value="1180" table:style-name="ce2">
            <text:p>1180</text:p>
          </table:table-cell>
          <table:table-cell office:value-type="float" office:value="86.384910585179895" table:style-name="ce2">
            <text:p>86,38491059</text:p>
          </table:table-cell>
          <table:table-cell office:value-type="float" office:value="-37.234706581748704" table:style-name="ce2">
            <text:p>-37,23470658</text:p>
          </table:table-cell>
          <table:table-cell office:value-type="float" office:value="35.024745170228499" table:style-name="ce2">
            <text:p>35,02474517</text:p>
          </table:table-cell>
          <table:table-cell office:value-type="float" office:value="-69.180457163145505" table:style-name="ce2">
            <text:p>-69,18045716</text:p>
          </table:table-cell>
          <table:table-cell office:value-type="float" office:value="158.70077631155738" table:formula="of:=[.G481]-[.B481]" table:style-name="ce2">
            <text:p>158,7007763</text:p>
          </table:table-cell>
          <table:table-cell office:value-type="float" office:value="2.5431406069058937" table:formula="of:=[.H481]-[.C481]" table:style-name="ce2">
            <text:p>2,543140607</text:p>
          </table:table-cell>
          <table:table-cell office:value-type="float" office:value="-4.7507969041878013" table:formula="of:=[.I481]-[.D481]" table:style-name="ce2">
            <text:p>-4,750796904</text:p>
          </table:table-cell>
          <table:table-cell office:value-type="float" office:value="-12.378770932425503" table:formula="of:=[.J481]-[.E481]" table:style-name="ce2">
            <text:p>-12,37877093</text:p>
          </table:table-cell>
          <table:table-cell table:number-columns-repeated="16370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float" office:value="60.701663885712399" table:style-name="ce2">
            <text:p>60,70166389</text:p>
          </table:table-cell>
          <table:table-cell office:value-type="float" office:value="-75.687215021303103" table:style-name="ce2">
            <text:p>-75,68721502</text:p>
          </table:table-cell>
          <table:table-cell office:value-type="float" office:value="17.155721298510802" table:style-name="ce2">
            <text:p>17,1557213</text:p>
          </table:table-cell>
          <table:table-cell office:value-type="float" office:value="34.506134564872802" table:style-name="ce2">
            <text:p>34,50613456</text:p>
          </table:table-cell>
          <table:table-cell office:value-type="float" office:value="1181" table:style-name="ce2">
            <text:p>1181</text:p>
          </table:table-cell>
          <table:table-cell office:value-type="float" office:value="40.784071222335598" table:style-name="ce2">
            <text:p>40,78407122</text:p>
          </table:table-cell>
          <table:table-cell office:value-type="float" office:value="-38.972229621628003" table:style-name="ce2">
            <text:p>-38,97222962</text:p>
          </table:table-cell>
          <table:table-cell office:value-type="float" office:value="-82.560899626982504" table:style-name="ce2">
            <text:p>-82,56089963</text:p>
          </table:table-cell>
          <table:table-cell office:value-type="float" office:value="15.6942602466012" table:style-name="ce2">
            <text:p>15,69426025</text:p>
          </table:table-cell>
          <table:table-cell office:value-type="float" office:value="-19.917592663376801" table:formula="of:=[.G482]-[.B482]" table:style-name="ce2">
            <text:p>-19,91759266</text:p>
          </table:table-cell>
          <table:table-cell office:value-type="float" office:value="36.714985399675101" table:formula="of:=[.H482]-[.C482]" table:style-name="ce2">
            <text:p>36,7149854</text:p>
          </table:table-cell>
          <table:table-cell office:value-type="float" office:value="-99.716620925493302" table:formula="of:=[.I482]-[.D482]" table:style-name="ce2">
            <text:p>-99,71662093</text:p>
          </table:table-cell>
          <table:table-cell office:value-type="float" office:value="-18.811874318271602" table:formula="of:=[.J482]-[.E482]" table:style-name="ce2">
            <text:p>-18,81187432</text:p>
          </table:table-cell>
          <table:table-cell table:number-columns-repeated="16370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float" office:value="2.4110885253355301" table:style-name="ce2">
            <text:p>2,411088525</text:p>
          </table:table-cell>
          <table:table-cell office:value-type="float" office:value="84.257597178679603" table:style-name="ce2">
            <text:p>84,25759718</text:p>
          </table:table-cell>
          <table:table-cell office:value-type="float" office:value="-11.658661773135099" table:style-name="ce2">
            <text:p>-11,65866177</text:p>
          </table:table-cell>
          <table:table-cell office:value-type="float" office:value="71.735927433956405" table:style-name="ce2">
            <text:p>71,73592743</text:p>
          </table:table-cell>
          <table:table-cell office:value-type="float" office:value="1182" table:style-name="ce2">
            <text:p>1182</text:p>
          </table:table-cell>
          <table:table-cell office:value-type="float" office:value="-60.306313596353398" table:style-name="ce2">
            <text:p>-60,3063136</text:p>
          </table:table-cell>
          <table:table-cell office:value-type="float" office:value="-88.034516081118099" table:style-name="ce2">
            <text:p>-88,03451608</text:p>
          </table:table-cell>
          <table:table-cell office:value-type="float" office:value="-35.916661435268203" table:style-name="ce2">
            <text:p>-35,91666144</text:p>
          </table:table-cell>
          <table:table-cell office:value-type="float" office:value="42.018690871911801" table:style-name="ce2">
            <text:p>42,01869087</text:p>
          </table:table-cell>
          <table:table-cell office:value-type="float" office:value="-62.717402121688927" table:formula="of:=[.G483]-[.B483]" table:style-name="ce2">
            <text:p>-62,71740212</text:p>
          </table:table-cell>
          <table:table-cell office:value-type="float" office:value="-172.2921132597977" table:formula="of:=[.H483]-[.C483]" table:style-name="ce2">
            <text:p>-172,2921133</text:p>
          </table:table-cell>
          <table:table-cell office:value-type="float" office:value="-24.257999662133102" table:formula="of:=[.I483]-[.D483]" table:style-name="ce2">
            <text:p>-24,25799966</text:p>
          </table:table-cell>
          <table:table-cell office:value-type="float" office:value="-29.717236562044604" table:formula="of:=[.J483]-[.E483]" table:style-name="ce2">
            <text:p>-29,71723656</text:p>
          </table:table-cell>
          <table:table-cell table:number-columns-repeated="16370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float" office:value="46.055859994684901" table:style-name="ce2">
            <text:p>46,05585999</text:p>
          </table:table-cell>
          <table:table-cell office:value-type="float" office:value="-25.9353203473805" table:style-name="ce2">
            <text:p>-25,93532035</text:p>
          </table:table-cell>
          <table:table-cell office:value-type="float" office:value="-5.6415552144575898" table:style-name="ce2">
            <text:p>-5,641555214</text:p>
          </table:table-cell>
          <table:table-cell office:value-type="float" office:value="-38.297908797558499" table:style-name="ce2">
            <text:p>-38,2979088</text:p>
          </table:table-cell>
          <table:table-cell office:value-type="float" office:value="1183" table:style-name="ce2">
            <text:p>1183</text:p>
          </table:table-cell>
          <table:table-cell office:value-type="float" office:value="17.4415890985026" table:style-name="ce2">
            <text:p>17,4415891</text:p>
          </table:table-cell>
          <table:table-cell office:value-type="float" office:value="-3.85544081337355" table:style-name="ce2">
            <text:p>-3,855440813</text:p>
          </table:table-cell>
          <table:table-cell office:value-type="float" office:value="88.017251278912696" table:style-name="ce2">
            <text:p>88,01725128</text:p>
          </table:table-cell>
          <table:table-cell office:value-type="float" office:value="-36.240334332972303" table:style-name="ce2">
            <text:p>-36,24033433</text:p>
          </table:table-cell>
          <table:table-cell office:value-type="float" office:value="-28.614270896182301" table:formula="of:=[.G484]-[.B484]" table:style-name="ce2">
            <text:p>-28,6142709</text:p>
          </table:table-cell>
          <table:table-cell office:value-type="float" office:value="22.079879534006949" table:formula="of:=[.H484]-[.C484]" table:style-name="ce2">
            <text:p>22,07987953</text:p>
          </table:table-cell>
          <table:table-cell office:value-type="float" office:value="93.658806493370292" table:formula="of:=[.I484]-[.D484]" table:style-name="ce2">
            <text:p>93,65880649</text:p>
          </table:table-cell>
          <table:table-cell office:value-type="float" office:value="2.057574464586196" table:formula="of:=[.J484]-[.E484]" table:style-name="ce2">
            <text:p>2,057574465</text:p>
          </table:table-cell>
          <table:table-cell table:number-columns-repeated="16370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float" office:value="-76.671806278359796" table:style-name="ce2">
            <text:p>-76,67180628</text:p>
          </table:table-cell>
          <table:table-cell office:value-type="float" office:value="-4.7603081728873997" table:style-name="ce2">
            <text:p>-4,760308173</text:p>
          </table:table-cell>
          <table:table-cell office:value-type="float" office:value="-54.174045820326398" table:style-name="ce2">
            <text:p>-54,17404582</text:p>
          </table:table-cell>
          <table:table-cell office:value-type="float" office:value="-49.901375006980899" table:style-name="ce2">
            <text:p>-49,90137501</text:p>
          </table:table-cell>
          <table:table-cell office:value-type="float" office:value="1184" table:style-name="ce2">
            <text:p>1184</text:p>
          </table:table-cell>
          <table:table-cell office:value-type="float" office:value="-68.097278088676006" table:style-name="ce2">
            <text:p>-68,09727809</text:p>
          </table:table-cell>
          <table:table-cell office:value-type="float" office:value="-48.278406492549401" table:style-name="ce2">
            <text:p>-48,27840649</text:p>
          </table:table-cell>
          <table:table-cell office:value-type="float" office:value="23.714718618411801" table:style-name="ce2">
            <text:p>23,71471862</text:p>
          </table:table-cell>
          <table:table-cell office:value-type="float" office:value="5.0023751732236903" table:style-name="ce2">
            <text:p>5,002375173</text:p>
          </table:table-cell>
          <table:table-cell office:value-type="float" office:value="8.5745281896837895" table:formula="of:=[.G485]-[.B485]" table:style-name="ce2">
            <text:p>8,57452819</text:p>
          </table:table-cell>
          <table:table-cell office:value-type="float" office:value="-43.518098319662002" table:formula="of:=[.H485]-[.C485]" table:style-name="ce2">
            <text:p>-43,51809832</text:p>
          </table:table-cell>
          <table:table-cell office:value-type="float" office:value="77.888764438738207" table:formula="of:=[.I485]-[.D485]" table:style-name="ce2">
            <text:p>77,88876444</text:p>
          </table:table-cell>
          <table:table-cell office:value-type="float" office:value="54.90375018020459" table:formula="of:=[.J485]-[.E485]" table:style-name="ce2">
            <text:p>54,90375018</text:p>
          </table:table-cell>
          <table:table-cell table:number-columns-repeated="16370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float" office:value="24.1879761180295" table:style-name="ce2">
            <text:p>24,18797612</text:p>
          </table:table-cell>
          <table:table-cell office:value-type="float" office:value="78.354860876301899" table:style-name="ce2">
            <text:p>78,35486088</text:p>
          </table:table-cell>
          <table:table-cell office:value-type="float" office:value="-68.683626021001402" table:style-name="ce2">
            <text:p>-68,68362602</text:p>
          </table:table-cell>
          <table:table-cell office:value-type="float" office:value="31.437141252559801" table:style-name="ce2">
            <text:p>31,43714125</text:p>
          </table:table-cell>
          <table:table-cell office:value-type="float" office:value="1185" table:style-name="ce2">
            <text:p>1185</text:p>
          </table:table-cell>
          <table:table-cell office:value-type="float" office:value="68.863309632692705" table:style-name="ce2">
            <text:p>68,86330963</text:p>
          </table:table-cell>
          <table:table-cell office:value-type="float" office:value="12.449804248818401" table:style-name="ce2">
            <text:p>12,44980425</text:p>
          </table:table-cell>
          <table:table-cell office:value-type="float" office:value="-74.170464142126605" table:style-name="ce2">
            <text:p>-74,17046414</text:p>
          </table:table-cell>
          <table:table-cell office:value-type="float" office:value="53.259359602379497" table:style-name="ce2">
            <text:p>53,2593596</text:p>
          </table:table-cell>
          <table:table-cell office:value-type="float" office:value="44.675333514663208" table:formula="of:=[.G486]-[.B486]" table:style-name="ce2">
            <text:p>44,67533351</text:p>
          </table:table-cell>
          <table:table-cell office:value-type="float" office:value="-65.905056627483503" table:formula="of:=[.H486]-[.C486]" table:style-name="ce2">
            <text:p>-65,90505663</text:p>
          </table:table-cell>
          <table:table-cell office:value-type="float" office:value="-5.4868381211252029" table:formula="of:=[.I486]-[.D486]" table:style-name="ce2">
            <text:p>-5,486838121</text:p>
          </table:table-cell>
          <table:table-cell office:value-type="float" office:value="21.822218349819696" table:formula="of:=[.J486]-[.E486]" table:style-name="ce2">
            <text:p>21,82221835</text:p>
          </table:table-cell>
          <table:table-cell table:number-columns-repeated="16370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float" office:value="50.348054615585497" table:style-name="ce2">
            <text:p>50,34805462</text:p>
          </table:table-cell>
          <table:table-cell office:value-type="float" office:value="9.9871056380343894" table:style-name="ce2">
            <text:p>9,987105638</text:p>
          </table:table-cell>
          <table:table-cell office:value-type="float" office:value="29.906593796850402" table:style-name="ce2">
            <text:p>29,9065938</text:p>
          </table:table-cell>
          <table:table-cell office:value-type="float" office:value="-67.832655548065105" table:style-name="ce2">
            <text:p>-67,83265555</text:p>
          </table:table-cell>
          <table:table-cell office:value-type="float" office:value="1186" table:style-name="ce2">
            <text:p>1186</text:p>
          </table:table-cell>
          <table:table-cell office:value-type="float" office:value="-53.083126367134099" table:style-name="ce2">
            <text:p>-53,08312637</text:p>
          </table:table-cell>
          <table:table-cell office:value-type="float" office:value="-10.5453401526548" table:style-name="ce2">
            <text:p>-10,54534015</text:p>
          </table:table-cell>
          <table:table-cell office:value-type="float" office:value="-4.02835484730329" table:style-name="ce2">
            <text:p>-4,028354847</text:p>
          </table:table-cell>
          <table:table-cell office:value-type="float" office:value="39.114085014567699" table:style-name="ce2">
            <text:p>39,11408501</text:p>
          </table:table-cell>
          <table:table-cell office:value-type="float" office:value="-103.4311809827196" table:formula="of:=[.G487]-[.B487]" table:style-name="ce2">
            <text:p>-103,431181</text:p>
          </table:table-cell>
          <table:table-cell office:value-type="float" office:value="-20.532445790689188" table:formula="of:=[.H487]-[.C487]" table:style-name="ce2">
            <text:p>-20,53244579</text:p>
          </table:table-cell>
          <table:table-cell office:value-type="float" office:value="-33.934948644153692" table:formula="of:=[.I487]-[.D487]" table:style-name="ce2">
            <text:p>-33,93494864</text:p>
          </table:table-cell>
          <table:table-cell office:value-type="float" office:value="106.94674056263281" table:formula="of:=[.J487]-[.E487]" table:style-name="ce2">
            <text:p>106,9467406</text:p>
          </table:table-cell>
          <table:table-cell table:number-columns-repeated="16370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float" office:value="19.072627730974499" table:style-name="ce2">
            <text:p>19,07262773</text:p>
          </table:table-cell>
          <table:table-cell office:value-type="float" office:value="34.349935417056003" table:style-name="ce2">
            <text:p>34,34993542</text:p>
          </table:table-cell>
          <table:table-cell office:value-type="float" office:value="-79.817171618839893" table:style-name="ce2">
            <text:p>-79,81717162</text:p>
          </table:table-cell>
          <table:table-cell office:value-type="float" office:value="71.967940587883604" table:style-name="ce2">
            <text:p>71,96794059</text:p>
          </table:table-cell>
          <table:table-cell office:value-type="float" office:value="1187" table:style-name="ce2">
            <text:p>1187</text:p>
          </table:table-cell>
          <table:table-cell office:value-type="float" office:value="76.739175236274804" table:style-name="ce2">
            <text:p>76,73917524</text:p>
          </table:table-cell>
          <table:table-cell office:value-type="float" office:value="-31.7279081484382" table:style-name="ce2">
            <text:p>-31,72790815</text:p>
          </table:table-cell>
          <table:table-cell office:value-type="float" office:value="-53.006980526033203" table:style-name="ce2">
            <text:p>-53,00698053</text:p>
          </table:table-cell>
          <table:table-cell office:value-type="float" office:value="36.098669301799703" table:style-name="ce2">
            <text:p>36,0986693</text:p>
          </table:table-cell>
          <table:table-cell office:value-type="float" office:value="57.666547505300301" table:formula="of:=[.G488]-[.B488]" table:style-name="ce2">
            <text:p>57,66654751</text:p>
          </table:table-cell>
          <table:table-cell office:value-type="float" office:value="-66.077843565494206" table:formula="of:=[.H488]-[.C488]" table:style-name="ce2">
            <text:p>-66,07784357</text:p>
          </table:table-cell>
          <table:table-cell office:value-type="float" office:value="26.81019109280669" table:formula="of:=[.I488]-[.D488]" table:style-name="ce2">
            <text:p>26,81019109</text:p>
          </table:table-cell>
          <table:table-cell office:value-type="float" office:value="-35.869271286083901" table:formula="of:=[.J488]-[.E488]" table:style-name="ce2">
            <text:p>-35,86927129</text:p>
          </table:table-cell>
          <table:table-cell table:number-columns-repeated="16370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float" office:value="-85.4017742060621" table:style-name="ce2">
            <text:p>-85,40177421</text:p>
          </table:table-cell>
          <table:table-cell office:value-type="float" office:value="-81.610274712902907" table:style-name="ce2">
            <text:p>-81,61027471</text:p>
          </table:table-cell>
          <table:table-cell office:value-type="float" office:value="73.593519387268302" table:style-name="ce2">
            <text:p>73,59351939</text:p>
          </table:table-cell>
          <table:table-cell office:value-type="float" office:value="-3.5022294654516601" table:style-name="ce2">
            <text:p>-3,502229465</text:p>
          </table:table-cell>
          <table:table-cell office:value-type="float" office:value="1188" table:style-name="ce2">
            <text:p>1188</text:p>
          </table:table-cell>
          <table:table-cell office:value-type="float" office:value="-88.379544411610297" table:style-name="ce2">
            <text:p>-88,37954441</text:p>
          </table:table-cell>
          <table:table-cell office:value-type="float" office:value="78.756591109078201" table:style-name="ce2">
            <text:p>78,75659111</text:p>
          </table:table-cell>
          <table:table-cell office:value-type="float" office:value="57.313187417868498" table:style-name="ce2">
            <text:p>57,31318742</text:p>
          </table:table-cell>
          <table:table-cell office:value-type="float" office:value="16.489142380390899" table:style-name="ce2">
            <text:p>16,48914238</text:p>
          </table:table-cell>
          <table:table-cell office:value-type="float" office:value="-2.9777702055481967" table:formula="of:=[.G489]-[.B489]" table:style-name="ce2">
            <text:p>-2,977770206</text:p>
          </table:table-cell>
          <table:table-cell office:value-type="float" office:value="160.36686582198109" table:formula="of:=[.H489]-[.C489]" table:style-name="ce2">
            <text:p>160,3668658</text:p>
          </table:table-cell>
          <table:table-cell office:value-type="float" office:value="-16.280331969399803" table:formula="of:=[.I489]-[.D489]" table:style-name="ce2">
            <text:p>-16,28033197</text:p>
          </table:table-cell>
          <table:table-cell office:value-type="float" office:value="19.991371845842558" table:formula="of:=[.J489]-[.E489]" table:style-name="ce2">
            <text:p>19,99137185</text:p>
          </table:table-cell>
          <table:table-cell table:number-columns-repeated="16370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float" office:value="-11.7256179582984" table:style-name="ce2">
            <text:p>-11,72561796</text:p>
          </table:table-cell>
          <table:table-cell office:value-type="float" office:value="-69.854222498092298" table:style-name="ce2">
            <text:p>-69,8542225</text:p>
          </table:table-cell>
          <table:table-cell office:value-type="float" office:value="-63.007524257439698" table:style-name="ce2">
            <text:p>-63,00752426</text:p>
          </table:table-cell>
          <table:table-cell office:value-type="float" office:value="-61.3037519456757" table:style-name="ce2">
            <text:p>-61,30375195</text:p>
          </table:table-cell>
          <table:table-cell office:value-type="float" office:value="1189" table:style-name="ce2">
            <text:p>1189</text:p>
          </table:table-cell>
          <table:table-cell office:value-type="float" office:value="-4.9801994507358902" table:style-name="ce2">
            <text:p>-4,980199451</text:p>
          </table:table-cell>
          <table:table-cell office:value-type="float" office:value="19.8876265192586" table:style-name="ce2">
            <text:p>19,88762652</text:p>
          </table:table-cell>
          <table:table-cell office:value-type="float" office:value="69.029634963241804" table:style-name="ce2">
            <text:p>69,02963496</text:p>
          </table:table-cell>
          <table:table-cell office:value-type="float" office:value="71.785764073933095" table:style-name="ce2">
            <text:p>71,78576407</text:p>
          </table:table-cell>
          <table:table-cell office:value-type="float" office:value="6.7454185075625102" table:formula="of:=[.G490]-[.B490]" table:style-name="ce2">
            <text:p>6,745418508</text:p>
          </table:table-cell>
          <table:table-cell office:value-type="float" office:value="89.741849017350901" table:formula="of:=[.H490]-[.C490]" table:style-name="ce2">
            <text:p>89,74184902</text:p>
          </table:table-cell>
          <table:table-cell office:value-type="float" office:value="132.0371592206815" table:formula="of:=[.I490]-[.D490]" table:style-name="ce2">
            <text:p>132,0371592</text:p>
          </table:table-cell>
          <table:table-cell office:value-type="float" office:value="133.08951601960879" table:formula="of:=[.J490]-[.E490]" table:style-name="ce2">
            <text:p>133,089516</text:p>
          </table:table-cell>
          <table:table-cell table:number-columns-repeated="16370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float" office:value="74.621739131628303" table:style-name="ce2">
            <text:p>74,62173913</text:p>
          </table:table-cell>
          <table:table-cell office:value-type="float" office:value="19.6653224633076" table:style-name="ce2">
            <text:p>19,66532246</text:p>
          </table:table-cell>
          <table:table-cell office:value-type="float" office:value="-3.8596314602530701" table:style-name="ce2">
            <text:p>-3,85963146</text:p>
          </table:table-cell>
          <table:table-cell office:value-type="float" office:value="25.079283015265698" table:style-name="ce2">
            <text:p>25,07928302</text:p>
          </table:table-cell>
          <table:table-cell office:value-type="float" office:value="1190" table:style-name="ce2">
            <text:p>1190</text:p>
          </table:table-cell>
          <table:table-cell office:value-type="float" office:value="-25.084642810445299" table:style-name="ce2">
            <text:p>-25,08464281</text:p>
          </table:table-cell>
          <table:table-cell office:value-type="float" office:value="-25.704671805044601" table:style-name="ce2">
            <text:p>-25,70467181</text:p>
          </table:table-cell>
          <table:table-cell office:value-type="float" office:value="-82.714896349049198" table:style-name="ce2">
            <text:p>-82,71489635</text:p>
          </table:table-cell>
          <table:table-cell office:value-type="float" office:value="-12.2008963102535" table:style-name="ce2">
            <text:p>-12,20089631</text:p>
          </table:table-cell>
          <table:table-cell office:value-type="float" office:value="-99.706381942073605" table:formula="of:=[.G491]-[.B491]" table:style-name="ce2">
            <text:p>-99,70638194</text:p>
          </table:table-cell>
          <table:table-cell office:value-type="float" office:value="-45.369994268352201" table:formula="of:=[.H491]-[.C491]" table:style-name="ce2">
            <text:p>-45,36999427</text:p>
          </table:table-cell>
          <table:table-cell office:value-type="float" office:value="-78.855264888796128" table:formula="of:=[.I491]-[.D491]" table:style-name="ce2">
            <text:p>-78,85526489</text:p>
          </table:table-cell>
          <table:table-cell office:value-type="float" office:value="-37.2801793255192" table:formula="of:=[.J491]-[.E491]" table:style-name="ce2">
            <text:p>-37,28017933</text:p>
          </table:table-cell>
          <table:table-cell table:number-columns-repeated="16370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float" office:value="-14.9225768603742" table:style-name="ce2">
            <text:p>-14,92257686</text:p>
          </table:table-cell>
          <table:table-cell office:value-type="float" office:value="-31.5444129821452" table:style-name="ce2">
            <text:p>-31,54441298</text:p>
          </table:table-cell>
          <table:table-cell office:value-type="float" office:value="-20.094318961874901" table:style-name="ce2">
            <text:p>-20,09431896</text:p>
          </table:table-cell>
          <table:table-cell office:value-type="float" office:value="45.528537334453901" table:style-name="ce2">
            <text:p>45,52853733</text:p>
          </table:table-cell>
          <table:table-cell office:value-type="float" office:value="1191" table:style-name="ce2">
            <text:p>1191</text:p>
          </table:table-cell>
          <table:table-cell office:value-type="float" office:value="60.882395974670501" table:style-name="ce2">
            <text:p>60,88239597</text:p>
          </table:table-cell>
          <table:table-cell office:value-type="float" office:value="-41.513062474309798" table:style-name="ce2">
            <text:p>-41,51306247</text:p>
          </table:table-cell>
          <table:table-cell office:value-type="float" office:value="11.1705114178339" table:style-name="ce2">
            <text:p>11,17051142</text:p>
          </table:table-cell>
          <table:table-cell office:value-type="float" office:value="-81.643849626988498" table:style-name="ce2">
            <text:p>-81,64384963</text:p>
          </table:table-cell>
          <table:table-cell office:value-type="float" office:value="75.804972835044708" table:formula="of:=[.G492]-[.B492]" table:style-name="ce2">
            <text:p>75,80497284</text:p>
          </table:table-cell>
          <table:table-cell office:value-type="float" office:value="-9.9686494921645981" table:formula="of:=[.H492]-[.C492]" table:style-name="ce2">
            <text:p>-9,968649492</text:p>
          </table:table-cell>
          <table:table-cell office:value-type="float" office:value="31.264830379708801" table:formula="of:=[.I492]-[.D492]" table:style-name="ce2">
            <text:p>31,26483038</text:p>
          </table:table-cell>
          <table:table-cell office:value-type="float" office:value="-127.1723869614424" table:formula="of:=[.J492]-[.E492]" table:style-name="ce2">
            <text:p>-127,172387</text:p>
          </table:table-cell>
          <table:table-cell table:number-columns-repeated="16370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float" office:value="-16.4213383399922" table:style-name="ce2">
            <text:p>-16,42133834</text:p>
          </table:table-cell>
          <table:table-cell office:value-type="float" office:value="-47.343684221977199" table:style-name="ce2">
            <text:p>-47,34368422</text:p>
          </table:table-cell>
          <table:table-cell office:value-type="float" office:value="17.5405010657256" table:style-name="ce2">
            <text:p>17,54050107</text:p>
          </table:table-cell>
          <table:table-cell office:value-type="float" office:value="54.733146342310697" table:style-name="ce2">
            <text:p>54,73314634</text:p>
          </table:table-cell>
          <table:table-cell office:value-type="float" office:value="1192" table:style-name="ce2">
            <text:p>1192</text:p>
          </table:table-cell>
          <table:table-cell office:value-type="float" office:value="-82.733579414042097" table:style-name="ce2">
            <text:p>-82,73357941</text:p>
          </table:table-cell>
          <table:table-cell office:value-type="float" office:value="-82.951613746804099" table:style-name="ce2">
            <text:p>-82,95161375</text:p>
          </table:table-cell>
          <table:table-cell office:value-type="float" office:value="55.478480724678597" table:style-name="ce2">
            <text:p>55,47848072</text:p>
          </table:table-cell>
          <table:table-cell office:value-type="float" office:value="29.639482276502299" table:style-name="ce2">
            <text:p>29,63948228</text:p>
          </table:table-cell>
          <table:table-cell office:value-type="float" office:value="-66.312241074049894" table:formula="of:=[.G493]-[.B493]" table:style-name="ce2">
            <text:p>-66,31224107</text:p>
          </table:table-cell>
          <table:table-cell office:value-type="float" office:value="-35.607929524826901" table:formula="of:=[.H493]-[.C493]" table:style-name="ce2">
            <text:p>-35,60792952</text:p>
          </table:table-cell>
          <table:table-cell office:value-type="float" office:value="37.937979658952997" table:formula="of:=[.I493]-[.D493]" table:style-name="ce2">
            <text:p>37,93797966</text:p>
          </table:table-cell>
          <table:table-cell office:value-type="float" office:value="-25.093664065808397" table:formula="of:=[.J493]-[.E493]" table:style-name="ce2">
            <text:p>-25,09366407</text:p>
          </table:table-cell>
          <table:table-cell table:number-columns-repeated="16370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float" office:value="17.2875408097064" table:style-name="ce2">
            <text:p>17,28754081</text:p>
          </table:table-cell>
          <table:table-cell office:value-type="float" office:value="-53.572222567448001" table:style-name="ce2">
            <text:p>-53,57222257</text:p>
          </table:table-cell>
          <table:table-cell office:value-type="float" office:value="89.440429674924204" table:style-name="ce2">
            <text:p>89,44042967</text:p>
          </table:table-cell>
          <table:table-cell office:value-type="float" office:value="-79.991750264579593" table:style-name="ce2">
            <text:p>-79,99175026</text:p>
          </table:table-cell>
          <table:table-cell office:value-type="float" office:value="1193" table:style-name="ce2">
            <text:p>1193</text:p>
          </table:table-cell>
          <table:table-cell office:value-type="float" office:value="-40.640222703924202" table:style-name="ce2">
            <text:p>-40,6402227</text:p>
          </table:table-cell>
          <table:table-cell office:value-type="float" office:value="46.529097237205903" table:style-name="ce2">
            <text:p>46,52909724</text:p>
          </table:table-cell>
          <table:table-cell office:value-type="float" office:value="-6.1659468344797199" table:style-name="ce2">
            <text:p>-6,165946834</text:p>
          </table:table-cell>
          <table:table-cell office:value-type="float" office:value="-4.5904456840515904" table:style-name="ce2">
            <text:p>-4,590445684</text:p>
          </table:table-cell>
          <table:table-cell office:value-type="float" office:value="-57.927763513630602" table:formula="of:=[.G494]-[.B494]" table:style-name="ce2">
            <text:p>-57,92776351</text:p>
          </table:table-cell>
          <table:table-cell office:value-type="float" office:value="100.10131980465391" table:formula="of:=[.H494]-[.C494]" table:style-name="ce2">
            <text:p>100,1013198</text:p>
          </table:table-cell>
          <table:table-cell office:value-type="float" office:value="-95.60637650940393" table:formula="of:=[.I494]-[.D494]" table:style-name="ce2">
            <text:p>-95,60637651</text:p>
          </table:table-cell>
          <table:table-cell office:value-type="float" office:value="75.401304580528006" table:formula="of:=[.J494]-[.E494]" table:style-name="ce2">
            <text:p>75,40130458</text:p>
          </table:table-cell>
          <table:table-cell table:number-columns-repeated="16370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float" office:value="11.2822609728495" table:style-name="ce2">
            <text:p>11,28226097</text:p>
          </table:table-cell>
          <table:table-cell office:value-type="float" office:value="-6.8319393051833597" table:style-name="ce2">
            <text:p>-6,831939305</text:p>
          </table:table-cell>
          <table:table-cell office:value-type="float" office:value="-43.497763525808097" table:style-name="ce2">
            <text:p>-43,49776353</text:p>
          </table:table-cell>
          <table:table-cell office:value-type="float" office:value="82.858853241294995" table:style-name="ce2">
            <text:p>82,85885324</text:p>
          </table:table-cell>
          <table:table-cell office:value-type="float" office:value="1194" table:style-name="ce2">
            <text:p>1194</text:p>
          </table:table-cell>
          <table:table-cell office:value-type="float" office:value="-36.316063873745399" table:style-name="ce2">
            <text:p>-36,31606387</text:p>
          </table:table-cell>
          <table:table-cell office:value-type="float" office:value="-1.8151422889378499" table:style-name="ce2">
            <text:p>-1,815142289</text:p>
          </table:table-cell>
          <table:table-cell office:value-type="float" office:value="39.033000195099198" table:style-name="ce2">
            <text:p>39,0330002</text:p>
          </table:table-cell>
          <table:table-cell office:value-type="float" office:value="9.4215607407658695" table:style-name="ce2">
            <text:p>9,421560741</text:p>
          </table:table-cell>
          <table:table-cell office:value-type="float" office:value="-47.598324846594899" table:formula="of:=[.G495]-[.B495]" table:style-name="ce2">
            <text:p>-47,59832485</text:p>
          </table:table-cell>
          <table:table-cell office:value-type="float" office:value="5.0167970162455102" table:formula="of:=[.H495]-[.C495]" table:style-name="ce2">
            <text:p>5,016797016</text:p>
          </table:table-cell>
          <table:table-cell office:value-type="float" office:value="82.530763720907288" table:formula="of:=[.I495]-[.D495]" table:style-name="ce2">
            <text:p>82,53076372</text:p>
          </table:table-cell>
          <table:table-cell office:value-type="float" office:value="-73.437292500529125" table:formula="of:=[.J495]-[.E495]" table:style-name="ce2">
            <text:p>-73,4372925</text:p>
          </table:table-cell>
          <table:table-cell table:number-columns-repeated="16370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float" office:value="-19.9970483013261" table:style-name="ce2">
            <text:p>-19,9970483</text:p>
          </table:table-cell>
          <table:table-cell office:value-type="float" office:value="-14.209479295377299" table:style-name="ce2">
            <text:p>-14,2094793</text:p>
          </table:table-cell>
          <table:table-cell office:value-type="float" office:value="45.4972741302564" table:style-name="ce2">
            <text:p>45,49727413</text:p>
          </table:table-cell>
          <table:table-cell office:value-type="float" office:value="-6.5769869810533796" table:style-name="ce2">
            <text:p>-6,576986981</text:p>
          </table:table-cell>
          <table:table-cell office:value-type="float" office:value="1195" table:style-name="ce2">
            <text:p>1195</text:p>
          </table:table-cell>
          <table:table-cell office:value-type="float" office:value="-28.7748861288316" table:style-name="ce2">
            <text:p>-28,77488613</text:p>
          </table:table-cell>
          <table:table-cell office:value-type="float" office:value="-77.770568130776297" table:style-name="ce2">
            <text:p>-77,77056813</text:p>
          </table:table-cell>
          <table:table-cell office:value-type="float" office:value="57.708407117550102" table:style-name="ce2">
            <text:p>57,70840712</text:p>
          </table:table-cell>
          <table:table-cell office:value-type="float" office:value="-70.431113524064301" table:style-name="ce2">
            <text:p>-70,43111352</text:p>
          </table:table-cell>
          <table:table-cell office:value-type="float" office:value="-8.7778378275055005" table:formula="of:=[.G496]-[.B496]" table:style-name="ce2">
            <text:p>-8,777837828</text:p>
          </table:table-cell>
          <table:table-cell office:value-type="float" office:value="-63.561088835398998" table:formula="of:=[.H496]-[.C496]" table:style-name="ce2">
            <text:p>-63,56108884</text:p>
          </table:table-cell>
          <table:table-cell office:value-type="float" office:value="12.211132987293702" table:formula="of:=[.I496]-[.D496]" table:style-name="ce2">
            <text:p>12,21113299</text:p>
          </table:table-cell>
          <table:table-cell office:value-type="float" office:value="-63.854126543010921" table:formula="of:=[.J496]-[.E496]" table:style-name="ce2">
            <text:p>-63,85412654</text:p>
          </table:table-cell>
          <table:table-cell table:number-columns-repeated="16370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float" office:value="-66.027207963542693" table:style-name="ce2">
            <text:p>-66,02720796</text:p>
          </table:table-cell>
          <table:table-cell office:value-type="float" office:value="2.7354215825780699" table:style-name="ce2">
            <text:p>2,735421583</text:p>
          </table:table-cell>
          <table:table-cell office:value-type="float" office:value="25.277744114226198" table:style-name="ce2">
            <text:p>25,27774411</text:p>
          </table:table-cell>
          <table:table-cell office:value-type="float" office:value="-29.501775123306199" table:style-name="ce2">
            <text:p>-29,50177512</text:p>
          </table:table-cell>
          <table:table-cell office:value-type="float" office:value="1196" table:style-name="ce2">
            <text:p>1196</text:p>
          </table:table-cell>
          <table:table-cell office:value-type="float" office:value="29.133448543669399" table:style-name="ce2">
            <text:p>29,13344854</text:p>
          </table:table-cell>
          <table:table-cell office:value-type="float" office:value="-56.316821044212801" table:style-name="ce2">
            <text:p>-56,31682104</text:p>
          </table:table-cell>
          <table:table-cell office:value-type="float" office:value="-35.491616258113098" table:style-name="ce2">
            <text:p>-35,49161626</text:p>
          </table:table-cell>
          <table:table-cell office:value-type="float" office:value="41.296222872796001" table:style-name="ce2">
            <text:p>41,29622287</text:p>
          </table:table-cell>
          <table:table-cell office:value-type="float" office:value="95.160656507212096" table:formula="of:=[.G497]-[.B497]" table:style-name="ce2">
            <text:p>95,16065651</text:p>
          </table:table-cell>
          <table:table-cell office:value-type="float" office:value="-59.052242626790871" table:formula="of:=[.H497]-[.C497]" table:style-name="ce2">
            <text:p>-59,05224263</text:p>
          </table:table-cell>
          <table:table-cell office:value-type="float" office:value="-60.769360372339293" table:formula="of:=[.I497]-[.D497]" table:style-name="ce2">
            <text:p>-60,76936037</text:p>
          </table:table-cell>
          <table:table-cell office:value-type="float" office:value="70.797997996102197" table:formula="of:=[.J497]-[.E497]" table:style-name="ce2">
            <text:p>70,797998</text:p>
          </table:table-cell>
          <table:table-cell table:number-columns-repeated="16370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float" office:value="-1.0622357207212201" table:style-name="ce2">
            <text:p>-1,062235721</text:p>
          </table:table-cell>
          <table:table-cell office:value-type="float" office:value="-47.869704628140099" table:style-name="ce2">
            <text:p>-47,86970463</text:p>
          </table:table-cell>
          <table:table-cell office:value-type="float" office:value="-72.336595080806802" table:style-name="ce2">
            <text:p>-72,33659508</text:p>
          </table:table-cell>
          <table:table-cell office:value-type="float" office:value="12.930334824809099" table:style-name="ce2">
            <text:p>12,93033482</text:p>
          </table:table-cell>
          <table:table-cell office:value-type="float" office:value="1197" table:style-name="ce2">
            <text:p>1197</text:p>
          </table:table-cell>
          <table:table-cell office:value-type="float" office:value="-13.3024389857787" table:style-name="ce2">
            <text:p>-13,30243899</text:p>
          </table:table-cell>
          <table:table-cell office:value-type="float" office:value="30.186976319238301" table:style-name="ce2">
            <text:p>30,18697632</text:p>
          </table:table-cell>
          <table:table-cell office:value-type="float" office:value="56.9803808292083" table:style-name="ce2">
            <text:p>56,98038083</text:p>
          </table:table-cell>
          <table:table-cell office:value-type="float" office:value="-59.836620526928598" table:style-name="ce2">
            <text:p>-59,83662053</text:p>
          </table:table-cell>
          <table:table-cell office:value-type="float" office:value="-12.240203265057479" table:formula="of:=[.G498]-[.B498]" table:style-name="ce2">
            <text:p>-12,24020327</text:p>
          </table:table-cell>
          <table:table-cell office:value-type="float" office:value="78.056680947378396" table:formula="of:=[.H498]-[.C498]" table:style-name="ce2">
            <text:p>78,05668095</text:p>
          </table:table-cell>
          <table:table-cell office:value-type="float" office:value="129.31697591001512" table:formula="of:=[.I498]-[.D498]" table:style-name="ce2">
            <text:p>129,3169759</text:p>
          </table:table-cell>
          <table:table-cell office:value-type="float" office:value="-72.766955351737693" table:formula="of:=[.J498]-[.E498]" table:style-name="ce2">
            <text:p>-72,76695535</text:p>
          </table:table-cell>
          <table:table-cell table:number-columns-repeated="16370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float" office:value="50.025048673076597" table:style-name="ce2">
            <text:p>50,02504867</text:p>
          </table:table-cell>
          <table:table-cell office:value-type="float" office:value="64.926799662691494" table:style-name="ce2">
            <text:p>64,92679966</text:p>
          </table:table-cell>
          <table:table-cell office:value-type="float" office:value="27.6537170179712" table:style-name="ce2">
            <text:p>27,65371702</text:p>
          </table:table-cell>
          <table:table-cell office:value-type="float" office:value="-33.140757654734003" table:style-name="ce2">
            <text:p>-33,14075765</text:p>
          </table:table-cell>
          <table:table-cell office:value-type="float" office:value="1198" table:style-name="ce2">
            <text:p>1198</text:p>
          </table:table-cell>
          <table:table-cell office:value-type="float" office:value="81.324768114262696" table:style-name="ce2">
            <text:p>81,32476811</text:p>
          </table:table-cell>
          <table:table-cell office:value-type="float" office:value="-41.256678705371598" table:style-name="ce2">
            <text:p>-41,25667871</text:p>
          </table:table-cell>
          <table:table-cell office:value-type="float" office:value="0.90327585862932702" table:style-name="ce2">
            <text:p>0,903275859</text:p>
          </table:table-cell>
          <table:table-cell office:value-type="float" office:value="67.697927154946697" table:style-name="ce2">
            <text:p>67,69792715</text:p>
          </table:table-cell>
          <table:table-cell office:value-type="float" office:value="31.299719441186099" table:formula="of:=[.G499]-[.B499]" table:style-name="ce2">
            <text:p>31,29971944</text:p>
          </table:table-cell>
          <table:table-cell office:value-type="float" office:value="-106.18347836806309" table:formula="of:=[.H499]-[.C499]" table:style-name="ce2">
            <text:p>-106,1834784</text:p>
          </table:table-cell>
          <table:table-cell office:value-type="float" office:value="-26.750441159341872" table:formula="of:=[.I499]-[.D499]" table:style-name="ce2">
            <text:p>-26,75044116</text:p>
          </table:table-cell>
          <table:table-cell office:value-type="float" office:value="100.8386848096807" table:formula="of:=[.J499]-[.E499]" table:style-name="ce2">
            <text:p>100,8386848</text:p>
          </table:table-cell>
          <table:table-cell table:number-columns-repeated="16370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float" office:value="29.943966558324298" table:style-name="ce2">
            <text:p>29,94396656</text:p>
          </table:table-cell>
          <table:table-cell office:value-type="float" office:value="12.9456690180126" table:style-name="ce2">
            <text:p>12,94566902</text:p>
          </table:table-cell>
          <table:table-cell office:value-type="float" office:value="-26.927733668808699" table:style-name="ce2">
            <text:p>-26,92773367</text:p>
          </table:table-cell>
          <table:table-cell office:value-type="float" office:value="-40.442329283302698" table:style-name="ce2">
            <text:p>-40,44232928</text:p>
          </table:table-cell>
          <table:table-cell office:value-type="float" office:value="1199" table:style-name="ce2">
            <text:p>1199</text:p>
          </table:table-cell>
          <table:table-cell office:value-type="float" office:value="18.8776582941958" table:style-name="ce2">
            <text:p>18,87765829</text:p>
          </table:table-cell>
          <table:table-cell office:value-type="float" office:value="27.308110902007598" table:style-name="ce2">
            <text:p>27,3081109</text:p>
          </table:table-cell>
          <table:table-cell office:value-type="float" office:value="-19.124868542472701" table:style-name="ce2">
            <text:p>-19,12486854</text:p>
          </table:table-cell>
          <table:table-cell office:value-type="float" office:value="15.9521128155212" table:style-name="ce2">
            <text:p>15,95211282</text:p>
          </table:table-cell>
          <table:table-cell office:value-type="float" office:value="-11.066308264128498" table:formula="of:=[.G500]-[.B500]" table:style-name="ce2">
            <text:p>-11,06630826</text:p>
          </table:table-cell>
          <table:table-cell office:value-type="float" office:value="14.362441883994999" table:formula="of:=[.H500]-[.C500]" table:style-name="ce2">
            <text:p>14,36244188</text:p>
          </table:table-cell>
          <table:table-cell office:value-type="float" office:value="7.8028651263359983" table:formula="of:=[.I500]-[.D500]" table:style-name="ce2">
            <text:p>7,802865126</text:p>
          </table:table-cell>
          <table:table-cell office:value-type="float" office:value="56.394442098823902" table:formula="of:=[.J500]-[.E500]" table:style-name="ce2">
            <text:p>56,3944421</text:p>
          </table:table-cell>
          <table:table-cell table:number-columns-repeated="16370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float" office:value="25.054695425428299" table:style-name="ce2">
            <text:p>25,05469543</text:p>
          </table:table-cell>
          <table:table-cell office:value-type="float" office:value="56.908010626846199" table:style-name="ce2">
            <text:p>56,90801063</text:p>
          </table:table-cell>
          <table:table-cell office:value-type="float" office:value="-23.602313704643699" table:style-name="ce2">
            <text:p>-23,6023137</text:p>
          </table:table-cell>
          <table:table-cell office:value-type="float" office:value="18.1757821701034" table:style-name="ce2">
            <text:p>18,17578217</text:p>
          </table:table-cell>
          <table:table-cell office:value-type="float" office:value="1200" table:style-name="ce2">
            <text:p>1200</text:p>
          </table:table-cell>
          <table:table-cell office:value-type="float" office:value="-51.217359750270901" table:style-name="ce2">
            <text:p>-51,21735975</text:p>
          </table:table-cell>
          <table:table-cell office:value-type="float" office:value="-0.26202916807473497" table:style-name="ce2">
            <text:p>-0,262029168</text:p>
          </table:table-cell>
          <table:table-cell office:value-type="float" office:value="50.779373808418903" table:style-name="ce2">
            <text:p>50,77937381</text:p>
          </table:table-cell>
          <table:table-cell office:value-type="float" office:value="42.355284062194301" table:style-name="ce2">
            <text:p>42,35528406</text:p>
          </table:table-cell>
          <table:table-cell office:value-type="float" office:value="-76.272055175699194" table:formula="of:=[.G501]-[.B501]" table:style-name="ce2">
            <text:p>-76,27205518</text:p>
          </table:table-cell>
          <table:table-cell office:value-type="float" office:value="-57.170039794920932" table:formula="of:=[.H501]-[.C501]" table:style-name="ce2">
            <text:p>-57,17003979</text:p>
          </table:table-cell>
          <table:table-cell office:value-type="float" office:value="74.381687513062602" table:formula="of:=[.I501]-[.D501]" table:style-name="ce2">
            <text:p>74,38168751</text:p>
          </table:table-cell>
          <table:table-cell office:value-type="float" office:value="24.179501892090901" table:formula="of:=[.J501]-[.E501]" table:style-name="ce2">
            <text:p>24,17950189</text:p>
          </table:table-cell>
          <table:table-cell table:number-columns-repeated="16370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float" office:value="24.369206552011299" table:style-name="ce2">
            <text:p>24,36920655</text:p>
          </table:table-cell>
          <table:table-cell office:value-type="float" office:value="63.010045752195602" table:style-name="ce2">
            <text:p>63,01004575</text:p>
          </table:table-cell>
          <table:table-cell office:value-type="float" office:value="-2.87372581866435" table:style-name="ce2">
            <text:p>-2,873725819</text:p>
          </table:table-cell>
          <table:table-cell office:value-type="float" office:value="-49.224164069920299" table:style-name="ce2">
            <text:p>-49,22416407</text:p>
          </table:table-cell>
          <table:table-cell office:value-type="float" office:value="1201" table:style-name="ce2">
            <text:p>1201</text:p>
          </table:table-cell>
          <table:table-cell office:value-type="float" office:value="34.778339934915898" table:style-name="ce2">
            <text:p>34,77833993</text:p>
          </table:table-cell>
          <table:table-cell office:value-type="float" office:value="-37.745864318064797" table:style-name="ce2">
            <text:p>-37,74586432</text:p>
          </table:table-cell>
          <table:table-cell office:value-type="float" office:value="-12.3991094309982" table:style-name="ce2">
            <text:p>-12,39910943</text:p>
          </table:table-cell>
          <table:table-cell office:value-type="float" office:value="16.617868944040602" table:style-name="ce2">
            <text:p>16,61786894</text:p>
          </table:table-cell>
          <table:table-cell office:value-type="float" office:value="10.409133382904599" table:formula="of:=[.G502]-[.B502]" table:style-name="ce2">
            <text:p>10,40913338</text:p>
          </table:table-cell>
          <table:table-cell office:value-type="float" office:value="-100.7559100702604" table:formula="of:=[.H502]-[.C502]" table:style-name="ce2">
            <text:p>-100,7559101</text:p>
          </table:table-cell>
          <table:table-cell office:value-type="float" office:value="-9.5253836123338509" table:formula="of:=[.I502]-[.D502]" table:style-name="ce2">
            <text:p>-9,525383612</text:p>
          </table:table-cell>
          <table:table-cell office:value-type="float" office:value="65.842033013960901" table:formula="of:=[.J502]-[.E502]" table:style-name="ce2">
            <text:p>65,84203301</text:p>
          </table:table-cell>
          <table:table-cell table:number-columns-repeated="16370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float" office:value="-21.413217011866401" table:style-name="ce2">
            <text:p>-21,41321701</text:p>
          </table:table-cell>
          <table:table-cell office:value-type="float" office:value="71.888312274454094" table:style-name="ce2">
            <text:p>71,88831227</text:p>
          </table:table-cell>
          <table:table-cell office:value-type="float" office:value="1.8700952184399" table:style-name="ce2">
            <text:p>1,870095218</text:p>
          </table:table-cell>
          <table:table-cell office:value-type="float" office:value="60.355107003015" table:style-name="ce2">
            <text:p>60,355107</text:p>
          </table:table-cell>
          <table:table-cell office:value-type="float" office:value="1202" table:style-name="ce2">
            <text:p>1202</text:p>
          </table:table-cell>
          <table:table-cell office:value-type="float" office:value="2.39866749782803" table:style-name="ce2">
            <text:p>2,398667498</text:p>
          </table:table-cell>
          <table:table-cell office:value-type="float" office:value="71.544090137839305" table:style-name="ce2">
            <text:p>71,54409014</text:p>
          </table:table-cell>
          <table:table-cell office:value-type="float" office:value="44.5968141252986" table:style-name="ce2">
            <text:p>44,59681413</text:p>
          </table:table-cell>
          <table:table-cell office:value-type="float" office:value="-42.534133168425498" table:style-name="ce2">
            <text:p>-42,53413317</text:p>
          </table:table-cell>
          <table:table-cell office:value-type="float" office:value="23.81188450969443" table:formula="of:=[.G503]-[.B503]" table:style-name="ce2">
            <text:p>23,81188451</text:p>
          </table:table-cell>
          <table:table-cell office:value-type="float" office:value="-0.34422213661478906" table:formula="of:=[.H503]-[.C503]" table:style-name="ce2">
            <text:p>-0,344222137</text:p>
          </table:table-cell>
          <table:table-cell office:value-type="float" office:value="42.7267189068587" table:formula="of:=[.I503]-[.D503]" table:style-name="ce2">
            <text:p>42,72671891</text:p>
          </table:table-cell>
          <table:table-cell office:value-type="float" office:value="-102.88924017144049" table:formula="of:=[.J503]-[.E503]" table:style-name="ce2">
            <text:p>-102,8892402</text:p>
          </table:table-cell>
          <table:table-cell table:number-columns-repeated="16370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float" office:value="47.823666747861601" table:style-name="ce2">
            <text:p>47,82366675</text:p>
          </table:table-cell>
          <table:table-cell office:value-type="float" office:value="81.592963703547198" table:style-name="ce2">
            <text:p>81,5929637</text:p>
          </table:table-cell>
          <table:table-cell office:value-type="float" office:value="-35.810754213208703" table:style-name="ce2">
            <text:p>-35,81075421</text:p>
          </table:table-cell>
          <table:table-cell office:value-type="float" office:value="35.774901700595201" table:style-name="ce2">
            <text:p>35,7749017</text:p>
          </table:table-cell>
          <table:table-cell office:value-type="float" office:value="1203" table:style-name="ce2">
            <text:p>1203</text:p>
          </table:table-cell>
          <table:table-cell office:value-type="float" office:value="4.3520770738750496" table:style-name="ce2">
            <text:p>4,352077074</text:p>
          </table:table-cell>
          <table:table-cell office:value-type="float" office:value="-69.907982406806596" table:style-name="ce2">
            <text:p>-69,90798241</text:p>
          </table:table-cell>
          <table:table-cell office:value-type="float" office:value="83.147915189407399" table:style-name="ce2">
            <text:p>83,14791519</text:p>
          </table:table-cell>
          <table:table-cell office:value-type="float" office:value="7.4686965762853399" table:style-name="ce2">
            <text:p>7,468696576</text:p>
          </table:table-cell>
          <table:table-cell office:value-type="float" office:value="-43.47158967398655" table:formula="of:=[.G504]-[.B504]" table:style-name="ce2">
            <text:p>-43,47158967</text:p>
          </table:table-cell>
          <table:table-cell office:value-type="float" office:value="-151.50094611035379" table:formula="of:=[.H504]-[.C504]" table:style-name="ce2">
            <text:p>-151,5009461</text:p>
          </table:table-cell>
          <table:table-cell office:value-type="float" office:value="118.9586694026161" table:formula="of:=[.I504]-[.D504]" table:style-name="ce2">
            <text:p>118,9586694</text:p>
          </table:table-cell>
          <table:table-cell office:value-type="float" office:value="-28.306205124309862" table:formula="of:=[.J504]-[.E504]" table:style-name="ce2">
            <text:p>-28,30620512</text:p>
          </table:table-cell>
          <table:table-cell table:number-columns-repeated="16370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float" office:value="-63.472280985828398" table:style-name="ce2">
            <text:p>-63,47228099</text:p>
          </table:table-cell>
          <table:table-cell office:value-type="float" office:value="-78.262918543131207" table:style-name="ce2">
            <text:p>-78,26291854</text:p>
          </table:table-cell>
          <table:table-cell office:value-type="float" office:value="17.2902039385412" table:style-name="ce2">
            <text:p>17,29020394</text:p>
          </table:table-cell>
          <table:table-cell office:value-type="float" office:value="39.776736431180801" table:style-name="ce2">
            <text:p>39,77673643</text:p>
          </table:table-cell>
          <table:table-cell office:value-type="float" office:value="1204" table:style-name="ce2">
            <text:p>1204</text:p>
          </table:table-cell>
          <table:table-cell office:value-type="float" office:value="80.348314758639802" table:style-name="ce2">
            <text:p>80,34831476</text:p>
          </table:table-cell>
          <table:table-cell office:value-type="float" office:value="-32.5258543647614" table:style-name="ce2">
            <text:p>-32,52585436</text:p>
          </table:table-cell>
          <table:table-cell office:value-type="float" office:value="15.995657090005" table:style-name="ce2">
            <text:p>15,99565709</text:p>
          </table:table-cell>
          <table:table-cell office:value-type="float" office:value="-63.656020385996896" table:style-name="ce2">
            <text:p>-63,65602039</text:p>
          </table:table-cell>
          <table:table-cell office:value-type="float" office:value="143.82059574446819" table:formula="of:=[.G505]-[.B505]" table:style-name="ce2">
            <text:p>143,8205957</text:p>
          </table:table-cell>
          <table:table-cell office:value-type="float" office:value="45.737064178369806" table:formula="of:=[.H505]-[.C505]" table:style-name="ce2">
            <text:p>45,73706418</text:p>
          </table:table-cell>
          <table:table-cell office:value-type="float" office:value="-1.2945468485361999" table:formula="of:=[.I505]-[.D505]" table:style-name="ce2">
            <text:p>-1,294546849</text:p>
          </table:table-cell>
          <table:table-cell office:value-type="float" office:value="-103.4327568171777" table:formula="of:=[.J505]-[.E505]" table:style-name="ce2">
            <text:p>-103,4327568</text:p>
          </table:table-cell>
          <table:table-cell table:number-columns-repeated="16370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float" office:value="84.818442722866394" table:style-name="ce2">
            <text:p>84,81844272</text:p>
          </table:table-cell>
          <table:table-cell office:value-type="float" office:value="66.422363366559793" table:style-name="ce2">
            <text:p>66,42236337</text:p>
          </table:table-cell>
          <table:table-cell office:value-type="float" office:value="-32.022696531173601" table:style-name="ce2">
            <text:p>-32,02269653</text:p>
          </table:table-cell>
          <table:table-cell office:value-type="float" office:value="59.490039078104502" table:style-name="ce2">
            <text:p>59,49003908</text:p>
          </table:table-cell>
          <table:table-cell office:value-type="float" office:value="1205" table:style-name="ce2">
            <text:p>1205</text:p>
          </table:table-cell>
          <table:table-cell office:value-type="float" office:value="-52.297026651373599" table:style-name="ce2">
            <text:p>-52,29702665</text:p>
          </table:table-cell>
          <table:table-cell office:value-type="float" office:value="55.551679798352303" table:style-name="ce2">
            <text:p>55,5516798</text:p>
          </table:table-cell>
          <table:table-cell office:value-type="float" office:value="14.199613021387499" table:style-name="ce2">
            <text:p>14,19961302</text:p>
          </table:table-cell>
          <table:table-cell office:value-type="float" office:value="-22.348699737902301" table:style-name="ce2">
            <text:p>-22,34869974</text:p>
          </table:table-cell>
          <table:table-cell office:value-type="float" office:value="-137.11546937423998" table:formula="of:=[.G506]-[.B506]" table:style-name="ce2">
            <text:p>-137,1154694</text:p>
          </table:table-cell>
          <table:table-cell office:value-type="float" office:value="-10.87068356820749" table:formula="of:=[.H506]-[.C506]" table:style-name="ce2">
            <text:p>-10,87068357</text:p>
          </table:table-cell>
          <table:table-cell office:value-type="float" office:value="46.2223095525611" table:formula="of:=[.I506]-[.D506]" table:style-name="ce2">
            <text:p>46,22230955</text:p>
          </table:table-cell>
          <table:table-cell office:value-type="float" office:value="-81.83873881600681" table:formula="of:=[.J506]-[.E506]" table:style-name="ce2">
            <text:p>-81,83873882</text:p>
          </table:table-cell>
          <table:table-cell table:number-columns-repeated="16370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float" office:value="-1.1842263670139099" table:style-name="ce2">
            <text:p>-1,184226367</text:p>
          </table:table-cell>
          <table:table-cell office:value-type="float" office:value="47.9628501790963" table:style-name="ce2">
            <text:p>47,96285018</text:p>
          </table:table-cell>
          <table:table-cell office:value-type="float" office:value="30.847096476532101" table:style-name="ce2">
            <text:p>30,84709648</text:p>
          </table:table-cell>
          <table:table-cell office:value-type="float" office:value="50.011810667036002" table:style-name="ce2">
            <text:p>50,01181067</text:p>
          </table:table-cell>
          <table:table-cell office:value-type="float" office:value="1206" table:style-name="ce2">
            <text:p>1206</text:p>
          </table:table-cell>
          <table:table-cell office:value-type="float" office:value="-40.5827704744569" table:style-name="ce2">
            <text:p>-40,58277047</text:p>
          </table:table-cell>
          <table:table-cell office:value-type="float" office:value="-77.163969866538395" table:style-name="ce2">
            <text:p>-77,16396987</text:p>
          </table:table-cell>
          <table:table-cell office:value-type="float" office:value="21.3429816082066" table:style-name="ce2">
            <text:p>21,34298161</text:p>
          </table:table-cell>
          <table:table-cell office:value-type="float" office:value="6.9271827468649496" table:style-name="ce2">
            <text:p>6,927182747</text:p>
          </table:table-cell>
          <table:table-cell office:value-type="float" office:value="-39.398544107442987" table:formula="of:=[.G507]-[.B507]" table:style-name="ce2">
            <text:p>-39,39854411</text:p>
          </table:table-cell>
          <table:table-cell office:value-type="float" office:value="-125.1268200456347" table:formula="of:=[.H507]-[.C507]" table:style-name="ce2">
            <text:p>-125,12682</text:p>
          </table:table-cell>
          <table:table-cell office:value-type="float" office:value="-9.5041148683255017" table:formula="of:=[.I507]-[.D507]" table:style-name="ce2">
            <text:p>-9,504114868</text:p>
          </table:table-cell>
          <table:table-cell office:value-type="float" office:value="-43.084627920171052" table:formula="of:=[.J507]-[.E507]" table:style-name="ce2">
            <text:p>-43,08462792</text:p>
          </table:table-cell>
          <table:table-cell table:number-columns-repeated="16370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float" office:value="12.2689630383375" table:style-name="ce2">
            <text:p>12,26896304</text:p>
          </table:table-cell>
          <table:table-cell office:value-type="float" office:value="22.357721125743801" table:style-name="ce2">
            <text:p>22,35772113</text:p>
          </table:table-cell>
          <table:table-cell office:value-type="float" office:value="-19.483447449317499" table:style-name="ce2">
            <text:p>-19,48344745</text:p>
          </table:table-cell>
          <table:table-cell office:value-type="float" office:value="14.2304283279262" table:style-name="ce2">
            <text:p>14,23042833</text:p>
          </table:table-cell>
          <table:table-cell office:value-type="float" office:value="1207" table:style-name="ce2">
            <text:p>1207</text:p>
          </table:table-cell>
          <table:table-cell office:value-type="float" office:value="-80.808436023920706" table:style-name="ce2">
            <text:p>-80,80843602</text:p>
          </table:table-cell>
          <table:table-cell office:value-type="float" office:value="-50.956422018001398" table:style-name="ce2">
            <text:p>-50,95642202</text:p>
          </table:table-cell>
          <table:table-cell office:value-type="float" office:value="-29.661262813682999" table:style-name="ce2">
            <text:p>-29,66126281</text:p>
          </table:table-cell>
          <table:table-cell office:value-type="float" office:value="1.11683869738272" table:style-name="ce2">
            <text:p>1,116838697</text:p>
          </table:table-cell>
          <table:table-cell office:value-type="float" office:value="-93.077399062258209" table:formula="of:=[.G508]-[.B508]" table:style-name="ce2">
            <text:p>-93,07739906</text:p>
          </table:table-cell>
          <table:table-cell office:value-type="float" office:value="-73.314143143745198" table:formula="of:=[.H508]-[.C508]" table:style-name="ce2">
            <text:p>-73,31414314</text:p>
          </table:table-cell>
          <table:table-cell office:value-type="float" office:value="-10.1778153643655" table:formula="of:=[.I508]-[.D508]" table:style-name="ce2">
            <text:p>-10,17781536</text:p>
          </table:table-cell>
          <table:table-cell office:value-type="float" office:value="-13.11358963054348" table:formula="of:=[.J508]-[.E508]" table:style-name="ce2">
            <text:p>-13,11358963</text:p>
          </table:table-cell>
          <table:table-cell table:number-columns-repeated="16370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float" office:value="8.5007385471977503" table:style-name="ce2">
            <text:p>8,500738547</text:p>
          </table:table-cell>
          <table:table-cell office:value-type="float" office:value="24.028161920198301" table:style-name="ce2">
            <text:p>24,02816192</text:p>
          </table:table-cell>
          <table:table-cell office:value-type="float" office:value="-28.9322611016233" table:style-name="ce2">
            <text:p>-28,9322611</text:p>
          </table:table-cell>
          <table:table-cell office:value-type="float" office:value="62.474557692058298" table:style-name="ce2">
            <text:p>62,47455769</text:p>
          </table:table-cell>
          <table:table-cell office:value-type="float" office:value="1208" table:style-name="ce2">
            <text:p>1208</text:p>
          </table:table-cell>
          <table:table-cell office:value-type="float" office:value="-76.244938182217496" table:style-name="ce2">
            <text:p>-76,24493818</text:p>
          </table:table-cell>
          <table:table-cell office:value-type="float" office:value="-18.074772389967201" table:style-name="ce2">
            <text:p>-18,07477239</text:p>
          </table:table-cell>
          <table:table-cell office:value-type="float" office:value="-17.432097767952101" table:style-name="ce2">
            <text:p>-17,43209777</text:p>
          </table:table-cell>
          <table:table-cell office:value-type="float" office:value="-43.356500859384703" table:style-name="ce2">
            <text:p>-43,35650086</text:p>
          </table:table-cell>
          <table:table-cell office:value-type="float" office:value="-84.745676729415251" table:formula="of:=[.G509]-[.B509]" table:style-name="ce2">
            <text:p>-84,74567673</text:p>
          </table:table-cell>
          <table:table-cell office:value-type="float" office:value="-42.102934310165502" table:formula="of:=[.H509]-[.C509]" table:style-name="ce2">
            <text:p>-42,10293431</text:p>
          </table:table-cell>
          <table:table-cell office:value-type="float" office:value="11.5001633336712" table:formula="of:=[.I509]-[.D509]" table:style-name="ce2">
            <text:p>11,50016333</text:p>
          </table:table-cell>
          <table:table-cell office:value-type="float" office:value="-105.83105855144299" table:formula="of:=[.J509]-[.E509]" table:style-name="ce2">
            <text:p>-105,8310586</text:p>
          </table:table-cell>
          <table:table-cell table:number-columns-repeated="16370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float" office:value="-10.7363903603922" table:style-name="ce2">
            <text:p>-10,73639036</text:p>
          </table:table-cell>
          <table:table-cell office:value-type="float" office:value="7.1958939636110602" table:style-name="ce2">
            <text:p>7,195893964</text:p>
          </table:table-cell>
          <table:table-cell office:value-type="float" office:value="-42.145926814819198" table:style-name="ce2">
            <text:p>-42,14592681</text:p>
          </table:table-cell>
          <table:table-cell office:value-type="float" office:value="-11.3493698073086" table:style-name="ce2">
            <text:p>-11,34936981</text:p>
          </table:table-cell>
          <table:table-cell office:value-type="float" office:value="1209" table:style-name="ce2">
            <text:p>1209</text:p>
          </table:table-cell>
          <table:table-cell office:value-type="float" office:value="25.230123966797901" table:style-name="ce2">
            <text:p>25,23012397</text:p>
          </table:table-cell>
          <table:table-cell office:value-type="float" office:value="1.2393972866705201" table:style-name="ce2">
            <text:p>1,239397287</text:p>
          </table:table-cell>
          <table:table-cell office:value-type="float" office:value="-36.553562881711201" table:style-name="ce2">
            <text:p>-36,55356288</text:p>
          </table:table-cell>
          <table:table-cell office:value-type="float" office:value="61.9999477739971" table:style-name="ce2">
            <text:p>61,99994777</text:p>
          </table:table-cell>
          <table:table-cell office:value-type="float" office:value="35.966514327190097" table:formula="of:=[.G510]-[.B510]" table:style-name="ce2">
            <text:p>35,96651433</text:p>
          </table:table-cell>
          <table:table-cell office:value-type="float" office:value="-5.9564966769405405" table:formula="of:=[.H510]-[.C510]" table:style-name="ce2">
            <text:p>-5,956496677</text:p>
          </table:table-cell>
          <table:table-cell office:value-type="float" office:value="5.5923639331079968" table:formula="of:=[.I510]-[.D510]" table:style-name="ce2">
            <text:p>5,592363933</text:p>
          </table:table-cell>
          <table:table-cell office:value-type="float" office:value="73.349317581305698" table:formula="of:=[.J510]-[.E510]" table:style-name="ce2">
            <text:p>73,34931758</text:p>
          </table:table-cell>
          <table:table-cell table:number-columns-repeated="16370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float" office:value="2.5724627856351501" table:style-name="ce2">
            <text:p>2,572462786</text:p>
          </table:table-cell>
          <table:table-cell office:value-type="float" office:value="39.236603812597203" table:style-name="ce2">
            <text:p>39,23660381</text:p>
          </table:table-cell>
          <table:table-cell office:value-type="float" office:value="-71.918504216018704" table:style-name="ce2">
            <text:p>-71,91850422</text:p>
          </table:table-cell>
          <table:table-cell office:value-type="float" office:value="-29.560297713613501" table:style-name="ce2">
            <text:p>-29,56029771</text:p>
          </table:table-cell>
          <table:table-cell office:value-type="float" office:value="1210" table:style-name="ce2">
            <text:p>1210</text:p>
          </table:table-cell>
          <table:table-cell office:value-type="float" office:value="-44.0280966252963" table:style-name="ce2">
            <text:p>-44,02809663</text:p>
          </table:table-cell>
          <table:table-cell office:value-type="float" office:value="53.451659624096401" table:style-name="ce2">
            <text:p>53,45165962</text:p>
          </table:table-cell>
          <table:table-cell office:value-type="float" office:value="-25.1924223773309" table:style-name="ce2">
            <text:p>-25,19242238</text:p>
          </table:table-cell>
          <table:table-cell office:value-type="float" office:value="34.031968331821297" table:style-name="ce2">
            <text:p>34,03196833</text:p>
          </table:table-cell>
          <table:table-cell office:value-type="float" office:value="-46.600559410931453" table:formula="of:=[.G511]-[.B511]" table:style-name="ce2">
            <text:p>-46,60055941</text:p>
          </table:table-cell>
          <table:table-cell office:value-type="float" office:value="14.215055811499198" table:formula="of:=[.H511]-[.C511]" table:style-name="ce2">
            <text:p>14,21505581</text:p>
          </table:table-cell>
          <table:table-cell office:value-type="float" office:value="46.726081838687804" table:formula="of:=[.I511]-[.D511]" table:style-name="ce2">
            <text:p>46,72608184</text:p>
          </table:table-cell>
          <table:table-cell office:value-type="float" office:value="63.592266045434798" table:formula="of:=[.J511]-[.E511]" table:style-name="ce2">
            <text:p>63,59226605</text:p>
          </table:table-cell>
          <table:table-cell table:number-columns-repeated="16370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float" office:value="77.185922185671004" table:style-name="ce2">
            <text:p>77,18592219</text:p>
          </table:table-cell>
          <table:table-cell office:value-type="float" office:value="-42.145804821843498" table:style-name="ce2">
            <text:p>-42,14580482</text:p>
          </table:table-cell>
          <table:table-cell office:value-type="float" office:value="60.366608951196497" table:style-name="ce2">
            <text:p>60,36660895</text:p>
          </table:table-cell>
          <table:table-cell office:value-type="float" office:value="-6.0327159502086296" table:style-name="ce2">
            <text:p>-6,03271595</text:p>
          </table:table-cell>
          <table:table-cell office:value-type="float" office:value="1211" table:style-name="ce2">
            <text:p>1211</text:p>
          </table:table-cell>
          <table:table-cell office:value-type="float" office:value="-33.936371843505299" table:style-name="ce2">
            <text:p>-33,93637184</text:p>
          </table:table-cell>
          <table:table-cell office:value-type="float" office:value="41.745119201929199" table:style-name="ce2">
            <text:p>41,7451192</text:p>
          </table:table-cell>
          <table:table-cell office:value-type="float" office:value="71.428446032837698" table:style-name="ce2">
            <text:p>71,42844603</text:p>
          </table:table-cell>
          <table:table-cell office:value-type="float" office:value="76.119787397190507" table:style-name="ce2">
            <text:p>76,1197874</text:p>
          </table:table-cell>
          <table:table-cell office:value-type="float" office:value="-111.1222940291763" table:formula="of:=[.G512]-[.B512]" table:style-name="ce2">
            <text:p>-111,122294</text:p>
          </table:table-cell>
          <table:table-cell office:value-type="float" office:value="83.890924023772698" table:formula="of:=[.H512]-[.C512]" table:style-name="ce2">
            <text:p>83,89092402</text:p>
          </table:table-cell>
          <table:table-cell office:value-type="float" office:value="11.061837081641201" table:formula="of:=[.I512]-[.D512]" table:style-name="ce2">
            <text:p>11,06183708</text:p>
          </table:table-cell>
          <table:table-cell office:value-type="float" office:value="82.152503347399133" table:formula="of:=[.J512]-[.E512]" table:style-name="ce2">
            <text:p>82,15250335</text:p>
          </table:table-cell>
          <table:table-cell table:number-columns-repeated="16370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float" office:value="-82.9162795825861" table:style-name="ce2">
            <text:p>-82,91627958</text:p>
          </table:table-cell>
          <table:table-cell office:value-type="float" office:value="-3.0278241771720702" table:style-name="ce2">
            <text:p>-3,027824177</text:p>
          </table:table-cell>
          <table:table-cell office:value-type="float" office:value="-28.614471451486001" table:style-name="ce2">
            <text:p>-28,61447145</text:p>
          </table:table-cell>
          <table:table-cell office:value-type="float" office:value="56.021363403922201" table:style-name="ce2">
            <text:p>56,0213634</text:p>
          </table:table-cell>
          <table:table-cell office:value-type="float" office:value="1212" table:style-name="ce2">
            <text:p>1212</text:p>
          </table:table-cell>
          <table:table-cell office:value-type="float" office:value="-8.6535784407146696" table:style-name="ce2">
            <text:p>-8,653578441</text:p>
          </table:table-cell>
          <table:table-cell office:value-type="float" office:value="10.923980293559399" table:style-name="ce2">
            <text:p>10,92398029</text:p>
          </table:table-cell>
          <table:table-cell office:value-type="float" office:value="50.376950980667999" table:style-name="ce2">
            <text:p>50,37695098</text:p>
          </table:table-cell>
          <table:table-cell office:value-type="float" office:value="-13.9474193203743" table:style-name="ce2">
            <text:p>-13,94741932</text:p>
          </table:table-cell>
          <table:table-cell office:value-type="float" office:value="74.262701141871432" table:formula="of:=[.G513]-[.B513]" table:style-name="ce2">
            <text:p>74,26270114</text:p>
          </table:table-cell>
          <table:table-cell office:value-type="float" office:value="13.951804470731469" table:formula="of:=[.H513]-[.C513]" table:style-name="ce2">
            <text:p>13,95180447</text:p>
          </table:table-cell>
          <table:table-cell office:value-type="float" office:value="78.991422432153996" table:formula="of:=[.I513]-[.D513]" table:style-name="ce2">
            <text:p>78,99142243</text:p>
          </table:table-cell>
          <table:table-cell office:value-type="float" office:value="-69.968782724296503" table:formula="of:=[.J513]-[.E513]" table:style-name="ce2">
            <text:p>-69,96878272</text:p>
          </table:table-cell>
          <table:table-cell table:number-columns-repeated="16370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float" office:value="-23.212019111539298" table:style-name="ce2">
            <text:p>-23,21201911</text:p>
          </table:table-cell>
          <table:table-cell office:value-type="float" office:value="0.88522435259902899" table:style-name="ce2">
            <text:p>0,885224353</text:p>
          </table:table-cell>
          <table:table-cell office:value-type="float" office:value="56.918943786018602" table:style-name="ce2">
            <text:p>56,91894379</text:p>
          </table:table-cell>
          <table:table-cell office:value-type="float" office:value="18.810179191446199" table:style-name="ce2">
            <text:p>18,81017919</text:p>
          </table:table-cell>
          <table:table-cell office:value-type="float" office:value="1213" table:style-name="ce2">
            <text:p>1213</text:p>
          </table:table-cell>
          <table:table-cell office:value-type="float" office:value="79.058326999167704" table:style-name="ce2">
            <text:p>79,058327</text:p>
          </table:table-cell>
          <table:table-cell office:value-type="float" office:value="6.63818817252396" table:style-name="ce2">
            <text:p>6,638188173</text:p>
          </table:table-cell>
          <table:table-cell office:value-type="float" office:value="21.669134564962398" table:style-name="ce2">
            <text:p>21,66913456</text:p>
          </table:table-cell>
          <table:table-cell office:value-type="float" office:value="36.876719796459398" table:style-name="ce2">
            <text:p>36,8767198</text:p>
          </table:table-cell>
          <table:table-cell office:value-type="float" office:value="102.27034611070701" table:formula="of:=[.G514]-[.B514]" table:style-name="ce2">
            <text:p>102,2703461</text:p>
          </table:table-cell>
          <table:table-cell office:value-type="float" office:value="5.7529638199249309" table:formula="of:=[.H514]-[.C514]" table:style-name="ce2">
            <text:p>5,75296382</text:p>
          </table:table-cell>
          <table:table-cell office:value-type="float" office:value="-35.249809221056204" table:formula="of:=[.I514]-[.D514]" table:style-name="ce2">
            <text:p>-35,24980922</text:p>
          </table:table-cell>
          <table:table-cell office:value-type="float" office:value="18.066540605013198" table:formula="of:=[.J514]-[.E514]" table:style-name="ce2">
            <text:p>18,06654061</text:p>
          </table:table-cell>
          <table:table-cell table:number-columns-repeated="16370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float" office:value="62.6919430469435" table:style-name="ce2">
            <text:p>62,69194305</text:p>
          </table:table-cell>
          <table:table-cell office:value-type="float" office:value="23.496962350574801" table:style-name="ce2">
            <text:p>23,49696235</text:p>
          </table:table-cell>
          <table:table-cell office:value-type="float" office:value="-40.645746285906696" table:style-name="ce2">
            <text:p>-40,64574629</text:p>
          </table:table-cell>
          <table:table-cell office:value-type="float" office:value="-71.772518700897606" table:style-name="ce2">
            <text:p>-71,7725187</text:p>
          </table:table-cell>
          <table:table-cell office:value-type="float" office:value="1214" table:style-name="ce2">
            <text:p>1214</text:p>
          </table:table-cell>
          <table:table-cell office:value-type="float" office:value="4.9951980155056397" table:style-name="ce2">
            <text:p>4,995198016</text:p>
          </table:table-cell>
          <table:table-cell office:value-type="float" office:value="-5.5718891657739196" table:style-name="ce2">
            <text:p>-5,571889166</text:p>
          </table:table-cell>
          <table:table-cell office:value-type="float" office:value="29.961458386891898" table:style-name="ce2">
            <text:p>29,96145839</text:p>
          </table:table-cell>
          <table:table-cell office:value-type="float" office:value="25.926964720737601" table:style-name="ce2">
            <text:p>25,92696472</text:p>
          </table:table-cell>
          <table:table-cell office:value-type="float" office:value="-57.696745031437857" table:formula="of:=[.G515]-[.B515]" table:style-name="ce2">
            <text:p>-57,69674503</text:p>
          </table:table-cell>
          <table:table-cell office:value-type="float" office:value="-29.068851516348722" table:formula="of:=[.H515]-[.C515]" table:style-name="ce2">
            <text:p>-29,06885152</text:p>
          </table:table-cell>
          <table:table-cell office:value-type="float" office:value="70.607204672798588" table:formula="of:=[.I515]-[.D515]" table:style-name="ce2">
            <text:p>70,60720467</text:p>
          </table:table-cell>
          <table:table-cell office:value-type="float" office:value="97.699483421635207" table:formula="of:=[.J515]-[.E515]" table:style-name="ce2">
            <text:p>97,69948342</text:p>
          </table:table-cell>
          <table:table-cell table:number-columns-repeated="16370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float" office:value="6.3647706765917498" table:style-name="ce2">
            <text:p>6,364770677</text:p>
          </table:table-cell>
          <table:table-cell office:value-type="float" office:value="15.5593580219416" table:style-name="ce2">
            <text:p>15,55935802</text:p>
          </table:table-cell>
          <table:table-cell office:value-type="float" office:value="78.859718010151298" table:style-name="ce2">
            <text:p>78,85971801</text:p>
          </table:table-cell>
          <table:table-cell office:value-type="float" office:value="6.9789714725658003" table:style-name="ce2">
            <text:p>6,978971473</text:p>
          </table:table-cell>
          <table:table-cell office:value-type="float" office:value="1215" table:style-name="ce2">
            <text:p>1215</text:p>
          </table:table-cell>
          <table:table-cell office:value-type="float" office:value="62.560023619126497" table:style-name="ce2">
            <text:p>62,56002362</text:p>
          </table:table-cell>
          <table:table-cell office:value-type="float" office:value="8.3972337053109802E-2" table:style-name="ce2">
            <text:p>0,083972337</text:p>
          </table:table-cell>
          <table:table-cell office:value-type="float" office:value="40.084380679527399" table:style-name="ce2">
            <text:p>40,08438068</text:p>
          </table:table-cell>
          <table:table-cell office:value-type="float" office:value="16.524172708702299" table:style-name="ce2">
            <text:p>16,52417271</text:p>
          </table:table-cell>
          <table:table-cell office:value-type="float" office:value="56.195252942534751" table:formula="of:=[.G516]-[.B516]" table:style-name="ce2">
            <text:p>56,19525294</text:p>
          </table:table-cell>
          <table:table-cell office:value-type="float" office:value="-15.47538568488849" table:formula="of:=[.H516]-[.C516]" table:style-name="ce2">
            <text:p>-15,47538568</text:p>
          </table:table-cell>
          <table:table-cell office:value-type="float" office:value="-38.775337330623898" table:formula="of:=[.I516]-[.D516]" table:style-name="ce2">
            <text:p>-38,77533733</text:p>
          </table:table-cell>
          <table:table-cell office:value-type="float" office:value="9.5452012361364993" table:formula="of:=[.J516]-[.E516]" table:style-name="ce2">
            <text:p>9,545201236</text:p>
          </table:table-cell>
          <table:table-cell table:number-columns-repeated="16370"/>
        </table:table-row>
        <table:table-row table:style-name="ro1">
          <table:table-cell office:value-type="float" office:value="516" table:style-name="ce2">
            <text:p>516</text:p>
          </table:table-cell>
          <table:table-cell office:value-type="float" office:value="-49.364327665989002" table:style-name="ce2">
            <text:p>-49,36432767</text:p>
          </table:table-cell>
          <table:table-cell office:value-type="float" office:value="-86.585458995676802" table:style-name="ce2">
            <text:p>-86,585459</text:p>
          </table:table-cell>
          <table:table-cell office:value-type="float" office:value="-44.940602457632302" table:style-name="ce2">
            <text:p>-44,94060246</text:p>
          </table:table-cell>
          <table:table-cell office:value-type="float" office:value="35.404030989946797" table:style-name="ce2">
            <text:p>35,40403099</text:p>
          </table:table-cell>
          <table:table-cell office:value-type="float" office:value="1216" table:style-name="ce2">
            <text:p>1216</text:p>
          </table:table-cell>
          <table:table-cell office:value-type="float" office:value="82.279595483319497" table:style-name="ce2">
            <text:p>82,27959548</text:p>
          </table:table-cell>
          <table:table-cell office:value-type="float" office:value="23.394008350100201" table:style-name="ce2">
            <text:p>23,39400835</text:p>
          </table:table-cell>
          <table:table-cell office:value-type="float" office:value="-36.862716532027299" table:style-name="ce2">
            <text:p>-36,86271653</text:p>
          </table:table-cell>
          <table:table-cell office:value-type="float" office:value="77.540323423324097" table:style-name="ce2">
            <text:p>77,54032342</text:p>
          </table:table-cell>
          <table:table-cell office:value-type="float" office:value="131.64392314930851" table:formula="of:=[.G517]-[.B517]" table:style-name="ce2">
            <text:p>131,6439231</text:p>
          </table:table-cell>
          <table:table-cell office:value-type="float" office:value="109.97946734577701" table:formula="of:=[.H517]-[.C517]" table:style-name="ce2">
            <text:p>109,9794673</text:p>
          </table:table-cell>
          <table:table-cell office:value-type="float" office:value="8.0778859256050026" table:formula="of:=[.I517]-[.D517]" table:style-name="ce2">
            <text:p>8,077885926</text:p>
          </table:table-cell>
          <table:table-cell office:value-type="float" office:value="42.136292433377299" table:formula="of:=[.J517]-[.E517]" table:style-name="ce2">
            <text:p>42,13629243</text:p>
          </table:table-cell>
          <table:table-cell table:number-columns-repeated="16370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float" office:value="75.104280353950699" table:style-name="ce2">
            <text:p>75,10428035</text:p>
          </table:table-cell>
          <table:table-cell office:value-type="float" office:value="-24.910738991842098" table:style-name="ce2">
            <text:p>-24,91073899</text:p>
          </table:table-cell>
          <table:table-cell office:value-type="float" office:value="87.559183987993606" table:style-name="ce2">
            <text:p>87,55918399</text:p>
          </table:table-cell>
          <table:table-cell office:value-type="float" office:value="65.880589662153099" table:style-name="ce2">
            <text:p>65,88058966</text:p>
          </table:table-cell>
          <table:table-cell office:value-type="float" office:value="1217" table:style-name="ce2">
            <text:p>1217</text:p>
          </table:table-cell>
          <table:table-cell office:value-type="float" office:value="40.405877082080799" table:style-name="ce2">
            <text:p>40,40587708</text:p>
          </table:table-cell>
          <table:table-cell office:value-type="float" office:value="-29.407453596229999" table:style-name="ce2">
            <text:p>-29,4074536</text:p>
          </table:table-cell>
          <table:table-cell office:value-type="float" office:value="-1.0509501673322199" table:style-name="ce2">
            <text:p>-1,050950167</text:p>
          </table:table-cell>
          <table:table-cell office:value-type="float" office:value="3.3239480069156202" table:style-name="ce2">
            <text:p>3,323948007</text:p>
          </table:table-cell>
          <table:table-cell office:value-type="float" office:value="-34.6984032718699" table:formula="of:=[.G518]-[.B518]" table:style-name="ce2">
            <text:p>-34,69840327</text:p>
          </table:table-cell>
          <table:table-cell office:value-type="float" office:value="-4.4967146043879005" table:formula="of:=[.H518]-[.C518]" table:style-name="ce2">
            <text:p>-4,496714604</text:p>
          </table:table-cell>
          <table:table-cell office:value-type="float" office:value="-88.610134155325824" table:formula="of:=[.I518]-[.D518]" table:style-name="ce2">
            <text:p>-88,61013416</text:p>
          </table:table-cell>
          <table:table-cell office:value-type="float" office:value="-62.556641655237478" table:formula="of:=[.J518]-[.E518]" table:style-name="ce2">
            <text:p>-62,55664166</text:p>
          </table:table-cell>
          <table:table-cell table:number-columns-repeated="16370"/>
        </table:table-row>
        <table:table-row table:style-name="ro1">
          <table:table-cell office:value-type="float" office:value="518" table:style-name="ce2">
            <text:p>518</text:p>
          </table:table-cell>
          <table:table-cell office:value-type="float" office:value="-28.642014415289498" table:style-name="ce2">
            <text:p>-28,64201442</text:p>
          </table:table-cell>
          <table:table-cell office:value-type="float" office:value="49.404549324181602" table:style-name="ce2">
            <text:p>49,40454932</text:p>
          </table:table-cell>
          <table:table-cell office:value-type="float" office:value="27.8580830421729" table:style-name="ce2">
            <text:p>27,85808304</text:p>
          </table:table-cell>
          <table:table-cell office:value-type="float" office:value="30.594300004313599" table:style-name="ce2">
            <text:p>30,5943</text:p>
          </table:table-cell>
          <table:table-cell office:value-type="float" office:value="1218" table:style-name="ce2">
            <text:p>1218</text:p>
          </table:table-cell>
          <table:table-cell office:value-type="float" office:value="17.2421466822036" table:style-name="ce2">
            <text:p>17,24214668</text:p>
          </table:table-cell>
          <table:table-cell office:value-type="float" office:value="7.1314527809206902" table:style-name="ce2">
            <text:p>7,131452781</text:p>
          </table:table-cell>
          <table:table-cell office:value-type="float" office:value="16.553012553118101" table:style-name="ce2">
            <text:p>16,55301255</text:p>
          </table:table-cell>
          <table:table-cell office:value-type="float" office:value="-7.4551928847882598" table:style-name="ce2">
            <text:p>-7,455192885</text:p>
          </table:table-cell>
          <table:table-cell office:value-type="float" office:value="45.884161097493099" table:formula="of:=[.G519]-[.B519]" table:style-name="ce2">
            <text:p>45,8841611</text:p>
          </table:table-cell>
          <table:table-cell office:value-type="float" office:value="-42.273096543260912" table:formula="of:=[.H519]-[.C519]" table:style-name="ce2">
            <text:p>-42,27309654</text:p>
          </table:table-cell>
          <table:table-cell office:value-type="float" office:value="-11.305070489054799" table:formula="of:=[.I519]-[.D519]" table:style-name="ce2">
            <text:p>-11,30507049</text:p>
          </table:table-cell>
          <table:table-cell office:value-type="float" office:value="-38.049492889101856" table:formula="of:=[.J519]-[.E519]" table:style-name="ce2">
            <text:p>-38,04949289</text:p>
          </table:table-cell>
          <table:table-cell table:number-columns-repeated="16370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float" office:value="18.3855491507795" table:style-name="ce2">
            <text:p>18,38554915</text:p>
          </table:table-cell>
          <table:table-cell office:value-type="float" office:value="15.126333288904499" table:style-name="ce2">
            <text:p>15,12633329</text:p>
          </table:table-cell>
          <table:table-cell office:value-type="float" office:value="62.409554819990397" table:style-name="ce2">
            <text:p>62,40955482</text:p>
          </table:table-cell>
          <table:table-cell office:value-type="float" office:value="15.109420441198701" table:style-name="ce2">
            <text:p>15,10942044</text:p>
          </table:table-cell>
          <table:table-cell office:value-type="float" office:value="1219" table:style-name="ce2">
            <text:p>1219</text:p>
          </table:table-cell>
          <table:table-cell office:value-type="float" office:value="3.36407297291447" table:style-name="ce2">
            <text:p>3,364072973</text:p>
          </table:table-cell>
          <table:table-cell office:value-type="float" office:value="-30.695255331802599" table:style-name="ce2">
            <text:p>-30,69525533</text:p>
          </table:table-cell>
          <table:table-cell office:value-type="float" office:value="-23.216246408912301" table:style-name="ce2">
            <text:p>-23,21624641</text:p>
          </table:table-cell>
          <table:table-cell office:value-type="float" office:value="17.581268332383502" table:style-name="ce2">
            <text:p>17,58126833</text:p>
          </table:table-cell>
          <table:table-cell office:value-type="float" office:value="-15.021476177865029" table:formula="of:=[.G520]-[.B520]" table:style-name="ce2">
            <text:p>-15,02147618</text:p>
          </table:table-cell>
          <table:table-cell office:value-type="float" office:value="-45.821588620707097" table:formula="of:=[.H520]-[.C520]" table:style-name="ce2">
            <text:p>-45,82158862</text:p>
          </table:table-cell>
          <table:table-cell office:value-type="float" office:value="-85.625801228902702" table:formula="of:=[.I520]-[.D520]" table:style-name="ce2">
            <text:p>-85,62580123</text:p>
          </table:table-cell>
          <table:table-cell office:value-type="float" office:value="2.471847891184801" table:formula="of:=[.J520]-[.E520]" table:style-name="ce2">
            <text:p>2,471847891</text:p>
          </table:table-cell>
          <table:table-cell table:number-columns-repeated="16370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float" office:value="87.037252138152496" table:style-name="ce2">
            <text:p>87,03725214</text:p>
          </table:table-cell>
          <table:table-cell office:value-type="float" office:value="50.811627199881599" table:style-name="ce2">
            <text:p>50,8116272</text:p>
          </table:table-cell>
          <table:table-cell office:value-type="float" office:value="-42.721798648065104" table:style-name="ce2">
            <text:p>-42,72179865</text:p>
          </table:table-cell>
          <table:table-cell office:value-type="float" office:value="-38.903637451935197" table:style-name="ce2">
            <text:p>-38,90363745</text:p>
          </table:table-cell>
          <table:table-cell office:value-type="float" office:value="1220" table:style-name="ce2">
            <text:p>1220</text:p>
          </table:table-cell>
          <table:table-cell office:value-type="float" office:value="-43.062541599842199" table:style-name="ce2">
            <text:p>-43,0625416</text:p>
          </table:table-cell>
          <table:table-cell office:value-type="float" office:value="48.245291530620797" table:style-name="ce2">
            <text:p>48,24529153</text:p>
          </table:table-cell>
          <table:table-cell office:value-type="float" office:value="-89.207247023017601" table:style-name="ce2">
            <text:p>-89,20724702</text:p>
          </table:table-cell>
          <table:table-cell office:value-type="float" office:value="0.33116423361745601" table:style-name="ce2">
            <text:p>0,331164234</text:p>
          </table:table-cell>
          <table:table-cell office:value-type="float" office:value="-130.0997937379947" table:formula="of:=[.G521]-[.B521]" table:style-name="ce2">
            <text:p>-130,0997937</text:p>
          </table:table-cell>
          <table:table-cell office:value-type="float" office:value="-2.5663356692608019" table:formula="of:=[.H521]-[.C521]" table:style-name="ce2">
            <text:p>-2,566335669</text:p>
          </table:table-cell>
          <table:table-cell office:value-type="float" office:value="-46.485448374952497" table:formula="of:=[.I521]-[.D521]" table:style-name="ce2">
            <text:p>-46,48544837</text:p>
          </table:table-cell>
          <table:table-cell office:value-type="float" office:value="39.234801685552654" table:formula="of:=[.J521]-[.E521]" table:style-name="ce2">
            <text:p>39,23480169</text:p>
          </table:table-cell>
          <table:table-cell table:number-columns-repeated="16370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float" office:value="-50.792545077964803" table:style-name="ce2">
            <text:p>-50,79254508</text:p>
          </table:table-cell>
          <table:table-cell office:value-type="float" office:value="-83.5921843899918" table:style-name="ce2">
            <text:p>-83,59218439</text:p>
          </table:table-cell>
          <table:table-cell office:value-type="float" office:value="37.011025735536997" table:style-name="ce2">
            <text:p>37,01102574</text:p>
          </table:table-cell>
          <table:table-cell office:value-type="float" office:value="53.277231893402998" table:style-name="ce2">
            <text:p>53,27723189</text:p>
          </table:table-cell>
          <table:table-cell office:value-type="float" office:value="1221" table:style-name="ce2">
            <text:p>1221</text:p>
          </table:table-cell>
          <table:table-cell office:value-type="float" office:value="-10.5849620032717" table:style-name="ce2">
            <text:p>-10,584962</text:p>
          </table:table-cell>
          <table:table-cell office:value-type="float" office:value="21.545767357577901" table:style-name="ce2">
            <text:p>21,54576736</text:p>
          </table:table-cell>
          <table:table-cell office:value-type="float" office:value="50.866689871505002" table:style-name="ce2">
            <text:p>50,86668987</text:p>
          </table:table-cell>
          <table:table-cell office:value-type="float" office:value="84.510367051543895" table:style-name="ce2">
            <text:p>84,51036705</text:p>
          </table:table-cell>
          <table:table-cell office:value-type="float" office:value="40.207583074693105" table:formula="of:=[.G522]-[.B522]" table:style-name="ce2">
            <text:p>40,20758307</text:p>
          </table:table-cell>
          <table:table-cell office:value-type="float" office:value="105.1379517475697" table:formula="of:=[.H522]-[.C522]" table:style-name="ce2">
            <text:p>105,1379517</text:p>
          </table:table-cell>
          <table:table-cell office:value-type="float" office:value="13.855664135968006" table:formula="of:=[.I522]-[.D522]" table:style-name="ce2">
            <text:p>13,85566414</text:p>
          </table:table-cell>
          <table:table-cell office:value-type="float" office:value="31.233135158140897" table:formula="of:=[.J522]-[.E522]" table:style-name="ce2">
            <text:p>31,23313516</text:p>
          </table:table-cell>
          <table:table-cell table:number-columns-repeated="16370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float" office:value="88.775220910747905" table:style-name="ce2">
            <text:p>88,77522091</text:p>
          </table:table-cell>
          <table:table-cell office:value-type="float" office:value="18.389286018164999" table:style-name="ce2">
            <text:p>18,38928602</text:p>
          </table:table-cell>
          <table:table-cell office:value-type="float" office:value="-28.632451817880199" table:style-name="ce2">
            <text:p>-28,63245182</text:p>
          </table:table-cell>
          <table:table-cell office:value-type="float" office:value="49.188758533958499" table:style-name="ce2">
            <text:p>49,18875853</text:p>
          </table:table-cell>
          <table:table-cell office:value-type="float" office:value="1222" table:style-name="ce2">
            <text:p>1222</text:p>
          </table:table-cell>
          <table:table-cell office:value-type="float" office:value="87.639607749682398" table:style-name="ce2">
            <text:p>87,63960775</text:p>
          </table:table-cell>
          <table:table-cell office:value-type="float" office:value="-36.960500229636999" table:style-name="ce2">
            <text:p>-36,96050023</text:p>
          </table:table-cell>
          <table:table-cell office:value-type="float" office:value="-31.211035250985098" table:style-name="ce2">
            <text:p>-31,21103525</text:p>
          </table:table-cell>
          <table:table-cell office:value-type="float" office:value="-66.382408939410894" table:style-name="ce2">
            <text:p>-66,38240894</text:p>
          </table:table-cell>
          <table:table-cell office:value-type="float" office:value="-1.1356131610655069" table:formula="of:=[.G523]-[.B523]" table:style-name="ce2">
            <text:p>-1,135613161</text:p>
          </table:table-cell>
          <table:table-cell office:value-type="float" office:value="-55.349786247802001" table:formula="of:=[.H523]-[.C523]" table:style-name="ce2">
            <text:p>-55,34978625</text:p>
          </table:table-cell>
          <table:table-cell office:value-type="float" office:value="-2.5785834331048996" table:formula="of:=[.I523]-[.D523]" table:style-name="ce2">
            <text:p>-2,578583433</text:p>
          </table:table-cell>
          <table:table-cell office:value-type="float" office:value="-115.5711674733694" table:formula="of:=[.J523]-[.E523]" table:style-name="ce2">
            <text:p>-115,5711675</text:p>
          </table:table-cell>
          <table:table-cell table:number-columns-repeated="16370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float" office:value="-12.486727717318001" table:style-name="ce2">
            <text:p>-12,48672772</text:p>
          </table:table-cell>
          <table:table-cell office:value-type="float" office:value="-23.183076805944498" table:style-name="ce2">
            <text:p>-23,18307681</text:p>
          </table:table-cell>
          <table:table-cell office:value-type="float" office:value="55.496414439262203" table:style-name="ce2">
            <text:p>55,49641444</text:p>
          </table:table-cell>
          <table:table-cell office:value-type="float" office:value="2.7681887818636701" table:style-name="ce2">
            <text:p>2,768188782</text:p>
          </table:table-cell>
          <table:table-cell office:value-type="float" office:value="1223" table:style-name="ce2">
            <text:p>1223</text:p>
          </table:table-cell>
          <table:table-cell office:value-type="float" office:value="-22.558062549487399" table:style-name="ce2">
            <text:p>-22,55806255</text:p>
          </table:table-cell>
          <table:table-cell office:value-type="float" office:value="-29.248566872772901" table:style-name="ce2">
            <text:p>-29,24856687</text:p>
          </table:table-cell>
          <table:table-cell office:value-type="float" office:value="-79.120242555009497" table:style-name="ce2">
            <text:p>-79,12024256</text:p>
          </table:table-cell>
          <table:table-cell office:value-type="float" office:value="-13.3739930023204" table:style-name="ce2">
            <text:p>-13,373993</text:p>
          </table:table-cell>
          <table:table-cell office:value-type="float" office:value="-10.071334832169399" table:formula="of:=[.G524]-[.B524]" table:style-name="ce2">
            <text:p>-10,07133483</text:p>
          </table:table-cell>
          <table:table-cell office:value-type="float" office:value="-6.0654900668284029" table:formula="of:=[.H524]-[.C524]" table:style-name="ce2">
            <text:p>-6,065490067</text:p>
          </table:table-cell>
          <table:table-cell office:value-type="float" office:value="-134.61665699427169" table:formula="of:=[.I524]-[.D524]" table:style-name="ce2">
            <text:p>-134,616657</text:p>
          </table:table-cell>
          <table:table-cell office:value-type="float" office:value="-16.142181784184071" table:formula="of:=[.J524]-[.E524]" table:style-name="ce2">
            <text:p>-16,14218178</text:p>
          </table:table-cell>
          <table:table-cell table:number-columns-repeated="16370"/>
        </table:table-row>
        <table:table-row table:style-name="ro1">
          <table:table-cell office:value-type="float" office:value="524" table:style-name="ce2">
            <text:p>524</text:p>
          </table:table-cell>
          <table:table-cell office:value-type="float" office:value="27.522426338297201" table:style-name="ce2">
            <text:p>27,52242634</text:p>
          </table:table-cell>
          <table:table-cell office:value-type="float" office:value="-6.0292389182500701" table:style-name="ce2">
            <text:p>-6,029238918</text:p>
          </table:table-cell>
          <table:table-cell office:value-type="float" office:value="-30.1939672653115" table:style-name="ce2">
            <text:p>-30,19396727</text:p>
          </table:table-cell>
          <table:table-cell office:value-type="float" office:value="59.517833824836302" table:style-name="ce2">
            <text:p>59,51783382</text:p>
          </table:table-cell>
          <table:table-cell office:value-type="float" office:value="1224" table:style-name="ce2">
            <text:p>1224</text:p>
          </table:table-cell>
          <table:table-cell office:value-type="float" office:value="-37.1944529380877" table:style-name="ce2">
            <text:p>-37,19445294</text:p>
          </table:table-cell>
          <table:table-cell office:value-type="float" office:value="-72.383734168834096" table:style-name="ce2">
            <text:p>-72,38373417</text:p>
          </table:table-cell>
          <table:table-cell office:value-type="float" office:value="-7.3160132822247004" table:style-name="ce2">
            <text:p>-7,316013282</text:p>
          </table:table-cell>
          <table:table-cell office:value-type="float" office:value="-31.438337680377099" table:style-name="ce2">
            <text:p>-31,43833768</text:p>
          </table:table-cell>
          <table:table-cell office:value-type="float" office:value="-64.716879276384901" table:formula="of:=[.G525]-[.B525]" table:style-name="ce2">
            <text:p>-64,71687928</text:p>
          </table:table-cell>
          <table:table-cell office:value-type="float" office:value="-66.354495250584023" table:formula="of:=[.H525]-[.C525]" table:style-name="ce2">
            <text:p>-66,35449525</text:p>
          </table:table-cell>
          <table:table-cell office:value-type="float" office:value="22.877953983086798" table:formula="of:=[.I525]-[.D525]" table:style-name="ce2">
            <text:p>22,87795398</text:p>
          </table:table-cell>
          <table:table-cell office:value-type="float" office:value="-90.956171505213405" table:formula="of:=[.J525]-[.E525]" table:style-name="ce2">
            <text:p>-90,95617151</text:p>
          </table:table-cell>
          <table:table-cell table:number-columns-repeated="16370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float" office:value="11.5555682900854" table:style-name="ce2">
            <text:p>11,55556829</text:p>
          </table:table-cell>
          <table:table-cell office:value-type="float" office:value="-87.453313570984506" table:style-name="ce2">
            <text:p>-87,45331357</text:p>
          </table:table-cell>
          <table:table-cell office:value-type="float" office:value="-37.121454622318801" table:style-name="ce2">
            <text:p>-37,12145462</text:p>
          </table:table-cell>
          <table:table-cell office:value-type="float" office:value="57.226367006947498" table:style-name="ce2">
            <text:p>57,22636701</text:p>
          </table:table-cell>
          <table:table-cell office:value-type="float" office:value="1225" table:style-name="ce2">
            <text:p>1225</text:p>
          </table:table-cell>
          <table:table-cell office:value-type="float" office:value="-51.419517705342599" table:style-name="ce2">
            <text:p>-51,41951771</text:p>
          </table:table-cell>
          <table:table-cell office:value-type="float" office:value="76.963366136153297" table:style-name="ce2">
            <text:p>76,96336614</text:p>
          </table:table-cell>
          <table:table-cell office:value-type="float" office:value="-8.9907418118240301" table:style-name="ce2">
            <text:p>-8,990741812</text:p>
          </table:table-cell>
          <table:table-cell office:value-type="float" office:value="80.773570844578302" table:style-name="ce2">
            <text:p>80,77357084</text:p>
          </table:table-cell>
          <table:table-cell office:value-type="float" office:value="-62.975085995428003" table:formula="of:=[.G526]-[.B526]" table:style-name="ce2">
            <text:p>-62,975086</text:p>
          </table:table-cell>
          <table:table-cell office:value-type="float" office:value="164.4166797071378" table:formula="of:=[.H526]-[.C526]" table:style-name="ce2">
            <text:p>164,4166797</text:p>
          </table:table-cell>
          <table:table-cell office:value-type="float" office:value="28.130712810494771" table:formula="of:=[.I526]-[.D526]" table:style-name="ce2">
            <text:p>28,13071281</text:p>
          </table:table-cell>
          <table:table-cell office:value-type="float" office:value="23.547203837630803" table:formula="of:=[.J526]-[.E526]" table:style-name="ce2">
            <text:p>23,54720384</text:p>
          </table:table-cell>
          <table:table-cell table:number-columns-repeated="16370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float" office:value="15.5561875596827" table:style-name="ce2">
            <text:p>15,55618756</text:p>
          </table:table-cell>
          <table:table-cell office:value-type="float" office:value="51.294303927711397" table:style-name="ce2">
            <text:p>51,29430393</text:p>
          </table:table-cell>
          <table:table-cell office:value-type="float" office:value="27.423012252105199" table:style-name="ce2">
            <text:p>27,42301225</text:p>
          </table:table-cell>
          <table:table-cell office:value-type="float" office:value="45.5629271580449" table:style-name="ce2">
            <text:p>45,56292716</text:p>
          </table:table-cell>
          <table:table-cell office:value-type="float" office:value="1226" table:style-name="ce2">
            <text:p>1226</text:p>
          </table:table-cell>
          <table:table-cell office:value-type="float" office:value="-61.379156688286102" table:style-name="ce2">
            <text:p>-61,37915669</text:p>
          </table:table-cell>
          <table:table-cell office:value-type="float" office:value="-88.200212005241994" table:style-name="ce2">
            <text:p>-88,20021201</text:p>
          </table:table-cell>
          <table:table-cell office:value-type="float" office:value="38.6370453679965" table:style-name="ce2">
            <text:p>38,63704537</text:p>
          </table:table-cell>
          <table:table-cell office:value-type="float" office:value="-37.018503162950701" table:style-name="ce2">
            <text:p>-37,01850316</text:p>
          </table:table-cell>
          <table:table-cell office:value-type="float" office:value="-76.9353442479688" table:formula="of:=[.G527]-[.B527]" table:style-name="ce2">
            <text:p>-76,93534425</text:p>
          </table:table-cell>
          <table:table-cell office:value-type="float" office:value="-139.49451593295339" table:formula="of:=[.H527]-[.C527]" table:style-name="ce2">
            <text:p>-139,4945159</text:p>
          </table:table-cell>
          <table:table-cell office:value-type="float" office:value="11.214033115891301" table:formula="of:=[.I527]-[.D527]" table:style-name="ce2">
            <text:p>11,21403312</text:p>
          </table:table-cell>
          <table:table-cell office:value-type="float" office:value="-82.581430320995594" table:formula="of:=[.J527]-[.E527]" table:style-name="ce2">
            <text:p>-82,58143032</text:p>
          </table:table-cell>
          <table:table-cell table:number-columns-repeated="16370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float" office:value="9.1912066604470901" table:style-name="ce2">
            <text:p>9,19120666</text:p>
          </table:table-cell>
          <table:table-cell office:value-type="float" office:value="3.5984271886772801" table:style-name="ce2">
            <text:p>3,598427189</text:p>
          </table:table-cell>
          <table:table-cell office:value-type="float" office:value="-84.958747910965499" table:style-name="ce2">
            <text:p>-84,95874791</text:p>
          </table:table-cell>
          <table:table-cell office:value-type="float" office:value="27.378445980423798" table:style-name="ce2">
            <text:p>27,37844598</text:p>
          </table:table-cell>
          <table:table-cell office:value-type="float" office:value="1227" table:style-name="ce2">
            <text:p>1227</text:p>
          </table:table-cell>
          <table:table-cell office:value-type="float" office:value="-48.095309943939903" table:style-name="ce2">
            <text:p>-48,09530994</text:p>
          </table:table-cell>
          <table:table-cell office:value-type="float" office:value="-56.477935438298601" table:style-name="ce2">
            <text:p>-56,47793544</text:p>
          </table:table-cell>
          <table:table-cell office:value-type="float" office:value="37.056664161995698" table:style-name="ce2">
            <text:p>37,05666416</text:p>
          </table:table-cell>
          <table:table-cell office:value-type="float" office:value="27.047229452793001" table:style-name="ce2">
            <text:p>27,04722945</text:p>
          </table:table-cell>
          <table:table-cell office:value-type="float" office:value="-57.286516604386989" table:formula="of:=[.G528]-[.B528]" table:style-name="ce2">
            <text:p>-57,2865166</text:p>
          </table:table-cell>
          <table:table-cell office:value-type="float" office:value="-60.076362626975879" table:formula="of:=[.H528]-[.C528]" table:style-name="ce2">
            <text:p>-60,07636263</text:p>
          </table:table-cell>
          <table:table-cell office:value-type="float" office:value="122.0154120729612" table:formula="of:=[.I528]-[.D528]" table:style-name="ce2">
            <text:p>122,0154121</text:p>
          </table:table-cell>
          <table:table-cell office:value-type="float" office:value="-0.33121652763079723" table:formula="of:=[.J528]-[.E528]" table:style-name="ce2">
            <text:p>-0,331216528</text:p>
          </table:table-cell>
          <table:table-cell table:number-columns-repeated="16370"/>
        </table:table-row>
        <table:table-row table:style-name="ro1">
          <table:table-cell office:value-type="float" office:value="528" table:style-name="ce2">
            <text:p>528</text:p>
          </table:table-cell>
          <table:table-cell office:value-type="float" office:value="-60.481118261747099" table:style-name="ce2">
            <text:p>-60,48111826</text:p>
          </table:table-cell>
          <table:table-cell office:value-type="float" office:value="-1.36958191187603" table:style-name="ce2">
            <text:p>-1,369581912</text:p>
          </table:table-cell>
          <table:table-cell office:value-type="float" office:value="81.365175866169295" table:style-name="ce2">
            <text:p>81,36517587</text:p>
          </table:table-cell>
          <table:table-cell office:value-type="float" office:value="1.3102339997224901" table:style-name="ce2">
            <text:p>1,310234</text:p>
          </table:table-cell>
          <table:table-cell office:value-type="float" office:value="1228" table:style-name="ce2">
            <text:p>1228</text:p>
          </table:table-cell>
          <table:table-cell office:value-type="float" office:value="-7.4227593401645503E-2" table:style-name="ce2">
            <text:p>-0,074227593</text:p>
          </table:table-cell>
          <table:table-cell office:value-type="float" office:value="79.820601548969194" table:style-name="ce2">
            <text:p>79,82060155</text:p>
          </table:table-cell>
          <table:table-cell office:value-type="float" office:value="-78.779311284049399" table:style-name="ce2">
            <text:p>-78,77931128</text:p>
          </table:table-cell>
          <table:table-cell office:value-type="float" office:value="15.5884860870107" table:style-name="ce2">
            <text:p>15,58848609</text:p>
          </table:table-cell>
          <table:table-cell office:value-type="float" office:value="60.406890668345454" table:formula="of:=[.G529]-[.B529]" table:style-name="ce2">
            <text:p>60,40689067</text:p>
          </table:table-cell>
          <table:table-cell office:value-type="float" office:value="81.190183460845219" table:formula="of:=[.H529]-[.C529]" table:style-name="ce2">
            <text:p>81,19018346</text:p>
          </table:table-cell>
          <table:table-cell office:value-type="float" office:value="-160.14448715021871" table:formula="of:=[.I529]-[.D529]" table:style-name="ce2">
            <text:p>-160,1444872</text:p>
          </table:table-cell>
          <table:table-cell office:value-type="float" office:value="14.278252087288211" table:formula="of:=[.J529]-[.E529]" table:style-name="ce2">
            <text:p>14,27825209</text:p>
          </table:table-cell>
          <table:table-cell table:number-columns-repeated="16370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float" office:value="23.744980086879" table:style-name="ce2">
            <text:p>23,74498009</text:p>
          </table:table-cell>
          <table:table-cell office:value-type="float" office:value="70.064688869282094" table:style-name="ce2">
            <text:p>70,06468887</text:p>
          </table:table-cell>
          <table:table-cell office:value-type="float" office:value="-37.743444143165199" table:style-name="ce2">
            <text:p>-37,74344414</text:p>
          </table:table-cell>
          <table:table-cell office:value-type="float" office:value="15.552826368976" table:style-name="ce2">
            <text:p>15,55282637</text:p>
          </table:table-cell>
          <table:table-cell office:value-type="float" office:value="1229" table:style-name="ce2">
            <text:p>1229</text:p>
          </table:table-cell>
          <table:table-cell office:value-type="float" office:value="85.570634525781102" table:style-name="ce2">
            <text:p>85,57063453</text:p>
          </table:table-cell>
          <table:table-cell office:value-type="float" office:value="51.366236478904597" table:style-name="ce2">
            <text:p>51,36623648</text:p>
          </table:table-cell>
          <table:table-cell office:value-type="float" office:value="59.516402606163197" table:style-name="ce2">
            <text:p>59,51640261</text:p>
          </table:table-cell>
          <table:table-cell office:value-type="float" office:value="51.922709345254198" table:style-name="ce2">
            <text:p>51,92270935</text:p>
          </table:table-cell>
          <table:table-cell office:value-type="float" office:value="61.825654438902106" table:formula="of:=[.G530]-[.B530]" table:style-name="ce2">
            <text:p>61,82565444</text:p>
          </table:table-cell>
          <table:table-cell office:value-type="float" office:value="-18.698452390377497" table:formula="of:=[.H530]-[.C530]" table:style-name="ce2">
            <text:p>-18,69845239</text:p>
          </table:table-cell>
          <table:table-cell office:value-type="float" office:value="97.259846749328403" table:formula="of:=[.I530]-[.D530]" table:style-name="ce2">
            <text:p>97,25984675</text:p>
          </table:table-cell>
          <table:table-cell office:value-type="float" office:value="36.369882976278198" table:formula="of:=[.J530]-[.E530]" table:style-name="ce2">
            <text:p>36,36988298</text:p>
          </table:table-cell>
          <table:table-cell table:number-columns-repeated="16370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float" office:value="-65.233581533511696" table:style-name="ce2">
            <text:p>-65,23358153</text:p>
          </table:table-cell>
          <table:table-cell office:value-type="float" office:value="-78.587251512759806" table:style-name="ce2">
            <text:p>-78,58725151</text:p>
          </table:table-cell>
          <table:table-cell office:value-type="float" office:value="-18.129794980785501" table:style-name="ce2">
            <text:p>-18,12979498</text:p>
          </table:table-cell>
          <table:table-cell office:value-type="float" office:value="-39.2965093935832" table:style-name="ce2">
            <text:p>-39,29650939</text:p>
          </table:table-cell>
          <table:table-cell office:value-type="float" office:value="1230" table:style-name="ce2">
            <text:p>1230</text:p>
          </table:table-cell>
          <table:table-cell office:value-type="float" office:value="-55.401027238456102" table:style-name="ce2">
            <text:p>-55,40102724</text:p>
          </table:table-cell>
          <table:table-cell office:value-type="float" office:value="44.253032885513697" table:style-name="ce2">
            <text:p>44,25303289</text:p>
          </table:table-cell>
          <table:table-cell office:value-type="float" office:value="-75.554127843864705" table:style-name="ce2">
            <text:p>-75,55412784</text:p>
          </table:table-cell>
          <table:table-cell office:value-type="float" office:value="-51.875764467172303" table:style-name="ce2">
            <text:p>-51,87576447</text:p>
          </table:table-cell>
          <table:table-cell office:value-type="float" office:value="9.8325542950555942" table:formula="of:=[.G531]-[.B531]" table:style-name="ce2">
            <text:p>9,832554295</text:p>
          </table:table-cell>
          <table:table-cell office:value-type="float" office:value="122.8402843982735" table:formula="of:=[.H531]-[.C531]" table:style-name="ce2">
            <text:p>122,8402844</text:p>
          </table:table-cell>
          <table:table-cell office:value-type="float" office:value="-57.424332863079201" table:formula="of:=[.I531]-[.D531]" table:style-name="ce2">
            <text:p>-57,42433286</text:p>
          </table:table-cell>
          <table:table-cell office:value-type="float" office:value="-12.579255073589103" table:formula="of:=[.J531]-[.E531]" table:style-name="ce2">
            <text:p>-12,57925507</text:p>
          </table:table-cell>
          <table:table-cell table:number-columns-repeated="16370"/>
        </table:table-row>
        <table:table-row table:style-name="ro1">
          <table:table-cell office:value-type="float" office:value="531" table:style-name="ce2">
            <text:p>531</text:p>
          </table:table-cell>
          <table:table-cell office:value-type="float" office:value="-64.573236335537004" table:style-name="ce2">
            <text:p>-64,57323634</text:p>
          </table:table-cell>
          <table:table-cell office:value-type="float" office:value="-53.901776880314998" table:style-name="ce2">
            <text:p>-53,90177688</text:p>
          </table:table-cell>
          <table:table-cell office:value-type="float" office:value="32.469599482286696" table:style-name="ce2">
            <text:p>32,46959948</text:p>
          </table:table-cell>
          <table:table-cell office:value-type="float" office:value="57.1936261764452" table:style-name="ce2">
            <text:p>57,19362618</text:p>
          </table:table-cell>
          <table:table-cell office:value-type="float" office:value="1231" table:style-name="ce2">
            <text:p>1231</text:p>
          </table:table-cell>
          <table:table-cell office:value-type="float" office:value="-36.789801728743797" table:style-name="ce2">
            <text:p>-36,78980173</text:p>
          </table:table-cell>
          <table:table-cell office:value-type="float" office:value="-44.092626343855102" table:style-name="ce2">
            <text:p>-44,09262634</text:p>
          </table:table-cell>
          <table:table-cell office:value-type="float" office:value="-33.845722229266897" table:style-name="ce2">
            <text:p>-33,84572223</text:p>
          </table:table-cell>
          <table:table-cell office:value-type="float" office:value="-48.885378332131502" table:style-name="ce2">
            <text:p>-48,88537833</text:p>
          </table:table-cell>
          <table:table-cell office:value-type="float" office:value="27.783434606793207" table:formula="of:=[.G532]-[.B532]" table:style-name="ce2">
            <text:p>27,78343461</text:p>
          </table:table-cell>
          <table:table-cell office:value-type="float" office:value="9.8091505364598959" table:formula="of:=[.H532]-[.C532]" table:style-name="ce2">
            <text:p>9,809150536</text:p>
          </table:table-cell>
          <table:table-cell office:value-type="float" office:value="-66.315321711553594" table:formula="of:=[.I532]-[.D532]" table:style-name="ce2">
            <text:p>-66,31532171</text:p>
          </table:table-cell>
          <table:table-cell office:value-type="float" office:value="-106.0790045085767" table:formula="of:=[.J532]-[.E532]" table:style-name="ce2">
            <text:p>-106,0790045</text:p>
          </table:table-cell>
          <table:table-cell table:number-columns-repeated="16370"/>
        </table:table-row>
        <table:table-row table:style-name="ro1">
          <table:table-cell office:value-type="float" office:value="532" table:style-name="ce2">
            <text:p>532</text:p>
          </table:table-cell>
          <table:table-cell office:value-type="float" office:value="25.6606272023072" table:style-name="ce2">
            <text:p>25,6606272</text:p>
          </table:table-cell>
          <table:table-cell office:value-type="float" office:value="9.5351780526433405" table:style-name="ce2">
            <text:p>9,535178053</text:p>
          </table:table-cell>
          <table:table-cell office:value-type="float" office:value="40.128795629158397" table:style-name="ce2">
            <text:p>40,12879563</text:p>
          </table:table-cell>
          <table:table-cell office:value-type="float" office:value="73.317916479744298" table:style-name="ce2">
            <text:p>73,31791648</text:p>
          </table:table-cell>
          <table:table-cell office:value-type="float" office:value="1232" table:style-name="ce2">
            <text:p>1232</text:p>
          </table:table-cell>
          <table:table-cell office:value-type="float" office:value="82.995558262699404" table:style-name="ce2">
            <text:p>82,99555826</text:p>
          </table:table-cell>
          <table:table-cell office:value-type="float" office:value="24.291696163101701" table:style-name="ce2">
            <text:p>24,29169616</text:p>
          </table:table-cell>
          <table:table-cell office:value-type="float" office:value="-70.509544461366204" table:style-name="ce2">
            <text:p>-70,50954446</text:p>
          </table:table-cell>
          <table:table-cell office:value-type="float" office:value="35.952794827093904" table:style-name="ce2">
            <text:p>35,95279483</text:p>
          </table:table-cell>
          <table:table-cell office:value-type="float" office:value="57.334931060392208" table:formula="of:=[.G533]-[.B533]" table:style-name="ce2">
            <text:p>57,33493106</text:p>
          </table:table-cell>
          <table:table-cell office:value-type="float" office:value="14.75651811045836" table:formula="of:=[.H533]-[.C533]" table:style-name="ce2">
            <text:p>14,75651811</text:p>
          </table:table-cell>
          <table:table-cell office:value-type="float" office:value="-110.63834009052459" table:formula="of:=[.I533]-[.D533]" table:style-name="ce2">
            <text:p>-110,6383401</text:p>
          </table:table-cell>
          <table:table-cell office:value-type="float" office:value="-37.365121652650394" table:formula="of:=[.J533]-[.E533]" table:style-name="ce2">
            <text:p>-37,36512165</text:p>
          </table:table-cell>
          <table:table-cell table:number-columns-repeated="16370"/>
        </table:table-row>
        <table:table-row table:style-name="ro1">
          <table:table-cell office:value-type="float" office:value="533" table:style-name="ce2">
            <text:p>533</text:p>
          </table:table-cell>
          <table:table-cell office:value-type="float" office:value="27.2984352146105" table:style-name="ce2">
            <text:p>27,29843521</text:p>
          </table:table-cell>
          <table:table-cell office:value-type="float" office:value="15.097838273927" table:style-name="ce2">
            <text:p>15,09783827</text:p>
          </table:table-cell>
          <table:table-cell office:value-type="float" office:value="-50.527940968094697" table:style-name="ce2">
            <text:p>-50,52794097</text:p>
          </table:table-cell>
          <table:table-cell office:value-type="float" office:value="59.122159773513403" table:style-name="ce2">
            <text:p>59,12215977</text:p>
          </table:table-cell>
          <table:table-cell office:value-type="float" office:value="1233" table:style-name="ce2">
            <text:p>1233</text:p>
          </table:table-cell>
          <table:table-cell office:value-type="float" office:value="-32.1384372673906" table:style-name="ce2">
            <text:p>-32,13843727</text:p>
          </table:table-cell>
          <table:table-cell office:value-type="float" office:value="29.0192417979585" table:style-name="ce2">
            <text:p>29,0192418</text:p>
          </table:table-cell>
          <table:table-cell office:value-type="float" office:value="-44.039203945028497" table:style-name="ce2">
            <text:p>-44,03920395</text:p>
          </table:table-cell>
          <table:table-cell office:value-type="float" office:value="-15.189327073252899" table:style-name="ce2">
            <text:p>-15,18932707</text:p>
          </table:table-cell>
          <table:table-cell office:value-type="float" office:value="-59.4368724820011" table:formula="of:=[.G534]-[.B534]" table:style-name="ce2">
            <text:p>-59,43687248</text:p>
          </table:table-cell>
          <table:table-cell office:value-type="float" office:value="13.921403524031501" table:formula="of:=[.H534]-[.C534]" table:style-name="ce2">
            <text:p>13,92140352</text:p>
          </table:table-cell>
          <table:table-cell office:value-type="float" office:value="6.4887370230662" table:formula="of:=[.I534]-[.D534]" table:style-name="ce2">
            <text:p>6,488737023</text:p>
          </table:table-cell>
          <table:table-cell office:value-type="float" office:value="-74.3114868467663" table:formula="of:=[.J534]-[.E534]" table:style-name="ce2">
            <text:p>-74,31148685</text:p>
          </table:table-cell>
          <table:table-cell table:number-columns-repeated="16370"/>
        </table:table-row>
        <table:table-row table:style-name="ro1">
          <table:table-cell office:value-type="float" office:value="534" table:style-name="ce2">
            <text:p>534</text:p>
          </table:table-cell>
          <table:table-cell office:value-type="float" office:value="-0.112054900170658" table:style-name="ce2">
            <text:p>-0,1120549</text:p>
          </table:table-cell>
          <table:table-cell office:value-type="float" office:value="45.778857432204099" table:style-name="ce2">
            <text:p>45,77885743</text:p>
          </table:table-cell>
          <table:table-cell office:value-type="float" office:value="25.330608366014701" table:style-name="ce2">
            <text:p>25,33060837</text:p>
          </table:table-cell>
          <table:table-cell office:value-type="float" office:value="-4.0277792862459503" table:style-name="ce2">
            <text:p>-4,027779286</text:p>
          </table:table-cell>
          <table:table-cell office:value-type="float" office:value="1234" table:style-name="ce2">
            <text:p>1234</text:p>
          </table:table-cell>
          <table:table-cell office:value-type="float" office:value="-11.226429611723299" table:style-name="ce2">
            <text:p>-11,22642961</text:p>
          </table:table-cell>
          <table:table-cell office:value-type="float" office:value="-77.7743382878608" table:style-name="ce2">
            <text:p>-77,77433829</text:p>
          </table:table-cell>
          <table:table-cell office:value-type="float" office:value="-16.923837499697601" table:style-name="ce2">
            <text:p>-16,9238375</text:p>
          </table:table-cell>
          <table:table-cell office:value-type="float" office:value="15.761885401873601" table:style-name="ce2">
            <text:p>15,7618854</text:p>
          </table:table-cell>
          <table:table-cell office:value-type="float" office:value="-11.114374711552641" table:formula="of:=[.G535]-[.B535]" table:style-name="ce2">
            <text:p>-11,11437471</text:p>
          </table:table-cell>
          <table:table-cell office:value-type="float" office:value="-123.55319572006491" table:formula="of:=[.H535]-[.C535]" table:style-name="ce2">
            <text:p>-123,5531957</text:p>
          </table:table-cell>
          <table:table-cell office:value-type="float" office:value="-42.254445865712299" table:formula="of:=[.I535]-[.D535]" table:style-name="ce2">
            <text:p>-42,25444587</text:p>
          </table:table-cell>
          <table:table-cell office:value-type="float" office:value="19.789664688119551" table:formula="of:=[.J535]-[.E535]" table:style-name="ce2">
            <text:p>19,78966469</text:p>
          </table:table-cell>
          <table:table-cell table:number-columns-repeated="16370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float" office:value="79.083393415926096" table:style-name="ce2">
            <text:p>79,08339342</text:p>
          </table:table-cell>
          <table:table-cell office:value-type="float" office:value="-64.046574662228906" table:style-name="ce2">
            <text:p>-64,04657466</text:p>
          </table:table-cell>
          <table:table-cell office:value-type="float" office:value="-22.335552875199401" table:style-name="ce2">
            <text:p>-22,33555288</text:p>
          </table:table-cell>
          <table:table-cell office:value-type="float" office:value="62.579813237853898" table:style-name="ce2">
            <text:p>62,57981324</text:p>
          </table:table-cell>
          <table:table-cell office:value-type="float" office:value="1235" table:style-name="ce2">
            <text:p>1235</text:p>
          </table:table-cell>
          <table:table-cell office:value-type="float" office:value="39.443374041238997" table:style-name="ce2">
            <text:p>39,44337404</text:p>
          </table:table-cell>
          <table:table-cell office:value-type="float" office:value="49.8436605465293" table:style-name="ce2">
            <text:p>49,84366055</text:p>
          </table:table-cell>
          <table:table-cell office:value-type="float" office:value="33.767331236113002" table:style-name="ce2">
            <text:p>33,76733124</text:p>
          </table:table-cell>
          <table:table-cell office:value-type="float" office:value="18.906013622562501" table:style-name="ce2">
            <text:p>18,90601362</text:p>
          </table:table-cell>
          <table:table-cell office:value-type="float" office:value="-39.6400193746871" table:formula="of:=[.G536]-[.B536]" table:style-name="ce2">
            <text:p>-39,64001937</text:p>
          </table:table-cell>
          <table:table-cell office:value-type="float" office:value="113.89023520875821" table:formula="of:=[.H536]-[.C536]" table:style-name="ce2">
            <text:p>113,8902352</text:p>
          </table:table-cell>
          <table:table-cell office:value-type="float" office:value="56.102884111312406" table:formula="of:=[.I536]-[.D536]" table:style-name="ce2">
            <text:p>56,10288411</text:p>
          </table:table-cell>
          <table:table-cell office:value-type="float" office:value="-43.673799615291401" table:formula="of:=[.J536]-[.E536]" table:style-name="ce2">
            <text:p>-43,67379962</text:p>
          </table:table-cell>
          <table:table-cell table:number-columns-repeated="16370"/>
        </table:table-row>
        <table:table-row table:style-name="ro1">
          <table:table-cell office:value-type="float" office:value="536" table:style-name="ce2">
            <text:p>536</text:p>
          </table:table-cell>
          <table:table-cell office:value-type="float" office:value="28.896708739818799" table:style-name="ce2">
            <text:p>28,89670874</text:p>
          </table:table-cell>
          <table:table-cell office:value-type="float" office:value="-69.366966181239803" table:style-name="ce2">
            <text:p>-69,36696618</text:p>
          </table:table-cell>
          <table:table-cell office:value-type="float" office:value="-86.203945051712395" table:style-name="ce2">
            <text:p>-86,20394505</text:p>
          </table:table-cell>
          <table:table-cell office:value-type="float" office:value="-33.930907604216301" table:style-name="ce2">
            <text:p>-33,9309076</text:p>
          </table:table-cell>
          <table:table-cell office:value-type="float" office:value="1236" table:style-name="ce2">
            <text:p>1236</text:p>
          </table:table-cell>
          <table:table-cell office:value-type="float" office:value="20.9606392709345" table:style-name="ce2">
            <text:p>20,96063927</text:p>
          </table:table-cell>
          <table:table-cell office:value-type="float" office:value="-3.5375823922605898" table:style-name="ce2">
            <text:p>-3,537582392</text:p>
          </table:table-cell>
          <table:table-cell office:value-type="float" office:value="29.613146257560299" table:style-name="ce2">
            <text:p>29,61314626</text:p>
          </table:table-cell>
          <table:table-cell office:value-type="float" office:value="47.646005365410602" table:style-name="ce2">
            <text:p>47,64600537</text:p>
          </table:table-cell>
          <table:table-cell office:value-type="float" office:value="-7.9360694688842983" table:formula="of:=[.G537]-[.B537]" table:style-name="ce2">
            <text:p>-7,936069469</text:p>
          </table:table-cell>
          <table:table-cell office:value-type="float" office:value="65.829383788979214" table:formula="of:=[.H537]-[.C537]" table:style-name="ce2">
            <text:p>65,82938379</text:p>
          </table:table-cell>
          <table:table-cell office:value-type="float" office:value="115.8170913092727" table:formula="of:=[.I537]-[.D537]" table:style-name="ce2">
            <text:p>115,8170913</text:p>
          </table:table-cell>
          <table:table-cell office:value-type="float" office:value="81.576912969626903" table:formula="of:=[.J537]-[.E537]" table:style-name="ce2">
            <text:p>81,57691297</text:p>
          </table:table-cell>
          <table:table-cell table:number-columns-repeated="16370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float" office:value="30.042920149209198" table:style-name="ce2">
            <text:p>30,04292015</text:p>
          </table:table-cell>
          <table:table-cell office:value-type="float" office:value="81.8010840114149" table:style-name="ce2">
            <text:p>81,80108401</text:p>
          </table:table-cell>
          <table:table-cell office:value-type="float" office:value="-42.034516422458402" table:style-name="ce2">
            <text:p>-42,03451642</text:p>
          </table:table-cell>
          <table:table-cell office:value-type="float" office:value="21.923624716050799" table:style-name="ce2">
            <text:p>21,92362472</text:p>
          </table:table-cell>
          <table:table-cell office:value-type="float" office:value="1237" table:style-name="ce2">
            <text:p>1237</text:p>
          </table:table-cell>
          <table:table-cell office:value-type="float" office:value="6.4805454682929398" table:style-name="ce2">
            <text:p>6,480545468</text:p>
          </table:table-cell>
          <table:table-cell office:value-type="float" office:value="-61.350753854972801" table:style-name="ce2">
            <text:p>-61,35075385</text:p>
          </table:table-cell>
          <table:table-cell office:value-type="float" office:value="62.560319799851897" table:style-name="ce2">
            <text:p>62,5603198</text:p>
          </table:table-cell>
          <table:table-cell office:value-type="float" office:value="76.217420435992807" table:style-name="ce2">
            <text:p>76,21742044</text:p>
          </table:table-cell>
          <table:table-cell office:value-type="float" office:value="-23.562374680916257" table:formula="of:=[.G538]-[.B538]" table:style-name="ce2">
            <text:p>-23,56237468</text:p>
          </table:table-cell>
          <table:table-cell office:value-type="float" office:value="-143.15183786638769" table:formula="of:=[.H538]-[.C538]" table:style-name="ce2">
            <text:p>-143,1518379</text:p>
          </table:table-cell>
          <table:table-cell office:value-type="float" office:value="104.59483622231031" table:formula="of:=[.I538]-[.D538]" table:style-name="ce2">
            <text:p>104,5948362</text:p>
          </table:table-cell>
          <table:table-cell office:value-type="float" office:value="54.293795719942011" table:formula="of:=[.J538]-[.E538]" table:style-name="ce2">
            <text:p>54,29379572</text:p>
          </table:table-cell>
          <table:table-cell table:number-columns-repeated="16370"/>
        </table:table-row>
        <table:table-row table:style-name="ro1">
          <table:table-cell office:value-type="float" office:value="538" table:style-name="ce2">
            <text:p>538</text:p>
          </table:table-cell>
          <table:table-cell office:value-type="float" office:value="61.449645808960099" table:style-name="ce2">
            <text:p>61,44964581</text:p>
          </table:table-cell>
          <table:table-cell office:value-type="float" office:value="15.0871575173654" table:style-name="ce2">
            <text:p>15,08715752</text:p>
          </table:table-cell>
          <table:table-cell office:value-type="float" office:value="79.548052067763393" table:style-name="ce2">
            <text:p>79,54805207</text:p>
          </table:table-cell>
          <table:table-cell office:value-type="float" office:value="47.112204199359198" table:style-name="ce2">
            <text:p>47,1122042</text:p>
          </table:table-cell>
          <table:table-cell office:value-type="float" office:value="1238" table:style-name="ce2">
            <text:p>1238</text:p>
          </table:table-cell>
          <table:table-cell office:value-type="float" office:value="-65.801525637928506" table:style-name="ce2">
            <text:p>-65,80152564</text:p>
          </table:table-cell>
          <table:table-cell office:value-type="float" office:value="79.516867516494202" table:style-name="ce2">
            <text:p>79,51686752</text:p>
          </table:table-cell>
          <table:table-cell office:value-type="float" office:value="-39.236403844009303" table:style-name="ce2">
            <text:p>-39,23640384</text:p>
          </table:table-cell>
          <table:table-cell office:value-type="float" office:value="88.957174082311894" table:style-name="ce2">
            <text:p>88,95717408</text:p>
          </table:table-cell>
          <table:table-cell office:value-type="float" office:value="-127.25117144688861" table:formula="of:=[.G539]-[.B539]" table:style-name="ce2">
            <text:p>-127,2511714</text:p>
          </table:table-cell>
          <table:table-cell office:value-type="float" office:value="64.429709999128804" table:formula="of:=[.H539]-[.C539]" table:style-name="ce2">
            <text:p>64,42971</text:p>
          </table:table-cell>
          <table:table-cell office:value-type="float" office:value="-118.7844559117727" table:formula="of:=[.I539]-[.D539]" table:style-name="ce2">
            <text:p>-118,7844559</text:p>
          </table:table-cell>
          <table:table-cell office:value-type="float" office:value="41.844969882952697" table:formula="of:=[.J539]-[.E539]" table:style-name="ce2">
            <text:p>41,84496988</text:p>
          </table:table-cell>
          <table:table-cell table:number-columns-repeated="16370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float" office:value="55.344666759935002" table:style-name="ce2">
            <text:p>55,34466676</text:p>
          </table:table-cell>
          <table:table-cell office:value-type="float" office:value="65.907204922158201" table:style-name="ce2">
            <text:p>65,90720492</text:p>
          </table:table-cell>
          <table:table-cell office:value-type="float" office:value="-79.765051672399906" table:style-name="ce2">
            <text:p>-79,76505167</text:p>
          </table:table-cell>
          <table:table-cell office:value-type="float" office:value="35.970169306676702" table:style-name="ce2">
            <text:p>35,97016931</text:p>
          </table:table-cell>
          <table:table-cell office:value-type="float" office:value="1239" table:style-name="ce2">
            <text:p>1239</text:p>
          </table:table-cell>
          <table:table-cell office:value-type="float" office:value="56.363985829199201" table:style-name="ce2">
            <text:p>56,36398583</text:p>
          </table:table-cell>
          <table:table-cell office:value-type="float" office:value="59.4693858127604" table:style-name="ce2">
            <text:p>59,46938581</text:p>
          </table:table-cell>
          <table:table-cell office:value-type="float" office:value="27.7732024579268" table:style-name="ce2">
            <text:p>27,77320246</text:p>
          </table:table-cell>
          <table:table-cell office:value-type="float" office:value="77.450403653476599" table:style-name="ce2">
            <text:p>77,45040365</text:p>
          </table:table-cell>
          <table:table-cell office:value-type="float" office:value="1.0193190692641991" table:formula="of:=[.G540]-[.B540]" table:style-name="ce2">
            <text:p>1,019319069</text:p>
          </table:table-cell>
          <table:table-cell office:value-type="float" office:value="-6.4378191093978003" table:formula="of:=[.H540]-[.C540]" table:style-name="ce2">
            <text:p>-6,437819109</text:p>
          </table:table-cell>
          <table:table-cell office:value-type="float" office:value="107.53825413032671" table:formula="of:=[.I540]-[.D540]" table:style-name="ce2">
            <text:p>107,5382541</text:p>
          </table:table-cell>
          <table:table-cell office:value-type="float" office:value="41.480234346799897" table:formula="of:=[.J540]-[.E540]" table:style-name="ce2">
            <text:p>41,48023435</text:p>
          </table:table-cell>
          <table:table-cell table:number-columns-repeated="16370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float" office:value="9.2865493984126797" table:style-name="ce2">
            <text:p>9,286549398</text:p>
          </table:table-cell>
          <table:table-cell office:value-type="float" office:value="-14.6803344309929" table:style-name="ce2">
            <text:p>-14,68033443</text:p>
          </table:table-cell>
          <table:table-cell office:value-type="float" office:value="-47.073152637584499" table:style-name="ce2">
            <text:p>-47,07315264</text:p>
          </table:table-cell>
          <table:table-cell office:value-type="float" office:value="-18.249682721904801" table:style-name="ce2">
            <text:p>-18,24968272</text:p>
          </table:table-cell>
          <table:table-cell office:value-type="float" office:value="1240" table:style-name="ce2">
            <text:p>1240</text:p>
          </table:table-cell>
          <table:table-cell office:value-type="float" office:value="-68.441212948717094" table:style-name="ce2">
            <text:p>-68,44121295</text:p>
          </table:table-cell>
          <table:table-cell office:value-type="float" office:value="55.591331319247402" table:style-name="ce2">
            <text:p>55,59133132</text:p>
          </table:table-cell>
          <table:table-cell office:value-type="float" office:value="77.588541364631993" table:style-name="ce2">
            <text:p>77,58854136</text:p>
          </table:table-cell>
          <table:table-cell office:value-type="float" office:value="68.914709292305304" table:style-name="ce2">
            <text:p>68,91470929</text:p>
          </table:table-cell>
          <table:table-cell office:value-type="float" office:value="-77.727762347129769" table:formula="of:=[.G541]-[.B541]" table:style-name="ce2">
            <text:p>-77,72776235</text:p>
          </table:table-cell>
          <table:table-cell office:value-type="float" office:value="70.271665750240302" table:formula="of:=[.H541]-[.C541]" table:style-name="ce2">
            <text:p>70,27166575</text:p>
          </table:table-cell>
          <table:table-cell office:value-type="float" office:value="124.66169400221649" table:formula="of:=[.I541]-[.D541]" table:style-name="ce2">
            <text:p>124,661694</text:p>
          </table:table-cell>
          <table:table-cell office:value-type="float" office:value="87.164392014210108" table:formula="of:=[.J541]-[.E541]" table:style-name="ce2">
            <text:p>87,16439201</text:p>
          </table:table-cell>
          <table:table-cell table:number-columns-repeated="16370"/>
        </table:table-row>
        <table:table-row table:style-name="ro1">
          <table:table-cell office:value-type="float" office:value="541" table:style-name="ce2">
            <text:p>541</text:p>
          </table:table-cell>
          <table:table-cell office:value-type="float" office:value="46.269865767128998" table:style-name="ce2">
            <text:p>46,26986577</text:p>
          </table:table-cell>
          <table:table-cell office:value-type="float" office:value="-2.89038330989704" table:style-name="ce2">
            <text:p>-2,89038331</text:p>
          </table:table-cell>
          <table:table-cell office:value-type="float" office:value="33.248259946686701" table:style-name="ce2">
            <text:p>33,24825995</text:p>
          </table:table-cell>
          <table:table-cell office:value-type="float" office:value="35.972421037133799" table:style-name="ce2">
            <text:p>35,97242104</text:p>
          </table:table-cell>
          <table:table-cell office:value-type="float" office:value="1241" table:style-name="ce2">
            <text:p>1241</text:p>
          </table:table-cell>
          <table:table-cell office:value-type="float" office:value="-37.024415615552797" table:style-name="ce2">
            <text:p>-37,02441562</text:p>
          </table:table-cell>
          <table:table-cell office:value-type="float" office:value="51.298841505252199" table:style-name="ce2">
            <text:p>51,29884151</text:p>
          </table:table-cell>
          <table:table-cell office:value-type="float" office:value="-53.138940334545502" table:style-name="ce2">
            <text:p>-53,13894033</text:p>
          </table:table-cell>
          <table:table-cell office:value-type="float" office:value="46.913554810071197" table:style-name="ce2">
            <text:p>46,91355481</text:p>
          </table:table-cell>
          <table:table-cell office:value-type="float" office:value="-83.294281382681788" table:formula="of:=[.G542]-[.B542]" table:style-name="ce2">
            <text:p>-83,29428138</text:p>
          </table:table-cell>
          <table:table-cell office:value-type="float" office:value="54.189224815149238" table:formula="of:=[.H542]-[.C542]" table:style-name="ce2">
            <text:p>54,18922482</text:p>
          </table:table-cell>
          <table:table-cell office:value-type="float" office:value="-86.387200281232197" table:formula="of:=[.I542]-[.D542]" table:style-name="ce2">
            <text:p>-86,38720028</text:p>
          </table:table-cell>
          <table:table-cell office:value-type="float" office:value="10.941133772937398" table:formula="of:=[.J542]-[.E542]" table:style-name="ce2">
            <text:p>10,94113377</text:p>
          </table:table-cell>
          <table:table-cell table:number-columns-repeated="16370"/>
        </table:table-row>
        <table:table-row table:style-name="ro1">
          <table:table-cell office:value-type="float" office:value="542" table:style-name="ce2">
            <text:p>542</text:p>
          </table:table-cell>
          <table:table-cell office:value-type="float" office:value="-16.150581164089498" table:style-name="ce2">
            <text:p>-16,15058116</text:p>
          </table:table-cell>
          <table:table-cell office:value-type="float" office:value="54.336568847978597" table:style-name="ce2">
            <text:p>54,33656885</text:p>
          </table:table-cell>
          <table:table-cell office:value-type="float" office:value="-0.46873157766676199" table:style-name="ce2">
            <text:p>-0,468731578</text:p>
          </table:table-cell>
          <table:table-cell office:value-type="float" office:value="-23.501534154699499" table:style-name="ce2">
            <text:p>-23,50153415</text:p>
          </table:table-cell>
          <table:table-cell office:value-type="float" office:value="1242" table:style-name="ce2">
            <text:p>1242</text:p>
          </table:table-cell>
          <table:table-cell office:value-type="float" office:value="-88.234606184275094" table:style-name="ce2">
            <text:p>-88,23460618</text:p>
          </table:table-cell>
          <table:table-cell office:value-type="float" office:value="-56.308327674089099" table:style-name="ce2">
            <text:p>-56,30832767</text:p>
          </table:table-cell>
          <table:table-cell office:value-type="float" office:value="51.438770627496098" table:style-name="ce2">
            <text:p>51,43877063</text:p>
          </table:table-cell>
          <table:table-cell office:value-type="float" office:value="-18.648845450536601" table:style-name="ce2">
            <text:p>-18,64884545</text:p>
          </table:table-cell>
          <table:table-cell office:value-type="float" office:value="-72.084025020185592" table:formula="of:=[.G543]-[.B543]" table:style-name="ce2">
            <text:p>-72,08402502</text:p>
          </table:table-cell>
          <table:table-cell office:value-type="float" office:value="-110.6448965220677" table:formula="of:=[.H543]-[.C543]" table:style-name="ce2">
            <text:p>-110,6448965</text:p>
          </table:table-cell>
          <table:table-cell office:value-type="float" office:value="51.907502205162857" table:formula="of:=[.I543]-[.D543]" table:style-name="ce2">
            <text:p>51,90750221</text:p>
          </table:table-cell>
          <table:table-cell office:value-type="float" office:value="4.8526887041628974" table:formula="of:=[.J543]-[.E543]" table:style-name="ce2">
            <text:p>4,852688704</text:p>
          </table:table-cell>
          <table:table-cell table:number-columns-repeated="16370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float" office:value="70.800515597441304" table:style-name="ce2">
            <text:p>70,8005156</text:p>
          </table:table-cell>
          <table:table-cell office:value-type="float" office:value="6.86947748098396" table:style-name="ce2">
            <text:p>6,869477481</text:p>
          </table:table-cell>
          <table:table-cell office:value-type="float" office:value="11.3788512958841" table:style-name="ce2">
            <text:p>11,3788513</text:p>
          </table:table-cell>
          <table:table-cell office:value-type="float" office:value="30.857228398732499" table:style-name="ce2">
            <text:p>30,8572284</text:p>
          </table:table-cell>
          <table:table-cell office:value-type="float" office:value="1243" table:style-name="ce2">
            <text:p>1243</text:p>
          </table:table-cell>
          <table:table-cell office:value-type="float" office:value="71.835353438655403" table:style-name="ce2">
            <text:p>71,83535344</text:p>
          </table:table-cell>
          <table:table-cell office:value-type="float" office:value="-67.622155833329899" table:style-name="ce2">
            <text:p>-67,62215583</text:p>
          </table:table-cell>
          <table:table-cell office:value-type="float" office:value="25.825371069990201" table:style-name="ce2">
            <text:p>25,82537107</text:p>
          </table:table-cell>
          <table:table-cell office:value-type="float" office:value="-64.132923558786601" table:style-name="ce2">
            <text:p>-64,13292356</text:p>
          </table:table-cell>
          <table:table-cell office:value-type="float" office:value="1.0348378412140988" table:formula="of:=[.G544]-[.B544]" table:style-name="ce2">
            <text:p>1,034837841</text:p>
          </table:table-cell>
          <table:table-cell office:value-type="float" office:value="-74.491633314313859" table:formula="of:=[.H544]-[.C544]" table:style-name="ce2">
            <text:p>-74,49163331</text:p>
          </table:table-cell>
          <table:table-cell office:value-type="float" office:value="14.4465197741061" table:formula="of:=[.I544]-[.D544]" table:style-name="ce2">
            <text:p>14,44651977</text:p>
          </table:table-cell>
          <table:table-cell office:value-type="float" office:value="-94.990151957519103" table:formula="of:=[.J544]-[.E544]" table:style-name="ce2">
            <text:p>-94,99015196</text:p>
          </table:table-cell>
          <table:table-cell table:number-columns-repeated="16370"/>
        </table:table-row>
        <table:table-row table:style-name="ro1">
          <table:table-cell office:value-type="float" office:value="544" table:style-name="ce2">
            <text:p>544</text:p>
          </table:table-cell>
          <table:table-cell office:value-type="float" office:value="-24.975035665003201" table:style-name="ce2">
            <text:p>-24,97503567</text:p>
          </table:table-cell>
          <table:table-cell office:value-type="float" office:value="64.133886340148806" table:style-name="ce2">
            <text:p>64,13388634</text:p>
          </table:table-cell>
          <table:table-cell office:value-type="float" office:value="0.52502597659037697" table:style-name="ce2">
            <text:p>0,525025977</text:p>
          </table:table-cell>
          <table:table-cell office:value-type="float" office:value="-14.951021067186399" table:style-name="ce2">
            <text:p>-14,95102107</text:p>
          </table:table-cell>
          <table:table-cell office:value-type="float" office:value="1244" table:style-name="ce2">
            <text:p>1244</text:p>
          </table:table-cell>
          <table:table-cell office:value-type="float" office:value="83.437850873134394" table:style-name="ce2">
            <text:p>83,43785087</text:p>
          </table:table-cell>
          <table:table-cell office:value-type="float" office:value="17.333555479344099" table:style-name="ce2">
            <text:p>17,33355548</text:p>
          </table:table-cell>
          <table:table-cell office:value-type="float" office:value="25.690059411945299" table:style-name="ce2">
            <text:p>25,69005941</text:p>
          </table:table-cell>
          <table:table-cell office:value-type="float" office:value="-68.350417960510597" table:style-name="ce2">
            <text:p>-68,35041796</text:p>
          </table:table-cell>
          <table:table-cell office:value-type="float" office:value="108.4128865381376" table:formula="of:=[.G545]-[.B545]" table:style-name="ce2">
            <text:p>108,4128865</text:p>
          </table:table-cell>
          <table:table-cell office:value-type="float" office:value="-46.800330860804706" table:formula="of:=[.H545]-[.C545]" table:style-name="ce2">
            <text:p>-46,80033086</text:p>
          </table:table-cell>
          <table:table-cell office:value-type="float" office:value="25.165033435354921" table:formula="of:=[.I545]-[.D545]" table:style-name="ce2">
            <text:p>25,16503344</text:p>
          </table:table-cell>
          <table:table-cell office:value-type="float" office:value="-53.399396893324194" table:formula="of:=[.J545]-[.E545]" table:style-name="ce2">
            <text:p>-53,39939689</text:p>
          </table:table-cell>
          <table:table-cell table:number-columns-repeated="16370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float" office:value="-52.030324914217601" table:style-name="ce2">
            <text:p>-52,03032491</text:p>
          </table:table-cell>
          <table:table-cell office:value-type="float" office:value="14.078803748188101" table:style-name="ce2">
            <text:p>14,07880375</text:p>
          </table:table-cell>
          <table:table-cell office:value-type="float" office:value="-72.230987357624301" table:style-name="ce2">
            <text:p>-72,23098736</text:p>
          </table:table-cell>
          <table:table-cell office:value-type="float" office:value="-5.0223545527987499" table:style-name="ce2">
            <text:p>-5,022354553</text:p>
          </table:table-cell>
          <table:table-cell office:value-type="float" office:value="1245" table:style-name="ce2">
            <text:p>1245</text:p>
          </table:table-cell>
          <table:table-cell office:value-type="float" office:value="-76.689403049608899" table:style-name="ce2">
            <text:p>-76,68940305</text:p>
          </table:table-cell>
          <table:table-cell office:value-type="float" office:value="-66.007135694230001" table:style-name="ce2">
            <text:p>-66,00713569</text:p>
          </table:table-cell>
          <table:table-cell office:value-type="float" office:value="45.760796634861101" table:style-name="ce2">
            <text:p>45,76079663</text:p>
          </table:table-cell>
          <table:table-cell office:value-type="float" office:value="-22.546072939732799" table:style-name="ce2">
            <text:p>-22,54607294</text:p>
          </table:table-cell>
          <table:table-cell office:value-type="float" office:value="-24.659078135391297" table:formula="of:=[.G546]-[.B546]" table:style-name="ce2">
            <text:p>-24,65907814</text:p>
          </table:table-cell>
          <table:table-cell office:value-type="float" office:value="-80.085939442418095" table:formula="of:=[.H546]-[.C546]" table:style-name="ce2">
            <text:p>-80,08593944</text:p>
          </table:table-cell>
          <table:table-cell office:value-type="float" office:value="117.99178399248541" table:formula="of:=[.I546]-[.D546]" table:style-name="ce2">
            <text:p>117,991784</text:p>
          </table:table-cell>
          <table:table-cell office:value-type="float" office:value="-17.52371838693405" table:formula="of:=[.J546]-[.E546]" table:style-name="ce2">
            <text:p>-17,52371839</text:p>
          </table:table-cell>
          <table:table-cell table:number-columns-repeated="16370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float" office:value="-55.176825187484198" table:style-name="ce2">
            <text:p>-55,17682519</text:p>
          </table:table-cell>
          <table:table-cell office:value-type="float" office:value="21.745191161740799" table:style-name="ce2">
            <text:p>21,74519116</text:p>
          </table:table-cell>
          <table:table-cell office:value-type="float" office:value="30.011310830448501" table:style-name="ce2">
            <text:p>30,01131083</text:p>
          </table:table-cell>
          <table:table-cell office:value-type="float" office:value="-23.521084467667698" table:style-name="ce2">
            <text:p>-23,52108447</text:p>
          </table:table-cell>
          <table:table-cell office:value-type="float" office:value="1246" table:style-name="ce2">
            <text:p>1246</text:p>
          </table:table-cell>
          <table:table-cell office:value-type="float" office:value="-34.046513187782097" table:style-name="ce2">
            <text:p>-34,04651319</text:p>
          </table:table-cell>
          <table:table-cell office:value-type="float" office:value="-83.4788278308515" table:style-name="ce2">
            <text:p>-83,47882783</text:p>
          </table:table-cell>
          <table:table-cell office:value-type="float" office:value="-41.006494485482499" table:style-name="ce2">
            <text:p>-41,00649449</text:p>
          </table:table-cell>
          <table:table-cell office:value-type="float" office:value="55.549431666918501" table:style-name="ce2">
            <text:p>55,54943167</text:p>
          </table:table-cell>
          <table:table-cell office:value-type="float" office:value="21.130311999702101" table:formula="of:=[.G547]-[.B547]" table:style-name="ce2">
            <text:p>21,130312</text:p>
          </table:table-cell>
          <table:table-cell office:value-type="float" office:value="-105.22401899259231" table:formula="of:=[.H547]-[.C547]" table:style-name="ce2">
            <text:p>-105,224019</text:p>
          </table:table-cell>
          <table:table-cell office:value-type="float" office:value="-71.017805315931" table:formula="of:=[.I547]-[.D547]" table:style-name="ce2">
            <text:p>-71,01780532</text:p>
          </table:table-cell>
          <table:table-cell office:value-type="float" office:value="79.0705161345862" table:formula="of:=[.J547]-[.E547]" table:style-name="ce2">
            <text:p>79,07051613</text:p>
          </table:table-cell>
          <table:table-cell table:number-columns-repeated="16370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float" office:value="-27.424794579272099" table:style-name="ce2">
            <text:p>-27,42479458</text:p>
          </table:table-cell>
          <table:table-cell office:value-type="float" office:value="-60.775929822582803" table:style-name="ce2">
            <text:p>-60,77592982</text:p>
          </table:table-cell>
          <table:table-cell office:value-type="float" office:value="-67.153212451605398" table:style-name="ce2">
            <text:p>-67,15321245</text:p>
          </table:table-cell>
          <table:table-cell office:value-type="float" office:value="-36.865806902765001" table:style-name="ce2">
            <text:p>-36,8658069</text:p>
          </table:table-cell>
          <table:table-cell office:value-type="float" office:value="1247" table:style-name="ce2">
            <text:p>1247</text:p>
          </table:table-cell>
          <table:table-cell office:value-type="float" office:value="49.546229070234098" table:style-name="ce2">
            <text:p>49,54622907</text:p>
          </table:table-cell>
          <table:table-cell office:value-type="float" office:value="-21.185025218532601" table:style-name="ce2">
            <text:p>-21,18502522</text:p>
          </table:table-cell>
          <table:table-cell office:value-type="float" office:value="40.772965316376798" table:style-name="ce2">
            <text:p>40,77296532</text:p>
          </table:table-cell>
          <table:table-cell office:value-type="float" office:value="66.615494416169895" table:style-name="ce2">
            <text:p>66,61549442</text:p>
          </table:table-cell>
          <table:table-cell office:value-type="float" office:value="76.971023649506193" table:formula="of:=[.G548]-[.B548]" table:style-name="ce2">
            <text:p>76,97102365</text:p>
          </table:table-cell>
          <table:table-cell office:value-type="float" office:value="39.590904604050202" table:formula="of:=[.H548]-[.C548]" table:style-name="ce2">
            <text:p>39,5909046</text:p>
          </table:table-cell>
          <table:table-cell office:value-type="float" office:value="107.9261777679822" table:formula="of:=[.I548]-[.D548]" table:style-name="ce2">
            <text:p>107,9261778</text:p>
          </table:table-cell>
          <table:table-cell office:value-type="float" office:value="103.4813013189349" table:formula="of:=[.J548]-[.E548]" table:style-name="ce2">
            <text:p>103,4813013</text:p>
          </table:table-cell>
          <table:table-cell table:number-columns-repeated="16370"/>
        </table:table-row>
        <table:table-row table:style-name="ro1">
          <table:table-cell office:value-type="float" office:value="548" table:style-name="ce2">
            <text:p>548</text:p>
          </table:table-cell>
          <table:table-cell office:value-type="float" office:value="-21.410697513406799" table:style-name="ce2">
            <text:p>-21,41069751</text:p>
          </table:table-cell>
          <table:table-cell office:value-type="float" office:value="9.37801519828915" table:style-name="ce2">
            <text:p>9,378015198</text:p>
          </table:table-cell>
          <table:table-cell office:value-type="float" office:value="77.724652966806204" table:style-name="ce2">
            <text:p>77,72465297</text:p>
          </table:table-cell>
          <table:table-cell office:value-type="float" office:value="59.079267808786597" table:style-name="ce2">
            <text:p>59,07926781</text:p>
          </table:table-cell>
          <table:table-cell office:value-type="float" office:value="1248" table:style-name="ce2">
            <text:p>1248</text:p>
          </table:table-cell>
          <table:table-cell office:value-type="float" office:value="25.594785656688298" table:style-name="ce2">
            <text:p>25,59478566</text:p>
          </table:table-cell>
          <table:table-cell office:value-type="float" office:value="66.705164020192498" table:style-name="ce2">
            <text:p>66,70516402</text:p>
          </table:table-cell>
          <table:table-cell office:value-type="float" office:value="-57.627346725767701" table:style-name="ce2">
            <text:p>-57,62734673</text:p>
          </table:table-cell>
          <table:table-cell office:value-type="float" office:value="16.117289877028998" table:style-name="ce2">
            <text:p>16,11728988</text:p>
          </table:table-cell>
          <table:table-cell office:value-type="float" office:value="47.005483170095097" table:formula="of:=[.G549]-[.B549]" table:style-name="ce2">
            <text:p>47,00548317</text:p>
          </table:table-cell>
          <table:table-cell office:value-type="float" office:value="57.32714882190335" table:formula="of:=[.H549]-[.C549]" table:style-name="ce2">
            <text:p>57,32714882</text:p>
          </table:table-cell>
          <table:table-cell office:value-type="float" office:value="-135.35199969257391" table:formula="of:=[.I549]-[.D549]" table:style-name="ce2">
            <text:p>-135,3519997</text:p>
          </table:table-cell>
          <table:table-cell office:value-type="float" office:value="-42.961977931757602" table:formula="of:=[.J549]-[.E549]" table:style-name="ce2">
            <text:p>-42,96197793</text:p>
          </table:table-cell>
          <table:table-cell table:number-columns-repeated="16370"/>
        </table:table-row>
        <table:table-row table:style-name="ro1">
          <table:table-cell office:value-type="float" office:value="549" table:style-name="ce2">
            <text:p>549</text:p>
          </table:table-cell>
          <table:table-cell office:value-type="float" office:value="-3.3630289371081501" table:style-name="ce2">
            <text:p>-3,363028937</text:p>
          </table:table-cell>
          <table:table-cell office:value-type="float" office:value="-84.573742470960099" table:style-name="ce2">
            <text:p>-84,57374247</text:p>
          </table:table-cell>
          <table:table-cell office:value-type="float" office:value="32.432304680229002" table:style-name="ce2">
            <text:p>32,43230468</text:p>
          </table:table-cell>
          <table:table-cell office:value-type="float" office:value="14.484932803044501" table:style-name="ce2">
            <text:p>14,4849328</text:p>
          </table:table-cell>
          <table:table-cell office:value-type="float" office:value="1249" table:style-name="ce2">
            <text:p>1249</text:p>
          </table:table-cell>
          <table:table-cell office:value-type="float" office:value="-41.725026459148999" table:style-name="ce2">
            <text:p>-41,72502646</text:p>
          </table:table-cell>
          <table:table-cell office:value-type="float" office:value="-27.620005807724901" table:style-name="ce2">
            <text:p>-27,62000581</text:p>
          </table:table-cell>
          <table:table-cell office:value-type="float" office:value="18.8647444731692" table:style-name="ce2">
            <text:p>18,86474447</text:p>
          </table:table-cell>
          <table:table-cell office:value-type="float" office:value="-49.445771996597799" table:style-name="ce2">
            <text:p>-49,445772</text:p>
          </table:table-cell>
          <table:table-cell office:value-type="float" office:value="-38.361997522040852" table:formula="of:=[.G550]-[.B550]" table:style-name="ce2">
            <text:p>-38,36199752</text:p>
          </table:table-cell>
          <table:table-cell office:value-type="float" office:value="56.953736663235198" table:formula="of:=[.H550]-[.C550]" table:style-name="ce2">
            <text:p>56,95373666</text:p>
          </table:table-cell>
          <table:table-cell office:value-type="float" office:value="-13.567560207059802" table:formula="of:=[.I550]-[.D550]" table:style-name="ce2">
            <text:p>-13,56756021</text:p>
          </table:table-cell>
          <table:table-cell office:value-type="float" office:value="-63.930704799642299" table:formula="of:=[.J550]-[.E550]" table:style-name="ce2">
            <text:p>-63,9307048</text:p>
          </table:table-cell>
          <table:table-cell table:number-columns-repeated="16370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float" office:value="75.238994550612304" table:style-name="ce2">
            <text:p>75,23899455</text:p>
          </table:table-cell>
          <table:table-cell office:value-type="float" office:value="-41.913088216359299" table:style-name="ce2">
            <text:p>-41,91308822</text:p>
          </table:table-cell>
          <table:table-cell office:value-type="float" office:value="-88.567889617868303" table:style-name="ce2">
            <text:p>-88,56788962</text:p>
          </table:table-cell>
          <table:table-cell office:value-type="float" office:value="-69.297563722863103" table:style-name="ce2">
            <text:p>-69,29756372</text:p>
          </table:table-cell>
          <table:table-cell office:value-type="float" office:value="1250" table:style-name="ce2">
            <text:p>1250</text:p>
          </table:table-cell>
          <table:table-cell office:value-type="float" office:value="4.4449989976609201" table:style-name="ce2">
            <text:p>4,444998998</text:p>
          </table:table-cell>
          <table:table-cell office:value-type="float" office:value="69.950230460349403" table:style-name="ce2">
            <text:p>69,95023046</text:p>
          </table:table-cell>
          <table:table-cell office:value-type="float" office:value="-15.1978324424785" table:style-name="ce2">
            <text:p>-15,19783244</text:p>
          </table:table-cell>
          <table:table-cell office:value-type="float" office:value="-8.6987204823283708" table:style-name="ce2">
            <text:p>-8,698720482</text:p>
          </table:table-cell>
          <table:table-cell office:value-type="float" office:value="-70.793995552951387" table:formula="of:=[.G551]-[.B551]" table:style-name="ce2">
            <text:p>-70,79399555</text:p>
          </table:table-cell>
          <table:table-cell office:value-type="float" office:value="111.8633186767087" table:formula="of:=[.H551]-[.C551]" table:style-name="ce2">
            <text:p>111,8633187</text:p>
          </table:table-cell>
          <table:table-cell office:value-type="float" office:value="73.370057175389803" table:formula="of:=[.I551]-[.D551]" table:style-name="ce2">
            <text:p>73,37005718</text:p>
          </table:table-cell>
          <table:table-cell office:value-type="float" office:value="60.598843240534734" table:formula="of:=[.J551]-[.E551]" table:style-name="ce2">
            <text:p>60,59884324</text:p>
          </table:table-cell>
          <table:table-cell table:number-columns-repeated="16370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float" office:value="-88.0510287189786" table:style-name="ce2">
            <text:p>-88,05102872</text:p>
          </table:table-cell>
          <table:table-cell office:value-type="float" office:value="69.599451712009994" table:style-name="ce2">
            <text:p>69,59945171</text:p>
          </table:table-cell>
          <table:table-cell office:value-type="float" office:value="59.793361635699803" table:style-name="ce2">
            <text:p>59,79336164</text:p>
          </table:table-cell>
          <table:table-cell office:value-type="float" office:value="-0.246326404956624" table:style-name="ce2">
            <text:p>-0,246326405</text:p>
          </table:table-cell>
          <table:table-cell office:value-type="float" office:value="1251" table:style-name="ce2">
            <text:p>1251</text:p>
          </table:table-cell>
          <table:table-cell office:value-type="float" office:value="-7.8032798733144997" table:style-name="ce2">
            <text:p>-7,803279873</text:p>
          </table:table-cell>
          <table:table-cell office:value-type="float" office:value="-3.7183296145025602" table:style-name="ce2">
            <text:p>-3,718329615</text:p>
          </table:table-cell>
          <table:table-cell office:value-type="float" office:value="33.2903668341255" table:style-name="ce2">
            <text:p>33,29036683</text:p>
          </table:table-cell>
          <table:table-cell office:value-type="float" office:value="58.8505126635091" table:style-name="ce2">
            <text:p>58,85051266</text:p>
          </table:table-cell>
          <table:table-cell office:value-type="float" office:value="80.247748845664105" table:formula="of:=[.G552]-[.B552]" table:style-name="ce2">
            <text:p>80,24774885</text:p>
          </table:table-cell>
          <table:table-cell office:value-type="float" office:value="-73.317781326512559" table:formula="of:=[.H552]-[.C552]" table:style-name="ce2">
            <text:p>-73,31778133</text:p>
          </table:table-cell>
          <table:table-cell office:value-type="float" office:value="-26.502994801574303" table:formula="of:=[.I552]-[.D552]" table:style-name="ce2">
            <text:p>-26,5029948</text:p>
          </table:table-cell>
          <table:table-cell office:value-type="float" office:value="59.096839068465727" table:formula="of:=[.J552]-[.E552]" table:style-name="ce2">
            <text:p>59,09683907</text:p>
          </table:table-cell>
          <table:table-cell table:number-columns-repeated="16370"/>
        </table:table-row>
        <table:table-row table:style-name="ro1">
          <table:table-cell office:value-type="float" office:value="552" table:style-name="ce2">
            <text:p>552</text:p>
          </table:table-cell>
          <table:table-cell office:value-type="float" office:value="-7.4376863117265204" table:style-name="ce2">
            <text:p>-7,437686312</text:p>
          </table:table-cell>
          <table:table-cell office:value-type="float" office:value="25.188870121023299" table:style-name="ce2">
            <text:p>25,18887012</text:p>
          </table:table-cell>
          <table:table-cell office:value-type="float" office:value="-45.811416733141897" table:style-name="ce2">
            <text:p>-45,81141673</text:p>
          </table:table-cell>
          <table:table-cell office:value-type="float" office:value="23.8880032886808" table:style-name="ce2">
            <text:p>23,88800329</text:p>
          </table:table-cell>
          <table:table-cell office:value-type="float" office:value="1252" table:style-name="ce2">
            <text:p>1252</text:p>
          </table:table-cell>
          <table:table-cell office:value-type="float" office:value="41.792372621603803" table:style-name="ce2">
            <text:p>41,79237262</text:p>
          </table:table-cell>
          <table:table-cell office:value-type="float" office:value="-57.750103920082999" table:style-name="ce2">
            <text:p>-57,75010392</text:p>
          </table:table-cell>
          <table:table-cell office:value-type="float" office:value="46.7705824982609" table:style-name="ce2">
            <text:p>46,7705825</text:p>
          </table:table-cell>
          <table:table-cell office:value-type="float" office:value="-39.748729515809003" table:style-name="ce2">
            <text:p>-39,74872952</text:p>
          </table:table-cell>
          <table:table-cell office:value-type="float" office:value="49.230058933330326" table:formula="of:=[.G553]-[.B553]" table:style-name="ce2">
            <text:p>49,23005893</text:p>
          </table:table-cell>
          <table:table-cell office:value-type="float" office:value="-82.938974041106292" table:formula="of:=[.H553]-[.C553]" table:style-name="ce2">
            <text:p>-82,93897404</text:p>
          </table:table-cell>
          <table:table-cell office:value-type="float" office:value="92.58199923140279" table:formula="of:=[.I553]-[.D553]" table:style-name="ce2">
            <text:p>92,58199923</text:p>
          </table:table-cell>
          <table:table-cell office:value-type="float" office:value="-63.636732804489803" table:formula="of:=[.J553]-[.E553]" table:style-name="ce2">
            <text:p>-63,6367328</text:p>
          </table:table-cell>
          <table:table-cell table:number-columns-repeated="16370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float" office:value="32.9861671850501" table:style-name="ce2">
            <text:p>32,98616719</text:p>
          </table:table-cell>
          <table:table-cell office:value-type="float" office:value="19.797664415569098" table:style-name="ce2">
            <text:p>19,79766442</text:p>
          </table:table-cell>
          <table:table-cell office:value-type="float" office:value="54.320048020265801" table:style-name="ce2">
            <text:p>54,32004802</text:p>
          </table:table-cell>
          <table:table-cell office:value-type="float" office:value="-45.496879684751597" table:style-name="ce2">
            <text:p>-45,49687968</text:p>
          </table:table-cell>
          <table:table-cell office:value-type="float" office:value="1253" table:style-name="ce2">
            <text:p>1253</text:p>
          </table:table-cell>
          <table:table-cell office:value-type="float" office:value="-25.4034392563056" table:style-name="ce2">
            <text:p>-25,40343926</text:p>
          </table:table-cell>
          <table:table-cell office:value-type="float" office:value="-32.139243094064298" table:style-name="ce2">
            <text:p>-32,13924309</text:p>
          </table:table-cell>
          <table:table-cell office:value-type="float" office:value="-26.182666568642599" table:style-name="ce2">
            <text:p>-26,18266657</text:p>
          </table:table-cell>
          <table:table-cell office:value-type="float" office:value="-74.419701962941005" table:style-name="ce2">
            <text:p>-74,41970196</text:p>
          </table:table-cell>
          <table:table-cell office:value-type="float" office:value="-58.389606441355696" table:formula="of:=[.G554]-[.B554]" table:style-name="ce2">
            <text:p>-58,38960644</text:p>
          </table:table-cell>
          <table:table-cell office:value-type="float" office:value="-51.9369075096334" table:formula="of:=[.H554]-[.C554]" table:style-name="ce2">
            <text:p>-51,93690751</text:p>
          </table:table-cell>
          <table:table-cell office:value-type="float" office:value="-80.502714588908404" table:formula="of:=[.I554]-[.D554]" table:style-name="ce2">
            <text:p>-80,50271459</text:p>
          </table:table-cell>
          <table:table-cell office:value-type="float" office:value="-28.922822278189408" table:formula="of:=[.J554]-[.E554]" table:style-name="ce2">
            <text:p>-28,92282228</text:p>
          </table:table-cell>
          <table:table-cell table:number-columns-repeated="16370"/>
        </table:table-row>
        <table:table-row table:style-name="ro1">
          <table:table-cell office:value-type="float" office:value="554" table:style-name="ce2">
            <text:p>554</text:p>
          </table:table-cell>
          <table:table-cell office:value-type="float" office:value="82.530148027514599" table:style-name="ce2">
            <text:p>82,53014803</text:p>
          </table:table-cell>
          <table:table-cell office:value-type="float" office:value="0.66019187668123502" table:style-name="ce2">
            <text:p>0,660191877</text:p>
          </table:table-cell>
          <table:table-cell office:value-type="float" office:value="-44.696652272051601" table:style-name="ce2">
            <text:p>-44,69665227</text:p>
          </table:table-cell>
          <table:table-cell office:value-type="float" office:value="-11.293573817099499" table:style-name="ce2">
            <text:p>-11,29357382</text:p>
          </table:table-cell>
          <table:table-cell office:value-type="float" office:value="1254" table:style-name="ce2">
            <text:p>1254</text:p>
          </table:table-cell>
          <table:table-cell office:value-type="float" office:value="81.110877751546596" table:style-name="ce2">
            <text:p>81,11087775</text:p>
          </table:table-cell>
          <table:table-cell office:value-type="float" office:value="64.704829558028706" table:style-name="ce2">
            <text:p>64,70482956</text:p>
          </table:table-cell>
          <table:table-cell office:value-type="float" office:value="57.273035715301702" table:style-name="ce2">
            <text:p>57,27303572</text:p>
          </table:table-cell>
          <table:table-cell office:value-type="float" office:value="20.327454679421098" table:style-name="ce2">
            <text:p>20,32745468</text:p>
          </table:table-cell>
          <table:table-cell office:value-type="float" office:value="-1.4192702759680031" table:formula="of:=[.G555]-[.B555]" table:style-name="ce2">
            <text:p>-1,419270276</text:p>
          </table:table-cell>
          <table:table-cell office:value-type="float" office:value="64.044637681347467" table:formula="of:=[.H555]-[.C555]" table:style-name="ce2">
            <text:p>64,04463768</text:p>
          </table:table-cell>
          <table:table-cell office:value-type="float" office:value="101.9696879873533" table:formula="of:=[.I555]-[.D555]" table:style-name="ce2">
            <text:p>101,969688</text:p>
          </table:table-cell>
          <table:table-cell office:value-type="float" office:value="31.621028496520598" table:formula="of:=[.J555]-[.E555]" table:style-name="ce2">
            <text:p>31,6210285</text:p>
          </table:table-cell>
          <table:table-cell table:number-columns-repeated="16370"/>
        </table:table-row>
        <table:table-row table:style-name="ro1">
          <table:table-cell office:value-type="float" office:value="555" table:style-name="ce2">
            <text:p>555</text:p>
          </table:table-cell>
          <table:table-cell office:value-type="float" office:value="61.205157634782097" table:style-name="ce2">
            <text:p>61,20515763</text:p>
          </table:table-cell>
          <table:table-cell office:value-type="float" office:value="-41.952670585239296" table:style-name="ce2">
            <text:p>-41,95267059</text:p>
          </table:table-cell>
          <table:table-cell office:value-type="float" office:value="-57.627335407934602" table:style-name="ce2">
            <text:p>-57,62733541</text:p>
          </table:table-cell>
          <table:table-cell office:value-type="float" office:value="28.627108135431399" table:style-name="ce2">
            <text:p>28,62710814</text:p>
          </table:table-cell>
          <table:table-cell office:value-type="float" office:value="1255" table:style-name="ce2">
            <text:p>1255</text:p>
          </table:table-cell>
          <table:table-cell office:value-type="float" office:value="-5.2536614361071496" table:style-name="ce2">
            <text:p>-5,253661436</text:p>
          </table:table-cell>
          <table:table-cell office:value-type="float" office:value="43.640838184037896" table:style-name="ce2">
            <text:p>43,64083818</text:p>
          </table:table-cell>
          <table:table-cell office:value-type="float" office:value="-86.666251220164099" table:style-name="ce2">
            <text:p>-86,66625122</text:p>
          </table:table-cell>
          <table:table-cell office:value-type="float" office:value="-7.2857801771693804" table:style-name="ce2">
            <text:p>-7,285780177</text:p>
          </table:table-cell>
          <table:table-cell office:value-type="float" office:value="-66.458819070889248" table:formula="of:=[.G556]-[.B556]" table:style-name="ce2">
            <text:p>-66,45881907</text:p>
          </table:table-cell>
          <table:table-cell office:value-type="float" office:value="85.593508769277193" table:formula="of:=[.H556]-[.C556]" table:style-name="ce2">
            <text:p>85,59350877</text:p>
          </table:table-cell>
          <table:table-cell office:value-type="float" office:value="-29.038915812229497" table:formula="of:=[.I556]-[.D556]" table:style-name="ce2">
            <text:p>-29,03891581</text:p>
          </table:table-cell>
          <table:table-cell office:value-type="float" office:value="-35.912888312600778" table:formula="of:=[.J556]-[.E556]" table:style-name="ce2">
            <text:p>-35,91288831</text:p>
          </table:table-cell>
          <table:table-cell table:number-columns-repeated="16370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float" office:value="-8.9744837986389996" table:style-name="ce2">
            <text:p>-8,974483799</text:p>
          </table:table-cell>
          <table:table-cell office:value-type="float" office:value="6.7134465442289999" table:style-name="ce2">
            <text:p>6,713446544</text:p>
          </table:table-cell>
          <table:table-cell office:value-type="float" office:value="44.444773702871203" table:style-name="ce2">
            <text:p>44,4447737</text:p>
          </table:table-cell>
          <table:table-cell office:value-type="float" office:value="84.083637937840194" table:style-name="ce2">
            <text:p>84,08363794</text:p>
          </table:table-cell>
          <table:table-cell office:value-type="float" office:value="1256" table:style-name="ce2">
            <text:p>1256</text:p>
          </table:table-cell>
          <table:table-cell office:value-type="float" office:value="7.36978120786529" table:style-name="ce2">
            <text:p>7,369781208</text:p>
          </table:table-cell>
          <table:table-cell office:value-type="float" office:value="87.560496727462507" table:style-name="ce2">
            <text:p>87,56049673</text:p>
          </table:table-cell>
          <table:table-cell office:value-type="float" office:value="78.951419939879599" table:style-name="ce2">
            <text:p>78,95141994</text:p>
          </table:table-cell>
          <table:table-cell office:value-type="float" office:value="-43.482811641336902" table:style-name="ce2">
            <text:p>-43,48281164</text:p>
          </table:table-cell>
          <table:table-cell office:value-type="float" office:value="16.34426500650429" table:formula="of:=[.G557]-[.B557]" table:style-name="ce2">
            <text:p>16,34426501</text:p>
          </table:table-cell>
          <table:table-cell office:value-type="float" office:value="80.847050183233506" table:formula="of:=[.H557]-[.C557]" table:style-name="ce2">
            <text:p>80,84705018</text:p>
          </table:table-cell>
          <table:table-cell office:value-type="float" office:value="34.506646237008397" table:formula="of:=[.I557]-[.D557]" table:style-name="ce2">
            <text:p>34,50664624</text:p>
          </table:table-cell>
          <table:table-cell office:value-type="float" office:value="-127.56644957917709" table:formula="of:=[.J557]-[.E557]" table:style-name="ce2">
            <text:p>-127,5664496</text:p>
          </table:table-cell>
          <table:table-cell table:number-columns-repeated="16370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float" office:value="-12.501548463517199" table:style-name="ce2">
            <text:p>-12,50154846</text:p>
          </table:table-cell>
          <table:table-cell office:value-type="float" office:value="-13.7173193678156" table:style-name="ce2">
            <text:p>-13,71731937</text:p>
          </table:table-cell>
          <table:table-cell office:value-type="float" office:value="-7.8909174086236797" table:style-name="ce2">
            <text:p>-7,890917409</text:p>
          </table:table-cell>
          <table:table-cell office:value-type="float" office:value="15.5430931563701" table:style-name="ce2">
            <text:p>15,54309316</text:p>
          </table:table-cell>
          <table:table-cell office:value-type="float" office:value="1257" table:style-name="ce2">
            <text:p>1257</text:p>
          </table:table-cell>
          <table:table-cell office:value-type="float" office:value="-73.433205213819207" table:style-name="ce2">
            <text:p>-73,43320521</text:p>
          </table:table-cell>
          <table:table-cell office:value-type="float" office:value="-15.0394447874601" table:style-name="ce2">
            <text:p>-15,03944479</text:p>
          </table:table-cell>
          <table:table-cell office:value-type="float" office:value="-1.5375436261219699" table:style-name="ce2">
            <text:p>-1,537543626</text:p>
          </table:table-cell>
          <table:table-cell office:value-type="float" office:value="-78.624796640398699" table:style-name="ce2">
            <text:p>-78,62479664</text:p>
          </table:table-cell>
          <table:table-cell office:value-type="float" office:value="-60.931656750302011" table:formula="of:=[.G558]-[.B558]" table:style-name="ce2">
            <text:p>-60,93165675</text:p>
          </table:table-cell>
          <table:table-cell office:value-type="float" office:value="-1.3221254196445003" table:formula="of:=[.H558]-[.C558]" table:style-name="ce2">
            <text:p>-1,32212542</text:p>
          </table:table-cell>
          <table:table-cell office:value-type="float" office:value="6.35337378250171" table:formula="of:=[.I558]-[.D558]" table:style-name="ce2">
            <text:p>6,353373783</text:p>
          </table:table-cell>
          <table:table-cell office:value-type="float" office:value="-94.167889796768804" table:formula="of:=[.J558]-[.E558]" table:style-name="ce2">
            <text:p>-94,1678898</text:p>
          </table:table-cell>
          <table:table-cell table:number-columns-repeated="16370"/>
        </table:table-row>
        <table:table-row table:style-name="ro1">
          <table:table-cell office:value-type="float" office:value="558" table:style-name="ce2">
            <text:p>558</text:p>
          </table:table-cell>
          <table:table-cell office:value-type="float" office:value="-38.819123200127201" table:style-name="ce2">
            <text:p>-38,8191232</text:p>
          </table:table-cell>
          <table:table-cell office:value-type="float" office:value="23.5185657456203" table:style-name="ce2">
            <text:p>23,51856575</text:p>
          </table:table-cell>
          <table:table-cell office:value-type="float" office:value="-10.8976606544727" table:style-name="ce2">
            <text:p>-10,89766065</text:p>
          </table:table-cell>
          <table:table-cell office:value-type="float" office:value="-59.640529409715" table:style-name="ce2">
            <text:p>-59,64052941</text:p>
          </table:table-cell>
          <table:table-cell office:value-type="float" office:value="1258" table:style-name="ce2">
            <text:p>1258</text:p>
          </table:table-cell>
          <table:table-cell office:value-type="float" office:value="58.886946199843003" table:style-name="ce2">
            <text:p>58,8869462</text:p>
          </table:table-cell>
          <table:table-cell office:value-type="float" office:value="7.1646477335343297" table:style-name="ce2">
            <text:p>7,164647734</text:p>
          </table:table-cell>
          <table:table-cell office:value-type="float" office:value="75.030351225937395" table:style-name="ce2">
            <text:p>75,03035123</text:p>
          </table:table-cell>
          <table:table-cell office:value-type="float" office:value="35.393222339860799" table:style-name="ce2">
            <text:p>35,39322234</text:p>
          </table:table-cell>
          <table:table-cell office:value-type="float" office:value="97.706069399970204" table:formula="of:=[.G559]-[.B559]" table:style-name="ce2">
            <text:p>97,7060694</text:p>
          </table:table-cell>
          <table:table-cell office:value-type="float" office:value="-16.35391801208597" table:formula="of:=[.H559]-[.C559]" table:style-name="ce2">
            <text:p>-16,35391801</text:p>
          </table:table-cell>
          <table:table-cell office:value-type="float" office:value="85.928011880410097" table:formula="of:=[.I559]-[.D559]" table:style-name="ce2">
            <text:p>85,92801188</text:p>
          </table:table-cell>
          <table:table-cell office:value-type="float" office:value="95.033751749575799" table:formula="of:=[.J559]-[.E559]" table:style-name="ce2">
            <text:p>95,03375175</text:p>
          </table:table-cell>
          <table:table-cell table:number-columns-repeated="16370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float" office:value="-44.357835383275003" table:style-name="ce2">
            <text:p>-44,35783538</text:p>
          </table:table-cell>
          <table:table-cell office:value-type="float" office:value="-29.730477593226301" table:style-name="ce2">
            <text:p>-29,73047759</text:p>
          </table:table-cell>
          <table:table-cell office:value-type="float" office:value="69.826684105951998" table:style-name="ce2">
            <text:p>69,82668411</text:p>
          </table:table-cell>
          <table:table-cell office:value-type="float" office:value="66.751800858547796" table:style-name="ce2">
            <text:p>66,75180086</text:p>
          </table:table-cell>
          <table:table-cell office:value-type="float" office:value="1259" table:style-name="ce2">
            <text:p>1259</text:p>
          </table:table-cell>
          <table:table-cell office:value-type="float" office:value="-41.555596805566203" table:style-name="ce2">
            <text:p>-41,55559681</text:p>
          </table:table-cell>
          <table:table-cell office:value-type="float" office:value="89.2883721167982" table:style-name="ce2">
            <text:p>89,28837212</text:p>
          </table:table-cell>
          <table:table-cell office:value-type="float" office:value="-24.118076159345001" table:style-name="ce2">
            <text:p>-24,11807616</text:p>
          </table:table-cell>
          <table:table-cell office:value-type="float" office:value="51.714669507164999" table:style-name="ce2">
            <text:p>51,71466951</text:p>
          </table:table-cell>
          <table:table-cell office:value-type="float" office:value="2.802238577708799" table:formula="of:=[.G560]-[.B560]" table:style-name="ce2">
            <text:p>2,802238578</text:p>
          </table:table-cell>
          <table:table-cell office:value-type="float" office:value="119.0188497100245" table:formula="of:=[.H560]-[.C560]" table:style-name="ce2">
            <text:p>119,0188497</text:p>
          </table:table-cell>
          <table:table-cell office:value-type="float" office:value="-93.944760265296992" table:formula="of:=[.I560]-[.D560]" table:style-name="ce2">
            <text:p>-93,94476027</text:p>
          </table:table-cell>
          <table:table-cell office:value-type="float" office:value="-15.037131351382797" table:formula="of:=[.J560]-[.E560]" table:style-name="ce2">
            <text:p>-15,03713135</text:p>
          </table:table-cell>
          <table:table-cell table:number-columns-repeated="16370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float" office:value="-29.662768512218001" table:style-name="ce2">
            <text:p>-29,66276851</text:p>
          </table:table-cell>
          <table:table-cell office:value-type="float" office:value="85.439633811880995" table:style-name="ce2">
            <text:p>85,43963381</text:p>
          </table:table-cell>
          <table:table-cell office:value-type="float" office:value="9.5101657358221701" table:style-name="ce2">
            <text:p>9,510165736</text:p>
          </table:table-cell>
          <table:table-cell office:value-type="float" office:value="-11.8642325515028" table:style-name="ce2">
            <text:p>-11,86423255</text:p>
          </table:table-cell>
          <table:table-cell office:value-type="float" office:value="1260" table:style-name="ce2">
            <text:p>1260</text:p>
          </table:table-cell>
          <table:table-cell office:value-type="float" office:value="10.717475765296101" table:style-name="ce2">
            <text:p>10,71747577</text:p>
          </table:table-cell>
          <table:table-cell office:value-type="float" office:value="50.3439774860827" table:style-name="ce2">
            <text:p>50,34397749</text:p>
          </table:table-cell>
          <table:table-cell office:value-type="float" office:value="49.876028428493598" table:style-name="ce2">
            <text:p>49,87602843</text:p>
          </table:table-cell>
          <table:table-cell office:value-type="float" office:value="58.645959327948098" table:style-name="ce2">
            <text:p>58,64595933</text:p>
          </table:table-cell>
          <table:table-cell office:value-type="float" office:value="40.380244277514102" table:formula="of:=[.G561]-[.B561]" table:style-name="ce2">
            <text:p>40,38024428</text:p>
          </table:table-cell>
          <table:table-cell office:value-type="float" office:value="-35.095656325798295" table:formula="of:=[.H561]-[.C561]" table:style-name="ce2">
            <text:p>-35,09565633</text:p>
          </table:table-cell>
          <table:table-cell office:value-type="float" office:value="40.365862692671428" table:formula="of:=[.I561]-[.D561]" table:style-name="ce2">
            <text:p>40,36586269</text:p>
          </table:table-cell>
          <table:table-cell office:value-type="float" office:value="70.5101918794509" table:formula="of:=[.J561]-[.E561]" table:style-name="ce2">
            <text:p>70,51019188</text:p>
          </table:table-cell>
          <table:table-cell table:number-columns-repeated="16370"/>
        </table:table-row>
        <table:table-row table:style-name="ro1">
          <table:table-cell office:value-type="float" office:value="561" table:style-name="ce2">
            <text:p>561</text:p>
          </table:table-cell>
          <table:table-cell office:value-type="float" office:value="43.099558748122" table:style-name="ce2">
            <text:p>43,09955875</text:p>
          </table:table-cell>
          <table:table-cell office:value-type="float" office:value="-21.185527999848301" table:style-name="ce2">
            <text:p>-21,185528</text:p>
          </table:table-cell>
          <table:table-cell office:value-type="float" office:value="-44.612195499296398" table:style-name="ce2">
            <text:p>-44,6121955</text:p>
          </table:table-cell>
          <table:table-cell office:value-type="float" office:value="-41.172665802881497" table:style-name="ce2">
            <text:p>-41,1726658</text:p>
          </table:table-cell>
          <table:table-cell office:value-type="float" office:value="1261" table:style-name="ce2">
            <text:p>1261</text:p>
          </table:table-cell>
          <table:table-cell office:value-type="float" office:value="-43.029042455159001" table:style-name="ce2">
            <text:p>-43,02904246</text:p>
          </table:table-cell>
          <table:table-cell office:value-type="float" office:value="64.661100967343103" table:style-name="ce2">
            <text:p>64,66110097</text:p>
          </table:table-cell>
          <table:table-cell office:value-type="float" office:value="84.197687757069502" table:style-name="ce2">
            <text:p>84,19768776</text:p>
          </table:table-cell>
          <table:table-cell office:value-type="float" office:value="-36.169205841797499" table:style-name="ce2">
            <text:p>-36,16920584</text:p>
          </table:table-cell>
          <table:table-cell office:value-type="float" office:value="-86.128601203280994" table:formula="of:=[.G562]-[.B562]" table:style-name="ce2">
            <text:p>-86,1286012</text:p>
          </table:table-cell>
          <table:table-cell office:value-type="float" office:value="85.846628967191407" table:formula="of:=[.H562]-[.C562]" table:style-name="ce2">
            <text:p>85,84662897</text:p>
          </table:table-cell>
          <table:table-cell office:value-type="float" office:value="128.80988325636591" table:formula="of:=[.I562]-[.D562]" table:style-name="ce2">
            <text:p>128,8098833</text:p>
          </table:table-cell>
          <table:table-cell office:value-type="float" office:value="5.0034599610839976" table:formula="of:=[.J562]-[.E562]" table:style-name="ce2">
            <text:p>5,003459961</text:p>
          </table:table-cell>
          <table:table-cell table:number-columns-repeated="16370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float" office:value="70.363600230552805" table:style-name="ce2">
            <text:p>70,36360023</text:p>
          </table:table-cell>
          <table:table-cell office:value-type="float" office:value="18.7629385632324" table:style-name="ce2">
            <text:p>18,76293856</text:p>
          </table:table-cell>
          <table:table-cell office:value-type="float" office:value="-49.378213673301197" table:style-name="ce2">
            <text:p>-49,37821367</text:p>
          </table:table-cell>
          <table:table-cell office:value-type="float" office:value="44.5028641068388" table:style-name="ce2">
            <text:p>44,50286411</text:p>
          </table:table-cell>
          <table:table-cell office:value-type="float" office:value="1262" table:style-name="ce2">
            <text:p>1262</text:p>
          </table:table-cell>
          <table:table-cell office:value-type="float" office:value="44.914354248406802" table:style-name="ce2">
            <text:p>44,91435425</text:p>
          </table:table-cell>
          <table:table-cell office:value-type="float" office:value="-25.680156397874701" table:style-name="ce2">
            <text:p>-25,6801564</text:p>
          </table:table-cell>
          <table:table-cell office:value-type="float" office:value="-83.361968407740804" table:style-name="ce2">
            <text:p>-83,36196841</text:p>
          </table:table-cell>
          <table:table-cell office:value-type="float" office:value="-42.270173847303703" table:style-name="ce2">
            <text:p>-42,27017385</text:p>
          </table:table-cell>
          <table:table-cell office:value-type="float" office:value="-25.449245982146003" table:formula="of:=[.G563]-[.B563]" table:style-name="ce2">
            <text:p>-25,44924598</text:p>
          </table:table-cell>
          <table:table-cell office:value-type="float" office:value="-44.4430949611071" table:formula="of:=[.H563]-[.C563]" table:style-name="ce2">
            <text:p>-44,44309496</text:p>
          </table:table-cell>
          <table:table-cell office:value-type="float" office:value="-33.983754734439607" table:formula="of:=[.I563]-[.D563]" table:style-name="ce2">
            <text:p>-33,98375473</text:p>
          </table:table-cell>
          <table:table-cell office:value-type="float" office:value="-86.773037954142495" table:formula="of:=[.J563]-[.E563]" table:style-name="ce2">
            <text:p>-86,77303795</text:p>
          </table:table-cell>
          <table:table-cell table:number-columns-repeated="16370"/>
        </table:table-row>
        <table:table-row table:style-name="ro1">
          <table:table-cell office:value-type="float" office:value="563" table:style-name="ce2">
            <text:p>563</text:p>
          </table:table-cell>
          <table:table-cell office:value-type="float" office:value="-60.935987092103304" table:style-name="ce2">
            <text:p>-60,93598709</text:p>
          </table:table-cell>
          <table:table-cell office:value-type="float" office:value="89.015386710053704" table:style-name="ce2">
            <text:p>89,01538671</text:p>
          </table:table-cell>
          <table:table-cell office:value-type="float" office:value="-20.561867231352601" table:style-name="ce2">
            <text:p>-20,56186723</text:p>
          </table:table-cell>
          <table:table-cell office:value-type="float" office:value="-38.201904790142002" table:style-name="ce2">
            <text:p>-38,20190479</text:p>
          </table:table-cell>
          <table:table-cell office:value-type="float" office:value="1263" table:style-name="ce2">
            <text:p>1263</text:p>
          </table:table-cell>
          <table:table-cell office:value-type="float" office:value="29.136927659527402" table:style-name="ce2">
            <text:p>29,13692766</text:p>
          </table:table-cell>
          <table:table-cell office:value-type="float" office:value="-75.519095901982695" table:style-name="ce2">
            <text:p>-75,5190959</text:p>
          </table:table-cell>
          <table:table-cell office:value-type="float" office:value="0.228500914345932" table:style-name="ce2">
            <text:p>0,228500914</text:p>
          </table:table-cell>
          <table:table-cell office:value-type="float" office:value="44.691428781020598" table:style-name="ce2">
            <text:p>44,69142878</text:p>
          </table:table-cell>
          <table:table-cell office:value-type="float" office:value="90.072914751630705" table:formula="of:=[.G564]-[.B564]" table:style-name="ce2">
            <text:p>90,07291475</text:p>
          </table:table-cell>
          <table:table-cell office:value-type="float" office:value="-164.53448261203641" table:formula="of:=[.H564]-[.C564]" table:style-name="ce2">
            <text:p>-164,5344826</text:p>
          </table:table-cell>
          <table:table-cell office:value-type="float" office:value="20.790368145698533" table:formula="of:=[.I564]-[.D564]" table:style-name="ce2">
            <text:p>20,79036815</text:p>
          </table:table-cell>
          <table:table-cell office:value-type="float" office:value="82.8933335711626" table:formula="of:=[.J564]-[.E564]" table:style-name="ce2">
            <text:p>82,89333357</text:p>
          </table:table-cell>
          <table:table-cell table:number-columns-repeated="16370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-32.389815966769497" table:style-name="ce2">
            <text:p>-32,38981597</text:p>
          </table:table-cell>
          <table:table-cell office:value-type="float" office:value="32.331801731121502" table:style-name="ce2">
            <text:p>32,33180173</text:p>
          </table:table-cell>
          <table:table-cell office:value-type="float" office:value="-21.823120408713301" table:style-name="ce2">
            <text:p>-21,82312041</text:p>
          </table:table-cell>
          <table:table-cell office:value-type="float" office:value="-17.7514132343066" table:style-name="ce2">
            <text:p>-17,75141323</text:p>
          </table:table-cell>
          <table:table-cell office:value-type="float" office:value="1264" table:style-name="ce2">
            <text:p>1264</text:p>
          </table:table-cell>
          <table:table-cell office:value-type="float" office:value="-39.652310942875403" table:style-name="ce2">
            <text:p>-39,65231094</text:p>
          </table:table-cell>
          <table:table-cell office:value-type="float" office:value="-81.653195639500495" table:style-name="ce2">
            <text:p>-81,65319564</text:p>
          </table:table-cell>
          <table:table-cell office:value-type="float" office:value="53.2085410247631" table:style-name="ce2">
            <text:p>53,20854102</text:p>
          </table:table-cell>
          <table:table-cell office:value-type="float" office:value="-54.918107291176298" table:style-name="ce2">
            <text:p>-54,91810729</text:p>
          </table:table-cell>
          <table:table-cell office:value-type="float" office:value="-7.2624949761059057" table:formula="of:=[.G565]-[.B565]" table:style-name="ce2">
            <text:p>-7,262494976</text:p>
          </table:table-cell>
          <table:table-cell office:value-type="float" office:value="-113.984997370622" table:formula="of:=[.H565]-[.C565]" table:style-name="ce2">
            <text:p>-113,9849974</text:p>
          </table:table-cell>
          <table:table-cell office:value-type="float" office:value="75.031661433476401" table:formula="of:=[.I565]-[.D565]" table:style-name="ce2">
            <text:p>75,03166143</text:p>
          </table:table-cell>
          <table:table-cell office:value-type="float" office:value="-37.166694056869702" table:formula="of:=[.J565]-[.E565]" table:style-name="ce2">
            <text:p>-37,16669406</text:p>
          </table:table-cell>
          <table:table-cell table:number-columns-repeated="16370"/>
        </table:table-row>
        <table:table-row table:style-name="ro1">
          <table:table-cell office:value-type="float" office:value="565" table:style-name="ce2">
            <text:p>565</text:p>
          </table:table-cell>
          <table:table-cell office:value-type="float" office:value="68.061787027148497" table:style-name="ce2">
            <text:p>68,06178703</text:p>
          </table:table-cell>
          <table:table-cell office:value-type="float" office:value="66.416673705148497" table:style-name="ce2">
            <text:p>66,41667371</text:p>
          </table:table-cell>
          <table:table-cell office:value-type="float" office:value="-17.680670582426998" table:style-name="ce2">
            <text:p>-17,68067058</text:p>
          </table:table-cell>
          <table:table-cell office:value-type="float" office:value="-61.844440184339199" table:style-name="ce2">
            <text:p>-61,84444018</text:p>
          </table:table-cell>
          <table:table-cell office:value-type="float" office:value="1265" table:style-name="ce2">
            <text:p>1265</text:p>
          </table:table-cell>
          <table:table-cell office:value-type="float" office:value="-27.876138990416202" table:style-name="ce2">
            <text:p>-27,87613899</text:p>
          </table:table-cell>
          <table:table-cell office:value-type="float" office:value="-52.396227943636298" table:style-name="ce2">
            <text:p>-52,39622794</text:p>
          </table:table-cell>
          <table:table-cell office:value-type="float" office:value="45.628389133917899" table:style-name="ce2">
            <text:p>45,62838913</text:p>
          </table:table-cell>
          <table:table-cell office:value-type="float" office:value="-20.970001114746399" table:style-name="ce2">
            <text:p>-20,97000111</text:p>
          </table:table-cell>
          <table:table-cell office:value-type="float" office:value="-95.937926017564706" table:formula="of:=[.G566]-[.B566]" table:style-name="ce2">
            <text:p>-95,93792602</text:p>
          </table:table-cell>
          <table:table-cell office:value-type="float" office:value="-118.81290164878479" table:formula="of:=[.H566]-[.C566]" table:style-name="ce2">
            <text:p>-118,8129016</text:p>
          </table:table-cell>
          <table:table-cell office:value-type="float" office:value="63.309059716344898" table:formula="of:=[.I566]-[.D566]" table:style-name="ce2">
            <text:p>63,30905972</text:p>
          </table:table-cell>
          <table:table-cell office:value-type="float" office:value="40.874439069592796" table:formula="of:=[.J566]-[.E566]" table:style-name="ce2">
            <text:p>40,87443907</text:p>
          </table:table-cell>
          <table:table-cell table:number-columns-repeated="16370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float" office:value="49.496839976327003" table:style-name="ce2">
            <text:p>49,49683998</text:p>
          </table:table-cell>
          <table:table-cell office:value-type="float" office:value="-63.780242738398698" table:style-name="ce2">
            <text:p>-63,78024274</text:p>
          </table:table-cell>
          <table:table-cell office:value-type="float" office:value="35.180239920308097" table:style-name="ce2">
            <text:p>35,18023992</text:p>
          </table:table-cell>
          <table:table-cell office:value-type="float" office:value="-9.5758287406941598" table:style-name="ce2">
            <text:p>-9,575828741</text:p>
          </table:table-cell>
          <table:table-cell office:value-type="float" office:value="1266" table:style-name="ce2">
            <text:p>1266</text:p>
          </table:table-cell>
          <table:table-cell office:value-type="float" office:value="63.6820502964082" table:style-name="ce2">
            <text:p>63,6820503</text:p>
          </table:table-cell>
          <table:table-cell office:value-type="float" office:value="-9.5337674311314498" table:style-name="ce2">
            <text:p>-9,533767431</text:p>
          </table:table-cell>
          <table:table-cell office:value-type="float" office:value="40.491798147561902" table:style-name="ce2">
            <text:p>40,49179815</text:p>
          </table:table-cell>
          <table:table-cell office:value-type="float" office:value="18.270605876121099" table:style-name="ce2">
            <text:p>18,27060588</text:p>
          </table:table-cell>
          <table:table-cell office:value-type="float" office:value="14.185210320081197" table:formula="of:=[.G567]-[.B567]" table:style-name="ce2">
            <text:p>14,18521032</text:p>
          </table:table-cell>
          <table:table-cell office:value-type="float" office:value="54.246475307267247" table:formula="of:=[.H567]-[.C567]" table:style-name="ce2">
            <text:p>54,24647531</text:p>
          </table:table-cell>
          <table:table-cell office:value-type="float" office:value="5.3115582272538049" table:formula="of:=[.I567]-[.D567]" table:style-name="ce2">
            <text:p>5,311558227</text:p>
          </table:table-cell>
          <table:table-cell office:value-type="float" office:value="27.846434616815259" table:formula="of:=[.J567]-[.E567]" table:style-name="ce2">
            <text:p>27,84643462</text:p>
          </table:table-cell>
          <table:table-cell table:number-columns-repeated="16370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float" office:value="-36.183082623619804" table:style-name="ce2">
            <text:p>-36,18308262</text:p>
          </table:table-cell>
          <table:table-cell office:value-type="float" office:value="2.8546798672748199" table:style-name="ce2">
            <text:p>2,854679867</text:p>
          </table:table-cell>
          <table:table-cell office:value-type="float" office:value="60.397898766393801" table:style-name="ce2">
            <text:p>60,39789877</text:p>
          </table:table-cell>
          <table:table-cell office:value-type="float" office:value="82.194178708464705" table:style-name="ce2">
            <text:p>82,19417871</text:p>
          </table:table-cell>
          <table:table-cell office:value-type="float" office:value="1267" table:style-name="ce2">
            <text:p>1267</text:p>
          </table:table-cell>
          <table:table-cell office:value-type="float" office:value="-55.163496561010099" table:style-name="ce2">
            <text:p>-55,16349656</text:p>
          </table:table-cell>
          <table:table-cell office:value-type="float" office:value="-40.331024193124598" table:style-name="ce2">
            <text:p>-40,33102419</text:p>
          </table:table-cell>
          <table:table-cell office:value-type="float" office:value="3.4475990348332899" table:style-name="ce2">
            <text:p>3,447599035</text:p>
          </table:table-cell>
          <table:table-cell office:value-type="float" office:value="-2.8811511899958502" table:style-name="ce2">
            <text:p>-2,88115119</text:p>
          </table:table-cell>
          <table:table-cell office:value-type="float" office:value="-18.980413937390296" table:formula="of:=[.G568]-[.B568]" table:style-name="ce2">
            <text:p>-18,98041394</text:p>
          </table:table-cell>
          <table:table-cell office:value-type="float" office:value="-43.185704060399416" table:formula="of:=[.H568]-[.C568]" table:style-name="ce2">
            <text:p>-43,18570406</text:p>
          </table:table-cell>
          <table:table-cell office:value-type="float" office:value="-56.950299731560513" table:formula="of:=[.I568]-[.D568]" table:style-name="ce2">
            <text:p>-56,95029973</text:p>
          </table:table-cell>
          <table:table-cell office:value-type="float" office:value="-85.075329898460552" table:formula="of:=[.J568]-[.E568]" table:style-name="ce2">
            <text:p>-85,0753299</text:p>
          </table:table-cell>
          <table:table-cell table:number-columns-repeated="16370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float" office:value="-70.845729156108703" table:style-name="ce2">
            <text:p>-70,84572916</text:p>
          </table:table-cell>
          <table:table-cell office:value-type="float" office:value="33.855593833762903" table:style-name="ce2">
            <text:p>33,85559383</text:p>
          </table:table-cell>
          <table:table-cell office:value-type="float" office:value="43.8772567262438" table:style-name="ce2">
            <text:p>43,87725673</text:p>
          </table:table-cell>
          <table:table-cell office:value-type="float" office:value="-19.551186056399999" table:style-name="ce2">
            <text:p>-19,55118606</text:p>
          </table:table-cell>
          <table:table-cell office:value-type="float" office:value="1268" table:style-name="ce2">
            <text:p>1268</text:p>
          </table:table-cell>
          <table:table-cell office:value-type="float" office:value="27.9328898064885" table:style-name="ce2">
            <text:p>27,93288981</text:p>
          </table:table-cell>
          <table:table-cell office:value-type="float" office:value="51.180893239742197" table:style-name="ce2">
            <text:p>51,18089324</text:p>
          </table:table-cell>
          <table:table-cell office:value-type="float" office:value="-0.48559232744932301" table:style-name="ce2">
            <text:p>-0,485592327</text:p>
          </table:table-cell>
          <table:table-cell office:value-type="float" office:value="21.4717085211023" table:style-name="ce2">
            <text:p>21,47170852</text:p>
          </table:table-cell>
          <table:table-cell office:value-type="float" office:value="98.778618962597207" table:formula="of:=[.G569]-[.B569]" table:style-name="ce2">
            <text:p>98,77861896</text:p>
          </table:table-cell>
          <table:table-cell office:value-type="float" office:value="17.325299405979294" table:formula="of:=[.H569]-[.C569]" table:style-name="ce2">
            <text:p>17,32529941</text:p>
          </table:table-cell>
          <table:table-cell office:value-type="float" office:value="-44.362849053693125" table:formula="of:=[.I569]-[.D569]" table:style-name="ce2">
            <text:p>-44,36284905</text:p>
          </table:table-cell>
          <table:table-cell office:value-type="float" office:value="41.022894577502299" table:formula="of:=[.J569]-[.E569]" table:style-name="ce2">
            <text:p>41,02289458</text:p>
          </table:table-cell>
          <table:table-cell table:number-columns-repeated="16370"/>
        </table:table-row>
        <table:table-row table:style-name="ro1">
          <table:table-cell office:value-type="float" office:value="569" table:style-name="ce2">
            <text:p>569</text:p>
          </table:table-cell>
          <table:table-cell office:value-type="float" office:value="59.117878807351502" table:style-name="ce2">
            <text:p>59,11787881</text:p>
          </table:table-cell>
          <table:table-cell office:value-type="float" office:value="52.111690709446698" table:style-name="ce2">
            <text:p>52,11169071</text:p>
          </table:table-cell>
          <table:table-cell office:value-type="float" office:value="73.558963625931" table:style-name="ce2">
            <text:p>73,55896363</text:p>
          </table:table-cell>
          <table:table-cell office:value-type="float" office:value="53.366638595570699" table:style-name="ce2">
            <text:p>53,3666386</text:p>
          </table:table-cell>
          <table:table-cell office:value-type="float" office:value="1269" table:style-name="ce2">
            <text:p>1269</text:p>
          </table:table-cell>
          <table:table-cell office:value-type="float" office:value="53.962463060835297" table:style-name="ce2">
            <text:p>53,96246306</text:p>
          </table:table-cell>
          <table:table-cell office:value-type="float" office:value="43.079032338950498" table:style-name="ce2">
            <text:p>43,07903234</text:p>
          </table:table-cell>
          <table:table-cell office:value-type="float" office:value="70.074072826907198" table:style-name="ce2">
            <text:p>70,07407283</text:p>
          </table:table-cell>
          <table:table-cell office:value-type="float" office:value="88.993720378701994" table:style-name="ce2">
            <text:p>88,99372038</text:p>
          </table:table-cell>
          <table:table-cell office:value-type="float" office:value="-5.1554157465162049" table:formula="of:=[.G570]-[.B570]" table:style-name="ce2">
            <text:p>-5,155415747</text:p>
          </table:table-cell>
          <table:table-cell office:value-type="float" office:value="-9.0326583704962005" table:formula="of:=[.H570]-[.C570]" table:style-name="ce2">
            <text:p>-9,03265837</text:p>
          </table:table-cell>
          <table:table-cell office:value-type="float" office:value="-3.4848907990238018" table:formula="of:=[.I570]-[.D570]" table:style-name="ce2">
            <text:p>-3,484890799</text:p>
          </table:table-cell>
          <table:table-cell office:value-type="float" office:value="35.627081783131295" table:formula="of:=[.J570]-[.E570]" table:style-name="ce2">
            <text:p>35,62708178</text:p>
          </table:table-cell>
          <table:table-cell table:number-columns-repeated="16370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float" office:value="-29.386932113530801" table:style-name="ce2">
            <text:p>-29,38693211</text:p>
          </table:table-cell>
          <table:table-cell office:value-type="float" office:value="45.612878365299402" table:style-name="ce2">
            <text:p>45,61287837</text:p>
          </table:table-cell>
          <table:table-cell office:value-type="float" office:value="54.752499603054702" table:style-name="ce2">
            <text:p>54,7524996</text:p>
          </table:table-cell>
          <table:table-cell office:value-type="float" office:value="-42.394746509564598" table:style-name="ce2">
            <text:p>-42,39474651</text:p>
          </table:table-cell>
          <table:table-cell office:value-type="float" office:value="1270" table:style-name="ce2">
            <text:p>1270</text:p>
          </table:table-cell>
          <table:table-cell office:value-type="float" office:value="43.275221249071897" table:style-name="ce2">
            <text:p>43,27522125</text:p>
          </table:table-cell>
          <table:table-cell office:value-type="float" office:value="-33.536250684818803" table:style-name="ce2">
            <text:p>-33,53625068</text:p>
          </table:table-cell>
          <table:table-cell office:value-type="float" office:value="67.005474355113193" table:style-name="ce2">
            <text:p>67,00547436</text:p>
          </table:table-cell>
          <table:table-cell office:value-type="float" office:value="-2.74294602911209" table:style-name="ce2">
            <text:p>-2,742946029</text:p>
          </table:table-cell>
          <table:table-cell office:value-type="float" office:value="72.662153362602695" table:formula="of:=[.G571]-[.B571]" table:style-name="ce2">
            <text:p>72,66215336</text:p>
          </table:table-cell>
          <table:table-cell office:value-type="float" office:value="-79.149129050118205" table:formula="of:=[.H571]-[.C571]" table:style-name="ce2">
            <text:p>-79,14912905</text:p>
          </table:table-cell>
          <table:table-cell office:value-type="float" office:value="12.252974752058492" table:formula="of:=[.I571]-[.D571]" table:style-name="ce2">
            <text:p>12,25297475</text:p>
          </table:table-cell>
          <table:table-cell office:value-type="float" office:value="39.651800480452508" table:formula="of:=[.J571]-[.E571]" table:style-name="ce2">
            <text:p>39,65180048</text:p>
          </table:table-cell>
          <table:table-cell table:number-columns-repeated="16370"/>
        </table:table-row>
        <table:table-row table:style-name="ro1">
          <table:table-cell office:value-type="float" office:value="571" table:style-name="ce2">
            <text:p>571</text:p>
          </table:table-cell>
          <table:table-cell office:value-type="float" office:value="-19.902602931369" table:style-name="ce2">
            <text:p>-19,90260293</text:p>
          </table:table-cell>
          <table:table-cell office:value-type="float" office:value="11.387212622352299" table:style-name="ce2">
            <text:p>11,38721262</text:p>
          </table:table-cell>
          <table:table-cell office:value-type="float" office:value="-35.055747316921298" table:style-name="ce2">
            <text:p>-35,05574732</text:p>
          </table:table-cell>
          <table:table-cell office:value-type="float" office:value="48.431058064650202" table:style-name="ce2">
            <text:p>48,43105806</text:p>
          </table:table-cell>
          <table:table-cell office:value-type="float" office:value="1271" table:style-name="ce2">
            <text:p>1271</text:p>
          </table:table-cell>
          <table:table-cell office:value-type="float" office:value="-61.608906653769097" table:style-name="ce2">
            <text:p>-61,60890665</text:p>
          </table:table-cell>
          <table:table-cell office:value-type="float" office:value="-30.4368630434019" table:style-name="ce2">
            <text:p>-30,43686304</text:p>
          </table:table-cell>
          <table:table-cell office:value-type="float" office:value="28.703999200097002" table:style-name="ce2">
            <text:p>28,7039992</text:p>
          </table:table-cell>
          <table:table-cell office:value-type="float" office:value="11.265919807065799" table:style-name="ce2">
            <text:p>11,26591981</text:p>
          </table:table-cell>
          <table:table-cell office:value-type="float" office:value="-41.706303722400094" table:formula="of:=[.G572]-[.B572]" table:style-name="ce2">
            <text:p>-41,70630372</text:p>
          </table:table-cell>
          <table:table-cell office:value-type="float" office:value="-41.824075665754201" table:formula="of:=[.H572]-[.C572]" table:style-name="ce2">
            <text:p>-41,82407567</text:p>
          </table:table-cell>
          <table:table-cell office:value-type="float" office:value="63.7597465170183" table:formula="of:=[.I572]-[.D572]" table:style-name="ce2">
            <text:p>63,75974652</text:p>
          </table:table-cell>
          <table:table-cell office:value-type="float" office:value="-37.165138257584402" table:formula="of:=[.J572]-[.E572]" table:style-name="ce2">
            <text:p>-37,16513826</text:p>
          </table:table-cell>
          <table:table-cell table:number-columns-repeated="16370"/>
        </table:table-row>
        <table:table-row table:style-name="ro1">
          <table:table-cell office:value-type="float" office:value="572" table:style-name="ce2">
            <text:p>572</text:p>
          </table:table-cell>
          <table:table-cell office:value-type="float" office:value="63.569338189377099" table:style-name="ce2">
            <text:p>63,56933819</text:p>
          </table:table-cell>
          <table:table-cell office:value-type="float" office:value="82.780036304418601" table:style-name="ce2">
            <text:p>82,7800363</text:p>
          </table:table-cell>
          <table:table-cell office:value-type="float" office:value="46.928116334364297" table:style-name="ce2">
            <text:p>46,92811633</text:p>
          </table:table-cell>
          <table:table-cell office:value-type="float" office:value="48.908443128381499" table:style-name="ce2">
            <text:p>48,90844313</text:p>
          </table:table-cell>
          <table:table-cell office:value-type="float" office:value="1272" table:style-name="ce2">
            <text:p>1272</text:p>
          </table:table-cell>
          <table:table-cell office:value-type="float" office:value="-34.337841190640603" table:style-name="ce2">
            <text:p>-34,33784119</text:p>
          </table:table-cell>
          <table:table-cell office:value-type="float" office:value="-59.849939924129998" table:style-name="ce2">
            <text:p>-59,84993992</text:p>
          </table:table-cell>
          <table:table-cell office:value-type="float" office:value="73.207442916937097" table:style-name="ce2">
            <text:p>73,20744292</text:p>
          </table:table-cell>
          <table:table-cell office:value-type="float" office:value="-8.2526061385737695" table:style-name="ce2">
            <text:p>-8,252606139</text:p>
          </table:table-cell>
          <table:table-cell office:value-type="float" office:value="-97.907179380017709" table:formula="of:=[.G573]-[.B573]" table:style-name="ce2">
            <text:p>-97,90717938</text:p>
          </table:table-cell>
          <table:table-cell office:value-type="float" office:value="-142.6299762285486" table:formula="of:=[.H573]-[.C573]" table:style-name="ce2">
            <text:p>-142,6299762</text:p>
          </table:table-cell>
          <table:table-cell office:value-type="float" office:value="26.2793265825728" table:formula="of:=[.I573]-[.D573]" table:style-name="ce2">
            <text:p>26,27932658</text:p>
          </table:table-cell>
          <table:table-cell office:value-type="float" office:value="-57.161049266955267" table:formula="of:=[.J573]-[.E573]" table:style-name="ce2">
            <text:p>-57,16104927</text:p>
          </table:table-cell>
          <table:table-cell table:number-columns-repeated="16370"/>
        </table:table-row>
        <table:table-row table:style-name="ro1">
          <table:table-cell office:value-type="float" office:value="573" table:style-name="ce2">
            <text:p>573</text:p>
          </table:table-cell>
          <table:table-cell office:value-type="float" office:value="-25.893575046167101" table:style-name="ce2">
            <text:p>-25,89357505</text:p>
          </table:table-cell>
          <table:table-cell office:value-type="float" office:value="-8.59064927445087" table:style-name="ce2">
            <text:p>-8,590649274</text:p>
          </table:table-cell>
          <table:table-cell office:value-type="float" office:value="-19.6068264584807" table:style-name="ce2">
            <text:p>-19,60682646</text:p>
          </table:table-cell>
          <table:table-cell office:value-type="float" office:value="19.006922477733902" table:style-name="ce2">
            <text:p>19,00692248</text:p>
          </table:table-cell>
          <table:table-cell office:value-type="float" office:value="1273" table:style-name="ce2">
            <text:p>1273</text:p>
          </table:table-cell>
          <table:table-cell office:value-type="float" office:value="-45.471503957351104" table:style-name="ce2">
            <text:p>-45,47150396</text:p>
          </table:table-cell>
          <table:table-cell office:value-type="float" office:value="37.349968092080097" table:style-name="ce2">
            <text:p>37,34996809</text:p>
          </table:table-cell>
          <table:table-cell office:value-type="float" office:value="42.361646247967798" table:style-name="ce2">
            <text:p>42,36164625</text:p>
          </table:table-cell>
          <table:table-cell office:value-type="float" office:value="-25.391555534038499" table:style-name="ce2">
            <text:p>-25,39155553</text:p>
          </table:table-cell>
          <table:table-cell office:value-type="float" office:value="-19.577928911184003" table:formula="of:=[.G574]-[.B574]" table:style-name="ce2">
            <text:p>-19,57792891</text:p>
          </table:table-cell>
          <table:table-cell office:value-type="float" office:value="45.940617366530965" table:formula="of:=[.H574]-[.C574]" table:style-name="ce2">
            <text:p>45,94061737</text:p>
          </table:table-cell>
          <table:table-cell office:value-type="float" office:value="61.968472706448495" table:formula="of:=[.I574]-[.D574]" table:style-name="ce2">
            <text:p>61,96847271</text:p>
          </table:table-cell>
          <table:table-cell office:value-type="float" office:value="-44.398478011772397" table:formula="of:=[.J574]-[.E574]" table:style-name="ce2">
            <text:p>-44,39847801</text:p>
          </table:table-cell>
          <table:table-cell table:number-columns-repeated="16370"/>
        </table:table-row>
        <table:table-row table:style-name="ro1">
          <table:table-cell office:value-type="float" office:value="574" table:style-name="ce2">
            <text:p>574</text:p>
          </table:table-cell>
          <table:table-cell office:value-type="float" office:value="-83.614226768360993" table:style-name="ce2">
            <text:p>-83,61422677</text:p>
          </table:table-cell>
          <table:table-cell office:value-type="float" office:value="-83.3947236997424" table:style-name="ce2">
            <text:p>-83,3947237</text:p>
          </table:table-cell>
          <table:table-cell office:value-type="float" office:value="-3.4304273765563802" table:style-name="ce2">
            <text:p>-3,430427377</text:p>
          </table:table-cell>
          <table:table-cell office:value-type="float" office:value="-0.113024778449467" table:style-name="ce2">
            <text:p>-0,113024778</text:p>
          </table:table-cell>
          <table:table-cell office:value-type="float" office:value="1274" table:style-name="ce2">
            <text:p>1274</text:p>
          </table:table-cell>
          <table:table-cell office:value-type="float" office:value="-77.717272413287702" table:style-name="ce2">
            <text:p>-77,71727241</text:p>
          </table:table-cell>
          <table:table-cell office:value-type="float" office:value="-22.997519030173201" table:style-name="ce2">
            <text:p>-22,99751903</text:p>
          </table:table-cell>
          <table:table-cell office:value-type="float" office:value="-2.3764024398230998" table:style-name="ce2">
            <text:p>-2,37640244</text:p>
          </table:table-cell>
          <table:table-cell office:value-type="float" office:value="-17.217975260375901" table:style-name="ce2">
            <text:p>-17,21797526</text:p>
          </table:table-cell>
          <table:table-cell office:value-type="float" office:value="5.8969543550732908" table:formula="of:=[.G575]-[.B575]" table:style-name="ce2">
            <text:p>5,896954355</text:p>
          </table:table-cell>
          <table:table-cell office:value-type="float" office:value="60.397204669569199" table:formula="of:=[.H575]-[.C575]" table:style-name="ce2">
            <text:p>60,39720467</text:p>
          </table:table-cell>
          <table:table-cell office:value-type="float" office:value="1.0540249367332803" table:formula="of:=[.I575]-[.D575]" table:style-name="ce2">
            <text:p>1,054024937</text:p>
          </table:table-cell>
          <table:table-cell office:value-type="float" office:value="-17.104950481926434" table:formula="of:=[.J575]-[.E575]" table:style-name="ce2">
            <text:p>-17,10495048</text:p>
          </table:table-cell>
          <table:table-cell table:number-columns-repeated="16370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float" office:value="-35.952930683211797" table:style-name="ce2">
            <text:p>-35,95293068</text:p>
          </table:table-cell>
          <table:table-cell office:value-type="float" office:value="37.848902493636501" table:style-name="ce2">
            <text:p>37,84890249</text:p>
          </table:table-cell>
          <table:table-cell office:value-type="float" office:value="56.907925807033799" table:style-name="ce2">
            <text:p>56,90792581</text:p>
          </table:table-cell>
          <table:table-cell office:value-type="float" office:value="-18.765829655650101" table:style-name="ce2">
            <text:p>-18,76582966</text:p>
          </table:table-cell>
          <table:table-cell office:value-type="float" office:value="1275" table:style-name="ce2">
            <text:p>1275</text:p>
          </table:table-cell>
          <table:table-cell office:value-type="float" office:value="45.059713945337101" table:style-name="ce2">
            <text:p>45,05971395</text:p>
          </table:table-cell>
          <table:table-cell office:value-type="float" office:value="70.942330585262994" table:style-name="ce2">
            <text:p>70,94233059</text:p>
          </table:table-cell>
          <table:table-cell office:value-type="float" office:value="64.319649699618495" table:style-name="ce2">
            <text:p>64,3196497</text:p>
          </table:table-cell>
          <table:table-cell office:value-type="float" office:value="-16.086974983572802" table:style-name="ce2">
            <text:p>-16,08697498</text:p>
          </table:table-cell>
          <table:table-cell office:value-type="float" office:value="81.012644628548898" table:formula="of:=[.G576]-[.B576]" table:style-name="ce2">
            <text:p>81,01264463</text:p>
          </table:table-cell>
          <table:table-cell office:value-type="float" office:value="33.093428091626492" table:formula="of:=[.H576]-[.C576]" table:style-name="ce2">
            <text:p>33,09342809</text:p>
          </table:table-cell>
          <table:table-cell office:value-type="float" office:value="7.4117238925846962" table:formula="of:=[.I576]-[.D576]" table:style-name="ce2">
            <text:p>7,411723893</text:p>
          </table:table-cell>
          <table:table-cell office:value-type="float" office:value="2.6788546720772999" table:formula="of:=[.J576]-[.E576]" table:style-name="ce2">
            <text:p>2,678854672</text:p>
          </table:table-cell>
          <table:table-cell table:number-columns-repeated="16370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float" office:value="-55.157472962643403" table:style-name="ce2">
            <text:p>-55,15747296</text:p>
          </table:table-cell>
          <table:table-cell office:value-type="float" office:value="-23.231947026900301" table:style-name="ce2">
            <text:p>-23,23194703</text:p>
          </table:table-cell>
          <table:table-cell office:value-type="float" office:value="-39.099016770007402" table:style-name="ce2">
            <text:p>-39,09901677</text:p>
          </table:table-cell>
          <table:table-cell office:value-type="float" office:value="-10.223076766682601" table:style-name="ce2">
            <text:p>-10,22307677</text:p>
          </table:table-cell>
          <table:table-cell office:value-type="float" office:value="1276" table:style-name="ce2">
            <text:p>1276</text:p>
          </table:table-cell>
          <table:table-cell office:value-type="float" office:value="-76.285587774819703" table:style-name="ce2">
            <text:p>-76,28558777</text:p>
          </table:table-cell>
          <table:table-cell office:value-type="float" office:value="58.4871849890799" table:style-name="ce2">
            <text:p>58,48718499</text:p>
          </table:table-cell>
          <table:table-cell office:value-type="float" office:value="21.864419416818301" table:style-name="ce2">
            <text:p>21,86441942</text:p>
          </table:table-cell>
          <table:table-cell office:value-type="float" office:value="2.8446318269476798" table:style-name="ce2">
            <text:p>2,844631827</text:p>
          </table:table-cell>
          <table:table-cell office:value-type="float" office:value="-21.1281148121763" table:formula="of:=[.G577]-[.B577]" table:style-name="ce2">
            <text:p>-21,12811481</text:p>
          </table:table-cell>
          <table:table-cell office:value-type="float" office:value="81.719132015980193" table:formula="of:=[.H577]-[.C577]" table:style-name="ce2">
            <text:p>81,71913202</text:p>
          </table:table-cell>
          <table:table-cell office:value-type="float" office:value="60.963436186825703" table:formula="of:=[.I577]-[.D577]" table:style-name="ce2">
            <text:p>60,96343619</text:p>
          </table:table-cell>
          <table:table-cell office:value-type="float" office:value="13.067708593630281" table:formula="of:=[.J577]-[.E577]" table:style-name="ce2">
            <text:p>13,06770859</text:p>
          </table:table-cell>
          <table:table-cell table:number-columns-repeated="16370"/>
        </table:table-row>
        <table:table-row table:style-name="ro1">
          <table:table-cell office:value-type="float" office:value="577" table:style-name="ce2">
            <text:p>577</text:p>
          </table:table-cell>
          <table:table-cell office:value-type="float" office:value="9.3585427772271501" table:style-name="ce2">
            <text:p>9,358542777</text:p>
          </table:table-cell>
          <table:table-cell office:value-type="float" office:value="17.441177497551401" table:style-name="ce2">
            <text:p>17,4411775</text:p>
          </table:table-cell>
          <table:table-cell office:value-type="float" office:value="-0.878459042224499" table:style-name="ce2">
            <text:p>-0,878459042</text:p>
          </table:table-cell>
          <table:table-cell office:value-type="float" office:value="5.8980692453227999" table:style-name="ce2">
            <text:p>5,898069245</text:p>
          </table:table-cell>
          <table:table-cell office:value-type="float" office:value="1277" table:style-name="ce2">
            <text:p>1277</text:p>
          </table:table-cell>
          <table:table-cell office:value-type="float" office:value="9.3441729518379901" table:style-name="ce2">
            <text:p>9,344172952</text:p>
          </table:table-cell>
          <table:table-cell office:value-type="float" office:value="-21.5268840367238" table:style-name="ce2">
            <text:p>-21,52688404</text:p>
          </table:table-cell>
          <table:table-cell office:value-type="float" office:value="15.125579790994401" table:style-name="ce2">
            <text:p>15,12557979</text:p>
          </table:table-cell>
          <table:table-cell office:value-type="float" office:value="85.728033553443197" table:style-name="ce2">
            <text:p>85,72803355</text:p>
          </table:table-cell>
          <table:table-cell office:value-type="float" office:value="-1.4369825389159985E-2" table:formula="of:=[.G578]-[.B578]" table:style-name="ce2">
            <text:p>-0,014369825</text:p>
          </table:table-cell>
          <table:table-cell office:value-type="float" office:value="-38.968061534275201" table:formula="of:=[.H578]-[.C578]" table:style-name="ce2">
            <text:p>-38,96806153</text:p>
          </table:table-cell>
          <table:table-cell office:value-type="float" office:value="16.0040388332189" table:formula="of:=[.I578]-[.D578]" table:style-name="ce2">
            <text:p>16,00403883</text:p>
          </table:table-cell>
          <table:table-cell office:value-type="float" office:value="79.829964308120395" table:formula="of:=[.J578]-[.E578]" table:style-name="ce2">
            <text:p>79,82996431</text:p>
          </table:table-cell>
          <table:table-cell table:number-columns-repeated="16370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float" office:value="19.820999492066601" table:style-name="ce2">
            <text:p>19,82099949</text:p>
          </table:table-cell>
          <table:table-cell office:value-type="float" office:value="-82.697974959322096" table:style-name="ce2">
            <text:p>-82,69797496</text:p>
          </table:table-cell>
          <table:table-cell office:value-type="float" office:value="15.784234697744999" table:style-name="ce2">
            <text:p>15,7842347</text:p>
          </table:table-cell>
          <table:table-cell office:value-type="float" office:value="60.644799088867899" table:style-name="ce2">
            <text:p>60,64479909</text:p>
          </table:table-cell>
          <table:table-cell office:value-type="float" office:value="1278" table:style-name="ce2">
            <text:p>1278</text:p>
          </table:table-cell>
          <table:table-cell office:value-type="float" office:value="-20.5077697553644" table:style-name="ce2">
            <text:p>-20,50776976</text:p>
          </table:table-cell>
          <table:table-cell office:value-type="float" office:value="35.530390513121098" table:style-name="ce2">
            <text:p>35,53039051</text:p>
          </table:table-cell>
          <table:table-cell office:value-type="float" office:value="-2.6317524935000902" table:style-name="ce2">
            <text:p>-2,631752494</text:p>
          </table:table-cell>
          <table:table-cell office:value-type="float" office:value="3.3317447152054802" table:style-name="ce2">
            <text:p>3,331744715</text:p>
          </table:table-cell>
          <table:table-cell office:value-type="float" office:value="-40.328769247430998" table:formula="of:=[.G579]-[.B579]" table:style-name="ce2">
            <text:p>-40,32876925</text:p>
          </table:table-cell>
          <table:table-cell office:value-type="float" office:value="118.22836547244319" table:formula="of:=[.H579]-[.C579]" table:style-name="ce2">
            <text:p>118,2283655</text:p>
          </table:table-cell>
          <table:table-cell office:value-type="float" office:value="-18.41598719124509" table:formula="of:=[.I579]-[.D579]" table:style-name="ce2">
            <text:p>-18,41598719</text:p>
          </table:table-cell>
          <table:table-cell office:value-type="float" office:value="-57.313054373662418" table:formula="of:=[.J579]-[.E579]" table:style-name="ce2">
            <text:p>-57,31305437</text:p>
          </table:table-cell>
          <table:table-cell table:number-columns-repeated="16370"/>
        </table:table-row>
        <table:table-row table:style-name="ro1">
          <table:table-cell office:value-type="float" office:value="579" table:style-name="ce2">
            <text:p>579</text:p>
          </table:table-cell>
          <table:table-cell office:value-type="float" office:value="-45.6768768874241" table:style-name="ce2">
            <text:p>-45,67687689</text:p>
          </table:table-cell>
          <table:table-cell office:value-type="float" office:value="-25.551151478201401" table:style-name="ce2">
            <text:p>-25,55115148</text:p>
          </table:table-cell>
          <table:table-cell office:value-type="float" office:value="-55.994179642353998" table:style-name="ce2">
            <text:p>-55,99417964</text:p>
          </table:table-cell>
          <table:table-cell office:value-type="float" office:value="-15.9897099395255" table:style-name="ce2">
            <text:p>-15,98970994</text:p>
          </table:table-cell>
          <table:table-cell office:value-type="float" office:value="1279" table:style-name="ce2">
            <text:p>1279</text:p>
          </table:table-cell>
          <table:table-cell office:value-type="float" office:value="-59.750755130455197" table:style-name="ce2">
            <text:p>-59,75075513</text:p>
          </table:table-cell>
          <table:table-cell office:value-type="float" office:value="-22.2710330857158" table:style-name="ce2">
            <text:p>-22,27103309</text:p>
          </table:table-cell>
          <table:table-cell office:value-type="float" office:value="-67.418954773334505" table:style-name="ce2">
            <text:p>-67,41895477</text:p>
          </table:table-cell>
          <table:table-cell office:value-type="float" office:value="-86.075546170759594" table:style-name="ce2">
            <text:p>-86,07554617</text:p>
          </table:table-cell>
          <table:table-cell office:value-type="float" office:value="-14.073878243031096" table:formula="of:=[.G580]-[.B580]" table:style-name="ce2">
            <text:p>-14,07387824</text:p>
          </table:table-cell>
          <table:table-cell office:value-type="float" office:value="3.2801183924856012" table:formula="of:=[.H580]-[.C580]" table:style-name="ce2">
            <text:p>3,280118392</text:p>
          </table:table-cell>
          <table:table-cell office:value-type="float" office:value="-11.424775130980507" table:formula="of:=[.I580]-[.D580]" table:style-name="ce2">
            <text:p>-11,42477513</text:p>
          </table:table-cell>
          <table:table-cell office:value-type="float" office:value="-70.085836231234097" table:formula="of:=[.J580]-[.E580]" table:style-name="ce2">
            <text:p>-70,08583623</text:p>
          </table:table-cell>
          <table:table-cell table:number-columns-repeated="16370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float" office:value="60.174099580114401" table:style-name="ce2">
            <text:p>60,17409958</text:p>
          </table:table-cell>
          <table:table-cell office:value-type="float" office:value="-52.150496525514299" table:style-name="ce2">
            <text:p>-52,15049653</text:p>
          </table:table-cell>
          <table:table-cell office:value-type="float" office:value="-10.487090669855499" table:style-name="ce2">
            <text:p>-10,48709067</text:p>
          </table:table-cell>
          <table:table-cell office:value-type="float" office:value="-44.428542546205101" table:style-name="ce2">
            <text:p>-44,42854255</text:p>
          </table:table-cell>
          <table:table-cell office:value-type="float" office:value="1280" table:style-name="ce2">
            <text:p>1280</text:p>
          </table:table-cell>
          <table:table-cell office:value-type="float" office:value="-8.2156182718681894" table:style-name="ce2">
            <text:p>-8,215618272</text:p>
          </table:table-cell>
          <table:table-cell office:value-type="float" office:value="5.3740760621192196" table:style-name="ce2">
            <text:p>5,374076062</text:p>
          </table:table-cell>
          <table:table-cell office:value-type="float" office:value="-54.518653300595602" table:style-name="ce2">
            <text:p>-54,5186533</text:p>
          </table:table-cell>
          <table:table-cell office:value-type="float" office:value="-6.7227166652602399" table:style-name="ce2">
            <text:p>-6,722716665</text:p>
          </table:table-cell>
          <table:table-cell office:value-type="float" office:value="-68.389717851982596" table:formula="of:=[.G581]-[.B581]" table:style-name="ce2">
            <text:p>-68,38971785</text:p>
          </table:table-cell>
          <table:table-cell office:value-type="float" office:value="57.524572587633521" table:formula="of:=[.H581]-[.C581]" table:style-name="ce2">
            <text:p>57,52457259</text:p>
          </table:table-cell>
          <table:table-cell office:value-type="float" office:value="-44.031562630740105" table:formula="of:=[.I581]-[.D581]" table:style-name="ce2">
            <text:p>-44,03156263</text:p>
          </table:table-cell>
          <table:table-cell office:value-type="float" office:value="37.705825880944857" table:formula="of:=[.J581]-[.E581]" table:style-name="ce2">
            <text:p>37,70582588</text:p>
          </table:table-cell>
          <table:table-cell table:number-columns-repeated="16370"/>
        </table:table-row>
        <table:table-row table:style-name="ro1">
          <table:table-cell office:value-type="float" office:value="581" table:style-name="ce2">
            <text:p>581</text:p>
          </table:table-cell>
          <table:table-cell office:value-type="float" office:value="35.234579186136202" table:style-name="ce2">
            <text:p>35,23457919</text:p>
          </table:table-cell>
          <table:table-cell office:value-type="float" office:value="8.5835807264011699" table:style-name="ce2">
            <text:p>8,583580726</text:p>
          </table:table-cell>
          <table:table-cell office:value-type="float" office:value="9.2024260032186298" table:style-name="ce2">
            <text:p>9,202426003</text:p>
          </table:table-cell>
          <table:table-cell office:value-type="float" office:value="55.520046699720702" table:style-name="ce2">
            <text:p>55,5200467</text:p>
          </table:table-cell>
          <table:table-cell office:value-type="float" office:value="1281" table:style-name="ce2">
            <text:p>1281</text:p>
          </table:table-cell>
          <table:table-cell office:value-type="float" office:value="-66.121920574882395" table:style-name="ce2">
            <text:p>-66,12192057</text:p>
          </table:table-cell>
          <table:table-cell office:value-type="float" office:value="-36.515670294979799" table:style-name="ce2">
            <text:p>-36,51567029</text:p>
          </table:table-cell>
          <table:table-cell office:value-type="float" office:value="75.177556152189794" table:style-name="ce2">
            <text:p>75,17755615</text:p>
          </table:table-cell>
          <table:table-cell office:value-type="float" office:value="60.649348603023498" table:style-name="ce2">
            <text:p>60,6493486</text:p>
          </table:table-cell>
          <table:table-cell office:value-type="float" office:value="-101.3564997610186" table:formula="of:=[.G582]-[.B582]" table:style-name="ce2">
            <text:p>-101,3564998</text:p>
          </table:table-cell>
          <table:table-cell office:value-type="float" office:value="-45.099251021380965" table:formula="of:=[.H582]-[.C582]" table:style-name="ce2">
            <text:p>-45,09925102</text:p>
          </table:table-cell>
          <table:table-cell office:value-type="float" office:value="65.975130148971161" table:formula="of:=[.I582]-[.D582]" table:style-name="ce2">
            <text:p>65,97513015</text:p>
          </table:table-cell>
          <table:table-cell office:value-type="float" office:value="5.129301903302796" table:formula="of:=[.J582]-[.E582]" table:style-name="ce2">
            <text:p>5,129301903</text:p>
          </table:table-cell>
          <table:table-cell table:number-columns-repeated="16370"/>
        </table:table-row>
        <table:table-row table:style-name="ro1">
          <table:table-cell office:value-type="float" office:value="582" table:style-name="ce2">
            <text:p>582</text:p>
          </table:table-cell>
          <table:table-cell office:value-type="float" office:value="-20.820461258153301" table:style-name="ce2">
            <text:p>-20,82046126</text:p>
          </table:table-cell>
          <table:table-cell office:value-type="float" office:value="-66.273707467824906" table:style-name="ce2">
            <text:p>-66,27370747</text:p>
          </table:table-cell>
          <table:table-cell office:value-type="float" office:value="20.973725298338099" table:style-name="ce2">
            <text:p>20,9737253</text:p>
          </table:table-cell>
          <table:table-cell office:value-type="float" office:value="81.537817914545698" table:style-name="ce2">
            <text:p>81,53781791</text:p>
          </table:table-cell>
          <table:table-cell office:value-type="float" office:value="1282" table:style-name="ce2">
            <text:p>1282</text:p>
          </table:table-cell>
          <table:table-cell office:value-type="float" office:value="78.758621436291506" table:style-name="ce2">
            <text:p>78,75862144</text:p>
          </table:table-cell>
          <table:table-cell office:value-type="float" office:value="-74.202616591575804" table:style-name="ce2">
            <text:p>-74,20261659</text:p>
          </table:table-cell>
          <table:table-cell office:value-type="float" office:value="14.677106464441" table:style-name="ce2">
            <text:p>14,67710646</text:p>
          </table:table-cell>
          <table:table-cell office:value-type="float" office:value="-31.844282202822299" table:style-name="ce2">
            <text:p>-31,8442822</text:p>
          </table:table-cell>
          <table:table-cell office:value-type="float" office:value="99.579082694444807" table:formula="of:=[.G583]-[.B583]" table:style-name="ce2">
            <text:p>99,57908269</text:p>
          </table:table-cell>
          <table:table-cell office:value-type="float" office:value="-7.9289091237508984" table:formula="of:=[.H583]-[.C583]" table:style-name="ce2">
            <text:p>-7,928909124</text:p>
          </table:table-cell>
          <table:table-cell office:value-type="float" office:value="-6.2966188338970994" table:formula="of:=[.I583]-[.D583]" table:style-name="ce2">
            <text:p>-6,296618834</text:p>
          </table:table-cell>
          <table:table-cell office:value-type="float" office:value="-113.382100117368" table:formula="of:=[.J583]-[.E583]" table:style-name="ce2">
            <text:p>-113,3821001</text:p>
          </table:table-cell>
          <table:table-cell table:number-columns-repeated="16370"/>
        </table:table-row>
        <table:table-row table:style-name="ro1">
          <table:table-cell office:value-type="float" office:value="583" table:style-name="ce2">
            <text:p>583</text:p>
          </table:table-cell>
          <table:table-cell office:value-type="float" office:value="-11.8168330392405" table:style-name="ce2">
            <text:p>-11,81683304</text:p>
          </table:table-cell>
          <table:table-cell office:value-type="float" office:value="-0.125823298171651" table:style-name="ce2">
            <text:p>-0,125823298</text:p>
          </table:table-cell>
          <table:table-cell office:value-type="float" office:value="50.360816571053299" table:style-name="ce2">
            <text:p>50,36081657</text:p>
          </table:table-cell>
          <table:table-cell office:value-type="float" office:value="-50.120153588173501" table:style-name="ce2">
            <text:p>-50,12015359</text:p>
          </table:table-cell>
          <table:table-cell office:value-type="float" office:value="1283" table:style-name="ce2">
            <text:p>1283</text:p>
          </table:table-cell>
          <table:table-cell office:value-type="float" office:value="16.012121654729" table:style-name="ce2">
            <text:p>16,01212165</text:p>
          </table:table-cell>
          <table:table-cell office:value-type="float" office:value="69.022907330653197" table:style-name="ce2">
            <text:p>69,02290733</text:p>
          </table:table-cell>
          <table:table-cell office:value-type="float" office:value="-7.1424103374883297" table:style-name="ce2">
            <text:p>-7,142410337</text:p>
          </table:table-cell>
          <table:table-cell office:value-type="float" office:value="-26.166457623510698" table:style-name="ce2">
            <text:p>-26,16645762</text:p>
          </table:table-cell>
          <table:table-cell office:value-type="float" office:value="27.8289546939695" table:formula="of:=[.G584]-[.B584]" table:style-name="ce2">
            <text:p>27,82895469</text:p>
          </table:table-cell>
          <table:table-cell office:value-type="float" office:value="69.14873062882485" table:formula="of:=[.H584]-[.C584]" table:style-name="ce2">
            <text:p>69,14873063</text:p>
          </table:table-cell>
          <table:table-cell office:value-type="float" office:value="-57.503226908541627" table:formula="of:=[.I584]-[.D584]" table:style-name="ce2">
            <text:p>-57,50322691</text:p>
          </table:table-cell>
          <table:table-cell office:value-type="float" office:value="23.953695964662803" table:formula="of:=[.J584]-[.E584]" table:style-name="ce2">
            <text:p>23,95369596</text:p>
          </table:table-cell>
          <table:table-cell table:number-columns-repeated="16370"/>
        </table:table-row>
        <table:table-row table:style-name="ro1">
          <table:table-cell office:value-type="float" office:value="584" table:style-name="ce2">
            <text:p>584</text:p>
          </table:table-cell>
          <table:table-cell office:value-type="float" office:value="-30.057466890384699" table:style-name="ce2">
            <text:p>-30,05746689</text:p>
          </table:table-cell>
          <table:table-cell office:value-type="float" office:value="77.977799035089205" table:style-name="ce2">
            <text:p>77,97779904</text:p>
          </table:table-cell>
          <table:table-cell office:value-type="float" office:value="-61.083644566380997" table:style-name="ce2">
            <text:p>-61,08364457</text:p>
          </table:table-cell>
          <table:table-cell office:value-type="float" office:value="71.585429240443105" table:style-name="ce2">
            <text:p>71,58542924</text:p>
          </table:table-cell>
          <table:table-cell office:value-type="float" office:value="1284" table:style-name="ce2">
            <text:p>1284</text:p>
          </table:table-cell>
          <table:table-cell office:value-type="float" office:value="77.3940164477998" table:style-name="ce2">
            <text:p>77,39401645</text:p>
          </table:table-cell>
          <table:table-cell office:value-type="float" office:value="50.4436130895267" table:style-name="ce2">
            <text:p>50,44361309</text:p>
          </table:table-cell>
          <table:table-cell office:value-type="float" office:value="74.176063905777596" table:style-name="ce2">
            <text:p>74,17606391</text:p>
          </table:table-cell>
          <table:table-cell office:value-type="float" office:value="56.776877387550201" table:style-name="ce2">
            <text:p>56,77687739</text:p>
          </table:table-cell>
          <table:table-cell office:value-type="float" office:value="107.4514833381845" table:formula="of:=[.G585]-[.B585]" table:style-name="ce2">
            <text:p>107,4514833</text:p>
          </table:table-cell>
          <table:table-cell office:value-type="float" office:value="-27.534185945562506" table:formula="of:=[.H585]-[.C585]" table:style-name="ce2">
            <text:p>-27,53418595</text:p>
          </table:table-cell>
          <table:table-cell office:value-type="float" office:value="135.25970847215859" table:formula="of:=[.I585]-[.D585]" table:style-name="ce2">
            <text:p>135,2597085</text:p>
          </table:table-cell>
          <table:table-cell office:value-type="float" office:value="-14.808551852892904" table:formula="of:=[.J585]-[.E585]" table:style-name="ce2">
            <text:p>-14,80855185</text:p>
          </table:table-cell>
          <table:table-cell table:number-columns-repeated="16370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float" office:value="-35.649369018810702" table:style-name="ce2">
            <text:p>-35,64936902</text:p>
          </table:table-cell>
          <table:table-cell office:value-type="float" office:value="-19.469676778305399" table:style-name="ce2">
            <text:p>-19,46967678</text:p>
          </table:table-cell>
          <table:table-cell office:value-type="float" office:value="24.208757934751699" table:style-name="ce2">
            <text:p>24,20875793</text:p>
          </table:table-cell>
          <table:table-cell office:value-type="float" office:value="-76.234457837598299" table:style-name="ce2">
            <text:p>-76,23445784</text:p>
          </table:table-cell>
          <table:table-cell office:value-type="float" office:value="1285" table:style-name="ce2">
            <text:p>1285</text:p>
          </table:table-cell>
          <table:table-cell office:value-type="float" office:value="16.5613419826586" table:style-name="ce2">
            <text:p>16,56134198</text:p>
          </table:table-cell>
          <table:table-cell office:value-type="float" office:value="-43.781284650668397" table:style-name="ce2">
            <text:p>-43,78128465</text:p>
          </table:table-cell>
          <table:table-cell office:value-type="float" office:value="-45.306840761976702" table:style-name="ce2">
            <text:p>-45,30684076</text:p>
          </table:table-cell>
          <table:table-cell office:value-type="float" office:value="-20.3050841013441" table:style-name="ce2">
            <text:p>-20,3050841</text:p>
          </table:table-cell>
          <table:table-cell office:value-type="float" office:value="52.210711001469306" table:formula="of:=[.G586]-[.B586]" table:style-name="ce2">
            <text:p>52,210711</text:p>
          </table:table-cell>
          <table:table-cell office:value-type="float" office:value="-24.311607872362998" table:formula="of:=[.H586]-[.C586]" table:style-name="ce2">
            <text:p>-24,31160787</text:p>
          </table:table-cell>
          <table:table-cell office:value-type="float" office:value="-69.515598696728404" table:formula="of:=[.I586]-[.D586]" table:style-name="ce2">
            <text:p>-69,5155987</text:p>
          </table:table-cell>
          <table:table-cell office:value-type="float" office:value="55.929373736254199" table:formula="of:=[.J586]-[.E586]" table:style-name="ce2">
            <text:p>55,92937374</text:p>
          </table:table-cell>
          <table:table-cell table:number-columns-repeated="16370"/>
        </table:table-row>
        <table:table-row table:style-name="ro1">
          <table:table-cell office:value-type="float" office:value="586" table:style-name="ce2">
            <text:p>586</text:p>
          </table:table-cell>
          <table:table-cell office:value-type="float" office:value="1.31264690923434" table:style-name="ce2">
            <text:p>1,312646909</text:p>
          </table:table-cell>
          <table:table-cell office:value-type="float" office:value="-3.15968999529737" table:style-name="ce2">
            <text:p>-3,159689995</text:p>
          </table:table-cell>
          <table:table-cell office:value-type="float" office:value="44.692700746931301" table:style-name="ce2">
            <text:p>44,69270075</text:p>
          </table:table-cell>
          <table:table-cell office:value-type="float" office:value="54.441929901967399" table:style-name="ce2">
            <text:p>54,4419299</text:p>
          </table:table-cell>
          <table:table-cell office:value-type="float" office:value="1286" table:style-name="ce2">
            <text:p>1286</text:p>
          </table:table-cell>
          <table:table-cell office:value-type="float" office:value="-14.3080397957063" table:style-name="ce2">
            <text:p>-14,3080398</text:p>
          </table:table-cell>
          <table:table-cell office:value-type="float" office:value="6.4773692932504696" table:style-name="ce2">
            <text:p>6,477369293</text:p>
          </table:table-cell>
          <table:table-cell office:value-type="float" office:value="-61.650044059848398" table:style-name="ce2">
            <text:p>-61,65004406</text:p>
          </table:table-cell>
          <table:table-cell office:value-type="float" office:value="-39.114665432511899" table:style-name="ce2">
            <text:p>-39,11466543</text:p>
          </table:table-cell>
          <table:table-cell office:value-type="float" office:value="-15.62068670494064" table:formula="of:=[.G587]-[.B587]" table:style-name="ce2">
            <text:p>-15,6206867</text:p>
          </table:table-cell>
          <table:table-cell office:value-type="float" office:value="9.6370592885478388" table:formula="of:=[.H587]-[.C587]" table:style-name="ce2">
            <text:p>9,637059289</text:p>
          </table:table-cell>
          <table:table-cell office:value-type="float" office:value="-106.34274480677971" table:formula="of:=[.I587]-[.D587]" table:style-name="ce2">
            <text:p>-106,3427448</text:p>
          </table:table-cell>
          <table:table-cell office:value-type="float" office:value="-93.556595334479297" table:formula="of:=[.J587]-[.E587]" table:style-name="ce2">
            <text:p>-93,55659533</text:p>
          </table:table-cell>
          <table:table-cell table:number-columns-repeated="16370"/>
        </table:table-row>
        <table:table-row table:style-name="ro1">
          <table:table-cell office:value-type="float" office:value="587" table:style-name="ce2">
            <text:p>587</text:p>
          </table:table-cell>
          <table:table-cell office:value-type="float" office:value="44.572529667195099" table:style-name="ce2">
            <text:p>44,57252967</text:p>
          </table:table-cell>
          <table:table-cell office:value-type="float" office:value="69.479083767225006" table:style-name="ce2">
            <text:p>69,47908377</text:p>
          </table:table-cell>
          <table:table-cell office:value-type="float" office:value="61.527304772594903" table:style-name="ce2">
            <text:p>61,52730477</text:p>
          </table:table-cell>
          <table:table-cell office:value-type="float" office:value="14.378775191573901" table:style-name="ce2">
            <text:p>14,37877519</text:p>
          </table:table-cell>
          <table:table-cell office:value-type="float" office:value="1287" table:style-name="ce2">
            <text:p>1287</text:p>
          </table:table-cell>
          <table:table-cell office:value-type="float" office:value="52.723518365950298" table:style-name="ce2">
            <text:p>52,72351837</text:p>
          </table:table-cell>
          <table:table-cell office:value-type="float" office:value="-33.29030192199" table:style-name="ce2">
            <text:p>-33,29030192</text:p>
          </table:table-cell>
          <table:table-cell office:value-type="float" office:value="10.755693797116701" table:style-name="ce2">
            <text:p>10,7556938</text:p>
          </table:table-cell>
          <table:table-cell office:value-type="float" office:value="-40.637307322969598" table:style-name="ce2">
            <text:p>-40,63730732</text:p>
          </table:table-cell>
          <table:table-cell office:value-type="float" office:value="8.1509886987551994" table:formula="of:=[.G588]-[.B588]" table:style-name="ce2">
            <text:p>8,150988699</text:p>
          </table:table-cell>
          <table:table-cell office:value-type="float" office:value="-102.769385689215" table:formula="of:=[.H588]-[.C588]" table:style-name="ce2">
            <text:p>-102,7693857</text:p>
          </table:table-cell>
          <table:table-cell office:value-type="float" office:value="-50.771610975478204" table:formula="of:=[.I588]-[.D588]" table:style-name="ce2">
            <text:p>-50,77161098</text:p>
          </table:table-cell>
          <table:table-cell office:value-type="float" office:value="-55.016082514543498" table:formula="of:=[.J588]-[.E588]" table:style-name="ce2">
            <text:p>-55,01608251</text:p>
          </table:table-cell>
          <table:table-cell table:number-columns-repeated="16370"/>
        </table:table-row>
        <table:table-row table:style-name="ro1">
          <table:table-cell office:value-type="float" office:value="588" table:style-name="ce2">
            <text:p>588</text:p>
          </table:table-cell>
          <table:table-cell office:value-type="float" office:value="-60.336245653479601" table:style-name="ce2">
            <text:p>-60,33624565</text:p>
          </table:table-cell>
          <table:table-cell office:value-type="float" office:value="24.922105880604999" table:style-name="ce2">
            <text:p>24,92210588</text:p>
          </table:table-cell>
          <table:table-cell office:value-type="float" office:value="-69.306149368401194" table:style-name="ce2">
            <text:p>-69,30614937</text:p>
          </table:table-cell>
          <table:table-cell office:value-type="float" office:value="-7.1535724952375901" table:style-name="ce2">
            <text:p>-7,153572495</text:p>
          </table:table-cell>
          <table:table-cell office:value-type="float" office:value="1288" table:style-name="ce2">
            <text:p>1288</text:p>
          </table:table-cell>
          <table:table-cell office:value-type="float" office:value="61.465116524882497" table:style-name="ce2">
            <text:p>61,46511652</text:p>
          </table:table-cell>
          <table:table-cell office:value-type="float" office:value="-28.8450859161827" table:style-name="ce2">
            <text:p>-28,84508592</text:p>
          </table:table-cell>
          <table:table-cell office:value-type="float" office:value="-27.127871311397602" table:style-name="ce2">
            <text:p>-27,12787131</text:p>
          </table:table-cell>
          <table:table-cell office:value-type="float" office:value="10.3592154441064" table:style-name="ce2">
            <text:p>10,35921544</text:p>
          </table:table-cell>
          <table:table-cell office:value-type="float" office:value="121.8013621783621" table:formula="of:=[.G589]-[.B589]" table:style-name="ce2">
            <text:p>121,8013622</text:p>
          </table:table-cell>
          <table:table-cell office:value-type="float" office:value="-53.767191796787699" table:formula="of:=[.H589]-[.C589]" table:style-name="ce2">
            <text:p>-53,7671918</text:p>
          </table:table-cell>
          <table:table-cell office:value-type="float" office:value="42.178278057003595" table:formula="of:=[.I589]-[.D589]" table:style-name="ce2">
            <text:p>42,17827806</text:p>
          </table:table-cell>
          <table:table-cell office:value-type="float" office:value="17.51278793934399" table:formula="of:=[.J589]-[.E589]" table:style-name="ce2">
            <text:p>17,51278794</text:p>
          </table:table-cell>
          <table:table-cell table:number-columns-repeated="16370"/>
        </table:table-row>
        <table:table-row table:style-name="ro1">
          <table:table-cell office:value-type="float" office:value="589" table:style-name="ce2">
            <text:p>589</text:p>
          </table:table-cell>
          <table:table-cell office:value-type="float" office:value="20.907539543514499" table:style-name="ce2">
            <text:p>20,90753954</text:p>
          </table:table-cell>
          <table:table-cell office:value-type="float" office:value="15.518208344725601" table:style-name="ce2">
            <text:p>15,51820834</text:p>
          </table:table-cell>
          <table:table-cell office:value-type="float" office:value="-26.146303351944201" table:style-name="ce2">
            <text:p>-26,14630335</text:p>
          </table:table-cell>
          <table:table-cell office:value-type="float" office:value="-77.8924263514308" table:style-name="ce2">
            <text:p>-77,89242635</text:p>
          </table:table-cell>
          <table:table-cell office:value-type="float" office:value="1289" table:style-name="ce2">
            <text:p>1289</text:p>
          </table:table-cell>
          <table:table-cell office:value-type="float" office:value="5.3449751731943502" table:style-name="ce2">
            <text:p>5,344975173</text:p>
          </table:table-cell>
          <table:table-cell office:value-type="float" office:value="38.526862029748202" table:style-name="ce2">
            <text:p>38,52686203</text:p>
          </table:table-cell>
          <table:table-cell office:value-type="float" office:value="-33.6445556159264" table:style-name="ce2">
            <text:p>-33,64455562</text:p>
          </table:table-cell>
          <table:table-cell office:value-type="float" office:value="60.534026608225801" table:style-name="ce2">
            <text:p>60,53402661</text:p>
          </table:table-cell>
          <table:table-cell office:value-type="float" office:value="-15.56256437032015" table:formula="of:=[.G590]-[.B590]" table:style-name="ce2">
            <text:p>-15,56256437</text:p>
          </table:table-cell>
          <table:table-cell office:value-type="float" office:value="23.008653685022601" table:formula="of:=[.H590]-[.C590]" table:style-name="ce2">
            <text:p>23,00865369</text:p>
          </table:table-cell>
          <table:table-cell office:value-type="float" office:value="-7.4982522639821987" table:formula="of:=[.I590]-[.D590]" table:style-name="ce2">
            <text:p>-7,498252264</text:p>
          </table:table-cell>
          <table:table-cell office:value-type="float" office:value="138.42645295965661" table:formula="of:=[.J590]-[.E590]" table:style-name="ce2">
            <text:p>138,426453</text:p>
          </table:table-cell>
          <table:table-cell table:number-columns-repeated="16370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float" office:value="10.4440407911141" table:style-name="ce2">
            <text:p>10,44404079</text:p>
          </table:table-cell>
          <table:table-cell office:value-type="float" office:value="-35.538000742713201" table:style-name="ce2">
            <text:p>-35,53800074</text:p>
          </table:table-cell>
          <table:table-cell office:value-type="float" office:value="66.695244901364504" table:style-name="ce2">
            <text:p>66,6952449</text:p>
          </table:table-cell>
          <table:table-cell office:value-type="float" office:value="48.3321897594791" table:style-name="ce2">
            <text:p>48,33218976</text:p>
          </table:table-cell>
          <table:table-cell office:value-type="float" office:value="1290" table:style-name="ce2">
            <text:p>1290</text:p>
          </table:table-cell>
          <table:table-cell office:value-type="float" office:value="-45.001615784261297" table:style-name="ce2">
            <text:p>-45,00161578</text:p>
          </table:table-cell>
          <table:table-cell office:value-type="float" office:value="-1.9668967470676499" table:style-name="ce2">
            <text:p>-1,966896747</text:p>
          </table:table-cell>
          <table:table-cell office:value-type="float" office:value="24.642373374902899" table:style-name="ce2">
            <text:p>24,64237337</text:p>
          </table:table-cell>
          <table:table-cell office:value-type="float" office:value="-36.929343043398497" table:style-name="ce2">
            <text:p>-36,92934304</text:p>
          </table:table-cell>
          <table:table-cell office:value-type="float" office:value="-55.445656575375395" table:formula="of:=[.G591]-[.B591]" table:style-name="ce2">
            <text:p>-55,44565658</text:p>
          </table:table-cell>
          <table:table-cell office:value-type="float" office:value="33.571103995645551" table:formula="of:=[.H591]-[.C591]" table:style-name="ce2">
            <text:p>33,571104</text:p>
          </table:table-cell>
          <table:table-cell office:value-type="float" office:value="-42.052871526461601" table:formula="of:=[.I591]-[.D591]" table:style-name="ce2">
            <text:p>-42,05287153</text:p>
          </table:table-cell>
          <table:table-cell office:value-type="float" office:value="-85.261532802877596" table:formula="of:=[.J591]-[.E591]" table:style-name="ce2">
            <text:p>-85,2615328</text:p>
          </table:table-cell>
          <table:table-cell table:number-columns-repeated="16370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float" office:value="-22.513583135645401" table:style-name="ce2">
            <text:p>-22,51358314</text:p>
          </table:table-cell>
          <table:table-cell office:value-type="float" office:value="4.95613952721048" table:style-name="ce2">
            <text:p>4,956139527</text:p>
          </table:table-cell>
          <table:table-cell office:value-type="float" office:value="7.2961528755246201" table:style-name="ce2">
            <text:p>7,296152876</text:p>
          </table:table-cell>
          <table:table-cell office:value-type="float" office:value="-17.947886741103101" table:style-name="ce2">
            <text:p>-17,94788674</text:p>
          </table:table-cell>
          <table:table-cell office:value-type="float" office:value="1291" table:style-name="ce2">
            <text:p>1291</text:p>
          </table:table-cell>
          <table:table-cell office:value-type="float" office:value="24.558075720176799" table:style-name="ce2">
            <text:p>24,55807572</text:p>
          </table:table-cell>
          <table:table-cell office:value-type="float" office:value="57.083145564297197" table:style-name="ce2">
            <text:p>57,08314556</text:p>
          </table:table-cell>
          <table:table-cell office:value-type="float" office:value="-72.362896268874394" table:style-name="ce2">
            <text:p>-72,36289627</text:p>
          </table:table-cell>
          <table:table-cell office:value-type="float" office:value="78.096718464632801" table:style-name="ce2">
            <text:p>78,09671846</text:p>
          </table:table-cell>
          <table:table-cell office:value-type="float" office:value="47.0716588558222" table:formula="of:=[.G592]-[.B592]" table:style-name="ce2">
            <text:p>47,07165886</text:p>
          </table:table-cell>
          <table:table-cell office:value-type="float" office:value="52.127006037086716" table:formula="of:=[.H592]-[.C592]" table:style-name="ce2">
            <text:p>52,12700604</text:p>
          </table:table-cell>
          <table:table-cell office:value-type="float" office:value="-79.65904914439902" table:formula="of:=[.I592]-[.D592]" table:style-name="ce2">
            <text:p>-79,65904914</text:p>
          </table:table-cell>
          <table:table-cell office:value-type="float" office:value="96.044605205735905" table:formula="of:=[.J592]-[.E592]" table:style-name="ce2">
            <text:p>96,04460521</text:p>
          </table:table-cell>
          <table:table-cell table:number-columns-repeated="16370"/>
        </table:table-row>
        <table:table-row table:style-name="ro1">
          <table:table-cell office:value-type="float" office:value="592" table:style-name="ce2">
            <text:p>592</text:p>
          </table:table-cell>
          <table:table-cell office:value-type="float" office:value="59.237680647770397" table:style-name="ce2">
            <text:p>59,23768065</text:p>
          </table:table-cell>
          <table:table-cell office:value-type="float" office:value="51.285844995166798" table:style-name="ce2">
            <text:p>51,285845</text:p>
          </table:table-cell>
          <table:table-cell office:value-type="float" office:value="-6.2658553669287098" table:style-name="ce2">
            <text:p>-6,265855367</text:p>
          </table:table-cell>
          <table:table-cell office:value-type="float" office:value="-73.689528043068293" table:style-name="ce2">
            <text:p>-73,68952804</text:p>
          </table:table-cell>
          <table:table-cell office:value-type="float" office:value="1292" table:style-name="ce2">
            <text:p>1292</text:p>
          </table:table-cell>
          <table:table-cell office:value-type="float" office:value="73.827759634020694" table:style-name="ce2">
            <text:p>73,82775963</text:p>
          </table:table-cell>
          <table:table-cell office:value-type="float" office:value="-25.213523591193699" table:style-name="ce2">
            <text:p>-25,21352359</text:p>
          </table:table-cell>
          <table:table-cell office:value-type="float" office:value="-20.6654444090711" table:style-name="ce2">
            <text:p>-20,66544441</text:p>
          </table:table-cell>
          <table:table-cell office:value-type="float" office:value="54.726532249848297" table:style-name="ce2">
            <text:p>54,72653225</text:p>
          </table:table-cell>
          <table:table-cell office:value-type="float" office:value="14.590078986250298" table:formula="of:=[.G593]-[.B593]" table:style-name="ce2">
            <text:p>14,59007899</text:p>
          </table:table-cell>
          <table:table-cell office:value-type="float" office:value="-76.499368586360504" table:formula="of:=[.H593]-[.C593]" table:style-name="ce2">
            <text:p>-76,49936859</text:p>
          </table:table-cell>
          <table:table-cell office:value-type="float" office:value="-14.39958904214239" table:formula="of:=[.I593]-[.D593]" table:style-name="ce2">
            <text:p>-14,39958904</text:p>
          </table:table-cell>
          <table:table-cell office:value-type="float" office:value="128.4160602929166" table:formula="of:=[.J593]-[.E593]" table:style-name="ce2">
            <text:p>128,4160603</text:p>
          </table:table-cell>
          <table:table-cell table:number-columns-repeated="16370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float" office:value="36.073561330765301" table:style-name="ce2">
            <text:p>36,07356133</text:p>
          </table:table-cell>
          <table:table-cell office:value-type="float" office:value="-25.569614155139" table:style-name="ce2">
            <text:p>-25,56961416</text:p>
          </table:table-cell>
          <table:table-cell office:value-type="float" office:value="-30.192127522775898" table:style-name="ce2">
            <text:p>-30,19212752</text:p>
          </table:table-cell>
          <table:table-cell office:value-type="float" office:value="-45.153699043509" table:style-name="ce2">
            <text:p>-45,15369904</text:p>
          </table:table-cell>
          <table:table-cell office:value-type="float" office:value="1293" table:style-name="ce2">
            <text:p>1293</text:p>
          </table:table-cell>
          <table:table-cell office:value-type="float" office:value="-30.1421675496753" table:style-name="ce2">
            <text:p>-30,14216755</text:p>
          </table:table-cell>
          <table:table-cell office:value-type="float" office:value="74.963846420267004" table:style-name="ce2">
            <text:p>74,96384642</text:p>
          </table:table-cell>
          <table:table-cell office:value-type="float" office:value="-46.6941955956732" table:style-name="ce2">
            <text:p>-46,6941956</text:p>
          </table:table-cell>
          <table:table-cell office:value-type="float" office:value="-54.300803309765897" table:style-name="ce2">
            <text:p>-54,30080331</text:p>
          </table:table-cell>
          <table:table-cell office:value-type="float" office:value="-66.215728880440594" table:formula="of:=[.G594]-[.B594]" table:style-name="ce2">
            <text:p>-66,21572888</text:p>
          </table:table-cell>
          <table:table-cell office:value-type="float" office:value="100.533460575406" table:formula="of:=[.H594]-[.C594]" table:style-name="ce2">
            <text:p>100,5334606</text:p>
          </table:table-cell>
          <table:table-cell office:value-type="float" office:value="-16.502068072897302" table:formula="of:=[.I594]-[.D594]" table:style-name="ce2">
            <text:p>-16,50206807</text:p>
          </table:table-cell>
          <table:table-cell office:value-type="float" office:value="-9.1471042662568962" table:formula="of:=[.J594]-[.E594]" table:style-name="ce2">
            <text:p>-9,147104266</text:p>
          </table:table-cell>
          <table:table-cell table:number-columns-repeated="16370"/>
        </table:table-row>
        <table:table-row table:style-name="ro1">
          <table:table-cell office:value-type="float" office:value="594" table:style-name="ce2">
            <text:p>594</text:p>
          </table:table-cell>
          <table:table-cell office:value-type="float" office:value="23.619426459079001" table:style-name="ce2">
            <text:p>23,61942646</text:p>
          </table:table-cell>
          <table:table-cell office:value-type="float" office:value="-64.314641251680101" table:style-name="ce2">
            <text:p>-64,31464125</text:p>
          </table:table-cell>
          <table:table-cell office:value-type="float" office:value="21.184427348660201" table:style-name="ce2">
            <text:p>21,18442735</text:p>
          </table:table-cell>
          <table:table-cell office:value-type="float" office:value="-76.008306326597094" table:style-name="ce2">
            <text:p>-76,00830633</text:p>
          </table:table-cell>
          <table:table-cell office:value-type="float" office:value="1294" table:style-name="ce2">
            <text:p>1294</text:p>
          </table:table-cell>
          <table:table-cell office:value-type="float" office:value="-51.178338122022303" table:style-name="ce2">
            <text:p>-51,17833812</text:p>
          </table:table-cell>
          <table:table-cell office:value-type="float" office:value="-69.791920950575303" table:style-name="ce2">
            <text:p>-69,79192095</text:p>
          </table:table-cell>
          <table:table-cell office:value-type="float" office:value="24.279901754442001" table:style-name="ce2">
            <text:p>24,27990175</text:p>
          </table:table-cell>
          <table:table-cell office:value-type="float" office:value="45.400595784624898" table:style-name="ce2">
            <text:p>45,40059578</text:p>
          </table:table-cell>
          <table:table-cell office:value-type="float" office:value="-74.797764581101305" table:formula="of:=[.G595]-[.B595]" table:style-name="ce2">
            <text:p>-74,79776458</text:p>
          </table:table-cell>
          <table:table-cell office:value-type="float" office:value="-5.4772796988952024" table:formula="of:=[.H595]-[.C595]" table:style-name="ce2">
            <text:p>-5,477279699</text:p>
          </table:table-cell>
          <table:table-cell office:value-type="float" office:value="3.0954744057818004" table:formula="of:=[.I595]-[.D595]" table:style-name="ce2">
            <text:p>3,095474406</text:p>
          </table:table-cell>
          <table:table-cell office:value-type="float" office:value="121.40890211122199" table:formula="of:=[.J595]-[.E595]" table:style-name="ce2">
            <text:p>121,4089021</text:p>
          </table:table-cell>
          <table:table-cell table:number-columns-repeated="16370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float" office:value="2.8757469357355201" table:style-name="ce2">
            <text:p>2,875746936</text:p>
          </table:table-cell>
          <table:table-cell office:value-type="float" office:value="5.9927958295450496" table:style-name="ce2">
            <text:p>5,99279583</text:p>
          </table:table-cell>
          <table:table-cell office:value-type="float" office:value="85.997102633141495" table:style-name="ce2">
            <text:p>85,99710263</text:p>
          </table:table-cell>
          <table:table-cell office:value-type="float" office:value="64.525863208630795" table:style-name="ce2">
            <text:p>64,52586321</text:p>
          </table:table-cell>
          <table:table-cell office:value-type="float" office:value="1295" table:style-name="ce2">
            <text:p>1295</text:p>
          </table:table-cell>
          <table:table-cell office:value-type="float" office:value="-74.856615067689603" table:style-name="ce2">
            <text:p>-74,85661507</text:p>
          </table:table-cell>
          <table:table-cell office:value-type="float" office:value="-23.5499185053527" table:style-name="ce2">
            <text:p>-23,54991851</text:p>
          </table:table-cell>
          <table:table-cell office:value-type="float" office:value="-62.593535217749398" table:style-name="ce2">
            <text:p>-62,59353522</text:p>
          </table:table-cell>
          <table:table-cell office:value-type="float" office:value="-39.328884499889497" table:style-name="ce2">
            <text:p>-39,3288845</text:p>
          </table:table-cell>
          <table:table-cell office:value-type="float" office:value="-77.732362003425123" table:formula="of:=[.G596]-[.B596]" table:style-name="ce2">
            <text:p>-77,732362</text:p>
          </table:table-cell>
          <table:table-cell office:value-type="float" office:value="-29.542714334897749" table:formula="of:=[.H596]-[.C596]" table:style-name="ce2">
            <text:p>-29,54271433</text:p>
          </table:table-cell>
          <table:table-cell office:value-type="float" office:value="-148.59063785089089" table:formula="of:=[.I596]-[.D596]" table:style-name="ce2">
            <text:p>-148,5906379</text:p>
          </table:table-cell>
          <table:table-cell office:value-type="float" office:value="-103.85474770852029" table:formula="of:=[.J596]-[.E596]" table:style-name="ce2">
            <text:p>-103,8547477</text:p>
          </table:table-cell>
          <table:table-cell table:number-columns-repeated="16370"/>
        </table:table-row>
        <table:table-row table:style-name="ro1">
          <table:table-cell office:value-type="float" office:value="596" table:style-name="ce2">
            <text:p>596</text:p>
          </table:table-cell>
          <table:table-cell office:value-type="float" office:value="-45.229048589691303" table:style-name="ce2">
            <text:p>-45,22904859</text:p>
          </table:table-cell>
          <table:table-cell office:value-type="float" office:value="45.642522686081797" table:style-name="ce2">
            <text:p>45,64252269</text:p>
          </table:table-cell>
          <table:table-cell office:value-type="float" office:value="-6.6585170663776703" table:style-name="ce2">
            <text:p>-6,658517066</text:p>
          </table:table-cell>
          <table:table-cell office:value-type="float" office:value="-8.2055778696011394" table:style-name="ce2">
            <text:p>-8,20557787</text:p>
          </table:table-cell>
          <table:table-cell office:value-type="float" office:value="1296" table:style-name="ce2">
            <text:p>1296</text:p>
          </table:table-cell>
          <table:table-cell office:value-type="float" office:value="-15.269580619989201" table:style-name="ce2">
            <text:p>-15,26958062</text:p>
          </table:table-cell>
          <table:table-cell office:value-type="float" office:value="-8.0730955174674701" table:style-name="ce2">
            <text:p>-8,073095517</text:p>
          </table:table-cell>
          <table:table-cell office:value-type="float" office:value="58.4140010087958" table:style-name="ce2">
            <text:p>58,41400101</text:p>
          </table:table-cell>
          <table:table-cell office:value-type="float" office:value="51.909522752764197" table:style-name="ce2">
            <text:p>51,90952275</text:p>
          </table:table-cell>
          <table:table-cell office:value-type="float" office:value="29.959467969702104" table:formula="of:=[.G597]-[.B597]" table:style-name="ce2">
            <text:p>29,95946797</text:p>
          </table:table-cell>
          <table:table-cell office:value-type="float" office:value="-53.715618203549269" table:formula="of:=[.H597]-[.C597]" table:style-name="ce2">
            <text:p>-53,7156182</text:p>
          </table:table-cell>
          <table:table-cell office:value-type="float" office:value="65.072518075173477" table:formula="of:=[.I597]-[.D597]" table:style-name="ce2">
            <text:p>65,07251808</text:p>
          </table:table-cell>
          <table:table-cell office:value-type="float" office:value="60.115100622365333" table:formula="of:=[.J597]-[.E597]" table:style-name="ce2">
            <text:p>60,11510062</text:p>
          </table:table-cell>
          <table:table-cell table:number-columns-repeated="16370"/>
        </table:table-row>
        <table:table-row table:style-name="ro1">
          <table:table-cell office:value-type="float" office:value="597" table:style-name="ce2">
            <text:p>597</text:p>
          </table:table-cell>
          <table:table-cell office:value-type="float" office:value="35.066487512773101" table:style-name="ce2">
            <text:p>35,06648751</text:p>
          </table:table-cell>
          <table:table-cell office:value-type="float" office:value="-63.919202239927301" table:style-name="ce2">
            <text:p>-63,91920224</text:p>
          </table:table-cell>
          <table:table-cell office:value-type="float" office:value="44.642853120321497" table:style-name="ce2">
            <text:p>44,64285312</text:p>
          </table:table-cell>
          <table:table-cell office:value-type="float" office:value="-9.5816952062790097" table:style-name="ce2">
            <text:p>-9,581695206</text:p>
          </table:table-cell>
          <table:table-cell office:value-type="float" office:value="1297" table:style-name="ce2">
            <text:p>1297</text:p>
          </table:table-cell>
          <table:table-cell office:value-type="float" office:value="-5.88627219394278" table:style-name="ce2">
            <text:p>-5,886272194</text:p>
          </table:table-cell>
          <table:table-cell office:value-type="float" office:value="-43.281328267804703" table:style-name="ce2">
            <text:p>-43,28132827</text:p>
          </table:table-cell>
          <table:table-cell office:value-type="float" office:value="22.957360834551" table:style-name="ce2">
            <text:p>22,95736083</text:p>
          </table:table-cell>
          <table:table-cell office:value-type="float" office:value="3.3083317987851002" table:style-name="ce2">
            <text:p>3,308331799</text:p>
          </table:table-cell>
          <table:table-cell office:value-type="float" office:value="-40.952759706715881" table:formula="of:=[.G598]-[.B598]" table:style-name="ce2">
            <text:p>-40,95275971</text:p>
          </table:table-cell>
          <table:table-cell office:value-type="float" office:value="20.637873972122598" table:formula="of:=[.H598]-[.C598]" table:style-name="ce2">
            <text:p>20,63787397</text:p>
          </table:table-cell>
          <table:table-cell office:value-type="float" office:value="-21.685492285770497" table:formula="of:=[.I598]-[.D598]" table:style-name="ce2">
            <text:p>-21,68549229</text:p>
          </table:table-cell>
          <table:table-cell office:value-type="float" office:value="12.890027005064109" table:formula="of:=[.J598]-[.E598]" table:style-name="ce2">
            <text:p>12,89002701</text:p>
          </table:table-cell>
          <table:table-cell table:number-columns-repeated="16370"/>
        </table:table-row>
        <table:table-row table:style-name="ro1">
          <table:table-cell office:value-type="float" office:value="598" table:style-name="ce2">
            <text:p>598</text:p>
          </table:table-cell>
          <table:table-cell office:value-type="float" office:value="24.8199693122362" table:style-name="ce2">
            <text:p>24,81996931</text:p>
          </table:table-cell>
          <table:table-cell office:value-type="float" office:value="40.518822939822897" table:style-name="ce2">
            <text:p>40,51882294</text:p>
          </table:table-cell>
          <table:table-cell office:value-type="float" office:value="32.805691300943003" table:style-name="ce2">
            <text:p>32,8056913</text:p>
          </table:table-cell>
          <table:table-cell office:value-type="float" office:value="-36.573468404428098" table:style-name="ce2">
            <text:p>-36,5734684</text:p>
          </table:table-cell>
          <table:table-cell office:value-type="float" office:value="1298" table:style-name="ce2">
            <text:p>1298</text:p>
          </table:table-cell>
          <table:table-cell office:value-type="float" office:value="-2.1227078887891602" table:style-name="ce2">
            <text:p>-2,122707889</text:p>
          </table:table-cell>
          <table:table-cell office:value-type="float" office:value="7.70675162069658" table:style-name="ce2">
            <text:p>7,706751621</text:p>
          </table:table-cell>
          <table:table-cell office:value-type="float" office:value="70.096686963578904" table:style-name="ce2">
            <text:p>70,09668696</text:p>
          </table:table-cell>
          <table:table-cell office:value-type="float" office:value="62.865638243226201" table:style-name="ce2">
            <text:p>62,86563824</text:p>
          </table:table-cell>
          <table:table-cell office:value-type="float" office:value="-26.942677201025361" table:formula="of:=[.G599]-[.B599]" table:style-name="ce2">
            <text:p>-26,9426772</text:p>
          </table:table-cell>
          <table:table-cell office:value-type="float" office:value="-32.812071319126318" table:formula="of:=[.H599]-[.C599]" table:style-name="ce2">
            <text:p>-32,81207132</text:p>
          </table:table-cell>
          <table:table-cell office:value-type="float" office:value="37.2909956626359" table:formula="of:=[.I599]-[.D599]" table:style-name="ce2">
            <text:p>37,29099566</text:p>
          </table:table-cell>
          <table:table-cell office:value-type="float" office:value="99.439106647654299" table:formula="of:=[.J599]-[.E599]" table:style-name="ce2">
            <text:p>99,43910665</text:p>
          </table:table-cell>
          <table:table-cell table:number-columns-repeated="16370"/>
        </table:table-row>
        <table:table-row table:style-name="ro1">
          <table:table-cell office:value-type="float" office:value="599" table:style-name="ce2">
            <text:p>599</text:p>
          </table:table-cell>
          <table:table-cell office:value-type="float" office:value="27.919306708229001" table:style-name="ce2">
            <text:p>27,91930671</text:p>
          </table:table-cell>
          <table:table-cell office:value-type="float" office:value="-19.0673499351619" table:style-name="ce2">
            <text:p>-19,06734994</text:p>
          </table:table-cell>
          <table:table-cell office:value-type="float" office:value="62.868605806343702" table:style-name="ce2">
            <text:p>62,86860581</text:p>
          </table:table-cell>
          <table:table-cell office:value-type="float" office:value="21.446135890236398" table:style-name="ce2">
            <text:p>21,44613589</text:p>
          </table:table-cell>
          <table:table-cell office:value-type="float" office:value="1299" table:style-name="ce2">
            <text:p>1299</text:p>
          </table:table-cell>
          <table:table-cell office:value-type="float" office:value="-40.510630176070002" table:style-name="ce2">
            <text:p>-40,51063018</text:p>
          </table:table-cell>
          <table:table-cell office:value-type="float" office:value="-62.3556982683494" table:style-name="ce2">
            <text:p>-62,35569827</text:p>
          </table:table-cell>
          <table:table-cell office:value-type="float" office:value="-70.522969011802203" table:style-name="ce2">
            <text:p>-70,52296901</text:p>
          </table:table-cell>
          <table:table-cell office:value-type="float" office:value="-38.939358325963198" table:style-name="ce2">
            <text:p>-38,93935833</text:p>
          </table:table-cell>
          <table:table-cell office:value-type="float" office:value="-68.429936884298996" table:formula="of:=[.G600]-[.B600]" table:style-name="ce2">
            <text:p>-68,42993688</text:p>
          </table:table-cell>
          <table:table-cell office:value-type="float" office:value="-43.2883483331875" table:formula="of:=[.H600]-[.C600]" table:style-name="ce2">
            <text:p>-43,28834833</text:p>
          </table:table-cell>
          <table:table-cell office:value-type="float" office:value="-133.3915748181459" table:formula="of:=[.I600]-[.D600]" table:style-name="ce2">
            <text:p>-133,3915748</text:p>
          </table:table-cell>
          <table:table-cell office:value-type="float" office:value="-60.385494216199596" table:formula="of:=[.J600]-[.E600]" table:style-name="ce2">
            <text:p>-60,38549422</text:p>
          </table:table-cell>
          <table:table-cell table:number-columns-repeated="16370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float" office:value="86.649605581543497" table:style-name="ce2">
            <text:p>86,64960558</text:p>
          </table:table-cell>
          <table:table-cell office:value-type="float" office:value="-63.885319231960501" table:style-name="ce2">
            <text:p>-63,88531923</text:p>
          </table:table-cell>
          <table:table-cell office:value-type="float" office:value="-74.559367124553802" table:style-name="ce2">
            <text:p>-74,55936712</text:p>
          </table:table-cell>
          <table:table-cell office:value-type="float" office:value="-63.657323301902998" table:style-name="ce2">
            <text:p>-63,6573233</text:p>
          </table:table-cell>
          <table:table-cell office:value-type="float" office:value="1300" table:style-name="ce2">
            <text:p>1300</text:p>
          </table:table-cell>
          <table:table-cell office:value-type="float" office:value="18.102087294010602" table:style-name="ce2">
            <text:p>18,10208729</text:p>
          </table:table-cell>
          <table:table-cell office:value-type="float" office:value="12.095961167820599" table:style-name="ce2">
            <text:p>12,09596117</text:p>
          </table:table-cell>
          <table:table-cell office:value-type="float" office:value="36.302823131231399" table:style-name="ce2">
            <text:p>36,30282313</text:p>
          </table:table-cell>
          <table:table-cell office:value-type="float" office:value="-79.651848800684306" table:style-name="ce2">
            <text:p>-79,6518488</text:p>
          </table:table-cell>
          <table:table-cell office:value-type="float" office:value="-68.547518287532895" table:formula="of:=[.G601]-[.B601]" table:style-name="ce2">
            <text:p>-68,54751829</text:p>
          </table:table-cell>
          <table:table-cell office:value-type="float" office:value="75.981280399781099" table:formula="of:=[.H601]-[.C601]" table:style-name="ce2">
            <text:p>75,9812804</text:p>
          </table:table-cell>
          <table:table-cell office:value-type="float" office:value="110.86219025578521" table:formula="of:=[.I601]-[.D601]" table:style-name="ce2">
            <text:p>110,8621903</text:p>
          </table:table-cell>
          <table:table-cell office:value-type="float" office:value="-15.994525498781307" table:formula="of:=[.J601]-[.E601]" table:style-name="ce2">
            <text:p>-15,9945255</text:p>
          </table:table-cell>
          <table:table-cell table:number-columns-repeated="16370"/>
        </table:table-row>
        <table:table-row table:style-name="ro1">
          <table:table-cell office:value-type="float" office:value="601" table:style-name="ce2">
            <text:p>601</text:p>
          </table:table-cell>
          <table:table-cell office:value-type="float" office:value="21.579295279383199" table:style-name="ce2">
            <text:p>21,57929528</text:p>
          </table:table-cell>
          <table:table-cell office:value-type="float" office:value="-20.495788400258999" table:style-name="ce2">
            <text:p>-20,4957884</text:p>
          </table:table-cell>
          <table:table-cell office:value-type="float" office:value="8.2587236655094909" table:style-name="ce2">
            <text:p>8,258723666</text:p>
          </table:table-cell>
          <table:table-cell office:value-type="float" office:value="-16.660274088930201" table:style-name="ce2">
            <text:p>-16,66027409</text:p>
          </table:table-cell>
          <table:table-cell office:value-type="float" office:value="1301" table:style-name="ce2">
            <text:p>1301</text:p>
          </table:table-cell>
          <table:table-cell office:value-type="float" office:value="89.377737383038195" table:style-name="ce2">
            <text:p>89,37773738</text:p>
          </table:table-cell>
          <table:table-cell office:value-type="float" office:value="19.174198103885701" table:style-name="ce2">
            <text:p>19,1741981</text:p>
          </table:table-cell>
          <table:table-cell office:value-type="float" office:value="-52.621256324651903" table:style-name="ce2">
            <text:p>-52,62125632</text:p>
          </table:table-cell>
          <table:table-cell office:value-type="float" office:value="53.457372785988603" table:style-name="ce2">
            <text:p>53,45737279</text:p>
          </table:table-cell>
          <table:table-cell office:value-type="float" office:value="67.798442103654992" table:formula="of:=[.G602]-[.B602]" table:style-name="ce2">
            <text:p>67,7984421</text:p>
          </table:table-cell>
          <table:table-cell office:value-type="float" office:value="39.669986504144703" table:formula="of:=[.H602]-[.C602]" table:style-name="ce2">
            <text:p>39,6699865</text:p>
          </table:table-cell>
          <table:table-cell office:value-type="float" office:value="-60.879979990161395" table:formula="of:=[.I602]-[.D602]" table:style-name="ce2">
            <text:p>-60,87997999</text:p>
          </table:table-cell>
          <table:table-cell office:value-type="float" office:value="70.117646874918805" table:formula="of:=[.J602]-[.E602]" table:style-name="ce2">
            <text:p>70,11764687</text:p>
          </table:table-cell>
          <table:table-cell table:number-columns-repeated="16370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float" office:value="61.028939444189199" table:style-name="ce2">
            <text:p>61,02893944</text:p>
          </table:table-cell>
          <table:table-cell office:value-type="float" office:value="-51.101289670060503" table:style-name="ce2">
            <text:p>-51,10128967</text:p>
          </table:table-cell>
          <table:table-cell office:value-type="float" office:value="-89.522222106185296" table:style-name="ce2">
            <text:p>-89,52222211</text:p>
          </table:table-cell>
          <table:table-cell office:value-type="float" office:value="-4.9037915937250398" table:style-name="ce2">
            <text:p>-4,903791594</text:p>
          </table:table-cell>
          <table:table-cell office:value-type="float" office:value="1302" table:style-name="ce2">
            <text:p>1302</text:p>
          </table:table-cell>
          <table:table-cell office:value-type="float" office:value="23.7986561240165" table:style-name="ce2">
            <text:p>23,79865612</text:p>
          </table:table-cell>
          <table:table-cell office:value-type="float" office:value="81.304024281636103" table:style-name="ce2">
            <text:p>81,30402428</text:p>
          </table:table-cell>
          <table:table-cell office:value-type="float" office:value="-48.818748312054701" table:style-name="ce2">
            <text:p>-48,81874831</text:p>
          </table:table-cell>
          <table:table-cell office:value-type="float" office:value="-12.116214989405799" table:style-name="ce2">
            <text:p>-12,11621499</text:p>
          </table:table-cell>
          <table:table-cell office:value-type="float" office:value="-37.230283320172703" table:formula="of:=[.G603]-[.B603]" table:style-name="ce2">
            <text:p>-37,23028332</text:p>
          </table:table-cell>
          <table:table-cell office:value-type="float" office:value="132.4053139516966" table:formula="of:=[.H603]-[.C603]" table:style-name="ce2">
            <text:p>132,405314</text:p>
          </table:table-cell>
          <table:table-cell office:value-type="float" office:value="40.703473794130595" table:formula="of:=[.I603]-[.D603]" table:style-name="ce2">
            <text:p>40,70347379</text:p>
          </table:table-cell>
          <table:table-cell office:value-type="float" office:value="-7.2124233956807595" table:formula="of:=[.J603]-[.E603]" table:style-name="ce2">
            <text:p>-7,212423396</text:p>
          </table:table-cell>
          <table:table-cell table:number-columns-repeated="16370"/>
        </table:table-row>
        <table:table-row table:style-name="ro1">
          <table:table-cell office:value-type="float" office:value="603" table:style-name="ce2">
            <text:p>603</text:p>
          </table:table-cell>
          <table:table-cell office:value-type="float" office:value="-53.050097649310402" table:style-name="ce2">
            <text:p>-53,05009765</text:p>
          </table:table-cell>
          <table:table-cell office:value-type="float" office:value="30.7271074450037" table:style-name="ce2">
            <text:p>30,72710745</text:p>
          </table:table-cell>
          <table:table-cell office:value-type="float" office:value="-40.345489003891203" table:style-name="ce2">
            <text:p>-40,345489</text:p>
          </table:table-cell>
          <table:table-cell office:value-type="float" office:value="60.889743857077001" table:style-name="ce2">
            <text:p>60,88974386</text:p>
          </table:table-cell>
          <table:table-cell office:value-type="float" office:value="1303" table:style-name="ce2">
            <text:p>1303</text:p>
          </table:table-cell>
          <table:table-cell office:value-type="float" office:value="22.417242874814502" table:style-name="ce2">
            <text:p>22,41724287</text:p>
          </table:table-cell>
          <table:table-cell office:value-type="float" office:value="-39.773144264770899" table:style-name="ce2">
            <text:p>-39,77314426</text:p>
          </table:table-cell>
          <table:table-cell office:value-type="float" office:value="-40.678407457386903" table:style-name="ce2">
            <text:p>-40,67840746</text:p>
          </table:table-cell>
          <table:table-cell office:value-type="float" office:value="34.0880493658671" table:style-name="ce2">
            <text:p>34,08804937</text:p>
          </table:table-cell>
          <table:table-cell office:value-type="float" office:value="75.467340524124907" table:formula="of:=[.G604]-[.B604]" table:style-name="ce2">
            <text:p>75,46734052</text:p>
          </table:table-cell>
          <table:table-cell office:value-type="float" office:value="-70.500251709774602" table:formula="of:=[.H604]-[.C604]" table:style-name="ce2">
            <text:p>-70,50025171</text:p>
          </table:table-cell>
          <table:table-cell office:value-type="float" office:value="-0.33291845349570082" table:formula="of:=[.I604]-[.D604]" table:style-name="ce2">
            <text:p>-0,332918453</text:p>
          </table:table-cell>
          <table:table-cell office:value-type="float" office:value="-26.801694491209901" table:formula="of:=[.J604]-[.E604]" table:style-name="ce2">
            <text:p>-26,80169449</text:p>
          </table:table-cell>
          <table:table-cell table:number-columns-repeated="16370"/>
        </table:table-row>
        <table:table-row table:style-name="ro1">
          <table:table-cell office:value-type="float" office:value="604" table:style-name="ce2">
            <text:p>604</text:p>
          </table:table-cell>
          <table:table-cell office:value-type="float" office:value="9.1941690284819497" table:style-name="ce2">
            <text:p>9,194169028</text:p>
          </table:table-cell>
          <table:table-cell office:value-type="float" office:value="-54.939220316242398" table:style-name="ce2">
            <text:p>-54,93922032</text:p>
          </table:table-cell>
          <table:table-cell office:value-type="float" office:value="-62.713084374732901" table:style-name="ce2">
            <text:p>-62,71308437</text:p>
          </table:table-cell>
          <table:table-cell office:value-type="float" office:value="4.5277493429227702" table:style-name="ce2">
            <text:p>4,527749343</text:p>
          </table:table-cell>
          <table:table-cell office:value-type="float" office:value="1304" table:style-name="ce2">
            <text:p>1304</text:p>
          </table:table-cell>
          <table:table-cell office:value-type="float" office:value="43.607002500506603" table:style-name="ce2">
            <text:p>43,6070025</text:p>
          </table:table-cell>
          <table:table-cell office:value-type="float" office:value="-27.874474796163302" table:style-name="ce2">
            <text:p>-27,8744748</text:p>
          </table:table-cell>
          <table:table-cell office:value-type="float" office:value="-17.3170920338586" table:style-name="ce2">
            <text:p>-17,31709203</text:p>
          </table:table-cell>
          <table:table-cell office:value-type="float" office:value="-69.357160846017507" table:style-name="ce2">
            <text:p>-69,35716085</text:p>
          </table:table-cell>
          <table:table-cell office:value-type="float" office:value="34.412833472024651" table:formula="of:=[.G605]-[.B605]" table:style-name="ce2">
            <text:p>34,41283347</text:p>
          </table:table-cell>
          <table:table-cell office:value-type="float" office:value="27.064745520079097" table:formula="of:=[.H605]-[.C605]" table:style-name="ce2">
            <text:p>27,06474552</text:p>
          </table:table-cell>
          <table:table-cell office:value-type="float" office:value="45.395992340874301" table:formula="of:=[.I605]-[.D605]" table:style-name="ce2">
            <text:p>45,39599234</text:p>
          </table:table-cell>
          <table:table-cell office:value-type="float" office:value="-73.884910188940282" table:formula="of:=[.J605]-[.E605]" table:style-name="ce2">
            <text:p>-73,88491019</text:p>
          </table:table-cell>
          <table:table-cell table:number-columns-repeated="16370"/>
        </table:table-row>
        <table:table-row table:style-name="ro1">
          <table:table-cell office:value-type="float" office:value="605" table:style-name="ce2">
            <text:p>605</text:p>
          </table:table-cell>
          <table:table-cell office:value-type="float" office:value="66.163366412244898" table:style-name="ce2">
            <text:p>66,16336641</text:p>
          </table:table-cell>
          <table:table-cell office:value-type="float" office:value="72.4260944249977" table:style-name="ce2">
            <text:p>72,42609442</text:p>
          </table:table-cell>
          <table:table-cell office:value-type="float" office:value="-8.1138821672158503" table:style-name="ce2">
            <text:p>-8,113882167</text:p>
          </table:table-cell>
          <table:table-cell office:value-type="float" office:value="44.844140128553398" table:style-name="ce2">
            <text:p>44,84414013</text:p>
          </table:table-cell>
          <table:table-cell office:value-type="float" office:value="1305" table:style-name="ce2">
            <text:p>1305</text:p>
          </table:table-cell>
          <table:table-cell office:value-type="float" office:value="73.306022844381701" table:style-name="ce2">
            <text:p>73,30602284</text:p>
          </table:table-cell>
          <table:table-cell office:value-type="float" office:value="78.287304513788101" table:style-name="ce2">
            <text:p>78,28730451</text:p>
          </table:table-cell>
          <table:table-cell office:value-type="float" office:value="22.930563063372698" table:style-name="ce2">
            <text:p>22,93056306</text:p>
          </table:table-cell>
          <table:table-cell office:value-type="float" office:value="-35.545764731989102" table:style-name="ce2">
            <text:p>-35,54576473</text:p>
          </table:table-cell>
          <table:table-cell office:value-type="float" office:value="7.1426564321368033" table:formula="of:=[.G606]-[.B606]" table:style-name="ce2">
            <text:p>7,142656432</text:p>
          </table:table-cell>
          <table:table-cell office:value-type="float" office:value="5.8612100887904006" table:formula="of:=[.H606]-[.C606]" table:style-name="ce2">
            <text:p>5,861210089</text:p>
          </table:table-cell>
          <table:table-cell office:value-type="float" office:value="31.044445230588551" table:formula="of:=[.I606]-[.D606]" table:style-name="ce2">
            <text:p>31,04444523</text:p>
          </table:table-cell>
          <table:table-cell office:value-type="float" office:value="-80.389904860542501" table:formula="of:=[.J606]-[.E606]" table:style-name="ce2">
            <text:p>-80,38990486</text:p>
          </table:table-cell>
          <table:table-cell table:number-columns-repeated="16370"/>
        </table:table-row>
        <table:table-row table:style-name="ro1">
          <table:table-cell office:value-type="float" office:value="606" table:style-name="ce2">
            <text:p>606</text:p>
          </table:table-cell>
          <table:table-cell office:value-type="float" office:value="-83.0144326772905" table:style-name="ce2">
            <text:p>-83,01443268</text:p>
          </table:table-cell>
          <table:table-cell office:value-type="float" office:value="-72.755139591929293" table:style-name="ce2">
            <text:p>-72,75513959</text:p>
          </table:table-cell>
          <table:table-cell office:value-type="float" office:value="-11.973637318862099" table:style-name="ce2">
            <text:p>-11,97363732</text:p>
          </table:table-cell>
          <table:table-cell office:value-type="float" office:value="-46.091729856509197" table:style-name="ce2">
            <text:p>-46,09172986</text:p>
          </table:table-cell>
          <table:table-cell office:value-type="float" office:value="1306" table:style-name="ce2">
            <text:p>1306</text:p>
          </table:table-cell>
          <table:table-cell office:value-type="float" office:value="-87.801114307480105" table:style-name="ce2">
            <text:p>-87,80111431</text:p>
          </table:table-cell>
          <table:table-cell office:value-type="float" office:value="42.468776467279497" table:style-name="ce2">
            <text:p>42,46877647</text:p>
          </table:table-cell>
          <table:table-cell office:value-type="float" office:value="3.6704427545126501" table:style-name="ce2">
            <text:p>3,670442755</text:p>
          </table:table-cell>
          <table:table-cell office:value-type="float" office:value="23.458461274119902" table:style-name="ce2">
            <text:p>23,45846127</text:p>
          </table:table-cell>
          <table:table-cell office:value-type="float" office:value="-4.7866816301896051" table:formula="of:=[.G607]-[.B607]" table:style-name="ce2">
            <text:p>-4,78668163</text:p>
          </table:table-cell>
          <table:table-cell office:value-type="float" office:value="115.22391605920879" table:formula="of:=[.H607]-[.C607]" table:style-name="ce2">
            <text:p>115,2239161</text:p>
          </table:table-cell>
          <table:table-cell office:value-type="float" office:value="15.644080073374749" table:formula="of:=[.I607]-[.D607]" table:style-name="ce2">
            <text:p>15,64408007</text:p>
          </table:table-cell>
          <table:table-cell office:value-type="float" office:value="69.550191130629102" table:formula="of:=[.J607]-[.E607]" table:style-name="ce2">
            <text:p>69,55019113</text:p>
          </table:table-cell>
          <table:table-cell table:number-columns-repeated="16370"/>
        </table:table-row>
        <table:table-row table:style-name="ro1">
          <table:table-cell office:value-type="float" office:value="607" table:style-name="ce2">
            <text:p>607</text:p>
          </table:table-cell>
          <table:table-cell office:value-type="float" office:value="87.345895449632096" table:style-name="ce2">
            <text:p>87,34589545</text:p>
          </table:table-cell>
          <table:table-cell office:value-type="float" office:value="-77.726005922483495" table:style-name="ce2">
            <text:p>-77,72600592</text:p>
          </table:table-cell>
          <table:table-cell office:value-type="float" office:value="9.3636288794232794" table:style-name="ce2">
            <text:p>9,363628879</text:p>
          </table:table-cell>
          <table:table-cell office:value-type="float" office:value="-25.676795733746999" table:style-name="ce2">
            <text:p>-25,67679573</text:p>
          </table:table-cell>
          <table:table-cell office:value-type="float" office:value="1307" table:style-name="ce2">
            <text:p>1307</text:p>
          </table:table-cell>
          <table:table-cell office:value-type="float" office:value="7.0205242341065004" table:style-name="ce2">
            <text:p>7,020524234</text:p>
          </table:table-cell>
          <table:table-cell office:value-type="float" office:value="21.006385662872901" table:style-name="ce2">
            <text:p>21,00638566</text:p>
          </table:table-cell>
          <table:table-cell office:value-type="float" office:value="28.427556674995898" table:style-name="ce2">
            <text:p>28,42755667</text:p>
          </table:table-cell>
          <table:table-cell office:value-type="float" office:value="0.60270339074985202" table:style-name="ce2">
            <text:p>0,602703391</text:p>
          </table:table-cell>
          <table:table-cell office:value-type="float" office:value="-80.325371215525593" table:formula="of:=[.G608]-[.B608]" table:style-name="ce2">
            <text:p>-80,32537122</text:p>
          </table:table-cell>
          <table:table-cell office:value-type="float" office:value="98.732391585356396" table:formula="of:=[.H608]-[.C608]" table:style-name="ce2">
            <text:p>98,73239159</text:p>
          </table:table-cell>
          <table:table-cell office:value-type="float" office:value="19.063927795572617" table:formula="of:=[.I608]-[.D608]" table:style-name="ce2">
            <text:p>19,0639278</text:p>
          </table:table-cell>
          <table:table-cell office:value-type="float" office:value="26.279499124496851" table:formula="of:=[.J608]-[.E608]" table:style-name="ce2">
            <text:p>26,27949912</text:p>
          </table:table-cell>
          <table:table-cell table:number-columns-repeated="16370"/>
        </table:table-row>
        <table:table-row table:style-name="ro1">
          <table:table-cell office:value-type="float" office:value="608" table:style-name="ce2">
            <text:p>608</text:p>
          </table:table-cell>
          <table:table-cell office:value-type="float" office:value="44.792658705272103" table:style-name="ce2">
            <text:p>44,79265871</text:p>
          </table:table-cell>
          <table:table-cell office:value-type="float" office:value="40.793433190118598" table:style-name="ce2">
            <text:p>40,79343319</text:p>
          </table:table-cell>
          <table:table-cell office:value-type="float" office:value="86.092896815708897" table:style-name="ce2">
            <text:p>86,09289682</text:p>
          </table:table-cell>
          <table:table-cell office:value-type="float" office:value="32.960979417717901" table:style-name="ce2">
            <text:p>32,96097942</text:p>
          </table:table-cell>
          <table:table-cell office:value-type="float" office:value="1308" table:style-name="ce2">
            <text:p>1308</text:p>
          </table:table-cell>
          <table:table-cell office:value-type="float" office:value="16.729311545766901" table:style-name="ce2">
            <text:p>16,72931155</text:p>
          </table:table-cell>
          <table:table-cell office:value-type="float" office:value="10.346174674467299" table:style-name="ce2">
            <text:p>10,34617467</text:p>
          </table:table-cell>
          <table:table-cell office:value-type="float" office:value="-73.112841327780899" table:style-name="ce2">
            <text:p>-73,11284133</text:p>
          </table:table-cell>
          <table:table-cell office:value-type="float" office:value="55.656842693014902" table:style-name="ce2">
            <text:p>55,65684269</text:p>
          </table:table-cell>
          <table:table-cell office:value-type="float" office:value="-28.063347159505202" table:formula="of:=[.G609]-[.B609]" table:style-name="ce2">
            <text:p>-28,06334716</text:p>
          </table:table-cell>
          <table:table-cell office:value-type="float" office:value="-30.447258515651299" table:formula="of:=[.H609]-[.C609]" table:style-name="ce2">
            <text:p>-30,44725852</text:p>
          </table:table-cell>
          <table:table-cell office:value-type="float" office:value="-159.20573814348978" table:formula="of:=[.I609]-[.D609]" table:style-name="ce2">
            <text:p>-159,2057381</text:p>
          </table:table-cell>
          <table:table-cell office:value-type="float" office:value="22.695863275297" table:formula="of:=[.J609]-[.E609]" table:style-name="ce2">
            <text:p>22,69586328</text:p>
          </table:table-cell>
          <table:table-cell table:number-columns-repeated="16370"/>
        </table:table-row>
        <table:table-row table:style-name="ro1">
          <table:table-cell office:value-type="float" office:value="609" table:style-name="ce2">
            <text:p>609</text:p>
          </table:table-cell>
          <table:table-cell office:value-type="float" office:value="-23.130505682624001" table:style-name="ce2">
            <text:p>-23,13050568</text:p>
          </table:table-cell>
          <table:table-cell office:value-type="float" office:value="-55.298337682748297" table:style-name="ce2">
            <text:p>-55,29833768</text:p>
          </table:table-cell>
          <table:table-cell office:value-type="float" office:value="88.361100863481894" table:style-name="ce2">
            <text:p>88,36110086</text:p>
          </table:table-cell>
          <table:table-cell office:value-type="float" office:value="38.7615654232468" table:style-name="ce2">
            <text:p>38,76156542</text:p>
          </table:table-cell>
          <table:table-cell office:value-type="float" office:value="1309" table:style-name="ce2">
            <text:p>1309</text:p>
          </table:table-cell>
          <table:table-cell office:value-type="float" office:value="-55.668461894168701" table:style-name="ce2">
            <text:p>-55,66846189</text:p>
          </table:table-cell>
          <table:table-cell office:value-type="float" office:value="70.667384043529097" table:style-name="ce2">
            <text:p>70,66738404</text:p>
          </table:table-cell>
          <table:table-cell office:value-type="float" office:value="-41.8772156423165" table:style-name="ce2">
            <text:p>-41,87721564</text:p>
          </table:table-cell>
          <table:table-cell office:value-type="float" office:value="28.3670314779854" table:style-name="ce2">
            <text:p>28,36703148</text:p>
          </table:table-cell>
          <table:table-cell office:value-type="float" office:value="-32.537956211544696" table:formula="of:=[.G610]-[.B610]" table:style-name="ce2">
            <text:p>-32,53795621</text:p>
          </table:table-cell>
          <table:table-cell office:value-type="float" office:value="125.96572172627739" table:formula="of:=[.H610]-[.C610]" table:style-name="ce2">
            <text:p>125,9657217</text:p>
          </table:table-cell>
          <table:table-cell office:value-type="float" office:value="-130.23831650579839" table:formula="of:=[.I610]-[.D610]" table:style-name="ce2">
            <text:p>-130,2383165</text:p>
          </table:table-cell>
          <table:table-cell office:value-type="float" office:value="-10.394533945261401" table:formula="of:=[.J610]-[.E610]" table:style-name="ce2">
            <text:p>-10,39453395</text:p>
          </table:table-cell>
          <table:table-cell table:number-columns-repeated="16370"/>
        </table:table-row>
        <table:table-row table:style-name="ro1">
          <table:table-cell office:value-type="float" office:value="610" table:style-name="ce2">
            <text:p>610</text:p>
          </table:table-cell>
          <table:table-cell office:value-type="float" office:value="-49.129573193716197" table:style-name="ce2">
            <text:p>-49,12957319</text:p>
          </table:table-cell>
          <table:table-cell office:value-type="float" office:value="-64.880571062658902" table:style-name="ce2">
            <text:p>-64,88057106</text:p>
          </table:table-cell>
          <table:table-cell office:value-type="float" office:value="-86.805728471692206" table:style-name="ce2">
            <text:p>-86,80572847</text:p>
          </table:table-cell>
          <table:table-cell office:value-type="float" office:value="-70.225670302711805" table:style-name="ce2">
            <text:p>-70,2256703</text:p>
          </table:table-cell>
          <table:table-cell office:value-type="float" office:value="1310" table:style-name="ce2">
            <text:p>1310</text:p>
          </table:table-cell>
          <table:table-cell office:value-type="float" office:value="-75.567511313944095" table:style-name="ce2">
            <text:p>-75,56751131</text:p>
          </table:table-cell>
          <table:table-cell office:value-type="float" office:value="-64.869968334575901" table:style-name="ce2">
            <text:p>-64,86996833</text:p>
          </table:table-cell>
          <table:table-cell office:value-type="float" office:value="-3.7226609079277901" table:style-name="ce2">
            <text:p>-3,722660908</text:p>
          </table:table-cell>
          <table:table-cell office:value-type="float" office:value="-89.83205136878" table:style-name="ce2">
            <text:p>-89,83205137</text:p>
          </table:table-cell>
          <table:table-cell office:value-type="float" office:value="-26.437938120227898" table:formula="of:=[.G611]-[.B611]" table:style-name="ce2">
            <text:p>-26,43793812</text:p>
          </table:table-cell>
          <table:table-cell office:value-type="float" office:value="1.0602728083000557E-2" table:formula="of:=[.H611]-[.C611]" table:style-name="ce2">
            <text:p>0,010602728</text:p>
          </table:table-cell>
          <table:table-cell office:value-type="float" office:value="83.083067563764416" table:formula="of:=[.I611]-[.D611]" table:style-name="ce2">
            <text:p>83,08306756</text:p>
          </table:table-cell>
          <table:table-cell office:value-type="float" office:value="-19.606381066068195" table:formula="of:=[.J611]-[.E611]" table:style-name="ce2">
            <text:p>-19,60638107</text:p>
          </table:table-cell>
          <table:table-cell table:number-columns-repeated="16370"/>
        </table:table-row>
        <table:table-row table:style-name="ro1">
          <table:table-cell office:value-type="float" office:value="611" table:style-name="ce2">
            <text:p>611</text:p>
          </table:table-cell>
          <table:table-cell office:value-type="float" office:value="73.137336552496507" table:style-name="ce2">
            <text:p>73,13733655</text:p>
          </table:table-cell>
          <table:table-cell office:value-type="float" office:value="-80.244791400318604" table:style-name="ce2">
            <text:p>-80,2447914</text:p>
          </table:table-cell>
          <table:table-cell office:value-type="float" office:value="-87.342613792835706" table:style-name="ce2">
            <text:p>-87,34261379</text:p>
          </table:table-cell>
          <table:table-cell office:value-type="float" office:value="-41.384005527609403" table:style-name="ce2">
            <text:p>-41,38400553</text:p>
          </table:table-cell>
          <table:table-cell office:value-type="float" office:value="1311" table:style-name="ce2">
            <text:p>1311</text:p>
          </table:table-cell>
          <table:table-cell office:value-type="float" office:value="55.766018520899102" table:style-name="ce2">
            <text:p>55,76601852</text:p>
          </table:table-cell>
          <table:table-cell office:value-type="float" office:value="27.047523430674001" table:style-name="ce2">
            <text:p>27,04752343</text:p>
          </table:table-cell>
          <table:table-cell office:value-type="float" office:value="48.6387085963499" table:style-name="ce2">
            <text:p>48,6387086</text:p>
          </table:table-cell>
          <table:table-cell office:value-type="float" office:value="-14.604241451639901" table:style-name="ce2">
            <text:p>-14,60424145</text:p>
          </table:table-cell>
          <table:table-cell office:value-type="float" office:value="-17.371318031597404" table:formula="of:=[.G612]-[.B612]" table:style-name="ce2">
            <text:p>-17,37131803</text:p>
          </table:table-cell>
          <table:table-cell office:value-type="float" office:value="107.29231483099261" table:formula="of:=[.H612]-[.C612]" table:style-name="ce2">
            <text:p>107,2923148</text:p>
          </table:table-cell>
          <table:table-cell office:value-type="float" office:value="135.98132238918561" table:formula="of:=[.I612]-[.D612]" table:style-name="ce2">
            <text:p>135,9813224</text:p>
          </table:table-cell>
          <table:table-cell office:value-type="float" office:value="26.779764075969503" table:formula="of:=[.J612]-[.E612]" table:style-name="ce2">
            <text:p>26,77976408</text:p>
          </table:table-cell>
          <table:table-cell table:number-columns-repeated="16370"/>
        </table:table-row>
        <table:table-row table:style-name="ro1">
          <table:table-cell office:value-type="float" office:value="612" table:style-name="ce2">
            <text:p>612</text:p>
          </table:table-cell>
          <table:table-cell office:value-type="float" office:value="-2.3599554123662698" table:style-name="ce2">
            <text:p>-2,359955412</text:p>
          </table:table-cell>
          <table:table-cell office:value-type="float" office:value="-85.142187779933195" table:style-name="ce2">
            <text:p>-85,14218778</text:p>
          </table:table-cell>
          <table:table-cell office:value-type="float" office:value="-28.976447278434399" table:style-name="ce2">
            <text:p>-28,97644728</text:p>
          </table:table-cell>
          <table:table-cell office:value-type="float" office:value="-48.182257912913599" table:style-name="ce2">
            <text:p>-48,18225791</text:p>
          </table:table-cell>
          <table:table-cell office:value-type="float" office:value="1312" table:style-name="ce2">
            <text:p>1312</text:p>
          </table:table-cell>
          <table:table-cell office:value-type="float" office:value="56.2791651632118" table:style-name="ce2">
            <text:p>56,27916516</text:p>
          </table:table-cell>
          <table:table-cell office:value-type="float" office:value="-43.003735953921897" table:style-name="ce2">
            <text:p>-43,00373595</text:p>
          </table:table-cell>
          <table:table-cell office:value-type="float" office:value="75.565917689987799" table:style-name="ce2">
            <text:p>75,56591769</text:p>
          </table:table-cell>
          <table:table-cell office:value-type="float" office:value="29.0857568523667" table:style-name="ce2">
            <text:p>29,08575685</text:p>
          </table:table-cell>
          <table:table-cell office:value-type="float" office:value="58.639120575578069" table:formula="of:=[.G613]-[.B613]" table:style-name="ce2">
            <text:p>58,63912058</text:p>
          </table:table-cell>
          <table:table-cell office:value-type="float" office:value="42.138451826011298" table:formula="of:=[.H613]-[.C613]" table:style-name="ce2">
            <text:p>42,13845183</text:p>
          </table:table-cell>
          <table:table-cell office:value-type="float" office:value="104.54236496842219" table:formula="of:=[.I613]-[.D613]" table:style-name="ce2">
            <text:p>104,542365</text:p>
          </table:table-cell>
          <table:table-cell office:value-type="float" office:value="77.268014765280299" table:formula="of:=[.J613]-[.E613]" table:style-name="ce2">
            <text:p>77,26801477</text:p>
          </table:table-cell>
          <table:table-cell table:number-columns-repeated="16370"/>
        </table:table-row>
        <table:table-row table:style-name="ro1">
          <table:table-cell office:value-type="float" office:value="613" table:style-name="ce2">
            <text:p>613</text:p>
          </table:table-cell>
          <table:table-cell office:value-type="float" office:value="54.153504502115602" table:style-name="ce2">
            <text:p>54,1535045</text:p>
          </table:table-cell>
          <table:table-cell office:value-type="float" office:value="31.906036055623801" table:style-name="ce2">
            <text:p>31,90603606</text:p>
          </table:table-cell>
          <table:table-cell office:value-type="float" office:value="-25.660753955339899" table:style-name="ce2">
            <text:p>-25,66075396</text:p>
          </table:table-cell>
          <table:table-cell office:value-type="float" office:value="22.065960872433799" table:style-name="ce2">
            <text:p>22,06596087</text:p>
          </table:table-cell>
          <table:table-cell office:value-type="float" office:value="1313" table:style-name="ce2">
            <text:p>1313</text:p>
          </table:table-cell>
          <table:table-cell office:value-type="float" office:value="59.699543892843501" table:style-name="ce2">
            <text:p>59,69954389</text:p>
          </table:table-cell>
          <table:table-cell office:value-type="float" office:value="17.127389279704101" table:style-name="ce2">
            <text:p>17,12738928</text:p>
          </table:table-cell>
          <table:table-cell office:value-type="float" office:value="-54.343031770828198" table:style-name="ce2">
            <text:p>-54,34303177</text:p>
          </table:table-cell>
          <table:table-cell office:value-type="float" office:value="40.786614780327703" table:style-name="ce2">
            <text:p>40,78661478</text:p>
          </table:table-cell>
          <table:table-cell office:value-type="float" office:value="5.5460393907278984" table:formula="of:=[.G614]-[.B614]" table:style-name="ce2">
            <text:p>5,546039391</text:p>
          </table:table-cell>
          <table:table-cell office:value-type="float" office:value="-14.7786467759197" table:formula="of:=[.H614]-[.C614]" table:style-name="ce2">
            <text:p>-14,77864678</text:p>
          </table:table-cell>
          <table:table-cell office:value-type="float" office:value="-28.682277815488298" table:formula="of:=[.I614]-[.D614]" table:style-name="ce2">
            <text:p>-28,68227782</text:p>
          </table:table-cell>
          <table:table-cell office:value-type="float" office:value="18.720653907893904" table:formula="of:=[.J614]-[.E614]" table:style-name="ce2">
            <text:p>18,72065391</text:p>
          </table:table-cell>
          <table:table-cell table:number-columns-repeated="16370"/>
        </table:table-row>
        <table:table-row table:style-name="ro1">
          <table:table-cell office:value-type="float" office:value="614" table:style-name="ce2">
            <text:p>614</text:p>
          </table:table-cell>
          <table:table-cell office:value-type="float" office:value="-64.7883475046294" table:style-name="ce2">
            <text:p>-64,7883475</text:p>
          </table:table-cell>
          <table:table-cell office:value-type="float" office:value="56.902613436951398" table:style-name="ce2">
            <text:p>56,90261344</text:p>
          </table:table-cell>
          <table:table-cell office:value-type="float" office:value="-44.042234924682397" table:style-name="ce2">
            <text:p>-44,04223492</text:p>
          </table:table-cell>
          <table:table-cell office:value-type="float" office:value="66.156999832172403" table:style-name="ce2">
            <text:p>66,15699983</text:p>
          </table:table-cell>
          <table:table-cell office:value-type="float" office:value="1314" table:style-name="ce2">
            <text:p>1314</text:p>
          </table:table-cell>
          <table:table-cell office:value-type="float" office:value="26.814809718404799" table:style-name="ce2">
            <text:p>26,81480972</text:p>
          </table:table-cell>
          <table:table-cell office:value-type="float" office:value="6.7684491863053502" table:style-name="ce2">
            <text:p>6,768449186</text:p>
          </table:table-cell>
          <table:table-cell office:value-type="float" office:value="13.616422284426401" table:style-name="ce2">
            <text:p>13,61642228</text:p>
          </table:table-cell>
          <table:table-cell office:value-type="float" office:value="-12.2970369651228" table:style-name="ce2">
            <text:p>-12,29703697</text:p>
          </table:table-cell>
          <table:table-cell office:value-type="float" office:value="91.603157223034202" table:formula="of:=[.G615]-[.B615]" table:style-name="ce2">
            <text:p>91,60315722</text:p>
          </table:table-cell>
          <table:table-cell office:value-type="float" office:value="-50.134164250646052" table:formula="of:=[.H615]-[.C615]" table:style-name="ce2">
            <text:p>-50,13416425</text:p>
          </table:table-cell>
          <table:table-cell office:value-type="float" office:value="57.658657209108796" table:formula="of:=[.I615]-[.D615]" table:style-name="ce2">
            <text:p>57,65865721</text:p>
          </table:table-cell>
          <table:table-cell office:value-type="float" office:value="-78.454036797295203" table:formula="of:=[.J615]-[.E615]" table:style-name="ce2">
            <text:p>-78,4540368</text:p>
          </table:table-cell>
          <table:table-cell table:number-columns-repeated="16370"/>
        </table:table-row>
        <table:table-row table:style-name="ro1">
          <table:table-cell office:value-type="float" office:value="615" table:style-name="ce2">
            <text:p>615</text:p>
          </table:table-cell>
          <table:table-cell office:value-type="float" office:value="71.331733307298805" table:style-name="ce2">
            <text:p>71,33173331</text:p>
          </table:table-cell>
          <table:table-cell office:value-type="float" office:value="12.886565368666099" table:style-name="ce2">
            <text:p>12,88656537</text:p>
          </table:table-cell>
          <table:table-cell office:value-type="float" office:value="-8.1341839002726992" table:style-name="ce2">
            <text:p>-8,1341839</text:p>
          </table:table-cell>
          <table:table-cell office:value-type="float" office:value="-22.215711268332399" table:style-name="ce2">
            <text:p>-22,21571127</text:p>
          </table:table-cell>
          <table:table-cell office:value-type="float" office:value="1315" table:style-name="ce2">
            <text:p>1315</text:p>
          </table:table-cell>
          <table:table-cell office:value-type="float" office:value="-80.064811460438705" table:style-name="ce2">
            <text:p>-80,06481146</text:p>
          </table:table-cell>
          <table:table-cell office:value-type="float" office:value="3.2966310788208801" table:style-name="ce2">
            <text:p>3,296631079</text:p>
          </table:table-cell>
          <table:table-cell office:value-type="float" office:value="64.365816454681905" table:style-name="ce2">
            <text:p>64,36581645</text:p>
          </table:table-cell>
          <table:table-cell office:value-type="float" office:value="72.124727170704801" table:style-name="ce2">
            <text:p>72,12472717</text:p>
          </table:table-cell>
          <table:table-cell office:value-type="float" office:value="-151.39654476773751" table:formula="of:=[.G616]-[.B616]" table:style-name="ce2">
            <text:p>-151,3965448</text:p>
          </table:table-cell>
          <table:table-cell office:value-type="float" office:value="-9.5899342898452193" table:formula="of:=[.H616]-[.C616]" table:style-name="ce2">
            <text:p>-9,58993429</text:p>
          </table:table-cell>
          <table:table-cell office:value-type="float" office:value="72.500000354954608" table:formula="of:=[.I616]-[.D616]" table:style-name="ce2">
            <text:p>72,50000035</text:p>
          </table:table-cell>
          <table:table-cell office:value-type="float" office:value="94.3404384390372" table:formula="of:=[.J616]-[.E616]" table:style-name="ce2">
            <text:p>94,34043844</text:p>
          </table:table-cell>
          <table:table-cell table:number-columns-repeated="16370"/>
        </table:table-row>
        <table:table-row table:style-name="ro1">
          <table:table-cell office:value-type="float" office:value="616" table:style-name="ce2">
            <text:p>616</text:p>
          </table:table-cell>
          <table:table-cell office:value-type="float" office:value="59.712067963648899" table:style-name="ce2">
            <text:p>59,71206796</text:p>
          </table:table-cell>
          <table:table-cell office:value-type="float" office:value="-86.583811202624702" table:style-name="ce2">
            <text:p>-86,5838112</text:p>
          </table:table-cell>
          <table:table-cell office:value-type="float" office:value="-59.848180687555903" table:style-name="ce2">
            <text:p>-59,84818069</text:p>
          </table:table-cell>
          <table:table-cell office:value-type="float" office:value="37.871351600376599" table:style-name="ce2">
            <text:p>37,8713516</text:p>
          </table:table-cell>
          <table:table-cell office:value-type="float" office:value="1316" table:style-name="ce2">
            <text:p>1316</text:p>
          </table:table-cell>
          <table:table-cell office:value-type="float" office:value="-31.044389345638699" table:style-name="ce2">
            <text:p>-31,04438935</text:p>
          </table:table-cell>
          <table:table-cell office:value-type="float" office:value="-49.398640540115501" table:style-name="ce2">
            <text:p>-49,39864054</text:p>
          </table:table-cell>
          <table:table-cell office:value-type="float" office:value="-24.747039578103401" table:style-name="ce2">
            <text:p>-24,74703958</text:p>
          </table:table-cell>
          <table:table-cell office:value-type="float" office:value="-61.616556237559699" table:style-name="ce2">
            <text:p>-61,61655624</text:p>
          </table:table-cell>
          <table:table-cell office:value-type="float" office:value="-90.756457309287597" table:formula="of:=[.G617]-[.B617]" table:style-name="ce2">
            <text:p>-90,75645731</text:p>
          </table:table-cell>
          <table:table-cell office:value-type="float" office:value="37.185170662509201" table:formula="of:=[.H617]-[.C617]" table:style-name="ce2">
            <text:p>37,18517066</text:p>
          </table:table-cell>
          <table:table-cell office:value-type="float" office:value="35.101141109452499" table:formula="of:=[.I617]-[.D617]" table:style-name="ce2">
            <text:p>35,10114111</text:p>
          </table:table-cell>
          <table:table-cell office:value-type="float" office:value="-99.487907837936291" table:formula="of:=[.J617]-[.E617]" table:style-name="ce2">
            <text:p>-99,48790784</text:p>
          </table:table-cell>
          <table:table-cell table:number-columns-repeated="16370"/>
        </table:table-row>
        <table:table-row table:style-name="ro1">
          <table:table-cell office:value-type="float" office:value="617" table:style-name="ce2">
            <text:p>617</text:p>
          </table:table-cell>
          <table:table-cell office:value-type="float" office:value="-13.082552047251299" table:style-name="ce2">
            <text:p>-13,08255205</text:p>
          </table:table-cell>
          <table:table-cell office:value-type="float" office:value="-11.904563735636801" table:style-name="ce2">
            <text:p>-11,90456374</text:p>
          </table:table-cell>
          <table:table-cell office:value-type="float" office:value="-47.0874744550473" table:style-name="ce2">
            <text:p>-47,08747446</text:p>
          </table:table-cell>
          <table:table-cell office:value-type="float" office:value="45.679249483985998" table:style-name="ce2">
            <text:p>45,67924948</text:p>
          </table:table-cell>
          <table:table-cell office:value-type="float" office:value="1317" table:style-name="ce2">
            <text:p>1317</text:p>
          </table:table-cell>
          <table:table-cell office:value-type="float" office:value="10.258949385381101" table:style-name="ce2">
            <text:p>10,25894939</text:p>
          </table:table-cell>
          <table:table-cell office:value-type="float" office:value="7.15115834852344" table:style-name="ce2">
            <text:p>7,151158349</text:p>
          </table:table-cell>
          <table:table-cell office:value-type="float" office:value="31.1880856388842" table:style-name="ce2">
            <text:p>31,18808564</text:p>
          </table:table-cell>
          <table:table-cell office:value-type="float" office:value="-17.345173074976099" table:style-name="ce2">
            <text:p>-17,34517307</text:p>
          </table:table-cell>
          <table:table-cell office:value-type="float" office:value="23.341501432632398" table:formula="of:=[.G618]-[.B618]" table:style-name="ce2">
            <text:p>23,34150143</text:p>
          </table:table-cell>
          <table:table-cell office:value-type="float" office:value="19.055722084160241" table:formula="of:=[.H618]-[.C618]" table:style-name="ce2">
            <text:p>19,05572208</text:p>
          </table:table-cell>
          <table:table-cell office:value-type="float" office:value="78.275560093931503" table:formula="of:=[.I618]-[.D618]" table:style-name="ce2">
            <text:p>78,27556009</text:p>
          </table:table-cell>
          <table:table-cell office:value-type="float" office:value="-63.024422558962101" table:formula="of:=[.J618]-[.E618]" table:style-name="ce2">
            <text:p>-63,02442256</text:p>
          </table:table-cell>
          <table:table-cell table:number-columns-repeated="16370"/>
        </table:table-row>
        <table:table-row table:style-name="ro1">
          <table:table-cell office:value-type="float" office:value="618" table:style-name="ce2">
            <text:p>618</text:p>
          </table:table-cell>
          <table:table-cell office:value-type="float" office:value="18.420160886435301" table:style-name="ce2">
            <text:p>18,42016089</text:p>
          </table:table-cell>
          <table:table-cell office:value-type="float" office:value="-87.107634910917696" table:style-name="ce2">
            <text:p>-87,10763491</text:p>
          </table:table-cell>
          <table:table-cell office:value-type="float" office:value="-37.092379366794603" table:style-name="ce2">
            <text:p>-37,09237937</text:p>
          </table:table-cell>
          <table:table-cell office:value-type="float" office:value="62.787843679886002" table:style-name="ce2">
            <text:p>62,78784368</text:p>
          </table:table-cell>
          <table:table-cell office:value-type="float" office:value="1318" table:style-name="ce2">
            <text:p>1318</text:p>
          </table:table-cell>
          <table:table-cell office:value-type="float" office:value="-88.218588062156797" table:style-name="ce2">
            <text:p>-88,21858806</text:p>
          </table:table-cell>
          <table:table-cell office:value-type="float" office:value="45.7413851742565" table:style-name="ce2">
            <text:p>45,74138517</text:p>
          </table:table-cell>
          <table:table-cell office:value-type="float" office:value="-79.849008533268105" table:style-name="ce2">
            <text:p>-79,84900853</text:p>
          </table:table-cell>
          <table:table-cell office:value-type="float" office:value="-16.6253235826196" table:style-name="ce2">
            <text:p>-16,62532358</text:p>
          </table:table-cell>
          <table:table-cell office:value-type="float" office:value="-106.6387489485921" table:formula="of:=[.G619]-[.B619]" table:style-name="ce2">
            <text:p>-106,6387489</text:p>
          </table:table-cell>
          <table:table-cell office:value-type="float" office:value="132.8490200851742" table:formula="of:=[.H619]-[.C619]" table:style-name="ce2">
            <text:p>132,8490201</text:p>
          </table:table-cell>
          <table:table-cell office:value-type="float" office:value="-42.756629166473502" table:formula="of:=[.I619]-[.D619]" table:style-name="ce2">
            <text:p>-42,75662917</text:p>
          </table:table-cell>
          <table:table-cell office:value-type="float" office:value="-79.413167262505596" table:formula="of:=[.J619]-[.E619]" table:style-name="ce2">
            <text:p>-79,41316726</text:p>
          </table:table-cell>
          <table:table-cell table:number-columns-repeated="16370"/>
        </table:table-row>
        <table:table-row table:style-name="ro1">
          <table:table-cell office:value-type="float" office:value="619" table:style-name="ce2">
            <text:p>619</text:p>
          </table:table-cell>
          <table:table-cell office:value-type="float" office:value="-21.042099857754501" table:style-name="ce2">
            <text:p>-21,04209986</text:p>
          </table:table-cell>
          <table:table-cell office:value-type="float" office:value="-13.388888228272799" table:style-name="ce2">
            <text:p>-13,38888823</text:p>
          </table:table-cell>
          <table:table-cell office:value-type="float" office:value="-68.8022900526326" table:style-name="ce2">
            <text:p>-68,80229005</text:p>
          </table:table-cell>
          <table:table-cell office:value-type="float" office:value="-50.991014308564502" table:style-name="ce2">
            <text:p>-50,99101431</text:p>
          </table:table-cell>
          <table:table-cell office:value-type="float" office:value="1319" table:style-name="ce2">
            <text:p>1319</text:p>
          </table:table-cell>
          <table:table-cell office:value-type="float" office:value="-35.012258111585602" table:style-name="ce2">
            <text:p>-35,01225811</text:p>
          </table:table-cell>
          <table:table-cell office:value-type="float" office:value="-84.876996690953803" table:style-name="ce2">
            <text:p>-84,87699669</text:p>
          </table:table-cell>
          <table:table-cell office:value-type="float" office:value="17.491403264519899" table:style-name="ce2">
            <text:p>17,49140326</text:p>
          </table:table-cell>
          <table:table-cell office:value-type="float" office:value="26.295815473027201" table:style-name="ce2">
            <text:p>26,29581547</text:p>
          </table:table-cell>
          <table:table-cell office:value-type="float" office:value="-13.970158253831102" table:formula="of:=[.G620]-[.B620]" table:style-name="ce2">
            <text:p>-13,97015825</text:p>
          </table:table-cell>
          <table:table-cell office:value-type="float" office:value="-71.488108462680998" table:formula="of:=[.H620]-[.C620]" table:style-name="ce2">
            <text:p>-71,48810846</text:p>
          </table:table-cell>
          <table:table-cell office:value-type="float" office:value="86.293693317152503" table:formula="of:=[.I620]-[.D620]" table:style-name="ce2">
            <text:p>86,29369332</text:p>
          </table:table-cell>
          <table:table-cell office:value-type="float" office:value="77.286829781591706" table:formula="of:=[.J620]-[.E620]" table:style-name="ce2">
            <text:p>77,28682978</text:p>
          </table:table-cell>
          <table:table-cell table:number-columns-repeated="16370"/>
        </table:table-row>
        <table:table-row table:style-name="ro1">
          <table:table-cell office:value-type="float" office:value="620" table:style-name="ce2">
            <text:p>620</text:p>
          </table:table-cell>
          <table:table-cell office:value-type="float" office:value="-84.975809956373695" table:style-name="ce2">
            <text:p>-84,97580996</text:p>
          </table:table-cell>
          <table:table-cell office:value-type="float" office:value="-31.522083067259999" table:style-name="ce2">
            <text:p>-31,52208307</text:p>
          </table:table-cell>
          <table:table-cell office:value-type="float" office:value="63.177177770335398" table:style-name="ce2">
            <text:p>63,17717777</text:p>
          </table:table-cell>
          <table:table-cell office:value-type="float" office:value="-0.44889063985861499" table:style-name="ce2">
            <text:p>-0,44889064</text:p>
          </table:table-cell>
          <table:table-cell office:value-type="float" office:value="1320" table:style-name="ce2">
            <text:p>1320</text:p>
          </table:table-cell>
          <table:table-cell office:value-type="float" office:value="78.319663785196497" table:style-name="ce2">
            <text:p>78,31966379</text:p>
          </table:table-cell>
          <table:table-cell office:value-type="float" office:value="-10.340515752835101" table:style-name="ce2">
            <text:p>-10,34051575</text:p>
          </table:table-cell>
          <table:table-cell office:value-type="float" office:value="44.718119930469499" table:style-name="ce2">
            <text:p>44,71811993</text:p>
          </table:table-cell>
          <table:table-cell office:value-type="float" office:value="16.090578749832002" table:style-name="ce2">
            <text:p>16,09057875</text:p>
          </table:table-cell>
          <table:table-cell office:value-type="float" office:value="163.29547374157019" table:formula="of:=[.G621]-[.B621]" table:style-name="ce2">
            <text:p>163,2954737</text:p>
          </table:table-cell>
          <table:table-cell office:value-type="float" office:value="21.181567314424896" table:formula="of:=[.H621]-[.C621]" table:style-name="ce2">
            <text:p>21,18156731</text:p>
          </table:table-cell>
          <table:table-cell office:value-type="float" office:value="-18.459057839865899" table:formula="of:=[.I621]-[.D621]" table:style-name="ce2">
            <text:p>-18,45905784</text:p>
          </table:table-cell>
          <table:table-cell office:value-type="float" office:value="16.539469389690616" table:formula="of:=[.J621]-[.E621]" table:style-name="ce2">
            <text:p>16,53946939</text:p>
          </table:table-cell>
          <table:table-cell table:number-columns-repeated="16370"/>
        </table:table-row>
        <table:table-row table:style-name="ro1">
          <table:table-cell office:value-type="float" office:value="621" table:style-name="ce2">
            <text:p>621</text:p>
          </table:table-cell>
          <table:table-cell office:value-type="float" office:value="-68.9137664062456" table:style-name="ce2">
            <text:p>-68,91376641</text:p>
          </table:table-cell>
          <table:table-cell office:value-type="float" office:value="89.180818645405296" table:style-name="ce2">
            <text:p>89,18081865</text:p>
          </table:table-cell>
          <table:table-cell office:value-type="float" office:value="78.473104181376698" table:style-name="ce2">
            <text:p>78,47310418</text:p>
          </table:table-cell>
          <table:table-cell office:value-type="float" office:value="-5.9526117356134298" table:style-name="ce2">
            <text:p>-5,952611736</text:p>
          </table:table-cell>
          <table:table-cell office:value-type="float" office:value="1321" table:style-name="ce2">
            <text:p>1321</text:p>
          </table:table-cell>
          <table:table-cell office:value-type="float" office:value="37.166098541883997" table:style-name="ce2">
            <text:p>37,16609854</text:p>
          </table:table-cell>
          <table:table-cell office:value-type="float" office:value="-28.433639269061398" table:style-name="ce2">
            <text:p>-28,43363927</text:p>
          </table:table-cell>
          <table:table-cell office:value-type="float" office:value="78.900345017324597" table:style-name="ce2">
            <text:p>78,90034502</text:p>
          </table:table-cell>
          <table:table-cell office:value-type="float" office:value="79.2322648309014" table:style-name="ce2">
            <text:p>79,23226483</text:p>
          </table:table-cell>
          <table:table-cell office:value-type="float" office:value="106.0798649481296" table:formula="of:=[.G622]-[.B622]" table:style-name="ce2">
            <text:p>106,0798649</text:p>
          </table:table-cell>
          <table:table-cell office:value-type="float" office:value="-117.6144579144667" table:formula="of:=[.H622]-[.C622]" table:style-name="ce2">
            <text:p>-117,6144579</text:p>
          </table:table-cell>
          <table:table-cell office:value-type="float" office:value="0.42724083594789874" table:formula="of:=[.I622]-[.D622]" table:style-name="ce2">
            <text:p>0,427240836</text:p>
          </table:table-cell>
          <table:table-cell office:value-type="float" office:value="85.184876566514831" table:formula="of:=[.J622]-[.E622]" table:style-name="ce2">
            <text:p>85,18487657</text:p>
          </table:table-cell>
          <table:table-cell table:number-columns-repeated="16370"/>
        </table:table-row>
        <table:table-row table:style-name="ro1">
          <table:table-cell office:value-type="float" office:value="622" table:style-name="ce2">
            <text:p>622</text:p>
          </table:table-cell>
          <table:table-cell office:value-type="float" office:value="5.6537385022248001" table:style-name="ce2">
            <text:p>5,653738502</text:p>
          </table:table-cell>
          <table:table-cell office:value-type="float" office:value="-5.46807088111008" table:style-name="ce2">
            <text:p>-5,468070881</text:p>
          </table:table-cell>
          <table:table-cell office:value-type="float" office:value="-24.035501475200501" table:style-name="ce2">
            <text:p>-24,03550148</text:p>
          </table:table-cell>
          <table:table-cell office:value-type="float" office:value="24.672311558241301" table:style-name="ce2">
            <text:p>24,67231156</text:p>
          </table:table-cell>
          <table:table-cell office:value-type="float" office:value="1322" table:style-name="ce2">
            <text:p>1322</text:p>
          </table:table-cell>
          <table:table-cell office:value-type="float" office:value="9.2113331316018296" table:style-name="ce2">
            <text:p>9,211333132</text:p>
          </table:table-cell>
          <table:table-cell office:value-type="float" office:value="-47.5437478762274" table:style-name="ce2">
            <text:p>-47,54374788</text:p>
          </table:table-cell>
          <table:table-cell office:value-type="float" office:value="-24.406030495441598" table:style-name="ce2">
            <text:p>-24,4060305</text:p>
          </table:table-cell>
          <table:table-cell office:value-type="float" office:value="62.014536638772697" table:style-name="ce2">
            <text:p>62,01453664</text:p>
          </table:table-cell>
          <table:table-cell office:value-type="float" office:value="3.5575946293770295" table:formula="of:=[.G623]-[.B623]" table:style-name="ce2">
            <text:p>3,557594629</text:p>
          </table:table-cell>
          <table:table-cell office:value-type="float" office:value="-42.07567699511732" table:formula="of:=[.H623]-[.C623]" table:style-name="ce2">
            <text:p>-42,075677</text:p>
          </table:table-cell>
          <table:table-cell office:value-type="float" office:value="-0.37052902024109713" table:formula="of:=[.I623]-[.D623]" table:style-name="ce2">
            <text:p>-0,37052902</text:p>
          </table:table-cell>
          <table:table-cell office:value-type="float" office:value="37.342225080531392" table:formula="of:=[.J623]-[.E623]" table:style-name="ce2">
            <text:p>37,34222508</text:p>
          </table:table-cell>
          <table:table-cell table:number-columns-repeated="16370"/>
        </table:table-row>
        <table:table-row table:style-name="ro1">
          <table:table-cell office:value-type="float" office:value="623" table:style-name="ce2">
            <text:p>623</text:p>
          </table:table-cell>
          <table:table-cell office:value-type="float" office:value="4.7920514088350803" table:style-name="ce2">
            <text:p>4,792051409</text:p>
          </table:table-cell>
          <table:table-cell office:value-type="float" office:value="-23.726874103527798" table:style-name="ce2">
            <text:p>-23,7268741</text:p>
          </table:table-cell>
          <table:table-cell office:value-type="float" office:value="63.033211791414402" table:style-name="ce2">
            <text:p>63,03321179</text:p>
          </table:table-cell>
          <table:table-cell office:value-type="float" office:value="7.0259833108517498" table:style-name="ce2">
            <text:p>7,025983311</text:p>
          </table:table-cell>
          <table:table-cell office:value-type="float" office:value="1323" table:style-name="ce2">
            <text:p>1323</text:p>
          </table:table-cell>
          <table:table-cell office:value-type="float" office:value="-2.7201656209140999" table:style-name="ce2">
            <text:p>-2,720165621</text:p>
          </table:table-cell>
          <table:table-cell office:value-type="float" office:value="-1.7977245579263299" table:style-name="ce2">
            <text:p>-1,797724558</text:p>
          </table:table-cell>
          <table:table-cell office:value-type="float" office:value="-20.644721968317999" table:style-name="ce2">
            <text:p>-20,64472197</text:p>
          </table:table-cell>
          <table:table-cell office:value-type="float" office:value="79.416664249090701" table:style-name="ce2">
            <text:p>79,41666425</text:p>
          </table:table-cell>
          <table:table-cell office:value-type="float" office:value="-7.5122170297491806" table:formula="of:=[.G624]-[.B624]" table:style-name="ce2">
            <text:p>-7,51221703</text:p>
          </table:table-cell>
          <table:table-cell office:value-type="float" office:value="21.929149545601469" table:formula="of:=[.H624]-[.C624]" table:style-name="ce2">
            <text:p>21,92914955</text:p>
          </table:table-cell>
          <table:table-cell office:value-type="float" office:value="-83.677933759732397" table:formula="of:=[.I624]-[.D624]" table:style-name="ce2">
            <text:p>-83,67793376</text:p>
          </table:table-cell>
          <table:table-cell office:value-type="float" office:value="72.390680938238944" table:formula="of:=[.J624]-[.E624]" table:style-name="ce2">
            <text:p>72,39068094</text:p>
          </table:table-cell>
          <table:table-cell table:number-columns-repeated="16370"/>
        </table:table-row>
        <table:table-row table:style-name="ro1">
          <table:table-cell office:value-type="float" office:value="624" table:style-name="ce2">
            <text:p>624</text:p>
          </table:table-cell>
          <table:table-cell office:value-type="float" office:value="62.736241644791797" table:style-name="ce2">
            <text:p>62,73624164</text:p>
          </table:table-cell>
          <table:table-cell office:value-type="float" office:value="-6.1258173751947202" table:style-name="ce2">
            <text:p>-6,125817375</text:p>
          </table:table-cell>
          <table:table-cell office:value-type="float" office:value="65.956029123378798" table:style-name="ce2">
            <text:p>65,95602912</text:p>
          </table:table-cell>
          <table:table-cell office:value-type="float" office:value="48.498019431901199" table:style-name="ce2">
            <text:p>48,49801943</text:p>
          </table:table-cell>
          <table:table-cell office:value-type="float" office:value="1324" table:style-name="ce2">
            <text:p>1324</text:p>
          </table:table-cell>
          <table:table-cell office:value-type="float" office:value="55.347883588323697" table:style-name="ce2">
            <text:p>55,34788359</text:p>
          </table:table-cell>
          <table:table-cell office:value-type="float" office:value="87.477116272529599" table:style-name="ce2">
            <text:p>87,47711627</text:p>
          </table:table-cell>
          <table:table-cell office:value-type="float" office:value="0.57285465242227696" table:style-name="ce2">
            <text:p>0,572854652</text:p>
          </table:table-cell>
          <table:table-cell office:value-type="float" office:value="8.6644692538518804" table:style-name="ce2">
            <text:p>8,664469254</text:p>
          </table:table-cell>
          <table:table-cell office:value-type="float" office:value="-7.3883580564680997" table:formula="of:=[.G625]-[.B625]" table:style-name="ce2">
            <text:p>-7,388358056</text:p>
          </table:table-cell>
          <table:table-cell office:value-type="float" office:value="93.602933647724313" table:formula="of:=[.H625]-[.C625]" table:style-name="ce2">
            <text:p>93,60293365</text:p>
          </table:table-cell>
          <table:table-cell office:value-type="float" office:value="-65.383174470956519" table:formula="of:=[.I625]-[.D625]" table:style-name="ce2">
            <text:p>-65,38317447</text:p>
          </table:table-cell>
          <table:table-cell office:value-type="float" office:value="-39.833550178049322" table:formula="of:=[.J625]-[.E625]" table:style-name="ce2">
            <text:p>-39,83355018</text:p>
          </table:table-cell>
          <table:table-cell table:number-columns-repeated="16370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float" office:value="27.1310709483074" table:style-name="ce2">
            <text:p>27,13107095</text:p>
          </table:table-cell>
          <table:table-cell office:value-type="float" office:value="37.161712337338599" table:style-name="ce2">
            <text:p>37,16171234</text:p>
          </table:table-cell>
          <table:table-cell office:value-type="float" office:value="-64.837964240588803" table:style-name="ce2">
            <text:p>-64,83796424</text:p>
          </table:table-cell>
          <table:table-cell office:value-type="float" office:value="-42.471752962190102" table:style-name="ce2">
            <text:p>-42,47175296</text:p>
          </table:table-cell>
          <table:table-cell office:value-type="float" office:value="1325" table:style-name="ce2">
            <text:p>1325</text:p>
          </table:table-cell>
          <table:table-cell office:value-type="float" office:value="65.188327239651201" table:style-name="ce2">
            <text:p>65,18832724</text:p>
          </table:table-cell>
          <table:table-cell office:value-type="float" office:value="8.2478044799369297" table:style-name="ce2">
            <text:p>8,24780448</text:p>
          </table:table-cell>
          <table:table-cell office:value-type="float" office:value="-34.401610045277501" table:style-name="ce2">
            <text:p>-34,40161005</text:p>
          </table:table-cell>
          <table:table-cell office:value-type="float" office:value="-22.579761693343301" table:style-name="ce2">
            <text:p>-22,57976169</text:p>
          </table:table-cell>
          <table:table-cell office:value-type="float" office:value="38.057256291343805" table:formula="of:=[.G626]-[.B626]" table:style-name="ce2">
            <text:p>38,05725629</text:p>
          </table:table-cell>
          <table:table-cell office:value-type="float" office:value="-28.913907857401668" table:formula="of:=[.H626]-[.C626]" table:style-name="ce2">
            <text:p>-28,91390786</text:p>
          </table:table-cell>
          <table:table-cell office:value-type="float" office:value="30.436354195311303" table:formula="of:=[.I626]-[.D626]" table:style-name="ce2">
            <text:p>30,4363542</text:p>
          </table:table-cell>
          <table:table-cell office:value-type="float" office:value="19.891991268846802" table:formula="of:=[.J626]-[.E626]" table:style-name="ce2">
            <text:p>19,89199127</text:p>
          </table:table-cell>
          <table:table-cell table:number-columns-repeated="16370"/>
        </table:table-row>
        <table:table-row table:style-name="ro1">
          <table:table-cell office:value-type="float" office:value="626" table:style-name="ce2">
            <text:p>626</text:p>
          </table:table-cell>
          <table:table-cell office:value-type="float" office:value="-44.988163698853199" table:style-name="ce2">
            <text:p>-44,9881637</text:p>
          </table:table-cell>
          <table:table-cell office:value-type="float" office:value="-38.202662989367703" table:style-name="ce2">
            <text:p>-38,20266299</text:p>
          </table:table-cell>
          <table:table-cell office:value-type="float" office:value="-65.413665114177903" table:style-name="ce2">
            <text:p>-65,41366511</text:p>
          </table:table-cell>
          <table:table-cell office:value-type="float" office:value="30.625167815160999" table:style-name="ce2">
            <text:p>30,62516782</text:p>
          </table:table-cell>
          <table:table-cell office:value-type="float" office:value="1326" table:style-name="ce2">
            <text:p>1326</text:p>
          </table:table-cell>
          <table:table-cell office:value-type="float" office:value="89.767329059352704" table:style-name="ce2">
            <text:p>89,76732906</text:p>
          </table:table-cell>
          <table:table-cell office:value-type="float" office:value="-78.836373960683304" table:style-name="ce2">
            <text:p>-78,83637396</text:p>
          </table:table-cell>
          <table:table-cell office:value-type="float" office:value="48.404700694073398" table:style-name="ce2">
            <text:p>48,40470069</text:p>
          </table:table-cell>
          <table:table-cell office:value-type="float" office:value="-72.382702902297098" table:style-name="ce2">
            <text:p>-72,3827029</text:p>
          </table:table-cell>
          <table:table-cell office:value-type="float" office:value="134.75549275820589" table:formula="of:=[.G627]-[.B627]" table:style-name="ce2">
            <text:p>134,7554928</text:p>
          </table:table-cell>
          <table:table-cell office:value-type="float" office:value="-40.633710971315601" table:formula="of:=[.H627]-[.C627]" table:style-name="ce2">
            <text:p>-40,63371097</text:p>
          </table:table-cell>
          <table:table-cell office:value-type="float" office:value="113.8183658082513" table:formula="of:=[.I627]-[.D627]" table:style-name="ce2">
            <text:p>113,8183658</text:p>
          </table:table-cell>
          <table:table-cell office:value-type="float" office:value="-103.0078707174581" table:formula="of:=[.J627]-[.E627]" table:style-name="ce2">
            <text:p>-103,0078707</text:p>
          </table:table-cell>
          <table:table-cell table:number-columns-repeated="16370"/>
        </table:table-row>
        <table:table-row table:style-name="ro1">
          <table:table-cell office:value-type="float" office:value="627" table:style-name="ce2">
            <text:p>627</text:p>
          </table:table-cell>
          <table:table-cell office:value-type="float" office:value="-50.062945211592599" table:style-name="ce2">
            <text:p>-50,06294521</text:p>
          </table:table-cell>
          <table:table-cell office:value-type="float" office:value="36.5655097833383" table:style-name="ce2">
            <text:p>36,56550978</text:p>
          </table:table-cell>
          <table:table-cell office:value-type="float" office:value="-67.721027600164604" table:style-name="ce2">
            <text:p>-67,7210276</text:p>
          </table:table-cell>
          <table:table-cell office:value-type="float" office:value="0.38662460500129298" table:style-name="ce2">
            <text:p>0,386624605</text:p>
          </table:table-cell>
          <table:table-cell office:value-type="float" office:value="1327" table:style-name="ce2">
            <text:p>1327</text:p>
          </table:table-cell>
          <table:table-cell office:value-type="float" office:value="37.847530836658699" table:style-name="ce2">
            <text:p>37,84753084</text:p>
          </table:table-cell>
          <table:table-cell office:value-type="float" office:value="6.3006929135510497" table:style-name="ce2">
            <text:p>6,300692914</text:p>
          </table:table-cell>
          <table:table-cell office:value-type="float" office:value="-69.275548850327297" table:style-name="ce2">
            <text:p>-69,27554885</text:p>
          </table:table-cell>
          <table:table-cell office:value-type="float" office:value="13.611901568418601" table:style-name="ce2">
            <text:p>13,61190157</text:p>
          </table:table-cell>
          <table:table-cell office:value-type="float" office:value="87.910476048251297" table:formula="of:=[.G628]-[.B628]" table:style-name="ce2">
            <text:p>87,91047605</text:p>
          </table:table-cell>
          <table:table-cell office:value-type="float" office:value="-30.26481686978725" table:formula="of:=[.H628]-[.C628]" table:style-name="ce2">
            <text:p>-30,26481687</text:p>
          </table:table-cell>
          <table:table-cell office:value-type="float" office:value="-1.5545212501626935" table:formula="of:=[.I628]-[.D628]" table:style-name="ce2">
            <text:p>-1,55452125</text:p>
          </table:table-cell>
          <table:table-cell office:value-type="float" office:value="13.225276963417308" table:formula="of:=[.J628]-[.E628]" table:style-name="ce2">
            <text:p>13,22527696</text:p>
          </table:table-cell>
          <table:table-cell table:number-columns-repeated="16370"/>
        </table:table-row>
        <table:table-row table:style-name="ro1">
          <table:table-cell office:value-type="float" office:value="628" table:style-name="ce2">
            <text:p>628</text:p>
          </table:table-cell>
          <table:table-cell office:value-type="float" office:value="36.243938649919599" table:style-name="ce2">
            <text:p>36,24393865</text:p>
          </table:table-cell>
          <table:table-cell office:value-type="float" office:value="64.265568380722101" table:style-name="ce2">
            <text:p>64,26556838</text:p>
          </table:table-cell>
          <table:table-cell office:value-type="float" office:value="-57.416757459320799" table:style-name="ce2">
            <text:p>-57,41675746</text:p>
          </table:table-cell>
          <table:table-cell office:value-type="float" office:value="-23.7157843712321" table:style-name="ce2">
            <text:p>-23,71578437</text:p>
          </table:table-cell>
          <table:table-cell office:value-type="float" office:value="1328" table:style-name="ce2">
            <text:p>1328</text:p>
          </table:table-cell>
          <table:table-cell office:value-type="float" office:value="78.134395154336403" table:style-name="ce2">
            <text:p>78,13439515</text:p>
          </table:table-cell>
          <table:table-cell office:value-type="float" office:value="-53.212175845452499" table:style-name="ce2">
            <text:p>-53,21217585</text:p>
          </table:table-cell>
          <table:table-cell office:value-type="float" office:value="26.767129293271399" table:style-name="ce2">
            <text:p>26,76712929</text:p>
          </table:table-cell>
          <table:table-cell office:value-type="float" office:value="-41.734926315362699" table:style-name="ce2">
            <text:p>-41,73492632</text:p>
          </table:table-cell>
          <table:table-cell office:value-type="float" office:value="41.890456504416804" table:formula="of:=[.G629]-[.B629]" table:style-name="ce2">
            <text:p>41,8904565</text:p>
          </table:table-cell>
          <table:table-cell office:value-type="float" office:value="-117.47774422617459" table:formula="of:=[.H629]-[.C629]" table:style-name="ce2">
            <text:p>-117,4777442</text:p>
          </table:table-cell>
          <table:table-cell office:value-type="float" office:value="84.183886752592201" table:formula="of:=[.I629]-[.D629]" table:style-name="ce2">
            <text:p>84,18388675</text:p>
          </table:table-cell>
          <table:table-cell office:value-type="float" office:value="-18.019141944130599" table:formula="of:=[.J629]-[.E629]" table:style-name="ce2">
            <text:p>-18,01914194</text:p>
          </table:table-cell>
          <table:table-cell table:number-columns-repeated="16370"/>
        </table:table-row>
        <table:table-row table:style-name="ro1">
          <table:table-cell office:value-type="float" office:value="629" table:style-name="ce2">
            <text:p>629</text:p>
          </table:table-cell>
          <table:table-cell office:value-type="float" office:value="-57.109595373945098" table:style-name="ce2">
            <text:p>-57,10959537</text:p>
          </table:table-cell>
          <table:table-cell office:value-type="float" office:value="71.327271366804993" table:style-name="ce2">
            <text:p>71,32727137</text:p>
          </table:table-cell>
          <table:table-cell office:value-type="float" office:value="-58.573480069791799" table:style-name="ce2">
            <text:p>-58,57348007</text:p>
          </table:table-cell>
          <table:table-cell office:value-type="float" office:value="51.967514079255402" table:style-name="ce2">
            <text:p>51,96751408</text:p>
          </table:table-cell>
          <table:table-cell office:value-type="float" office:value="1329" table:style-name="ce2">
            <text:p>1329</text:p>
          </table:table-cell>
          <table:table-cell office:value-type="float" office:value="-85.336627935714901" table:style-name="ce2">
            <text:p>-85,33662794</text:p>
          </table:table-cell>
          <table:table-cell office:value-type="float" office:value="88.376832428354405" table:style-name="ce2">
            <text:p>88,37683243</text:p>
          </table:table-cell>
          <table:table-cell office:value-type="float" office:value="-16.406604160374801" table:style-name="ce2">
            <text:p>-16,40660416</text:p>
          </table:table-cell>
          <table:table-cell office:value-type="float" office:value="-66.265791250181707" table:style-name="ce2">
            <text:p>-66,26579125</text:p>
          </table:table-cell>
          <table:table-cell office:value-type="float" office:value="-28.227032561769803" table:formula="of:=[.G630]-[.B630]" table:style-name="ce2">
            <text:p>-28,22703256</text:p>
          </table:table-cell>
          <table:table-cell office:value-type="float" office:value="17.049561061549412" table:formula="of:=[.H630]-[.C630]" table:style-name="ce2">
            <text:p>17,04956106</text:p>
          </table:table-cell>
          <table:table-cell office:value-type="float" office:value="42.166875909417001" table:formula="of:=[.I630]-[.D630]" table:style-name="ce2">
            <text:p>42,16687591</text:p>
          </table:table-cell>
          <table:table-cell office:value-type="float" office:value="-118.23330532943712" table:formula="of:=[.J630]-[.E630]" table:style-name="ce2">
            <text:p>-118,2333053</text:p>
          </table:table-cell>
          <table:table-cell table:number-columns-repeated="16370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float" office:value="46.165782907368197" table:style-name="ce2">
            <text:p>46,16578291</text:p>
          </table:table-cell>
          <table:table-cell office:value-type="float" office:value="-17.871395114988999" table:style-name="ce2">
            <text:p>-17,87139511</text:p>
          </table:table-cell>
          <table:table-cell office:value-type="float" office:value="66.379107310229699" table:style-name="ce2">
            <text:p>66,37910731</text:p>
          </table:table-cell>
          <table:table-cell office:value-type="float" office:value="80.777446269332302" table:style-name="ce2">
            <text:p>80,77744627</text:p>
          </table:table-cell>
          <table:table-cell office:value-type="float" office:value="1330" table:style-name="ce2">
            <text:p>1330</text:p>
          </table:table-cell>
          <table:table-cell office:value-type="float" office:value="23.797844171637902" table:style-name="ce2">
            <text:p>23,79784417</text:p>
          </table:table-cell>
          <table:table-cell office:value-type="float" office:value="-52.595112168928502" table:style-name="ce2">
            <text:p>-52,59511217</text:p>
          </table:table-cell>
          <table:table-cell office:value-type="float" office:value="37.991330189195502" table:style-name="ce2">
            <text:p>37,99133019</text:p>
          </table:table-cell>
          <table:table-cell office:value-type="float" office:value="45.855668894455697" table:style-name="ce2">
            <text:p>45,85566889</text:p>
          </table:table-cell>
          <table:table-cell office:value-type="float" office:value="-22.367938735730295" table:formula="of:=[.G631]-[.B631]" table:style-name="ce2">
            <text:p>-22,36793874</text:p>
          </table:table-cell>
          <table:table-cell office:value-type="float" office:value="-34.723717053939502" table:formula="of:=[.H631]-[.C631]" table:style-name="ce2">
            <text:p>-34,72371705</text:p>
          </table:table-cell>
          <table:table-cell office:value-type="float" office:value="-28.387777121034198" table:formula="of:=[.I631]-[.D631]" table:style-name="ce2">
            <text:p>-28,38777712</text:p>
          </table:table-cell>
          <table:table-cell office:value-type="float" office:value="-34.921777374876605" table:formula="of:=[.J631]-[.E631]" table:style-name="ce2">
            <text:p>-34,92177737</text:p>
          </table:table-cell>
          <table:table-cell table:number-columns-repeated="16370"/>
        </table:table-row>
        <table:table-row table:style-name="ro1">
          <table:table-cell office:value-type="float" office:value="631" table:style-name="ce2">
            <text:p>631</text:p>
          </table:table-cell>
          <table:table-cell office:value-type="float" office:value="-16.315855357401201" table:style-name="ce2">
            <text:p>-16,31585536</text:p>
          </table:table-cell>
          <table:table-cell office:value-type="float" office:value="-73.822565913178707" table:style-name="ce2">
            <text:p>-73,82256591</text:p>
          </table:table-cell>
          <table:table-cell office:value-type="float" office:value="88.146220988114294" table:style-name="ce2">
            <text:p>88,14622099</text:p>
          </table:table-cell>
          <table:table-cell office:value-type="float" office:value="21.0032681479667" table:style-name="ce2">
            <text:p>21,00326815</text:p>
          </table:table-cell>
          <table:table-cell office:value-type="float" office:value="1331" table:style-name="ce2">
            <text:p>1331</text:p>
          </table:table-cell>
          <table:table-cell office:value-type="float" office:value="-3.0756329809677898" table:style-name="ce2">
            <text:p>-3,075632981</text:p>
          </table:table-cell>
          <table:table-cell office:value-type="float" office:value="-9.8745228101750708" table:style-name="ce2">
            <text:p>-9,87452281</text:p>
          </table:table-cell>
          <table:table-cell office:value-type="float" office:value="-61.670494588343203" table:style-name="ce2">
            <text:p>-61,67049459</text:p>
          </table:table-cell>
          <table:table-cell office:value-type="float" office:value="-79.831098532459507" table:style-name="ce2">
            <text:p>-79,83109853</text:p>
          </table:table-cell>
          <table:table-cell office:value-type="float" office:value="13.240222376433412" table:formula="of:=[.G632]-[.B632]" table:style-name="ce2">
            <text:p>13,24022238</text:p>
          </table:table-cell>
          <table:table-cell office:value-type="float" office:value="63.948043103003634" table:formula="of:=[.H632]-[.C632]" table:style-name="ce2">
            <text:p>63,9480431</text:p>
          </table:table-cell>
          <table:table-cell office:value-type="float" office:value="-149.81671557645751" table:formula="of:=[.I632]-[.D632]" table:style-name="ce2">
            <text:p>-149,8167156</text:p>
          </table:table-cell>
          <table:table-cell office:value-type="float" office:value="-100.8343666804262" table:formula="of:=[.J632]-[.E632]" table:style-name="ce2">
            <text:p>-100,8343667</text:p>
          </table:table-cell>
          <table:table-cell table:number-columns-repeated="16370"/>
        </table:table-row>
        <table:table-row table:style-name="ro1">
          <table:table-cell office:value-type="float" office:value="632" table:style-name="ce2">
            <text:p>632</text:p>
          </table:table-cell>
          <table:table-cell office:value-type="float" office:value="47.396793166192303" table:style-name="ce2">
            <text:p>47,39679317</text:p>
          </table:table-cell>
          <table:table-cell office:value-type="float" office:value="56.907703861524901" table:style-name="ce2">
            <text:p>56,90770386</text:p>
          </table:table-cell>
          <table:table-cell office:value-type="float" office:value="28.577413890791899" table:style-name="ce2">
            <text:p>28,57741389</text:p>
          </table:table-cell>
          <table:table-cell office:value-type="float" office:value="-41.7688148349201" table:style-name="ce2">
            <text:p>-41,76881483</text:p>
          </table:table-cell>
          <table:table-cell office:value-type="float" office:value="1332" table:style-name="ce2">
            <text:p>1332</text:p>
          </table:table-cell>
          <table:table-cell office:value-type="float" office:value="-46.2344687992166" table:style-name="ce2">
            <text:p>-46,2344688</text:p>
          </table:table-cell>
          <table:table-cell office:value-type="float" office:value="45.580908107807701" table:style-name="ce2">
            <text:p>45,58090811</text:p>
          </table:table-cell>
          <table:table-cell office:value-type="float" office:value="-49.059942785652702" table:style-name="ce2">
            <text:p>-49,05994279</text:p>
          </table:table-cell>
          <table:table-cell office:value-type="float" office:value="41.8672275726368" table:style-name="ce2">
            <text:p>41,86722757</text:p>
          </table:table-cell>
          <table:table-cell office:value-type="float" office:value="-93.631261965408896" table:formula="of:=[.G633]-[.B633]" table:style-name="ce2">
            <text:p>-93,63126197</text:p>
          </table:table-cell>
          <table:table-cell office:value-type="float" office:value="-11.326795753717199" table:formula="of:=[.H633]-[.C633]" table:style-name="ce2">
            <text:p>-11,32679575</text:p>
          </table:table-cell>
          <table:table-cell office:value-type="float" office:value="-77.637356676444597" table:formula="of:=[.I633]-[.D633]" table:style-name="ce2">
            <text:p>-77,63735668</text:p>
          </table:table-cell>
          <table:table-cell office:value-type="float" office:value="83.6360424075569" table:formula="of:=[.J633]-[.E633]" table:style-name="ce2">
            <text:p>83,63604241</text:p>
          </table:table-cell>
          <table:table-cell table:number-columns-repeated="16370"/>
        </table:table-row>
        <table:table-row table:style-name="ro1">
          <table:table-cell office:value-type="float" office:value="633" table:style-name="ce2">
            <text:p>633</text:p>
          </table:table-cell>
          <table:table-cell office:value-type="float" office:value="-1.0603330970277001" table:style-name="ce2">
            <text:p>-1,060333097</text:p>
          </table:table-cell>
          <table:table-cell office:value-type="float" office:value="25.857993877311898" table:style-name="ce2">
            <text:p>25,85799388</text:p>
          </table:table-cell>
          <table:table-cell office:value-type="float" office:value="86.706891168239594" table:style-name="ce2">
            <text:p>86,70689117</text:p>
          </table:table-cell>
          <table:table-cell office:value-type="float" office:value="-86.607462215021997" table:style-name="ce2">
            <text:p>-86,60746222</text:p>
          </table:table-cell>
          <table:table-cell office:value-type="float" office:value="1333" table:style-name="ce2">
            <text:p>1333</text:p>
          </table:table-cell>
          <table:table-cell office:value-type="float" office:value="68.397489037928295" table:style-name="ce2">
            <text:p>68,39748904</text:p>
          </table:table-cell>
          <table:table-cell office:value-type="float" office:value="61.726427213365902" table:style-name="ce2">
            <text:p>61,72642721</text:p>
          </table:table-cell>
          <table:table-cell office:value-type="float" office:value="15.7622522196896" table:style-name="ce2">
            <text:p>15,76225222</text:p>
          </table:table-cell>
          <table:table-cell office:value-type="float" office:value="-29.9250316621232" table:style-name="ce2">
            <text:p>-29,92503166</text:p>
          </table:table-cell>
          <table:table-cell office:value-type="float" office:value="69.45782213495599" table:formula="of:=[.G634]-[.B634]" table:style-name="ce2">
            <text:p>69,45782213</text:p>
          </table:table-cell>
          <table:table-cell office:value-type="float" office:value="35.868433336054004" table:formula="of:=[.H634]-[.C634]" table:style-name="ce2">
            <text:p>35,86843334</text:p>
          </table:table-cell>
          <table:table-cell office:value-type="float" office:value="-70.944638948549994" table:formula="of:=[.I634]-[.D634]" table:style-name="ce2">
            <text:p>-70,94463895</text:p>
          </table:table-cell>
          <table:table-cell office:value-type="float" office:value="56.682430552898794" table:formula="of:=[.J634]-[.E634]" table:style-name="ce2">
            <text:p>56,68243055</text:p>
          </table:table-cell>
          <table:table-cell table:number-columns-repeated="16370"/>
        </table:table-row>
        <table:table-row table:style-name="ro1">
          <table:table-cell office:value-type="float" office:value="634" table:style-name="ce2">
            <text:p>634</text:p>
          </table:table-cell>
          <table:table-cell office:value-type="float" office:value="6.2936794280437898" table:style-name="ce2">
            <text:p>6,293679428</text:p>
          </table:table-cell>
          <table:table-cell office:value-type="float" office:value="-84.434951262480098" table:style-name="ce2">
            <text:p>-84,43495126</text:p>
          </table:table-cell>
          <table:table-cell office:value-type="float" office:value="39.095163107026401" table:style-name="ce2">
            <text:p>39,09516311</text:p>
          </table:table-cell>
          <table:table-cell office:value-type="float" office:value="-31.301371266077499" table:style-name="ce2">
            <text:p>-31,30137127</text:p>
          </table:table-cell>
          <table:table-cell office:value-type="float" office:value="1334" table:style-name="ce2">
            <text:p>1334</text:p>
          </table:table-cell>
          <table:table-cell office:value-type="float" office:value="45.656788909337799" table:style-name="ce2">
            <text:p>45,65678891</text:p>
          </table:table-cell>
          <table:table-cell office:value-type="float" office:value="31.1741247267049" table:style-name="ce2">
            <text:p>31,17412473</text:p>
          </table:table-cell>
          <table:table-cell office:value-type="float" office:value="-55.117601022879398" table:style-name="ce2">
            <text:p>-55,11760102</text:p>
          </table:table-cell>
          <table:table-cell office:value-type="float" office:value="75.144866626633998" table:style-name="ce2">
            <text:p>75,14486663</text:p>
          </table:table-cell>
          <table:table-cell office:value-type="float" office:value="39.363109481294011" table:formula="of:=[.G635]-[.B635]" table:style-name="ce2">
            <text:p>39,36310948</text:p>
          </table:table-cell>
          <table:table-cell office:value-type="float" office:value="115.609075989185" table:formula="of:=[.H635]-[.C635]" table:style-name="ce2">
            <text:p>115,609076</text:p>
          </table:table-cell>
          <table:table-cell office:value-type="float" office:value="-94.212764129905793" table:formula="of:=[.I635]-[.D635]" table:style-name="ce2">
            <text:p>-94,21276413</text:p>
          </table:table-cell>
          <table:table-cell office:value-type="float" office:value="106.44623789271149" table:formula="of:=[.J635]-[.E635]" table:style-name="ce2">
            <text:p>106,4462379</text:p>
          </table:table-cell>
          <table:table-cell table:number-columns-repeated="16370"/>
        </table:table-row>
        <table:table-row table:style-name="ro1">
          <table:table-cell office:value-type="float" office:value="635" table:style-name="ce2">
            <text:p>635</text:p>
          </table:table-cell>
          <table:table-cell office:value-type="float" office:value="42.884125297770602" table:style-name="ce2">
            <text:p>42,8841253</text:p>
          </table:table-cell>
          <table:table-cell office:value-type="float" office:value="-37.6718981956395" table:style-name="ce2">
            <text:p>-37,6718982</text:p>
          </table:table-cell>
          <table:table-cell office:value-type="float" office:value="14.384925953382799" table:style-name="ce2">
            <text:p>14,38492595</text:p>
          </table:table-cell>
          <table:table-cell office:value-type="float" office:value="-54.657314925571697" table:style-name="ce2">
            <text:p>-54,65731493</text:p>
          </table:table-cell>
          <table:table-cell office:value-type="float" office:value="1335" table:style-name="ce2">
            <text:p>1335</text:p>
          </table:table-cell>
          <table:table-cell office:value-type="float" office:value="-9.3136041353152894" table:style-name="ce2">
            <text:p>-9,313604135</text:p>
          </table:table-cell>
          <table:table-cell office:value-type="float" office:value="-40.208007810391301" table:style-name="ce2">
            <text:p>-40,20800781</text:p>
          </table:table-cell>
          <table:table-cell office:value-type="float" office:value="-60.738422197463798" table:style-name="ce2">
            <text:p>-60,7384222</text:p>
          </table:table-cell>
          <table:table-cell office:value-type="float" office:value="-18.9463591496874" table:style-name="ce2">
            <text:p>-18,94635915</text:p>
          </table:table-cell>
          <table:table-cell office:value-type="float" office:value="-52.19772943308589" table:formula="of:=[.G636]-[.B636]" table:style-name="ce2">
            <text:p>-52,19772943</text:p>
          </table:table-cell>
          <table:table-cell office:value-type="float" office:value="-2.5361096147518012" table:formula="of:=[.H636]-[.C636]" table:style-name="ce2">
            <text:p>-2,536109615</text:p>
          </table:table-cell>
          <table:table-cell office:value-type="float" office:value="-75.123348150846596" table:formula="of:=[.I636]-[.D636]" table:style-name="ce2">
            <text:p>-75,12334815</text:p>
          </table:table-cell>
          <table:table-cell office:value-type="float" office:value="35.710955775884301" table:formula="of:=[.J636]-[.E636]" table:style-name="ce2">
            <text:p>35,71095578</text:p>
          </table:table-cell>
          <table:table-cell table:number-columns-repeated="16370"/>
        </table:table-row>
        <table:table-row table:style-name="ro1">
          <table:table-cell office:value-type="float" office:value="636" table:style-name="ce2">
            <text:p>636</text:p>
          </table:table-cell>
          <table:table-cell office:value-type="float" office:value="65.662312204173304" table:style-name="ce2">
            <text:p>65,6623122</text:p>
          </table:table-cell>
          <table:table-cell office:value-type="float" office:value="-57.252577133978903" table:style-name="ce2">
            <text:p>-57,25257713</text:p>
          </table:table-cell>
          <table:table-cell office:value-type="float" office:value="-38.681275469817898" table:style-name="ce2">
            <text:p>-38,68127547</text:p>
          </table:table-cell>
          <table:table-cell office:value-type="float" office:value="55.1202906432897" table:style-name="ce2">
            <text:p>55,12029064</text:p>
          </table:table-cell>
          <table:table-cell office:value-type="float" office:value="1336" table:style-name="ce2">
            <text:p>1336</text:p>
          </table:table-cell>
          <table:table-cell office:value-type="float" office:value="22.750492813778401" table:style-name="ce2">
            <text:p>22,75049281</text:p>
          </table:table-cell>
          <table:table-cell office:value-type="float" office:value="-20.1542046587202" table:style-name="ce2">
            <text:p>-20,15420466</text:p>
          </table:table-cell>
          <table:table-cell office:value-type="float" office:value="-3.6626664834379601" table:style-name="ce2">
            <text:p>-3,662666483</text:p>
          </table:table-cell>
          <table:table-cell office:value-type="float" office:value="13.072599010962" table:style-name="ce2">
            <text:p>13,07259901</text:p>
          </table:table-cell>
          <table:table-cell office:value-type="float" office:value="-42.911819390394903" table:formula="of:=[.G637]-[.B637]" table:style-name="ce2">
            <text:p>-42,91181939</text:p>
          </table:table-cell>
          <table:table-cell office:value-type="float" office:value="37.098372475258699" table:formula="of:=[.H637]-[.C637]" table:style-name="ce2">
            <text:p>37,09837248</text:p>
          </table:table-cell>
          <table:table-cell office:value-type="float" office:value="35.018608986379938" table:formula="of:=[.I637]-[.D637]" table:style-name="ce2">
            <text:p>35,01860899</text:p>
          </table:table-cell>
          <table:table-cell office:value-type="float" office:value="-42.047691632327698" table:formula="of:=[.J637]-[.E637]" table:style-name="ce2">
            <text:p>-42,04769163</text:p>
          </table:table-cell>
          <table:table-cell table:number-columns-repeated="16370"/>
        </table:table-row>
        <table:table-row table:style-name="ro1">
          <table:table-cell office:value-type="float" office:value="637" table:style-name="ce2">
            <text:p>637</text:p>
          </table:table-cell>
          <table:table-cell office:value-type="float" office:value="76.401222126442704" table:style-name="ce2">
            <text:p>76,40122213</text:p>
          </table:table-cell>
          <table:table-cell office:value-type="float" office:value="18.976167472716799" table:style-name="ce2">
            <text:p>18,97616747</text:p>
          </table:table-cell>
          <table:table-cell office:value-type="float" office:value="70.641042589942401" table:style-name="ce2">
            <text:p>70,64104259</text:p>
          </table:table-cell>
          <table:table-cell office:value-type="float" office:value="54.794961024829902" table:style-name="ce2">
            <text:p>54,79496102</text:p>
          </table:table-cell>
          <table:table-cell office:value-type="float" office:value="1337" table:style-name="ce2">
            <text:p>1337</text:p>
          </table:table-cell>
          <table:table-cell office:value-type="float" office:value="-53.049643015188899" table:style-name="ce2">
            <text:p>-53,04964302</text:p>
          </table:table-cell>
          <table:table-cell office:value-type="float" office:value="37.467230704836403" table:style-name="ce2">
            <text:p>37,4672307</text:p>
          </table:table-cell>
          <table:table-cell office:value-type="float" office:value="-79.060653786444206" table:style-name="ce2">
            <text:p>-79,06065379</text:p>
          </table:table-cell>
          <table:table-cell office:value-type="float" office:value="41.701436637367998" table:style-name="ce2">
            <text:p>41,70143664</text:p>
          </table:table-cell>
          <table:table-cell office:value-type="float" office:value="-129.4508651416316" table:formula="of:=[.G638]-[.B638]" table:style-name="ce2">
            <text:p>-129,4508651</text:p>
          </table:table-cell>
          <table:table-cell office:value-type="float" office:value="18.491063232119604" table:formula="of:=[.H638]-[.C638]" table:style-name="ce2">
            <text:p>18,49106323</text:p>
          </table:table-cell>
          <table:table-cell office:value-type="float" office:value="-149.70169637638662" table:formula="of:=[.I638]-[.D638]" table:style-name="ce2">
            <text:p>-149,7016964</text:p>
          </table:table-cell>
          <table:table-cell office:value-type="float" office:value="-13.093524387461905" table:formula="of:=[.J638]-[.E638]" table:style-name="ce2">
            <text:p>-13,09352439</text:p>
          </table:table-cell>
          <table:table-cell table:number-columns-repeated="16370"/>
        </table:table-row>
        <table:table-row table:style-name="ro1">
          <table:table-cell office:value-type="float" office:value="638" table:style-name="ce2">
            <text:p>638</text:p>
          </table:table-cell>
          <table:table-cell office:value-type="float" office:value="-36.768526290200199" table:style-name="ce2">
            <text:p>-36,76852629</text:p>
          </table:table-cell>
          <table:table-cell office:value-type="float" office:value="9.1615557516505408" table:style-name="ce2">
            <text:p>9,161555752</text:p>
          </table:table-cell>
          <table:table-cell office:value-type="float" office:value="11.9396582818587" table:style-name="ce2">
            <text:p>11,93965828</text:p>
          </table:table-cell>
          <table:table-cell office:value-type="float" office:value="-17.6846306577233" table:style-name="ce2">
            <text:p>-17,68463066</text:p>
          </table:table-cell>
          <table:table-cell office:value-type="float" office:value="1338" table:style-name="ce2">
            <text:p>1338</text:p>
          </table:table-cell>
          <table:table-cell office:value-type="float" office:value="-23.435591370321902" table:style-name="ce2">
            <text:p>-23,43559137</text:p>
          </table:table-cell>
          <table:table-cell office:value-type="float" office:value="-54.655442231148903" table:style-name="ce2">
            <text:p>-54,65544223</text:p>
          </table:table-cell>
          <table:table-cell office:value-type="float" office:value="16.004616373501001" table:style-name="ce2">
            <text:p>16,00461637</text:p>
          </table:table-cell>
          <table:table-cell office:value-type="float" office:value="23.7574113294033" table:style-name="ce2">
            <text:p>23,75741133</text:p>
          </table:table-cell>
          <table:table-cell office:value-type="float" office:value="13.332934919878298" table:formula="of:=[.G639]-[.B639]" table:style-name="ce2">
            <text:p>13,33293492</text:p>
          </table:table-cell>
          <table:table-cell office:value-type="float" office:value="-63.816997982799442" table:formula="of:=[.H639]-[.C639]" table:style-name="ce2">
            <text:p>-63,81699798</text:p>
          </table:table-cell>
          <table:table-cell office:value-type="float" office:value="4.0649580916423016" table:formula="of:=[.I639]-[.D639]" table:style-name="ce2">
            <text:p>4,064958092</text:p>
          </table:table-cell>
          <table:table-cell office:value-type="float" office:value="41.442041987126601" table:formula="of:=[.J639]-[.E639]" table:style-name="ce2">
            <text:p>41,44204199</text:p>
          </table:table-cell>
          <table:table-cell table:number-columns-repeated="16370"/>
        </table:table-row>
        <table:table-row table:style-name="ro1">
          <table:table-cell office:value-type="float" office:value="639" table:style-name="ce2">
            <text:p>639</text:p>
          </table:table-cell>
          <table:table-cell office:value-type="float" office:value="53.767749190332701" table:style-name="ce2">
            <text:p>53,76774919</text:p>
          </table:table-cell>
          <table:table-cell office:value-type="float" office:value="64.600069700726493" table:style-name="ce2">
            <text:p>64,6000697</text:p>
          </table:table-cell>
          <table:table-cell office:value-type="float" office:value="49.768880260950503" table:style-name="ce2">
            <text:p>49,76888026</text:p>
          </table:table-cell>
          <table:table-cell office:value-type="float" office:value="-75.505471242753501" table:style-name="ce2">
            <text:p>-75,50547124</text:p>
          </table:table-cell>
          <table:table-cell office:value-type="float" office:value="1339" table:style-name="ce2">
            <text:p>1339</text:p>
          </table:table-cell>
          <table:table-cell office:value-type="float" office:value="-12.9651538185463" table:style-name="ce2">
            <text:p>-12,96515382</text:p>
          </table:table-cell>
          <table:table-cell office:value-type="float" office:value="50.369679156214602" table:style-name="ce2">
            <text:p>50,36967916</text:p>
          </table:table-cell>
          <table:table-cell office:value-type="float" office:value="13.7123496626046" table:style-name="ce2">
            <text:p>13,71234966</text:p>
          </table:table-cell>
          <table:table-cell office:value-type="float" office:value="-67.0754621416513" table:style-name="ce2">
            <text:p>-67,07546214</text:p>
          </table:table-cell>
          <table:table-cell office:value-type="float" office:value="-66.732903008879006" table:formula="of:=[.G640]-[.B640]" table:style-name="ce2">
            <text:p>-66,73290301</text:p>
          </table:table-cell>
          <table:table-cell office:value-type="float" office:value="-14.230390544511891" table:formula="of:=[.H640]-[.C640]" table:style-name="ce2">
            <text:p>-14,23039054</text:p>
          </table:table-cell>
          <table:table-cell office:value-type="float" office:value="-36.056530598345901" table:formula="of:=[.I640]-[.D640]" table:style-name="ce2">
            <text:p>-36,0565306</text:p>
          </table:table-cell>
          <table:table-cell office:value-type="float" office:value="8.4300091011022005" table:formula="of:=[.J640]-[.E640]" table:style-name="ce2">
            <text:p>8,430009101</text:p>
          </table:table-cell>
          <table:table-cell table:number-columns-repeated="16370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float" office:value="18.2705014214207" table:style-name="ce2">
            <text:p>18,27050142</text:p>
          </table:table-cell>
          <table:table-cell office:value-type="float" office:value="40.489817815494803" table:style-name="ce2">
            <text:p>40,48981782</text:p>
          </table:table-cell>
          <table:table-cell office:value-type="float" office:value="15.976229453696501" table:style-name="ce2">
            <text:p>15,97622945</text:p>
          </table:table-cell>
          <table:table-cell office:value-type="float" office:value="-57.209830247335702" table:style-name="ce2">
            <text:p>-57,20983025</text:p>
          </table:table-cell>
          <table:table-cell office:value-type="float" office:value="1340" table:style-name="ce2">
            <text:p>1340</text:p>
          </table:table-cell>
          <table:table-cell office:value-type="float" office:value="-53.932685207504797" table:style-name="ce2">
            <text:p>-53,93268521</text:p>
          </table:table-cell>
          <table:table-cell office:value-type="float" office:value="-41.3600835008925" table:style-name="ce2">
            <text:p>-41,3600835</text:p>
          </table:table-cell>
          <table:table-cell office:value-type="float" office:value="11.082980134273299" table:style-name="ce2">
            <text:p>11,08298013</text:p>
          </table:table-cell>
          <table:table-cell office:value-type="float" office:value="31.533495952397899" table:style-name="ce2">
            <text:p>31,53349595</text:p>
          </table:table-cell>
          <table:table-cell office:value-type="float" office:value="-72.203186628925494" table:formula="of:=[.G641]-[.B641]" table:style-name="ce2">
            <text:p>-72,20318663</text:p>
          </table:table-cell>
          <table:table-cell office:value-type="float" office:value="-81.849901316387303" table:formula="of:=[.H641]-[.C641]" table:style-name="ce2">
            <text:p>-81,84990132</text:p>
          </table:table-cell>
          <table:table-cell office:value-type="float" office:value="-4.8932493194232016" table:formula="of:=[.I641]-[.D641]" table:style-name="ce2">
            <text:p>-4,893249319</text:p>
          </table:table-cell>
          <table:table-cell office:value-type="float" office:value="88.743326199733602" table:formula="of:=[.J641]-[.E641]" table:style-name="ce2">
            <text:p>88,7433262</text:p>
          </table:table-cell>
          <table:table-cell table:number-columns-repeated="16370"/>
        </table:table-row>
        <table:table-row table:style-name="ro1">
          <table:table-cell office:value-type="float" office:value="641" table:style-name="ce2">
            <text:p>641</text:p>
          </table:table-cell>
          <table:table-cell office:value-type="float" office:value="1.2078007033727001" table:style-name="ce2">
            <text:p>1,207800703</text:p>
          </table:table-cell>
          <table:table-cell office:value-type="float" office:value="-80.075371658909702" table:style-name="ce2">
            <text:p>-80,07537166</text:p>
          </table:table-cell>
          <table:table-cell office:value-type="float" office:value="39.324165799437203" table:style-name="ce2">
            <text:p>39,3241658</text:p>
          </table:table-cell>
          <table:table-cell office:value-type="float" office:value="77.292662592089002" table:style-name="ce2">
            <text:p>77,29266259</text:p>
          </table:table-cell>
          <table:table-cell office:value-type="float" office:value="1341" table:style-name="ce2">
            <text:p>1341</text:p>
          </table:table-cell>
          <table:table-cell office:value-type="float" office:value="-70.019289792128802" table:style-name="ce2">
            <text:p>-70,01928979</text:p>
          </table:table-cell>
          <table:table-cell office:value-type="float" office:value="5.5138548503281699" table:style-name="ce2">
            <text:p>5,51385485</text:p>
          </table:table-cell>
          <table:table-cell office:value-type="float" office:value="52.947727702028203" table:style-name="ce2">
            <text:p>52,9477277</text:p>
          </table:table-cell>
          <table:table-cell office:value-type="float" office:value="65.6302872227932" table:style-name="ce2">
            <text:p>65,63028722</text:p>
          </table:table-cell>
          <table:table-cell office:value-type="float" office:value="-71.2270904955015" table:formula="of:=[.G642]-[.B642]" table:style-name="ce2">
            <text:p>-71,2270905</text:p>
          </table:table-cell>
          <table:table-cell office:value-type="float" office:value="85.589226509237875" table:formula="of:=[.H642]-[.C642]" table:style-name="ce2">
            <text:p>85,58922651</text:p>
          </table:table-cell>
          <table:table-cell office:value-type="float" office:value="13.623561902591" table:formula="of:=[.I642]-[.D642]" table:style-name="ce2">
            <text:p>13,6235619</text:p>
          </table:table-cell>
          <table:table-cell office:value-type="float" office:value="-11.662375369295802" table:formula="of:=[.J642]-[.E642]" table:style-name="ce2">
            <text:p>-11,66237537</text:p>
          </table:table-cell>
          <table:table-cell table:number-columns-repeated="16370"/>
        </table:table-row>
        <table:table-row table:style-name="ro1">
          <table:table-cell office:value-type="float" office:value="642" table:style-name="ce2">
            <text:p>642</text:p>
          </table:table-cell>
          <table:table-cell office:value-type="float" office:value="89.349073701256401" table:style-name="ce2">
            <text:p>89,3490737</text:p>
          </table:table-cell>
          <table:table-cell office:value-type="float" office:value="-72.958052785675406" table:style-name="ce2">
            <text:p>-72,95805279</text:p>
          </table:table-cell>
          <table:table-cell office:value-type="float" office:value="-31.809633151727599" table:style-name="ce2">
            <text:p>-31,80963315</text:p>
          </table:table-cell>
          <table:table-cell office:value-type="float" office:value="64.067212901422707" table:style-name="ce2">
            <text:p>64,0672129</text:p>
          </table:table-cell>
          <table:table-cell office:value-type="float" office:value="1342" table:style-name="ce2">
            <text:p>1342</text:p>
          </table:table-cell>
          <table:table-cell office:value-type="float" office:value="-65.827323315672899" table:style-name="ce2">
            <text:p>-65,82732332</text:p>
          </table:table-cell>
          <table:table-cell office:value-type="float" office:value="44.284773867677401" table:style-name="ce2">
            <text:p>44,28477387</text:p>
          </table:table-cell>
          <table:table-cell office:value-type="float" office:value="-24.158274809242499" table:style-name="ce2">
            <text:p>-24,15827481</text:p>
          </table:table-cell>
          <table:table-cell office:value-type="float" office:value="52.224702723758398" table:style-name="ce2">
            <text:p>52,22470272</text:p>
          </table:table-cell>
          <table:table-cell office:value-type="float" office:value="-155.17639701692929" table:formula="of:=[.G643]-[.B643]" table:style-name="ce2">
            <text:p>-155,176397</text:p>
          </table:table-cell>
          <table:table-cell office:value-type="float" office:value="117.24282665335281" table:formula="of:=[.H643]-[.C643]" table:style-name="ce2">
            <text:p>117,2428267</text:p>
          </table:table-cell>
          <table:table-cell office:value-type="float" office:value="7.6513583424850999" table:formula="of:=[.I643]-[.D643]" table:style-name="ce2">
            <text:p>7,651358342</text:p>
          </table:table-cell>
          <table:table-cell office:value-type="float" office:value="-11.842510177664309" table:formula="of:=[.J643]-[.E643]" table:style-name="ce2">
            <text:p>-11,84251018</text:p>
          </table:table-cell>
          <table:table-cell table:number-columns-repeated="16370"/>
        </table:table-row>
        <table:table-row table:style-name="ro1">
          <table:table-cell office:value-type="float" office:value="643" table:style-name="ce2">
            <text:p>643</text:p>
          </table:table-cell>
          <table:table-cell office:value-type="float" office:value="42.850728036800902" table:style-name="ce2">
            <text:p>42,85072804</text:p>
          </table:table-cell>
          <table:table-cell office:value-type="float" office:value="80.177041917266195" table:style-name="ce2">
            <text:p>80,17704192</text:p>
          </table:table-cell>
          <table:table-cell office:value-type="float" office:value="40.140686712236999" table:style-name="ce2">
            <text:p>40,14068671</text:p>
          </table:table-cell>
          <table:table-cell office:value-type="float" office:value="70.7944417820338" table:style-name="ce2">
            <text:p>70,79444178</text:p>
          </table:table-cell>
          <table:table-cell office:value-type="float" office:value="1343" table:style-name="ce2">
            <text:p>1343</text:p>
          </table:table-cell>
          <table:table-cell office:value-type="float" office:value="-79.952430971537098" table:style-name="ce2">
            <text:p>-79,95243097</text:p>
          </table:table-cell>
          <table:table-cell office:value-type="float" office:value="-0.47084527259978098" table:style-name="ce2">
            <text:p>-0,470845273</text:p>
          </table:table-cell>
          <table:table-cell office:value-type="float" office:value="-32.760740894705201" table:style-name="ce2">
            <text:p>-32,76074089</text:p>
          </table:table-cell>
          <table:table-cell office:value-type="float" office:value="17.897813732503401" table:style-name="ce2">
            <text:p>17,89781373</text:p>
          </table:table-cell>
          <table:table-cell office:value-type="float" office:value="-122.803159008338" table:formula="of:=[.G644]-[.B644]" table:style-name="ce2">
            <text:p>-122,803159</text:p>
          </table:table-cell>
          <table:table-cell office:value-type="float" office:value="-80.647887189865969" table:formula="of:=[.H644]-[.C644]" table:style-name="ce2">
            <text:p>-80,64788719</text:p>
          </table:table-cell>
          <table:table-cell office:value-type="float" office:value="-72.901427606942207" table:formula="of:=[.I644]-[.D644]" table:style-name="ce2">
            <text:p>-72,90142761</text:p>
          </table:table-cell>
          <table:table-cell office:value-type="float" office:value="-52.896628049530399" table:formula="of:=[.J644]-[.E644]" table:style-name="ce2">
            <text:p>-52,89662805</text:p>
          </table:table-cell>
          <table:table-cell table:number-columns-repeated="16370"/>
        </table:table-row>
        <table:table-row table:style-name="ro1">
          <table:table-cell office:value-type="float" office:value="644" table:style-name="ce2">
            <text:p>644</text:p>
          </table:table-cell>
          <table:table-cell office:value-type="float" office:value="5.14527301604409" table:style-name="ce2">
            <text:p>5,145273016</text:p>
          </table:table-cell>
          <table:table-cell office:value-type="float" office:value="83.619854645406903" table:style-name="ce2">
            <text:p>83,61985465</text:p>
          </table:table-cell>
          <table:table-cell office:value-type="float" office:value="-4.8884284938609301" table:style-name="ce2">
            <text:p>-4,888428494</text:p>
          </table:table-cell>
          <table:table-cell office:value-type="float" office:value="-27.102845215501301" table:style-name="ce2">
            <text:p>-27,10284522</text:p>
          </table:table-cell>
          <table:table-cell office:value-type="float" office:value="1344" table:style-name="ce2">
            <text:p>1344</text:p>
          </table:table-cell>
          <table:table-cell office:value-type="float" office:value="-60.049351340112899" table:style-name="ce2">
            <text:p>-60,04935134</text:p>
          </table:table-cell>
          <table:table-cell office:value-type="float" office:value="-30.0404187193821" table:style-name="ce2">
            <text:p>-30,04041872</text:p>
          </table:table-cell>
          <table:table-cell office:value-type="float" office:value="-22.697010321712401" table:style-name="ce2">
            <text:p>-22,69701032</text:p>
          </table:table-cell>
          <table:table-cell office:value-type="float" office:value="-18.883190314733199" table:style-name="ce2">
            <text:p>-18,88319031</text:p>
          </table:table-cell>
          <table:table-cell office:value-type="float" office:value="-65.194624356156993" table:formula="of:=[.G645]-[.B645]" table:style-name="ce2">
            <text:p>-65,19462436</text:p>
          </table:table-cell>
          <table:table-cell office:value-type="float" office:value="-113.66027336478901" table:formula="of:=[.H645]-[.C645]" table:style-name="ce2">
            <text:p>-113,6602734</text:p>
          </table:table-cell>
          <table:table-cell office:value-type="float" office:value="-17.808581827851469" table:formula="of:=[.I645]-[.D645]" table:style-name="ce2">
            <text:p>-17,80858183</text:p>
          </table:table-cell>
          <table:table-cell office:value-type="float" office:value="8.2196549007681021" table:formula="of:=[.J645]-[.E645]" table:style-name="ce2">
            <text:p>8,219654901</text:p>
          </table:table-cell>
          <table:table-cell table:number-columns-repeated="16370"/>
        </table:table-row>
        <table:table-row table:style-name="ro1">
          <table:table-cell office:value-type="float" office:value="645" table:style-name="ce2">
            <text:p>645</text:p>
          </table:table-cell>
          <table:table-cell office:value-type="float" office:value="43.344163209347897" table:style-name="ce2">
            <text:p>43,34416321</text:p>
          </table:table-cell>
          <table:table-cell office:value-type="float" office:value="-23.074886728786598" table:style-name="ce2">
            <text:p>-23,07488673</text:p>
          </table:table-cell>
          <table:table-cell office:value-type="float" office:value="-58.018748968648197" table:style-name="ce2">
            <text:p>-58,01874897</text:p>
          </table:table-cell>
          <table:table-cell office:value-type="float" office:value="-87.729566071950202" table:style-name="ce2">
            <text:p>-87,72956607</text:p>
          </table:table-cell>
          <table:table-cell office:value-type="float" office:value="1345" table:style-name="ce2">
            <text:p>1345</text:p>
          </table:table-cell>
          <table:table-cell office:value-type="float" office:value="69.542589663923295" table:style-name="ce2">
            <text:p>69,54258966</text:p>
          </table:table-cell>
          <table:table-cell office:value-type="float" office:value="18.0279649018238" table:style-name="ce2">
            <text:p>18,0279649</text:p>
          </table:table-cell>
          <table:table-cell office:value-type="float" office:value="64.9088660752561" table:style-name="ce2">
            <text:p>64,90886608</text:p>
          </table:table-cell>
          <table:table-cell office:value-type="float" office:value="15.351904576177899" table:style-name="ce2">
            <text:p>15,35190458</text:p>
          </table:table-cell>
          <table:table-cell office:value-type="float" office:value="26.198426454575397" table:formula="of:=[.G646]-[.B646]" table:style-name="ce2">
            <text:p>26,19842645</text:p>
          </table:table-cell>
          <table:table-cell office:value-type="float" office:value="41.102851630610402" table:formula="of:=[.H646]-[.C646]" table:style-name="ce2">
            <text:p>41,10285163</text:p>
          </table:table-cell>
          <table:table-cell office:value-type="float" office:value="122.9276150439043" table:formula="of:=[.I646]-[.D646]" table:style-name="ce2">
            <text:p>122,927615</text:p>
          </table:table-cell>
          <table:table-cell office:value-type="float" office:value="103.0814706481281" table:formula="of:=[.J646]-[.E646]" table:style-name="ce2">
            <text:p>103,0814706</text:p>
          </table:table-cell>
          <table:table-cell table:number-columns-repeated="16370"/>
        </table:table-row>
        <table:table-row table:style-name="ro1">
          <table:table-cell office:value-type="float" office:value="646" table:style-name="ce2">
            <text:p>646</text:p>
          </table:table-cell>
          <table:table-cell office:value-type="float" office:value="-29.572424157359599" table:style-name="ce2">
            <text:p>-29,57242416</text:p>
          </table:table-cell>
          <table:table-cell office:value-type="float" office:value="43.759828410671602" table:style-name="ce2">
            <text:p>43,75982841</text:p>
          </table:table-cell>
          <table:table-cell office:value-type="float" office:value="47.9961905183658" table:style-name="ce2">
            <text:p>47,99619052</text:p>
          </table:table-cell>
          <table:table-cell office:value-type="float" office:value="-3.515941258422" table:style-name="ce2">
            <text:p>-3,515941258</text:p>
          </table:table-cell>
          <table:table-cell office:value-type="float" office:value="1346" table:style-name="ce2">
            <text:p>1346</text:p>
          </table:table-cell>
          <table:table-cell office:value-type="float" office:value="12.352320570848599" table:style-name="ce2">
            <text:p>12,35232057</text:p>
          </table:table-cell>
          <table:table-cell office:value-type="float" office:value="-63.826337388304403" table:style-name="ce2">
            <text:p>-63,82633739</text:p>
          </table:table-cell>
          <table:table-cell office:value-type="float" office:value="-27.2456247464828" table:style-name="ce2">
            <text:p>-27,24562475</text:p>
          </table:table-cell>
          <table:table-cell office:value-type="float" office:value="-62.387388651374899" table:style-name="ce2">
            <text:p>-62,38738865</text:p>
          </table:table-cell>
          <table:table-cell office:value-type="float" office:value="41.924744728208196" table:formula="of:=[.G647]-[.B647]" table:style-name="ce2">
            <text:p>41,92474473</text:p>
          </table:table-cell>
          <table:table-cell office:value-type="float" office:value="-107.586165798976" table:formula="of:=[.H647]-[.C647]" table:style-name="ce2">
            <text:p>-107,5861658</text:p>
          </table:table-cell>
          <table:table-cell office:value-type="float" office:value="-75.241815264848597" table:formula="of:=[.I647]-[.D647]" table:style-name="ce2">
            <text:p>-75,24181526</text:p>
          </table:table-cell>
          <table:table-cell office:value-type="float" office:value="-58.871447392952902" table:formula="of:=[.J647]-[.E647]" table:style-name="ce2">
            <text:p>-58,87144739</text:p>
          </table:table-cell>
          <table:table-cell table:number-columns-repeated="16370"/>
        </table:table-row>
        <table:table-row table:style-name="ro1">
          <table:table-cell office:value-type="float" office:value="647" table:style-name="ce2">
            <text:p>647</text:p>
          </table:table-cell>
          <table:table-cell office:value-type="float" office:value="59.650910489438097" table:style-name="ce2">
            <text:p>59,65091049</text:p>
          </table:table-cell>
          <table:table-cell office:value-type="float" office:value="53.149119655383302" table:style-name="ce2">
            <text:p>53,14911966</text:p>
          </table:table-cell>
          <table:table-cell office:value-type="float" office:value="16.151325369988999" table:style-name="ce2">
            <text:p>16,15132537</text:p>
          </table:table-cell>
          <table:table-cell office:value-type="float" office:value="-77.872852586008193" table:style-name="ce2">
            <text:p>-77,87285259</text:p>
          </table:table-cell>
          <table:table-cell office:value-type="float" office:value="1347" table:style-name="ce2">
            <text:p>1347</text:p>
          </table:table-cell>
          <table:table-cell office:value-type="float" office:value="-69.440571636526599" table:style-name="ce2">
            <text:p>-69,44057164</text:p>
          </table:table-cell>
          <table:table-cell office:value-type="float" office:value="51.240602050324398" table:style-name="ce2">
            <text:p>51,24060205</text:p>
          </table:table-cell>
          <table:table-cell office:value-type="float" office:value="20.979883064505302" table:style-name="ce2">
            <text:p>20,97988306</text:p>
          </table:table-cell>
          <table:table-cell office:value-type="float" office:value="6.0293823615385502" table:style-name="ce2">
            <text:p>6,029382362</text:p>
          </table:table-cell>
          <table:table-cell office:value-type="float" office:value="-129.09148212596469" table:formula="of:=[.G648]-[.B648]" table:style-name="ce2">
            <text:p>-129,0914821</text:p>
          </table:table-cell>
          <table:table-cell office:value-type="float" office:value="-1.9085176050589041" table:formula="of:=[.H648]-[.C648]" table:style-name="ce2">
            <text:p>-1,908517605</text:p>
          </table:table-cell>
          <table:table-cell office:value-type="float" office:value="4.8285576945163022" table:formula="of:=[.I648]-[.D648]" table:style-name="ce2">
            <text:p>4,828557695</text:p>
          </table:table-cell>
          <table:table-cell office:value-type="float" office:value="83.902234947546745" table:formula="of:=[.J648]-[.E648]" table:style-name="ce2">
            <text:p>83,90223495</text:p>
          </table:table-cell>
          <table:table-cell table:number-columns-repeated="16370"/>
        </table:table-row>
        <table:table-row table:style-name="ro1">
          <table:table-cell office:value-type="float" office:value="648" table:style-name="ce2">
            <text:p>648</text:p>
          </table:table-cell>
          <table:table-cell office:value-type="float" office:value="-7.07408001497123" table:style-name="ce2">
            <text:p>-7,074080015</text:p>
          </table:table-cell>
          <table:table-cell office:value-type="float" office:value="-43.302376208109997" table:style-name="ce2">
            <text:p>-43,30237621</text:p>
          </table:table-cell>
          <table:table-cell office:value-type="float" office:value="53.915172635224202" table:style-name="ce2">
            <text:p>53,91517264</text:p>
          </table:table-cell>
          <table:table-cell office:value-type="float" office:value="-70.325344184839906" table:style-name="ce2">
            <text:p>-70,32534418</text:p>
          </table:table-cell>
          <table:table-cell office:value-type="float" office:value="1348" table:style-name="ce2">
            <text:p>1348</text:p>
          </table:table-cell>
          <table:table-cell office:value-type="float" office:value="-66.027581618816001" table:style-name="ce2">
            <text:p>-66,02758162</text:p>
          </table:table-cell>
          <table:table-cell office:value-type="float" office:value="-31.6687011093473" table:style-name="ce2">
            <text:p>-31,66870111</text:p>
          </table:table-cell>
          <table:table-cell office:value-type="float" office:value="68.895004597333298" table:style-name="ce2">
            <text:p>68,8950046</text:p>
          </table:table-cell>
          <table:table-cell office:value-type="float" office:value="-53.478675071928102" table:style-name="ce2">
            <text:p>-53,47867507</text:p>
          </table:table-cell>
          <table:table-cell office:value-type="float" office:value="-58.953501603844771" table:formula="of:=[.G649]-[.B649]" table:style-name="ce2">
            <text:p>-58,9535016</text:p>
          </table:table-cell>
          <table:table-cell office:value-type="float" office:value="11.633675098762698" table:formula="of:=[.H649]-[.C649]" table:style-name="ce2">
            <text:p>11,6336751</text:p>
          </table:table-cell>
          <table:table-cell office:value-type="float" office:value="14.979831962109095" table:formula="of:=[.I649]-[.D649]" table:style-name="ce2">
            <text:p>14,97983196</text:p>
          </table:table-cell>
          <table:table-cell office:value-type="float" office:value="16.846669112911805" table:formula="of:=[.J649]-[.E649]" table:style-name="ce2">
            <text:p>16,84666911</text:p>
          </table:table-cell>
          <table:table-cell table:number-columns-repeated="16370"/>
        </table:table-row>
        <table:table-row table:style-name="ro1">
          <table:table-cell office:value-type="float" office:value="649" table:style-name="ce2">
            <text:p>649</text:p>
          </table:table-cell>
          <table:table-cell office:value-type="float" office:value="52.526046546342798" table:style-name="ce2">
            <text:p>52,52604655</text:p>
          </table:table-cell>
          <table:table-cell office:value-type="float" office:value="75.0037338583967" table:style-name="ce2">
            <text:p>75,00373386</text:p>
          </table:table-cell>
          <table:table-cell office:value-type="float" office:value="-64.264092921976399" table:style-name="ce2">
            <text:p>-64,26409292</text:p>
          </table:table-cell>
          <table:table-cell office:value-type="float" office:value="-53.559010374946702" table:style-name="ce2">
            <text:p>-53,55901037</text:p>
          </table:table-cell>
          <table:table-cell office:value-type="float" office:value="1349" table:style-name="ce2">
            <text:p>1349</text:p>
          </table:table-cell>
          <table:table-cell office:value-type="float" office:value="-35.400127980816201" table:style-name="ce2">
            <text:p>-35,40012798</text:p>
          </table:table-cell>
          <table:table-cell office:value-type="float" office:value="82.684999611020004" table:style-name="ce2">
            <text:p>82,68499961</text:p>
          </table:table-cell>
          <table:table-cell office:value-type="float" office:value="-52.323487093686097" table:style-name="ce2">
            <text:p>-52,32348709</text:p>
          </table:table-cell>
          <table:table-cell office:value-type="float" office:value="-18.6465115045348" table:style-name="ce2">
            <text:p>-18,6465115</text:p>
          </table:table-cell>
          <table:table-cell office:value-type="float" office:value="-87.926174527158992" table:formula="of:=[.G650]-[.B650]" table:style-name="ce2">
            <text:p>-87,92617453</text:p>
          </table:table-cell>
          <table:table-cell office:value-type="float" office:value="7.6812657526233039" table:formula="of:=[.H650]-[.C650]" table:style-name="ce2">
            <text:p>7,681265753</text:p>
          </table:table-cell>
          <table:table-cell office:value-type="float" office:value="11.940605828290302" table:formula="of:=[.I650]-[.D650]" table:style-name="ce2">
            <text:p>11,94060583</text:p>
          </table:table-cell>
          <table:table-cell office:value-type="float" office:value="34.912498870411902" table:formula="of:=[.J650]-[.E650]" table:style-name="ce2">
            <text:p>34,91249887</text:p>
          </table:table-cell>
          <table:table-cell table:number-columns-repeated="16370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float" office:value="43.879218858462501" table:style-name="ce2">
            <text:p>43,87921886</text:p>
          </table:table-cell>
          <table:table-cell office:value-type="float" office:value="-77.8928252591855" table:style-name="ce2">
            <text:p>-77,89282526</text:p>
          </table:table-cell>
          <table:table-cell office:value-type="float" office:value="80.820772962011702" table:style-name="ce2">
            <text:p>80,82077296</text:p>
          </table:table-cell>
          <table:table-cell office:value-type="float" office:value="-19.399901071527101" table:style-name="ce2">
            <text:p>-19,39990107</text:p>
          </table:table-cell>
          <table:table-cell office:value-type="float" office:value="1350" table:style-name="ce2">
            <text:p>1350</text:p>
          </table:table-cell>
          <table:table-cell office:value-type="float" office:value="-55.711651245227898" table:style-name="ce2">
            <text:p>-55,71165125</text:p>
          </table:table-cell>
          <table:table-cell office:value-type="float" office:value="12.178129221432901" table:style-name="ce2">
            <text:p>12,17812922</text:p>
          </table:table-cell>
          <table:table-cell office:value-type="float" office:value="22.7891690649673" table:style-name="ce2">
            <text:p>22,78916906</text:p>
          </table:table-cell>
          <table:table-cell office:value-type="float" office:value="26.7346842871824" table:style-name="ce2">
            <text:p>26,73468429</text:p>
          </table:table-cell>
          <table:table-cell office:value-type="float" office:value="-99.590870103690406" table:formula="of:=[.G651]-[.B651]" table:style-name="ce2">
            <text:p>-99,5908701</text:p>
          </table:table-cell>
          <table:table-cell office:value-type="float" office:value="90.070954480618397" table:formula="of:=[.H651]-[.C651]" table:style-name="ce2">
            <text:p>90,07095448</text:p>
          </table:table-cell>
          <table:table-cell office:value-type="float" office:value="-58.031603897044405" table:formula="of:=[.I651]-[.D651]" table:style-name="ce2">
            <text:p>-58,0316039</text:p>
          </table:table-cell>
          <table:table-cell office:value-type="float" office:value="46.134585358709501" table:formula="of:=[.J651]-[.E651]" table:style-name="ce2">
            <text:p>46,13458536</text:p>
          </table:table-cell>
          <table:table-cell table:number-columns-repeated="16370"/>
        </table:table-row>
        <table:table-row table:style-name="ro1">
          <table:table-cell office:value-type="float" office:value="651" table:style-name="ce2">
            <text:p>651</text:p>
          </table:table-cell>
          <table:table-cell office:value-type="float" office:value="59.101701692468502" table:style-name="ce2">
            <text:p>59,10170169</text:p>
          </table:table-cell>
          <table:table-cell office:value-type="float" office:value="-34.5553108530994" table:style-name="ce2">
            <text:p>-34,55531085</text:p>
          </table:table-cell>
          <table:table-cell office:value-type="float" office:value="-43.4682109900195" table:style-name="ce2">
            <text:p>-43,46821099</text:p>
          </table:table-cell>
          <table:table-cell office:value-type="float" office:value="18.357901068650101" table:style-name="ce2">
            <text:p>18,35790107</text:p>
          </table:table-cell>
          <table:table-cell office:value-type="float" office:value="1351" table:style-name="ce2">
            <text:p>1351</text:p>
          </table:table-cell>
          <table:table-cell office:value-type="float" office:value="-10.798854798957599" table:style-name="ce2">
            <text:p>-10,7988548</text:p>
          </table:table-cell>
          <table:table-cell office:value-type="float" office:value="73.465922358040302" table:style-name="ce2">
            <text:p>73,46592236</text:p>
          </table:table-cell>
          <table:table-cell office:value-type="float" office:value="23.5752779492984" table:style-name="ce2">
            <text:p>23,57527795</text:p>
          </table:table-cell>
          <table:table-cell office:value-type="float" office:value="-0.292542840443692" table:style-name="ce2">
            <text:p>-0,29254284</text:p>
          </table:table-cell>
          <table:table-cell office:value-type="float" office:value="-69.900556491426102" table:formula="of:=[.G652]-[.B652]" table:style-name="ce2">
            <text:p>-69,90055649</text:p>
          </table:table-cell>
          <table:table-cell office:value-type="float" office:value="108.0212332111397" table:formula="of:=[.H652]-[.C652]" table:style-name="ce2">
            <text:p>108,0212332</text:p>
          </table:table-cell>
          <table:table-cell office:value-type="float" office:value="67.043488939317896" table:formula="of:=[.I652]-[.D652]" table:style-name="ce2">
            <text:p>67,04348894</text:p>
          </table:table-cell>
          <table:table-cell office:value-type="float" office:value="-18.650443909093791" table:formula="of:=[.J652]-[.E652]" table:style-name="ce2">
            <text:p>-18,65044391</text:p>
          </table:table-cell>
          <table:table-cell table:number-columns-repeated="16370"/>
        </table:table-row>
        <table:table-row table:style-name="ro1">
          <table:table-cell office:value-type="float" office:value="652" table:style-name="ce2">
            <text:p>652</text:p>
          </table:table-cell>
          <table:table-cell office:value-type="float" office:value="-31.7658992657379" table:style-name="ce2">
            <text:p>-31,76589927</text:p>
          </table:table-cell>
          <table:table-cell office:value-type="float" office:value="86.534383250460493" table:style-name="ce2">
            <text:p>86,53438325</text:p>
          </table:table-cell>
          <table:table-cell office:value-type="float" office:value="-31.4196394119204" table:style-name="ce2">
            <text:p>-31,41963941</text:p>
          </table:table-cell>
          <table:table-cell office:value-type="float" office:value="47.437949393611099" table:style-name="ce2">
            <text:p>47,43794939</text:p>
          </table:table-cell>
          <table:table-cell office:value-type="float" office:value="1352" table:style-name="ce2">
            <text:p>1352</text:p>
          </table:table-cell>
          <table:table-cell office:value-type="float" office:value="50.213906746257202" table:style-name="ce2">
            <text:p>50,21390675</text:p>
          </table:table-cell>
          <table:table-cell office:value-type="float" office:value="-17.9639922287122" table:style-name="ce2">
            <text:p>-17,96399223</text:p>
          </table:table-cell>
          <table:table-cell office:value-type="float" office:value="8.1141051115506908" table:style-name="ce2">
            <text:p>8,114105112</text:p>
          </table:table-cell>
          <table:table-cell office:value-type="float" office:value="14.241638844237301" table:style-name="ce2">
            <text:p>14,24163884</text:p>
          </table:table-cell>
          <table:table-cell office:value-type="float" office:value="81.979806011995095" table:formula="of:=[.G653]-[.B653]" table:style-name="ce2">
            <text:p>81,97980601</text:p>
          </table:table-cell>
          <table:table-cell office:value-type="float" office:value="-104.49837547917269" table:formula="of:=[.H653]-[.C653]" table:style-name="ce2">
            <text:p>-104,4983755</text:p>
          </table:table-cell>
          <table:table-cell office:value-type="float" office:value="39.533744523471093" table:formula="of:=[.I653]-[.D653]" table:style-name="ce2">
            <text:p>39,53374452</text:p>
          </table:table-cell>
          <table:table-cell office:value-type="float" office:value="-33.196310549373798" table:formula="of:=[.J653]-[.E653]" table:style-name="ce2">
            <text:p>-33,19631055</text:p>
          </table:table-cell>
          <table:table-cell table:number-columns-repeated="16370"/>
        </table:table-row>
        <table:table-row table:style-name="ro1">
          <table:table-cell office:value-type="float" office:value="653" table:style-name="ce2">
            <text:p>653</text:p>
          </table:table-cell>
          <table:table-cell office:value-type="float" office:value="-31.374953832572601" table:style-name="ce2">
            <text:p>-31,37495383</text:p>
          </table:table-cell>
          <table:table-cell office:value-type="float" office:value="-61.279521776161303" table:style-name="ce2">
            <text:p>-61,27952178</text:p>
          </table:table-cell>
          <table:table-cell office:value-type="float" office:value="62.880813140440601" table:style-name="ce2">
            <text:p>62,88081314</text:p>
          </table:table-cell>
          <table:table-cell office:value-type="float" office:value="-32.970333051691" table:style-name="ce2">
            <text:p>-32,97033305</text:p>
          </table:table-cell>
          <table:table-cell office:value-type="float" office:value="1353" table:style-name="ce2">
            <text:p>1353</text:p>
          </table:table-cell>
          <table:table-cell office:value-type="float" office:value="69.626412219301798" table:style-name="ce2">
            <text:p>69,62641222</text:p>
          </table:table-cell>
          <table:table-cell office:value-type="float" office:value="43.317153652037099" table:style-name="ce2">
            <text:p>43,31715365</text:p>
          </table:table-cell>
          <table:table-cell office:value-type="float" office:value="-5.7881778568558397" table:style-name="ce2">
            <text:p>-5,788177857</text:p>
          </table:table-cell>
          <table:table-cell office:value-type="float" office:value="-62.5263302960917" table:style-name="ce2">
            <text:p>-62,5263303</text:p>
          </table:table-cell>
          <table:table-cell office:value-type="float" office:value="101.0013660518744" table:formula="of:=[.G654]-[.B654]" table:style-name="ce2">
            <text:p>101,0013661</text:p>
          </table:table-cell>
          <table:table-cell office:value-type="float" office:value="104.59667542819841" table:formula="of:=[.H654]-[.C654]" table:style-name="ce2">
            <text:p>104,5966754</text:p>
          </table:table-cell>
          <table:table-cell office:value-type="float" office:value="-68.668990997296447" table:formula="of:=[.I654]-[.D654]" table:style-name="ce2">
            <text:p>-68,668991</text:p>
          </table:table-cell>
          <table:table-cell office:value-type="float" office:value="-29.5559972444007" table:formula="of:=[.J654]-[.E654]" table:style-name="ce2">
            <text:p>-29,55599724</text:p>
          </table:table-cell>
          <table:table-cell table:number-columns-repeated="16370"/>
        </table:table-row>
        <table:table-row table:style-name="ro1">
          <table:table-cell office:value-type="float" office:value="654" table:style-name="ce2">
            <text:p>654</text:p>
          </table:table-cell>
          <table:table-cell office:value-type="float" office:value="-87.664458855651603" table:style-name="ce2">
            <text:p>-87,66445886</text:p>
          </table:table-cell>
          <table:table-cell office:value-type="float" office:value="-37.735423927119498" table:style-name="ce2">
            <text:p>-37,73542393</text:p>
          </table:table-cell>
          <table:table-cell office:value-type="float" office:value="-64.959409570942796" table:style-name="ce2">
            <text:p>-64,95940957</text:p>
          </table:table-cell>
          <table:table-cell office:value-type="float" office:value="-14.1150663561051" table:style-name="ce2">
            <text:p>-14,11506636</text:p>
          </table:table-cell>
          <table:table-cell office:value-type="float" office:value="1354" table:style-name="ce2">
            <text:p>1354</text:p>
          </table:table-cell>
          <table:table-cell office:value-type="float" office:value="11.6007207066482" table:style-name="ce2">
            <text:p>11,60072071</text:p>
          </table:table-cell>
          <table:table-cell office:value-type="float" office:value="6.9420075278583901" table:style-name="ce2">
            <text:p>6,942007528</text:p>
          </table:table-cell>
          <table:table-cell office:value-type="float" office:value="4.3042101043863497" table:style-name="ce2">
            <text:p>4,304210104</text:p>
          </table:table-cell>
          <table:table-cell office:value-type="float" office:value="57.661043196981602" table:style-name="ce2">
            <text:p>57,6610432</text:p>
          </table:table-cell>
          <table:table-cell office:value-type="float" office:value="99.265179562299807" table:formula="of:=[.G655]-[.B655]" table:style-name="ce2">
            <text:p>99,26517956</text:p>
          </table:table-cell>
          <table:table-cell office:value-type="float" office:value="44.677431454977892" table:formula="of:=[.H655]-[.C655]" table:style-name="ce2">
            <text:p>44,67743145</text:p>
          </table:table-cell>
          <table:table-cell office:value-type="float" office:value="69.263619675329153" table:formula="of:=[.I655]-[.D655]" table:style-name="ce2">
            <text:p>69,26361968</text:p>
          </table:table-cell>
          <table:table-cell office:value-type="float" office:value="71.776109553086698" table:formula="of:=[.J655]-[.E655]" table:style-name="ce2">
            <text:p>71,77610955</text:p>
          </table:table-cell>
          <table:table-cell table:number-columns-repeated="16370"/>
        </table:table-row>
        <table:table-row table:style-name="ro1">
          <table:table-cell office:value-type="float" office:value="655" table:style-name="ce2">
            <text:p>655</text:p>
          </table:table-cell>
          <table:table-cell office:value-type="float" office:value="-74.090240300471507" table:style-name="ce2">
            <text:p>-74,0902403</text:p>
          </table:table-cell>
          <table:table-cell office:value-type="float" office:value="-20.045661147014801" table:style-name="ce2">
            <text:p>-20,04566115</text:p>
          </table:table-cell>
          <table:table-cell office:value-type="float" office:value="17.950558862965199" table:style-name="ce2">
            <text:p>17,95055886</text:p>
          </table:table-cell>
          <table:table-cell office:value-type="float" office:value="-1.38151082450032" table:style-name="ce2">
            <text:p>-1,381510825</text:p>
          </table:table-cell>
          <table:table-cell office:value-type="float" office:value="1355" table:style-name="ce2">
            <text:p>1355</text:p>
          </table:table-cell>
          <table:table-cell office:value-type="float" office:value="32.516771013541998" table:style-name="ce2">
            <text:p>32,51677101</text:p>
          </table:table-cell>
          <table:table-cell office:value-type="float" office:value="28.818691489183799" table:style-name="ce2">
            <text:p>28,81869149</text:p>
          </table:table-cell>
          <table:table-cell office:value-type="float" office:value="39.974055301486601" table:style-name="ce2">
            <text:p>39,9740553</text:p>
          </table:table-cell>
          <table:table-cell office:value-type="float" office:value="-49.5204215891346" table:style-name="ce2">
            <text:p>-49,52042159</text:p>
          </table:table-cell>
          <table:table-cell office:value-type="float" office:value="106.6070113140135" table:formula="of:=[.G656]-[.B656]" table:style-name="ce2">
            <text:p>106,6070113</text:p>
          </table:table-cell>
          <table:table-cell office:value-type="float" office:value="48.864352636198603" table:formula="of:=[.H656]-[.C656]" table:style-name="ce2">
            <text:p>48,86435264</text:p>
          </table:table-cell>
          <table:table-cell office:value-type="float" office:value="22.023496438521402" table:formula="of:=[.I656]-[.D656]" table:style-name="ce2">
            <text:p>22,02349644</text:p>
          </table:table-cell>
          <table:table-cell office:value-type="float" office:value="-48.138910764634282" table:formula="of:=[.J656]-[.E656]" table:style-name="ce2">
            <text:p>-48,13891076</text:p>
          </table:table-cell>
          <table:table-cell table:number-columns-repeated="16370"/>
        </table:table-row>
        <table:table-row table:style-name="ro1">
          <table:table-cell office:value-type="float" office:value="656" table:style-name="ce2">
            <text:p>656</text:p>
          </table:table-cell>
          <table:table-cell office:value-type="float" office:value="58.230784901863601" table:style-name="ce2">
            <text:p>58,2307849</text:p>
          </table:table-cell>
          <table:table-cell office:value-type="float" office:value="55.632246531795801" table:style-name="ce2">
            <text:p>55,63224653</text:p>
          </table:table-cell>
          <table:table-cell office:value-type="float" office:value="-75.012683005887396" table:style-name="ce2">
            <text:p>-75,01268301</text:p>
          </table:table-cell>
          <table:table-cell office:value-type="float" office:value="-13.743396563015001" table:style-name="ce2">
            <text:p>-13,74339656</text:p>
          </table:table-cell>
          <table:table-cell office:value-type="float" office:value="1356" table:style-name="ce2">
            <text:p>1356</text:p>
          </table:table-cell>
          <table:table-cell office:value-type="float" office:value="-28.328095620944602" table:style-name="ce2">
            <text:p>-28,32809562</text:p>
          </table:table-cell>
          <table:table-cell office:value-type="float" office:value="47.967906935203402" table:style-name="ce2">
            <text:p>47,96790694</text:p>
          </table:table-cell>
          <table:table-cell office:value-type="float" office:value="-65.924010918517496" table:style-name="ce2">
            <text:p>-65,92401092</text:p>
          </table:table-cell>
          <table:table-cell office:value-type="float" office:value="41.101227645645302" table:style-name="ce2">
            <text:p>41,10122765</text:p>
          </table:table-cell>
          <table:table-cell office:value-type="float" office:value="-86.558880522808209" table:formula="of:=[.G657]-[.B657]" table:style-name="ce2">
            <text:p>-86,55888052</text:p>
          </table:table-cell>
          <table:table-cell office:value-type="float" office:value="-7.6643395965923986" table:formula="of:=[.H657]-[.C657]" table:style-name="ce2">
            <text:p>-7,664339597</text:p>
          </table:table-cell>
          <table:table-cell office:value-type="float" office:value="9.0886720873699005" table:formula="of:=[.I657]-[.D657]" table:style-name="ce2">
            <text:p>9,088672087</text:p>
          </table:table-cell>
          <table:table-cell office:value-type="float" office:value="54.844624208660306" table:formula="of:=[.J657]-[.E657]" table:style-name="ce2">
            <text:p>54,84462421</text:p>
          </table:table-cell>
          <table:table-cell table:number-columns-repeated="16370"/>
        </table:table-row>
        <table:table-row table:style-name="ro1">
          <table:table-cell office:value-type="float" office:value="657" table:style-name="ce2">
            <text:p>657</text:p>
          </table:table-cell>
          <table:table-cell office:value-type="float" office:value="10.7005885448139" table:style-name="ce2">
            <text:p>10,70058854</text:p>
          </table:table-cell>
          <table:table-cell office:value-type="float" office:value="-4.8807492749241099" table:style-name="ce2">
            <text:p>-4,880749275</text:p>
          </table:table-cell>
          <table:table-cell office:value-type="float" office:value="-75.789408649097496" table:style-name="ce2">
            <text:p>-75,78940865</text:p>
          </table:table-cell>
          <table:table-cell office:value-type="float" office:value="-43.304221506167799" table:style-name="ce2">
            <text:p>-43,30422151</text:p>
          </table:table-cell>
          <table:table-cell office:value-type="float" office:value="1357" table:style-name="ce2">
            <text:p>1357</text:p>
          </table:table-cell>
          <table:table-cell office:value-type="float" office:value="-64.093996284704701" table:style-name="ce2">
            <text:p>-64,09399628</text:p>
          </table:table-cell>
          <table:table-cell office:value-type="float" office:value="7.8646501248758103" table:style-name="ce2">
            <text:p>7,864650125</text:p>
          </table:table-cell>
          <table:table-cell office:value-type="float" office:value="34.1240746788" table:style-name="ce2">
            <text:p>34,12407468</text:p>
          </table:table-cell>
          <table:table-cell office:value-type="float" office:value="-38.212929873835201" table:style-name="ce2">
            <text:p>-38,21292987</text:p>
          </table:table-cell>
          <table:table-cell office:value-type="float" office:value="-74.794584829518598" table:formula="of:=[.G658]-[.B658]" table:style-name="ce2">
            <text:p>-74,79458483</text:p>
          </table:table-cell>
          <table:table-cell office:value-type="float" office:value="12.74539939979992" table:formula="of:=[.H658]-[.C658]" table:style-name="ce2">
            <text:p>12,7453994</text:p>
          </table:table-cell>
          <table:table-cell office:value-type="float" office:value="109.9134833278975" table:formula="of:=[.I658]-[.D658]" table:style-name="ce2">
            <text:p>109,9134833</text:p>
          </table:table-cell>
          <table:table-cell office:value-type="float" office:value="5.0912916323325987" table:formula="of:=[.J658]-[.E658]" table:style-name="ce2">
            <text:p>5,091291632</text:p>
          </table:table-cell>
          <table:table-cell table:number-columns-repeated="16370"/>
        </table:table-row>
        <table:table-row table:style-name="ro1">
          <table:table-cell office:value-type="float" office:value="658" table:style-name="ce2">
            <text:p>658</text:p>
          </table:table-cell>
          <table:table-cell office:value-type="float" office:value="51.814898018413601" table:style-name="ce2">
            <text:p>51,81489802</text:p>
          </table:table-cell>
          <table:table-cell office:value-type="float" office:value="-50.475947204108301" table:style-name="ce2">
            <text:p>-50,4759472</text:p>
          </table:table-cell>
          <table:table-cell office:value-type="float" office:value="-47.324701515842101" table:style-name="ce2">
            <text:p>-47,32470152</text:p>
          </table:table-cell>
          <table:table-cell office:value-type="float" office:value="57.882331165056399" table:style-name="ce2">
            <text:p>57,88233117</text:p>
          </table:table-cell>
          <table:table-cell office:value-type="float" office:value="1358" table:style-name="ce2">
            <text:p>1358</text:p>
          </table:table-cell>
          <table:table-cell office:value-type="float" office:value="61.667183564755703" table:style-name="ce2">
            <text:p>61,66718356</text:p>
          </table:table-cell>
          <table:table-cell office:value-type="float" office:value="-21.790310132948701" table:style-name="ce2">
            <text:p>-21,79031013</text:p>
          </table:table-cell>
          <table:table-cell office:value-type="float" office:value="15.3319848647252" table:style-name="ce2">
            <text:p>15,33198486</text:p>
          </table:table-cell>
          <table:table-cell office:value-type="float" office:value="-60.075060547247297" table:style-name="ce2">
            <text:p>-60,07506055</text:p>
          </table:table-cell>
          <table:table-cell office:value-type="float" office:value="9.8522855463421024" table:formula="of:=[.G659]-[.B659]" table:style-name="ce2">
            <text:p>9,852285546</text:p>
          </table:table-cell>
          <table:table-cell office:value-type="float" office:value="28.685637071159601" table:formula="of:=[.H659]-[.C659]" table:style-name="ce2">
            <text:p>28,68563707</text:p>
          </table:table-cell>
          <table:table-cell office:value-type="float" office:value="62.656686380567301" table:formula="of:=[.I659]-[.D659]" table:style-name="ce2">
            <text:p>62,65668638</text:p>
          </table:table-cell>
          <table:table-cell office:value-type="float" office:value="-117.95739171230369" table:formula="of:=[.J659]-[.E659]" table:style-name="ce2">
            <text:p>-117,9573917</text:p>
          </table:table-cell>
          <table:table-cell table:number-columns-repeated="16370"/>
        </table:table-row>
        <table:table-row table:style-name="ro1">
          <table:table-cell office:value-type="float" office:value="659" table:style-name="ce2">
            <text:p>659</text:p>
          </table:table-cell>
          <table:table-cell office:value-type="float" office:value="-60.820070845478398" table:style-name="ce2">
            <text:p>-60,82007085</text:p>
          </table:table-cell>
          <table:table-cell office:value-type="float" office:value="-60.251440217638702" table:style-name="ce2">
            <text:p>-60,25144022</text:p>
          </table:table-cell>
          <table:table-cell office:value-type="float" office:value="-11.7775528898286" table:style-name="ce2">
            <text:p>-11,77755289</text:p>
          </table:table-cell>
          <table:table-cell office:value-type="float" office:value="65.929365679954302" table:style-name="ce2">
            <text:p>65,92936568</text:p>
          </table:table-cell>
          <table:table-cell office:value-type="float" office:value="1359" table:style-name="ce2">
            <text:p>1359</text:p>
          </table:table-cell>
          <table:table-cell office:value-type="float" office:value="-37.813929379300497" table:style-name="ce2">
            <text:p>-37,81392938</text:p>
          </table:table-cell>
          <table:table-cell office:value-type="float" office:value="-46.312377971164899" table:style-name="ce2">
            <text:p>-46,31237797</text:p>
          </table:table-cell>
          <table:table-cell office:value-type="float" office:value="15.5662883398719" table:style-name="ce2">
            <text:p>15,56628834</text:p>
          </table:table-cell>
          <table:table-cell office:value-type="float" office:value="41.976665783722801" table:style-name="ce2">
            <text:p>41,97666578</text:p>
          </table:table-cell>
          <table:table-cell office:value-type="float" office:value="23.006141466177901" table:formula="of:=[.G660]-[.B660]" table:style-name="ce2">
            <text:p>23,00614147</text:p>
          </table:table-cell>
          <table:table-cell office:value-type="float" office:value="13.939062246473803" table:formula="of:=[.H660]-[.C660]" table:style-name="ce2">
            <text:p>13,93906225</text:p>
          </table:table-cell>
          <table:table-cell office:value-type="float" office:value="27.343841229700502" table:formula="of:=[.I660]-[.D660]" table:style-name="ce2">
            <text:p>27,34384123</text:p>
          </table:table-cell>
          <table:table-cell office:value-type="float" office:value="-23.952699896231501" table:formula="of:=[.J660]-[.E660]" table:style-name="ce2">
            <text:p>-23,9526999</text:p>
          </table:table-cell>
          <table:table-cell table:number-columns-repeated="16370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float" office:value="34.658719993623798" table:style-name="ce2">
            <text:p>34,65871999</text:p>
          </table:table-cell>
          <table:table-cell office:value-type="float" office:value="55.832234743148199" table:style-name="ce2">
            <text:p>55,83223474</text:p>
          </table:table-cell>
          <table:table-cell office:value-type="float" office:value="27.220362621976498" table:style-name="ce2">
            <text:p>27,22036262</text:p>
          </table:table-cell>
          <table:table-cell office:value-type="float" office:value="-20.551772683502499" table:style-name="ce2">
            <text:p>-20,55177268</text:p>
          </table:table-cell>
          <table:table-cell office:value-type="float" office:value="1360" table:style-name="ce2">
            <text:p>1360</text:p>
          </table:table-cell>
          <table:table-cell office:value-type="float" office:value="54.738177716959001" table:style-name="ce2">
            <text:p>54,73817772</text:p>
          </table:table-cell>
          <table:table-cell office:value-type="float" office:value="-45.840300974414397" table:style-name="ce2">
            <text:p>-45,84030097</text:p>
          </table:table-cell>
          <table:table-cell office:value-type="float" office:value="61.555027326784902" table:style-name="ce2">
            <text:p>61,55502733</text:p>
          </table:table-cell>
          <table:table-cell office:value-type="float" office:value="-12.5741317101575" table:style-name="ce2">
            <text:p>-12,57413171</text:p>
          </table:table-cell>
          <table:table-cell office:value-type="float" office:value="20.079457723335203" table:formula="of:=[.G661]-[.B661]" table:style-name="ce2">
            <text:p>20,07945772</text:p>
          </table:table-cell>
          <table:table-cell office:value-type="float" office:value="-101.6725357175626" table:formula="of:=[.H661]-[.C661]" table:style-name="ce2">
            <text:p>-101,6725357</text:p>
          </table:table-cell>
          <table:table-cell office:value-type="float" office:value="34.334664704808404" table:formula="of:=[.I661]-[.D661]" table:style-name="ce2">
            <text:p>34,3346647</text:p>
          </table:table-cell>
          <table:table-cell office:value-type="float" office:value="7.9776409733449984" table:formula="of:=[.J661]-[.E661]" table:style-name="ce2">
            <text:p>7,977640973</text:p>
          </table:table-cell>
          <table:table-cell table:number-columns-repeated="16370"/>
        </table:table-row>
        <table:table-row table:style-name="ro1">
          <table:table-cell office:value-type="float" office:value="661" table:style-name="ce2">
            <text:p>661</text:p>
          </table:table-cell>
          <table:table-cell office:value-type="float" office:value="-16.772197989783798" table:style-name="ce2">
            <text:p>-16,77219799</text:p>
          </table:table-cell>
          <table:table-cell office:value-type="float" office:value="5.9212541335458102" table:style-name="ce2">
            <text:p>5,921254134</text:p>
          </table:table-cell>
          <table:table-cell office:value-type="float" office:value="-23.2199604806714" table:style-name="ce2">
            <text:p>-23,21996048</text:p>
          </table:table-cell>
          <table:table-cell office:value-type="float" office:value="16.593190127450701" table:style-name="ce2">
            <text:p>16,59319013</text:p>
          </table:table-cell>
          <table:table-cell office:value-type="float" office:value="1361" table:style-name="ce2">
            <text:p>1361</text:p>
          </table:table-cell>
          <table:table-cell office:value-type="float" office:value="-33.601589999425201" table:style-name="ce2">
            <text:p>-33,60159</text:p>
          </table:table-cell>
          <table:table-cell office:value-type="float" office:value="-40.614722034710397" table:style-name="ce2">
            <text:p>-40,61472203</text:p>
          </table:table-cell>
          <table:table-cell office:value-type="float" office:value="-27.5389430105547" table:style-name="ce2">
            <text:p>-27,53894301</text:p>
          </table:table-cell>
          <table:table-cell office:value-type="float" office:value="5.5879377577296898" table:style-name="ce2">
            <text:p>5,587937758</text:p>
          </table:table-cell>
          <table:table-cell office:value-type="float" office:value="-16.829392009641403" table:formula="of:=[.G662]-[.B662]" table:style-name="ce2">
            <text:p>-16,82939201</text:p>
          </table:table-cell>
          <table:table-cell office:value-type="float" office:value="-46.535976168256205" table:formula="of:=[.H662]-[.C662]" table:style-name="ce2">
            <text:p>-46,53597617</text:p>
          </table:table-cell>
          <table:table-cell office:value-type="float" office:value="-4.3189825298833" table:formula="of:=[.I662]-[.D662]" table:style-name="ce2">
            <text:p>-4,31898253</text:p>
          </table:table-cell>
          <table:table-cell office:value-type="float" office:value="-11.00525236972101" table:formula="of:=[.J662]-[.E662]" table:style-name="ce2">
            <text:p>-11,00525237</text:p>
          </table:table-cell>
          <table:table-cell table:number-columns-repeated="16370"/>
        </table:table-row>
        <table:table-row table:style-name="ro1">
          <table:table-cell office:value-type="float" office:value="662" table:style-name="ce2">
            <text:p>662</text:p>
          </table:table-cell>
          <table:table-cell office:value-type="float" office:value="52.248667497074798" table:style-name="ce2">
            <text:p>52,2486675</text:p>
          </table:table-cell>
          <table:table-cell office:value-type="float" office:value="57.954325870663403" table:style-name="ce2">
            <text:p>57,95432587</text:p>
          </table:table-cell>
          <table:table-cell office:value-type="float" office:value="-80.040525772334405" table:style-name="ce2">
            <text:p>-80,04052577</text:p>
          </table:table-cell>
          <table:table-cell office:value-type="float" office:value="-9.6647645261585708" table:style-name="ce2">
            <text:p>-9,664764526</text:p>
          </table:table-cell>
          <table:table-cell office:value-type="float" office:value="1362" table:style-name="ce2">
            <text:p>1362</text:p>
          </table:table-cell>
          <table:table-cell office:value-type="float" office:value="-74.132110022813904" table:style-name="ce2">
            <text:p>-74,13211002</text:p>
          </table:table-cell>
          <table:table-cell office:value-type="float" office:value="-2.4783132816629898" table:style-name="ce2">
            <text:p>-2,478313282</text:p>
          </table:table-cell>
          <table:table-cell office:value-type="float" office:value="-12.264440663081499" table:style-name="ce2">
            <text:p>-12,26444066</text:p>
          </table:table-cell>
          <table:table-cell office:value-type="float" office:value="61.548918900680597" table:style-name="ce2">
            <text:p>61,5489189</text:p>
          </table:table-cell>
          <table:table-cell office:value-type="float" office:value="-126.38077751988871" table:formula="of:=[.G663]-[.B663]" table:style-name="ce2">
            <text:p>-126,3807775</text:p>
          </table:table-cell>
          <table:table-cell office:value-type="float" office:value="-60.432639152326395" table:formula="of:=[.H663]-[.C663]" table:style-name="ce2">
            <text:p>-60,43263915</text:p>
          </table:table-cell>
          <table:table-cell office:value-type="float" office:value="67.776085109252904" table:formula="of:=[.I663]-[.D663]" table:style-name="ce2">
            <text:p>67,77608511</text:p>
          </table:table-cell>
          <table:table-cell office:value-type="float" office:value="71.213683426839168" table:formula="of:=[.J663]-[.E663]" table:style-name="ce2">
            <text:p>71,21368343</text:p>
          </table:table-cell>
          <table:table-cell table:number-columns-repeated="16370"/>
        </table:table-row>
        <table:table-row table:style-name="ro1">
          <table:table-cell office:value-type="float" office:value="663" table:style-name="ce2">
            <text:p>663</text:p>
          </table:table-cell>
          <table:table-cell office:value-type="float" office:value="-75.672155841302995" table:style-name="ce2">
            <text:p>-75,67215584</text:p>
          </table:table-cell>
          <table:table-cell office:value-type="float" office:value="-8.83872157643086" table:style-name="ce2">
            <text:p>-8,838721576</text:p>
          </table:table-cell>
          <table:table-cell office:value-type="float" office:value="-19.711633863032102" table:style-name="ce2">
            <text:p>-19,71163386</text:p>
          </table:table-cell>
          <table:table-cell office:value-type="float" office:value="-85.839010290268206" table:style-name="ce2">
            <text:p>-85,83901029</text:p>
          </table:table-cell>
          <table:table-cell office:value-type="float" office:value="1363" table:style-name="ce2">
            <text:p>1363</text:p>
          </table:table-cell>
          <table:table-cell office:value-type="float" office:value="14.950700902272599" table:style-name="ce2">
            <text:p>14,9507009</text:p>
          </table:table-cell>
          <table:table-cell office:value-type="float" office:value="-24.757488858915998" table:style-name="ce2">
            <text:p>-24,75748886</text:p>
          </table:table-cell>
          <table:table-cell office:value-type="float" office:value="-87.098983491038993" table:style-name="ce2">
            <text:p>-87,09898349</text:p>
          </table:table-cell>
          <table:table-cell office:value-type="float" office:value="-85.975443387096504" table:style-name="ce2">
            <text:p>-85,97544339</text:p>
          </table:table-cell>
          <table:table-cell office:value-type="float" office:value="90.622856743575596" table:formula="of:=[.G664]-[.B664]" table:style-name="ce2">
            <text:p>90,62285674</text:p>
          </table:table-cell>
          <table:table-cell office:value-type="float" office:value="-15.918767282485138" table:formula="of:=[.H664]-[.C664]" table:style-name="ce2">
            <text:p>-15,91876728</text:p>
          </table:table-cell>
          <table:table-cell office:value-type="float" office:value="-67.387349628006888" table:formula="of:=[.I664]-[.D664]" table:style-name="ce2">
            <text:p>-67,38734963</text:p>
          </table:table-cell>
          <table:table-cell office:value-type="float" office:value="-0.13643309682829852" table:formula="of:=[.J664]-[.E664]" table:style-name="ce2">
            <text:p>-0,136433097</text:p>
          </table:table-cell>
          <table:table-cell table:number-columns-repeated="16370"/>
        </table:table-row>
        <table:table-row table:style-name="ro1">
          <table:table-cell office:value-type="float" office:value="664" table:style-name="ce2">
            <text:p>664</text:p>
          </table:table-cell>
          <table:table-cell office:value-type="float" office:value="-27.9724285802554" table:style-name="ce2">
            <text:p>-27,97242858</text:p>
          </table:table-cell>
          <table:table-cell office:value-type="float" office:value="64.794758479483903" table:style-name="ce2">
            <text:p>64,79475848</text:p>
          </table:table-cell>
          <table:table-cell office:value-type="float" office:value="83.261874939359799" table:style-name="ce2">
            <text:p>83,26187494</text:p>
          </table:table-cell>
          <table:table-cell office:value-type="float" office:value="82.369771045720299" table:style-name="ce2">
            <text:p>82,36977105</text:p>
          </table:table-cell>
          <table:table-cell office:value-type="float" office:value="1364" table:style-name="ce2">
            <text:p>1364</text:p>
          </table:table-cell>
          <table:table-cell office:value-type="float" office:value="-44.569761096642097" table:style-name="ce2">
            <text:p>-44,5697611</text:p>
          </table:table-cell>
          <table:table-cell office:value-type="float" office:value="54.667563688063403" table:style-name="ce2">
            <text:p>54,66756369</text:p>
          </table:table-cell>
          <table:table-cell office:value-type="float" office:value="11.2573341641667" table:style-name="ce2">
            <text:p>11,25733416</text:p>
          </table:table-cell>
          <table:table-cell office:value-type="float" office:value="-88.940375697050399" table:style-name="ce2">
            <text:p>-88,9403757</text:p>
          </table:table-cell>
          <table:table-cell office:value-type="float" office:value="-16.597332516386697" table:formula="of:=[.G665]-[.B665]" table:style-name="ce2">
            <text:p>-16,59733252</text:p>
          </table:table-cell>
          <table:table-cell office:value-type="float" office:value="-10.1271947914205" table:formula="of:=[.H665]-[.C665]" table:style-name="ce2">
            <text:p>-10,12719479</text:p>
          </table:table-cell>
          <table:table-cell office:value-type="float" office:value="-72.004540775193107" table:formula="of:=[.I665]-[.D665]" table:style-name="ce2">
            <text:p>-72,00454078</text:p>
          </table:table-cell>
          <table:table-cell office:value-type="float" office:value="-171.31014674277071" table:formula="of:=[.J665]-[.E665]" table:style-name="ce2">
            <text:p>-171,3101467</text:p>
          </table:table-cell>
          <table:table-cell table:number-columns-repeated="16370"/>
        </table:table-row>
        <table:table-row table:style-name="ro1">
          <table:table-cell office:value-type="float" office:value="665" table:style-name="ce2">
            <text:p>665</text:p>
          </table:table-cell>
          <table:table-cell office:value-type="float" office:value="-6.5596660324448504" table:style-name="ce2">
            <text:p>-6,559666032</text:p>
          </table:table-cell>
          <table:table-cell office:value-type="float" office:value="-10.1741854491554" table:style-name="ce2">
            <text:p>-10,17418545</text:p>
          </table:table-cell>
          <table:table-cell office:value-type="float" office:value="64.934983895859702" table:style-name="ce2">
            <text:p>64,9349839</text:p>
          </table:table-cell>
          <table:table-cell office:value-type="float" office:value="-39.906002625476802" table:style-name="ce2">
            <text:p>-39,90600263</text:p>
          </table:table-cell>
          <table:table-cell office:value-type="float" office:value="1365" table:style-name="ce2">
            <text:p>1365</text:p>
          </table:table-cell>
          <table:table-cell office:value-type="float" office:value="-66.548103393061396" table:style-name="ce2">
            <text:p>-66,54810339</text:p>
          </table:table-cell>
          <table:table-cell office:value-type="float" office:value="-61.377932742630598" table:style-name="ce2">
            <text:p>-61,37793274</text:p>
          </table:table-cell>
          <table:table-cell office:value-type="float" office:value="38.784059122488799" table:style-name="ce2">
            <text:p>38,78405912</text:p>
          </table:table-cell>
          <table:table-cell office:value-type="float" office:value="57.482872227498" table:style-name="ce2">
            <text:p>57,48287223</text:p>
          </table:table-cell>
          <table:table-cell office:value-type="float" office:value="-59.988437360616544" table:formula="of:=[.G666]-[.B666]" table:style-name="ce2">
            <text:p>-59,98843736</text:p>
          </table:table-cell>
          <table:table-cell office:value-type="float" office:value="-51.203747293475196" table:formula="of:=[.H666]-[.C666]" table:style-name="ce2">
            <text:p>-51,20374729</text:p>
          </table:table-cell>
          <table:table-cell office:value-type="float" office:value="-26.150924773370903" table:formula="of:=[.I666]-[.D666]" table:style-name="ce2">
            <text:p>-26,15092477</text:p>
          </table:table-cell>
          <table:table-cell office:value-type="float" office:value="97.388874852974794" table:formula="of:=[.J666]-[.E666]" table:style-name="ce2">
            <text:p>97,38887485</text:p>
          </table:table-cell>
          <table:table-cell table:number-columns-repeated="16370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float" office:value="-26.136197845033902" table:style-name="ce2">
            <text:p>-26,13619785</text:p>
          </table:table-cell>
          <table:table-cell office:value-type="float" office:value="1.76022542586982" table:style-name="ce2">
            <text:p>1,760225426</text:p>
          </table:table-cell>
          <table:table-cell office:value-type="float" office:value="-51.008247508238398" table:style-name="ce2">
            <text:p>-51,00824751</text:p>
          </table:table-cell>
          <table:table-cell office:value-type="float" office:value="-63.828347009016298" table:style-name="ce2">
            <text:p>-63,82834701</text:p>
          </table:table-cell>
          <table:table-cell office:value-type="float" office:value="1366" table:style-name="ce2">
            <text:p>1366</text:p>
          </table:table-cell>
          <table:table-cell office:value-type="float" office:value="54.8889932664949" table:style-name="ce2">
            <text:p>54,88899327</text:p>
          </table:table-cell>
          <table:table-cell office:value-type="float" office:value="64.047557182030204" table:style-name="ce2">
            <text:p>64,04755718</text:p>
          </table:table-cell>
          <table:table-cell office:value-type="float" office:value="-14.5519978935558" table:style-name="ce2">
            <text:p>-14,55199789</text:p>
          </table:table-cell>
          <table:table-cell office:value-type="float" office:value="15.006249950942699" table:style-name="ce2">
            <text:p>15,00624995</text:p>
          </table:table-cell>
          <table:table-cell office:value-type="float" office:value="81.025191111528798" table:formula="of:=[.G667]-[.B667]" table:style-name="ce2">
            <text:p>81,02519111</text:p>
          </table:table-cell>
          <table:table-cell office:value-type="float" office:value="62.287331756160384" table:formula="of:=[.H667]-[.C667]" table:style-name="ce2">
            <text:p>62,28733176</text:p>
          </table:table-cell>
          <table:table-cell office:value-type="float" office:value="36.456249614682598" table:formula="of:=[.I667]-[.D667]" table:style-name="ce2">
            <text:p>36,45624961</text:p>
          </table:table-cell>
          <table:table-cell office:value-type="float" office:value="78.834596959959001" table:formula="of:=[.J667]-[.E667]" table:style-name="ce2">
            <text:p>78,83459696</text:p>
          </table:table-cell>
          <table:table-cell table:number-columns-repeated="16370"/>
        </table:table-row>
        <table:table-row table:style-name="ro1">
          <table:table-cell office:value-type="float" office:value="667" table:style-name="ce2">
            <text:p>667</text:p>
          </table:table-cell>
          <table:table-cell office:value-type="float" office:value="-40.275093123629198" table:style-name="ce2">
            <text:p>-40,27509312</text:p>
          </table:table-cell>
          <table:table-cell office:value-type="float" office:value="-23.1830348715201" table:style-name="ce2">
            <text:p>-23,18303487</text:p>
          </table:table-cell>
          <table:table-cell office:value-type="float" office:value="-65.799074001027293" table:style-name="ce2">
            <text:p>-65,799074</text:p>
          </table:table-cell>
          <table:table-cell office:value-type="float" office:value="83.864484964784296" table:style-name="ce2">
            <text:p>83,86448496</text:p>
          </table:table-cell>
          <table:table-cell office:value-type="float" office:value="1367" table:style-name="ce2">
            <text:p>1367</text:p>
          </table:table-cell>
          <table:table-cell office:value-type="float" office:value="74.786891455489993" table:style-name="ce2">
            <text:p>74,78689146</text:p>
          </table:table-cell>
          <table:table-cell office:value-type="float" office:value="68.088217029548602" table:style-name="ce2">
            <text:p>68,08821703</text:p>
          </table:table-cell>
          <table:table-cell office:value-type="float" office:value="-14.2245749054306" table:style-name="ce2">
            <text:p>-14,22457491</text:p>
          </table:table-cell>
          <table:table-cell office:value-type="float" office:value="47.179357723875" table:style-name="ce2">
            <text:p>47,17935772</text:p>
          </table:table-cell>
          <table:table-cell office:value-type="float" office:value="115.06198457911918" table:formula="of:=[.G668]-[.B668]" table:style-name="ce2">
            <text:p>115,0619846</text:p>
          </table:table-cell>
          <table:table-cell office:value-type="float" office:value="91.271251901068695" table:formula="of:=[.H668]-[.C668]" table:style-name="ce2">
            <text:p>91,2712519</text:p>
          </table:table-cell>
          <table:table-cell office:value-type="float" office:value="51.574499095596693" table:formula="of:=[.I668]-[.D668]" table:style-name="ce2">
            <text:p>51,5744991</text:p>
          </table:table-cell>
          <table:table-cell office:value-type="float" office:value="-36.685127240909296" table:formula="of:=[.J668]-[.E668]" table:style-name="ce2">
            <text:p>-36,68512724</text:p>
          </table:table-cell>
          <table:table-cell table:number-columns-repeated="16370"/>
        </table:table-row>
        <table:table-row table:style-name="ro1">
          <table:table-cell office:value-type="float" office:value="668" table:style-name="ce2">
            <text:p>668</text:p>
          </table:table-cell>
          <table:table-cell office:value-type="float" office:value="-2.99583502452316" table:style-name="ce2">
            <text:p>-2,995835025</text:p>
          </table:table-cell>
          <table:table-cell office:value-type="float" office:value="2.08430214908031" table:style-name="ce2">
            <text:p>2,084302149</text:p>
          </table:table-cell>
          <table:table-cell office:value-type="float" office:value="-26.294661046143801" table:style-name="ce2">
            <text:p>-26,29466105</text:p>
          </table:table-cell>
          <table:table-cell office:value-type="float" office:value="-17.823006096800299" table:style-name="ce2">
            <text:p>-17,8230061</text:p>
          </table:table-cell>
          <table:table-cell office:value-type="float" office:value="1368" table:style-name="ce2">
            <text:p>1368</text:p>
          </table:table-cell>
          <table:table-cell office:value-type="float" office:value="-50.591952929872697" table:style-name="ce2">
            <text:p>-50,59195293</text:p>
          </table:table-cell>
          <table:table-cell office:value-type="float" office:value="2.5908427509865102" table:style-name="ce2">
            <text:p>2,590842751</text:p>
          </table:table-cell>
          <table:table-cell office:value-type="float" office:value="-2.9398944821303501" table:style-name="ce2">
            <text:p>-2,939894482</text:p>
          </table:table-cell>
          <table:table-cell office:value-type="float" office:value="-40.1279589247088" table:style-name="ce2">
            <text:p>-40,12795892</text:p>
          </table:table-cell>
          <table:table-cell office:value-type="float" office:value="-47.596117905349537" table:formula="of:=[.G669]-[.B669]" table:style-name="ce2">
            <text:p>-47,59611791</text:p>
          </table:table-cell>
          <table:table-cell office:value-type="float" office:value="0.50654060190620021" table:formula="of:=[.H669]-[.C669]" table:style-name="ce2">
            <text:p>0,506540602</text:p>
          </table:table-cell>
          <table:table-cell office:value-type="float" office:value="23.354766564013453" table:formula="of:=[.I669]-[.D669]" table:style-name="ce2">
            <text:p>23,35476656</text:p>
          </table:table-cell>
          <table:table-cell office:value-type="float" office:value="-22.304952827908501" table:formula="of:=[.J669]-[.E669]" table:style-name="ce2">
            <text:p>-22,30495283</text:p>
          </table:table-cell>
          <table:table-cell table:number-columns-repeated="16370"/>
        </table:table-row>
        <table:table-row table:style-name="ro1">
          <table:table-cell office:value-type="float" office:value="669" table:style-name="ce2">
            <text:p>669</text:p>
          </table:table-cell>
          <table:table-cell office:value-type="float" office:value="-79.368387870752002" table:style-name="ce2">
            <text:p>-79,36838787</text:p>
          </table:table-cell>
          <table:table-cell office:value-type="float" office:value="40.070088246350899" table:style-name="ce2">
            <text:p>40,07008825</text:p>
          </table:table-cell>
          <table:table-cell office:value-type="float" office:value="-45.450817635164299" table:style-name="ce2">
            <text:p>-45,45081764</text:p>
          </table:table-cell>
          <table:table-cell office:value-type="float" office:value="-80.420522409468802" table:style-name="ce2">
            <text:p>-80,42052241</text:p>
          </table:table-cell>
          <table:table-cell office:value-type="float" office:value="1369" table:style-name="ce2">
            <text:p>1369</text:p>
          </table:table-cell>
          <table:table-cell office:value-type="float" office:value="20.1452425756876" table:style-name="ce2">
            <text:p>20,14524258</text:p>
          </table:table-cell>
          <table:table-cell office:value-type="float" office:value="-44.424815371045" table:style-name="ce2">
            <text:p>-44,42481537</text:p>
          </table:table-cell>
          <table:table-cell office:value-type="float" office:value="-15.412335842314" table:style-name="ce2">
            <text:p>-15,41233584</text:p>
          </table:table-cell>
          <table:table-cell office:value-type="float" office:value="78.546786541932804" table:style-name="ce2">
            <text:p>78,54678654</text:p>
          </table:table-cell>
          <table:table-cell office:value-type="float" office:value="99.513630446439606" table:formula="of:=[.G670]-[.B670]" table:style-name="ce2">
            <text:p>99,51363045</text:p>
          </table:table-cell>
          <table:table-cell office:value-type="float" office:value="-84.494903617395892" table:formula="of:=[.H670]-[.C670]" table:style-name="ce2">
            <text:p>-84,49490362</text:p>
          </table:table-cell>
          <table:table-cell office:value-type="float" office:value="30.038481792850298" table:formula="of:=[.I670]-[.D670]" table:style-name="ce2">
            <text:p>30,03848179</text:p>
          </table:table-cell>
          <table:table-cell office:value-type="float" office:value="158.96730895140161" table:formula="of:=[.J670]-[.E670]" table:style-name="ce2">
            <text:p>158,967309</text:p>
          </table:table-cell>
          <table:table-cell table:number-columns-repeated="16370"/>
        </table:table-row>
        <table:table-row table:style-name="ro1">
          <table:table-cell office:value-type="float" office:value="670" table:style-name="ce2">
            <text:p>670</text:p>
          </table:table-cell>
          <table:table-cell office:value-type="float" office:value="-47.359429786597097" table:style-name="ce2">
            <text:p>-47,35942979</text:p>
          </table:table-cell>
          <table:table-cell office:value-type="float" office:value="-33.028314492343803" table:style-name="ce2">
            <text:p>-33,02831449</text:p>
          </table:table-cell>
          <table:table-cell office:value-type="float" office:value="-64.812287341138799" table:style-name="ce2">
            <text:p>-64,81228734</text:p>
          </table:table-cell>
          <table:table-cell office:value-type="float" office:value="-48.412831592869097" table:style-name="ce2">
            <text:p>-48,41283159</text:p>
          </table:table-cell>
          <table:table-cell office:value-type="float" office:value="1370" table:style-name="ce2">
            <text:p>1370</text:p>
          </table:table-cell>
          <table:table-cell office:value-type="float" office:value="-35.394022033868801" table:style-name="ce2">
            <text:p>-35,39402203</text:p>
          </table:table-cell>
          <table:table-cell office:value-type="float" office:value="-38.719813419418202" table:style-name="ce2">
            <text:p>-38,71981342</text:p>
          </table:table-cell>
          <table:table-cell office:value-type="float" office:value="-48.734463851073698" table:style-name="ce2">
            <text:p>-48,73446385</text:p>
          </table:table-cell>
          <table:table-cell office:value-type="float" office:value="17.832127384477701" table:style-name="ce2">
            <text:p>17,83212738</text:p>
          </table:table-cell>
          <table:table-cell office:value-type="float" office:value="11.965407752728296" table:formula="of:=[.G671]-[.B671]" table:style-name="ce2">
            <text:p>11,96540775</text:p>
          </table:table-cell>
          <table:table-cell office:value-type="float" office:value="-5.6914989270743988" table:formula="of:=[.H671]-[.C671]" table:style-name="ce2">
            <text:p>-5,691498927</text:p>
          </table:table-cell>
          <table:table-cell office:value-type="float" office:value="16.0778234900651" table:formula="of:=[.I671]-[.D671]" table:style-name="ce2">
            <text:p>16,07782349</text:p>
          </table:table-cell>
          <table:table-cell office:value-type="float" office:value="66.244958977346798" table:formula="of:=[.J671]-[.E671]" table:style-name="ce2">
            <text:p>66,24495898</text:p>
          </table:table-cell>
          <table:table-cell table:number-columns-repeated="16370"/>
        </table:table-row>
        <table:table-row table:style-name="ro1">
          <table:table-cell office:value-type="float" office:value="671" table:style-name="ce2">
            <text:p>671</text:p>
          </table:table-cell>
          <table:table-cell office:value-type="float" office:value="89.181193002219601" table:style-name="ce2">
            <text:p>89,181193</text:p>
          </table:table-cell>
          <table:table-cell office:value-type="float" office:value="-12.6126991026014" table:style-name="ce2">
            <text:p>-12,6126991</text:p>
          </table:table-cell>
          <table:table-cell office:value-type="float" office:value="10.8424760022155" table:style-name="ce2">
            <text:p>10,842476</text:p>
          </table:table-cell>
          <table:table-cell office:value-type="float" office:value="82.168542164331498" table:style-name="ce2">
            <text:p>82,16854216</text:p>
          </table:table-cell>
          <table:table-cell office:value-type="float" office:value="1371" table:style-name="ce2">
            <text:p>1371</text:p>
          </table:table-cell>
          <table:table-cell office:value-type="float" office:value="17.065729046889299" table:style-name="ce2">
            <text:p>17,06572905</text:p>
          </table:table-cell>
          <table:table-cell office:value-type="float" office:value="-31.698415489647399" table:style-name="ce2">
            <text:p>-31,69841549</text:p>
          </table:table-cell>
          <table:table-cell office:value-type="float" office:value="-82.715654568330393" table:style-name="ce2">
            <text:p>-82,71565457</text:p>
          </table:table-cell>
          <table:table-cell office:value-type="float" office:value="69.210545305206296" table:style-name="ce2">
            <text:p>69,21054531</text:p>
          </table:table-cell>
          <table:table-cell office:value-type="float" office:value="-72.115463955330299" table:formula="of:=[.G672]-[.B672]" table:style-name="ce2">
            <text:p>-72,11546396</text:p>
          </table:table-cell>
          <table:table-cell office:value-type="float" office:value="-19.085716387045998" table:formula="of:=[.H672]-[.C672]" table:style-name="ce2">
            <text:p>-19,08571639</text:p>
          </table:table-cell>
          <table:table-cell office:value-type="float" office:value="-93.558130570545899" table:formula="of:=[.I672]-[.D672]" table:style-name="ce2">
            <text:p>-93,55813057</text:p>
          </table:table-cell>
          <table:table-cell office:value-type="float" office:value="-12.957996859125203" table:formula="of:=[.J672]-[.E672]" table:style-name="ce2">
            <text:p>-12,95799686</text:p>
          </table:table-cell>
          <table:table-cell table:number-columns-repeated="16370"/>
        </table:table-row>
        <table:table-row table:style-name="ro1">
          <table:table-cell office:value-type="float" office:value="672" table:style-name="ce2">
            <text:p>672</text:p>
          </table:table-cell>
          <table:table-cell office:value-type="float" office:value="7.7041583530427404" table:style-name="ce2">
            <text:p>7,704158353</text:p>
          </table:table-cell>
          <table:table-cell office:value-type="float" office:value="29.7031593189961" table:style-name="ce2">
            <text:p>29,70315932</text:p>
          </table:table-cell>
          <table:table-cell office:value-type="float" office:value="10.990087013031101" table:style-name="ce2">
            <text:p>10,99008701</text:p>
          </table:table-cell>
          <table:table-cell office:value-type="float" office:value="-61.400342549063097" table:style-name="ce2">
            <text:p>-61,40034255</text:p>
          </table:table-cell>
          <table:table-cell office:value-type="float" office:value="1372" table:style-name="ce2">
            <text:p>1372</text:p>
          </table:table-cell>
          <table:table-cell office:value-type="float" office:value="10.620436948064" table:style-name="ce2">
            <text:p>10,62043695</text:p>
          </table:table-cell>
          <table:table-cell office:value-type="float" office:value="32.955987737717102" table:style-name="ce2">
            <text:p>32,95598774</text:p>
          </table:table-cell>
          <table:table-cell office:value-type="float" office:value="18.895754519143399" table:style-name="ce2">
            <text:p>18,89575452</text:p>
          </table:table-cell>
          <table:table-cell office:value-type="float" office:value="-2.4979525265073099" table:style-name="ce2">
            <text:p>-2,497952527</text:p>
          </table:table-cell>
          <table:table-cell office:value-type="float" office:value="2.91627859502126" table:formula="of:=[.G673]-[.B673]" table:style-name="ce2">
            <text:p>2,916278595</text:p>
          </table:table-cell>
          <table:table-cell office:value-type="float" office:value="3.2528284187210019" table:formula="of:=[.H673]-[.C673]" table:style-name="ce2">
            <text:p>3,252828419</text:p>
          </table:table-cell>
          <table:table-cell office:value-type="float" office:value="7.9056675061122981" table:formula="of:=[.I673]-[.D673]" table:style-name="ce2">
            <text:p>7,905667506</text:p>
          </table:table-cell>
          <table:table-cell office:value-type="float" office:value="58.902390022555785" table:formula="of:=[.J673]-[.E673]" table:style-name="ce2">
            <text:p>58,90239002</text:p>
          </table:table-cell>
          <table:table-cell table:number-columns-repeated="16370"/>
        </table:table-row>
        <table:table-row table:style-name="ro1">
          <table:table-cell office:value-type="float" office:value="673" table:style-name="ce2">
            <text:p>673</text:p>
          </table:table-cell>
          <table:table-cell office:value-type="float" office:value="7.8428008770106601" table:style-name="ce2">
            <text:p>7,842800877</text:p>
          </table:table-cell>
          <table:table-cell office:value-type="float" office:value="-59.2147271265763" table:style-name="ce2">
            <text:p>-59,21472713</text:p>
          </table:table-cell>
          <table:table-cell office:value-type="float" office:value="52.397402816055703" table:style-name="ce2">
            <text:p>52,39740282</text:p>
          </table:table-cell>
          <table:table-cell office:value-type="float" office:value="-55.4463612910479" table:style-name="ce2">
            <text:p>-55,44636129</text:p>
          </table:table-cell>
          <table:table-cell office:value-type="float" office:value="1373" table:style-name="ce2">
            <text:p>1373</text:p>
          </table:table-cell>
          <table:table-cell office:value-type="float" office:value="-9.1317259612146504" table:style-name="ce2">
            <text:p>-9,131725961</text:p>
          </table:table-cell>
          <table:table-cell office:value-type="float" office:value="-80.332431237413104" table:style-name="ce2">
            <text:p>-80,33243124</text:p>
          </table:table-cell>
          <table:table-cell office:value-type="float" office:value="-86.237311939272104" table:style-name="ce2">
            <text:p>-86,23731194</text:p>
          </table:table-cell>
          <table:table-cell office:value-type="float" office:value="-84.810309082095401" table:style-name="ce2">
            <text:p>-84,81030908</text:p>
          </table:table-cell>
          <table:table-cell office:value-type="float" office:value="-16.974526838225309" table:formula="of:=[.G674]-[.B674]" table:style-name="ce2">
            <text:p>-16,97452684</text:p>
          </table:table-cell>
          <table:table-cell office:value-type="float" office:value="-21.117704110836804" table:formula="of:=[.H674]-[.C674]" table:style-name="ce2">
            <text:p>-21,11770411</text:p>
          </table:table-cell>
          <table:table-cell office:value-type="float" office:value="-138.63471475532782" table:formula="of:=[.I674]-[.D674]" table:style-name="ce2">
            <text:p>-138,6347148</text:p>
          </table:table-cell>
          <table:table-cell office:value-type="float" office:value="-29.363947791047501" table:formula="of:=[.J674]-[.E674]" table:style-name="ce2">
            <text:p>-29,36394779</text:p>
          </table:table-cell>
          <table:table-cell table:number-columns-repeated="16370"/>
        </table:table-row>
        <table:table-row table:style-name="ro1">
          <table:table-cell office:value-type="float" office:value="674" table:style-name="ce2">
            <text:p>674</text:p>
          </table:table-cell>
          <table:table-cell office:value-type="float" office:value="15.552089470533" table:style-name="ce2">
            <text:p>15,55208947</text:p>
          </table:table-cell>
          <table:table-cell office:value-type="float" office:value="-81.945908044894296" table:style-name="ce2">
            <text:p>-81,94590804</text:p>
          </table:table-cell>
          <table:table-cell office:value-type="float" office:value="1.10952721779024" table:style-name="ce2">
            <text:p>1,109527218</text:p>
          </table:table-cell>
          <table:table-cell office:value-type="float" office:value="-17.6965900303077" table:style-name="ce2">
            <text:p>-17,69659003</text:p>
          </table:table-cell>
          <table:table-cell office:value-type="float" office:value="1374" table:style-name="ce2">
            <text:p>1374</text:p>
          </table:table-cell>
          <table:table-cell office:value-type="float" office:value="-67.267515652328399" table:style-name="ce2">
            <text:p>-67,26751565</text:p>
          </table:table-cell>
          <table:table-cell office:value-type="float" office:value="-10.2676609652355" table:style-name="ce2">
            <text:p>-10,26766097</text:p>
          </table:table-cell>
          <table:table-cell office:value-type="float" office:value="52.7596504340476" table:style-name="ce2">
            <text:p>52,75965043</text:p>
          </table:table-cell>
          <table:table-cell office:value-type="float" office:value="-79.908473645374599" table:style-name="ce2">
            <text:p>-79,90847365</text:p>
          </table:table-cell>
          <table:table-cell office:value-type="float" office:value="-82.819605122861404" table:formula="of:=[.G675]-[.B675]" table:style-name="ce2">
            <text:p>-82,81960512</text:p>
          </table:table-cell>
          <table:table-cell office:value-type="float" office:value="71.678247079658803" table:formula="of:=[.H675]-[.C675]" table:style-name="ce2">
            <text:p>71,67824708</text:p>
          </table:table-cell>
          <table:table-cell office:value-type="float" office:value="51.650123216257363" table:formula="of:=[.I675]-[.D675]" table:style-name="ce2">
            <text:p>51,65012322</text:p>
          </table:table-cell>
          <table:table-cell office:value-type="float" office:value="-62.211883615066895" table:formula="of:=[.J675]-[.E675]" table:style-name="ce2">
            <text:p>-62,21188362</text:p>
          </table:table-cell>
          <table:table-cell table:number-columns-repeated="16370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float" office:value="-71.742533451659696" table:style-name="ce2">
            <text:p>-71,74253345</text:p>
          </table:table-cell>
          <table:table-cell office:value-type="float" office:value="-33.467747440700698" table:style-name="ce2">
            <text:p>-33,46774744</text:p>
          </table:table-cell>
          <table:table-cell office:value-type="float" office:value="-40.263912432244098" table:style-name="ce2">
            <text:p>-40,26391243</text:p>
          </table:table-cell>
          <table:table-cell office:value-type="float" office:value="67.804330055533796" table:style-name="ce2">
            <text:p>67,80433006</text:p>
          </table:table-cell>
          <table:table-cell office:value-type="float" office:value="1375" table:style-name="ce2">
            <text:p>1375</text:p>
          </table:table-cell>
          <table:table-cell office:value-type="float" office:value="-12.8682297909452" table:style-name="ce2">
            <text:p>-12,86822979</text:p>
          </table:table-cell>
          <table:table-cell office:value-type="float" office:value="-30.791187979719702" table:style-name="ce2">
            <text:p>-30,79118798</text:p>
          </table:table-cell>
          <table:table-cell office:value-type="float" office:value="-34.230408020316901" table:style-name="ce2">
            <text:p>-34,23040802</text:p>
          </table:table-cell>
          <table:table-cell office:value-type="float" office:value="49.000464095848301" table:style-name="ce2">
            <text:p>49,0004641</text:p>
          </table:table-cell>
          <table:table-cell office:value-type="float" office:value="58.874303660714496" table:formula="of:=[.G676]-[.B676]" table:style-name="ce2">
            <text:p>58,87430366</text:p>
          </table:table-cell>
          <table:table-cell office:value-type="float" office:value="2.6765594609809966" table:formula="of:=[.H676]-[.C676]" table:style-name="ce2">
            <text:p>2,676559461</text:p>
          </table:table-cell>
          <table:table-cell office:value-type="float" office:value="6.033504411927197" table:formula="of:=[.I676]-[.D676]" table:style-name="ce2">
            <text:p>6,033504412</text:p>
          </table:table-cell>
          <table:table-cell office:value-type="float" office:value="-18.803865959685496" table:formula="of:=[.J676]-[.E676]" table:style-name="ce2">
            <text:p>-18,80386596</text:p>
          </table:table-cell>
          <table:table-cell table:number-columns-repeated="16370"/>
        </table:table-row>
        <table:table-row table:style-name="ro1">
          <table:table-cell office:value-type="float" office:value="676" table:style-name="ce2">
            <text:p>676</text:p>
          </table:table-cell>
          <table:table-cell office:value-type="float" office:value="86.776448546445593" table:style-name="ce2">
            <text:p>86,77644855</text:p>
          </table:table-cell>
          <table:table-cell office:value-type="float" office:value="-70.915573976373395" table:style-name="ce2">
            <text:p>-70,91557398</text:p>
          </table:table-cell>
          <table:table-cell office:value-type="float" office:value="-41.3972200824672" table:style-name="ce2">
            <text:p>-41,39722008</text:p>
          </table:table-cell>
          <table:table-cell office:value-type="float" office:value="-33.135850544172499" table:style-name="ce2">
            <text:p>-33,13585054</text:p>
          </table:table-cell>
          <table:table-cell office:value-type="float" office:value="1376" table:style-name="ce2">
            <text:p>1376</text:p>
          </table:table-cell>
          <table:table-cell office:value-type="float" office:value="7.4493551523128199" table:style-name="ce2">
            <text:p>7,449355152</text:p>
          </table:table-cell>
          <table:table-cell office:value-type="float" office:value="-49.242170467360097" table:style-name="ce2">
            <text:p>-49,24217047</text:p>
          </table:table-cell>
          <table:table-cell office:value-type="float" office:value="50.2085439336999" table:style-name="ce2">
            <text:p>50,20854393</text:p>
          </table:table-cell>
          <table:table-cell office:value-type="float" office:value="-47.414111548201099" table:style-name="ce2">
            <text:p>-47,41411155</text:p>
          </table:table-cell>
          <table:table-cell office:value-type="float" office:value="-79.327093394132774" table:formula="of:=[.G677]-[.B677]" table:style-name="ce2">
            <text:p>-79,32709339</text:p>
          </table:table-cell>
          <table:table-cell office:value-type="float" office:value="21.673403509013298" table:formula="of:=[.H677]-[.C677]" table:style-name="ce2">
            <text:p>21,67340351</text:p>
          </table:table-cell>
          <table:table-cell office:value-type="float" office:value="91.6057640161671" table:formula="of:=[.I677]-[.D677]" table:style-name="ce2">
            <text:p>91,60576402</text:p>
          </table:table-cell>
          <table:table-cell office:value-type="float" office:value="-14.2782610040286" table:formula="of:=[.J677]-[.E677]" table:style-name="ce2">
            <text:p>-14,278261</text:p>
          </table:table-cell>
          <table:table-cell table:number-columns-repeated="16370"/>
        </table:table-row>
        <table:table-row table:style-name="ro1">
          <table:table-cell office:value-type="float" office:value="677" table:style-name="ce2">
            <text:p>677</text:p>
          </table:table-cell>
          <table:table-cell office:value-type="float" office:value="88.102555678759899" table:style-name="ce2">
            <text:p>88,10255568</text:p>
          </table:table-cell>
          <table:table-cell office:value-type="float" office:value="-25.498659481727401" table:style-name="ce2">
            <text:p>-25,49865948</text:p>
          </table:table-cell>
          <table:table-cell office:value-type="float" office:value="-31.003503540650499" table:style-name="ce2">
            <text:p>-31,00350354</text:p>
          </table:table-cell>
          <table:table-cell office:value-type="float" office:value="-25.504442059323502" table:style-name="ce2">
            <text:p>-25,50444206</text:p>
          </table:table-cell>
          <table:table-cell office:value-type="float" office:value="1377" table:style-name="ce2">
            <text:p>1377</text:p>
          </table:table-cell>
          <table:table-cell office:value-type="float" office:value="51.900371718840503" table:style-name="ce2">
            <text:p>51,90037172</text:p>
          </table:table-cell>
          <table:table-cell office:value-type="float" office:value="-84.238631028886104" table:style-name="ce2">
            <text:p>-84,23863103</text:p>
          </table:table-cell>
          <table:table-cell office:value-type="float" office:value="-78.561726816728097" table:style-name="ce2">
            <text:p>-78,56172682</text:p>
          </table:table-cell>
          <table:table-cell office:value-type="float" office:value="-83.496416335452196" table:style-name="ce2">
            <text:p>-83,49641634</text:p>
          </table:table-cell>
          <table:table-cell office:value-type="float" office:value="-36.202183959919395" table:formula="of:=[.G678]-[.B678]" table:style-name="ce2">
            <text:p>-36,20218396</text:p>
          </table:table-cell>
          <table:table-cell office:value-type="float" office:value="-58.739971547158703" table:formula="of:=[.H678]-[.C678]" table:style-name="ce2">
            <text:p>-58,73997155</text:p>
          </table:table-cell>
          <table:table-cell office:value-type="float" office:value="-47.558223276077598" table:formula="of:=[.I678]-[.D678]" table:style-name="ce2">
            <text:p>-47,55822328</text:p>
          </table:table-cell>
          <table:table-cell office:value-type="float" office:value="-57.991974276128694" table:formula="of:=[.J678]-[.E678]" table:style-name="ce2">
            <text:p>-57,99197428</text:p>
          </table:table-cell>
          <table:table-cell table:number-columns-repeated="16370"/>
        </table:table-row>
        <table:table-row table:style-name="ro1">
          <table:table-cell office:value-type="float" office:value="678" table:style-name="ce2">
            <text:p>678</text:p>
          </table:table-cell>
          <table:table-cell office:value-type="float" office:value="78.052111511340897" table:style-name="ce2">
            <text:p>78,05211151</text:p>
          </table:table-cell>
          <table:table-cell office:value-type="float" office:value="-66.097714150387205" table:style-name="ce2">
            <text:p>-66,09771415</text:p>
          </table:table-cell>
          <table:table-cell office:value-type="float" office:value="89.574994722560106" table:style-name="ce2">
            <text:p>89,57499472</text:p>
          </table:table-cell>
          <table:table-cell office:value-type="float" office:value="-63.322706945848502" table:style-name="ce2">
            <text:p>-63,32270695</text:p>
          </table:table-cell>
          <table:table-cell office:value-type="float" office:value="1378" table:style-name="ce2">
            <text:p>1378</text:p>
          </table:table-cell>
          <table:table-cell office:value-type="float" office:value="89.842253288646504" table:style-name="ce2">
            <text:p>89,84225329</text:p>
          </table:table-cell>
          <table:table-cell office:value-type="float" office:value="49.327369156592098" table:style-name="ce2">
            <text:p>49,32736916</text:p>
          </table:table-cell>
          <table:table-cell office:value-type="float" office:value="-25.351104388603101" table:style-name="ce2">
            <text:p>-25,35110439</text:p>
          </table:table-cell>
          <table:table-cell office:value-type="float" office:value="-3.50845576742072" table:style-name="ce2">
            <text:p>-3,508455767</text:p>
          </table:table-cell>
          <table:table-cell office:value-type="float" office:value="11.790141777305607" table:formula="of:=[.G679]-[.B679]" table:style-name="ce2">
            <text:p>11,79014178</text:p>
          </table:table-cell>
          <table:table-cell office:value-type="float" office:value="115.4250833069793" table:formula="of:=[.H679]-[.C679]" table:style-name="ce2">
            <text:p>115,4250833</text:p>
          </table:table-cell>
          <table:table-cell office:value-type="float" office:value="-114.92609911116321" table:formula="of:=[.I679]-[.D679]" table:style-name="ce2">
            <text:p>-114,9260991</text:p>
          </table:table-cell>
          <table:table-cell office:value-type="float" office:value="59.814251178427781" table:formula="of:=[.J679]-[.E679]" table:style-name="ce2">
            <text:p>59,81425118</text:p>
          </table:table-cell>
          <table:table-cell table:number-columns-repeated="16370"/>
        </table:table-row>
        <table:table-row table:style-name="ro1">
          <table:table-cell office:value-type="float" office:value="679" table:style-name="ce2">
            <text:p>679</text:p>
          </table:table-cell>
          <table:table-cell office:value-type="float" office:value="-60.9194319376398" table:style-name="ce2">
            <text:p>-60,91943194</text:p>
          </table:table-cell>
          <table:table-cell office:value-type="float" office:value="15.8441399973012" table:style-name="ce2">
            <text:p>15,84414</text:p>
          </table:table-cell>
          <table:table-cell office:value-type="float" office:value="-53.772985805506302" table:style-name="ce2">
            <text:p>-53,77298581</text:p>
          </table:table-cell>
          <table:table-cell office:value-type="float" office:value="-19.380031236282498" table:style-name="ce2">
            <text:p>-19,38003124</text:p>
          </table:table-cell>
          <table:table-cell office:value-type="float" office:value="1379" table:style-name="ce2">
            <text:p>1379</text:p>
          </table:table-cell>
          <table:table-cell office:value-type="float" office:value="-60.356376235193601" table:style-name="ce2">
            <text:p>-60,35637624</text:p>
          </table:table-cell>
          <table:table-cell office:value-type="float" office:value="42.653904137010997" table:style-name="ce2">
            <text:p>42,65390414</text:p>
          </table:table-cell>
          <table:table-cell office:value-type="float" office:value="-14.8076048696085" table:style-name="ce2">
            <text:p>-14,80760487</text:p>
          </table:table-cell>
          <table:table-cell office:value-type="float" office:value="16.3239634413837" table:style-name="ce2">
            <text:p>16,32396344</text:p>
          </table:table-cell>
          <table:table-cell office:value-type="float" office:value="0.56305570244619929" table:formula="of:=[.G680]-[.B680]" table:style-name="ce2">
            <text:p>0,563055702</text:p>
          </table:table-cell>
          <table:table-cell office:value-type="float" office:value="26.809764139709799" table:formula="of:=[.H680]-[.C680]" table:style-name="ce2">
            <text:p>26,80976414</text:p>
          </table:table-cell>
          <table:table-cell office:value-type="float" office:value="38.965380935897798" table:formula="of:=[.I680]-[.D680]" table:style-name="ce2">
            <text:p>38,96538094</text:p>
          </table:table-cell>
          <table:table-cell office:value-type="float" office:value="35.703994677666202" table:formula="of:=[.J680]-[.E680]" table:style-name="ce2">
            <text:p>35,70399468</text:p>
          </table:table-cell>
          <table:table-cell table:number-columns-repeated="16370"/>
        </table:table-row>
        <table:table-row table:style-name="ro1">
          <table:table-cell office:value-type="float" office:value="680" table:style-name="ce2">
            <text:p>680</text:p>
          </table:table-cell>
          <table:table-cell office:value-type="float" office:value="-63.596408997657399" table:style-name="ce2">
            <text:p>-63,596409</text:p>
          </table:table-cell>
          <table:table-cell office:value-type="float" office:value="-10.524552853805501" table:style-name="ce2">
            <text:p>-10,52455285</text:p>
          </table:table-cell>
          <table:table-cell office:value-type="float" office:value="38.2796958462988" table:style-name="ce2">
            <text:p>38,27969585</text:p>
          </table:table-cell>
          <table:table-cell office:value-type="float" office:value="9.4115941439239599" table:style-name="ce2">
            <text:p>9,411594144</text:p>
          </table:table-cell>
          <table:table-cell office:value-type="float" office:value="1380" table:style-name="ce2">
            <text:p>1380</text:p>
          </table:table-cell>
          <table:table-cell office:value-type="float" office:value="-55.072465790642397" table:style-name="ce2">
            <text:p>-55,07246579</text:p>
          </table:table-cell>
          <table:table-cell office:value-type="float" office:value="-20.681603873712" table:style-name="ce2">
            <text:p>-20,68160387</text:p>
          </table:table-cell>
          <table:table-cell office:value-type="float" office:value="-11.088814652717099" table:style-name="ce2">
            <text:p>-11,08881465</text:p>
          </table:table-cell>
          <table:table-cell office:value-type="float" office:value="62.1840972184023" table:style-name="ce2">
            <text:p>62,18409722</text:p>
          </table:table-cell>
          <table:table-cell office:value-type="float" office:value="8.5239432070150016" table:formula="of:=[.G681]-[.B681]" table:style-name="ce2">
            <text:p>8,523943207</text:p>
          </table:table-cell>
          <table:table-cell office:value-type="float" office:value="-10.157051019906499" table:formula="of:=[.H681]-[.C681]" table:style-name="ce2">
            <text:p>-10,15705102</text:p>
          </table:table-cell>
          <table:table-cell office:value-type="float" office:value="-49.368510499015898" table:formula="of:=[.I681]-[.D681]" table:style-name="ce2">
            <text:p>-49,3685105</text:p>
          </table:table-cell>
          <table:table-cell office:value-type="float" office:value="52.772503074478337" table:formula="of:=[.J681]-[.E681]" table:style-name="ce2">
            <text:p>52,77250307</text:p>
          </table:table-cell>
          <table:table-cell table:number-columns-repeated="16370"/>
        </table:table-row>
        <table:table-row table:style-name="ro1">
          <table:table-cell office:value-type="float" office:value="681" table:style-name="ce2">
            <text:p>681</text:p>
          </table:table-cell>
          <table:table-cell office:value-type="float" office:value="9.4913427498576297" table:style-name="ce2">
            <text:p>9,49134275</text:p>
          </table:table-cell>
          <table:table-cell office:value-type="float" office:value="45.825063763622502" table:style-name="ce2">
            <text:p>45,82506376</text:p>
          </table:table-cell>
          <table:table-cell office:value-type="float" office:value="38.993192599923702" table:style-name="ce2">
            <text:p>38,9931926</text:p>
          </table:table-cell>
          <table:table-cell office:value-type="float" office:value="6.3551434039400601" table:style-name="ce2">
            <text:p>6,355143404</text:p>
          </table:table-cell>
          <table:table-cell office:value-type="float" office:value="1381" table:style-name="ce2">
            <text:p>1381</text:p>
          </table:table-cell>
          <table:table-cell office:value-type="float" office:value="-4.3502432447483796" table:style-name="ce2">
            <text:p>-4,350243245</text:p>
          </table:table-cell>
          <table:table-cell office:value-type="float" office:value="-19.688526963786799" table:style-name="ce2">
            <text:p>-19,68852696</text:p>
          </table:table-cell>
          <table:table-cell office:value-type="float" office:value="47.328402474614997" table:style-name="ce2">
            <text:p>47,32840247</text:p>
          </table:table-cell>
          <table:table-cell office:value-type="float" office:value="4.8009545502486999" table:style-name="ce2">
            <text:p>4,80095455</text:p>
          </table:table-cell>
          <table:table-cell office:value-type="float" office:value="-13.84158599460601" table:formula="of:=[.G682]-[.B682]" table:style-name="ce2">
            <text:p>-13,84158599</text:p>
          </table:table-cell>
          <table:table-cell office:value-type="float" office:value="-65.513590727409309" table:formula="of:=[.H682]-[.C682]" table:style-name="ce2">
            <text:p>-65,51359073</text:p>
          </table:table-cell>
          <table:table-cell office:value-type="float" office:value="8.3352098746912944" table:formula="of:=[.I682]-[.D682]" table:style-name="ce2">
            <text:p>8,335209875</text:p>
          </table:table-cell>
          <table:table-cell office:value-type="float" office:value="-1.5541888536913602" table:formula="of:=[.J682]-[.E682]" table:style-name="ce2">
            <text:p>-1,554188854</text:p>
          </table:table-cell>
          <table:table-cell table:number-columns-repeated="16370"/>
        </table:table-row>
        <table:table-row table:style-name="ro1">
          <table:table-cell office:value-type="float" office:value="682" table:style-name="ce2">
            <text:p>682</text:p>
          </table:table-cell>
          <table:table-cell office:value-type="float" office:value="-70.103695764994697" table:style-name="ce2">
            <text:p>-70,10369576</text:p>
          </table:table-cell>
          <table:table-cell office:value-type="float" office:value="84.681463355677295" table:style-name="ce2">
            <text:p>84,68146336</text:p>
          </table:table-cell>
          <table:table-cell office:value-type="float" office:value="-27.096651872147099" table:style-name="ce2">
            <text:p>-27,09665187</text:p>
          </table:table-cell>
          <table:table-cell office:value-type="float" office:value="13.4009718476226" table:style-name="ce2">
            <text:p>13,40097185</text:p>
          </table:table-cell>
          <table:table-cell office:value-type="float" office:value="1382" table:style-name="ce2">
            <text:p>1382</text:p>
          </table:table-cell>
          <table:table-cell office:value-type="float" office:value="-5.6189186910860096" table:style-name="ce2">
            <text:p>-5,618918691</text:p>
          </table:table-cell>
          <table:table-cell office:value-type="float" office:value="70.695854207107999" table:style-name="ce2">
            <text:p>70,69585421</text:p>
          </table:table-cell>
          <table:table-cell office:value-type="float" office:value="67.808939489834501" table:style-name="ce2">
            <text:p>67,80893949</text:p>
          </table:table-cell>
          <table:table-cell office:value-type="float" office:value="47.166287571324702" table:style-name="ce2">
            <text:p>47,16628757</text:p>
          </table:table-cell>
          <table:table-cell office:value-type="float" office:value="64.484777073908688" table:formula="of:=[.G683]-[.B683]" table:style-name="ce2">
            <text:p>64,48477707</text:p>
          </table:table-cell>
          <table:table-cell office:value-type="float" office:value="-13.985609148569296" table:formula="of:=[.H683]-[.C683]" table:style-name="ce2">
            <text:p>-13,98560915</text:p>
          </table:table-cell>
          <table:table-cell office:value-type="float" office:value="94.905591361981607" table:formula="of:=[.I683]-[.D683]" table:style-name="ce2">
            <text:p>94,90559136</text:p>
          </table:table-cell>
          <table:table-cell office:value-type="float" office:value="33.765315723702102" table:formula="of:=[.J683]-[.E683]" table:style-name="ce2">
            <text:p>33,76531572</text:p>
          </table:table-cell>
          <table:table-cell table:number-columns-repeated="16370"/>
        </table:table-row>
        <table:table-row table:style-name="ro1">
          <table:table-cell office:value-type="float" office:value="683" table:style-name="ce2">
            <text:p>683</text:p>
          </table:table-cell>
          <table:table-cell office:value-type="float" office:value="-27.334611152347001" table:style-name="ce2">
            <text:p>-27,33461115</text:p>
          </table:table-cell>
          <table:table-cell office:value-type="float" office:value="-26.287396420635201" table:style-name="ce2">
            <text:p>-26,28739642</text:p>
          </table:table-cell>
          <table:table-cell office:value-type="float" office:value="-45.744323315492203" table:style-name="ce2">
            <text:p>-45,74432332</text:p>
          </table:table-cell>
          <table:table-cell office:value-type="float" office:value="-18.966825434486999" table:style-name="ce2">
            <text:p>-18,96682543</text:p>
          </table:table-cell>
          <table:table-cell office:value-type="float" office:value="1383" table:style-name="ce2">
            <text:p>1383</text:p>
          </table:table-cell>
          <table:table-cell office:value-type="float" office:value="31.300448041934398" table:style-name="ce2">
            <text:p>31,30044804</text:p>
          </table:table-cell>
          <table:table-cell office:value-type="float" office:value="73.651422180972702" table:style-name="ce2">
            <text:p>73,65142218</text:p>
          </table:table-cell>
          <table:table-cell office:value-type="float" office:value="-77.578743584128006" table:style-name="ce2">
            <text:p>-77,57874358</text:p>
          </table:table-cell>
          <table:table-cell office:value-type="float" office:value="-61.881892568792303" table:style-name="ce2">
            <text:p>-61,88189257</text:p>
          </table:table-cell>
          <table:table-cell office:value-type="float" office:value="58.635059194281396" table:formula="of:=[.G684]-[.B684]" table:style-name="ce2">
            <text:p>58,63505919</text:p>
          </table:table-cell>
          <table:table-cell office:value-type="float" office:value="99.938818601607906" table:formula="of:=[.H684]-[.C684]" table:style-name="ce2">
            <text:p>99,9388186</text:p>
          </table:table-cell>
          <table:table-cell office:value-type="float" office:value="-31.834420268635803" table:formula="of:=[.I684]-[.D684]" table:style-name="ce2">
            <text:p>-31,83442027</text:p>
          </table:table-cell>
          <table:table-cell office:value-type="float" office:value="-42.915067134305303" table:formula="of:=[.J684]-[.E684]" table:style-name="ce2">
            <text:p>-42,91506713</text:p>
          </table:table-cell>
          <table:table-cell table:number-columns-repeated="16370"/>
        </table:table-row>
        <table:table-row table:style-name="ro1">
          <table:table-cell office:value-type="float" office:value="684" table:style-name="ce2">
            <text:p>684</text:p>
          </table:table-cell>
          <table:table-cell office:value-type="float" office:value="-36.222451343670798" table:style-name="ce2">
            <text:p>-36,22245134</text:p>
          </table:table-cell>
          <table:table-cell office:value-type="float" office:value="79.787439371264895" table:style-name="ce2">
            <text:p>79,78743937</text:p>
          </table:table-cell>
          <table:table-cell office:value-type="float" office:value="58.076725955462301" table:style-name="ce2">
            <text:p>58,07672596</text:p>
          </table:table-cell>
          <table:table-cell office:value-type="float" office:value="23.450974495724001" table:style-name="ce2">
            <text:p>23,4509745</text:p>
          </table:table-cell>
          <table:table-cell office:value-type="float" office:value="1384" table:style-name="ce2">
            <text:p>1384</text:p>
          </table:table-cell>
          <table:table-cell office:value-type="float" office:value="83.267623930104804" table:style-name="ce2">
            <text:p>83,26762393</text:p>
          </table:table-cell>
          <table:table-cell office:value-type="float" office:value="37.436025839876599" table:style-name="ce2">
            <text:p>37,43602584</text:p>
          </table:table-cell>
          <table:table-cell office:value-type="float" office:value="-79.045952681198202" table:style-name="ce2">
            <text:p>-79,04595268</text:p>
          </table:table-cell>
          <table:table-cell office:value-type="float" office:value="58.477658963516802" table:style-name="ce2">
            <text:p>58,47765896</text:p>
          </table:table-cell>
          <table:table-cell office:value-type="float" office:value="119.4900752737756" table:formula="of:=[.G685]-[.B685]" table:style-name="ce2">
            <text:p>119,4900753</text:p>
          </table:table-cell>
          <table:table-cell office:value-type="float" office:value="-42.351413531388296" table:formula="of:=[.H685]-[.C685]" table:style-name="ce2">
            <text:p>-42,35141353</text:p>
          </table:table-cell>
          <table:table-cell office:value-type="float" office:value="-137.12267863666051" table:formula="of:=[.I685]-[.D685]" table:style-name="ce2">
            <text:p>-137,1226786</text:p>
          </table:table-cell>
          <table:table-cell office:value-type="float" office:value="35.026684467792805" table:formula="of:=[.J685]-[.E685]" table:style-name="ce2">
            <text:p>35,02668447</text:p>
          </table:table-cell>
          <table:table-cell table:number-columns-repeated="16370"/>
        </table:table-row>
        <table:table-row table:style-name="ro1">
          <table:table-cell office:value-type="float" office:value="685" table:style-name="ce2">
            <text:p>685</text:p>
          </table:table-cell>
          <table:table-cell office:value-type="float" office:value="29.161556666227099" table:style-name="ce2">
            <text:p>29,16155667</text:p>
          </table:table-cell>
          <table:table-cell office:value-type="float" office:value="60.517633110338402" table:style-name="ce2">
            <text:p>60,51763311</text:p>
          </table:table-cell>
          <table:table-cell office:value-type="float" office:value="-59.019181614180098" table:style-name="ce2">
            <text:p>-59,01918161</text:p>
          </table:table-cell>
          <table:table-cell office:value-type="float" office:value="-4.4667000723761499" table:style-name="ce2">
            <text:p>-4,466700072</text:p>
          </table:table-cell>
          <table:table-cell office:value-type="float" office:value="1385" table:style-name="ce2">
            <text:p>1385</text:p>
          </table:table-cell>
          <table:table-cell office:value-type="float" office:value="-22.3751283275449" table:style-name="ce2">
            <text:p>-22,37512833</text:p>
          </table:table-cell>
          <table:table-cell office:value-type="float" office:value="5.4018106225055096" table:style-name="ce2">
            <text:p>5,401810623</text:p>
          </table:table-cell>
          <table:table-cell office:value-type="float" office:value="-72.724361138621205" table:style-name="ce2">
            <text:p>-72,72436114</text:p>
          </table:table-cell>
          <table:table-cell office:value-type="float" office:value="-67.668686758794905" table:style-name="ce2">
            <text:p>-67,66868676</text:p>
          </table:table-cell>
          <table:table-cell office:value-type="float" office:value="-51.536684993771999" table:formula="of:=[.G686]-[.B686]" table:style-name="ce2">
            <text:p>-51,53668499</text:p>
          </table:table-cell>
          <table:table-cell office:value-type="float" office:value="-55.115822487832894" table:formula="of:=[.H686]-[.C686]" table:style-name="ce2">
            <text:p>-55,11582249</text:p>
          </table:table-cell>
          <table:table-cell office:value-type="float" office:value="-13.705179524441107" table:formula="of:=[.I686]-[.D686]" table:style-name="ce2">
            <text:p>-13,70517952</text:p>
          </table:table-cell>
          <table:table-cell office:value-type="float" office:value="-63.201986686418756" table:formula="of:=[.J686]-[.E686]" table:style-name="ce2">
            <text:p>-63,20198669</text:p>
          </table:table-cell>
          <table:table-cell table:number-columns-repeated="16370"/>
        </table:table-row>
        <table:table-row table:style-name="ro1">
          <table:table-cell office:value-type="float" office:value="686" table:style-name="ce2">
            <text:p>686</text:p>
          </table:table-cell>
          <table:table-cell office:value-type="float" office:value="66.494112995221698" table:style-name="ce2">
            <text:p>66,494113</text:p>
          </table:table-cell>
          <table:table-cell office:value-type="float" office:value="4.3171846731155803" table:style-name="ce2">
            <text:p>4,317184673</text:p>
          </table:table-cell>
          <table:table-cell office:value-type="float" office:value="38.255330330328697" table:style-name="ce2">
            <text:p>38,25533033</text:p>
          </table:table-cell>
          <table:table-cell office:value-type="float" office:value="27.054031091964202" table:style-name="ce2">
            <text:p>27,05403109</text:p>
          </table:table-cell>
          <table:table-cell office:value-type="float" office:value="1386" table:style-name="ce2">
            <text:p>1386</text:p>
          </table:table-cell>
          <table:table-cell office:value-type="float" office:value="45.055667670189102" table:style-name="ce2">
            <text:p>45,05566767</text:p>
          </table:table-cell>
          <table:table-cell office:value-type="float" office:value="-82.547973706583903" table:style-name="ce2">
            <text:p>-82,54797371</text:p>
          </table:table-cell>
          <table:table-cell office:value-type="float" office:value="-44.015978300742702" table:style-name="ce2">
            <text:p>-44,0159783</text:p>
          </table:table-cell>
          <table:table-cell office:value-type="float" office:value="45.957948554012297" table:style-name="ce2">
            <text:p>45,95794855</text:p>
          </table:table-cell>
          <table:table-cell office:value-type="float" office:value="-21.438445325032596" table:formula="of:=[.G687]-[.B687]" table:style-name="ce2">
            <text:p>-21,43844533</text:p>
          </table:table-cell>
          <table:table-cell office:value-type="float" office:value="-86.86515837969948" table:formula="of:=[.H687]-[.C687]" table:style-name="ce2">
            <text:p>-86,86515838</text:p>
          </table:table-cell>
          <table:table-cell office:value-type="float" office:value="-82.271308631071406" table:formula="of:=[.I687]-[.D687]" table:style-name="ce2">
            <text:p>-82,27130863</text:p>
          </table:table-cell>
          <table:table-cell office:value-type="float" office:value="18.903917462048096" table:formula="of:=[.J687]-[.E687]" table:style-name="ce2">
            <text:p>18,90391746</text:p>
          </table:table-cell>
          <table:table-cell table:number-columns-repeated="16370"/>
        </table:table-row>
        <table:table-row table:style-name="ro1">
          <table:table-cell office:value-type="float" office:value="687" table:style-name="ce2">
            <text:p>687</text:p>
          </table:table-cell>
          <table:table-cell office:value-type="float" office:value="-43.238363052346401" table:style-name="ce2">
            <text:p>-43,23836305</text:p>
          </table:table-cell>
          <table:table-cell office:value-type="float" office:value="-85.662421015701597" table:style-name="ce2">
            <text:p>-85,66242102</text:p>
          </table:table-cell>
          <table:table-cell office:value-type="float" office:value="56.095383510954697" table:style-name="ce2">
            <text:p>56,09538351</text:p>
          </table:table-cell>
          <table:table-cell office:value-type="float" office:value="-14.837000324318799" table:style-name="ce2">
            <text:p>-14,83700032</text:p>
          </table:table-cell>
          <table:table-cell office:value-type="float" office:value="1387" table:style-name="ce2">
            <text:p>1387</text:p>
          </table:table-cell>
          <table:table-cell office:value-type="float" office:value="-47.452835798421702" table:style-name="ce2">
            <text:p>-47,4528358</text:p>
          </table:table-cell>
          <table:table-cell office:value-type="float" office:value="70.370707053581896" table:style-name="ce2">
            <text:p>70,37070705</text:p>
          </table:table-cell>
          <table:table-cell office:value-type="float" office:value="-53.181350029441397" table:style-name="ce2">
            <text:p>-53,18135003</text:p>
          </table:table-cell>
          <table:table-cell office:value-type="float" office:value="20.091256098507301" table:style-name="ce2">
            <text:p>20,0912561</text:p>
          </table:table-cell>
          <table:table-cell office:value-type="float" office:value="-4.2144727460753018" table:formula="of:=[.G688]-[.B688]" table:style-name="ce2">
            <text:p>-4,214472746</text:p>
          </table:table-cell>
          <table:table-cell office:value-type="float" office:value="156.03312806928349" table:formula="of:=[.H688]-[.C688]" table:style-name="ce2">
            <text:p>156,0331281</text:p>
          </table:table-cell>
          <table:table-cell office:value-type="float" office:value="-109.27673354039609" table:formula="of:=[.I688]-[.D688]" table:style-name="ce2">
            <text:p>-109,2767335</text:p>
          </table:table-cell>
          <table:table-cell office:value-type="float" office:value="34.928256422826102" table:formula="of:=[.J688]-[.E688]" table:style-name="ce2">
            <text:p>34,92825642</text:p>
          </table:table-cell>
          <table:table-cell table:number-columns-repeated="16370"/>
        </table:table-row>
        <table:table-row table:style-name="ro1">
          <table:table-cell office:value-type="float" office:value="688" table:style-name="ce2">
            <text:p>688</text:p>
          </table:table-cell>
          <table:table-cell office:value-type="float" office:value="7.00161618254615" table:style-name="ce2">
            <text:p>7,001616183</text:p>
          </table:table-cell>
          <table:table-cell office:value-type="float" office:value="27.7104579728469" table:style-name="ce2">
            <text:p>27,71045797</text:p>
          </table:table-cell>
          <table:table-cell office:value-type="float" office:value="-22.179492432831101" table:style-name="ce2">
            <text:p>-22,17949243</text:p>
          </table:table-cell>
          <table:table-cell office:value-type="float" office:value="-49.768942757998197" table:style-name="ce2">
            <text:p>-49,76894276</text:p>
          </table:table-cell>
          <table:table-cell office:value-type="float" office:value="1388" table:style-name="ce2">
            <text:p>1388</text:p>
          </table:table-cell>
          <table:table-cell office:value-type="float" office:value="-27.860242823509999" table:style-name="ce2">
            <text:p>-27,86024282</text:p>
          </table:table-cell>
          <table:table-cell office:value-type="float" office:value="44.441598844768897" table:style-name="ce2">
            <text:p>44,44159884</text:p>
          </table:table-cell>
          <table:table-cell office:value-type="float" office:value="-39.714474885529299" table:style-name="ce2">
            <text:p>-39,71447489</text:p>
          </table:table-cell>
          <table:table-cell office:value-type="float" office:value="74.164836504764594" table:style-name="ce2">
            <text:p>74,1648365</text:p>
          </table:table-cell>
          <table:table-cell office:value-type="float" office:value="-34.86185900605615" table:formula="of:=[.G689]-[.B689]" table:style-name="ce2">
            <text:p>-34,86185901</text:p>
          </table:table-cell>
          <table:table-cell office:value-type="float" office:value="16.731140871921998" table:formula="of:=[.H689]-[.C689]" table:style-name="ce2">
            <text:p>16,73114087</text:p>
          </table:table-cell>
          <table:table-cell office:value-type="float" office:value="-17.534982452698198" table:formula="of:=[.I689]-[.D689]" table:style-name="ce2">
            <text:p>-17,53498245</text:p>
          </table:table-cell>
          <table:table-cell office:value-type="float" office:value="123.93377926276278" table:formula="of:=[.J689]-[.E689]" table:style-name="ce2">
            <text:p>123,9337793</text:p>
          </table:table-cell>
          <table:table-cell table:number-columns-repeated="16370"/>
        </table:table-row>
        <table:table-row table:style-name="ro1">
          <table:table-cell office:value-type="float" office:value="689" table:style-name="ce2">
            <text:p>689</text:p>
          </table:table-cell>
          <table:table-cell office:value-type="float" office:value="-9.0034056310860198" table:style-name="ce2">
            <text:p>-9,003405631</text:p>
          </table:table-cell>
          <table:table-cell office:value-type="float" office:value="3.8571078174525399" table:style-name="ce2">
            <text:p>3,857107817</text:p>
          </table:table-cell>
          <table:table-cell office:value-type="float" office:value="16.232639867778101" table:style-name="ce2">
            <text:p>16,23263987</text:p>
          </table:table-cell>
          <table:table-cell office:value-type="float" office:value="2.1661099043447898" table:style-name="ce2">
            <text:p>2,166109904</text:p>
          </table:table-cell>
          <table:table-cell office:value-type="float" office:value="1389" table:style-name="ce2">
            <text:p>1389</text:p>
          </table:table-cell>
          <table:table-cell office:value-type="float" office:value="65.110036240994006" table:style-name="ce2">
            <text:p>65,11003624</text:p>
          </table:table-cell>
          <table:table-cell office:value-type="float" office:value="-21.702626264233398" table:style-name="ce2">
            <text:p>-21,70262626</text:p>
          </table:table-cell>
          <table:table-cell office:value-type="float" office:value="-36.353758707969099" table:style-name="ce2">
            <text:p>-36,35375871</text:p>
          </table:table-cell>
          <table:table-cell office:value-type="float" office:value="11.0223676851238" table:style-name="ce2">
            <text:p>11,02236769</text:p>
          </table:table-cell>
          <table:table-cell office:value-type="float" office:value="74.113441872080031" table:formula="of:=[.G690]-[.B690]" table:style-name="ce2">
            <text:p>74,11344187</text:p>
          </table:table-cell>
          <table:table-cell office:value-type="float" office:value="-25.559734081685939" table:formula="of:=[.H690]-[.C690]" table:style-name="ce2">
            <text:p>-25,55973408</text:p>
          </table:table-cell>
          <table:table-cell office:value-type="float" office:value="-52.586398575747197" table:formula="of:=[.I690]-[.D690]" table:style-name="ce2">
            <text:p>-52,58639858</text:p>
          </table:table-cell>
          <table:table-cell office:value-type="float" office:value="8.8562577807790106" table:formula="of:=[.J690]-[.E690]" table:style-name="ce2">
            <text:p>8,856257781</text:p>
          </table:table-cell>
          <table:table-cell table:number-columns-repeated="16370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float" office:value="82.307143940193001" table:style-name="ce2">
            <text:p>82,30714394</text:p>
          </table:table-cell>
          <table:table-cell office:value-type="float" office:value="37.140145682956799" table:style-name="ce2">
            <text:p>37,14014568</text:p>
          </table:table-cell>
          <table:table-cell office:value-type="float" office:value="-86.574856203357697" table:style-name="ce2">
            <text:p>-86,5748562</text:p>
          </table:table-cell>
          <table:table-cell office:value-type="float" office:value="77.055956325196902" table:style-name="ce2">
            <text:p>77,05595633</text:p>
          </table:table-cell>
          <table:table-cell office:value-type="float" office:value="1390" table:style-name="ce2">
            <text:p>1390</text:p>
          </table:table-cell>
          <table:table-cell office:value-type="float" office:value="37.864138811445898" table:style-name="ce2">
            <text:p>37,86413881</text:p>
          </table:table-cell>
          <table:table-cell office:value-type="float" office:value="-56.967973873309099" table:style-name="ce2">
            <text:p>-56,96797387</text:p>
          </table:table-cell>
          <table:table-cell office:value-type="float" office:value="-84.760961752197701" table:style-name="ce2">
            <text:p>-84,76096175</text:p>
          </table:table-cell>
          <table:table-cell office:value-type="float" office:value="0.78963644360012297" table:style-name="ce2">
            <text:p>0,789636444</text:p>
          </table:table-cell>
          <table:table-cell office:value-type="float" office:value="-44.443005128747103" table:formula="of:=[.G691]-[.B691]" table:style-name="ce2">
            <text:p>-44,44300513</text:p>
          </table:table-cell>
          <table:table-cell office:value-type="float" office:value="-94.108119556265905" table:formula="of:=[.H691]-[.C691]" table:style-name="ce2">
            <text:p>-94,10811956</text:p>
          </table:table-cell>
          <table:table-cell office:value-type="float" office:value="1.8138944511599959" table:formula="of:=[.I691]-[.D691]" table:style-name="ce2">
            <text:p>1,813894451</text:p>
          </table:table-cell>
          <table:table-cell office:value-type="float" office:value="-76.266319881596786" table:formula="of:=[.J691]-[.E691]" table:style-name="ce2">
            <text:p>-76,26631988</text:p>
          </table:table-cell>
          <table:table-cell table:number-columns-repeated="16370"/>
        </table:table-row>
        <table:table-row table:style-name="ro1">
          <table:table-cell office:value-type="float" office:value="691" table:style-name="ce2">
            <text:p>691</text:p>
          </table:table-cell>
          <table:table-cell office:value-type="float" office:value="23.685615245360601" table:style-name="ce2">
            <text:p>23,68561525</text:p>
          </table:table-cell>
          <table:table-cell office:value-type="float" office:value="-7.3179330069375599" table:style-name="ce2">
            <text:p>-7,317933007</text:p>
          </table:table-cell>
          <table:table-cell office:value-type="float" office:value="-22.2694866386522" table:style-name="ce2">
            <text:p>-22,26948664</text:p>
          </table:table-cell>
          <table:table-cell office:value-type="float" office:value="19.963591685299502" table:style-name="ce2">
            <text:p>19,96359169</text:p>
          </table:table-cell>
          <table:table-cell office:value-type="float" office:value="1391" table:style-name="ce2">
            <text:p>1391</text:p>
          </table:table-cell>
          <table:table-cell office:value-type="float" office:value="-23.960669682649598" table:style-name="ce2">
            <text:p>-23,96066968</text:p>
          </table:table-cell>
          <table:table-cell office:value-type="float" office:value="-38.657232363529801" table:style-name="ce2">
            <text:p>-38,65723236</text:p>
          </table:table-cell>
          <table:table-cell office:value-type="float" office:value="-84.121686486371303" table:style-name="ce2">
            <text:p>-84,12168649</text:p>
          </table:table-cell>
          <table:table-cell office:value-type="float" office:value="-14.186677484043299" table:style-name="ce2">
            <text:p>-14,18667748</text:p>
          </table:table-cell>
          <table:table-cell office:value-type="float" office:value="-47.646284928010203" table:formula="of:=[.G692]-[.B692]" table:style-name="ce2">
            <text:p>-47,64628493</text:p>
          </table:table-cell>
          <table:table-cell office:value-type="float" office:value="-31.339299356592242" table:formula="of:=[.H692]-[.C692]" table:style-name="ce2">
            <text:p>-31,33929936</text:p>
          </table:table-cell>
          <table:table-cell office:value-type="float" office:value="-61.852199847719106" table:formula="of:=[.I692]-[.D692]" table:style-name="ce2">
            <text:p>-61,85219985</text:p>
          </table:table-cell>
          <table:table-cell office:value-type="float" office:value="-34.150269169342799" table:formula="of:=[.J692]-[.E692]" table:style-name="ce2">
            <text:p>-34,15026917</text:p>
          </table:table-cell>
          <table:table-cell table:number-columns-repeated="16370"/>
        </table:table-row>
        <table:table-row table:style-name="ro1">
          <table:table-cell office:value-type="float" office:value="692" table:style-name="ce2">
            <text:p>692</text:p>
          </table:table-cell>
          <table:table-cell office:value-type="float" office:value="-84.723785708912999" table:style-name="ce2">
            <text:p>-84,72378571</text:p>
          </table:table-cell>
          <table:table-cell office:value-type="float" office:value="-22.587726443767501" table:style-name="ce2">
            <text:p>-22,58772644</text:p>
          </table:table-cell>
          <table:table-cell office:value-type="float" office:value="75.189517511167097" table:style-name="ce2">
            <text:p>75,18951751</text:p>
          </table:table-cell>
          <table:table-cell office:value-type="float" office:value="-88.030347832342002" table:style-name="ce2">
            <text:p>-88,03034783</text:p>
          </table:table-cell>
          <table:table-cell office:value-type="float" office:value="1392" table:style-name="ce2">
            <text:p>1392</text:p>
          </table:table-cell>
          <table:table-cell office:value-type="float" office:value="-0.86952417846984897" table:style-name="ce2">
            <text:p>-0,869524178</text:p>
          </table:table-cell>
          <table:table-cell office:value-type="float" office:value="42.191492554168697" table:style-name="ce2">
            <text:p>42,19149255</text:p>
          </table:table-cell>
          <table:table-cell office:value-type="float" office:value="61.437928781358004" table:style-name="ce2">
            <text:p>61,43792878</text:p>
          </table:table-cell>
          <table:table-cell office:value-type="float" office:value="-19.327762734548301" table:style-name="ce2">
            <text:p>-19,32776273</text:p>
          </table:table-cell>
          <table:table-cell office:value-type="float" office:value="83.854261530443154" table:formula="of:=[.G693]-[.B693]" table:style-name="ce2">
            <text:p>83,85426153</text:p>
          </table:table-cell>
          <table:table-cell office:value-type="float" office:value="64.779218997936198" table:formula="of:=[.H693]-[.C693]" table:style-name="ce2">
            <text:p>64,779219</text:p>
          </table:table-cell>
          <table:table-cell office:value-type="float" office:value="-13.751588729809093" table:formula="of:=[.I693]-[.D693]" table:style-name="ce2">
            <text:p>-13,75158873</text:p>
          </table:table-cell>
          <table:table-cell office:value-type="float" office:value="68.702585097793701" table:formula="of:=[.J693]-[.E693]" table:style-name="ce2">
            <text:p>68,7025851</text:p>
          </table:table-cell>
          <table:table-cell table:number-columns-repeated="16370"/>
        </table:table-row>
        <table:table-row table:style-name="ro1">
          <table:table-cell office:value-type="float" office:value="693" table:style-name="ce2">
            <text:p>693</text:p>
          </table:table-cell>
          <table:table-cell office:value-type="float" office:value="-3.0688723485507601" table:style-name="ce2">
            <text:p>-3,068872349</text:p>
          </table:table-cell>
          <table:table-cell office:value-type="float" office:value="-77.928962006640603" table:style-name="ce2">
            <text:p>-77,92896201</text:p>
          </table:table-cell>
          <table:table-cell office:value-type="float" office:value="69.778158972600806" table:style-name="ce2">
            <text:p>69,77815897</text:p>
          </table:table-cell>
          <table:table-cell office:value-type="float" office:value="32.753385802841201" table:style-name="ce2">
            <text:p>32,7533858</text:p>
          </table:table-cell>
          <table:table-cell office:value-type="float" office:value="1393" table:style-name="ce2">
            <text:p>1393</text:p>
          </table:table-cell>
          <table:table-cell office:value-type="float" office:value="15.732235148183801" table:style-name="ce2">
            <text:p>15,73223515</text:p>
          </table:table-cell>
          <table:table-cell office:value-type="float" office:value="21.181231722170001" table:style-name="ce2">
            <text:p>21,18123172</text:p>
          </table:table-cell>
          <table:table-cell office:value-type="float" office:value="51.826614173537799" table:style-name="ce2">
            <text:p>51,82661417</text:p>
          </table:table-cell>
          <table:table-cell office:value-type="float" office:value="-0.75508599986173397" table:style-name="ce2">
            <text:p>-0,755086</text:p>
          </table:table-cell>
          <table:table-cell office:value-type="float" office:value="18.801107496734559" table:formula="of:=[.G694]-[.B694]" table:style-name="ce2">
            <text:p>18,8011075</text:p>
          </table:table-cell>
          <table:table-cell office:value-type="float" office:value="99.1101937288106" table:formula="of:=[.H694]-[.C694]" table:style-name="ce2">
            <text:p>99,11019373</text:p>
          </table:table-cell>
          <table:table-cell office:value-type="float" office:value="-17.951544799063008" table:formula="of:=[.I694]-[.D694]" table:style-name="ce2">
            <text:p>-17,9515448</text:p>
          </table:table-cell>
          <table:table-cell office:value-type="float" office:value="-33.508471802702935" table:formula="of:=[.J694]-[.E694]" table:style-name="ce2">
            <text:p>-33,5084718</text:p>
          </table:table-cell>
          <table:table-cell table:number-columns-repeated="16370"/>
        </table:table-row>
        <table:table-row table:style-name="ro1">
          <table:table-cell office:value-type="float" office:value="694" table:style-name="ce2">
            <text:p>694</text:p>
          </table:table-cell>
          <table:table-cell office:value-type="float" office:value="-44.527931197703701" table:style-name="ce2">
            <text:p>-44,5279312</text:p>
          </table:table-cell>
          <table:table-cell office:value-type="float" office:value="15.8911454490183" table:style-name="ce2">
            <text:p>15,89114545</text:p>
          </table:table-cell>
          <table:table-cell office:value-type="float" office:value="-19.7973108286374" table:style-name="ce2">
            <text:p>-19,79731083</text:p>
          </table:table-cell>
          <table:table-cell office:value-type="float" office:value="-46.140556276441302" table:style-name="ce2">
            <text:p>-46,14055628</text:p>
          </table:table-cell>
          <table:table-cell office:value-type="float" office:value="1394" table:style-name="ce2">
            <text:p>1394</text:p>
          </table:table-cell>
          <table:table-cell office:value-type="float" office:value="-24.393762442762799" table:style-name="ce2">
            <text:p>-24,39376244</text:p>
          </table:table-cell>
          <table:table-cell office:value-type="float" office:value="-19.013607122977099" table:style-name="ce2">
            <text:p>-19,01360712</text:p>
          </table:table-cell>
          <table:table-cell office:value-type="float" office:value="62.251853996379602" table:style-name="ce2">
            <text:p>62,251854</text:p>
          </table:table-cell>
          <table:table-cell office:value-type="float" office:value="-55.1066809829478" table:style-name="ce2">
            <text:p>-55,10668098</text:p>
          </table:table-cell>
          <table:table-cell office:value-type="float" office:value="20.134168754940902" table:formula="of:=[.G695]-[.B695]" table:style-name="ce2">
            <text:p>20,13416875</text:p>
          </table:table-cell>
          <table:table-cell office:value-type="float" office:value="-34.904752571995402" table:formula="of:=[.H695]-[.C695]" table:style-name="ce2">
            <text:p>-34,90475257</text:p>
          </table:table-cell>
          <table:table-cell office:value-type="float" office:value="82.049164825017002" table:formula="of:=[.I695]-[.D695]" table:style-name="ce2">
            <text:p>82,04916483</text:p>
          </table:table-cell>
          <table:table-cell office:value-type="float" office:value="-8.9661247065064984" table:formula="of:=[.J695]-[.E695]" table:style-name="ce2">
            <text:p>-8,966124707</text:p>
          </table:table-cell>
          <table:table-cell table:number-columns-repeated="16370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float" office:value="-6.1818589138633602" table:style-name="ce2">
            <text:p>-6,181858914</text:p>
          </table:table-cell>
          <table:table-cell office:value-type="float" office:value="15.354794257128599" table:style-name="ce2">
            <text:p>15,35479426</text:p>
          </table:table-cell>
          <table:table-cell office:value-type="float" office:value="-41.5907439357456" table:style-name="ce2">
            <text:p>-41,59074394</text:p>
          </table:table-cell>
          <table:table-cell office:value-type="float" office:value="39.344260659653202" table:style-name="ce2">
            <text:p>39,34426066</text:p>
          </table:table-cell>
          <table:table-cell office:value-type="float" office:value="1395" table:style-name="ce2">
            <text:p>1395</text:p>
          </table:table-cell>
          <table:table-cell office:value-type="float" office:value="62.0626850553815" table:style-name="ce2">
            <text:p>62,06268506</text:p>
          </table:table-cell>
          <table:table-cell office:value-type="float" office:value="45.0826638546108" table:style-name="ce2">
            <text:p>45,08266385</text:p>
          </table:table-cell>
          <table:table-cell office:value-type="float" office:value="69.644157933364596" table:style-name="ce2">
            <text:p>69,64415793</text:p>
          </table:table-cell>
          <table:table-cell office:value-type="float" office:value="-12.774755942550399" table:style-name="ce2">
            <text:p>-12,77475594</text:p>
          </table:table-cell>
          <table:table-cell office:value-type="float" office:value="68.244543969244859" table:formula="of:=[.G696]-[.B696]" table:style-name="ce2">
            <text:p>68,24454397</text:p>
          </table:table-cell>
          <table:table-cell office:value-type="float" office:value="29.727869597482201" table:formula="of:=[.H696]-[.C696]" table:style-name="ce2">
            <text:p>29,7278696</text:p>
          </table:table-cell>
          <table:table-cell office:value-type="float" office:value="111.23490186911019" table:formula="of:=[.I696]-[.D696]" table:style-name="ce2">
            <text:p>111,2349019</text:p>
          </table:table-cell>
          <table:table-cell office:value-type="float" office:value="-52.119016602203601" table:formula="of:=[.J696]-[.E696]" table:style-name="ce2">
            <text:p>-52,1190166</text:p>
          </table:table-cell>
          <table:table-cell table:number-columns-repeated="16370"/>
        </table:table-row>
        <table:table-row table:style-name="ro1">
          <table:table-cell office:value-type="float" office:value="696" table:style-name="ce2">
            <text:p>696</text:p>
          </table:table-cell>
          <table:table-cell office:value-type="float" office:value="29.864213913690001" table:style-name="ce2">
            <text:p>29,86421391</text:p>
          </table:table-cell>
          <table:table-cell office:value-type="float" office:value="-18.826534766011001" table:style-name="ce2">
            <text:p>-18,82653477</text:p>
          </table:table-cell>
          <table:table-cell office:value-type="float" office:value="-31.3448688398257" table:style-name="ce2">
            <text:p>-31,34486884</text:p>
          </table:table-cell>
          <table:table-cell office:value-type="float" office:value="-49.509465938350999" table:style-name="ce2">
            <text:p>-49,50946594</text:p>
          </table:table-cell>
          <table:table-cell office:value-type="float" office:value="1396" table:style-name="ce2">
            <text:p>1396</text:p>
          </table:table-cell>
          <table:table-cell office:value-type="float" office:value="86.540643369401295" table:style-name="ce2">
            <text:p>86,54064337</text:p>
          </table:table-cell>
          <table:table-cell office:value-type="float" office:value="18.994987131485701" table:style-name="ce2">
            <text:p>18,99498713</text:p>
          </table:table-cell>
          <table:table-cell office:value-type="float" office:value="-34.270572499072699" table:style-name="ce2">
            <text:p>-34,2705725</text:p>
          </table:table-cell>
          <table:table-cell office:value-type="float" office:value="-8.4380990361183397" table:style-name="ce2">
            <text:p>-8,438099036</text:p>
          </table:table-cell>
          <table:table-cell office:value-type="float" office:value="56.676429455711293" table:formula="of:=[.G697]-[.B697]" table:style-name="ce2">
            <text:p>56,67642946</text:p>
          </table:table-cell>
          <table:table-cell office:value-type="float" office:value="37.821521897496702" table:formula="of:=[.H697]-[.C697]" table:style-name="ce2">
            <text:p>37,8215219</text:p>
          </table:table-cell>
          <table:table-cell office:value-type="float" office:value="-2.9257036592469987" table:formula="of:=[.I697]-[.D697]" table:style-name="ce2">
            <text:p>-2,925703659</text:p>
          </table:table-cell>
          <table:table-cell office:value-type="float" office:value="41.071366902232661" table:formula="of:=[.J697]-[.E697]" table:style-name="ce2">
            <text:p>41,0713669</text:p>
          </table:table-cell>
          <table:table-cell table:number-columns-repeated="16370"/>
        </table:table-row>
        <table:table-row table:style-name="ro1">
          <table:table-cell office:value-type="float" office:value="697" table:style-name="ce2">
            <text:p>697</text:p>
          </table:table-cell>
          <table:table-cell office:value-type="float" office:value="31.042602538323202" table:style-name="ce2">
            <text:p>31,04260254</text:p>
          </table:table-cell>
          <table:table-cell office:value-type="float" office:value="67.854049757400901" table:style-name="ce2">
            <text:p>67,85404976</text:p>
          </table:table-cell>
          <table:table-cell office:value-type="float" office:value="-61.5427562399774" table:style-name="ce2">
            <text:p>-61,54275624</text:p>
          </table:table-cell>
          <table:table-cell office:value-type="float" office:value="80.720392264511304" table:style-name="ce2">
            <text:p>80,72039226</text:p>
          </table:table-cell>
          <table:table-cell office:value-type="float" office:value="1397" table:style-name="ce2">
            <text:p>1397</text:p>
          </table:table-cell>
          <table:table-cell office:value-type="float" office:value="-70.705546313081697" table:style-name="ce2">
            <text:p>-70,70554631</text:p>
          </table:table-cell>
          <table:table-cell office:value-type="float" office:value="78.216279145228" table:style-name="ce2">
            <text:p>78,21627915</text:p>
          </table:table-cell>
          <table:table-cell office:value-type="float" office:value="-86.074389622176497" table:style-name="ce2">
            <text:p>-86,07438962</text:p>
          </table:table-cell>
          <table:table-cell office:value-type="float" office:value="-25.372345178391001" table:style-name="ce2">
            <text:p>-25,37234518</text:p>
          </table:table-cell>
          <table:table-cell office:value-type="float" office:value="-101.74814885140489" table:formula="of:=[.G698]-[.B698]" table:style-name="ce2">
            <text:p>-101,7481489</text:p>
          </table:table-cell>
          <table:table-cell office:value-type="float" office:value="10.362229387827099" table:formula="of:=[.H698]-[.C698]" table:style-name="ce2">
            <text:p>10,36222939</text:p>
          </table:table-cell>
          <table:table-cell office:value-type="float" office:value="-24.531633382199097" table:formula="of:=[.I698]-[.D698]" table:style-name="ce2">
            <text:p>-24,53163338</text:p>
          </table:table-cell>
          <table:table-cell office:value-type="float" office:value="-106.0927374429023" table:formula="of:=[.J698]-[.E698]" table:style-name="ce2">
            <text:p>-106,0927374</text:p>
          </table:table-cell>
          <table:table-cell table:number-columns-repeated="16370"/>
        </table:table-row>
        <table:table-row table:style-name="ro1">
          <table:table-cell office:value-type="float" office:value="698" table:style-name="ce2">
            <text:p>698</text:p>
          </table:table-cell>
          <table:table-cell office:value-type="float" office:value="-53.648088435131903" table:style-name="ce2">
            <text:p>-53,64808844</text:p>
          </table:table-cell>
          <table:table-cell office:value-type="float" office:value="4.0075314586395896" table:style-name="ce2">
            <text:p>4,007531459</text:p>
          </table:table-cell>
          <table:table-cell office:value-type="float" office:value="-82.527446185145294" table:style-name="ce2">
            <text:p>-82,52744619</text:p>
          </table:table-cell>
          <table:table-cell office:value-type="float" office:value="-73.712484880737705" table:style-name="ce2">
            <text:p>-73,71248488</text:p>
          </table:table-cell>
          <table:table-cell office:value-type="float" office:value="1398" table:style-name="ce2">
            <text:p>1398</text:p>
          </table:table-cell>
          <table:table-cell office:value-type="float" office:value="63.142152068380902" table:style-name="ce2">
            <text:p>63,14215207</text:p>
          </table:table-cell>
          <table:table-cell office:value-type="float" office:value="-0.46344032364868598" table:style-name="ce2">
            <text:p>-0,463440324</text:p>
          </table:table-cell>
          <table:table-cell office:value-type="float" office:value="43.385658816540598" table:style-name="ce2">
            <text:p>43,38565882</text:p>
          </table:table-cell>
          <table:table-cell office:value-type="float" office:value="-30.6002970882627" table:style-name="ce2">
            <text:p>-30,60029709</text:p>
          </table:table-cell>
          <table:table-cell office:value-type="float" office:value="116.79024050351281" table:formula="of:=[.G699]-[.B699]" table:style-name="ce2">
            <text:p>116,7902405</text:p>
          </table:table-cell>
          <table:table-cell office:value-type="float" office:value="-4.4709717822882755" table:formula="of:=[.H699]-[.C699]" table:style-name="ce2">
            <text:p>-4,470971782</text:p>
          </table:table-cell>
          <table:table-cell office:value-type="float" office:value="125.91310500168589" table:formula="of:=[.I699]-[.D699]" table:style-name="ce2">
            <text:p>125,913105</text:p>
          </table:table-cell>
          <table:table-cell office:value-type="float" office:value="43.112187792475005" table:formula="of:=[.J699]-[.E699]" table:style-name="ce2">
            <text:p>43,11218779</text:p>
          </table:table-cell>
          <table:table-cell table:number-columns-repeated="16370"/>
        </table:table-row>
        <table:table-row table:style-name="ro1">
          <table:table-cell office:value-type="float" office:value="699" table:style-name="ce2">
            <text:p>699</text:p>
          </table:table-cell>
          <table:table-cell office:value-type="float" office:value="57.545028176674499" table:style-name="ce2">
            <text:p>57,54502818</text:p>
          </table:table-cell>
          <table:table-cell office:value-type="float" office:value="63.184268370016397" table:style-name="ce2">
            <text:p>63,18426837</text:p>
          </table:table-cell>
          <table:table-cell office:value-type="float" office:value="-19.609338672263199" table:style-name="ce2">
            <text:p>-19,60933867</text:p>
          </table:table-cell>
          <table:table-cell office:value-type="float" office:value="33.8561251158741" table:style-name="ce2">
            <text:p>33,85612512</text:p>
          </table:table-cell>
          <table:table-cell office:value-type="float" office:value="1399" table:style-name="ce2">
            <text:p>1399</text:p>
          </table:table-cell>
          <table:table-cell office:value-type="float" office:value="10.3197969640094" table:style-name="ce2">
            <text:p>10,31979696</text:p>
          </table:table-cell>
          <table:table-cell office:value-type="float" office:value="-10.6049912498989" table:style-name="ce2">
            <text:p>-10,60499125</text:p>
          </table:table-cell>
          <table:table-cell office:value-type="float" office:value="-46.801992396305799" table:style-name="ce2">
            <text:p>-46,8019924</text:p>
          </table:table-cell>
          <table:table-cell office:value-type="float" office:value="34.271598776332802" table:style-name="ce2">
            <text:p>34,27159878</text:p>
          </table:table-cell>
          <table:table-cell office:value-type="float" office:value="-47.225231212665101" table:formula="of:=[.G700]-[.B700]" table:style-name="ce2">
            <text:p>-47,22523121</text:p>
          </table:table-cell>
          <table:table-cell office:value-type="float" office:value="-73.789259619915299" table:formula="of:=[.H700]-[.C700]" table:style-name="ce2">
            <text:p>-73,78925962</text:p>
          </table:table-cell>
          <table:table-cell office:value-type="float" office:value="-27.1926537240426" table:formula="of:=[.I700]-[.D700]" table:style-name="ce2">
            <text:p>-27,19265372</text:p>
          </table:table-cell>
          <table:table-cell office:value-type="float" office:value="0.41547366045870149" table:formula="of:=[.J700]-[.E700]" table:style-name="ce2">
            <text:p>0,41547366</text:p>
          </table:table-cell>
          <table:table-cell table:number-columns-repeated="16370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50.271664284809397" table:style-name="ce2">
            <text:p>50,27166428</text:p>
          </table:table-cell>
          <table:table-cell office:value-type="float" office:value="1.43284090458906" table:style-name="ce2">
            <text:p>1,432840905</text:p>
          </table:table-cell>
          <table:table-cell office:value-type="float" office:value="4.5765728977572797" table:style-name="ce2">
            <text:p>4,576572898</text:p>
          </table:table-cell>
          <table:table-cell office:value-type="float" office:value="77.068591616153498" table:style-name="ce2">
            <text:p>77,06859162</text:p>
          </table:table-cell>
          <table:table-cell office:value-type="float" office:value="1400" table:style-name="ce2">
            <text:p>1400</text:p>
          </table:table-cell>
          <table:table-cell office:value-type="float" office:value="89.348446333881498" table:style-name="ce2">
            <text:p>89,34844633</text:p>
          </table:table-cell>
          <table:table-cell office:value-type="float" office:value="71.428095881386298" table:style-name="ce2">
            <text:p>71,42809588</text:p>
          </table:table-cell>
          <table:table-cell office:value-type="float" office:value="-40.895367788665503" table:style-name="ce2">
            <text:p>-40,89536779</text:p>
          </table:table-cell>
          <table:table-cell office:value-type="float" office:value="24.445132812368801" table:style-name="ce2">
            <text:p>24,44513281</text:p>
          </table:table-cell>
          <table:table-cell office:value-type="float" office:value="39.076782049072101" table:formula="of:=[.G701]-[.B701]" table:style-name="ce2">
            <text:p>39,07678205</text:p>
          </table:table-cell>
          <table:table-cell office:value-type="float" office:value="69.995254976797241" table:formula="of:=[.H701]-[.C701]" table:style-name="ce2">
            <text:p>69,99525498</text:p>
          </table:table-cell>
          <table:table-cell office:value-type="float" office:value="-45.471940686422784" table:formula="of:=[.I701]-[.D701]" table:style-name="ce2">
            <text:p>-45,47194069</text:p>
          </table:table-cell>
          <table:table-cell office:value-type="float" office:value="-52.6234588037847" table:formula="of:=[.J701]-[.E701]" table:style-name="ce2">
            <text:p>-52,6234588</text:p>
          </table:table-cell>
          <table:table-cell table:number-columns-repeated="16370"/>
        </table:table-row>
        <table:table-row table:number-rows-repeated="10478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C0E6F5"/>
    </style:style>
    <style:style style:name="_50_0_160__37__32_-_32_Accent2" style:display-name="20 % - Accent2" style:family="table-cell" style:data-style-name="N0">
      <style:table-cell-properties fo:background-color="#FBE2D5"/>
    </style:style>
    <style:style style:name="_50_0_160__37__32_-_32_Accent3" style:display-name="20 % - Accent3" style:family="table-cell" style:data-style-name="N0">
      <style:table-cell-properties fo:background-color="#C1F0C8"/>
    </style:style>
    <style:style style:name="_50_0_160__37__32_-_32_Accent4" style:display-name="20 % - Accent4" style:family="table-cell" style:data-style-name="N0">
      <style:table-cell-properties fo:background-color="#CAEDFB"/>
    </style:style>
    <style:style style:name="_50_0_160__37__32_-_32_Accent5" style:display-name="20 % - Accent5" style:family="table-cell" style:data-style-name="N0">
      <style:table-cell-properties fo:background-color="#F2CEEF"/>
    </style:style>
    <style:style style:name="_50_0_160__37__32_-_32_Accent6" style:display-name="20 % - Accent6" style:family="table-cell" style:data-style-name="N0">
      <style:table-cell-properties fo:background-color="#DAF2D0"/>
    </style:style>
    <style:style style:name="_52_0_160__37__32_-_32_Accent1" style:display-name="40 % - Accent1" style:family="table-cell" style:data-style-name="N0">
      <style:table-cell-properties fo:background-color="#83CCEB"/>
    </style:style>
    <style:style style:name="_52_0_160__37__32_-_32_Accent2" style:display-name="40 % - Accent2" style:family="table-cell" style:data-style-name="N0">
      <style:table-cell-properties fo:background-color="#F7C7AC"/>
    </style:style>
    <style:style style:name="_52_0_160__37__32_-_32_Accent3" style:display-name="40 % - Accent3" style:family="table-cell" style:data-style-name="N0">
      <style:table-cell-properties fo:background-color="#83E28E"/>
    </style:style>
    <style:style style:name="_52_0_160__37__32_-_32_Accent4" style:display-name="40 % - Accent4" style:family="table-cell" style:data-style-name="N0">
      <style:table-cell-properties fo:background-color="#94DCF8"/>
    </style:style>
    <style:style style:name="_52_0_160__37__32_-_32_Accent5" style:display-name="40 % - Accent5" style:family="table-cell" style:data-style-name="N0">
      <style:table-cell-properties fo:background-color="#E49EDD"/>
    </style:style>
    <style:style style:name="_52_0_160__37__32_-_32_Accent6" style:display-name="40 % - Accent6" style:family="table-cell" style:data-style-name="N0">
      <style:table-cell-properties fo:background-color="#B5E6A2"/>
    </style:style>
    <style:style style:name="_54_0_160__37__32_-_32_Accent1" style:display-name="60 % - Accent1" style:family="table-cell" style:data-style-name="N0">
      <style:table-cell-properties fo:background-color="#44B3E1"/>
    </style:style>
    <style:style style:name="_54_0_160__37__32_-_32_Accent2" style:display-name="60 % - Accent2" style:family="table-cell" style:data-style-name="N0">
      <style:table-cell-properties fo:background-color="#F1A983"/>
    </style:style>
    <style:style style:name="_54_0_160__37__32_-_32_Accent3" style:display-name="60 % - Accent3" style:family="table-cell" style:data-style-name="N0">
      <style:table-cell-properties fo:background-color="#47D359"/>
    </style:style>
    <style:style style:name="_54_0_160__37__32_-_32_Accent4" style:display-name="60 % - Accent4" style:family="table-cell" style:data-style-name="N0">
      <style:table-cell-properties fo:background-color="#61CBF3"/>
    </style:style>
    <style:style style:name="_54_0_160__37__32_-_32_Accent5" style:display-name="60 % - Accent5" style:family="table-cell" style:data-style-name="N0">
      <style:table-cell-properties fo:background-color="#D86DCD"/>
    </style:style>
    <style:style style:name="_54_0_160__37__32_-_32_Accent6" style:display-name="60 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itre_160_4" style:display-name="Titre 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Iste Jerome</meta:initial-creator>
    <dc:creator>Iste Jerome</dc:creator>
    <meta:creation-date>2024-12-27T15:16:28Z</meta:creation-date>
    <dc:date>2024-12-27T15:20:55Z</dc:date>
  </office:meta>
</office:document-meta>
</file>